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33ff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3" table:number-columns-repeated="2" table:default-cell-style-name="ce3"/>
        <table:table-column table:style-name="co10" table:default-cell-style-name="ce3"/>
        <table:table-column table:style-name="co5" table:default-cell-style-name="ce3"/>
        <table:table-column table:style-name="co10" table:number-columns-repeated="3" table:default-cell-style-name="ce3"/>
        <table:table-column table:style-name="co11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9827.2" calcext:value-type="float">
            <text:p>9827,2</text:p>
          </table:table-cell>
          <table:table-cell table:style-name="ce1" office:value-type="float" office:value="420.6" calcext:value-type="float">
            <text:p>420,6</text:p>
          </table:table-cell>
          <table:table-cell table:style-name="ce1" office:value-type="float" office:value="54550.8" calcext:value-type="float">
            <text:p>54550,8</text:p>
          </table:table-cell>
          <table:table-cell table:style-name="ce1" office:value-type="float" office:value="10895.6" calcext:value-type="float">
            <text:p>1089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2.8" calcext:value-type="float">
            <text:p>6492,8</text:p>
          </table:table-cell>
          <table:table-cell table:style-name="ce1" office:value-type="float" office:value="8372.8" calcext:value-type="float">
            <text:p>8372,8</text:p>
          </table:table-cell>
          <table:table-cell table:style-name="ce1" office:value-type="float" office:value="145529.2" calcext:value-type="float">
            <text:p>145529,2</text:p>
          </table:table-cell>
          <table:table-cell table:style-name="ce1" office:value-type="float" office:value="13838.2" calcext:value-type="float">
            <text:p>13838,2</text:p>
          </table:table-cell>
          <table:table-cell table:style-name="ce1" office:value-type="float" office:value="1052.5" calcext:value-type="float">
            <text:p>1052,5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19313.6" calcext:value-type="float">
            <text:p>19313,6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821.6" calcext:value-type="float">
            <text:p>821,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53.1" calcext:value-type="float">
            <text:p>6053,1</text:p>
          </table:table-cell>
          <table:table-cell table:style-name="ce1" office:value-type="float" office:value="260.4" calcext:value-type="float">
            <text:p>260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0188" calcext:value-type="float">
            <text:p>10188</text:p>
          </table:table-cell>
          <table:table-cell table:style-name="ce1" office:value-type="float" office:value="460.6" calcext:value-type="float">
            <text:p>460,6</text:p>
          </table:table-cell>
          <table:table-cell table:style-name="ce1" office:value-type="float" office:value="54550.8" calcext:value-type="float">
            <text:p>54550,8</text:p>
          </table:table-cell>
          <table:table-cell table:style-name="ce1" office:value-type="float" office:value="13619.5" calcext:value-type="float">
            <text:p>13619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15.2" calcext:value-type="float">
            <text:p>5615,2</text:p>
          </table:table-cell>
          <table:table-cell table:style-name="ce1" office:value-type="float" office:value="7460.4" calcext:value-type="float">
            <text:p>7460,4</text:p>
          </table:table-cell>
          <table:table-cell table:style-name="ce1" office:value-type="float" office:value="152865.6" calcext:value-type="float">
            <text:p>152865,6</text:p>
          </table:table-cell>
          <table:table-cell table:style-name="ce1" office:value-type="float" office:value="14580.4" calcext:value-type="float">
            <text:p>14580,4</text:p>
          </table:table-cell>
          <table:table-cell table:style-name="ce1" office:value-type="float" office:value="1082.4" calcext:value-type="float">
            <text:p>1082,4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781.6" calcext:value-type="float">
            <text:p>781,6</text:p>
          </table:table-cell>
          <table:table-cell table:style-name="ce1" office:value-type="float" office:value="20456.6" calcext:value-type="float">
            <text:p>20456,6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61.6" calcext:value-type="float">
            <text:p>761,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053.1" calcext:value-type="float">
            <text:p>6053,1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9947.4" calcext:value-type="float">
            <text:p>9947,4</text:p>
          </table:table-cell>
          <table:table-cell table:style-name="ce1" office:value-type="float" office:value="340.2" calcext:value-type="float">
            <text:p>340,2</text:p>
          </table:table-cell>
          <table:table-cell table:style-name="ce1" office:value-type="float" office:value="54514.4" calcext:value-type="float">
            <text:p>54514,4</text:p>
          </table:table-cell>
          <table:table-cell table:style-name="ce1" office:value-type="float" office:value="9079.7" calcext:value-type="float">
            <text:p>9079,7</text:p>
          </table:table-cell>
          <table:table-cell table:style-name="ce1" office:value-type="float" office:value="7263.8" calcext:value-type="float">
            <text:p>7263,8</text:p>
          </table:table-cell>
          <table:table-cell table:style-name="ce1" office:value-type="float" office:value="5675.4" calcext:value-type="float">
            <text:p>5675,4</text:p>
          </table:table-cell>
          <table:table-cell table:style-name="ce1" office:value-type="float" office:value="6668.3" calcext:value-type="float">
            <text:p>6668,3</text:p>
          </table:table-cell>
          <table:table-cell table:style-name="ce1" office:value-type="float" office:value="145565.5" calcext:value-type="float">
            <text:p>145565,5</text:p>
          </table:table-cell>
          <table:table-cell table:style-name="ce1" office:value-type="float" office:value="14680.6" calcext:value-type="float">
            <text:p>14680,6</text:p>
          </table:table-cell>
          <table:table-cell table:style-name="ce1" office:value-type="float" office:value="826.8" calcext:value-type="float">
            <text:p>826,8</text:p>
          </table:table-cell>
          <table:table-cell table:style-name="ce1" office:value-type="float" office:value="1127.8" calcext:value-type="float">
            <text:p>1127,8</text:p>
          </table:table-cell>
          <table:table-cell table:style-name="ce1" office:value-type="float" office:value="1022.4" calcext:value-type="float">
            <text:p>1022,4</text:p>
          </table:table-cell>
          <table:table-cell table:style-name="ce1" office:value-type="float" office:value="21198.8" calcext:value-type="float">
            <text:p>21198,8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240.2" calcext:value-type="float">
            <text:p>240,2</text:p>
          </table:table-cell>
          <table:table-cell table:style-name="ce1" office:value-type="float" office:value="821.8" calcext:value-type="float">
            <text:p>821,8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539.8" calcext:value-type="float">
            <text:p>4539,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10488.8" calcext:value-type="float">
            <text:p>10488,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4550.8" calcext:value-type="float">
            <text:p>54550,8</text:p>
          </table:table-cell>
          <table:table-cell table:style-name="ce1" office:value-type="float" office:value="9079.7" calcext:value-type="float">
            <text:p>9079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16.6" calcext:value-type="float">
            <text:p>6116,6</text:p>
          </table:table-cell>
          <table:table-cell table:style-name="ce1" office:value-type="float" office:value="8122.3" calcext:value-type="float">
            <text:p>8122,3</text:p>
          </table:table-cell>
          <table:table-cell table:style-name="ce1" office:value-type="float" office:value="145601.9" calcext:value-type="float">
            <text:p>145601,9</text:p>
          </table:table-cell>
          <table:table-cell table:style-name="ce1" office:value-type="float" office:value="14560.4" calcext:value-type="float">
            <text:p>14560,4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1403.5" calcext:value-type="float">
            <text:p>1403,5</text:p>
          </table:table-cell>
          <table:table-cell table:style-name="ce1" office:value-type="float" office:value="1202.8" calcext:value-type="float">
            <text:p>1202,8</text:p>
          </table:table-cell>
          <table:table-cell table:style-name="ce1" office:value-type="float" office:value="21459.6" calcext:value-type="float">
            <text:p>21459,6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61.2" calcext:value-type="float">
            <text:p>661,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6053.1" calcext:value-type="float">
            <text:p>6053,1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10148" calcext:value-type="float">
            <text:p>10148</text:p>
          </table:table-cell>
          <table:table-cell table:style-name="ce1" office:value-type="float" office:value="440.6" calcext:value-type="float">
            <text:p>440,6</text:p>
          </table:table-cell>
          <table:table-cell table:style-name="ce1" office:value-type="float" office:value="54550.8" calcext:value-type="float">
            <text:p>54550,8</text:p>
          </table:table-cell>
          <table:table-cell table:style-name="ce1" office:value-type="float" office:value="7263.8" calcext:value-type="float">
            <text:p>7263,8</text:p>
          </table:table-cell>
          <table:table-cell table:style-name="ce1" office:value-type="float" office:value="3631.9" calcext:value-type="float">
            <text:p>3631,9</text:p>
          </table:table-cell>
          <table:table-cell table:style-name="ce1" office:value-type="float" office:value="6893.8" calcext:value-type="float">
            <text:p>6893,8</text:p>
          </table:table-cell>
          <table:table-cell table:style-name="ce1" office:value-type="float" office:value="8398" calcext:value-type="float">
            <text:p>8398</text:p>
          </table:table-cell>
          <table:table-cell table:style-name="ce1" office:value-type="float" office:value="145565.5" calcext:value-type="float">
            <text:p>145565,5</text:p>
          </table:table-cell>
          <table:table-cell table:style-name="ce1" office:value-type="float" office:value="13356.8" calcext:value-type="float">
            <text:p>13356,8</text:p>
          </table:table-cell>
          <table:table-cell table:style-name="ce1" office:value-type="float" office:value="801.8" calcext:value-type="float">
            <text:p>801,8</text:p>
          </table:table-cell>
          <table:table-cell table:style-name="ce1" office:value-type="float" office:value="1142.8" calcext:value-type="float">
            <text:p>1142,8</text:p>
          </table:table-cell>
          <table:table-cell table:style-name="ce1" office:value-type="float" office:value="1042.4" calcext:value-type="float">
            <text:p>1042,4</text:p>
          </table:table-cell>
          <table:table-cell table:style-name="ce1" office:value-type="float" office:value="20838" calcext:value-type="float">
            <text:p>2083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0.2" calcext:value-type="float">
            <text:p>160,2</text:p>
          </table:table-cell>
          <table:table-cell table:style-name="ce1" office:value-type="float" office:value="721.6" calcext:value-type="float">
            <text:p>721,6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6053.1" calcext:value-type="float">
            <text:p>6053,1</text:p>
          </table:table-cell>
          <table:table-cell table:style-name="ce1" office:value-type="float" office:value="200.3" calcext:value-type="float">
            <text:p>200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9486" calcext:value-type="float">
            <text:p>9486</text:p>
          </table:table-cell>
          <table:table-cell table:style-name="ce1" office:value-type="float" office:value="300.4" calcext:value-type="float">
            <text:p>300,4</text:p>
          </table:table-cell>
          <table:table-cell table:style-name="ce1" office:value-type="float" office:value="50882.6" calcext:value-type="float">
            <text:p>50882,6</text:p>
          </table:table-cell>
          <table:table-cell table:style-name="ce1" office:value-type="float" office:value="9079.7" calcext:value-type="float">
            <text:p>9079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64.5" calcext:value-type="float">
            <text:p>5364,5</text:p>
          </table:table-cell>
          <table:table-cell table:style-name="ce1" office:value-type="float" office:value="9325.8" calcext:value-type="float">
            <text:p>9325,8</text:p>
          </table:table-cell>
          <table:table-cell table:style-name="ce1" office:value-type="float" office:value="145565.5" calcext:value-type="float">
            <text:p>145565,5</text:p>
          </table:table-cell>
          <table:table-cell table:style-name="ce1" office:value-type="float" office:value="14841.2" calcext:value-type="float">
            <text:p>14841,2</text:p>
          </table:table-cell>
          <table:table-cell table:style-name="ce1" office:value-type="float" office:value="841.8" calcext:value-type="float">
            <text:p>841,8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20416.6" calcext:value-type="float">
            <text:p>20416,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41.6" calcext:value-type="float">
            <text:p>741,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6053.1" calcext:value-type="float">
            <text:p>6053,1</text:p>
          </table:table-cell>
          <table:table-cell table:style-name="ce1" office:value-type="float" office:value="300.3" calcext:value-type="float">
            <text:p>300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9225.4" calcext:value-type="float">
            <text:p>9225,4</text:p>
          </table:table-cell>
          <table:table-cell table:style-name="ce1" office:value-type="float" office:value="280.2" calcext:value-type="float">
            <text:p>280,2</text:p>
          </table:table-cell>
          <table:table-cell table:style-name="ce1" office:value-type="float" office:value="50882.6" calcext:value-type="float">
            <text:p>50882,6</text:p>
          </table:table-cell>
          <table:table-cell table:style-name="ce1" office:value-type="float" office:value="13619.5" calcext:value-type="float">
            <text:p>13619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17.3" calcext:value-type="float">
            <text:p>6317,3</text:p>
          </table:table-cell>
          <table:table-cell table:style-name="ce1" office:value-type="float" office:value="8097.3" calcext:value-type="float">
            <text:p>8097,3</text:p>
          </table:table-cell>
          <table:table-cell table:style-name="ce1" office:value-type="float" office:value="141933.7" calcext:value-type="float">
            <text:p>141933,7</text:p>
          </table:table-cell>
          <table:table-cell table:style-name="ce1" office:value-type="float" office:value="14740.6" calcext:value-type="float">
            <text:p>14740,6</text:p>
          </table:table-cell>
          <table:table-cell table:style-name="ce1" office:value-type="float" office:value="1052.5" calcext:value-type="float">
            <text:p>1052,5</text:p>
          </table:table-cell>
          <table:table-cell table:style-name="ce1" office:value-type="float" office:value="982.2" calcext:value-type="float">
            <text:p>982,2</text:p>
          </table:table-cell>
          <table:table-cell table:style-name="ce1" office:value-type="float" office:value="681.4" calcext:value-type="float">
            <text:p>681,4</text:p>
          </table:table-cell>
          <table:table-cell table:style-name="ce1" office:value-type="float" office:value="20296.2" calcext:value-type="float">
            <text:p>20296,2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62.8" calcext:value-type="float">
            <text:p>1162,8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9706.4" calcext:value-type="float">
            <text:p>9706,4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4550.8" calcext:value-type="float">
            <text:p>54550,8</text:p>
          </table:table-cell>
          <table:table-cell table:style-name="ce1" office:value-type="float" office:value="9079.7" calcext:value-type="float">
            <text:p>9079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91.8" calcext:value-type="float">
            <text:p>6091,8</text:p>
          </table:table-cell>
          <table:table-cell table:style-name="ce1" office:value-type="float" office:value="6868.5" calcext:value-type="float">
            <text:p>6868,5</text:p>
          </table:table-cell>
          <table:table-cell table:style-name="ce1" office:value-type="float" office:value="138301.8" calcext:value-type="float">
            <text:p>138301,8</text:p>
          </table:table-cell>
          <table:table-cell table:style-name="ce1" office:value-type="float" office:value="14159" calcext:value-type="float">
            <text:p>14159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1328.3" calcext:value-type="float">
            <text:p>1328,3</text:p>
          </table:table-cell>
          <table:table-cell table:style-name="ce1" office:value-type="float" office:value="601.2" calcext:value-type="float">
            <text:p>601,2</text:p>
          </table:table-cell>
          <table:table-cell table:style-name="ce1" office:value-type="float" office:value="20497" calcext:value-type="float">
            <text:p>20497</text:p>
          </table:table-cell>
          <table:table-cell table:style-name="ce1" office:value-type="float" office:value="87.5" calcext:value-type="float">
            <text:p>87,5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982.4" calcext:value-type="float">
            <text:p>982,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.4" calcext:value-type="float">
            <text:p>360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9726.6" calcext:value-type="float">
            <text:p>9726,6</text:p>
          </table:table-cell>
          <table:table-cell table:style-name="Default" office:value-type="float" office:value="260.2" calcext:value-type="float">
            <text:p>260,2</text:p>
          </table:table-cell>
          <table:table-cell table:style-name="Default" office:value-type="float" office:value="54550.8" calcext:value-type="float">
            <text:p>54550,8</text:p>
          </table:table-cell>
          <table:table-cell table:style-name="Default" office:value-type="float" office:value="13619.5" calcext:value-type="float">
            <text:p>13619,5</text:p>
          </table:table-cell>
          <table:table-cell table:style-name="Default" office:value-type="float" office:value="4539.8" calcext:value-type="float">
            <text:p>4539,8</text:p>
          </table:table-cell>
          <table:table-cell table:style-name="Default" office:value-type="float" office:value="6743.5" calcext:value-type="float">
            <text:p>6743,5</text:p>
          </table:table-cell>
          <table:table-cell table:style-name="Default" office:value-type="float" office:value="7896.5" calcext:value-type="float">
            <text:p>7896,5</text:p>
          </table:table-cell>
          <table:table-cell table:style-name="Default" office:value-type="float" office:value="141933.7" calcext:value-type="float">
            <text:p>141933,7</text:p>
          </table:table-cell>
          <table:table-cell table:style-name="Default" office:value-type="float" office:value="14099" calcext:value-type="float">
            <text:p>14099</text:p>
          </table:table-cell>
          <table:table-cell table:style-name="Default" office:value-type="float" office:value="902" calcext:value-type="float">
            <text:p>902</text:p>
          </table:table-cell>
          <table:table-cell table:style-name="Default" office:value-type="float" office:value="1122.6" calcext:value-type="float">
            <text:p>1122,6</text:p>
          </table:table-cell>
          <table:table-cell table:style-name="Default" office:value-type="float" office:value="962.2" calcext:value-type="float">
            <text:p>962,2</text:p>
          </table:table-cell>
          <table:table-cell table:style-name="Default" office:value-type="float" office:value="20236.2" calcext:value-type="float">
            <text:p>20236,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801.8" calcext:value-type="float">
            <text:p>801,8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6053.1" calcext:value-type="float">
            <text:p>6053,1</text:p>
          </table:table-cell>
          <table:table-cell table:style-name="Default" office:value-type="float" office:value="300.3" calcext:value-type="float">
            <text:p>300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9305.6" calcext:value-type="float">
            <text:p>9305,6</text:p>
          </table:table-cell>
          <table:table-cell table:style-name="Default" office:value-type="float" office:value="380.8" calcext:value-type="float">
            <text:p>380,8</text:p>
          </table:table-cell>
          <table:table-cell table:style-name="Default" office:value-type="float" office:value="54550.8" calcext:value-type="float">
            <text:p>54550,8</text:p>
          </table:table-cell>
          <table:table-cell table:style-name="Default" office:value-type="float" office:value="10895.6" calcext:value-type="float">
            <text:p>10895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41.8" calcext:value-type="float">
            <text:p>6141,8</text:p>
          </table:table-cell>
          <table:table-cell table:style-name="Default" office:value-type="float" office:value="7294.8" calcext:value-type="float">
            <text:p>7294,8</text:p>
          </table:table-cell>
          <table:table-cell table:style-name="Default" office:value-type="float" office:value="134669.9" calcext:value-type="float">
            <text:p>134669,9</text:p>
          </table:table-cell>
          <table:table-cell table:style-name="Default" office:value-type="float" office:value="13597.8" calcext:value-type="float">
            <text:p>13597,8</text:p>
          </table:table-cell>
          <table:table-cell table:style-name="Default" office:value-type="float" office:value="776.8" calcext:value-type="float">
            <text:p>776,8</text:p>
          </table:table-cell>
          <table:table-cell table:style-name="Default" office:value-type="float" office:value="1283.4" calcext:value-type="float">
            <text:p>1283,4</text:p>
          </table:table-cell>
          <table:table-cell table:style-name="Default" office:value-type="float" office:value="761.8" calcext:value-type="float">
            <text:p>761,8</text:p>
          </table:table-cell>
          <table:table-cell table:style-name="Default" office:value-type="float" office:value="21118.8" calcext:value-type="float">
            <text:p>21118,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25.3" calcext:value-type="float">
            <text:p>225,3</text:p>
          </table:table-cell>
          <table:table-cell table:style-name="Default" office:value-type="float" office:value="861.8" calcext:value-type="float">
            <text:p>861,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4539.8" calcext:value-type="float">
            <text:p>4539,8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8984.6" calcext:value-type="float">
            <text:p>8984,6</text:p>
          </table:table-cell>
          <table:table-cell table:style-name="Default" office:value-type="float" office:value="551.3" calcext:value-type="float">
            <text:p>551,3</text:p>
          </table:table-cell>
          <table:table-cell table:style-name="Default" office:value-type="float" office:value="54550.8" calcext:value-type="float">
            <text:p>54550,8</text:p>
          </table:table-cell>
          <table:table-cell table:style-name="Default" office:value-type="float" office:value="9079.7" calcext:value-type="float">
            <text:p>9079,7</text:p>
          </table:table-cell>
          <table:table-cell table:style-name="Default" office:value-type="float" office:value="4539.8" calcext:value-type="float">
            <text:p>4539,8</text:p>
          </table:table-cell>
          <table:table-cell table:style-name="Default" office:value-type="float" office:value="6768.5" calcext:value-type="float">
            <text:p>6768,5</text:p>
          </table:table-cell>
          <table:table-cell table:style-name="Default" office:value-type="float" office:value="8322.8" calcext:value-type="float">
            <text:p>8322,8</text:p>
          </table:table-cell>
          <table:table-cell table:style-name="Default" office:value-type="float" office:value="134633.6" calcext:value-type="float">
            <text:p>134633,6</text:p>
          </table:table-cell>
          <table:table-cell table:style-name="Default" office:value-type="float" office:value="15041.6" calcext:value-type="float">
            <text:p>15041,6</text:p>
          </table:table-cell>
          <table:table-cell table:style-name="Default" office:value-type="float" office:value="681.4" calcext:value-type="float">
            <text:p>681,4</text:p>
          </table:table-cell>
          <table:table-cell table:style-name="Default" office:value-type="float" office:value="1263.4" calcext:value-type="float">
            <text:p>1263,4</text:p>
          </table:table-cell>
          <table:table-cell table:style-name="Default" office:value-type="float" office:value="962.2" calcext:value-type="float">
            <text:p>962,2</text:p>
          </table:table-cell>
          <table:table-cell table:style-name="Default" office:value-type="float" office:value="19835.2" calcext:value-type="float">
            <text:p>19835,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942" calcext:value-type="float">
            <text:p>942</text:p>
          </table:table-cell>
          <table:table-cell table:style-name="Default" office:value-type="float" office:value="5330" calcext:value-type="float">
            <text:p>5330</text:p>
          </table:table-cell>
          <table:table-cell table:style-name="Default" office:value-type="float" office:value="18159.4" calcext:value-type="float">
            <text:p>18159,4</text:p>
          </table:table-cell>
          <table:table-cell table:style-name="Default" office:value-type="float" office:value="46870.8" calcext:value-type="float">
            <text:p>46870,8</text:p>
          </table:table-cell>
          <table:table-cell table:style-name="Default" office:value-type="float" office:value="11812.8" calcext:value-type="float">
            <text:p>11812,8</text:p>
          </table:table-cell>
          <table:table-cell table:style-name="Default" office:value-type="float" office:value="29281.4" calcext:value-type="float">
            <text:p>29281,4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17147.6" calcext:value-type="float">
            <text:p>17147,6</text:p>
          </table:table-cell>
          <table:table-cell table:style-name="Default" office:value-type="float" office:value="74588" calcext:value-type="float">
            <text:p>74588</text:p>
          </table:table-cell>
          <table:table-cell table:style-name="Default" office:value-type="float" office:value="79464" calcext:value-type="float">
            <text:p>79464</text:p>
          </table:table-cell>
          <table:table-cell table:style-name="Default" office:value-type="float" office:value="169723.1" calcext:value-type="float">
            <text:p>169723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864.2" calcext:value-type="float">
            <text:p>58864,2</text:p>
          </table:table-cell>
          <table:table-cell table:style-name="Default" office:value-type="float" office:value="13938.8" calcext:value-type="float">
            <text:p>13938,8</text:p>
          </table:table-cell>
          <table:table-cell table:style-name="Default" office:value-type="float" office:value="226309.2" calcext:value-type="float">
            <text:p>226309,2</text:p>
          </table:table-cell>
          <table:table-cell table:style-name="Default" office:value-type="float" office:value="48976.6" calcext:value-type="float">
            <text:p>48976,6</text:p>
          </table:table-cell>
          <table:table-cell table:style-name="Default" office:value-type="float" office:value="39409.8" calcext:value-type="float">
            <text:p>39409,8</text:p>
          </table:table-cell>
          <table:table-cell table:style-name="Default" office:value-type="float" office:value="32951.8" calcext:value-type="float">
            <text:p>32951,8</text:p>
          </table:table-cell>
          <table:table-cell table:style-name="Default" office:value-type="float" office:value="107720.4" calcext:value-type="float">
            <text:p>107720,4</text:p>
          </table:table-cell>
          <table:table-cell table:style-name="Default" office:value-type="float" office:value="56637.8" calcext:value-type="float">
            <text:p>56637,8</text:p>
          </table:table-cell>
          <table:table-cell table:style-name="Default" office:value-type="float" office:value="83758" calcext:value-type="float">
            <text:p>83758</text:p>
          </table:table-cell>
          <table:table-cell table:style-name="Default" office:value-type="float" office:value="15422.6" calcext:value-type="float">
            <text:p>15422,6</text:p>
          </table:table-cell>
          <table:table-cell table:style-name="Default" office:value-type="float" office:value="16465.6" calcext:value-type="float">
            <text:p>16465,6</text:p>
          </table:table-cell>
          <table:table-cell table:style-name="Default" office:value-type="float" office:value="53773.2" calcext:value-type="float">
            <text:p>53773,2</text:p>
          </table:table-cell>
          <table:table-cell table:style-name="Default" office:value-type="float" office:value="187397.4" calcext:value-type="float">
            <text:p>187397,4</text:p>
          </table:table-cell>
          <table:table-cell table:style-name="Default" office:value-type="float" office:value="185577.6" calcext:value-type="float">
            <text:p>185577,6</text:p>
          </table:table-cell>
          <table:table-cell table:style-name="Default" office:value-type="float" office:value="112553.6" calcext:value-type="float">
            <text:p>112553,6</text:p>
          </table:table-cell>
          <table:table-cell table:style-name="Default" office:value-type="float" office:value="205373" calcext:value-type="float">
            <text:p>205373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6650.2" calcext:value-type="float">
            <text:p>46650,2</text:p>
          </table:table-cell>
          <table:table-cell table:style-name="Default" office:value-type="float" office:value="92016.2" calcext:value-type="float">
            <text:p>92016,2</text:p>
          </table:table-cell>
          <table:table-cell table:style-name="Default" office:value-type="float" office:value="82447.2" calcext:value-type="float">
            <text:p>82447,2</text:p>
          </table:table-cell>
          <table:table-cell table:style-name="Default" office:value-type="float" office:value="635029.9" calcext:value-type="float">
            <text:p>635029,9</text:p>
          </table:table-cell>
          <table:table-cell table:style-name="Default" office:value-type="float" office:value="7156.9" calcext:value-type="float">
            <text:p>7156,9</text:p>
          </table:table-cell>
          <table:table-cell table:style-name="Default" office:value-type="float" office:value="190952.8" calcext:value-type="float">
            <text:p>190952,8</text:p>
          </table:table-cell>
          <table:table-cell table:style-name="Default" office:value-type="float" office:value="22201.8" calcext:value-type="float">
            <text:p>22201,8</text:p>
          </table:table-cell>
          <table:table-cell table:style-name="Default" office:value-type="float" office:value="355159.9" calcext:value-type="float">
            <text:p>355159,9</text:p>
          </table:table-cell>
          <table:table-cell table:style-name="Default" office:value-type="float" office:value="60468.4" calcext:value-type="float">
            <text:p>60468,4</text:p>
          </table:table-cell>
          <table:table-cell table:style-name="Default" office:value-type="float" office:value="48716" calcext:value-type="float">
            <text:p>48716</text:p>
          </table:table-cell>
          <table:table-cell table:style-name="Default" office:value-type="float" office:value="35739.4" calcext:value-type="float">
            <text:p>35739,4</text:p>
          </table:table-cell>
          <table:table-cell table:style-name="Default" office:value-type="float" office:value="205634" calcext:value-type="float">
            <text:p>205634</text:p>
          </table:table-cell>
          <table:table-cell table:style-name="Default" office:value-type="float" office:value="74828.6" calcext:value-type="float">
            <text:p>74828,6</text:p>
          </table:table-cell>
          <table:table-cell table:style-name="Default" office:value-type="float" office:value="165000.8" calcext:value-type="float">
            <text:p>165000,8</text:p>
          </table:table-cell>
          <table:table-cell table:style-name="Default" office:value-type="float" office:value="20256" calcext:value-type="float">
            <text:p>20256</text:p>
          </table:table-cell>
          <table:table-cell table:style-name="Default" office:value-type="float" office:value="30083.4" calcext:value-type="float">
            <text:p>30083,4</text:p>
          </table:table-cell>
          <table:table-cell table:style-name="Default" office:value-type="float" office:value="82241" calcext:value-type="float">
            <text:p>82241</text:p>
          </table:table-cell>
          <table:table-cell table:style-name="Default" office:value-type="float" office:value="358667.2" calcext:value-type="float">
            <text:p>358667,2</text:p>
          </table:table-cell>
          <table:table-cell table:style-name="Default" office:value-type="float" office:value="215180" calcext:value-type="float">
            <text:p>215180</text:p>
          </table:table-cell>
          <table:table-cell table:style-name="Default" office:value-type="float" office:value="193640.8" calcext:value-type="float">
            <text:p>193640,8</text:p>
          </table:table-cell>
          <table:table-cell table:style-name="Default" office:value-type="float" office:value="233111.2" calcext:value-type="float">
            <text:p>233111,2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71920.6" calcext:value-type="float">
            <text:p>71920,6</text:p>
          </table:table-cell>
          <table:table-cell table:style-name="Default" office:value-type="float" office:value="69453.8" calcext:value-type="float">
            <text:p>69453,8</text:p>
          </table:table-cell>
          <table:table-cell table:style-name="Default" office:value-type="float" office:value="88685.1" calcext:value-type="float">
            <text:p>88685,1</text:p>
          </table:table-cell>
          <table:table-cell table:style-name="Default" office:value-type="float" office:value="954287.1" calcext:value-type="float">
            <text:p>954287,1</text:p>
          </table:table-cell>
          <table:table-cell table:style-name="Default" office:value-type="float" office:value="11067.2" calcext:value-type="float">
            <text:p>11067,2</text:p>
          </table:table-cell>
          <table:table-cell table:style-name="Default" office:value-type="float" office:value="263133.6" calcext:value-type="float">
            <text:p>263133,6</text:p>
          </table:table-cell>
          <table:table-cell table:style-name="Default" office:value-type="float" office:value="29041" calcext:value-type="float">
            <text:p>29041</text:p>
          </table:table-cell>
          <table:table-cell table:style-name="Default" office:value-type="float" office:value="491863.1" calcext:value-type="float">
            <text:p>491863,1</text:p>
          </table:table-cell>
          <table:table-cell table:style-name="Default" office:value-type="float" office:value="76573.6" calcext:value-type="float">
            <text:p>76573,6</text:p>
          </table:table-cell>
          <table:table-cell table:style-name="Default" office:value-type="float" office:value="64680.4" calcext:value-type="float">
            <text:p>64680,4</text:p>
          </table:table-cell>
          <table:table-cell table:style-name="Default" office:value-type="float" office:value="42017" calcext:value-type="float">
            <text:p>42017</text:p>
          </table:table-cell>
          <table:table-cell table:style-name="Default" office:value-type="float" office:value="233050.4" calcext:value-type="float">
            <text:p>233050,4</text:p>
          </table:table-cell>
          <table:table-cell table:style-name="Default" office:value-type="float" office:value="100840.8" calcext:value-type="float">
            <text:p>100840,8</text:p>
          </table:table-cell>
          <table:table-cell table:style-name="Default" office:value-type="float" office:value="233243.5" calcext:value-type="float">
            <text:p>233243,5</text:p>
          </table:table-cell>
          <table:table-cell table:style-name="Default" office:value-type="float" office:value="24026.6" calcext:value-type="float">
            <text:p>24026,6</text:p>
          </table:table-cell>
          <table:table-cell table:style-name="Default" office:value-type="float" office:value="21600" calcext:value-type="float">
            <text:p>21600</text:p>
          </table:table-cell>
          <table:table-cell table:style-name="Default" office:value-type="float" office:value="98938" calcext:value-type="float">
            <text:p>98938</text:p>
          </table:table-cell>
          <table:table-cell table:style-name="Default" office:value-type="float" office:value="384585.4" calcext:value-type="float">
            <text:p>384585,4</text:p>
          </table:table-cell>
          <table:table-cell table:style-name="Default" office:value-type="float" office:value="242516.8" calcext:value-type="float">
            <text:p>242516,8</text:p>
          </table:table-cell>
          <table:table-cell table:style-name="Default" office:value-type="float" office:value="252525.6" calcext:value-type="float">
            <text:p>252525,6</text:p>
          </table:table-cell>
          <table:table-cell table:style-name="Default" office:value-type="float" office:value="307395.2" calcext:value-type="float">
            <text:p>307395,2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79080.6" calcext:value-type="float">
            <text:p>79080,6</text:p>
          </table:table-cell>
          <table:table-cell table:style-name="Default" office:value-type="float" office:value="72683.2" calcext:value-type="float">
            <text:p>72683,2</text:p>
          </table:table-cell>
          <table:table-cell table:style-name="Default" office:value-type="float" office:value="84883.7" calcext:value-type="float">
            <text:p>84883,7</text:p>
          </table:table-cell>
          <table:table-cell table:style-name="Default" office:value-type="float" office:value="1016062.8" calcext:value-type="float">
            <text:p>1016062,8</text:p>
          </table:table-cell>
          <table:table-cell table:style-name="Default" office:value-type="float" office:value="17654.7" calcext:value-type="float">
            <text:p>17654,7</text:p>
          </table:table-cell>
          <table:table-cell table:style-name="Default" office:value-type="float" office:value="290429.6" calcext:value-type="float">
            <text:p>290429,6</text:p>
          </table:table-cell>
          <table:table-cell table:style-name="Default" office:value-type="float" office:value="32230" calcext:value-type="float">
            <text:p>32230</text:p>
          </table:table-cell>
          <table:table-cell table:style-name="Default" office:value-type="float" office:value="467213.9" calcext:value-type="float">
            <text:p>467213,9</text:p>
          </table:table-cell>
          <table:table-cell table:style-name="Default" office:value-type="float" office:value="80203.2" calcext:value-type="float">
            <text:p>80203,2</text:p>
          </table:table-cell>
          <table:table-cell table:style-name="Default" office:value-type="float" office:value="64139.2" calcext:value-type="float">
            <text:p>64139,2</text:p>
          </table:table-cell>
          <table:table-cell table:style-name="Default" office:value-type="float" office:value="44243.4" calcext:value-type="float">
            <text:p>44243,4</text:p>
          </table:table-cell>
          <table:table-cell table:style-name="Default" office:value-type="float" office:value="261729.6" calcext:value-type="float">
            <text:p>261729,6</text:p>
          </table:table-cell>
          <table:table-cell table:style-name="Default" office:value-type="float" office:value="105193.6" calcext:value-type="float">
            <text:p>105193,6</text:p>
          </table:table-cell>
          <table:table-cell table:style-name="Default" office:value-type="float" office:value="270104.5" calcext:value-type="float">
            <text:p>270104,5</text:p>
          </table:table-cell>
          <table:table-cell table:style-name="Default" office:value-type="float" office:value="28298.8" calcext:value-type="float">
            <text:p>28298,8</text:p>
          </table:table-cell>
          <table:table-cell table:style-name="Default" office:value-type="float" office:value="30284.2" calcext:value-type="float">
            <text:p>30284,2</text:p>
          </table:table-cell>
          <table:table-cell table:style-name="Default" office:value-type="float" office:value="100749.2" calcext:value-type="float">
            <text:p>100749,2</text:p>
          </table:table-cell>
          <table:table-cell table:style-name="Default" office:value-type="float" office:value="378763.7" calcext:value-type="float">
            <text:p>378763,7</text:p>
          </table:table-cell>
          <table:table-cell table:style-name="Default" office:value-type="float" office:value="241853.6" calcext:value-type="float">
            <text:p>241853,6</text:p>
          </table:table-cell>
          <table:table-cell table:style-name="Default" office:value-type="float" office:value="273864" calcext:value-type="float">
            <text:p>273864</text:p>
          </table:table-cell>
          <table:table-cell table:style-name="Default" office:value-type="float" office:value="282385.6" calcext:value-type="float">
            <text:p>282385,6</text:p>
          </table:table-cell>
          <table:table-cell table:number-columns-repeated="1002"/>
        </table:table-row>
        <table:table-row table:style-name="ro2">
          <table:table-cell office:value-type="float" office:value="28.3" calcext:value-type="float">
            <text:p>28,3</text:p>
          </table:table-cell>
          <table:table-cell table:style-name="ce2" office:value-type="float" office:value="81406.6" calcext:value-type="float">
            <text:p>81406,6</text:p>
          </table:table-cell>
          <table:table-cell table:style-name="ce2" office:value-type="float" office:value="526879.1" calcext:value-type="float">
            <text:p>526879,1</text:p>
          </table:table-cell>
          <table:table-cell table:style-name="ce2" office:value-type="float" office:value="87167.5" calcext:value-type="float">
            <text:p>87167,5</text:p>
          </table:table-cell>
          <table:table-cell table:style-name="ce2" office:value-type="float" office:value="1145216.5" calcext:value-type="float">
            <text:p>1145216,5</text:p>
          </table:table-cell>
          <table:table-cell table:style-name="ce2" office:value-type="float" office:value="14503.8" calcext:value-type="float">
            <text:p>14503,8</text:p>
          </table:table-cell>
          <table:table-cell table:style-name="ce2" office:value-type="float" office:value="338060.8" calcext:value-type="float">
            <text:p>338060,8</text:p>
          </table:table-cell>
          <table:table-cell table:style-name="ce2" office:value-type="float" office:value="32731.2" calcext:value-type="float">
            <text:p>32731,2</text:p>
          </table:table-cell>
          <table:table-cell table:style-name="ce2" office:value-type="float" office:value="436200.7" calcext:value-type="float">
            <text:p>436200,7</text:p>
          </table:table-cell>
          <table:table-cell table:style-name="ce2" office:value-type="float" office:value="83352.8" calcext:value-type="float">
            <text:p>83352,8</text:p>
          </table:table-cell>
          <table:table-cell table:style-name="ce2" office:value-type="float" office:value="66605.8" calcext:value-type="float">
            <text:p>66605,8</text:p>
          </table:table-cell>
          <table:table-cell table:style-name="ce2" office:value-type="float" office:value="37324" calcext:value-type="float">
            <text:p>37324</text:p>
          </table:table-cell>
          <table:table-cell table:style-name="ce2" office:value-type="float" office:value="287662.4" calcext:value-type="float">
            <text:p>287662,4</text:p>
          </table:table-cell>
          <table:table-cell table:style-name="ce2" office:value-type="float" office:value="108824" calcext:value-type="float">
            <text:p>108824</text:p>
          </table:table-cell>
          <table:table-cell table:style-name="ce2" office:value-type="float" office:value="289124" calcext:value-type="float">
            <text:p>289124</text:p>
          </table:table-cell>
          <table:table-cell table:style-name="ce2" office:value-type="float" office:value="28298.8" calcext:value-type="float">
            <text:p>28298,8</text:p>
          </table:table-cell>
          <table:table-cell table:style-name="ce2" office:value-type="float" office:value="23264.6" calcext:value-type="float">
            <text:p>23264,6</text:p>
          </table:table-cell>
          <table:table-cell table:style-name="ce2" office:value-type="float" office:value="107306.4" calcext:value-type="float">
            <text:p>107306,4</text:p>
          </table:table-cell>
          <table:table-cell table:style-name="ce2" office:value-type="float" office:value="418034.5" calcext:value-type="float">
            <text:p>418034,5</text:p>
          </table:table-cell>
          <table:table-cell table:style-name="ce2" office:value-type="float" office:value="256857.6" calcext:value-type="float">
            <text:p>256857,6</text:p>
          </table:table-cell>
          <table:table-cell table:style-name="ce2" office:value-type="float" office:value="293918.4" calcext:value-type="float">
            <text:p>293918,4</text:p>
          </table:table-cell>
          <table:table-cell table:style-name="ce2" office:value-type="float" office:value="311127.2" calcext:value-type="float">
            <text:p>311127,2</text:p>
          </table:table-cell>
          <table:table-cell table:style-name="ce2" table:number-columns-repeated="1002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style-name="ce2" office:value-type="float" office:value="97311.6" calcext:value-type="float">
            <text:p>97311,6</text:p>
          </table:table-cell>
          <table:table-cell table:style-name="ce2" office:value-type="float" office:value="41696.2" calcext:value-type="float">
            <text:p>41696,2</text:p>
          </table:table-cell>
          <table:table-cell table:style-name="ce2" office:value-type="float" office:value="85362.9" calcext:value-type="float">
            <text:p>85362,9</text:p>
          </table:table-cell>
          <table:table-cell table:style-name="ce2" office:value-type="float" office:value="1165593" calcext:value-type="float">
            <text:p>1165593</text:p>
          </table:table-cell>
          <table:table-cell table:style-name="ce2" office:value-type="float" office:value="13636.3" calcext:value-type="float">
            <text:p>13636,3</text:p>
          </table:table-cell>
          <table:table-cell table:style-name="ce2" office:value-type="float" office:value="337421.6" calcext:value-type="float">
            <text:p>337421,6</text:p>
          </table:table-cell>
          <table:table-cell table:style-name="ce2" office:value-type="float" office:value="33192.4" calcext:value-type="float">
            <text:p>33192,4</text:p>
          </table:table-cell>
          <table:table-cell table:style-name="ce2" office:value-type="float" office:value="420405.6" calcext:value-type="float">
            <text:p>420405,6</text:p>
          </table:table-cell>
          <table:table-cell table:style-name="ce2" office:value-type="float" office:value="88707.4" calcext:value-type="float">
            <text:p>88707,4</text:p>
          </table:table-cell>
          <table:table-cell table:style-name="ce2" office:value-type="float" office:value="69132.6" calcext:value-type="float">
            <text:p>69132,6</text:p>
          </table:table-cell>
          <table:table-cell table:style-name="ce2" office:value-type="float" office:value="34215.4" calcext:value-type="float">
            <text:p>34215,4</text:p>
          </table:table-cell>
          <table:table-cell table:style-name="ce2" office:value-type="float" office:value="293420" calcext:value-type="float">
            <text:p>293420</text:p>
          </table:table-cell>
          <table:table-cell table:style-name="ce2" office:value-type="float" office:value="114439.6" calcext:value-type="float">
            <text:p>114439,6</text:p>
          </table:table-cell>
          <table:table-cell table:style-name="ce2" office:value-type="float" office:value="301473.5" calcext:value-type="float">
            <text:p>301473,5</text:p>
          </table:table-cell>
          <table:table-cell table:style-name="ce2" office:value-type="float" office:value="28258.8" calcext:value-type="float">
            <text:p>28258,8</text:p>
          </table:table-cell>
          <table:table-cell table:style-name="ce2" office:value-type="float" office:value="26513.8" calcext:value-type="float">
            <text:p>26513,8</text:p>
          </table:table-cell>
          <table:table-cell table:style-name="ce2" office:value-type="float" office:value="115334" calcext:value-type="float">
            <text:p>115334</text:p>
          </table:table-cell>
          <table:table-cell table:style-name="ce2" office:value-type="float" office:value="416996.7" calcext:value-type="float">
            <text:p>416996,7</text:p>
          </table:table-cell>
          <table:table-cell table:style-name="ce2" office:value-type="float" office:value="265060" calcext:value-type="float">
            <text:p>265060</text:p>
          </table:table-cell>
          <table:table-cell table:style-name="ce2" office:value-type="float" office:value="309381.6" calcext:value-type="float">
            <text:p>309381,6</text:p>
          </table:table-cell>
          <table:table-cell table:style-name="ce2" office:value-type="float" office:value="314776" calcext:value-type="float">
            <text:p>314776</text:p>
          </table:table-cell>
          <table:table-cell table:style-name="ce2"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style-name="ce2" office:value-type="float" office:value="95506.8" calcext:value-type="float">
            <text:p>95506,8</text:p>
          </table:table-cell>
          <table:table-cell table:style-name="ce2" office:value-type="float" office:value="34355.6" calcext:value-type="float">
            <text:p>34355,6</text:p>
          </table:table-cell>
          <table:table-cell table:style-name="ce2" office:value-type="float" office:value="84590.8" calcext:value-type="float">
            <text:p>84590,8</text:p>
          </table:table-cell>
          <table:table-cell table:style-name="ce2" office:value-type="float" office:value="1263126.1" calcext:value-type="float">
            <text:p>1263126,1</text:p>
          </table:table-cell>
          <table:table-cell table:style-name="ce2" office:value-type="float" office:value="14075" calcext:value-type="float">
            <text:p>14075</text:p>
          </table:table-cell>
          <table:table-cell table:style-name="ce2" office:value-type="float" office:value="349695.2" calcext:value-type="float">
            <text:p>349695,2</text:p>
          </table:table-cell>
          <table:table-cell table:style-name="ce2" office:value-type="float" office:value="33192.4" calcext:value-type="float">
            <text:p>33192,4</text:p>
          </table:table-cell>
          <table:table-cell table:style-name="ce2" office:value-type="float" office:value="444523.7" calcext:value-type="float">
            <text:p>444523,7</text:p>
          </table:table-cell>
          <table:table-cell table:style-name="ce2" office:value-type="float" office:value="90432" calcext:value-type="float">
            <text:p>90432</text:p>
          </table:table-cell>
          <table:table-cell table:style-name="ce2" office:value-type="float" office:value="73244.4" calcext:value-type="float">
            <text:p>73244,4</text:p>
          </table:table-cell>
          <table:table-cell table:style-name="ce2" office:value-type="float" office:value="38687.8" calcext:value-type="float">
            <text:p>38687,8</text:p>
          </table:table-cell>
          <table:table-cell table:style-name="ce2" office:value-type="float" office:value="305351.2" calcext:value-type="float">
            <text:p>305351,2</text:p>
          </table:table-cell>
          <table:table-cell table:style-name="ce2" office:value-type="float" office:value="116705.6" calcext:value-type="float">
            <text:p>116705,6</text:p>
          </table:table-cell>
          <table:table-cell table:style-name="ce2" office:value-type="float" office:value="329563.5" calcext:value-type="float">
            <text:p>329563,5</text:p>
          </table:table-cell>
          <table:table-cell table:style-name="ce2" office:value-type="float" office:value="30504.8" calcext:value-type="float">
            <text:p>30504,8</text:p>
          </table:table-cell>
          <table:table-cell table:style-name="ce2" office:value-type="float" office:value="24087" calcext:value-type="float">
            <text:p>24087</text:p>
          </table:table-cell>
          <table:table-cell table:style-name="ce2" office:value-type="float" office:value="114363.6" calcext:value-type="float">
            <text:p>114363,6</text:p>
          </table:table-cell>
          <table:table-cell table:style-name="ce2" office:value-type="float" office:value="437451" calcext:value-type="float">
            <text:p>437451</text:p>
          </table:table-cell>
          <table:table-cell table:style-name="ce2" office:value-type="float" office:value="265822.4" calcext:value-type="float">
            <text:p>265822,4</text:p>
          </table:table-cell>
          <table:table-cell table:style-name="ce2" office:value-type="float" office:value="317343.2" calcext:value-type="float">
            <text:p>317343,2</text:p>
          </table:table-cell>
          <table:table-cell table:style-name="ce2" office:value-type="float" office:value="332345.6" calcext:value-type="float">
            <text:p>332345,6</text:p>
          </table:table-cell>
          <table:table-cell table:style-name="ce2"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ce2" office:value-type="float" office:value="87784.8" calcext:value-type="float">
            <text:p>87784,8</text:p>
          </table:table-cell>
          <table:table-cell table:style-name="ce2" office:value-type="float" office:value="29241.4" calcext:value-type="float">
            <text:p>29241,4</text:p>
          </table:table-cell>
          <table:table-cell table:style-name="ce2" office:value-type="float" office:value="81886" calcext:value-type="float">
            <text:p>81886</text:p>
          </table:table-cell>
          <table:table-cell table:style-name="ce2" office:value-type="float" office:value="1287065.4" calcext:value-type="float">
            <text:p>1287065,4</text:p>
          </table:table-cell>
          <table:table-cell table:style-name="ce2" office:value-type="float" office:value="17778.1" calcext:value-type="float">
            <text:p>17778,1</text:p>
          </table:table-cell>
          <table:table-cell table:style-name="ce2" office:value-type="float" office:value="355291.2" calcext:value-type="float">
            <text:p>355291,2</text:p>
          </table:table-cell>
          <table:table-cell table:style-name="ce2" office:value-type="float" office:value="34215.2" calcext:value-type="float">
            <text:p>34215,2</text:p>
          </table:table-cell>
          <table:table-cell table:style-name="ce2" office:value-type="float" office:value="459849" calcext:value-type="float">
            <text:p>459849</text:p>
          </table:table-cell>
          <table:table-cell table:style-name="ce2" office:value-type="float" office:value="84896.6" calcext:value-type="float">
            <text:p>84896,6</text:p>
          </table:table-cell>
          <table:table-cell table:style-name="ce2" office:value-type="float" office:value="75390" calcext:value-type="float">
            <text:p>75390</text:p>
          </table:table-cell>
          <table:table-cell table:style-name="ce2" office:value-type="float" office:value="36140.6" calcext:value-type="float">
            <text:p>36140,6</text:p>
          </table:table-cell>
          <table:table-cell table:style-name="ce2" office:value-type="float" office:value="295603.2" calcext:value-type="float">
            <text:p>295603,2</text:p>
          </table:table-cell>
          <table:table-cell table:style-name="ce2" office:value-type="float" office:value="113737.6" calcext:value-type="float">
            <text:p>113737,6</text:p>
          </table:table-cell>
          <table:table-cell table:style-name="ce2" office:value-type="float" office:value="329350" calcext:value-type="float">
            <text:p>329350</text:p>
          </table:table-cell>
          <table:table-cell table:style-name="ce2" office:value-type="float" office:value="31086.6" calcext:value-type="float">
            <text:p>31086,6</text:p>
          </table:table-cell>
          <table:table-cell table:style-name="ce2" office:value-type="float" office:value="23846" calcext:value-type="float">
            <text:p>23846</text:p>
          </table:table-cell>
          <table:table-cell table:style-name="ce2" office:value-type="float" office:value="113362" calcext:value-type="float">
            <text:p>113362</text:p>
          </table:table-cell>
          <table:table-cell table:style-name="ce2" office:value-type="float" office:value="445662" calcext:value-type="float">
            <text:p>445662</text:p>
          </table:table-cell>
          <table:table-cell table:style-name="ce2" office:value-type="float" office:value="259704.8" calcext:value-type="float">
            <text:p>259704,8</text:p>
          </table:table-cell>
          <table:table-cell table:style-name="ce2" office:value-type="float" office:value="323421.6" calcext:value-type="float">
            <text:p>323421,6</text:p>
          </table:table-cell>
          <table:table-cell table:style-name="ce2" office:value-type="float" office:value="332888" calcext:value-type="float">
            <text:p>332888</text:p>
          </table:table-cell>
          <table:table-cell table:style-name="ce2"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2" office:value-type="float" office:value="89369.4" calcext:value-type="float">
            <text:p>89369,4</text:p>
          </table:table-cell>
          <table:table-cell table:style-name="ce2" office:value-type="float" office:value="28860.4" calcext:value-type="float">
            <text:p>28860,4</text:p>
          </table:table-cell>
          <table:table-cell table:style-name="ce2" office:value-type="float" office:value="78662.1" calcext:value-type="float">
            <text:p>78662,1</text:p>
          </table:table-cell>
          <table:table-cell table:style-name="ce2" office:value-type="float" office:value="1266839.3" calcext:value-type="float">
            <text:p>1266839,3</text:p>
          </table:table-cell>
          <table:table-cell table:style-name="ce2" office:value-type="float" office:value="17845.3" calcext:value-type="float">
            <text:p>17845,3</text:p>
          </table:table-cell>
          <table:table-cell table:style-name="ce2" office:value-type="float" office:value="353508" calcext:value-type="float">
            <text:p>353508</text:p>
          </table:table-cell>
          <table:table-cell table:style-name="ce2" office:value-type="float" office:value="33854.2" calcext:value-type="float">
            <text:p>33854,2</text:p>
          </table:table-cell>
          <table:table-cell table:style-name="ce2" office:value-type="float" office:value="461622.5" calcext:value-type="float">
            <text:p>461622,5</text:p>
          </table:table-cell>
          <table:table-cell table:style-name="ce2" office:value-type="float" office:value="86601.2" calcext:value-type="float">
            <text:p>86601,2</text:p>
          </table:table-cell>
          <table:table-cell table:style-name="ce2" office:value-type="float" office:value="69814.4" calcext:value-type="float">
            <text:p>69814,4</text:p>
          </table:table-cell>
          <table:table-cell table:style-name="ce2" office:value-type="float" office:value="34616.4" calcext:value-type="float">
            <text:p>34616,4</text:p>
          </table:table-cell>
          <table:table-cell table:style-name="ce2" office:value-type="float" office:value="294220" calcext:value-type="float">
            <text:p>294220</text:p>
          </table:table-cell>
          <table:table-cell table:style-name="ce2" office:value-type="float" office:value="119453.2" calcext:value-type="float">
            <text:p>119453,2</text:p>
          </table:table-cell>
          <table:table-cell table:style-name="ce2" office:value-type="float" office:value="333979.5" calcext:value-type="float">
            <text:p>333979,5</text:p>
          </table:table-cell>
          <table:table-cell table:style-name="ce2" office:value-type="float" office:value="29782.8" calcext:value-type="float">
            <text:p>29782,8</text:p>
          </table:table-cell>
          <table:table-cell table:style-name="ce2" office:value-type="float" office:value="24387.8" calcext:value-type="float">
            <text:p>24387,8</text:p>
          </table:table-cell>
          <table:table-cell table:style-name="ce2" office:value-type="float" office:value="109618.4" calcext:value-type="float">
            <text:p>109618,4</text:p>
          </table:table-cell>
          <table:table-cell table:style-name="ce2" office:value-type="float" office:value="447275.1" calcext:value-type="float">
            <text:p>447275,1</text:p>
          </table:table-cell>
          <table:table-cell table:style-name="ce2" office:value-type="float" office:value="245062.4" calcext:value-type="float">
            <text:p>245062,4</text:p>
          </table:table-cell>
          <table:table-cell table:style-name="ce2" office:value-type="float" office:value="323201.6" calcext:value-type="float">
            <text:p>323201,6</text:p>
          </table:table-cell>
          <table:table-cell table:style-name="ce2" office:value-type="float" office:value="322358.4" calcext:value-type="float">
            <text:p>322358,4</text:p>
          </table:table-cell>
          <table:table-cell table:style-name="ce2"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2" office:value-type="float" office:value="88607.4" calcext:value-type="float">
            <text:p>88607,4</text:p>
          </table:table-cell>
          <table:table-cell table:style-name="ce2" office:value-type="float" office:value="35539" calcext:value-type="float">
            <text:p>35539</text:p>
          </table:table-cell>
          <table:table-cell table:style-name="ce2" office:value-type="float" office:value="79855.2" calcext:value-type="float">
            <text:p>79855,2</text:p>
          </table:table-cell>
          <table:table-cell table:style-name="ce2" office:value-type="float" office:value="1212801.7" calcext:value-type="float">
            <text:p>1212801,7</text:p>
          </table:table-cell>
          <table:table-cell table:style-name="ce2" office:value-type="float" office:value="17329.7" calcext:value-type="float">
            <text:p>17329,7</text:p>
          </table:table-cell>
          <table:table-cell table:style-name="ce2" office:value-type="float" office:value="350538.4" calcext:value-type="float">
            <text:p>350538,4</text:p>
          </table:table-cell>
          <table:table-cell table:style-name="ce2" office:value-type="float" office:value="34817" calcext:value-type="float">
            <text:p>34817</text:p>
          </table:table-cell>
          <table:table-cell table:style-name="ce2" office:value-type="float" office:value="434316.8" calcext:value-type="float">
            <text:p>434316,8</text:p>
          </table:table-cell>
          <table:table-cell table:style-name="ce2" office:value-type="float" office:value="83813.8" calcext:value-type="float">
            <text:p>83813,8</text:p>
          </table:table-cell>
          <table:table-cell table:style-name="ce2" office:value-type="float" office:value="66786" calcext:value-type="float">
            <text:p>66786</text:p>
          </table:table-cell>
          <table:table-cell table:style-name="ce2" office:value-type="float" office:value="35679.6" calcext:value-type="float">
            <text:p>35679,6</text:p>
          </table:table-cell>
          <table:table-cell table:style-name="ce2" office:value-type="float" office:value="280040.8" calcext:value-type="float">
            <text:p>280040,8</text:p>
          </table:table-cell>
          <table:table-cell table:style-name="ce2" office:value-type="float" office:value="113156" calcext:value-type="float">
            <text:p>113156</text:p>
          </table:table-cell>
          <table:table-cell table:style-name="ce2" office:value-type="float" office:value="325585" calcext:value-type="float">
            <text:p>325585</text:p>
          </table:table-cell>
          <table:table-cell table:style-name="ce2" office:value-type="float" office:value="28619.8" calcext:value-type="float">
            <text:p>28619,8</text:p>
          </table:table-cell>
          <table:table-cell table:style-name="ce2" office:value-type="float" office:value="20797.8" calcext:value-type="float">
            <text:p>20797,8</text:p>
          </table:table-cell>
          <table:table-cell table:style-name="ce2" office:value-type="float" office:value="108577.2" calcext:value-type="float">
            <text:p>108577,2</text:p>
          </table:table-cell>
          <table:table-cell table:style-name="ce2" office:value-type="float" office:value="413452.3" calcext:value-type="float">
            <text:p>413452,3</text:p>
          </table:table-cell>
          <table:table-cell table:style-name="ce2" office:value-type="float" office:value="252924.8" calcext:value-type="float">
            <text:p>252924,8</text:p>
          </table:table-cell>
          <table:table-cell table:style-name="ce2" office:value-type="float" office:value="300577.6" calcext:value-type="float">
            <text:p>300577,6</text:p>
          </table:table-cell>
          <table:table-cell table:style-name="ce2" office:value-type="float" office:value="311408" calcext:value-type="float">
            <text:p>311408</text:p>
          </table:table-cell>
          <table:table-cell table:style-name="ce2"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2" office:value-type="float" office:value="86441.2" calcext:value-type="float">
            <text:p>86441,2</text:p>
          </table:table-cell>
          <table:table-cell table:style-name="ce2" office:value-type="float" office:value="26754.4" calcext:value-type="float">
            <text:p>26754,4</text:p>
          </table:table-cell>
          <table:table-cell table:style-name="ce2" office:value-type="float" office:value="82224" calcext:value-type="float">
            <text:p>82224</text:p>
          </table:table-cell>
          <table:table-cell table:style-name="ce2" office:value-type="float" office:value="1234537.9" calcext:value-type="float">
            <text:p>1234537,9</text:p>
          </table:table-cell>
          <table:table-cell table:style-name="ce2" office:value-type="float" office:value="17843.8" calcext:value-type="float">
            <text:p>17843,8</text:p>
          </table:table-cell>
          <table:table-cell table:style-name="ce2" office:value-type="float" office:value="344363.2" calcext:value-type="float">
            <text:p>344363,2</text:p>
          </table:table-cell>
          <table:table-cell table:style-name="ce2" office:value-type="float" office:value="34014.6" calcext:value-type="float">
            <text:p>34014,6</text:p>
          </table:table-cell>
          <table:table-cell table:style-name="ce2" office:value-type="float" office:value="432960.8" calcext:value-type="float">
            <text:p>432960,8</text:p>
          </table:table-cell>
          <table:table-cell table:style-name="ce2" office:value-type="float" office:value="89831" calcext:value-type="float">
            <text:p>89831</text:p>
          </table:table-cell>
          <table:table-cell table:style-name="ce2" office:value-type="float" office:value="67087.4" calcext:value-type="float">
            <text:p>67087,4</text:p>
          </table:table-cell>
          <table:table-cell table:style-name="ce2" office:value-type="float" office:value="31788.2" calcext:value-type="float">
            <text:p>31788,2</text:p>
          </table:table-cell>
          <table:table-cell table:style-name="ce2" office:value-type="float" office:value="291775.2" calcext:value-type="float">
            <text:p>291775,2</text:p>
          </table:table-cell>
          <table:table-cell table:style-name="ce2" office:value-type="float" office:value="115301.2" calcext:value-type="float">
            <text:p>115301,2</text:p>
          </table:table-cell>
          <table:table-cell table:style-name="ce2" office:value-type="float" office:value="326584" calcext:value-type="float">
            <text:p>326584</text:p>
          </table:table-cell>
          <table:table-cell table:style-name="ce2" office:value-type="float" office:value="30986.2" calcext:value-type="float">
            <text:p>30986,2</text:p>
          </table:table-cell>
          <table:table-cell table:style-name="ce2" office:value-type="float" office:value="20075.8" calcext:value-type="float">
            <text:p>20075,8</text:p>
          </table:table-cell>
          <table:table-cell table:style-name="ce2" office:value-type="float" office:value="104773.6" calcext:value-type="float">
            <text:p>104773,6</text:p>
          </table:table-cell>
          <table:table-cell table:style-name="ce2" office:value-type="float" office:value="422254.5" calcext:value-type="float">
            <text:p>422254,5</text:p>
          </table:table-cell>
          <table:table-cell table:style-name="ce2" office:value-type="float" office:value="235477.6" calcext:value-type="float">
            <text:p>235477,6</text:p>
          </table:table-cell>
          <table:table-cell table:style-name="ce2" office:value-type="float" office:value="318428" calcext:value-type="float">
            <text:p>318428</text:p>
          </table:table-cell>
          <table:table-cell table:style-name="ce2" office:value-type="float" office:value="312671.2" calcext:value-type="float">
            <text:p>312671,2</text:p>
          </table:table-cell>
          <table:table-cell table:style-name="ce2"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2" office:value-type="float" office:value="85237.8" calcext:value-type="float">
            <text:p>85237,8</text:p>
          </table:table-cell>
          <table:table-cell table:style-name="ce2" office:value-type="float" office:value="32217.9" calcext:value-type="float">
            <text:p>32217,9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233665.2" calcext:value-type="float">
            <text:p>1233665,2</text:p>
          </table:table-cell>
          <table:table-cell table:style-name="ce2" office:value-type="float" office:value="17728.1" calcext:value-type="float">
            <text:p>17728,1</text:p>
          </table:table-cell>
          <table:table-cell table:style-name="ce2" office:value-type="float" office:value="348227" calcext:value-type="float">
            <text:p>348227</text:p>
          </table:table-cell>
          <table:table-cell table:style-name="ce2" office:value-type="float" office:value="35057.6" calcext:value-type="float">
            <text:p>35057,6</text:p>
          </table:table-cell>
          <table:table-cell table:style-name="ce2" office:value-type="float" office:value="455010.3" calcext:value-type="float">
            <text:p>455010,3</text:p>
          </table:table-cell>
          <table:table-cell table:style-name="ce2" office:value-type="float" office:value="82991.4" calcext:value-type="float">
            <text:p>82991,4</text:p>
          </table:table-cell>
          <table:table-cell table:style-name="ce2" office:value-type="float" office:value="66405" calcext:value-type="float">
            <text:p>66405</text:p>
          </table:table-cell>
          <table:table-cell table:style-name="ce2" office:value-type="float" office:value="33693.6" calcext:value-type="float">
            <text:p>33693,6</text:p>
          </table:table-cell>
          <table:table-cell table:style-name="ce2" office:value-type="float" office:value="278296.8" calcext:value-type="float">
            <text:p>278296,8</text:p>
          </table:table-cell>
          <table:table-cell table:style-name="ce2" office:value-type="float" office:value="114760.4" calcext:value-type="float">
            <text:p>114760,4</text:p>
          </table:table-cell>
          <table:table-cell table:style-name="ce2" office:value-type="float" office:value="326384.5" calcext:value-type="float">
            <text:p>326384,5</text:p>
          </table:table-cell>
          <table:table-cell table:style-name="ce2" office:value-type="float" office:value="28599.6" calcext:value-type="float">
            <text:p>28599,6</text:p>
          </table:table-cell>
          <table:table-cell table:style-name="ce2" office:value-type="float" office:value="24468" calcext:value-type="float">
            <text:p>24468</text:p>
          </table:table-cell>
          <table:table-cell table:style-name="ce2" office:value-type="float" office:value="103032" calcext:value-type="float">
            <text:p>103032</text:p>
          </table:table-cell>
          <table:table-cell table:style-name="ce2" office:value-type="float" office:value="408810.6" calcext:value-type="float">
            <text:p>408810,6</text:p>
          </table:table-cell>
          <table:table-cell table:style-name="ce2" office:value-type="float" office:value="233271.2" calcext:value-type="float">
            <text:p>233271,2</text:p>
          </table:table-cell>
          <table:table-cell table:style-name="ce2" office:value-type="float" office:value="316682.4" calcext:value-type="float">
            <text:p>316682,4</text:p>
          </table:table-cell>
          <table:table-cell table:style-name="ce2" office:value-type="float" office:value="315620.8" calcext:value-type="float">
            <text:p>315620,8</text:p>
          </table:table-cell>
          <table:table-cell table:style-name="ce2"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2" office:value-type="float" office:value="82971.2" calcext:value-type="float">
            <text:p>82971,2</text:p>
          </table:table-cell>
          <table:table-cell table:style-name="ce2" office:value-type="float" office:value="25571.2" calcext:value-type="float">
            <text:p>25571,2</text:p>
          </table:table-cell>
          <table:table-cell table:style-name="ce2" office:value-type="float" office:value="81547.2" calcext:value-type="float">
            <text:p>81547,2</text:p>
          </table:table-cell>
          <table:table-cell table:style-name="ce2" office:value-type="float" office:value="1210183.1" calcext:value-type="float">
            <text:p>1210183,1</text:p>
          </table:table-cell>
          <table:table-cell table:style-name="ce2" office:value-type="float" office:value="17696.9" calcext:value-type="float">
            <text:p>17696,9</text:p>
          </table:table-cell>
          <table:table-cell table:style-name="ce2" office:value-type="float" office:value="334192.8" calcext:value-type="float">
            <text:p>334192,8</text:p>
          </table:table-cell>
          <table:table-cell table:style-name="ce2" office:value-type="float" office:value="33794" calcext:value-type="float">
            <text:p>33794</text:p>
          </table:table-cell>
          <table:table-cell table:style-name="ce2" office:value-type="float" office:value="425786.8" calcext:value-type="float">
            <text:p>425786,8</text:p>
          </table:table-cell>
          <table:table-cell table:style-name="ce2" office:value-type="float" office:value="83853.8" calcext:value-type="float">
            <text:p>83853,8</text:p>
          </table:table-cell>
          <table:table-cell table:style-name="ce2" office:value-type="float" office:value="66766.6" calcext:value-type="float">
            <text:p>66766,6</text:p>
          </table:table-cell>
          <table:table-cell table:style-name="ce2" office:value-type="float" office:value="33513" calcext:value-type="float">
            <text:p>33513</text:p>
          </table:table-cell>
          <table:table-cell table:style-name="ce2" office:value-type="float" office:value="279458.4" calcext:value-type="float">
            <text:p>279458,4</text:p>
          </table:table-cell>
          <table:table-cell table:style-name="ce2" office:value-type="float" office:value="111250.8" calcext:value-type="float">
            <text:p>111250,8</text:p>
          </table:table-cell>
          <table:table-cell table:style-name="ce2" office:value-type="float" office:value="328162.5" calcext:value-type="float">
            <text:p>328162,5</text:p>
          </table:table-cell>
          <table:table-cell table:style-name="ce2" office:value-type="float" office:value="28278.8" calcext:value-type="float">
            <text:p>28278,8</text:p>
          </table:table-cell>
          <table:table-cell table:style-name="ce2" office:value-type="float" office:value="20737.6" calcext:value-type="float">
            <text:p>20737,6</text:p>
          </table:table-cell>
          <table:table-cell table:style-name="ce2" office:value-type="float" office:value="102121.2" calcext:value-type="float">
            <text:p>102121,2</text:p>
          </table:table-cell>
          <table:table-cell table:style-name="ce2" office:value-type="float" office:value="418743.5" calcext:value-type="float">
            <text:p>418743,5</text:p>
          </table:table-cell>
          <table:table-cell table:style-name="ce2" office:value-type="float" office:value="227895.2" calcext:value-type="float">
            <text:p>227895,2</text:p>
          </table:table-cell>
          <table:table-cell table:style-name="ce2" office:value-type="float" office:value="314680" calcext:value-type="float">
            <text:p>314680</text:p>
          </table:table-cell>
          <table:table-cell table:style-name="ce2" office:value-type="float" office:value="306575.2" calcext:value-type="float">
            <text:p>306575,2</text:p>
          </table:table-cell>
          <table:table-cell table:style-name="ce2"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2" office:value-type="float" office:value="82329.2" calcext:value-type="float">
            <text:p>82329,2</text:p>
          </table:table-cell>
          <table:table-cell table:style-name="ce2" office:value-type="float" office:value="26273" calcext:value-type="float">
            <text:p>26273</text:p>
          </table:table-cell>
          <table:table-cell table:style-name="ce2" office:value-type="float" office:value="81590.4" calcext:value-type="float">
            <text:p>81590,4</text:p>
          </table:table-cell>
          <table:table-cell table:style-name="ce2" office:value-type="float" office:value="1228601.5" calcext:value-type="float">
            <text:p>1228601,5</text:p>
          </table:table-cell>
          <table:table-cell table:style-name="ce2" office:value-type="float" office:value="14165" calcext:value-type="float">
            <text:p>14165</text:p>
          </table:table-cell>
          <table:table-cell table:style-name="ce2" office:value-type="float" office:value="338023.2" calcext:value-type="float">
            <text:p>338023,2</text:p>
          </table:table-cell>
          <table:table-cell table:style-name="ce2" office:value-type="float" office:value="33553.4" calcext:value-type="float">
            <text:p>33553,4</text:p>
          </table:table-cell>
          <table:table-cell table:style-name="ce2" office:value-type="float" office:value="418929.9" calcext:value-type="float">
            <text:p>418929,9</text:p>
          </table:table-cell>
          <table:table-cell table:style-name="ce2" office:value-type="float" office:value="82470" calcext:value-type="float">
            <text:p>82470</text:p>
          </table:table-cell>
          <table:table-cell table:style-name="ce2" office:value-type="float" office:value="63236" calcext:value-type="float">
            <text:p>63236</text:p>
          </table:table-cell>
          <table:table-cell table:style-name="ce2" office:value-type="float" office:value="29582.4" calcext:value-type="float">
            <text:p>29582,4</text:p>
          </table:table-cell>
          <table:table-cell table:style-name="ce2" office:value-type="float" office:value="277071.2" calcext:value-type="float">
            <text:p>277071,2</text:p>
          </table:table-cell>
          <table:table-cell table:style-name="ce2" office:value-type="float" office:value="115402" calcext:value-type="float">
            <text:p>115402</text:p>
          </table:table-cell>
          <table:table-cell table:style-name="ce2" office:value-type="float" office:value="328625" calcext:value-type="float">
            <text:p>328625</text:p>
          </table:table-cell>
          <table:table-cell table:style-name="ce2" office:value-type="float" office:value="28800.2" calcext:value-type="float">
            <text:p>28800,2</text:p>
          </table:table-cell>
          <table:table-cell table:style-name="ce2" office:value-type="float" office:value="20496.8" calcext:value-type="float">
            <text:p>20496,8</text:p>
          </table:table-cell>
          <table:table-cell table:style-name="ce2" office:value-type="float" office:value="105104" calcext:value-type="float">
            <text:p>105104</text:p>
          </table:table-cell>
          <table:table-cell table:style-name="ce2" office:value-type="float" office:value="411882.8" calcext:value-type="float">
            <text:p>411882,8</text:p>
          </table:table-cell>
          <table:table-cell table:style-name="ce2" office:value-type="float" office:value="222921.6" calcext:value-type="float">
            <text:p>222921,6</text:p>
          </table:table-cell>
          <table:table-cell table:style-name="ce2" office:value-type="float" office:value="305010.4" calcext:value-type="float">
            <text:p>305010,4</text:p>
          </table:table-cell>
          <table:table-cell table:style-name="ce2" office:value-type="float" office:value="290026.4" calcext:value-type="float">
            <text:p>290026,4</text:p>
          </table:table-cell>
          <table:table-cell table:style-name="ce2"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float" office:value="83834" calcext:value-type="float">
            <text:p>83834</text:p>
          </table:table-cell>
          <table:table-cell table:style-name="ce2" office:value-type="float" office:value="21198.6" calcext:value-type="float">
            <text:p>21198,6</text:p>
          </table:table-cell>
          <table:table-cell table:style-name="ce2" office:value-type="float" office:value="77594.6" calcext:value-type="float">
            <text:p>77594,6</text:p>
          </table:table-cell>
          <table:table-cell table:style-name="ce2" office:value-type="float" office:value="1147231.3" calcext:value-type="float">
            <text:p>1147231,3</text:p>
          </table:table-cell>
          <table:table-cell table:style-name="ce2" office:value-type="float" office:value="17603.1" calcext:value-type="float">
            <text:p>17603,1</text:p>
          </table:table-cell>
          <table:table-cell table:style-name="ce2" office:value-type="float" office:value="325789.6" calcext:value-type="float">
            <text:p>325789,6</text:p>
          </table:table-cell>
          <table:table-cell table:style-name="ce2" office:value-type="float" office:value="34857.2" calcext:value-type="float">
            <text:p>34857,2</text:p>
          </table:table-cell>
          <table:table-cell table:style-name="ce2" office:value-type="float" office:value="416525.1" calcext:value-type="float">
            <text:p>416525,1</text:p>
          </table:table-cell>
          <table:table-cell table:style-name="ce2" office:value-type="float" office:value="79842.8" calcext:value-type="float">
            <text:p>79842,8</text:p>
          </table:table-cell>
          <table:table-cell table:style-name="ce2" office:value-type="float" office:value="62996" calcext:value-type="float">
            <text:p>62996</text:p>
          </table:table-cell>
          <table:table-cell table:style-name="ce2" office:value-type="float" office:value="27998.2" calcext:value-type="float">
            <text:p>27998,2</text:p>
          </table:table-cell>
          <table:table-cell table:style-name="ce2" office:value-type="float" office:value="280442.4" calcext:value-type="float">
            <text:p>280442,4</text:p>
          </table:table-cell>
          <table:table-cell table:style-name="ce2" office:value-type="float" office:value="108944.4" calcext:value-type="float">
            <text:p>108944,4</text:p>
          </table:table-cell>
          <table:table-cell table:style-name="ce2" office:value-type="float" office:value="315062.5" calcext:value-type="float">
            <text:p>315062,5</text:p>
          </table:table-cell>
          <table:table-cell table:style-name="ce2" office:value-type="float" office:value="28619.8" calcext:value-type="float">
            <text:p>28619,8</text:p>
          </table:table-cell>
          <table:table-cell table:style-name="ce2" office:value-type="float" office:value="19955.4" calcext:value-type="float">
            <text:p>19955,4</text:p>
          </table:table-cell>
          <table:table-cell table:style-name="ce2" office:value-type="float" office:value="98817.6" calcext:value-type="float">
            <text:p>98817,6</text:p>
          </table:table-cell>
          <table:table-cell table:style-name="ce2" office:value-type="float" office:value="381178.1" calcext:value-type="float">
            <text:p>381178,1</text:p>
          </table:table-cell>
          <table:table-cell table:style-name="ce2" office:value-type="float" office:value="212833.6" calcext:value-type="float">
            <text:p>212833,6</text:p>
          </table:table-cell>
          <table:table-cell table:style-name="ce2" office:value-type="float" office:value="287440.8" calcext:value-type="float">
            <text:p>287440,8</text:p>
          </table:table-cell>
          <table:table-cell table:style-name="ce2" office:value-type="float" office:value="282347.2" calcext:value-type="float">
            <text:p>282347,2</text:p>
          </table:table-cell>
          <table:table-cell table:style-name="ce2"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2" office:value-type="float" office:value="78659.2" calcext:value-type="float">
            <text:p>78659,2</text:p>
          </table:table-cell>
          <table:table-cell table:style-name="ce2" office:value-type="float" office:value="22081.4" calcext:value-type="float">
            <text:p>22081,4</text:p>
          </table:table-cell>
          <table:table-cell table:style-name="ce2" office:value-type="float" office:value="77312.2" calcext:value-type="float">
            <text:p>77312,2</text:p>
          </table:table-cell>
          <table:table-cell table:style-name="ce2" office:value-type="float" office:value="1044696.7" calcext:value-type="float">
            <text:p>1044696,7</text:p>
          </table:table-cell>
          <table:table-cell table:style-name="ce2" office:value-type="float" office:value="17539.1" calcext:value-type="float">
            <text:p>17539,1</text:p>
          </table:table-cell>
          <table:table-cell table:style-name="ce2" office:value-type="float" office:value="312090.4" calcext:value-type="float">
            <text:p>312090,4</text:p>
          </table:table-cell>
          <table:table-cell table:style-name="ce2" office:value-type="float" office:value="32129.6" calcext:value-type="float">
            <text:p>32129,6</text:p>
          </table:table-cell>
          <table:table-cell table:style-name="ce2" office:value-type="float" office:value="383298.9" calcext:value-type="float">
            <text:p>383298,9</text:p>
          </table:table-cell>
          <table:table-cell table:style-name="ce2" office:value-type="float" office:value="76834.4" calcext:value-type="float">
            <text:p>76834,4</text:p>
          </table:table-cell>
          <table:table-cell table:style-name="ce2" office:value-type="float" office:value="65563" calcext:value-type="float">
            <text:p>65563</text:p>
          </table:table-cell>
          <table:table-cell table:style-name="ce2" office:value-type="float" office:value="26574" calcext:value-type="float">
            <text:p>26574</text:p>
          </table:table-cell>
          <table:table-cell table:style-name="ce2" office:value-type="float" office:value="258241.6" calcext:value-type="float">
            <text:p>258241,6</text:p>
          </table:table-cell>
          <table:table-cell table:style-name="ce2" office:value-type="float" office:value="103408.8" calcext:value-type="float">
            <text:p>103408,8</text:p>
          </table:table-cell>
          <table:table-cell table:style-name="ce2" office:value-type="float" office:value="302173.5" calcext:value-type="float">
            <text:p>302173,5</text:p>
          </table:table-cell>
          <table:table-cell table:style-name="ce2" office:value-type="float" office:value="26935" calcext:value-type="float">
            <text:p>26935</text:p>
          </table:table-cell>
          <table:table-cell table:style-name="ce2" office:value-type="float" office:value="18691.8" calcext:value-type="float">
            <text:p>18691,8</text:p>
          </table:table-cell>
          <table:table-cell table:style-name="ce2" office:value-type="float" office:value="97396" calcext:value-type="float">
            <text:p>97396</text:p>
          </table:table-cell>
          <table:table-cell table:style-name="ce2" office:value-type="float" office:value="386806.9" calcext:value-type="float">
            <text:p>386806,9</text:p>
          </table:table-cell>
          <table:table-cell table:style-name="ce2" office:value-type="float" office:value="208080.8" calcext:value-type="float">
            <text:p>208080,8</text:p>
          </table:table-cell>
          <table:table-cell table:style-name="ce2" office:value-type="float" office:value="291150.4" calcext:value-type="float">
            <text:p>291150,4</text:p>
          </table:table-cell>
          <table:table-cell table:style-name="ce2" office:value-type="float" office:value="275468" calcext:value-type="float">
            <text:p>275468</text:p>
          </table:table-cell>
          <table:table-cell table:style-name="ce2"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2" office:value-type="float" office:value="78478.6" calcext:value-type="float">
            <text:p>78478,6</text:p>
          </table:table-cell>
          <table:table-cell table:style-name="ce2" office:value-type="float" office:value="22061.4" calcext:value-type="float">
            <text:p>22061,4</text:p>
          </table:table-cell>
          <table:table-cell table:style-name="ce2" office:value-type="float" office:value="74689.4" calcext:value-type="float">
            <text:p>74689,4</text:p>
          </table:table-cell>
          <table:table-cell table:style-name="ce2" office:value-type="float" office:value="1093207.1" calcext:value-type="float">
            <text:p>1093207,1</text:p>
          </table:table-cell>
          <table:table-cell table:style-name="ce2" office:value-type="float" office:value="17757.8" calcext:value-type="float">
            <text:p>17757,8</text:p>
          </table:table-cell>
          <table:table-cell table:style-name="ce2" office:value-type="float" office:value="305673.6" calcext:value-type="float">
            <text:p>305673,6</text:p>
          </table:table-cell>
          <table:table-cell table:style-name="ce2" office:value-type="float" office:value="31949" calcext:value-type="float">
            <text:p>31949</text:p>
          </table:table-cell>
          <table:table-cell table:style-name="ce2" office:value-type="float" office:value="398769.6" calcext:value-type="float">
            <text:p>398769,6</text:p>
          </table:table-cell>
          <table:table-cell table:style-name="ce2" office:value-type="float" office:value="77596.6" calcext:value-type="float">
            <text:p>77596,6</text:p>
          </table:table-cell>
          <table:table-cell table:style-name="ce2" office:value-type="float" office:value="60388.2" calcext:value-type="float">
            <text:p>60388,2</text:p>
          </table:table-cell>
          <table:table-cell table:style-name="ce2" office:value-type="float" office:value="27155.8" calcext:value-type="float">
            <text:p>27155,8</text:p>
          </table:table-cell>
          <table:table-cell table:style-name="ce2" office:value-type="float" office:value="265180" calcext:value-type="float">
            <text:p>265180</text:p>
          </table:table-cell>
          <table:table-cell table:style-name="ce2" office:value-type="float" office:value="102987.6" calcext:value-type="float">
            <text:p>102987,6</text:p>
          </table:table-cell>
          <table:table-cell table:style-name="ce2" office:value-type="float" office:value="310444" calcext:value-type="float">
            <text:p>310444</text:p>
          </table:table-cell>
          <table:table-cell table:style-name="ce2" office:value-type="float" office:value="27356.2" calcext:value-type="float">
            <text:p>27356,2</text:p>
          </table:table-cell>
          <table:table-cell table:style-name="ce2" office:value-type="float" office:value="17669" calcext:value-type="float">
            <text:p>17669</text:p>
          </table:table-cell>
          <table:table-cell table:style-name="ce2" office:value-type="float" office:value="95784.8" calcext:value-type="float">
            <text:p>95784,8</text:p>
          </table:table-cell>
          <table:table-cell table:style-name="ce2" office:value-type="float" office:value="384563.2" calcext:value-type="float">
            <text:p>384563,2</text:p>
          </table:table-cell>
          <table:table-cell table:style-name="ce2" office:value-type="float" office:value="210668" calcext:value-type="float">
            <text:p>210668</text:p>
          </table:table-cell>
          <table:table-cell table:style-name="ce2" office:value-type="float" office:value="289368" calcext:value-type="float">
            <text:p>289368</text:p>
          </table:table-cell>
          <table:table-cell table:style-name="ce2" office:value-type="float" office:value="280842.4" calcext:value-type="float">
            <text:p>280842,4</text:p>
          </table:table-cell>
          <table:table-cell table:style-name="ce2"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2" office:value-type="float" office:value="78318" calcext:value-type="float">
            <text:p>78318</text:p>
          </table:table-cell>
          <table:table-cell table:style-name="ce2" office:value-type="float" office:value="27035.2" calcext:value-type="float">
            <text:p>27035,2</text:p>
          </table:table-cell>
          <table:table-cell table:style-name="ce2" office:value-type="float" office:value="78724.1" calcext:value-type="float">
            <text:p>78724,1</text:p>
          </table:table-cell>
          <table:table-cell table:style-name="ce2" office:value-type="float" office:value="1146036.5" calcext:value-type="float">
            <text:p>1146036,5</text:p>
          </table:table-cell>
          <table:table-cell table:style-name="ce2" office:value-type="float" office:value="17859.4" calcext:value-type="float">
            <text:p>17859,4</text:p>
          </table:table-cell>
          <table:table-cell table:style-name="ce2" office:value-type="float" office:value="319632.8" calcext:value-type="float">
            <text:p>319632,8</text:p>
          </table:table-cell>
          <table:table-cell table:style-name="ce2" office:value-type="float" office:value="31788.4" calcext:value-type="float">
            <text:p>31788,4</text:p>
          </table:table-cell>
          <table:table-cell table:style-name="ce2" office:value-type="float" office:value="393942.1" calcext:value-type="float">
            <text:p>393942,1</text:p>
          </table:table-cell>
          <table:table-cell table:style-name="ce2" office:value-type="float" office:value="76633.6" calcext:value-type="float">
            <text:p>76633,6</text:p>
          </table:table-cell>
          <table:table-cell table:style-name="ce2" office:value-type="float" office:value="62955.4" calcext:value-type="float">
            <text:p>62955,4</text:p>
          </table:table-cell>
          <table:table-cell table:style-name="ce2" office:value-type="float" office:value="25631.4" calcext:value-type="float">
            <text:p>25631,4</text:p>
          </table:table-cell>
          <table:table-cell table:style-name="ce2" office:value-type="float" office:value="256475.2" calcext:value-type="float">
            <text:p>256475,2</text:p>
          </table:table-cell>
          <table:table-cell table:style-name="ce2" office:value-type="float" office:value="108322" calcext:value-type="float">
            <text:p>108322</text:p>
          </table:table-cell>
          <table:table-cell table:style-name="ce2" office:value-type="float" office:value="314623" calcext:value-type="float">
            <text:p>314623</text:p>
          </table:table-cell>
          <table:table-cell table:style-name="ce2" office:value-type="float" office:value="27496.4" calcext:value-type="float">
            <text:p>27496,4</text:p>
          </table:table-cell>
          <table:table-cell table:style-name="ce2" office:value-type="float" office:value="18150.2" calcext:value-type="float">
            <text:p>18150,2</text:p>
          </table:table-cell>
          <table:table-cell table:style-name="ce2" office:value-type="float" office:value="98037.6" calcext:value-type="float">
            <text:p>98037,6</text:p>
          </table:table-cell>
          <table:table-cell table:style-name="ce2" office:value-type="float" office:value="379583.2" calcext:value-type="float">
            <text:p>379583,2</text:p>
          </table:table-cell>
          <table:table-cell table:style-name="ce2" office:value-type="float" office:value="207358.4" calcext:value-type="float">
            <text:p>207358,4</text:p>
          </table:table-cell>
          <table:table-cell table:style-name="ce2" office:value-type="float" office:value="291392.8" calcext:value-type="float">
            <text:p>291392,8</text:p>
          </table:table-cell>
          <table:table-cell table:style-name="ce2" office:value-type="float" office:value="283570.4" calcext:value-type="float">
            <text:p>283570,4</text:p>
          </table:table-cell>
          <table:table-cell table:style-name="ce2"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float" office:value="82409.6" calcext:value-type="float">
            <text:p>82409,6</text:p>
          </table:table-cell>
          <table:table-cell table:style-name="ce2" office:value-type="float" office:value="22823.4" calcext:value-type="float">
            <text:p>22823,4</text:p>
          </table:table-cell>
          <table:table-cell table:style-name="ce2" office:value-type="float" office:value="74354.2" calcext:value-type="float">
            <text:p>74354,2</text:p>
          </table:table-cell>
          <table:table-cell table:style-name="ce2" office:value-type="float" office:value="1109691.5" calcext:value-type="float">
            <text:p>1109691,5</text:p>
          </table:table-cell>
          <table:table-cell table:style-name="ce2" office:value-type="float" office:value="14142.5" calcext:value-type="float">
            <text:p>14142,5</text:p>
          </table:table-cell>
          <table:table-cell table:style-name="ce2" office:value-type="float" office:value="318850.4" calcext:value-type="float">
            <text:p>318850,4</text:p>
          </table:table-cell>
          <table:table-cell table:style-name="ce2" office:value-type="float" office:value="31367.4" calcext:value-type="float">
            <text:p>31367,4</text:p>
          </table:table-cell>
          <table:table-cell table:style-name="ce2" office:value-type="float" office:value="400551" calcext:value-type="float">
            <text:p>400551</text:p>
          </table:table-cell>
          <table:table-cell table:style-name="ce2" office:value-type="float" office:value="75109" calcext:value-type="float">
            <text:p>75109</text:p>
          </table:table-cell>
          <table:table-cell table:style-name="ce2" office:value-type="float" office:value="58362.8" calcext:value-type="float">
            <text:p>58362,8</text:p>
          </table:table-cell>
          <table:table-cell table:style-name="ce2" office:value-type="float" office:value="25851.8" calcext:value-type="float">
            <text:p>25851,8</text:p>
          </table:table-cell>
          <table:table-cell table:style-name="ce2" office:value-type="float" office:value="248233.6" calcext:value-type="float">
            <text:p>248233,6</text:p>
          </table:table-cell>
          <table:table-cell table:style-name="ce2" office:value-type="float" office:value="103248" calcext:value-type="float">
            <text:p>103248</text:p>
          </table:table-cell>
          <table:table-cell table:style-name="ce2" office:value-type="float" office:value="299157.5" calcext:value-type="float">
            <text:p>299157,5</text:p>
          </table:table-cell>
          <table:table-cell table:style-name="ce2" office:value-type="float" office:value="27035.2" calcext:value-type="float">
            <text:p>27035,2</text:p>
          </table:table-cell>
          <table:table-cell table:style-name="ce2" office:value-type="float" office:value="17347.8" calcext:value-type="float">
            <text:p>17347,8</text:p>
          </table:table-cell>
          <table:table-cell table:style-name="ce2" office:value-type="float" office:value="93522.8" calcext:value-type="float">
            <text:p>93522,8</text:p>
          </table:table-cell>
          <table:table-cell table:style-name="ce2" office:value-type="float" office:value="368659.6" calcext:value-type="float">
            <text:p>368659,6</text:p>
          </table:table-cell>
          <table:table-cell table:style-name="ce2" office:value-type="float" office:value="201201.6" calcext:value-type="float">
            <text:p>201201,6</text:p>
          </table:table-cell>
          <table:table-cell table:style-name="ce2" office:value-type="float" office:value="282546.4" calcext:value-type="float">
            <text:p>282546,4</text:p>
          </table:table-cell>
          <table:table-cell table:style-name="ce2" office:value-type="float" office:value="264636" calcext:value-type="float">
            <text:p>264636</text:p>
          </table:table-cell>
          <table:table-cell table:style-name="ce2"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2" office:value-type="float" office:value="76693.8" calcext:value-type="float">
            <text:p>76693,8</text:p>
          </table:table-cell>
          <table:table-cell table:style-name="ce2" office:value-type="float" office:value="20336.4" calcext:value-type="float">
            <text:p>20336,4</text:p>
          </table:table-cell>
          <table:table-cell table:style-name="ce2" office:value-type="float" office:value="75796.6" calcext:value-type="float">
            <text:p>75796,6</text:p>
          </table:table-cell>
          <table:table-cell table:style-name="ce2" office:value-type="float" office:value="1065619.5" calcext:value-type="float">
            <text:p>1065619,5</text:p>
          </table:table-cell>
          <table:table-cell table:style-name="ce2" office:value-type="float" office:value="14410" calcext:value-type="float">
            <text:p>14410</text:p>
          </table:table-cell>
          <table:table-cell table:style-name="ce2" office:value-type="float" office:value="308240" calcext:value-type="float">
            <text:p>308240</text:p>
          </table:table-cell>
          <table:table-cell table:style-name="ce2" office:value-type="float" office:value="29000.8" calcext:value-type="float">
            <text:p>29000,8</text:p>
          </table:table-cell>
          <table:table-cell table:style-name="ce2" office:value-type="float" office:value="397283.7" calcext:value-type="float">
            <text:p>397283,7</text:p>
          </table:table-cell>
          <table:table-cell table:style-name="ce2" office:value-type="float" office:value="72341.8" calcext:value-type="float">
            <text:p>72341,8</text:p>
          </table:table-cell>
          <table:table-cell table:style-name="ce2" office:value-type="float" office:value="60188" calcext:value-type="float">
            <text:p>60188</text:p>
          </table:table-cell>
          <table:table-cell table:style-name="ce2" office:value-type="float" office:value="23705.8" calcext:value-type="float">
            <text:p>23705,8</text:p>
          </table:table-cell>
          <table:table-cell table:style-name="ce2" office:value-type="float" office:value="249936.8" calcext:value-type="float">
            <text:p>249936,8</text:p>
          </table:table-cell>
          <table:table-cell table:style-name="ce2" office:value-type="float" office:value="103468.8" calcext:value-type="float">
            <text:p>103468,8</text:p>
          </table:table-cell>
          <table:table-cell table:style-name="ce2" office:value-type="float" office:value="294666.5" calcext:value-type="float">
            <text:p>294666,5</text:p>
          </table:table-cell>
          <table:table-cell table:style-name="ce2" office:value-type="float" office:value="26473.8" calcext:value-type="float">
            <text:p>26473,8</text:p>
          </table:table-cell>
          <table:table-cell table:style-name="ce2" office:value-type="float" office:value="16846.6" calcext:value-type="float">
            <text:p>16846,6</text:p>
          </table:table-cell>
          <table:table-cell table:style-name="ce2" office:value-type="float" office:value="91920.8" calcext:value-type="float">
            <text:p>91920,8</text:p>
          </table:table-cell>
          <table:table-cell table:style-name="ce2" office:value-type="float" office:value="357584.2" calcext:value-type="float">
            <text:p>357584,2</text:p>
          </table:table-cell>
          <table:table-cell table:style-name="ce2" office:value-type="float" office:value="204449.6" calcext:value-type="float">
            <text:p>204449,6</text:p>
          </table:table-cell>
          <table:table-cell table:style-name="ce2" office:value-type="float" office:value="275548.8" calcext:value-type="float">
            <text:p>275548,8</text:p>
          </table:table-cell>
          <table:table-cell table:style-name="ce2" office:value-type="float" office:value="265499.2" calcext:value-type="float">
            <text:p>265499,2</text:p>
          </table:table-cell>
          <table:table-cell table:style-name="ce2"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2" office:value-type="float" office:value="73886.2" calcext:value-type="float">
            <text:p>73886,2</text:p>
          </table:table-cell>
          <table:table-cell table:style-name="ce2" office:value-type="float" office:value="19995.4" calcext:value-type="float">
            <text:p>19995,4</text:p>
          </table:table-cell>
          <table:table-cell table:style-name="ce2" office:value-type="float" office:value="79874.3" calcext:value-type="float">
            <text:p>79874,3</text:p>
          </table:table-cell>
          <table:table-cell table:style-name="ce2" office:value-type="float" office:value="1061089.5" calcext:value-type="float">
            <text:p>1061089,5</text:p>
          </table:table-cell>
          <table:table-cell table:style-name="ce2" office:value-type="float" office:value="14496.3" calcext:value-type="float">
            <text:p>14496,3</text:p>
          </table:table-cell>
          <table:table-cell table:style-name="ce2" office:value-type="float" office:value="291132.8" calcext:value-type="float">
            <text:p>291132,8</text:p>
          </table:table-cell>
          <table:table-cell table:style-name="ce2" office:value-type="float" office:value="29562" calcext:value-type="float">
            <text:p>29562</text:p>
          </table:table-cell>
          <table:table-cell table:style-name="ce2" office:value-type="float" office:value="385129.3" calcext:value-type="float">
            <text:p>385129,3</text:p>
          </table:table-cell>
          <table:table-cell table:style-name="ce2" office:value-type="float" office:value="74026.4" calcext:value-type="float">
            <text:p>74026,4</text:p>
          </table:table-cell>
          <table:table-cell table:style-name="ce2" office:value-type="float" office:value="57460.2" calcext:value-type="float">
            <text:p>57460,2</text:p>
          </table:table-cell>
          <table:table-cell table:style-name="ce2" office:value-type="float" office:value="25150" calcext:value-type="float">
            <text:p>25150</text:p>
          </table:table-cell>
          <table:table-cell table:style-name="ce2" office:value-type="float" office:value="243820" calcext:value-type="float">
            <text:p>243820</text:p>
          </table:table-cell>
          <table:table-cell table:style-name="ce2" office:value-type="float" office:value="100661.2" calcext:value-type="float">
            <text:p>100661,2</text:p>
          </table:table-cell>
          <table:table-cell table:style-name="ce2" office:value-type="float" office:value="285907.5" calcext:value-type="float">
            <text:p>285907,5</text:p>
          </table:table-cell>
          <table:table-cell table:style-name="ce2" office:value-type="float" office:value="24006.8" calcext:value-type="float">
            <text:p>24006,8</text:p>
          </table:table-cell>
          <table:table-cell table:style-name="ce2" office:value-type="float" office:value="17608.8" calcext:value-type="float">
            <text:p>17608,8</text:p>
          </table:table-cell>
          <table:table-cell table:style-name="ce2" office:value-type="float" office:value="90949.6" calcext:value-type="float">
            <text:p>90949,6</text:p>
          </table:table-cell>
          <table:table-cell table:style-name="ce2" office:value-type="float" office:value="363276.4" calcext:value-type="float">
            <text:p>363276,4</text:p>
          </table:table-cell>
          <table:table-cell table:style-name="ce2" office:value-type="float" office:value="197592" calcext:value-type="float">
            <text:p>197592</text:p>
          </table:table-cell>
          <table:table-cell table:style-name="ce2" office:value-type="float" office:value="266563.2" calcext:value-type="float">
            <text:p>266563,2</text:p>
          </table:table-cell>
          <table:table-cell table:style-name="ce2" office:value-type="float" office:value="262792.8" calcext:value-type="float">
            <text:p>262792,8</text:p>
          </table:table-cell>
          <table:table-cell table:style-name="ce2"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2" office:value-type="float" office:value="75290" calcext:value-type="float">
            <text:p>75290</text:p>
          </table:table-cell>
          <table:table-cell table:style-name="ce2" office:value-type="float" office:value="19935.2" calcext:value-type="float">
            <text:p>19935,2</text:p>
          </table:table-cell>
          <table:table-cell table:style-name="ce2" office:value-type="float" office:value="71519.6" calcext:value-type="float">
            <text:p>71519,6</text:p>
          </table:table-cell>
          <table:table-cell table:style-name="ce2" office:value-type="float" office:value="1077686.3" calcext:value-type="float">
            <text:p>1077686,3</text:p>
          </table:table-cell>
          <table:table-cell table:style-name="ce2" office:value-type="float" office:value="14282.5" calcext:value-type="float">
            <text:p>14282,5</text:p>
          </table:table-cell>
          <table:table-cell table:style-name="ce2" office:value-type="float" office:value="293417.6" calcext:value-type="float">
            <text:p>293417,6</text:p>
          </table:table-cell>
          <table:table-cell table:style-name="ce2" office:value-type="float" office:value="27737.2" calcext:value-type="float">
            <text:p>27737,2</text:p>
          </table:table-cell>
          <table:table-cell table:style-name="ce2" office:value-type="float" office:value="375879.7" calcext:value-type="float">
            <text:p>375879,7</text:p>
          </table:table-cell>
          <table:table-cell table:style-name="ce2" office:value-type="float" office:value="74708.2" calcext:value-type="float">
            <text:p>74708,2</text:p>
          </table:table-cell>
          <table:table-cell table:style-name="ce2" office:value-type="float" office:value="57259.8" calcext:value-type="float">
            <text:p>57259,8</text:p>
          </table:table-cell>
          <table:table-cell table:style-name="ce2" office:value-type="float" office:value="23505.2" calcext:value-type="float">
            <text:p>23505,2</text:p>
          </table:table-cell>
          <table:table-cell table:style-name="ce2" office:value-type="float" office:value="233933.6" calcext:value-type="float">
            <text:p>233933,6</text:p>
          </table:table-cell>
          <table:table-cell table:style-name="ce2" office:value-type="float" office:value="97291.6" calcext:value-type="float">
            <text:p>97291,6</text:p>
          </table:table-cell>
          <table:table-cell table:style-name="ce2" office:value-type="float" office:value="284681.5" calcext:value-type="float">
            <text:p>284681,5</text:p>
          </table:table-cell>
          <table:table-cell table:style-name="ce2" office:value-type="float" office:value="25109.8" calcext:value-type="float">
            <text:p>25109,8</text:p>
          </table:table-cell>
          <table:table-cell table:style-name="ce2" office:value-type="float" office:value="16626" calcext:value-type="float">
            <text:p>16626</text:p>
          </table:table-cell>
          <table:table-cell table:style-name="ce2" office:value-type="float" office:value="90429.2" calcext:value-type="float">
            <text:p>90429,2</text:p>
          </table:table-cell>
          <table:table-cell table:style-name="ce2" office:value-type="float" office:value="354384.5" calcext:value-type="float">
            <text:p>354384,5</text:p>
          </table:table-cell>
          <table:table-cell table:style-name="ce2" office:value-type="float" office:value="196668" calcext:value-type="float">
            <text:p>196668</text:p>
          </table:table-cell>
          <table:table-cell table:style-name="ce2" office:value-type="float" office:value="270114.4" calcext:value-type="float">
            <text:p>270114,4</text:p>
          </table:table-cell>
          <table:table-cell table:style-name="ce2" office:value-type="float" office:value="258701.6" calcext:value-type="float">
            <text:p>258701,6</text:p>
          </table:table-cell>
          <table:table-cell table:style-name="ce2"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2" office:value-type="float" office:value="73003.8" calcext:value-type="float">
            <text:p>73003,8</text:p>
          </table:table-cell>
          <table:table-cell table:style-name="ce2" office:value-type="float" office:value="19133.2" calcext:value-type="float">
            <text:p>19133,2</text:p>
          </table:table-cell>
          <table:table-cell table:style-name="ce2" office:value-type="float" office:value="67996.6" calcext:value-type="float">
            <text:p>67996,6</text:p>
          </table:table-cell>
          <table:table-cell table:style-name="ce2" office:value-type="float" office:value="999546.2" calcext:value-type="float">
            <text:p>999546,2</text:p>
          </table:table-cell>
          <table:table-cell table:style-name="ce2" office:value-type="float" office:value="10719.4" calcext:value-type="float">
            <text:p>10719,4</text:p>
          </table:table-cell>
          <table:table-cell table:style-name="ce2" office:value-type="float" office:value="288785.6" calcext:value-type="float">
            <text:p>288785,6</text:p>
          </table:table-cell>
          <table:table-cell table:style-name="ce2" office:value-type="float" office:value="30986.4" calcext:value-type="float">
            <text:p>30986,4</text:p>
          </table:table-cell>
          <table:table-cell table:style-name="ce2" office:value-type="float" office:value="379716" calcext:value-type="float">
            <text:p>379716</text:p>
          </table:table-cell>
          <table:table-cell table:style-name="ce2" office:value-type="float" office:value="77937.4" calcext:value-type="float">
            <text:p>77937,4</text:p>
          </table:table-cell>
          <table:table-cell table:style-name="ce2" office:value-type="float" office:value="59285.4" calcext:value-type="float">
            <text:p>59285,4</text:p>
          </table:table-cell>
          <table:table-cell table:style-name="ce2" office:value-type="float" office:value="24207.2" calcext:value-type="float">
            <text:p>24207,2</text:p>
          </table:table-cell>
          <table:table-cell table:style-name="ce2" office:value-type="float" office:value="233491.2" calcext:value-type="float">
            <text:p>233491,2</text:p>
          </table:table-cell>
          <table:table-cell table:style-name="ce2" office:value-type="float" office:value="95947.6" calcext:value-type="float">
            <text:p>95947,6</text:p>
          </table:table-cell>
          <table:table-cell table:style-name="ce2" office:value-type="float" office:value="280802.5" calcext:value-type="float">
            <text:p>280802,5</text:p>
          </table:table-cell>
          <table:table-cell table:style-name="ce2" office:value-type="float" office:value="24869.2" calcext:value-type="float">
            <text:p>24869,2</text:p>
          </table:table-cell>
          <table:table-cell table:style-name="ce2" office:value-type="float" office:value="17448.2" calcext:value-type="float">
            <text:p>17448,2</text:p>
          </table:table-cell>
          <table:table-cell table:style-name="ce2" office:value-type="float" office:value="92131.2" calcext:value-type="float">
            <text:p>92131,2</text:p>
          </table:table-cell>
          <table:table-cell table:style-name="ce2" office:value-type="float" office:value="354632.7" calcext:value-type="float">
            <text:p>354632,7</text:p>
          </table:table-cell>
          <table:table-cell table:style-name="ce2" office:value-type="float" office:value="192979.2" calcext:value-type="float">
            <text:p>192979,2</text:p>
          </table:table-cell>
          <table:table-cell table:style-name="ce2" office:value-type="float" office:value="267304" calcext:value-type="float">
            <text:p>267304</text:p>
          </table:table-cell>
          <table:table-cell table:style-name="ce2" office:value-type="float" office:value="251922.4" calcext:value-type="float">
            <text:p>251922,4</text:p>
          </table:table-cell>
          <table:table-cell table:style-name="ce2"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2" office:value-type="float" office:value="73344.4" calcext:value-type="float">
            <text:p>73344,4</text:p>
          </table:table-cell>
          <table:table-cell table:style-name="ce2" office:value-type="float" office:value="19975.6" calcext:value-type="float">
            <text:p>19975,6</text:p>
          </table:table-cell>
          <table:table-cell table:style-name="ce2" office:value-type="float" office:value="71012.6" calcext:value-type="float">
            <text:p>71012,6</text:p>
          </table:table-cell>
          <table:table-cell table:style-name="ce2" office:value-type="float" office:value="981130" calcext:value-type="float">
            <text:p>981130</text:p>
          </table:table-cell>
          <table:table-cell table:style-name="ce2" office:value-type="float" office:value="10635.9" calcext:value-type="float">
            <text:p>10635,9</text:p>
          </table:table-cell>
          <table:table-cell table:style-name="ce2" office:value-type="float" office:value="273723.2" calcext:value-type="float">
            <text:p>273723,2</text:p>
          </table:table-cell>
          <table:table-cell table:style-name="ce2" office:value-type="float" office:value="28018" calcext:value-type="float">
            <text:p>28018</text:p>
          </table:table-cell>
          <table:table-cell table:style-name="ce2" office:value-type="float" office:value="369634.5" calcext:value-type="float">
            <text:p>369634,5</text:p>
          </table:table-cell>
          <table:table-cell table:style-name="ce2" office:value-type="float" office:value="70496.8" calcext:value-type="float">
            <text:p>70496,8</text:p>
          </table:table-cell>
          <table:table-cell table:style-name="ce2" office:value-type="float" office:value="53088" calcext:value-type="float">
            <text:p>53088</text:p>
          </table:table-cell>
          <table:table-cell table:style-name="ce2" office:value-type="float" office:value="22241.8" calcext:value-type="float">
            <text:p>22241,8</text:p>
          </table:table-cell>
          <table:table-cell table:style-name="ce2" office:value-type="float" office:value="223844.8" calcext:value-type="float">
            <text:p>223844,8</text:p>
          </table:table-cell>
          <table:table-cell table:style-name="ce2" office:value-type="float" office:value="92156.8" calcext:value-type="float">
            <text:p>92156,8</text:p>
          </table:table-cell>
          <table:table-cell table:style-name="ce2" office:value-type="float" office:value="273646" calcext:value-type="float">
            <text:p>273646</text:p>
          </table:table-cell>
          <table:table-cell table:style-name="ce2" office:value-type="float" office:value="24467.8" calcext:value-type="float">
            <text:p>24467,8</text:p>
          </table:table-cell>
          <table:table-cell table:style-name="ce2" office:value-type="float" office:value="15603.4" calcext:value-type="float">
            <text:p>15603,4</text:p>
          </table:table-cell>
          <table:table-cell table:style-name="ce2" office:value-type="float" office:value="85084" calcext:value-type="float">
            <text:p>85084</text:p>
          </table:table-cell>
          <table:table-cell table:style-name="ce2" office:value-type="float" office:value="330423.9" calcext:value-type="float">
            <text:p>330423,9</text:p>
          </table:table-cell>
          <table:table-cell table:style-name="ce2" office:value-type="float" office:value="186540.8" calcext:value-type="float">
            <text:p>186540,8</text:p>
          </table:table-cell>
          <table:table-cell table:style-name="ce2" office:value-type="float" office:value="261348.8" calcext:value-type="float">
            <text:p>261348,8</text:p>
          </table:table-cell>
          <table:table-cell table:style-name="ce2" office:value-type="float" office:value="247308.8" calcext:value-type="float">
            <text:p>247308,8</text:p>
          </table:table-cell>
          <table:table-cell table:style-name="ce2"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2" office:value-type="float" office:value="71178" calcext:value-type="float">
            <text:p>71178</text:p>
          </table:table-cell>
          <table:table-cell table:style-name="ce2" office:value-type="float" office:value="17308" calcext:value-type="float">
            <text:p>17308</text:p>
          </table:table-cell>
          <table:table-cell table:style-name="ce2" office:value-type="float" office:value="74586.8" calcext:value-type="float">
            <text:p>74586,8</text:p>
          </table:table-cell>
          <table:table-cell table:style-name="ce2" office:value-type="float" office:value="931342.4" calcext:value-type="float">
            <text:p>931342,4</text:p>
          </table:table-cell>
          <table:table-cell table:style-name="ce2" office:value-type="float" office:value="10635" calcext:value-type="float">
            <text:p>10635</text:p>
          </table:table-cell>
          <table:table-cell table:style-name="ce2" office:value-type="float" office:value="264116" calcext:value-type="float">
            <text:p>264116</text:p>
          </table:table-cell>
          <table:table-cell table:style-name="ce2" office:value-type="float" office:value="27095.4" calcext:value-type="float">
            <text:p>27095,4</text:p>
          </table:table-cell>
          <table:table-cell table:style-name="ce2" office:value-type="float" office:value="351876.7" calcext:value-type="float">
            <text:p>351876,7</text:p>
          </table:table-cell>
          <table:table-cell table:style-name="ce2" office:value-type="float" office:value="68591" calcext:value-type="float">
            <text:p>68591</text:p>
          </table:table-cell>
          <table:table-cell table:style-name="ce2" office:value-type="float" office:value="53870.2" calcext:value-type="float">
            <text:p>53870,2</text:p>
          </table:table-cell>
          <table:table-cell table:style-name="ce2" office:value-type="float" office:value="22382.2" calcext:value-type="float">
            <text:p>22382,2</text:p>
          </table:table-cell>
          <table:table-cell table:style-name="ce2" office:value-type="float" office:value="212914.4" calcext:value-type="float">
            <text:p>212914,4</text:p>
          </table:table-cell>
          <table:table-cell table:style-name="ce2" office:value-type="float" office:value="95887.6" calcext:value-type="float">
            <text:p>95887,6</text:p>
          </table:table-cell>
          <table:table-cell table:style-name="ce2" office:value-type="float" office:value="269717" calcext:value-type="float">
            <text:p>269717</text:p>
          </table:table-cell>
          <table:table-cell table:style-name="ce2" office:value-type="float" office:value="22482.6" calcext:value-type="float">
            <text:p>22482,6</text:p>
          </table:table-cell>
          <table:table-cell table:style-name="ce2" office:value-type="float" office:value="15302.2" calcext:value-type="float">
            <text:p>15302,2</text:p>
          </table:table-cell>
          <table:table-cell table:style-name="ce2" office:value-type="float" office:value="83793" calcext:value-type="float">
            <text:p>83793</text:p>
          </table:table-cell>
          <table:table-cell table:style-name="ce2" office:value-type="float" office:value="334045.3" calcext:value-type="float">
            <text:p>334045,3</text:p>
          </table:table-cell>
          <table:table-cell table:style-name="ce2" office:value-type="float" office:value="183371.2" calcext:value-type="float">
            <text:p>183371,2</text:p>
          </table:table-cell>
          <table:table-cell table:style-name="ce2" office:value-type="float" office:value="257617.6" calcext:value-type="float">
            <text:p>257617,6</text:p>
          </table:table-cell>
          <table:table-cell table:style-name="ce2" office:value-type="float" office:value="242776" calcext:value-type="float">
            <text:p>242776</text:p>
          </table:table-cell>
          <table:table-cell table:style-name="ce2"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2" office:value-type="float" office:value="69934.8" calcext:value-type="float">
            <text:p>69934,8</text:p>
          </table:table-cell>
          <table:table-cell table:style-name="ce2" office:value-type="float" office:value="20958.2" calcext:value-type="float">
            <text:p>20958,2</text:p>
          </table:table-cell>
          <table:table-cell table:style-name="ce2" office:value-type="float" office:value="71112.8" calcext:value-type="float">
            <text:p>71112,8</text:p>
          </table:table-cell>
          <table:table-cell table:style-name="ce2" office:value-type="float" office:value="1007330.8" calcext:value-type="float">
            <text:p>1007330,8</text:p>
          </table:table-cell>
          <table:table-cell table:style-name="ce2" office:value-type="float" office:value="14201.3" calcext:value-type="float">
            <text:p>14201,3</text:p>
          </table:table-cell>
          <table:table-cell table:style-name="ce2" office:value-type="float" office:value="284072" calcext:value-type="float">
            <text:p>284072</text:p>
          </table:table-cell>
          <table:table-cell table:style-name="ce2" office:value-type="float" office:value="29261.6" calcext:value-type="float">
            <text:p>29261,6</text:p>
          </table:table-cell>
          <table:table-cell table:style-name="ce2" office:value-type="float" office:value="359504.8" calcext:value-type="float">
            <text:p>359504,8</text:p>
          </table:table-cell>
          <table:table-cell table:style-name="ce2" office:value-type="float" office:value="69413.2" calcext:value-type="float">
            <text:p>69413,2</text:p>
          </table:table-cell>
          <table:table-cell table:style-name="ce2" office:value-type="float" office:value="55775.6" calcext:value-type="float">
            <text:p>55775,6</text:p>
          </table:table-cell>
          <table:table-cell table:style-name="ce2" office:value-type="float" office:value="23645.8" calcext:value-type="float">
            <text:p>23645,8</text:p>
          </table:table-cell>
          <table:table-cell table:style-name="ce2" office:value-type="float" office:value="232007.2" calcext:value-type="float">
            <text:p>232007,2</text:p>
          </table:table-cell>
          <table:table-cell table:style-name="ce2" office:value-type="float" office:value="96529.2" calcext:value-type="float">
            <text:p>96529,2</text:p>
          </table:table-cell>
          <table:table-cell table:style-name="ce2" office:value-type="float" office:value="272157" calcext:value-type="float">
            <text:p>272157</text:p>
          </table:table-cell>
          <table:table-cell table:style-name="ce2" office:value-type="float" office:value="25270.4" calcext:value-type="float">
            <text:p>25270,4</text:p>
          </table:table-cell>
          <table:table-cell table:style-name="ce2" office:value-type="float" office:value="16305.2" calcext:value-type="float">
            <text:p>16305,2</text:p>
          </table:table-cell>
          <table:table-cell table:style-name="ce2" office:value-type="float" office:value="85695.2" calcext:value-type="float">
            <text:p>85695,2</text:p>
          </table:table-cell>
          <table:table-cell table:style-name="ce2" office:value-type="float" office:value="341540.9" calcext:value-type="float">
            <text:p>341540,9</text:p>
          </table:table-cell>
          <table:table-cell table:style-name="ce2" office:value-type="float" office:value="183532" calcext:value-type="float">
            <text:p>183532</text:p>
          </table:table-cell>
          <table:table-cell table:style-name="ce2" office:value-type="float" office:value="258140" calcext:value-type="float">
            <text:p>258140</text:p>
          </table:table-cell>
          <table:table-cell table:style-name="ce2" office:value-type="float" office:value="245604.8" calcext:value-type="float">
            <text:p>245604,8</text:p>
          </table:table-cell>
          <table:table-cell table:style-name="ce2"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2" office:value-type="float" office:value="68711.6" calcext:value-type="float">
            <text:p>68711,6</text:p>
          </table:table-cell>
          <table:table-cell table:style-name="ce2" office:value-type="float" office:value="20838" calcext:value-type="float">
            <text:p>20838</text:p>
          </table:table-cell>
          <table:table-cell table:style-name="ce2" office:value-type="float" office:value="74895.8" calcext:value-type="float">
            <text:p>74895,8</text:p>
          </table:table-cell>
          <table:table-cell table:style-name="ce2" office:value-type="float" office:value="981406.7" calcext:value-type="float">
            <text:p>981406,7</text:p>
          </table:table-cell>
          <table:table-cell table:style-name="ce2" office:value-type="float" office:value="14238.8" calcext:value-type="float">
            <text:p>14238,8</text:p>
          </table:table-cell>
          <table:table-cell table:style-name="ce2" office:value-type="float" office:value="278919.2" calcext:value-type="float">
            <text:p>278919,2</text:p>
          </table:table-cell>
          <table:table-cell table:style-name="ce2" office:value-type="float" office:value="28098.4" calcext:value-type="float">
            <text:p>28098,4</text:p>
          </table:table-cell>
          <table:table-cell table:style-name="ce2" office:value-type="float" office:value="360454.2" calcext:value-type="float">
            <text:p>360454,2</text:p>
          </table:table-cell>
          <table:table-cell table:style-name="ce2" office:value-type="float" office:value="70035.4" calcext:value-type="float">
            <text:p>70035,4</text:p>
          </table:table-cell>
          <table:table-cell table:style-name="ce2" office:value-type="float" office:value="52947.8" calcext:value-type="float">
            <text:p>52947,8</text:p>
          </table:table-cell>
          <table:table-cell table:style-name="ce2" office:value-type="float" office:value="23585.8" calcext:value-type="float">
            <text:p>23585,8</text:p>
          </table:table-cell>
          <table:table-cell table:style-name="ce2" office:value-type="float" office:value="235999.2" calcext:value-type="float">
            <text:p>235999,2</text:p>
          </table:table-cell>
          <table:table-cell table:style-name="ce2" office:value-type="float" office:value="93802" calcext:value-type="float">
            <text:p>93802</text:p>
          </table:table-cell>
          <table:table-cell table:style-name="ce2" office:value-type="float" office:value="268378" calcext:value-type="float">
            <text:p>268378</text:p>
          </table:table-cell>
          <table:table-cell table:style-name="ce2" office:value-type="float" office:value="22322.2" calcext:value-type="float">
            <text:p>22322,2</text:p>
          </table:table-cell>
          <table:table-cell table:style-name="ce2" office:value-type="float" office:value="14961.4" calcext:value-type="float">
            <text:p>14961,4</text:p>
          </table:table-cell>
          <table:table-cell table:style-name="ce2" office:value-type="float" office:value="85134.2" calcext:value-type="float">
            <text:p>85134,2</text:p>
          </table:table-cell>
          <table:table-cell table:style-name="ce2" office:value-type="float" office:value="324785.9" calcext:value-type="float">
            <text:p>324785,9</text:p>
          </table:table-cell>
          <table:table-cell table:style-name="ce2" office:value-type="float" office:value="186640" calcext:value-type="float">
            <text:p>186640</text:p>
          </table:table-cell>
          <table:table-cell table:style-name="ce2" office:value-type="float" office:value="253025.6" calcext:value-type="float">
            <text:p>253025,6</text:p>
          </table:table-cell>
          <table:table-cell table:style-name="ce2" office:value-type="float" office:value="241712.8" calcext:value-type="float">
            <text:p>241712,8</text:p>
          </table:table-cell>
          <table:table-cell table:style-name="ce2"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2" office:value-type="float" office:value="67708.8" calcext:value-type="float">
            <text:p>67708,8</text:p>
          </table:table-cell>
          <table:table-cell table:style-name="ce2" office:value-type="float" office:value="17669" calcext:value-type="float">
            <text:p>17669</text:p>
          </table:table-cell>
          <table:table-cell table:style-name="ce2" office:value-type="float" office:value="71582.2" calcext:value-type="float">
            <text:p>71582,2</text:p>
          </table:table-cell>
          <table:table-cell table:style-name="ce2" office:value-type="float" office:value="946043.1" calcext:value-type="float">
            <text:p>946043,1</text:p>
          </table:table-cell>
          <table:table-cell table:style-name="ce2" office:value-type="float" office:value="14295" calcext:value-type="float">
            <text:p>14295</text:p>
          </table:table-cell>
          <table:table-cell table:style-name="ce2" office:value-type="float" office:value="263675.2" calcext:value-type="float">
            <text:p>263675,2</text:p>
          </table:table-cell>
          <table:table-cell table:style-name="ce2" office:value-type="float" office:value="26955" calcext:value-type="float">
            <text:p>26955</text:p>
          </table:table-cell>
          <table:table-cell table:style-name="ce2" office:value-type="float" office:value="358304.2" calcext:value-type="float">
            <text:p>358304,2</text:p>
          </table:table-cell>
          <table:table-cell table:style-name="ce2" office:value-type="float" office:value="67869.4" calcext:value-type="float">
            <text:p>67869,4</text:p>
          </table:table-cell>
          <table:table-cell table:style-name="ce2" office:value-type="float" office:value="53108.2" calcext:value-type="float">
            <text:p>53108,2</text:p>
          </table:table-cell>
          <table:table-cell table:style-name="ce2" office:value-type="float" office:value="21740.6" calcext:value-type="float">
            <text:p>21740,6</text:p>
          </table:table-cell>
          <table:table-cell table:style-name="ce2" office:value-type="float" office:value="220174.4" calcext:value-type="float">
            <text:p>220174,4</text:p>
          </table:table-cell>
          <table:table-cell table:style-name="ce2" office:value-type="float" office:value="92157.2" calcext:value-type="float">
            <text:p>92157,2</text:p>
          </table:table-cell>
          <table:table-cell table:style-name="ce2" office:value-type="float" office:value="268129.5" calcext:value-type="float">
            <text:p>268129,5</text:p>
          </table:table-cell>
          <table:table-cell table:style-name="ce2" office:value-type="float" office:value="23064.2" calcext:value-type="float">
            <text:p>23064,2</text:p>
          </table:table-cell>
          <table:table-cell table:style-name="ce2" office:value-type="float" office:value="15502.8" calcext:value-type="float">
            <text:p>15502,8</text:p>
          </table:table-cell>
          <table:table-cell table:style-name="ce2" office:value-type="float" office:value="82702.2" calcext:value-type="float">
            <text:p>82702,2</text:p>
          </table:table-cell>
          <table:table-cell table:style-name="ce2" office:value-type="float" office:value="326069" calcext:value-type="float">
            <text:p>326069</text:p>
          </table:table-cell>
          <table:table-cell table:style-name="ce2" office:value-type="float" office:value="185436.8" calcext:value-type="float">
            <text:p>185436,8</text:p>
          </table:table-cell>
          <table:table-cell table:style-name="ce2" office:value-type="float" office:value="240631.2" calcext:value-type="float">
            <text:p>240631,2</text:p>
          </table:table-cell>
          <table:table-cell table:style-name="ce2" office:value-type="float" office:value="238184" calcext:value-type="float">
            <text:p>238184</text:p>
          </table:table-cell>
          <table:table-cell table:style-name="ce2"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2" office:value-type="float" office:value="66685.8" calcext:value-type="float">
            <text:p>66685,8</text:p>
          </table:table-cell>
          <table:table-cell table:style-name="ce2" office:value-type="float" office:value="19594.6" calcext:value-type="float">
            <text:p>19594,6</text:p>
          </table:table-cell>
          <table:table-cell table:style-name="ce2" office:value-type="float" office:value="70791.3" calcext:value-type="float">
            <text:p>70791,3</text:p>
          </table:table-cell>
          <table:table-cell table:style-name="ce2" office:value-type="float" office:value="910325.3" calcext:value-type="float">
            <text:p>910325,3</text:p>
          </table:table-cell>
          <table:table-cell table:style-name="ce2" office:value-type="float" office:value="8831.3" calcext:value-type="float">
            <text:p>8831,3</text:p>
          </table:table-cell>
          <table:table-cell table:style-name="ce2" office:value-type="float" office:value="260647.2" calcext:value-type="float">
            <text:p>260647,2</text:p>
          </table:table-cell>
          <table:table-cell table:style-name="ce2" office:value-type="float" office:value="26995.2" calcext:value-type="float">
            <text:p>26995,2</text:p>
          </table:table-cell>
          <table:table-cell table:style-name="ce2" office:value-type="float" office:value="339967.8" calcext:value-type="float">
            <text:p>339967,8</text:p>
          </table:table-cell>
          <table:table-cell table:style-name="ce2" office:value-type="float" office:value="67207.2" calcext:value-type="float">
            <text:p>67207,2</text:p>
          </table:table-cell>
          <table:table-cell table:style-name="ce2" office:value-type="float" office:value="50260.2" calcext:value-type="float">
            <text:p>50260,2</text:p>
          </table:table-cell>
          <table:table-cell table:style-name="ce2" office:value-type="float" office:value="21760.4" calcext:value-type="float">
            <text:p>21760,4</text:p>
          </table:table-cell>
          <table:table-cell table:style-name="ce2" office:value-type="float" office:value="204671.2" calcext:value-type="float">
            <text:p>204671,2</text:p>
          </table:table-cell>
          <table:table-cell table:style-name="ce2" office:value-type="float" office:value="88205.8" calcext:value-type="float">
            <text:p>88205,8</text:p>
          </table:table-cell>
          <table:table-cell table:style-name="ce2" office:value-type="float" office:value="250735.5" calcext:value-type="float">
            <text:p>250735,5</text:p>
          </table:table-cell>
          <table:table-cell table:style-name="ce2" office:value-type="float" office:value="21580" calcext:value-type="float">
            <text:p>21580</text:p>
          </table:table-cell>
          <table:table-cell table:style-name="ce2" office:value-type="float" office:value="14500.4" calcext:value-type="float">
            <text:p>14500,4</text:p>
          </table:table-cell>
          <table:table-cell table:style-name="ce2" office:value-type="float" office:value="80349.2" calcext:value-type="float">
            <text:p>80349,2</text:p>
          </table:table-cell>
          <table:table-cell table:style-name="ce2" office:value-type="float" office:value="304572.2" calcext:value-type="float">
            <text:p>304572,2</text:p>
          </table:table-cell>
          <table:table-cell table:style-name="ce2" office:value-type="float" office:value="173704" calcext:value-type="float">
            <text:p>173704</text:p>
          </table:table-cell>
          <table:table-cell table:style-name="ce2" office:value-type="float" office:value="237402.4" calcext:value-type="float">
            <text:p>237402,4</text:p>
          </table:table-cell>
          <table:table-cell table:style-name="ce2" office:value-type="float" office:value="219412" calcext:value-type="float">
            <text:p>219412</text:p>
          </table:table-cell>
          <table:table-cell table:style-name="ce2"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2" office:value-type="float" office:value="62734.8" calcext:value-type="float">
            <text:p>62734,8</text:p>
          </table:table-cell>
          <table:table-cell table:style-name="ce2" office:value-type="float" office:value="17588.8" calcext:value-type="float">
            <text:p>17588,8</text:p>
          </table:table-cell>
          <table:table-cell table:style-name="ce2" office:value-type="float" office:value="66813.1" calcext:value-type="float">
            <text:p>66813,1</text:p>
          </table:table-cell>
          <table:table-cell table:style-name="ce2" office:value-type="float" office:value="883563.1" calcext:value-type="float">
            <text:p>883563,1</text:p>
          </table:table-cell>
          <table:table-cell table:style-name="ce2" office:value-type="float" office:value="13166" calcext:value-type="float">
            <text:p>13166</text:p>
          </table:table-cell>
          <table:table-cell table:style-name="ce2" office:value-type="float" office:value="249154.4" calcext:value-type="float">
            <text:p>249154,4</text:p>
          </table:table-cell>
          <table:table-cell table:style-name="ce2" office:value-type="float" office:value="27737.2" calcext:value-type="float">
            <text:p>27737,2</text:p>
          </table:table-cell>
          <table:table-cell table:style-name="ce2" office:value-type="float" office:value="341438.7" calcext:value-type="float">
            <text:p>341438,7</text:p>
          </table:table-cell>
          <table:table-cell table:style-name="ce2" office:value-type="float" office:value="63256.2" calcext:value-type="float">
            <text:p>63256,2</text:p>
          </table:table-cell>
          <table:table-cell table:style-name="ce2" office:value-type="float" office:value="51764.4" calcext:value-type="float">
            <text:p>51764,4</text:p>
          </table:table-cell>
          <table:table-cell table:style-name="ce2" office:value-type="float" office:value="22462.4" calcext:value-type="float">
            <text:p>22462,4</text:p>
          </table:table-cell>
          <table:table-cell table:style-name="ce2" office:value-type="float" office:value="211270.4" calcext:value-type="float">
            <text:p>211270,4</text:p>
          </table:table-cell>
          <table:table-cell table:style-name="ce2" office:value-type="float" office:value="91214.4" calcext:value-type="float">
            <text:p>91214,4</text:p>
          </table:table-cell>
          <table:table-cell table:style-name="ce2" office:value-type="float" office:value="251924.5" calcext:value-type="float">
            <text:p>251924,5</text:p>
          </table:table-cell>
          <table:table-cell table:style-name="ce2" office:value-type="float" office:value="20577" calcext:value-type="float">
            <text:p>20577</text:p>
          </table:table-cell>
          <table:table-cell table:style-name="ce2" office:value-type="float" office:value="13798.2" calcext:value-type="float">
            <text:p>13798,2</text:p>
          </table:table-cell>
          <table:table-cell table:style-name="ce2" office:value-type="float" office:value="80649.8" calcext:value-type="float">
            <text:p>80649,8</text:p>
          </table:table-cell>
          <table:table-cell table:style-name="ce2" office:value-type="float" office:value="295691.2" calcext:value-type="float">
            <text:p>295691,2</text:p>
          </table:table-cell>
          <table:table-cell table:style-name="ce2" office:value-type="float" office:value="169912.8" calcext:value-type="float">
            <text:p>169912,8</text:p>
          </table:table-cell>
          <table:table-cell table:style-name="ce2" office:value-type="float" office:value="230202.4" calcext:value-type="float">
            <text:p>230202,4</text:p>
          </table:table-cell>
          <table:table-cell table:style-name="ce2" office:value-type="float" office:value="228718.4" calcext:value-type="float">
            <text:p>228718,4</text:p>
          </table:table-cell>
          <table:table-cell table:style-name="ce2"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2" office:value-type="float" office:value="63677.4" calcext:value-type="float">
            <text:p>63677,4</text:p>
          </table:table-cell>
          <table:table-cell table:style-name="ce2" office:value-type="float" office:value="17207.6" calcext:value-type="float">
            <text:p>17207,6</text:p>
          </table:table-cell>
          <table:table-cell table:style-name="ce2" office:value-type="float" office:value="71229.7" calcext:value-type="float">
            <text:p>71229,7</text:p>
          </table:table-cell>
          <table:table-cell table:style-name="ce2" office:value-type="float" office:value="873097.1" calcext:value-type="float">
            <text:p>873097,1</text:p>
          </table:table-cell>
          <table:table-cell table:style-name="ce2" office:value-type="float" office:value="10663.1" calcext:value-type="float">
            <text:p>10663,1</text:p>
          </table:table-cell>
          <table:table-cell table:style-name="ce2" office:value-type="float" office:value="253425.6" calcext:value-type="float">
            <text:p>253425,6</text:p>
          </table:table-cell>
          <table:table-cell table:style-name="ce2" office:value-type="float" office:value="26553.8" calcext:value-type="float">
            <text:p>26553,8</text:p>
          </table:table-cell>
          <table:table-cell table:style-name="ce2" office:value-type="float" office:value="338518.7" calcext:value-type="float">
            <text:p>338518,7</text:p>
          </table:table-cell>
          <table:table-cell table:style-name="ce2" office:value-type="float" office:value="64981.2" calcext:value-type="float">
            <text:p>64981,2</text:p>
          </table:table-cell>
          <table:table-cell table:style-name="ce2" office:value-type="float" office:value="48756" calcext:value-type="float">
            <text:p>48756</text:p>
          </table:table-cell>
          <table:table-cell table:style-name="ce2" office:value-type="float" office:value="21720.2" calcext:value-type="float">
            <text:p>21720,2</text:p>
          </table:table-cell>
          <table:table-cell table:style-name="ce2" office:value-type="float" office:value="198472.8" calcext:value-type="float">
            <text:p>198472,8</text:p>
          </table:table-cell>
          <table:table-cell table:style-name="ce2" office:value-type="float" office:value="83613" calcext:value-type="float">
            <text:p>83613</text:p>
          </table:table-cell>
          <table:table-cell table:style-name="ce2" office:value-type="float" office:value="249621.5" calcext:value-type="float">
            <text:p>249621,5</text:p>
          </table:table-cell>
          <table:table-cell table:style-name="ce2" office:value-type="float" office:value="21780.6" calcext:value-type="float">
            <text:p>21780,6</text:p>
          </table:table-cell>
          <table:table-cell table:style-name="ce2" office:value-type="float" office:value="15342.2" calcext:value-type="float">
            <text:p>15342,2</text:p>
          </table:table-cell>
          <table:table-cell table:style-name="ce2" office:value-type="float" office:value="80750" calcext:value-type="float">
            <text:p>80750</text:p>
          </table:table-cell>
          <table:table-cell table:style-name="ce2" office:value-type="float" office:value="302903.8" calcext:value-type="float">
            <text:p>302903,8</text:p>
          </table:table-cell>
          <table:table-cell table:style-name="ce2" office:value-type="float" office:value="171899.2" calcext:value-type="float">
            <text:p>171899,2</text:p>
          </table:table-cell>
          <table:table-cell table:style-name="ce2" office:value-type="float" office:value="224405.6" calcext:value-type="float">
            <text:p>224405,6</text:p>
          </table:table-cell>
          <table:table-cell table:style-name="ce2" office:value-type="float" office:value="218549.6" calcext:value-type="float">
            <text:p>218549,6</text:p>
          </table:table-cell>
          <table:table-cell table:style-name="ce2"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float" office:value="63797.6" calcext:value-type="float">
            <text:p>63797,6</text:p>
          </table:table-cell>
          <table:table-cell table:style-name="ce2" office:value-type="float" office:value="16124.8" calcext:value-type="float">
            <text:p>16124,8</text:p>
          </table:table-cell>
          <table:table-cell table:style-name="ce2" office:value-type="float" office:value="67633.6" calcext:value-type="float">
            <text:p>67633,6</text:p>
          </table:table-cell>
          <table:table-cell table:style-name="ce2" office:value-type="float" office:value="879628.8" calcext:value-type="float">
            <text:p>879628,8</text:p>
          </table:table-cell>
          <table:table-cell table:style-name="ce2" office:value-type="float" office:value="10656.6" calcext:value-type="float">
            <text:p>10656,6</text:p>
          </table:table-cell>
          <table:table-cell table:style-name="ce2" office:value-type="float" office:value="251660" calcext:value-type="float">
            <text:p>251660</text:p>
          </table:table-cell>
          <table:table-cell table:style-name="ce2" office:value-type="float" office:value="26553.8" calcext:value-type="float">
            <text:p>26553,8</text:p>
          </table:table-cell>
          <table:table-cell table:style-name="ce2" office:value-type="float" office:value="334758.2" calcext:value-type="float">
            <text:p>334758,2</text:p>
          </table:table-cell>
          <table:table-cell table:style-name="ce2" office:value-type="float" office:value="62714.8" calcext:value-type="float">
            <text:p>62714,8</text:p>
          </table:table-cell>
          <table:table-cell table:style-name="ce2" office:value-type="float" office:value="47312" calcext:value-type="float">
            <text:p>47312</text:p>
          </table:table-cell>
          <table:table-cell table:style-name="ce2" office:value-type="float" office:value="21961" calcext:value-type="float">
            <text:p>21961</text:p>
          </table:table-cell>
          <table:table-cell table:style-name="ce2" office:value-type="float" office:value="205092" calcext:value-type="float">
            <text:p>205092</text:p>
          </table:table-cell>
          <table:table-cell table:style-name="ce2" office:value-type="float" office:value="84716.4" calcext:value-type="float">
            <text:p>84716,4</text:p>
          </table:table-cell>
          <table:table-cell table:style-name="ce2" office:value-type="float" office:value="248444" calcext:value-type="float">
            <text:p>248444</text:p>
          </table:table-cell>
          <table:table-cell table:style-name="ce2" office:value-type="float" office:value="21700.4" calcext:value-type="float">
            <text:p>21700,4</text:p>
          </table:table-cell>
          <table:table-cell table:style-name="ce2" office:value-type="float" office:value="15743.6" calcext:value-type="float">
            <text:p>15743,6</text:p>
          </table:table-cell>
          <table:table-cell table:style-name="ce2" office:value-type="float" office:value="84913.6" calcext:value-type="float">
            <text:p>84913,6</text:p>
          </table:table-cell>
          <table:table-cell table:style-name="ce2" office:value-type="float" office:value="302717.4" calcext:value-type="float">
            <text:p>302717,4</text:p>
          </table:table-cell>
          <table:table-cell table:style-name="ce2" office:value-type="float" office:value="178176.8" calcext:value-type="float">
            <text:p>178176,8</text:p>
          </table:table-cell>
          <table:table-cell table:style-name="ce2" office:value-type="float" office:value="229640.8" calcext:value-type="float">
            <text:p>229640,8</text:p>
          </table:table-cell>
          <table:table-cell table:style-name="ce2" office:value-type="float" office:value="222882.4" calcext:value-type="float">
            <text:p>222882,4</text:p>
          </table:table-cell>
          <table:table-cell table:style-name="ce2"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2" office:value-type="float" office:value="62413.4" calcext:value-type="float">
            <text:p>62413,4</text:p>
          </table:table-cell>
          <table:table-cell table:style-name="ce2" office:value-type="float" office:value="18170.4" calcext:value-type="float">
            <text:p>18170,4</text:p>
          </table:table-cell>
          <table:table-cell table:style-name="ce2" office:value-type="float" office:value="67734.9" calcext:value-type="float">
            <text:p>67734,9</text:p>
          </table:table-cell>
          <table:table-cell table:style-name="ce2" office:value-type="float" office:value="888634" calcext:value-type="float">
            <text:p>888634</text:p>
          </table:table-cell>
          <table:table-cell table:style-name="ce2" office:value-type="float" office:value="10678.1" calcext:value-type="float">
            <text:p>10678,1</text:p>
          </table:table-cell>
          <table:table-cell table:style-name="ce2" office:value-type="float" office:value="258320" calcext:value-type="float">
            <text:p>258320</text:p>
          </table:table-cell>
          <table:table-cell table:style-name="ce2" office:value-type="float" office:value="24889.2" calcext:value-type="float">
            <text:p>24889,2</text:p>
          </table:table-cell>
          <table:table-cell table:style-name="ce2" office:value-type="float" office:value="335399.9" calcext:value-type="float">
            <text:p>335399,9</text:p>
          </table:table-cell>
          <table:table-cell table:style-name="ce2" office:value-type="float" office:value="62414.4" calcext:value-type="float">
            <text:p>62414,4</text:p>
          </table:table-cell>
          <table:table-cell table:style-name="ce2" office:value-type="float" office:value="50220.2" calcext:value-type="float">
            <text:p>50220,2</text:p>
          </table:table-cell>
          <table:table-cell table:style-name="ce2" office:value-type="float" office:value="23766" calcext:value-type="float">
            <text:p>23766</text:p>
          </table:table-cell>
          <table:table-cell table:style-name="ce2" office:value-type="float" office:value="202584.8" calcext:value-type="float">
            <text:p>202584,8</text:p>
          </table:table-cell>
          <table:table-cell table:style-name="ce2" office:value-type="float" office:value="85699" calcext:value-type="float">
            <text:p>85699</text:p>
          </table:table-cell>
          <table:table-cell table:style-name="ce2" office:value-type="float" office:value="242528" calcext:value-type="float">
            <text:p>242528</text:p>
          </table:table-cell>
          <table:table-cell table:style-name="ce2" office:value-type="float" office:value="23505.4" calcext:value-type="float">
            <text:p>23505,4</text:p>
          </table:table-cell>
          <table:table-cell table:style-name="ce2" office:value-type="float" office:value="15041.6" calcext:value-type="float">
            <text:p>15041,6</text:p>
          </table:table-cell>
          <table:table-cell table:style-name="ce2" office:value-type="float" office:value="77296" calcext:value-type="float">
            <text:p>77296</text:p>
          </table:table-cell>
          <table:table-cell table:style-name="ce2" office:value-type="float" office:value="296140" calcext:value-type="float">
            <text:p>296140</text:p>
          </table:table-cell>
          <table:table-cell table:style-name="ce2" office:value-type="float" office:value="170756" calcext:value-type="float">
            <text:p>170756</text:p>
          </table:table-cell>
          <table:table-cell table:style-name="ce2" office:value-type="float" office:value="224587.2" calcext:value-type="float">
            <text:p>224587,2</text:p>
          </table:table-cell>
          <table:table-cell table:style-name="ce2" office:value-type="float" office:value="208621.6" calcext:value-type="float">
            <text:p>208621,6</text:p>
          </table:table-cell>
          <table:table-cell table:style-name="ce2"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2" office:value-type="float" office:value="61992.8" calcext:value-type="float">
            <text:p>61992,8</text:p>
          </table:table-cell>
          <table:table-cell table:style-name="ce2" office:value-type="float" office:value="16846.6" calcext:value-type="float">
            <text:p>16846,6</text:p>
          </table:table-cell>
          <table:table-cell table:style-name="ce2" office:value-type="float" office:value="76748.1" calcext:value-type="float">
            <text:p>76748,1</text:p>
          </table:table-cell>
          <table:table-cell table:style-name="ce2" office:value-type="float" office:value="849448.1" calcext:value-type="float">
            <text:p>849448,1</text:p>
          </table:table-cell>
          <table:table-cell table:style-name="ce2" office:value-type="float" office:value="13519.9" calcext:value-type="float">
            <text:p>13519,9</text:p>
          </table:table-cell>
          <table:table-cell table:style-name="ce2" office:value-type="float" office:value="238645.6" calcext:value-type="float">
            <text:p>238645,6</text:p>
          </table:table-cell>
          <table:table-cell table:style-name="ce2" office:value-type="float" office:value="25110" calcext:value-type="float">
            <text:p>25110</text:p>
          </table:table-cell>
          <table:table-cell table:style-name="ce2" office:value-type="float" office:value="325235.6" calcext:value-type="float">
            <text:p>325235,6</text:p>
          </table:table-cell>
          <table:table-cell table:style-name="ce2" office:value-type="float" office:value="64660" calcext:value-type="float">
            <text:p>64660</text:p>
          </table:table-cell>
          <table:table-cell table:style-name="ce2" office:value-type="float" office:value="46088.4" calcext:value-type="float">
            <text:p>46088,4</text:p>
          </table:table-cell>
          <table:table-cell table:style-name="ce2" office:value-type="float" office:value="21800.6" calcext:value-type="float">
            <text:p>21800,6</text:p>
          </table:table-cell>
          <table:table-cell table:style-name="ce2" office:value-type="float" office:value="189288.8" calcext:value-type="float">
            <text:p>189288,8</text:p>
          </table:table-cell>
          <table:table-cell table:style-name="ce2" office:value-type="float" office:value="84094.4" calcext:value-type="float">
            <text:p>84094,4</text:p>
          </table:table-cell>
          <table:table-cell table:style-name="ce2" office:value-type="float" office:value="235532.5" calcext:value-type="float">
            <text:p>235532,5</text:p>
          </table:table-cell>
          <table:table-cell table:style-name="ce2" office:value-type="float" office:value="22322" calcext:value-type="float">
            <text:p>22322</text:p>
          </table:table-cell>
          <table:table-cell table:style-name="ce2" office:value-type="float" office:value="13497.4" calcext:value-type="float">
            <text:p>13497,4</text:p>
          </table:table-cell>
          <table:table-cell table:style-name="ce2" office:value-type="float" office:value="75424.4" calcext:value-type="float">
            <text:p>75424,4</text:p>
          </table:table-cell>
          <table:table-cell table:style-name="ce2" office:value-type="float" office:value="285504.9" calcext:value-type="float">
            <text:p>285504,9</text:p>
          </table:table-cell>
          <table:table-cell table:style-name="ce2" office:value-type="float" office:value="166384" calcext:value-type="float">
            <text:p>166384</text:p>
          </table:table-cell>
          <table:table-cell table:style-name="ce2" office:value-type="float" office:value="219612.8" calcext:value-type="float">
            <text:p>219612,8</text:p>
          </table:table-cell>
          <table:table-cell table:style-name="ce2" office:value-type="float" office:value="206836.8" calcext:value-type="float">
            <text:p>206836,8</text:p>
          </table:table-cell>
          <table:table-cell table:style-name="ce2"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2" office:value-type="float" office:value="63056.2" calcext:value-type="float">
            <text:p>63056,2</text:p>
          </table:table-cell>
          <table:table-cell table:style-name="ce2" office:value-type="float" office:value="16806.6" calcext:value-type="float">
            <text:p>16806,6</text:p>
          </table:table-cell>
          <table:table-cell table:style-name="ce2" office:value-type="float" office:value="69596.3" calcext:value-type="float">
            <text:p>69596,3</text:p>
          </table:table-cell>
          <table:table-cell table:style-name="ce2" office:value-type="float" office:value="865363.9" calcext:value-type="float">
            <text:p>865363,9</text:p>
          </table:table-cell>
          <table:table-cell table:style-name="ce2" office:value-type="float" office:value="7314.4" calcext:value-type="float">
            <text:p>7314,4</text:p>
          </table:table-cell>
          <table:table-cell table:style-name="ce2" office:value-type="float" office:value="245624.8" calcext:value-type="float">
            <text:p>245624,8</text:p>
          </table:table-cell>
          <table:table-cell table:style-name="ce2" office:value-type="float" office:value="25892" calcext:value-type="float">
            <text:p>25892</text:p>
          </table:table-cell>
          <table:table-cell table:style-name="ce2" office:value-type="float" office:value="337302.4" calcext:value-type="float">
            <text:p>337302,4</text:p>
          </table:table-cell>
          <table:table-cell table:style-name="ce2" office:value-type="float" office:value="61571.4" calcext:value-type="float">
            <text:p>61571,4</text:p>
          </table:table-cell>
          <table:table-cell table:style-name="ce2" office:value-type="float" office:value="47332.2" calcext:value-type="float">
            <text:p>47332,2</text:p>
          </table:table-cell>
          <table:table-cell table:style-name="ce2" office:value-type="float" office:value="20035.6" calcext:value-type="float">
            <text:p>20035,6</text:p>
          </table:table-cell>
          <table:table-cell table:style-name="ce2" office:value-type="float" office:value="205012" calcext:value-type="float">
            <text:p>205012</text:p>
          </table:table-cell>
          <table:table-cell table:style-name="ce2" office:value-type="float" office:value="87684.8" calcext:value-type="float">
            <text:p>87684,8</text:p>
          </table:table-cell>
          <table:table-cell table:style-name="ce2" office:value-type="float" office:value="243365" calcext:value-type="float">
            <text:p>243365</text:p>
          </table:table-cell>
          <table:table-cell table:style-name="ce2" office:value-type="float" office:value="21499.6" calcext:value-type="float">
            <text:p>21499,6</text:p>
          </table:table-cell>
          <table:table-cell table:style-name="ce2" office:value-type="float" office:value="14480" calcext:value-type="float">
            <text:p>14480</text:p>
          </table:table-cell>
          <table:table-cell table:style-name="ce2" office:value-type="float" office:value="79728.8" calcext:value-type="float">
            <text:p>79728,8</text:p>
          </table:table-cell>
          <table:table-cell table:style-name="ce2" office:value-type="float" office:value="304314.6" calcext:value-type="float">
            <text:p>304314,6</text:p>
          </table:table-cell>
          <table:table-cell table:style-name="ce2" office:value-type="float" office:value="179360.8" calcext:value-type="float">
            <text:p>179360,8</text:p>
          </table:table-cell>
          <table:table-cell table:style-name="ce2" office:value-type="float" office:value="227635.2" calcext:value-type="float">
            <text:p>227635,2</text:p>
          </table:table-cell>
          <table:table-cell table:style-name="ce2" office:value-type="float" office:value="222219.2" calcext:value-type="float">
            <text:p>222219,2</text:p>
          </table:table-cell>
          <table:table-cell table:style-name="ce2"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2" office:value-type="float" office:value="58563.4" calcext:value-type="float">
            <text:p>58563,4</text:p>
          </table:table-cell>
          <table:table-cell table:style-name="ce2" office:value-type="float" office:value="16706.2" calcext:value-type="float">
            <text:p>16706,2</text:p>
          </table:table-cell>
          <table:table-cell table:style-name="ce2" office:value-type="float" office:value="75346.5" calcext:value-type="float">
            <text:p>75346,5</text:p>
          </table:table-cell>
          <table:table-cell table:style-name="ce2" office:value-type="float" office:value="865679.8" calcext:value-type="float">
            <text:p>865679,8</text:p>
          </table:table-cell>
          <table:table-cell table:style-name="ce2" office:value-type="float" office:value="10748.4" calcext:value-type="float">
            <text:p>10748,4</text:p>
          </table:table-cell>
          <table:table-cell table:style-name="ce2" office:value-type="float" office:value="245343.2" calcext:value-type="float">
            <text:p>245343,2</text:p>
          </table:table-cell>
          <table:table-cell table:style-name="ce2" office:value-type="float" office:value="26493.8" calcext:value-type="float">
            <text:p>26493,8</text:p>
          </table:table-cell>
          <table:table-cell table:style-name="ce2" office:value-type="float" office:value="333954.4" calcext:value-type="float">
            <text:p>333954,4</text:p>
          </table:table-cell>
          <table:table-cell table:style-name="ce2" office:value-type="float" office:value="64098.8" calcext:value-type="float">
            <text:p>64098,8</text:p>
          </table:table-cell>
          <table:table-cell table:style-name="ce2" office:value-type="float" office:value="49297.6" calcext:value-type="float">
            <text:p>49297,6</text:p>
          </table:table-cell>
          <table:table-cell table:style-name="ce2" office:value-type="float" office:value="21961.2" calcext:value-type="float">
            <text:p>21961,2</text:p>
          </table:table-cell>
          <table:table-cell table:style-name="ce2" office:value-type="float" office:value="202264" calcext:value-type="float">
            <text:p>202264</text:p>
          </table:table-cell>
          <table:table-cell table:style-name="ce2" office:value-type="float" office:value="84255.2" calcext:value-type="float">
            <text:p>84255,2</text:p>
          </table:table-cell>
          <table:table-cell table:style-name="ce2" office:value-type="float" office:value="246431" calcext:value-type="float">
            <text:p>246431</text:p>
          </table:table-cell>
          <table:table-cell table:style-name="ce2" office:value-type="float" office:value="21279" calcext:value-type="float">
            <text:p>21279</text:p>
          </table:table-cell>
          <table:table-cell table:style-name="ce2" office:value-type="float" office:value="14259.6" calcext:value-type="float">
            <text:p>14259,6</text:p>
          </table:table-cell>
          <table:table-cell table:style-name="ce2" office:value-type="float" office:value="78848.2" calcext:value-type="float">
            <text:p>78848,2</text:p>
          </table:table-cell>
          <table:table-cell table:style-name="ce2" office:value-type="float" office:value="308803.2" calcext:value-type="float">
            <text:p>308803,2</text:p>
          </table:table-cell>
          <table:table-cell table:style-name="ce2" office:value-type="float" office:value="179000" calcext:value-type="float">
            <text:p>179000</text:p>
          </table:table-cell>
          <table:table-cell table:style-name="ce2" office:value-type="float" office:value="239047.2" calcext:value-type="float">
            <text:p>239047,2</text:p>
          </table:table-cell>
          <table:table-cell table:style-name="ce2" office:value-type="float" office:value="228438.4" calcext:value-type="float">
            <text:p>228438,4</text:p>
          </table:table-cell>
          <table:table-cell table:style-name="ce2"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2" office:value-type="float" office:value="64740.4" calcext:value-type="float">
            <text:p>64740,4</text:p>
          </table:table-cell>
          <table:table-cell table:style-name="ce2" office:value-type="float" office:value="18110" calcext:value-type="float">
            <text:p>18110</text:p>
          </table:table-cell>
          <table:table-cell table:style-name="ce2" office:value-type="float" office:value="71012.6" calcext:value-type="float">
            <text:p>71012,6</text:p>
          </table:table-cell>
          <table:table-cell table:style-name="ce2" office:value-type="float" office:value="888633" calcext:value-type="float">
            <text:p>888633</text:p>
          </table:table-cell>
          <table:table-cell table:style-name="ce2" office:value-type="float" office:value="13294.9" calcext:value-type="float">
            <text:p>13294,9</text:p>
          </table:table-cell>
          <table:table-cell table:style-name="ce2" office:value-type="float" office:value="261128.8" calcext:value-type="float">
            <text:p>261128,8</text:p>
          </table:table-cell>
          <table:table-cell table:style-name="ce2" office:value-type="float" office:value="27215.8" calcext:value-type="float">
            <text:p>27215,8</text:p>
          </table:table-cell>
          <table:table-cell table:style-name="ce2" office:value-type="float" office:value="334075.2" calcext:value-type="float">
            <text:p>334075,2</text:p>
          </table:table-cell>
          <table:table-cell table:style-name="ce2" office:value-type="float" office:value="66365" calcext:value-type="float">
            <text:p>66365</text:p>
          </table:table-cell>
          <table:table-cell table:style-name="ce2" office:value-type="float" office:value="48996.8" calcext:value-type="float">
            <text:p>48996,8</text:p>
          </table:table-cell>
          <table:table-cell table:style-name="ce2" office:value-type="float" office:value="20216" calcext:value-type="float">
            <text:p>20216</text:p>
          </table:table-cell>
          <table:table-cell table:style-name="ce2" office:value-type="float" office:value="205513.6" calcext:value-type="float">
            <text:p>205513,6</text:p>
          </table:table-cell>
          <table:table-cell table:style-name="ce2" office:value-type="float" office:value="87122.8" calcext:value-type="float">
            <text:p>87122,8</text:p>
          </table:table-cell>
          <table:table-cell table:style-name="ce2" office:value-type="float" office:value="248020" calcext:value-type="float">
            <text:p>248020</text:p>
          </table:table-cell>
          <table:table-cell table:style-name="ce2" office:value-type="float" office:value="21740.6" calcext:value-type="float">
            <text:p>21740,6</text:p>
          </table:table-cell>
          <table:table-cell table:style-name="ce2" office:value-type="float" office:value="13958.6" calcext:value-type="float">
            <text:p>13958,6</text:p>
          </table:table-cell>
          <table:table-cell table:style-name="ce2" office:value-type="float" office:value="78567.4" calcext:value-type="float">
            <text:p>78567,4</text:p>
          </table:table-cell>
          <table:table-cell table:style-name="ce2" office:value-type="float" office:value="305570.9" calcext:value-type="float">
            <text:p>305570,9</text:p>
          </table:table-cell>
          <table:table-cell table:style-name="ce2" office:value-type="float" office:value="175348.8" calcext:value-type="float">
            <text:p>175348,8</text:p>
          </table:table-cell>
          <table:table-cell table:style-name="ce2" office:value-type="float" office:value="226372" calcext:value-type="float">
            <text:p>226372</text:p>
          </table:table-cell>
          <table:table-cell table:style-name="ce2" office:value-type="float" office:value="215181.6" calcext:value-type="float">
            <text:p>215181,6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61471.6" calcext:value-type="float">
            <text:p>61471,6</text:p>
          </table:table-cell>
          <table:table-cell table:style-name="Default" office:value-type="float" office:value="17829.4" calcext:value-type="float">
            <text:p>17829,4</text:p>
          </table:table-cell>
          <table:table-cell table:style-name="Default" office:value-type="float" office:value="72502.3" calcext:value-type="float">
            <text:p>72502,3</text:p>
          </table:table-cell>
          <table:table-cell table:style-name="Default" office:value-type="float" office:value="870933.6" calcext:value-type="float">
            <text:p>870933,6</text:p>
          </table:table-cell>
          <table:table-cell table:style-name="Default" office:value-type="float" office:value="7239.4" calcext:value-type="float">
            <text:p>7239,4</text:p>
          </table:table-cell>
          <table:table-cell table:style-name="Default" office:value-type="float" office:value="243981.6" calcext:value-type="float">
            <text:p>243981,6</text:p>
          </table:table-cell>
          <table:table-cell table:style-name="Default" office:value-type="float" office:value="25069.8" calcext:value-type="float">
            <text:p>25069,8</text:p>
          </table:table-cell>
          <table:table-cell table:style-name="Default" office:value-type="float" office:value="330224.1" calcext:value-type="float">
            <text:p>330224,1</text:p>
          </table:table-cell>
          <table:table-cell table:style-name="Default" office:value-type="float" office:value="61431.6" calcext:value-type="float">
            <text:p>61431,6</text:p>
          </table:table-cell>
          <table:table-cell table:style-name="Default" office:value-type="float" office:value="51844.4" calcext:value-type="float">
            <text:p>51844,4</text:p>
          </table:table-cell>
          <table:table-cell table:style-name="Default" office:value-type="float" office:value="20877.8" calcext:value-type="float">
            <text:p>20877,8</text:p>
          </table:table-cell>
          <table:table-cell table:style-name="Default" office:value-type="float" office:value="193760.8" calcext:value-type="float">
            <text:p>193760,8</text:p>
          </table:table-cell>
          <table:table-cell table:style-name="Default" office:value-type="float" office:value="82730.8" calcext:value-type="float">
            <text:p>82730,8</text:p>
          </table:table-cell>
          <table:table-cell table:style-name="Default" office:value-type="float" office:value="227549.3" calcext:value-type="float">
            <text:p>227549,3</text:p>
          </table:table-cell>
          <table:table-cell table:style-name="Default" office:value-type="float" office:value="22081.2" calcext:value-type="float">
            <text:p>22081,2</text:p>
          </table:table-cell>
          <table:table-cell table:style-name="Default" office:value-type="float" office:value="13497.4" calcext:value-type="float">
            <text:p>13497,4</text:p>
          </table:table-cell>
          <table:table-cell table:style-name="Default" office:value-type="float" office:value="73872.8" calcext:value-type="float">
            <text:p>73872,8</text:p>
          </table:table-cell>
          <table:table-cell table:style-name="Default" office:value-type="float" office:value="286679.3" calcext:value-type="float">
            <text:p>286679,3</text:p>
          </table:table-cell>
          <table:table-cell table:style-name="Default" office:value-type="float" office:value="162874.4" calcext:value-type="float">
            <text:p>162874,4</text:p>
          </table:table-cell>
          <table:table-cell table:style-name="Default" office:value-type="float" office:value="207720" calcext:value-type="float">
            <text:p>207720</text:p>
          </table:table-cell>
          <table:table-cell table:style-name="Default" office:value-type="float" office:value="201924" calcext:value-type="float">
            <text:p>201924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56698.2" calcext:value-type="float">
            <text:p>56698,2</text:p>
          </table:table-cell>
          <table:table-cell table:style-name="Default" office:value-type="float" office:value="15683.4" calcext:value-type="float">
            <text:p>15683,4</text:p>
          </table:table-cell>
          <table:table-cell table:style-name="Default" office:value-type="float" office:value="67663.2" calcext:value-type="float">
            <text:p>67663,2</text:p>
          </table:table-cell>
          <table:table-cell table:style-name="Default" office:value-type="float" office:value="820252.6" calcext:value-type="float">
            <text:p>820252,6</text:p>
          </table:table-cell>
          <table:table-cell table:style-name="Default" office:value-type="float" office:value="11258.4" calcext:value-type="float">
            <text:p>11258,4</text:p>
          </table:table-cell>
          <table:table-cell table:style-name="Default" office:value-type="float" office:value="226892" calcext:value-type="float">
            <text:p>226892</text:p>
          </table:table-cell>
          <table:table-cell table:style-name="Default" office:value-type="float" office:value="26533.8" calcext:value-type="float">
            <text:p>26533,8</text:p>
          </table:table-cell>
          <table:table-cell table:style-name="Default" office:value-type="float" office:value="330923.6" calcext:value-type="float">
            <text:p>330923,6</text:p>
          </table:table-cell>
          <table:table-cell table:style-name="Default" office:value-type="float" office:value="60649.2" calcext:value-type="float">
            <text:p>60649,2</text:p>
          </table:table-cell>
          <table:table-cell table:style-name="Default" office:value-type="float" office:value="45727.4" calcext:value-type="float">
            <text:p>45727,4</text:p>
          </table:table-cell>
          <table:table-cell table:style-name="Default" office:value-type="float" office:value="21921" calcext:value-type="float">
            <text:p>21921</text:p>
          </table:table-cell>
          <table:table-cell table:style-name="Default" office:value-type="float" office:value="188806.4" calcext:value-type="float">
            <text:p>188806,4</text:p>
          </table:table-cell>
          <table:table-cell table:style-name="Default" office:value-type="float" office:value="80685" calcext:value-type="float">
            <text:p>80685</text:p>
          </table:table-cell>
          <table:table-cell table:style-name="Default" office:value-type="float" office:value="221005.8" calcext:value-type="float">
            <text:p>221005,8</text:p>
          </table:table-cell>
          <table:table-cell table:style-name="Default" office:value-type="float" office:value="20517" calcext:value-type="float">
            <text:p>20517</text:p>
          </table:table-cell>
          <table:table-cell table:style-name="Default" office:value-type="float" office:value="14078.8" calcext:value-type="float">
            <text:p>14078,8</text:p>
          </table:table-cell>
          <table:table-cell table:style-name="Default" office:value-type="float" office:value="74653.8" calcext:value-type="float">
            <text:p>74653,8</text:p>
          </table:table-cell>
          <table:table-cell table:style-name="Default" office:value-type="float" office:value="300938.2" calcext:value-type="float">
            <text:p>300938,2</text:p>
          </table:table-cell>
          <table:table-cell table:style-name="Default" office:value-type="float" office:value="167667.2" calcext:value-type="float">
            <text:p>167667,2</text:p>
          </table:table-cell>
          <table:table-cell table:style-name="Default" office:value-type="float" office:value="215400.8" calcext:value-type="float">
            <text:p>215400,8</text:p>
          </table:table-cell>
          <table:table-cell table:style-name="Default" office:value-type="float" office:value="205272.8" calcext:value-type="float">
            <text:p>205272,8</text:p>
          </table:table-cell>
          <table:table-cell table:style-name="ce2" table:number-columns-repeated="1002"/>
        </table:table-row>
        <table:table-row table:style-name="ro2" table:number-rows-repeated="93">
          <table:table-cell table:style-name="ce3"/>
          <table:table-cell table:number-columns-repeated="21"/>
          <table:table-cell table:style-name="ce3" table:number-columns-repeated="1002"/>
        </table:table-row>
        <table:table-row table:style-name="ro2" table:number-rows-repeated="31">
          <table:table-cell table:style-name="Default" table:number-columns-repeated="22"/>
          <table:table-cell table:number-columns-repeated="1002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 table:style-name="Default" table:formula="of:=AVERAGE([.B2:.B9])" office:value-type="float" office:value="9877.15" calcext:value-type="float">
            <text:p>9877,15</text:p>
          </table:table-cell>
          <table:table-cell table:style-name="Default" table:formula="of:=AVERAGE([.C2:.C9])" office:value-type="float" office:value="420.575" calcext:value-type="float">
            <text:p>420,575</text:p>
          </table:table-cell>
          <table:table-cell table:style-name="Default" table:formula="of:=AVERAGE([.D2:.D9])" office:value-type="float" office:value="53629.2" calcext:value-type="float">
            <text:p>53629,2</text:p>
          </table:table-cell>
          <table:table-cell table:style-name="Default" table:formula="of:=AVERAGE([.E2:.E9])" office:value-type="float" office:value="10214.65" calcext:value-type="float">
            <text:p>10214,65</text:p>
          </table:table-cell>
          <table:table-cell table:style-name="Default" table:formula="of:=AVERAGE([.F2:.F9])" office:value-type="float" office:value="1361.9625" calcext:value-type="float">
            <text:p>1361,9625</text:p>
          </table:table-cell>
          <table:table-cell table:style-name="Default" table:formula="of:=AVERAGE([.G2:.G9])" office:value-type="float" office:value="6070.925" calcext:value-type="float">
            <text:p>6070,925</text:p>
          </table:table-cell>
          <table:table-cell table:style-name="Default" table:formula="of:=AVERAGE([.H2:.H9])" office:value-type="float" office:value="7914.175" calcext:value-type="float">
            <text:p>7914,175</text:p>
          </table:table-cell>
          <table:table-cell table:style-name="Default" table:formula="of:=AVERAGE([.I2:.I9])" office:value-type="float" office:value="145116.0875" calcext:value-type="float">
            <text:p>145116,0875</text:p>
          </table:table-cell>
          <table:table-cell table:style-name="Default" table:formula="of:=AVERAGE([.J2:.J9])" office:value-type="float" office:value="14344.65" calcext:value-type="float">
            <text:p>14344,65</text:p>
          </table:table-cell>
          <table:table-cell table:style-name="Default" table:formula="of:=AVERAGE([.K2:.K9])" office:value-type="float" office:value="927.725" calcext:value-type="float">
            <text:p>927,725</text:p>
          </table:table-cell>
          <table:table-cell table:style-name="Default" table:formula="of:=AVERAGE([.L2:.L9])" office:value-type="float" office:value="1126.45" calcext:value-type="float">
            <text:p>1126,45</text:p>
          </table:table-cell>
          <table:table-cell table:style-name="Default" table:formula="of:=AVERAGE([.M2:.M9])" office:value-type="float" office:value="891.975" calcext:value-type="float">
            <text:p>891,975</text:p>
          </table:table-cell>
          <table:table-cell table:style-name="Default" table:formula="of:=AVERAGE([.N2:.N9])" office:value-type="float" office:value="20559.55" calcext:value-type="float">
            <text:p>20559,55</text:p>
          </table:table-cell>
          <table:table-cell table:style-name="Default" table:formula="of:=AVERAGE([.O2:.O9])" office:value-type="float" office:value="33.85" calcext:value-type="float">
            <text:p>33,85</text:p>
          </table:table-cell>
          <table:table-cell table:style-name="Default" table:formula="of:=AVERAGE([.P2:.P9])" office:value-type="float" office:value="150.3" calcext:value-type="float">
            <text:p>150,3</text:p>
          </table:table-cell>
          <table:table-cell table:style-name="Default" table:formula="of:=AVERAGE([.Q2:.Q9])" office:value-type="float" office:value="834.325" calcext:value-type="float">
            <text:p>834,325</text:p>
          </table:table-cell>
          <table:table-cell table:style-name="Default" table:formula="of:=AVERAGE([.R2:.R9])" office:value-type="float" office:value="222.5" calcext:value-type="float">
            <text:p>222,5</text:p>
          </table:table-cell>
          <table:table-cell table:style-name="Default" table:formula="of:=AVERAGE([.S2:.S9])" office:value-type="float" office:value="4350.6625" calcext:value-type="float">
            <text:p>4350,6625</text:p>
          </table:table-cell>
          <table:table-cell table:style-name="Default" table:formula="of:=AVERAGE([.T2:.T9])" office:value-type="float" office:value="213.3" calcext:value-type="float">
            <text:p>213,3</text:p>
          </table:table-cell>
          <table:table-cell table:style-name="Default" table:formula="of:=AVERAGE([.U2:.U9])" office:value-type="float" office:value="0" calcext:value-type="float">
            <text:p>0</text:p>
          </table:table-cell>
          <table:table-cell table:style-name="Default"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OD</text:p>
          </table:table-cell>
          <table:table-cell table:style-name="Default" table:formula="of:=3*STDEV([.B2:.B9])" office:value-type="float" office:value="1220.43239527168" calcext:value-type="float">
            <text:p>1220,4323952717</text:p>
          </table:table-cell>
          <table:table-cell table:style-name="Default" table:formula="of:=3*STDEV([.C2:.C9])" office:value-type="float" office:value="324.794017142294" calcext:value-type="float">
            <text:p>324,7940171423</text:p>
          </table:table-cell>
          <table:table-cell table:style-name="Default" table:formula="of:=3*STDEV([.D2:.D9])" office:value-type="float" office:value="5085.85453755246" calcext:value-type="float">
            <text:p>5085,8545375525</text:p>
          </table:table-cell>
          <table:table-cell table:style-name="Default" table:formula="of:=3*STDEV([.E2:.E9])" office:value-type="float" office:value="6944.54518844004" calcext:value-type="float">
            <text:p>6944,54518844</text:p>
          </table:table-cell>
          <table:table-cell table:style-name="Default" table:formula="of:=3*STDEV([.F2:.F9])" office:value-type="float" office:value="8106.66021727769" calcext:value-type="float">
            <text:p>8106,6602172777</text:p>
          </table:table-cell>
          <table:table-cell table:style-name="Default" table:formula="of:=3*STDEV([.G2:.G9])" office:value-type="float" office:value="1513.43383332643" calcext:value-type="float">
            <text:p>1513,4338333264</text:p>
          </table:table-cell>
          <table:table-cell table:style-name="Default" table:formula="of:=3*STDEV([.H2:.H9])" office:value-type="float" office:value="2626.50248796488" calcext:value-type="float">
            <text:p>2626,5024879649</text:p>
          </table:table-cell>
          <table:table-cell table:style-name="Default" table:formula="of:=3*STDEV([.I2:.I9])" office:value-type="float" office:value="12297.8903501997" calcext:value-type="float">
            <text:p>12297,8903501997</text:p>
          </table:table-cell>
          <table:table-cell table:style-name="Default" table:formula="of:=3*STDEV([.J2:.J9])" office:value-type="float" office:value="1556.83689484251" calcext:value-type="float">
            <text:p>1556,8368948425</text:p>
          </table:table-cell>
          <table:table-cell table:style-name="Default" table:formula="of:=3*STDEV([.K2:.K9])" office:value-type="float" office:value="346.662902337621" calcext:value-type="float">
            <text:p>346,6629023376</text:p>
          </table:table-cell>
          <table:table-cell table:style-name="Default" table:formula="of:=3*STDEV([.L2:.L9])" office:value-type="float" office:value="566.32821881712" calcext:value-type="float">
            <text:p>566,3282188171</text:p>
          </table:table-cell>
          <table:table-cell table:style-name="Default" table:formula="of:=3*STDEV([.M2:.M9])" office:value-type="float" office:value="598.203863363367" calcext:value-type="float">
            <text:p>598,2038633634</text:p>
          </table:table-cell>
          <table:table-cell table:style-name="Default" table:formula="of:=3*STDEV([.N2:.N9])" office:value-type="float" office:value="1948.50123721505" calcext:value-type="float">
            <text:p>1948,5012372151</text:p>
          </table:table-cell>
          <table:table-cell table:style-name="Default" table:formula="of:=3*STDEV([.O2:.O9])" office:value-type="float" office:value="71.4763097616466" calcext:value-type="float">
            <text:p>71,4763097616</text:p>
          </table:table-cell>
          <table:table-cell table:style-name="Default" table:formula="of:=3*STDEV([.P2:.P9])" office:value-type="float" office:value="214.102859125501" calcext:value-type="float">
            <text:p>214,1028591255</text:p>
          </table:table-cell>
          <table:table-cell table:style-name="Default" table:formula="of:=3*STDEV([.Q2:.Q9])" office:value-type="float" office:value="489.950708162129" calcext:value-type="float">
            <text:p>489,9507081621</text:p>
          </table:table-cell>
          <table:table-cell table:style-name="Default" table:formula="of:=3*STDEV([.R2:.R9])" office:value-type="float" office:value="126.010203668478" calcext:value-type="float">
            <text:p>126,0102036685</text:p>
          </table:table-cell>
          <table:table-cell table:style-name="Default" table:formula="of:=3*STDEV([.S2:.S9])" office:value-type="float" office:value="8206.73867021791" calcext:value-type="float">
            <text:p>8206,7386702179</text:p>
          </table:table-cell>
          <table:table-cell table:style-name="Default" table:formula="of:=3*STDEV([.T2:.T9])" office:value-type="float" office:value="277.853358035185" calcext:value-type="float">
            <text:p>277,8533580352</text:p>
          </table:table-cell>
          <table:table-cell table:style-name="Default" table:formula="of:=3*STDEV([.U2:.U9])" office:value-type="float" office:value="0" calcext:value-type="float">
            <text:p>0</text:p>
          </table:table-cell>
          <table:table-cell table:style-name="Default"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table:number-columns-repeated="22"/>
          <table:table-cell table:number-columns-repeated="1002"/>
        </table:table-row>
        <table:table-row table:style-name="ro2">
          <table:table-cell table:style-name="Default" office:value-type="string" calcext:value-type="string">
            <text:p>-Blanc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office:value-type="float" office:value="28.3" calcext:value-type="float">
            <text:p>28,3</text:p>
          </table:table-cell>
          <table:table-cell table:formula="of:=[.B17]-[.B$176]" office:value-type="float" office:value="71529.45" calcext:value-type="float">
            <text:p>71529,45</text:p>
          </table:table-cell>
          <table:table-cell table:formula="of:=[.C17]-[.C$176]" office:value-type="float" office:value="526458.525" calcext:value-type="float">
            <text:p>526458,525</text:p>
          </table:table-cell>
          <table:table-cell table:formula="of:=[.D17]-[.D$176]" office:value-type="float" office:value="33538.3" calcext:value-type="float">
            <text:p>33538,3</text:p>
          </table:table-cell>
          <table:table-cell table:formula="of:=[.E17]-[.E$176]" office:value-type="float" office:value="1135001.85" calcext:value-type="float">
            <text:p>1135001,85</text:p>
          </table:table-cell>
          <table:table-cell table:formula="of:=[.F17]-[.F$176]" office:value-type="float" office:value="13141.8375" calcext:value-type="float">
            <text:p>13141,8375</text:p>
          </table:table-cell>
          <table:table-cell table:formula="of:=[.G17]-[.G$176]" office:value-type="float" office:value="331989.875" calcext:value-type="float">
            <text:p>331989,875</text:p>
          </table:table-cell>
          <table:table-cell table:formula="of:=[.H17]-[.H$176]" office:value-type="float" office:value="24817.025" calcext:value-type="float">
            <text:p>24817,025</text:p>
          </table:table-cell>
          <table:table-cell table:formula="of:=[.I17]-[.I$176]" office:value-type="float" office:value="291084.6125" calcext:value-type="float">
            <text:p>291084,6125</text:p>
          </table:table-cell>
          <table:table-cell table:formula="of:=[.J17]-[.J$176]" office:value-type="float" office:value="69008.15" calcext:value-type="float">
            <text:p>69008,15</text:p>
          </table:table-cell>
          <table:table-cell table:formula="of:=[.K17]-[.K$176]" office:value-type="float" office:value="65678.075" calcext:value-type="float">
            <text:p>65678,075</text:p>
          </table:table-cell>
          <table:table-cell table:formula="of:=[.L17]-[.L$176]" office:value-type="float" office:value="36197.55" calcext:value-type="float">
            <text:p>36197,55</text:p>
          </table:table-cell>
          <table:table-cell table:formula="of:=[.M17]-[.M$176]" office:value-type="float" office:value="286770.425" calcext:value-type="float">
            <text:p>286770,425</text:p>
          </table:table-cell>
          <table:table-cell table:formula="of:=[.N17]-[.N$176]" office:value-type="float" office:value="88264.45" calcext:value-type="float">
            <text:p>88264,45</text:p>
          </table:table-cell>
          <table:table-cell table:formula="of:=[.O17]-[.O$176]" office:value-type="float" office:value="289090.15" calcext:value-type="float">
            <text:p>289090,15</text:p>
          </table:table-cell>
          <table:table-cell table:formula="of:=[.P17]-[.P$176]" office:value-type="float" office:value="28148.5" calcext:value-type="float">
            <text:p>28148,5</text:p>
          </table:table-cell>
          <table:table-cell table:formula="of:=[.Q17]-[.Q$176]" office:value-type="float" office:value="22430.275" calcext:value-type="float">
            <text:p>22430,275</text:p>
          </table:table-cell>
          <table:table-cell table:formula="of:=[.R17]-[.R$176]" office:value-type="float" office:value="107083.9" calcext:value-type="float">
            <text:p>107083,9</text:p>
          </table:table-cell>
          <table:table-cell table:formula="of:=[.S17]-[.S$176]" office:value-type="float" office:value="413683.8375" calcext:value-type="float">
            <text:p>413683,8375</text:p>
          </table:table-cell>
          <table:table-cell table:formula="of:=[.T17]-[.T$176]" office:value-type="float" office:value="256644.3" calcext:value-type="float">
            <text:p>256644,3</text:p>
          </table:table-cell>
          <table:table-cell table:formula="of:=[.U17]-[.U$176]" office:value-type="float" office:value="293918.4" calcext:value-type="float">
            <text:p>293918,4</text:p>
          </table:table-cell>
          <table:table-cell table:formula="of:=[.V17]-[.V$176]" office:value-type="float" office:value="311127.2" calcext:value-type="float">
            <text:p>311127,2</text:p>
          </table:table-cell>
          <table:table-cell table:number-columns-repeated="1002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formula="of:=[.B18]-[.B$176]" office:value-type="float" office:value="87434.45" calcext:value-type="float">
            <text:p>87434,45</text:p>
          </table:table-cell>
          <table:table-cell table:formula="of:=[.C18]-[.C$176]" office:value-type="float" office:value="41275.625" calcext:value-type="float">
            <text:p>41275,625</text:p>
          </table:table-cell>
          <table:table-cell table:formula="of:=[.D18]-[.D$176]" office:value-type="float" office:value="31733.7" calcext:value-type="float">
            <text:p>31733,7</text:p>
          </table:table-cell>
          <table:table-cell table:formula="of:=[.E18]-[.E$176]" office:value-type="float" office:value="1155378.35" calcext:value-type="float">
            <text:p>1155378,35</text:p>
          </table:table-cell>
          <table:table-cell table:formula="of:=[.F18]-[.F$176]" office:value-type="float" office:value="12274.3375" calcext:value-type="float">
            <text:p>12274,3375</text:p>
          </table:table-cell>
          <table:table-cell table:formula="of:=[.G18]-[.G$176]" office:value-type="float" office:value="331350.675" calcext:value-type="float">
            <text:p>331350,675</text:p>
          </table:table-cell>
          <table:table-cell table:formula="of:=[.H18]-[.H$176]" office:value-type="float" office:value="25278.225" calcext:value-type="float">
            <text:p>25278,225</text:p>
          </table:table-cell>
          <table:table-cell table:formula="of:=[.I18]-[.I$176]" office:value-type="float" office:value="275289.5125" calcext:value-type="float">
            <text:p>275289,5125</text:p>
          </table:table-cell>
          <table:table-cell table:formula="of:=[.J18]-[.J$176]" office:value-type="float" office:value="74362.75" calcext:value-type="float">
            <text:p>74362,75</text:p>
          </table:table-cell>
          <table:table-cell table:formula="of:=[.K18]-[.K$176]" office:value-type="float" office:value="68204.875" calcext:value-type="float">
            <text:p>68204,875</text:p>
          </table:table-cell>
          <table:table-cell table:formula="of:=[.L18]-[.L$176]" office:value-type="float" office:value="33088.95" calcext:value-type="float">
            <text:p>33088,95</text:p>
          </table:table-cell>
          <table:table-cell table:formula="of:=[.M18]-[.M$176]" office:value-type="float" office:value="292528.025" calcext:value-type="float">
            <text:p>292528,025</text:p>
          </table:table-cell>
          <table:table-cell table:formula="of:=[.N18]-[.N$176]" office:value-type="float" office:value="93880.05" calcext:value-type="float">
            <text:p>93880,05</text:p>
          </table:table-cell>
          <table:table-cell table:formula="of:=[.O18]-[.O$176]" office:value-type="float" office:value="301439.65" calcext:value-type="float">
            <text:p>301439,65</text:p>
          </table:table-cell>
          <table:table-cell table:formula="of:=[.P18]-[.P$176]" office:value-type="float" office:value="28108.5" calcext:value-type="float">
            <text:p>28108,5</text:p>
          </table:table-cell>
          <table:table-cell table:formula="of:=[.Q18]-[.Q$176]" office:value-type="float" office:value="25679.475" calcext:value-type="float">
            <text:p>25679,475</text:p>
          </table:table-cell>
          <table:table-cell table:formula="of:=[.R18]-[.R$176]" office:value-type="float" office:value="115111.5" calcext:value-type="float">
            <text:p>115111,5</text:p>
          </table:table-cell>
          <table:table-cell table:formula="of:=[.S18]-[.S$176]" office:value-type="float" office:value="412646.0375" calcext:value-type="float">
            <text:p>412646,0375</text:p>
          </table:table-cell>
          <table:table-cell table:formula="of:=[.T18]-[.T$176]" office:value-type="float" office:value="264846.7" calcext:value-type="float">
            <text:p>264846,7</text:p>
          </table:table-cell>
          <table:table-cell table:formula="of:=[.U18]-[.U$176]" office:value-type="float" office:value="309381.6" calcext:value-type="float">
            <text:p>309381,6</text:p>
          </table:table-cell>
          <table:table-cell table:formula="of:=[.V18]-[.V$176]" office:value-type="float" office:value="314776" calcext:value-type="float">
            <text:p>314776</text:p>
          </table:table-cell>
          <table:table-cell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formula="of:=[.B19]-[.B$176]" office:value-type="float" office:value="85629.65" calcext:value-type="float">
            <text:p>85629,65</text:p>
          </table:table-cell>
          <table:table-cell table:formula="of:=[.C19]-[.C$176]" office:value-type="float" office:value="33935.025" calcext:value-type="float">
            <text:p>33935,025</text:p>
          </table:table-cell>
          <table:table-cell table:formula="of:=[.D19]-[.D$176]" office:value-type="float" office:value="30961.6" calcext:value-type="float">
            <text:p>30961,6</text:p>
          </table:table-cell>
          <table:table-cell table:formula="of:=[.E19]-[.E$176]" office:value-type="float" office:value="1252911.45" calcext:value-type="float">
            <text:p>1252911,45</text:p>
          </table:table-cell>
          <table:table-cell table:formula="of:=[.F19]-[.F$176]" office:value-type="float" office:value="12713.0375" calcext:value-type="float">
            <text:p>12713,0375</text:p>
          </table:table-cell>
          <table:table-cell table:formula="of:=[.G19]-[.G$176]" office:value-type="float" office:value="343624.275" calcext:value-type="float">
            <text:p>343624,275</text:p>
          </table:table-cell>
          <table:table-cell table:formula="of:=[.H19]-[.H$176]" office:value-type="float" office:value="25278.225" calcext:value-type="float">
            <text:p>25278,225</text:p>
          </table:table-cell>
          <table:table-cell table:formula="of:=[.I19]-[.I$176]" office:value-type="float" office:value="299407.6125" calcext:value-type="float">
            <text:p>299407,6125</text:p>
          </table:table-cell>
          <table:table-cell table:formula="of:=[.J19]-[.J$176]" office:value-type="float" office:value="76087.35" calcext:value-type="float">
            <text:p>76087,35</text:p>
          </table:table-cell>
          <table:table-cell table:formula="of:=[.K19]-[.K$176]" office:value-type="float" office:value="72316.675" calcext:value-type="float">
            <text:p>72316,675</text:p>
          </table:table-cell>
          <table:table-cell table:formula="of:=[.L19]-[.L$176]" office:value-type="float" office:value="37561.35" calcext:value-type="float">
            <text:p>37561,35</text:p>
          </table:table-cell>
          <table:table-cell table:formula="of:=[.M19]-[.M$176]" office:value-type="float" office:value="304459.225" calcext:value-type="float">
            <text:p>304459,225</text:p>
          </table:table-cell>
          <table:table-cell table:formula="of:=[.N19]-[.N$176]" office:value-type="float" office:value="96146.05" calcext:value-type="float">
            <text:p>96146,05</text:p>
          </table:table-cell>
          <table:table-cell table:formula="of:=[.O19]-[.O$176]" office:value-type="float" office:value="329529.65" calcext:value-type="float">
            <text:p>329529,65</text:p>
          </table:table-cell>
          <table:table-cell table:formula="of:=[.P19]-[.P$176]" office:value-type="float" office:value="30354.5" calcext:value-type="float">
            <text:p>30354,5</text:p>
          </table:table-cell>
          <table:table-cell table:formula="of:=[.Q19]-[.Q$176]" office:value-type="float" office:value="23252.675" calcext:value-type="float">
            <text:p>23252,675</text:p>
          </table:table-cell>
          <table:table-cell table:formula="of:=[.R19]-[.R$176]" office:value-type="float" office:value="114141.1" calcext:value-type="float">
            <text:p>114141,1</text:p>
          </table:table-cell>
          <table:table-cell table:formula="of:=[.S19]-[.S$176]" office:value-type="float" office:value="433100.3375" calcext:value-type="float">
            <text:p>433100,3375</text:p>
          </table:table-cell>
          <table:table-cell table:formula="of:=[.T19]-[.T$176]" office:value-type="float" office:value="265609.1" calcext:value-type="float">
            <text:p>265609,1</text:p>
          </table:table-cell>
          <table:table-cell table:formula="of:=[.U19]-[.U$176]" office:value-type="float" office:value="317343.2" calcext:value-type="float">
            <text:p>317343,2</text:p>
          </table:table-cell>
          <table:table-cell table:formula="of:=[.V19]-[.V$176]" office:value-type="float" office:value="332345.6" calcext:value-type="float">
            <text:p>332345,6</text:p>
          </table:table-cell>
          <table:table-cell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formula="of:=[.B20]-[.B$176]" office:value-type="float" office:value="77907.65" calcext:value-type="float">
            <text:p>77907,65</text:p>
          </table:table-cell>
          <table:table-cell table:formula="of:=[.C20]-[.C$176]" office:value-type="float" office:value="28820.825" calcext:value-type="float">
            <text:p>28820,825</text:p>
          </table:table-cell>
          <table:table-cell table:formula="of:=[.D20]-[.D$176]" office:value-type="float" office:value="28256.8" calcext:value-type="float">
            <text:p>28256,8</text:p>
          </table:table-cell>
          <table:table-cell table:formula="of:=[.E20]-[.E$176]" office:value-type="float" office:value="1276850.75" calcext:value-type="float">
            <text:p>1276850,75</text:p>
          </table:table-cell>
          <table:table-cell table:formula="of:=[.F20]-[.F$176]" office:value-type="float" office:value="16416.1375" calcext:value-type="float">
            <text:p>16416,1375</text:p>
          </table:table-cell>
          <table:table-cell table:formula="of:=[.G20]-[.G$176]" office:value-type="float" office:value="349220.275" calcext:value-type="float">
            <text:p>349220,275</text:p>
          </table:table-cell>
          <table:table-cell table:formula="of:=[.H20]-[.H$176]" office:value-type="float" office:value="26301.025" calcext:value-type="float">
            <text:p>26301,025</text:p>
          </table:table-cell>
          <table:table-cell table:formula="of:=[.I20]-[.I$176]" office:value-type="float" office:value="314732.9125" calcext:value-type="float">
            <text:p>314732,9125</text:p>
          </table:table-cell>
          <table:table-cell table:formula="of:=[.J20]-[.J$176]" office:value-type="float" office:value="70551.95" calcext:value-type="float">
            <text:p>70551,95</text:p>
          </table:table-cell>
          <table:table-cell table:formula="of:=[.K20]-[.K$176]" office:value-type="float" office:value="74462.275" calcext:value-type="float">
            <text:p>74462,275</text:p>
          </table:table-cell>
          <table:table-cell table:formula="of:=[.L20]-[.L$176]" office:value-type="float" office:value="35014.15" calcext:value-type="float">
            <text:p>35014,15</text:p>
          </table:table-cell>
          <table:table-cell table:formula="of:=[.M20]-[.M$176]" office:value-type="float" office:value="294711.225" calcext:value-type="float">
            <text:p>294711,225</text:p>
          </table:table-cell>
          <table:table-cell table:formula="of:=[.N20]-[.N$176]" office:value-type="float" office:value="93178.05" calcext:value-type="float">
            <text:p>93178,05</text:p>
          </table:table-cell>
          <table:table-cell table:formula="of:=[.O20]-[.O$176]" office:value-type="float" office:value="329316.15" calcext:value-type="float">
            <text:p>329316,15</text:p>
          </table:table-cell>
          <table:table-cell table:formula="of:=[.P20]-[.P$176]" office:value-type="float" office:value="30936.3" calcext:value-type="float">
            <text:p>30936,3</text:p>
          </table:table-cell>
          <table:table-cell table:formula="of:=[.Q20]-[.Q$176]" office:value-type="float" office:value="23011.675" calcext:value-type="float">
            <text:p>23011,675</text:p>
          </table:table-cell>
          <table:table-cell table:formula="of:=[.R20]-[.R$176]" office:value-type="float" office:value="113139.5" calcext:value-type="float">
            <text:p>113139,5</text:p>
          </table:table-cell>
          <table:table-cell table:formula="of:=[.S20]-[.S$176]" office:value-type="float" office:value="441311.3375" calcext:value-type="float">
            <text:p>441311,3375</text:p>
          </table:table-cell>
          <table:table-cell table:formula="of:=[.T20]-[.T$176]" office:value-type="float" office:value="259491.5" calcext:value-type="float">
            <text:p>259491,5</text:p>
          </table:table-cell>
          <table:table-cell table:formula="of:=[.U20]-[.U$176]" office:value-type="float" office:value="323421.6" calcext:value-type="float">
            <text:p>323421,6</text:p>
          </table:table-cell>
          <table:table-cell table:formula="of:=[.V20]-[.V$176]" office:value-type="float" office:value="332888" calcext:value-type="float">
            <text:p>332888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formula="of:=[.B21]-[.B$176]" office:value-type="float" office:value="79492.25" calcext:value-type="float">
            <text:p>79492,25</text:p>
          </table:table-cell>
          <table:table-cell table:formula="of:=[.C21]-[.C$176]" office:value-type="float" office:value="28439.825" calcext:value-type="float">
            <text:p>28439,825</text:p>
          </table:table-cell>
          <table:table-cell table:formula="of:=[.D21]-[.D$176]" office:value-type="float" office:value="25032.9" calcext:value-type="float">
            <text:p>25032,9</text:p>
          </table:table-cell>
          <table:table-cell table:formula="of:=[.E21]-[.E$176]" office:value-type="float" office:value="1256624.65" calcext:value-type="float">
            <text:p>1256624,65</text:p>
          </table:table-cell>
          <table:table-cell table:formula="of:=[.F21]-[.F$176]" office:value-type="float" office:value="16483.3375" calcext:value-type="float">
            <text:p>16483,3375</text:p>
          </table:table-cell>
          <table:table-cell table:formula="of:=[.G21]-[.G$176]" office:value-type="float" office:value="347437.075" calcext:value-type="float">
            <text:p>347437,075</text:p>
          </table:table-cell>
          <table:table-cell table:formula="of:=[.H21]-[.H$176]" office:value-type="float" office:value="25940.025" calcext:value-type="float">
            <text:p>25940,025</text:p>
          </table:table-cell>
          <table:table-cell table:formula="of:=[.I21]-[.I$176]" office:value-type="float" office:value="316506.4125" calcext:value-type="float">
            <text:p>316506,4125</text:p>
          </table:table-cell>
          <table:table-cell table:formula="of:=[.J21]-[.J$176]" office:value-type="float" office:value="72256.55" calcext:value-type="float">
            <text:p>72256,55</text:p>
          </table:table-cell>
          <table:table-cell table:formula="of:=[.K21]-[.K$176]" office:value-type="float" office:value="68886.675" calcext:value-type="float">
            <text:p>68886,675</text:p>
          </table:table-cell>
          <table:table-cell table:formula="of:=[.L21]-[.L$176]" office:value-type="float" office:value="33489.95" calcext:value-type="float">
            <text:p>33489,95</text:p>
          </table:table-cell>
          <table:table-cell table:formula="of:=[.M21]-[.M$176]" office:value-type="float" office:value="293328.025" calcext:value-type="float">
            <text:p>293328,025</text:p>
          </table:table-cell>
          <table:table-cell table:formula="of:=[.N21]-[.N$176]" office:value-type="float" office:value="98893.65" calcext:value-type="float">
            <text:p>98893,65</text:p>
          </table:table-cell>
          <table:table-cell table:formula="of:=[.O21]-[.O$176]" office:value-type="float" office:value="333945.65" calcext:value-type="float">
            <text:p>333945,65</text:p>
          </table:table-cell>
          <table:table-cell table:formula="of:=[.P21]-[.P$176]" office:value-type="float" office:value="29632.5" calcext:value-type="float">
            <text:p>29632,5</text:p>
          </table:table-cell>
          <table:table-cell table:formula="of:=[.Q21]-[.Q$176]" office:value-type="float" office:value="23553.475" calcext:value-type="float">
            <text:p>23553,475</text:p>
          </table:table-cell>
          <table:table-cell table:formula="of:=[.R21]-[.R$176]" office:value-type="float" office:value="109395.9" calcext:value-type="float">
            <text:p>109395,9</text:p>
          </table:table-cell>
          <table:table-cell table:formula="of:=[.S21]-[.S$176]" office:value-type="float" office:value="442924.4375" calcext:value-type="float">
            <text:p>442924,4375</text:p>
          </table:table-cell>
          <table:table-cell table:formula="of:=[.T21]-[.T$176]" office:value-type="float" office:value="244849.1" calcext:value-type="float">
            <text:p>244849,1</text:p>
          </table:table-cell>
          <table:table-cell table:formula="of:=[.U21]-[.U$176]" office:value-type="float" office:value="323201.6" calcext:value-type="float">
            <text:p>323201,6</text:p>
          </table:table-cell>
          <table:table-cell table:formula="of:=[.V21]-[.V$176]" office:value-type="float" office:value="322358.4" calcext:value-type="float">
            <text:p>322358,4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[.B22]-[.B$176]" office:value-type="float" office:value="78730.25" calcext:value-type="float">
            <text:p>78730,25</text:p>
          </table:table-cell>
          <table:table-cell table:formula="of:=[.C22]-[.C$176]" office:value-type="float" office:value="35118.425" calcext:value-type="float">
            <text:p>35118,425</text:p>
          </table:table-cell>
          <table:table-cell table:formula="of:=[.D22]-[.D$176]" office:value-type="float" office:value="26226" calcext:value-type="float">
            <text:p>26226</text:p>
          </table:table-cell>
          <table:table-cell table:formula="of:=[.E22]-[.E$176]" office:value-type="float" office:value="1202587.05" calcext:value-type="float">
            <text:p>1202587,05</text:p>
          </table:table-cell>
          <table:table-cell table:formula="of:=[.F22]-[.F$176]" office:value-type="float" office:value="15967.7375" calcext:value-type="float">
            <text:p>15967,7375</text:p>
          </table:table-cell>
          <table:table-cell table:formula="of:=[.G22]-[.G$176]" office:value-type="float" office:value="344467.475" calcext:value-type="float">
            <text:p>344467,475</text:p>
          </table:table-cell>
          <table:table-cell table:formula="of:=[.H22]-[.H$176]" office:value-type="float" office:value="26902.825" calcext:value-type="float">
            <text:p>26902,825</text:p>
          </table:table-cell>
          <table:table-cell table:formula="of:=[.I22]-[.I$176]" office:value-type="float" office:value="289200.7125" calcext:value-type="float">
            <text:p>289200,7125</text:p>
          </table:table-cell>
          <table:table-cell table:formula="of:=[.J22]-[.J$176]" office:value-type="float" office:value="69469.15" calcext:value-type="float">
            <text:p>69469,15</text:p>
          </table:table-cell>
          <table:table-cell table:formula="of:=[.K22]-[.K$176]" office:value-type="float" office:value="65858.275" calcext:value-type="float">
            <text:p>65858,275</text:p>
          </table:table-cell>
          <table:table-cell table:formula="of:=[.L22]-[.L$176]" office:value-type="float" office:value="34553.15" calcext:value-type="float">
            <text:p>34553,15</text:p>
          </table:table-cell>
          <table:table-cell table:formula="of:=[.M22]-[.M$176]" office:value-type="float" office:value="279148.825" calcext:value-type="float">
            <text:p>279148,825</text:p>
          </table:table-cell>
          <table:table-cell table:formula="of:=[.N22]-[.N$176]" office:value-type="float" office:value="92596.45" calcext:value-type="float">
            <text:p>92596,45</text:p>
          </table:table-cell>
          <table:table-cell table:formula="of:=[.O22]-[.O$176]" office:value-type="float" office:value="325551.15" calcext:value-type="float">
            <text:p>325551,15</text:p>
          </table:table-cell>
          <table:table-cell table:formula="of:=[.P22]-[.P$176]" office:value-type="float" office:value="28469.5" calcext:value-type="float">
            <text:p>28469,5</text:p>
          </table:table-cell>
          <table:table-cell table:formula="of:=[.Q22]-[.Q$176]" office:value-type="float" office:value="19963.475" calcext:value-type="float">
            <text:p>19963,475</text:p>
          </table:table-cell>
          <table:table-cell table:formula="of:=[.R22]-[.R$176]" office:value-type="float" office:value="108354.7" calcext:value-type="float">
            <text:p>108354,7</text:p>
          </table:table-cell>
          <table:table-cell table:formula="of:=[.S22]-[.S$176]" office:value-type="float" office:value="409101.6375" calcext:value-type="float">
            <text:p>409101,6375</text:p>
          </table:table-cell>
          <table:table-cell table:formula="of:=[.T22]-[.T$176]" office:value-type="float" office:value="252711.5" calcext:value-type="float">
            <text:p>252711,5</text:p>
          </table:table-cell>
          <table:table-cell table:formula="of:=[.U22]-[.U$176]" office:value-type="float" office:value="300577.6" calcext:value-type="float">
            <text:p>300577,6</text:p>
          </table:table-cell>
          <table:table-cell table:formula="of:=[.V22]-[.V$176]" office:value-type="float" office:value="311408" calcext:value-type="float">
            <text:p>311408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[.B23]-[.B$176]" office:value-type="float" office:value="76564.05" calcext:value-type="float">
            <text:p>76564,05</text:p>
          </table:table-cell>
          <table:table-cell table:formula="of:=[.C23]-[.C$176]" office:value-type="float" office:value="26333.825" calcext:value-type="float">
            <text:p>26333,825</text:p>
          </table:table-cell>
          <table:table-cell table:formula="of:=[.D23]-[.D$176]" office:value-type="float" office:value="28594.8" calcext:value-type="float">
            <text:p>28594,8</text:p>
          </table:table-cell>
          <table:table-cell table:formula="of:=[.E23]-[.E$176]" office:value-type="float" office:value="1224323.25" calcext:value-type="float">
            <text:p>1224323,25</text:p>
          </table:table-cell>
          <table:table-cell table:formula="of:=[.F23]-[.F$176]" office:value-type="float" office:value="16481.8375" calcext:value-type="float">
            <text:p>16481,8375</text:p>
          </table:table-cell>
          <table:table-cell table:formula="of:=[.G23]-[.G$176]" office:value-type="float" office:value="338292.275" calcext:value-type="float">
            <text:p>338292,275</text:p>
          </table:table-cell>
          <table:table-cell table:formula="of:=[.H23]-[.H$176]" office:value-type="float" office:value="26100.425" calcext:value-type="float">
            <text:p>26100,425</text:p>
          </table:table-cell>
          <table:table-cell table:formula="of:=[.I23]-[.I$176]" office:value-type="float" office:value="287844.7125" calcext:value-type="float">
            <text:p>287844,7125</text:p>
          </table:table-cell>
          <table:table-cell table:formula="of:=[.J23]-[.J$176]" office:value-type="float" office:value="75486.35" calcext:value-type="float">
            <text:p>75486,35</text:p>
          </table:table-cell>
          <table:table-cell table:formula="of:=[.K23]-[.K$176]" office:value-type="float" office:value="66159.675" calcext:value-type="float">
            <text:p>66159,675</text:p>
          </table:table-cell>
          <table:table-cell table:formula="of:=[.L23]-[.L$176]" office:value-type="float" office:value="30661.75" calcext:value-type="float">
            <text:p>30661,75</text:p>
          </table:table-cell>
          <table:table-cell table:formula="of:=[.M23]-[.M$176]" office:value-type="float" office:value="290883.225" calcext:value-type="float">
            <text:p>290883,225</text:p>
          </table:table-cell>
          <table:table-cell table:formula="of:=[.N23]-[.N$176]" office:value-type="float" office:value="94741.65" calcext:value-type="float">
            <text:p>94741,65</text:p>
          </table:table-cell>
          <table:table-cell table:formula="of:=[.O23]-[.O$176]" office:value-type="float" office:value="326550.15" calcext:value-type="float">
            <text:p>326550,15</text:p>
          </table:table-cell>
          <table:table-cell table:formula="of:=[.P23]-[.P$176]" office:value-type="float" office:value="30835.9" calcext:value-type="float">
            <text:p>30835,9</text:p>
          </table:table-cell>
          <table:table-cell table:formula="of:=[.Q23]-[.Q$176]" office:value-type="float" office:value="19241.475" calcext:value-type="float">
            <text:p>19241,475</text:p>
          </table:table-cell>
          <table:table-cell table:formula="of:=[.R23]-[.R$176]" office:value-type="float" office:value="104551.1" calcext:value-type="float">
            <text:p>104551,1</text:p>
          </table:table-cell>
          <table:table-cell table:formula="of:=[.S23]-[.S$176]" office:value-type="float" office:value="417903.8375" calcext:value-type="float">
            <text:p>417903,8375</text:p>
          </table:table-cell>
          <table:table-cell table:formula="of:=[.T23]-[.T$176]" office:value-type="float" office:value="235264.3" calcext:value-type="float">
            <text:p>235264,3</text:p>
          </table:table-cell>
          <table:table-cell table:formula="of:=[.U23]-[.U$176]" office:value-type="float" office:value="318428" calcext:value-type="float">
            <text:p>318428</text:p>
          </table:table-cell>
          <table:table-cell table:formula="of:=[.V23]-[.V$176]" office:value-type="float" office:value="312671.2" calcext:value-type="float">
            <text:p>312671,2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[.B24]-[.B$176]" office:value-type="float" office:value="75360.65" calcext:value-type="float">
            <text:p>75360,65</text:p>
          </table:table-cell>
          <table:table-cell table:formula="of:=[.C24]-[.C$176]" office:value-type="float" office:value="31797.325" calcext:value-type="float">
            <text:p>31797,325</text:p>
          </table:table-cell>
          <table:table-cell table:formula="of:=[.D24]-[.D$176]" office:value-type="string" office:string-value="" calcext:value-type="error">
            <text:p>#VALEUR !</text:p>
          </table:table-cell>
          <table:table-cell table:formula="of:=[.E24]-[.E$176]" office:value-type="float" office:value="1223450.55" calcext:value-type="float">
            <text:p>1223450,55</text:p>
          </table:table-cell>
          <table:table-cell table:formula="of:=[.F24]-[.F$176]" office:value-type="float" office:value="16366.1375" calcext:value-type="float">
            <text:p>16366,1375</text:p>
          </table:table-cell>
          <table:table-cell table:formula="of:=[.G24]-[.G$176]" office:value-type="float" office:value="342156.075" calcext:value-type="float">
            <text:p>342156,075</text:p>
          </table:table-cell>
          <table:table-cell table:formula="of:=[.H24]-[.H$176]" office:value-type="float" office:value="27143.425" calcext:value-type="float">
            <text:p>27143,425</text:p>
          </table:table-cell>
          <table:table-cell table:formula="of:=[.I24]-[.I$176]" office:value-type="float" office:value="309894.2125" calcext:value-type="float">
            <text:p>309894,2125</text:p>
          </table:table-cell>
          <table:table-cell table:formula="of:=[.J24]-[.J$176]" office:value-type="float" office:value="68646.75" calcext:value-type="float">
            <text:p>68646,75</text:p>
          </table:table-cell>
          <table:table-cell table:formula="of:=[.K24]-[.K$176]" office:value-type="float" office:value="65477.275" calcext:value-type="float">
            <text:p>65477,275</text:p>
          </table:table-cell>
          <table:table-cell table:formula="of:=[.L24]-[.L$176]" office:value-type="float" office:value="32567.15" calcext:value-type="float">
            <text:p>32567,15</text:p>
          </table:table-cell>
          <table:table-cell table:formula="of:=[.M24]-[.M$176]" office:value-type="float" office:value="277404.825" calcext:value-type="float">
            <text:p>277404,825</text:p>
          </table:table-cell>
          <table:table-cell table:formula="of:=[.N24]-[.N$176]" office:value-type="float" office:value="94200.85" calcext:value-type="float">
            <text:p>94200,85</text:p>
          </table:table-cell>
          <table:table-cell table:formula="of:=[.O24]-[.O$176]" office:value-type="float" office:value="326350.65" calcext:value-type="float">
            <text:p>326350,65</text:p>
          </table:table-cell>
          <table:table-cell table:formula="of:=[.P24]-[.P$176]" office:value-type="float" office:value="28449.3" calcext:value-type="float">
            <text:p>28449,3</text:p>
          </table:table-cell>
          <table:table-cell table:formula="of:=[.Q24]-[.Q$176]" office:value-type="float" office:value="23633.675" calcext:value-type="float">
            <text:p>23633,675</text:p>
          </table:table-cell>
          <table:table-cell table:formula="of:=[.R24]-[.R$176]" office:value-type="float" office:value="102809.5" calcext:value-type="float">
            <text:p>102809,5</text:p>
          </table:table-cell>
          <table:table-cell table:formula="of:=[.S24]-[.S$176]" office:value-type="float" office:value="404459.9375" calcext:value-type="float">
            <text:p>404459,9375</text:p>
          </table:table-cell>
          <table:table-cell table:formula="of:=[.T24]-[.T$176]" office:value-type="float" office:value="233057.9" calcext:value-type="float">
            <text:p>233057,9</text:p>
          </table:table-cell>
          <table:table-cell table:formula="of:=[.U24]-[.U$176]" office:value-type="float" office:value="316682.4" calcext:value-type="float">
            <text:p>316682,4</text:p>
          </table:table-cell>
          <table:table-cell table:formula="of:=[.V24]-[.V$176]" office:value-type="float" office:value="315620.8" calcext:value-type="float">
            <text:p>315620,8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[.B25]-[.B$176]" office:value-type="float" office:value="73094.05" calcext:value-type="float">
            <text:p>73094,05</text:p>
          </table:table-cell>
          <table:table-cell table:formula="of:=[.C25]-[.C$176]" office:value-type="float" office:value="25150.625" calcext:value-type="float">
            <text:p>25150,625</text:p>
          </table:table-cell>
          <table:table-cell table:formula="of:=[.D25]-[.D$176]" office:value-type="float" office:value="27918" calcext:value-type="float">
            <text:p>27918</text:p>
          </table:table-cell>
          <table:table-cell table:formula="of:=[.E25]-[.E$176]" office:value-type="float" office:value="1199968.45" calcext:value-type="float">
            <text:p>1199968,45</text:p>
          </table:table-cell>
          <table:table-cell table:formula="of:=[.F25]-[.F$176]" office:value-type="float" office:value="16334.9375" calcext:value-type="float">
            <text:p>16334,9375</text:p>
          </table:table-cell>
          <table:table-cell table:formula="of:=[.G25]-[.G$176]" office:value-type="float" office:value="328121.875" calcext:value-type="float">
            <text:p>328121,875</text:p>
          </table:table-cell>
          <table:table-cell table:formula="of:=[.H25]-[.H$176]" office:value-type="float" office:value="25879.825" calcext:value-type="float">
            <text:p>25879,825</text:p>
          </table:table-cell>
          <table:table-cell table:formula="of:=[.I25]-[.I$176]" office:value-type="float" office:value="280670.7125" calcext:value-type="float">
            <text:p>280670,7125</text:p>
          </table:table-cell>
          <table:table-cell table:formula="of:=[.J25]-[.J$176]" office:value-type="float" office:value="69509.15" calcext:value-type="float">
            <text:p>69509,15</text:p>
          </table:table-cell>
          <table:table-cell table:formula="of:=[.K25]-[.K$176]" office:value-type="float" office:value="65838.875" calcext:value-type="float">
            <text:p>65838,875</text:p>
          </table:table-cell>
          <table:table-cell table:formula="of:=[.L25]-[.L$176]" office:value-type="float" office:value="32386.55" calcext:value-type="float">
            <text:p>32386,55</text:p>
          </table:table-cell>
          <table:table-cell table:formula="of:=[.M25]-[.M$176]" office:value-type="float" office:value="278566.425" calcext:value-type="float">
            <text:p>278566,425</text:p>
          </table:table-cell>
          <table:table-cell table:formula="of:=[.N25]-[.N$176]" office:value-type="float" office:value="90691.25" calcext:value-type="float">
            <text:p>90691,25</text:p>
          </table:table-cell>
          <table:table-cell table:formula="of:=[.O25]-[.O$176]" office:value-type="float" office:value="328128.65" calcext:value-type="float">
            <text:p>328128,65</text:p>
          </table:table-cell>
          <table:table-cell table:formula="of:=[.P25]-[.P$176]" office:value-type="float" office:value="28128.5" calcext:value-type="float">
            <text:p>28128,5</text:p>
          </table:table-cell>
          <table:table-cell table:formula="of:=[.Q25]-[.Q$176]" office:value-type="float" office:value="19903.275" calcext:value-type="float">
            <text:p>19903,275</text:p>
          </table:table-cell>
          <table:table-cell table:formula="of:=[.R25]-[.R$176]" office:value-type="float" office:value="101898.7" calcext:value-type="float">
            <text:p>101898,7</text:p>
          </table:table-cell>
          <table:table-cell table:formula="of:=[.S25]-[.S$176]" office:value-type="float" office:value="414392.8375" calcext:value-type="float">
            <text:p>414392,8375</text:p>
          </table:table-cell>
          <table:table-cell table:formula="of:=[.T25]-[.T$176]" office:value-type="float" office:value="227681.9" calcext:value-type="float">
            <text:p>227681,9</text:p>
          </table:table-cell>
          <table:table-cell table:formula="of:=[.U25]-[.U$176]" office:value-type="float" office:value="314680" calcext:value-type="float">
            <text:p>314680</text:p>
          </table:table-cell>
          <table:table-cell table:formula="of:=[.V25]-[.V$176]" office:value-type="float" office:value="306575.2" calcext:value-type="float">
            <text:p>306575,2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[.B26]-[.B$176]" office:value-type="float" office:value="72452.05" calcext:value-type="float">
            <text:p>72452,05</text:p>
          </table:table-cell>
          <table:table-cell table:formula="of:=[.C26]-[.C$176]" office:value-type="float" office:value="25852.425" calcext:value-type="float">
            <text:p>25852,425</text:p>
          </table:table-cell>
          <table:table-cell table:formula="of:=[.D26]-[.D$176]" office:value-type="float" office:value="27961.2" calcext:value-type="float">
            <text:p>27961,2</text:p>
          </table:table-cell>
          <table:table-cell table:formula="of:=[.E26]-[.E$176]" office:value-type="float" office:value="1218386.85" calcext:value-type="float">
            <text:p>1218386,85</text:p>
          </table:table-cell>
          <table:table-cell table:formula="of:=[.F26]-[.F$176]" office:value-type="float" office:value="12803.0375" calcext:value-type="float">
            <text:p>12803,0375</text:p>
          </table:table-cell>
          <table:table-cell table:formula="of:=[.G26]-[.G$176]" office:value-type="float" office:value="331952.275" calcext:value-type="float">
            <text:p>331952,275</text:p>
          </table:table-cell>
          <table:table-cell table:formula="of:=[.H26]-[.H$176]" office:value-type="float" office:value="25639.225" calcext:value-type="float">
            <text:p>25639,225</text:p>
          </table:table-cell>
          <table:table-cell table:formula="of:=[.I26]-[.I$176]" office:value-type="float" office:value="273813.8125" calcext:value-type="float">
            <text:p>273813,8125</text:p>
          </table:table-cell>
          <table:table-cell table:formula="of:=[.J26]-[.J$176]" office:value-type="float" office:value="68125.35" calcext:value-type="float">
            <text:p>68125,35</text:p>
          </table:table-cell>
          <table:table-cell table:formula="of:=[.K26]-[.K$176]" office:value-type="float" office:value="62308.275" calcext:value-type="float">
            <text:p>62308,275</text:p>
          </table:table-cell>
          <table:table-cell table:formula="of:=[.L26]-[.L$176]" office:value-type="float" office:value="28455.95" calcext:value-type="float">
            <text:p>28455,95</text:p>
          </table:table-cell>
          <table:table-cell table:formula="of:=[.M26]-[.M$176]" office:value-type="float" office:value="276179.225" calcext:value-type="float">
            <text:p>276179,225</text:p>
          </table:table-cell>
          <table:table-cell table:formula="of:=[.N26]-[.N$176]" office:value-type="float" office:value="94842.45" calcext:value-type="float">
            <text:p>94842,45</text:p>
          </table:table-cell>
          <table:table-cell table:formula="of:=[.O26]-[.O$176]" office:value-type="float" office:value="328591.15" calcext:value-type="float">
            <text:p>328591,15</text:p>
          </table:table-cell>
          <table:table-cell table:formula="of:=[.P26]-[.P$176]" office:value-type="float" office:value="28649.9" calcext:value-type="float">
            <text:p>28649,9</text:p>
          </table:table-cell>
          <table:table-cell table:formula="of:=[.Q26]-[.Q$176]" office:value-type="float" office:value="19662.475" calcext:value-type="float">
            <text:p>19662,475</text:p>
          </table:table-cell>
          <table:table-cell table:formula="of:=[.R26]-[.R$176]" office:value-type="float" office:value="104881.5" calcext:value-type="float">
            <text:p>104881,5</text:p>
          </table:table-cell>
          <table:table-cell table:formula="of:=[.S26]-[.S$176]" office:value-type="float" office:value="407532.1375" calcext:value-type="float">
            <text:p>407532,1375</text:p>
          </table:table-cell>
          <table:table-cell table:formula="of:=[.T26]-[.T$176]" office:value-type="float" office:value="222708.3" calcext:value-type="float">
            <text:p>222708,3</text:p>
          </table:table-cell>
          <table:table-cell table:formula="of:=[.U26]-[.U$176]" office:value-type="float" office:value="305010.4" calcext:value-type="float">
            <text:p>305010,4</text:p>
          </table:table-cell>
          <table:table-cell table:formula="of:=[.V26]-[.V$176]" office:value-type="float" office:value="290026.4" calcext:value-type="float">
            <text:p>290026,4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27]-[.B$176]" office:value-type="float" office:value="73956.85" calcext:value-type="float">
            <text:p>73956,85</text:p>
          </table:table-cell>
          <table:table-cell table:formula="of:=[.C27]-[.C$176]" office:value-type="float" office:value="20778.025" calcext:value-type="float">
            <text:p>20778,025</text:p>
          </table:table-cell>
          <table:table-cell table:formula="of:=[.D27]-[.D$176]" office:value-type="float" office:value="23965.4" calcext:value-type="float">
            <text:p>23965,4</text:p>
          </table:table-cell>
          <table:table-cell table:formula="of:=[.E27]-[.E$176]" office:value-type="float" office:value="1137016.65" calcext:value-type="float">
            <text:p>1137016,65</text:p>
          </table:table-cell>
          <table:table-cell table:formula="of:=[.F27]-[.F$176]" office:value-type="float" office:value="16241.1375" calcext:value-type="float">
            <text:p>16241,1375</text:p>
          </table:table-cell>
          <table:table-cell table:formula="of:=[.G27]-[.G$176]" office:value-type="float" office:value="319718.675" calcext:value-type="float">
            <text:p>319718,675</text:p>
          </table:table-cell>
          <table:table-cell table:formula="of:=[.H27]-[.H$176]" office:value-type="float" office:value="26943.025" calcext:value-type="float">
            <text:p>26943,025</text:p>
          </table:table-cell>
          <table:table-cell table:formula="of:=[.I27]-[.I$176]" office:value-type="float" office:value="271409.0125" calcext:value-type="float">
            <text:p>271409,0125</text:p>
          </table:table-cell>
          <table:table-cell table:formula="of:=[.J27]-[.J$176]" office:value-type="float" office:value="65498.15" calcext:value-type="float">
            <text:p>65498,15</text:p>
          </table:table-cell>
          <table:table-cell table:formula="of:=[.K27]-[.K$176]" office:value-type="float" office:value="62068.275" calcext:value-type="float">
            <text:p>62068,275</text:p>
          </table:table-cell>
          <table:table-cell table:formula="of:=[.L27]-[.L$176]" office:value-type="float" office:value="26871.75" calcext:value-type="float">
            <text:p>26871,75</text:p>
          </table:table-cell>
          <table:table-cell table:formula="of:=[.M27]-[.M$176]" office:value-type="float" office:value="279550.425" calcext:value-type="float">
            <text:p>279550,425</text:p>
          </table:table-cell>
          <table:table-cell table:formula="of:=[.N27]-[.N$176]" office:value-type="float" office:value="88384.85" calcext:value-type="float">
            <text:p>88384,85</text:p>
          </table:table-cell>
          <table:table-cell table:formula="of:=[.O27]-[.O$176]" office:value-type="float" office:value="315028.65" calcext:value-type="float">
            <text:p>315028,65</text:p>
          </table:table-cell>
          <table:table-cell table:formula="of:=[.P27]-[.P$176]" office:value-type="float" office:value="28469.5" calcext:value-type="float">
            <text:p>28469,5</text:p>
          </table:table-cell>
          <table:table-cell table:formula="of:=[.Q27]-[.Q$176]" office:value-type="float" office:value="19121.075" calcext:value-type="float">
            <text:p>19121,075</text:p>
          </table:table-cell>
          <table:table-cell table:formula="of:=[.R27]-[.R$176]" office:value-type="float" office:value="98595.1" calcext:value-type="float">
            <text:p>98595,1</text:p>
          </table:table-cell>
          <table:table-cell table:formula="of:=[.S27]-[.S$176]" office:value-type="float" office:value="376827.4375" calcext:value-type="float">
            <text:p>376827,4375</text:p>
          </table:table-cell>
          <table:table-cell table:formula="of:=[.T27]-[.T$176]" office:value-type="float" office:value="212620.3" calcext:value-type="float">
            <text:p>212620,3</text:p>
          </table:table-cell>
          <table:table-cell table:formula="of:=[.U27]-[.U$176]" office:value-type="float" office:value="287440.8" calcext:value-type="float">
            <text:p>287440,8</text:p>
          </table:table-cell>
          <table:table-cell table:formula="of:=[.V27]-[.V$176]" office:value-type="float" office:value="282347.2" calcext:value-type="float">
            <text:p>282347,2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[.B28]-[.B$176]" office:value-type="float" office:value="68782.05" calcext:value-type="float">
            <text:p>68782,05</text:p>
          </table:table-cell>
          <table:table-cell table:formula="of:=[.C28]-[.C$176]" office:value-type="float" office:value="21660.825" calcext:value-type="float">
            <text:p>21660,825</text:p>
          </table:table-cell>
          <table:table-cell table:formula="of:=[.D28]-[.D$176]" office:value-type="float" office:value="23683" calcext:value-type="float">
            <text:p>23683</text:p>
          </table:table-cell>
          <table:table-cell table:formula="of:=[.E28]-[.E$176]" office:value-type="float" office:value="1034482.05" calcext:value-type="float">
            <text:p>1034482,05</text:p>
          </table:table-cell>
          <table:table-cell table:formula="of:=[.F28]-[.F$176]" office:value-type="float" office:value="16177.1375" calcext:value-type="float">
            <text:p>16177,1375</text:p>
          </table:table-cell>
          <table:table-cell table:formula="of:=[.G28]-[.G$176]" office:value-type="float" office:value="306019.475" calcext:value-type="float">
            <text:p>306019,475</text:p>
          </table:table-cell>
          <table:table-cell table:formula="of:=[.H28]-[.H$176]" office:value-type="float" office:value="24215.425" calcext:value-type="float">
            <text:p>24215,425</text:p>
          </table:table-cell>
          <table:table-cell table:formula="of:=[.I28]-[.I$176]" office:value-type="float" office:value="238182.8125" calcext:value-type="float">
            <text:p>238182,8125</text:p>
          </table:table-cell>
          <table:table-cell table:formula="of:=[.J28]-[.J$176]" office:value-type="float" office:value="62489.75" calcext:value-type="float">
            <text:p>62489,75</text:p>
          </table:table-cell>
          <table:table-cell table:formula="of:=[.K28]-[.K$176]" office:value-type="float" office:value="64635.275" calcext:value-type="float">
            <text:p>64635,275</text:p>
          </table:table-cell>
          <table:table-cell table:formula="of:=[.L28]-[.L$176]" office:value-type="float" office:value="25447.55" calcext:value-type="float">
            <text:p>25447,55</text:p>
          </table:table-cell>
          <table:table-cell table:formula="of:=[.M28]-[.M$176]" office:value-type="float" office:value="257349.625" calcext:value-type="float">
            <text:p>257349,625</text:p>
          </table:table-cell>
          <table:table-cell table:formula="of:=[.N28]-[.N$176]" office:value-type="float" office:value="82849.25" calcext:value-type="float">
            <text:p>82849,25</text:p>
          </table:table-cell>
          <table:table-cell table:formula="of:=[.O28]-[.O$176]" office:value-type="float" office:value="302139.65" calcext:value-type="float">
            <text:p>302139,65</text:p>
          </table:table-cell>
          <table:table-cell table:formula="of:=[.P28]-[.P$176]" office:value-type="float" office:value="26784.7" calcext:value-type="float">
            <text:p>26784,7</text:p>
          </table:table-cell>
          <table:table-cell table:formula="of:=[.Q28]-[.Q$176]" office:value-type="float" office:value="17857.475" calcext:value-type="float">
            <text:p>17857,475</text:p>
          </table:table-cell>
          <table:table-cell table:formula="of:=[.R28]-[.R$176]" office:value-type="float" office:value="97173.5" calcext:value-type="float">
            <text:p>97173,5</text:p>
          </table:table-cell>
          <table:table-cell table:formula="of:=[.S28]-[.S$176]" office:value-type="float" office:value="382456.2375" calcext:value-type="float">
            <text:p>382456,2375</text:p>
          </table:table-cell>
          <table:table-cell table:formula="of:=[.T28]-[.T$176]" office:value-type="float" office:value="207867.5" calcext:value-type="float">
            <text:p>207867,5</text:p>
          </table:table-cell>
          <table:table-cell table:formula="of:=[.U28]-[.U$176]" office:value-type="float" office:value="291150.4" calcext:value-type="float">
            <text:p>291150,4</text:p>
          </table:table-cell>
          <table:table-cell table:formula="of:=[.V28]-[.V$176]" office:value-type="float" office:value="275468" calcext:value-type="float">
            <text:p>275468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[.B29]-[.B$176]" office:value-type="float" office:value="68601.45" calcext:value-type="float">
            <text:p>68601,45</text:p>
          </table:table-cell>
          <table:table-cell table:formula="of:=[.C29]-[.C$176]" office:value-type="float" office:value="21640.825" calcext:value-type="float">
            <text:p>21640,825</text:p>
          </table:table-cell>
          <table:table-cell table:formula="of:=[.D29]-[.D$176]" office:value-type="float" office:value="21060.2" calcext:value-type="float">
            <text:p>21060,2</text:p>
          </table:table-cell>
          <table:table-cell table:formula="of:=[.E29]-[.E$176]" office:value-type="float" office:value="1082992.45" calcext:value-type="float">
            <text:p>1082992,45</text:p>
          </table:table-cell>
          <table:table-cell table:formula="of:=[.F29]-[.F$176]" office:value-type="float" office:value="16395.8375" calcext:value-type="float">
            <text:p>16395,8375</text:p>
          </table:table-cell>
          <table:table-cell table:formula="of:=[.G29]-[.G$176]" office:value-type="float" office:value="299602.675" calcext:value-type="float">
            <text:p>299602,675</text:p>
          </table:table-cell>
          <table:table-cell table:formula="of:=[.H29]-[.H$176]" office:value-type="float" office:value="24034.825" calcext:value-type="float">
            <text:p>24034,825</text:p>
          </table:table-cell>
          <table:table-cell table:formula="of:=[.I29]-[.I$176]" office:value-type="float" office:value="253653.5125" calcext:value-type="float">
            <text:p>253653,5125</text:p>
          </table:table-cell>
          <table:table-cell table:formula="of:=[.J29]-[.J$176]" office:value-type="float" office:value="63251.95" calcext:value-type="float">
            <text:p>63251,95</text:p>
          </table:table-cell>
          <table:table-cell table:formula="of:=[.K29]-[.K$176]" office:value-type="float" office:value="59460.475" calcext:value-type="float">
            <text:p>59460,475</text:p>
          </table:table-cell>
          <table:table-cell table:formula="of:=[.L29]-[.L$176]" office:value-type="float" office:value="26029.35" calcext:value-type="float">
            <text:p>26029,35</text:p>
          </table:table-cell>
          <table:table-cell table:formula="of:=[.M29]-[.M$176]" office:value-type="float" office:value="264288.025" calcext:value-type="float">
            <text:p>264288,025</text:p>
          </table:table-cell>
          <table:table-cell table:formula="of:=[.N29]-[.N$176]" office:value-type="float" office:value="82428.05" calcext:value-type="float">
            <text:p>82428,05</text:p>
          </table:table-cell>
          <table:table-cell table:formula="of:=[.O29]-[.O$176]" office:value-type="float" office:value="310410.15" calcext:value-type="float">
            <text:p>310410,15</text:p>
          </table:table-cell>
          <table:table-cell table:formula="of:=[.P29]-[.P$176]" office:value-type="float" office:value="27205.9" calcext:value-type="float">
            <text:p>27205,9</text:p>
          </table:table-cell>
          <table:table-cell table:formula="of:=[.Q29]-[.Q$176]" office:value-type="float" office:value="16834.675" calcext:value-type="float">
            <text:p>16834,675</text:p>
          </table:table-cell>
          <table:table-cell table:formula="of:=[.R29]-[.R$176]" office:value-type="float" office:value="95562.3" calcext:value-type="float">
            <text:p>95562,3</text:p>
          </table:table-cell>
          <table:table-cell table:formula="of:=[.S29]-[.S$176]" office:value-type="float" office:value="380212.5375" calcext:value-type="float">
            <text:p>380212,5375</text:p>
          </table:table-cell>
          <table:table-cell table:formula="of:=[.T29]-[.T$176]" office:value-type="float" office:value="210454.7" calcext:value-type="float">
            <text:p>210454,7</text:p>
          </table:table-cell>
          <table:table-cell table:formula="of:=[.U29]-[.U$176]" office:value-type="float" office:value="289368" calcext:value-type="float">
            <text:p>289368</text:p>
          </table:table-cell>
          <table:table-cell table:formula="of:=[.V29]-[.V$176]" office:value-type="float" office:value="280842.4" calcext:value-type="float">
            <text:p>280842,4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[.B30]-[.B$176]" office:value-type="float" office:value="68440.85" calcext:value-type="float">
            <text:p>68440,85</text:p>
          </table:table-cell>
          <table:table-cell table:formula="of:=[.C30]-[.C$176]" office:value-type="float" office:value="26614.625" calcext:value-type="float">
            <text:p>26614,625</text:p>
          </table:table-cell>
          <table:table-cell table:formula="of:=[.D30]-[.D$176]" office:value-type="float" office:value="25094.9" calcext:value-type="float">
            <text:p>25094,9</text:p>
          </table:table-cell>
          <table:table-cell table:formula="of:=[.E30]-[.E$176]" office:value-type="float" office:value="1135821.85" calcext:value-type="float">
            <text:p>1135821,85</text:p>
          </table:table-cell>
          <table:table-cell table:formula="of:=[.F30]-[.F$176]" office:value-type="float" office:value="16497.4375" calcext:value-type="float">
            <text:p>16497,4375</text:p>
          </table:table-cell>
          <table:table-cell table:formula="of:=[.G30]-[.G$176]" office:value-type="float" office:value="313561.875" calcext:value-type="float">
            <text:p>313561,875</text:p>
          </table:table-cell>
          <table:table-cell table:formula="of:=[.H30]-[.H$176]" office:value-type="float" office:value="23874.225" calcext:value-type="float">
            <text:p>23874,225</text:p>
          </table:table-cell>
          <table:table-cell table:formula="of:=[.I30]-[.I$176]" office:value-type="float" office:value="248826.0125" calcext:value-type="float">
            <text:p>248826,0125</text:p>
          </table:table-cell>
          <table:table-cell table:formula="of:=[.J30]-[.J$176]" office:value-type="float" office:value="62288.95" calcext:value-type="float">
            <text:p>62288,95</text:p>
          </table:table-cell>
          <table:table-cell table:formula="of:=[.K30]-[.K$176]" office:value-type="float" office:value="62027.675" calcext:value-type="float">
            <text:p>62027,675</text:p>
          </table:table-cell>
          <table:table-cell table:formula="of:=[.L30]-[.L$176]" office:value-type="float" office:value="24504.95" calcext:value-type="float">
            <text:p>24504,95</text:p>
          </table:table-cell>
          <table:table-cell table:formula="of:=[.M30]-[.M$176]" office:value-type="float" office:value="255583.225" calcext:value-type="float">
            <text:p>255583,225</text:p>
          </table:table-cell>
          <table:table-cell table:formula="of:=[.N30]-[.N$176]" office:value-type="float" office:value="87762.45" calcext:value-type="float">
            <text:p>87762,45</text:p>
          </table:table-cell>
          <table:table-cell table:formula="of:=[.O30]-[.O$176]" office:value-type="float" office:value="314589.15" calcext:value-type="float">
            <text:p>314589,15</text:p>
          </table:table-cell>
          <table:table-cell table:formula="of:=[.P30]-[.P$176]" office:value-type="float" office:value="27346.1" calcext:value-type="float">
            <text:p>27346,1</text:p>
          </table:table-cell>
          <table:table-cell table:formula="of:=[.Q30]-[.Q$176]" office:value-type="float" office:value="17315.875" calcext:value-type="float">
            <text:p>17315,875</text:p>
          </table:table-cell>
          <table:table-cell table:formula="of:=[.R30]-[.R$176]" office:value-type="float" office:value="97815.1" calcext:value-type="float">
            <text:p>97815,1</text:p>
          </table:table-cell>
          <table:table-cell table:formula="of:=[.S30]-[.S$176]" office:value-type="float" office:value="375232.5375" calcext:value-type="float">
            <text:p>375232,5375</text:p>
          </table:table-cell>
          <table:table-cell table:formula="of:=[.T30]-[.T$176]" office:value-type="float" office:value="207145.1" calcext:value-type="float">
            <text:p>207145,1</text:p>
          </table:table-cell>
          <table:table-cell table:formula="of:=[.U30]-[.U$176]" office:value-type="float" office:value="291392.8" calcext:value-type="float">
            <text:p>291392,8</text:p>
          </table:table-cell>
          <table:table-cell table:formula="of:=[.V30]-[.V$176]" office:value-type="float" office:value="283570.4" calcext:value-type="float">
            <text:p>283570,4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31]-[.B$176]" office:value-type="float" office:value="72532.45" calcext:value-type="float">
            <text:p>72532,45</text:p>
          </table:table-cell>
          <table:table-cell table:formula="of:=[.C31]-[.C$176]" office:value-type="float" office:value="22402.825" calcext:value-type="float">
            <text:p>22402,825</text:p>
          </table:table-cell>
          <table:table-cell table:formula="of:=[.D31]-[.D$176]" office:value-type="float" office:value="20725" calcext:value-type="float">
            <text:p>20725</text:p>
          </table:table-cell>
          <table:table-cell table:formula="of:=[.E31]-[.E$176]" office:value-type="float" office:value="1099476.85" calcext:value-type="float">
            <text:p>1099476,85</text:p>
          </table:table-cell>
          <table:table-cell table:formula="of:=[.F31]-[.F$176]" office:value-type="float" office:value="12780.5375" calcext:value-type="float">
            <text:p>12780,5375</text:p>
          </table:table-cell>
          <table:table-cell table:formula="of:=[.G31]-[.G$176]" office:value-type="float" office:value="312779.475" calcext:value-type="float">
            <text:p>312779,475</text:p>
          </table:table-cell>
          <table:table-cell table:formula="of:=[.H31]-[.H$176]" office:value-type="float" office:value="23453.225" calcext:value-type="float">
            <text:p>23453,225</text:p>
          </table:table-cell>
          <table:table-cell table:formula="of:=[.I31]-[.I$176]" office:value-type="float" office:value="255434.9125" calcext:value-type="float">
            <text:p>255434,9125</text:p>
          </table:table-cell>
          <table:table-cell table:formula="of:=[.J31]-[.J$176]" office:value-type="float" office:value="60764.35" calcext:value-type="float">
            <text:p>60764,35</text:p>
          </table:table-cell>
          <table:table-cell table:formula="of:=[.K31]-[.K$176]" office:value-type="float" office:value="57435.075" calcext:value-type="float">
            <text:p>57435,075</text:p>
          </table:table-cell>
          <table:table-cell table:formula="of:=[.L31]-[.L$176]" office:value-type="float" office:value="24725.35" calcext:value-type="float">
            <text:p>24725,35</text:p>
          </table:table-cell>
          <table:table-cell table:formula="of:=[.M31]-[.M$176]" office:value-type="float" office:value="247341.625" calcext:value-type="float">
            <text:p>247341,625</text:p>
          </table:table-cell>
          <table:table-cell table:formula="of:=[.N31]-[.N$176]" office:value-type="float" office:value="82688.45" calcext:value-type="float">
            <text:p>82688,45</text:p>
          </table:table-cell>
          <table:table-cell table:formula="of:=[.O31]-[.O$176]" office:value-type="float" office:value="299123.65" calcext:value-type="float">
            <text:p>299123,65</text:p>
          </table:table-cell>
          <table:table-cell table:formula="of:=[.P31]-[.P$176]" office:value-type="float" office:value="26884.9" calcext:value-type="float">
            <text:p>26884,9</text:p>
          </table:table-cell>
          <table:table-cell table:formula="of:=[.Q31]-[.Q$176]" office:value-type="float" office:value="16513.475" calcext:value-type="float">
            <text:p>16513,475</text:p>
          </table:table-cell>
          <table:table-cell table:formula="of:=[.R31]-[.R$176]" office:value-type="float" office:value="93300.3" calcext:value-type="float">
            <text:p>93300,3</text:p>
          </table:table-cell>
          <table:table-cell table:formula="of:=[.S31]-[.S$176]" office:value-type="float" office:value="364308.9375" calcext:value-type="float">
            <text:p>364308,9375</text:p>
          </table:table-cell>
          <table:table-cell table:formula="of:=[.T31]-[.T$176]" office:value-type="float" office:value="200988.3" calcext:value-type="float">
            <text:p>200988,3</text:p>
          </table:table-cell>
          <table:table-cell table:formula="of:=[.U31]-[.U$176]" office:value-type="float" office:value="282546.4" calcext:value-type="float">
            <text:p>282546,4</text:p>
          </table:table-cell>
          <table:table-cell table:formula="of:=[.V31]-[.V$176]" office:value-type="float" office:value="264636" calcext:value-type="float">
            <text:p>264636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[.B32]-[.B$176]" office:value-type="float" office:value="66816.65" calcext:value-type="float">
            <text:p>66816,65</text:p>
          </table:table-cell>
          <table:table-cell table:formula="of:=[.C32]-[.C$176]" office:value-type="float" office:value="19915.825" calcext:value-type="float">
            <text:p>19915,825</text:p>
          </table:table-cell>
          <table:table-cell table:formula="of:=[.D32]-[.D$176]" office:value-type="float" office:value="22167.4" calcext:value-type="float">
            <text:p>22167,4</text:p>
          </table:table-cell>
          <table:table-cell table:formula="of:=[.E32]-[.E$176]" office:value-type="float" office:value="1055404.85" calcext:value-type="float">
            <text:p>1055404,85</text:p>
          </table:table-cell>
          <table:table-cell table:formula="of:=[.F32]-[.F$176]" office:value-type="float" office:value="13048.0375" calcext:value-type="float">
            <text:p>13048,0375</text:p>
          </table:table-cell>
          <table:table-cell table:formula="of:=[.G32]-[.G$176]" office:value-type="float" office:value="302169.075" calcext:value-type="float">
            <text:p>302169,075</text:p>
          </table:table-cell>
          <table:table-cell table:formula="of:=[.H32]-[.H$176]" office:value-type="float" office:value="21086.625" calcext:value-type="float">
            <text:p>21086,625</text:p>
          </table:table-cell>
          <table:table-cell table:formula="of:=[.I32]-[.I$176]" office:value-type="float" office:value="252167.6125" calcext:value-type="float">
            <text:p>252167,6125</text:p>
          </table:table-cell>
          <table:table-cell table:formula="of:=[.J32]-[.J$176]" office:value-type="float" office:value="57997.15" calcext:value-type="float">
            <text:p>57997,15</text:p>
          </table:table-cell>
          <table:table-cell table:formula="of:=[.K32]-[.K$176]" office:value-type="float" office:value="59260.275" calcext:value-type="float">
            <text:p>59260,275</text:p>
          </table:table-cell>
          <table:table-cell table:formula="of:=[.L32]-[.L$176]" office:value-type="float" office:value="22579.35" calcext:value-type="float">
            <text:p>22579,35</text:p>
          </table:table-cell>
          <table:table-cell table:formula="of:=[.M32]-[.M$176]" office:value-type="float" office:value="249044.825" calcext:value-type="float">
            <text:p>249044,825</text:p>
          </table:table-cell>
          <table:table-cell table:formula="of:=[.N32]-[.N$176]" office:value-type="float" office:value="82909.25" calcext:value-type="float">
            <text:p>82909,25</text:p>
          </table:table-cell>
          <table:table-cell table:formula="of:=[.O32]-[.O$176]" office:value-type="float" office:value="294632.65" calcext:value-type="float">
            <text:p>294632,65</text:p>
          </table:table-cell>
          <table:table-cell table:formula="of:=[.P32]-[.P$176]" office:value-type="float" office:value="26323.5" calcext:value-type="float">
            <text:p>26323,5</text:p>
          </table:table-cell>
          <table:table-cell table:formula="of:=[.Q32]-[.Q$176]" office:value-type="float" office:value="16012.275" calcext:value-type="float">
            <text:p>16012,275</text:p>
          </table:table-cell>
          <table:table-cell table:formula="of:=[.R32]-[.R$176]" office:value-type="float" office:value="91698.3" calcext:value-type="float">
            <text:p>91698,3</text:p>
          </table:table-cell>
          <table:table-cell table:formula="of:=[.S32]-[.S$176]" office:value-type="float" office:value="353233.5375" calcext:value-type="float">
            <text:p>353233,5375</text:p>
          </table:table-cell>
          <table:table-cell table:formula="of:=[.T32]-[.T$176]" office:value-type="float" office:value="204236.3" calcext:value-type="float">
            <text:p>204236,3</text:p>
          </table:table-cell>
          <table:table-cell table:formula="of:=[.U32]-[.U$176]" office:value-type="float" office:value="275548.8" calcext:value-type="float">
            <text:p>275548,8</text:p>
          </table:table-cell>
          <table:table-cell table:formula="of:=[.V32]-[.V$176]" office:value-type="float" office:value="265499.2" calcext:value-type="float">
            <text:p>265499,2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[.B33]-[.B$176]" office:value-type="float" office:value="64009.05" calcext:value-type="float">
            <text:p>64009,05</text:p>
          </table:table-cell>
          <table:table-cell table:formula="of:=[.C33]-[.C$176]" office:value-type="float" office:value="19574.825" calcext:value-type="float">
            <text:p>19574,825</text:p>
          </table:table-cell>
          <table:table-cell table:formula="of:=[.D33]-[.D$176]" office:value-type="float" office:value="26245.1" calcext:value-type="float">
            <text:p>26245,1</text:p>
          </table:table-cell>
          <table:table-cell table:formula="of:=[.E33]-[.E$176]" office:value-type="float" office:value="1050874.85" calcext:value-type="float">
            <text:p>1050874,85</text:p>
          </table:table-cell>
          <table:table-cell table:formula="of:=[.F33]-[.F$176]" office:value-type="float" office:value="13134.3375" calcext:value-type="float">
            <text:p>13134,3375</text:p>
          </table:table-cell>
          <table:table-cell table:formula="of:=[.G33]-[.G$176]" office:value-type="float" office:value="285061.875" calcext:value-type="float">
            <text:p>285061,875</text:p>
          </table:table-cell>
          <table:table-cell table:formula="of:=[.H33]-[.H$176]" office:value-type="float" office:value="21647.825" calcext:value-type="float">
            <text:p>21647,825</text:p>
          </table:table-cell>
          <table:table-cell table:formula="of:=[.I33]-[.I$176]" office:value-type="float" office:value="240013.2125" calcext:value-type="float">
            <text:p>240013,2125</text:p>
          </table:table-cell>
          <table:table-cell table:formula="of:=[.J33]-[.J$176]" office:value-type="float" office:value="59681.75" calcext:value-type="float">
            <text:p>59681,75</text:p>
          </table:table-cell>
          <table:table-cell table:formula="of:=[.K33]-[.K$176]" office:value-type="float" office:value="56532.475" calcext:value-type="float">
            <text:p>56532,475</text:p>
          </table:table-cell>
          <table:table-cell table:formula="of:=[.L33]-[.L$176]" office:value-type="float" office:value="24023.55" calcext:value-type="float">
            <text:p>24023,55</text:p>
          </table:table-cell>
          <table:table-cell table:formula="of:=[.M33]-[.M$176]" office:value-type="float" office:value="242928.025" calcext:value-type="float">
            <text:p>242928,025</text:p>
          </table:table-cell>
          <table:table-cell table:formula="of:=[.N33]-[.N$176]" office:value-type="float" office:value="80101.65" calcext:value-type="float">
            <text:p>80101,65</text:p>
          </table:table-cell>
          <table:table-cell table:formula="of:=[.O33]-[.O$176]" office:value-type="float" office:value="285873.65" calcext:value-type="float">
            <text:p>285873,65</text:p>
          </table:table-cell>
          <table:table-cell table:formula="of:=[.P33]-[.P$176]" office:value-type="float" office:value="23856.5" calcext:value-type="float">
            <text:p>23856,5</text:p>
          </table:table-cell>
          <table:table-cell table:formula="of:=[.Q33]-[.Q$176]" office:value-type="float" office:value="16774.475" calcext:value-type="float">
            <text:p>16774,475</text:p>
          </table:table-cell>
          <table:table-cell table:formula="of:=[.R33]-[.R$176]" office:value-type="float" office:value="90727.1" calcext:value-type="float">
            <text:p>90727,1</text:p>
          </table:table-cell>
          <table:table-cell table:formula="of:=[.S33]-[.S$176]" office:value-type="float" office:value="358925.7375" calcext:value-type="float">
            <text:p>358925,7375</text:p>
          </table:table-cell>
          <table:table-cell table:formula="of:=[.T33]-[.T$176]" office:value-type="float" office:value="197378.7" calcext:value-type="float">
            <text:p>197378,7</text:p>
          </table:table-cell>
          <table:table-cell table:formula="of:=[.U33]-[.U$176]" office:value-type="float" office:value="266563.2" calcext:value-type="float">
            <text:p>266563,2</text:p>
          </table:table-cell>
          <table:table-cell table:formula="of:=[.V33]-[.V$176]" office:value-type="float" office:value="262792.8" calcext:value-type="float">
            <text:p>262792,8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[.B34]-[.B$176]" office:value-type="float" office:value="65412.85" calcext:value-type="float">
            <text:p>65412,85</text:p>
          </table:table-cell>
          <table:table-cell table:formula="of:=[.C34]-[.C$176]" office:value-type="float" office:value="19514.625" calcext:value-type="float">
            <text:p>19514,625</text:p>
          </table:table-cell>
          <table:table-cell table:formula="of:=[.D34]-[.D$176]" office:value-type="float" office:value="17890.4" calcext:value-type="float">
            <text:p>17890,4</text:p>
          </table:table-cell>
          <table:table-cell table:formula="of:=[.E34]-[.E$176]" office:value-type="float" office:value="1067471.65" calcext:value-type="float">
            <text:p>1067471,65</text:p>
          </table:table-cell>
          <table:table-cell table:formula="of:=[.F34]-[.F$176]" office:value-type="float" office:value="12920.5375" calcext:value-type="float">
            <text:p>12920,5375</text:p>
          </table:table-cell>
          <table:table-cell table:formula="of:=[.G34]-[.G$176]" office:value-type="float" office:value="287346.675" calcext:value-type="float">
            <text:p>287346,675</text:p>
          </table:table-cell>
          <table:table-cell table:formula="of:=[.H34]-[.H$176]" office:value-type="float" office:value="19823.025" calcext:value-type="float">
            <text:p>19823,025</text:p>
          </table:table-cell>
          <table:table-cell table:formula="of:=[.I34]-[.I$176]" office:value-type="float" office:value="230763.6125" calcext:value-type="float">
            <text:p>230763,6125</text:p>
          </table:table-cell>
          <table:table-cell table:formula="of:=[.J34]-[.J$176]" office:value-type="float" office:value="60363.55" calcext:value-type="float">
            <text:p>60363,55</text:p>
          </table:table-cell>
          <table:table-cell table:formula="of:=[.K34]-[.K$176]" office:value-type="float" office:value="56332.075" calcext:value-type="float">
            <text:p>56332,075</text:p>
          </table:table-cell>
          <table:table-cell table:formula="of:=[.L34]-[.L$176]" office:value-type="float" office:value="22378.75" calcext:value-type="float">
            <text:p>22378,75</text:p>
          </table:table-cell>
          <table:table-cell table:formula="of:=[.M34]-[.M$176]" office:value-type="float" office:value="233041.625" calcext:value-type="float">
            <text:p>233041,625</text:p>
          </table:table-cell>
          <table:table-cell table:formula="of:=[.N34]-[.N$176]" office:value-type="float" office:value="76732.05" calcext:value-type="float">
            <text:p>76732,05</text:p>
          </table:table-cell>
          <table:table-cell table:formula="of:=[.O34]-[.O$176]" office:value-type="float" office:value="284647.65" calcext:value-type="float">
            <text:p>284647,65</text:p>
          </table:table-cell>
          <table:table-cell table:formula="of:=[.P34]-[.P$176]" office:value-type="float" office:value="24959.5" calcext:value-type="float">
            <text:p>24959,5</text:p>
          </table:table-cell>
          <table:table-cell table:formula="of:=[.Q34]-[.Q$176]" office:value-type="float" office:value="15791.675" calcext:value-type="float">
            <text:p>15791,675</text:p>
          </table:table-cell>
          <table:table-cell table:formula="of:=[.R34]-[.R$176]" office:value-type="float" office:value="90206.7" calcext:value-type="float">
            <text:p>90206,7</text:p>
          </table:table-cell>
          <table:table-cell table:formula="of:=[.S34]-[.S$176]" office:value-type="float" office:value="350033.8375" calcext:value-type="float">
            <text:p>350033,8375</text:p>
          </table:table-cell>
          <table:table-cell table:formula="of:=[.T34]-[.T$176]" office:value-type="float" office:value="196454.7" calcext:value-type="float">
            <text:p>196454,7</text:p>
          </table:table-cell>
          <table:table-cell table:formula="of:=[.U34]-[.U$176]" office:value-type="float" office:value="270114.4" calcext:value-type="float">
            <text:p>270114,4</text:p>
          </table:table-cell>
          <table:table-cell table:formula="of:=[.V34]-[.V$176]" office:value-type="float" office:value="258701.6" calcext:value-type="float">
            <text:p>258701,6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[.B35]-[.B$176]" office:value-type="float" office:value="63126.65" calcext:value-type="float">
            <text:p>63126,65</text:p>
          </table:table-cell>
          <table:table-cell table:formula="of:=[.C35]-[.C$176]" office:value-type="float" office:value="18712.625" calcext:value-type="float">
            <text:p>18712,625</text:p>
          </table:table-cell>
          <table:table-cell table:formula="of:=[.D35]-[.D$176]" office:value-type="float" office:value="14367.4" calcext:value-type="float">
            <text:p>14367,4</text:p>
          </table:table-cell>
          <table:table-cell table:formula="of:=[.E35]-[.E$176]" office:value-type="float" office:value="989331.55" calcext:value-type="float">
            <text:p>989331,55</text:p>
          </table:table-cell>
          <table:table-cell table:formula="of:=[.F35]-[.F$176]" office:value-type="float" office:value="9357.4375" calcext:value-type="float">
            <text:p>9357,4375</text:p>
          </table:table-cell>
          <table:table-cell table:formula="of:=[.G35]-[.G$176]" office:value-type="float" office:value="282714.675" calcext:value-type="float">
            <text:p>282714,675</text:p>
          </table:table-cell>
          <table:table-cell table:formula="of:=[.H35]-[.H$176]" office:value-type="float" office:value="23072.225" calcext:value-type="float">
            <text:p>23072,225</text:p>
          </table:table-cell>
          <table:table-cell table:formula="of:=[.I35]-[.I$176]" office:value-type="float" office:value="234599.9125" calcext:value-type="float">
            <text:p>234599,9125</text:p>
          </table:table-cell>
          <table:table-cell table:formula="of:=[.J35]-[.J$176]" office:value-type="float" office:value="63592.75" calcext:value-type="float">
            <text:p>63592,75</text:p>
          </table:table-cell>
          <table:table-cell table:formula="of:=[.K35]-[.K$176]" office:value-type="float" office:value="58357.675" calcext:value-type="float">
            <text:p>58357,675</text:p>
          </table:table-cell>
          <table:table-cell table:formula="of:=[.L35]-[.L$176]" office:value-type="float" office:value="23080.75" calcext:value-type="float">
            <text:p>23080,75</text:p>
          </table:table-cell>
          <table:table-cell table:formula="of:=[.M35]-[.M$176]" office:value-type="float" office:value="232599.225" calcext:value-type="float">
            <text:p>232599,225</text:p>
          </table:table-cell>
          <table:table-cell table:formula="of:=[.N35]-[.N$176]" office:value-type="float" office:value="75388.05" calcext:value-type="float">
            <text:p>75388,05</text:p>
          </table:table-cell>
          <table:table-cell table:formula="of:=[.O35]-[.O$176]" office:value-type="float" office:value="280768.65" calcext:value-type="float">
            <text:p>280768,65</text:p>
          </table:table-cell>
          <table:table-cell table:formula="of:=[.P35]-[.P$176]" office:value-type="float" office:value="24718.9" calcext:value-type="float">
            <text:p>24718,9</text:p>
          </table:table-cell>
          <table:table-cell table:formula="of:=[.Q35]-[.Q$176]" office:value-type="float" office:value="16613.875" calcext:value-type="float">
            <text:p>16613,875</text:p>
          </table:table-cell>
          <table:table-cell table:formula="of:=[.R35]-[.R$176]" office:value-type="float" office:value="91908.7" calcext:value-type="float">
            <text:p>91908,7</text:p>
          </table:table-cell>
          <table:table-cell table:formula="of:=[.S35]-[.S$176]" office:value-type="float" office:value="350282.0375" calcext:value-type="float">
            <text:p>350282,0375</text:p>
          </table:table-cell>
          <table:table-cell table:formula="of:=[.T35]-[.T$176]" office:value-type="float" office:value="192765.9" calcext:value-type="float">
            <text:p>192765,9</text:p>
          </table:table-cell>
          <table:table-cell table:formula="of:=[.U35]-[.U$176]" office:value-type="float" office:value="267304" calcext:value-type="float">
            <text:p>267304</text:p>
          </table:table-cell>
          <table:table-cell table:formula="of:=[.V35]-[.V$176]" office:value-type="float" office:value="251922.4" calcext:value-type="float">
            <text:p>251922,4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[.B36]-[.B$176]" office:value-type="float" office:value="63467.25" calcext:value-type="float">
            <text:p>63467,25</text:p>
          </table:table-cell>
          <table:table-cell table:formula="of:=[.C36]-[.C$176]" office:value-type="float" office:value="19555.025" calcext:value-type="float">
            <text:p>19555,025</text:p>
          </table:table-cell>
          <table:table-cell table:formula="of:=[.D36]-[.D$176]" office:value-type="float" office:value="17383.4" calcext:value-type="float">
            <text:p>17383,4</text:p>
          </table:table-cell>
          <table:table-cell table:formula="of:=[.E36]-[.E$176]" office:value-type="float" office:value="970915.35" calcext:value-type="float">
            <text:p>970915,35</text:p>
          </table:table-cell>
          <table:table-cell table:formula="of:=[.F36]-[.F$176]" office:value-type="float" office:value="9273.9375" calcext:value-type="float">
            <text:p>9273,9375</text:p>
          </table:table-cell>
          <table:table-cell table:formula="of:=[.G36]-[.G$176]" office:value-type="float" office:value="267652.275" calcext:value-type="float">
            <text:p>267652,275</text:p>
          </table:table-cell>
          <table:table-cell table:formula="of:=[.H36]-[.H$176]" office:value-type="float" office:value="20103.825" calcext:value-type="float">
            <text:p>20103,825</text:p>
          </table:table-cell>
          <table:table-cell table:formula="of:=[.I36]-[.I$176]" office:value-type="float" office:value="224518.4125" calcext:value-type="float">
            <text:p>224518,4125</text:p>
          </table:table-cell>
          <table:table-cell table:formula="of:=[.J36]-[.J$176]" office:value-type="float" office:value="56152.15" calcext:value-type="float">
            <text:p>56152,15</text:p>
          </table:table-cell>
          <table:table-cell table:formula="of:=[.K36]-[.K$176]" office:value-type="float" office:value="52160.275" calcext:value-type="float">
            <text:p>52160,275</text:p>
          </table:table-cell>
          <table:table-cell table:formula="of:=[.L36]-[.L$176]" office:value-type="float" office:value="21115.35" calcext:value-type="float">
            <text:p>21115,35</text:p>
          </table:table-cell>
          <table:table-cell table:formula="of:=[.M36]-[.M$176]" office:value-type="float" office:value="222952.825" calcext:value-type="float">
            <text:p>222952,825</text:p>
          </table:table-cell>
          <table:table-cell table:formula="of:=[.N36]-[.N$176]" office:value-type="float" office:value="71597.25" calcext:value-type="float">
            <text:p>71597,25</text:p>
          </table:table-cell>
          <table:table-cell table:formula="of:=[.O36]-[.O$176]" office:value-type="float" office:value="273612.15" calcext:value-type="float">
            <text:p>273612,15</text:p>
          </table:table-cell>
          <table:table-cell table:formula="of:=[.P36]-[.P$176]" office:value-type="float" office:value="24317.5" calcext:value-type="float">
            <text:p>24317,5</text:p>
          </table:table-cell>
          <table:table-cell table:formula="of:=[.Q36]-[.Q$176]" office:value-type="float" office:value="14769.075" calcext:value-type="float">
            <text:p>14769,075</text:p>
          </table:table-cell>
          <table:table-cell table:formula="of:=[.R36]-[.R$176]" office:value-type="float" office:value="84861.5" calcext:value-type="float">
            <text:p>84861,5</text:p>
          </table:table-cell>
          <table:table-cell table:formula="of:=[.S36]-[.S$176]" office:value-type="float" office:value="326073.2375" calcext:value-type="float">
            <text:p>326073,2375</text:p>
          </table:table-cell>
          <table:table-cell table:formula="of:=[.T36]-[.T$176]" office:value-type="float" office:value="186327.5" calcext:value-type="float">
            <text:p>186327,5</text:p>
          </table:table-cell>
          <table:table-cell table:formula="of:=[.U36]-[.U$176]" office:value-type="float" office:value="261348.8" calcext:value-type="float">
            <text:p>261348,8</text:p>
          </table:table-cell>
          <table:table-cell table:formula="of:=[.V36]-[.V$176]" office:value-type="float" office:value="247308.8" calcext:value-type="float">
            <text:p>247308,8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[.B37]-[.B$176]" office:value-type="float" office:value="61300.85" calcext:value-type="float">
            <text:p>61300,85</text:p>
          </table:table-cell>
          <table:table-cell table:formula="of:=[.C37]-[.C$176]" office:value-type="float" office:value="16887.425" calcext:value-type="float">
            <text:p>16887,425</text:p>
          </table:table-cell>
          <table:table-cell table:formula="of:=[.D37]-[.D$176]" office:value-type="float" office:value="20957.6" calcext:value-type="float">
            <text:p>20957,6</text:p>
          </table:table-cell>
          <table:table-cell table:formula="of:=[.E37]-[.E$176]" office:value-type="float" office:value="921127.75" calcext:value-type="float">
            <text:p>921127,75</text:p>
          </table:table-cell>
          <table:table-cell table:formula="of:=[.F37]-[.F$176]" office:value-type="float" office:value="9273.0375" calcext:value-type="float">
            <text:p>9273,0375</text:p>
          </table:table-cell>
          <table:table-cell table:formula="of:=[.G37]-[.G$176]" office:value-type="float" office:value="258045.075" calcext:value-type="float">
            <text:p>258045,075</text:p>
          </table:table-cell>
          <table:table-cell table:formula="of:=[.H37]-[.H$176]" office:value-type="float" office:value="19181.225" calcext:value-type="float">
            <text:p>19181,225</text:p>
          </table:table-cell>
          <table:table-cell table:formula="of:=[.I37]-[.I$176]" office:value-type="float" office:value="206760.6125" calcext:value-type="float">
            <text:p>206760,6125</text:p>
          </table:table-cell>
          <table:table-cell table:formula="of:=[.J37]-[.J$176]" office:value-type="float" office:value="54246.35" calcext:value-type="float">
            <text:p>54246,35</text:p>
          </table:table-cell>
          <table:table-cell table:formula="of:=[.K37]-[.K$176]" office:value-type="float" office:value="52942.475" calcext:value-type="float">
            <text:p>52942,475</text:p>
          </table:table-cell>
          <table:table-cell table:formula="of:=[.L37]-[.L$176]" office:value-type="float" office:value="21255.75" calcext:value-type="float">
            <text:p>21255,75</text:p>
          </table:table-cell>
          <table:table-cell table:formula="of:=[.M37]-[.M$176]" office:value-type="float" office:value="212022.425" calcext:value-type="float">
            <text:p>212022,425</text:p>
          </table:table-cell>
          <table:table-cell table:formula="of:=[.N37]-[.N$176]" office:value-type="float" office:value="75328.05" calcext:value-type="float">
            <text:p>75328,05</text:p>
          </table:table-cell>
          <table:table-cell table:formula="of:=[.O37]-[.O$176]" office:value-type="float" office:value="269683.15" calcext:value-type="float">
            <text:p>269683,15</text:p>
          </table:table-cell>
          <table:table-cell table:formula="of:=[.P37]-[.P$176]" office:value-type="float" office:value="22332.3" calcext:value-type="float">
            <text:p>22332,3</text:p>
          </table:table-cell>
          <table:table-cell table:formula="of:=[.Q37]-[.Q$176]" office:value-type="float" office:value="14467.875" calcext:value-type="float">
            <text:p>14467,875</text:p>
          </table:table-cell>
          <table:table-cell table:formula="of:=[.R37]-[.R$176]" office:value-type="float" office:value="83570.5" calcext:value-type="float">
            <text:p>83570,5</text:p>
          </table:table-cell>
          <table:table-cell table:formula="of:=[.S37]-[.S$176]" office:value-type="float" office:value="329694.6375" calcext:value-type="float">
            <text:p>329694,6375</text:p>
          </table:table-cell>
          <table:table-cell table:formula="of:=[.T37]-[.T$176]" office:value-type="float" office:value="183157.9" calcext:value-type="float">
            <text:p>183157,9</text:p>
          </table:table-cell>
          <table:table-cell table:formula="of:=[.U37]-[.U$176]" office:value-type="float" office:value="257617.6" calcext:value-type="float">
            <text:p>257617,6</text:p>
          </table:table-cell>
          <table:table-cell table:formula="of:=[.V37]-[.V$176]" office:value-type="float" office:value="242776" calcext:value-type="float">
            <text:p>242776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[.B38]-[.B$176]" office:value-type="float" office:value="60057.65" calcext:value-type="float">
            <text:p>60057,65</text:p>
          </table:table-cell>
          <table:table-cell table:formula="of:=[.C38]-[.C$176]" office:value-type="float" office:value="20537.625" calcext:value-type="float">
            <text:p>20537,625</text:p>
          </table:table-cell>
          <table:table-cell table:formula="of:=[.D38]-[.D$176]" office:value-type="float" office:value="17483.6" calcext:value-type="float">
            <text:p>17483,6</text:p>
          </table:table-cell>
          <table:table-cell table:formula="of:=[.E38]-[.E$176]" office:value-type="float" office:value="997116.15" calcext:value-type="float">
            <text:p>997116,15</text:p>
          </table:table-cell>
          <table:table-cell table:formula="of:=[.F38]-[.F$176]" office:value-type="float" office:value="12839.3375" calcext:value-type="float">
            <text:p>12839,3375</text:p>
          </table:table-cell>
          <table:table-cell table:formula="of:=[.G38]-[.G$176]" office:value-type="float" office:value="278001.075" calcext:value-type="float">
            <text:p>278001,075</text:p>
          </table:table-cell>
          <table:table-cell table:formula="of:=[.H38]-[.H$176]" office:value-type="float" office:value="21347.425" calcext:value-type="float">
            <text:p>21347,425</text:p>
          </table:table-cell>
          <table:table-cell table:formula="of:=[.I38]-[.I$176]" office:value-type="float" office:value="214388.7125" calcext:value-type="float">
            <text:p>214388,7125</text:p>
          </table:table-cell>
          <table:table-cell table:formula="of:=[.J38]-[.J$176]" office:value-type="float" office:value="55068.55" calcext:value-type="float">
            <text:p>55068,55</text:p>
          </table:table-cell>
          <table:table-cell table:formula="of:=[.K38]-[.K$176]" office:value-type="float" office:value="54847.875" calcext:value-type="float">
            <text:p>54847,875</text:p>
          </table:table-cell>
          <table:table-cell table:formula="of:=[.L38]-[.L$176]" office:value-type="float" office:value="22519.35" calcext:value-type="float">
            <text:p>22519,35</text:p>
          </table:table-cell>
          <table:table-cell table:formula="of:=[.M38]-[.M$176]" office:value-type="float" office:value="231115.225" calcext:value-type="float">
            <text:p>231115,225</text:p>
          </table:table-cell>
          <table:table-cell table:formula="of:=[.N38]-[.N$176]" office:value-type="float" office:value="75969.65" calcext:value-type="float">
            <text:p>75969,65</text:p>
          </table:table-cell>
          <table:table-cell table:formula="of:=[.O38]-[.O$176]" office:value-type="float" office:value="272123.15" calcext:value-type="float">
            <text:p>272123,15</text:p>
          </table:table-cell>
          <table:table-cell table:formula="of:=[.P38]-[.P$176]" office:value-type="float" office:value="25120.1" calcext:value-type="float">
            <text:p>25120,1</text:p>
          </table:table-cell>
          <table:table-cell table:formula="of:=[.Q38]-[.Q$176]" office:value-type="float" office:value="15470.875" calcext:value-type="float">
            <text:p>15470,875</text:p>
          </table:table-cell>
          <table:table-cell table:formula="of:=[.R38]-[.R$176]" office:value-type="float" office:value="85472.7" calcext:value-type="float">
            <text:p>85472,7</text:p>
          </table:table-cell>
          <table:table-cell table:formula="of:=[.S38]-[.S$176]" office:value-type="float" office:value="337190.2375" calcext:value-type="float">
            <text:p>337190,2375</text:p>
          </table:table-cell>
          <table:table-cell table:formula="of:=[.T38]-[.T$176]" office:value-type="float" office:value="183318.7" calcext:value-type="float">
            <text:p>183318,7</text:p>
          </table:table-cell>
          <table:table-cell table:formula="of:=[.U38]-[.U$176]" office:value-type="float" office:value="258140" calcext:value-type="float">
            <text:p>258140</text:p>
          </table:table-cell>
          <table:table-cell table:formula="of:=[.V38]-[.V$176]" office:value-type="float" office:value="245604.8" calcext:value-type="float">
            <text:p>245604,8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[.B39]-[.B$176]" office:value-type="float" office:value="58834.45" calcext:value-type="float">
            <text:p>58834,45</text:p>
          </table:table-cell>
          <table:table-cell table:formula="of:=[.C39]-[.C$176]" office:value-type="float" office:value="20417.425" calcext:value-type="float">
            <text:p>20417,425</text:p>
          </table:table-cell>
          <table:table-cell table:formula="of:=[.D39]-[.D$176]" office:value-type="float" office:value="21266.6" calcext:value-type="float">
            <text:p>21266,6</text:p>
          </table:table-cell>
          <table:table-cell table:formula="of:=[.E39]-[.E$176]" office:value-type="float" office:value="971192.05" calcext:value-type="float">
            <text:p>971192,05</text:p>
          </table:table-cell>
          <table:table-cell table:formula="of:=[.F39]-[.F$176]" office:value-type="float" office:value="12876.8375" calcext:value-type="float">
            <text:p>12876,8375</text:p>
          </table:table-cell>
          <table:table-cell table:formula="of:=[.G39]-[.G$176]" office:value-type="float" office:value="272848.275" calcext:value-type="float">
            <text:p>272848,275</text:p>
          </table:table-cell>
          <table:table-cell table:formula="of:=[.H39]-[.H$176]" office:value-type="float" office:value="20184.225" calcext:value-type="float">
            <text:p>20184,225</text:p>
          </table:table-cell>
          <table:table-cell table:formula="of:=[.I39]-[.I$176]" office:value-type="float" office:value="215338.1125" calcext:value-type="float">
            <text:p>215338,1125</text:p>
          </table:table-cell>
          <table:table-cell table:formula="of:=[.J39]-[.J$176]" office:value-type="float" office:value="55690.75" calcext:value-type="float">
            <text:p>55690,75</text:p>
          </table:table-cell>
          <table:table-cell table:formula="of:=[.K39]-[.K$176]" office:value-type="float" office:value="52020.075" calcext:value-type="float">
            <text:p>52020,075</text:p>
          </table:table-cell>
          <table:table-cell table:formula="of:=[.L39]-[.L$176]" office:value-type="float" office:value="22459.35" calcext:value-type="float">
            <text:p>22459,35</text:p>
          </table:table-cell>
          <table:table-cell table:formula="of:=[.M39]-[.M$176]" office:value-type="float" office:value="235107.225" calcext:value-type="float">
            <text:p>235107,225</text:p>
          </table:table-cell>
          <table:table-cell table:formula="of:=[.N39]-[.N$176]" office:value-type="float" office:value="73242.45" calcext:value-type="float">
            <text:p>73242,45</text:p>
          </table:table-cell>
          <table:table-cell table:formula="of:=[.O39]-[.O$176]" office:value-type="float" office:value="268344.15" calcext:value-type="float">
            <text:p>268344,15</text:p>
          </table:table-cell>
          <table:table-cell table:formula="of:=[.P39]-[.P$176]" office:value-type="float" office:value="22171.9" calcext:value-type="float">
            <text:p>22171,9</text:p>
          </table:table-cell>
          <table:table-cell table:formula="of:=[.Q39]-[.Q$176]" office:value-type="float" office:value="14127.075" calcext:value-type="float">
            <text:p>14127,075</text:p>
          </table:table-cell>
          <table:table-cell table:formula="of:=[.R39]-[.R$176]" office:value-type="float" office:value="84911.7" calcext:value-type="float">
            <text:p>84911,7</text:p>
          </table:table-cell>
          <table:table-cell table:formula="of:=[.S39]-[.S$176]" office:value-type="float" office:value="320435.2375" calcext:value-type="float">
            <text:p>320435,2375</text:p>
          </table:table-cell>
          <table:table-cell table:formula="of:=[.T39]-[.T$176]" office:value-type="float" office:value="186426.7" calcext:value-type="float">
            <text:p>186426,7</text:p>
          </table:table-cell>
          <table:table-cell table:formula="of:=[.U39]-[.U$176]" office:value-type="float" office:value="253025.6" calcext:value-type="float">
            <text:p>253025,6</text:p>
          </table:table-cell>
          <table:table-cell table:formula="of:=[.V39]-[.V$176]" office:value-type="float" office:value="241712.8" calcext:value-type="float">
            <text:p>241712,8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[.B40]-[.B$176]" office:value-type="float" office:value="57831.65" calcext:value-type="float">
            <text:p>57831,65</text:p>
          </table:table-cell>
          <table:table-cell table:formula="of:=[.C40]-[.C$176]" office:value-type="float" office:value="17248.425" calcext:value-type="float">
            <text:p>17248,425</text:p>
          </table:table-cell>
          <table:table-cell table:formula="of:=[.D40]-[.D$176]" office:value-type="float" office:value="17953" calcext:value-type="float">
            <text:p>17953</text:p>
          </table:table-cell>
          <table:table-cell table:formula="of:=[.E40]-[.E$176]" office:value-type="float" office:value="935828.45" calcext:value-type="float">
            <text:p>935828,45</text:p>
          </table:table-cell>
          <table:table-cell table:formula="of:=[.F40]-[.F$176]" office:value-type="float" office:value="12933.0375" calcext:value-type="float">
            <text:p>12933,0375</text:p>
          </table:table-cell>
          <table:table-cell table:formula="of:=[.G40]-[.G$176]" office:value-type="float" office:value="257604.275" calcext:value-type="float">
            <text:p>257604,275</text:p>
          </table:table-cell>
          <table:table-cell table:formula="of:=[.H40]-[.H$176]" office:value-type="float" office:value="19040.825" calcext:value-type="float">
            <text:p>19040,825</text:p>
          </table:table-cell>
          <table:table-cell table:formula="of:=[.I40]-[.I$176]" office:value-type="float" office:value="213188.1125" calcext:value-type="float">
            <text:p>213188,1125</text:p>
          </table:table-cell>
          <table:table-cell table:formula="of:=[.J40]-[.J$176]" office:value-type="float" office:value="53524.75" calcext:value-type="float">
            <text:p>53524,75</text:p>
          </table:table-cell>
          <table:table-cell table:formula="of:=[.K40]-[.K$176]" office:value-type="float" office:value="52180.475" calcext:value-type="float">
            <text:p>52180,475</text:p>
          </table:table-cell>
          <table:table-cell table:formula="of:=[.L40]-[.L$176]" office:value-type="float" office:value="20614.15" calcext:value-type="float">
            <text:p>20614,15</text:p>
          </table:table-cell>
          <table:table-cell table:formula="of:=[.M40]-[.M$176]" office:value-type="float" office:value="219282.425" calcext:value-type="float">
            <text:p>219282,425</text:p>
          </table:table-cell>
          <table:table-cell table:formula="of:=[.N40]-[.N$176]" office:value-type="float" office:value="71597.65" calcext:value-type="float">
            <text:p>71597,65</text:p>
          </table:table-cell>
          <table:table-cell table:formula="of:=[.O40]-[.O$176]" office:value-type="float" office:value="268095.65" calcext:value-type="float">
            <text:p>268095,65</text:p>
          </table:table-cell>
          <table:table-cell table:formula="of:=[.P40]-[.P$176]" office:value-type="float" office:value="22913.9" calcext:value-type="float">
            <text:p>22913,9</text:p>
          </table:table-cell>
          <table:table-cell table:formula="of:=[.Q40]-[.Q$176]" office:value-type="float" office:value="14668.475" calcext:value-type="float">
            <text:p>14668,475</text:p>
          </table:table-cell>
          <table:table-cell table:formula="of:=[.R40]-[.R$176]" office:value-type="float" office:value="82479.7" calcext:value-type="float">
            <text:p>82479,7</text:p>
          </table:table-cell>
          <table:table-cell table:formula="of:=[.S40]-[.S$176]" office:value-type="float" office:value="321718.3375" calcext:value-type="float">
            <text:p>321718,3375</text:p>
          </table:table-cell>
          <table:table-cell table:formula="of:=[.T40]-[.T$176]" office:value-type="float" office:value="185223.5" calcext:value-type="float">
            <text:p>185223,5</text:p>
          </table:table-cell>
          <table:table-cell table:formula="of:=[.U40]-[.U$176]" office:value-type="float" office:value="240631.2" calcext:value-type="float">
            <text:p>240631,2</text:p>
          </table:table-cell>
          <table:table-cell table:formula="of:=[.V40]-[.V$176]" office:value-type="float" office:value="238184" calcext:value-type="float">
            <text:p>238184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[.B41]-[.B$176]" office:value-type="float" office:value="56808.65" calcext:value-type="float">
            <text:p>56808,65</text:p>
          </table:table-cell>
          <table:table-cell table:formula="of:=[.C41]-[.C$176]" office:value-type="float" office:value="19174.025" calcext:value-type="float">
            <text:p>19174,025</text:p>
          </table:table-cell>
          <table:table-cell table:formula="of:=[.D41]-[.D$176]" office:value-type="float" office:value="17162.1" calcext:value-type="float">
            <text:p>17162,1</text:p>
          </table:table-cell>
          <table:table-cell table:formula="of:=[.E41]-[.E$176]" office:value-type="float" office:value="900110.65" calcext:value-type="float">
            <text:p>900110,65</text:p>
          </table:table-cell>
          <table:table-cell table:formula="of:=[.F41]-[.F$176]" office:value-type="float" office:value="7469.3375" calcext:value-type="float">
            <text:p>7469,3375</text:p>
          </table:table-cell>
          <table:table-cell table:formula="of:=[.G41]-[.G$176]" office:value-type="float" office:value="254576.275" calcext:value-type="float">
            <text:p>254576,275</text:p>
          </table:table-cell>
          <table:table-cell table:formula="of:=[.H41]-[.H$176]" office:value-type="float" office:value="19081.025" calcext:value-type="float">
            <text:p>19081,025</text:p>
          </table:table-cell>
          <table:table-cell table:formula="of:=[.I41]-[.I$176]" office:value-type="float" office:value="194851.7125" calcext:value-type="float">
            <text:p>194851,7125</text:p>
          </table:table-cell>
          <table:table-cell table:formula="of:=[.J41]-[.J$176]" office:value-type="float" office:value="52862.55" calcext:value-type="float">
            <text:p>52862,55</text:p>
          </table:table-cell>
          <table:table-cell table:formula="of:=[.K41]-[.K$176]" office:value-type="float" office:value="49332.475" calcext:value-type="float">
            <text:p>49332,475</text:p>
          </table:table-cell>
          <table:table-cell table:formula="of:=[.L41]-[.L$176]" office:value-type="float" office:value="20633.95" calcext:value-type="float">
            <text:p>20633,95</text:p>
          </table:table-cell>
          <table:table-cell table:formula="of:=[.M41]-[.M$176]" office:value-type="float" office:value="203779.225" calcext:value-type="float">
            <text:p>203779,225</text:p>
          </table:table-cell>
          <table:table-cell table:formula="of:=[.N41]-[.N$176]" office:value-type="float" office:value="67646.25" calcext:value-type="float">
            <text:p>67646,25</text:p>
          </table:table-cell>
          <table:table-cell table:formula="of:=[.O41]-[.O$176]" office:value-type="float" office:value="250701.65" calcext:value-type="float">
            <text:p>250701,65</text:p>
          </table:table-cell>
          <table:table-cell table:formula="of:=[.P41]-[.P$176]" office:value-type="float" office:value="21429.7" calcext:value-type="float">
            <text:p>21429,7</text:p>
          </table:table-cell>
          <table:table-cell table:formula="of:=[.Q41]-[.Q$176]" office:value-type="float" office:value="13666.075" calcext:value-type="float">
            <text:p>13666,075</text:p>
          </table:table-cell>
          <table:table-cell table:formula="of:=[.R41]-[.R$176]" office:value-type="float" office:value="80126.7" calcext:value-type="float">
            <text:p>80126,7</text:p>
          </table:table-cell>
          <table:table-cell table:formula="of:=[.S41]-[.S$176]" office:value-type="float" office:value="300221.5375" calcext:value-type="float">
            <text:p>300221,5375</text:p>
          </table:table-cell>
          <table:table-cell table:formula="of:=[.T41]-[.T$176]" office:value-type="float" office:value="173490.7" calcext:value-type="float">
            <text:p>173490,7</text:p>
          </table:table-cell>
          <table:table-cell table:formula="of:=[.U41]-[.U$176]" office:value-type="float" office:value="237402.4" calcext:value-type="float">
            <text:p>237402,4</text:p>
          </table:table-cell>
          <table:table-cell table:formula="of:=[.V41]-[.V$176]" office:value-type="float" office:value="219412" calcext:value-type="float">
            <text:p>219412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[.B42]-[.B$176]" office:value-type="float" office:value="52857.65" calcext:value-type="float">
            <text:p>52857,65</text:p>
          </table:table-cell>
          <table:table-cell table:formula="of:=[.C42]-[.C$176]" office:value-type="float" office:value="17168.225" calcext:value-type="float">
            <text:p>17168,225</text:p>
          </table:table-cell>
          <table:table-cell table:formula="of:=[.D42]-[.D$176]" office:value-type="float" office:value="13183.9" calcext:value-type="float">
            <text:p>13183,9</text:p>
          </table:table-cell>
          <table:table-cell table:formula="of:=[.E42]-[.E$176]" office:value-type="float" office:value="873348.45" calcext:value-type="float">
            <text:p>873348,45</text:p>
          </table:table-cell>
          <table:table-cell table:formula="of:=[.F42]-[.F$176]" office:value-type="float" office:value="11804.0375" calcext:value-type="float">
            <text:p>11804,0375</text:p>
          </table:table-cell>
          <table:table-cell table:formula="of:=[.G42]-[.G$176]" office:value-type="float" office:value="243083.475" calcext:value-type="float">
            <text:p>243083,475</text:p>
          </table:table-cell>
          <table:table-cell table:formula="of:=[.H42]-[.H$176]" office:value-type="float" office:value="19823.025" calcext:value-type="float">
            <text:p>19823,025</text:p>
          </table:table-cell>
          <table:table-cell table:formula="of:=[.I42]-[.I$176]" office:value-type="float" office:value="196322.6125" calcext:value-type="float">
            <text:p>196322,6125</text:p>
          </table:table-cell>
          <table:table-cell table:formula="of:=[.J42]-[.J$176]" office:value-type="float" office:value="48911.55" calcext:value-type="float">
            <text:p>48911,55</text:p>
          </table:table-cell>
          <table:table-cell table:formula="of:=[.K42]-[.K$176]" office:value-type="float" office:value="50836.675" calcext:value-type="float">
            <text:p>50836,675</text:p>
          </table:table-cell>
          <table:table-cell table:formula="of:=[.L42]-[.L$176]" office:value-type="float" office:value="21335.95" calcext:value-type="float">
            <text:p>21335,95</text:p>
          </table:table-cell>
          <table:table-cell table:formula="of:=[.M42]-[.M$176]" office:value-type="float" office:value="210378.425" calcext:value-type="float">
            <text:p>210378,425</text:p>
          </table:table-cell>
          <table:table-cell table:formula="of:=[.N42]-[.N$176]" office:value-type="float" office:value="70654.85" calcext:value-type="float">
            <text:p>70654,85</text:p>
          </table:table-cell>
          <table:table-cell table:formula="of:=[.O42]-[.O$176]" office:value-type="float" office:value="251890.65" calcext:value-type="float">
            <text:p>251890,65</text:p>
          </table:table-cell>
          <table:table-cell table:formula="of:=[.P42]-[.P$176]" office:value-type="float" office:value="20426.7" calcext:value-type="float">
            <text:p>20426,7</text:p>
          </table:table-cell>
          <table:table-cell table:formula="of:=[.Q42]-[.Q$176]" office:value-type="float" office:value="12963.875" calcext:value-type="float">
            <text:p>12963,875</text:p>
          </table:table-cell>
          <table:table-cell table:formula="of:=[.R42]-[.R$176]" office:value-type="float" office:value="80427.3" calcext:value-type="float">
            <text:p>80427,3</text:p>
          </table:table-cell>
          <table:table-cell table:formula="of:=[.S42]-[.S$176]" office:value-type="float" office:value="291340.5375" calcext:value-type="float">
            <text:p>291340,5375</text:p>
          </table:table-cell>
          <table:table-cell table:formula="of:=[.T42]-[.T$176]" office:value-type="float" office:value="169699.5" calcext:value-type="float">
            <text:p>169699,5</text:p>
          </table:table-cell>
          <table:table-cell table:formula="of:=[.U42]-[.U$176]" office:value-type="float" office:value="230202.4" calcext:value-type="float">
            <text:p>230202,4</text:p>
          </table:table-cell>
          <table:table-cell table:formula="of:=[.V42]-[.V$176]" office:value-type="float" office:value="228718.4" calcext:value-type="float">
            <text:p>228718,4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[.B43]-[.B$176]" office:value-type="float" office:value="53800.25" calcext:value-type="float">
            <text:p>53800,25</text:p>
          </table:table-cell>
          <table:table-cell table:formula="of:=[.C43]-[.C$176]" office:value-type="float" office:value="16787.025" calcext:value-type="float">
            <text:p>16787,025</text:p>
          </table:table-cell>
          <table:table-cell table:formula="of:=[.D43]-[.D$176]" office:value-type="float" office:value="17600.5" calcext:value-type="float">
            <text:p>17600,5</text:p>
          </table:table-cell>
          <table:table-cell table:formula="of:=[.E43]-[.E$176]" office:value-type="float" office:value="862882.45" calcext:value-type="float">
            <text:p>862882,45</text:p>
          </table:table-cell>
          <table:table-cell table:formula="of:=[.F43]-[.F$176]" office:value-type="float" office:value="9301.1375" calcext:value-type="float">
            <text:p>9301,1375</text:p>
          </table:table-cell>
          <table:table-cell table:formula="of:=[.G43]-[.G$176]" office:value-type="float" office:value="247354.675" calcext:value-type="float">
            <text:p>247354,675</text:p>
          </table:table-cell>
          <table:table-cell table:formula="of:=[.H43]-[.H$176]" office:value-type="float" office:value="18639.625" calcext:value-type="float">
            <text:p>18639,625</text:p>
          </table:table-cell>
          <table:table-cell table:formula="of:=[.I43]-[.I$176]" office:value-type="float" office:value="193402.6125" calcext:value-type="float">
            <text:p>193402,6125</text:p>
          </table:table-cell>
          <table:table-cell table:formula="of:=[.J43]-[.J$176]" office:value-type="float" office:value="50636.55" calcext:value-type="float">
            <text:p>50636,55</text:p>
          </table:table-cell>
          <table:table-cell table:formula="of:=[.K43]-[.K$176]" office:value-type="float" office:value="47828.275" calcext:value-type="float">
            <text:p>47828,275</text:p>
          </table:table-cell>
          <table:table-cell table:formula="of:=[.L43]-[.L$176]" office:value-type="float" office:value="20593.75" calcext:value-type="float">
            <text:p>20593,75</text:p>
          </table:table-cell>
          <table:table-cell table:formula="of:=[.M43]-[.M$176]" office:value-type="float" office:value="197580.825" calcext:value-type="float">
            <text:p>197580,825</text:p>
          </table:table-cell>
          <table:table-cell table:formula="of:=[.N43]-[.N$176]" office:value-type="float" office:value="63053.45" calcext:value-type="float">
            <text:p>63053,45</text:p>
          </table:table-cell>
          <table:table-cell table:formula="of:=[.O43]-[.O$176]" office:value-type="float" office:value="249587.65" calcext:value-type="float">
            <text:p>249587,65</text:p>
          </table:table-cell>
          <table:table-cell table:formula="of:=[.P43]-[.P$176]" office:value-type="float" office:value="21630.3" calcext:value-type="float">
            <text:p>21630,3</text:p>
          </table:table-cell>
          <table:table-cell table:formula="of:=[.Q43]-[.Q$176]" office:value-type="float" office:value="14507.875" calcext:value-type="float">
            <text:p>14507,875</text:p>
          </table:table-cell>
          <table:table-cell table:formula="of:=[.R43]-[.R$176]" office:value-type="float" office:value="80527.5" calcext:value-type="float">
            <text:p>80527,5</text:p>
          </table:table-cell>
          <table:table-cell table:formula="of:=[.S43]-[.S$176]" office:value-type="float" office:value="298553.1375" calcext:value-type="float">
            <text:p>298553,1375</text:p>
          </table:table-cell>
          <table:table-cell table:formula="of:=[.T43]-[.T$176]" office:value-type="float" office:value="171685.9" calcext:value-type="float">
            <text:p>171685,9</text:p>
          </table:table-cell>
          <table:table-cell table:formula="of:=[.U43]-[.U$176]" office:value-type="float" office:value="224405.6" calcext:value-type="float">
            <text:p>224405,6</text:p>
          </table:table-cell>
          <table:table-cell table:formula="of:=[.V43]-[.V$176]" office:value-type="float" office:value="218549.6" calcext:value-type="float">
            <text:p>218549,6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B44]-[.B$176]" office:value-type="float" office:value="53920.45" calcext:value-type="float">
            <text:p>53920,45</text:p>
          </table:table-cell>
          <table:table-cell table:formula="of:=[.C44]-[.C$176]" office:value-type="float" office:value="15704.225" calcext:value-type="float">
            <text:p>15704,225</text:p>
          </table:table-cell>
          <table:table-cell table:formula="of:=[.D44]-[.D$176]" office:value-type="float" office:value="14004.4" calcext:value-type="float">
            <text:p>14004,4</text:p>
          </table:table-cell>
          <table:table-cell table:formula="of:=[.E44]-[.E$176]" office:value-type="float" office:value="869414.15" calcext:value-type="float">
            <text:p>869414,15</text:p>
          </table:table-cell>
          <table:table-cell table:formula="of:=[.F44]-[.F$176]" office:value-type="float" office:value="9294.6375" calcext:value-type="float">
            <text:p>9294,6375</text:p>
          </table:table-cell>
          <table:table-cell table:formula="of:=[.G44]-[.G$176]" office:value-type="float" office:value="245589.075" calcext:value-type="float">
            <text:p>245589,075</text:p>
          </table:table-cell>
          <table:table-cell table:formula="of:=[.H44]-[.H$176]" office:value-type="float" office:value="18639.625" calcext:value-type="float">
            <text:p>18639,625</text:p>
          </table:table-cell>
          <table:table-cell table:formula="of:=[.I44]-[.I$176]" office:value-type="float" office:value="189642.1125" calcext:value-type="float">
            <text:p>189642,1125</text:p>
          </table:table-cell>
          <table:table-cell table:formula="of:=[.J44]-[.J$176]" office:value-type="float" office:value="48370.15" calcext:value-type="float">
            <text:p>48370,15</text:p>
          </table:table-cell>
          <table:table-cell table:formula="of:=[.K44]-[.K$176]" office:value-type="float" office:value="46384.275" calcext:value-type="float">
            <text:p>46384,275</text:p>
          </table:table-cell>
          <table:table-cell table:formula="of:=[.L44]-[.L$176]" office:value-type="float" office:value="20834.55" calcext:value-type="float">
            <text:p>20834,55</text:p>
          </table:table-cell>
          <table:table-cell table:formula="of:=[.M44]-[.M$176]" office:value-type="float" office:value="204200.025" calcext:value-type="float">
            <text:p>204200,025</text:p>
          </table:table-cell>
          <table:table-cell table:formula="of:=[.N44]-[.N$176]" office:value-type="float" office:value="64156.85" calcext:value-type="float">
            <text:p>64156,85</text:p>
          </table:table-cell>
          <table:table-cell table:formula="of:=[.O44]-[.O$176]" office:value-type="float" office:value="248410.15" calcext:value-type="float">
            <text:p>248410,15</text:p>
          </table:table-cell>
          <table:table-cell table:formula="of:=[.P44]-[.P$176]" office:value-type="float" office:value="21550.1" calcext:value-type="float">
            <text:p>21550,1</text:p>
          </table:table-cell>
          <table:table-cell table:formula="of:=[.Q44]-[.Q$176]" office:value-type="float" office:value="14909.275" calcext:value-type="float">
            <text:p>14909,275</text:p>
          </table:table-cell>
          <table:table-cell table:formula="of:=[.R44]-[.R$176]" office:value-type="float" office:value="84691.1" calcext:value-type="float">
            <text:p>84691,1</text:p>
          </table:table-cell>
          <table:table-cell table:formula="of:=[.S44]-[.S$176]" office:value-type="float" office:value="298366.7375" calcext:value-type="float">
            <text:p>298366,7375</text:p>
          </table:table-cell>
          <table:table-cell table:formula="of:=[.T44]-[.T$176]" office:value-type="float" office:value="177963.5" calcext:value-type="float">
            <text:p>177963,5</text:p>
          </table:table-cell>
          <table:table-cell table:formula="of:=[.U44]-[.U$176]" office:value-type="float" office:value="229640.8" calcext:value-type="float">
            <text:p>229640,8</text:p>
          </table:table-cell>
          <table:table-cell table:formula="of:=[.V44]-[.V$176]" office:value-type="float" office:value="222882.4" calcext:value-type="float">
            <text:p>222882,4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[.B45]-[.B$176]" office:value-type="float" office:value="52536.25" calcext:value-type="float">
            <text:p>52536,25</text:p>
          </table:table-cell>
          <table:table-cell table:formula="of:=[.C45]-[.C$176]" office:value-type="float" office:value="17749.825" calcext:value-type="float">
            <text:p>17749,825</text:p>
          </table:table-cell>
          <table:table-cell table:formula="of:=[.D45]-[.D$176]" office:value-type="float" office:value="14105.7" calcext:value-type="float">
            <text:p>14105,7</text:p>
          </table:table-cell>
          <table:table-cell table:formula="of:=[.E45]-[.E$176]" office:value-type="float" office:value="878419.35" calcext:value-type="float">
            <text:p>878419,35</text:p>
          </table:table-cell>
          <table:table-cell table:formula="of:=[.F45]-[.F$176]" office:value-type="float" office:value="9316.1375" calcext:value-type="float">
            <text:p>9316,1375</text:p>
          </table:table-cell>
          <table:table-cell table:formula="of:=[.G45]-[.G$176]" office:value-type="float" office:value="252249.075" calcext:value-type="float">
            <text:p>252249,075</text:p>
          </table:table-cell>
          <table:table-cell table:formula="of:=[.H45]-[.H$176]" office:value-type="float" office:value="16975.025" calcext:value-type="float">
            <text:p>16975,025</text:p>
          </table:table-cell>
          <table:table-cell table:formula="of:=[.I45]-[.I$176]" office:value-type="float" office:value="190283.8125" calcext:value-type="float">
            <text:p>190283,8125</text:p>
          </table:table-cell>
          <table:table-cell table:formula="of:=[.J45]-[.J$176]" office:value-type="float" office:value="48069.75" calcext:value-type="float">
            <text:p>48069,75</text:p>
          </table:table-cell>
          <table:table-cell table:formula="of:=[.K45]-[.K$176]" office:value-type="float" office:value="49292.475" calcext:value-type="float">
            <text:p>49292,475</text:p>
          </table:table-cell>
          <table:table-cell table:formula="of:=[.L45]-[.L$176]" office:value-type="float" office:value="22639.55" calcext:value-type="float">
            <text:p>22639,55</text:p>
          </table:table-cell>
          <table:table-cell table:formula="of:=[.M45]-[.M$176]" office:value-type="float" office:value="201692.825" calcext:value-type="float">
            <text:p>201692,825</text:p>
          </table:table-cell>
          <table:table-cell table:formula="of:=[.N45]-[.N$176]" office:value-type="float" office:value="65139.45" calcext:value-type="float">
            <text:p>65139,45</text:p>
          </table:table-cell>
          <table:table-cell table:formula="of:=[.O45]-[.O$176]" office:value-type="float" office:value="242494.15" calcext:value-type="float">
            <text:p>242494,15</text:p>
          </table:table-cell>
          <table:table-cell table:formula="of:=[.P45]-[.P$176]" office:value-type="float" office:value="23355.1" calcext:value-type="float">
            <text:p>23355,1</text:p>
          </table:table-cell>
          <table:table-cell table:formula="of:=[.Q45]-[.Q$176]" office:value-type="float" office:value="14207.275" calcext:value-type="float">
            <text:p>14207,275</text:p>
          </table:table-cell>
          <table:table-cell table:formula="of:=[.R45]-[.R$176]" office:value-type="float" office:value="77073.5" calcext:value-type="float">
            <text:p>77073,5</text:p>
          </table:table-cell>
          <table:table-cell table:formula="of:=[.S45]-[.S$176]" office:value-type="float" office:value="291789.3375" calcext:value-type="float">
            <text:p>291789,3375</text:p>
          </table:table-cell>
          <table:table-cell table:formula="of:=[.T45]-[.T$176]" office:value-type="float" office:value="170542.7" calcext:value-type="float">
            <text:p>170542,7</text:p>
          </table:table-cell>
          <table:table-cell table:formula="of:=[.U45]-[.U$176]" office:value-type="float" office:value="224587.2" calcext:value-type="float">
            <text:p>224587,2</text:p>
          </table:table-cell>
          <table:table-cell table:formula="of:=[.V45]-[.V$176]" office:value-type="float" office:value="208621.6" calcext:value-type="float">
            <text:p>208621,6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[.B46]-[.B$176]" office:value-type="float" office:value="52115.65" calcext:value-type="float">
            <text:p>52115,65</text:p>
          </table:table-cell>
          <table:table-cell table:formula="of:=[.C46]-[.C$176]" office:value-type="float" office:value="16426.025" calcext:value-type="float">
            <text:p>16426,025</text:p>
          </table:table-cell>
          <table:table-cell table:formula="of:=[.D46]-[.D$176]" office:value-type="float" office:value="23118.9" calcext:value-type="float">
            <text:p>23118,9</text:p>
          </table:table-cell>
          <table:table-cell table:formula="of:=[.E46]-[.E$176]" office:value-type="float" office:value="839233.45" calcext:value-type="float">
            <text:p>839233,45</text:p>
          </table:table-cell>
          <table:table-cell table:formula="of:=[.F46]-[.F$176]" office:value-type="float" office:value="12157.9375" calcext:value-type="float">
            <text:p>12157,9375</text:p>
          </table:table-cell>
          <table:table-cell table:formula="of:=[.G46]-[.G$176]" office:value-type="float" office:value="232574.675" calcext:value-type="float">
            <text:p>232574,675</text:p>
          </table:table-cell>
          <table:table-cell table:formula="of:=[.H46]-[.H$176]" office:value-type="float" office:value="17195.825" calcext:value-type="float">
            <text:p>17195,825</text:p>
          </table:table-cell>
          <table:table-cell table:formula="of:=[.I46]-[.I$176]" office:value-type="float" office:value="180119.5125" calcext:value-type="float">
            <text:p>180119,5125</text:p>
          </table:table-cell>
          <table:table-cell table:formula="of:=[.J46]-[.J$176]" office:value-type="float" office:value="50315.35" calcext:value-type="float">
            <text:p>50315,35</text:p>
          </table:table-cell>
          <table:table-cell table:formula="of:=[.K46]-[.K$176]" office:value-type="float" office:value="45160.675" calcext:value-type="float">
            <text:p>45160,675</text:p>
          </table:table-cell>
          <table:table-cell table:formula="of:=[.L46]-[.L$176]" office:value-type="float" office:value="20674.15" calcext:value-type="float">
            <text:p>20674,15</text:p>
          </table:table-cell>
          <table:table-cell table:formula="of:=[.M46]-[.M$176]" office:value-type="float" office:value="188396.825" calcext:value-type="float">
            <text:p>188396,825</text:p>
          </table:table-cell>
          <table:table-cell table:formula="of:=[.N46]-[.N$176]" office:value-type="float" office:value="63534.85" calcext:value-type="float">
            <text:p>63534,85</text:p>
          </table:table-cell>
          <table:table-cell table:formula="of:=[.O46]-[.O$176]" office:value-type="float" office:value="235498.65" calcext:value-type="float">
            <text:p>235498,65</text:p>
          </table:table-cell>
          <table:table-cell table:formula="of:=[.P46]-[.P$176]" office:value-type="float" office:value="22171.7" calcext:value-type="float">
            <text:p>22171,7</text:p>
          </table:table-cell>
          <table:table-cell table:formula="of:=[.Q46]-[.Q$176]" office:value-type="float" office:value="12663.075" calcext:value-type="float">
            <text:p>12663,075</text:p>
          </table:table-cell>
          <table:table-cell table:formula="of:=[.R46]-[.R$176]" office:value-type="float" office:value="75201.9" calcext:value-type="float">
            <text:p>75201,9</text:p>
          </table:table-cell>
          <table:table-cell table:formula="of:=[.S46]-[.S$176]" office:value-type="float" office:value="281154.2375" calcext:value-type="float">
            <text:p>281154,2375</text:p>
          </table:table-cell>
          <table:table-cell table:formula="of:=[.T46]-[.T$176]" office:value-type="float" office:value="166170.7" calcext:value-type="float">
            <text:p>166170,7</text:p>
          </table:table-cell>
          <table:table-cell table:formula="of:=[.U46]-[.U$176]" office:value-type="float" office:value="219612.8" calcext:value-type="float">
            <text:p>219612,8</text:p>
          </table:table-cell>
          <table:table-cell table:formula="of:=[.V46]-[.V$176]" office:value-type="float" office:value="206836.8" calcext:value-type="float">
            <text:p>206836,8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[.B47]-[.B$176]" office:value-type="float" office:value="53179.05" calcext:value-type="float">
            <text:p>53179,05</text:p>
          </table:table-cell>
          <table:table-cell table:formula="of:=[.C47]-[.C$176]" office:value-type="float" office:value="16386.025" calcext:value-type="float">
            <text:p>16386,025</text:p>
          </table:table-cell>
          <table:table-cell table:formula="of:=[.D47]-[.D$176]" office:value-type="float" office:value="15967.1" calcext:value-type="float">
            <text:p>15967,1</text:p>
          </table:table-cell>
          <table:table-cell table:formula="of:=[.E47]-[.E$176]" office:value-type="float" office:value="855149.25" calcext:value-type="float">
            <text:p>855149,25</text:p>
          </table:table-cell>
          <table:table-cell table:formula="of:=[.F47]-[.F$176]" office:value-type="float" office:value="5952.4375" calcext:value-type="float">
            <text:p>5952,4375</text:p>
          </table:table-cell>
          <table:table-cell table:formula="of:=[.G47]-[.G$176]" office:value-type="float" office:value="239553.875" calcext:value-type="float">
            <text:p>239553,875</text:p>
          </table:table-cell>
          <table:table-cell table:formula="of:=[.H47]-[.H$176]" office:value-type="float" office:value="17977.825" calcext:value-type="float">
            <text:p>17977,825</text:p>
          </table:table-cell>
          <table:table-cell table:formula="of:=[.I47]-[.I$176]" office:value-type="float" office:value="192186.3125" calcext:value-type="float">
            <text:p>192186,3125</text:p>
          </table:table-cell>
          <table:table-cell table:formula="of:=[.J47]-[.J$176]" office:value-type="float" office:value="47226.75" calcext:value-type="float">
            <text:p>47226,75</text:p>
          </table:table-cell>
          <table:table-cell table:formula="of:=[.K47]-[.K$176]" office:value-type="float" office:value="46404.475" calcext:value-type="float">
            <text:p>46404,475</text:p>
          </table:table-cell>
          <table:table-cell table:formula="of:=[.L47]-[.L$176]" office:value-type="float" office:value="18909.15" calcext:value-type="float">
            <text:p>18909,15</text:p>
          </table:table-cell>
          <table:table-cell table:formula="of:=[.M47]-[.M$176]" office:value-type="float" office:value="204120.025" calcext:value-type="float">
            <text:p>204120,025</text:p>
          </table:table-cell>
          <table:table-cell table:formula="of:=[.N47]-[.N$176]" office:value-type="float" office:value="67125.25" calcext:value-type="float">
            <text:p>67125,25</text:p>
          </table:table-cell>
          <table:table-cell table:formula="of:=[.O47]-[.O$176]" office:value-type="float" office:value="243331.15" calcext:value-type="float">
            <text:p>243331,15</text:p>
          </table:table-cell>
          <table:table-cell table:formula="of:=[.P47]-[.P$176]" office:value-type="float" office:value="21349.3" calcext:value-type="float">
            <text:p>21349,3</text:p>
          </table:table-cell>
          <table:table-cell table:formula="of:=[.Q47]-[.Q$176]" office:value-type="float" office:value="13645.675" calcext:value-type="float">
            <text:p>13645,675</text:p>
          </table:table-cell>
          <table:table-cell table:formula="of:=[.R47]-[.R$176]" office:value-type="float" office:value="79506.3" calcext:value-type="float">
            <text:p>79506,3</text:p>
          </table:table-cell>
          <table:table-cell table:formula="of:=[.S47]-[.S$176]" office:value-type="float" office:value="299963.9375" calcext:value-type="float">
            <text:p>299963,9375</text:p>
          </table:table-cell>
          <table:table-cell table:formula="of:=[.T47]-[.T$176]" office:value-type="float" office:value="179147.5" calcext:value-type="float">
            <text:p>179147,5</text:p>
          </table:table-cell>
          <table:table-cell table:formula="of:=[.U47]-[.U$176]" office:value-type="float" office:value="227635.2" calcext:value-type="float">
            <text:p>227635,2</text:p>
          </table:table-cell>
          <table:table-cell table:formula="of:=[.V47]-[.V$176]" office:value-type="float" office:value="222219.2" calcext:value-type="float">
            <text:p>222219,2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[.B48]-[.B$176]" office:value-type="float" office:value="48686.25" calcext:value-type="float">
            <text:p>48686,25</text:p>
          </table:table-cell>
          <table:table-cell table:formula="of:=[.C48]-[.C$176]" office:value-type="float" office:value="16285.625" calcext:value-type="float">
            <text:p>16285,625</text:p>
          </table:table-cell>
          <table:table-cell table:formula="of:=[.D48]-[.D$176]" office:value-type="float" office:value="21717.3" calcext:value-type="float">
            <text:p>21717,3</text:p>
          </table:table-cell>
          <table:table-cell table:formula="of:=[.E48]-[.E$176]" office:value-type="float" office:value="855465.15" calcext:value-type="float">
            <text:p>855465,15</text:p>
          </table:table-cell>
          <table:table-cell table:formula="of:=[.F48]-[.F$176]" office:value-type="float" office:value="9386.4375" calcext:value-type="float">
            <text:p>9386,4375</text:p>
          </table:table-cell>
          <table:table-cell table:formula="of:=[.G48]-[.G$176]" office:value-type="float" office:value="239272.275" calcext:value-type="float">
            <text:p>239272,275</text:p>
          </table:table-cell>
          <table:table-cell table:formula="of:=[.H48]-[.H$176]" office:value-type="float" office:value="18579.625" calcext:value-type="float">
            <text:p>18579,625</text:p>
          </table:table-cell>
          <table:table-cell table:formula="of:=[.I48]-[.I$176]" office:value-type="float" office:value="188838.3125" calcext:value-type="float">
            <text:p>188838,3125</text:p>
          </table:table-cell>
          <table:table-cell table:formula="of:=[.J48]-[.J$176]" office:value-type="float" office:value="49754.15" calcext:value-type="float">
            <text:p>49754,15</text:p>
          </table:table-cell>
          <table:table-cell table:formula="of:=[.K48]-[.K$176]" office:value-type="float" office:value="48369.875" calcext:value-type="float">
            <text:p>48369,875</text:p>
          </table:table-cell>
          <table:table-cell table:formula="of:=[.L48]-[.L$176]" office:value-type="float" office:value="20834.75" calcext:value-type="float">
            <text:p>20834,75</text:p>
          </table:table-cell>
          <table:table-cell table:formula="of:=[.M48]-[.M$176]" office:value-type="float" office:value="201372.025" calcext:value-type="float">
            <text:p>201372,025</text:p>
          </table:table-cell>
          <table:table-cell table:formula="of:=[.N48]-[.N$176]" office:value-type="float" office:value="63695.65" calcext:value-type="float">
            <text:p>63695,65</text:p>
          </table:table-cell>
          <table:table-cell table:formula="of:=[.O48]-[.O$176]" office:value-type="float" office:value="246397.15" calcext:value-type="float">
            <text:p>246397,15</text:p>
          </table:table-cell>
          <table:table-cell table:formula="of:=[.P48]-[.P$176]" office:value-type="float" office:value="21128.7" calcext:value-type="float">
            <text:p>21128,7</text:p>
          </table:table-cell>
          <table:table-cell table:formula="of:=[.Q48]-[.Q$176]" office:value-type="float" office:value="13425.275" calcext:value-type="float">
            <text:p>13425,275</text:p>
          </table:table-cell>
          <table:table-cell table:formula="of:=[.R48]-[.R$176]" office:value-type="float" office:value="78625.7" calcext:value-type="float">
            <text:p>78625,7</text:p>
          </table:table-cell>
          <table:table-cell table:formula="of:=[.S48]-[.S$176]" office:value-type="float" office:value="304452.5375" calcext:value-type="float">
            <text:p>304452,5375</text:p>
          </table:table-cell>
          <table:table-cell table:formula="of:=[.T48]-[.T$176]" office:value-type="float" office:value="178786.7" calcext:value-type="float">
            <text:p>178786,7</text:p>
          </table:table-cell>
          <table:table-cell table:formula="of:=[.U48]-[.U$176]" office:value-type="float" office:value="239047.2" calcext:value-type="float">
            <text:p>239047,2</text:p>
          </table:table-cell>
          <table:table-cell table:formula="of:=[.V48]-[.V$176]" office:value-type="float" office:value="228438.4" calcext:value-type="float">
            <text:p>228438,4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[.B49]-[.B$176]" office:value-type="float" office:value="54863.25" calcext:value-type="float">
            <text:p>54863,25</text:p>
          </table:table-cell>
          <table:table-cell table:formula="of:=[.C49]-[.C$176]" office:value-type="float" office:value="17689.425" calcext:value-type="float">
            <text:p>17689,425</text:p>
          </table:table-cell>
          <table:table-cell table:formula="of:=[.D49]-[.D$176]" office:value-type="float" office:value="17383.4" calcext:value-type="float">
            <text:p>17383,4</text:p>
          </table:table-cell>
          <table:table-cell table:formula="of:=[.E49]-[.E$176]" office:value-type="float" office:value="878418.35" calcext:value-type="float">
            <text:p>878418,35</text:p>
          </table:table-cell>
          <table:table-cell table:formula="of:=[.F49]-[.F$176]" office:value-type="float" office:value="11932.9375" calcext:value-type="float">
            <text:p>11932,9375</text:p>
          </table:table-cell>
          <table:table-cell table:formula="of:=[.G49]-[.G$176]" office:value-type="float" office:value="255057.875" calcext:value-type="float">
            <text:p>255057,875</text:p>
          </table:table-cell>
          <table:table-cell table:formula="of:=[.H49]-[.H$176]" office:value-type="float" office:value="19301.625" calcext:value-type="float">
            <text:p>19301,625</text:p>
          </table:table-cell>
          <table:table-cell table:formula="of:=[.I49]-[.I$176]" office:value-type="float" office:value="188959.1125" calcext:value-type="float">
            <text:p>188959,1125</text:p>
          </table:table-cell>
          <table:table-cell table:formula="of:=[.J49]-[.J$176]" office:value-type="float" office:value="52020.35" calcext:value-type="float">
            <text:p>52020,35</text:p>
          </table:table-cell>
          <table:table-cell table:formula="of:=[.K49]-[.K$176]" office:value-type="float" office:value="48069.075" calcext:value-type="float">
            <text:p>48069,075</text:p>
          </table:table-cell>
          <table:table-cell table:formula="of:=[.L49]-[.L$176]" office:value-type="float" office:value="19089.55" calcext:value-type="float">
            <text:p>19089,55</text:p>
          </table:table-cell>
          <table:table-cell table:formula="of:=[.M49]-[.M$176]" office:value-type="float" office:value="204621.625" calcext:value-type="float">
            <text:p>204621,625</text:p>
          </table:table-cell>
          <table:table-cell table:formula="of:=[.N49]-[.N$176]" office:value-type="float" office:value="66563.25" calcext:value-type="float">
            <text:p>66563,25</text:p>
          </table:table-cell>
          <table:table-cell table:formula="of:=[.O49]-[.O$176]" office:value-type="float" office:value="247986.15" calcext:value-type="float">
            <text:p>247986,15</text:p>
          </table:table-cell>
          <table:table-cell table:formula="of:=[.P49]-[.P$176]" office:value-type="float" office:value="21590.3" calcext:value-type="float">
            <text:p>21590,3</text:p>
          </table:table-cell>
          <table:table-cell table:formula="of:=[.Q49]-[.Q$176]" office:value-type="float" office:value="13124.275" calcext:value-type="float">
            <text:p>13124,275</text:p>
          </table:table-cell>
          <table:table-cell table:formula="of:=[.R49]-[.R$176]" office:value-type="float" office:value="78344.9" calcext:value-type="float">
            <text:p>78344,9</text:p>
          </table:table-cell>
          <table:table-cell table:formula="of:=[.S49]-[.S$176]" office:value-type="float" office:value="301220.2375" calcext:value-type="float">
            <text:p>301220,2375</text:p>
          </table:table-cell>
          <table:table-cell table:formula="of:=[.T49]-[.T$176]" office:value-type="float" office:value="175135.5" calcext:value-type="float">
            <text:p>175135,5</text:p>
          </table:table-cell>
          <table:table-cell table:formula="of:=[.U49]-[.U$176]" office:value-type="float" office:value="226372" calcext:value-type="float">
            <text:p>226372</text:p>
          </table:table-cell>
          <table:table-cell table:formula="of:=[.V49]-[.V$176]" office:value-type="float" office:value="215181.6" calcext:value-type="float">
            <text:p>215181,6</text:p>
          </table:table-cell>
          <table:table-cell table:number-columns-repeated="1002"/>
        </table:table-row>
        <table:table-row table:style-name="ro2" table:number-rows-repeated="87">
          <table:table-cell table:number-columns-repeated="1024"/>
        </table:table-row>
        <table:table-row table:style-name="ro2">
          <table:table-cell table:style-name="ce3"/>
          <table:table-cell/>
          <table:table-cell table:style-name="Default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&gt; LOD</text:p>
          </table:table-cell>
          <table:table-cell/>
          <table:table-cell table:style-name="Default" table:number-columns-repeated="20"/>
          <table:table-cell table:number-columns-repeated="1002"/>
        </table:table-row>
        <table:table-row table:style-name="ro2">
          <table:table-cell office:value-type="float" office:value="28.3" calcext:value-type="float">
            <text:p>28,3</text:p>
          </table:table-cell>
          <table:table-cell table:formula="of:=IF([.B180]&gt;[.B$177];[.B180];&quot;&quot;)" office:value-type="float" office:value="71529.45" calcext:value-type="float">
            <text:p>71529,45</text:p>
          </table:table-cell>
          <table:table-cell table:formula="of:=IF([.C180]&gt;[.C$177];[.C180];&quot;&quot;)" office:value-type="float" office:value="526458.525" calcext:value-type="float">
            <text:p>526458,525</text:p>
          </table:table-cell>
          <table:table-cell table:formula="of:=IF([.D180]&gt;[.D$177];[.D180];&quot;&quot;)" office:value-type="float" office:value="33538.3" calcext:value-type="float">
            <text:p>33538,3</text:p>
          </table:table-cell>
          <table:table-cell table:formula="of:=IF([.E180]&gt;[.E$177];[.E180];&quot;&quot;)" office:value-type="float" office:value="1135001.85" calcext:value-type="float">
            <text:p>1135001,85</text:p>
          </table:table-cell>
          <table:table-cell table:formula="of:=IF([.F180]&gt;[.F$177];[.F180];&quot;&quot;)" office:value-type="float" office:value="13141.8375" calcext:value-type="float">
            <text:p>13141,8375</text:p>
          </table:table-cell>
          <table:table-cell table:formula="of:=IF([.G180]&gt;[.G$177];[.G180];&quot;&quot;)" office:value-type="float" office:value="331989.875" calcext:value-type="float">
            <text:p>331989,875</text:p>
          </table:table-cell>
          <table:table-cell table:formula="of:=IF([.H180]&gt;[.H$177];[.H180];&quot;&quot;)" office:value-type="float" office:value="24817.025" calcext:value-type="float">
            <text:p>24817,025</text:p>
          </table:table-cell>
          <table:table-cell table:formula="of:=IF([.I180]&gt;[.I$177];[.I180];&quot;&quot;)" office:value-type="float" office:value="291084.6125" calcext:value-type="float">
            <text:p>291084,6125</text:p>
          </table:table-cell>
          <table:table-cell table:formula="of:=IF([.J180]&gt;[.J$177];[.J180];&quot;&quot;)" office:value-type="float" office:value="69008.15" calcext:value-type="float">
            <text:p>69008,15</text:p>
          </table:table-cell>
          <table:table-cell table:formula="of:=IF([.K180]&gt;[.K$177];[.K180];&quot;&quot;)" office:value-type="float" office:value="65678.075" calcext:value-type="float">
            <text:p>65678,075</text:p>
          </table:table-cell>
          <table:table-cell table:formula="of:=IF([.L180]&gt;[.L$177];[.L180];&quot;&quot;)" office:value-type="float" office:value="36197.55" calcext:value-type="float">
            <text:p>36197,55</text:p>
          </table:table-cell>
          <table:table-cell table:formula="of:=IF([.M180]&gt;[.M$177];[.M180];&quot;&quot;)" office:value-type="float" office:value="286770.425" calcext:value-type="float">
            <text:p>286770,425</text:p>
          </table:table-cell>
          <table:table-cell table:formula="of:=IF([.N180]&gt;[.N$177];[.N180];&quot;&quot;)" office:value-type="float" office:value="88264.45" calcext:value-type="float">
            <text:p>88264,45</text:p>
          </table:table-cell>
          <table:table-cell table:formula="of:=IF([.O180]&gt;[.O$177];[.O180];&quot;&quot;)" office:value-type="float" office:value="289090.15" calcext:value-type="float">
            <text:p>289090,15</text:p>
          </table:table-cell>
          <table:table-cell table:formula="of:=IF([.P180]&gt;[.P$177];[.P180];&quot;&quot;)" office:value-type="float" office:value="28148.5" calcext:value-type="float">
            <text:p>28148,5</text:p>
          </table:table-cell>
          <table:table-cell table:formula="of:=IF([.Q180]&gt;[.Q$177];[.Q180];&quot;&quot;)" office:value-type="float" office:value="22430.275" calcext:value-type="float">
            <text:p>22430,275</text:p>
          </table:table-cell>
          <table:table-cell table:formula="of:=IF([.R180]&gt;[.R$177];[.R180];&quot;&quot;)" office:value-type="float" office:value="107083.9" calcext:value-type="float">
            <text:p>107083,9</text:p>
          </table:table-cell>
          <table:table-cell table:formula="of:=IF([.S180]&gt;[.S$177];[.S180];&quot;&quot;)" office:value-type="float" office:value="413683.8375" calcext:value-type="float">
            <text:p>413683,8375</text:p>
          </table:table-cell>
          <table:table-cell table:formula="of:=IF([.T180]&gt;[.T$177];[.T180];&quot;&quot;)" office:value-type="float" office:value="256644.3" calcext:value-type="float">
            <text:p>256644,3</text:p>
          </table:table-cell>
          <table:table-cell table:formula="of:=IF([.U180]&gt;[.U$177];[.U180];&quot;&quot;)" office:value-type="float" office:value="293918.4" calcext:value-type="float">
            <text:p>293918,4</text:p>
          </table:table-cell>
          <table:table-cell table:formula="of:=IF([.V180]&gt;[.V$177];[.V180];&quot;&quot;)" office:value-type="float" office:value="311127.2" calcext:value-type="float">
            <text:p>311127,2</text:p>
          </table:table-cell>
          <table:table-cell table:number-columns-repeated="1002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formula="of:=IF([.B181]&gt;[.B$177];[.B181];&quot;&quot;)" office:value-type="float" office:value="87434.45" calcext:value-type="float">
            <text:p>87434,45</text:p>
          </table:table-cell>
          <table:table-cell table:formula="of:=IF([.C181]&gt;[.C$177];[.C181];&quot;&quot;)" office:value-type="float" office:value="41275.625" calcext:value-type="float">
            <text:p>41275,625</text:p>
          </table:table-cell>
          <table:table-cell table:formula="of:=IF([.D181]&gt;[.D$177];[.D181];&quot;&quot;)" office:value-type="float" office:value="31733.7" calcext:value-type="float">
            <text:p>31733,7</text:p>
          </table:table-cell>
          <table:table-cell table:formula="of:=IF([.E181]&gt;[.E$177];[.E181];&quot;&quot;)" office:value-type="float" office:value="1155378.35" calcext:value-type="float">
            <text:p>1155378,35</text:p>
          </table:table-cell>
          <table:table-cell table:formula="of:=IF([.F181]&gt;[.F$177];[.F181];&quot;&quot;)" office:value-type="float" office:value="12274.3375" calcext:value-type="float">
            <text:p>12274,3375</text:p>
          </table:table-cell>
          <table:table-cell table:formula="of:=IF([.G181]&gt;[.G$177];[.G181];&quot;&quot;)" office:value-type="float" office:value="331350.675" calcext:value-type="float">
            <text:p>331350,675</text:p>
          </table:table-cell>
          <table:table-cell table:formula="of:=IF([.H181]&gt;[.H$177];[.H181];&quot;&quot;)" office:value-type="float" office:value="25278.225" calcext:value-type="float">
            <text:p>25278,225</text:p>
          </table:table-cell>
          <table:table-cell table:formula="of:=IF([.I181]&gt;[.I$177];[.I181];&quot;&quot;)" office:value-type="float" office:value="275289.5125" calcext:value-type="float">
            <text:p>275289,5125</text:p>
          </table:table-cell>
          <table:table-cell table:formula="of:=IF([.J181]&gt;[.J$177];[.J181];&quot;&quot;)" office:value-type="float" office:value="74362.75" calcext:value-type="float">
            <text:p>74362,75</text:p>
          </table:table-cell>
          <table:table-cell table:formula="of:=IF([.K181]&gt;[.K$177];[.K181];&quot;&quot;)" office:value-type="float" office:value="68204.875" calcext:value-type="float">
            <text:p>68204,875</text:p>
          </table:table-cell>
          <table:table-cell table:formula="of:=IF([.L181]&gt;[.L$177];[.L181];&quot;&quot;)" office:value-type="float" office:value="33088.95" calcext:value-type="float">
            <text:p>33088,95</text:p>
          </table:table-cell>
          <table:table-cell table:formula="of:=IF([.M181]&gt;[.M$177];[.M181];&quot;&quot;)" office:value-type="float" office:value="292528.025" calcext:value-type="float">
            <text:p>292528,025</text:p>
          </table:table-cell>
          <table:table-cell table:formula="of:=IF([.N181]&gt;[.N$177];[.N181];&quot;&quot;)" office:value-type="float" office:value="93880.05" calcext:value-type="float">
            <text:p>93880,05</text:p>
          </table:table-cell>
          <table:table-cell table:formula="of:=IF([.O181]&gt;[.O$177];[.O181];&quot;&quot;)" office:value-type="float" office:value="301439.65" calcext:value-type="float">
            <text:p>301439,65</text:p>
          </table:table-cell>
          <table:table-cell table:formula="of:=IF([.P181]&gt;[.P$177];[.P181];&quot;&quot;)" office:value-type="float" office:value="28108.5" calcext:value-type="float">
            <text:p>28108,5</text:p>
          </table:table-cell>
          <table:table-cell table:formula="of:=IF([.Q181]&gt;[.Q$177];[.Q181];&quot;&quot;)" office:value-type="float" office:value="25679.475" calcext:value-type="float">
            <text:p>25679,475</text:p>
          </table:table-cell>
          <table:table-cell table:formula="of:=IF([.R181]&gt;[.R$177];[.R181];&quot;&quot;)" office:value-type="float" office:value="115111.5" calcext:value-type="float">
            <text:p>115111,5</text:p>
          </table:table-cell>
          <table:table-cell table:formula="of:=IF([.S181]&gt;[.S$177];[.S181];&quot;&quot;)" office:value-type="float" office:value="412646.0375" calcext:value-type="float">
            <text:p>412646,0375</text:p>
          </table:table-cell>
          <table:table-cell table:formula="of:=IF([.T181]&gt;[.T$177];[.T181];&quot;&quot;)" office:value-type="float" office:value="264846.7" calcext:value-type="float">
            <text:p>264846,7</text:p>
          </table:table-cell>
          <table:table-cell table:formula="of:=IF([.U181]&gt;[.U$177];[.U181];&quot;&quot;)" office:value-type="float" office:value="309381.6" calcext:value-type="float">
            <text:p>309381,6</text:p>
          </table:table-cell>
          <table:table-cell table:formula="of:=IF([.V181]&gt;[.V$177];[.V181];&quot;&quot;)" office:value-type="float" office:value="314776" calcext:value-type="float">
            <text:p>314776</text:p>
          </table:table-cell>
          <table:table-cell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formula="of:=IF([.B182]&gt;[.B$177];[.B182];&quot;&quot;)" office:value-type="float" office:value="85629.65" calcext:value-type="float">
            <text:p>85629,65</text:p>
          </table:table-cell>
          <table:table-cell table:formula="of:=IF([.C182]&gt;[.C$177];[.C182];&quot;&quot;)" office:value-type="float" office:value="33935.025" calcext:value-type="float">
            <text:p>33935,025</text:p>
          </table:table-cell>
          <table:table-cell table:formula="of:=IF([.D182]&gt;[.D$177];[.D182];&quot;&quot;)" office:value-type="float" office:value="30961.6" calcext:value-type="float">
            <text:p>30961,6</text:p>
          </table:table-cell>
          <table:table-cell table:formula="of:=IF([.E182]&gt;[.E$177];[.E182];&quot;&quot;)" office:value-type="float" office:value="1252911.45" calcext:value-type="float">
            <text:p>1252911,45</text:p>
          </table:table-cell>
          <table:table-cell table:formula="of:=IF([.F182]&gt;[.F$177];[.F182];&quot;&quot;)" office:value-type="float" office:value="12713.0375" calcext:value-type="float">
            <text:p>12713,0375</text:p>
          </table:table-cell>
          <table:table-cell table:formula="of:=IF([.G182]&gt;[.G$177];[.G182];&quot;&quot;)" office:value-type="float" office:value="343624.275" calcext:value-type="float">
            <text:p>343624,275</text:p>
          </table:table-cell>
          <table:table-cell table:formula="of:=IF([.H182]&gt;[.H$177];[.H182];&quot;&quot;)" office:value-type="float" office:value="25278.225" calcext:value-type="float">
            <text:p>25278,225</text:p>
          </table:table-cell>
          <table:table-cell table:formula="of:=IF([.I182]&gt;[.I$177];[.I182];&quot;&quot;)" office:value-type="float" office:value="299407.6125" calcext:value-type="float">
            <text:p>299407,6125</text:p>
          </table:table-cell>
          <table:table-cell table:formula="of:=IF([.J182]&gt;[.J$177];[.J182];&quot;&quot;)" office:value-type="float" office:value="76087.35" calcext:value-type="float">
            <text:p>76087,35</text:p>
          </table:table-cell>
          <table:table-cell table:formula="of:=IF([.K182]&gt;[.K$177];[.K182];&quot;&quot;)" office:value-type="float" office:value="72316.675" calcext:value-type="float">
            <text:p>72316,675</text:p>
          </table:table-cell>
          <table:table-cell table:formula="of:=IF([.L182]&gt;[.L$177];[.L182];&quot;&quot;)" office:value-type="float" office:value="37561.35" calcext:value-type="float">
            <text:p>37561,35</text:p>
          </table:table-cell>
          <table:table-cell table:formula="of:=IF([.M182]&gt;[.M$177];[.M182];&quot;&quot;)" office:value-type="float" office:value="304459.225" calcext:value-type="float">
            <text:p>304459,225</text:p>
          </table:table-cell>
          <table:table-cell table:formula="of:=IF([.N182]&gt;[.N$177];[.N182];&quot;&quot;)" office:value-type="float" office:value="96146.05" calcext:value-type="float">
            <text:p>96146,05</text:p>
          </table:table-cell>
          <table:table-cell table:formula="of:=IF([.O182]&gt;[.O$177];[.O182];&quot;&quot;)" office:value-type="float" office:value="329529.65" calcext:value-type="float">
            <text:p>329529,65</text:p>
          </table:table-cell>
          <table:table-cell table:formula="of:=IF([.P182]&gt;[.P$177];[.P182];&quot;&quot;)" office:value-type="float" office:value="30354.5" calcext:value-type="float">
            <text:p>30354,5</text:p>
          </table:table-cell>
          <table:table-cell table:formula="of:=IF([.Q182]&gt;[.Q$177];[.Q182];&quot;&quot;)" office:value-type="float" office:value="23252.675" calcext:value-type="float">
            <text:p>23252,675</text:p>
          </table:table-cell>
          <table:table-cell table:formula="of:=IF([.R182]&gt;[.R$177];[.R182];&quot;&quot;)" office:value-type="float" office:value="114141.1" calcext:value-type="float">
            <text:p>114141,1</text:p>
          </table:table-cell>
          <table:table-cell table:formula="of:=IF([.S182]&gt;[.S$177];[.S182];&quot;&quot;)" office:value-type="float" office:value="433100.3375" calcext:value-type="float">
            <text:p>433100,3375</text:p>
          </table:table-cell>
          <table:table-cell table:formula="of:=IF([.T182]&gt;[.T$177];[.T182];&quot;&quot;)" office:value-type="float" office:value="265609.1" calcext:value-type="float">
            <text:p>265609,1</text:p>
          </table:table-cell>
          <table:table-cell table:formula="of:=IF([.U182]&gt;[.U$177];[.U182];&quot;&quot;)" office:value-type="float" office:value="317343.2" calcext:value-type="float">
            <text:p>317343,2</text:p>
          </table:table-cell>
          <table:table-cell table:formula="of:=IF([.V182]&gt;[.V$177];[.V182];&quot;&quot;)" office:value-type="float" office:value="332345.6" calcext:value-type="float">
            <text:p>332345,6</text:p>
          </table:table-cell>
          <table:table-cell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formula="of:=IF([.B183]&gt;[.B$177];[.B183];&quot;&quot;)" office:value-type="float" office:value="77907.65" calcext:value-type="float">
            <text:p>77907,65</text:p>
          </table:table-cell>
          <table:table-cell table:formula="of:=IF([.C183]&gt;[.C$177];[.C183];&quot;&quot;)" office:value-type="float" office:value="28820.825" calcext:value-type="float">
            <text:p>28820,825</text:p>
          </table:table-cell>
          <table:table-cell table:formula="of:=IF([.D183]&gt;[.D$177];[.D183];&quot;&quot;)" office:value-type="float" office:value="28256.8" calcext:value-type="float">
            <text:p>28256,8</text:p>
          </table:table-cell>
          <table:table-cell table:formula="of:=IF([.E183]&gt;[.E$177];[.E183];&quot;&quot;)" office:value-type="float" office:value="1276850.75" calcext:value-type="float">
            <text:p>1276850,75</text:p>
          </table:table-cell>
          <table:table-cell table:formula="of:=IF([.F183]&gt;[.F$177];[.F183];&quot;&quot;)" office:value-type="float" office:value="16416.1375" calcext:value-type="float">
            <text:p>16416,1375</text:p>
          </table:table-cell>
          <table:table-cell table:formula="of:=IF([.G183]&gt;[.G$177];[.G183];&quot;&quot;)" office:value-type="float" office:value="349220.275" calcext:value-type="float">
            <text:p>349220,275</text:p>
          </table:table-cell>
          <table:table-cell table:formula="of:=IF([.H183]&gt;[.H$177];[.H183];&quot;&quot;)" office:value-type="float" office:value="26301.025" calcext:value-type="float">
            <text:p>26301,025</text:p>
          </table:table-cell>
          <table:table-cell table:formula="of:=IF([.I183]&gt;[.I$177];[.I183];&quot;&quot;)" office:value-type="float" office:value="314732.9125" calcext:value-type="float">
            <text:p>314732,9125</text:p>
          </table:table-cell>
          <table:table-cell table:formula="of:=IF([.J183]&gt;[.J$177];[.J183];&quot;&quot;)" office:value-type="float" office:value="70551.95" calcext:value-type="float">
            <text:p>70551,95</text:p>
          </table:table-cell>
          <table:table-cell table:formula="of:=IF([.K183]&gt;[.K$177];[.K183];&quot;&quot;)" office:value-type="float" office:value="74462.275" calcext:value-type="float">
            <text:p>74462,275</text:p>
          </table:table-cell>
          <table:table-cell table:formula="of:=IF([.L183]&gt;[.L$177];[.L183];&quot;&quot;)" office:value-type="float" office:value="35014.15" calcext:value-type="float">
            <text:p>35014,15</text:p>
          </table:table-cell>
          <table:table-cell table:formula="of:=IF([.M183]&gt;[.M$177];[.M183];&quot;&quot;)" office:value-type="float" office:value="294711.225" calcext:value-type="float">
            <text:p>294711,225</text:p>
          </table:table-cell>
          <table:table-cell table:formula="of:=IF([.N183]&gt;[.N$177];[.N183];&quot;&quot;)" office:value-type="float" office:value="93178.05" calcext:value-type="float">
            <text:p>93178,05</text:p>
          </table:table-cell>
          <table:table-cell table:formula="of:=IF([.O183]&gt;[.O$177];[.O183];&quot;&quot;)" office:value-type="float" office:value="329316.15" calcext:value-type="float">
            <text:p>329316,15</text:p>
          </table:table-cell>
          <table:table-cell table:formula="of:=IF([.P183]&gt;[.P$177];[.P183];&quot;&quot;)" office:value-type="float" office:value="30936.3" calcext:value-type="float">
            <text:p>30936,3</text:p>
          </table:table-cell>
          <table:table-cell table:formula="of:=IF([.Q183]&gt;[.Q$177];[.Q183];&quot;&quot;)" office:value-type="float" office:value="23011.675" calcext:value-type="float">
            <text:p>23011,675</text:p>
          </table:table-cell>
          <table:table-cell table:formula="of:=IF([.R183]&gt;[.R$177];[.R183];&quot;&quot;)" office:value-type="float" office:value="113139.5" calcext:value-type="float">
            <text:p>113139,5</text:p>
          </table:table-cell>
          <table:table-cell table:formula="of:=IF([.S183]&gt;[.S$177];[.S183];&quot;&quot;)" office:value-type="float" office:value="441311.3375" calcext:value-type="float">
            <text:p>441311,3375</text:p>
          </table:table-cell>
          <table:table-cell table:formula="of:=IF([.T183]&gt;[.T$177];[.T183];&quot;&quot;)" office:value-type="float" office:value="259491.5" calcext:value-type="float">
            <text:p>259491,5</text:p>
          </table:table-cell>
          <table:table-cell table:formula="of:=IF([.U183]&gt;[.U$177];[.U183];&quot;&quot;)" office:value-type="float" office:value="323421.6" calcext:value-type="float">
            <text:p>323421,6</text:p>
          </table:table-cell>
          <table:table-cell table:formula="of:=IF([.V183]&gt;[.V$177];[.V183];&quot;&quot;)" office:value-type="float" office:value="332888" calcext:value-type="float">
            <text:p>332888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formula="of:=IF([.B184]&gt;[.B$177];[.B184];&quot;&quot;)" office:value-type="float" office:value="79492.25" calcext:value-type="float">
            <text:p>79492,25</text:p>
          </table:table-cell>
          <table:table-cell table:formula="of:=IF([.C184]&gt;[.C$177];[.C184];&quot;&quot;)" office:value-type="float" office:value="28439.825" calcext:value-type="float">
            <text:p>28439,825</text:p>
          </table:table-cell>
          <table:table-cell table:formula="of:=IF([.D184]&gt;[.D$177];[.D184];&quot;&quot;)" office:value-type="float" office:value="25032.9" calcext:value-type="float">
            <text:p>25032,9</text:p>
          </table:table-cell>
          <table:table-cell table:formula="of:=IF([.E184]&gt;[.E$177];[.E184];&quot;&quot;)" office:value-type="float" office:value="1256624.65" calcext:value-type="float">
            <text:p>1256624,65</text:p>
          </table:table-cell>
          <table:table-cell table:formula="of:=IF([.F184]&gt;[.F$177];[.F184];&quot;&quot;)" office:value-type="float" office:value="16483.3375" calcext:value-type="float">
            <text:p>16483,3375</text:p>
          </table:table-cell>
          <table:table-cell table:formula="of:=IF([.G184]&gt;[.G$177];[.G184];&quot;&quot;)" office:value-type="float" office:value="347437.075" calcext:value-type="float">
            <text:p>347437,075</text:p>
          </table:table-cell>
          <table:table-cell table:formula="of:=IF([.H184]&gt;[.H$177];[.H184];&quot;&quot;)" office:value-type="float" office:value="25940.025" calcext:value-type="float">
            <text:p>25940,025</text:p>
          </table:table-cell>
          <table:table-cell table:formula="of:=IF([.I184]&gt;[.I$177];[.I184];&quot;&quot;)" office:value-type="float" office:value="316506.4125" calcext:value-type="float">
            <text:p>316506,4125</text:p>
          </table:table-cell>
          <table:table-cell table:formula="of:=IF([.J184]&gt;[.J$177];[.J184];&quot;&quot;)" office:value-type="float" office:value="72256.55" calcext:value-type="float">
            <text:p>72256,55</text:p>
          </table:table-cell>
          <table:table-cell table:formula="of:=IF([.K184]&gt;[.K$177];[.K184];&quot;&quot;)" office:value-type="float" office:value="68886.675" calcext:value-type="float">
            <text:p>68886,675</text:p>
          </table:table-cell>
          <table:table-cell table:formula="of:=IF([.L184]&gt;[.L$177];[.L184];&quot;&quot;)" office:value-type="float" office:value="33489.95" calcext:value-type="float">
            <text:p>33489,95</text:p>
          </table:table-cell>
          <table:table-cell table:formula="of:=IF([.M184]&gt;[.M$177];[.M184];&quot;&quot;)" office:value-type="float" office:value="293328.025" calcext:value-type="float">
            <text:p>293328,025</text:p>
          </table:table-cell>
          <table:table-cell table:formula="of:=IF([.N184]&gt;[.N$177];[.N184];&quot;&quot;)" office:value-type="float" office:value="98893.65" calcext:value-type="float">
            <text:p>98893,65</text:p>
          </table:table-cell>
          <table:table-cell table:formula="of:=IF([.O184]&gt;[.O$177];[.O184];&quot;&quot;)" office:value-type="float" office:value="333945.65" calcext:value-type="float">
            <text:p>333945,65</text:p>
          </table:table-cell>
          <table:table-cell table:formula="of:=IF([.P184]&gt;[.P$177];[.P184];&quot;&quot;)" office:value-type="float" office:value="29632.5" calcext:value-type="float">
            <text:p>29632,5</text:p>
          </table:table-cell>
          <table:table-cell table:formula="of:=IF([.Q184]&gt;[.Q$177];[.Q184];&quot;&quot;)" office:value-type="float" office:value="23553.475" calcext:value-type="float">
            <text:p>23553,475</text:p>
          </table:table-cell>
          <table:table-cell table:formula="of:=IF([.R184]&gt;[.R$177];[.R184];&quot;&quot;)" office:value-type="float" office:value="109395.9" calcext:value-type="float">
            <text:p>109395,9</text:p>
          </table:table-cell>
          <table:table-cell table:formula="of:=IF([.S184]&gt;[.S$177];[.S184];&quot;&quot;)" office:value-type="float" office:value="442924.4375" calcext:value-type="float">
            <text:p>442924,4375</text:p>
          </table:table-cell>
          <table:table-cell table:formula="of:=IF([.T184]&gt;[.T$177];[.T184];&quot;&quot;)" office:value-type="float" office:value="244849.1" calcext:value-type="float">
            <text:p>244849,1</text:p>
          </table:table-cell>
          <table:table-cell table:formula="of:=IF([.U184]&gt;[.U$177];[.U184];&quot;&quot;)" office:value-type="float" office:value="323201.6" calcext:value-type="float">
            <text:p>323201,6</text:p>
          </table:table-cell>
          <table:table-cell table:formula="of:=IF([.V184]&gt;[.V$177];[.V184];&quot;&quot;)" office:value-type="float" office:value="322358.4" calcext:value-type="float">
            <text:p>322358,4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IF([.B185]&gt;[.B$177];[.B185];&quot;&quot;)" office:value-type="float" office:value="78730.25" calcext:value-type="float">
            <text:p>78730,25</text:p>
          </table:table-cell>
          <table:table-cell table:formula="of:=IF([.C185]&gt;[.C$177];[.C185];&quot;&quot;)" office:value-type="float" office:value="35118.425" calcext:value-type="float">
            <text:p>35118,425</text:p>
          </table:table-cell>
          <table:table-cell table:formula="of:=IF([.D185]&gt;[.D$177];[.D185];&quot;&quot;)" office:value-type="float" office:value="26226" calcext:value-type="float">
            <text:p>26226</text:p>
          </table:table-cell>
          <table:table-cell table:formula="of:=IF([.E185]&gt;[.E$177];[.E185];&quot;&quot;)" office:value-type="float" office:value="1202587.05" calcext:value-type="float">
            <text:p>1202587,05</text:p>
          </table:table-cell>
          <table:table-cell table:formula="of:=IF([.F185]&gt;[.F$177];[.F185];&quot;&quot;)" office:value-type="float" office:value="15967.7375" calcext:value-type="float">
            <text:p>15967,7375</text:p>
          </table:table-cell>
          <table:table-cell table:formula="of:=IF([.G185]&gt;[.G$177];[.G185];&quot;&quot;)" office:value-type="float" office:value="344467.475" calcext:value-type="float">
            <text:p>344467,475</text:p>
          </table:table-cell>
          <table:table-cell table:formula="of:=IF([.H185]&gt;[.H$177];[.H185];&quot;&quot;)" office:value-type="float" office:value="26902.825" calcext:value-type="float">
            <text:p>26902,825</text:p>
          </table:table-cell>
          <table:table-cell table:formula="of:=IF([.I185]&gt;[.I$177];[.I185];&quot;&quot;)" office:value-type="float" office:value="289200.7125" calcext:value-type="float">
            <text:p>289200,7125</text:p>
          </table:table-cell>
          <table:table-cell table:formula="of:=IF([.J185]&gt;[.J$177];[.J185];&quot;&quot;)" office:value-type="float" office:value="69469.15" calcext:value-type="float">
            <text:p>69469,15</text:p>
          </table:table-cell>
          <table:table-cell table:formula="of:=IF([.K185]&gt;[.K$177];[.K185];&quot;&quot;)" office:value-type="float" office:value="65858.275" calcext:value-type="float">
            <text:p>65858,275</text:p>
          </table:table-cell>
          <table:table-cell table:formula="of:=IF([.L185]&gt;[.L$177];[.L185];&quot;&quot;)" office:value-type="float" office:value="34553.15" calcext:value-type="float">
            <text:p>34553,15</text:p>
          </table:table-cell>
          <table:table-cell table:formula="of:=IF([.M185]&gt;[.M$177];[.M185];&quot;&quot;)" office:value-type="float" office:value="279148.825" calcext:value-type="float">
            <text:p>279148,825</text:p>
          </table:table-cell>
          <table:table-cell table:formula="of:=IF([.N185]&gt;[.N$177];[.N185];&quot;&quot;)" office:value-type="float" office:value="92596.45" calcext:value-type="float">
            <text:p>92596,45</text:p>
          </table:table-cell>
          <table:table-cell table:formula="of:=IF([.O185]&gt;[.O$177];[.O185];&quot;&quot;)" office:value-type="float" office:value="325551.15" calcext:value-type="float">
            <text:p>325551,15</text:p>
          </table:table-cell>
          <table:table-cell table:formula="of:=IF([.P185]&gt;[.P$177];[.P185];&quot;&quot;)" office:value-type="float" office:value="28469.5" calcext:value-type="float">
            <text:p>28469,5</text:p>
          </table:table-cell>
          <table:table-cell table:formula="of:=IF([.Q185]&gt;[.Q$177];[.Q185];&quot;&quot;)" office:value-type="float" office:value="19963.475" calcext:value-type="float">
            <text:p>19963,475</text:p>
          </table:table-cell>
          <table:table-cell table:formula="of:=IF([.R185]&gt;[.R$177];[.R185];&quot;&quot;)" office:value-type="float" office:value="108354.7" calcext:value-type="float">
            <text:p>108354,7</text:p>
          </table:table-cell>
          <table:table-cell table:formula="of:=IF([.S185]&gt;[.S$177];[.S185];&quot;&quot;)" office:value-type="float" office:value="409101.6375" calcext:value-type="float">
            <text:p>409101,6375</text:p>
          </table:table-cell>
          <table:table-cell table:formula="of:=IF([.T185]&gt;[.T$177];[.T185];&quot;&quot;)" office:value-type="float" office:value="252711.5" calcext:value-type="float">
            <text:p>252711,5</text:p>
          </table:table-cell>
          <table:table-cell table:formula="of:=IF([.U185]&gt;[.U$177];[.U185];&quot;&quot;)" office:value-type="float" office:value="300577.6" calcext:value-type="float">
            <text:p>300577,6</text:p>
          </table:table-cell>
          <table:table-cell table:formula="of:=IF([.V185]&gt;[.V$177];[.V185];&quot;&quot;)" office:value-type="float" office:value="311408" calcext:value-type="float">
            <text:p>311408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IF([.B186]&gt;[.B$177];[.B186];&quot;&quot;)" office:value-type="float" office:value="76564.05" calcext:value-type="float">
            <text:p>76564,05</text:p>
          </table:table-cell>
          <table:table-cell table:formula="of:=IF([.C186]&gt;[.C$177];[.C186];&quot;&quot;)" office:value-type="float" office:value="26333.825" calcext:value-type="float">
            <text:p>26333,825</text:p>
          </table:table-cell>
          <table:table-cell table:formula="of:=IF([.D186]&gt;[.D$177];[.D186];&quot;&quot;)" office:value-type="float" office:value="28594.8" calcext:value-type="float">
            <text:p>28594,8</text:p>
          </table:table-cell>
          <table:table-cell table:formula="of:=IF([.E186]&gt;[.E$177];[.E186];&quot;&quot;)" office:value-type="float" office:value="1224323.25" calcext:value-type="float">
            <text:p>1224323,25</text:p>
          </table:table-cell>
          <table:table-cell table:formula="of:=IF([.F186]&gt;[.F$177];[.F186];&quot;&quot;)" office:value-type="float" office:value="16481.8375" calcext:value-type="float">
            <text:p>16481,8375</text:p>
          </table:table-cell>
          <table:table-cell table:formula="of:=IF([.G186]&gt;[.G$177];[.G186];&quot;&quot;)" office:value-type="float" office:value="338292.275" calcext:value-type="float">
            <text:p>338292,275</text:p>
          </table:table-cell>
          <table:table-cell table:formula="of:=IF([.H186]&gt;[.H$177];[.H186];&quot;&quot;)" office:value-type="float" office:value="26100.425" calcext:value-type="float">
            <text:p>26100,425</text:p>
          </table:table-cell>
          <table:table-cell table:formula="of:=IF([.I186]&gt;[.I$177];[.I186];&quot;&quot;)" office:value-type="float" office:value="287844.7125" calcext:value-type="float">
            <text:p>287844,7125</text:p>
          </table:table-cell>
          <table:table-cell table:formula="of:=IF([.J186]&gt;[.J$177];[.J186];&quot;&quot;)" office:value-type="float" office:value="75486.35" calcext:value-type="float">
            <text:p>75486,35</text:p>
          </table:table-cell>
          <table:table-cell table:formula="of:=IF([.K186]&gt;[.K$177];[.K186];&quot;&quot;)" office:value-type="float" office:value="66159.675" calcext:value-type="float">
            <text:p>66159,675</text:p>
          </table:table-cell>
          <table:table-cell table:formula="of:=IF([.L186]&gt;[.L$177];[.L186];&quot;&quot;)" office:value-type="float" office:value="30661.75" calcext:value-type="float">
            <text:p>30661,75</text:p>
          </table:table-cell>
          <table:table-cell table:formula="of:=IF([.M186]&gt;[.M$177];[.M186];&quot;&quot;)" office:value-type="float" office:value="290883.225" calcext:value-type="float">
            <text:p>290883,225</text:p>
          </table:table-cell>
          <table:table-cell table:formula="of:=IF([.N186]&gt;[.N$177];[.N186];&quot;&quot;)" office:value-type="float" office:value="94741.65" calcext:value-type="float">
            <text:p>94741,65</text:p>
          </table:table-cell>
          <table:table-cell table:formula="of:=IF([.O186]&gt;[.O$177];[.O186];&quot;&quot;)" office:value-type="float" office:value="326550.15" calcext:value-type="float">
            <text:p>326550,15</text:p>
          </table:table-cell>
          <table:table-cell table:formula="of:=IF([.P186]&gt;[.P$177];[.P186];&quot;&quot;)" office:value-type="float" office:value="30835.9" calcext:value-type="float">
            <text:p>30835,9</text:p>
          </table:table-cell>
          <table:table-cell table:formula="of:=IF([.Q186]&gt;[.Q$177];[.Q186];&quot;&quot;)" office:value-type="float" office:value="19241.475" calcext:value-type="float">
            <text:p>19241,475</text:p>
          </table:table-cell>
          <table:table-cell table:formula="of:=IF([.R186]&gt;[.R$177];[.R186];&quot;&quot;)" office:value-type="float" office:value="104551.1" calcext:value-type="float">
            <text:p>104551,1</text:p>
          </table:table-cell>
          <table:table-cell table:formula="of:=IF([.S186]&gt;[.S$177];[.S186];&quot;&quot;)" office:value-type="float" office:value="417903.8375" calcext:value-type="float">
            <text:p>417903,8375</text:p>
          </table:table-cell>
          <table:table-cell table:formula="of:=IF([.T186]&gt;[.T$177];[.T186];&quot;&quot;)" office:value-type="float" office:value="235264.3" calcext:value-type="float">
            <text:p>235264,3</text:p>
          </table:table-cell>
          <table:table-cell table:formula="of:=IF([.U186]&gt;[.U$177];[.U186];&quot;&quot;)" office:value-type="float" office:value="318428" calcext:value-type="float">
            <text:p>318428</text:p>
          </table:table-cell>
          <table:table-cell table:formula="of:=IF([.V186]&gt;[.V$177];[.V186];&quot;&quot;)" office:value-type="float" office:value="312671.2" calcext:value-type="float">
            <text:p>312671,2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IF([.B187]&gt;[.B$177];[.B187];&quot;&quot;)" office:value-type="float" office:value="75360.65" calcext:value-type="float">
            <text:p>75360,65</text:p>
          </table:table-cell>
          <table:table-cell table:formula="of:=IF([.C187]&gt;[.C$177];[.C187];&quot;&quot;)" office:value-type="float" office:value="31797.325" calcext:value-type="float">
            <text:p>31797,325</text:p>
          </table:table-cell>
          <table:table-cell table:formula="of:=IF([.D187]&gt;[.D$177];[.D187];&quot;&quot;)" office:value-type="string" office:string-value="" calcext:value-type="error">
            <text:p>#VALEUR !</text:p>
          </table:table-cell>
          <table:table-cell table:formula="of:=IF([.E187]&gt;[.E$177];[.E187];&quot;&quot;)" office:value-type="float" office:value="1223450.55" calcext:value-type="float">
            <text:p>1223450,55</text:p>
          </table:table-cell>
          <table:table-cell table:formula="of:=IF([.F187]&gt;[.F$177];[.F187];&quot;&quot;)" office:value-type="float" office:value="16366.1375" calcext:value-type="float">
            <text:p>16366,1375</text:p>
          </table:table-cell>
          <table:table-cell table:formula="of:=IF([.G187]&gt;[.G$177];[.G187];&quot;&quot;)" office:value-type="float" office:value="342156.075" calcext:value-type="float">
            <text:p>342156,075</text:p>
          </table:table-cell>
          <table:table-cell table:formula="of:=IF([.H187]&gt;[.H$177];[.H187];&quot;&quot;)" office:value-type="float" office:value="27143.425" calcext:value-type="float">
            <text:p>27143,425</text:p>
          </table:table-cell>
          <table:table-cell table:formula="of:=IF([.I187]&gt;[.I$177];[.I187];&quot;&quot;)" office:value-type="float" office:value="309894.2125" calcext:value-type="float">
            <text:p>309894,2125</text:p>
          </table:table-cell>
          <table:table-cell table:formula="of:=IF([.J187]&gt;[.J$177];[.J187];&quot;&quot;)" office:value-type="float" office:value="68646.75" calcext:value-type="float">
            <text:p>68646,75</text:p>
          </table:table-cell>
          <table:table-cell table:formula="of:=IF([.K187]&gt;[.K$177];[.K187];&quot;&quot;)" office:value-type="float" office:value="65477.275" calcext:value-type="float">
            <text:p>65477,275</text:p>
          </table:table-cell>
          <table:table-cell table:formula="of:=IF([.L187]&gt;[.L$177];[.L187];&quot;&quot;)" office:value-type="float" office:value="32567.15" calcext:value-type="float">
            <text:p>32567,15</text:p>
          </table:table-cell>
          <table:table-cell table:formula="of:=IF([.M187]&gt;[.M$177];[.M187];&quot;&quot;)" office:value-type="float" office:value="277404.825" calcext:value-type="float">
            <text:p>277404,825</text:p>
          </table:table-cell>
          <table:table-cell table:formula="of:=IF([.N187]&gt;[.N$177];[.N187];&quot;&quot;)" office:value-type="float" office:value="94200.85" calcext:value-type="float">
            <text:p>94200,85</text:p>
          </table:table-cell>
          <table:table-cell table:formula="of:=IF([.O187]&gt;[.O$177];[.O187];&quot;&quot;)" office:value-type="float" office:value="326350.65" calcext:value-type="float">
            <text:p>326350,65</text:p>
          </table:table-cell>
          <table:table-cell table:formula="of:=IF([.P187]&gt;[.P$177];[.P187];&quot;&quot;)" office:value-type="float" office:value="28449.3" calcext:value-type="float">
            <text:p>28449,3</text:p>
          </table:table-cell>
          <table:table-cell table:formula="of:=IF([.Q187]&gt;[.Q$177];[.Q187];&quot;&quot;)" office:value-type="float" office:value="23633.675" calcext:value-type="float">
            <text:p>23633,675</text:p>
          </table:table-cell>
          <table:table-cell table:formula="of:=IF([.R187]&gt;[.R$177];[.R187];&quot;&quot;)" office:value-type="float" office:value="102809.5" calcext:value-type="float">
            <text:p>102809,5</text:p>
          </table:table-cell>
          <table:table-cell table:formula="of:=IF([.S187]&gt;[.S$177];[.S187];&quot;&quot;)" office:value-type="float" office:value="404459.9375" calcext:value-type="float">
            <text:p>404459,9375</text:p>
          </table:table-cell>
          <table:table-cell table:formula="of:=IF([.T187]&gt;[.T$177];[.T187];&quot;&quot;)" office:value-type="float" office:value="233057.9" calcext:value-type="float">
            <text:p>233057,9</text:p>
          </table:table-cell>
          <table:table-cell table:formula="of:=IF([.U187]&gt;[.U$177];[.U187];&quot;&quot;)" office:value-type="float" office:value="316682.4" calcext:value-type="float">
            <text:p>316682,4</text:p>
          </table:table-cell>
          <table:table-cell table:formula="of:=IF([.V187]&gt;[.V$177];[.V187];&quot;&quot;)" office:value-type="float" office:value="315620.8" calcext:value-type="float">
            <text:p>315620,8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IF([.B188]&gt;[.B$177];[.B188];&quot;&quot;)" office:value-type="float" office:value="73094.05" calcext:value-type="float">
            <text:p>73094,05</text:p>
          </table:table-cell>
          <table:table-cell table:formula="of:=IF([.C188]&gt;[.C$177];[.C188];&quot;&quot;)" office:value-type="float" office:value="25150.625" calcext:value-type="float">
            <text:p>25150,625</text:p>
          </table:table-cell>
          <table:table-cell table:formula="of:=IF([.D188]&gt;[.D$177];[.D188];&quot;&quot;)" office:value-type="float" office:value="27918" calcext:value-type="float">
            <text:p>27918</text:p>
          </table:table-cell>
          <table:table-cell table:formula="of:=IF([.E188]&gt;[.E$177];[.E188];&quot;&quot;)" office:value-type="float" office:value="1199968.45" calcext:value-type="float">
            <text:p>1199968,45</text:p>
          </table:table-cell>
          <table:table-cell table:formula="of:=IF([.F188]&gt;[.F$177];[.F188];&quot;&quot;)" office:value-type="float" office:value="16334.9375" calcext:value-type="float">
            <text:p>16334,9375</text:p>
          </table:table-cell>
          <table:table-cell table:formula="of:=IF([.G188]&gt;[.G$177];[.G188];&quot;&quot;)" office:value-type="float" office:value="328121.875" calcext:value-type="float">
            <text:p>328121,875</text:p>
          </table:table-cell>
          <table:table-cell table:formula="of:=IF([.H188]&gt;[.H$177];[.H188];&quot;&quot;)" office:value-type="float" office:value="25879.825" calcext:value-type="float">
            <text:p>25879,825</text:p>
          </table:table-cell>
          <table:table-cell table:formula="of:=IF([.I188]&gt;[.I$177];[.I188];&quot;&quot;)" office:value-type="float" office:value="280670.7125" calcext:value-type="float">
            <text:p>280670,7125</text:p>
          </table:table-cell>
          <table:table-cell table:formula="of:=IF([.J188]&gt;[.J$177];[.J188];&quot;&quot;)" office:value-type="float" office:value="69509.15" calcext:value-type="float">
            <text:p>69509,15</text:p>
          </table:table-cell>
          <table:table-cell table:formula="of:=IF([.K188]&gt;[.K$177];[.K188];&quot;&quot;)" office:value-type="float" office:value="65838.875" calcext:value-type="float">
            <text:p>65838,875</text:p>
          </table:table-cell>
          <table:table-cell table:formula="of:=IF([.L188]&gt;[.L$177];[.L188];&quot;&quot;)" office:value-type="float" office:value="32386.55" calcext:value-type="float">
            <text:p>32386,55</text:p>
          </table:table-cell>
          <table:table-cell table:formula="of:=IF([.M188]&gt;[.M$177];[.M188];&quot;&quot;)" office:value-type="float" office:value="278566.425" calcext:value-type="float">
            <text:p>278566,425</text:p>
          </table:table-cell>
          <table:table-cell table:formula="of:=IF([.N188]&gt;[.N$177];[.N188];&quot;&quot;)" office:value-type="float" office:value="90691.25" calcext:value-type="float">
            <text:p>90691,25</text:p>
          </table:table-cell>
          <table:table-cell table:formula="of:=IF([.O188]&gt;[.O$177];[.O188];&quot;&quot;)" office:value-type="float" office:value="328128.65" calcext:value-type="float">
            <text:p>328128,65</text:p>
          </table:table-cell>
          <table:table-cell table:formula="of:=IF([.P188]&gt;[.P$177];[.P188];&quot;&quot;)" office:value-type="float" office:value="28128.5" calcext:value-type="float">
            <text:p>28128,5</text:p>
          </table:table-cell>
          <table:table-cell table:formula="of:=IF([.Q188]&gt;[.Q$177];[.Q188];&quot;&quot;)" office:value-type="float" office:value="19903.275" calcext:value-type="float">
            <text:p>19903,275</text:p>
          </table:table-cell>
          <table:table-cell table:formula="of:=IF([.R188]&gt;[.R$177];[.R188];&quot;&quot;)" office:value-type="float" office:value="101898.7" calcext:value-type="float">
            <text:p>101898,7</text:p>
          </table:table-cell>
          <table:table-cell table:formula="of:=IF([.S188]&gt;[.S$177];[.S188];&quot;&quot;)" office:value-type="float" office:value="414392.8375" calcext:value-type="float">
            <text:p>414392,8375</text:p>
          </table:table-cell>
          <table:table-cell table:formula="of:=IF([.T188]&gt;[.T$177];[.T188];&quot;&quot;)" office:value-type="float" office:value="227681.9" calcext:value-type="float">
            <text:p>227681,9</text:p>
          </table:table-cell>
          <table:table-cell table:formula="of:=IF([.U188]&gt;[.U$177];[.U188];&quot;&quot;)" office:value-type="float" office:value="314680" calcext:value-type="float">
            <text:p>314680</text:p>
          </table:table-cell>
          <table:table-cell table:formula="of:=IF([.V188]&gt;[.V$177];[.V188];&quot;&quot;)" office:value-type="float" office:value="306575.2" calcext:value-type="float">
            <text:p>306575,2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IF([.B189]&gt;[.B$177];[.B189];&quot;&quot;)" office:value-type="float" office:value="72452.05" calcext:value-type="float">
            <text:p>72452,05</text:p>
          </table:table-cell>
          <table:table-cell table:formula="of:=IF([.C189]&gt;[.C$177];[.C189];&quot;&quot;)" office:value-type="float" office:value="25852.425" calcext:value-type="float">
            <text:p>25852,425</text:p>
          </table:table-cell>
          <table:table-cell table:formula="of:=IF([.D189]&gt;[.D$177];[.D189];&quot;&quot;)" office:value-type="float" office:value="27961.2" calcext:value-type="float">
            <text:p>27961,2</text:p>
          </table:table-cell>
          <table:table-cell table:formula="of:=IF([.E189]&gt;[.E$177];[.E189];&quot;&quot;)" office:value-type="float" office:value="1218386.85" calcext:value-type="float">
            <text:p>1218386,85</text:p>
          </table:table-cell>
          <table:table-cell table:formula="of:=IF([.F189]&gt;[.F$177];[.F189];&quot;&quot;)" office:value-type="float" office:value="12803.0375" calcext:value-type="float">
            <text:p>12803,0375</text:p>
          </table:table-cell>
          <table:table-cell table:formula="of:=IF([.G189]&gt;[.G$177];[.G189];&quot;&quot;)" office:value-type="float" office:value="331952.275" calcext:value-type="float">
            <text:p>331952,275</text:p>
          </table:table-cell>
          <table:table-cell table:formula="of:=IF([.H189]&gt;[.H$177];[.H189];&quot;&quot;)" office:value-type="float" office:value="25639.225" calcext:value-type="float">
            <text:p>25639,225</text:p>
          </table:table-cell>
          <table:table-cell table:formula="of:=IF([.I189]&gt;[.I$177];[.I189];&quot;&quot;)" office:value-type="float" office:value="273813.8125" calcext:value-type="float">
            <text:p>273813,8125</text:p>
          </table:table-cell>
          <table:table-cell table:formula="of:=IF([.J189]&gt;[.J$177];[.J189];&quot;&quot;)" office:value-type="float" office:value="68125.35" calcext:value-type="float">
            <text:p>68125,35</text:p>
          </table:table-cell>
          <table:table-cell table:formula="of:=IF([.K189]&gt;[.K$177];[.K189];&quot;&quot;)" office:value-type="float" office:value="62308.275" calcext:value-type="float">
            <text:p>62308,275</text:p>
          </table:table-cell>
          <table:table-cell table:formula="of:=IF([.L189]&gt;[.L$177];[.L189];&quot;&quot;)" office:value-type="float" office:value="28455.95" calcext:value-type="float">
            <text:p>28455,95</text:p>
          </table:table-cell>
          <table:table-cell table:formula="of:=IF([.M189]&gt;[.M$177];[.M189];&quot;&quot;)" office:value-type="float" office:value="276179.225" calcext:value-type="float">
            <text:p>276179,225</text:p>
          </table:table-cell>
          <table:table-cell table:formula="of:=IF([.N189]&gt;[.N$177];[.N189];&quot;&quot;)" office:value-type="float" office:value="94842.45" calcext:value-type="float">
            <text:p>94842,45</text:p>
          </table:table-cell>
          <table:table-cell table:formula="of:=IF([.O189]&gt;[.O$177];[.O189];&quot;&quot;)" office:value-type="float" office:value="328591.15" calcext:value-type="float">
            <text:p>328591,15</text:p>
          </table:table-cell>
          <table:table-cell table:formula="of:=IF([.P189]&gt;[.P$177];[.P189];&quot;&quot;)" office:value-type="float" office:value="28649.9" calcext:value-type="float">
            <text:p>28649,9</text:p>
          </table:table-cell>
          <table:table-cell table:formula="of:=IF([.Q189]&gt;[.Q$177];[.Q189];&quot;&quot;)" office:value-type="float" office:value="19662.475" calcext:value-type="float">
            <text:p>19662,475</text:p>
          </table:table-cell>
          <table:table-cell table:formula="of:=IF([.R189]&gt;[.R$177];[.R189];&quot;&quot;)" office:value-type="float" office:value="104881.5" calcext:value-type="float">
            <text:p>104881,5</text:p>
          </table:table-cell>
          <table:table-cell table:formula="of:=IF([.S189]&gt;[.S$177];[.S189];&quot;&quot;)" office:value-type="float" office:value="407532.1375" calcext:value-type="float">
            <text:p>407532,1375</text:p>
          </table:table-cell>
          <table:table-cell table:formula="of:=IF([.T189]&gt;[.T$177];[.T189];&quot;&quot;)" office:value-type="float" office:value="222708.3" calcext:value-type="float">
            <text:p>222708,3</text:p>
          </table:table-cell>
          <table:table-cell table:formula="of:=IF([.U189]&gt;[.U$177];[.U189];&quot;&quot;)" office:value-type="float" office:value="305010.4" calcext:value-type="float">
            <text:p>305010,4</text:p>
          </table:table-cell>
          <table:table-cell table:formula="of:=IF([.V189]&gt;[.V$177];[.V189];&quot;&quot;)" office:value-type="float" office:value="290026.4" calcext:value-type="float">
            <text:p>290026,4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IF([.B190]&gt;[.B$177];[.B190];&quot;&quot;)" office:value-type="float" office:value="73956.85" calcext:value-type="float">
            <text:p>73956,85</text:p>
          </table:table-cell>
          <table:table-cell table:formula="of:=IF([.C190]&gt;[.C$177];[.C190];&quot;&quot;)" office:value-type="float" office:value="20778.025" calcext:value-type="float">
            <text:p>20778,025</text:p>
          </table:table-cell>
          <table:table-cell table:formula="of:=IF([.D190]&gt;[.D$177];[.D190];&quot;&quot;)" office:value-type="float" office:value="23965.4" calcext:value-type="float">
            <text:p>23965,4</text:p>
          </table:table-cell>
          <table:table-cell table:formula="of:=IF([.E190]&gt;[.E$177];[.E190];&quot;&quot;)" office:value-type="float" office:value="1137016.65" calcext:value-type="float">
            <text:p>1137016,65</text:p>
          </table:table-cell>
          <table:table-cell table:formula="of:=IF([.F190]&gt;[.F$177];[.F190];&quot;&quot;)" office:value-type="float" office:value="16241.1375" calcext:value-type="float">
            <text:p>16241,1375</text:p>
          </table:table-cell>
          <table:table-cell table:formula="of:=IF([.G190]&gt;[.G$177];[.G190];&quot;&quot;)" office:value-type="float" office:value="319718.675" calcext:value-type="float">
            <text:p>319718,675</text:p>
          </table:table-cell>
          <table:table-cell table:formula="of:=IF([.H190]&gt;[.H$177];[.H190];&quot;&quot;)" office:value-type="float" office:value="26943.025" calcext:value-type="float">
            <text:p>26943,025</text:p>
          </table:table-cell>
          <table:table-cell table:formula="of:=IF([.I190]&gt;[.I$177];[.I190];&quot;&quot;)" office:value-type="float" office:value="271409.0125" calcext:value-type="float">
            <text:p>271409,0125</text:p>
          </table:table-cell>
          <table:table-cell table:formula="of:=IF([.J190]&gt;[.J$177];[.J190];&quot;&quot;)" office:value-type="float" office:value="65498.15" calcext:value-type="float">
            <text:p>65498,15</text:p>
          </table:table-cell>
          <table:table-cell table:formula="of:=IF([.K190]&gt;[.K$177];[.K190];&quot;&quot;)" office:value-type="float" office:value="62068.275" calcext:value-type="float">
            <text:p>62068,275</text:p>
          </table:table-cell>
          <table:table-cell table:formula="of:=IF([.L190]&gt;[.L$177];[.L190];&quot;&quot;)" office:value-type="float" office:value="26871.75" calcext:value-type="float">
            <text:p>26871,75</text:p>
          </table:table-cell>
          <table:table-cell table:formula="of:=IF([.M190]&gt;[.M$177];[.M190];&quot;&quot;)" office:value-type="float" office:value="279550.425" calcext:value-type="float">
            <text:p>279550,425</text:p>
          </table:table-cell>
          <table:table-cell table:formula="of:=IF([.N190]&gt;[.N$177];[.N190];&quot;&quot;)" office:value-type="float" office:value="88384.85" calcext:value-type="float">
            <text:p>88384,85</text:p>
          </table:table-cell>
          <table:table-cell table:formula="of:=IF([.O190]&gt;[.O$177];[.O190];&quot;&quot;)" office:value-type="float" office:value="315028.65" calcext:value-type="float">
            <text:p>315028,65</text:p>
          </table:table-cell>
          <table:table-cell table:formula="of:=IF([.P190]&gt;[.P$177];[.P190];&quot;&quot;)" office:value-type="float" office:value="28469.5" calcext:value-type="float">
            <text:p>28469,5</text:p>
          </table:table-cell>
          <table:table-cell table:formula="of:=IF([.Q190]&gt;[.Q$177];[.Q190];&quot;&quot;)" office:value-type="float" office:value="19121.075" calcext:value-type="float">
            <text:p>19121,075</text:p>
          </table:table-cell>
          <table:table-cell table:formula="of:=IF([.R190]&gt;[.R$177];[.R190];&quot;&quot;)" office:value-type="float" office:value="98595.1" calcext:value-type="float">
            <text:p>98595,1</text:p>
          </table:table-cell>
          <table:table-cell table:formula="of:=IF([.S190]&gt;[.S$177];[.S190];&quot;&quot;)" office:value-type="float" office:value="376827.4375" calcext:value-type="float">
            <text:p>376827,4375</text:p>
          </table:table-cell>
          <table:table-cell table:formula="of:=IF([.T190]&gt;[.T$177];[.T190];&quot;&quot;)" office:value-type="float" office:value="212620.3" calcext:value-type="float">
            <text:p>212620,3</text:p>
          </table:table-cell>
          <table:table-cell table:formula="of:=IF([.U190]&gt;[.U$177];[.U190];&quot;&quot;)" office:value-type="float" office:value="287440.8" calcext:value-type="float">
            <text:p>287440,8</text:p>
          </table:table-cell>
          <table:table-cell table:formula="of:=IF([.V190]&gt;[.V$177];[.V190];&quot;&quot;)" office:value-type="float" office:value="282347.2" calcext:value-type="float">
            <text:p>282347,2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IF([.B191]&gt;[.B$177];[.B191];&quot;&quot;)" office:value-type="float" office:value="68782.05" calcext:value-type="float">
            <text:p>68782,05</text:p>
          </table:table-cell>
          <table:table-cell table:formula="of:=IF([.C191]&gt;[.C$177];[.C191];&quot;&quot;)" office:value-type="float" office:value="21660.825" calcext:value-type="float">
            <text:p>21660,825</text:p>
          </table:table-cell>
          <table:table-cell table:formula="of:=IF([.D191]&gt;[.D$177];[.D191];&quot;&quot;)" office:value-type="float" office:value="23683" calcext:value-type="float">
            <text:p>23683</text:p>
          </table:table-cell>
          <table:table-cell table:formula="of:=IF([.E191]&gt;[.E$177];[.E191];&quot;&quot;)" office:value-type="float" office:value="1034482.05" calcext:value-type="float">
            <text:p>1034482,05</text:p>
          </table:table-cell>
          <table:table-cell table:formula="of:=IF([.F191]&gt;[.F$177];[.F191];&quot;&quot;)" office:value-type="float" office:value="16177.1375" calcext:value-type="float">
            <text:p>16177,1375</text:p>
          </table:table-cell>
          <table:table-cell table:formula="of:=IF([.G191]&gt;[.G$177];[.G191];&quot;&quot;)" office:value-type="float" office:value="306019.475" calcext:value-type="float">
            <text:p>306019,475</text:p>
          </table:table-cell>
          <table:table-cell table:formula="of:=IF([.H191]&gt;[.H$177];[.H191];&quot;&quot;)" office:value-type="float" office:value="24215.425" calcext:value-type="float">
            <text:p>24215,425</text:p>
          </table:table-cell>
          <table:table-cell table:formula="of:=IF([.I191]&gt;[.I$177];[.I191];&quot;&quot;)" office:value-type="float" office:value="238182.8125" calcext:value-type="float">
            <text:p>238182,8125</text:p>
          </table:table-cell>
          <table:table-cell table:formula="of:=IF([.J191]&gt;[.J$177];[.J191];&quot;&quot;)" office:value-type="float" office:value="62489.75" calcext:value-type="float">
            <text:p>62489,75</text:p>
          </table:table-cell>
          <table:table-cell table:formula="of:=IF([.K191]&gt;[.K$177];[.K191];&quot;&quot;)" office:value-type="float" office:value="64635.275" calcext:value-type="float">
            <text:p>64635,275</text:p>
          </table:table-cell>
          <table:table-cell table:formula="of:=IF([.L191]&gt;[.L$177];[.L191];&quot;&quot;)" office:value-type="float" office:value="25447.55" calcext:value-type="float">
            <text:p>25447,55</text:p>
          </table:table-cell>
          <table:table-cell table:formula="of:=IF([.M191]&gt;[.M$177];[.M191];&quot;&quot;)" office:value-type="float" office:value="257349.625" calcext:value-type="float">
            <text:p>257349,625</text:p>
          </table:table-cell>
          <table:table-cell table:formula="of:=IF([.N191]&gt;[.N$177];[.N191];&quot;&quot;)" office:value-type="float" office:value="82849.25" calcext:value-type="float">
            <text:p>82849,25</text:p>
          </table:table-cell>
          <table:table-cell table:formula="of:=IF([.O191]&gt;[.O$177];[.O191];&quot;&quot;)" office:value-type="float" office:value="302139.65" calcext:value-type="float">
            <text:p>302139,65</text:p>
          </table:table-cell>
          <table:table-cell table:formula="of:=IF([.P191]&gt;[.P$177];[.P191];&quot;&quot;)" office:value-type="float" office:value="26784.7" calcext:value-type="float">
            <text:p>26784,7</text:p>
          </table:table-cell>
          <table:table-cell table:formula="of:=IF([.Q191]&gt;[.Q$177];[.Q191];&quot;&quot;)" office:value-type="float" office:value="17857.475" calcext:value-type="float">
            <text:p>17857,475</text:p>
          </table:table-cell>
          <table:table-cell table:formula="of:=IF([.R191]&gt;[.R$177];[.R191];&quot;&quot;)" office:value-type="float" office:value="97173.5" calcext:value-type="float">
            <text:p>97173,5</text:p>
          </table:table-cell>
          <table:table-cell table:formula="of:=IF([.S191]&gt;[.S$177];[.S191];&quot;&quot;)" office:value-type="float" office:value="382456.2375" calcext:value-type="float">
            <text:p>382456,2375</text:p>
          </table:table-cell>
          <table:table-cell table:formula="of:=IF([.T191]&gt;[.T$177];[.T191];&quot;&quot;)" office:value-type="float" office:value="207867.5" calcext:value-type="float">
            <text:p>207867,5</text:p>
          </table:table-cell>
          <table:table-cell table:formula="of:=IF([.U191]&gt;[.U$177];[.U191];&quot;&quot;)" office:value-type="float" office:value="291150.4" calcext:value-type="float">
            <text:p>291150,4</text:p>
          </table:table-cell>
          <table:table-cell table:formula="of:=IF([.V191]&gt;[.V$177];[.V191];&quot;&quot;)" office:value-type="float" office:value="275468" calcext:value-type="float">
            <text:p>275468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IF([.B192]&gt;[.B$177];[.B192];&quot;&quot;)" office:value-type="float" office:value="68601.45" calcext:value-type="float">
            <text:p>68601,45</text:p>
          </table:table-cell>
          <table:table-cell table:formula="of:=IF([.C192]&gt;[.C$177];[.C192];&quot;&quot;)" office:value-type="float" office:value="21640.825" calcext:value-type="float">
            <text:p>21640,825</text:p>
          </table:table-cell>
          <table:table-cell table:formula="of:=IF([.D192]&gt;[.D$177];[.D192];&quot;&quot;)" office:value-type="float" office:value="21060.2" calcext:value-type="float">
            <text:p>21060,2</text:p>
          </table:table-cell>
          <table:table-cell table:formula="of:=IF([.E192]&gt;[.E$177];[.E192];&quot;&quot;)" office:value-type="float" office:value="1082992.45" calcext:value-type="float">
            <text:p>1082992,45</text:p>
          </table:table-cell>
          <table:table-cell table:formula="of:=IF([.F192]&gt;[.F$177];[.F192];&quot;&quot;)" office:value-type="float" office:value="16395.8375" calcext:value-type="float">
            <text:p>16395,8375</text:p>
          </table:table-cell>
          <table:table-cell table:formula="of:=IF([.G192]&gt;[.G$177];[.G192];&quot;&quot;)" office:value-type="float" office:value="299602.675" calcext:value-type="float">
            <text:p>299602,675</text:p>
          </table:table-cell>
          <table:table-cell table:formula="of:=IF([.H192]&gt;[.H$177];[.H192];&quot;&quot;)" office:value-type="float" office:value="24034.825" calcext:value-type="float">
            <text:p>24034,825</text:p>
          </table:table-cell>
          <table:table-cell table:formula="of:=IF([.I192]&gt;[.I$177];[.I192];&quot;&quot;)" office:value-type="float" office:value="253653.5125" calcext:value-type="float">
            <text:p>253653,5125</text:p>
          </table:table-cell>
          <table:table-cell table:formula="of:=IF([.J192]&gt;[.J$177];[.J192];&quot;&quot;)" office:value-type="float" office:value="63251.95" calcext:value-type="float">
            <text:p>63251,95</text:p>
          </table:table-cell>
          <table:table-cell table:formula="of:=IF([.K192]&gt;[.K$177];[.K192];&quot;&quot;)" office:value-type="float" office:value="59460.475" calcext:value-type="float">
            <text:p>59460,475</text:p>
          </table:table-cell>
          <table:table-cell table:formula="of:=IF([.L192]&gt;[.L$177];[.L192];&quot;&quot;)" office:value-type="float" office:value="26029.35" calcext:value-type="float">
            <text:p>26029,35</text:p>
          </table:table-cell>
          <table:table-cell table:formula="of:=IF([.M192]&gt;[.M$177];[.M192];&quot;&quot;)" office:value-type="float" office:value="264288.025" calcext:value-type="float">
            <text:p>264288,025</text:p>
          </table:table-cell>
          <table:table-cell table:formula="of:=IF([.N192]&gt;[.N$177];[.N192];&quot;&quot;)" office:value-type="float" office:value="82428.05" calcext:value-type="float">
            <text:p>82428,05</text:p>
          </table:table-cell>
          <table:table-cell table:formula="of:=IF([.O192]&gt;[.O$177];[.O192];&quot;&quot;)" office:value-type="float" office:value="310410.15" calcext:value-type="float">
            <text:p>310410,15</text:p>
          </table:table-cell>
          <table:table-cell table:formula="of:=IF([.P192]&gt;[.P$177];[.P192];&quot;&quot;)" office:value-type="float" office:value="27205.9" calcext:value-type="float">
            <text:p>27205,9</text:p>
          </table:table-cell>
          <table:table-cell table:formula="of:=IF([.Q192]&gt;[.Q$177];[.Q192];&quot;&quot;)" office:value-type="float" office:value="16834.675" calcext:value-type="float">
            <text:p>16834,675</text:p>
          </table:table-cell>
          <table:table-cell table:formula="of:=IF([.R192]&gt;[.R$177];[.R192];&quot;&quot;)" office:value-type="float" office:value="95562.3" calcext:value-type="float">
            <text:p>95562,3</text:p>
          </table:table-cell>
          <table:table-cell table:formula="of:=IF([.S192]&gt;[.S$177];[.S192];&quot;&quot;)" office:value-type="float" office:value="380212.5375" calcext:value-type="float">
            <text:p>380212,5375</text:p>
          </table:table-cell>
          <table:table-cell table:formula="of:=IF([.T192]&gt;[.T$177];[.T192];&quot;&quot;)" office:value-type="float" office:value="210454.7" calcext:value-type="float">
            <text:p>210454,7</text:p>
          </table:table-cell>
          <table:table-cell table:formula="of:=IF([.U192]&gt;[.U$177];[.U192];&quot;&quot;)" office:value-type="float" office:value="289368" calcext:value-type="float">
            <text:p>289368</text:p>
          </table:table-cell>
          <table:table-cell table:formula="of:=IF([.V192]&gt;[.V$177];[.V192];&quot;&quot;)" office:value-type="float" office:value="280842.4" calcext:value-type="float">
            <text:p>280842,4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IF([.B193]&gt;[.B$177];[.B193];&quot;&quot;)" office:value-type="float" office:value="68440.85" calcext:value-type="float">
            <text:p>68440,85</text:p>
          </table:table-cell>
          <table:table-cell table:formula="of:=IF([.C193]&gt;[.C$177];[.C193];&quot;&quot;)" office:value-type="float" office:value="26614.625" calcext:value-type="float">
            <text:p>26614,625</text:p>
          </table:table-cell>
          <table:table-cell table:formula="of:=IF([.D193]&gt;[.D$177];[.D193];&quot;&quot;)" office:value-type="float" office:value="25094.9" calcext:value-type="float">
            <text:p>25094,9</text:p>
          </table:table-cell>
          <table:table-cell table:formula="of:=IF([.E193]&gt;[.E$177];[.E193];&quot;&quot;)" office:value-type="float" office:value="1135821.85" calcext:value-type="float">
            <text:p>1135821,85</text:p>
          </table:table-cell>
          <table:table-cell table:formula="of:=IF([.F193]&gt;[.F$177];[.F193];&quot;&quot;)" office:value-type="float" office:value="16497.4375" calcext:value-type="float">
            <text:p>16497,4375</text:p>
          </table:table-cell>
          <table:table-cell table:formula="of:=IF([.G193]&gt;[.G$177];[.G193];&quot;&quot;)" office:value-type="float" office:value="313561.875" calcext:value-type="float">
            <text:p>313561,875</text:p>
          </table:table-cell>
          <table:table-cell table:formula="of:=IF([.H193]&gt;[.H$177];[.H193];&quot;&quot;)" office:value-type="float" office:value="23874.225" calcext:value-type="float">
            <text:p>23874,225</text:p>
          </table:table-cell>
          <table:table-cell table:formula="of:=IF([.I193]&gt;[.I$177];[.I193];&quot;&quot;)" office:value-type="float" office:value="248826.0125" calcext:value-type="float">
            <text:p>248826,0125</text:p>
          </table:table-cell>
          <table:table-cell table:formula="of:=IF([.J193]&gt;[.J$177];[.J193];&quot;&quot;)" office:value-type="float" office:value="62288.95" calcext:value-type="float">
            <text:p>62288,95</text:p>
          </table:table-cell>
          <table:table-cell table:formula="of:=IF([.K193]&gt;[.K$177];[.K193];&quot;&quot;)" office:value-type="float" office:value="62027.675" calcext:value-type="float">
            <text:p>62027,675</text:p>
          </table:table-cell>
          <table:table-cell table:formula="of:=IF([.L193]&gt;[.L$177];[.L193];&quot;&quot;)" office:value-type="float" office:value="24504.95" calcext:value-type="float">
            <text:p>24504,95</text:p>
          </table:table-cell>
          <table:table-cell table:formula="of:=IF([.M193]&gt;[.M$177];[.M193];&quot;&quot;)" office:value-type="float" office:value="255583.225" calcext:value-type="float">
            <text:p>255583,225</text:p>
          </table:table-cell>
          <table:table-cell table:formula="of:=IF([.N193]&gt;[.N$177];[.N193];&quot;&quot;)" office:value-type="float" office:value="87762.45" calcext:value-type="float">
            <text:p>87762,45</text:p>
          </table:table-cell>
          <table:table-cell table:formula="of:=IF([.O193]&gt;[.O$177];[.O193];&quot;&quot;)" office:value-type="float" office:value="314589.15" calcext:value-type="float">
            <text:p>314589,15</text:p>
          </table:table-cell>
          <table:table-cell table:formula="of:=IF([.P193]&gt;[.P$177];[.P193];&quot;&quot;)" office:value-type="float" office:value="27346.1" calcext:value-type="float">
            <text:p>27346,1</text:p>
          </table:table-cell>
          <table:table-cell table:formula="of:=IF([.Q193]&gt;[.Q$177];[.Q193];&quot;&quot;)" office:value-type="float" office:value="17315.875" calcext:value-type="float">
            <text:p>17315,875</text:p>
          </table:table-cell>
          <table:table-cell table:formula="of:=IF([.R193]&gt;[.R$177];[.R193];&quot;&quot;)" office:value-type="float" office:value="97815.1" calcext:value-type="float">
            <text:p>97815,1</text:p>
          </table:table-cell>
          <table:table-cell table:formula="of:=IF([.S193]&gt;[.S$177];[.S193];&quot;&quot;)" office:value-type="float" office:value="375232.5375" calcext:value-type="float">
            <text:p>375232,5375</text:p>
          </table:table-cell>
          <table:table-cell table:formula="of:=IF([.T193]&gt;[.T$177];[.T193];&quot;&quot;)" office:value-type="float" office:value="207145.1" calcext:value-type="float">
            <text:p>207145,1</text:p>
          </table:table-cell>
          <table:table-cell table:formula="of:=IF([.U193]&gt;[.U$177];[.U193];&quot;&quot;)" office:value-type="float" office:value="291392.8" calcext:value-type="float">
            <text:p>291392,8</text:p>
          </table:table-cell>
          <table:table-cell table:formula="of:=IF([.V193]&gt;[.V$177];[.V193];&quot;&quot;)" office:value-type="float" office:value="283570.4" calcext:value-type="float">
            <text:p>283570,4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IF([.B194]&gt;[.B$177];[.B194];&quot;&quot;)" office:value-type="float" office:value="72532.45" calcext:value-type="float">
            <text:p>72532,45</text:p>
          </table:table-cell>
          <table:table-cell table:formula="of:=IF([.C194]&gt;[.C$177];[.C194];&quot;&quot;)" office:value-type="float" office:value="22402.825" calcext:value-type="float">
            <text:p>22402,825</text:p>
          </table:table-cell>
          <table:table-cell table:formula="of:=IF([.D194]&gt;[.D$177];[.D194];&quot;&quot;)" office:value-type="float" office:value="20725" calcext:value-type="float">
            <text:p>20725</text:p>
          </table:table-cell>
          <table:table-cell table:formula="of:=IF([.E194]&gt;[.E$177];[.E194];&quot;&quot;)" office:value-type="float" office:value="1099476.85" calcext:value-type="float">
            <text:p>1099476,85</text:p>
          </table:table-cell>
          <table:table-cell table:formula="of:=IF([.F194]&gt;[.F$177];[.F194];&quot;&quot;)" office:value-type="float" office:value="12780.5375" calcext:value-type="float">
            <text:p>12780,5375</text:p>
          </table:table-cell>
          <table:table-cell table:formula="of:=IF([.G194]&gt;[.G$177];[.G194];&quot;&quot;)" office:value-type="float" office:value="312779.475" calcext:value-type="float">
            <text:p>312779,475</text:p>
          </table:table-cell>
          <table:table-cell table:formula="of:=IF([.H194]&gt;[.H$177];[.H194];&quot;&quot;)" office:value-type="float" office:value="23453.225" calcext:value-type="float">
            <text:p>23453,225</text:p>
          </table:table-cell>
          <table:table-cell table:formula="of:=IF([.I194]&gt;[.I$177];[.I194];&quot;&quot;)" office:value-type="float" office:value="255434.9125" calcext:value-type="float">
            <text:p>255434,9125</text:p>
          </table:table-cell>
          <table:table-cell table:formula="of:=IF([.J194]&gt;[.J$177];[.J194];&quot;&quot;)" office:value-type="float" office:value="60764.35" calcext:value-type="float">
            <text:p>60764,35</text:p>
          </table:table-cell>
          <table:table-cell table:formula="of:=IF([.K194]&gt;[.K$177];[.K194];&quot;&quot;)" office:value-type="float" office:value="57435.075" calcext:value-type="float">
            <text:p>57435,075</text:p>
          </table:table-cell>
          <table:table-cell table:formula="of:=IF([.L194]&gt;[.L$177];[.L194];&quot;&quot;)" office:value-type="float" office:value="24725.35" calcext:value-type="float">
            <text:p>24725,35</text:p>
          </table:table-cell>
          <table:table-cell table:formula="of:=IF([.M194]&gt;[.M$177];[.M194];&quot;&quot;)" office:value-type="float" office:value="247341.625" calcext:value-type="float">
            <text:p>247341,625</text:p>
          </table:table-cell>
          <table:table-cell table:formula="of:=IF([.N194]&gt;[.N$177];[.N194];&quot;&quot;)" office:value-type="float" office:value="82688.45" calcext:value-type="float">
            <text:p>82688,45</text:p>
          </table:table-cell>
          <table:table-cell table:formula="of:=IF([.O194]&gt;[.O$177];[.O194];&quot;&quot;)" office:value-type="float" office:value="299123.65" calcext:value-type="float">
            <text:p>299123,65</text:p>
          </table:table-cell>
          <table:table-cell table:formula="of:=IF([.P194]&gt;[.P$177];[.P194];&quot;&quot;)" office:value-type="float" office:value="26884.9" calcext:value-type="float">
            <text:p>26884,9</text:p>
          </table:table-cell>
          <table:table-cell table:formula="of:=IF([.Q194]&gt;[.Q$177];[.Q194];&quot;&quot;)" office:value-type="float" office:value="16513.475" calcext:value-type="float">
            <text:p>16513,475</text:p>
          </table:table-cell>
          <table:table-cell table:formula="of:=IF([.R194]&gt;[.R$177];[.R194];&quot;&quot;)" office:value-type="float" office:value="93300.3" calcext:value-type="float">
            <text:p>93300,3</text:p>
          </table:table-cell>
          <table:table-cell table:formula="of:=IF([.S194]&gt;[.S$177];[.S194];&quot;&quot;)" office:value-type="float" office:value="364308.9375" calcext:value-type="float">
            <text:p>364308,9375</text:p>
          </table:table-cell>
          <table:table-cell table:formula="of:=IF([.T194]&gt;[.T$177];[.T194];&quot;&quot;)" office:value-type="float" office:value="200988.3" calcext:value-type="float">
            <text:p>200988,3</text:p>
          </table:table-cell>
          <table:table-cell table:formula="of:=IF([.U194]&gt;[.U$177];[.U194];&quot;&quot;)" office:value-type="float" office:value="282546.4" calcext:value-type="float">
            <text:p>282546,4</text:p>
          </table:table-cell>
          <table:table-cell table:formula="of:=IF([.V194]&gt;[.V$177];[.V194];&quot;&quot;)" office:value-type="float" office:value="264636" calcext:value-type="float">
            <text:p>264636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IF([.B195]&gt;[.B$177];[.B195];&quot;&quot;)" office:value-type="float" office:value="66816.65" calcext:value-type="float">
            <text:p>66816,65</text:p>
          </table:table-cell>
          <table:table-cell table:formula="of:=IF([.C195]&gt;[.C$177];[.C195];&quot;&quot;)" office:value-type="float" office:value="19915.825" calcext:value-type="float">
            <text:p>19915,825</text:p>
          </table:table-cell>
          <table:table-cell table:formula="of:=IF([.D195]&gt;[.D$177];[.D195];&quot;&quot;)" office:value-type="float" office:value="22167.4" calcext:value-type="float">
            <text:p>22167,4</text:p>
          </table:table-cell>
          <table:table-cell table:formula="of:=IF([.E195]&gt;[.E$177];[.E195];&quot;&quot;)" office:value-type="float" office:value="1055404.85" calcext:value-type="float">
            <text:p>1055404,85</text:p>
          </table:table-cell>
          <table:table-cell table:formula="of:=IF([.F195]&gt;[.F$177];[.F195];&quot;&quot;)" office:value-type="float" office:value="13048.0375" calcext:value-type="float">
            <text:p>13048,0375</text:p>
          </table:table-cell>
          <table:table-cell table:formula="of:=IF([.G195]&gt;[.G$177];[.G195];&quot;&quot;)" office:value-type="float" office:value="302169.075" calcext:value-type="float">
            <text:p>302169,075</text:p>
          </table:table-cell>
          <table:table-cell table:formula="of:=IF([.H195]&gt;[.H$177];[.H195];&quot;&quot;)" office:value-type="float" office:value="21086.625" calcext:value-type="float">
            <text:p>21086,625</text:p>
          </table:table-cell>
          <table:table-cell table:formula="of:=IF([.I195]&gt;[.I$177];[.I195];&quot;&quot;)" office:value-type="float" office:value="252167.6125" calcext:value-type="float">
            <text:p>252167,6125</text:p>
          </table:table-cell>
          <table:table-cell table:formula="of:=IF([.J195]&gt;[.J$177];[.J195];&quot;&quot;)" office:value-type="float" office:value="57997.15" calcext:value-type="float">
            <text:p>57997,15</text:p>
          </table:table-cell>
          <table:table-cell table:formula="of:=IF([.K195]&gt;[.K$177];[.K195];&quot;&quot;)" office:value-type="float" office:value="59260.275" calcext:value-type="float">
            <text:p>59260,275</text:p>
          </table:table-cell>
          <table:table-cell table:formula="of:=IF([.L195]&gt;[.L$177];[.L195];&quot;&quot;)" office:value-type="float" office:value="22579.35" calcext:value-type="float">
            <text:p>22579,35</text:p>
          </table:table-cell>
          <table:table-cell table:formula="of:=IF([.M195]&gt;[.M$177];[.M195];&quot;&quot;)" office:value-type="float" office:value="249044.825" calcext:value-type="float">
            <text:p>249044,825</text:p>
          </table:table-cell>
          <table:table-cell table:formula="of:=IF([.N195]&gt;[.N$177];[.N195];&quot;&quot;)" office:value-type="float" office:value="82909.25" calcext:value-type="float">
            <text:p>82909,25</text:p>
          </table:table-cell>
          <table:table-cell table:formula="of:=IF([.O195]&gt;[.O$177];[.O195];&quot;&quot;)" office:value-type="float" office:value="294632.65" calcext:value-type="float">
            <text:p>294632,65</text:p>
          </table:table-cell>
          <table:table-cell table:formula="of:=IF([.P195]&gt;[.P$177];[.P195];&quot;&quot;)" office:value-type="float" office:value="26323.5" calcext:value-type="float">
            <text:p>26323,5</text:p>
          </table:table-cell>
          <table:table-cell table:formula="of:=IF([.Q195]&gt;[.Q$177];[.Q195];&quot;&quot;)" office:value-type="float" office:value="16012.275" calcext:value-type="float">
            <text:p>16012,275</text:p>
          </table:table-cell>
          <table:table-cell table:formula="of:=IF([.R195]&gt;[.R$177];[.R195];&quot;&quot;)" office:value-type="float" office:value="91698.3" calcext:value-type="float">
            <text:p>91698,3</text:p>
          </table:table-cell>
          <table:table-cell table:formula="of:=IF([.S195]&gt;[.S$177];[.S195];&quot;&quot;)" office:value-type="float" office:value="353233.5375" calcext:value-type="float">
            <text:p>353233,5375</text:p>
          </table:table-cell>
          <table:table-cell table:formula="of:=IF([.T195]&gt;[.T$177];[.T195];&quot;&quot;)" office:value-type="float" office:value="204236.3" calcext:value-type="float">
            <text:p>204236,3</text:p>
          </table:table-cell>
          <table:table-cell table:formula="of:=IF([.U195]&gt;[.U$177];[.U195];&quot;&quot;)" office:value-type="float" office:value="275548.8" calcext:value-type="float">
            <text:p>275548,8</text:p>
          </table:table-cell>
          <table:table-cell table:formula="of:=IF([.V195]&gt;[.V$177];[.V195];&quot;&quot;)" office:value-type="float" office:value="265499.2" calcext:value-type="float">
            <text:p>265499,2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IF([.B196]&gt;[.B$177];[.B196];&quot;&quot;)" office:value-type="float" office:value="64009.05" calcext:value-type="float">
            <text:p>64009,05</text:p>
          </table:table-cell>
          <table:table-cell table:formula="of:=IF([.C196]&gt;[.C$177];[.C196];&quot;&quot;)" office:value-type="float" office:value="19574.825" calcext:value-type="float">
            <text:p>19574,825</text:p>
          </table:table-cell>
          <table:table-cell table:formula="of:=IF([.D196]&gt;[.D$177];[.D196];&quot;&quot;)" office:value-type="float" office:value="26245.1" calcext:value-type="float">
            <text:p>26245,1</text:p>
          </table:table-cell>
          <table:table-cell table:formula="of:=IF([.E196]&gt;[.E$177];[.E196];&quot;&quot;)" office:value-type="float" office:value="1050874.85" calcext:value-type="float">
            <text:p>1050874,85</text:p>
          </table:table-cell>
          <table:table-cell table:formula="of:=IF([.F196]&gt;[.F$177];[.F196];&quot;&quot;)" office:value-type="float" office:value="13134.3375" calcext:value-type="float">
            <text:p>13134,3375</text:p>
          </table:table-cell>
          <table:table-cell table:formula="of:=IF([.G196]&gt;[.G$177];[.G196];&quot;&quot;)" office:value-type="float" office:value="285061.875" calcext:value-type="float">
            <text:p>285061,875</text:p>
          </table:table-cell>
          <table:table-cell table:formula="of:=IF([.H196]&gt;[.H$177];[.H196];&quot;&quot;)" office:value-type="float" office:value="21647.825" calcext:value-type="float">
            <text:p>21647,825</text:p>
          </table:table-cell>
          <table:table-cell table:formula="of:=IF([.I196]&gt;[.I$177];[.I196];&quot;&quot;)" office:value-type="float" office:value="240013.2125" calcext:value-type="float">
            <text:p>240013,2125</text:p>
          </table:table-cell>
          <table:table-cell table:formula="of:=IF([.J196]&gt;[.J$177];[.J196];&quot;&quot;)" office:value-type="float" office:value="59681.75" calcext:value-type="float">
            <text:p>59681,75</text:p>
          </table:table-cell>
          <table:table-cell table:formula="of:=IF([.K196]&gt;[.K$177];[.K196];&quot;&quot;)" office:value-type="float" office:value="56532.475" calcext:value-type="float">
            <text:p>56532,475</text:p>
          </table:table-cell>
          <table:table-cell table:formula="of:=IF([.L196]&gt;[.L$177];[.L196];&quot;&quot;)" office:value-type="float" office:value="24023.55" calcext:value-type="float">
            <text:p>24023,55</text:p>
          </table:table-cell>
          <table:table-cell table:formula="of:=IF([.M196]&gt;[.M$177];[.M196];&quot;&quot;)" office:value-type="float" office:value="242928.025" calcext:value-type="float">
            <text:p>242928,025</text:p>
          </table:table-cell>
          <table:table-cell table:formula="of:=IF([.N196]&gt;[.N$177];[.N196];&quot;&quot;)" office:value-type="float" office:value="80101.65" calcext:value-type="float">
            <text:p>80101,65</text:p>
          </table:table-cell>
          <table:table-cell table:formula="of:=IF([.O196]&gt;[.O$177];[.O196];&quot;&quot;)" office:value-type="float" office:value="285873.65" calcext:value-type="float">
            <text:p>285873,65</text:p>
          </table:table-cell>
          <table:table-cell table:formula="of:=IF([.P196]&gt;[.P$177];[.P196];&quot;&quot;)" office:value-type="float" office:value="23856.5" calcext:value-type="float">
            <text:p>23856,5</text:p>
          </table:table-cell>
          <table:table-cell table:formula="of:=IF([.Q196]&gt;[.Q$177];[.Q196];&quot;&quot;)" office:value-type="float" office:value="16774.475" calcext:value-type="float">
            <text:p>16774,475</text:p>
          </table:table-cell>
          <table:table-cell table:formula="of:=IF([.R196]&gt;[.R$177];[.R196];&quot;&quot;)" office:value-type="float" office:value="90727.1" calcext:value-type="float">
            <text:p>90727,1</text:p>
          </table:table-cell>
          <table:table-cell table:formula="of:=IF([.S196]&gt;[.S$177];[.S196];&quot;&quot;)" office:value-type="float" office:value="358925.7375" calcext:value-type="float">
            <text:p>358925,7375</text:p>
          </table:table-cell>
          <table:table-cell table:formula="of:=IF([.T196]&gt;[.T$177];[.T196];&quot;&quot;)" office:value-type="float" office:value="197378.7" calcext:value-type="float">
            <text:p>197378,7</text:p>
          </table:table-cell>
          <table:table-cell table:formula="of:=IF([.U196]&gt;[.U$177];[.U196];&quot;&quot;)" office:value-type="float" office:value="266563.2" calcext:value-type="float">
            <text:p>266563,2</text:p>
          </table:table-cell>
          <table:table-cell table:formula="of:=IF([.V196]&gt;[.V$177];[.V196];&quot;&quot;)" office:value-type="float" office:value="262792.8" calcext:value-type="float">
            <text:p>262792,8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IF([.B197]&gt;[.B$177];[.B197];&quot;&quot;)" office:value-type="float" office:value="65412.85" calcext:value-type="float">
            <text:p>65412,85</text:p>
          </table:table-cell>
          <table:table-cell table:formula="of:=IF([.C197]&gt;[.C$177];[.C197];&quot;&quot;)" office:value-type="float" office:value="19514.625" calcext:value-type="float">
            <text:p>19514,625</text:p>
          </table:table-cell>
          <table:table-cell table:formula="of:=IF([.D197]&gt;[.D$177];[.D197];&quot;&quot;)" office:value-type="float" office:value="17890.4" calcext:value-type="float">
            <text:p>17890,4</text:p>
          </table:table-cell>
          <table:table-cell table:formula="of:=IF([.E197]&gt;[.E$177];[.E197];&quot;&quot;)" office:value-type="float" office:value="1067471.65" calcext:value-type="float">
            <text:p>1067471,65</text:p>
          </table:table-cell>
          <table:table-cell table:formula="of:=IF([.F197]&gt;[.F$177];[.F197];&quot;&quot;)" office:value-type="float" office:value="12920.5375" calcext:value-type="float">
            <text:p>12920,5375</text:p>
          </table:table-cell>
          <table:table-cell table:formula="of:=IF([.G197]&gt;[.G$177];[.G197];&quot;&quot;)" office:value-type="float" office:value="287346.675" calcext:value-type="float">
            <text:p>287346,675</text:p>
          </table:table-cell>
          <table:table-cell table:formula="of:=IF([.H197]&gt;[.H$177];[.H197];&quot;&quot;)" office:value-type="float" office:value="19823.025" calcext:value-type="float">
            <text:p>19823,025</text:p>
          </table:table-cell>
          <table:table-cell table:formula="of:=IF([.I197]&gt;[.I$177];[.I197];&quot;&quot;)" office:value-type="float" office:value="230763.6125" calcext:value-type="float">
            <text:p>230763,6125</text:p>
          </table:table-cell>
          <table:table-cell table:formula="of:=IF([.J197]&gt;[.J$177];[.J197];&quot;&quot;)" office:value-type="float" office:value="60363.55" calcext:value-type="float">
            <text:p>60363,55</text:p>
          </table:table-cell>
          <table:table-cell table:formula="of:=IF([.K197]&gt;[.K$177];[.K197];&quot;&quot;)" office:value-type="float" office:value="56332.075" calcext:value-type="float">
            <text:p>56332,075</text:p>
          </table:table-cell>
          <table:table-cell table:formula="of:=IF([.L197]&gt;[.L$177];[.L197];&quot;&quot;)" office:value-type="float" office:value="22378.75" calcext:value-type="float">
            <text:p>22378,75</text:p>
          </table:table-cell>
          <table:table-cell table:formula="of:=IF([.M197]&gt;[.M$177];[.M197];&quot;&quot;)" office:value-type="float" office:value="233041.625" calcext:value-type="float">
            <text:p>233041,625</text:p>
          </table:table-cell>
          <table:table-cell table:formula="of:=IF([.N197]&gt;[.N$177];[.N197];&quot;&quot;)" office:value-type="float" office:value="76732.05" calcext:value-type="float">
            <text:p>76732,05</text:p>
          </table:table-cell>
          <table:table-cell table:formula="of:=IF([.O197]&gt;[.O$177];[.O197];&quot;&quot;)" office:value-type="float" office:value="284647.65" calcext:value-type="float">
            <text:p>284647,65</text:p>
          </table:table-cell>
          <table:table-cell table:formula="of:=IF([.P197]&gt;[.P$177];[.P197];&quot;&quot;)" office:value-type="float" office:value="24959.5" calcext:value-type="float">
            <text:p>24959,5</text:p>
          </table:table-cell>
          <table:table-cell table:formula="of:=IF([.Q197]&gt;[.Q$177];[.Q197];&quot;&quot;)" office:value-type="float" office:value="15791.675" calcext:value-type="float">
            <text:p>15791,675</text:p>
          </table:table-cell>
          <table:table-cell table:formula="of:=IF([.R197]&gt;[.R$177];[.R197];&quot;&quot;)" office:value-type="float" office:value="90206.7" calcext:value-type="float">
            <text:p>90206,7</text:p>
          </table:table-cell>
          <table:table-cell table:formula="of:=IF([.S197]&gt;[.S$177];[.S197];&quot;&quot;)" office:value-type="float" office:value="350033.8375" calcext:value-type="float">
            <text:p>350033,8375</text:p>
          </table:table-cell>
          <table:table-cell table:formula="of:=IF([.T197]&gt;[.T$177];[.T197];&quot;&quot;)" office:value-type="float" office:value="196454.7" calcext:value-type="float">
            <text:p>196454,7</text:p>
          </table:table-cell>
          <table:table-cell table:formula="of:=IF([.U197]&gt;[.U$177];[.U197];&quot;&quot;)" office:value-type="float" office:value="270114.4" calcext:value-type="float">
            <text:p>270114,4</text:p>
          </table:table-cell>
          <table:table-cell table:formula="of:=IF([.V197]&gt;[.V$177];[.V197];&quot;&quot;)" office:value-type="float" office:value="258701.6" calcext:value-type="float">
            <text:p>258701,6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IF([.B198]&gt;[.B$177];[.B198];&quot;&quot;)" office:value-type="float" office:value="63126.65" calcext:value-type="float">
            <text:p>63126,65</text:p>
          </table:table-cell>
          <table:table-cell table:formula="of:=IF([.C198]&gt;[.C$177];[.C198];&quot;&quot;)" office:value-type="float" office:value="18712.625" calcext:value-type="float">
            <text:p>18712,625</text:p>
          </table:table-cell>
          <table:table-cell table:formula="of:=IF([.D198]&gt;[.D$177];[.D198];&quot;&quot;)" office:value-type="float" office:value="14367.4" calcext:value-type="float">
            <text:p>14367,4</text:p>
          </table:table-cell>
          <table:table-cell table:formula="of:=IF([.E198]&gt;[.E$177];[.E198];&quot;&quot;)" office:value-type="float" office:value="989331.55" calcext:value-type="float">
            <text:p>989331,55</text:p>
          </table:table-cell>
          <table:table-cell table:formula="of:=IF([.F198]&gt;[.F$177];[.F198];&quot;&quot;)" office:value-type="float" office:value="9357.4375" calcext:value-type="float">
            <text:p>9357,4375</text:p>
          </table:table-cell>
          <table:table-cell table:formula="of:=IF([.G198]&gt;[.G$177];[.G198];&quot;&quot;)" office:value-type="float" office:value="282714.675" calcext:value-type="float">
            <text:p>282714,675</text:p>
          </table:table-cell>
          <table:table-cell table:formula="of:=IF([.H198]&gt;[.H$177];[.H198];&quot;&quot;)" office:value-type="float" office:value="23072.225" calcext:value-type="float">
            <text:p>23072,225</text:p>
          </table:table-cell>
          <table:table-cell table:formula="of:=IF([.I198]&gt;[.I$177];[.I198];&quot;&quot;)" office:value-type="float" office:value="234599.9125" calcext:value-type="float">
            <text:p>234599,9125</text:p>
          </table:table-cell>
          <table:table-cell table:formula="of:=IF([.J198]&gt;[.J$177];[.J198];&quot;&quot;)" office:value-type="float" office:value="63592.75" calcext:value-type="float">
            <text:p>63592,75</text:p>
          </table:table-cell>
          <table:table-cell table:formula="of:=IF([.K198]&gt;[.K$177];[.K198];&quot;&quot;)" office:value-type="float" office:value="58357.675" calcext:value-type="float">
            <text:p>58357,675</text:p>
          </table:table-cell>
          <table:table-cell table:formula="of:=IF([.L198]&gt;[.L$177];[.L198];&quot;&quot;)" office:value-type="float" office:value="23080.75" calcext:value-type="float">
            <text:p>23080,75</text:p>
          </table:table-cell>
          <table:table-cell table:formula="of:=IF([.M198]&gt;[.M$177];[.M198];&quot;&quot;)" office:value-type="float" office:value="232599.225" calcext:value-type="float">
            <text:p>232599,225</text:p>
          </table:table-cell>
          <table:table-cell table:formula="of:=IF([.N198]&gt;[.N$177];[.N198];&quot;&quot;)" office:value-type="float" office:value="75388.05" calcext:value-type="float">
            <text:p>75388,05</text:p>
          </table:table-cell>
          <table:table-cell table:formula="of:=IF([.O198]&gt;[.O$177];[.O198];&quot;&quot;)" office:value-type="float" office:value="280768.65" calcext:value-type="float">
            <text:p>280768,65</text:p>
          </table:table-cell>
          <table:table-cell table:formula="of:=IF([.P198]&gt;[.P$177];[.P198];&quot;&quot;)" office:value-type="float" office:value="24718.9" calcext:value-type="float">
            <text:p>24718,9</text:p>
          </table:table-cell>
          <table:table-cell table:formula="of:=IF([.Q198]&gt;[.Q$177];[.Q198];&quot;&quot;)" office:value-type="float" office:value="16613.875" calcext:value-type="float">
            <text:p>16613,875</text:p>
          </table:table-cell>
          <table:table-cell table:formula="of:=IF([.R198]&gt;[.R$177];[.R198];&quot;&quot;)" office:value-type="float" office:value="91908.7" calcext:value-type="float">
            <text:p>91908,7</text:p>
          </table:table-cell>
          <table:table-cell table:formula="of:=IF([.S198]&gt;[.S$177];[.S198];&quot;&quot;)" office:value-type="float" office:value="350282.0375" calcext:value-type="float">
            <text:p>350282,0375</text:p>
          </table:table-cell>
          <table:table-cell table:formula="of:=IF([.T198]&gt;[.T$177];[.T198];&quot;&quot;)" office:value-type="float" office:value="192765.9" calcext:value-type="float">
            <text:p>192765,9</text:p>
          </table:table-cell>
          <table:table-cell table:formula="of:=IF([.U198]&gt;[.U$177];[.U198];&quot;&quot;)" office:value-type="float" office:value="267304" calcext:value-type="float">
            <text:p>267304</text:p>
          </table:table-cell>
          <table:table-cell table:formula="of:=IF([.V198]&gt;[.V$177];[.V198];&quot;&quot;)" office:value-type="float" office:value="251922.4" calcext:value-type="float">
            <text:p>251922,4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IF([.B199]&gt;[.B$177];[.B199];&quot;&quot;)" office:value-type="float" office:value="63467.25" calcext:value-type="float">
            <text:p>63467,25</text:p>
          </table:table-cell>
          <table:table-cell table:formula="of:=IF([.C199]&gt;[.C$177];[.C199];&quot;&quot;)" office:value-type="float" office:value="19555.025" calcext:value-type="float">
            <text:p>19555,025</text:p>
          </table:table-cell>
          <table:table-cell table:formula="of:=IF([.D199]&gt;[.D$177];[.D199];&quot;&quot;)" office:value-type="float" office:value="17383.4" calcext:value-type="float">
            <text:p>17383,4</text:p>
          </table:table-cell>
          <table:table-cell table:formula="of:=IF([.E199]&gt;[.E$177];[.E199];&quot;&quot;)" office:value-type="float" office:value="970915.35" calcext:value-type="float">
            <text:p>970915,35</text:p>
          </table:table-cell>
          <table:table-cell table:formula="of:=IF([.F199]&gt;[.F$177];[.F199];&quot;&quot;)" office:value-type="float" office:value="9273.9375" calcext:value-type="float">
            <text:p>9273,9375</text:p>
          </table:table-cell>
          <table:table-cell table:formula="of:=IF([.G199]&gt;[.G$177];[.G199];&quot;&quot;)" office:value-type="float" office:value="267652.275" calcext:value-type="float">
            <text:p>267652,275</text:p>
          </table:table-cell>
          <table:table-cell table:formula="of:=IF([.H199]&gt;[.H$177];[.H199];&quot;&quot;)" office:value-type="float" office:value="20103.825" calcext:value-type="float">
            <text:p>20103,825</text:p>
          </table:table-cell>
          <table:table-cell table:formula="of:=IF([.I199]&gt;[.I$177];[.I199];&quot;&quot;)" office:value-type="float" office:value="224518.4125" calcext:value-type="float">
            <text:p>224518,4125</text:p>
          </table:table-cell>
          <table:table-cell table:formula="of:=IF([.J199]&gt;[.J$177];[.J199];&quot;&quot;)" office:value-type="float" office:value="56152.15" calcext:value-type="float">
            <text:p>56152,15</text:p>
          </table:table-cell>
          <table:table-cell table:formula="of:=IF([.K199]&gt;[.K$177];[.K199];&quot;&quot;)" office:value-type="float" office:value="52160.275" calcext:value-type="float">
            <text:p>52160,275</text:p>
          </table:table-cell>
          <table:table-cell table:formula="of:=IF([.L199]&gt;[.L$177];[.L199];&quot;&quot;)" office:value-type="float" office:value="21115.35" calcext:value-type="float">
            <text:p>21115,35</text:p>
          </table:table-cell>
          <table:table-cell table:formula="of:=IF([.M199]&gt;[.M$177];[.M199];&quot;&quot;)" office:value-type="float" office:value="222952.825" calcext:value-type="float">
            <text:p>222952,825</text:p>
          </table:table-cell>
          <table:table-cell table:formula="of:=IF([.N199]&gt;[.N$177];[.N199];&quot;&quot;)" office:value-type="float" office:value="71597.25" calcext:value-type="float">
            <text:p>71597,25</text:p>
          </table:table-cell>
          <table:table-cell table:formula="of:=IF([.O199]&gt;[.O$177];[.O199];&quot;&quot;)" office:value-type="float" office:value="273612.15" calcext:value-type="float">
            <text:p>273612,15</text:p>
          </table:table-cell>
          <table:table-cell table:formula="of:=IF([.P199]&gt;[.P$177];[.P199];&quot;&quot;)" office:value-type="float" office:value="24317.5" calcext:value-type="float">
            <text:p>24317,5</text:p>
          </table:table-cell>
          <table:table-cell table:formula="of:=IF([.Q199]&gt;[.Q$177];[.Q199];&quot;&quot;)" office:value-type="float" office:value="14769.075" calcext:value-type="float">
            <text:p>14769,075</text:p>
          </table:table-cell>
          <table:table-cell table:formula="of:=IF([.R199]&gt;[.R$177];[.R199];&quot;&quot;)" office:value-type="float" office:value="84861.5" calcext:value-type="float">
            <text:p>84861,5</text:p>
          </table:table-cell>
          <table:table-cell table:formula="of:=IF([.S199]&gt;[.S$177];[.S199];&quot;&quot;)" office:value-type="float" office:value="326073.2375" calcext:value-type="float">
            <text:p>326073,2375</text:p>
          </table:table-cell>
          <table:table-cell table:formula="of:=IF([.T199]&gt;[.T$177];[.T199];&quot;&quot;)" office:value-type="float" office:value="186327.5" calcext:value-type="float">
            <text:p>186327,5</text:p>
          </table:table-cell>
          <table:table-cell table:formula="of:=IF([.U199]&gt;[.U$177];[.U199];&quot;&quot;)" office:value-type="float" office:value="261348.8" calcext:value-type="float">
            <text:p>261348,8</text:p>
          </table:table-cell>
          <table:table-cell table:formula="of:=IF([.V199]&gt;[.V$177];[.V199];&quot;&quot;)" office:value-type="float" office:value="247308.8" calcext:value-type="float">
            <text:p>247308,8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IF([.B200]&gt;[.B$177];[.B200];&quot;&quot;)" office:value-type="float" office:value="61300.85" calcext:value-type="float">
            <text:p>61300,85</text:p>
          </table:table-cell>
          <table:table-cell table:formula="of:=IF([.C200]&gt;[.C$177];[.C200];&quot;&quot;)" office:value-type="float" office:value="16887.425" calcext:value-type="float">
            <text:p>16887,425</text:p>
          </table:table-cell>
          <table:table-cell table:formula="of:=IF([.D200]&gt;[.D$177];[.D200];&quot;&quot;)" office:value-type="float" office:value="20957.6" calcext:value-type="float">
            <text:p>20957,6</text:p>
          </table:table-cell>
          <table:table-cell table:formula="of:=IF([.E200]&gt;[.E$177];[.E200];&quot;&quot;)" office:value-type="float" office:value="921127.75" calcext:value-type="float">
            <text:p>921127,75</text:p>
          </table:table-cell>
          <table:table-cell table:formula="of:=IF([.F200]&gt;[.F$177];[.F200];&quot;&quot;)" office:value-type="float" office:value="9273.0375" calcext:value-type="float">
            <text:p>9273,0375</text:p>
          </table:table-cell>
          <table:table-cell table:formula="of:=IF([.G200]&gt;[.G$177];[.G200];&quot;&quot;)" office:value-type="float" office:value="258045.075" calcext:value-type="float">
            <text:p>258045,075</text:p>
          </table:table-cell>
          <table:table-cell table:formula="of:=IF([.H200]&gt;[.H$177];[.H200];&quot;&quot;)" office:value-type="float" office:value="19181.225" calcext:value-type="float">
            <text:p>19181,225</text:p>
          </table:table-cell>
          <table:table-cell table:formula="of:=IF([.I200]&gt;[.I$177];[.I200];&quot;&quot;)" office:value-type="float" office:value="206760.6125" calcext:value-type="float">
            <text:p>206760,6125</text:p>
          </table:table-cell>
          <table:table-cell table:formula="of:=IF([.J200]&gt;[.J$177];[.J200];&quot;&quot;)" office:value-type="float" office:value="54246.35" calcext:value-type="float">
            <text:p>54246,35</text:p>
          </table:table-cell>
          <table:table-cell table:formula="of:=IF([.K200]&gt;[.K$177];[.K200];&quot;&quot;)" office:value-type="float" office:value="52942.475" calcext:value-type="float">
            <text:p>52942,475</text:p>
          </table:table-cell>
          <table:table-cell table:formula="of:=IF([.L200]&gt;[.L$177];[.L200];&quot;&quot;)" office:value-type="float" office:value="21255.75" calcext:value-type="float">
            <text:p>21255,75</text:p>
          </table:table-cell>
          <table:table-cell table:formula="of:=IF([.M200]&gt;[.M$177];[.M200];&quot;&quot;)" office:value-type="float" office:value="212022.425" calcext:value-type="float">
            <text:p>212022,425</text:p>
          </table:table-cell>
          <table:table-cell table:formula="of:=IF([.N200]&gt;[.N$177];[.N200];&quot;&quot;)" office:value-type="float" office:value="75328.05" calcext:value-type="float">
            <text:p>75328,05</text:p>
          </table:table-cell>
          <table:table-cell table:formula="of:=IF([.O200]&gt;[.O$177];[.O200];&quot;&quot;)" office:value-type="float" office:value="269683.15" calcext:value-type="float">
            <text:p>269683,15</text:p>
          </table:table-cell>
          <table:table-cell table:formula="of:=IF([.P200]&gt;[.P$177];[.P200];&quot;&quot;)" office:value-type="float" office:value="22332.3" calcext:value-type="float">
            <text:p>22332,3</text:p>
          </table:table-cell>
          <table:table-cell table:formula="of:=IF([.Q200]&gt;[.Q$177];[.Q200];&quot;&quot;)" office:value-type="float" office:value="14467.875" calcext:value-type="float">
            <text:p>14467,875</text:p>
          </table:table-cell>
          <table:table-cell table:formula="of:=IF([.R200]&gt;[.R$177];[.R200];&quot;&quot;)" office:value-type="float" office:value="83570.5" calcext:value-type="float">
            <text:p>83570,5</text:p>
          </table:table-cell>
          <table:table-cell table:formula="of:=IF([.S200]&gt;[.S$177];[.S200];&quot;&quot;)" office:value-type="float" office:value="329694.6375" calcext:value-type="float">
            <text:p>329694,6375</text:p>
          </table:table-cell>
          <table:table-cell table:formula="of:=IF([.T200]&gt;[.T$177];[.T200];&quot;&quot;)" office:value-type="float" office:value="183157.9" calcext:value-type="float">
            <text:p>183157,9</text:p>
          </table:table-cell>
          <table:table-cell table:formula="of:=IF([.U200]&gt;[.U$177];[.U200];&quot;&quot;)" office:value-type="float" office:value="257617.6" calcext:value-type="float">
            <text:p>257617,6</text:p>
          </table:table-cell>
          <table:table-cell table:formula="of:=IF([.V200]&gt;[.V$177];[.V200];&quot;&quot;)" office:value-type="float" office:value="242776" calcext:value-type="float">
            <text:p>242776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IF([.B201]&gt;[.B$177];[.B201];&quot;&quot;)" office:value-type="float" office:value="60057.65" calcext:value-type="float">
            <text:p>60057,65</text:p>
          </table:table-cell>
          <table:table-cell table:formula="of:=IF([.C201]&gt;[.C$177];[.C201];&quot;&quot;)" office:value-type="float" office:value="20537.625" calcext:value-type="float">
            <text:p>20537,625</text:p>
          </table:table-cell>
          <table:table-cell table:formula="of:=IF([.D201]&gt;[.D$177];[.D201];&quot;&quot;)" office:value-type="float" office:value="17483.6" calcext:value-type="float">
            <text:p>17483,6</text:p>
          </table:table-cell>
          <table:table-cell table:formula="of:=IF([.E201]&gt;[.E$177];[.E201];&quot;&quot;)" office:value-type="float" office:value="997116.15" calcext:value-type="float">
            <text:p>997116,15</text:p>
          </table:table-cell>
          <table:table-cell table:formula="of:=IF([.F201]&gt;[.F$177];[.F201];&quot;&quot;)" office:value-type="float" office:value="12839.3375" calcext:value-type="float">
            <text:p>12839,3375</text:p>
          </table:table-cell>
          <table:table-cell table:formula="of:=IF([.G201]&gt;[.G$177];[.G201];&quot;&quot;)" office:value-type="float" office:value="278001.075" calcext:value-type="float">
            <text:p>278001,075</text:p>
          </table:table-cell>
          <table:table-cell table:formula="of:=IF([.H201]&gt;[.H$177];[.H201];&quot;&quot;)" office:value-type="float" office:value="21347.425" calcext:value-type="float">
            <text:p>21347,425</text:p>
          </table:table-cell>
          <table:table-cell table:formula="of:=IF([.I201]&gt;[.I$177];[.I201];&quot;&quot;)" office:value-type="float" office:value="214388.7125" calcext:value-type="float">
            <text:p>214388,7125</text:p>
          </table:table-cell>
          <table:table-cell table:formula="of:=IF([.J201]&gt;[.J$177];[.J201];&quot;&quot;)" office:value-type="float" office:value="55068.55" calcext:value-type="float">
            <text:p>55068,55</text:p>
          </table:table-cell>
          <table:table-cell table:formula="of:=IF([.K201]&gt;[.K$177];[.K201];&quot;&quot;)" office:value-type="float" office:value="54847.875" calcext:value-type="float">
            <text:p>54847,875</text:p>
          </table:table-cell>
          <table:table-cell table:formula="of:=IF([.L201]&gt;[.L$177];[.L201];&quot;&quot;)" office:value-type="float" office:value="22519.35" calcext:value-type="float">
            <text:p>22519,35</text:p>
          </table:table-cell>
          <table:table-cell table:formula="of:=IF([.M201]&gt;[.M$177];[.M201];&quot;&quot;)" office:value-type="float" office:value="231115.225" calcext:value-type="float">
            <text:p>231115,225</text:p>
          </table:table-cell>
          <table:table-cell table:formula="of:=IF([.N201]&gt;[.N$177];[.N201];&quot;&quot;)" office:value-type="float" office:value="75969.65" calcext:value-type="float">
            <text:p>75969,65</text:p>
          </table:table-cell>
          <table:table-cell table:formula="of:=IF([.O201]&gt;[.O$177];[.O201];&quot;&quot;)" office:value-type="float" office:value="272123.15" calcext:value-type="float">
            <text:p>272123,15</text:p>
          </table:table-cell>
          <table:table-cell table:formula="of:=IF([.P201]&gt;[.P$177];[.P201];&quot;&quot;)" office:value-type="float" office:value="25120.1" calcext:value-type="float">
            <text:p>25120,1</text:p>
          </table:table-cell>
          <table:table-cell table:formula="of:=IF([.Q201]&gt;[.Q$177];[.Q201];&quot;&quot;)" office:value-type="float" office:value="15470.875" calcext:value-type="float">
            <text:p>15470,875</text:p>
          </table:table-cell>
          <table:table-cell table:formula="of:=IF([.R201]&gt;[.R$177];[.R201];&quot;&quot;)" office:value-type="float" office:value="85472.7" calcext:value-type="float">
            <text:p>85472,7</text:p>
          </table:table-cell>
          <table:table-cell table:formula="of:=IF([.S201]&gt;[.S$177];[.S201];&quot;&quot;)" office:value-type="float" office:value="337190.2375" calcext:value-type="float">
            <text:p>337190,2375</text:p>
          </table:table-cell>
          <table:table-cell table:formula="of:=IF([.T201]&gt;[.T$177];[.T201];&quot;&quot;)" office:value-type="float" office:value="183318.7" calcext:value-type="float">
            <text:p>183318,7</text:p>
          </table:table-cell>
          <table:table-cell table:formula="of:=IF([.U201]&gt;[.U$177];[.U201];&quot;&quot;)" office:value-type="float" office:value="258140" calcext:value-type="float">
            <text:p>258140</text:p>
          </table:table-cell>
          <table:table-cell table:formula="of:=IF([.V201]&gt;[.V$177];[.V201];&quot;&quot;)" office:value-type="float" office:value="245604.8" calcext:value-type="float">
            <text:p>245604,8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IF([.B202]&gt;[.B$177];[.B202];&quot;&quot;)" office:value-type="float" office:value="58834.45" calcext:value-type="float">
            <text:p>58834,45</text:p>
          </table:table-cell>
          <table:table-cell table:formula="of:=IF([.C202]&gt;[.C$177];[.C202];&quot;&quot;)" office:value-type="float" office:value="20417.425" calcext:value-type="float">
            <text:p>20417,425</text:p>
          </table:table-cell>
          <table:table-cell table:formula="of:=IF([.D202]&gt;[.D$177];[.D202];&quot;&quot;)" office:value-type="float" office:value="21266.6" calcext:value-type="float">
            <text:p>21266,6</text:p>
          </table:table-cell>
          <table:table-cell table:formula="of:=IF([.E202]&gt;[.E$177];[.E202];&quot;&quot;)" office:value-type="float" office:value="971192.05" calcext:value-type="float">
            <text:p>971192,05</text:p>
          </table:table-cell>
          <table:table-cell table:formula="of:=IF([.F202]&gt;[.F$177];[.F202];&quot;&quot;)" office:value-type="float" office:value="12876.8375" calcext:value-type="float">
            <text:p>12876,8375</text:p>
          </table:table-cell>
          <table:table-cell table:formula="of:=IF([.G202]&gt;[.G$177];[.G202];&quot;&quot;)" office:value-type="float" office:value="272848.275" calcext:value-type="float">
            <text:p>272848,275</text:p>
          </table:table-cell>
          <table:table-cell table:formula="of:=IF([.H202]&gt;[.H$177];[.H202];&quot;&quot;)" office:value-type="float" office:value="20184.225" calcext:value-type="float">
            <text:p>20184,225</text:p>
          </table:table-cell>
          <table:table-cell table:formula="of:=IF([.I202]&gt;[.I$177];[.I202];&quot;&quot;)" office:value-type="float" office:value="215338.1125" calcext:value-type="float">
            <text:p>215338,1125</text:p>
          </table:table-cell>
          <table:table-cell table:formula="of:=IF([.J202]&gt;[.J$177];[.J202];&quot;&quot;)" office:value-type="float" office:value="55690.75" calcext:value-type="float">
            <text:p>55690,75</text:p>
          </table:table-cell>
          <table:table-cell table:formula="of:=IF([.K202]&gt;[.K$177];[.K202];&quot;&quot;)" office:value-type="float" office:value="52020.075" calcext:value-type="float">
            <text:p>52020,075</text:p>
          </table:table-cell>
          <table:table-cell table:formula="of:=IF([.L202]&gt;[.L$177];[.L202];&quot;&quot;)" office:value-type="float" office:value="22459.35" calcext:value-type="float">
            <text:p>22459,35</text:p>
          </table:table-cell>
          <table:table-cell table:formula="of:=IF([.M202]&gt;[.M$177];[.M202];&quot;&quot;)" office:value-type="float" office:value="235107.225" calcext:value-type="float">
            <text:p>235107,225</text:p>
          </table:table-cell>
          <table:table-cell table:formula="of:=IF([.N202]&gt;[.N$177];[.N202];&quot;&quot;)" office:value-type="float" office:value="73242.45" calcext:value-type="float">
            <text:p>73242,45</text:p>
          </table:table-cell>
          <table:table-cell table:formula="of:=IF([.O202]&gt;[.O$177];[.O202];&quot;&quot;)" office:value-type="float" office:value="268344.15" calcext:value-type="float">
            <text:p>268344,15</text:p>
          </table:table-cell>
          <table:table-cell table:formula="of:=IF([.P202]&gt;[.P$177];[.P202];&quot;&quot;)" office:value-type="float" office:value="22171.9" calcext:value-type="float">
            <text:p>22171,9</text:p>
          </table:table-cell>
          <table:table-cell table:formula="of:=IF([.Q202]&gt;[.Q$177];[.Q202];&quot;&quot;)" office:value-type="float" office:value="14127.075" calcext:value-type="float">
            <text:p>14127,075</text:p>
          </table:table-cell>
          <table:table-cell table:formula="of:=IF([.R202]&gt;[.R$177];[.R202];&quot;&quot;)" office:value-type="float" office:value="84911.7" calcext:value-type="float">
            <text:p>84911,7</text:p>
          </table:table-cell>
          <table:table-cell table:formula="of:=IF([.S202]&gt;[.S$177];[.S202];&quot;&quot;)" office:value-type="float" office:value="320435.2375" calcext:value-type="float">
            <text:p>320435,2375</text:p>
          </table:table-cell>
          <table:table-cell table:formula="of:=IF([.T202]&gt;[.T$177];[.T202];&quot;&quot;)" office:value-type="float" office:value="186426.7" calcext:value-type="float">
            <text:p>186426,7</text:p>
          </table:table-cell>
          <table:table-cell table:formula="of:=IF([.U202]&gt;[.U$177];[.U202];&quot;&quot;)" office:value-type="float" office:value="253025.6" calcext:value-type="float">
            <text:p>253025,6</text:p>
          </table:table-cell>
          <table:table-cell table:formula="of:=IF([.V202]&gt;[.V$177];[.V202];&quot;&quot;)" office:value-type="float" office:value="241712.8" calcext:value-type="float">
            <text:p>241712,8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IF([.B203]&gt;[.B$177];[.B203];&quot;&quot;)" office:value-type="float" office:value="57831.65" calcext:value-type="float">
            <text:p>57831,65</text:p>
          </table:table-cell>
          <table:table-cell table:formula="of:=IF([.C203]&gt;[.C$177];[.C203];&quot;&quot;)" office:value-type="float" office:value="17248.425" calcext:value-type="float">
            <text:p>17248,425</text:p>
          </table:table-cell>
          <table:table-cell table:formula="of:=IF([.D203]&gt;[.D$177];[.D203];&quot;&quot;)" office:value-type="float" office:value="17953" calcext:value-type="float">
            <text:p>17953</text:p>
          </table:table-cell>
          <table:table-cell table:formula="of:=IF([.E203]&gt;[.E$177];[.E203];&quot;&quot;)" office:value-type="float" office:value="935828.45" calcext:value-type="float">
            <text:p>935828,45</text:p>
          </table:table-cell>
          <table:table-cell table:formula="of:=IF([.F203]&gt;[.F$177];[.F203];&quot;&quot;)" office:value-type="float" office:value="12933.0375" calcext:value-type="float">
            <text:p>12933,0375</text:p>
          </table:table-cell>
          <table:table-cell table:formula="of:=IF([.G203]&gt;[.G$177];[.G203];&quot;&quot;)" office:value-type="float" office:value="257604.275" calcext:value-type="float">
            <text:p>257604,275</text:p>
          </table:table-cell>
          <table:table-cell table:formula="of:=IF([.H203]&gt;[.H$177];[.H203];&quot;&quot;)" office:value-type="float" office:value="19040.825" calcext:value-type="float">
            <text:p>19040,825</text:p>
          </table:table-cell>
          <table:table-cell table:formula="of:=IF([.I203]&gt;[.I$177];[.I203];&quot;&quot;)" office:value-type="float" office:value="213188.1125" calcext:value-type="float">
            <text:p>213188,1125</text:p>
          </table:table-cell>
          <table:table-cell table:formula="of:=IF([.J203]&gt;[.J$177];[.J203];&quot;&quot;)" office:value-type="float" office:value="53524.75" calcext:value-type="float">
            <text:p>53524,75</text:p>
          </table:table-cell>
          <table:table-cell table:formula="of:=IF([.K203]&gt;[.K$177];[.K203];&quot;&quot;)" office:value-type="float" office:value="52180.475" calcext:value-type="float">
            <text:p>52180,475</text:p>
          </table:table-cell>
          <table:table-cell table:formula="of:=IF([.L203]&gt;[.L$177];[.L203];&quot;&quot;)" office:value-type="float" office:value="20614.15" calcext:value-type="float">
            <text:p>20614,15</text:p>
          </table:table-cell>
          <table:table-cell table:formula="of:=IF([.M203]&gt;[.M$177];[.M203];&quot;&quot;)" office:value-type="float" office:value="219282.425" calcext:value-type="float">
            <text:p>219282,425</text:p>
          </table:table-cell>
          <table:table-cell table:formula="of:=IF([.N203]&gt;[.N$177];[.N203];&quot;&quot;)" office:value-type="float" office:value="71597.65" calcext:value-type="float">
            <text:p>71597,65</text:p>
          </table:table-cell>
          <table:table-cell table:formula="of:=IF([.O203]&gt;[.O$177];[.O203];&quot;&quot;)" office:value-type="float" office:value="268095.65" calcext:value-type="float">
            <text:p>268095,65</text:p>
          </table:table-cell>
          <table:table-cell table:formula="of:=IF([.P203]&gt;[.P$177];[.P203];&quot;&quot;)" office:value-type="float" office:value="22913.9" calcext:value-type="float">
            <text:p>22913,9</text:p>
          </table:table-cell>
          <table:table-cell table:formula="of:=IF([.Q203]&gt;[.Q$177];[.Q203];&quot;&quot;)" office:value-type="float" office:value="14668.475" calcext:value-type="float">
            <text:p>14668,475</text:p>
          </table:table-cell>
          <table:table-cell table:formula="of:=IF([.R203]&gt;[.R$177];[.R203];&quot;&quot;)" office:value-type="float" office:value="82479.7" calcext:value-type="float">
            <text:p>82479,7</text:p>
          </table:table-cell>
          <table:table-cell table:formula="of:=IF([.S203]&gt;[.S$177];[.S203];&quot;&quot;)" office:value-type="float" office:value="321718.3375" calcext:value-type="float">
            <text:p>321718,3375</text:p>
          </table:table-cell>
          <table:table-cell table:formula="of:=IF([.T203]&gt;[.T$177];[.T203];&quot;&quot;)" office:value-type="float" office:value="185223.5" calcext:value-type="float">
            <text:p>185223,5</text:p>
          </table:table-cell>
          <table:table-cell table:formula="of:=IF([.U203]&gt;[.U$177];[.U203];&quot;&quot;)" office:value-type="float" office:value="240631.2" calcext:value-type="float">
            <text:p>240631,2</text:p>
          </table:table-cell>
          <table:table-cell table:formula="of:=IF([.V203]&gt;[.V$177];[.V203];&quot;&quot;)" office:value-type="float" office:value="238184" calcext:value-type="float">
            <text:p>238184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IF([.B204]&gt;[.B$177];[.B204];&quot;&quot;)" office:value-type="float" office:value="56808.65" calcext:value-type="float">
            <text:p>56808,65</text:p>
          </table:table-cell>
          <table:table-cell table:formula="of:=IF([.C204]&gt;[.C$177];[.C204];&quot;&quot;)" office:value-type="float" office:value="19174.025" calcext:value-type="float">
            <text:p>19174,025</text:p>
          </table:table-cell>
          <table:table-cell table:formula="of:=IF([.D204]&gt;[.D$177];[.D204];&quot;&quot;)" office:value-type="float" office:value="17162.1" calcext:value-type="float">
            <text:p>17162,1</text:p>
          </table:table-cell>
          <table:table-cell table:formula="of:=IF([.E204]&gt;[.E$177];[.E204];&quot;&quot;)" office:value-type="float" office:value="900110.65" calcext:value-type="float">
            <text:p>900110,65</text:p>
          </table:table-cell>
          <table:table-cell table:formula="of:=IF([.F204]&gt;[.F$177];[.F204];&quot;&quot;)">
            <text:p/>
          </table:table-cell>
          <table:table-cell table:formula="of:=IF([.G204]&gt;[.G$177];[.G204];&quot;&quot;)" office:value-type="float" office:value="254576.275" calcext:value-type="float">
            <text:p>254576,275</text:p>
          </table:table-cell>
          <table:table-cell table:formula="of:=IF([.H204]&gt;[.H$177];[.H204];&quot;&quot;)" office:value-type="float" office:value="19081.025" calcext:value-type="float">
            <text:p>19081,025</text:p>
          </table:table-cell>
          <table:table-cell table:formula="of:=IF([.I204]&gt;[.I$177];[.I204];&quot;&quot;)" office:value-type="float" office:value="194851.7125" calcext:value-type="float">
            <text:p>194851,7125</text:p>
          </table:table-cell>
          <table:table-cell table:formula="of:=IF([.J204]&gt;[.J$177];[.J204];&quot;&quot;)" office:value-type="float" office:value="52862.55" calcext:value-type="float">
            <text:p>52862,55</text:p>
          </table:table-cell>
          <table:table-cell table:formula="of:=IF([.K204]&gt;[.K$177];[.K204];&quot;&quot;)" office:value-type="float" office:value="49332.475" calcext:value-type="float">
            <text:p>49332,475</text:p>
          </table:table-cell>
          <table:table-cell table:formula="of:=IF([.L204]&gt;[.L$177];[.L204];&quot;&quot;)" office:value-type="float" office:value="20633.95" calcext:value-type="float">
            <text:p>20633,95</text:p>
          </table:table-cell>
          <table:table-cell table:formula="of:=IF([.M204]&gt;[.M$177];[.M204];&quot;&quot;)" office:value-type="float" office:value="203779.225" calcext:value-type="float">
            <text:p>203779,225</text:p>
          </table:table-cell>
          <table:table-cell table:formula="of:=IF([.N204]&gt;[.N$177];[.N204];&quot;&quot;)" office:value-type="float" office:value="67646.25" calcext:value-type="float">
            <text:p>67646,25</text:p>
          </table:table-cell>
          <table:table-cell table:formula="of:=IF([.O204]&gt;[.O$177];[.O204];&quot;&quot;)" office:value-type="float" office:value="250701.65" calcext:value-type="float">
            <text:p>250701,65</text:p>
          </table:table-cell>
          <table:table-cell table:formula="of:=IF([.P204]&gt;[.P$177];[.P204];&quot;&quot;)" office:value-type="float" office:value="21429.7" calcext:value-type="float">
            <text:p>21429,7</text:p>
          </table:table-cell>
          <table:table-cell table:formula="of:=IF([.Q204]&gt;[.Q$177];[.Q204];&quot;&quot;)" office:value-type="float" office:value="13666.075" calcext:value-type="float">
            <text:p>13666,075</text:p>
          </table:table-cell>
          <table:table-cell table:formula="of:=IF([.R204]&gt;[.R$177];[.R204];&quot;&quot;)" office:value-type="float" office:value="80126.7" calcext:value-type="float">
            <text:p>80126,7</text:p>
          </table:table-cell>
          <table:table-cell table:formula="of:=IF([.S204]&gt;[.S$177];[.S204];&quot;&quot;)" office:value-type="float" office:value="300221.5375" calcext:value-type="float">
            <text:p>300221,5375</text:p>
          </table:table-cell>
          <table:table-cell table:formula="of:=IF([.T204]&gt;[.T$177];[.T204];&quot;&quot;)" office:value-type="float" office:value="173490.7" calcext:value-type="float">
            <text:p>173490,7</text:p>
          </table:table-cell>
          <table:table-cell table:formula="of:=IF([.U204]&gt;[.U$177];[.U204];&quot;&quot;)" office:value-type="float" office:value="237402.4" calcext:value-type="float">
            <text:p>237402,4</text:p>
          </table:table-cell>
          <table:table-cell table:formula="of:=IF([.V204]&gt;[.V$177];[.V204];&quot;&quot;)" office:value-type="float" office:value="219412" calcext:value-type="float">
            <text:p>219412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IF([.B205]&gt;[.B$177];[.B205];&quot;&quot;)" office:value-type="float" office:value="52857.65" calcext:value-type="float">
            <text:p>52857,65</text:p>
          </table:table-cell>
          <table:table-cell table:formula="of:=IF([.C205]&gt;[.C$177];[.C205];&quot;&quot;)" office:value-type="float" office:value="17168.225" calcext:value-type="float">
            <text:p>17168,225</text:p>
          </table:table-cell>
          <table:table-cell table:formula="of:=IF([.D205]&gt;[.D$177];[.D205];&quot;&quot;)" office:value-type="float" office:value="13183.9" calcext:value-type="float">
            <text:p>13183,9</text:p>
          </table:table-cell>
          <table:table-cell table:formula="of:=IF([.E205]&gt;[.E$177];[.E205];&quot;&quot;)" office:value-type="float" office:value="873348.45" calcext:value-type="float">
            <text:p>873348,45</text:p>
          </table:table-cell>
          <table:table-cell table:formula="of:=IF([.F205]&gt;[.F$177];[.F205];&quot;&quot;)" office:value-type="float" office:value="11804.0375" calcext:value-type="float">
            <text:p>11804,0375</text:p>
          </table:table-cell>
          <table:table-cell table:formula="of:=IF([.G205]&gt;[.G$177];[.G205];&quot;&quot;)" office:value-type="float" office:value="243083.475" calcext:value-type="float">
            <text:p>243083,475</text:p>
          </table:table-cell>
          <table:table-cell table:formula="of:=IF([.H205]&gt;[.H$177];[.H205];&quot;&quot;)" office:value-type="float" office:value="19823.025" calcext:value-type="float">
            <text:p>19823,025</text:p>
          </table:table-cell>
          <table:table-cell table:formula="of:=IF([.I205]&gt;[.I$177];[.I205];&quot;&quot;)" office:value-type="float" office:value="196322.6125" calcext:value-type="float">
            <text:p>196322,6125</text:p>
          </table:table-cell>
          <table:table-cell table:formula="of:=IF([.J205]&gt;[.J$177];[.J205];&quot;&quot;)" office:value-type="float" office:value="48911.55" calcext:value-type="float">
            <text:p>48911,55</text:p>
          </table:table-cell>
          <table:table-cell table:formula="of:=IF([.K205]&gt;[.K$177];[.K205];&quot;&quot;)" office:value-type="float" office:value="50836.675" calcext:value-type="float">
            <text:p>50836,675</text:p>
          </table:table-cell>
          <table:table-cell table:formula="of:=IF([.L205]&gt;[.L$177];[.L205];&quot;&quot;)" office:value-type="float" office:value="21335.95" calcext:value-type="float">
            <text:p>21335,95</text:p>
          </table:table-cell>
          <table:table-cell table:formula="of:=IF([.M205]&gt;[.M$177];[.M205];&quot;&quot;)" office:value-type="float" office:value="210378.425" calcext:value-type="float">
            <text:p>210378,425</text:p>
          </table:table-cell>
          <table:table-cell table:formula="of:=IF([.N205]&gt;[.N$177];[.N205];&quot;&quot;)" office:value-type="float" office:value="70654.85" calcext:value-type="float">
            <text:p>70654,85</text:p>
          </table:table-cell>
          <table:table-cell table:formula="of:=IF([.O205]&gt;[.O$177];[.O205];&quot;&quot;)" office:value-type="float" office:value="251890.65" calcext:value-type="float">
            <text:p>251890,65</text:p>
          </table:table-cell>
          <table:table-cell table:formula="of:=IF([.P205]&gt;[.P$177];[.P205];&quot;&quot;)" office:value-type="float" office:value="20426.7" calcext:value-type="float">
            <text:p>20426,7</text:p>
          </table:table-cell>
          <table:table-cell table:formula="of:=IF([.Q205]&gt;[.Q$177];[.Q205];&quot;&quot;)" office:value-type="float" office:value="12963.875" calcext:value-type="float">
            <text:p>12963,875</text:p>
          </table:table-cell>
          <table:table-cell table:formula="of:=IF([.R205]&gt;[.R$177];[.R205];&quot;&quot;)" office:value-type="float" office:value="80427.3" calcext:value-type="float">
            <text:p>80427,3</text:p>
          </table:table-cell>
          <table:table-cell table:formula="of:=IF([.S205]&gt;[.S$177];[.S205];&quot;&quot;)" office:value-type="float" office:value="291340.5375" calcext:value-type="float">
            <text:p>291340,5375</text:p>
          </table:table-cell>
          <table:table-cell table:formula="of:=IF([.T205]&gt;[.T$177];[.T205];&quot;&quot;)" office:value-type="float" office:value="169699.5" calcext:value-type="float">
            <text:p>169699,5</text:p>
          </table:table-cell>
          <table:table-cell table:formula="of:=IF([.U205]&gt;[.U$177];[.U205];&quot;&quot;)" office:value-type="float" office:value="230202.4" calcext:value-type="float">
            <text:p>230202,4</text:p>
          </table:table-cell>
          <table:table-cell table:formula="of:=IF([.V205]&gt;[.V$177];[.V205];&quot;&quot;)" office:value-type="float" office:value="228718.4" calcext:value-type="float">
            <text:p>228718,4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IF([.B206]&gt;[.B$177];[.B206];&quot;&quot;)" office:value-type="float" office:value="53800.25" calcext:value-type="float">
            <text:p>53800,25</text:p>
          </table:table-cell>
          <table:table-cell table:formula="of:=IF([.C206]&gt;[.C$177];[.C206];&quot;&quot;)" office:value-type="float" office:value="16787.025" calcext:value-type="float">
            <text:p>16787,025</text:p>
          </table:table-cell>
          <table:table-cell table:formula="of:=IF([.D206]&gt;[.D$177];[.D206];&quot;&quot;)" office:value-type="float" office:value="17600.5" calcext:value-type="float">
            <text:p>17600,5</text:p>
          </table:table-cell>
          <table:table-cell table:formula="of:=IF([.E206]&gt;[.E$177];[.E206];&quot;&quot;)" office:value-type="float" office:value="862882.45" calcext:value-type="float">
            <text:p>862882,45</text:p>
          </table:table-cell>
          <table:table-cell table:formula="of:=IF([.F206]&gt;[.F$177];[.F206];&quot;&quot;)" office:value-type="float" office:value="9301.1375" calcext:value-type="float">
            <text:p>9301,1375</text:p>
          </table:table-cell>
          <table:table-cell table:formula="of:=IF([.G206]&gt;[.G$177];[.G206];&quot;&quot;)" office:value-type="float" office:value="247354.675" calcext:value-type="float">
            <text:p>247354,675</text:p>
          </table:table-cell>
          <table:table-cell table:formula="of:=IF([.H206]&gt;[.H$177];[.H206];&quot;&quot;)" office:value-type="float" office:value="18639.625" calcext:value-type="float">
            <text:p>18639,625</text:p>
          </table:table-cell>
          <table:table-cell table:formula="of:=IF([.I206]&gt;[.I$177];[.I206];&quot;&quot;)" office:value-type="float" office:value="193402.6125" calcext:value-type="float">
            <text:p>193402,6125</text:p>
          </table:table-cell>
          <table:table-cell table:formula="of:=IF([.J206]&gt;[.J$177];[.J206];&quot;&quot;)" office:value-type="float" office:value="50636.55" calcext:value-type="float">
            <text:p>50636,55</text:p>
          </table:table-cell>
          <table:table-cell table:formula="of:=IF([.K206]&gt;[.K$177];[.K206];&quot;&quot;)" office:value-type="float" office:value="47828.275" calcext:value-type="float">
            <text:p>47828,275</text:p>
          </table:table-cell>
          <table:table-cell table:formula="of:=IF([.L206]&gt;[.L$177];[.L206];&quot;&quot;)" office:value-type="float" office:value="20593.75" calcext:value-type="float">
            <text:p>20593,75</text:p>
          </table:table-cell>
          <table:table-cell table:formula="of:=IF([.M206]&gt;[.M$177];[.M206];&quot;&quot;)" office:value-type="float" office:value="197580.825" calcext:value-type="float">
            <text:p>197580,825</text:p>
          </table:table-cell>
          <table:table-cell table:formula="of:=IF([.N206]&gt;[.N$177];[.N206];&quot;&quot;)" office:value-type="float" office:value="63053.45" calcext:value-type="float">
            <text:p>63053,45</text:p>
          </table:table-cell>
          <table:table-cell table:formula="of:=IF([.O206]&gt;[.O$177];[.O206];&quot;&quot;)" office:value-type="float" office:value="249587.65" calcext:value-type="float">
            <text:p>249587,65</text:p>
          </table:table-cell>
          <table:table-cell table:formula="of:=IF([.P206]&gt;[.P$177];[.P206];&quot;&quot;)" office:value-type="float" office:value="21630.3" calcext:value-type="float">
            <text:p>21630,3</text:p>
          </table:table-cell>
          <table:table-cell table:formula="of:=IF([.Q206]&gt;[.Q$177];[.Q206];&quot;&quot;)" office:value-type="float" office:value="14507.875" calcext:value-type="float">
            <text:p>14507,875</text:p>
          </table:table-cell>
          <table:table-cell table:formula="of:=IF([.R206]&gt;[.R$177];[.R206];&quot;&quot;)" office:value-type="float" office:value="80527.5" calcext:value-type="float">
            <text:p>80527,5</text:p>
          </table:table-cell>
          <table:table-cell table:formula="of:=IF([.S206]&gt;[.S$177];[.S206];&quot;&quot;)" office:value-type="float" office:value="298553.1375" calcext:value-type="float">
            <text:p>298553,1375</text:p>
          </table:table-cell>
          <table:table-cell table:formula="of:=IF([.T206]&gt;[.T$177];[.T206];&quot;&quot;)" office:value-type="float" office:value="171685.9" calcext:value-type="float">
            <text:p>171685,9</text:p>
          </table:table-cell>
          <table:table-cell table:formula="of:=IF([.U206]&gt;[.U$177];[.U206];&quot;&quot;)" office:value-type="float" office:value="224405.6" calcext:value-type="float">
            <text:p>224405,6</text:p>
          </table:table-cell>
          <table:table-cell table:formula="of:=IF([.V206]&gt;[.V$177];[.V206];&quot;&quot;)" office:value-type="float" office:value="218549.6" calcext:value-type="float">
            <text:p>218549,6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IF([.B207]&gt;[.B$177];[.B207];&quot;&quot;)" office:value-type="float" office:value="53920.45" calcext:value-type="float">
            <text:p>53920,45</text:p>
          </table:table-cell>
          <table:table-cell table:formula="of:=IF([.C207]&gt;[.C$177];[.C207];&quot;&quot;)" office:value-type="float" office:value="15704.225" calcext:value-type="float">
            <text:p>15704,225</text:p>
          </table:table-cell>
          <table:table-cell table:formula="of:=IF([.D207]&gt;[.D$177];[.D207];&quot;&quot;)" office:value-type="float" office:value="14004.4" calcext:value-type="float">
            <text:p>14004,4</text:p>
          </table:table-cell>
          <table:table-cell table:formula="of:=IF([.E207]&gt;[.E$177];[.E207];&quot;&quot;)" office:value-type="float" office:value="869414.15" calcext:value-type="float">
            <text:p>869414,15</text:p>
          </table:table-cell>
          <table:table-cell table:formula="of:=IF([.F207]&gt;[.F$177];[.F207];&quot;&quot;)" office:value-type="float" office:value="9294.6375" calcext:value-type="float">
            <text:p>9294,6375</text:p>
          </table:table-cell>
          <table:table-cell table:formula="of:=IF([.G207]&gt;[.G$177];[.G207];&quot;&quot;)" office:value-type="float" office:value="245589.075" calcext:value-type="float">
            <text:p>245589,075</text:p>
          </table:table-cell>
          <table:table-cell table:formula="of:=IF([.H207]&gt;[.H$177];[.H207];&quot;&quot;)" office:value-type="float" office:value="18639.625" calcext:value-type="float">
            <text:p>18639,625</text:p>
          </table:table-cell>
          <table:table-cell table:formula="of:=IF([.I207]&gt;[.I$177];[.I207];&quot;&quot;)" office:value-type="float" office:value="189642.1125" calcext:value-type="float">
            <text:p>189642,1125</text:p>
          </table:table-cell>
          <table:table-cell table:formula="of:=IF([.J207]&gt;[.J$177];[.J207];&quot;&quot;)" office:value-type="float" office:value="48370.15" calcext:value-type="float">
            <text:p>48370,15</text:p>
          </table:table-cell>
          <table:table-cell table:formula="of:=IF([.K207]&gt;[.K$177];[.K207];&quot;&quot;)" office:value-type="float" office:value="46384.275" calcext:value-type="float">
            <text:p>46384,275</text:p>
          </table:table-cell>
          <table:table-cell table:formula="of:=IF([.L207]&gt;[.L$177];[.L207];&quot;&quot;)" office:value-type="float" office:value="20834.55" calcext:value-type="float">
            <text:p>20834,55</text:p>
          </table:table-cell>
          <table:table-cell table:formula="of:=IF([.M207]&gt;[.M$177];[.M207];&quot;&quot;)" office:value-type="float" office:value="204200.025" calcext:value-type="float">
            <text:p>204200,025</text:p>
          </table:table-cell>
          <table:table-cell table:formula="of:=IF([.N207]&gt;[.N$177];[.N207];&quot;&quot;)" office:value-type="float" office:value="64156.85" calcext:value-type="float">
            <text:p>64156,85</text:p>
          </table:table-cell>
          <table:table-cell table:formula="of:=IF([.O207]&gt;[.O$177];[.O207];&quot;&quot;)" office:value-type="float" office:value="248410.15" calcext:value-type="float">
            <text:p>248410,15</text:p>
          </table:table-cell>
          <table:table-cell table:formula="of:=IF([.P207]&gt;[.P$177];[.P207];&quot;&quot;)" office:value-type="float" office:value="21550.1" calcext:value-type="float">
            <text:p>21550,1</text:p>
          </table:table-cell>
          <table:table-cell table:formula="of:=IF([.Q207]&gt;[.Q$177];[.Q207];&quot;&quot;)" office:value-type="float" office:value="14909.275" calcext:value-type="float">
            <text:p>14909,275</text:p>
          </table:table-cell>
          <table:table-cell table:formula="of:=IF([.R207]&gt;[.R$177];[.R207];&quot;&quot;)" office:value-type="float" office:value="84691.1" calcext:value-type="float">
            <text:p>84691,1</text:p>
          </table:table-cell>
          <table:table-cell table:formula="of:=IF([.S207]&gt;[.S$177];[.S207];&quot;&quot;)" office:value-type="float" office:value="298366.7375" calcext:value-type="float">
            <text:p>298366,7375</text:p>
          </table:table-cell>
          <table:table-cell table:formula="of:=IF([.T207]&gt;[.T$177];[.T207];&quot;&quot;)" office:value-type="float" office:value="177963.5" calcext:value-type="float">
            <text:p>177963,5</text:p>
          </table:table-cell>
          <table:table-cell table:formula="of:=IF([.U207]&gt;[.U$177];[.U207];&quot;&quot;)" office:value-type="float" office:value="229640.8" calcext:value-type="float">
            <text:p>229640,8</text:p>
          </table:table-cell>
          <table:table-cell table:formula="of:=IF([.V207]&gt;[.V$177];[.V207];&quot;&quot;)" office:value-type="float" office:value="222882.4" calcext:value-type="float">
            <text:p>222882,4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IF([.B208]&gt;[.B$177];[.B208];&quot;&quot;)" office:value-type="float" office:value="52536.25" calcext:value-type="float">
            <text:p>52536,25</text:p>
          </table:table-cell>
          <table:table-cell table:formula="of:=IF([.C208]&gt;[.C$177];[.C208];&quot;&quot;)" office:value-type="float" office:value="17749.825" calcext:value-type="float">
            <text:p>17749,825</text:p>
          </table:table-cell>
          <table:table-cell table:formula="of:=IF([.D208]&gt;[.D$177];[.D208];&quot;&quot;)" office:value-type="float" office:value="14105.7" calcext:value-type="float">
            <text:p>14105,7</text:p>
          </table:table-cell>
          <table:table-cell table:formula="of:=IF([.E208]&gt;[.E$177];[.E208];&quot;&quot;)" office:value-type="float" office:value="878419.35" calcext:value-type="float">
            <text:p>878419,35</text:p>
          </table:table-cell>
          <table:table-cell table:formula="of:=IF([.F208]&gt;[.F$177];[.F208];&quot;&quot;)" office:value-type="float" office:value="9316.1375" calcext:value-type="float">
            <text:p>9316,1375</text:p>
          </table:table-cell>
          <table:table-cell table:formula="of:=IF([.G208]&gt;[.G$177];[.G208];&quot;&quot;)" office:value-type="float" office:value="252249.075" calcext:value-type="float">
            <text:p>252249,075</text:p>
          </table:table-cell>
          <table:table-cell table:formula="of:=IF([.H208]&gt;[.H$177];[.H208];&quot;&quot;)" office:value-type="float" office:value="16975.025" calcext:value-type="float">
            <text:p>16975,025</text:p>
          </table:table-cell>
          <table:table-cell table:formula="of:=IF([.I208]&gt;[.I$177];[.I208];&quot;&quot;)" office:value-type="float" office:value="190283.8125" calcext:value-type="float">
            <text:p>190283,8125</text:p>
          </table:table-cell>
          <table:table-cell table:formula="of:=IF([.J208]&gt;[.J$177];[.J208];&quot;&quot;)" office:value-type="float" office:value="48069.75" calcext:value-type="float">
            <text:p>48069,75</text:p>
          </table:table-cell>
          <table:table-cell table:formula="of:=IF([.K208]&gt;[.K$177];[.K208];&quot;&quot;)" office:value-type="float" office:value="49292.475" calcext:value-type="float">
            <text:p>49292,475</text:p>
          </table:table-cell>
          <table:table-cell table:formula="of:=IF([.L208]&gt;[.L$177];[.L208];&quot;&quot;)" office:value-type="float" office:value="22639.55" calcext:value-type="float">
            <text:p>22639,55</text:p>
          </table:table-cell>
          <table:table-cell table:formula="of:=IF([.M208]&gt;[.M$177];[.M208];&quot;&quot;)" office:value-type="float" office:value="201692.825" calcext:value-type="float">
            <text:p>201692,825</text:p>
          </table:table-cell>
          <table:table-cell table:formula="of:=IF([.N208]&gt;[.N$177];[.N208];&quot;&quot;)" office:value-type="float" office:value="65139.45" calcext:value-type="float">
            <text:p>65139,45</text:p>
          </table:table-cell>
          <table:table-cell table:formula="of:=IF([.O208]&gt;[.O$177];[.O208];&quot;&quot;)" office:value-type="float" office:value="242494.15" calcext:value-type="float">
            <text:p>242494,15</text:p>
          </table:table-cell>
          <table:table-cell table:formula="of:=IF([.P208]&gt;[.P$177];[.P208];&quot;&quot;)" office:value-type="float" office:value="23355.1" calcext:value-type="float">
            <text:p>23355,1</text:p>
          </table:table-cell>
          <table:table-cell table:formula="of:=IF([.Q208]&gt;[.Q$177];[.Q208];&quot;&quot;)" office:value-type="float" office:value="14207.275" calcext:value-type="float">
            <text:p>14207,275</text:p>
          </table:table-cell>
          <table:table-cell table:formula="of:=IF([.R208]&gt;[.R$177];[.R208];&quot;&quot;)" office:value-type="float" office:value="77073.5" calcext:value-type="float">
            <text:p>77073,5</text:p>
          </table:table-cell>
          <table:table-cell table:formula="of:=IF([.S208]&gt;[.S$177];[.S208];&quot;&quot;)" office:value-type="float" office:value="291789.3375" calcext:value-type="float">
            <text:p>291789,3375</text:p>
          </table:table-cell>
          <table:table-cell table:formula="of:=IF([.T208]&gt;[.T$177];[.T208];&quot;&quot;)" office:value-type="float" office:value="170542.7" calcext:value-type="float">
            <text:p>170542,7</text:p>
          </table:table-cell>
          <table:table-cell table:formula="of:=IF([.U208]&gt;[.U$177];[.U208];&quot;&quot;)" office:value-type="float" office:value="224587.2" calcext:value-type="float">
            <text:p>224587,2</text:p>
          </table:table-cell>
          <table:table-cell table:formula="of:=IF([.V208]&gt;[.V$177];[.V208];&quot;&quot;)" office:value-type="float" office:value="208621.6" calcext:value-type="float">
            <text:p>208621,6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IF([.B209]&gt;[.B$177];[.B209];&quot;&quot;)" office:value-type="float" office:value="52115.65" calcext:value-type="float">
            <text:p>52115,65</text:p>
          </table:table-cell>
          <table:table-cell table:formula="of:=IF([.C209]&gt;[.C$177];[.C209];&quot;&quot;)" office:value-type="float" office:value="16426.025" calcext:value-type="float">
            <text:p>16426,025</text:p>
          </table:table-cell>
          <table:table-cell table:formula="of:=IF([.D209]&gt;[.D$177];[.D209];&quot;&quot;)" office:value-type="float" office:value="23118.9" calcext:value-type="float">
            <text:p>23118,9</text:p>
          </table:table-cell>
          <table:table-cell table:formula="of:=IF([.E209]&gt;[.E$177];[.E209];&quot;&quot;)" office:value-type="float" office:value="839233.45" calcext:value-type="float">
            <text:p>839233,45</text:p>
          </table:table-cell>
          <table:table-cell table:formula="of:=IF([.F209]&gt;[.F$177];[.F209];&quot;&quot;)" office:value-type="float" office:value="12157.9375" calcext:value-type="float">
            <text:p>12157,9375</text:p>
          </table:table-cell>
          <table:table-cell table:formula="of:=IF([.G209]&gt;[.G$177];[.G209];&quot;&quot;)" office:value-type="float" office:value="232574.675" calcext:value-type="float">
            <text:p>232574,675</text:p>
          </table:table-cell>
          <table:table-cell table:formula="of:=IF([.H209]&gt;[.H$177];[.H209];&quot;&quot;)" office:value-type="float" office:value="17195.825" calcext:value-type="float">
            <text:p>17195,825</text:p>
          </table:table-cell>
          <table:table-cell table:formula="of:=IF([.I209]&gt;[.I$177];[.I209];&quot;&quot;)" office:value-type="float" office:value="180119.5125" calcext:value-type="float">
            <text:p>180119,5125</text:p>
          </table:table-cell>
          <table:table-cell table:formula="of:=IF([.J209]&gt;[.J$177];[.J209];&quot;&quot;)" office:value-type="float" office:value="50315.35" calcext:value-type="float">
            <text:p>50315,35</text:p>
          </table:table-cell>
          <table:table-cell table:formula="of:=IF([.K209]&gt;[.K$177];[.K209];&quot;&quot;)" office:value-type="float" office:value="45160.675" calcext:value-type="float">
            <text:p>45160,675</text:p>
          </table:table-cell>
          <table:table-cell table:formula="of:=IF([.L209]&gt;[.L$177];[.L209];&quot;&quot;)" office:value-type="float" office:value="20674.15" calcext:value-type="float">
            <text:p>20674,15</text:p>
          </table:table-cell>
          <table:table-cell table:formula="of:=IF([.M209]&gt;[.M$177];[.M209];&quot;&quot;)" office:value-type="float" office:value="188396.825" calcext:value-type="float">
            <text:p>188396,825</text:p>
          </table:table-cell>
          <table:table-cell table:formula="of:=IF([.N209]&gt;[.N$177];[.N209];&quot;&quot;)" office:value-type="float" office:value="63534.85" calcext:value-type="float">
            <text:p>63534,85</text:p>
          </table:table-cell>
          <table:table-cell table:formula="of:=IF([.O209]&gt;[.O$177];[.O209];&quot;&quot;)" office:value-type="float" office:value="235498.65" calcext:value-type="float">
            <text:p>235498,65</text:p>
          </table:table-cell>
          <table:table-cell table:formula="of:=IF([.P209]&gt;[.P$177];[.P209];&quot;&quot;)" office:value-type="float" office:value="22171.7" calcext:value-type="float">
            <text:p>22171,7</text:p>
          </table:table-cell>
          <table:table-cell table:formula="of:=IF([.Q209]&gt;[.Q$177];[.Q209];&quot;&quot;)" office:value-type="float" office:value="12663.075" calcext:value-type="float">
            <text:p>12663,075</text:p>
          </table:table-cell>
          <table:table-cell table:formula="of:=IF([.R209]&gt;[.R$177];[.R209];&quot;&quot;)" office:value-type="float" office:value="75201.9" calcext:value-type="float">
            <text:p>75201,9</text:p>
          </table:table-cell>
          <table:table-cell table:formula="of:=IF([.S209]&gt;[.S$177];[.S209];&quot;&quot;)" office:value-type="float" office:value="281154.2375" calcext:value-type="float">
            <text:p>281154,2375</text:p>
          </table:table-cell>
          <table:table-cell table:formula="of:=IF([.T209]&gt;[.T$177];[.T209];&quot;&quot;)" office:value-type="float" office:value="166170.7" calcext:value-type="float">
            <text:p>166170,7</text:p>
          </table:table-cell>
          <table:table-cell table:formula="of:=IF([.U209]&gt;[.U$177];[.U209];&quot;&quot;)" office:value-type="float" office:value="219612.8" calcext:value-type="float">
            <text:p>219612,8</text:p>
          </table:table-cell>
          <table:table-cell table:formula="of:=IF([.V209]&gt;[.V$177];[.V209];&quot;&quot;)" office:value-type="float" office:value="206836.8" calcext:value-type="float">
            <text:p>206836,8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IF([.B210]&gt;[.B$177];[.B210];&quot;&quot;)" office:value-type="float" office:value="53179.05" calcext:value-type="float">
            <text:p>53179,05</text:p>
          </table:table-cell>
          <table:table-cell table:formula="of:=IF([.C210]&gt;[.C$177];[.C210];&quot;&quot;)" office:value-type="float" office:value="16386.025" calcext:value-type="float">
            <text:p>16386,025</text:p>
          </table:table-cell>
          <table:table-cell table:formula="of:=IF([.D210]&gt;[.D$177];[.D210];&quot;&quot;)" office:value-type="float" office:value="15967.1" calcext:value-type="float">
            <text:p>15967,1</text:p>
          </table:table-cell>
          <table:table-cell table:formula="of:=IF([.E210]&gt;[.E$177];[.E210];&quot;&quot;)" office:value-type="float" office:value="855149.25" calcext:value-type="float">
            <text:p>855149,25</text:p>
          </table:table-cell>
          <table:table-cell table:formula="of:=IF([.F210]&gt;[.F$177];[.F210];&quot;&quot;)">
            <text:p/>
          </table:table-cell>
          <table:table-cell table:formula="of:=IF([.G210]&gt;[.G$177];[.G210];&quot;&quot;)" office:value-type="float" office:value="239553.875" calcext:value-type="float">
            <text:p>239553,875</text:p>
          </table:table-cell>
          <table:table-cell table:formula="of:=IF([.H210]&gt;[.H$177];[.H210];&quot;&quot;)" office:value-type="float" office:value="17977.825" calcext:value-type="float">
            <text:p>17977,825</text:p>
          </table:table-cell>
          <table:table-cell table:formula="of:=IF([.I210]&gt;[.I$177];[.I210];&quot;&quot;)" office:value-type="float" office:value="192186.3125" calcext:value-type="float">
            <text:p>192186,3125</text:p>
          </table:table-cell>
          <table:table-cell table:formula="of:=IF([.J210]&gt;[.J$177];[.J210];&quot;&quot;)" office:value-type="float" office:value="47226.75" calcext:value-type="float">
            <text:p>47226,75</text:p>
          </table:table-cell>
          <table:table-cell table:formula="of:=IF([.K210]&gt;[.K$177];[.K210];&quot;&quot;)" office:value-type="float" office:value="46404.475" calcext:value-type="float">
            <text:p>46404,475</text:p>
          </table:table-cell>
          <table:table-cell table:formula="of:=IF([.L210]&gt;[.L$177];[.L210];&quot;&quot;)" office:value-type="float" office:value="18909.15" calcext:value-type="float">
            <text:p>18909,15</text:p>
          </table:table-cell>
          <table:table-cell table:formula="of:=IF([.M210]&gt;[.M$177];[.M210];&quot;&quot;)" office:value-type="float" office:value="204120.025" calcext:value-type="float">
            <text:p>204120,025</text:p>
          </table:table-cell>
          <table:table-cell table:formula="of:=IF([.N210]&gt;[.N$177];[.N210];&quot;&quot;)" office:value-type="float" office:value="67125.25" calcext:value-type="float">
            <text:p>67125,25</text:p>
          </table:table-cell>
          <table:table-cell table:formula="of:=IF([.O210]&gt;[.O$177];[.O210];&quot;&quot;)" office:value-type="float" office:value="243331.15" calcext:value-type="float">
            <text:p>243331,15</text:p>
          </table:table-cell>
          <table:table-cell table:formula="of:=IF([.P210]&gt;[.P$177];[.P210];&quot;&quot;)" office:value-type="float" office:value="21349.3" calcext:value-type="float">
            <text:p>21349,3</text:p>
          </table:table-cell>
          <table:table-cell table:formula="of:=IF([.Q210]&gt;[.Q$177];[.Q210];&quot;&quot;)" office:value-type="float" office:value="13645.675" calcext:value-type="float">
            <text:p>13645,675</text:p>
          </table:table-cell>
          <table:table-cell table:formula="of:=IF([.R210]&gt;[.R$177];[.R210];&quot;&quot;)" office:value-type="float" office:value="79506.3" calcext:value-type="float">
            <text:p>79506,3</text:p>
          </table:table-cell>
          <table:table-cell table:formula="of:=IF([.S210]&gt;[.S$177];[.S210];&quot;&quot;)" office:value-type="float" office:value="299963.9375" calcext:value-type="float">
            <text:p>299963,9375</text:p>
          </table:table-cell>
          <table:table-cell table:formula="of:=IF([.T210]&gt;[.T$177];[.T210];&quot;&quot;)" office:value-type="float" office:value="179147.5" calcext:value-type="float">
            <text:p>179147,5</text:p>
          </table:table-cell>
          <table:table-cell table:formula="of:=IF([.U210]&gt;[.U$177];[.U210];&quot;&quot;)" office:value-type="float" office:value="227635.2" calcext:value-type="float">
            <text:p>227635,2</text:p>
          </table:table-cell>
          <table:table-cell table:formula="of:=IF([.V210]&gt;[.V$177];[.V210];&quot;&quot;)" office:value-type="float" office:value="222219.2" calcext:value-type="float">
            <text:p>222219,2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IF([.B211]&gt;[.B$177];[.B211];&quot;&quot;)" office:value-type="float" office:value="48686.25" calcext:value-type="float">
            <text:p>48686,25</text:p>
          </table:table-cell>
          <table:table-cell table:formula="of:=IF([.C211]&gt;[.C$177];[.C211];&quot;&quot;)" office:value-type="float" office:value="16285.625" calcext:value-type="float">
            <text:p>16285,625</text:p>
          </table:table-cell>
          <table:table-cell table:formula="of:=IF([.D211]&gt;[.D$177];[.D211];&quot;&quot;)" office:value-type="float" office:value="21717.3" calcext:value-type="float">
            <text:p>21717,3</text:p>
          </table:table-cell>
          <table:table-cell table:formula="of:=IF([.E211]&gt;[.E$177];[.E211];&quot;&quot;)" office:value-type="float" office:value="855465.15" calcext:value-type="float">
            <text:p>855465,15</text:p>
          </table:table-cell>
          <table:table-cell table:formula="of:=IF([.F211]&gt;[.F$177];[.F211];&quot;&quot;)" office:value-type="float" office:value="9386.4375" calcext:value-type="float">
            <text:p>9386,4375</text:p>
          </table:table-cell>
          <table:table-cell table:formula="of:=IF([.G211]&gt;[.G$177];[.G211];&quot;&quot;)" office:value-type="float" office:value="239272.275" calcext:value-type="float">
            <text:p>239272,275</text:p>
          </table:table-cell>
          <table:table-cell table:formula="of:=IF([.H211]&gt;[.H$177];[.H211];&quot;&quot;)" office:value-type="float" office:value="18579.625" calcext:value-type="float">
            <text:p>18579,625</text:p>
          </table:table-cell>
          <table:table-cell table:formula="of:=IF([.I211]&gt;[.I$177];[.I211];&quot;&quot;)" office:value-type="float" office:value="188838.3125" calcext:value-type="float">
            <text:p>188838,3125</text:p>
          </table:table-cell>
          <table:table-cell table:formula="of:=IF([.J211]&gt;[.J$177];[.J211];&quot;&quot;)" office:value-type="float" office:value="49754.15" calcext:value-type="float">
            <text:p>49754,15</text:p>
          </table:table-cell>
          <table:table-cell table:formula="of:=IF([.K211]&gt;[.K$177];[.K211];&quot;&quot;)" office:value-type="float" office:value="48369.875" calcext:value-type="float">
            <text:p>48369,875</text:p>
          </table:table-cell>
          <table:table-cell table:formula="of:=IF([.L211]&gt;[.L$177];[.L211];&quot;&quot;)" office:value-type="float" office:value="20834.75" calcext:value-type="float">
            <text:p>20834,75</text:p>
          </table:table-cell>
          <table:table-cell table:formula="of:=IF([.M211]&gt;[.M$177];[.M211];&quot;&quot;)" office:value-type="float" office:value="201372.025" calcext:value-type="float">
            <text:p>201372,025</text:p>
          </table:table-cell>
          <table:table-cell table:formula="of:=IF([.N211]&gt;[.N$177];[.N211];&quot;&quot;)" office:value-type="float" office:value="63695.65" calcext:value-type="float">
            <text:p>63695,65</text:p>
          </table:table-cell>
          <table:table-cell table:formula="of:=IF([.O211]&gt;[.O$177];[.O211];&quot;&quot;)" office:value-type="float" office:value="246397.15" calcext:value-type="float">
            <text:p>246397,15</text:p>
          </table:table-cell>
          <table:table-cell table:formula="of:=IF([.P211]&gt;[.P$177];[.P211];&quot;&quot;)" office:value-type="float" office:value="21128.7" calcext:value-type="float">
            <text:p>21128,7</text:p>
          </table:table-cell>
          <table:table-cell table:formula="of:=IF([.Q211]&gt;[.Q$177];[.Q211];&quot;&quot;)" office:value-type="float" office:value="13425.275" calcext:value-type="float">
            <text:p>13425,275</text:p>
          </table:table-cell>
          <table:table-cell table:formula="of:=IF([.R211]&gt;[.R$177];[.R211];&quot;&quot;)" office:value-type="float" office:value="78625.7" calcext:value-type="float">
            <text:p>78625,7</text:p>
          </table:table-cell>
          <table:table-cell table:formula="of:=IF([.S211]&gt;[.S$177];[.S211];&quot;&quot;)" office:value-type="float" office:value="304452.5375" calcext:value-type="float">
            <text:p>304452,5375</text:p>
          </table:table-cell>
          <table:table-cell table:formula="of:=IF([.T211]&gt;[.T$177];[.T211];&quot;&quot;)" office:value-type="float" office:value="178786.7" calcext:value-type="float">
            <text:p>178786,7</text:p>
          </table:table-cell>
          <table:table-cell table:formula="of:=IF([.U211]&gt;[.U$177];[.U211];&quot;&quot;)" office:value-type="float" office:value="239047.2" calcext:value-type="float">
            <text:p>239047,2</text:p>
          </table:table-cell>
          <table:table-cell table:formula="of:=IF([.V211]&gt;[.V$177];[.V211];&quot;&quot;)" office:value-type="float" office:value="228438.4" calcext:value-type="float">
            <text:p>228438,4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IF([.B212]&gt;[.B$177];[.B212];&quot;&quot;)" office:value-type="float" office:value="54863.25" calcext:value-type="float">
            <text:p>54863,25</text:p>
          </table:table-cell>
          <table:table-cell table:formula="of:=IF([.C212]&gt;[.C$177];[.C212];&quot;&quot;)" office:value-type="float" office:value="17689.425" calcext:value-type="float">
            <text:p>17689,425</text:p>
          </table:table-cell>
          <table:table-cell table:formula="of:=IF([.D212]&gt;[.D$177];[.D212];&quot;&quot;)" office:value-type="float" office:value="17383.4" calcext:value-type="float">
            <text:p>17383,4</text:p>
          </table:table-cell>
          <table:table-cell table:formula="of:=IF([.E212]&gt;[.E$177];[.E212];&quot;&quot;)" office:value-type="float" office:value="878418.35" calcext:value-type="float">
            <text:p>878418,35</text:p>
          </table:table-cell>
          <table:table-cell table:formula="of:=IF([.F212]&gt;[.F$177];[.F212];&quot;&quot;)" office:value-type="float" office:value="11932.9375" calcext:value-type="float">
            <text:p>11932,9375</text:p>
          </table:table-cell>
          <table:table-cell table:formula="of:=IF([.G212]&gt;[.G$177];[.G212];&quot;&quot;)" office:value-type="float" office:value="255057.875" calcext:value-type="float">
            <text:p>255057,875</text:p>
          </table:table-cell>
          <table:table-cell table:formula="of:=IF([.H212]&gt;[.H$177];[.H212];&quot;&quot;)" office:value-type="float" office:value="19301.625" calcext:value-type="float">
            <text:p>19301,625</text:p>
          </table:table-cell>
          <table:table-cell table:formula="of:=IF([.I212]&gt;[.I$177];[.I212];&quot;&quot;)" office:value-type="float" office:value="188959.1125" calcext:value-type="float">
            <text:p>188959,1125</text:p>
          </table:table-cell>
          <table:table-cell table:formula="of:=IF([.J212]&gt;[.J$177];[.J212];&quot;&quot;)" office:value-type="float" office:value="52020.35" calcext:value-type="float">
            <text:p>52020,35</text:p>
          </table:table-cell>
          <table:table-cell table:formula="of:=IF([.K212]&gt;[.K$177];[.K212];&quot;&quot;)" office:value-type="float" office:value="48069.075" calcext:value-type="float">
            <text:p>48069,075</text:p>
          </table:table-cell>
          <table:table-cell table:formula="of:=IF([.L212]&gt;[.L$177];[.L212];&quot;&quot;)" office:value-type="float" office:value="19089.55" calcext:value-type="float">
            <text:p>19089,55</text:p>
          </table:table-cell>
          <table:table-cell table:formula="of:=IF([.M212]&gt;[.M$177];[.M212];&quot;&quot;)" office:value-type="float" office:value="204621.625" calcext:value-type="float">
            <text:p>204621,625</text:p>
          </table:table-cell>
          <table:table-cell table:formula="of:=IF([.N212]&gt;[.N$177];[.N212];&quot;&quot;)" office:value-type="float" office:value="66563.25" calcext:value-type="float">
            <text:p>66563,25</text:p>
          </table:table-cell>
          <table:table-cell table:formula="of:=IF([.O212]&gt;[.O$177];[.O212];&quot;&quot;)" office:value-type="float" office:value="247986.15" calcext:value-type="float">
            <text:p>247986,15</text:p>
          </table:table-cell>
          <table:table-cell table:formula="of:=IF([.P212]&gt;[.P$177];[.P212];&quot;&quot;)" office:value-type="float" office:value="21590.3" calcext:value-type="float">
            <text:p>21590,3</text:p>
          </table:table-cell>
          <table:table-cell table:formula="of:=IF([.Q212]&gt;[.Q$177];[.Q212];&quot;&quot;)" office:value-type="float" office:value="13124.275" calcext:value-type="float">
            <text:p>13124,275</text:p>
          </table:table-cell>
          <table:table-cell table:formula="of:=IF([.R212]&gt;[.R$177];[.R212];&quot;&quot;)" office:value-type="float" office:value="78344.9" calcext:value-type="float">
            <text:p>78344,9</text:p>
          </table:table-cell>
          <table:table-cell table:formula="of:=IF([.S212]&gt;[.S$177];[.S212];&quot;&quot;)" office:value-type="float" office:value="301220.2375" calcext:value-type="float">
            <text:p>301220,2375</text:p>
          </table:table-cell>
          <table:table-cell table:formula="of:=IF([.T212]&gt;[.T$177];[.T212];&quot;&quot;)" office:value-type="float" office:value="175135.5" calcext:value-type="float">
            <text:p>175135,5</text:p>
          </table:table-cell>
          <table:table-cell table:formula="of:=IF([.U212]&gt;[.U$177];[.U212];&quot;&quot;)" office:value-type="float" office:value="226372" calcext:value-type="float">
            <text:p>226372</text:p>
          </table:table-cell>
          <table:table-cell table:formula="of:=IF([.V212]&gt;[.V$177];[.V212];&quot;&quot;)" office:value-type="float" office:value="215181.6" calcext:value-type="float">
            <text:p>215181,6</text:p>
          </table:table-cell>
          <table:table-cell table:number-columns-repeated="1002"/>
        </table:table-row>
        <table:table-row table:style-name="ro2">
          <table:table-cell/>
          <table:table-cell table:formula="of:=IF([.B213]&gt;[.B$177];[.B213];&quot;&quot;)">
            <text:p/>
          </table:table-cell>
          <table:table-cell table:formula="of:=IF([.C213]&gt;[.C$177];[.C213];&quot;&quot;)">
            <text:p/>
          </table:table-cell>
          <table:table-cell table:formula="of:=IF([.D213]&gt;[.D$177];[.D213];&quot;&quot;)">
            <text:p/>
          </table:table-cell>
          <table:table-cell table:formula="of:=IF([.E213]&gt;[.E$177];[.E213];&quot;&quot;)">
            <text:p/>
          </table:table-cell>
          <table:table-cell table:formula="of:=IF([.F213]&gt;[.F$177];[.F213];&quot;&quot;)">
            <text:p/>
          </table:table-cell>
          <table:table-cell table:formula="of:=IF([.G213]&gt;[.G$177];[.G213];&quot;&quot;)">
            <text:p/>
          </table:table-cell>
          <table:table-cell table:formula="of:=IF([.H213]&gt;[.H$177];[.H213];&quot;&quot;)">
            <text:p/>
          </table:table-cell>
          <table:table-cell table:formula="of:=IF([.I213]&gt;[.I$177];[.I213];&quot;&quot;)">
            <text:p/>
          </table:table-cell>
          <table:table-cell table:formula="of:=IF([.J213]&gt;[.J$177];[.J213];&quot;&quot;)">
            <text:p/>
          </table:table-cell>
          <table:table-cell table:formula="of:=IF([.K213]&gt;[.K$177];[.K213];&quot;&quot;)">
            <text:p/>
          </table:table-cell>
          <table:table-cell table:formula="of:=IF([.L213]&gt;[.L$177];[.L213];&quot;&quot;)">
            <text:p/>
          </table:table-cell>
          <table:table-cell table:formula="of:=IF([.M213]&gt;[.M$177];[.M213];&quot;&quot;)">
            <text:p/>
          </table:table-cell>
          <table:table-cell table:formula="of:=IF([.N213]&gt;[.N$177];[.N213];&quot;&quot;)">
            <text:p/>
          </table:table-cell>
          <table:table-cell table:formula="of:=IF([.O213]&gt;[.O$177];[.O213];&quot;&quot;)">
            <text:p/>
          </table:table-cell>
          <table:table-cell table:formula="of:=IF([.P213]&gt;[.P$177];[.P213];&quot;&quot;)">
            <text:p/>
          </table:table-cell>
          <table:table-cell table:formula="of:=IF([.Q213]&gt;[.Q$177];[.Q213];&quot;&quot;)">
            <text:p/>
          </table:table-cell>
          <table:table-cell table:formula="of:=IF([.R213]&gt;[.R$177];[.R213];&quot;&quot;)">
            <text:p/>
          </table:table-cell>
          <table:table-cell table:formula="of:=IF([.S213]&gt;[.S$177];[.S213];&quot;&quot;)">
            <text:p/>
          </table:table-cell>
          <table:table-cell table:formula="of:=IF([.T213]&gt;[.T$177];[.T213];&quot;&quot;)">
            <text:p/>
          </table:table-cell>
          <table:table-cell table:formula="of:=IF([.U213]&gt;[.U$177];[.U213];&quot;&quot;)">
            <text:p/>
          </table:table-cell>
          <table:table-cell table:formula="of:=IF([.V213]&gt;[.V$177];[.V21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4]&gt;[.B$177];[.B214];&quot;&quot;)">
            <text:p/>
          </table:table-cell>
          <table:table-cell table:formula="of:=IF([.C214]&gt;[.C$177];[.C214];&quot;&quot;)">
            <text:p/>
          </table:table-cell>
          <table:table-cell table:formula="of:=IF([.D214]&gt;[.D$177];[.D214];&quot;&quot;)">
            <text:p/>
          </table:table-cell>
          <table:table-cell table:formula="of:=IF([.E214]&gt;[.E$177];[.E214];&quot;&quot;)">
            <text:p/>
          </table:table-cell>
          <table:table-cell table:formula="of:=IF([.F214]&gt;[.F$177];[.F214];&quot;&quot;)">
            <text:p/>
          </table:table-cell>
          <table:table-cell table:formula="of:=IF([.G214]&gt;[.G$177];[.G214];&quot;&quot;)">
            <text:p/>
          </table:table-cell>
          <table:table-cell table:formula="of:=IF([.H214]&gt;[.H$177];[.H214];&quot;&quot;)">
            <text:p/>
          </table:table-cell>
          <table:table-cell table:formula="of:=IF([.I214]&gt;[.I$177];[.I214];&quot;&quot;)">
            <text:p/>
          </table:table-cell>
          <table:table-cell table:formula="of:=IF([.J214]&gt;[.J$177];[.J214];&quot;&quot;)">
            <text:p/>
          </table:table-cell>
          <table:table-cell table:formula="of:=IF([.K214]&gt;[.K$177];[.K214];&quot;&quot;)">
            <text:p/>
          </table:table-cell>
          <table:table-cell table:formula="of:=IF([.L214]&gt;[.L$177];[.L214];&quot;&quot;)">
            <text:p/>
          </table:table-cell>
          <table:table-cell table:formula="of:=IF([.M214]&gt;[.M$177];[.M214];&quot;&quot;)">
            <text:p/>
          </table:table-cell>
          <table:table-cell table:formula="of:=IF([.N214]&gt;[.N$177];[.N214];&quot;&quot;)">
            <text:p/>
          </table:table-cell>
          <table:table-cell table:formula="of:=IF([.O214]&gt;[.O$177];[.O214];&quot;&quot;)">
            <text:p/>
          </table:table-cell>
          <table:table-cell table:formula="of:=IF([.P214]&gt;[.P$177];[.P214];&quot;&quot;)">
            <text:p/>
          </table:table-cell>
          <table:table-cell table:formula="of:=IF([.Q214]&gt;[.Q$177];[.Q214];&quot;&quot;)">
            <text:p/>
          </table:table-cell>
          <table:table-cell table:formula="of:=IF([.R214]&gt;[.R$177];[.R214];&quot;&quot;)">
            <text:p/>
          </table:table-cell>
          <table:table-cell table:formula="of:=IF([.S214]&gt;[.S$177];[.S214];&quot;&quot;)">
            <text:p/>
          </table:table-cell>
          <table:table-cell table:formula="of:=IF([.T214]&gt;[.T$177];[.T214];&quot;&quot;)">
            <text:p/>
          </table:table-cell>
          <table:table-cell table:formula="of:=IF([.U214]&gt;[.U$177];[.U214];&quot;&quot;)">
            <text:p/>
          </table:table-cell>
          <table:table-cell table:formula="of:=IF([.V214]&gt;[.V$177];[.V21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5]&gt;[.B$177];[.B215];&quot;&quot;)">
            <text:p/>
          </table:table-cell>
          <table:table-cell table:formula="of:=IF([.C215]&gt;[.C$177];[.C215];&quot;&quot;)">
            <text:p/>
          </table:table-cell>
          <table:table-cell table:formula="of:=IF([.D215]&gt;[.D$177];[.D215];&quot;&quot;)">
            <text:p/>
          </table:table-cell>
          <table:table-cell table:formula="of:=IF([.E215]&gt;[.E$177];[.E215];&quot;&quot;)">
            <text:p/>
          </table:table-cell>
          <table:table-cell table:formula="of:=IF([.F215]&gt;[.F$177];[.F215];&quot;&quot;)">
            <text:p/>
          </table:table-cell>
          <table:table-cell table:formula="of:=IF([.G215]&gt;[.G$177];[.G215];&quot;&quot;)">
            <text:p/>
          </table:table-cell>
          <table:table-cell table:formula="of:=IF([.H215]&gt;[.H$177];[.H215];&quot;&quot;)">
            <text:p/>
          </table:table-cell>
          <table:table-cell table:formula="of:=IF([.I215]&gt;[.I$177];[.I215];&quot;&quot;)">
            <text:p/>
          </table:table-cell>
          <table:table-cell table:formula="of:=IF([.J215]&gt;[.J$177];[.J215];&quot;&quot;)">
            <text:p/>
          </table:table-cell>
          <table:table-cell table:formula="of:=IF([.K215]&gt;[.K$177];[.K215];&quot;&quot;)">
            <text:p/>
          </table:table-cell>
          <table:table-cell table:formula="of:=IF([.L215]&gt;[.L$177];[.L215];&quot;&quot;)">
            <text:p/>
          </table:table-cell>
          <table:table-cell table:formula="of:=IF([.M215]&gt;[.M$177];[.M215];&quot;&quot;)">
            <text:p/>
          </table:table-cell>
          <table:table-cell table:formula="of:=IF([.N215]&gt;[.N$177];[.N215];&quot;&quot;)">
            <text:p/>
          </table:table-cell>
          <table:table-cell table:formula="of:=IF([.O215]&gt;[.O$177];[.O215];&quot;&quot;)">
            <text:p/>
          </table:table-cell>
          <table:table-cell table:formula="of:=IF([.P215]&gt;[.P$177];[.P215];&quot;&quot;)">
            <text:p/>
          </table:table-cell>
          <table:table-cell table:formula="of:=IF([.Q215]&gt;[.Q$177];[.Q215];&quot;&quot;)">
            <text:p/>
          </table:table-cell>
          <table:table-cell table:formula="of:=IF([.R215]&gt;[.R$177];[.R215];&quot;&quot;)">
            <text:p/>
          </table:table-cell>
          <table:table-cell table:formula="of:=IF([.S215]&gt;[.S$177];[.S215];&quot;&quot;)">
            <text:p/>
          </table:table-cell>
          <table:table-cell table:formula="of:=IF([.T215]&gt;[.T$177];[.T215];&quot;&quot;)">
            <text:p/>
          </table:table-cell>
          <table:table-cell table:formula="of:=IF([.U215]&gt;[.U$177];[.U215];&quot;&quot;)">
            <text:p/>
          </table:table-cell>
          <table:table-cell table:formula="of:=IF([.V215]&gt;[.V$177];[.V21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6]&gt;[.B$177];[.B216];&quot;&quot;)">
            <text:p/>
          </table:table-cell>
          <table:table-cell table:formula="of:=IF([.C216]&gt;[.C$177];[.C216];&quot;&quot;)">
            <text:p/>
          </table:table-cell>
          <table:table-cell table:formula="of:=IF([.D216]&gt;[.D$177];[.D216];&quot;&quot;)">
            <text:p/>
          </table:table-cell>
          <table:table-cell table:formula="of:=IF([.E216]&gt;[.E$177];[.E216];&quot;&quot;)">
            <text:p/>
          </table:table-cell>
          <table:table-cell table:formula="of:=IF([.F216]&gt;[.F$177];[.F216];&quot;&quot;)">
            <text:p/>
          </table:table-cell>
          <table:table-cell table:formula="of:=IF([.G216]&gt;[.G$177];[.G216];&quot;&quot;)">
            <text:p/>
          </table:table-cell>
          <table:table-cell table:formula="of:=IF([.H216]&gt;[.H$177];[.H216];&quot;&quot;)">
            <text:p/>
          </table:table-cell>
          <table:table-cell table:formula="of:=IF([.I216]&gt;[.I$177];[.I216];&quot;&quot;)">
            <text:p/>
          </table:table-cell>
          <table:table-cell table:formula="of:=IF([.J216]&gt;[.J$177];[.J216];&quot;&quot;)">
            <text:p/>
          </table:table-cell>
          <table:table-cell table:formula="of:=IF([.K216]&gt;[.K$177];[.K216];&quot;&quot;)">
            <text:p/>
          </table:table-cell>
          <table:table-cell table:formula="of:=IF([.L216]&gt;[.L$177];[.L216];&quot;&quot;)">
            <text:p/>
          </table:table-cell>
          <table:table-cell table:formula="of:=IF([.M216]&gt;[.M$177];[.M216];&quot;&quot;)">
            <text:p/>
          </table:table-cell>
          <table:table-cell table:formula="of:=IF([.N216]&gt;[.N$177];[.N216];&quot;&quot;)">
            <text:p/>
          </table:table-cell>
          <table:table-cell table:formula="of:=IF([.O216]&gt;[.O$177];[.O216];&quot;&quot;)">
            <text:p/>
          </table:table-cell>
          <table:table-cell table:formula="of:=IF([.P216]&gt;[.P$177];[.P216];&quot;&quot;)">
            <text:p/>
          </table:table-cell>
          <table:table-cell table:formula="of:=IF([.Q216]&gt;[.Q$177];[.Q216];&quot;&quot;)">
            <text:p/>
          </table:table-cell>
          <table:table-cell table:formula="of:=IF([.R216]&gt;[.R$177];[.R216];&quot;&quot;)">
            <text:p/>
          </table:table-cell>
          <table:table-cell table:formula="of:=IF([.S216]&gt;[.S$177];[.S216];&quot;&quot;)">
            <text:p/>
          </table:table-cell>
          <table:table-cell table:formula="of:=IF([.T216]&gt;[.T$177];[.T216];&quot;&quot;)">
            <text:p/>
          </table:table-cell>
          <table:table-cell table:formula="of:=IF([.U216]&gt;[.U$177];[.U216];&quot;&quot;)">
            <text:p/>
          </table:table-cell>
          <table:table-cell table:formula="of:=IF([.V216]&gt;[.V$177];[.V21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7]&gt;[.B$177];[.B217];&quot;&quot;)">
            <text:p/>
          </table:table-cell>
          <table:table-cell table:formula="of:=IF([.C217]&gt;[.C$177];[.C217];&quot;&quot;)">
            <text:p/>
          </table:table-cell>
          <table:table-cell table:formula="of:=IF([.D217]&gt;[.D$177];[.D217];&quot;&quot;)">
            <text:p/>
          </table:table-cell>
          <table:table-cell table:formula="of:=IF([.E217]&gt;[.E$177];[.E217];&quot;&quot;)">
            <text:p/>
          </table:table-cell>
          <table:table-cell table:formula="of:=IF([.F217]&gt;[.F$177];[.F217];&quot;&quot;)">
            <text:p/>
          </table:table-cell>
          <table:table-cell table:formula="of:=IF([.G217]&gt;[.G$177];[.G217];&quot;&quot;)">
            <text:p/>
          </table:table-cell>
          <table:table-cell table:formula="of:=IF([.H217]&gt;[.H$177];[.H217];&quot;&quot;)">
            <text:p/>
          </table:table-cell>
          <table:table-cell table:formula="of:=IF([.I217]&gt;[.I$177];[.I217];&quot;&quot;)">
            <text:p/>
          </table:table-cell>
          <table:table-cell table:formula="of:=IF([.J217]&gt;[.J$177];[.J217];&quot;&quot;)">
            <text:p/>
          </table:table-cell>
          <table:table-cell table:formula="of:=IF([.K217]&gt;[.K$177];[.K217];&quot;&quot;)">
            <text:p/>
          </table:table-cell>
          <table:table-cell table:formula="of:=IF([.L217]&gt;[.L$177];[.L217];&quot;&quot;)">
            <text:p/>
          </table:table-cell>
          <table:table-cell table:formula="of:=IF([.M217]&gt;[.M$177];[.M217];&quot;&quot;)">
            <text:p/>
          </table:table-cell>
          <table:table-cell table:formula="of:=IF([.N217]&gt;[.N$177];[.N217];&quot;&quot;)">
            <text:p/>
          </table:table-cell>
          <table:table-cell table:formula="of:=IF([.O217]&gt;[.O$177];[.O217];&quot;&quot;)">
            <text:p/>
          </table:table-cell>
          <table:table-cell table:formula="of:=IF([.P217]&gt;[.P$177];[.P217];&quot;&quot;)">
            <text:p/>
          </table:table-cell>
          <table:table-cell table:formula="of:=IF([.Q217]&gt;[.Q$177];[.Q217];&quot;&quot;)">
            <text:p/>
          </table:table-cell>
          <table:table-cell table:formula="of:=IF([.R217]&gt;[.R$177];[.R217];&quot;&quot;)">
            <text:p/>
          </table:table-cell>
          <table:table-cell table:formula="of:=IF([.S217]&gt;[.S$177];[.S217];&quot;&quot;)">
            <text:p/>
          </table:table-cell>
          <table:table-cell table:formula="of:=IF([.T217]&gt;[.T$177];[.T217];&quot;&quot;)">
            <text:p/>
          </table:table-cell>
          <table:table-cell table:formula="of:=IF([.U217]&gt;[.U$177];[.U217];&quot;&quot;)">
            <text:p/>
          </table:table-cell>
          <table:table-cell table:formula="of:=IF([.V217]&gt;[.V$177];[.V21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8]&gt;[.B$177];[.B218];&quot;&quot;)">
            <text:p/>
          </table:table-cell>
          <table:table-cell table:formula="of:=IF([.C218]&gt;[.C$177];[.C218];&quot;&quot;)">
            <text:p/>
          </table:table-cell>
          <table:table-cell table:formula="of:=IF([.D218]&gt;[.D$177];[.D218];&quot;&quot;)">
            <text:p/>
          </table:table-cell>
          <table:table-cell table:formula="of:=IF([.E218]&gt;[.E$177];[.E218];&quot;&quot;)">
            <text:p/>
          </table:table-cell>
          <table:table-cell table:formula="of:=IF([.F218]&gt;[.F$177];[.F218];&quot;&quot;)">
            <text:p/>
          </table:table-cell>
          <table:table-cell table:formula="of:=IF([.G218]&gt;[.G$177];[.G218];&quot;&quot;)">
            <text:p/>
          </table:table-cell>
          <table:table-cell table:formula="of:=IF([.H218]&gt;[.H$177];[.H218];&quot;&quot;)">
            <text:p/>
          </table:table-cell>
          <table:table-cell table:formula="of:=IF([.I218]&gt;[.I$177];[.I218];&quot;&quot;)">
            <text:p/>
          </table:table-cell>
          <table:table-cell table:formula="of:=IF([.J218]&gt;[.J$177];[.J218];&quot;&quot;)">
            <text:p/>
          </table:table-cell>
          <table:table-cell table:formula="of:=IF([.K218]&gt;[.K$177];[.K218];&quot;&quot;)">
            <text:p/>
          </table:table-cell>
          <table:table-cell table:formula="of:=IF([.L218]&gt;[.L$177];[.L218];&quot;&quot;)">
            <text:p/>
          </table:table-cell>
          <table:table-cell table:formula="of:=IF([.M218]&gt;[.M$177];[.M218];&quot;&quot;)">
            <text:p/>
          </table:table-cell>
          <table:table-cell table:formula="of:=IF([.N218]&gt;[.N$177];[.N218];&quot;&quot;)">
            <text:p/>
          </table:table-cell>
          <table:table-cell table:formula="of:=IF([.O218]&gt;[.O$177];[.O218];&quot;&quot;)">
            <text:p/>
          </table:table-cell>
          <table:table-cell table:formula="of:=IF([.P218]&gt;[.P$177];[.P218];&quot;&quot;)">
            <text:p/>
          </table:table-cell>
          <table:table-cell table:formula="of:=IF([.Q218]&gt;[.Q$177];[.Q218];&quot;&quot;)">
            <text:p/>
          </table:table-cell>
          <table:table-cell table:formula="of:=IF([.R218]&gt;[.R$177];[.R218];&quot;&quot;)">
            <text:p/>
          </table:table-cell>
          <table:table-cell table:formula="of:=IF([.S218]&gt;[.S$177];[.S218];&quot;&quot;)">
            <text:p/>
          </table:table-cell>
          <table:table-cell table:formula="of:=IF([.T218]&gt;[.T$177];[.T218];&quot;&quot;)">
            <text:p/>
          </table:table-cell>
          <table:table-cell table:formula="of:=IF([.U218]&gt;[.U$177];[.U218];&quot;&quot;)">
            <text:p/>
          </table:table-cell>
          <table:table-cell table:formula="of:=IF([.V218]&gt;[.V$177];[.V21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9]&gt;[.B$177];[.B219];&quot;&quot;)">
            <text:p/>
          </table:table-cell>
          <table:table-cell table:formula="of:=IF([.C219]&gt;[.C$177];[.C219];&quot;&quot;)">
            <text:p/>
          </table:table-cell>
          <table:table-cell table:formula="of:=IF([.D219]&gt;[.D$177];[.D219];&quot;&quot;)">
            <text:p/>
          </table:table-cell>
          <table:table-cell table:formula="of:=IF([.E219]&gt;[.E$177];[.E219];&quot;&quot;)">
            <text:p/>
          </table:table-cell>
          <table:table-cell table:formula="of:=IF([.F219]&gt;[.F$177];[.F219];&quot;&quot;)">
            <text:p/>
          </table:table-cell>
          <table:table-cell table:formula="of:=IF([.G219]&gt;[.G$177];[.G219];&quot;&quot;)">
            <text:p/>
          </table:table-cell>
          <table:table-cell table:formula="of:=IF([.H219]&gt;[.H$177];[.H219];&quot;&quot;)">
            <text:p/>
          </table:table-cell>
          <table:table-cell table:formula="of:=IF([.I219]&gt;[.I$177];[.I219];&quot;&quot;)">
            <text:p/>
          </table:table-cell>
          <table:table-cell table:formula="of:=IF([.J219]&gt;[.J$177];[.J219];&quot;&quot;)">
            <text:p/>
          </table:table-cell>
          <table:table-cell table:formula="of:=IF([.K219]&gt;[.K$177];[.K219];&quot;&quot;)">
            <text:p/>
          </table:table-cell>
          <table:table-cell table:formula="of:=IF([.L219]&gt;[.L$177];[.L219];&quot;&quot;)">
            <text:p/>
          </table:table-cell>
          <table:table-cell table:formula="of:=IF([.M219]&gt;[.M$177];[.M219];&quot;&quot;)">
            <text:p/>
          </table:table-cell>
          <table:table-cell table:formula="of:=IF([.N219]&gt;[.N$177];[.N219];&quot;&quot;)">
            <text:p/>
          </table:table-cell>
          <table:table-cell table:formula="of:=IF([.O219]&gt;[.O$177];[.O219];&quot;&quot;)">
            <text:p/>
          </table:table-cell>
          <table:table-cell table:formula="of:=IF([.P219]&gt;[.P$177];[.P219];&quot;&quot;)">
            <text:p/>
          </table:table-cell>
          <table:table-cell table:formula="of:=IF([.Q219]&gt;[.Q$177];[.Q219];&quot;&quot;)">
            <text:p/>
          </table:table-cell>
          <table:table-cell table:formula="of:=IF([.R219]&gt;[.R$177];[.R219];&quot;&quot;)">
            <text:p/>
          </table:table-cell>
          <table:table-cell table:formula="of:=IF([.S219]&gt;[.S$177];[.S219];&quot;&quot;)">
            <text:p/>
          </table:table-cell>
          <table:table-cell table:formula="of:=IF([.T219]&gt;[.T$177];[.T219];&quot;&quot;)">
            <text:p/>
          </table:table-cell>
          <table:table-cell table:formula="of:=IF([.U219]&gt;[.U$177];[.U219];&quot;&quot;)">
            <text:p/>
          </table:table-cell>
          <table:table-cell table:formula="of:=IF([.V219]&gt;[.V$177];[.V21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0]&gt;[.B$177];[.B220];&quot;&quot;)">
            <text:p/>
          </table:table-cell>
          <table:table-cell table:formula="of:=IF([.C220]&gt;[.C$177];[.C220];&quot;&quot;)">
            <text:p/>
          </table:table-cell>
          <table:table-cell table:formula="of:=IF([.D220]&gt;[.D$177];[.D220];&quot;&quot;)">
            <text:p/>
          </table:table-cell>
          <table:table-cell table:formula="of:=IF([.E220]&gt;[.E$177];[.E220];&quot;&quot;)">
            <text:p/>
          </table:table-cell>
          <table:table-cell table:formula="of:=IF([.F220]&gt;[.F$177];[.F220];&quot;&quot;)">
            <text:p/>
          </table:table-cell>
          <table:table-cell table:formula="of:=IF([.G220]&gt;[.G$177];[.G220];&quot;&quot;)">
            <text:p/>
          </table:table-cell>
          <table:table-cell table:formula="of:=IF([.H220]&gt;[.H$177];[.H220];&quot;&quot;)">
            <text:p/>
          </table:table-cell>
          <table:table-cell table:formula="of:=IF([.I220]&gt;[.I$177];[.I220];&quot;&quot;)">
            <text:p/>
          </table:table-cell>
          <table:table-cell table:formula="of:=IF([.J220]&gt;[.J$177];[.J220];&quot;&quot;)">
            <text:p/>
          </table:table-cell>
          <table:table-cell table:formula="of:=IF([.K220]&gt;[.K$177];[.K220];&quot;&quot;)">
            <text:p/>
          </table:table-cell>
          <table:table-cell table:formula="of:=IF([.L220]&gt;[.L$177];[.L220];&quot;&quot;)">
            <text:p/>
          </table:table-cell>
          <table:table-cell table:formula="of:=IF([.M220]&gt;[.M$177];[.M220];&quot;&quot;)">
            <text:p/>
          </table:table-cell>
          <table:table-cell table:formula="of:=IF([.N220]&gt;[.N$177];[.N220];&quot;&quot;)">
            <text:p/>
          </table:table-cell>
          <table:table-cell table:formula="of:=IF([.O220]&gt;[.O$177];[.O220];&quot;&quot;)">
            <text:p/>
          </table:table-cell>
          <table:table-cell table:formula="of:=IF([.P220]&gt;[.P$177];[.P220];&quot;&quot;)">
            <text:p/>
          </table:table-cell>
          <table:table-cell table:formula="of:=IF([.Q220]&gt;[.Q$177];[.Q220];&quot;&quot;)">
            <text:p/>
          </table:table-cell>
          <table:table-cell table:formula="of:=IF([.R220]&gt;[.R$177];[.R220];&quot;&quot;)">
            <text:p/>
          </table:table-cell>
          <table:table-cell table:formula="of:=IF([.S220]&gt;[.S$177];[.S220];&quot;&quot;)">
            <text:p/>
          </table:table-cell>
          <table:table-cell table:formula="of:=IF([.T220]&gt;[.T$177];[.T220];&quot;&quot;)">
            <text:p/>
          </table:table-cell>
          <table:table-cell table:formula="of:=IF([.U220]&gt;[.U$177];[.U220];&quot;&quot;)">
            <text:p/>
          </table:table-cell>
          <table:table-cell table:formula="of:=IF([.V220]&gt;[.V$177];[.V22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1]&gt;[.B$177];[.B221];&quot;&quot;)">
            <text:p/>
          </table:table-cell>
          <table:table-cell table:formula="of:=IF([.C221]&gt;[.C$177];[.C221];&quot;&quot;)">
            <text:p/>
          </table:table-cell>
          <table:table-cell table:formula="of:=IF([.D221]&gt;[.D$177];[.D221];&quot;&quot;)">
            <text:p/>
          </table:table-cell>
          <table:table-cell table:formula="of:=IF([.E221]&gt;[.E$177];[.E221];&quot;&quot;)">
            <text:p/>
          </table:table-cell>
          <table:table-cell table:formula="of:=IF([.F221]&gt;[.F$177];[.F221];&quot;&quot;)">
            <text:p/>
          </table:table-cell>
          <table:table-cell table:formula="of:=IF([.G221]&gt;[.G$177];[.G221];&quot;&quot;)">
            <text:p/>
          </table:table-cell>
          <table:table-cell table:formula="of:=IF([.H221]&gt;[.H$177];[.H221];&quot;&quot;)">
            <text:p/>
          </table:table-cell>
          <table:table-cell table:formula="of:=IF([.I221]&gt;[.I$177];[.I221];&quot;&quot;)">
            <text:p/>
          </table:table-cell>
          <table:table-cell table:formula="of:=IF([.J221]&gt;[.J$177];[.J221];&quot;&quot;)">
            <text:p/>
          </table:table-cell>
          <table:table-cell table:formula="of:=IF([.K221]&gt;[.K$177];[.K221];&quot;&quot;)">
            <text:p/>
          </table:table-cell>
          <table:table-cell table:formula="of:=IF([.L221]&gt;[.L$177];[.L221];&quot;&quot;)">
            <text:p/>
          </table:table-cell>
          <table:table-cell table:formula="of:=IF([.M221]&gt;[.M$177];[.M221];&quot;&quot;)">
            <text:p/>
          </table:table-cell>
          <table:table-cell table:formula="of:=IF([.N221]&gt;[.N$177];[.N221];&quot;&quot;)">
            <text:p/>
          </table:table-cell>
          <table:table-cell table:formula="of:=IF([.O221]&gt;[.O$177];[.O221];&quot;&quot;)">
            <text:p/>
          </table:table-cell>
          <table:table-cell table:formula="of:=IF([.P221]&gt;[.P$177];[.P221];&quot;&quot;)">
            <text:p/>
          </table:table-cell>
          <table:table-cell table:formula="of:=IF([.Q221]&gt;[.Q$177];[.Q221];&quot;&quot;)">
            <text:p/>
          </table:table-cell>
          <table:table-cell table:formula="of:=IF([.R221]&gt;[.R$177];[.R221];&quot;&quot;)">
            <text:p/>
          </table:table-cell>
          <table:table-cell table:formula="of:=IF([.S221]&gt;[.S$177];[.S221];&quot;&quot;)">
            <text:p/>
          </table:table-cell>
          <table:table-cell table:formula="of:=IF([.T221]&gt;[.T$177];[.T221];&quot;&quot;)">
            <text:p/>
          </table:table-cell>
          <table:table-cell table:formula="of:=IF([.U221]&gt;[.U$177];[.U221];&quot;&quot;)">
            <text:p/>
          </table:table-cell>
          <table:table-cell table:formula="of:=IF([.V221]&gt;[.V$177];[.V22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2]&gt;[.B$177];[.B222];&quot;&quot;)">
            <text:p/>
          </table:table-cell>
          <table:table-cell table:formula="of:=IF([.C222]&gt;[.C$177];[.C222];&quot;&quot;)">
            <text:p/>
          </table:table-cell>
          <table:table-cell table:formula="of:=IF([.D222]&gt;[.D$177];[.D222];&quot;&quot;)">
            <text:p/>
          </table:table-cell>
          <table:table-cell table:formula="of:=IF([.E222]&gt;[.E$177];[.E222];&quot;&quot;)">
            <text:p/>
          </table:table-cell>
          <table:table-cell table:formula="of:=IF([.F222]&gt;[.F$177];[.F222];&quot;&quot;)">
            <text:p/>
          </table:table-cell>
          <table:table-cell table:formula="of:=IF([.G222]&gt;[.G$177];[.G222];&quot;&quot;)">
            <text:p/>
          </table:table-cell>
          <table:table-cell table:formula="of:=IF([.H222]&gt;[.H$177];[.H222];&quot;&quot;)">
            <text:p/>
          </table:table-cell>
          <table:table-cell table:formula="of:=IF([.I222]&gt;[.I$177];[.I222];&quot;&quot;)">
            <text:p/>
          </table:table-cell>
          <table:table-cell table:formula="of:=IF([.J222]&gt;[.J$177];[.J222];&quot;&quot;)">
            <text:p/>
          </table:table-cell>
          <table:table-cell table:formula="of:=IF([.K222]&gt;[.K$177];[.K222];&quot;&quot;)">
            <text:p/>
          </table:table-cell>
          <table:table-cell table:formula="of:=IF([.L222]&gt;[.L$177];[.L222];&quot;&quot;)">
            <text:p/>
          </table:table-cell>
          <table:table-cell table:formula="of:=IF([.M222]&gt;[.M$177];[.M222];&quot;&quot;)">
            <text:p/>
          </table:table-cell>
          <table:table-cell table:formula="of:=IF([.N222]&gt;[.N$177];[.N222];&quot;&quot;)">
            <text:p/>
          </table:table-cell>
          <table:table-cell table:formula="of:=IF([.O222]&gt;[.O$177];[.O222];&quot;&quot;)">
            <text:p/>
          </table:table-cell>
          <table:table-cell table:formula="of:=IF([.P222]&gt;[.P$177];[.P222];&quot;&quot;)">
            <text:p/>
          </table:table-cell>
          <table:table-cell table:formula="of:=IF([.Q222]&gt;[.Q$177];[.Q222];&quot;&quot;)">
            <text:p/>
          </table:table-cell>
          <table:table-cell table:formula="of:=IF([.R222]&gt;[.R$177];[.R222];&quot;&quot;)">
            <text:p/>
          </table:table-cell>
          <table:table-cell table:formula="of:=IF([.S222]&gt;[.S$177];[.S222];&quot;&quot;)">
            <text:p/>
          </table:table-cell>
          <table:table-cell table:formula="of:=IF([.T222]&gt;[.T$177];[.T222];&quot;&quot;)">
            <text:p/>
          </table:table-cell>
          <table:table-cell table:formula="of:=IF([.U222]&gt;[.U$177];[.U222];&quot;&quot;)">
            <text:p/>
          </table:table-cell>
          <table:table-cell table:formula="of:=IF([.V222]&gt;[.V$177];[.V22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3]&gt;[.B$177];[.B223];&quot;&quot;)">
            <text:p/>
          </table:table-cell>
          <table:table-cell table:formula="of:=IF([.C223]&gt;[.C$177];[.C223];&quot;&quot;)">
            <text:p/>
          </table:table-cell>
          <table:table-cell table:formula="of:=IF([.D223]&gt;[.D$177];[.D223];&quot;&quot;)">
            <text:p/>
          </table:table-cell>
          <table:table-cell table:formula="of:=IF([.E223]&gt;[.E$177];[.E223];&quot;&quot;)">
            <text:p/>
          </table:table-cell>
          <table:table-cell table:formula="of:=IF([.F223]&gt;[.F$177];[.F223];&quot;&quot;)">
            <text:p/>
          </table:table-cell>
          <table:table-cell table:formula="of:=IF([.G223]&gt;[.G$177];[.G223];&quot;&quot;)">
            <text:p/>
          </table:table-cell>
          <table:table-cell table:formula="of:=IF([.H223]&gt;[.H$177];[.H223];&quot;&quot;)">
            <text:p/>
          </table:table-cell>
          <table:table-cell table:formula="of:=IF([.I223]&gt;[.I$177];[.I223];&quot;&quot;)">
            <text:p/>
          </table:table-cell>
          <table:table-cell table:formula="of:=IF([.J223]&gt;[.J$177];[.J223];&quot;&quot;)">
            <text:p/>
          </table:table-cell>
          <table:table-cell table:formula="of:=IF([.K223]&gt;[.K$177];[.K223];&quot;&quot;)">
            <text:p/>
          </table:table-cell>
          <table:table-cell table:formula="of:=IF([.L223]&gt;[.L$177];[.L223];&quot;&quot;)">
            <text:p/>
          </table:table-cell>
          <table:table-cell table:formula="of:=IF([.M223]&gt;[.M$177];[.M223];&quot;&quot;)">
            <text:p/>
          </table:table-cell>
          <table:table-cell table:formula="of:=IF([.N223]&gt;[.N$177];[.N223];&quot;&quot;)">
            <text:p/>
          </table:table-cell>
          <table:table-cell table:formula="of:=IF([.O223]&gt;[.O$177];[.O223];&quot;&quot;)">
            <text:p/>
          </table:table-cell>
          <table:table-cell table:formula="of:=IF([.P223]&gt;[.P$177];[.P223];&quot;&quot;)">
            <text:p/>
          </table:table-cell>
          <table:table-cell table:formula="of:=IF([.Q223]&gt;[.Q$177];[.Q223];&quot;&quot;)">
            <text:p/>
          </table:table-cell>
          <table:table-cell table:formula="of:=IF([.R223]&gt;[.R$177];[.R223];&quot;&quot;)">
            <text:p/>
          </table:table-cell>
          <table:table-cell table:formula="of:=IF([.S223]&gt;[.S$177];[.S223];&quot;&quot;)">
            <text:p/>
          </table:table-cell>
          <table:table-cell table:formula="of:=IF([.T223]&gt;[.T$177];[.T223];&quot;&quot;)">
            <text:p/>
          </table:table-cell>
          <table:table-cell table:formula="of:=IF([.U223]&gt;[.U$177];[.U223];&quot;&quot;)">
            <text:p/>
          </table:table-cell>
          <table:table-cell table:formula="of:=IF([.V223]&gt;[.V$177];[.V22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4]&gt;[.B$177];[.B224];&quot;&quot;)">
            <text:p/>
          </table:table-cell>
          <table:table-cell table:formula="of:=IF([.C224]&gt;[.C$177];[.C224];&quot;&quot;)">
            <text:p/>
          </table:table-cell>
          <table:table-cell table:formula="of:=IF([.D224]&gt;[.D$177];[.D224];&quot;&quot;)">
            <text:p/>
          </table:table-cell>
          <table:table-cell table:formula="of:=IF([.E224]&gt;[.E$177];[.E224];&quot;&quot;)">
            <text:p/>
          </table:table-cell>
          <table:table-cell table:formula="of:=IF([.F224]&gt;[.F$177];[.F224];&quot;&quot;)">
            <text:p/>
          </table:table-cell>
          <table:table-cell table:formula="of:=IF([.G224]&gt;[.G$177];[.G224];&quot;&quot;)">
            <text:p/>
          </table:table-cell>
          <table:table-cell table:formula="of:=IF([.H224]&gt;[.H$177];[.H224];&quot;&quot;)">
            <text:p/>
          </table:table-cell>
          <table:table-cell table:formula="of:=IF([.I224]&gt;[.I$177];[.I224];&quot;&quot;)">
            <text:p/>
          </table:table-cell>
          <table:table-cell table:formula="of:=IF([.J224]&gt;[.J$177];[.J224];&quot;&quot;)">
            <text:p/>
          </table:table-cell>
          <table:table-cell table:formula="of:=IF([.K224]&gt;[.K$177];[.K224];&quot;&quot;)">
            <text:p/>
          </table:table-cell>
          <table:table-cell table:formula="of:=IF([.L224]&gt;[.L$177];[.L224];&quot;&quot;)">
            <text:p/>
          </table:table-cell>
          <table:table-cell table:formula="of:=IF([.M224]&gt;[.M$177];[.M224];&quot;&quot;)">
            <text:p/>
          </table:table-cell>
          <table:table-cell table:formula="of:=IF([.N224]&gt;[.N$177];[.N224];&quot;&quot;)">
            <text:p/>
          </table:table-cell>
          <table:table-cell table:formula="of:=IF([.O224]&gt;[.O$177];[.O224];&quot;&quot;)">
            <text:p/>
          </table:table-cell>
          <table:table-cell table:formula="of:=IF([.P224]&gt;[.P$177];[.P224];&quot;&quot;)">
            <text:p/>
          </table:table-cell>
          <table:table-cell table:formula="of:=IF([.Q224]&gt;[.Q$177];[.Q224];&quot;&quot;)">
            <text:p/>
          </table:table-cell>
          <table:table-cell table:formula="of:=IF([.R224]&gt;[.R$177];[.R224];&quot;&quot;)">
            <text:p/>
          </table:table-cell>
          <table:table-cell table:formula="of:=IF([.S224]&gt;[.S$177];[.S224];&quot;&quot;)">
            <text:p/>
          </table:table-cell>
          <table:table-cell table:formula="of:=IF([.T224]&gt;[.T$177];[.T224];&quot;&quot;)">
            <text:p/>
          </table:table-cell>
          <table:table-cell table:formula="of:=IF([.U224]&gt;[.U$177];[.U224];&quot;&quot;)">
            <text:p/>
          </table:table-cell>
          <table:table-cell table:formula="of:=IF([.V224]&gt;[.V$177];[.V22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5]&gt;[.B$177];[.B225];&quot;&quot;)">
            <text:p/>
          </table:table-cell>
          <table:table-cell table:formula="of:=IF([.C225]&gt;[.C$177];[.C225];&quot;&quot;)">
            <text:p/>
          </table:table-cell>
          <table:table-cell table:formula="of:=IF([.D225]&gt;[.D$177];[.D225];&quot;&quot;)">
            <text:p/>
          </table:table-cell>
          <table:table-cell table:formula="of:=IF([.E225]&gt;[.E$177];[.E225];&quot;&quot;)">
            <text:p/>
          </table:table-cell>
          <table:table-cell table:formula="of:=IF([.F225]&gt;[.F$177];[.F225];&quot;&quot;)">
            <text:p/>
          </table:table-cell>
          <table:table-cell table:formula="of:=IF([.G225]&gt;[.G$177];[.G225];&quot;&quot;)">
            <text:p/>
          </table:table-cell>
          <table:table-cell table:formula="of:=IF([.H225]&gt;[.H$177];[.H225];&quot;&quot;)">
            <text:p/>
          </table:table-cell>
          <table:table-cell table:formula="of:=IF([.I225]&gt;[.I$177];[.I225];&quot;&quot;)">
            <text:p/>
          </table:table-cell>
          <table:table-cell table:formula="of:=IF([.J225]&gt;[.J$177];[.J225];&quot;&quot;)">
            <text:p/>
          </table:table-cell>
          <table:table-cell table:formula="of:=IF([.K225]&gt;[.K$177];[.K225];&quot;&quot;)">
            <text:p/>
          </table:table-cell>
          <table:table-cell table:formula="of:=IF([.L225]&gt;[.L$177];[.L225];&quot;&quot;)">
            <text:p/>
          </table:table-cell>
          <table:table-cell table:formula="of:=IF([.M225]&gt;[.M$177];[.M225];&quot;&quot;)">
            <text:p/>
          </table:table-cell>
          <table:table-cell table:formula="of:=IF([.N225]&gt;[.N$177];[.N225];&quot;&quot;)">
            <text:p/>
          </table:table-cell>
          <table:table-cell table:formula="of:=IF([.O225]&gt;[.O$177];[.O225];&quot;&quot;)">
            <text:p/>
          </table:table-cell>
          <table:table-cell table:formula="of:=IF([.P225]&gt;[.P$177];[.P225];&quot;&quot;)">
            <text:p/>
          </table:table-cell>
          <table:table-cell table:formula="of:=IF([.Q225]&gt;[.Q$177];[.Q225];&quot;&quot;)">
            <text:p/>
          </table:table-cell>
          <table:table-cell table:formula="of:=IF([.R225]&gt;[.R$177];[.R225];&quot;&quot;)">
            <text:p/>
          </table:table-cell>
          <table:table-cell table:formula="of:=IF([.S225]&gt;[.S$177];[.S225];&quot;&quot;)">
            <text:p/>
          </table:table-cell>
          <table:table-cell table:formula="of:=IF([.T225]&gt;[.T$177];[.T225];&quot;&quot;)">
            <text:p/>
          </table:table-cell>
          <table:table-cell table:formula="of:=IF([.U225]&gt;[.U$177];[.U225];&quot;&quot;)">
            <text:p/>
          </table:table-cell>
          <table:table-cell table:formula="of:=IF([.V225]&gt;[.V$177];[.V22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6]&gt;[.B$177];[.B226];&quot;&quot;)">
            <text:p/>
          </table:table-cell>
          <table:table-cell table:formula="of:=IF([.C226]&gt;[.C$177];[.C226];&quot;&quot;)">
            <text:p/>
          </table:table-cell>
          <table:table-cell table:formula="of:=IF([.D226]&gt;[.D$177];[.D226];&quot;&quot;)">
            <text:p/>
          </table:table-cell>
          <table:table-cell table:formula="of:=IF([.E226]&gt;[.E$177];[.E226];&quot;&quot;)">
            <text:p/>
          </table:table-cell>
          <table:table-cell table:formula="of:=IF([.F226]&gt;[.F$177];[.F226];&quot;&quot;)">
            <text:p/>
          </table:table-cell>
          <table:table-cell table:formula="of:=IF([.G226]&gt;[.G$177];[.G226];&quot;&quot;)">
            <text:p/>
          </table:table-cell>
          <table:table-cell table:formula="of:=IF([.H226]&gt;[.H$177];[.H226];&quot;&quot;)">
            <text:p/>
          </table:table-cell>
          <table:table-cell table:formula="of:=IF([.I226]&gt;[.I$177];[.I226];&quot;&quot;)">
            <text:p/>
          </table:table-cell>
          <table:table-cell table:formula="of:=IF([.J226]&gt;[.J$177];[.J226];&quot;&quot;)">
            <text:p/>
          </table:table-cell>
          <table:table-cell table:formula="of:=IF([.K226]&gt;[.K$177];[.K226];&quot;&quot;)">
            <text:p/>
          </table:table-cell>
          <table:table-cell table:formula="of:=IF([.L226]&gt;[.L$177];[.L226];&quot;&quot;)">
            <text:p/>
          </table:table-cell>
          <table:table-cell table:formula="of:=IF([.M226]&gt;[.M$177];[.M226];&quot;&quot;)">
            <text:p/>
          </table:table-cell>
          <table:table-cell table:formula="of:=IF([.N226]&gt;[.N$177];[.N226];&quot;&quot;)">
            <text:p/>
          </table:table-cell>
          <table:table-cell table:formula="of:=IF([.O226]&gt;[.O$177];[.O226];&quot;&quot;)">
            <text:p/>
          </table:table-cell>
          <table:table-cell table:formula="of:=IF([.P226]&gt;[.P$177];[.P226];&quot;&quot;)">
            <text:p/>
          </table:table-cell>
          <table:table-cell table:formula="of:=IF([.Q226]&gt;[.Q$177];[.Q226];&quot;&quot;)">
            <text:p/>
          </table:table-cell>
          <table:table-cell table:formula="of:=IF([.R226]&gt;[.R$177];[.R226];&quot;&quot;)">
            <text:p/>
          </table:table-cell>
          <table:table-cell table:formula="of:=IF([.S226]&gt;[.S$177];[.S226];&quot;&quot;)">
            <text:p/>
          </table:table-cell>
          <table:table-cell table:formula="of:=IF([.T226]&gt;[.T$177];[.T226];&quot;&quot;)">
            <text:p/>
          </table:table-cell>
          <table:table-cell table:formula="of:=IF([.U226]&gt;[.U$177];[.U226];&quot;&quot;)">
            <text:p/>
          </table:table-cell>
          <table:table-cell table:formula="of:=IF([.V226]&gt;[.V$177];[.V22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7]&gt;[.B$177];[.B227];&quot;&quot;)">
            <text:p/>
          </table:table-cell>
          <table:table-cell table:formula="of:=IF([.C227]&gt;[.C$177];[.C227];&quot;&quot;)">
            <text:p/>
          </table:table-cell>
          <table:table-cell table:formula="of:=IF([.D227]&gt;[.D$177];[.D227];&quot;&quot;)">
            <text:p/>
          </table:table-cell>
          <table:table-cell table:formula="of:=IF([.E227]&gt;[.E$177];[.E227];&quot;&quot;)">
            <text:p/>
          </table:table-cell>
          <table:table-cell table:formula="of:=IF([.F227]&gt;[.F$177];[.F227];&quot;&quot;)">
            <text:p/>
          </table:table-cell>
          <table:table-cell table:formula="of:=IF([.G227]&gt;[.G$177];[.G227];&quot;&quot;)">
            <text:p/>
          </table:table-cell>
          <table:table-cell table:formula="of:=IF([.H227]&gt;[.H$177];[.H227];&quot;&quot;)">
            <text:p/>
          </table:table-cell>
          <table:table-cell table:formula="of:=IF([.I227]&gt;[.I$177];[.I227];&quot;&quot;)">
            <text:p/>
          </table:table-cell>
          <table:table-cell table:formula="of:=IF([.J227]&gt;[.J$177];[.J227];&quot;&quot;)">
            <text:p/>
          </table:table-cell>
          <table:table-cell table:formula="of:=IF([.K227]&gt;[.K$177];[.K227];&quot;&quot;)">
            <text:p/>
          </table:table-cell>
          <table:table-cell table:formula="of:=IF([.L227]&gt;[.L$177];[.L227];&quot;&quot;)">
            <text:p/>
          </table:table-cell>
          <table:table-cell table:formula="of:=IF([.M227]&gt;[.M$177];[.M227];&quot;&quot;)">
            <text:p/>
          </table:table-cell>
          <table:table-cell table:formula="of:=IF([.N227]&gt;[.N$177];[.N227];&quot;&quot;)">
            <text:p/>
          </table:table-cell>
          <table:table-cell table:formula="of:=IF([.O227]&gt;[.O$177];[.O227];&quot;&quot;)">
            <text:p/>
          </table:table-cell>
          <table:table-cell table:formula="of:=IF([.P227]&gt;[.P$177];[.P227];&quot;&quot;)">
            <text:p/>
          </table:table-cell>
          <table:table-cell table:formula="of:=IF([.Q227]&gt;[.Q$177];[.Q227];&quot;&quot;)">
            <text:p/>
          </table:table-cell>
          <table:table-cell table:formula="of:=IF([.R227]&gt;[.R$177];[.R227];&quot;&quot;)">
            <text:p/>
          </table:table-cell>
          <table:table-cell table:formula="of:=IF([.S227]&gt;[.S$177];[.S227];&quot;&quot;)">
            <text:p/>
          </table:table-cell>
          <table:table-cell table:formula="of:=IF([.T227]&gt;[.T$177];[.T227];&quot;&quot;)">
            <text:p/>
          </table:table-cell>
          <table:table-cell table:formula="of:=IF([.U227]&gt;[.U$177];[.U227];&quot;&quot;)">
            <text:p/>
          </table:table-cell>
          <table:table-cell table:formula="of:=IF([.V227]&gt;[.V$177];[.V22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8]&gt;[.B$177];[.B228];&quot;&quot;)">
            <text:p/>
          </table:table-cell>
          <table:table-cell table:formula="of:=IF([.C228]&gt;[.C$177];[.C228];&quot;&quot;)">
            <text:p/>
          </table:table-cell>
          <table:table-cell table:formula="of:=IF([.D228]&gt;[.D$177];[.D228];&quot;&quot;)">
            <text:p/>
          </table:table-cell>
          <table:table-cell table:formula="of:=IF([.E228]&gt;[.E$177];[.E228];&quot;&quot;)">
            <text:p/>
          </table:table-cell>
          <table:table-cell table:formula="of:=IF([.F228]&gt;[.F$177];[.F228];&quot;&quot;)">
            <text:p/>
          </table:table-cell>
          <table:table-cell table:formula="of:=IF([.G228]&gt;[.G$177];[.G228];&quot;&quot;)">
            <text:p/>
          </table:table-cell>
          <table:table-cell table:formula="of:=IF([.H228]&gt;[.H$177];[.H228];&quot;&quot;)">
            <text:p/>
          </table:table-cell>
          <table:table-cell table:formula="of:=IF([.I228]&gt;[.I$177];[.I228];&quot;&quot;)">
            <text:p/>
          </table:table-cell>
          <table:table-cell table:formula="of:=IF([.J228]&gt;[.J$177];[.J228];&quot;&quot;)">
            <text:p/>
          </table:table-cell>
          <table:table-cell table:formula="of:=IF([.K228]&gt;[.K$177];[.K228];&quot;&quot;)">
            <text:p/>
          </table:table-cell>
          <table:table-cell table:formula="of:=IF([.L228]&gt;[.L$177];[.L228];&quot;&quot;)">
            <text:p/>
          </table:table-cell>
          <table:table-cell table:formula="of:=IF([.M228]&gt;[.M$177];[.M228];&quot;&quot;)">
            <text:p/>
          </table:table-cell>
          <table:table-cell table:formula="of:=IF([.N228]&gt;[.N$177];[.N228];&quot;&quot;)">
            <text:p/>
          </table:table-cell>
          <table:table-cell table:formula="of:=IF([.O228]&gt;[.O$177];[.O228];&quot;&quot;)">
            <text:p/>
          </table:table-cell>
          <table:table-cell table:formula="of:=IF([.P228]&gt;[.P$177];[.P228];&quot;&quot;)">
            <text:p/>
          </table:table-cell>
          <table:table-cell table:formula="of:=IF([.Q228]&gt;[.Q$177];[.Q228];&quot;&quot;)">
            <text:p/>
          </table:table-cell>
          <table:table-cell table:formula="of:=IF([.R228]&gt;[.R$177];[.R228];&quot;&quot;)">
            <text:p/>
          </table:table-cell>
          <table:table-cell table:formula="of:=IF([.S228]&gt;[.S$177];[.S228];&quot;&quot;)">
            <text:p/>
          </table:table-cell>
          <table:table-cell table:formula="of:=IF([.T228]&gt;[.T$177];[.T228];&quot;&quot;)">
            <text:p/>
          </table:table-cell>
          <table:table-cell table:formula="of:=IF([.U228]&gt;[.U$177];[.U228];&quot;&quot;)">
            <text:p/>
          </table:table-cell>
          <table:table-cell table:formula="of:=IF([.V228]&gt;[.V$177];[.V22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9]&gt;[.B$177];[.B229];&quot;&quot;)">
            <text:p/>
          </table:table-cell>
          <table:table-cell table:formula="of:=IF([.C229]&gt;[.C$177];[.C229];&quot;&quot;)">
            <text:p/>
          </table:table-cell>
          <table:table-cell table:formula="of:=IF([.D229]&gt;[.D$177];[.D229];&quot;&quot;)">
            <text:p/>
          </table:table-cell>
          <table:table-cell table:formula="of:=IF([.E229]&gt;[.E$177];[.E229];&quot;&quot;)">
            <text:p/>
          </table:table-cell>
          <table:table-cell table:formula="of:=IF([.F229]&gt;[.F$177];[.F229];&quot;&quot;)">
            <text:p/>
          </table:table-cell>
          <table:table-cell table:formula="of:=IF([.G229]&gt;[.G$177];[.G229];&quot;&quot;)">
            <text:p/>
          </table:table-cell>
          <table:table-cell table:formula="of:=IF([.H229]&gt;[.H$177];[.H229];&quot;&quot;)">
            <text:p/>
          </table:table-cell>
          <table:table-cell table:formula="of:=IF([.I229]&gt;[.I$177];[.I229];&quot;&quot;)">
            <text:p/>
          </table:table-cell>
          <table:table-cell table:formula="of:=IF([.J229]&gt;[.J$177];[.J229];&quot;&quot;)">
            <text:p/>
          </table:table-cell>
          <table:table-cell table:formula="of:=IF([.K229]&gt;[.K$177];[.K229];&quot;&quot;)">
            <text:p/>
          </table:table-cell>
          <table:table-cell table:formula="of:=IF([.L229]&gt;[.L$177];[.L229];&quot;&quot;)">
            <text:p/>
          </table:table-cell>
          <table:table-cell table:formula="of:=IF([.M229]&gt;[.M$177];[.M229];&quot;&quot;)">
            <text:p/>
          </table:table-cell>
          <table:table-cell table:formula="of:=IF([.N229]&gt;[.N$177];[.N229];&quot;&quot;)">
            <text:p/>
          </table:table-cell>
          <table:table-cell table:formula="of:=IF([.O229]&gt;[.O$177];[.O229];&quot;&quot;)">
            <text:p/>
          </table:table-cell>
          <table:table-cell table:formula="of:=IF([.P229]&gt;[.P$177];[.P229];&quot;&quot;)">
            <text:p/>
          </table:table-cell>
          <table:table-cell table:formula="of:=IF([.Q229]&gt;[.Q$177];[.Q229];&quot;&quot;)">
            <text:p/>
          </table:table-cell>
          <table:table-cell table:formula="of:=IF([.R229]&gt;[.R$177];[.R229];&quot;&quot;)">
            <text:p/>
          </table:table-cell>
          <table:table-cell table:formula="of:=IF([.S229]&gt;[.S$177];[.S229];&quot;&quot;)">
            <text:p/>
          </table:table-cell>
          <table:table-cell table:formula="of:=IF([.T229]&gt;[.T$177];[.T229];&quot;&quot;)">
            <text:p/>
          </table:table-cell>
          <table:table-cell table:formula="of:=IF([.U229]&gt;[.U$177];[.U229];&quot;&quot;)">
            <text:p/>
          </table:table-cell>
          <table:table-cell table:formula="of:=IF([.V229]&gt;[.V$177];[.V22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0]&gt;[.B$177];[.B230];&quot;&quot;)">
            <text:p/>
          </table:table-cell>
          <table:table-cell table:formula="of:=IF([.C230]&gt;[.C$177];[.C230];&quot;&quot;)">
            <text:p/>
          </table:table-cell>
          <table:table-cell table:formula="of:=IF([.D230]&gt;[.D$177];[.D230];&quot;&quot;)">
            <text:p/>
          </table:table-cell>
          <table:table-cell table:formula="of:=IF([.E230]&gt;[.E$177];[.E230];&quot;&quot;)">
            <text:p/>
          </table:table-cell>
          <table:table-cell table:formula="of:=IF([.F230]&gt;[.F$177];[.F230];&quot;&quot;)">
            <text:p/>
          </table:table-cell>
          <table:table-cell table:formula="of:=IF([.G230]&gt;[.G$177];[.G230];&quot;&quot;)">
            <text:p/>
          </table:table-cell>
          <table:table-cell table:formula="of:=IF([.H230]&gt;[.H$177];[.H230];&quot;&quot;)">
            <text:p/>
          </table:table-cell>
          <table:table-cell table:formula="of:=IF([.I230]&gt;[.I$177];[.I230];&quot;&quot;)">
            <text:p/>
          </table:table-cell>
          <table:table-cell table:formula="of:=IF([.J230]&gt;[.J$177];[.J230];&quot;&quot;)">
            <text:p/>
          </table:table-cell>
          <table:table-cell table:formula="of:=IF([.K230]&gt;[.K$177];[.K230];&quot;&quot;)">
            <text:p/>
          </table:table-cell>
          <table:table-cell table:formula="of:=IF([.L230]&gt;[.L$177];[.L230];&quot;&quot;)">
            <text:p/>
          </table:table-cell>
          <table:table-cell table:formula="of:=IF([.M230]&gt;[.M$177];[.M230];&quot;&quot;)">
            <text:p/>
          </table:table-cell>
          <table:table-cell table:formula="of:=IF([.N230]&gt;[.N$177];[.N230];&quot;&quot;)">
            <text:p/>
          </table:table-cell>
          <table:table-cell table:formula="of:=IF([.O230]&gt;[.O$177];[.O230];&quot;&quot;)">
            <text:p/>
          </table:table-cell>
          <table:table-cell table:formula="of:=IF([.P230]&gt;[.P$177];[.P230];&quot;&quot;)">
            <text:p/>
          </table:table-cell>
          <table:table-cell table:formula="of:=IF([.Q230]&gt;[.Q$177];[.Q230];&quot;&quot;)">
            <text:p/>
          </table:table-cell>
          <table:table-cell table:formula="of:=IF([.R230]&gt;[.R$177];[.R230];&quot;&quot;)">
            <text:p/>
          </table:table-cell>
          <table:table-cell table:formula="of:=IF([.S230]&gt;[.S$177];[.S230];&quot;&quot;)">
            <text:p/>
          </table:table-cell>
          <table:table-cell table:formula="of:=IF([.T230]&gt;[.T$177];[.T230];&quot;&quot;)">
            <text:p/>
          </table:table-cell>
          <table:table-cell table:formula="of:=IF([.U230]&gt;[.U$177];[.U230];&quot;&quot;)">
            <text:p/>
          </table:table-cell>
          <table:table-cell table:formula="of:=IF([.V230]&gt;[.V$177];[.V23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1]&gt;[.B$177];[.B231];&quot;&quot;)">
            <text:p/>
          </table:table-cell>
          <table:table-cell table:formula="of:=IF([.C231]&gt;[.C$177];[.C231];&quot;&quot;)">
            <text:p/>
          </table:table-cell>
          <table:table-cell table:formula="of:=IF([.D231]&gt;[.D$177];[.D231];&quot;&quot;)">
            <text:p/>
          </table:table-cell>
          <table:table-cell table:formula="of:=IF([.E231]&gt;[.E$177];[.E231];&quot;&quot;)">
            <text:p/>
          </table:table-cell>
          <table:table-cell table:formula="of:=IF([.F231]&gt;[.F$177];[.F231];&quot;&quot;)">
            <text:p/>
          </table:table-cell>
          <table:table-cell table:formula="of:=IF([.G231]&gt;[.G$177];[.G231];&quot;&quot;)">
            <text:p/>
          </table:table-cell>
          <table:table-cell table:formula="of:=IF([.H231]&gt;[.H$177];[.H231];&quot;&quot;)">
            <text:p/>
          </table:table-cell>
          <table:table-cell table:formula="of:=IF([.I231]&gt;[.I$177];[.I231];&quot;&quot;)">
            <text:p/>
          </table:table-cell>
          <table:table-cell table:formula="of:=IF([.J231]&gt;[.J$177];[.J231];&quot;&quot;)">
            <text:p/>
          </table:table-cell>
          <table:table-cell table:formula="of:=IF([.K231]&gt;[.K$177];[.K231];&quot;&quot;)">
            <text:p/>
          </table:table-cell>
          <table:table-cell table:formula="of:=IF([.L231]&gt;[.L$177];[.L231];&quot;&quot;)">
            <text:p/>
          </table:table-cell>
          <table:table-cell table:formula="of:=IF([.M231]&gt;[.M$177];[.M231];&quot;&quot;)">
            <text:p/>
          </table:table-cell>
          <table:table-cell table:formula="of:=IF([.N231]&gt;[.N$177];[.N231];&quot;&quot;)">
            <text:p/>
          </table:table-cell>
          <table:table-cell table:formula="of:=IF([.O231]&gt;[.O$177];[.O231];&quot;&quot;)">
            <text:p/>
          </table:table-cell>
          <table:table-cell table:formula="of:=IF([.P231]&gt;[.P$177];[.P231];&quot;&quot;)">
            <text:p/>
          </table:table-cell>
          <table:table-cell table:formula="of:=IF([.Q231]&gt;[.Q$177];[.Q231];&quot;&quot;)">
            <text:p/>
          </table:table-cell>
          <table:table-cell table:formula="of:=IF([.R231]&gt;[.R$177];[.R231];&quot;&quot;)">
            <text:p/>
          </table:table-cell>
          <table:table-cell table:formula="of:=IF([.S231]&gt;[.S$177];[.S231];&quot;&quot;)">
            <text:p/>
          </table:table-cell>
          <table:table-cell table:formula="of:=IF([.T231]&gt;[.T$177];[.T231];&quot;&quot;)">
            <text:p/>
          </table:table-cell>
          <table:table-cell table:formula="of:=IF([.U231]&gt;[.U$177];[.U231];&quot;&quot;)">
            <text:p/>
          </table:table-cell>
          <table:table-cell table:formula="of:=IF([.V231]&gt;[.V$177];[.V23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2]&gt;[.B$177];[.B232];&quot;&quot;)">
            <text:p/>
          </table:table-cell>
          <table:table-cell table:formula="of:=IF([.C232]&gt;[.C$177];[.C232];&quot;&quot;)">
            <text:p/>
          </table:table-cell>
          <table:table-cell table:formula="of:=IF([.D232]&gt;[.D$177];[.D232];&quot;&quot;)">
            <text:p/>
          </table:table-cell>
          <table:table-cell table:formula="of:=IF([.E232]&gt;[.E$177];[.E232];&quot;&quot;)">
            <text:p/>
          </table:table-cell>
          <table:table-cell table:formula="of:=IF([.F232]&gt;[.F$177];[.F232];&quot;&quot;)">
            <text:p/>
          </table:table-cell>
          <table:table-cell table:formula="of:=IF([.G232]&gt;[.G$177];[.G232];&quot;&quot;)">
            <text:p/>
          </table:table-cell>
          <table:table-cell table:formula="of:=IF([.H232]&gt;[.H$177];[.H232];&quot;&quot;)">
            <text:p/>
          </table:table-cell>
          <table:table-cell table:formula="of:=IF([.I232]&gt;[.I$177];[.I232];&quot;&quot;)">
            <text:p/>
          </table:table-cell>
          <table:table-cell table:formula="of:=IF([.J232]&gt;[.J$177];[.J232];&quot;&quot;)">
            <text:p/>
          </table:table-cell>
          <table:table-cell table:formula="of:=IF([.K232]&gt;[.K$177];[.K232];&quot;&quot;)">
            <text:p/>
          </table:table-cell>
          <table:table-cell table:formula="of:=IF([.L232]&gt;[.L$177];[.L232];&quot;&quot;)">
            <text:p/>
          </table:table-cell>
          <table:table-cell table:formula="of:=IF([.M232]&gt;[.M$177];[.M232];&quot;&quot;)">
            <text:p/>
          </table:table-cell>
          <table:table-cell table:formula="of:=IF([.N232]&gt;[.N$177];[.N232];&quot;&quot;)">
            <text:p/>
          </table:table-cell>
          <table:table-cell table:formula="of:=IF([.O232]&gt;[.O$177];[.O232];&quot;&quot;)">
            <text:p/>
          </table:table-cell>
          <table:table-cell table:formula="of:=IF([.P232]&gt;[.P$177];[.P232];&quot;&quot;)">
            <text:p/>
          </table:table-cell>
          <table:table-cell table:formula="of:=IF([.Q232]&gt;[.Q$177];[.Q232];&quot;&quot;)">
            <text:p/>
          </table:table-cell>
          <table:table-cell table:formula="of:=IF([.R232]&gt;[.R$177];[.R232];&quot;&quot;)">
            <text:p/>
          </table:table-cell>
          <table:table-cell table:formula="of:=IF([.S232]&gt;[.S$177];[.S232];&quot;&quot;)">
            <text:p/>
          </table:table-cell>
          <table:table-cell table:formula="of:=IF([.T232]&gt;[.T$177];[.T232];&quot;&quot;)">
            <text:p/>
          </table:table-cell>
          <table:table-cell table:formula="of:=IF([.U232]&gt;[.U$177];[.U232];&quot;&quot;)">
            <text:p/>
          </table:table-cell>
          <table:table-cell table:formula="of:=IF([.V232]&gt;[.V$177];[.V23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3]&gt;[.B$177];[.B233];&quot;&quot;)">
            <text:p/>
          </table:table-cell>
          <table:table-cell table:formula="of:=IF([.C233]&gt;[.C$177];[.C233];&quot;&quot;)">
            <text:p/>
          </table:table-cell>
          <table:table-cell table:formula="of:=IF([.D233]&gt;[.D$177];[.D233];&quot;&quot;)">
            <text:p/>
          </table:table-cell>
          <table:table-cell table:formula="of:=IF([.E233]&gt;[.E$177];[.E233];&quot;&quot;)">
            <text:p/>
          </table:table-cell>
          <table:table-cell table:formula="of:=IF([.F233]&gt;[.F$177];[.F233];&quot;&quot;)">
            <text:p/>
          </table:table-cell>
          <table:table-cell table:formula="of:=IF([.G233]&gt;[.G$177];[.G233];&quot;&quot;)">
            <text:p/>
          </table:table-cell>
          <table:table-cell table:formula="of:=IF([.H233]&gt;[.H$177];[.H233];&quot;&quot;)">
            <text:p/>
          </table:table-cell>
          <table:table-cell table:formula="of:=IF([.I233]&gt;[.I$177];[.I233];&quot;&quot;)">
            <text:p/>
          </table:table-cell>
          <table:table-cell table:formula="of:=IF([.J233]&gt;[.J$177];[.J233];&quot;&quot;)">
            <text:p/>
          </table:table-cell>
          <table:table-cell table:formula="of:=IF([.K233]&gt;[.K$177];[.K233];&quot;&quot;)">
            <text:p/>
          </table:table-cell>
          <table:table-cell table:formula="of:=IF([.L233]&gt;[.L$177];[.L233];&quot;&quot;)">
            <text:p/>
          </table:table-cell>
          <table:table-cell table:formula="of:=IF([.M233]&gt;[.M$177];[.M233];&quot;&quot;)">
            <text:p/>
          </table:table-cell>
          <table:table-cell table:formula="of:=IF([.N233]&gt;[.N$177];[.N233];&quot;&quot;)">
            <text:p/>
          </table:table-cell>
          <table:table-cell table:formula="of:=IF([.O233]&gt;[.O$177];[.O233];&quot;&quot;)">
            <text:p/>
          </table:table-cell>
          <table:table-cell table:formula="of:=IF([.P233]&gt;[.P$177];[.P233];&quot;&quot;)">
            <text:p/>
          </table:table-cell>
          <table:table-cell table:formula="of:=IF([.Q233]&gt;[.Q$177];[.Q233];&quot;&quot;)">
            <text:p/>
          </table:table-cell>
          <table:table-cell table:formula="of:=IF([.R233]&gt;[.R$177];[.R233];&quot;&quot;)">
            <text:p/>
          </table:table-cell>
          <table:table-cell table:formula="of:=IF([.S233]&gt;[.S$177];[.S233];&quot;&quot;)">
            <text:p/>
          </table:table-cell>
          <table:table-cell table:formula="of:=IF([.T233]&gt;[.T$177];[.T233];&quot;&quot;)">
            <text:p/>
          </table:table-cell>
          <table:table-cell table:formula="of:=IF([.U233]&gt;[.U$177];[.U233];&quot;&quot;)">
            <text:p/>
          </table:table-cell>
          <table:table-cell table:formula="of:=IF([.V233]&gt;[.V$177];[.V23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4]&gt;[.B$177];[.B234];&quot;&quot;)">
            <text:p/>
          </table:table-cell>
          <table:table-cell table:formula="of:=IF([.C234]&gt;[.C$177];[.C234];&quot;&quot;)">
            <text:p/>
          </table:table-cell>
          <table:table-cell table:formula="of:=IF([.D234]&gt;[.D$177];[.D234];&quot;&quot;)">
            <text:p/>
          </table:table-cell>
          <table:table-cell table:formula="of:=IF([.E234]&gt;[.E$177];[.E234];&quot;&quot;)">
            <text:p/>
          </table:table-cell>
          <table:table-cell table:formula="of:=IF([.F234]&gt;[.F$177];[.F234];&quot;&quot;)">
            <text:p/>
          </table:table-cell>
          <table:table-cell table:formula="of:=IF([.G234]&gt;[.G$177];[.G234];&quot;&quot;)">
            <text:p/>
          </table:table-cell>
          <table:table-cell table:formula="of:=IF([.H234]&gt;[.H$177];[.H234];&quot;&quot;)">
            <text:p/>
          </table:table-cell>
          <table:table-cell table:formula="of:=IF([.I234]&gt;[.I$177];[.I234];&quot;&quot;)">
            <text:p/>
          </table:table-cell>
          <table:table-cell table:formula="of:=IF([.J234]&gt;[.J$177];[.J234];&quot;&quot;)">
            <text:p/>
          </table:table-cell>
          <table:table-cell table:formula="of:=IF([.K234]&gt;[.K$177];[.K234];&quot;&quot;)">
            <text:p/>
          </table:table-cell>
          <table:table-cell table:formula="of:=IF([.L234]&gt;[.L$177];[.L234];&quot;&quot;)">
            <text:p/>
          </table:table-cell>
          <table:table-cell table:formula="of:=IF([.M234]&gt;[.M$177];[.M234];&quot;&quot;)">
            <text:p/>
          </table:table-cell>
          <table:table-cell table:formula="of:=IF([.N234]&gt;[.N$177];[.N234];&quot;&quot;)">
            <text:p/>
          </table:table-cell>
          <table:table-cell table:formula="of:=IF([.O234]&gt;[.O$177];[.O234];&quot;&quot;)">
            <text:p/>
          </table:table-cell>
          <table:table-cell table:formula="of:=IF([.P234]&gt;[.P$177];[.P234];&quot;&quot;)">
            <text:p/>
          </table:table-cell>
          <table:table-cell table:formula="of:=IF([.Q234]&gt;[.Q$177];[.Q234];&quot;&quot;)">
            <text:p/>
          </table:table-cell>
          <table:table-cell table:formula="of:=IF([.R234]&gt;[.R$177];[.R234];&quot;&quot;)">
            <text:p/>
          </table:table-cell>
          <table:table-cell table:formula="of:=IF([.S234]&gt;[.S$177];[.S234];&quot;&quot;)">
            <text:p/>
          </table:table-cell>
          <table:table-cell table:formula="of:=IF([.T234]&gt;[.T$177];[.T234];&quot;&quot;)">
            <text:p/>
          </table:table-cell>
          <table:table-cell table:formula="of:=IF([.U234]&gt;[.U$177];[.U234];&quot;&quot;)">
            <text:p/>
          </table:table-cell>
          <table:table-cell table:formula="of:=IF([.V234]&gt;[.V$177];[.V23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5]&gt;[.B$177];[.B235];&quot;&quot;)">
            <text:p/>
          </table:table-cell>
          <table:table-cell table:formula="of:=IF([.C235]&gt;[.C$177];[.C235];&quot;&quot;)">
            <text:p/>
          </table:table-cell>
          <table:table-cell table:formula="of:=IF([.D235]&gt;[.D$177];[.D235];&quot;&quot;)">
            <text:p/>
          </table:table-cell>
          <table:table-cell table:formula="of:=IF([.E235]&gt;[.E$177];[.E235];&quot;&quot;)">
            <text:p/>
          </table:table-cell>
          <table:table-cell table:formula="of:=IF([.F235]&gt;[.F$177];[.F235];&quot;&quot;)">
            <text:p/>
          </table:table-cell>
          <table:table-cell table:formula="of:=IF([.G235]&gt;[.G$177];[.G235];&quot;&quot;)">
            <text:p/>
          </table:table-cell>
          <table:table-cell table:formula="of:=IF([.H235]&gt;[.H$177];[.H235];&quot;&quot;)">
            <text:p/>
          </table:table-cell>
          <table:table-cell table:formula="of:=IF([.I235]&gt;[.I$177];[.I235];&quot;&quot;)">
            <text:p/>
          </table:table-cell>
          <table:table-cell table:formula="of:=IF([.J235]&gt;[.J$177];[.J235];&quot;&quot;)">
            <text:p/>
          </table:table-cell>
          <table:table-cell table:formula="of:=IF([.K235]&gt;[.K$177];[.K235];&quot;&quot;)">
            <text:p/>
          </table:table-cell>
          <table:table-cell table:formula="of:=IF([.L235]&gt;[.L$177];[.L235];&quot;&quot;)">
            <text:p/>
          </table:table-cell>
          <table:table-cell table:formula="of:=IF([.M235]&gt;[.M$177];[.M235];&quot;&quot;)">
            <text:p/>
          </table:table-cell>
          <table:table-cell table:formula="of:=IF([.N235]&gt;[.N$177];[.N235];&quot;&quot;)">
            <text:p/>
          </table:table-cell>
          <table:table-cell table:formula="of:=IF([.O235]&gt;[.O$177];[.O235];&quot;&quot;)">
            <text:p/>
          </table:table-cell>
          <table:table-cell table:formula="of:=IF([.P235]&gt;[.P$177];[.P235];&quot;&quot;)">
            <text:p/>
          </table:table-cell>
          <table:table-cell table:formula="of:=IF([.Q235]&gt;[.Q$177];[.Q235];&quot;&quot;)">
            <text:p/>
          </table:table-cell>
          <table:table-cell table:formula="of:=IF([.R235]&gt;[.R$177];[.R235];&quot;&quot;)">
            <text:p/>
          </table:table-cell>
          <table:table-cell table:formula="of:=IF([.S235]&gt;[.S$177];[.S235];&quot;&quot;)">
            <text:p/>
          </table:table-cell>
          <table:table-cell table:formula="of:=IF([.T235]&gt;[.T$177];[.T235];&quot;&quot;)">
            <text:p/>
          </table:table-cell>
          <table:table-cell table:formula="of:=IF([.U235]&gt;[.U$177];[.U235];&quot;&quot;)">
            <text:p/>
          </table:table-cell>
          <table:table-cell table:formula="of:=IF([.V235]&gt;[.V$177];[.V23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6]&gt;[.B$177];[.B236];&quot;&quot;)">
            <text:p/>
          </table:table-cell>
          <table:table-cell table:formula="of:=IF([.C236]&gt;[.C$177];[.C236];&quot;&quot;)">
            <text:p/>
          </table:table-cell>
          <table:table-cell table:formula="of:=IF([.D236]&gt;[.D$177];[.D236];&quot;&quot;)">
            <text:p/>
          </table:table-cell>
          <table:table-cell table:formula="of:=IF([.E236]&gt;[.E$177];[.E236];&quot;&quot;)">
            <text:p/>
          </table:table-cell>
          <table:table-cell table:formula="of:=IF([.F236]&gt;[.F$177];[.F236];&quot;&quot;)">
            <text:p/>
          </table:table-cell>
          <table:table-cell table:formula="of:=IF([.G236]&gt;[.G$177];[.G236];&quot;&quot;)">
            <text:p/>
          </table:table-cell>
          <table:table-cell table:formula="of:=IF([.H236]&gt;[.H$177];[.H236];&quot;&quot;)">
            <text:p/>
          </table:table-cell>
          <table:table-cell table:formula="of:=IF([.I236]&gt;[.I$177];[.I236];&quot;&quot;)">
            <text:p/>
          </table:table-cell>
          <table:table-cell table:formula="of:=IF([.J236]&gt;[.J$177];[.J236];&quot;&quot;)">
            <text:p/>
          </table:table-cell>
          <table:table-cell table:formula="of:=IF([.K236]&gt;[.K$177];[.K236];&quot;&quot;)">
            <text:p/>
          </table:table-cell>
          <table:table-cell table:formula="of:=IF([.L236]&gt;[.L$177];[.L236];&quot;&quot;)">
            <text:p/>
          </table:table-cell>
          <table:table-cell table:formula="of:=IF([.M236]&gt;[.M$177];[.M236];&quot;&quot;)">
            <text:p/>
          </table:table-cell>
          <table:table-cell table:formula="of:=IF([.N236]&gt;[.N$177];[.N236];&quot;&quot;)">
            <text:p/>
          </table:table-cell>
          <table:table-cell table:formula="of:=IF([.O236]&gt;[.O$177];[.O236];&quot;&quot;)">
            <text:p/>
          </table:table-cell>
          <table:table-cell table:formula="of:=IF([.P236]&gt;[.P$177];[.P236];&quot;&quot;)">
            <text:p/>
          </table:table-cell>
          <table:table-cell table:formula="of:=IF([.Q236]&gt;[.Q$177];[.Q236];&quot;&quot;)">
            <text:p/>
          </table:table-cell>
          <table:table-cell table:formula="of:=IF([.R236]&gt;[.R$177];[.R236];&quot;&quot;)">
            <text:p/>
          </table:table-cell>
          <table:table-cell table:formula="of:=IF([.S236]&gt;[.S$177];[.S236];&quot;&quot;)">
            <text:p/>
          </table:table-cell>
          <table:table-cell table:formula="of:=IF([.T236]&gt;[.T$177];[.T236];&quot;&quot;)">
            <text:p/>
          </table:table-cell>
          <table:table-cell table:formula="of:=IF([.U236]&gt;[.U$177];[.U236];&quot;&quot;)">
            <text:p/>
          </table:table-cell>
          <table:table-cell table:formula="of:=IF([.V236]&gt;[.V$177];[.V23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7]&gt;[.B$177];[.B237];&quot;&quot;)">
            <text:p/>
          </table:table-cell>
          <table:table-cell table:formula="of:=IF([.C237]&gt;[.C$177];[.C237];&quot;&quot;)">
            <text:p/>
          </table:table-cell>
          <table:table-cell table:formula="of:=IF([.D237]&gt;[.D$177];[.D237];&quot;&quot;)">
            <text:p/>
          </table:table-cell>
          <table:table-cell table:formula="of:=IF([.E237]&gt;[.E$177];[.E237];&quot;&quot;)">
            <text:p/>
          </table:table-cell>
          <table:table-cell table:formula="of:=IF([.F237]&gt;[.F$177];[.F237];&quot;&quot;)">
            <text:p/>
          </table:table-cell>
          <table:table-cell table:formula="of:=IF([.G237]&gt;[.G$177];[.G237];&quot;&quot;)">
            <text:p/>
          </table:table-cell>
          <table:table-cell table:formula="of:=IF([.H237]&gt;[.H$177];[.H237];&quot;&quot;)">
            <text:p/>
          </table:table-cell>
          <table:table-cell table:formula="of:=IF([.I237]&gt;[.I$177];[.I237];&quot;&quot;)">
            <text:p/>
          </table:table-cell>
          <table:table-cell table:formula="of:=IF([.J237]&gt;[.J$177];[.J237];&quot;&quot;)">
            <text:p/>
          </table:table-cell>
          <table:table-cell table:formula="of:=IF([.K237]&gt;[.K$177];[.K237];&quot;&quot;)">
            <text:p/>
          </table:table-cell>
          <table:table-cell table:formula="of:=IF([.L237]&gt;[.L$177];[.L237];&quot;&quot;)">
            <text:p/>
          </table:table-cell>
          <table:table-cell table:formula="of:=IF([.M237]&gt;[.M$177];[.M237];&quot;&quot;)">
            <text:p/>
          </table:table-cell>
          <table:table-cell table:formula="of:=IF([.N237]&gt;[.N$177];[.N237];&quot;&quot;)">
            <text:p/>
          </table:table-cell>
          <table:table-cell table:formula="of:=IF([.O237]&gt;[.O$177];[.O237];&quot;&quot;)">
            <text:p/>
          </table:table-cell>
          <table:table-cell table:formula="of:=IF([.P237]&gt;[.P$177];[.P237];&quot;&quot;)">
            <text:p/>
          </table:table-cell>
          <table:table-cell table:formula="of:=IF([.Q237]&gt;[.Q$177];[.Q237];&quot;&quot;)">
            <text:p/>
          </table:table-cell>
          <table:table-cell table:formula="of:=IF([.R237]&gt;[.R$177];[.R237];&quot;&quot;)">
            <text:p/>
          </table:table-cell>
          <table:table-cell table:formula="of:=IF([.S237]&gt;[.S$177];[.S237];&quot;&quot;)">
            <text:p/>
          </table:table-cell>
          <table:table-cell table:formula="of:=IF([.T237]&gt;[.T$177];[.T237];&quot;&quot;)">
            <text:p/>
          </table:table-cell>
          <table:table-cell table:formula="of:=IF([.U237]&gt;[.U$177];[.U237];&quot;&quot;)">
            <text:p/>
          </table:table-cell>
          <table:table-cell table:formula="of:=IF([.V237]&gt;[.V$177];[.V23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8]&gt;[.B$177];[.B238];&quot;&quot;)">
            <text:p/>
          </table:table-cell>
          <table:table-cell table:formula="of:=IF([.C238]&gt;[.C$177];[.C238];&quot;&quot;)">
            <text:p/>
          </table:table-cell>
          <table:table-cell table:formula="of:=IF([.D238]&gt;[.D$177];[.D238];&quot;&quot;)">
            <text:p/>
          </table:table-cell>
          <table:table-cell table:formula="of:=IF([.E238]&gt;[.E$177];[.E238];&quot;&quot;)">
            <text:p/>
          </table:table-cell>
          <table:table-cell table:formula="of:=IF([.F238]&gt;[.F$177];[.F238];&quot;&quot;)">
            <text:p/>
          </table:table-cell>
          <table:table-cell table:formula="of:=IF([.G238]&gt;[.G$177];[.G238];&quot;&quot;)">
            <text:p/>
          </table:table-cell>
          <table:table-cell table:formula="of:=IF([.H238]&gt;[.H$177];[.H238];&quot;&quot;)">
            <text:p/>
          </table:table-cell>
          <table:table-cell table:formula="of:=IF([.I238]&gt;[.I$177];[.I238];&quot;&quot;)">
            <text:p/>
          </table:table-cell>
          <table:table-cell table:formula="of:=IF([.J238]&gt;[.J$177];[.J238];&quot;&quot;)">
            <text:p/>
          </table:table-cell>
          <table:table-cell table:formula="of:=IF([.K238]&gt;[.K$177];[.K238];&quot;&quot;)">
            <text:p/>
          </table:table-cell>
          <table:table-cell table:formula="of:=IF([.L238]&gt;[.L$177];[.L238];&quot;&quot;)">
            <text:p/>
          </table:table-cell>
          <table:table-cell table:formula="of:=IF([.M238]&gt;[.M$177];[.M238];&quot;&quot;)">
            <text:p/>
          </table:table-cell>
          <table:table-cell table:formula="of:=IF([.N238]&gt;[.N$177];[.N238];&quot;&quot;)">
            <text:p/>
          </table:table-cell>
          <table:table-cell table:formula="of:=IF([.O238]&gt;[.O$177];[.O238];&quot;&quot;)">
            <text:p/>
          </table:table-cell>
          <table:table-cell table:formula="of:=IF([.P238]&gt;[.P$177];[.P238];&quot;&quot;)">
            <text:p/>
          </table:table-cell>
          <table:table-cell table:formula="of:=IF([.Q238]&gt;[.Q$177];[.Q238];&quot;&quot;)">
            <text:p/>
          </table:table-cell>
          <table:table-cell table:formula="of:=IF([.R238]&gt;[.R$177];[.R238];&quot;&quot;)">
            <text:p/>
          </table:table-cell>
          <table:table-cell table:formula="of:=IF([.S238]&gt;[.S$177];[.S238];&quot;&quot;)">
            <text:p/>
          </table:table-cell>
          <table:table-cell table:formula="of:=IF([.T238]&gt;[.T$177];[.T238];&quot;&quot;)">
            <text:p/>
          </table:table-cell>
          <table:table-cell table:formula="of:=IF([.U238]&gt;[.U$177];[.U238];&quot;&quot;)">
            <text:p/>
          </table:table-cell>
          <table:table-cell table:formula="of:=IF([.V238]&gt;[.V$177];[.V23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9]&gt;[.B$177];[.B239];&quot;&quot;)">
            <text:p/>
          </table:table-cell>
          <table:table-cell table:formula="of:=IF([.C239]&gt;[.C$177];[.C239];&quot;&quot;)">
            <text:p/>
          </table:table-cell>
          <table:table-cell table:formula="of:=IF([.D239]&gt;[.D$177];[.D239];&quot;&quot;)">
            <text:p/>
          </table:table-cell>
          <table:table-cell table:formula="of:=IF([.E239]&gt;[.E$177];[.E239];&quot;&quot;)">
            <text:p/>
          </table:table-cell>
          <table:table-cell table:formula="of:=IF([.F239]&gt;[.F$177];[.F239];&quot;&quot;)">
            <text:p/>
          </table:table-cell>
          <table:table-cell table:formula="of:=IF([.G239]&gt;[.G$177];[.G239];&quot;&quot;)">
            <text:p/>
          </table:table-cell>
          <table:table-cell table:formula="of:=IF([.H239]&gt;[.H$177];[.H239];&quot;&quot;)">
            <text:p/>
          </table:table-cell>
          <table:table-cell table:formula="of:=IF([.I239]&gt;[.I$177];[.I239];&quot;&quot;)">
            <text:p/>
          </table:table-cell>
          <table:table-cell table:formula="of:=IF([.J239]&gt;[.J$177];[.J239];&quot;&quot;)">
            <text:p/>
          </table:table-cell>
          <table:table-cell table:formula="of:=IF([.K239]&gt;[.K$177];[.K239];&quot;&quot;)">
            <text:p/>
          </table:table-cell>
          <table:table-cell table:formula="of:=IF([.L239]&gt;[.L$177];[.L239];&quot;&quot;)">
            <text:p/>
          </table:table-cell>
          <table:table-cell table:formula="of:=IF([.M239]&gt;[.M$177];[.M239];&quot;&quot;)">
            <text:p/>
          </table:table-cell>
          <table:table-cell table:formula="of:=IF([.N239]&gt;[.N$177];[.N239];&quot;&quot;)">
            <text:p/>
          </table:table-cell>
          <table:table-cell table:formula="of:=IF([.O239]&gt;[.O$177];[.O239];&quot;&quot;)">
            <text:p/>
          </table:table-cell>
          <table:table-cell table:formula="of:=IF([.P239]&gt;[.P$177];[.P239];&quot;&quot;)">
            <text:p/>
          </table:table-cell>
          <table:table-cell table:formula="of:=IF([.Q239]&gt;[.Q$177];[.Q239];&quot;&quot;)">
            <text:p/>
          </table:table-cell>
          <table:table-cell table:formula="of:=IF([.R239]&gt;[.R$177];[.R239];&quot;&quot;)">
            <text:p/>
          </table:table-cell>
          <table:table-cell table:formula="of:=IF([.S239]&gt;[.S$177];[.S239];&quot;&quot;)">
            <text:p/>
          </table:table-cell>
          <table:table-cell table:formula="of:=IF([.T239]&gt;[.T$177];[.T239];&quot;&quot;)">
            <text:p/>
          </table:table-cell>
          <table:table-cell table:formula="of:=IF([.U239]&gt;[.U$177];[.U239];&quot;&quot;)">
            <text:p/>
          </table:table-cell>
          <table:table-cell table:formula="of:=IF([.V239]&gt;[.V$177];[.V23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0]&gt;[.B$177];[.B240];&quot;&quot;)">
            <text:p/>
          </table:table-cell>
          <table:table-cell table:formula="of:=IF([.C240]&gt;[.C$177];[.C240];&quot;&quot;)">
            <text:p/>
          </table:table-cell>
          <table:table-cell table:formula="of:=IF([.D240]&gt;[.D$177];[.D240];&quot;&quot;)">
            <text:p/>
          </table:table-cell>
          <table:table-cell table:formula="of:=IF([.E240]&gt;[.E$177];[.E240];&quot;&quot;)">
            <text:p/>
          </table:table-cell>
          <table:table-cell table:formula="of:=IF([.F240]&gt;[.F$177];[.F240];&quot;&quot;)">
            <text:p/>
          </table:table-cell>
          <table:table-cell table:formula="of:=IF([.G240]&gt;[.G$177];[.G240];&quot;&quot;)">
            <text:p/>
          </table:table-cell>
          <table:table-cell table:formula="of:=IF([.H240]&gt;[.H$177];[.H240];&quot;&quot;)">
            <text:p/>
          </table:table-cell>
          <table:table-cell table:formula="of:=IF([.I240]&gt;[.I$177];[.I240];&quot;&quot;)">
            <text:p/>
          </table:table-cell>
          <table:table-cell table:formula="of:=IF([.J240]&gt;[.J$177];[.J240];&quot;&quot;)">
            <text:p/>
          </table:table-cell>
          <table:table-cell table:formula="of:=IF([.K240]&gt;[.K$177];[.K240];&quot;&quot;)">
            <text:p/>
          </table:table-cell>
          <table:table-cell table:formula="of:=IF([.L240]&gt;[.L$177];[.L240];&quot;&quot;)">
            <text:p/>
          </table:table-cell>
          <table:table-cell table:formula="of:=IF([.M240]&gt;[.M$177];[.M240];&quot;&quot;)">
            <text:p/>
          </table:table-cell>
          <table:table-cell table:formula="of:=IF([.N240]&gt;[.N$177];[.N240];&quot;&quot;)">
            <text:p/>
          </table:table-cell>
          <table:table-cell table:formula="of:=IF([.O240]&gt;[.O$177];[.O240];&quot;&quot;)">
            <text:p/>
          </table:table-cell>
          <table:table-cell table:formula="of:=IF([.P240]&gt;[.P$177];[.P240];&quot;&quot;)">
            <text:p/>
          </table:table-cell>
          <table:table-cell table:formula="of:=IF([.Q240]&gt;[.Q$177];[.Q240];&quot;&quot;)">
            <text:p/>
          </table:table-cell>
          <table:table-cell table:formula="of:=IF([.R240]&gt;[.R$177];[.R240];&quot;&quot;)">
            <text:p/>
          </table:table-cell>
          <table:table-cell table:formula="of:=IF([.S240]&gt;[.S$177];[.S240];&quot;&quot;)">
            <text:p/>
          </table:table-cell>
          <table:table-cell table:formula="of:=IF([.T240]&gt;[.T$177];[.T240];&quot;&quot;)">
            <text:p/>
          </table:table-cell>
          <table:table-cell table:formula="of:=IF([.U240]&gt;[.U$177];[.U240];&quot;&quot;)">
            <text:p/>
          </table:table-cell>
          <table:table-cell table:formula="of:=IF([.V240]&gt;[.V$177];[.V24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1]&gt;[.B$177];[.B241];&quot;&quot;)">
            <text:p/>
          </table:table-cell>
          <table:table-cell table:formula="of:=IF([.C241]&gt;[.C$177];[.C241];&quot;&quot;)">
            <text:p/>
          </table:table-cell>
          <table:table-cell table:formula="of:=IF([.D241]&gt;[.D$177];[.D241];&quot;&quot;)">
            <text:p/>
          </table:table-cell>
          <table:table-cell table:formula="of:=IF([.E241]&gt;[.E$177];[.E241];&quot;&quot;)">
            <text:p/>
          </table:table-cell>
          <table:table-cell table:formula="of:=IF([.F241]&gt;[.F$177];[.F241];&quot;&quot;)">
            <text:p/>
          </table:table-cell>
          <table:table-cell table:formula="of:=IF([.G241]&gt;[.G$177];[.G241];&quot;&quot;)">
            <text:p/>
          </table:table-cell>
          <table:table-cell table:formula="of:=IF([.H241]&gt;[.H$177];[.H241];&quot;&quot;)">
            <text:p/>
          </table:table-cell>
          <table:table-cell table:formula="of:=IF([.I241]&gt;[.I$177];[.I241];&quot;&quot;)">
            <text:p/>
          </table:table-cell>
          <table:table-cell table:formula="of:=IF([.J241]&gt;[.J$177];[.J241];&quot;&quot;)">
            <text:p/>
          </table:table-cell>
          <table:table-cell table:formula="of:=IF([.K241]&gt;[.K$177];[.K241];&quot;&quot;)">
            <text:p/>
          </table:table-cell>
          <table:table-cell table:formula="of:=IF([.L241]&gt;[.L$177];[.L241];&quot;&quot;)">
            <text:p/>
          </table:table-cell>
          <table:table-cell table:formula="of:=IF([.M241]&gt;[.M$177];[.M241];&quot;&quot;)">
            <text:p/>
          </table:table-cell>
          <table:table-cell table:formula="of:=IF([.N241]&gt;[.N$177];[.N241];&quot;&quot;)">
            <text:p/>
          </table:table-cell>
          <table:table-cell table:formula="of:=IF([.O241]&gt;[.O$177];[.O241];&quot;&quot;)">
            <text:p/>
          </table:table-cell>
          <table:table-cell table:formula="of:=IF([.P241]&gt;[.P$177];[.P241];&quot;&quot;)">
            <text:p/>
          </table:table-cell>
          <table:table-cell table:formula="of:=IF([.Q241]&gt;[.Q$177];[.Q241];&quot;&quot;)">
            <text:p/>
          </table:table-cell>
          <table:table-cell table:formula="of:=IF([.R241]&gt;[.R$177];[.R241];&quot;&quot;)">
            <text:p/>
          </table:table-cell>
          <table:table-cell table:formula="of:=IF([.S241]&gt;[.S$177];[.S241];&quot;&quot;)">
            <text:p/>
          </table:table-cell>
          <table:table-cell table:formula="of:=IF([.T241]&gt;[.T$177];[.T241];&quot;&quot;)">
            <text:p/>
          </table:table-cell>
          <table:table-cell table:formula="of:=IF([.U241]&gt;[.U$177];[.U241];&quot;&quot;)">
            <text:p/>
          </table:table-cell>
          <table:table-cell table:formula="of:=IF([.V241]&gt;[.V$177];[.V24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2]&gt;[.B$177];[.B242];&quot;&quot;)">
            <text:p/>
          </table:table-cell>
          <table:table-cell table:formula="of:=IF([.C242]&gt;[.C$177];[.C242];&quot;&quot;)">
            <text:p/>
          </table:table-cell>
          <table:table-cell table:formula="of:=IF([.D242]&gt;[.D$177];[.D242];&quot;&quot;)">
            <text:p/>
          </table:table-cell>
          <table:table-cell table:formula="of:=IF([.E242]&gt;[.E$177];[.E242];&quot;&quot;)">
            <text:p/>
          </table:table-cell>
          <table:table-cell table:formula="of:=IF([.F242]&gt;[.F$177];[.F242];&quot;&quot;)">
            <text:p/>
          </table:table-cell>
          <table:table-cell table:formula="of:=IF([.G242]&gt;[.G$177];[.G242];&quot;&quot;)">
            <text:p/>
          </table:table-cell>
          <table:table-cell table:formula="of:=IF([.H242]&gt;[.H$177];[.H242];&quot;&quot;)">
            <text:p/>
          </table:table-cell>
          <table:table-cell table:formula="of:=IF([.I242]&gt;[.I$177];[.I242];&quot;&quot;)">
            <text:p/>
          </table:table-cell>
          <table:table-cell table:formula="of:=IF([.J242]&gt;[.J$177];[.J242];&quot;&quot;)">
            <text:p/>
          </table:table-cell>
          <table:table-cell table:formula="of:=IF([.K242]&gt;[.K$177];[.K242];&quot;&quot;)">
            <text:p/>
          </table:table-cell>
          <table:table-cell table:formula="of:=IF([.L242]&gt;[.L$177];[.L242];&quot;&quot;)">
            <text:p/>
          </table:table-cell>
          <table:table-cell table:formula="of:=IF([.M242]&gt;[.M$177];[.M242];&quot;&quot;)">
            <text:p/>
          </table:table-cell>
          <table:table-cell table:formula="of:=IF([.N242]&gt;[.N$177];[.N242];&quot;&quot;)">
            <text:p/>
          </table:table-cell>
          <table:table-cell table:formula="of:=IF([.O242]&gt;[.O$177];[.O242];&quot;&quot;)">
            <text:p/>
          </table:table-cell>
          <table:table-cell table:formula="of:=IF([.P242]&gt;[.P$177];[.P242];&quot;&quot;)">
            <text:p/>
          </table:table-cell>
          <table:table-cell table:formula="of:=IF([.Q242]&gt;[.Q$177];[.Q242];&quot;&quot;)">
            <text:p/>
          </table:table-cell>
          <table:table-cell table:formula="of:=IF([.R242]&gt;[.R$177];[.R242];&quot;&quot;)">
            <text:p/>
          </table:table-cell>
          <table:table-cell table:formula="of:=IF([.S242]&gt;[.S$177];[.S242];&quot;&quot;)">
            <text:p/>
          </table:table-cell>
          <table:table-cell table:formula="of:=IF([.T242]&gt;[.T$177];[.T242];&quot;&quot;)">
            <text:p/>
          </table:table-cell>
          <table:table-cell table:formula="of:=IF([.U242]&gt;[.U$177];[.U242];&quot;&quot;)">
            <text:p/>
          </table:table-cell>
          <table:table-cell table:formula="of:=IF([.V242]&gt;[.V$177];[.V24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3]&gt;[.B$177];[.B243];&quot;&quot;)">
            <text:p/>
          </table:table-cell>
          <table:table-cell table:formula="of:=IF([.C243]&gt;[.C$177];[.C243];&quot;&quot;)">
            <text:p/>
          </table:table-cell>
          <table:table-cell table:formula="of:=IF([.D243]&gt;[.D$177];[.D243];&quot;&quot;)">
            <text:p/>
          </table:table-cell>
          <table:table-cell table:formula="of:=IF([.E243]&gt;[.E$177];[.E243];&quot;&quot;)">
            <text:p/>
          </table:table-cell>
          <table:table-cell table:formula="of:=IF([.F243]&gt;[.F$177];[.F243];&quot;&quot;)">
            <text:p/>
          </table:table-cell>
          <table:table-cell table:formula="of:=IF([.G243]&gt;[.G$177];[.G243];&quot;&quot;)">
            <text:p/>
          </table:table-cell>
          <table:table-cell table:formula="of:=IF([.H243]&gt;[.H$177];[.H243];&quot;&quot;)">
            <text:p/>
          </table:table-cell>
          <table:table-cell table:formula="of:=IF([.I243]&gt;[.I$177];[.I243];&quot;&quot;)">
            <text:p/>
          </table:table-cell>
          <table:table-cell table:formula="of:=IF([.J243]&gt;[.J$177];[.J243];&quot;&quot;)">
            <text:p/>
          </table:table-cell>
          <table:table-cell table:formula="of:=IF([.K243]&gt;[.K$177];[.K243];&quot;&quot;)">
            <text:p/>
          </table:table-cell>
          <table:table-cell table:formula="of:=IF([.L243]&gt;[.L$177];[.L243];&quot;&quot;)">
            <text:p/>
          </table:table-cell>
          <table:table-cell table:formula="of:=IF([.M243]&gt;[.M$177];[.M243];&quot;&quot;)">
            <text:p/>
          </table:table-cell>
          <table:table-cell table:formula="of:=IF([.N243]&gt;[.N$177];[.N243];&quot;&quot;)">
            <text:p/>
          </table:table-cell>
          <table:table-cell table:formula="of:=IF([.O243]&gt;[.O$177];[.O243];&quot;&quot;)">
            <text:p/>
          </table:table-cell>
          <table:table-cell table:formula="of:=IF([.P243]&gt;[.P$177];[.P243];&quot;&quot;)">
            <text:p/>
          </table:table-cell>
          <table:table-cell table:formula="of:=IF([.Q243]&gt;[.Q$177];[.Q243];&quot;&quot;)">
            <text:p/>
          </table:table-cell>
          <table:table-cell table:formula="of:=IF([.R243]&gt;[.R$177];[.R243];&quot;&quot;)">
            <text:p/>
          </table:table-cell>
          <table:table-cell table:formula="of:=IF([.S243]&gt;[.S$177];[.S243];&quot;&quot;)">
            <text:p/>
          </table:table-cell>
          <table:table-cell table:formula="of:=IF([.T243]&gt;[.T$177];[.T243];&quot;&quot;)">
            <text:p/>
          </table:table-cell>
          <table:table-cell table:formula="of:=IF([.U243]&gt;[.U$177];[.U243];&quot;&quot;)">
            <text:p/>
          </table:table-cell>
          <table:table-cell table:formula="of:=IF([.V243]&gt;[.V$177];[.V24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4]&gt;[.B$177];[.B244];&quot;&quot;)">
            <text:p/>
          </table:table-cell>
          <table:table-cell table:formula="of:=IF([.C244]&gt;[.C$177];[.C244];&quot;&quot;)">
            <text:p/>
          </table:table-cell>
          <table:table-cell table:formula="of:=IF([.D244]&gt;[.D$177];[.D244];&quot;&quot;)">
            <text:p/>
          </table:table-cell>
          <table:table-cell table:formula="of:=IF([.E244]&gt;[.E$177];[.E244];&quot;&quot;)">
            <text:p/>
          </table:table-cell>
          <table:table-cell table:formula="of:=IF([.F244]&gt;[.F$177];[.F244];&quot;&quot;)">
            <text:p/>
          </table:table-cell>
          <table:table-cell table:formula="of:=IF([.G244]&gt;[.G$177];[.G244];&quot;&quot;)">
            <text:p/>
          </table:table-cell>
          <table:table-cell table:formula="of:=IF([.H244]&gt;[.H$177];[.H244];&quot;&quot;)">
            <text:p/>
          </table:table-cell>
          <table:table-cell table:formula="of:=IF([.I244]&gt;[.I$177];[.I244];&quot;&quot;)">
            <text:p/>
          </table:table-cell>
          <table:table-cell table:formula="of:=IF([.J244]&gt;[.J$177];[.J244];&quot;&quot;)">
            <text:p/>
          </table:table-cell>
          <table:table-cell table:formula="of:=IF([.K244]&gt;[.K$177];[.K244];&quot;&quot;)">
            <text:p/>
          </table:table-cell>
          <table:table-cell table:formula="of:=IF([.L244]&gt;[.L$177];[.L244];&quot;&quot;)">
            <text:p/>
          </table:table-cell>
          <table:table-cell table:formula="of:=IF([.M244]&gt;[.M$177];[.M244];&quot;&quot;)">
            <text:p/>
          </table:table-cell>
          <table:table-cell table:formula="of:=IF([.N244]&gt;[.N$177];[.N244];&quot;&quot;)">
            <text:p/>
          </table:table-cell>
          <table:table-cell table:formula="of:=IF([.O244]&gt;[.O$177];[.O244];&quot;&quot;)">
            <text:p/>
          </table:table-cell>
          <table:table-cell table:formula="of:=IF([.P244]&gt;[.P$177];[.P244];&quot;&quot;)">
            <text:p/>
          </table:table-cell>
          <table:table-cell table:formula="of:=IF([.Q244]&gt;[.Q$177];[.Q244];&quot;&quot;)">
            <text:p/>
          </table:table-cell>
          <table:table-cell table:formula="of:=IF([.R244]&gt;[.R$177];[.R244];&quot;&quot;)">
            <text:p/>
          </table:table-cell>
          <table:table-cell table:formula="of:=IF([.S244]&gt;[.S$177];[.S244];&quot;&quot;)">
            <text:p/>
          </table:table-cell>
          <table:table-cell table:formula="of:=IF([.T244]&gt;[.T$177];[.T244];&quot;&quot;)">
            <text:p/>
          </table:table-cell>
          <table:table-cell table:formula="of:=IF([.U244]&gt;[.U$177];[.U244];&quot;&quot;)">
            <text:p/>
          </table:table-cell>
          <table:table-cell table:formula="of:=IF([.V244]&gt;[.V$177];[.V24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5]&gt;[.B$177];[.B245];&quot;&quot;)">
            <text:p/>
          </table:table-cell>
          <table:table-cell table:formula="of:=IF([.C245]&gt;[.C$177];[.C245];&quot;&quot;)">
            <text:p/>
          </table:table-cell>
          <table:table-cell table:formula="of:=IF([.D245]&gt;[.D$177];[.D245];&quot;&quot;)">
            <text:p/>
          </table:table-cell>
          <table:table-cell table:formula="of:=IF([.E245]&gt;[.E$177];[.E245];&quot;&quot;)">
            <text:p/>
          </table:table-cell>
          <table:table-cell table:formula="of:=IF([.F245]&gt;[.F$177];[.F245];&quot;&quot;)">
            <text:p/>
          </table:table-cell>
          <table:table-cell table:formula="of:=IF([.G245]&gt;[.G$177];[.G245];&quot;&quot;)">
            <text:p/>
          </table:table-cell>
          <table:table-cell table:formula="of:=IF([.H245]&gt;[.H$177];[.H245];&quot;&quot;)">
            <text:p/>
          </table:table-cell>
          <table:table-cell table:formula="of:=IF([.I245]&gt;[.I$177];[.I245];&quot;&quot;)">
            <text:p/>
          </table:table-cell>
          <table:table-cell table:formula="of:=IF([.J245]&gt;[.J$177];[.J245];&quot;&quot;)">
            <text:p/>
          </table:table-cell>
          <table:table-cell table:formula="of:=IF([.K245]&gt;[.K$177];[.K245];&quot;&quot;)">
            <text:p/>
          </table:table-cell>
          <table:table-cell table:formula="of:=IF([.L245]&gt;[.L$177];[.L245];&quot;&quot;)">
            <text:p/>
          </table:table-cell>
          <table:table-cell table:formula="of:=IF([.M245]&gt;[.M$177];[.M245];&quot;&quot;)">
            <text:p/>
          </table:table-cell>
          <table:table-cell table:formula="of:=IF([.N245]&gt;[.N$177];[.N245];&quot;&quot;)">
            <text:p/>
          </table:table-cell>
          <table:table-cell table:formula="of:=IF([.O245]&gt;[.O$177];[.O245];&quot;&quot;)">
            <text:p/>
          </table:table-cell>
          <table:table-cell table:formula="of:=IF([.P245]&gt;[.P$177];[.P245];&quot;&quot;)">
            <text:p/>
          </table:table-cell>
          <table:table-cell table:formula="of:=IF([.Q245]&gt;[.Q$177];[.Q245];&quot;&quot;)">
            <text:p/>
          </table:table-cell>
          <table:table-cell table:formula="of:=IF([.R245]&gt;[.R$177];[.R245];&quot;&quot;)">
            <text:p/>
          </table:table-cell>
          <table:table-cell table:formula="of:=IF([.S245]&gt;[.S$177];[.S245];&quot;&quot;)">
            <text:p/>
          </table:table-cell>
          <table:table-cell table:formula="of:=IF([.T245]&gt;[.T$177];[.T245];&quot;&quot;)">
            <text:p/>
          </table:table-cell>
          <table:table-cell table:formula="of:=IF([.U245]&gt;[.U$177];[.U245];&quot;&quot;)">
            <text:p/>
          </table:table-cell>
          <table:table-cell table:formula="of:=IF([.V245]&gt;[.V$177];[.V24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6]&gt;[.B$177];[.B246];&quot;&quot;)">
            <text:p/>
          </table:table-cell>
          <table:table-cell table:formula="of:=IF([.C246]&gt;[.C$177];[.C246];&quot;&quot;)">
            <text:p/>
          </table:table-cell>
          <table:table-cell table:formula="of:=IF([.D246]&gt;[.D$177];[.D246];&quot;&quot;)">
            <text:p/>
          </table:table-cell>
          <table:table-cell table:formula="of:=IF([.E246]&gt;[.E$177];[.E246];&quot;&quot;)">
            <text:p/>
          </table:table-cell>
          <table:table-cell table:formula="of:=IF([.F246]&gt;[.F$177];[.F246];&quot;&quot;)">
            <text:p/>
          </table:table-cell>
          <table:table-cell table:formula="of:=IF([.G246]&gt;[.G$177];[.G246];&quot;&quot;)">
            <text:p/>
          </table:table-cell>
          <table:table-cell table:formula="of:=IF([.H246]&gt;[.H$177];[.H246];&quot;&quot;)">
            <text:p/>
          </table:table-cell>
          <table:table-cell table:formula="of:=IF([.I246]&gt;[.I$177];[.I246];&quot;&quot;)">
            <text:p/>
          </table:table-cell>
          <table:table-cell table:formula="of:=IF([.J246]&gt;[.J$177];[.J246];&quot;&quot;)">
            <text:p/>
          </table:table-cell>
          <table:table-cell table:formula="of:=IF([.K246]&gt;[.K$177];[.K246];&quot;&quot;)">
            <text:p/>
          </table:table-cell>
          <table:table-cell table:formula="of:=IF([.L246]&gt;[.L$177];[.L246];&quot;&quot;)">
            <text:p/>
          </table:table-cell>
          <table:table-cell table:formula="of:=IF([.M246]&gt;[.M$177];[.M246];&quot;&quot;)">
            <text:p/>
          </table:table-cell>
          <table:table-cell table:formula="of:=IF([.N246]&gt;[.N$177];[.N246];&quot;&quot;)">
            <text:p/>
          </table:table-cell>
          <table:table-cell table:formula="of:=IF([.O246]&gt;[.O$177];[.O246];&quot;&quot;)">
            <text:p/>
          </table:table-cell>
          <table:table-cell table:formula="of:=IF([.P246]&gt;[.P$177];[.P246];&quot;&quot;)">
            <text:p/>
          </table:table-cell>
          <table:table-cell table:formula="of:=IF([.Q246]&gt;[.Q$177];[.Q246];&quot;&quot;)">
            <text:p/>
          </table:table-cell>
          <table:table-cell table:formula="of:=IF([.R246]&gt;[.R$177];[.R246];&quot;&quot;)">
            <text:p/>
          </table:table-cell>
          <table:table-cell table:formula="of:=IF([.S246]&gt;[.S$177];[.S246];&quot;&quot;)">
            <text:p/>
          </table:table-cell>
          <table:table-cell table:formula="of:=IF([.T246]&gt;[.T$177];[.T246];&quot;&quot;)">
            <text:p/>
          </table:table-cell>
          <table:table-cell table:formula="of:=IF([.U246]&gt;[.U$177];[.U246];&quot;&quot;)">
            <text:p/>
          </table:table-cell>
          <table:table-cell table:formula="of:=IF([.V246]&gt;[.V$177];[.V24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7]&gt;[.B$177];[.B247];&quot;&quot;)">
            <text:p/>
          </table:table-cell>
          <table:table-cell table:formula="of:=IF([.C247]&gt;[.C$177];[.C247];&quot;&quot;)">
            <text:p/>
          </table:table-cell>
          <table:table-cell table:formula="of:=IF([.D247]&gt;[.D$177];[.D247];&quot;&quot;)">
            <text:p/>
          </table:table-cell>
          <table:table-cell table:formula="of:=IF([.E247]&gt;[.E$177];[.E247];&quot;&quot;)">
            <text:p/>
          </table:table-cell>
          <table:table-cell table:formula="of:=IF([.F247]&gt;[.F$177];[.F247];&quot;&quot;)">
            <text:p/>
          </table:table-cell>
          <table:table-cell table:formula="of:=IF([.G247]&gt;[.G$177];[.G247];&quot;&quot;)">
            <text:p/>
          </table:table-cell>
          <table:table-cell table:formula="of:=IF([.H247]&gt;[.H$177];[.H247];&quot;&quot;)">
            <text:p/>
          </table:table-cell>
          <table:table-cell table:formula="of:=IF([.I247]&gt;[.I$177];[.I247];&quot;&quot;)">
            <text:p/>
          </table:table-cell>
          <table:table-cell table:formula="of:=IF([.J247]&gt;[.J$177];[.J247];&quot;&quot;)">
            <text:p/>
          </table:table-cell>
          <table:table-cell table:formula="of:=IF([.K247]&gt;[.K$177];[.K247];&quot;&quot;)">
            <text:p/>
          </table:table-cell>
          <table:table-cell table:formula="of:=IF([.L247]&gt;[.L$177];[.L247];&quot;&quot;)">
            <text:p/>
          </table:table-cell>
          <table:table-cell table:formula="of:=IF([.M247]&gt;[.M$177];[.M247];&quot;&quot;)">
            <text:p/>
          </table:table-cell>
          <table:table-cell table:formula="of:=IF([.N247]&gt;[.N$177];[.N247];&quot;&quot;)">
            <text:p/>
          </table:table-cell>
          <table:table-cell table:formula="of:=IF([.O247]&gt;[.O$177];[.O247];&quot;&quot;)">
            <text:p/>
          </table:table-cell>
          <table:table-cell table:formula="of:=IF([.P247]&gt;[.P$177];[.P247];&quot;&quot;)">
            <text:p/>
          </table:table-cell>
          <table:table-cell table:formula="of:=IF([.Q247]&gt;[.Q$177];[.Q247];&quot;&quot;)">
            <text:p/>
          </table:table-cell>
          <table:table-cell table:formula="of:=IF([.R247]&gt;[.R$177];[.R247];&quot;&quot;)">
            <text:p/>
          </table:table-cell>
          <table:table-cell table:formula="of:=IF([.S247]&gt;[.S$177];[.S247];&quot;&quot;)">
            <text:p/>
          </table:table-cell>
          <table:table-cell table:formula="of:=IF([.T247]&gt;[.T$177];[.T247];&quot;&quot;)">
            <text:p/>
          </table:table-cell>
          <table:table-cell table:formula="of:=IF([.U247]&gt;[.U$177];[.U247];&quot;&quot;)">
            <text:p/>
          </table:table-cell>
          <table:table-cell table:formula="of:=IF([.V247]&gt;[.V$177];[.V24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8]&gt;[.B$177];[.B248];&quot;&quot;)">
            <text:p/>
          </table:table-cell>
          <table:table-cell table:formula="of:=IF([.C248]&gt;[.C$177];[.C248];&quot;&quot;)">
            <text:p/>
          </table:table-cell>
          <table:table-cell table:formula="of:=IF([.D248]&gt;[.D$177];[.D248];&quot;&quot;)">
            <text:p/>
          </table:table-cell>
          <table:table-cell table:formula="of:=IF([.E248]&gt;[.E$177];[.E248];&quot;&quot;)">
            <text:p/>
          </table:table-cell>
          <table:table-cell table:formula="of:=IF([.F248]&gt;[.F$177];[.F248];&quot;&quot;)">
            <text:p/>
          </table:table-cell>
          <table:table-cell table:formula="of:=IF([.G248]&gt;[.G$177];[.G248];&quot;&quot;)">
            <text:p/>
          </table:table-cell>
          <table:table-cell table:formula="of:=IF([.H248]&gt;[.H$177];[.H248];&quot;&quot;)">
            <text:p/>
          </table:table-cell>
          <table:table-cell table:formula="of:=IF([.I248]&gt;[.I$177];[.I248];&quot;&quot;)">
            <text:p/>
          </table:table-cell>
          <table:table-cell table:formula="of:=IF([.J248]&gt;[.J$177];[.J248];&quot;&quot;)">
            <text:p/>
          </table:table-cell>
          <table:table-cell table:formula="of:=IF([.K248]&gt;[.K$177];[.K248];&quot;&quot;)">
            <text:p/>
          </table:table-cell>
          <table:table-cell table:formula="of:=IF([.L248]&gt;[.L$177];[.L248];&quot;&quot;)">
            <text:p/>
          </table:table-cell>
          <table:table-cell table:formula="of:=IF([.M248]&gt;[.M$177];[.M248];&quot;&quot;)">
            <text:p/>
          </table:table-cell>
          <table:table-cell table:formula="of:=IF([.N248]&gt;[.N$177];[.N248];&quot;&quot;)">
            <text:p/>
          </table:table-cell>
          <table:table-cell table:formula="of:=IF([.O248]&gt;[.O$177];[.O248];&quot;&quot;)">
            <text:p/>
          </table:table-cell>
          <table:table-cell table:formula="of:=IF([.P248]&gt;[.P$177];[.P248];&quot;&quot;)">
            <text:p/>
          </table:table-cell>
          <table:table-cell table:formula="of:=IF([.Q248]&gt;[.Q$177];[.Q248];&quot;&quot;)">
            <text:p/>
          </table:table-cell>
          <table:table-cell table:formula="of:=IF([.R248]&gt;[.R$177];[.R248];&quot;&quot;)">
            <text:p/>
          </table:table-cell>
          <table:table-cell table:formula="of:=IF([.S248]&gt;[.S$177];[.S248];&quot;&quot;)">
            <text:p/>
          </table:table-cell>
          <table:table-cell table:formula="of:=IF([.T248]&gt;[.T$177];[.T248];&quot;&quot;)">
            <text:p/>
          </table:table-cell>
          <table:table-cell table:formula="of:=IF([.U248]&gt;[.U$177];[.U248];&quot;&quot;)">
            <text:p/>
          </table:table-cell>
          <table:table-cell table:formula="of:=IF([.V248]&gt;[.V$177];[.V24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9]&gt;[.B$177];[.B249];&quot;&quot;)">
            <text:p/>
          </table:table-cell>
          <table:table-cell table:formula="of:=IF([.C249]&gt;[.C$177];[.C249];&quot;&quot;)">
            <text:p/>
          </table:table-cell>
          <table:table-cell table:formula="of:=IF([.D249]&gt;[.D$177];[.D249];&quot;&quot;)">
            <text:p/>
          </table:table-cell>
          <table:table-cell table:formula="of:=IF([.E249]&gt;[.E$177];[.E249];&quot;&quot;)">
            <text:p/>
          </table:table-cell>
          <table:table-cell table:formula="of:=IF([.F249]&gt;[.F$177];[.F249];&quot;&quot;)">
            <text:p/>
          </table:table-cell>
          <table:table-cell table:formula="of:=IF([.G249]&gt;[.G$177];[.G249];&quot;&quot;)">
            <text:p/>
          </table:table-cell>
          <table:table-cell table:formula="of:=IF([.H249]&gt;[.H$177];[.H249];&quot;&quot;)">
            <text:p/>
          </table:table-cell>
          <table:table-cell table:formula="of:=IF([.I249]&gt;[.I$177];[.I249];&quot;&quot;)">
            <text:p/>
          </table:table-cell>
          <table:table-cell table:formula="of:=IF([.J249]&gt;[.J$177];[.J249];&quot;&quot;)">
            <text:p/>
          </table:table-cell>
          <table:table-cell table:formula="of:=IF([.K249]&gt;[.K$177];[.K249];&quot;&quot;)">
            <text:p/>
          </table:table-cell>
          <table:table-cell table:formula="of:=IF([.L249]&gt;[.L$177];[.L249];&quot;&quot;)">
            <text:p/>
          </table:table-cell>
          <table:table-cell table:formula="of:=IF([.M249]&gt;[.M$177];[.M249];&quot;&quot;)">
            <text:p/>
          </table:table-cell>
          <table:table-cell table:formula="of:=IF([.N249]&gt;[.N$177];[.N249];&quot;&quot;)">
            <text:p/>
          </table:table-cell>
          <table:table-cell table:formula="of:=IF([.O249]&gt;[.O$177];[.O249];&quot;&quot;)">
            <text:p/>
          </table:table-cell>
          <table:table-cell table:formula="of:=IF([.P249]&gt;[.P$177];[.P249];&quot;&quot;)">
            <text:p/>
          </table:table-cell>
          <table:table-cell table:formula="of:=IF([.Q249]&gt;[.Q$177];[.Q249];&quot;&quot;)">
            <text:p/>
          </table:table-cell>
          <table:table-cell table:formula="of:=IF([.R249]&gt;[.R$177];[.R249];&quot;&quot;)">
            <text:p/>
          </table:table-cell>
          <table:table-cell table:formula="of:=IF([.S249]&gt;[.S$177];[.S249];&quot;&quot;)">
            <text:p/>
          </table:table-cell>
          <table:table-cell table:formula="of:=IF([.T249]&gt;[.T$177];[.T249];&quot;&quot;)">
            <text:p/>
          </table:table-cell>
          <table:table-cell table:formula="of:=IF([.U249]&gt;[.U$177];[.U249];&quot;&quot;)">
            <text:p/>
          </table:table-cell>
          <table:table-cell table:formula="of:=IF([.V249]&gt;[.V$177];[.V24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0]&gt;[.B$177];[.B250];&quot;&quot;)">
            <text:p/>
          </table:table-cell>
          <table:table-cell table:formula="of:=IF([.C250]&gt;[.C$177];[.C250];&quot;&quot;)">
            <text:p/>
          </table:table-cell>
          <table:table-cell table:formula="of:=IF([.D250]&gt;[.D$177];[.D250];&quot;&quot;)">
            <text:p/>
          </table:table-cell>
          <table:table-cell table:formula="of:=IF([.E250]&gt;[.E$177];[.E250];&quot;&quot;)">
            <text:p/>
          </table:table-cell>
          <table:table-cell table:formula="of:=IF([.F250]&gt;[.F$177];[.F250];&quot;&quot;)">
            <text:p/>
          </table:table-cell>
          <table:table-cell table:formula="of:=IF([.G250]&gt;[.G$177];[.G250];&quot;&quot;)">
            <text:p/>
          </table:table-cell>
          <table:table-cell table:formula="of:=IF([.H250]&gt;[.H$177];[.H250];&quot;&quot;)">
            <text:p/>
          </table:table-cell>
          <table:table-cell table:formula="of:=IF([.I250]&gt;[.I$177];[.I250];&quot;&quot;)">
            <text:p/>
          </table:table-cell>
          <table:table-cell table:formula="of:=IF([.J250]&gt;[.J$177];[.J250];&quot;&quot;)">
            <text:p/>
          </table:table-cell>
          <table:table-cell table:formula="of:=IF([.K250]&gt;[.K$177];[.K250];&quot;&quot;)">
            <text:p/>
          </table:table-cell>
          <table:table-cell table:formula="of:=IF([.L250]&gt;[.L$177];[.L250];&quot;&quot;)">
            <text:p/>
          </table:table-cell>
          <table:table-cell table:formula="of:=IF([.M250]&gt;[.M$177];[.M250];&quot;&quot;)">
            <text:p/>
          </table:table-cell>
          <table:table-cell table:formula="of:=IF([.N250]&gt;[.N$177];[.N250];&quot;&quot;)">
            <text:p/>
          </table:table-cell>
          <table:table-cell table:formula="of:=IF([.O250]&gt;[.O$177];[.O250];&quot;&quot;)">
            <text:p/>
          </table:table-cell>
          <table:table-cell table:formula="of:=IF([.P250]&gt;[.P$177];[.P250];&quot;&quot;)">
            <text:p/>
          </table:table-cell>
          <table:table-cell table:formula="of:=IF([.Q250]&gt;[.Q$177];[.Q250];&quot;&quot;)">
            <text:p/>
          </table:table-cell>
          <table:table-cell table:formula="of:=IF([.R250]&gt;[.R$177];[.R250];&quot;&quot;)">
            <text:p/>
          </table:table-cell>
          <table:table-cell table:formula="of:=IF([.S250]&gt;[.S$177];[.S250];&quot;&quot;)">
            <text:p/>
          </table:table-cell>
          <table:table-cell table:formula="of:=IF([.T250]&gt;[.T$177];[.T250];&quot;&quot;)">
            <text:p/>
          </table:table-cell>
          <table:table-cell table:formula="of:=IF([.U250]&gt;[.U$177];[.U250];&quot;&quot;)">
            <text:p/>
          </table:table-cell>
          <table:table-cell table:formula="of:=IF([.V250]&gt;[.V$177];[.V25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1]&gt;[.B$177];[.B251];&quot;&quot;)">
            <text:p/>
          </table:table-cell>
          <table:table-cell table:formula="of:=IF([.C251]&gt;[.C$177];[.C251];&quot;&quot;)">
            <text:p/>
          </table:table-cell>
          <table:table-cell table:formula="of:=IF([.D251]&gt;[.D$177];[.D251];&quot;&quot;)">
            <text:p/>
          </table:table-cell>
          <table:table-cell table:formula="of:=IF([.E251]&gt;[.E$177];[.E251];&quot;&quot;)">
            <text:p/>
          </table:table-cell>
          <table:table-cell table:formula="of:=IF([.F251]&gt;[.F$177];[.F251];&quot;&quot;)">
            <text:p/>
          </table:table-cell>
          <table:table-cell table:formula="of:=IF([.G251]&gt;[.G$177];[.G251];&quot;&quot;)">
            <text:p/>
          </table:table-cell>
          <table:table-cell table:formula="of:=IF([.H251]&gt;[.H$177];[.H251];&quot;&quot;)">
            <text:p/>
          </table:table-cell>
          <table:table-cell table:formula="of:=IF([.I251]&gt;[.I$177];[.I251];&quot;&quot;)">
            <text:p/>
          </table:table-cell>
          <table:table-cell table:formula="of:=IF([.J251]&gt;[.J$177];[.J251];&quot;&quot;)">
            <text:p/>
          </table:table-cell>
          <table:table-cell table:formula="of:=IF([.K251]&gt;[.K$177];[.K251];&quot;&quot;)">
            <text:p/>
          </table:table-cell>
          <table:table-cell table:formula="of:=IF([.L251]&gt;[.L$177];[.L251];&quot;&quot;)">
            <text:p/>
          </table:table-cell>
          <table:table-cell table:formula="of:=IF([.M251]&gt;[.M$177];[.M251];&quot;&quot;)">
            <text:p/>
          </table:table-cell>
          <table:table-cell table:formula="of:=IF([.N251]&gt;[.N$177];[.N251];&quot;&quot;)">
            <text:p/>
          </table:table-cell>
          <table:table-cell table:formula="of:=IF([.O251]&gt;[.O$177];[.O251];&quot;&quot;)">
            <text:p/>
          </table:table-cell>
          <table:table-cell table:formula="of:=IF([.P251]&gt;[.P$177];[.P251];&quot;&quot;)">
            <text:p/>
          </table:table-cell>
          <table:table-cell table:formula="of:=IF([.Q251]&gt;[.Q$177];[.Q251];&quot;&quot;)">
            <text:p/>
          </table:table-cell>
          <table:table-cell table:formula="of:=IF([.R251]&gt;[.R$177];[.R251];&quot;&quot;)">
            <text:p/>
          </table:table-cell>
          <table:table-cell table:formula="of:=IF([.S251]&gt;[.S$177];[.S251];&quot;&quot;)">
            <text:p/>
          </table:table-cell>
          <table:table-cell table:formula="of:=IF([.T251]&gt;[.T$177];[.T251];&quot;&quot;)">
            <text:p/>
          </table:table-cell>
          <table:table-cell table:formula="of:=IF([.U251]&gt;[.U$177];[.U251];&quot;&quot;)">
            <text:p/>
          </table:table-cell>
          <table:table-cell table:formula="of:=IF([.V251]&gt;[.V$177];[.V25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2]&gt;[.B$177];[.B252];&quot;&quot;)">
            <text:p/>
          </table:table-cell>
          <table:table-cell table:formula="of:=IF([.C252]&gt;[.C$177];[.C252];&quot;&quot;)">
            <text:p/>
          </table:table-cell>
          <table:table-cell table:formula="of:=IF([.D252]&gt;[.D$177];[.D252];&quot;&quot;)">
            <text:p/>
          </table:table-cell>
          <table:table-cell table:formula="of:=IF([.E252]&gt;[.E$177];[.E252];&quot;&quot;)">
            <text:p/>
          </table:table-cell>
          <table:table-cell table:formula="of:=IF([.F252]&gt;[.F$177];[.F252];&quot;&quot;)">
            <text:p/>
          </table:table-cell>
          <table:table-cell table:formula="of:=IF([.G252]&gt;[.G$177];[.G252];&quot;&quot;)">
            <text:p/>
          </table:table-cell>
          <table:table-cell table:formula="of:=IF([.H252]&gt;[.H$177];[.H252];&quot;&quot;)">
            <text:p/>
          </table:table-cell>
          <table:table-cell table:formula="of:=IF([.I252]&gt;[.I$177];[.I252];&quot;&quot;)">
            <text:p/>
          </table:table-cell>
          <table:table-cell table:formula="of:=IF([.J252]&gt;[.J$177];[.J252];&quot;&quot;)">
            <text:p/>
          </table:table-cell>
          <table:table-cell table:formula="of:=IF([.K252]&gt;[.K$177];[.K252];&quot;&quot;)">
            <text:p/>
          </table:table-cell>
          <table:table-cell table:formula="of:=IF([.L252]&gt;[.L$177];[.L252];&quot;&quot;)">
            <text:p/>
          </table:table-cell>
          <table:table-cell table:formula="of:=IF([.M252]&gt;[.M$177];[.M252];&quot;&quot;)">
            <text:p/>
          </table:table-cell>
          <table:table-cell table:formula="of:=IF([.N252]&gt;[.N$177];[.N252];&quot;&quot;)">
            <text:p/>
          </table:table-cell>
          <table:table-cell table:formula="of:=IF([.O252]&gt;[.O$177];[.O252];&quot;&quot;)">
            <text:p/>
          </table:table-cell>
          <table:table-cell table:formula="of:=IF([.P252]&gt;[.P$177];[.P252];&quot;&quot;)">
            <text:p/>
          </table:table-cell>
          <table:table-cell table:formula="of:=IF([.Q252]&gt;[.Q$177];[.Q252];&quot;&quot;)">
            <text:p/>
          </table:table-cell>
          <table:table-cell table:formula="of:=IF([.R252]&gt;[.R$177];[.R252];&quot;&quot;)">
            <text:p/>
          </table:table-cell>
          <table:table-cell table:formula="of:=IF([.S252]&gt;[.S$177];[.S252];&quot;&quot;)">
            <text:p/>
          </table:table-cell>
          <table:table-cell table:formula="of:=IF([.T252]&gt;[.T$177];[.T252];&quot;&quot;)">
            <text:p/>
          </table:table-cell>
          <table:table-cell table:formula="of:=IF([.U252]&gt;[.U$177];[.U252];&quot;&quot;)">
            <text:p/>
          </table:table-cell>
          <table:table-cell table:formula="of:=IF([.V252]&gt;[.V$177];[.V25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3]&gt;[.B$177];[.B253];&quot;&quot;)">
            <text:p/>
          </table:table-cell>
          <table:table-cell table:formula="of:=IF([.C253]&gt;[.C$177];[.C253];&quot;&quot;)">
            <text:p/>
          </table:table-cell>
          <table:table-cell table:formula="of:=IF([.D253]&gt;[.D$177];[.D253];&quot;&quot;)">
            <text:p/>
          </table:table-cell>
          <table:table-cell table:formula="of:=IF([.E253]&gt;[.E$177];[.E253];&quot;&quot;)">
            <text:p/>
          </table:table-cell>
          <table:table-cell table:formula="of:=IF([.F253]&gt;[.F$177];[.F253];&quot;&quot;)">
            <text:p/>
          </table:table-cell>
          <table:table-cell table:formula="of:=IF([.G253]&gt;[.G$177];[.G253];&quot;&quot;)">
            <text:p/>
          </table:table-cell>
          <table:table-cell table:formula="of:=IF([.H253]&gt;[.H$177];[.H253];&quot;&quot;)">
            <text:p/>
          </table:table-cell>
          <table:table-cell table:formula="of:=IF([.I253]&gt;[.I$177];[.I253];&quot;&quot;)">
            <text:p/>
          </table:table-cell>
          <table:table-cell table:formula="of:=IF([.J253]&gt;[.J$177];[.J253];&quot;&quot;)">
            <text:p/>
          </table:table-cell>
          <table:table-cell table:formula="of:=IF([.K253]&gt;[.K$177];[.K253];&quot;&quot;)">
            <text:p/>
          </table:table-cell>
          <table:table-cell table:formula="of:=IF([.L253]&gt;[.L$177];[.L253];&quot;&quot;)">
            <text:p/>
          </table:table-cell>
          <table:table-cell table:formula="of:=IF([.M253]&gt;[.M$177];[.M253];&quot;&quot;)">
            <text:p/>
          </table:table-cell>
          <table:table-cell table:formula="of:=IF([.N253]&gt;[.N$177];[.N253];&quot;&quot;)">
            <text:p/>
          </table:table-cell>
          <table:table-cell table:formula="of:=IF([.O253]&gt;[.O$177];[.O253];&quot;&quot;)">
            <text:p/>
          </table:table-cell>
          <table:table-cell table:formula="of:=IF([.P253]&gt;[.P$177];[.P253];&quot;&quot;)">
            <text:p/>
          </table:table-cell>
          <table:table-cell table:formula="of:=IF([.Q253]&gt;[.Q$177];[.Q253];&quot;&quot;)">
            <text:p/>
          </table:table-cell>
          <table:table-cell table:formula="of:=IF([.R253]&gt;[.R$177];[.R253];&quot;&quot;)">
            <text:p/>
          </table:table-cell>
          <table:table-cell table:formula="of:=IF([.S253]&gt;[.S$177];[.S253];&quot;&quot;)">
            <text:p/>
          </table:table-cell>
          <table:table-cell table:formula="of:=IF([.T253]&gt;[.T$177];[.T253];&quot;&quot;)">
            <text:p/>
          </table:table-cell>
          <table:table-cell table:formula="of:=IF([.U253]&gt;[.U$177];[.U253];&quot;&quot;)">
            <text:p/>
          </table:table-cell>
          <table:table-cell table:formula="of:=IF([.V253]&gt;[.V$177];[.V25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4]&gt;[.B$177];[.B254];&quot;&quot;)">
            <text:p/>
          </table:table-cell>
          <table:table-cell table:formula="of:=IF([.C254]&gt;[.C$177];[.C254];&quot;&quot;)">
            <text:p/>
          </table:table-cell>
          <table:table-cell table:formula="of:=IF([.D254]&gt;[.D$177];[.D254];&quot;&quot;)">
            <text:p/>
          </table:table-cell>
          <table:table-cell table:formula="of:=IF([.E254]&gt;[.E$177];[.E254];&quot;&quot;)">
            <text:p/>
          </table:table-cell>
          <table:table-cell table:formula="of:=IF([.F254]&gt;[.F$177];[.F254];&quot;&quot;)">
            <text:p/>
          </table:table-cell>
          <table:table-cell table:formula="of:=IF([.G254]&gt;[.G$177];[.G254];&quot;&quot;)">
            <text:p/>
          </table:table-cell>
          <table:table-cell table:formula="of:=IF([.H254]&gt;[.H$177];[.H254];&quot;&quot;)">
            <text:p/>
          </table:table-cell>
          <table:table-cell table:formula="of:=IF([.I254]&gt;[.I$177];[.I254];&quot;&quot;)">
            <text:p/>
          </table:table-cell>
          <table:table-cell table:formula="of:=IF([.J254]&gt;[.J$177];[.J254];&quot;&quot;)">
            <text:p/>
          </table:table-cell>
          <table:table-cell table:formula="of:=IF([.K254]&gt;[.K$177];[.K254];&quot;&quot;)">
            <text:p/>
          </table:table-cell>
          <table:table-cell table:formula="of:=IF([.L254]&gt;[.L$177];[.L254];&quot;&quot;)">
            <text:p/>
          </table:table-cell>
          <table:table-cell table:formula="of:=IF([.M254]&gt;[.M$177];[.M254];&quot;&quot;)">
            <text:p/>
          </table:table-cell>
          <table:table-cell table:formula="of:=IF([.N254]&gt;[.N$177];[.N254];&quot;&quot;)">
            <text:p/>
          </table:table-cell>
          <table:table-cell table:formula="of:=IF([.O254]&gt;[.O$177];[.O254];&quot;&quot;)">
            <text:p/>
          </table:table-cell>
          <table:table-cell table:formula="of:=IF([.P254]&gt;[.P$177];[.P254];&quot;&quot;)">
            <text:p/>
          </table:table-cell>
          <table:table-cell table:formula="of:=IF([.Q254]&gt;[.Q$177];[.Q254];&quot;&quot;)">
            <text:p/>
          </table:table-cell>
          <table:table-cell table:formula="of:=IF([.R254]&gt;[.R$177];[.R254];&quot;&quot;)">
            <text:p/>
          </table:table-cell>
          <table:table-cell table:formula="of:=IF([.S254]&gt;[.S$177];[.S254];&quot;&quot;)">
            <text:p/>
          </table:table-cell>
          <table:table-cell table:formula="of:=IF([.T254]&gt;[.T$177];[.T254];&quot;&quot;)">
            <text:p/>
          </table:table-cell>
          <table:table-cell table:formula="of:=IF([.U254]&gt;[.U$177];[.U254];&quot;&quot;)">
            <text:p/>
          </table:table-cell>
          <table:table-cell table:formula="of:=IF([.V254]&gt;[.V$177];[.V25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5]&gt;[.B$177];[.B255];&quot;&quot;)">
            <text:p/>
          </table:table-cell>
          <table:table-cell table:formula="of:=IF([.C255]&gt;[.C$177];[.C255];&quot;&quot;)">
            <text:p/>
          </table:table-cell>
          <table:table-cell table:formula="of:=IF([.D255]&gt;[.D$177];[.D255];&quot;&quot;)">
            <text:p/>
          </table:table-cell>
          <table:table-cell table:formula="of:=IF([.E255]&gt;[.E$177];[.E255];&quot;&quot;)">
            <text:p/>
          </table:table-cell>
          <table:table-cell table:formula="of:=IF([.F255]&gt;[.F$177];[.F255];&quot;&quot;)">
            <text:p/>
          </table:table-cell>
          <table:table-cell table:formula="of:=IF([.G255]&gt;[.G$177];[.G255];&quot;&quot;)">
            <text:p/>
          </table:table-cell>
          <table:table-cell table:formula="of:=IF([.H255]&gt;[.H$177];[.H255];&quot;&quot;)">
            <text:p/>
          </table:table-cell>
          <table:table-cell table:formula="of:=IF([.I255]&gt;[.I$177];[.I255];&quot;&quot;)">
            <text:p/>
          </table:table-cell>
          <table:table-cell table:formula="of:=IF([.J255]&gt;[.J$177];[.J255];&quot;&quot;)">
            <text:p/>
          </table:table-cell>
          <table:table-cell table:formula="of:=IF([.K255]&gt;[.K$177];[.K255];&quot;&quot;)">
            <text:p/>
          </table:table-cell>
          <table:table-cell table:formula="of:=IF([.L255]&gt;[.L$177];[.L255];&quot;&quot;)">
            <text:p/>
          </table:table-cell>
          <table:table-cell table:formula="of:=IF([.M255]&gt;[.M$177];[.M255];&quot;&quot;)">
            <text:p/>
          </table:table-cell>
          <table:table-cell table:formula="of:=IF([.N255]&gt;[.N$177];[.N255];&quot;&quot;)">
            <text:p/>
          </table:table-cell>
          <table:table-cell table:formula="of:=IF([.O255]&gt;[.O$177];[.O255];&quot;&quot;)">
            <text:p/>
          </table:table-cell>
          <table:table-cell table:formula="of:=IF([.P255]&gt;[.P$177];[.P255];&quot;&quot;)">
            <text:p/>
          </table:table-cell>
          <table:table-cell table:formula="of:=IF([.Q255]&gt;[.Q$177];[.Q255];&quot;&quot;)">
            <text:p/>
          </table:table-cell>
          <table:table-cell table:formula="of:=IF([.R255]&gt;[.R$177];[.R255];&quot;&quot;)">
            <text:p/>
          </table:table-cell>
          <table:table-cell table:formula="of:=IF([.S255]&gt;[.S$177];[.S255];&quot;&quot;)">
            <text:p/>
          </table:table-cell>
          <table:table-cell table:formula="of:=IF([.T255]&gt;[.T$177];[.T255];&quot;&quot;)">
            <text:p/>
          </table:table-cell>
          <table:table-cell table:formula="of:=IF([.U255]&gt;[.U$177];[.U255];&quot;&quot;)">
            <text:p/>
          </table:table-cell>
          <table:table-cell table:formula="of:=IF([.V255]&gt;[.V$177];[.V25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6]&gt;[.B$177];[.B256];&quot;&quot;)">
            <text:p/>
          </table:table-cell>
          <table:table-cell table:formula="of:=IF([.C256]&gt;[.C$177];[.C256];&quot;&quot;)">
            <text:p/>
          </table:table-cell>
          <table:table-cell table:formula="of:=IF([.D256]&gt;[.D$177];[.D256];&quot;&quot;)">
            <text:p/>
          </table:table-cell>
          <table:table-cell table:formula="of:=IF([.E256]&gt;[.E$177];[.E256];&quot;&quot;)">
            <text:p/>
          </table:table-cell>
          <table:table-cell table:formula="of:=IF([.F256]&gt;[.F$177];[.F256];&quot;&quot;)">
            <text:p/>
          </table:table-cell>
          <table:table-cell table:formula="of:=IF([.G256]&gt;[.G$177];[.G256];&quot;&quot;)">
            <text:p/>
          </table:table-cell>
          <table:table-cell table:formula="of:=IF([.H256]&gt;[.H$177];[.H256];&quot;&quot;)">
            <text:p/>
          </table:table-cell>
          <table:table-cell table:formula="of:=IF([.I256]&gt;[.I$177];[.I256];&quot;&quot;)">
            <text:p/>
          </table:table-cell>
          <table:table-cell table:formula="of:=IF([.J256]&gt;[.J$177];[.J256];&quot;&quot;)">
            <text:p/>
          </table:table-cell>
          <table:table-cell table:formula="of:=IF([.K256]&gt;[.K$177];[.K256];&quot;&quot;)">
            <text:p/>
          </table:table-cell>
          <table:table-cell table:formula="of:=IF([.L256]&gt;[.L$177];[.L256];&quot;&quot;)">
            <text:p/>
          </table:table-cell>
          <table:table-cell table:formula="of:=IF([.M256]&gt;[.M$177];[.M256];&quot;&quot;)">
            <text:p/>
          </table:table-cell>
          <table:table-cell table:formula="of:=IF([.N256]&gt;[.N$177];[.N256];&quot;&quot;)">
            <text:p/>
          </table:table-cell>
          <table:table-cell table:formula="of:=IF([.O256]&gt;[.O$177];[.O256];&quot;&quot;)">
            <text:p/>
          </table:table-cell>
          <table:table-cell table:formula="of:=IF([.P256]&gt;[.P$177];[.P256];&quot;&quot;)">
            <text:p/>
          </table:table-cell>
          <table:table-cell table:formula="of:=IF([.Q256]&gt;[.Q$177];[.Q256];&quot;&quot;)">
            <text:p/>
          </table:table-cell>
          <table:table-cell table:formula="of:=IF([.R256]&gt;[.R$177];[.R256];&quot;&quot;)">
            <text:p/>
          </table:table-cell>
          <table:table-cell table:formula="of:=IF([.S256]&gt;[.S$177];[.S256];&quot;&quot;)">
            <text:p/>
          </table:table-cell>
          <table:table-cell table:formula="of:=IF([.T256]&gt;[.T$177];[.T256];&quot;&quot;)">
            <text:p/>
          </table:table-cell>
          <table:table-cell table:formula="of:=IF([.U256]&gt;[.U$177];[.U256];&quot;&quot;)">
            <text:p/>
          </table:table-cell>
          <table:table-cell table:formula="of:=IF([.V256]&gt;[.V$177];[.V25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7]&gt;[.B$177];[.B257];&quot;&quot;)">
            <text:p/>
          </table:table-cell>
          <table:table-cell table:formula="of:=IF([.C257]&gt;[.C$177];[.C257];&quot;&quot;)">
            <text:p/>
          </table:table-cell>
          <table:table-cell table:formula="of:=IF([.D257]&gt;[.D$177];[.D257];&quot;&quot;)">
            <text:p/>
          </table:table-cell>
          <table:table-cell table:formula="of:=IF([.E257]&gt;[.E$177];[.E257];&quot;&quot;)">
            <text:p/>
          </table:table-cell>
          <table:table-cell table:formula="of:=IF([.F257]&gt;[.F$177];[.F257];&quot;&quot;)">
            <text:p/>
          </table:table-cell>
          <table:table-cell table:formula="of:=IF([.G257]&gt;[.G$177];[.G257];&quot;&quot;)">
            <text:p/>
          </table:table-cell>
          <table:table-cell table:formula="of:=IF([.H257]&gt;[.H$177];[.H257];&quot;&quot;)">
            <text:p/>
          </table:table-cell>
          <table:table-cell table:formula="of:=IF([.I257]&gt;[.I$177];[.I257];&quot;&quot;)">
            <text:p/>
          </table:table-cell>
          <table:table-cell table:formula="of:=IF([.J257]&gt;[.J$177];[.J257];&quot;&quot;)">
            <text:p/>
          </table:table-cell>
          <table:table-cell table:formula="of:=IF([.K257]&gt;[.K$177];[.K257];&quot;&quot;)">
            <text:p/>
          </table:table-cell>
          <table:table-cell table:formula="of:=IF([.L257]&gt;[.L$177];[.L257];&quot;&quot;)">
            <text:p/>
          </table:table-cell>
          <table:table-cell table:formula="of:=IF([.M257]&gt;[.M$177];[.M257];&quot;&quot;)">
            <text:p/>
          </table:table-cell>
          <table:table-cell table:formula="of:=IF([.N257]&gt;[.N$177];[.N257];&quot;&quot;)">
            <text:p/>
          </table:table-cell>
          <table:table-cell table:formula="of:=IF([.O257]&gt;[.O$177];[.O257];&quot;&quot;)">
            <text:p/>
          </table:table-cell>
          <table:table-cell table:formula="of:=IF([.P257]&gt;[.P$177];[.P257];&quot;&quot;)">
            <text:p/>
          </table:table-cell>
          <table:table-cell table:formula="of:=IF([.Q257]&gt;[.Q$177];[.Q257];&quot;&quot;)">
            <text:p/>
          </table:table-cell>
          <table:table-cell table:formula="of:=IF([.R257]&gt;[.R$177];[.R257];&quot;&quot;)">
            <text:p/>
          </table:table-cell>
          <table:table-cell table:formula="of:=IF([.S257]&gt;[.S$177];[.S257];&quot;&quot;)">
            <text:p/>
          </table:table-cell>
          <table:table-cell table:formula="of:=IF([.T257]&gt;[.T$177];[.T257];&quot;&quot;)">
            <text:p/>
          </table:table-cell>
          <table:table-cell table:formula="of:=IF([.U257]&gt;[.U$177];[.U257];&quot;&quot;)">
            <text:p/>
          </table:table-cell>
          <table:table-cell table:formula="of:=IF([.V257]&gt;[.V$177];[.V25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8]&gt;[.B$177];[.B258];&quot;&quot;)">
            <text:p/>
          </table:table-cell>
          <table:table-cell table:formula="of:=IF([.C258]&gt;[.C$177];[.C258];&quot;&quot;)">
            <text:p/>
          </table:table-cell>
          <table:table-cell table:formula="of:=IF([.D258]&gt;[.D$177];[.D258];&quot;&quot;)">
            <text:p/>
          </table:table-cell>
          <table:table-cell table:formula="of:=IF([.E258]&gt;[.E$177];[.E258];&quot;&quot;)">
            <text:p/>
          </table:table-cell>
          <table:table-cell table:formula="of:=IF([.F258]&gt;[.F$177];[.F258];&quot;&quot;)">
            <text:p/>
          </table:table-cell>
          <table:table-cell table:formula="of:=IF([.G258]&gt;[.G$177];[.G258];&quot;&quot;)">
            <text:p/>
          </table:table-cell>
          <table:table-cell table:formula="of:=IF([.H258]&gt;[.H$177];[.H258];&quot;&quot;)">
            <text:p/>
          </table:table-cell>
          <table:table-cell table:formula="of:=IF([.I258]&gt;[.I$177];[.I258];&quot;&quot;)">
            <text:p/>
          </table:table-cell>
          <table:table-cell table:formula="of:=IF([.J258]&gt;[.J$177];[.J258];&quot;&quot;)">
            <text:p/>
          </table:table-cell>
          <table:table-cell table:formula="of:=IF([.K258]&gt;[.K$177];[.K258];&quot;&quot;)">
            <text:p/>
          </table:table-cell>
          <table:table-cell table:formula="of:=IF([.L258]&gt;[.L$177];[.L258];&quot;&quot;)">
            <text:p/>
          </table:table-cell>
          <table:table-cell table:formula="of:=IF([.M258]&gt;[.M$177];[.M258];&quot;&quot;)">
            <text:p/>
          </table:table-cell>
          <table:table-cell table:formula="of:=IF([.N258]&gt;[.N$177];[.N258];&quot;&quot;)">
            <text:p/>
          </table:table-cell>
          <table:table-cell table:formula="of:=IF([.O258]&gt;[.O$177];[.O258];&quot;&quot;)">
            <text:p/>
          </table:table-cell>
          <table:table-cell table:formula="of:=IF([.P258]&gt;[.P$177];[.P258];&quot;&quot;)">
            <text:p/>
          </table:table-cell>
          <table:table-cell table:formula="of:=IF([.Q258]&gt;[.Q$177];[.Q258];&quot;&quot;)">
            <text:p/>
          </table:table-cell>
          <table:table-cell table:formula="of:=IF([.R258]&gt;[.R$177];[.R258];&quot;&quot;)">
            <text:p/>
          </table:table-cell>
          <table:table-cell table:formula="of:=IF([.S258]&gt;[.S$177];[.S258];&quot;&quot;)">
            <text:p/>
          </table:table-cell>
          <table:table-cell table:formula="of:=IF([.T258]&gt;[.T$177];[.T258];&quot;&quot;)">
            <text:p/>
          </table:table-cell>
          <table:table-cell table:formula="of:=IF([.U258]&gt;[.U$177];[.U258];&quot;&quot;)">
            <text:p/>
          </table:table-cell>
          <table:table-cell table:formula="of:=IF([.V258]&gt;[.V$177];[.V25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9]&gt;[.B$177];[.B259];&quot;&quot;)">
            <text:p/>
          </table:table-cell>
          <table:table-cell table:formula="of:=IF([.C259]&gt;[.C$177];[.C259];&quot;&quot;)">
            <text:p/>
          </table:table-cell>
          <table:table-cell table:formula="of:=IF([.D259]&gt;[.D$177];[.D259];&quot;&quot;)">
            <text:p/>
          </table:table-cell>
          <table:table-cell table:formula="of:=IF([.E259]&gt;[.E$177];[.E259];&quot;&quot;)">
            <text:p/>
          </table:table-cell>
          <table:table-cell table:formula="of:=IF([.F259]&gt;[.F$177];[.F259];&quot;&quot;)">
            <text:p/>
          </table:table-cell>
          <table:table-cell table:formula="of:=IF([.G259]&gt;[.G$177];[.G259];&quot;&quot;)">
            <text:p/>
          </table:table-cell>
          <table:table-cell table:formula="of:=IF([.H259]&gt;[.H$177];[.H259];&quot;&quot;)">
            <text:p/>
          </table:table-cell>
          <table:table-cell table:formula="of:=IF([.I259]&gt;[.I$177];[.I259];&quot;&quot;)">
            <text:p/>
          </table:table-cell>
          <table:table-cell table:formula="of:=IF([.J259]&gt;[.J$177];[.J259];&quot;&quot;)">
            <text:p/>
          </table:table-cell>
          <table:table-cell table:formula="of:=IF([.K259]&gt;[.K$177];[.K259];&quot;&quot;)">
            <text:p/>
          </table:table-cell>
          <table:table-cell table:formula="of:=IF([.L259]&gt;[.L$177];[.L259];&quot;&quot;)">
            <text:p/>
          </table:table-cell>
          <table:table-cell table:formula="of:=IF([.M259]&gt;[.M$177];[.M259];&quot;&quot;)">
            <text:p/>
          </table:table-cell>
          <table:table-cell table:formula="of:=IF([.N259]&gt;[.N$177];[.N259];&quot;&quot;)">
            <text:p/>
          </table:table-cell>
          <table:table-cell table:formula="of:=IF([.O259]&gt;[.O$177];[.O259];&quot;&quot;)">
            <text:p/>
          </table:table-cell>
          <table:table-cell table:formula="of:=IF([.P259]&gt;[.P$177];[.P259];&quot;&quot;)">
            <text:p/>
          </table:table-cell>
          <table:table-cell table:formula="of:=IF([.Q259]&gt;[.Q$177];[.Q259];&quot;&quot;)">
            <text:p/>
          </table:table-cell>
          <table:table-cell table:formula="of:=IF([.R259]&gt;[.R$177];[.R259];&quot;&quot;)">
            <text:p/>
          </table:table-cell>
          <table:table-cell table:formula="of:=IF([.S259]&gt;[.S$177];[.S259];&quot;&quot;)">
            <text:p/>
          </table:table-cell>
          <table:table-cell table:formula="of:=IF([.T259]&gt;[.T$177];[.T259];&quot;&quot;)">
            <text:p/>
          </table:table-cell>
          <table:table-cell table:formula="of:=IF([.U259]&gt;[.U$177];[.U259];&quot;&quot;)">
            <text:p/>
          </table:table-cell>
          <table:table-cell table:formula="of:=IF([.V259]&gt;[.V$177];[.V25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0]&gt;[.B$177];[.B260];&quot;&quot;)">
            <text:p/>
          </table:table-cell>
          <table:table-cell table:formula="of:=IF([.C260]&gt;[.C$177];[.C260];&quot;&quot;)">
            <text:p/>
          </table:table-cell>
          <table:table-cell table:formula="of:=IF([.D260]&gt;[.D$177];[.D260];&quot;&quot;)">
            <text:p/>
          </table:table-cell>
          <table:table-cell table:formula="of:=IF([.E260]&gt;[.E$177];[.E260];&quot;&quot;)">
            <text:p/>
          </table:table-cell>
          <table:table-cell table:formula="of:=IF([.F260]&gt;[.F$177];[.F260];&quot;&quot;)">
            <text:p/>
          </table:table-cell>
          <table:table-cell table:formula="of:=IF([.G260]&gt;[.G$177];[.G260];&quot;&quot;)">
            <text:p/>
          </table:table-cell>
          <table:table-cell table:formula="of:=IF([.H260]&gt;[.H$177];[.H260];&quot;&quot;)">
            <text:p/>
          </table:table-cell>
          <table:table-cell table:formula="of:=IF([.I260]&gt;[.I$177];[.I260];&quot;&quot;)">
            <text:p/>
          </table:table-cell>
          <table:table-cell table:formula="of:=IF([.J260]&gt;[.J$177];[.J260];&quot;&quot;)">
            <text:p/>
          </table:table-cell>
          <table:table-cell table:formula="of:=IF([.K260]&gt;[.K$177];[.K260];&quot;&quot;)">
            <text:p/>
          </table:table-cell>
          <table:table-cell table:formula="of:=IF([.L260]&gt;[.L$177];[.L260];&quot;&quot;)">
            <text:p/>
          </table:table-cell>
          <table:table-cell table:formula="of:=IF([.M260]&gt;[.M$177];[.M260];&quot;&quot;)">
            <text:p/>
          </table:table-cell>
          <table:table-cell table:formula="of:=IF([.N260]&gt;[.N$177];[.N260];&quot;&quot;)">
            <text:p/>
          </table:table-cell>
          <table:table-cell table:formula="of:=IF([.O260]&gt;[.O$177];[.O260];&quot;&quot;)">
            <text:p/>
          </table:table-cell>
          <table:table-cell table:formula="of:=IF([.P260]&gt;[.P$177];[.P260];&quot;&quot;)">
            <text:p/>
          </table:table-cell>
          <table:table-cell table:formula="of:=IF([.Q260]&gt;[.Q$177];[.Q260];&quot;&quot;)">
            <text:p/>
          </table:table-cell>
          <table:table-cell table:formula="of:=IF([.R260]&gt;[.R$177];[.R260];&quot;&quot;)">
            <text:p/>
          </table:table-cell>
          <table:table-cell table:formula="of:=IF([.S260]&gt;[.S$177];[.S260];&quot;&quot;)">
            <text:p/>
          </table:table-cell>
          <table:table-cell table:formula="of:=IF([.T260]&gt;[.T$177];[.T260];&quot;&quot;)">
            <text:p/>
          </table:table-cell>
          <table:table-cell table:formula="of:=IF([.U260]&gt;[.U$177];[.U260];&quot;&quot;)">
            <text:p/>
          </table:table-cell>
          <table:table-cell table:formula="of:=IF([.V260]&gt;[.V$177];[.V26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1]&gt;[.B$177];[.B261];&quot;&quot;)">
            <text:p/>
          </table:table-cell>
          <table:table-cell table:formula="of:=IF([.C261]&gt;[.C$177];[.C261];&quot;&quot;)">
            <text:p/>
          </table:table-cell>
          <table:table-cell table:formula="of:=IF([.D261]&gt;[.D$177];[.D261];&quot;&quot;)">
            <text:p/>
          </table:table-cell>
          <table:table-cell table:formula="of:=IF([.E261]&gt;[.E$177];[.E261];&quot;&quot;)">
            <text:p/>
          </table:table-cell>
          <table:table-cell table:formula="of:=IF([.F261]&gt;[.F$177];[.F261];&quot;&quot;)">
            <text:p/>
          </table:table-cell>
          <table:table-cell table:formula="of:=IF([.G261]&gt;[.G$177];[.G261];&quot;&quot;)">
            <text:p/>
          </table:table-cell>
          <table:table-cell table:formula="of:=IF([.H261]&gt;[.H$177];[.H261];&quot;&quot;)">
            <text:p/>
          </table:table-cell>
          <table:table-cell table:formula="of:=IF([.I261]&gt;[.I$177];[.I261];&quot;&quot;)">
            <text:p/>
          </table:table-cell>
          <table:table-cell table:formula="of:=IF([.J261]&gt;[.J$177];[.J261];&quot;&quot;)">
            <text:p/>
          </table:table-cell>
          <table:table-cell table:formula="of:=IF([.K261]&gt;[.K$177];[.K261];&quot;&quot;)">
            <text:p/>
          </table:table-cell>
          <table:table-cell table:formula="of:=IF([.L261]&gt;[.L$177];[.L261];&quot;&quot;)">
            <text:p/>
          </table:table-cell>
          <table:table-cell table:formula="of:=IF([.M261]&gt;[.M$177];[.M261];&quot;&quot;)">
            <text:p/>
          </table:table-cell>
          <table:table-cell table:formula="of:=IF([.N261]&gt;[.N$177];[.N261];&quot;&quot;)">
            <text:p/>
          </table:table-cell>
          <table:table-cell table:formula="of:=IF([.O261]&gt;[.O$177];[.O261];&quot;&quot;)">
            <text:p/>
          </table:table-cell>
          <table:table-cell table:formula="of:=IF([.P261]&gt;[.P$177];[.P261];&quot;&quot;)">
            <text:p/>
          </table:table-cell>
          <table:table-cell table:formula="of:=IF([.Q261]&gt;[.Q$177];[.Q261];&quot;&quot;)">
            <text:p/>
          </table:table-cell>
          <table:table-cell table:formula="of:=IF([.R261]&gt;[.R$177];[.R261];&quot;&quot;)">
            <text:p/>
          </table:table-cell>
          <table:table-cell table:formula="of:=IF([.S261]&gt;[.S$177];[.S261];&quot;&quot;)">
            <text:p/>
          </table:table-cell>
          <table:table-cell table:formula="of:=IF([.T261]&gt;[.T$177];[.T261];&quot;&quot;)">
            <text:p/>
          </table:table-cell>
          <table:table-cell table:formula="of:=IF([.U261]&gt;[.U$177];[.U261];&quot;&quot;)">
            <text:p/>
          </table:table-cell>
          <table:table-cell table:formula="of:=IF([.V261]&gt;[.V$177];[.V26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2]&gt;[.B$177];[.B262];&quot;&quot;)">
            <text:p/>
          </table:table-cell>
          <table:table-cell table:formula="of:=IF([.C262]&gt;[.C$177];[.C262];&quot;&quot;)">
            <text:p/>
          </table:table-cell>
          <table:table-cell table:formula="of:=IF([.D262]&gt;[.D$177];[.D262];&quot;&quot;)">
            <text:p/>
          </table:table-cell>
          <table:table-cell table:formula="of:=IF([.E262]&gt;[.E$177];[.E262];&quot;&quot;)">
            <text:p/>
          </table:table-cell>
          <table:table-cell table:formula="of:=IF([.F262]&gt;[.F$177];[.F262];&quot;&quot;)">
            <text:p/>
          </table:table-cell>
          <table:table-cell table:formula="of:=IF([.G262]&gt;[.G$177];[.G262];&quot;&quot;)">
            <text:p/>
          </table:table-cell>
          <table:table-cell table:formula="of:=IF([.H262]&gt;[.H$177];[.H262];&quot;&quot;)">
            <text:p/>
          </table:table-cell>
          <table:table-cell table:formula="of:=IF([.I262]&gt;[.I$177];[.I262];&quot;&quot;)">
            <text:p/>
          </table:table-cell>
          <table:table-cell table:formula="of:=IF([.J262]&gt;[.J$177];[.J262];&quot;&quot;)">
            <text:p/>
          </table:table-cell>
          <table:table-cell table:formula="of:=IF([.K262]&gt;[.K$177];[.K262];&quot;&quot;)">
            <text:p/>
          </table:table-cell>
          <table:table-cell table:formula="of:=IF([.L262]&gt;[.L$177];[.L262];&quot;&quot;)">
            <text:p/>
          </table:table-cell>
          <table:table-cell table:formula="of:=IF([.M262]&gt;[.M$177];[.M262];&quot;&quot;)">
            <text:p/>
          </table:table-cell>
          <table:table-cell table:formula="of:=IF([.N262]&gt;[.N$177];[.N262];&quot;&quot;)">
            <text:p/>
          </table:table-cell>
          <table:table-cell table:formula="of:=IF([.O262]&gt;[.O$177];[.O262];&quot;&quot;)">
            <text:p/>
          </table:table-cell>
          <table:table-cell table:formula="of:=IF([.P262]&gt;[.P$177];[.P262];&quot;&quot;)">
            <text:p/>
          </table:table-cell>
          <table:table-cell table:formula="of:=IF([.Q262]&gt;[.Q$177];[.Q262];&quot;&quot;)">
            <text:p/>
          </table:table-cell>
          <table:table-cell table:formula="of:=IF([.R262]&gt;[.R$177];[.R262];&quot;&quot;)">
            <text:p/>
          </table:table-cell>
          <table:table-cell table:formula="of:=IF([.S262]&gt;[.S$177];[.S262];&quot;&quot;)">
            <text:p/>
          </table:table-cell>
          <table:table-cell table:formula="of:=IF([.T262]&gt;[.T$177];[.T262];&quot;&quot;)">
            <text:p/>
          </table:table-cell>
          <table:table-cell table:formula="of:=IF([.U262]&gt;[.U$177];[.U262];&quot;&quot;)">
            <text:p/>
          </table:table-cell>
          <table:table-cell table:formula="of:=IF([.V262]&gt;[.V$177];[.V26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3]&gt;[.B$177];[.B263];&quot;&quot;)">
            <text:p/>
          </table:table-cell>
          <table:table-cell table:formula="of:=IF([.C263]&gt;[.C$177];[.C263];&quot;&quot;)">
            <text:p/>
          </table:table-cell>
          <table:table-cell table:formula="of:=IF([.D263]&gt;[.D$177];[.D263];&quot;&quot;)">
            <text:p/>
          </table:table-cell>
          <table:table-cell table:formula="of:=IF([.E263]&gt;[.E$177];[.E263];&quot;&quot;)">
            <text:p/>
          </table:table-cell>
          <table:table-cell table:formula="of:=IF([.F263]&gt;[.F$177];[.F263];&quot;&quot;)">
            <text:p/>
          </table:table-cell>
          <table:table-cell table:formula="of:=IF([.G263]&gt;[.G$177];[.G263];&quot;&quot;)">
            <text:p/>
          </table:table-cell>
          <table:table-cell table:formula="of:=IF([.H263]&gt;[.H$177];[.H263];&quot;&quot;)">
            <text:p/>
          </table:table-cell>
          <table:table-cell table:formula="of:=IF([.I263]&gt;[.I$177];[.I263];&quot;&quot;)">
            <text:p/>
          </table:table-cell>
          <table:table-cell table:formula="of:=IF([.J263]&gt;[.J$177];[.J263];&quot;&quot;)">
            <text:p/>
          </table:table-cell>
          <table:table-cell table:formula="of:=IF([.K263]&gt;[.K$177];[.K263];&quot;&quot;)">
            <text:p/>
          </table:table-cell>
          <table:table-cell table:formula="of:=IF([.L263]&gt;[.L$177];[.L263];&quot;&quot;)">
            <text:p/>
          </table:table-cell>
          <table:table-cell table:formula="of:=IF([.M263]&gt;[.M$177];[.M263];&quot;&quot;)">
            <text:p/>
          </table:table-cell>
          <table:table-cell table:formula="of:=IF([.N263]&gt;[.N$177];[.N263];&quot;&quot;)">
            <text:p/>
          </table:table-cell>
          <table:table-cell table:formula="of:=IF([.O263]&gt;[.O$177];[.O263];&quot;&quot;)">
            <text:p/>
          </table:table-cell>
          <table:table-cell table:formula="of:=IF([.P263]&gt;[.P$177];[.P263];&quot;&quot;)">
            <text:p/>
          </table:table-cell>
          <table:table-cell table:formula="of:=IF([.Q263]&gt;[.Q$177];[.Q263];&quot;&quot;)">
            <text:p/>
          </table:table-cell>
          <table:table-cell table:formula="of:=IF([.R263]&gt;[.R$177];[.R263];&quot;&quot;)">
            <text:p/>
          </table:table-cell>
          <table:table-cell table:formula="of:=IF([.S263]&gt;[.S$177];[.S263];&quot;&quot;)">
            <text:p/>
          </table:table-cell>
          <table:table-cell table:formula="of:=IF([.T263]&gt;[.T$177];[.T263];&quot;&quot;)">
            <text:p/>
          </table:table-cell>
          <table:table-cell table:formula="of:=IF([.U263]&gt;[.U$177];[.U263];&quot;&quot;)">
            <text:p/>
          </table:table-cell>
          <table:table-cell table:formula="of:=IF([.V263]&gt;[.V$177];[.V26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4]&gt;[.B$177];[.B264];&quot;&quot;)">
            <text:p/>
          </table:table-cell>
          <table:table-cell table:formula="of:=IF([.C264]&gt;[.C$177];[.C264];&quot;&quot;)">
            <text:p/>
          </table:table-cell>
          <table:table-cell table:formula="of:=IF([.D264]&gt;[.D$177];[.D264];&quot;&quot;)">
            <text:p/>
          </table:table-cell>
          <table:table-cell table:formula="of:=IF([.E264]&gt;[.E$177];[.E264];&quot;&quot;)">
            <text:p/>
          </table:table-cell>
          <table:table-cell table:formula="of:=IF([.F264]&gt;[.F$177];[.F264];&quot;&quot;)">
            <text:p/>
          </table:table-cell>
          <table:table-cell table:formula="of:=IF([.G264]&gt;[.G$177];[.G264];&quot;&quot;)">
            <text:p/>
          </table:table-cell>
          <table:table-cell table:formula="of:=IF([.H264]&gt;[.H$177];[.H264];&quot;&quot;)">
            <text:p/>
          </table:table-cell>
          <table:table-cell table:formula="of:=IF([.I264]&gt;[.I$177];[.I264];&quot;&quot;)">
            <text:p/>
          </table:table-cell>
          <table:table-cell table:formula="of:=IF([.J264]&gt;[.J$177];[.J264];&quot;&quot;)">
            <text:p/>
          </table:table-cell>
          <table:table-cell table:formula="of:=IF([.K264]&gt;[.K$177];[.K264];&quot;&quot;)">
            <text:p/>
          </table:table-cell>
          <table:table-cell table:formula="of:=IF([.L264]&gt;[.L$177];[.L264];&quot;&quot;)">
            <text:p/>
          </table:table-cell>
          <table:table-cell table:formula="of:=IF([.M264]&gt;[.M$177];[.M264];&quot;&quot;)">
            <text:p/>
          </table:table-cell>
          <table:table-cell table:formula="of:=IF([.N264]&gt;[.N$177];[.N264];&quot;&quot;)">
            <text:p/>
          </table:table-cell>
          <table:table-cell table:formula="of:=IF([.O264]&gt;[.O$177];[.O264];&quot;&quot;)">
            <text:p/>
          </table:table-cell>
          <table:table-cell table:formula="of:=IF([.P264]&gt;[.P$177];[.P264];&quot;&quot;)">
            <text:p/>
          </table:table-cell>
          <table:table-cell table:formula="of:=IF([.Q264]&gt;[.Q$177];[.Q264];&quot;&quot;)">
            <text:p/>
          </table:table-cell>
          <table:table-cell table:formula="of:=IF([.R264]&gt;[.R$177];[.R264];&quot;&quot;)">
            <text:p/>
          </table:table-cell>
          <table:table-cell table:formula="of:=IF([.S264]&gt;[.S$177];[.S264];&quot;&quot;)">
            <text:p/>
          </table:table-cell>
          <table:table-cell table:formula="of:=IF([.T264]&gt;[.T$177];[.T264];&quot;&quot;)">
            <text:p/>
          </table:table-cell>
          <table:table-cell table:formula="of:=IF([.U264]&gt;[.U$177];[.U264];&quot;&quot;)">
            <text:p/>
          </table:table-cell>
          <table:table-cell table:formula="of:=IF([.V264]&gt;[.V$177];[.V26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5]&gt;[.B$177];[.B265];&quot;&quot;)">
            <text:p/>
          </table:table-cell>
          <table:table-cell table:formula="of:=IF([.C265]&gt;[.C$177];[.C265];&quot;&quot;)">
            <text:p/>
          </table:table-cell>
          <table:table-cell table:formula="of:=IF([.D265]&gt;[.D$177];[.D265];&quot;&quot;)">
            <text:p/>
          </table:table-cell>
          <table:table-cell table:formula="of:=IF([.E265]&gt;[.E$177];[.E265];&quot;&quot;)">
            <text:p/>
          </table:table-cell>
          <table:table-cell table:formula="of:=IF([.F265]&gt;[.F$177];[.F265];&quot;&quot;)">
            <text:p/>
          </table:table-cell>
          <table:table-cell table:formula="of:=IF([.G265]&gt;[.G$177];[.G265];&quot;&quot;)">
            <text:p/>
          </table:table-cell>
          <table:table-cell table:formula="of:=IF([.H265]&gt;[.H$177];[.H265];&quot;&quot;)">
            <text:p/>
          </table:table-cell>
          <table:table-cell table:formula="of:=IF([.I265]&gt;[.I$177];[.I265];&quot;&quot;)">
            <text:p/>
          </table:table-cell>
          <table:table-cell table:formula="of:=IF([.J265]&gt;[.J$177];[.J265];&quot;&quot;)">
            <text:p/>
          </table:table-cell>
          <table:table-cell table:formula="of:=IF([.K265]&gt;[.K$177];[.K265];&quot;&quot;)">
            <text:p/>
          </table:table-cell>
          <table:table-cell table:formula="of:=IF([.L265]&gt;[.L$177];[.L265];&quot;&quot;)">
            <text:p/>
          </table:table-cell>
          <table:table-cell table:formula="of:=IF([.M265]&gt;[.M$177];[.M265];&quot;&quot;)">
            <text:p/>
          </table:table-cell>
          <table:table-cell table:formula="of:=IF([.N265]&gt;[.N$177];[.N265];&quot;&quot;)">
            <text:p/>
          </table:table-cell>
          <table:table-cell table:formula="of:=IF([.O265]&gt;[.O$177];[.O265];&quot;&quot;)">
            <text:p/>
          </table:table-cell>
          <table:table-cell table:formula="of:=IF([.P265]&gt;[.P$177];[.P265];&quot;&quot;)">
            <text:p/>
          </table:table-cell>
          <table:table-cell table:formula="of:=IF([.Q265]&gt;[.Q$177];[.Q265];&quot;&quot;)">
            <text:p/>
          </table:table-cell>
          <table:table-cell table:formula="of:=IF([.R265]&gt;[.R$177];[.R265];&quot;&quot;)">
            <text:p/>
          </table:table-cell>
          <table:table-cell table:formula="of:=IF([.S265]&gt;[.S$177];[.S265];&quot;&quot;)">
            <text:p/>
          </table:table-cell>
          <table:table-cell table:formula="of:=IF([.T265]&gt;[.T$177];[.T265];&quot;&quot;)">
            <text:p/>
          </table:table-cell>
          <table:table-cell table:formula="of:=IF([.U265]&gt;[.U$177];[.U265];&quot;&quot;)">
            <text:p/>
          </table:table-cell>
          <table:table-cell table:formula="of:=IF([.V265]&gt;[.V$177];[.V26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6]&gt;[.B$177];[.B266];&quot;&quot;)">
            <text:p/>
          </table:table-cell>
          <table:table-cell table:formula="of:=IF([.C266]&gt;[.C$177];[.C266];&quot;&quot;)">
            <text:p/>
          </table:table-cell>
          <table:table-cell table:formula="of:=IF([.D266]&gt;[.D$177];[.D266];&quot;&quot;)">
            <text:p/>
          </table:table-cell>
          <table:table-cell table:formula="of:=IF([.E266]&gt;[.E$177];[.E266];&quot;&quot;)">
            <text:p/>
          </table:table-cell>
          <table:table-cell table:formula="of:=IF([.F266]&gt;[.F$177];[.F266];&quot;&quot;)">
            <text:p/>
          </table:table-cell>
          <table:table-cell table:formula="of:=IF([.G266]&gt;[.G$177];[.G266];&quot;&quot;)">
            <text:p/>
          </table:table-cell>
          <table:table-cell table:formula="of:=IF([.H266]&gt;[.H$177];[.H266];&quot;&quot;)">
            <text:p/>
          </table:table-cell>
          <table:table-cell table:formula="of:=IF([.I266]&gt;[.I$177];[.I266];&quot;&quot;)">
            <text:p/>
          </table:table-cell>
          <table:table-cell table:formula="of:=IF([.J266]&gt;[.J$177];[.J266];&quot;&quot;)">
            <text:p/>
          </table:table-cell>
          <table:table-cell table:formula="of:=IF([.K266]&gt;[.K$177];[.K266];&quot;&quot;)">
            <text:p/>
          </table:table-cell>
          <table:table-cell table:formula="of:=IF([.L266]&gt;[.L$177];[.L266];&quot;&quot;)">
            <text:p/>
          </table:table-cell>
          <table:table-cell table:formula="of:=IF([.M266]&gt;[.M$177];[.M266];&quot;&quot;)">
            <text:p/>
          </table:table-cell>
          <table:table-cell table:formula="of:=IF([.N266]&gt;[.N$177];[.N266];&quot;&quot;)">
            <text:p/>
          </table:table-cell>
          <table:table-cell table:formula="of:=IF([.O266]&gt;[.O$177];[.O266];&quot;&quot;)">
            <text:p/>
          </table:table-cell>
          <table:table-cell table:formula="of:=IF([.P266]&gt;[.P$177];[.P266];&quot;&quot;)">
            <text:p/>
          </table:table-cell>
          <table:table-cell table:formula="of:=IF([.Q266]&gt;[.Q$177];[.Q266];&quot;&quot;)">
            <text:p/>
          </table:table-cell>
          <table:table-cell table:formula="of:=IF([.R266]&gt;[.R$177];[.R266];&quot;&quot;)">
            <text:p/>
          </table:table-cell>
          <table:table-cell table:formula="of:=IF([.S266]&gt;[.S$177];[.S266];&quot;&quot;)">
            <text:p/>
          </table:table-cell>
          <table:table-cell table:formula="of:=IF([.T266]&gt;[.T$177];[.T266];&quot;&quot;)">
            <text:p/>
          </table:table-cell>
          <table:table-cell table:formula="of:=IF([.U266]&gt;[.U$177];[.U266];&quot;&quot;)">
            <text:p/>
          </table:table-cell>
          <table:table-cell table:formula="of:=IF([.V266]&gt;[.V$177];[.V26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7]&gt;[.B$177];[.B267];&quot;&quot;)">
            <text:p/>
          </table:table-cell>
          <table:table-cell table:formula="of:=IF([.C267]&gt;[.C$177];[.C267];&quot;&quot;)">
            <text:p/>
          </table:table-cell>
          <table:table-cell table:formula="of:=IF([.D267]&gt;[.D$177];[.D267];&quot;&quot;)">
            <text:p/>
          </table:table-cell>
          <table:table-cell table:formula="of:=IF([.E267]&gt;[.E$177];[.E267];&quot;&quot;)">
            <text:p/>
          </table:table-cell>
          <table:table-cell table:formula="of:=IF([.F267]&gt;[.F$177];[.F267];&quot;&quot;)">
            <text:p/>
          </table:table-cell>
          <table:table-cell table:formula="of:=IF([.G267]&gt;[.G$177];[.G267];&quot;&quot;)">
            <text:p/>
          </table:table-cell>
          <table:table-cell table:formula="of:=IF([.H267]&gt;[.H$177];[.H267];&quot;&quot;)">
            <text:p/>
          </table:table-cell>
          <table:table-cell table:formula="of:=IF([.I267]&gt;[.I$177];[.I267];&quot;&quot;)">
            <text:p/>
          </table:table-cell>
          <table:table-cell table:formula="of:=IF([.J267]&gt;[.J$177];[.J267];&quot;&quot;)">
            <text:p/>
          </table:table-cell>
          <table:table-cell table:formula="of:=IF([.K267]&gt;[.K$177];[.K267];&quot;&quot;)">
            <text:p/>
          </table:table-cell>
          <table:table-cell table:formula="of:=IF([.L267]&gt;[.L$177];[.L267];&quot;&quot;)">
            <text:p/>
          </table:table-cell>
          <table:table-cell table:formula="of:=IF([.M267]&gt;[.M$177];[.M267];&quot;&quot;)">
            <text:p/>
          </table:table-cell>
          <table:table-cell table:formula="of:=IF([.N267]&gt;[.N$177];[.N267];&quot;&quot;)">
            <text:p/>
          </table:table-cell>
          <table:table-cell table:formula="of:=IF([.O267]&gt;[.O$177];[.O267];&quot;&quot;)">
            <text:p/>
          </table:table-cell>
          <table:table-cell table:formula="of:=IF([.P267]&gt;[.P$177];[.P267];&quot;&quot;)">
            <text:p/>
          </table:table-cell>
          <table:table-cell table:formula="of:=IF([.Q267]&gt;[.Q$177];[.Q267];&quot;&quot;)">
            <text:p/>
          </table:table-cell>
          <table:table-cell table:formula="of:=IF([.R267]&gt;[.R$177];[.R267];&quot;&quot;)">
            <text:p/>
          </table:table-cell>
          <table:table-cell table:formula="of:=IF([.S267]&gt;[.S$177];[.S267];&quot;&quot;)">
            <text:p/>
          </table:table-cell>
          <table:table-cell table:formula="of:=IF([.T267]&gt;[.T$177];[.T267];&quot;&quot;)">
            <text:p/>
          </table:table-cell>
          <table:table-cell table:formula="of:=IF([.U267]&gt;[.U$177];[.U267];&quot;&quot;)">
            <text:p/>
          </table:table-cell>
          <table:table-cell table:formula="of:=IF([.V267]&gt;[.V$177];[.V26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8]&gt;[.B$177];[.B268];&quot;&quot;)">
            <text:p/>
          </table:table-cell>
          <table:table-cell table:formula="of:=IF([.C268]&gt;[.C$177];[.C268];&quot;&quot;)">
            <text:p/>
          </table:table-cell>
          <table:table-cell table:formula="of:=IF([.D268]&gt;[.D$177];[.D268];&quot;&quot;)">
            <text:p/>
          </table:table-cell>
          <table:table-cell table:formula="of:=IF([.E268]&gt;[.E$177];[.E268];&quot;&quot;)">
            <text:p/>
          </table:table-cell>
          <table:table-cell table:formula="of:=IF([.F268]&gt;[.F$177];[.F268];&quot;&quot;)">
            <text:p/>
          </table:table-cell>
          <table:table-cell table:formula="of:=IF([.G268]&gt;[.G$177];[.G268];&quot;&quot;)">
            <text:p/>
          </table:table-cell>
          <table:table-cell table:formula="of:=IF([.H268]&gt;[.H$177];[.H268];&quot;&quot;)">
            <text:p/>
          </table:table-cell>
          <table:table-cell table:formula="of:=IF([.I268]&gt;[.I$177];[.I268];&quot;&quot;)">
            <text:p/>
          </table:table-cell>
          <table:table-cell table:formula="of:=IF([.J268]&gt;[.J$177];[.J268];&quot;&quot;)">
            <text:p/>
          </table:table-cell>
          <table:table-cell table:formula="of:=IF([.K268]&gt;[.K$177];[.K268];&quot;&quot;)">
            <text:p/>
          </table:table-cell>
          <table:table-cell table:formula="of:=IF([.L268]&gt;[.L$177];[.L268];&quot;&quot;)">
            <text:p/>
          </table:table-cell>
          <table:table-cell table:formula="of:=IF([.M268]&gt;[.M$177];[.M268];&quot;&quot;)">
            <text:p/>
          </table:table-cell>
          <table:table-cell table:formula="of:=IF([.N268]&gt;[.N$177];[.N268];&quot;&quot;)">
            <text:p/>
          </table:table-cell>
          <table:table-cell table:formula="of:=IF([.O268]&gt;[.O$177];[.O268];&quot;&quot;)">
            <text:p/>
          </table:table-cell>
          <table:table-cell table:formula="of:=IF([.P268]&gt;[.P$177];[.P268];&quot;&quot;)">
            <text:p/>
          </table:table-cell>
          <table:table-cell table:formula="of:=IF([.Q268]&gt;[.Q$177];[.Q268];&quot;&quot;)">
            <text:p/>
          </table:table-cell>
          <table:table-cell table:formula="of:=IF([.R268]&gt;[.R$177];[.R268];&quot;&quot;)">
            <text:p/>
          </table:table-cell>
          <table:table-cell table:formula="of:=IF([.S268]&gt;[.S$177];[.S268];&quot;&quot;)">
            <text:p/>
          </table:table-cell>
          <table:table-cell table:formula="of:=IF([.T268]&gt;[.T$177];[.T268];&quot;&quot;)">
            <text:p/>
          </table:table-cell>
          <table:table-cell table:formula="of:=IF([.U268]&gt;[.U$177];[.U268];&quot;&quot;)">
            <text:p/>
          </table:table-cell>
          <table:table-cell table:formula="of:=IF([.V268]&gt;[.V$177];[.V26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9]&gt;[.B$177];[.B269];&quot;&quot;)">
            <text:p/>
          </table:table-cell>
          <table:table-cell table:formula="of:=IF([.C269]&gt;[.C$177];[.C269];&quot;&quot;)">
            <text:p/>
          </table:table-cell>
          <table:table-cell table:formula="of:=IF([.D269]&gt;[.D$177];[.D269];&quot;&quot;)">
            <text:p/>
          </table:table-cell>
          <table:table-cell table:formula="of:=IF([.E269]&gt;[.E$177];[.E269];&quot;&quot;)">
            <text:p/>
          </table:table-cell>
          <table:table-cell table:formula="of:=IF([.F269]&gt;[.F$177];[.F269];&quot;&quot;)">
            <text:p/>
          </table:table-cell>
          <table:table-cell table:formula="of:=IF([.G269]&gt;[.G$177];[.G269];&quot;&quot;)">
            <text:p/>
          </table:table-cell>
          <table:table-cell table:formula="of:=IF([.H269]&gt;[.H$177];[.H269];&quot;&quot;)">
            <text:p/>
          </table:table-cell>
          <table:table-cell table:formula="of:=IF([.I269]&gt;[.I$177];[.I269];&quot;&quot;)">
            <text:p/>
          </table:table-cell>
          <table:table-cell table:formula="of:=IF([.J269]&gt;[.J$177];[.J269];&quot;&quot;)">
            <text:p/>
          </table:table-cell>
          <table:table-cell table:formula="of:=IF([.K269]&gt;[.K$177];[.K269];&quot;&quot;)">
            <text:p/>
          </table:table-cell>
          <table:table-cell table:formula="of:=IF([.L269]&gt;[.L$177];[.L269];&quot;&quot;)">
            <text:p/>
          </table:table-cell>
          <table:table-cell table:formula="of:=IF([.M269]&gt;[.M$177];[.M269];&quot;&quot;)">
            <text:p/>
          </table:table-cell>
          <table:table-cell table:formula="of:=IF([.N269]&gt;[.N$177];[.N269];&quot;&quot;)">
            <text:p/>
          </table:table-cell>
          <table:table-cell table:formula="of:=IF([.O269]&gt;[.O$177];[.O269];&quot;&quot;)">
            <text:p/>
          </table:table-cell>
          <table:table-cell table:formula="of:=IF([.P269]&gt;[.P$177];[.P269];&quot;&quot;)">
            <text:p/>
          </table:table-cell>
          <table:table-cell table:formula="of:=IF([.Q269]&gt;[.Q$177];[.Q269];&quot;&quot;)">
            <text:p/>
          </table:table-cell>
          <table:table-cell table:formula="of:=IF([.R269]&gt;[.R$177];[.R269];&quot;&quot;)">
            <text:p/>
          </table:table-cell>
          <table:table-cell table:formula="of:=IF([.S269]&gt;[.S$177];[.S269];&quot;&quot;)">
            <text:p/>
          </table:table-cell>
          <table:table-cell table:formula="of:=IF([.T269]&gt;[.T$177];[.T269];&quot;&quot;)">
            <text:p/>
          </table:table-cell>
          <table:table-cell table:formula="of:=IF([.U269]&gt;[.U$177];[.U269];&quot;&quot;)">
            <text:p/>
          </table:table-cell>
          <table:table-cell table:formula="of:=IF([.V269]&gt;[.V$177];[.V26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0]&gt;[.B$177];[.B270];&quot;&quot;)">
            <text:p/>
          </table:table-cell>
          <table:table-cell table:formula="of:=IF([.C270]&gt;[.C$177];[.C270];&quot;&quot;)">
            <text:p/>
          </table:table-cell>
          <table:table-cell table:formula="of:=IF([.D270]&gt;[.D$177];[.D270];&quot;&quot;)">
            <text:p/>
          </table:table-cell>
          <table:table-cell table:formula="of:=IF([.E270]&gt;[.E$177];[.E270];&quot;&quot;)">
            <text:p/>
          </table:table-cell>
          <table:table-cell table:formula="of:=IF([.F270]&gt;[.F$177];[.F270];&quot;&quot;)">
            <text:p/>
          </table:table-cell>
          <table:table-cell table:formula="of:=IF([.G270]&gt;[.G$177];[.G270];&quot;&quot;)">
            <text:p/>
          </table:table-cell>
          <table:table-cell table:formula="of:=IF([.H270]&gt;[.H$177];[.H270];&quot;&quot;)">
            <text:p/>
          </table:table-cell>
          <table:table-cell table:formula="of:=IF([.I270]&gt;[.I$177];[.I270];&quot;&quot;)">
            <text:p/>
          </table:table-cell>
          <table:table-cell table:formula="of:=IF([.J270]&gt;[.J$177];[.J270];&quot;&quot;)">
            <text:p/>
          </table:table-cell>
          <table:table-cell table:formula="of:=IF([.K270]&gt;[.K$177];[.K270];&quot;&quot;)">
            <text:p/>
          </table:table-cell>
          <table:table-cell table:formula="of:=IF([.L270]&gt;[.L$177];[.L270];&quot;&quot;)">
            <text:p/>
          </table:table-cell>
          <table:table-cell table:formula="of:=IF([.M270]&gt;[.M$177];[.M270];&quot;&quot;)">
            <text:p/>
          </table:table-cell>
          <table:table-cell table:formula="of:=IF([.N270]&gt;[.N$177];[.N270];&quot;&quot;)">
            <text:p/>
          </table:table-cell>
          <table:table-cell table:formula="of:=IF([.O270]&gt;[.O$177];[.O270];&quot;&quot;)">
            <text:p/>
          </table:table-cell>
          <table:table-cell table:formula="of:=IF([.P270]&gt;[.P$177];[.P270];&quot;&quot;)">
            <text:p/>
          </table:table-cell>
          <table:table-cell table:formula="of:=IF([.Q270]&gt;[.Q$177];[.Q270];&quot;&quot;)">
            <text:p/>
          </table:table-cell>
          <table:table-cell table:formula="of:=IF([.R270]&gt;[.R$177];[.R270];&quot;&quot;)">
            <text:p/>
          </table:table-cell>
          <table:table-cell table:formula="of:=IF([.S270]&gt;[.S$177];[.S270];&quot;&quot;)">
            <text:p/>
          </table:table-cell>
          <table:table-cell table:formula="of:=IF([.T270]&gt;[.T$177];[.T270];&quot;&quot;)">
            <text:p/>
          </table:table-cell>
          <table:table-cell table:formula="of:=IF([.U270]&gt;[.U$177];[.U270];&quot;&quot;)">
            <text:p/>
          </table:table-cell>
          <table:table-cell table:formula="of:=IF([.V270]&gt;[.V$177];[.V27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1]&gt;[.B$177];[.B271];&quot;&quot;)">
            <text:p/>
          </table:table-cell>
          <table:table-cell table:formula="of:=IF([.C271]&gt;[.C$177];[.C271];&quot;&quot;)">
            <text:p/>
          </table:table-cell>
          <table:table-cell table:formula="of:=IF([.D271]&gt;[.D$177];[.D271];&quot;&quot;)">
            <text:p/>
          </table:table-cell>
          <table:table-cell table:formula="of:=IF([.E271]&gt;[.E$177];[.E271];&quot;&quot;)">
            <text:p/>
          </table:table-cell>
          <table:table-cell table:formula="of:=IF([.F271]&gt;[.F$177];[.F271];&quot;&quot;)">
            <text:p/>
          </table:table-cell>
          <table:table-cell table:formula="of:=IF([.G271]&gt;[.G$177];[.G271];&quot;&quot;)">
            <text:p/>
          </table:table-cell>
          <table:table-cell table:formula="of:=IF([.H271]&gt;[.H$177];[.H271];&quot;&quot;)">
            <text:p/>
          </table:table-cell>
          <table:table-cell table:formula="of:=IF([.I271]&gt;[.I$177];[.I271];&quot;&quot;)">
            <text:p/>
          </table:table-cell>
          <table:table-cell table:formula="of:=IF([.J271]&gt;[.J$177];[.J271];&quot;&quot;)">
            <text:p/>
          </table:table-cell>
          <table:table-cell table:formula="of:=IF([.K271]&gt;[.K$177];[.K271];&quot;&quot;)">
            <text:p/>
          </table:table-cell>
          <table:table-cell table:formula="of:=IF([.L271]&gt;[.L$177];[.L271];&quot;&quot;)">
            <text:p/>
          </table:table-cell>
          <table:table-cell table:formula="of:=IF([.M271]&gt;[.M$177];[.M271];&quot;&quot;)">
            <text:p/>
          </table:table-cell>
          <table:table-cell table:formula="of:=IF([.N271]&gt;[.N$177];[.N271];&quot;&quot;)">
            <text:p/>
          </table:table-cell>
          <table:table-cell table:formula="of:=IF([.O271]&gt;[.O$177];[.O271];&quot;&quot;)">
            <text:p/>
          </table:table-cell>
          <table:table-cell table:formula="of:=IF([.P271]&gt;[.P$177];[.P271];&quot;&quot;)">
            <text:p/>
          </table:table-cell>
          <table:table-cell table:formula="of:=IF([.Q271]&gt;[.Q$177];[.Q271];&quot;&quot;)">
            <text:p/>
          </table:table-cell>
          <table:table-cell table:formula="of:=IF([.R271]&gt;[.R$177];[.R271];&quot;&quot;)">
            <text:p/>
          </table:table-cell>
          <table:table-cell table:formula="of:=IF([.S271]&gt;[.S$177];[.S271];&quot;&quot;)">
            <text:p/>
          </table:table-cell>
          <table:table-cell table:formula="of:=IF([.T271]&gt;[.T$177];[.T271];&quot;&quot;)">
            <text:p/>
          </table:table-cell>
          <table:table-cell table:formula="of:=IF([.U271]&gt;[.U$177];[.U271];&quot;&quot;)">
            <text:p/>
          </table:table-cell>
          <table:table-cell table:formula="of:=IF([.V271]&gt;[.V$177];[.V27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2]&gt;[.B$177];[.B272];&quot;&quot;)">
            <text:p/>
          </table:table-cell>
          <table:table-cell table:formula="of:=IF([.C272]&gt;[.C$177];[.C272];&quot;&quot;)">
            <text:p/>
          </table:table-cell>
          <table:table-cell table:formula="of:=IF([.D272]&gt;[.D$177];[.D272];&quot;&quot;)">
            <text:p/>
          </table:table-cell>
          <table:table-cell table:formula="of:=IF([.E272]&gt;[.E$177];[.E272];&quot;&quot;)">
            <text:p/>
          </table:table-cell>
          <table:table-cell table:formula="of:=IF([.F272]&gt;[.F$177];[.F272];&quot;&quot;)">
            <text:p/>
          </table:table-cell>
          <table:table-cell table:formula="of:=IF([.G272]&gt;[.G$177];[.G272];&quot;&quot;)">
            <text:p/>
          </table:table-cell>
          <table:table-cell table:formula="of:=IF([.H272]&gt;[.H$177];[.H272];&quot;&quot;)">
            <text:p/>
          </table:table-cell>
          <table:table-cell table:formula="of:=IF([.I272]&gt;[.I$177];[.I272];&quot;&quot;)">
            <text:p/>
          </table:table-cell>
          <table:table-cell table:formula="of:=IF([.J272]&gt;[.J$177];[.J272];&quot;&quot;)">
            <text:p/>
          </table:table-cell>
          <table:table-cell table:formula="of:=IF([.K272]&gt;[.K$177];[.K272];&quot;&quot;)">
            <text:p/>
          </table:table-cell>
          <table:table-cell table:formula="of:=IF([.L272]&gt;[.L$177];[.L272];&quot;&quot;)">
            <text:p/>
          </table:table-cell>
          <table:table-cell table:formula="of:=IF([.M272]&gt;[.M$177];[.M272];&quot;&quot;)">
            <text:p/>
          </table:table-cell>
          <table:table-cell table:formula="of:=IF([.N272]&gt;[.N$177];[.N272];&quot;&quot;)">
            <text:p/>
          </table:table-cell>
          <table:table-cell table:formula="of:=IF([.O272]&gt;[.O$177];[.O272];&quot;&quot;)">
            <text:p/>
          </table:table-cell>
          <table:table-cell table:formula="of:=IF([.P272]&gt;[.P$177];[.P272];&quot;&quot;)">
            <text:p/>
          </table:table-cell>
          <table:table-cell table:formula="of:=IF([.Q272]&gt;[.Q$177];[.Q272];&quot;&quot;)">
            <text:p/>
          </table:table-cell>
          <table:table-cell table:formula="of:=IF([.R272]&gt;[.R$177];[.R272];&quot;&quot;)">
            <text:p/>
          </table:table-cell>
          <table:table-cell table:formula="of:=IF([.S272]&gt;[.S$177];[.S272];&quot;&quot;)">
            <text:p/>
          </table:table-cell>
          <table:table-cell table:formula="of:=IF([.T272]&gt;[.T$177];[.T272];&quot;&quot;)">
            <text:p/>
          </table:table-cell>
          <table:table-cell table:formula="of:=IF([.U272]&gt;[.U$177];[.U272];&quot;&quot;)">
            <text:p/>
          </table:table-cell>
          <table:table-cell table:formula="of:=IF([.V272]&gt;[.V$177];[.V27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3]&gt;[.B$177];[.B273];&quot;&quot;)">
            <text:p/>
          </table:table-cell>
          <table:table-cell table:formula="of:=IF([.C273]&gt;[.C$177];[.C273];&quot;&quot;)">
            <text:p/>
          </table:table-cell>
          <table:table-cell table:formula="of:=IF([.D273]&gt;[.D$177];[.D273];&quot;&quot;)">
            <text:p/>
          </table:table-cell>
          <table:table-cell table:formula="of:=IF([.E273]&gt;[.E$177];[.E273];&quot;&quot;)">
            <text:p/>
          </table:table-cell>
          <table:table-cell table:formula="of:=IF([.F273]&gt;[.F$177];[.F273];&quot;&quot;)">
            <text:p/>
          </table:table-cell>
          <table:table-cell table:formula="of:=IF([.G273]&gt;[.G$177];[.G273];&quot;&quot;)">
            <text:p/>
          </table:table-cell>
          <table:table-cell table:formula="of:=IF([.H273]&gt;[.H$177];[.H273];&quot;&quot;)">
            <text:p/>
          </table:table-cell>
          <table:table-cell table:formula="of:=IF([.I273]&gt;[.I$177];[.I273];&quot;&quot;)">
            <text:p/>
          </table:table-cell>
          <table:table-cell table:formula="of:=IF([.J273]&gt;[.J$177];[.J273];&quot;&quot;)">
            <text:p/>
          </table:table-cell>
          <table:table-cell table:formula="of:=IF([.K273]&gt;[.K$177];[.K273];&quot;&quot;)">
            <text:p/>
          </table:table-cell>
          <table:table-cell table:formula="of:=IF([.L273]&gt;[.L$177];[.L273];&quot;&quot;)">
            <text:p/>
          </table:table-cell>
          <table:table-cell table:formula="of:=IF([.M273]&gt;[.M$177];[.M273];&quot;&quot;)">
            <text:p/>
          </table:table-cell>
          <table:table-cell table:formula="of:=IF([.N273]&gt;[.N$177];[.N273];&quot;&quot;)">
            <text:p/>
          </table:table-cell>
          <table:table-cell table:formula="of:=IF([.O273]&gt;[.O$177];[.O273];&quot;&quot;)">
            <text:p/>
          </table:table-cell>
          <table:table-cell table:formula="of:=IF([.P273]&gt;[.P$177];[.P273];&quot;&quot;)">
            <text:p/>
          </table:table-cell>
          <table:table-cell table:formula="of:=IF([.Q273]&gt;[.Q$177];[.Q273];&quot;&quot;)">
            <text:p/>
          </table:table-cell>
          <table:table-cell table:formula="of:=IF([.R273]&gt;[.R$177];[.R273];&quot;&quot;)">
            <text:p/>
          </table:table-cell>
          <table:table-cell table:formula="of:=IF([.S273]&gt;[.S$177];[.S273];&quot;&quot;)">
            <text:p/>
          </table:table-cell>
          <table:table-cell table:formula="of:=IF([.T273]&gt;[.T$177];[.T273];&quot;&quot;)">
            <text:p/>
          </table:table-cell>
          <table:table-cell table:formula="of:=IF([.U273]&gt;[.U$177];[.U273];&quot;&quot;)">
            <text:p/>
          </table:table-cell>
          <table:table-cell table:formula="of:=IF([.V273]&gt;[.V$177];[.V27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4]&gt;[.B$177];[.B274];&quot;&quot;)">
            <text:p/>
          </table:table-cell>
          <table:table-cell table:formula="of:=IF([.C274]&gt;[.C$177];[.C274];&quot;&quot;)">
            <text:p/>
          </table:table-cell>
          <table:table-cell table:formula="of:=IF([.D274]&gt;[.D$177];[.D274];&quot;&quot;)">
            <text:p/>
          </table:table-cell>
          <table:table-cell table:formula="of:=IF([.E274]&gt;[.E$177];[.E274];&quot;&quot;)">
            <text:p/>
          </table:table-cell>
          <table:table-cell table:formula="of:=IF([.F274]&gt;[.F$177];[.F274];&quot;&quot;)">
            <text:p/>
          </table:table-cell>
          <table:table-cell table:formula="of:=IF([.G274]&gt;[.G$177];[.G274];&quot;&quot;)">
            <text:p/>
          </table:table-cell>
          <table:table-cell table:formula="of:=IF([.H274]&gt;[.H$177];[.H274];&quot;&quot;)">
            <text:p/>
          </table:table-cell>
          <table:table-cell table:formula="of:=IF([.I274]&gt;[.I$177];[.I274];&quot;&quot;)">
            <text:p/>
          </table:table-cell>
          <table:table-cell table:formula="of:=IF([.J274]&gt;[.J$177];[.J274];&quot;&quot;)">
            <text:p/>
          </table:table-cell>
          <table:table-cell table:formula="of:=IF([.K274]&gt;[.K$177];[.K274];&quot;&quot;)">
            <text:p/>
          </table:table-cell>
          <table:table-cell table:formula="of:=IF([.L274]&gt;[.L$177];[.L274];&quot;&quot;)">
            <text:p/>
          </table:table-cell>
          <table:table-cell table:formula="of:=IF([.M274]&gt;[.M$177];[.M274];&quot;&quot;)">
            <text:p/>
          </table:table-cell>
          <table:table-cell table:formula="of:=IF([.N274]&gt;[.N$177];[.N274];&quot;&quot;)">
            <text:p/>
          </table:table-cell>
          <table:table-cell table:formula="of:=IF([.O274]&gt;[.O$177];[.O274];&quot;&quot;)">
            <text:p/>
          </table:table-cell>
          <table:table-cell table:formula="of:=IF([.P274]&gt;[.P$177];[.P274];&quot;&quot;)">
            <text:p/>
          </table:table-cell>
          <table:table-cell table:formula="of:=IF([.Q274]&gt;[.Q$177];[.Q274];&quot;&quot;)">
            <text:p/>
          </table:table-cell>
          <table:table-cell table:formula="of:=IF([.R274]&gt;[.R$177];[.R274];&quot;&quot;)">
            <text:p/>
          </table:table-cell>
          <table:table-cell table:formula="of:=IF([.S274]&gt;[.S$177];[.S274];&quot;&quot;)">
            <text:p/>
          </table:table-cell>
          <table:table-cell table:formula="of:=IF([.T274]&gt;[.T$177];[.T274];&quot;&quot;)">
            <text:p/>
          </table:table-cell>
          <table:table-cell table:formula="of:=IF([.U274]&gt;[.U$177];[.U274];&quot;&quot;)">
            <text:p/>
          </table:table-cell>
          <table:table-cell table:formula="of:=IF([.V274]&gt;[.V$177];[.V27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5]&gt;[.B$177];[.B275];&quot;&quot;)">
            <text:p/>
          </table:table-cell>
          <table:table-cell table:formula="of:=IF([.C275]&gt;[.C$177];[.C275];&quot;&quot;)">
            <text:p/>
          </table:table-cell>
          <table:table-cell table:formula="of:=IF([.D275]&gt;[.D$177];[.D275];&quot;&quot;)">
            <text:p/>
          </table:table-cell>
          <table:table-cell table:formula="of:=IF([.E275]&gt;[.E$177];[.E275];&quot;&quot;)">
            <text:p/>
          </table:table-cell>
          <table:table-cell table:formula="of:=IF([.F275]&gt;[.F$177];[.F275];&quot;&quot;)">
            <text:p/>
          </table:table-cell>
          <table:table-cell table:formula="of:=IF([.G275]&gt;[.G$177];[.G275];&quot;&quot;)">
            <text:p/>
          </table:table-cell>
          <table:table-cell table:formula="of:=IF([.H275]&gt;[.H$177];[.H275];&quot;&quot;)">
            <text:p/>
          </table:table-cell>
          <table:table-cell table:formula="of:=IF([.I275]&gt;[.I$177];[.I275];&quot;&quot;)">
            <text:p/>
          </table:table-cell>
          <table:table-cell table:formula="of:=IF([.J275]&gt;[.J$177];[.J275];&quot;&quot;)">
            <text:p/>
          </table:table-cell>
          <table:table-cell table:formula="of:=IF([.K275]&gt;[.K$177];[.K275];&quot;&quot;)">
            <text:p/>
          </table:table-cell>
          <table:table-cell table:formula="of:=IF([.L275]&gt;[.L$177];[.L275];&quot;&quot;)">
            <text:p/>
          </table:table-cell>
          <table:table-cell table:formula="of:=IF([.M275]&gt;[.M$177];[.M275];&quot;&quot;)">
            <text:p/>
          </table:table-cell>
          <table:table-cell table:formula="of:=IF([.N275]&gt;[.N$177];[.N275];&quot;&quot;)">
            <text:p/>
          </table:table-cell>
          <table:table-cell table:formula="of:=IF([.O275]&gt;[.O$177];[.O275];&quot;&quot;)">
            <text:p/>
          </table:table-cell>
          <table:table-cell table:formula="of:=IF([.P275]&gt;[.P$177];[.P275];&quot;&quot;)">
            <text:p/>
          </table:table-cell>
          <table:table-cell table:formula="of:=IF([.Q275]&gt;[.Q$177];[.Q275];&quot;&quot;)">
            <text:p/>
          </table:table-cell>
          <table:table-cell table:formula="of:=IF([.R275]&gt;[.R$177];[.R275];&quot;&quot;)">
            <text:p/>
          </table:table-cell>
          <table:table-cell table:formula="of:=IF([.S275]&gt;[.S$177];[.S275];&quot;&quot;)">
            <text:p/>
          </table:table-cell>
          <table:table-cell table:formula="of:=IF([.T275]&gt;[.T$177];[.T275];&quot;&quot;)">
            <text:p/>
          </table:table-cell>
          <table:table-cell table:formula="of:=IF([.U275]&gt;[.U$177];[.U275];&quot;&quot;)">
            <text:p/>
          </table:table-cell>
          <table:table-cell table:formula="of:=IF([.V275]&gt;[.V$177];[.V27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6]&gt;[.B$177];[.B276];&quot;&quot;)">
            <text:p/>
          </table:table-cell>
          <table:table-cell table:formula="of:=IF([.C276]&gt;[.C$177];[.C276];&quot;&quot;)">
            <text:p/>
          </table:table-cell>
          <table:table-cell table:formula="of:=IF([.D276]&gt;[.D$177];[.D276];&quot;&quot;)">
            <text:p/>
          </table:table-cell>
          <table:table-cell table:formula="of:=IF([.E276]&gt;[.E$177];[.E276];&quot;&quot;)">
            <text:p/>
          </table:table-cell>
          <table:table-cell table:formula="of:=IF([.F276]&gt;[.F$177];[.F276];&quot;&quot;)">
            <text:p/>
          </table:table-cell>
          <table:table-cell table:formula="of:=IF([.G276]&gt;[.G$177];[.G276];&quot;&quot;)">
            <text:p/>
          </table:table-cell>
          <table:table-cell table:formula="of:=IF([.H276]&gt;[.H$177];[.H276];&quot;&quot;)">
            <text:p/>
          </table:table-cell>
          <table:table-cell table:formula="of:=IF([.I276]&gt;[.I$177];[.I276];&quot;&quot;)">
            <text:p/>
          </table:table-cell>
          <table:table-cell table:formula="of:=IF([.J276]&gt;[.J$177];[.J276];&quot;&quot;)">
            <text:p/>
          </table:table-cell>
          <table:table-cell table:formula="of:=IF([.K276]&gt;[.K$177];[.K276];&quot;&quot;)">
            <text:p/>
          </table:table-cell>
          <table:table-cell table:formula="of:=IF([.L276]&gt;[.L$177];[.L276];&quot;&quot;)">
            <text:p/>
          </table:table-cell>
          <table:table-cell table:formula="of:=IF([.M276]&gt;[.M$177];[.M276];&quot;&quot;)">
            <text:p/>
          </table:table-cell>
          <table:table-cell table:formula="of:=IF([.N276]&gt;[.N$177];[.N276];&quot;&quot;)">
            <text:p/>
          </table:table-cell>
          <table:table-cell table:formula="of:=IF([.O276]&gt;[.O$177];[.O276];&quot;&quot;)">
            <text:p/>
          </table:table-cell>
          <table:table-cell table:formula="of:=IF([.P276]&gt;[.P$177];[.P276];&quot;&quot;)">
            <text:p/>
          </table:table-cell>
          <table:table-cell table:formula="of:=IF([.Q276]&gt;[.Q$177];[.Q276];&quot;&quot;)">
            <text:p/>
          </table:table-cell>
          <table:table-cell table:formula="of:=IF([.R276]&gt;[.R$177];[.R276];&quot;&quot;)">
            <text:p/>
          </table:table-cell>
          <table:table-cell table:formula="of:=IF([.S276]&gt;[.S$177];[.S276];&quot;&quot;)">
            <text:p/>
          </table:table-cell>
          <table:table-cell table:formula="of:=IF([.T276]&gt;[.T$177];[.T276];&quot;&quot;)">
            <text:p/>
          </table:table-cell>
          <table:table-cell table:formula="of:=IF([.U276]&gt;[.U$177];[.U276];&quot;&quot;)">
            <text:p/>
          </table:table-cell>
          <table:table-cell table:formula="of:=IF([.V276]&gt;[.V$177];[.V27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7]&gt;[.B$177];[.B277];&quot;&quot;)">
            <text:p/>
          </table:table-cell>
          <table:table-cell table:formula="of:=IF([.C277]&gt;[.C$177];[.C277];&quot;&quot;)">
            <text:p/>
          </table:table-cell>
          <table:table-cell table:formula="of:=IF([.D277]&gt;[.D$177];[.D277];&quot;&quot;)">
            <text:p/>
          </table:table-cell>
          <table:table-cell table:formula="of:=IF([.E277]&gt;[.E$177];[.E277];&quot;&quot;)">
            <text:p/>
          </table:table-cell>
          <table:table-cell table:formula="of:=IF([.F277]&gt;[.F$177];[.F277];&quot;&quot;)">
            <text:p/>
          </table:table-cell>
          <table:table-cell table:formula="of:=IF([.G277]&gt;[.G$177];[.G277];&quot;&quot;)">
            <text:p/>
          </table:table-cell>
          <table:table-cell table:formula="of:=IF([.H277]&gt;[.H$177];[.H277];&quot;&quot;)">
            <text:p/>
          </table:table-cell>
          <table:table-cell table:formula="of:=IF([.I277]&gt;[.I$177];[.I277];&quot;&quot;)">
            <text:p/>
          </table:table-cell>
          <table:table-cell table:formula="of:=IF([.J277]&gt;[.J$177];[.J277];&quot;&quot;)">
            <text:p/>
          </table:table-cell>
          <table:table-cell table:formula="of:=IF([.K277]&gt;[.K$177];[.K277];&quot;&quot;)">
            <text:p/>
          </table:table-cell>
          <table:table-cell table:formula="of:=IF([.L277]&gt;[.L$177];[.L277];&quot;&quot;)">
            <text:p/>
          </table:table-cell>
          <table:table-cell table:formula="of:=IF([.M277]&gt;[.M$177];[.M277];&quot;&quot;)">
            <text:p/>
          </table:table-cell>
          <table:table-cell table:formula="of:=IF([.N277]&gt;[.N$177];[.N277];&quot;&quot;)">
            <text:p/>
          </table:table-cell>
          <table:table-cell table:formula="of:=IF([.O277]&gt;[.O$177];[.O277];&quot;&quot;)">
            <text:p/>
          </table:table-cell>
          <table:table-cell table:formula="of:=IF([.P277]&gt;[.P$177];[.P277];&quot;&quot;)">
            <text:p/>
          </table:table-cell>
          <table:table-cell table:formula="of:=IF([.Q277]&gt;[.Q$177];[.Q277];&quot;&quot;)">
            <text:p/>
          </table:table-cell>
          <table:table-cell table:formula="of:=IF([.R277]&gt;[.R$177];[.R277];&quot;&quot;)">
            <text:p/>
          </table:table-cell>
          <table:table-cell table:formula="of:=IF([.S277]&gt;[.S$177];[.S277];&quot;&quot;)">
            <text:p/>
          </table:table-cell>
          <table:table-cell table:formula="of:=IF([.T277]&gt;[.T$177];[.T277];&quot;&quot;)">
            <text:p/>
          </table:table-cell>
          <table:table-cell table:formula="of:=IF([.U277]&gt;[.U$177];[.U277];&quot;&quot;)">
            <text:p/>
          </table:table-cell>
          <table:table-cell table:formula="of:=IF([.V277]&gt;[.V$177];[.V27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8]&gt;[.B$177];[.B278];&quot;&quot;)">
            <text:p/>
          </table:table-cell>
          <table:table-cell table:formula="of:=IF([.C278]&gt;[.C$177];[.C278];&quot;&quot;)">
            <text:p/>
          </table:table-cell>
          <table:table-cell table:formula="of:=IF([.D278]&gt;[.D$177];[.D278];&quot;&quot;)">
            <text:p/>
          </table:table-cell>
          <table:table-cell table:formula="of:=IF([.E278]&gt;[.E$177];[.E278];&quot;&quot;)">
            <text:p/>
          </table:table-cell>
          <table:table-cell table:formula="of:=IF([.F278]&gt;[.F$177];[.F278];&quot;&quot;)">
            <text:p/>
          </table:table-cell>
          <table:table-cell table:formula="of:=IF([.G278]&gt;[.G$177];[.G278];&quot;&quot;)">
            <text:p/>
          </table:table-cell>
          <table:table-cell table:formula="of:=IF([.H278]&gt;[.H$177];[.H278];&quot;&quot;)">
            <text:p/>
          </table:table-cell>
          <table:table-cell table:formula="of:=IF([.I278]&gt;[.I$177];[.I278];&quot;&quot;)">
            <text:p/>
          </table:table-cell>
          <table:table-cell table:formula="of:=IF([.J278]&gt;[.J$177];[.J278];&quot;&quot;)">
            <text:p/>
          </table:table-cell>
          <table:table-cell table:formula="of:=IF([.K278]&gt;[.K$177];[.K278];&quot;&quot;)">
            <text:p/>
          </table:table-cell>
          <table:table-cell table:formula="of:=IF([.L278]&gt;[.L$177];[.L278];&quot;&quot;)">
            <text:p/>
          </table:table-cell>
          <table:table-cell table:formula="of:=IF([.M278]&gt;[.M$177];[.M278];&quot;&quot;)">
            <text:p/>
          </table:table-cell>
          <table:table-cell table:formula="of:=IF([.N278]&gt;[.N$177];[.N278];&quot;&quot;)">
            <text:p/>
          </table:table-cell>
          <table:table-cell table:formula="of:=IF([.O278]&gt;[.O$177];[.O278];&quot;&quot;)">
            <text:p/>
          </table:table-cell>
          <table:table-cell table:formula="of:=IF([.P278]&gt;[.P$177];[.P278];&quot;&quot;)">
            <text:p/>
          </table:table-cell>
          <table:table-cell table:formula="of:=IF([.Q278]&gt;[.Q$177];[.Q278];&quot;&quot;)">
            <text:p/>
          </table:table-cell>
          <table:table-cell table:formula="of:=IF([.R278]&gt;[.R$177];[.R278];&quot;&quot;)">
            <text:p/>
          </table:table-cell>
          <table:table-cell table:formula="of:=IF([.S278]&gt;[.S$177];[.S278];&quot;&quot;)">
            <text:p/>
          </table:table-cell>
          <table:table-cell table:formula="of:=IF([.T278]&gt;[.T$177];[.T278];&quot;&quot;)">
            <text:p/>
          </table:table-cell>
          <table:table-cell table:formula="of:=IF([.U278]&gt;[.U$177];[.U278];&quot;&quot;)">
            <text:p/>
          </table:table-cell>
          <table:table-cell table:formula="of:=IF([.V278]&gt;[.V$177];[.V27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9]&gt;[.B$177];[.B279];&quot;&quot;)">
            <text:p/>
          </table:table-cell>
          <table:table-cell table:formula="of:=IF([.C279]&gt;[.C$177];[.C279];&quot;&quot;)">
            <text:p/>
          </table:table-cell>
          <table:table-cell table:formula="of:=IF([.D279]&gt;[.D$177];[.D279];&quot;&quot;)">
            <text:p/>
          </table:table-cell>
          <table:table-cell table:formula="of:=IF([.E279]&gt;[.E$177];[.E279];&quot;&quot;)">
            <text:p/>
          </table:table-cell>
          <table:table-cell table:formula="of:=IF([.F279]&gt;[.F$177];[.F279];&quot;&quot;)">
            <text:p/>
          </table:table-cell>
          <table:table-cell table:formula="of:=IF([.G279]&gt;[.G$177];[.G279];&quot;&quot;)">
            <text:p/>
          </table:table-cell>
          <table:table-cell table:formula="of:=IF([.H279]&gt;[.H$177];[.H279];&quot;&quot;)">
            <text:p/>
          </table:table-cell>
          <table:table-cell table:formula="of:=IF([.I279]&gt;[.I$177];[.I279];&quot;&quot;)">
            <text:p/>
          </table:table-cell>
          <table:table-cell table:formula="of:=IF([.J279]&gt;[.J$177];[.J279];&quot;&quot;)">
            <text:p/>
          </table:table-cell>
          <table:table-cell table:formula="of:=IF([.K279]&gt;[.K$177];[.K279];&quot;&quot;)">
            <text:p/>
          </table:table-cell>
          <table:table-cell table:formula="of:=IF([.L279]&gt;[.L$177];[.L279];&quot;&quot;)">
            <text:p/>
          </table:table-cell>
          <table:table-cell table:formula="of:=IF([.M279]&gt;[.M$177];[.M279];&quot;&quot;)">
            <text:p/>
          </table:table-cell>
          <table:table-cell table:formula="of:=IF([.N279]&gt;[.N$177];[.N279];&quot;&quot;)">
            <text:p/>
          </table:table-cell>
          <table:table-cell table:formula="of:=IF([.O279]&gt;[.O$177];[.O279];&quot;&quot;)">
            <text:p/>
          </table:table-cell>
          <table:table-cell table:formula="of:=IF([.P279]&gt;[.P$177];[.P279];&quot;&quot;)">
            <text:p/>
          </table:table-cell>
          <table:table-cell table:formula="of:=IF([.Q279]&gt;[.Q$177];[.Q279];&quot;&quot;)">
            <text:p/>
          </table:table-cell>
          <table:table-cell table:formula="of:=IF([.R279]&gt;[.R$177];[.R279];&quot;&quot;)">
            <text:p/>
          </table:table-cell>
          <table:table-cell table:formula="of:=IF([.S279]&gt;[.S$177];[.S279];&quot;&quot;)">
            <text:p/>
          </table:table-cell>
          <table:table-cell table:formula="of:=IF([.T279]&gt;[.T$177];[.T279];&quot;&quot;)">
            <text:p/>
          </table:table-cell>
          <table:table-cell table:formula="of:=IF([.U279]&gt;[.U$177];[.U279];&quot;&quot;)">
            <text:p/>
          </table:table-cell>
          <table:table-cell table:formula="of:=IF([.V279]&gt;[.V$177];[.V27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0]&gt;[.B$177];[.B280];&quot;&quot;)">
            <text:p/>
          </table:table-cell>
          <table:table-cell table:formula="of:=IF([.C280]&gt;[.C$177];[.C280];&quot;&quot;)">
            <text:p/>
          </table:table-cell>
          <table:table-cell table:formula="of:=IF([.D280]&gt;[.D$177];[.D280];&quot;&quot;)">
            <text:p/>
          </table:table-cell>
          <table:table-cell table:formula="of:=IF([.E280]&gt;[.E$177];[.E280];&quot;&quot;)">
            <text:p/>
          </table:table-cell>
          <table:table-cell table:formula="of:=IF([.F280]&gt;[.F$177];[.F280];&quot;&quot;)">
            <text:p/>
          </table:table-cell>
          <table:table-cell table:formula="of:=IF([.G280]&gt;[.G$177];[.G280];&quot;&quot;)">
            <text:p/>
          </table:table-cell>
          <table:table-cell table:formula="of:=IF([.H280]&gt;[.H$177];[.H280];&quot;&quot;)">
            <text:p/>
          </table:table-cell>
          <table:table-cell table:formula="of:=IF([.I280]&gt;[.I$177];[.I280];&quot;&quot;)">
            <text:p/>
          </table:table-cell>
          <table:table-cell table:formula="of:=IF([.J280]&gt;[.J$177];[.J280];&quot;&quot;)">
            <text:p/>
          </table:table-cell>
          <table:table-cell table:formula="of:=IF([.K280]&gt;[.K$177];[.K280];&quot;&quot;)">
            <text:p/>
          </table:table-cell>
          <table:table-cell table:formula="of:=IF([.L280]&gt;[.L$177];[.L280];&quot;&quot;)">
            <text:p/>
          </table:table-cell>
          <table:table-cell table:formula="of:=IF([.M280]&gt;[.M$177];[.M280];&quot;&quot;)">
            <text:p/>
          </table:table-cell>
          <table:table-cell table:formula="of:=IF([.N280]&gt;[.N$177];[.N280];&quot;&quot;)">
            <text:p/>
          </table:table-cell>
          <table:table-cell table:formula="of:=IF([.O280]&gt;[.O$177];[.O280];&quot;&quot;)">
            <text:p/>
          </table:table-cell>
          <table:table-cell table:formula="of:=IF([.P280]&gt;[.P$177];[.P280];&quot;&quot;)">
            <text:p/>
          </table:table-cell>
          <table:table-cell table:formula="of:=IF([.Q280]&gt;[.Q$177];[.Q280];&quot;&quot;)">
            <text:p/>
          </table:table-cell>
          <table:table-cell table:formula="of:=IF([.R280]&gt;[.R$177];[.R280];&quot;&quot;)">
            <text:p/>
          </table:table-cell>
          <table:table-cell table:formula="of:=IF([.S280]&gt;[.S$177];[.S280];&quot;&quot;)">
            <text:p/>
          </table:table-cell>
          <table:table-cell table:formula="of:=IF([.T280]&gt;[.T$177];[.T280];&quot;&quot;)">
            <text:p/>
          </table:table-cell>
          <table:table-cell table:formula="of:=IF([.U280]&gt;[.U$177];[.U280];&quot;&quot;)">
            <text:p/>
          </table:table-cell>
          <table:table-cell table:formula="of:=IF([.V280]&gt;[.V$177];[.V28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1]&gt;[.B$177];[.B281];&quot;&quot;)">
            <text:p/>
          </table:table-cell>
          <table:table-cell table:formula="of:=IF([.C281]&gt;[.C$177];[.C281];&quot;&quot;)">
            <text:p/>
          </table:table-cell>
          <table:table-cell table:formula="of:=IF([.D281]&gt;[.D$177];[.D281];&quot;&quot;)">
            <text:p/>
          </table:table-cell>
          <table:table-cell table:formula="of:=IF([.E281]&gt;[.E$177];[.E281];&quot;&quot;)">
            <text:p/>
          </table:table-cell>
          <table:table-cell table:formula="of:=IF([.F281]&gt;[.F$177];[.F281];&quot;&quot;)">
            <text:p/>
          </table:table-cell>
          <table:table-cell table:formula="of:=IF([.G281]&gt;[.G$177];[.G281];&quot;&quot;)">
            <text:p/>
          </table:table-cell>
          <table:table-cell table:formula="of:=IF([.H281]&gt;[.H$177];[.H281];&quot;&quot;)">
            <text:p/>
          </table:table-cell>
          <table:table-cell table:formula="of:=IF([.I281]&gt;[.I$177];[.I281];&quot;&quot;)">
            <text:p/>
          </table:table-cell>
          <table:table-cell table:formula="of:=IF([.J281]&gt;[.J$177];[.J281];&quot;&quot;)">
            <text:p/>
          </table:table-cell>
          <table:table-cell table:formula="of:=IF([.K281]&gt;[.K$177];[.K281];&quot;&quot;)">
            <text:p/>
          </table:table-cell>
          <table:table-cell table:formula="of:=IF([.L281]&gt;[.L$177];[.L281];&quot;&quot;)">
            <text:p/>
          </table:table-cell>
          <table:table-cell table:formula="of:=IF([.M281]&gt;[.M$177];[.M281];&quot;&quot;)">
            <text:p/>
          </table:table-cell>
          <table:table-cell table:formula="of:=IF([.N281]&gt;[.N$177];[.N281];&quot;&quot;)">
            <text:p/>
          </table:table-cell>
          <table:table-cell table:formula="of:=IF([.O281]&gt;[.O$177];[.O281];&quot;&quot;)">
            <text:p/>
          </table:table-cell>
          <table:table-cell table:formula="of:=IF([.P281]&gt;[.P$177];[.P281];&quot;&quot;)">
            <text:p/>
          </table:table-cell>
          <table:table-cell table:formula="of:=IF([.Q281]&gt;[.Q$177];[.Q281];&quot;&quot;)">
            <text:p/>
          </table:table-cell>
          <table:table-cell table:formula="of:=IF([.R281]&gt;[.R$177];[.R281];&quot;&quot;)">
            <text:p/>
          </table:table-cell>
          <table:table-cell table:formula="of:=IF([.S281]&gt;[.S$177];[.S281];&quot;&quot;)">
            <text:p/>
          </table:table-cell>
          <table:table-cell table:formula="of:=IF([.T281]&gt;[.T$177];[.T281];&quot;&quot;)">
            <text:p/>
          </table:table-cell>
          <table:table-cell table:formula="of:=IF([.U281]&gt;[.U$177];[.U281];&quot;&quot;)">
            <text:p/>
          </table:table-cell>
          <table:table-cell table:formula="of:=IF([.V281]&gt;[.V$177];[.V28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2]&gt;[.B$177];[.B282];&quot;&quot;)">
            <text:p/>
          </table:table-cell>
          <table:table-cell table:formula="of:=IF([.C282]&gt;[.C$177];[.C282];&quot;&quot;)">
            <text:p/>
          </table:table-cell>
          <table:table-cell table:formula="of:=IF([.D282]&gt;[.D$177];[.D282];&quot;&quot;)">
            <text:p/>
          </table:table-cell>
          <table:table-cell table:formula="of:=IF([.E282]&gt;[.E$177];[.E282];&quot;&quot;)">
            <text:p/>
          </table:table-cell>
          <table:table-cell table:formula="of:=IF([.F282]&gt;[.F$177];[.F282];&quot;&quot;)">
            <text:p/>
          </table:table-cell>
          <table:table-cell table:formula="of:=IF([.G282]&gt;[.G$177];[.G282];&quot;&quot;)">
            <text:p/>
          </table:table-cell>
          <table:table-cell table:formula="of:=IF([.H282]&gt;[.H$177];[.H282];&quot;&quot;)">
            <text:p/>
          </table:table-cell>
          <table:table-cell table:formula="of:=IF([.I282]&gt;[.I$177];[.I282];&quot;&quot;)">
            <text:p/>
          </table:table-cell>
          <table:table-cell table:formula="of:=IF([.J282]&gt;[.J$177];[.J282];&quot;&quot;)">
            <text:p/>
          </table:table-cell>
          <table:table-cell table:formula="of:=IF([.K282]&gt;[.K$177];[.K282];&quot;&quot;)">
            <text:p/>
          </table:table-cell>
          <table:table-cell table:formula="of:=IF([.L282]&gt;[.L$177];[.L282];&quot;&quot;)">
            <text:p/>
          </table:table-cell>
          <table:table-cell table:formula="of:=IF([.M282]&gt;[.M$177];[.M282];&quot;&quot;)">
            <text:p/>
          </table:table-cell>
          <table:table-cell table:formula="of:=IF([.N282]&gt;[.N$177];[.N282];&quot;&quot;)">
            <text:p/>
          </table:table-cell>
          <table:table-cell table:formula="of:=IF([.O282]&gt;[.O$177];[.O282];&quot;&quot;)">
            <text:p/>
          </table:table-cell>
          <table:table-cell table:formula="of:=IF([.P282]&gt;[.P$177];[.P282];&quot;&quot;)">
            <text:p/>
          </table:table-cell>
          <table:table-cell table:formula="of:=IF([.Q282]&gt;[.Q$177];[.Q282];&quot;&quot;)">
            <text:p/>
          </table:table-cell>
          <table:table-cell table:formula="of:=IF([.R282]&gt;[.R$177];[.R282];&quot;&quot;)">
            <text:p/>
          </table:table-cell>
          <table:table-cell table:formula="of:=IF([.S282]&gt;[.S$177];[.S282];&quot;&quot;)">
            <text:p/>
          </table:table-cell>
          <table:table-cell table:formula="of:=IF([.T282]&gt;[.T$177];[.T282];&quot;&quot;)">
            <text:p/>
          </table:table-cell>
          <table:table-cell table:formula="of:=IF([.U282]&gt;[.U$177];[.U282];&quot;&quot;)">
            <text:p/>
          </table:table-cell>
          <table:table-cell table:formula="of:=IF([.V282]&gt;[.V$177];[.V28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3]&gt;[.B$177];[.B283];&quot;&quot;)">
            <text:p/>
          </table:table-cell>
          <table:table-cell table:formula="of:=IF([.C283]&gt;[.C$177];[.C283];&quot;&quot;)">
            <text:p/>
          </table:table-cell>
          <table:table-cell table:formula="of:=IF([.D283]&gt;[.D$177];[.D283];&quot;&quot;)">
            <text:p/>
          </table:table-cell>
          <table:table-cell table:formula="of:=IF([.E283]&gt;[.E$177];[.E283];&quot;&quot;)">
            <text:p/>
          </table:table-cell>
          <table:table-cell table:formula="of:=IF([.F283]&gt;[.F$177];[.F283];&quot;&quot;)">
            <text:p/>
          </table:table-cell>
          <table:table-cell table:formula="of:=IF([.G283]&gt;[.G$177];[.G283];&quot;&quot;)">
            <text:p/>
          </table:table-cell>
          <table:table-cell table:formula="of:=IF([.H283]&gt;[.H$177];[.H283];&quot;&quot;)">
            <text:p/>
          </table:table-cell>
          <table:table-cell table:formula="of:=IF([.I283]&gt;[.I$177];[.I283];&quot;&quot;)">
            <text:p/>
          </table:table-cell>
          <table:table-cell table:formula="of:=IF([.J283]&gt;[.J$177];[.J283];&quot;&quot;)">
            <text:p/>
          </table:table-cell>
          <table:table-cell table:formula="of:=IF([.K283]&gt;[.K$177];[.K283];&quot;&quot;)">
            <text:p/>
          </table:table-cell>
          <table:table-cell table:formula="of:=IF([.L283]&gt;[.L$177];[.L283];&quot;&quot;)">
            <text:p/>
          </table:table-cell>
          <table:table-cell table:formula="of:=IF([.M283]&gt;[.M$177];[.M283];&quot;&quot;)">
            <text:p/>
          </table:table-cell>
          <table:table-cell table:formula="of:=IF([.N283]&gt;[.N$177];[.N283];&quot;&quot;)">
            <text:p/>
          </table:table-cell>
          <table:table-cell table:formula="of:=IF([.O283]&gt;[.O$177];[.O283];&quot;&quot;)">
            <text:p/>
          </table:table-cell>
          <table:table-cell table:formula="of:=IF([.P283]&gt;[.P$177];[.P283];&quot;&quot;)">
            <text:p/>
          </table:table-cell>
          <table:table-cell table:formula="of:=IF([.Q283]&gt;[.Q$177];[.Q283];&quot;&quot;)">
            <text:p/>
          </table:table-cell>
          <table:table-cell table:formula="of:=IF([.R283]&gt;[.R$177];[.R283];&quot;&quot;)">
            <text:p/>
          </table:table-cell>
          <table:table-cell table:formula="of:=IF([.S283]&gt;[.S$177];[.S283];&quot;&quot;)">
            <text:p/>
          </table:table-cell>
          <table:table-cell table:formula="of:=IF([.T283]&gt;[.T$177];[.T283];&quot;&quot;)">
            <text:p/>
          </table:table-cell>
          <table:table-cell table:formula="of:=IF([.U283]&gt;[.U$177];[.U283];&quot;&quot;)">
            <text:p/>
          </table:table-cell>
          <table:table-cell table:formula="of:=IF([.V283]&gt;[.V$177];[.V28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4]&gt;[.B$177];[.B284];&quot;&quot;)">
            <text:p/>
          </table:table-cell>
          <table:table-cell table:formula="of:=IF([.C284]&gt;[.C$177];[.C284];&quot;&quot;)">
            <text:p/>
          </table:table-cell>
          <table:table-cell table:formula="of:=IF([.D284]&gt;[.D$177];[.D284];&quot;&quot;)">
            <text:p/>
          </table:table-cell>
          <table:table-cell table:formula="of:=IF([.E284]&gt;[.E$177];[.E284];&quot;&quot;)">
            <text:p/>
          </table:table-cell>
          <table:table-cell table:formula="of:=IF([.F284]&gt;[.F$177];[.F284];&quot;&quot;)">
            <text:p/>
          </table:table-cell>
          <table:table-cell table:formula="of:=IF([.G284]&gt;[.G$177];[.G284];&quot;&quot;)">
            <text:p/>
          </table:table-cell>
          <table:table-cell table:formula="of:=IF([.H284]&gt;[.H$177];[.H284];&quot;&quot;)">
            <text:p/>
          </table:table-cell>
          <table:table-cell table:formula="of:=IF([.I284]&gt;[.I$177];[.I284];&quot;&quot;)">
            <text:p/>
          </table:table-cell>
          <table:table-cell table:formula="of:=IF([.J284]&gt;[.J$177];[.J284];&quot;&quot;)">
            <text:p/>
          </table:table-cell>
          <table:table-cell table:formula="of:=IF([.K284]&gt;[.K$177];[.K284];&quot;&quot;)">
            <text:p/>
          </table:table-cell>
          <table:table-cell table:formula="of:=IF([.L284]&gt;[.L$177];[.L284];&quot;&quot;)">
            <text:p/>
          </table:table-cell>
          <table:table-cell table:formula="of:=IF([.M284]&gt;[.M$177];[.M284];&quot;&quot;)">
            <text:p/>
          </table:table-cell>
          <table:table-cell table:formula="of:=IF([.N284]&gt;[.N$177];[.N284];&quot;&quot;)">
            <text:p/>
          </table:table-cell>
          <table:table-cell table:formula="of:=IF([.O284]&gt;[.O$177];[.O284];&quot;&quot;)">
            <text:p/>
          </table:table-cell>
          <table:table-cell table:formula="of:=IF([.P284]&gt;[.P$177];[.P284];&quot;&quot;)">
            <text:p/>
          </table:table-cell>
          <table:table-cell table:formula="of:=IF([.Q284]&gt;[.Q$177];[.Q284];&quot;&quot;)">
            <text:p/>
          </table:table-cell>
          <table:table-cell table:formula="of:=IF([.R284]&gt;[.R$177];[.R284];&quot;&quot;)">
            <text:p/>
          </table:table-cell>
          <table:table-cell table:formula="of:=IF([.S284]&gt;[.S$177];[.S284];&quot;&quot;)">
            <text:p/>
          </table:table-cell>
          <table:table-cell table:formula="of:=IF([.T284]&gt;[.T$177];[.T284];&quot;&quot;)">
            <text:p/>
          </table:table-cell>
          <table:table-cell table:formula="of:=IF([.U284]&gt;[.U$177];[.U284];&quot;&quot;)">
            <text:p/>
          </table:table-cell>
          <table:table-cell table:formula="of:=IF([.V284]&gt;[.V$177];[.V28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5]&gt;[.B$177];[.B285];&quot;&quot;)">
            <text:p/>
          </table:table-cell>
          <table:table-cell table:formula="of:=IF([.C285]&gt;[.C$177];[.C285];&quot;&quot;)">
            <text:p/>
          </table:table-cell>
          <table:table-cell table:formula="of:=IF([.D285]&gt;[.D$177];[.D285];&quot;&quot;)">
            <text:p/>
          </table:table-cell>
          <table:table-cell table:formula="of:=IF([.E285]&gt;[.E$177];[.E285];&quot;&quot;)">
            <text:p/>
          </table:table-cell>
          <table:table-cell table:formula="of:=IF([.F285]&gt;[.F$177];[.F285];&quot;&quot;)">
            <text:p/>
          </table:table-cell>
          <table:table-cell table:formula="of:=IF([.G285]&gt;[.G$177];[.G285];&quot;&quot;)">
            <text:p/>
          </table:table-cell>
          <table:table-cell table:formula="of:=IF([.H285]&gt;[.H$177];[.H285];&quot;&quot;)">
            <text:p/>
          </table:table-cell>
          <table:table-cell table:formula="of:=IF([.I285]&gt;[.I$177];[.I285];&quot;&quot;)">
            <text:p/>
          </table:table-cell>
          <table:table-cell table:formula="of:=IF([.J285]&gt;[.J$177];[.J285];&quot;&quot;)">
            <text:p/>
          </table:table-cell>
          <table:table-cell table:formula="of:=IF([.K285]&gt;[.K$177];[.K285];&quot;&quot;)">
            <text:p/>
          </table:table-cell>
          <table:table-cell table:formula="of:=IF([.L285]&gt;[.L$177];[.L285];&quot;&quot;)">
            <text:p/>
          </table:table-cell>
          <table:table-cell table:formula="of:=IF([.M285]&gt;[.M$177];[.M285];&quot;&quot;)">
            <text:p/>
          </table:table-cell>
          <table:table-cell table:formula="of:=IF([.N285]&gt;[.N$177];[.N285];&quot;&quot;)">
            <text:p/>
          </table:table-cell>
          <table:table-cell table:formula="of:=IF([.O285]&gt;[.O$177];[.O285];&quot;&quot;)">
            <text:p/>
          </table:table-cell>
          <table:table-cell table:formula="of:=IF([.P285]&gt;[.P$177];[.P285];&quot;&quot;)">
            <text:p/>
          </table:table-cell>
          <table:table-cell table:formula="of:=IF([.Q285]&gt;[.Q$177];[.Q285];&quot;&quot;)">
            <text:p/>
          </table:table-cell>
          <table:table-cell table:formula="of:=IF([.R285]&gt;[.R$177];[.R285];&quot;&quot;)">
            <text:p/>
          </table:table-cell>
          <table:table-cell table:formula="of:=IF([.S285]&gt;[.S$177];[.S285];&quot;&quot;)">
            <text:p/>
          </table:table-cell>
          <table:table-cell table:formula="of:=IF([.T285]&gt;[.T$177];[.T285];&quot;&quot;)">
            <text:p/>
          </table:table-cell>
          <table:table-cell table:formula="of:=IF([.U285]&gt;[.U$177];[.U285];&quot;&quot;)">
            <text:p/>
          </table:table-cell>
          <table:table-cell table:formula="of:=IF([.V285]&gt;[.V$177];[.V28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6]&gt;[.B$177];[.B286];&quot;&quot;)">
            <text:p/>
          </table:table-cell>
          <table:table-cell table:formula="of:=IF([.C286]&gt;[.C$177];[.C286];&quot;&quot;)">
            <text:p/>
          </table:table-cell>
          <table:table-cell table:formula="of:=IF([.D286]&gt;[.D$177];[.D286];&quot;&quot;)">
            <text:p/>
          </table:table-cell>
          <table:table-cell table:formula="of:=IF([.E286]&gt;[.E$177];[.E286];&quot;&quot;)">
            <text:p/>
          </table:table-cell>
          <table:table-cell table:formula="of:=IF([.F286]&gt;[.F$177];[.F286];&quot;&quot;)">
            <text:p/>
          </table:table-cell>
          <table:table-cell table:formula="of:=IF([.G286]&gt;[.G$177];[.G286];&quot;&quot;)">
            <text:p/>
          </table:table-cell>
          <table:table-cell table:formula="of:=IF([.H286]&gt;[.H$177];[.H286];&quot;&quot;)">
            <text:p/>
          </table:table-cell>
          <table:table-cell table:formula="of:=IF([.I286]&gt;[.I$177];[.I286];&quot;&quot;)">
            <text:p/>
          </table:table-cell>
          <table:table-cell table:formula="of:=IF([.J286]&gt;[.J$177];[.J286];&quot;&quot;)">
            <text:p/>
          </table:table-cell>
          <table:table-cell table:formula="of:=IF([.K286]&gt;[.K$177];[.K286];&quot;&quot;)">
            <text:p/>
          </table:table-cell>
          <table:table-cell table:formula="of:=IF([.L286]&gt;[.L$177];[.L286];&quot;&quot;)">
            <text:p/>
          </table:table-cell>
          <table:table-cell table:formula="of:=IF([.M286]&gt;[.M$177];[.M286];&quot;&quot;)">
            <text:p/>
          </table:table-cell>
          <table:table-cell table:formula="of:=IF([.N286]&gt;[.N$177];[.N286];&quot;&quot;)">
            <text:p/>
          </table:table-cell>
          <table:table-cell table:formula="of:=IF([.O286]&gt;[.O$177];[.O286];&quot;&quot;)">
            <text:p/>
          </table:table-cell>
          <table:table-cell table:formula="of:=IF([.P286]&gt;[.P$177];[.P286];&quot;&quot;)">
            <text:p/>
          </table:table-cell>
          <table:table-cell table:formula="of:=IF([.Q286]&gt;[.Q$177];[.Q286];&quot;&quot;)">
            <text:p/>
          </table:table-cell>
          <table:table-cell table:formula="of:=IF([.R286]&gt;[.R$177];[.R286];&quot;&quot;)">
            <text:p/>
          </table:table-cell>
          <table:table-cell table:formula="of:=IF([.S286]&gt;[.S$177];[.S286];&quot;&quot;)">
            <text:p/>
          </table:table-cell>
          <table:table-cell table:formula="of:=IF([.T286]&gt;[.T$177];[.T286];&quot;&quot;)">
            <text:p/>
          </table:table-cell>
          <table:table-cell table:formula="of:=IF([.U286]&gt;[.U$177];[.U286];&quot;&quot;)">
            <text:p/>
          </table:table-cell>
          <table:table-cell table:formula="of:=IF([.V286]&gt;[.V$177];[.V28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7]&gt;[.B$177];[.B287];&quot;&quot;)">
            <text:p/>
          </table:table-cell>
          <table:table-cell table:formula="of:=IF([.C287]&gt;[.C$177];[.C287];&quot;&quot;)">
            <text:p/>
          </table:table-cell>
          <table:table-cell table:formula="of:=IF([.D287]&gt;[.D$177];[.D287];&quot;&quot;)">
            <text:p/>
          </table:table-cell>
          <table:table-cell table:formula="of:=IF([.E287]&gt;[.E$177];[.E287];&quot;&quot;)">
            <text:p/>
          </table:table-cell>
          <table:table-cell table:formula="of:=IF([.F287]&gt;[.F$177];[.F287];&quot;&quot;)">
            <text:p/>
          </table:table-cell>
          <table:table-cell table:formula="of:=IF([.G287]&gt;[.G$177];[.G287];&quot;&quot;)">
            <text:p/>
          </table:table-cell>
          <table:table-cell table:formula="of:=IF([.H287]&gt;[.H$177];[.H287];&quot;&quot;)">
            <text:p/>
          </table:table-cell>
          <table:table-cell table:formula="of:=IF([.I287]&gt;[.I$177];[.I287];&quot;&quot;)">
            <text:p/>
          </table:table-cell>
          <table:table-cell table:formula="of:=IF([.J287]&gt;[.J$177];[.J287];&quot;&quot;)">
            <text:p/>
          </table:table-cell>
          <table:table-cell table:formula="of:=IF([.K287]&gt;[.K$177];[.K287];&quot;&quot;)">
            <text:p/>
          </table:table-cell>
          <table:table-cell table:formula="of:=IF([.L287]&gt;[.L$177];[.L287];&quot;&quot;)">
            <text:p/>
          </table:table-cell>
          <table:table-cell table:formula="of:=IF([.M287]&gt;[.M$177];[.M287];&quot;&quot;)">
            <text:p/>
          </table:table-cell>
          <table:table-cell table:formula="of:=IF([.N287]&gt;[.N$177];[.N287];&quot;&quot;)">
            <text:p/>
          </table:table-cell>
          <table:table-cell table:formula="of:=IF([.O287]&gt;[.O$177];[.O287];&quot;&quot;)">
            <text:p/>
          </table:table-cell>
          <table:table-cell table:formula="of:=IF([.P287]&gt;[.P$177];[.P287];&quot;&quot;)">
            <text:p/>
          </table:table-cell>
          <table:table-cell table:formula="of:=IF([.Q287]&gt;[.Q$177];[.Q287];&quot;&quot;)">
            <text:p/>
          </table:table-cell>
          <table:table-cell table:formula="of:=IF([.R287]&gt;[.R$177];[.R287];&quot;&quot;)">
            <text:p/>
          </table:table-cell>
          <table:table-cell table:formula="of:=IF([.S287]&gt;[.S$177];[.S287];&quot;&quot;)">
            <text:p/>
          </table:table-cell>
          <table:table-cell table:formula="of:=IF([.T287]&gt;[.T$177];[.T287];&quot;&quot;)">
            <text:p/>
          </table:table-cell>
          <table:table-cell table:formula="of:=IF([.U287]&gt;[.U$177];[.U287];&quot;&quot;)">
            <text:p/>
          </table:table-cell>
          <table:table-cell table:formula="of:=IF([.V287]&gt;[.V$177];[.V28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8]&gt;[.B$177];[.B288];&quot;&quot;)">
            <text:p/>
          </table:table-cell>
          <table:table-cell table:formula="of:=IF([.C288]&gt;[.C$177];[.C288];&quot;&quot;)">
            <text:p/>
          </table:table-cell>
          <table:table-cell table:formula="of:=IF([.D288]&gt;[.D$177];[.D288];&quot;&quot;)">
            <text:p/>
          </table:table-cell>
          <table:table-cell table:formula="of:=IF([.E288]&gt;[.E$177];[.E288];&quot;&quot;)">
            <text:p/>
          </table:table-cell>
          <table:table-cell table:formula="of:=IF([.F288]&gt;[.F$177];[.F288];&quot;&quot;)">
            <text:p/>
          </table:table-cell>
          <table:table-cell table:formula="of:=IF([.G288]&gt;[.G$177];[.G288];&quot;&quot;)">
            <text:p/>
          </table:table-cell>
          <table:table-cell table:formula="of:=IF([.H288]&gt;[.H$177];[.H288];&quot;&quot;)">
            <text:p/>
          </table:table-cell>
          <table:table-cell table:formula="of:=IF([.I288]&gt;[.I$177];[.I288];&quot;&quot;)">
            <text:p/>
          </table:table-cell>
          <table:table-cell table:formula="of:=IF([.J288]&gt;[.J$177];[.J288];&quot;&quot;)">
            <text:p/>
          </table:table-cell>
          <table:table-cell table:formula="of:=IF([.K288]&gt;[.K$177];[.K288];&quot;&quot;)">
            <text:p/>
          </table:table-cell>
          <table:table-cell table:formula="of:=IF([.L288]&gt;[.L$177];[.L288];&quot;&quot;)">
            <text:p/>
          </table:table-cell>
          <table:table-cell table:formula="of:=IF([.M288]&gt;[.M$177];[.M288];&quot;&quot;)">
            <text:p/>
          </table:table-cell>
          <table:table-cell table:formula="of:=IF([.N288]&gt;[.N$177];[.N288];&quot;&quot;)">
            <text:p/>
          </table:table-cell>
          <table:table-cell table:formula="of:=IF([.O288]&gt;[.O$177];[.O288];&quot;&quot;)">
            <text:p/>
          </table:table-cell>
          <table:table-cell table:formula="of:=IF([.P288]&gt;[.P$177];[.P288];&quot;&quot;)">
            <text:p/>
          </table:table-cell>
          <table:table-cell table:formula="of:=IF([.Q288]&gt;[.Q$177];[.Q288];&quot;&quot;)">
            <text:p/>
          </table:table-cell>
          <table:table-cell table:formula="of:=IF([.R288]&gt;[.R$177];[.R288];&quot;&quot;)">
            <text:p/>
          </table:table-cell>
          <table:table-cell table:formula="of:=IF([.S288]&gt;[.S$177];[.S288];&quot;&quot;)">
            <text:p/>
          </table:table-cell>
          <table:table-cell table:formula="of:=IF([.T288]&gt;[.T$177];[.T288];&quot;&quot;)">
            <text:p/>
          </table:table-cell>
          <table:table-cell table:formula="of:=IF([.U288]&gt;[.U$177];[.U288];&quot;&quot;)">
            <text:p/>
          </table:table-cell>
          <table:table-cell table:formula="of:=IF([.V288]&gt;[.V$177];[.V288];&quot;&quot;)">
            <text:p/>
          </table:table-cell>
          <table:table-cell table:number-columns-repeated="1002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3"/>
          <table:table-cell/>
          <table:table-cell table:style-name="Default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Normalisé</text:p>
          </table:table-cell>
          <table:table-cell/>
          <table:table-cell table:style-name="Default" table:number-columns-repeated="20"/>
          <table:table-cell table:number-columns-repeated="1002"/>
        </table:table-row>
        <table:table-row table:style-name="ro2">
          <table:table-cell office:value-type="float" office:value="28.3" calcext:value-type="float">
            <text:p>28,3</text:p>
          </table:table-cell>
          <table:table-cell table:formula="of:=IFERROR([.B302]/[.$E302];&quot;&quot; )" office:value-type="float" office:value="0.0630214391280508" calcext:value-type="float">
            <text:p>0,0630214391</text:p>
          </table:table-cell>
          <table:table-cell table:formula="of:=IFERROR([.C302]/[.$E302];&quot;&quot; )" office:value-type="float" office:value="0.463839354094445" calcext:value-type="float">
            <text:p>0,4638393541</text:p>
          </table:table-cell>
          <table:table-cell table:formula="of:=IFERROR([.D302]/[.$E302];&quot;&quot; )" office:value-type="float" office:value="0.0295491148318393" calcext:value-type="float">
            <text:p>0,0295491148</text:p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 office:value-type="float" office:value="0.0115786925809857" calcext:value-type="float">
            <text:p>0,0115786926</text:p>
          </table:table-cell>
          <table:table-cell table:formula="of:=IFERROR([.G302]/[.$E302];&quot;&quot; )" office:value-type="float" office:value="0.292501615746265" calcext:value-type="float">
            <text:p>0,2925016157</text:p>
          </table:table-cell>
          <table:table-cell table:formula="of:=IFERROR([.H302]/[.$E302];&quot;&quot; )" office:value-type="float" office:value="0.0218651846250295" calcext:value-type="float">
            <text:p>0,0218651846</text:p>
          </table:table-cell>
          <table:table-cell table:formula="of:=IFERROR([.I302]/[.$E302];&quot;&quot; )" office:value-type="float" office:value="0.256461795634959" calcext:value-type="float">
            <text:p>0,2564617956</text:p>
          </table:table-cell>
          <table:table-cell table:formula="of:=IFERROR([.J302]/[.$E302];&quot;&quot; )" office:value-type="float" office:value="0.0608000330572148" calcext:value-type="float">
            <text:p>0,0608000331</text:p>
          </table:table-cell>
          <table:table-cell table:formula="of:=IFERROR([.K302]/[.$E302];&quot;&quot; )" office:value-type="float" office:value="0.0578660510553353" calcext:value-type="float">
            <text:p>0,0578660511</text:p>
          </table:table-cell>
          <table:table-cell table:formula="of:=IFERROR([.L302]/[.$E302];&quot;&quot; )" office:value-type="float" office:value="0.0318920625547879" calcext:value-type="float">
            <text:p>0,0318920626</text:p>
          </table:table-cell>
          <table:table-cell table:formula="of:=IFERROR([.M302]/[.$E302];&quot;&quot; )" office:value-type="float" office:value="0.25266075557498" calcext:value-type="float">
            <text:p>0,2526607556</text:p>
          </table:table-cell>
          <table:table-cell table:formula="of:=IFERROR([.N302]/[.$E302];&quot;&quot; )" office:value-type="float" office:value="0.0777659084872857" calcext:value-type="float">
            <text:p>0,0777659085</text:p>
          </table:table-cell>
          <table:table-cell table:formula="of:=IFERROR([.O302]/[.$E302];&quot;&quot; )" office:value-type="float" office:value="0.254704562816351" calcext:value-type="float">
            <text:p>0,2547045628</text:p>
          </table:table-cell>
          <table:table-cell table:formula="of:=IFERROR([.P302]/[.$E302];&quot;&quot; )" office:value-type="float" office:value="0.0248004001050747" calcext:value-type="float">
            <text:p>0,0248004001</text:p>
          </table:table-cell>
          <table:table-cell table:formula="of:=IFERROR([.Q302]/[.$E302];&quot;&quot; )" office:value-type="float" office:value="0.0197623246164753" calcext:value-type="float">
            <text:p>0,0197623246</text:p>
          </table:table-cell>
          <table:table-cell table:formula="of:=IFERROR([.R302]/[.$E302];&quot;&quot; )" office:value-type="float" office:value="0.0943468946768677" calcext:value-type="float">
            <text:p>0,0943468947</text:p>
          </table:table-cell>
          <table:table-cell table:formula="of:=IFERROR([.S302]/[.$E302];&quot;&quot; )" office:value-type="float" office:value="0.364478557898386" calcext:value-type="float">
            <text:p>0,3644785579</text:p>
          </table:table-cell>
          <table:table-cell table:formula="of:=IFERROR([.T302]/[.$E302];&quot;&quot; )" office:value-type="float" office:value="0.22611795742888" calcext:value-type="float">
            <text:p>0,2261179574</text:p>
          </table:table-cell>
          <table:table-cell table:formula="of:=IFERROR([.U302]/[.$E302];&quot;&quot; )" office:value-type="float" office:value="0.258958520640297" calcext:value-type="float">
            <text:p>0,2589585206</text:p>
          </table:table-cell>
          <table:table-cell table:formula="of:=IFERROR([.V302]/[.$E302];&quot;&quot; )" office:value-type="float" office:value="0.274120434253037" calcext:value-type="float">
            <text:p>0,2741204343</text:p>
          </table:table-cell>
          <table:table-cell table:number-columns-repeated="1002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formula="of:=IFERROR([.B303]/[.$E303];&quot;&quot; )" office:value-type="float" office:value="0.0756760328770225" calcext:value-type="float">
            <text:p>0,0756760329</text:p>
          </table:table-cell>
          <table:table-cell table:formula="of:=IFERROR([.C303]/[.$E303];&quot;&quot; )" office:value-type="float" office:value="0.0357247692931065" calcext:value-type="float">
            <text:p>0,0357247693</text:p>
          </table:table-cell>
          <table:table-cell table:formula="of:=IFERROR([.D303]/[.$E303];&quot;&quot; )" office:value-type="float" office:value="0.0274660677171249" calcext:value-type="float">
            <text:p>0,0274660677</text:p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 office:value-type="float" office:value="0.0106236519837852" calcext:value-type="float">
            <text:p>0,010623652</text:p>
          </table:table-cell>
          <table:table-cell table:formula="of:=IFERROR([.G303]/[.$E303];&quot;&quot; )" office:value-type="float" office:value="0.286789755927138" calcext:value-type="float">
            <text:p>0,2867897559</text:p>
          </table:table-cell>
          <table:table-cell table:formula="of:=IFERROR([.H303]/[.$E303];&quot;&quot; )" office:value-type="float" office:value="0.021878742145376" calcext:value-type="float">
            <text:p>0,0218787421</text:p>
          </table:table-cell>
          <table:table-cell table:formula="of:=IFERROR([.I303]/[.$E303];&quot;&quot; )" office:value-type="float" office:value="0.238267847497748" calcext:value-type="float">
            <text:p>0,2382678475</text:p>
          </table:table-cell>
          <table:table-cell table:formula="of:=IFERROR([.J303]/[.$E303];&quot;&quot; )" office:value-type="float" office:value="0.0643622498205891" calcext:value-type="float">
            <text:p>0,0643622498</text:p>
          </table:table-cell>
          <table:table-cell table:formula="of:=IFERROR([.K303]/[.$E303];&quot;&quot; )" office:value-type="float" office:value="0.0590325022102067" calcext:value-type="float">
            <text:p>0,0590325022</text:p>
          </table:table-cell>
          <table:table-cell table:formula="of:=IFERROR([.L303]/[.$E303];&quot;&quot; )" office:value-type="float" office:value="0.0286390600966341" calcext:value-type="float">
            <text:p>0,0286390601</text:p>
          </table:table-cell>
          <table:table-cell table:formula="of:=IFERROR([.M303]/[.$E303];&quot;&quot; )" office:value-type="float" office:value="0.253188079039217" calcext:value-type="float">
            <text:p>0,253188079</text:p>
          </table:table-cell>
          <table:table-cell table:formula="of:=IFERROR([.N303]/[.$E303];&quot;&quot; )" office:value-type="float" office:value="0.0812548114650062" calcext:value-type="float">
            <text:p>0,0812548115</text:p>
          </table:table-cell>
          <table:table-cell table:formula="of:=IFERROR([.O303]/[.$E303];&quot;&quot; )" office:value-type="float" office:value="0.260901245033716" calcext:value-type="float">
            <text:p>0,260901245</text:p>
          </table:table-cell>
          <table:table-cell table:formula="of:=IFERROR([.P303]/[.$E303];&quot;&quot; )" office:value-type="float" office:value="0.0243283942441885" calcext:value-type="float">
            <text:p>0,0243283942</text:p>
          </table:table-cell>
          <table:table-cell table:formula="of:=IFERROR([.Q303]/[.$E303];&quot;&quot; )" office:value-type="float" office:value="0.0222260309793757" calcext:value-type="float">
            <text:p>0,022226031</text:p>
          </table:table-cell>
          <table:table-cell table:formula="of:=IFERROR([.R303]/[.$E303];&quot;&quot; )" office:value-type="float" office:value="0.0996309996634436" calcext:value-type="float">
            <text:p>0,0996309997</text:p>
          </table:table-cell>
          <table:table-cell table:formula="of:=IFERROR([.S303]/[.$E303];&quot;&quot; )" office:value-type="float" office:value="0.357152302100866" calcext:value-type="float">
            <text:p>0,3571523021</text:p>
          </table:table-cell>
          <table:table-cell table:formula="of:=IFERROR([.T303]/[.$E303];&quot;&quot; )" office:value-type="float" office:value="0.229229412166153" calcext:value-type="float">
            <text:p>0,2292294122</text:p>
          </table:table-cell>
          <table:table-cell table:formula="of:=IFERROR([.U303]/[.$E303];&quot;&quot; )" office:value-type="float" office:value="0.267775140498348" calcext:value-type="float">
            <text:p>0,2677751405</text:p>
          </table:table-cell>
          <table:table-cell table:formula="of:=IFERROR([.V303]/[.$E303];&quot;&quot; )" office:value-type="float" office:value="0.272444087255054" calcext:value-type="float">
            <text:p>0,2724440873</text:p>
          </table:table-cell>
          <table:table-cell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formula="of:=IFERROR([.B304]/[.$E304];&quot;&quot; )" office:value-type="float" office:value="0.0683445346436893" calcext:value-type="float">
            <text:p>0,0683445346</text:p>
          </table:table-cell>
          <table:table-cell table:formula="of:=IFERROR([.C304]/[.$E304];&quot;&quot; )" office:value-type="float" office:value="0.0270849348531375" calcext:value-type="float">
            <text:p>0,0270849349</text:p>
          </table:table-cell>
          <table:table-cell table:formula="of:=IFERROR([.D304]/[.$E304];&quot;&quot; )" office:value-type="float" office:value="0.0247117224445511" calcext:value-type="float">
            <text:p>0,0247117224</text:p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 office:value-type="float" office:value="0.0101467964874932" calcext:value-type="float">
            <text:p>0,0101467965</text:p>
          </table:table-cell>
          <table:table-cell table:formula="of:=IFERROR([.G304]/[.$E304];&quot;&quot; )" office:value-type="float" office:value="0.274260623127037" calcext:value-type="float">
            <text:p>0,2742606231</text:p>
          </table:table-cell>
          <table:table-cell table:formula="of:=IFERROR([.H304]/[.$E304];&quot;&quot; )" office:value-type="float" office:value="0.0201755878278549" calcext:value-type="float">
            <text:p>0,0201755878</text:p>
          </table:table-cell>
          <table:table-cell table:formula="of:=IFERROR([.I304]/[.$E304];&quot;&quot; )" office:value-type="float" office:value="0.238969491818436" calcext:value-type="float">
            <text:p>0,2389694918</text:p>
          </table:table-cell>
          <table:table-cell table:formula="of:=IFERROR([.J304]/[.$E304];&quot;&quot; )" office:value-type="float" office:value="0.0607284337612207" calcext:value-type="float">
            <text:p>0,0607284338</text:p>
          </table:table-cell>
          <table:table-cell table:formula="of:=IFERROR([.K304]/[.$E304];&quot;&quot; )" office:value-type="float" office:value="0.0577189034388663" calcext:value-type="float">
            <text:p>0,0577189034</text:p>
          </table:table-cell>
          <table:table-cell table:formula="of:=IFERROR([.L304]/[.$E304];&quot;&quot; )" office:value-type="float" office:value="0.029979253521867" calcext:value-type="float">
            <text:p>0,0299792535</text:p>
          </table:table-cell>
          <table:table-cell table:formula="of:=IFERROR([.M304]/[.$E304];&quot;&quot; )" office:value-type="float" office:value="0.243001390880417" calcext:value-type="float">
            <text:p>0,2430013909</text:p>
          </table:table-cell>
          <table:table-cell table:formula="of:=IFERROR([.N304]/[.$E304];&quot;&quot; )" office:value-type="float" office:value="0.0767381046761126" calcext:value-type="float">
            <text:p>0,0767381047</text:p>
          </table:table-cell>
          <table:table-cell table:formula="of:=IFERROR([.O304]/[.$E304];&quot;&quot; )" office:value-type="float" office:value="0.263011125008076" calcext:value-type="float">
            <text:p>0,263011125</text:p>
          </table:table-cell>
          <table:table-cell table:formula="of:=IFERROR([.P304]/[.$E304];&quot;&quot; )" office:value-type="float" office:value="0.0242271710422951" calcext:value-type="float">
            <text:p>0,024227171</text:p>
          </table:table-cell>
          <table:table-cell table:formula="of:=IFERROR([.Q304]/[.$E304];&quot;&quot; )" office:value-type="float" office:value="0.0185589133214482" calcext:value-type="float">
            <text:p>0,0185589133</text:p>
          </table:table-cell>
          <table:table-cell table:formula="of:=IFERROR([.R304]/[.$E304];&quot;&quot; )" office:value-type="float" office:value="0.0911006919124252" calcext:value-type="float">
            <text:p>0,0911006919</text:p>
          </table:table-cell>
          <table:table-cell table:formula="of:=IFERROR([.S304]/[.$E304];&quot;&quot; )" office:value-type="float" office:value="0.345675137297213" calcext:value-type="float">
            <text:p>0,3456751373</text:p>
          </table:table-cell>
          <table:table-cell table:formula="of:=IFERROR([.T304]/[.$E304];&quot;&quot; )" office:value-type="float" office:value="0.211993513188821" calcext:value-type="float">
            <text:p>0,2119935132</text:p>
          </table:table-cell>
          <table:table-cell table:formula="of:=IFERROR([.U304]/[.$E304];&quot;&quot; )" office:value-type="float" office:value="0.253284619595423" calcext:value-type="float">
            <text:p>0,2532846196</text:p>
          </table:table-cell>
          <table:table-cell table:formula="of:=IFERROR([.V304]/[.$E304];&quot;&quot; )" office:value-type="float" office:value="0.265258650162388" calcext:value-type="float">
            <text:p>0,2652586502</text:p>
          </table:table-cell>
          <table:table-cell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formula="of:=IFERROR([.B305]/[.$E305];&quot;&quot; )" office:value-type="float" office:value="0.0610154710720889" calcext:value-type="float">
            <text:p>0,0610154711</text:p>
          </table:table-cell>
          <table:table-cell table:formula="of:=IFERROR([.C305]/[.$E305];&quot;&quot; )" office:value-type="float" office:value="0.0225718041047476" calcext:value-type="float">
            <text:p>0,0225718041</text:p>
          </table:table-cell>
          <table:table-cell table:formula="of:=IFERROR([.D305]/[.$E305];&quot;&quot; )" office:value-type="float" office:value="0.0221300727590911" calcext:value-type="float">
            <text:p>0,0221300728</text:p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 office:value-type="float" office:value="0.0128567395210443" calcext:value-type="float">
            <text:p>0,0128567395</text:p>
          </table:table-cell>
          <table:table-cell table:formula="of:=IFERROR([.G305]/[.$E305];&quot;&quot; )" office:value-type="float" office:value="0.273501249069243" calcext:value-type="float">
            <text:p>0,2735012491</text:p>
          </table:table-cell>
          <table:table-cell table:formula="of:=IFERROR([.H305]/[.$E305];&quot;&quot; )" office:value-type="float" office:value="0.0205983549761004" calcext:value-type="float">
            <text:p>0,020598355</text:p>
          </table:table-cell>
          <table:table-cell table:formula="of:=IFERROR([.I305]/[.$E305];&quot;&quot; )" office:value-type="float" office:value="0.246491543745422" calcext:value-type="float">
            <text:p>0,2464915437</text:p>
          </table:table-cell>
          <table:table-cell table:formula="of:=IFERROR([.J305]/[.$E305];&quot;&quot; )" office:value-type="float" office:value="0.0552546568187394" calcext:value-type="float">
            <text:p>0,0552546568</text:p>
          </table:table-cell>
          <table:table-cell table:formula="of:=IFERROR([.K305]/[.$E305];&quot;&quot; )" office:value-type="float" office:value="0.0583171329930299" calcext:value-type="float">
            <text:p>0,058317133</text:p>
          </table:table-cell>
          <table:table-cell table:formula="of:=IFERROR([.L305]/[.$E305];&quot;&quot; )" office:value-type="float" office:value="0.0274222731200181" calcext:value-type="float">
            <text:p>0,0274222731</text:p>
          </table:table-cell>
          <table:table-cell table:formula="of:=IFERROR([.M305]/[.$E305];&quot;&quot; )" office:value-type="float" office:value="0.230811020786885" calcext:value-type="float">
            <text:p>0,2308110208</text:p>
          </table:table-cell>
          <table:table-cell table:formula="of:=IFERROR([.N305]/[.$E305];&quot;&quot; )" office:value-type="float" office:value="0.0729748954605697" calcext:value-type="float">
            <text:p>0,0729748955</text:p>
          </table:table-cell>
          <table:table-cell table:formula="of:=IFERROR([.O305]/[.$E305];&quot;&quot; )" office:value-type="float" office:value="0.257912798343894" calcext:value-type="float">
            <text:p>0,2579127983</text:p>
          </table:table-cell>
          <table:table-cell table:formula="of:=IFERROR([.P305]/[.$E305];&quot;&quot; )" office:value-type="float" office:value="0.0242285952371489" calcext:value-type="float">
            <text:p>0,0242285952</text:p>
          </table:table-cell>
          <table:table-cell table:formula="of:=IFERROR([.Q305]/[.$E305];&quot;&quot; )" office:value-type="float" office:value="0.0180222120713795" calcext:value-type="float">
            <text:p>0,0180222121</text:p>
          </table:table-cell>
          <table:table-cell table:formula="of:=IFERROR([.R305]/[.$E305];&quot;&quot; )" office:value-type="float" office:value="0.0886082418011659" calcext:value-type="float">
            <text:p>0,0886082418</text:p>
          </table:table-cell>
          <table:table-cell table:formula="of:=IFERROR([.S305]/[.$E305];&quot;&quot; )" office:value-type="float" office:value="0.345624841039566" calcext:value-type="float">
            <text:p>0,345624841</text:p>
          </table:table-cell>
          <table:table-cell table:formula="of:=IFERROR([.T305]/[.$E305];&quot;&quot; )" office:value-type="float" office:value="0.203227746077605" calcext:value-type="float">
            <text:p>0,2032277461</text:p>
          </table:table-cell>
          <table:table-cell table:formula="of:=IFERROR([.U305]/[.$E305];&quot;&quot; )" office:value-type="float" office:value="0.253296323004079" calcext:value-type="float">
            <text:p>0,253296323</text:p>
          </table:table-cell>
          <table:table-cell table:formula="of:=IFERROR([.V305]/[.$E305];&quot;&quot; )" office:value-type="float" office:value="0.260710188720177" calcext:value-type="float">
            <text:p>0,2607101887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formula="of:=IFERROR([.B306]/[.$E306];&quot;&quot; )" office:value-type="float" office:value="0.0632585474111144" calcext:value-type="float">
            <text:p>0,0632585474</text:p>
          </table:table-cell>
          <table:table-cell table:formula="of:=IFERROR([.C306]/[.$E306];&quot;&quot; )" office:value-type="float" office:value="0.0226319171759045" calcext:value-type="float">
            <text:p>0,0226319172</text:p>
          </table:table-cell>
          <table:table-cell table:formula="of:=IFERROR([.D306]/[.$E306];&quot;&quot; )" office:value-type="float" office:value="0.019920745625991" calcext:value-type="float">
            <text:p>0,0199207456</text:p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 office:value-type="float" office:value="0.013117152763158" calcext:value-type="float">
            <text:p>0,0131171528</text:p>
          </table:table-cell>
          <table:table-cell table:formula="of:=IFERROR([.G306]/[.$E306];&quot;&quot; )" office:value-type="float" office:value="0.276484370253281" calcext:value-type="float">
            <text:p>0,2764843703</text:p>
          </table:table-cell>
          <table:table-cell table:formula="of:=IFERROR([.H306]/[.$E306];&quot;&quot; )" office:value-type="float" office:value="0.0206426198944927" calcext:value-type="float">
            <text:p>0,0206426199</text:p>
          </table:table-cell>
          <table:table-cell table:formula="of:=IFERROR([.I306]/[.$E306];&quot;&quot; )" office:value-type="float" office:value="0.251870287997295" calcext:value-type="float">
            <text:p>0,251870288</text:p>
          </table:table-cell>
          <table:table-cell table:formula="of:=IFERROR([.J306]/[.$E306];&quot;&quot; )" office:value-type="float" office:value="0.0575005034319516" calcext:value-type="float">
            <text:p>0,0575005034</text:p>
          </table:table-cell>
          <table:table-cell table:formula="of:=IFERROR([.K306]/[.$E306];&quot;&quot; )" office:value-type="float" office:value="0.0548188156264482" calcext:value-type="float">
            <text:p>0,0548188156</text:p>
          </table:table-cell>
          <table:table-cell table:formula="of:=IFERROR([.L306]/[.$E306];&quot;&quot; )" office:value-type="float" office:value="0.0266507186533385" calcext:value-type="float">
            <text:p>0,0266507187</text:p>
          </table:table-cell>
          <table:table-cell table:formula="of:=IFERROR([.M306]/[.$E306];&quot;&quot; )" office:value-type="float" office:value="0.23342533110424" calcext:value-type="float">
            <text:p>0,2334253311</text:p>
          </table:table-cell>
          <table:table-cell table:formula="of:=IFERROR([.N306]/[.$E306];&quot;&quot; )" office:value-type="float" office:value="0.0786978434650315" calcext:value-type="float">
            <text:p>0,0786978435</text:p>
          </table:table-cell>
          <table:table-cell table:formula="of:=IFERROR([.O306]/[.$E306];&quot;&quot; )" office:value-type="float" office:value="0.265748129324059" calcext:value-type="float">
            <text:p>0,2657481293</text:p>
          </table:table-cell>
          <table:table-cell table:formula="of:=IFERROR([.P306]/[.$E306];&quot;&quot; )" office:value-type="float" office:value="0.0235810271587462" calcext:value-type="float">
            <text:p>0,0235810272</text:p>
          </table:table-cell>
          <table:table-cell table:formula="of:=IFERROR([.Q306]/[.$E306];&quot;&quot; )" office:value-type="float" office:value="0.0187434449897191" calcext:value-type="float">
            <text:p>0,018743445</text:p>
          </table:table-cell>
          <table:table-cell table:formula="of:=IFERROR([.R306]/[.$E306];&quot;&quot; )" office:value-type="float" office:value="0.0870553510151182" calcext:value-type="float">
            <text:p>0,087055351</text:p>
          </table:table-cell>
          <table:table-cell table:formula="of:=IFERROR([.S306]/[.$E306];&quot;&quot; )" office:value-type="float" office:value="0.352471549479791" calcext:value-type="float">
            <text:p>0,3524715495</text:p>
          </table:table-cell>
          <table:table-cell table:formula="of:=IFERROR([.T306]/[.$E306];&quot;&quot; )" office:value-type="float" office:value="0.194846647326232" calcext:value-type="float">
            <text:p>0,1948466473</text:p>
          </table:table-cell>
          <table:table-cell table:formula="of:=IFERROR([.U306]/[.$E306];&quot;&quot; )" office:value-type="float" office:value="0.257198201547296" calcext:value-type="float">
            <text:p>0,2571982015</text:p>
          </table:table-cell>
          <table:table-cell table:formula="of:=IFERROR([.V306]/[.$E306];&quot;&quot; )" office:value-type="float" office:value="0.256527197679912" calcext:value-type="float">
            <text:p>0,2565271977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IFERROR([.B307]/[.$E307];&quot;&quot; )" office:value-type="float" office:value="0.0654674021310973" calcext:value-type="float">
            <text:p>0,0654674021</text:p>
          </table:table-cell>
          <table:table-cell table:formula="of:=IFERROR([.C307]/[.$E307];&quot;&quot; )" office:value-type="float" office:value="0.0292023974480683" calcext:value-type="float">
            <text:p>0,0292023974</text:p>
          </table:table-cell>
          <table:table-cell table:formula="of:=IFERROR([.D307]/[.$E307];&quot;&quot; )" office:value-type="float" office:value="0.0218079847109613" calcext:value-type="float">
            <text:p>0,0218079847</text:p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 office:value-type="float" office:value="0.0132778225908885" calcext:value-type="float">
            <text:p>0,0132778226</text:p>
          </table:table-cell>
          <table:table-cell table:formula="of:=IFERROR([.G307]/[.$E307];&quot;&quot; )" office:value-type="float" office:value="0.286438703127562" calcext:value-type="float">
            <text:p>0,2864387031</text:p>
          </table:table-cell>
          <table:table-cell table:formula="of:=IFERROR([.H307]/[.$E307];&quot;&quot; )" office:value-type="float" office:value="0.0223707922016955" calcext:value-type="float">
            <text:p>0,0223707922</text:p>
          </table:table-cell>
          <table:table-cell table:formula="of:=IFERROR([.I307]/[.$E307];&quot;&quot; )" office:value-type="float" office:value="0.240482144307142" calcext:value-type="float">
            <text:p>0,2404821443</text:p>
          </table:table-cell>
          <table:table-cell table:formula="of:=IFERROR([.J307]/[.$E307];&quot;&quot; )" office:value-type="float" office:value="0.0577664211501363" calcext:value-type="float">
            <text:p>0,0577664212</text:p>
          </table:table-cell>
          <table:table-cell table:formula="of:=IFERROR([.K307]/[.$E307];&quot;&quot; )" office:value-type="float" office:value="0.0547638318573279" calcext:value-type="float">
            <text:p>0,0547638319</text:p>
          </table:table-cell>
          <table:table-cell table:formula="of:=IFERROR([.L307]/[.$E307];&quot;&quot; )" office:value-type="float" office:value="0.0287323483152425" calcext:value-type="float">
            <text:p>0,0287323483</text:p>
          </table:table-cell>
          <table:table-cell table:formula="of:=IFERROR([.M307]/[.$E307];&quot;&quot; )" office:value-type="float" office:value="0.232123591385755" calcext:value-type="float">
            <text:p>0,2321235914</text:p>
          </table:table-cell>
          <table:table-cell table:formula="of:=IFERROR([.N307]/[.$E307];&quot;&quot; )" office:value-type="float" office:value="0.0769977108933611" calcext:value-type="float">
            <text:p>0,0769977109</text:p>
          </table:table-cell>
          <table:table-cell table:formula="of:=IFERROR([.O307]/[.$E307];&quot;&quot; )" office:value-type="float" office:value="0.270709010212608" calcext:value-type="float">
            <text:p>0,2707090102</text:p>
          </table:table-cell>
          <table:table-cell table:formula="of:=IFERROR([.P307]/[.$E307];&quot;&quot; )" office:value-type="float" office:value="0.0236735461270766" calcext:value-type="float">
            <text:p>0,0236735461</text:p>
          </table:table-cell>
          <table:table-cell table:formula="of:=IFERROR([.Q307]/[.$E307];&quot;&quot; )" office:value-type="float" office:value="0.0166004406915907" calcext:value-type="float">
            <text:p>0,0166004407</text:p>
          </table:table-cell>
          <table:table-cell table:formula="of:=IFERROR([.R307]/[.$E307];&quot;&quot; )" office:value-type="float" office:value="0.0901013361153357" calcext:value-type="float">
            <text:p>0,0901013361</text:p>
          </table:table-cell>
          <table:table-cell table:formula="of:=IFERROR([.S307]/[.$E307];&quot;&quot; )" office:value-type="float" office:value="0.340184635698513" calcext:value-type="float">
            <text:p>0,3401846357</text:p>
          </table:table-cell>
          <table:table-cell table:formula="of:=IFERROR([.T307]/[.$E307];&quot;&quot; )" office:value-type="float" office:value="0.210139881349961" calcext:value-type="float">
            <text:p>0,2101398813</text:p>
          </table:table-cell>
          <table:table-cell table:formula="of:=IFERROR([.U307]/[.$E307];&quot;&quot; )" office:value-type="float" office:value="0.249942488570786" calcext:value-type="float">
            <text:p>0,2499424886</text:p>
          </table:table-cell>
          <table:table-cell table:formula="of:=IFERROR([.V307]/[.$E307];&quot;&quot; )" office:value-type="float" office:value="0.258948406271296" calcext:value-type="float">
            <text:p>0,2589484063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IFERROR([.B308]/[.$E308];&quot;&quot; )" office:value-type="float" office:value="0.0625358131522864" calcext:value-type="float">
            <text:p>0,0625358132</text:p>
          </table:table-cell>
          <table:table-cell table:formula="of:=IFERROR([.C308]/[.$E308];&quot;&quot; )" office:value-type="float" office:value="0.0215088825602226" calcext:value-type="float">
            <text:p>0,0215088826</text:p>
          </table:table-cell>
          <table:table-cell table:formula="of:=IFERROR([.D308]/[.$E308];&quot;&quot; )" office:value-type="float" office:value="0.0233555966530898" calcext:value-type="float">
            <text:p>0,0233555967</text:p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 office:value-type="float" office:value="0.0134619982917093" calcext:value-type="float">
            <text:p>0,0134619983</text:p>
          </table:table-cell>
          <table:table-cell table:formula="of:=IFERROR([.G308]/[.$E308];&quot;&quot; )" office:value-type="float" office:value="0.276309606143639" calcext:value-type="float">
            <text:p>0,2763096061</text:p>
          </table:table-cell>
          <table:table-cell table:formula="of:=IFERROR([.H308]/[.$E308];&quot;&quot; )" office:value-type="float" office:value="0.0213182466313533" calcext:value-type="float">
            <text:p>0,0213182466</text:p>
          </table:table-cell>
          <table:table-cell table:formula="of:=IFERROR([.I308]/[.$E308];&quot;&quot; )" office:value-type="float" office:value="0.235105159115454" calcext:value-type="float">
            <text:p>0,2351051591</text:p>
          </table:table-cell>
          <table:table-cell table:formula="of:=IFERROR([.J308]/[.$E308];&quot;&quot; )" office:value-type="float" office:value="0.0616555717617876" calcext:value-type="float">
            <text:p>0,0616555718</text:p>
          </table:table-cell>
          <table:table-cell table:formula="of:=IFERROR([.K308]/[.$E308];&quot;&quot; )" office:value-type="float" office:value="0.054037751059616" calcext:value-type="float">
            <text:p>0,0540377511</text:p>
          </table:table-cell>
          <table:table-cell table:formula="of:=IFERROR([.L308]/[.$E308];&quot;&quot; )" office:value-type="float" office:value="0.0250438354413346" calcext:value-type="float">
            <text:p>0,0250438354</text:p>
          </table:table-cell>
          <table:table-cell table:formula="of:=IFERROR([.M308]/[.$E308];&quot;&quot; )" office:value-type="float" office:value="0.237586948544839" calcext:value-type="float">
            <text:p>0,2375869485</text:p>
          </table:table-cell>
          <table:table-cell table:formula="of:=IFERROR([.N308]/[.$E308];&quot;&quot; )" office:value-type="float" office:value="0.0773828725379511" calcext:value-type="float">
            <text:p>0,0773828725</text:p>
          </table:table-cell>
          <table:table-cell table:formula="of:=IFERROR([.O308]/[.$E308];&quot;&quot; )" office:value-type="float" office:value="0.266718899604332" calcext:value-type="float">
            <text:p>0,2667188996</text:p>
          </table:table-cell>
          <table:table-cell table:formula="of:=IFERROR([.P308]/[.$E308];&quot;&quot; )" office:value-type="float" office:value="0.0251860772880038" calcext:value-type="float">
            <text:p>0,0251860773</text:p>
          </table:table-cell>
          <table:table-cell table:formula="of:=IFERROR([.Q308]/[.$E308];&quot;&quot; )" office:value-type="float" office:value="0.0157160088236501" calcext:value-type="float">
            <text:p>0,0157160088</text:p>
          </table:table-cell>
          <table:table-cell table:formula="of:=IFERROR([.R308]/[.$E308];&quot;&quot; )" office:value-type="float" office:value="0.0853950131225557" calcext:value-type="float">
            <text:p>0,0853950131</text:p>
          </table:table-cell>
          <table:table-cell table:formula="of:=IFERROR([.S308]/[.$E308];&quot;&quot; )" office:value-type="float" office:value="0.341334559725138" calcext:value-type="float">
            <text:p>0,3413345597</text:p>
          </table:table-cell>
          <table:table-cell table:formula="of:=IFERROR([.T308]/[.$E308];&quot;&quot; )" office:value-type="float" office:value="0.192158647644729" calcext:value-type="float">
            <text:p>0,1921586476</text:p>
          </table:table-cell>
          <table:table-cell table:formula="of:=IFERROR([.U308]/[.$E308];&quot;&quot; )" office:value-type="float" office:value="0.260084908131901" calcext:value-type="float">
            <text:p>0,2600849081</text:p>
          </table:table-cell>
          <table:table-cell table:formula="of:=IFERROR([.V308]/[.$E308];&quot;&quot; )" office:value-type="float" office:value="0.255382881930895" calcext:value-type="float">
            <text:p>0,2553828819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IFERROR([.B309]/[.$E309];&quot;&quot; )" office:value-type="float" office:value="0.0615968091231803" calcext:value-type="float">
            <text:p>0,0615968091</text:p>
          </table:table-cell>
          <table:table-cell table:formula="of:=IFERROR([.C309]/[.$E309];&quot;&quot; )" office:value-type="float" office:value="0.0259898734771095" calcext:value-type="float">
            <text:p>0,0259898735</text:p>
          </table:table-cell>
          <table:table-cell table:formula="of:=IFERROR([.D309]/[.$E309];&quot;&quot; )">
            <text:p/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 office:value-type="float" office:value="0.0133770322797272" calcext:value-type="float">
            <text:p>0,0133770323</text:p>
          </table:table-cell>
          <table:table-cell table:formula="of:=IFERROR([.G309]/[.$E309];&quot;&quot; )" office:value-type="float" office:value="0.279664817674895" calcext:value-type="float">
            <text:p>0,2796648177</text:p>
          </table:table-cell>
          <table:table-cell table:formula="of:=IFERROR([.H309]/[.$E309];&quot;&quot; )" office:value-type="float" office:value="0.0221859600291977" calcext:value-type="float">
            <text:p>0,02218596</text:p>
          </table:table-cell>
          <table:table-cell table:formula="of:=IFERROR([.I309]/[.$E309];&quot;&quot; )" office:value-type="float" office:value="0.253295249652714" calcext:value-type="float">
            <text:p>0,2532952497</text:p>
          </table:table-cell>
          <table:table-cell table:formula="of:=IFERROR([.J309]/[.$E309];&quot;&quot; )" office:value-type="float" office:value="0.0561091333033444" calcext:value-type="float">
            <text:p>0,0561091333</text:p>
          </table:table-cell>
          <table:table-cell table:formula="of:=IFERROR([.K309]/[.$E309];&quot;&quot; )" office:value-type="float" office:value="0.0535185300296771" calcext:value-type="float">
            <text:p>0,05351853</text:p>
          </table:table-cell>
          <table:table-cell table:formula="of:=IFERROR([.L309]/[.$E309];&quot;&quot; )" office:value-type="float" office:value="0.0266190979275787" calcext:value-type="float">
            <text:p>0,0266190979</text:p>
          </table:table-cell>
          <table:table-cell table:formula="of:=IFERROR([.M309]/[.$E309];&quot;&quot; )" office:value-type="float" office:value="0.226739711711274" calcext:value-type="float">
            <text:p>0,2267397117</text:p>
          </table:table-cell>
          <table:table-cell table:formula="of:=IFERROR([.N309]/[.$E309];&quot;&quot; )" office:value-type="float" office:value="0.0769960420549895" calcext:value-type="float">
            <text:p>0,0769960421</text:p>
          </table:table-cell>
          <table:table-cell table:formula="of:=IFERROR([.O309]/[.$E309];&quot;&quot; )" office:value-type="float" office:value="0.266746089574278" calcext:value-type="float">
            <text:p>0,2667460896</text:p>
          </table:table-cell>
          <table:table-cell table:formula="of:=IFERROR([.P309]/[.$E309];&quot;&quot; )" office:value-type="float" office:value="0.0232533305085359" calcext:value-type="float">
            <text:p>0,0232533305</text:p>
          </table:table-cell>
          <table:table-cell table:formula="of:=IFERROR([.Q309]/[.$E309];&quot;&quot; )" office:value-type="float" office:value="0.0193172294540225" calcext:value-type="float">
            <text:p>0,0193172295</text:p>
          </table:table-cell>
          <table:table-cell table:formula="of:=IFERROR([.R309]/[.$E309];&quot;&quot; )" office:value-type="float" office:value="0.0840324114448271" calcext:value-type="float">
            <text:p>0,0840324114</text:p>
          </table:table-cell>
          <table:table-cell table:formula="of:=IFERROR([.S309]/[.$E309];&quot;&quot; )" office:value-type="float" office:value="0.330589526074429" calcext:value-type="float">
            <text:p>0,3305895261</text:p>
          </table:table-cell>
          <table:table-cell table:formula="of:=IFERROR([.T309]/[.$E309];&quot;&quot; )" office:value-type="float" office:value="0.190492292475572" calcext:value-type="float">
            <text:p>0,1904922925</text:p>
          </table:table-cell>
          <table:table-cell table:formula="of:=IFERROR([.U309]/[.$E309];&quot;&quot; )" office:value-type="float" office:value="0.258843645131387" calcext:value-type="float">
            <text:p>0,2588436451</text:p>
          </table:table-cell>
          <table:table-cell table:formula="of:=IFERROR([.V309]/[.$E309];&quot;&quot; )" office:value-type="float" office:value="0.257975935357583" calcext:value-type="float">
            <text:p>0,2579759354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IFERROR([.B310]/[.$E310];&quot;&quot; )" office:value-type="float" office:value="0.0609133098457714" calcext:value-type="float">
            <text:p>0,0609133098</text:p>
          </table:table-cell>
          <table:table-cell table:formula="of:=IFERROR([.C310]/[.$E310];&quot;&quot; )" office:value-type="float" office:value="0.0209594052243624" calcext:value-type="float">
            <text:p>0,0209594052</text:p>
          </table:table-cell>
          <table:table-cell table:formula="of:=IFERROR([.D310]/[.$E310];&quot;&quot; )" office:value-type="float" office:value="0.0232656116917074" calcext:value-type="float">
            <text:p>0,0232656117</text:p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 office:value-type="float" office:value="0.0136128058200197" calcext:value-type="float">
            <text:p>0,0136128058</text:p>
          </table:table-cell>
          <table:table-cell table:formula="of:=IFERROR([.G310]/[.$E310];&quot;&quot; )" office:value-type="float" office:value="0.273442085081487" calcext:value-type="float">
            <text:p>0,2734420851</text:p>
          </table:table-cell>
          <table:table-cell table:formula="of:=IFERROR([.H310]/[.$E310];&quot;&quot; )" office:value-type="float" office:value="0.0215670878680185" calcext:value-type="float">
            <text:p>0,0215670879</text:p>
          </table:table-cell>
          <table:table-cell table:formula="of:=IFERROR([.I310]/[.$E310];&quot;&quot; )" office:value-type="float" office:value="0.233898409995696" calcext:value-type="float">
            <text:p>0,23389841</text:p>
          </table:table-cell>
          <table:table-cell table:formula="of:=IFERROR([.J310]/[.$E310];&quot;&quot; )" office:value-type="float" office:value="0.0579258146328764" calcext:value-type="float">
            <text:p>0,0579258146</text:p>
          </table:table-cell>
          <table:table-cell table:formula="of:=IFERROR([.K310]/[.$E310];&quot;&quot; )" office:value-type="float" office:value="0.0548671717160564" calcext:value-type="float">
            <text:p>0,0548671717</text:p>
          </table:table-cell>
          <table:table-cell table:formula="of:=IFERROR([.L310]/[.$E310];&quot;&quot; )" office:value-type="float" office:value="0.0269895012656374" calcext:value-type="float">
            <text:p>0,0269895013</text:p>
          </table:table-cell>
          <table:table-cell table:formula="of:=IFERROR([.M310]/[.$E310];&quot;&quot; )" office:value-type="float" office:value="0.232144790973463" calcext:value-type="float">
            <text:p>0,232144791</text:p>
          </table:table-cell>
          <table:table-cell table:formula="of:=IFERROR([.N310]/[.$E310];&quot;&quot; )" office:value-type="float" office:value="0.0755780287390056" calcext:value-type="float">
            <text:p>0,0755780287</text:p>
          </table:table-cell>
          <table:table-cell table:formula="of:=IFERROR([.O310]/[.$E310];&quot;&quot; )" office:value-type="float" office:value="0.273447731063262" calcext:value-type="float">
            <text:p>0,2734477311</text:p>
          </table:table-cell>
          <table:table-cell table:formula="of:=IFERROR([.P310]/[.$E310];&quot;&quot; )" office:value-type="float" office:value="0.0234410329704918" calcext:value-type="float">
            <text:p>0,023441033</text:p>
          </table:table-cell>
          <table:table-cell table:formula="of:=IFERROR([.Q310]/[.$E310];&quot;&quot; )" office:value-type="float" office:value="0.016586498586692" calcext:value-type="float">
            <text:p>0,0165864986</text:p>
          </table:table-cell>
          <table:table-cell table:formula="of:=IFERROR([.R310]/[.$E310];&quot;&quot; )" office:value-type="float" office:value="0.0849178159642447" calcext:value-type="float">
            <text:p>0,084917816</text:p>
          </table:table-cell>
          <table:table-cell table:formula="of:=IFERROR([.S310]/[.$E310];&quot;&quot; )" office:value-type="float" office:value="0.345336444054008" calcext:value-type="float">
            <text:p>0,3453364441</text:p>
          </table:table-cell>
          <table:table-cell table:formula="of:=IFERROR([.T310]/[.$E310];&quot;&quot; )" office:value-type="float" office:value="0.189739905245009" calcext:value-type="float">
            <text:p>0,1897399052</text:p>
          </table:table-cell>
          <table:table-cell table:formula="of:=IFERROR([.U310]/[.$E310];&quot;&quot; )" office:value-type="float" office:value="0.262240228065996" calcext:value-type="float">
            <text:p>0,2622402281</text:p>
          </table:table-cell>
          <table:table-cell table:formula="of:=IFERROR([.V310]/[.$E310];&quot;&quot; )" office:value-type="float" office:value="0.255486050487411" calcext:value-type="float">
            <text:p>0,2554860505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IFERROR([.B311]/[.$E311];&quot;&quot; )" office:value-type="float" office:value="0.0594655548030578" calcext:value-type="float">
            <text:p>0,0594655548</text:p>
          </table:table-cell>
          <table:table-cell table:formula="of:=IFERROR([.C311]/[.$E311];&quot;&quot; )" office:value-type="float" office:value="0.0212185686344202" calcext:value-type="float">
            <text:p>0,0212185686</text:p>
          </table:table-cell>
          <table:table-cell table:formula="of:=IFERROR([.D311]/[.$E311];&quot;&quot; )" office:value-type="float" office:value="0.0229493612804505" calcext:value-type="float">
            <text:p>0,0229493613</text:p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 office:value-type="float" office:value="0.0105081875268106" calcext:value-type="float">
            <text:p>0,0105081875</text:p>
          </table:table-cell>
          <table:table-cell table:formula="of:=IFERROR([.G311]/[.$E311];&quot;&quot; )" office:value-type="float" office:value="0.27245227983214" calcext:value-type="float">
            <text:p>0,2724522798</text:p>
          </table:table-cell>
          <table:table-cell table:formula="of:=IFERROR([.H311]/[.$E311];&quot;&quot; )" office:value-type="float" office:value="0.0210435831607999" calcext:value-type="float">
            <text:p>0,0210435832</text:p>
          </table:table-cell>
          <table:table-cell table:formula="of:=IFERROR([.I311]/[.$E311];&quot;&quot; )" office:value-type="float" office:value="0.2247347076177" calcext:value-type="float">
            <text:p>0,2247347076</text:p>
          </table:table-cell>
          <table:table-cell table:formula="of:=IFERROR([.J311]/[.$E311];&quot;&quot; )" office:value-type="float" office:value="0.0559143838428657" calcext:value-type="float">
            <text:p>0,0559143838</text:p>
          </table:table-cell>
          <table:table-cell table:formula="of:=IFERROR([.K311]/[.$E311];&quot;&quot; )" office:value-type="float" office:value="0.0511399766010278" calcext:value-type="float">
            <text:p>0,0511399766</text:p>
          </table:table-cell>
          <table:table-cell table:formula="of:=IFERROR([.L311]/[.$E311];&quot;&quot; )" office:value-type="float" office:value="0.0233554309946796" calcext:value-type="float">
            <text:p>0,023355431</text:p>
          </table:table-cell>
          <table:table-cell table:formula="of:=IFERROR([.M311]/[.$E311];&quot;&quot; )" office:value-type="float" office:value="0.226676137386086" calcext:value-type="float">
            <text:p>0,2266761374</text:p>
          </table:table-cell>
          <table:table-cell table:formula="of:=IFERROR([.N311]/[.$E311];&quot;&quot; )" office:value-type="float" office:value="0.0778426408656659" calcext:value-type="float">
            <text:p>0,0778426409</text:p>
          </table:table-cell>
          <table:table-cell table:formula="of:=IFERROR([.O311]/[.$E311];&quot;&quot; )" office:value-type="float" office:value="0.269693611680067" calcext:value-type="float">
            <text:p>0,2696936117</text:p>
          </table:table-cell>
          <table:table-cell table:formula="of:=IFERROR([.P311]/[.$E311];&quot;&quot; )" office:value-type="float" office:value="0.0235146168887164" calcext:value-type="float">
            <text:p>0,0235146169</text:p>
          </table:table-cell>
          <table:table-cell table:formula="of:=IFERROR([.Q311]/[.$E311];&quot;&quot; )" office:value-type="float" office:value="0.0161381214841575" calcext:value-type="float">
            <text:p>0,0161381215</text:p>
          </table:table-cell>
          <table:table-cell table:formula="of:=IFERROR([.R311]/[.$E311];&quot;&quot; )" office:value-type="float" office:value="0.0860822652509751" calcext:value-type="float">
            <text:p>0,0860822653</text:p>
          </table:table-cell>
          <table:table-cell table:formula="of:=IFERROR([.S311]/[.$E311];&quot;&quot; )" office:value-type="float" office:value="0.334485009830827" calcext:value-type="float">
            <text:p>0,3344850098</text:p>
          </table:table-cell>
          <table:table-cell table:formula="of:=IFERROR([.T311]/[.$E311];&quot;&quot; )" office:value-type="float" office:value="0.182789481025669" calcext:value-type="float">
            <text:p>0,182789481</text:p>
          </table:table-cell>
          <table:table-cell table:formula="of:=IFERROR([.U311]/[.$E311];&quot;&quot; )" office:value-type="float" office:value="0.250339537069035" calcext:value-type="float">
            <text:p>0,2503395371</text:p>
          </table:table-cell>
          <table:table-cell table:formula="of:=IFERROR([.V311]/[.$E311];&quot;&quot; )" office:value-type="float" office:value="0.238041308472756" calcext:value-type="float">
            <text:p>0,2380413085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IFERROR([.B312]/[.$E312];&quot;&quot; )" office:value-type="float" office:value="0.0650446499618101" calcext:value-type="float">
            <text:p>0,06504465</text:p>
          </table:table-cell>
          <table:table-cell table:formula="of:=IFERROR([.C312]/[.$E312];&quot;&quot; )" office:value-type="float" office:value="0.0182741607169957" calcext:value-type="float">
            <text:p>0,0182741607</text:p>
          </table:table-cell>
          <table:table-cell table:formula="of:=IFERROR([.D312]/[.$E312];&quot;&quot; )" office:value-type="float" office:value="0.02107743980706" calcext:value-type="float">
            <text:p>0,0210774398</text:p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 office:value-type="float" office:value="0.0142839926750413" calcext:value-type="float">
            <text:p>0,0142839927</text:p>
          </table:table-cell>
          <table:table-cell table:formula="of:=IFERROR([.G312]/[.$E312];&quot;&quot; )" office:value-type="float" office:value="0.281190847117322" calcext:value-type="float">
            <text:p>0,2811908471</text:p>
          </table:table-cell>
          <table:table-cell table:formula="of:=IFERROR([.H312]/[.$E312];&quot;&quot; )" office:value-type="float" office:value="0.0236962449054726" calcext:value-type="float">
            <text:p>0,0236962449</text:p>
          </table:table-cell>
          <table:table-cell table:formula="of:=IFERROR([.I312]/[.$E312];&quot;&quot; )" office:value-type="float" office:value="0.238702759981571" calcext:value-type="float">
            <text:p>0,23870276</text:p>
          </table:table-cell>
          <table:table-cell table:formula="of:=IFERROR([.J312]/[.$E312];&quot;&quot; )" office:value-type="float" office:value="0.0576052690169489" calcext:value-type="float">
            <text:p>0,057605269</text:p>
          </table:table-cell>
          <table:table-cell table:formula="of:=IFERROR([.K312]/[.$E312];&quot;&quot; )" office:value-type="float" office:value="0.0545887124871918" calcext:value-type="float">
            <text:p>0,0545887125</text:p>
          </table:table-cell>
          <table:table-cell table:formula="of:=IFERROR([.L312]/[.$E312];&quot;&quot; )" office:value-type="float" office:value="0.0236335589280948" calcext:value-type="float">
            <text:p>0,0236335589</text:p>
          </table:table-cell>
          <table:table-cell table:formula="of:=IFERROR([.M312]/[.$E312];&quot;&quot; )" office:value-type="float" office:value="0.245863088284591" calcext:value-type="float">
            <text:p>0,2458630883</text:p>
          </table:table-cell>
          <table:table-cell table:formula="of:=IFERROR([.N312]/[.$E312];&quot;&quot; )" office:value-type="float" office:value="0.0777339980025798" calcext:value-type="float">
            <text:p>0,077733998</text:p>
          </table:table-cell>
          <table:table-cell table:formula="of:=IFERROR([.O312]/[.$E312];&quot;&quot; )" office:value-type="float" office:value="0.27706599547157" calcext:value-type="float">
            <text:p>0,2770659955</text:p>
          </table:table-cell>
          <table:table-cell table:formula="of:=IFERROR([.P312]/[.$E312];&quot;&quot; )" office:value-type="float" office:value="0.025038771419926" calcext:value-type="float">
            <text:p>0,0250387714</text:p>
          </table:table-cell>
          <table:table-cell table:formula="of:=IFERROR([.Q312]/[.$E312];&quot;&quot; )" office:value-type="float" office:value="0.0168168821450416" calcext:value-type="float">
            <text:p>0,0168168821</text:p>
          </table:table-cell>
          <table:table-cell table:formula="of:=IFERROR([.R312]/[.$E312];&quot;&quot; )" office:value-type="float" office:value="0.0867138577082402" calcext:value-type="float">
            <text:p>0,0867138577</text:p>
          </table:table-cell>
          <table:table-cell table:formula="of:=IFERROR([.S312]/[.$E312];&quot;&quot; )" office:value-type="float" office:value="0.331417695158642" calcext:value-type="float">
            <text:p>0,3314176952</text:p>
          </table:table-cell>
          <table:table-cell table:formula="of:=IFERROR([.T312]/[.$E312];&quot;&quot; )" office:value-type="float" office:value="0.186998404992574" calcext:value-type="float">
            <text:p>0,186998405</text:p>
          </table:table-cell>
          <table:table-cell table:formula="of:=IFERROR([.U312]/[.$E312];&quot;&quot; )" office:value-type="float" office:value="0.252802630462799" calcext:value-type="float">
            <text:p>0,2528026305</text:p>
          </table:table-cell>
          <table:table-cell table:formula="of:=IFERROR([.V312]/[.$E312];&quot;&quot; )" office:value-type="float" office:value="0.248322836785196" calcext:value-type="float">
            <text:p>0,2483228368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IFERROR([.B313]/[.$E313];&quot;&quot; )" office:value-type="float" office:value="0.066489360545212" calcext:value-type="float">
            <text:p>0,0664893605</text:p>
          </table:table-cell>
          <table:table-cell table:formula="of:=IFERROR([.C313]/[.$E313];&quot;&quot; )" office:value-type="float" office:value="0.0209388118430861" calcext:value-type="float">
            <text:p>0,0209388118</text:p>
          </table:table-cell>
          <table:table-cell table:formula="of:=IFERROR([.D313]/[.$E313];&quot;&quot; )" office:value-type="float" office:value="0.0228935823487706" calcext:value-type="float">
            <text:p>0,0228935823</text:p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 office:value-type="float" office:value="0.0156379102953019" calcext:value-type="float">
            <text:p>0,0156379103</text:p>
          </table:table-cell>
          <table:table-cell table:formula="of:=IFERROR([.G313]/[.$E313];&quot;&quot; )" office:value-type="float" office:value="0.295819028469368" calcext:value-type="float">
            <text:p>0,2958190285</text:p>
          </table:table-cell>
          <table:table-cell table:formula="of:=IFERROR([.H313]/[.$E313];&quot;&quot; )" office:value-type="float" office:value="0.0234082602013249" calcext:value-type="float">
            <text:p>0,0234082602</text:p>
          </table:table-cell>
          <table:table-cell table:formula="of:=IFERROR([.I313]/[.$E313];&quot;&quot; )" office:value-type="float" office:value="0.230243543133494" calcext:value-type="float">
            <text:p>0,2302435431</text:p>
          </table:table-cell>
          <table:table-cell table:formula="of:=IFERROR([.J313]/[.$E313];&quot;&quot; )" office:value-type="float" office:value="0.0604067997119911" calcext:value-type="float">
            <text:p>0,0604067997</text:p>
          </table:table-cell>
          <table:table-cell table:formula="of:=IFERROR([.K313]/[.$E313];&quot;&quot; )" office:value-type="float" office:value="0.0624808086326873" calcext:value-type="float">
            <text:p>0,0624808086</text:p>
          </table:table-cell>
          <table:table-cell table:formula="of:=IFERROR([.L313]/[.$E313];&quot;&quot; )" office:value-type="float" office:value="0.0245993151838642" calcext:value-type="float">
            <text:p>0,0245993152</text:p>
          </table:table-cell>
          <table:table-cell table:formula="of:=IFERROR([.M313]/[.$E313];&quot;&quot; )" office:value-type="float" office:value="0.248771474575127" calcext:value-type="float">
            <text:p>0,2487714746</text:p>
          </table:table-cell>
          <table:table-cell table:formula="of:=IFERROR([.N313]/[.$E313];&quot;&quot; )" office:value-type="float" office:value="0.0800876631933826" calcext:value-type="float">
            <text:p>0,0800876632</text:p>
          </table:table-cell>
          <table:table-cell table:formula="of:=IFERROR([.O313]/[.$E313];&quot;&quot; )" office:value-type="float" office:value="0.292068528400275" calcext:value-type="float">
            <text:p>0,2920685284</text:p>
          </table:table-cell>
          <table:table-cell table:formula="of:=IFERROR([.P313]/[.$E313];&quot;&quot; )" office:value-type="float" office:value="0.0258918944026143" calcext:value-type="float">
            <text:p>0,0258918944</text:p>
          </table:table-cell>
          <table:table-cell table:formula="of:=IFERROR([.Q313]/[.$E313];&quot;&quot; )" office:value-type="float" office:value="0.0172622376579661" calcext:value-type="float">
            <text:p>0,0172622377</text:p>
          </table:table-cell>
          <table:table-cell table:formula="of:=IFERROR([.R313]/[.$E313];&quot;&quot; )" office:value-type="float" office:value="0.09393444767843" calcext:value-type="float">
            <text:p>0,0939344477</text:p>
          </table:table-cell>
          <table:table-cell table:formula="of:=IFERROR([.S313]/[.$E313];&quot;&quot; )" office:value-type="float" office:value="0.369707949499945" calcext:value-type="float">
            <text:p>0,3697079495</text:p>
          </table:table-cell>
          <table:table-cell table:formula="of:=IFERROR([.T313]/[.$E313];&quot;&quot; )" office:value-type="float" office:value="0.200938720976357" calcext:value-type="float">
            <text:p>0,200938721</text:p>
          </table:table-cell>
          <table:table-cell table:formula="of:=IFERROR([.U313]/[.$E313];&quot;&quot; )" office:value-type="float" office:value="0.281445579456889" calcext:value-type="float">
            <text:p>0,2814455795</text:p>
          </table:table-cell>
          <table:table-cell table:formula="of:=IFERROR([.V313]/[.$E313];&quot;&quot; )" office:value-type="float" office:value="0.266285915739186" calcext:value-type="float">
            <text:p>0,2662859157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IFERROR([.B314]/[.$E314];&quot;&quot; )" office:value-type="float" office:value="0.0633443474144257" calcext:value-type="float">
            <text:p>0,0633443474</text:p>
          </table:table-cell>
          <table:table-cell table:formula="of:=IFERROR([.C314]/[.$E314];&quot;&quot; )" office:value-type="float" office:value="0.0199824338572259" calcext:value-type="float">
            <text:p>0,0199824339</text:p>
          </table:table-cell>
          <table:table-cell table:formula="of:=IFERROR([.D314]/[.$E314];&quot;&quot; )" office:value-type="float" office:value="0.0194463036191988" calcext:value-type="float">
            <text:p>0,0194463036</text:p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 office:value-type="float" office:value="0.0151393830123192" calcext:value-type="float">
            <text:p>0,015139383</text:p>
          </table:table-cell>
          <table:table-cell table:formula="of:=IFERROR([.G314]/[.$E314];&quot;&quot; )" office:value-type="float" office:value="0.276643364411266" calcext:value-type="float">
            <text:p>0,2766433644</text:p>
          </table:table-cell>
          <table:table-cell table:formula="of:=IFERROR([.H314]/[.$E314];&quot;&quot; )" office:value-type="float" office:value="0.0221929755835325" calcext:value-type="float">
            <text:p>0,0221929756</text:p>
          </table:table-cell>
          <table:table-cell table:formula="of:=IFERROR([.I314]/[.$E314];&quot;&quot; )" office:value-type="float" office:value="0.234215402425012" calcext:value-type="float">
            <text:p>0,2342154024</text:p>
          </table:table-cell>
          <table:table-cell table:formula="of:=IFERROR([.J314]/[.$E314];&quot;&quot; )" office:value-type="float" office:value="0.0584047931266742" calcext:value-type="float">
            <text:p>0,0584047931</text:p>
          </table:table-cell>
          <table:table-cell table:formula="of:=IFERROR([.K314]/[.$E314];&quot;&quot; )" office:value-type="float" office:value="0.0549038684434042" calcext:value-type="float">
            <text:p>0,0549038684</text:p>
          </table:table-cell>
          <table:table-cell table:formula="of:=IFERROR([.L314]/[.$E314];&quot;&quot; )" office:value-type="float" office:value="0.0240346550892391" calcext:value-type="float">
            <text:p>0,0240346551</text:p>
          </table:table-cell>
          <table:table-cell table:formula="of:=IFERROR([.M314]/[.$E314];&quot;&quot; )" office:value-type="float" office:value="0.244034965340709" calcext:value-type="float">
            <text:p>0,2440349653</text:p>
          </table:table-cell>
          <table:table-cell table:formula="of:=IFERROR([.N314]/[.$E314];&quot;&quot; )" office:value-type="float" office:value="0.0761113800931853" calcext:value-type="float">
            <text:p>0,0761113801</text:p>
          </table:table-cell>
          <table:table-cell table:formula="of:=IFERROR([.O314]/[.$E314];&quot;&quot; )" office:value-type="float" office:value="0.286622635273219" calcext:value-type="float">
            <text:p>0,2866226353</text:p>
          </table:table-cell>
          <table:table-cell table:formula="of:=IFERROR([.P314]/[.$E314];&quot;&quot; )" office:value-type="float" office:value="0.0251210430876042" calcext:value-type="float">
            <text:p>0,0251210431</text:p>
          </table:table-cell>
          <table:table-cell table:formula="of:=IFERROR([.Q314]/[.$E314];&quot;&quot; )" office:value-type="float" office:value="0.0155445912850085" calcext:value-type="float">
            <text:p>0,0155445913</text:p>
          </table:table-cell>
          <table:table-cell table:formula="of:=IFERROR([.R314]/[.$E314];&quot;&quot; )" office:value-type="float" office:value="0.0882391193031863" calcext:value-type="float">
            <text:p>0,0882391193</text:p>
          </table:table-cell>
          <table:table-cell table:formula="of:=IFERROR([.S314]/[.$E314];&quot;&quot; )" office:value-type="float" office:value="0.351075889310216" calcext:value-type="float">
            <text:p>0,3510758893</text:p>
          </table:table-cell>
          <table:table-cell table:formula="of:=IFERROR([.T314]/[.$E314];&quot;&quot; )" office:value-type="float" office:value="0.194327024163465" calcext:value-type="float">
            <text:p>0,1943270242</text:p>
          </table:table-cell>
          <table:table-cell table:formula="of:=IFERROR([.U314]/[.$E314];&quot;&quot; )" office:value-type="float" office:value="0.267192998436877" calcext:value-type="float">
            <text:p>0,2671929984</text:p>
          </table:table-cell>
          <table:table-cell table:formula="of:=IFERROR([.V314]/[.$E314];&quot;&quot; )" office:value-type="float" office:value="0.259320736723511" calcext:value-type="float">
            <text:p>0,2593207367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IFERROR([.B315]/[.$E315];&quot;&quot; )" office:value-type="float" office:value="0.0602566766962618" calcext:value-type="float">
            <text:p>0,0602566767</text:p>
          </table:table-cell>
          <table:table-cell table:formula="of:=IFERROR([.C315]/[.$E315];&quot;&quot; )" office:value-type="float" office:value="0.0234320417414051" calcext:value-type="float">
            <text:p>0,0234320417</text:p>
          </table:table-cell>
          <table:table-cell table:formula="of:=IFERROR([.D315]/[.$E315];&quot;&quot; )" office:value-type="float" office:value="0.0220940458224149" calcext:value-type="float">
            <text:p>0,0220940458</text:p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 office:value-type="float" office:value="0.0145246699559442" calcext:value-type="float">
            <text:p>0,01452467</text:p>
          </table:table-cell>
          <table:table-cell table:formula="of:=IFERROR([.G315]/[.$E315];&quot;&quot; )" office:value-type="float" office:value="0.276066070572599" calcext:value-type="float">
            <text:p>0,2760660706</text:p>
          </table:table-cell>
          <table:table-cell table:formula="of:=IFERROR([.H315]/[.$E315];&quot;&quot; )" office:value-type="float" office:value="0.0210193394324999" calcext:value-type="float">
            <text:p>0,0210193394</text:p>
          </table:table-cell>
          <table:table-cell table:formula="of:=IFERROR([.I315]/[.$E315];&quot;&quot; )" office:value-type="float" office:value="0.219071338079999" calcext:value-type="float">
            <text:p>0,2190713381</text:p>
          </table:table-cell>
          <table:table-cell table:formula="of:=IFERROR([.J315]/[.$E315];&quot;&quot; )" office:value-type="float" office:value="0.0548404223778579" calcext:value-type="float">
            <text:p>0,0548404224</text:p>
          </table:table-cell>
          <table:table-cell table:formula="of:=IFERROR([.K315]/[.$E315];&quot;&quot; )" office:value-type="float" office:value="0.0546103907051973" calcext:value-type="float">
            <text:p>0,0546103907</text:p>
          </table:table-cell>
          <table:table-cell table:formula="of:=IFERROR([.L315]/[.$E315];&quot;&quot; )" office:value-type="float" office:value="0.021574642185304" calcext:value-type="float">
            <text:p>0,0215746422</text:p>
          </table:table-cell>
          <table:table-cell table:formula="of:=IFERROR([.M315]/[.$E315];&quot;&quot; )" office:value-type="float" office:value="0.225020521484069" calcext:value-type="float">
            <text:p>0,2250205215</text:p>
          </table:table-cell>
          <table:table-cell table:formula="of:=IFERROR([.N315]/[.$E315];&quot;&quot; )" office:value-type="float" office:value="0.0772677951212155" calcext:value-type="float">
            <text:p>0,0772677951</text:p>
          </table:table-cell>
          <table:table-cell table:formula="of:=IFERROR([.O315]/[.$E315];&quot;&quot; )" office:value-type="float" office:value="0.276970503781029" calcext:value-type="float">
            <text:p>0,2769705038</text:p>
          </table:table-cell>
          <table:table-cell table:formula="of:=IFERROR([.P315]/[.$E315];&quot;&quot; )" office:value-type="float" office:value="0.0240760467849778" calcext:value-type="float">
            <text:p>0,0240760468</text:p>
          </table:table-cell>
          <table:table-cell table:formula="of:=IFERROR([.Q315]/[.$E315];&quot;&quot; )" office:value-type="float" office:value="0.0152452385028515" calcext:value-type="float">
            <text:p>0,0152452385</text:p>
          </table:table-cell>
          <table:table-cell table:formula="of:=IFERROR([.R315]/[.$E315];&quot;&quot; )" office:value-type="float" office:value="0.0861183468164484" calcext:value-type="float">
            <text:p>0,0861183468</text:p>
          </table:table-cell>
          <table:table-cell table:formula="of:=IFERROR([.S315]/[.$E315];&quot;&quot; )" office:value-type="float" office:value="0.330362140418412" calcext:value-type="float">
            <text:p>0,3303621404</text:p>
          </table:table-cell>
          <table:table-cell table:formula="of:=IFERROR([.T315]/[.$E315];&quot;&quot; )" office:value-type="float" office:value="0.182374639121443" calcext:value-type="float">
            <text:p>0,1823746391</text:p>
          </table:table-cell>
          <table:table-cell table:formula="of:=IFERROR([.U315]/[.$E315];&quot;&quot; )" office:value-type="float" office:value="0.256547978892993" calcext:value-type="float">
            <text:p>0,2565479789</text:p>
          </table:table-cell>
          <table:table-cell table:formula="of:=IFERROR([.V315]/[.$E315];&quot;&quot; )" office:value-type="float" office:value="0.249660983366362" calcext:value-type="float">
            <text:p>0,2496609834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IFERROR([.B316]/[.$E316];&quot;&quot; )" office:value-type="float" office:value="0.0659699656250152" calcext:value-type="float">
            <text:p>0,0659699656</text:p>
          </table:table-cell>
          <table:table-cell table:formula="of:=IFERROR([.C316]/[.$E316];&quot;&quot; )" office:value-type="float" office:value="0.0203758951359458" calcext:value-type="float">
            <text:p>0,0203758951</text:p>
          </table:table-cell>
          <table:table-cell table:formula="of:=IFERROR([.D316]/[.$E316];&quot;&quot; )" office:value-type="float" office:value="0.0188498739195828" calcext:value-type="float">
            <text:p>0,0188498739</text:p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 office:value-type="float" office:value="0.0116241988178287" calcext:value-type="float">
            <text:p>0,0116241988</text:p>
          </table:table-cell>
          <table:table-cell table:formula="of:=IFERROR([.G316]/[.$E316];&quot;&quot; )" office:value-type="float" office:value="0.284480273504622" calcext:value-type="float">
            <text:p>0,2844802735</text:p>
          </table:table-cell>
          <table:table-cell table:formula="of:=IFERROR([.H316]/[.$E316];&quot;&quot; )" office:value-type="float" office:value="0.021331258589028" calcext:value-type="float">
            <text:p>0,0213312586</text:p>
          </table:table-cell>
          <table:table-cell table:formula="of:=IFERROR([.I316]/[.$E316];&quot;&quot; )" office:value-type="float" office:value="0.232324048023385" calcext:value-type="float">
            <text:p>0,232324048</text:p>
          </table:table-cell>
          <table:table-cell table:formula="of:=IFERROR([.J316]/[.$E316];&quot;&quot; )" office:value-type="float" office:value="0.0552666024755319" calcext:value-type="float">
            <text:p>0,0552666025</text:p>
          </table:table-cell>
          <table:table-cell table:formula="of:=IFERROR([.K316]/[.$E316];&quot;&quot; )" office:value-type="float" office:value="0.0522385487243319" calcext:value-type="float">
            <text:p>0,0522385487</text:p>
          </table:table-cell>
          <table:table-cell table:formula="of:=IFERROR([.L316]/[.$E316];&quot;&quot; )" office:value-type="float" office:value="0.0224882861335371" calcext:value-type="float">
            <text:p>0,0224882861</text:p>
          </table:table-cell>
          <table:table-cell table:formula="of:=IFERROR([.M316]/[.$E316];&quot;&quot; )" office:value-type="float" office:value="0.224963013091181" calcext:value-type="float">
            <text:p>0,2249630131</text:p>
          </table:table-cell>
          <table:table-cell table:formula="of:=IFERROR([.N316]/[.$E316];&quot;&quot; )" office:value-type="float" office:value="0.0752070859882134" calcext:value-type="float">
            <text:p>0,075207086</text:p>
          </table:table-cell>
          <table:table-cell table:formula="of:=IFERROR([.O316]/[.$E316];&quot;&quot; )" office:value-type="float" office:value="0.272059980162384" calcext:value-type="float">
            <text:p>0,2720599802</text:p>
          </table:table-cell>
          <table:table-cell table:formula="of:=IFERROR([.P316]/[.$E316];&quot;&quot; )" office:value-type="float" office:value="0.0244524475435749" calcext:value-type="float">
            <text:p>0,0244524475</text:p>
          </table:table-cell>
          <table:table-cell table:formula="of:=IFERROR([.Q316]/[.$E316];&quot;&quot; )" office:value-type="float" office:value="0.0150193930868121" calcext:value-type="float">
            <text:p>0,0150193931</text:p>
          </table:table-cell>
          <table:table-cell table:formula="of:=IFERROR([.R316]/[.$E316];&quot;&quot; )" office:value-type="float" office:value="0.0848588126252954" calcext:value-type="float">
            <text:p>0,0848588126</text:p>
          </table:table-cell>
          <table:table-cell table:formula="of:=IFERROR([.S316]/[.$E316];&quot;&quot; )" office:value-type="float" office:value="0.331347529054386" calcext:value-type="float">
            <text:p>0,3313475291</text:p>
          </table:table-cell>
          <table:table-cell table:formula="of:=IFERROR([.T316]/[.$E316];&quot;&quot; )" office:value-type="float" office:value="0.182803576082571" calcext:value-type="float">
            <text:p>0,1828035761</text:p>
          </table:table-cell>
          <table:table-cell table:formula="of:=IFERROR([.U316]/[.$E316];&quot;&quot; )" office:value-type="float" office:value="0.25698258221626" calcext:value-type="float">
            <text:p>0,2569825822</text:p>
          </table:table-cell>
          <table:table-cell table:formula="of:=IFERROR([.V316]/[.$E316];&quot;&quot; )" office:value-type="float" office:value="0.24069265305586" calcext:value-type="float">
            <text:p>0,2406926531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IFERROR([.B317]/[.$E317];&quot;&quot; )" office:value-type="float" office:value="0.0633090230729942" calcext:value-type="float">
            <text:p>0,0633090231</text:p>
          </table:table-cell>
          <table:table-cell table:formula="of:=IFERROR([.C317]/[.$E317];&quot;&quot; )" office:value-type="float" office:value="0.0188703178690149" calcext:value-type="float">
            <text:p>0,0188703179</text:p>
          </table:table-cell>
          <table:table-cell table:formula="of:=IFERROR([.D317]/[.$E317];&quot;&quot; )" office:value-type="float" office:value="0.0210036935115468" calcext:value-type="float">
            <text:p>0,0210036935</text:p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 office:value-type="float" office:value="0.012363063804378" calcext:value-type="float">
            <text:p>0,0123630638</text:p>
          </table:table-cell>
          <table:table-cell table:formula="of:=IFERROR([.G317]/[.$E317];&quot;&quot; )" office:value-type="float" office:value="0.286306316481301" calcext:value-type="float">
            <text:p>0,2863063165</text:p>
          </table:table-cell>
          <table:table-cell table:formula="of:=IFERROR([.H317]/[.$E317];&quot;&quot; )" office:value-type="float" office:value="0.0199796552005612" calcext:value-type="float">
            <text:p>0,0199796552</text:p>
          </table:table-cell>
          <table:table-cell table:formula="of:=IFERROR([.I317]/[.$E317];&quot;&quot; )" office:value-type="float" office:value="0.238929745774809" calcext:value-type="float">
            <text:p>0,2389297458</text:p>
          </table:table-cell>
          <table:table-cell table:formula="of:=IFERROR([.J317]/[.$E317];&quot;&quot; )" office:value-type="float" office:value="0.0549525141939607" calcext:value-type="float">
            <text:p>0,0549525142</text:p>
          </table:table-cell>
          <table:table-cell table:formula="of:=IFERROR([.K317]/[.$E317];&quot;&quot; )" office:value-type="float" office:value="0.0561493298045769" calcext:value-type="float">
            <text:p>0,0561493298</text:p>
          </table:table-cell>
          <table:table-cell table:formula="of:=IFERROR([.L317]/[.$E317];&quot;&quot; )" office:value-type="float" office:value="0.0213940176606162" calcext:value-type="float">
            <text:p>0,0213940177</text:p>
          </table:table-cell>
          <table:table-cell table:formula="of:=IFERROR([.M317]/[.$E317];&quot;&quot; )" office:value-type="float" office:value="0.235970893065348" calcext:value-type="float">
            <text:p>0,2359708931</text:p>
          </table:table-cell>
          <table:table-cell table:formula="of:=IFERROR([.N317]/[.$E317];&quot;&quot; )" office:value-type="float" office:value="0.0785568211099276" calcext:value-type="float">
            <text:p>0,0785568211</text:p>
          </table:table-cell>
          <table:table-cell table:formula="of:=IFERROR([.O317]/[.$E317];&quot;&quot; )" office:value-type="float" office:value="0.279165525911692" calcext:value-type="float">
            <text:p>0,2791655259</text:p>
          </table:table-cell>
          <table:table-cell table:formula="of:=IFERROR([.P317]/[.$E317];&quot;&quot; )" office:value-type="float" office:value="0.0249416136376481" calcext:value-type="float">
            <text:p>0,0249416136</text:p>
          </table:table-cell>
          <table:table-cell table:formula="of:=IFERROR([.Q317]/[.$E317];&quot;&quot; )" office:value-type="float" office:value="0.0151716898022593" calcext:value-type="float">
            <text:p>0,0151716898</text:p>
          </table:table-cell>
          <table:table-cell table:formula="of:=IFERROR([.R317]/[.$E317];&quot;&quot; )" office:value-type="float" office:value="0.0868844785013069" calcext:value-type="float">
            <text:p>0,0868844785</text:p>
          </table:table-cell>
          <table:table-cell table:formula="of:=IFERROR([.S317]/[.$E317];&quot;&quot; )" office:value-type="float" office:value="0.334690083620518" calcext:value-type="float">
            <text:p>0,3346900836</text:p>
          </table:table-cell>
          <table:table-cell table:formula="of:=IFERROR([.T317]/[.$E317];&quot;&quot; )" office:value-type="float" office:value="0.19351464985214" calcext:value-type="float">
            <text:p>0,1935146499</text:p>
          </table:table-cell>
          <table:table-cell table:formula="of:=IFERROR([.U317]/[.$E317];&quot;&quot; )" office:value-type="float" office:value="0.26108350743319" calcext:value-type="float">
            <text:p>0,2610835074</text:p>
          </table:table-cell>
          <table:table-cell table:formula="of:=IFERROR([.V317]/[.$E317];&quot;&quot; )" office:value-type="float" office:value="0.251561474253221" calcext:value-type="float">
            <text:p>0,2515614743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IFERROR([.B318]/[.$E318];&quot;&quot; )" office:value-type="float" office:value="0.0609102501596646" calcext:value-type="float">
            <text:p>0,0609102502</text:p>
          </table:table-cell>
          <table:table-cell table:formula="of:=IFERROR([.C318]/[.$E318];&quot;&quot; )" office:value-type="float" office:value="0.0186271704951356" calcext:value-type="float">
            <text:p>0,0186271705</text:p>
          </table:table-cell>
          <table:table-cell table:formula="of:=IFERROR([.D318]/[.$E318];&quot;&quot; )" office:value-type="float" office:value="0.024974524797125" calcext:value-type="float">
            <text:p>0,0249745248</text:p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 office:value-type="float" office:value="0.0124984792432705" calcext:value-type="float">
            <text:p>0,0124984792</text:p>
          </table:table-cell>
          <table:table-cell table:formula="of:=IFERROR([.G318]/[.$E318];&quot;&quot; )" office:value-type="float" office:value="0.271261487512048" calcext:value-type="float">
            <text:p>0,2712614875</text:p>
          </table:table-cell>
          <table:table-cell table:formula="of:=IFERROR([.H318]/[.$E318];&quot;&quot; )" office:value-type="float" office:value="0.0205998126227876" calcext:value-type="float">
            <text:p>0,0205998126</text:p>
          </table:table-cell>
          <table:table-cell table:formula="of:=IFERROR([.I318]/[.$E318];&quot;&quot; )" office:value-type="float" office:value="0.228393716435406" calcext:value-type="float">
            <text:p>0,2283937164</text:p>
          </table:table-cell>
          <table:table-cell table:formula="of:=IFERROR([.J318]/[.$E318];&quot;&quot; )" office:value-type="float" office:value="0.0567924429821496" calcext:value-type="float">
            <text:p>0,056792443</text:p>
          </table:table-cell>
          <table:table-cell table:formula="of:=IFERROR([.K318]/[.$E318];&quot;&quot; )" office:value-type="float" office:value="0.053795630374064" calcext:value-type="float">
            <text:p>0,0537956304</text:p>
          </table:table-cell>
          <table:table-cell table:formula="of:=IFERROR([.L318]/[.$E318];&quot;&quot; )" office:value-type="float" office:value="0.0228605242574794" calcext:value-type="float">
            <text:p>0,0228605243</text:p>
          </table:table-cell>
          <table:table-cell table:formula="of:=IFERROR([.M318]/[.$E318];&quot;&quot; )" office:value-type="float" office:value="0.231167417319008" calcext:value-type="float">
            <text:p>0,2311674173</text:p>
          </table:table-cell>
          <table:table-cell table:formula="of:=IFERROR([.N318]/[.$E318];&quot;&quot; )" office:value-type="float" office:value="0.0762237767894055" calcext:value-type="float">
            <text:p>0,0762237768</text:p>
          </table:table-cell>
          <table:table-cell table:formula="of:=IFERROR([.O318]/[.$E318];&quot;&quot; )" office:value-type="float" office:value="0.272033962940497" calcext:value-type="float">
            <text:p>0,2720339629</text:p>
          </table:table-cell>
          <table:table-cell table:formula="of:=IFERROR([.P318]/[.$E318];&quot;&quot; )" office:value-type="float" office:value="0.0227015614656683" calcext:value-type="float">
            <text:p>0,0227015615</text:p>
          </table:table-cell>
          <table:table-cell table:formula="of:=IFERROR([.Q318]/[.$E318];&quot;&quot; )" office:value-type="float" office:value="0.0159623907642285" calcext:value-type="float">
            <text:p>0,0159623908</text:p>
          </table:table-cell>
          <table:table-cell table:formula="of:=IFERROR([.R318]/[.$E318];&quot;&quot; )" office:value-type="float" office:value="0.0863348285478523" calcext:value-type="float">
            <text:p>0,0863348285</text:p>
          </table:table-cell>
          <table:table-cell table:formula="of:=IFERROR([.S318]/[.$E318];&quot;&quot; )" office:value-type="float" office:value="0.341549459957101" calcext:value-type="float">
            <text:p>0,34154946</text:p>
          </table:table-cell>
          <table:table-cell table:formula="of:=IFERROR([.T318]/[.$E318];&quot;&quot; )" office:value-type="float" office:value="0.187823221766131" calcext:value-type="float">
            <text:p>0,1878232218</text:p>
          </table:table-cell>
          <table:table-cell table:formula="of:=IFERROR([.U318]/[.$E318];&quot;&quot; )" office:value-type="float" office:value="0.253658368548833" calcext:value-type="float">
            <text:p>0,2536583685</text:p>
          </table:table-cell>
          <table:table-cell table:formula="of:=IFERROR([.V318]/[.$E318];&quot;&quot; )" office:value-type="float" office:value="0.250070500783228" calcext:value-type="float">
            <text:p>0,2500705008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IFERROR([.B319]/[.$E319];&quot;&quot; )" office:value-type="float" office:value="0.0612783018640354" calcext:value-type="float">
            <text:p>0,0612783019</text:p>
          </table:table-cell>
          <table:table-cell table:formula="of:=IFERROR([.C319]/[.$E319];&quot;&quot; )" office:value-type="float" office:value="0.0182811646566914" calcext:value-type="float">
            <text:p>0,0182811647</text:p>
          </table:table-cell>
          <table:table-cell table:formula="of:=IFERROR([.D319]/[.$E319];&quot;&quot; )" office:value-type="float" office:value="0.0167596019997346" calcext:value-type="float">
            <text:p>0,016759602</text:p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 office:value-type="float" office:value="0.0121038694563926" calcext:value-type="float">
            <text:p>0,0121038695</text:p>
          </table:table-cell>
          <table:table-cell table:formula="of:=IFERROR([.G319]/[.$E319];&quot;&quot; )" office:value-type="float" office:value="0.26918436194535" calcext:value-type="float">
            <text:p>0,2691843619</text:p>
          </table:table-cell>
          <table:table-cell table:formula="of:=IFERROR([.H319]/[.$E319];&quot;&quot; )" office:value-type="float" office:value="0.0185700716267266" calcext:value-type="float">
            <text:p>0,0185700716</text:p>
          </table:table-cell>
          <table:table-cell table:formula="of:=IFERROR([.I319]/[.$E319];&quot;&quot; )" office:value-type="float" office:value="0.216177743455763" calcext:value-type="float">
            <text:p>0,2161777435</text:p>
          </table:table-cell>
          <table:table-cell table:formula="of:=IFERROR([.J319]/[.$E319];&quot;&quot; )" office:value-type="float" office:value="0.0565481528244801" calcext:value-type="float">
            <text:p>0,0565481528</text:p>
          </table:table-cell>
          <table:table-cell table:formula="of:=IFERROR([.K319]/[.$E319];&quot;&quot; )" office:value-type="float" office:value="0.0527714951493091" calcext:value-type="float">
            <text:p>0,0527714951</text:p>
          </table:table-cell>
          <table:table-cell table:formula="of:=IFERROR([.L319]/[.$E319];&quot;&quot; )" office:value-type="float" office:value="0.0209642569898695" calcext:value-type="float">
            <text:p>0,020964257</text:p>
          </table:table-cell>
          <table:table-cell table:formula="of:=IFERROR([.M319]/[.$E319];&quot;&quot; )" office:value-type="float" office:value="0.218311769684937" calcext:value-type="float">
            <text:p>0,2183117697</text:p>
          </table:table-cell>
          <table:table-cell table:formula="of:=IFERROR([.N319]/[.$E319];&quot;&quot; )" office:value-type="float" office:value="0.0718820495139145" calcext:value-type="float">
            <text:p>0,0718820495</text:p>
          </table:table-cell>
          <table:table-cell table:formula="of:=IFERROR([.O319]/[.$E319];&quot;&quot; )" office:value-type="float" office:value="0.266655934141202" calcext:value-type="float">
            <text:p>0,2666559341</text:p>
          </table:table-cell>
          <table:table-cell table:formula="of:=IFERROR([.P319]/[.$E319];&quot;&quot; )" office:value-type="float" office:value="0.0233818855985543" calcext:value-type="float">
            <text:p>0,0233818856</text:p>
          </table:table-cell>
          <table:table-cell table:formula="of:=IFERROR([.Q319]/[.$E319];&quot;&quot; )" office:value-type="float" office:value="0.0147935310506841" calcext:value-type="float">
            <text:p>0,0147935311</text:p>
          </table:table-cell>
          <table:table-cell table:formula="of:=IFERROR([.R319]/[.$E319];&quot;&quot; )" office:value-type="float" office:value="0.0845050076973941" calcext:value-type="float">
            <text:p>0,0845050077</text:p>
          </table:table-cell>
          <table:table-cell table:formula="of:=IFERROR([.S319]/[.$E319];&quot;&quot; )" office:value-type="float" office:value="0.327909258761111" calcext:value-type="float">
            <text:p>0,3279092588</text:p>
          </table:table-cell>
          <table:table-cell table:formula="of:=IFERROR([.T319]/[.$E319];&quot;&quot; )" office:value-type="float" office:value="0.184037393405249" calcext:value-type="float">
            <text:p>0,1840373934</text:p>
          </table:table-cell>
          <table:table-cell table:formula="of:=IFERROR([.U319]/[.$E319];&quot;&quot; )" office:value-type="float" office:value="0.253041286857595" calcext:value-type="float">
            <text:p>0,2530412869</text:p>
          </table:table-cell>
          <table:table-cell table:formula="of:=IFERROR([.V319]/[.$E319];&quot;&quot; )" office:value-type="float" office:value="0.242349855380234" calcext:value-type="float">
            <text:p>0,2423498554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IFERROR([.B320]/[.$E320];&quot;&quot; )" office:value-type="float" office:value="0.0638073757983358" calcext:value-type="float">
            <text:p>0,0638073758</text:p>
          </table:table-cell>
          <table:table-cell table:formula="of:=IFERROR([.C320]/[.$E320];&quot;&quot; )" office:value-type="float" office:value="0.0189144124636478" calcext:value-type="float">
            <text:p>0,0189144125</text:p>
          </table:table-cell>
          <table:table-cell table:formula="of:=IFERROR([.D320]/[.$E320];&quot;&quot; )" office:value-type="float" office:value="0.0145223307595922" calcext:value-type="float">
            <text:p>0,0145223308</text:p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 office:value-type="float" office:value="0.0094583433632537" calcext:value-type="float">
            <text:p>0,0094583434</text:p>
          </table:table-cell>
          <table:table-cell table:formula="of:=IFERROR([.G320]/[.$E320];&quot;&quot; )" office:value-type="float" office:value="0.285763326763409" calcext:value-type="float">
            <text:p>0,2857633268</text:p>
          </table:table-cell>
          <table:table-cell table:formula="of:=IFERROR([.H320]/[.$E320];&quot;&quot; )" office:value-type="float" office:value="0.0233210241804176" calcext:value-type="float">
            <text:p>0,0233210242</text:p>
          </table:table-cell>
          <table:table-cell table:formula="of:=IFERROR([.I320]/[.$E320];&quot;&quot; )" office:value-type="float" office:value="0.237129719051212" calcext:value-type="float">
            <text:p>0,2371297191</text:p>
          </table:table-cell>
          <table:table-cell table:formula="of:=IFERROR([.J320]/[.$E320];&quot;&quot; )" office:value-type="float" office:value="0.0642785019844965" calcext:value-type="float">
            <text:p>0,064278502</text:p>
          </table:table-cell>
          <table:table-cell table:formula="of:=IFERROR([.K320]/[.$E320];&quot;&quot; )" office:value-type="float" office:value="0.0589869745890546" calcext:value-type="float">
            <text:p>0,0589869746</text:p>
          </table:table-cell>
          <table:table-cell table:formula="of:=IFERROR([.L320]/[.$E320];&quot;&quot; )" office:value-type="float" office:value="0.0233296411096967" calcext:value-type="float">
            <text:p>0,0233296411</text:p>
          </table:table-cell>
          <table:table-cell table:formula="of:=IFERROR([.M320]/[.$E320];&quot;&quot; )" office:value-type="float" office:value="0.235107457151245" calcext:value-type="float">
            <text:p>0,2351074572</text:p>
          </table:table-cell>
          <table:table-cell table:formula="of:=IFERROR([.N320]/[.$E320];&quot;&quot; )" office:value-type="float" office:value="0.0762009965213381" calcext:value-type="float">
            <text:p>0,0762009965</text:p>
          </table:table-cell>
          <table:table-cell table:formula="of:=IFERROR([.O320]/[.$E320];&quot;&quot; )" office:value-type="float" office:value="0.283796316816137" calcext:value-type="float">
            <text:p>0,2837963168</text:p>
          </table:table-cell>
          <table:table-cell table:formula="of:=IFERROR([.P320]/[.$E320];&quot;&quot; )" office:value-type="float" office:value="0.0249854560890128" calcext:value-type="float">
            <text:p>0,0249854561</text:p>
          </table:table-cell>
          <table:table-cell table:formula="of:=IFERROR([.Q320]/[.$E320];&quot;&quot; )" office:value-type="float" office:value="0.0167930306073833" calcext:value-type="float">
            <text:p>0,0167930306</text:p>
          </table:table-cell>
          <table:table-cell table:formula="of:=IFERROR([.R320]/[.$E320];&quot;&quot; )" office:value-type="float" office:value="0.0928997968375718" calcext:value-type="float">
            <text:p>0,0928997968</text:p>
          </table:table-cell>
          <table:table-cell table:formula="of:=IFERROR([.S320]/[.$E320];&quot;&quot; )" office:value-type="float" office:value="0.354059301454603" calcext:value-type="float">
            <text:p>0,3540593015</text:p>
          </table:table-cell>
          <table:table-cell table:formula="of:=IFERROR([.T320]/[.$E320];&quot;&quot; )" office:value-type="float" office:value="0.194844589763664" calcext:value-type="float">
            <text:p>0,1948445898</text:p>
          </table:table-cell>
          <table:table-cell table:formula="of:=IFERROR([.U320]/[.$E320];&quot;&quot; )" office:value-type="float" office:value="0.270186470854993" calcext:value-type="float">
            <text:p>0,2701864709</text:p>
          </table:table-cell>
          <table:table-cell table:formula="of:=IFERROR([.V320]/[.$E320];&quot;&quot; )" office:value-type="float" office:value="0.25463900347664" calcext:value-type="float">
            <text:p>0,2546390035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IFERROR([.B321]/[.$E321];&quot;&quot; )" office:value-type="float" office:value="0.065368469043156" calcext:value-type="float">
            <text:p>0,065368469</text:p>
          </table:table-cell>
          <table:table-cell table:formula="of:=IFERROR([.C321]/[.$E321];&quot;&quot; )" office:value-type="float" office:value="0.0201408135117032" calcext:value-type="float">
            <text:p>0,0201408135</text:p>
          </table:table-cell>
          <table:table-cell table:formula="of:=IFERROR([.D321]/[.$E321];&quot;&quot; )" office:value-type="float" office:value="0.0179041355150066" calcext:value-type="float">
            <text:p>0,0179041355</text:p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 office:value-type="float" office:value="0.00955174670994747" calcext:value-type="float">
            <text:p>0,0095517467</text:p>
          </table:table-cell>
          <table:table-cell table:formula="of:=IFERROR([.G321]/[.$E321];&quot;&quot; )" office:value-type="float" office:value="0.275670041677681" calcext:value-type="float">
            <text:p>0,2756700417</text:p>
          </table:table-cell>
          <table:table-cell table:formula="of:=IFERROR([.H321]/[.$E321];&quot;&quot; )" office:value-type="float" office:value="0.0207060533135046" calcext:value-type="float">
            <text:p>0,0207060533</text:p>
          </table:table-cell>
          <table:table-cell table:formula="of:=IFERROR([.I321]/[.$E321];&quot;&quot; )" office:value-type="float" office:value="0.231244065200947" calcext:value-type="float">
            <text:p>0,2312440652</text:p>
          </table:table-cell>
          <table:table-cell table:formula="of:=IFERROR([.J321]/[.$E321];&quot;&quot; )" office:value-type="float" office:value="0.057834238587329" calcext:value-type="float">
            <text:p>0,0578342386</text:p>
          </table:table-cell>
          <table:table-cell table:formula="of:=IFERROR([.K321]/[.$E321];&quot;&quot; )" office:value-type="float" office:value="0.0537227833507834" calcext:value-type="float">
            <text:p>0,0537227834</text:p>
          </table:table-cell>
          <table:table-cell table:formula="of:=IFERROR([.L321]/[.$E321];&quot;&quot; )" office:value-type="float" office:value="0.0217478794624063" calcext:value-type="float">
            <text:p>0,0217478795</text:p>
          </table:table-cell>
          <table:table-cell table:formula="of:=IFERROR([.M321]/[.$E321];&quot;&quot; )" office:value-type="float" office:value="0.229631579107283" calcext:value-type="float">
            <text:p>0,2296315791</text:p>
          </table:table-cell>
          <table:table-cell table:formula="of:=IFERROR([.N321]/[.$E321];&quot;&quot; )" office:value-type="float" office:value="0.0737420105676566" calcext:value-type="float">
            <text:p>0,0737420106</text:p>
          </table:table-cell>
          <table:table-cell table:formula="of:=IFERROR([.O321]/[.$E321];&quot;&quot; )" office:value-type="float" office:value="0.281808450139345" calcext:value-type="float">
            <text:p>0,2818084501</text:p>
          </table:table-cell>
          <table:table-cell table:formula="of:=IFERROR([.P321]/[.$E321];&quot;&quot; )" office:value-type="float" office:value="0.0250459527702389" calcext:value-type="float">
            <text:p>0,0250459528</text:p>
          </table:table-cell>
          <table:table-cell table:formula="of:=IFERROR([.Q321]/[.$E321];&quot;&quot; )" office:value-type="float" office:value="0.0152114960382489" calcext:value-type="float">
            <text:p>0,015211496</text:p>
          </table:table-cell>
          <table:table-cell table:formula="of:=IFERROR([.R321]/[.$E321];&quot;&quot; )" office:value-type="float" office:value="0.0874036032080449" calcext:value-type="float">
            <text:p>0,0874036032</text:p>
          </table:table-cell>
          <table:table-cell table:formula="of:=IFERROR([.S321]/[.$E321];&quot;&quot; )" office:value-type="float" office:value="0.335841057101425" calcext:value-type="float">
            <text:p>0,3358410571</text:p>
          </table:table-cell>
          <table:table-cell table:formula="of:=IFERROR([.T321]/[.$E321];&quot;&quot; )" office:value-type="float" office:value="0.191909109275077" calcext:value-type="float">
            <text:p>0,1919091093</text:p>
          </table:table-cell>
          <table:table-cell table:formula="of:=IFERROR([.U321]/[.$E321];&quot;&quot; )" office:value-type="float" office:value="0.269177740366346" calcext:value-type="float">
            <text:p>0,2691777404</text:p>
          </table:table-cell>
          <table:table-cell table:formula="of:=IFERROR([.V321]/[.$E321];&quot;&quot; )" office:value-type="float" office:value="0.254717159431046" calcext:value-type="float">
            <text:p>0,2547171594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IFERROR([.B322]/[.$E322];&quot;&quot; )" office:value-type="float" office:value="0.0665497809614356" calcext:value-type="float">
            <text:p>0,066549781</text:p>
          </table:table-cell>
          <table:table-cell table:formula="of:=IFERROR([.C322]/[.$E322];&quot;&quot; )" office:value-type="float" office:value="0.0183334233498014" calcext:value-type="float">
            <text:p>0,0183334233</text:p>
          </table:table-cell>
          <table:table-cell table:formula="of:=IFERROR([.D322]/[.$E322];&quot;&quot; )" office:value-type="float" office:value="0.0227521101171906" calcext:value-type="float">
            <text:p>0,0227521101</text:p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 office:value-type="float" office:value="0.0100670482460223" calcext:value-type="float">
            <text:p>0,0100670482</text:p>
          </table:table-cell>
          <table:table-cell table:formula="of:=IFERROR([.G322]/[.$E322];&quot;&quot; )" office:value-type="float" office:value="0.280140376836981" calcext:value-type="float">
            <text:p>0,2801403768</text:p>
          </table:table-cell>
          <table:table-cell table:formula="of:=IFERROR([.H322]/[.$E322];&quot;&quot; )" office:value-type="float" office:value="0.0208236316840959" calcext:value-type="float">
            <text:p>0,0208236317</text:p>
          </table:table-cell>
          <table:table-cell table:formula="of:=IFERROR([.I322]/[.$E322];&quot;&quot; )" office:value-type="float" office:value="0.224464644019247" calcext:value-type="float">
            <text:p>0,224464644</text:p>
          </table:table-cell>
          <table:table-cell table:formula="of:=IFERROR([.J322]/[.$E322];&quot;&quot; )" office:value-type="float" office:value="0.0588912341420612" calcext:value-type="float">
            <text:p>0,0588912341</text:p>
          </table:table-cell>
          <table:table-cell table:formula="of:=IFERROR([.K322]/[.$E322];&quot;&quot; )" office:value-type="float" office:value="0.0574757138735642" calcext:value-type="float">
            <text:p>0,0574757139</text:p>
          </table:table-cell>
          <table:table-cell table:formula="of:=IFERROR([.L322]/[.$E322];&quot;&quot; )" office:value-type="float" office:value="0.0230757894331161" calcext:value-type="float">
            <text:p>0,0230757894</text:p>
          </table:table-cell>
          <table:table-cell table:formula="of:=IFERROR([.M322]/[.$E322];&quot;&quot; )" office:value-type="float" office:value="0.230177003135559" calcext:value-type="float">
            <text:p>0,2301770031</text:p>
          </table:table-cell>
          <table:table-cell table:formula="of:=IFERROR([.N322]/[.$E322];&quot;&quot; )" office:value-type="float" office:value="0.0817780704142287" calcext:value-type="float">
            <text:p>0,0817780704</text:p>
          </table:table-cell>
          <table:table-cell table:formula="of:=IFERROR([.O322]/[.$E322];&quot;&quot; )" office:value-type="float" office:value="0.29277497068132" calcext:value-type="float">
            <text:p>0,2927749707</text:p>
          </table:table-cell>
          <table:table-cell table:formula="of:=IFERROR([.P322]/[.$E322];&quot;&quot; )" office:value-type="float" office:value="0.0242445198290899" calcext:value-type="float">
            <text:p>0,0242445198</text:p>
          </table:table-cell>
          <table:table-cell table:formula="of:=IFERROR([.Q322]/[.$E322];&quot;&quot; )" office:value-type="float" office:value="0.0157066975780504" calcext:value-type="float">
            <text:p>0,0157066976</text:p>
          </table:table-cell>
          <table:table-cell table:formula="of:=IFERROR([.R322]/[.$E322];&quot;&quot; )" office:value-type="float" office:value="0.09072628633759" calcext:value-type="float">
            <text:p>0,0907262863</text:p>
          </table:table-cell>
          <table:table-cell table:formula="of:=IFERROR([.S322]/[.$E322];&quot;&quot; )" office:value-type="float" office:value="0.357924986517885" calcext:value-type="float">
            <text:p>0,3579249865</text:p>
          </table:table-cell>
          <table:table-cell table:formula="of:=IFERROR([.T322]/[.$E322];&quot;&quot; )" office:value-type="float" office:value="0.198840931673158" calcext:value-type="float">
            <text:p>0,1988409317</text:p>
          </table:table-cell>
          <table:table-cell table:formula="of:=IFERROR([.U322]/[.$E322];&quot;&quot; )" office:value-type="float" office:value="0.27967629897156" calcext:value-type="float">
            <text:p>0,279676299</text:p>
          </table:table-cell>
          <table:table-cell table:formula="of:=IFERROR([.V322]/[.$E322];&quot;&quot; )" office:value-type="float" office:value="0.263563875911892" calcext:value-type="float">
            <text:p>0,2635638759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IFERROR([.B323]/[.$E323];&quot;&quot; )" office:value-type="float" office:value="0.06023134817343" calcext:value-type="float">
            <text:p>0,0602313482</text:p>
          </table:table-cell>
          <table:table-cell table:formula="of:=IFERROR([.C323]/[.$E323];&quot;&quot; )" office:value-type="float" office:value="0.0205970237268747" calcext:value-type="float">
            <text:p>0,0205970237</text:p>
          </table:table-cell>
          <table:table-cell table:formula="of:=IFERROR([.D323]/[.$E323];&quot;&quot; )" office:value-type="float" office:value="0.0175341659043433" calcext:value-type="float">
            <text:p>0,0175341659</text:p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 office:value-type="float" office:value="0.0128764713117925" calcext:value-type="float">
            <text:p>0,0128764713</text:p>
          </table:table-cell>
          <table:table-cell table:formula="of:=IFERROR([.G323]/[.$E323];&quot;&quot; )" office:value-type="float" office:value="0.278805107108134" calcext:value-type="float">
            <text:p>0,2788051071</text:p>
          </table:table-cell>
          <table:table-cell table:formula="of:=IFERROR([.H323]/[.$E323];&quot;&quot; )" office:value-type="float" office:value="0.0214091658228582" calcext:value-type="float">
            <text:p>0,0214091658</text:p>
          </table:table-cell>
          <table:table-cell table:formula="of:=IFERROR([.I323]/[.$E323];&quot;&quot; )" office:value-type="float" office:value="0.215008765528469" calcext:value-type="float">
            <text:p>0,2150087655</text:p>
          </table:table-cell>
          <table:table-cell table:formula="of:=IFERROR([.J323]/[.$E323];&quot;&quot; )" office:value-type="float" office:value="0.055227818745088" calcext:value-type="float">
            <text:p>0,0552278187</text:p>
          </table:table-cell>
          <table:table-cell table:formula="of:=IFERROR([.K323]/[.$E323];&quot;&quot; )" office:value-type="float" office:value="0.0550065055109177" calcext:value-type="float">
            <text:p>0,0550065055</text:p>
          </table:table-cell>
          <table:table-cell table:formula="of:=IFERROR([.L323]/[.$E323];&quot;&quot; )" office:value-type="float" office:value="0.0225844802533787" calcext:value-type="float">
            <text:p>0,0225844803</text:p>
          </table:table-cell>
          <table:table-cell table:formula="of:=IFERROR([.M323]/[.$E323];&quot;&quot; )" office:value-type="float" office:value="0.231783654291428" calcext:value-type="float">
            <text:p>0,2317836543</text:p>
          </table:table-cell>
          <table:table-cell table:formula="of:=IFERROR([.N323]/[.$E323];&quot;&quot; )" office:value-type="float" office:value="0.0761893687109571" calcext:value-type="float">
            <text:p>0,0761893687</text:p>
          </table:table-cell>
          <table:table-cell table:formula="of:=IFERROR([.O323]/[.$E323];&quot;&quot; )" office:value-type="float" office:value="0.272910182028443" calcext:value-type="float">
            <text:p>0,272910182</text:p>
          </table:table-cell>
          <table:table-cell table:formula="of:=IFERROR([.P323]/[.$E323];&quot;&quot; )" office:value-type="float" office:value="0.0251927521181961" calcext:value-type="float">
            <text:p>0,0251927521</text:p>
          </table:table-cell>
          <table:table-cell table:formula="of:=IFERROR([.Q323]/[.$E323];&quot;&quot; )" office:value-type="float" office:value="0.0155156197199293" calcext:value-type="float">
            <text:p>0,0155156197</text:p>
          </table:table-cell>
          <table:table-cell table:formula="of:=IFERROR([.R323]/[.$E323];&quot;&quot; )" office:value-type="float" office:value="0.0857199033432564" calcext:value-type="float">
            <text:p>0,0857199033</text:p>
          </table:table-cell>
          <table:table-cell table:formula="of:=IFERROR([.S323]/[.$E323];&quot;&quot; )" office:value-type="float" office:value="0.338165455950142" calcext:value-type="float">
            <text:p>0,338165456</text:p>
          </table:table-cell>
          <table:table-cell table:formula="of:=IFERROR([.T323]/[.$E323];&quot;&quot; )" office:value-type="float" office:value="0.183848892629008" calcext:value-type="float">
            <text:p>0,1838488926</text:p>
          </table:table-cell>
          <table:table-cell table:formula="of:=IFERROR([.U323]/[.$E323];&quot;&quot; )" office:value-type="float" office:value="0.258886590092839" calcext:value-type="float">
            <text:p>0,2588865901</text:p>
          </table:table-cell>
          <table:table-cell table:formula="of:=IFERROR([.V323]/[.$E323];&quot;&quot; )" office:value-type="float" office:value="0.246315135904679" calcext:value-type="float">
            <text:p>0,2463151359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IFERROR([.B324]/[.$E324];&quot;&quot; )" office:value-type="float" office:value="0.0605796248023241" calcext:value-type="float">
            <text:p>0,0605796248</text:p>
          </table:table-cell>
          <table:table-cell table:formula="of:=IFERROR([.C324]/[.$E324];&quot;&quot; )" office:value-type="float" office:value="0.0210230561504287" calcext:value-type="float">
            <text:p>0,0210230562</text:p>
          </table:table-cell>
          <table:table-cell table:formula="of:=IFERROR([.D324]/[.$E324];&quot;&quot; )" office:value-type="float" office:value="0.0218974197739778" calcext:value-type="float">
            <text:p>0,0218974198</text:p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 office:value-type="float" office:value="0.0132587962391167" calcext:value-type="float">
            <text:p>0,0132587962</text:p>
          </table:table-cell>
          <table:table-cell table:formula="of:=IFERROR([.G324]/[.$E324];&quot;&quot; )" office:value-type="float" office:value="0.280941627353725" calcext:value-type="float">
            <text:p>0,2809416274</text:p>
          </table:table-cell>
          <table:table-cell table:formula="of:=IFERROR([.H324]/[.$E324];&quot;&quot; )" office:value-type="float" office:value="0.0207829388636367" calcext:value-type="float">
            <text:p>0,0207829389</text:p>
          </table:table-cell>
          <table:table-cell table:formula="of:=IFERROR([.I324]/[.$E324];&quot;&quot; )" office:value-type="float" office:value="0.221725571682758" calcext:value-type="float">
            <text:p>0,2217255717</text:p>
          </table:table-cell>
          <table:table-cell table:formula="of:=IFERROR([.J324]/[.$E324];&quot;&quot; )" office:value-type="float" office:value="0.0573426749117232" calcext:value-type="float">
            <text:p>0,0573426749</text:p>
          </table:table-cell>
          <table:table-cell table:formula="of:=IFERROR([.K324]/[.$E324];&quot;&quot; )" office:value-type="float" office:value="0.0535631186437327" calcext:value-type="float">
            <text:p>0,0535631186</text:p>
          </table:table-cell>
          <table:table-cell table:formula="of:=IFERROR([.L324]/[.$E324];&quot;&quot; )" office:value-type="float" office:value="0.0231255496788714" calcext:value-type="float">
            <text:p>0,0231255497</text:p>
          </table:table-cell>
          <table:table-cell table:formula="of:=IFERROR([.M324]/[.$E324];&quot;&quot; )" office:value-type="float" office:value="0.242081084786475" calcext:value-type="float">
            <text:p>0,2420810848</text:p>
          </table:table-cell>
          <table:table-cell table:formula="of:=IFERROR([.N324]/[.$E324];&quot;&quot; )" office:value-type="float" office:value="0.0754150015952046" calcext:value-type="float">
            <text:p>0,0754150016</text:p>
          </table:table-cell>
          <table:table-cell table:formula="of:=IFERROR([.O324]/[.$E324];&quot;&quot; )" office:value-type="float" office:value="0.276303898904444" calcext:value-type="float">
            <text:p>0,2763038989</text:p>
          </table:table-cell>
          <table:table-cell table:formula="of:=IFERROR([.P324]/[.$E324];&quot;&quot; )" office:value-type="float" office:value="0.0228295732033638" calcext:value-type="float">
            <text:p>0,0228295732</text:p>
          </table:table-cell>
          <table:table-cell table:formula="of:=IFERROR([.Q324]/[.$E324];&quot;&quot; )" office:value-type="float" office:value="0.0145461188649557" calcext:value-type="float">
            <text:p>0,0145461189</text:p>
          </table:table-cell>
          <table:table-cell table:formula="of:=IFERROR([.R324]/[.$E324];&quot;&quot; )" office:value-type="float" office:value="0.087430390312606" calcext:value-type="float">
            <text:p>0,0874303903</text:p>
          </table:table-cell>
          <table:table-cell table:formula="of:=IFERROR([.S324]/[.$E324];&quot;&quot; )" office:value-type="float" office:value="0.329940136453959" calcext:value-type="float">
            <text:p>0,3299401365</text:p>
          </table:table-cell>
          <table:table-cell table:formula="of:=IFERROR([.T324]/[.$E324];&quot;&quot; )" office:value-type="float" office:value="0.191956575427074" calcext:value-type="float">
            <text:p>0,1919565754</text:p>
          </table:table-cell>
          <table:table-cell table:formula="of:=IFERROR([.U324]/[.$E324];&quot;&quot; )" office:value-type="float" office:value="0.260530962954238" calcext:value-type="float">
            <text:p>0,260530963</text:p>
          </table:table-cell>
          <table:table-cell table:formula="of:=IFERROR([.V324]/[.$E324];&quot;&quot; )" office:value-type="float" office:value="0.248882597422415" calcext:value-type="float">
            <text:p>0,2488825974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IFERROR([.B325]/[.$E325];&quot;&quot; )" office:value-type="float" office:value="0.0617972770543576" calcext:value-type="float">
            <text:p>0,0617972771</text:p>
          </table:table-cell>
          <table:table-cell table:formula="of:=IFERROR([.C325]/[.$E325];&quot;&quot; )" office:value-type="float" office:value="0.0184311825527424" calcext:value-type="float">
            <text:p>0,0184311826</text:p>
          </table:table-cell>
          <table:table-cell table:formula="of:=IFERROR([.D325]/[.$E325];&quot;&quot; )" office:value-type="float" office:value="0.0191840716105607" calcext:value-type="float">
            <text:p>0,0191840716</text:p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 office:value-type="float" office:value="0.013819880662957" calcext:value-type="float">
            <text:p>0,0138198807</text:p>
          </table:table-cell>
          <table:table-cell table:formula="of:=IFERROR([.G325]/[.$E325];&quot;&quot; )" office:value-type="float" office:value="0.27526869374403" calcext:value-type="float">
            <text:p>0,2752686937</text:p>
          </table:table-cell>
          <table:table-cell table:formula="of:=IFERROR([.H325]/[.$E325];&quot;&quot; )" office:value-type="float" office:value="0.0203464908552417" calcext:value-type="float">
            <text:p>0,0203464909</text:p>
          </table:table-cell>
          <table:table-cell table:formula="of:=IFERROR([.I325]/[.$E325];&quot;&quot; )" office:value-type="float" office:value="0.227806829873573" calcext:value-type="float">
            <text:p>0,2278068299</text:p>
          </table:table-cell>
          <table:table-cell table:formula="of:=IFERROR([.J325]/[.$E325];&quot;&quot; )" office:value-type="float" office:value="0.0571950446687104" calcext:value-type="float">
            <text:p>0,0571950447</text:p>
          </table:table-cell>
          <table:table-cell table:formula="of:=IFERROR([.K325]/[.$E325];&quot;&quot; )" office:value-type="float" office:value="0.0557585901561339" calcext:value-type="float">
            <text:p>0,0557585902</text:p>
          </table:table-cell>
          <table:table-cell table:formula="of:=IFERROR([.L325]/[.$E325];&quot;&quot; )" office:value-type="float" office:value="0.0220277017652113" calcext:value-type="float">
            <text:p>0,0220277018</text:p>
          </table:table-cell>
          <table:table-cell table:formula="of:=IFERROR([.M325]/[.$E325];&quot;&quot; )" office:value-type="float" office:value="0.234319041059288" calcext:value-type="float">
            <text:p>0,2343190411</text:p>
          </table:table-cell>
          <table:table-cell table:formula="of:=IFERROR([.N325]/[.$E325];&quot;&quot; )" office:value-type="float" office:value="0.0765072380520169" calcext:value-type="float">
            <text:p>0,0765072381</text:p>
          </table:table-cell>
          <table:table-cell table:formula="of:=IFERROR([.O325]/[.$E325];&quot;&quot; )" office:value-type="float" office:value="0.286479482430781" calcext:value-type="float">
            <text:p>0,2864794824</text:p>
          </table:table-cell>
          <table:table-cell table:formula="of:=IFERROR([.P325]/[.$E325];&quot;&quot; )" office:value-type="float" office:value="0.024485150029367" calcext:value-type="float">
            <text:p>0,02448515</text:p>
          </table:table-cell>
          <table:table-cell table:formula="of:=IFERROR([.Q325]/[.$E325];&quot;&quot; )" office:value-type="float" office:value="0.0156743204376828" calcext:value-type="float">
            <text:p>0,0156743204</text:p>
          </table:table-cell>
          <table:table-cell table:formula="of:=IFERROR([.R325]/[.$E325];&quot;&quot; )" office:value-type="float" office:value="0.0881354910721084" calcext:value-type="float">
            <text:p>0,0881354911</text:p>
          </table:table-cell>
          <table:table-cell table:formula="of:=IFERROR([.S325]/[.$E325];&quot;&quot; )" office:value-type="float" office:value="0.343779180361529" calcext:value-type="float">
            <text:p>0,3437791804</text:p>
          </table:table-cell>
          <table:table-cell table:formula="of:=IFERROR([.T325]/[.$E325];&quot;&quot; )" office:value-type="float" office:value="0.197924630310181" calcext:value-type="float">
            <text:p>0,1979246303</text:p>
          </table:table-cell>
          <table:table-cell table:formula="of:=IFERROR([.U325]/[.$E325];&quot;&quot; )" office:value-type="float" office:value="0.257131742468398" calcext:value-type="float">
            <text:p>0,2571317425</text:p>
          </table:table-cell>
          <table:table-cell table:formula="of:=IFERROR([.V325]/[.$E325];&quot;&quot; )" office:value-type="float" office:value="0.254516733275207" calcext:value-type="float">
            <text:p>0,2545167333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IFERROR([.B326]/[.$E326];&quot;&quot; )" office:value-type="float" office:value="0.0631129628340694" calcext:value-type="float">
            <text:p>0,0631129628</text:p>
          </table:table-cell>
          <table:table-cell table:formula="of:=IFERROR([.C326]/[.$E326];&quot;&quot; )" office:value-type="float" office:value="0.0213018532777054" calcext:value-type="float">
            <text:p>0,0213018533</text:p>
          </table:table-cell>
          <table:table-cell table:formula="of:=IFERROR([.D326]/[.$E326];&quot;&quot; )" office:value-type="float" office:value="0.0190666558605878" calcext:value-type="float">
            <text:p>0,0190666559</text:p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>
            <text:p/>
          </table:table-cell>
          <table:table-cell table:formula="of:=IFERROR([.G326]/[.$E326];&quot;&quot; )" office:value-type="float" office:value="0.282827755676483" calcext:value-type="float">
            <text:p>0,2828277557</text:p>
          </table:table-cell>
          <table:table-cell table:formula="of:=IFERROR([.H326]/[.$E326];&quot;&quot; )" office:value-type="float" office:value="0.0211985326470696" calcext:value-type="float">
            <text:p>0,0211985326</text:p>
          </table:table-cell>
          <table:table-cell table:formula="of:=IFERROR([.I326]/[.$E326];&quot;&quot; )" office:value-type="float" office:value="0.216475288343716" calcext:value-type="float">
            <text:p>0,2164752883</text:p>
          </table:table-cell>
          <table:table-cell table:formula="of:=IFERROR([.J326]/[.$E326];&quot;&quot; )" office:value-type="float" office:value="0.0587289462689948" calcext:value-type="float">
            <text:p>0,0587289463</text:p>
          </table:table-cell>
          <table:table-cell table:formula="of:=IFERROR([.K326]/[.$E326];&quot;&quot; )" office:value-type="float" office:value="0.0548071228798371" calcext:value-type="float">
            <text:p>0,0548071229</text:p>
          </table:table-cell>
          <table:table-cell table:formula="of:=IFERROR([.L326]/[.$E326];&quot;&quot; )" office:value-type="float" office:value="0.0229237927581459" calcext:value-type="float">
            <text:p>0,0229237928</text:p>
          </table:table-cell>
          <table:table-cell table:formula="of:=IFERROR([.M326]/[.$E326];&quot;&quot; )" office:value-type="float" office:value="0.226393527284673" calcext:value-type="float">
            <text:p>0,2263935273</text:p>
          </table:table-cell>
          <table:table-cell table:formula="of:=IFERROR([.N326]/[.$E326];&quot;&quot; )" office:value-type="float" office:value="0.0751532603241613" calcext:value-type="float">
            <text:p>0,0751532603</text:p>
          </table:table-cell>
          <table:table-cell table:formula="of:=IFERROR([.O326]/[.$E326];&quot;&quot; )" office:value-type="float" office:value="0.278523146015437" calcext:value-type="float">
            <text:p>0,278523146</text:p>
          </table:table-cell>
          <table:table-cell table:formula="of:=IFERROR([.P326]/[.$E326];&quot;&quot; )" office:value-type="float" office:value="0.0238078507347958" calcext:value-type="float">
            <text:p>0,0238078507</text:p>
          </table:table-cell>
          <table:table-cell table:formula="of:=IFERROR([.Q326]/[.$E326];&quot;&quot; )" office:value-type="float" office:value="0.015182661153937" calcext:value-type="float">
            <text:p>0,0151826612</text:p>
          </table:table-cell>
          <table:table-cell table:formula="of:=IFERROR([.R326]/[.$E326];&quot;&quot; )" office:value-type="float" office:value="0.0890187223093072" calcext:value-type="float">
            <text:p>0,0890187223</text:p>
          </table:table-cell>
          <table:table-cell table:formula="of:=IFERROR([.S326]/[.$E326];&quot;&quot; )" office:value-type="float" office:value="0.333538479408059" calcext:value-type="float">
            <text:p>0,3335384794</text:p>
          </table:table-cell>
          <table:table-cell table:formula="of:=IFERROR([.T326]/[.$E326];&quot;&quot; )" office:value-type="float" office:value="0.192743747671467" calcext:value-type="float">
            <text:p>0,1927437477</text:p>
          </table:table-cell>
          <table:table-cell table:formula="of:=IFERROR([.U326]/[.$E326];&quot;&quot; )" office:value-type="float" office:value="0.263748018090887" calcext:value-type="float">
            <text:p>0,2637480181</text:p>
          </table:table-cell>
          <table:table-cell table:formula="of:=IFERROR([.V326]/[.$E326];&quot;&quot; )" office:value-type="float" office:value="0.243761142032927" calcext:value-type="float">
            <text:p>0,243761142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IFERROR([.B327]/[.$E327];&quot;&quot; )" office:value-type="float" office:value="0.0605229791156096" calcext:value-type="float">
            <text:p>0,0605229791</text:p>
          </table:table-cell>
          <table:table-cell table:formula="of:=IFERROR([.C327]/[.$E327];&quot;&quot; )" office:value-type="float" office:value="0.019657932638456" calcext:value-type="float">
            <text:p>0,0196579326</text:p>
          </table:table-cell>
          <table:table-cell table:formula="of:=IFERROR([.D327]/[.$E327];&quot;&quot; )" office:value-type="float" office:value="0.0150958074065398" calcext:value-type="float">
            <text:p>0,0150958074</text:p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 office:value-type="float" office:value="0.0135158395254494" calcext:value-type="float">
            <text:p>0,0135158395</text:p>
          </table:table-cell>
          <table:table-cell table:formula="of:=IFERROR([.G327]/[.$E327];&quot;&quot; )" office:value-type="float" office:value="0.278335039124418" calcext:value-type="float">
            <text:p>0,2783350391</text:p>
          </table:table-cell>
          <table:table-cell table:formula="of:=IFERROR([.H327]/[.$E327];&quot;&quot; )" office:value-type="float" office:value="0.0226977273504064" calcext:value-type="float">
            <text:p>0,0226977274</text:p>
          </table:table-cell>
          <table:table-cell table:formula="of:=IFERROR([.I327]/[.$E327];&quot;&quot; )" office:value-type="float" office:value="0.224792993564024" calcext:value-type="float">
            <text:p>0,2247929936</text:p>
          </table:table-cell>
          <table:table-cell table:formula="of:=IFERROR([.J327]/[.$E327];&quot;&quot; )" office:value-type="float" office:value="0.0560046222100698" calcext:value-type="float">
            <text:p>0,0560046222</text:p>
          </table:table-cell>
          <table:table-cell table:formula="of:=IFERROR([.K327]/[.$E327];&quot;&quot; )" office:value-type="float" office:value="0.0582089256584815" calcext:value-type="float">
            <text:p>0,0582089257</text:p>
          </table:table-cell>
          <table:table-cell table:formula="of:=IFERROR([.L327]/[.$E327];&quot;&quot; )" office:value-type="float" office:value="0.0244300542355116" calcext:value-type="float">
            <text:p>0,0244300542</text:p>
          </table:table-cell>
          <table:table-cell table:formula="of:=IFERROR([.M327]/[.$E327];&quot;&quot; )" office:value-type="float" office:value="0.240887156781466" calcext:value-type="float">
            <text:p>0,2408871568</text:p>
          </table:table-cell>
          <table:table-cell table:formula="of:=IFERROR([.N327]/[.$E327];&quot;&quot; )" office:value-type="float" office:value="0.0809010996698969" calcext:value-type="float">
            <text:p>0,0809010997</text:p>
          </table:table-cell>
          <table:table-cell table:formula="of:=IFERROR([.O327]/[.$E327];&quot;&quot; )" office:value-type="float" office:value="0.288419416099038" calcext:value-type="float">
            <text:p>0,2884194161</text:p>
          </table:table-cell>
          <table:table-cell table:formula="of:=IFERROR([.P327]/[.$E327];&quot;&quot; )" office:value-type="float" office:value="0.0233889463020173" calcext:value-type="float">
            <text:p>0,0233889463</text:p>
          </table:table-cell>
          <table:table-cell table:formula="of:=IFERROR([.Q327]/[.$E327];&quot;&quot; )" office:value-type="float" office:value="0.0148438747443818" calcext:value-type="float">
            <text:p>0,0148438747</text:p>
          </table:table-cell>
          <table:table-cell table:formula="of:=IFERROR([.R327]/[.$E327];&quot;&quot; )" office:value-type="float" office:value="0.0920907342309934" calcext:value-type="float">
            <text:p>0,0920907342</text:p>
          </table:table-cell>
          <table:table-cell table:formula="of:=IFERROR([.S327]/[.$E327];&quot;&quot; )" office:value-type="float" office:value="0.333590261138037" calcext:value-type="float">
            <text:p>0,3335902611</text:p>
          </table:table-cell>
          <table:table-cell table:formula="of:=IFERROR([.T327]/[.$E327];&quot;&quot; )" office:value-type="float" office:value="0.194309041253809" calcext:value-type="float">
            <text:p>0,1943090413</text:p>
          </table:table-cell>
          <table:table-cell table:formula="of:=IFERROR([.U327]/[.$E327];&quot;&quot; )" office:value-type="float" office:value="0.263585971899303" calcext:value-type="float">
            <text:p>0,2635859719</text:p>
          </table:table-cell>
          <table:table-cell table:formula="of:=IFERROR([.V327]/[.$E327];&quot;&quot; )" office:value-type="float" office:value="0.261886764669932" calcext:value-type="float">
            <text:p>0,2618867647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IFERROR([.B328]/[.$E328];&quot;&quot; )" office:value-type="float" office:value="0.062349454436117" calcext:value-type="float">
            <text:p>0,0623494544</text:p>
          </table:table-cell>
          <table:table-cell table:formula="of:=IFERROR([.C328]/[.$E328];&quot;&quot; )" office:value-type="float" office:value="0.0194545908309991" calcext:value-type="float">
            <text:p>0,0194545908</text:p>
          </table:table-cell>
          <table:table-cell table:formula="of:=IFERROR([.D328]/[.$E328];&quot;&quot; )" office:value-type="float" office:value="0.0203973322206287" calcext:value-type="float">
            <text:p>0,0203973322</text:p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 office:value-type="float" office:value="0.0107791478433708" calcext:value-type="float">
            <text:p>0,0107791478</text:p>
          </table:table-cell>
          <table:table-cell table:formula="of:=IFERROR([.G328]/[.$E328];&quot;&quot; )" office:value-type="float" office:value="0.286660917718282" calcext:value-type="float">
            <text:p>0,2866609177</text:p>
          </table:table-cell>
          <table:table-cell table:formula="of:=IFERROR([.H328]/[.$E328];&quot;&quot; )" office:value-type="float" office:value="0.021601580841052" calcext:value-type="float">
            <text:p>0,0216015808</text:p>
          </table:table-cell>
          <table:table-cell table:formula="of:=IFERROR([.I328]/[.$E328];&quot;&quot; )" office:value-type="float" office:value="0.224135526803216" calcext:value-type="float">
            <text:p>0,2241355268</text:p>
          </table:table-cell>
          <table:table-cell table:formula="of:=IFERROR([.J328]/[.$E328];&quot;&quot; )" office:value-type="float" office:value="0.0586830222355316" calcext:value-type="float">
            <text:p>0,0586830222</text:p>
          </table:table-cell>
          <table:table-cell table:formula="of:=IFERROR([.K328]/[.$E328];&quot;&quot; )" office:value-type="float" office:value="0.0554284943447395" calcext:value-type="float">
            <text:p>0,0554284943</text:p>
          </table:table-cell>
          <table:table-cell table:formula="of:=IFERROR([.L328]/[.$E328];&quot;&quot; )" office:value-type="float" office:value="0.0238662288241" calcext:value-type="float">
            <text:p>0,0238662288</text:p>
          </table:table-cell>
          <table:table-cell table:formula="of:=IFERROR([.M328]/[.$E328];&quot;&quot; )" office:value-type="float" office:value="0.228977684040277" calcext:value-type="float">
            <text:p>0,228977684</text:p>
          </table:table-cell>
          <table:table-cell table:formula="of:=IFERROR([.N328]/[.$E328];&quot;&quot; )" office:value-type="float" office:value="0.0730730472035907" calcext:value-type="float">
            <text:p>0,0730730472</text:p>
          </table:table-cell>
          <table:table-cell table:formula="of:=IFERROR([.O328]/[.$E328];&quot;&quot; )" office:value-type="float" office:value="0.289248726752989" calcext:value-type="float">
            <text:p>0,2892487268</text:p>
          </table:table-cell>
          <table:table-cell table:formula="of:=IFERROR([.P328]/[.$E328];&quot;&quot; )" office:value-type="float" office:value="0.0250674932605247" calcext:value-type="float">
            <text:p>0,0250674933</text:p>
          </table:table-cell>
          <table:table-cell table:formula="of:=IFERROR([.Q328]/[.$E328];&quot;&quot; )" office:value-type="float" office:value="0.0168132692929379" calcext:value-type="float">
            <text:p>0,0168132693</text:p>
          </table:table-cell>
          <table:table-cell table:formula="of:=IFERROR([.R328]/[.$E328];&quot;&quot; )" office:value-type="float" office:value="0.0933238357090239" calcext:value-type="float">
            <text:p>0,0933238357</text:p>
          </table:table-cell>
          <table:table-cell table:formula="of:=IFERROR([.S328]/[.$E328];&quot;&quot; )" office:value-type="float" office:value="0.345995143950372" calcext:value-type="float">
            <text:p>0,345995144</text:p>
          </table:table-cell>
          <table:table-cell table:formula="of:=IFERROR([.T328]/[.$E328];&quot;&quot; )" office:value-type="float" office:value="0.198967889542776" calcext:value-type="float">
            <text:p>0,1989678895</text:p>
          </table:table-cell>
          <table:table-cell table:formula="of:=IFERROR([.U328]/[.$E328];&quot;&quot; )" office:value-type="float" office:value="0.26006508766055" calcext:value-type="float">
            <text:p>0,2600650877</text:p>
          </table:table-cell>
          <table:table-cell table:formula="of:=IFERROR([.V328]/[.$E328];&quot;&quot; )" office:value-type="float" office:value="0.253278531739752" calcext:value-type="float">
            <text:p>0,2532785317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IFERROR([.B329]/[.$E329];&quot;&quot; )" office:value-type="float" office:value="0.0620192919565434" calcext:value-type="float">
            <text:p>0,062019292</text:p>
          </table:table-cell>
          <table:table-cell table:formula="of:=IFERROR([.C329]/[.$E329];&quot;&quot; )" office:value-type="float" office:value="0.0180629967892747" calcext:value-type="float">
            <text:p>0,0180629968</text:p>
          </table:table-cell>
          <table:table-cell table:formula="of:=IFERROR([.D329]/[.$E329];&quot;&quot; )" office:value-type="float" office:value="0.0161078583779664" calcext:value-type="float">
            <text:p>0,0161078584</text:p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 office:value-type="float" office:value="0.0106906903919151" calcext:value-type="float">
            <text:p>0,0106906904</text:p>
          </table:table-cell>
          <table:table-cell table:formula="of:=IFERROR([.G329]/[.$E329];&quot;&quot; )" office:value-type="float" office:value="0.282476510187924" calcext:value-type="float">
            <text:p>0,2824765102</text:p>
          </table:table-cell>
          <table:table-cell table:formula="of:=IFERROR([.H329]/[.$E329];&quot;&quot; )" office:value-type="float" office:value="0.0214392933448346" calcext:value-type="float">
            <text:p>0,0214392933</text:p>
          </table:table-cell>
          <table:table-cell table:formula="of:=IFERROR([.I329]/[.$E329];&quot;&quot; )" office:value-type="float" office:value="0.218126323915938" calcext:value-type="float">
            <text:p>0,2181263239</text:p>
          </table:table-cell>
          <table:table-cell table:formula="of:=IFERROR([.J329]/[.$E329];&quot;&quot; )" office:value-type="float" office:value="0.055635337888163" calcext:value-type="float">
            <text:p>0,0556353379</text:p>
          </table:table-cell>
          <table:table-cell table:formula="of:=IFERROR([.K329]/[.$E329];&quot;&quot; )" office:value-type="float" office:value="0.0533511848179605" calcext:value-type="float">
            <text:p>0,0533511848</text:p>
          </table:table-cell>
          <table:table-cell table:formula="of:=IFERROR([.L329]/[.$E329];&quot;&quot; )" office:value-type="float" office:value="0.0239638956876881" calcext:value-type="float">
            <text:p>0,0239638957</text:p>
          </table:table-cell>
          <table:table-cell table:formula="of:=IFERROR([.M329]/[.$E329];&quot;&quot; )" office:value-type="float" office:value="0.234870832272514" calcext:value-type="float">
            <text:p>0,2348708323</text:p>
          </table:table-cell>
          <table:table-cell table:formula="of:=IFERROR([.N329]/[.$E329];&quot;&quot; )" office:value-type="float" office:value="0.0737931974077026" calcext:value-type="float">
            <text:p>0,0737931974</text:p>
          </table:table-cell>
          <table:table-cell table:formula="of:=IFERROR([.O329]/[.$E329];&quot;&quot; )" office:value-type="float" office:value="0.285721310148909" calcext:value-type="float">
            <text:p>0,2857213101</text:p>
          </table:table-cell>
          <table:table-cell table:formula="of:=IFERROR([.P329]/[.$E329];&quot;&quot; )" office:value-type="float" office:value="0.0247869211698475" calcext:value-type="float">
            <text:p>0,0247869212</text:p>
          </table:table-cell>
          <table:table-cell table:formula="of:=IFERROR([.Q329]/[.$E329];&quot;&quot; )" office:value-type="float" office:value="0.0171486454413009" calcext:value-type="float">
            <text:p>0,0171486454</text:p>
          </table:table-cell>
          <table:table-cell table:formula="of:=IFERROR([.R329]/[.$E329];&quot;&quot; )" office:value-type="float" office:value="0.0974116880890425" calcext:value-type="float">
            <text:p>0,0974116881</text:p>
          </table:table-cell>
          <table:table-cell table:formula="of:=IFERROR([.S329]/[.$E329];&quot;&quot; )" office:value-type="float" office:value="0.343181368166138" calcext:value-type="float">
            <text:p>0,3431813682</text:p>
          </table:table-cell>
          <table:table-cell table:formula="of:=IFERROR([.T329]/[.$E329];&quot;&quot; )" office:value-type="float" office:value="0.204693585904945" calcext:value-type="float">
            <text:p>0,2046935859</text:p>
          </table:table-cell>
          <table:table-cell table:formula="of:=IFERROR([.U329]/[.$E329];&quot;&quot; )" office:value-type="float" office:value="0.264132807132251" calcext:value-type="float">
            <text:p>0,2641328071</text:p>
          </table:table-cell>
          <table:table-cell table:formula="of:=IFERROR([.V329]/[.$E329];&quot;&quot; )" office:value-type="float" office:value="0.25635929665971" calcext:value-type="float">
            <text:p>0,2563592967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IFERROR([.B330]/[.$E330];&quot;&quot; )" office:value-type="float" office:value="0.0598077102923564" calcext:value-type="float">
            <text:p>0,0598077103</text:p>
          </table:table-cell>
          <table:table-cell table:formula="of:=IFERROR([.C330]/[.$E330];&quot;&quot; )" office:value-type="float" office:value="0.0202065505501444" calcext:value-type="float">
            <text:p>0,0202065506</text:p>
          </table:table-cell>
          <table:table-cell table:formula="of:=IFERROR([.D330]/[.$E330];&quot;&quot; )" office:value-type="float" office:value="0.0160580479016087" calcext:value-type="float">
            <text:p>0,0160580479</text:p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 office:value-type="float" office:value="0.0106055695380572" calcext:value-type="float">
            <text:p>0,0106055695</text:p>
          </table:table-cell>
          <table:table-cell table:formula="of:=IFERROR([.G330]/[.$E330];&quot;&quot; )" office:value-type="float" office:value="0.287162475416781" calcext:value-type="float">
            <text:p>0,2871624754</text:p>
          </table:table-cell>
          <table:table-cell table:formula="of:=IFERROR([.H330]/[.$E330];&quot;&quot; )" office:value-type="float" office:value="0.0193245116925077" calcext:value-type="float">
            <text:p>0,0193245117</text:p>
          </table:table-cell>
          <table:table-cell table:formula="of:=IFERROR([.I330]/[.$E330];&quot;&quot; )" office:value-type="float" office:value="0.216620697733947" calcext:value-type="float">
            <text:p>0,2166206977</text:p>
          </table:table-cell>
          <table:table-cell table:formula="of:=IFERROR([.J330]/[.$E330];&quot;&quot; )" office:value-type="float" office:value="0.0547230090047538" calcext:value-type="float">
            <text:p>0,054723009</text:p>
          </table:table-cell>
          <table:table-cell table:formula="of:=IFERROR([.K330]/[.$E330];&quot;&quot; )" office:value-type="float" office:value="0.0561149694619091" calcext:value-type="float">
            <text:p>0,0561149695</text:p>
          </table:table-cell>
          <table:table-cell table:formula="of:=IFERROR([.L330]/[.$E330];&quot;&quot; )" office:value-type="float" office:value="0.0257730547488509" calcext:value-type="float">
            <text:p>0,0257730547</text:p>
          </table:table-cell>
          <table:table-cell table:formula="of:=IFERROR([.M330]/[.$E330];&quot;&quot; )" office:value-type="float" office:value="0.229608813831344" calcext:value-type="float">
            <text:p>0,2296088138</text:p>
          </table:table-cell>
          <table:table-cell table:formula="of:=IFERROR([.N330]/[.$E330];&quot;&quot; )" office:value-type="float" office:value="0.0741552995161138" calcext:value-type="float">
            <text:p>0,0741552995</text:p>
          </table:table-cell>
          <table:table-cell table:formula="of:=IFERROR([.O330]/[.$E330];&quot;&quot; )" office:value-type="float" office:value="0.276057386486306" calcext:value-type="float">
            <text:p>0,2760573865</text:p>
          </table:table-cell>
          <table:table-cell table:formula="of:=IFERROR([.P330]/[.$E330];&quot;&quot; )" office:value-type="float" office:value="0.0265876429065457" calcext:value-type="float">
            <text:p>0,0265876429</text:p>
          </table:table-cell>
          <table:table-cell table:formula="of:=IFERROR([.Q330]/[.$E330];&quot;&quot; )" office:value-type="float" office:value="0.0161736817386821" calcext:value-type="float">
            <text:p>0,0161736817</text:p>
          </table:table-cell>
          <table:table-cell table:formula="of:=IFERROR([.R330]/[.$E330];&quot;&quot; )" office:value-type="float" office:value="0.0877411227336921" calcext:value-type="float">
            <text:p>0,0877411227</text:p>
          </table:table-cell>
          <table:table-cell table:formula="of:=IFERROR([.S330]/[.$E330];&quot;&quot; )" office:value-type="float" office:value="0.332175443881103" calcext:value-type="float">
            <text:p>0,3321754439</text:p>
          </table:table-cell>
          <table:table-cell table:formula="of:=IFERROR([.T330]/[.$E330];&quot;&quot; )" office:value-type="float" office:value="0.194147248691641" calcext:value-type="float">
            <text:p>0,1941472487</text:p>
          </table:table-cell>
          <table:table-cell table:formula="of:=IFERROR([.U330]/[.$E330];&quot;&quot; )" office:value-type="float" office:value="0.255671963510367" calcext:value-type="float">
            <text:p>0,2556719635</text:p>
          </table:table-cell>
          <table:table-cell table:formula="of:=IFERROR([.V330]/[.$E330];&quot;&quot; )" office:value-type="float" office:value="0.237496589755223" calcext:value-type="float">
            <text:p>0,2374965898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IFERROR([.B331]/[.$E331];&quot;&quot; )" office:value-type="float" office:value="0.0620991096100853" calcext:value-type="float">
            <text:p>0,0620991096</text:p>
          </table:table-cell>
          <table:table-cell table:formula="of:=IFERROR([.C331]/[.$E331];&quot;&quot; )" office:value-type="float" office:value="0.0195726528774562" calcext:value-type="float">
            <text:p>0,0195726529</text:p>
          </table:table-cell>
          <table:table-cell table:formula="of:=IFERROR([.D331]/[.$E331];&quot;&quot; )" office:value-type="float" office:value="0.0275476388602004" calcext:value-type="float">
            <text:p>0,0275476389</text:p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 office:value-type="float" office:value="0.0144869553281033" calcext:value-type="float">
            <text:p>0,0144869553</text:p>
          </table:table-cell>
          <table:table-cell table:formula="of:=IFERROR([.G331]/[.$E331];&quot;&quot; )" office:value-type="float" office:value="0.277127508442377" calcext:value-type="float">
            <text:p>0,2771275084</text:p>
          </table:table-cell>
          <table:table-cell table:formula="of:=IFERROR([.H331]/[.$E331];&quot;&quot; )" office:value-type="float" office:value="0.0204899185083721" calcext:value-type="float">
            <text:p>0,0204899185</text:p>
          </table:table-cell>
          <table:table-cell table:formula="of:=IFERROR([.I331]/[.$E331];&quot;&quot; )" office:value-type="float" office:value="0.214623848108056" calcext:value-type="float">
            <text:p>0,2146238481</text:p>
          </table:table-cell>
          <table:table-cell table:formula="of:=IFERROR([.J331]/[.$E331];&quot;&quot; )" office:value-type="float" office:value="0.0599539377273392" calcext:value-type="float">
            <text:p>0,0599539377</text:p>
          </table:table-cell>
          <table:table-cell table:formula="of:=IFERROR([.K331]/[.$E331];&quot;&quot; )" office:value-type="float" office:value="0.0538118148174385" calcext:value-type="float">
            <text:p>0,0538118148</text:p>
          </table:table-cell>
          <table:table-cell table:formula="of:=IFERROR([.L331]/[.$E331];&quot;&quot; )" office:value-type="float" office:value="0.0246345638391797" calcext:value-type="float">
            <text:p>0,0246345638</text:p>
          </table:table-cell>
          <table:table-cell table:formula="of:=IFERROR([.M331]/[.$E331];&quot;&quot; )" office:value-type="float" office:value="0.224486792083895" calcext:value-type="float">
            <text:p>0,2244867921</text:p>
          </table:table-cell>
          <table:table-cell table:formula="of:=IFERROR([.N331]/[.$E331];&quot;&quot; )" office:value-type="float" office:value="0.0757058122504531" calcext:value-type="float">
            <text:p>0,0757058123</text:p>
          </table:table-cell>
          <table:table-cell table:formula="of:=IFERROR([.O331]/[.$E331];&quot;&quot; )" office:value-type="float" office:value="0.28061161051195" calcext:value-type="float">
            <text:p>0,2806116105</text:p>
          </table:table-cell>
          <table:table-cell table:formula="of:=IFERROR([.P331]/[.$E331];&quot;&quot; )" office:value-type="float" office:value="0.0264189898531809" calcext:value-type="float">
            <text:p>0,0264189899</text:p>
          </table:table-cell>
          <table:table-cell table:formula="of:=IFERROR([.Q331]/[.$E331];&quot;&quot; )" office:value-type="float" office:value="0.015088858767486" calcext:value-type="float">
            <text:p>0,0150888588</text:p>
          </table:table-cell>
          <table:table-cell table:formula="of:=IFERROR([.R331]/[.$E331];&quot;&quot; )" office:value-type="float" office:value="0.0896078439199486" calcext:value-type="float">
            <text:p>0,0896078439</text:p>
          </table:table-cell>
          <table:table-cell table:formula="of:=IFERROR([.S331]/[.$E331];&quot;&quot; )" office:value-type="float" office:value="0.335013145031338" calcext:value-type="float">
            <text:p>0,335013145</text:p>
          </table:table-cell>
          <table:table-cell table:formula="of:=IFERROR([.T331]/[.$E331];&quot;&quot; )" office:value-type="float" office:value="0.19800295138379" calcext:value-type="float">
            <text:p>0,1980029514</text:p>
          </table:table-cell>
          <table:table-cell table:formula="of:=IFERROR([.U331]/[.$E331];&quot;&quot; )" office:value-type="float" office:value="0.26168261048222" calcext:value-type="float">
            <text:p>0,2616826105</text:p>
          </table:table-cell>
          <table:table-cell table:formula="of:=IFERROR([.V331]/[.$E331];&quot;&quot; )" office:value-type="float" office:value="0.246459194399365" calcext:value-type="float">
            <text:p>0,2464591944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IFERROR([.B332]/[.$E332];&quot;&quot; )" office:value-type="float" office:value="0.0621868638720083" calcext:value-type="float">
            <text:p>0,0621868639</text:p>
          </table:table-cell>
          <table:table-cell table:formula="of:=IFERROR([.C332]/[.$E332];&quot;&quot; )" office:value-type="float" office:value="0.019161596645264" calcext:value-type="float">
            <text:p>0,0191615966</text:p>
          </table:table-cell>
          <table:table-cell table:formula="of:=IFERROR([.D332]/[.$E332];&quot;&quot; )" office:value-type="float" office:value="0.018671711400086" calcext:value-type="float">
            <text:p>0,0186717114</text:p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>
            <text:p/>
          </table:table-cell>
          <table:table-cell table:formula="of:=IFERROR([.G332]/[.$E332];&quot;&quot; )" office:value-type="float" office:value="0.280131070687368" calcext:value-type="float">
            <text:p>0,2801310707</text:p>
          </table:table-cell>
          <table:table-cell table:formula="of:=IFERROR([.H332]/[.$E332];&quot;&quot; )" office:value-type="float" office:value="0.0210230260974912" calcext:value-type="float">
            <text:p>0,0210230261</text:p>
          </table:table-cell>
          <table:table-cell table:formula="of:=IFERROR([.I332]/[.$E332];&quot;&quot; )" office:value-type="float" office:value="0.224740081921372" calcext:value-type="float">
            <text:p>0,2247400819</text:p>
          </table:table-cell>
          <table:table-cell table:formula="of:=IFERROR([.J332]/[.$E332];&quot;&quot; )" office:value-type="float" office:value="0.0552263245275605" calcext:value-type="float">
            <text:p>0,0552263245</text:p>
          </table:table-cell>
          <table:table-cell table:formula="of:=IFERROR([.K332]/[.$E332];&quot;&quot; )" office:value-type="float" office:value="0.0542647672321527" calcext:value-type="float">
            <text:p>0,0542647672</text:p>
          </table:table-cell>
          <table:table-cell table:formula="of:=IFERROR([.L332]/[.$E332];&quot;&quot; )" office:value-type="float" office:value="0.0221121049921987" calcext:value-type="float">
            <text:p>0,022112105</text:p>
          </table:table-cell>
          <table:table-cell table:formula="of:=IFERROR([.M332]/[.$E332];&quot;&quot; )" office:value-type="float" office:value="0.238695204375143" calcext:value-type="float">
            <text:p>0,2386952044</text:p>
          </table:table-cell>
          <table:table-cell table:formula="of:=IFERROR([.N332]/[.$E332];&quot;&quot; )" office:value-type="float" office:value="0.0784953620669141" calcext:value-type="float">
            <text:p>0,0784953621</text:p>
          </table:table-cell>
          <table:table-cell table:formula="of:=IFERROR([.O332]/[.$E332];&quot;&quot; )" office:value-type="float" office:value="0.284548165130239" calcext:value-type="float">
            <text:p>0,2845481651</text:p>
          </table:table-cell>
          <table:table-cell table:formula="of:=IFERROR([.P332]/[.$E332];&quot;&quot; )" office:value-type="float" office:value="0.0249655834931738" calcext:value-type="float">
            <text:p>0,0249655835</text:p>
          </table:table-cell>
          <table:table-cell table:formula="of:=IFERROR([.Q332]/[.$E332];&quot;&quot; )" office:value-type="float" office:value="0.015957068312929" calcext:value-type="float">
            <text:p>0,0159570683</text:p>
          </table:table-cell>
          <table:table-cell table:formula="of:=IFERROR([.R332]/[.$E332];&quot;&quot; )" office:value-type="float" office:value="0.092973594960178" calcext:value-type="float">
            <text:p>0,092973595</text:p>
          </table:table-cell>
          <table:table-cell table:formula="of:=IFERROR([.S332]/[.$E332];&quot;&quot; )" office:value-type="float" office:value="0.350773783055999" calcext:value-type="float">
            <text:p>0,3507737831</text:p>
          </table:table-cell>
          <table:table-cell table:formula="of:=IFERROR([.T332]/[.$E332];&quot;&quot; )" office:value-type="float" office:value="0.209492670431507" calcext:value-type="float">
            <text:p>0,2094926704</text:p>
          </table:table-cell>
          <table:table-cell table:formula="of:=IFERROR([.U332]/[.$E332];&quot;&quot; )" office:value-type="float" office:value="0.266193532883295" calcext:value-type="float">
            <text:p>0,2661935329</text:p>
          </table:table-cell>
          <table:table-cell table:formula="of:=IFERROR([.V332]/[.$E332];&quot;&quot; )" office:value-type="float" office:value="0.25986013552605" calcext:value-type="float">
            <text:p>0,2598601355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IFERROR([.B333]/[.$E333];&quot;&quot; )" office:value-type="float" office:value="0.0569120203201732" calcext:value-type="float">
            <text:p>0,0569120203</text:p>
          </table:table-cell>
          <table:table-cell table:formula="of:=IFERROR([.C333]/[.$E333];&quot;&quot; )" office:value-type="float" office:value="0.0190371577381031" calcext:value-type="float">
            <text:p>0,0190371577</text:p>
          </table:table-cell>
          <table:table-cell table:formula="of:=IFERROR([.D333]/[.$E333];&quot;&quot; )" office:value-type="float" office:value="0.0253865397088356" calcext:value-type="float">
            <text:p>0,0253865397</text:p>
          </table:table-cell>
          <table:table-cell table:formula="of:=IFERROR([.E333]/[.$E333];&quot;&quot; )" office:value-type="float" office:value="1" calcext:value-type="float">
            <text:p>1</text:p>
          </table:table-cell>
          <table:table-cell table:formula="of:=IFERROR([.F333]/[.$E333];&quot;&quot; )" office:value-type="float" office:value="0.0109723201465308" calcext:value-type="float">
            <text:p>0,0109723201</text:p>
          </table:table-cell>
          <table:table-cell table:formula="of:=IFERROR([.G333]/[.$E333];&quot;&quot; )" office:value-type="float" office:value="0.279698448265251" calcext:value-type="float">
            <text:p>0,2796984483</text:p>
          </table:table-cell>
          <table:table-cell table:formula="of:=IFERROR([.H333]/[.$E333];&quot;&quot; )" office:value-type="float" office:value="0.0217187397990438" calcext:value-type="float">
            <text:p>0,0217187398</text:p>
          </table:table-cell>
          <table:table-cell table:formula="of:=IFERROR([.I333]/[.$E333];&quot;&quot; )" office:value-type="float" office:value="0.220743431219846" calcext:value-type="float">
            <text:p>0,2207434312</text:p>
          </table:table-cell>
          <table:table-cell table:formula="of:=IFERROR([.J333]/[.$E333];&quot;&quot; )" office:value-type="float" office:value="0.0581603470345928" calcext:value-type="float">
            <text:p>0,058160347</text:p>
          </table:table-cell>
          <table:table-cell table:formula="of:=IFERROR([.K333]/[.$E333];&quot;&quot; )" office:value-type="float" office:value="0.0565421922798375" calcext:value-type="float">
            <text:p>0,0565421923</text:p>
          </table:table-cell>
          <table:table-cell table:formula="of:=IFERROR([.L333]/[.$E333];&quot;&quot; )" office:value-type="float" office:value="0.0243548787463756" calcext:value-type="float">
            <text:p>0,0243548787</text:p>
          </table:table-cell>
          <table:table-cell table:formula="of:=IFERROR([.M333]/[.$E333];&quot;&quot; )" office:value-type="float" office:value="0.235394773241201" calcext:value-type="float">
            <text:p>0,2353947732</text:p>
          </table:table-cell>
          <table:table-cell table:formula="of:=IFERROR([.N333]/[.$E333];&quot;&quot; )" office:value-type="float" office:value="0.0744573288578734" calcext:value-type="float">
            <text:p>0,0744573289</text:p>
          </table:table-cell>
          <table:table-cell table:formula="of:=IFERROR([.O333]/[.$E333];&quot;&quot; )" office:value-type="float" office:value="0.288027104318627" calcext:value-type="float">
            <text:p>0,2880271043</text:p>
          </table:table-cell>
          <table:table-cell table:formula="of:=IFERROR([.P333]/[.$E333];&quot;&quot; )" office:value-type="float" office:value="0.0246984929777677" calcext:value-type="float">
            <text:p>0,024698493</text:p>
          </table:table-cell>
          <table:table-cell table:formula="of:=IFERROR([.Q333]/[.$E333];&quot;&quot; )" office:value-type="float" office:value="0.0156935381879671" calcext:value-type="float">
            <text:p>0,0156935382</text:p>
          </table:table-cell>
          <table:table-cell table:formula="of:=IFERROR([.R333]/[.$E333];&quot;&quot; )" office:value-type="float" office:value="0.0919098808408501" calcext:value-type="float">
            <text:p>0,0919098808</text:p>
          </table:table-cell>
          <table:table-cell table:formula="of:=IFERROR([.S333]/[.$E333];&quot;&quot; )" office:value-type="float" office:value="0.355891221869178" calcext:value-type="float">
            <text:p>0,3558912219</text:p>
          </table:table-cell>
          <table:table-cell table:formula="of:=IFERROR([.T333]/[.$E333];&quot;&quot; )" office:value-type="float" office:value="0.208993551636791" calcext:value-type="float">
            <text:p>0,2089935516</text:p>
          </table:table-cell>
          <table:table-cell table:formula="of:=IFERROR([.U333]/[.$E333];&quot;&quot; )" office:value-type="float" office:value="0.279435345788195" calcext:value-type="float">
            <text:p>0,2794353458</text:p>
          </table:table-cell>
          <table:table-cell table:formula="of:=IFERROR([.V333]/[.$E333];&quot;&quot; )" office:value-type="float" office:value="0.2670341392633" calcext:value-type="float">
            <text:p>0,2670341393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IFERROR([.B334]/[.$E334];&quot;&quot; )" office:value-type="float" office:value="0.0624568578286189" calcext:value-type="float">
            <text:p>0,0624568578</text:p>
          </table:table-cell>
          <table:table-cell table:formula="of:=IFERROR([.C334]/[.$E334];&quot;&quot; )" office:value-type="float" office:value="0.0201378136055559" calcext:value-type="float">
            <text:p>0,0201378136</text:p>
          </table:table-cell>
          <table:table-cell table:formula="of:=IFERROR([.D334]/[.$E334];&quot;&quot; )" office:value-type="float" office:value="0.0197894317667658" calcext:value-type="float">
            <text:p>0,0197894318</text:p>
          </table:table-cell>
          <table:table-cell table:formula="of:=IFERROR([.E334]/[.$E334];&quot;&quot; )" office:value-type="float" office:value="1" calcext:value-type="float">
            <text:p>1</text:p>
          </table:table-cell>
          <table:table-cell table:formula="of:=IFERROR([.F334]/[.$E334];&quot;&quot; )" office:value-type="float" office:value="0.0135845722029828" calcext:value-type="float">
            <text:p>0,0135845722</text:p>
          </table:table-cell>
          <table:table-cell table:formula="of:=IFERROR([.G334]/[.$E334];&quot;&quot; )" office:value-type="float" office:value="0.290360367585673" calcext:value-type="float">
            <text:p>0,2903603676</text:p>
          </table:table-cell>
          <table:table-cell table:formula="of:=IFERROR([.H334]/[.$E334];&quot;&quot; )" office:value-type="float" office:value="0.0219731577784093" calcext:value-type="float">
            <text:p>0,0219731578</text:p>
          </table:table-cell>
          <table:table-cell table:formula="of:=IFERROR([.I334]/[.$E334];&quot;&quot; )" office:value-type="float" office:value="0.215112892962675" calcext:value-type="float">
            <text:p>0,215112893</text:p>
          </table:table-cell>
          <table:table-cell table:formula="of:=IFERROR([.J334]/[.$E334];&quot;&quot; )" office:value-type="float" office:value="0.0592204727963618" calcext:value-type="float">
            <text:p>0,0592204728</text:p>
          </table:table-cell>
          <table:table-cell table:formula="of:=IFERROR([.K334]/[.$E334];&quot;&quot; )" office:value-type="float" office:value="0.0547223028753896" calcext:value-type="float">
            <text:p>0,0547223029</text:p>
          </table:table-cell>
          <table:table-cell table:formula="of:=IFERROR([.L334]/[.$E334];&quot;&quot; )" office:value-type="float" office:value="0.0217317295341109" calcext:value-type="float">
            <text:p>0,0217317295</text:p>
          </table:table-cell>
          <table:table-cell table:formula="of:=IFERROR([.M334]/[.$E334];&quot;&quot; )" office:value-type="float" office:value="0.232943249648644" calcext:value-type="float">
            <text:p>0,2329432496</text:p>
          </table:table-cell>
          <table:table-cell table:formula="of:=IFERROR([.N334]/[.$E334];&quot;&quot; )" office:value-type="float" office:value="0.0757762517142316" calcext:value-type="float">
            <text:p>0,0757762517</text:p>
          </table:table-cell>
          <table:table-cell table:formula="of:=IFERROR([.O334]/[.$E334];&quot;&quot; )" office:value-type="float" office:value="0.282309847010823" calcext:value-type="float">
            <text:p>0,282309847</text:p>
          </table:table-cell>
          <table:table-cell table:formula="of:=IFERROR([.P334]/[.$E334];&quot;&quot; )" office:value-type="float" office:value="0.0245786076759439" calcext:value-type="float">
            <text:p>0,0245786077</text:p>
          </table:table-cell>
          <table:table-cell table:formula="of:=IFERROR([.Q334]/[.$E334];&quot;&quot; )" office:value-type="float" office:value="0.0149408024092393" calcext:value-type="float">
            <text:p>0,0149408024</text:p>
          </table:table-cell>
          <table:table-cell table:formula="of:=IFERROR([.R334]/[.$E334];&quot;&quot; )" office:value-type="float" office:value="0.0891885967546101" calcext:value-type="float">
            <text:p>0,0891885968</text:p>
          </table:table-cell>
          <table:table-cell table:formula="of:=IFERROR([.S334]/[.$E334];&quot;&quot; )" office:value-type="float" office:value="0.342912050391479" calcext:value-type="float">
            <text:p>0,3429120504</text:p>
          </table:table-cell>
          <table:table-cell table:formula="of:=IFERROR([.T334]/[.$E334];&quot;&quot; )" office:value-type="float" office:value="0.199375957936216" calcext:value-type="float">
            <text:p>0,1993759579</text:p>
          </table:table-cell>
          <table:table-cell table:formula="of:=IFERROR([.U334]/[.$E334];&quot;&quot; )" office:value-type="float" office:value="0.257704088262728" calcext:value-type="float">
            <text:p>0,2577040883</text:p>
          </table:table-cell>
          <table:table-cell table:formula="of:=IFERROR([.V334]/[.$E334];&quot;&quot; )" office:value-type="float" office:value="0.244964827977467" calcext:value-type="float">
            <text:p>0,244964828</text:p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style-name="ce3"/>
          <table:table-cell/>
          <table:table-cell table:style-name="Default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valMin</text:p>
          </table:table-cell>
          <table:table-cell table:formula="of:=AVERAGE([.B422:.B530])-2*STDEV([.B422:.B530])" office:value-type="float" office:value="0.0563560635557665" calcext:value-type="float">
            <text:p>0,0563560636</text:p>
          </table:table-cell>
          <table:table-cell table:formula="of:=AVERAGE([.C422:.C530])-2*STDEV([.C422:.C530])" office:value-type="float" office:value="-0.11961213824695" calcext:value-type="float">
            <text:p>-0,1196121382</text:p>
          </table:table-cell>
          <table:table-cell table:formula="of:=AVERAGE([.D422:.D530])-2*STDEV([.D422:.D530])" office:value-type="float" office:value="0.0137171445387824" calcext:value-type="float">
            <text:p>0,0137171445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float" office:value="0.0089886676814481" calcext:value-type="float">
            <text:p>0,0089886677</text:p>
          </table:table-cell>
          <table:table-cell table:formula="of:=AVERAGE([.G422:.G530])-2*STDEV([.G422:.G530])" office:value-type="float" office:value="0.267802213170522" calcext:value-type="float">
            <text:p>0,2678022132</text:p>
          </table:table-cell>
          <table:table-cell table:formula="of:=AVERAGE([.H422:.H530])-2*STDEV([.H422:.H530])" office:value-type="float" office:value="0.0191084696299629" calcext:value-type="float">
            <text:p>0,0191084696</text:p>
          </table:table-cell>
          <table:table-cell table:formula="of:=AVERAGE([.I422:.I530])-2*STDEV([.I422:.I530])" office:value-type="float" office:value="0.206748334528497" calcext:value-type="float">
            <text:p>0,2067483345</text:p>
          </table:table-cell>
          <table:table-cell table:formula="of:=AVERAGE([.J422:.J530])-2*STDEV([.J422:.J530])" office:value-type="float" office:value="0.0528252228426325" calcext:value-type="float">
            <text:p>0,0528252228</text:p>
          </table:table-cell>
          <table:table-cell table:formula="of:=AVERAGE([.K422:.K530])-2*STDEV([.K422:.K530])" office:value-type="float" office:value="0.0508049307391716" calcext:value-type="float">
            <text:p>0,0508049307</text:p>
          </table:table-cell>
          <table:table-cell table:formula="of:=AVERAGE([.L422:.L530])-2*STDEV([.L422:.L530])" office:value-type="float" office:value="0.0191457700877446" calcext:value-type="float">
            <text:p>0,0191457701</text:p>
          </table:table-cell>
          <table:table-cell table:formula="of:=AVERAGE([.M422:.M530])-2*STDEV([.M422:.M530])" office:value-type="float" office:value="0.217979768062593" calcext:value-type="float">
            <text:p>0,2179797681</text:p>
          </table:table-cell>
          <table:table-cell table:formula="of:=AVERAGE([.N422:.N530])-2*STDEV([.N422:.N530])" office:value-type="float" office:value="0.0718262924337498" calcext:value-type="float">
            <text:p>0,0718262924</text:p>
          </table:table-cell>
          <table:table-cell table:formula="of:=AVERAGE([.O422:.O530])-2*STDEV([.O422:.O530])" office:value-type="float" office:value="0.256260820940663" calcext:value-type="float">
            <text:p>0,2562608209</text:p>
          </table:table-cell>
          <table:table-cell table:formula="of:=AVERAGE([.P422:.P530])-2*STDEV([.P422:.P530])" office:value-type="float" office:value="0.0225947169926511" calcext:value-type="float">
            <text:p>0,022594717</text:p>
          </table:table-cell>
          <table:table-cell table:formula="of:=AVERAGE([.Q422:.Q530])-2*STDEV([.Q422:.Q530])" office:value-type="float" office:value="0.0130516334764366" calcext:value-type="float">
            <text:p>0,0130516335</text:p>
          </table:table-cell>
          <table:table-cell table:formula="of:=AVERAGE([.R422:.R530])-2*STDEV([.R422:.R530])" office:value-type="float" office:value="0.081645173424983" calcext:value-type="float">
            <text:p>0,0816451734</text:p>
          </table:table-cell>
          <table:table-cell table:formula="of:=AVERAGE([.S422:.S530])-2*STDEV([.S422:.S530])" office:value-type="float" office:value="0.32117460508013" calcext:value-type="float">
            <text:p>0,3211746051</text:p>
          </table:table-cell>
          <table:table-cell table:formula="of:=AVERAGE([.T422:.T530])-2*STDEV([.T422:.T530])" office:value-type="float" office:value="0.174477645835958" calcext:value-type="float">
            <text:p>0,1744776458</text:p>
          </table:table-cell>
          <table:table-cell table:formula="of:=AVERAGE([.U422:.U530])-2*STDEV([.U422:.U530])" office:value-type="float" office:value="0.245274798354533" calcext:value-type="float">
            <text:p>0,2452747984</text:p>
          </table:table-cell>
          <table:table-cell table:formula="of:=AVERAGE([.V422:.V530])-2*STDEV([.V422:.V530])" office:value-type="float" office:value="0.235923743102566" calcext:value-type="float">
            <text:p>0,2359237431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ValMax</text:p>
          </table:table-cell>
          <table:table-cell table:style-name="ce5" table:formula="of:=AVERAGE([.B422:.B530])+2*STDEV([.B422:.B530])" office:value-type="float" office:value="0.0695650646639546" calcext:value-type="float">
            <text:p>0,0695650647</text:p>
          </table:table-cell>
          <table:table-cell table:style-name="ce5" table:formula="of:=AVERAGE([.C422:.C530])+2*STDEV([.C422:.C530])" office:value-type="float" office:value="0.18891801460387" calcext:value-type="float">
            <text:p>0,1889180146</text:p>
          </table:table-cell>
          <table:table-cell table:style-name="ce5" table:formula="of:=AVERAGE([.D422:.D530])+2*STDEV([.D422:.D530])" office:value-type="float" office:value="0.0284185180064758" calcext:value-type="float">
            <text:p>0,028418518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float" office:value="0.0158115793260098" calcext:value-type="float">
            <text:p>0,0158115793</text:p>
          </table:table-cell>
          <table:table-cell table:style-name="ce5" table:formula="of:=AVERAGE([.G422:.G530])+2*STDEV([.G422:.G530])" office:value-type="float" office:value="0.293056339713422" calcext:value-type="float">
            <text:p>0,2930563397</text:p>
          </table:table-cell>
          <table:table-cell table:style-name="ce5" table:formula="of:=AVERAGE([.H422:.H530])+2*STDEV([.H422:.H530])" office:value-type="float" office:value="0.0235157467519034" calcext:value-type="float">
            <text:p>0,0235157468</text:p>
          </table:table-cell>
          <table:table-cell table:style-name="ce5" table:formula="of:=AVERAGE([.I422:.I530])+2*STDEV([.I422:.I530])" office:value-type="float" office:value="0.253275036054594" calcext:value-type="float">
            <text:p>0,2532750361</text:p>
          </table:table-cell>
          <table:table-cell table:style-name="ce5" table:formula="of:=AVERAGE([.J422:.J530])+2*STDEV([.J422:.J530])" office:value-type="float" office:value="0.0629287002496764" calcext:value-type="float">
            <text:p>0,0629287002</text:p>
          </table:table-cell>
          <table:table-cell table:style-name="ce5" table:formula="of:=AVERAGE([.K422:.K530])+2*STDEV([.K422:.K530])" office:value-type="float" office:value="0.060066882072967" calcext:value-type="float">
            <text:p>0,0600668821</text:p>
          </table:table-cell>
          <table:table-cell table:style-name="ce5" table:formula="of:=AVERAGE([.L422:.L530])+2*STDEV([.L422:.L530])" office:value-type="float" office:value="0.0297363016327381" calcext:value-type="float">
            <text:p>0,0297363016</text:p>
          </table:table-cell>
          <table:table-cell table:style-name="ce5" table:formula="of:=AVERAGE([.M422:.M530])+2*STDEV([.M422:.M530])" office:value-type="float" office:value="0.250978944259986" calcext:value-type="float">
            <text:p>0,2509789443</text:p>
          </table:table-cell>
          <table:table-cell table:style-name="ce5" table:formula="of:=AVERAGE([.N422:.N530])+2*STDEV([.N422:.N530])" office:value-type="float" office:value="0.0813035726165013" calcext:value-type="float">
            <text:p>0,0813035726</text:p>
          </table:table-cell>
          <table:table-cell table:style-name="ce5" table:formula="of:=AVERAGE([.O422:.O530])+2*STDEV([.O422:.O530])" office:value-type="float" office:value="0.296452893133113" calcext:value-type="float">
            <text:p>0,2964528931</text:p>
          </table:table-cell>
          <table:table-cell table:style-name="ce5" table:formula="of:=AVERAGE([.P422:.P530])+2*STDEV([.P422:.P530])" office:value-type="float" office:value="0.0263097307603133" calcext:value-type="float">
            <text:p>0,0263097308</text:p>
          </table:table-cell>
          <table:table-cell table:style-name="ce5" table:formula="of:=AVERAGE([.Q422:.Q530])+2*STDEV([.Q422:.Q530])" office:value-type="float" office:value="0.01984393395438" calcext:value-type="float">
            <text:p>0,019843934</text:p>
          </table:table-cell>
          <table:table-cell table:style-name="ce5" table:formula="of:=AVERAGE([.R422:.R530])+2*STDEV([.R422:.R530])" office:value-type="float" office:value="0.0968058211510131" calcext:value-type="float">
            <text:p>0,0968058212</text:p>
          </table:table-cell>
          <table:table-cell table:style-name="ce5" table:formula="of:=AVERAGE([.S422:.S530])+2*STDEV([.S422:.S530])" office:value-type="float" office:value="0.364169248478071" calcext:value-type="float">
            <text:p>0,3641692485</text:p>
          </table:table-cell>
          <table:table-cell table:style-name="ce5" table:formula="of:=AVERAGE([.T422:.T530])+2*STDEV([.T422:.T530])" office:value-type="float" office:value="0.219680201910688" calcext:value-type="float">
            <text:p>0,2196802019</text:p>
          </table:table-cell>
          <table:table-cell table:style-name="ce5" table:formula="of:=AVERAGE([.U422:.U530])+2*STDEV([.U422:.U530])" office:value-type="float" office:value="0.27730264261384" calcext:value-type="float">
            <text:p>0,2773026426</text:p>
          </table:table-cell>
          <table:table-cell table:style-name="ce5" table:formula="of:=AVERAGE([.V422:.V530])+2*STDEV([.V422:.V530])" office:value-type="float" office:value="0.272978997753368" calcext:value-type="float">
            <text:p>0,2729789978</text:p>
          </table:table-cell>
          <table:table-cell table:number-columns-repeated="1002"/>
        </table:table-row>
        <table:table-row table:style-name="ro2" table:number-rows-repeated="2">
          <table:table-cell table:style-name="Default" table:number-columns-repeated="22"/>
          <table:table-cell table:number-columns-repeated="1002"/>
        </table:table-row>
        <table:table-row table:style-name="ro2">
          <table:table-cell table:style-name="Default" office:value-type="string" calcext:value-type="string">
            <text:p>Desanomalisé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office:value-type="float" office:value="28.3" calcext:value-type="float">
            <text:p>28,3</text:p>
          </table:table-cell>
          <table:table-cell table:style-name="Default" table:formula="of:=IF(OR([.B422]&lt;[.B$549];[.B422]&gt;[.B$550]);&quot;&quot;;[.B422])" office:value-type="float" office:value="0.0630214391280508" calcext:value-type="float">
            <text:p>0,0630214391</text:p>
          </table:table-cell>
          <table:table-cell table:style-name="Default" table:formula="of:=IF(OR([.C422]&lt;[.C$549];[.C422]&gt;[.C$550]);&quot;&quot;;[.C422])">
            <text:p/>
          </table:table-cell>
          <table:table-cell table:style-name="Default" table:formula="of:=IF(OR([.D422]&lt;[.D$549];[.D422]&gt;[.D$550]);&quot;&quot;;[.D422])">
            <text:p/>
          </table:table-cell>
          <table:table-cell table:style-name="Default" table:formula="of:=IF(OR([.E422]&lt;[.E$549];[.E422]&gt;[.E$550]);&quot;&quot;;[.E422])" office:value-type="float" office:value="1" calcext:value-type="float">
            <text:p>1</text:p>
          </table:table-cell>
          <table:table-cell table:style-name="Default" table:formula="of:=IF(OR([.F422]&lt;[.F$549];[.F422]&gt;[.F$550]);&quot;&quot;;[.F422])" office:value-type="float" office:value="0.0115786925809857" calcext:value-type="float">
            <text:p>0,0115786926</text:p>
          </table:table-cell>
          <table:table-cell table:style-name="Default" table:formula="of:=IF(OR([.G422]&lt;[.G$549];[.G422]&gt;[.G$550]);&quot;&quot;;[.G422])" office:value-type="float" office:value="0.292501615746265" calcext:value-type="float">
            <text:p>0,2925016157</text:p>
          </table:table-cell>
          <table:table-cell table:style-name="Default" table:formula="of:=IF(OR([.H422]&lt;[.H$549];[.H422]&gt;[.H$550]);&quot;&quot;;[.H422])" office:value-type="float" office:value="0.0218651846250295" calcext:value-type="float">
            <text:p>0,0218651846</text:p>
          </table:table-cell>
          <table:table-cell table:style-name="Default" table:formula="of:=IF(OR([.I422]&lt;[.I$549];[.I422]&gt;[.I$550]);&quot;&quot;;[.I422])">
            <text:p/>
          </table:table-cell>
          <table:table-cell table:style-name="Default" table:formula="of:=IF(OR([.J422]&lt;[.J$549];[.J422]&gt;[.J$550]);&quot;&quot;;[.J422])" office:value-type="float" office:value="0.0608000330572148" calcext:value-type="float">
            <text:p>0,0608000331</text:p>
          </table:table-cell>
          <table:table-cell table:style-name="Default" table:formula="of:=IF(OR([.K422]&lt;[.K$549];[.K422]&gt;[.K$550]);&quot;&quot;;[.K422])" office:value-type="float" office:value="0.0578660510553353" calcext:value-type="float">
            <text:p>0,0578660511</text:p>
          </table:table-cell>
          <table:table-cell table:style-name="Default" table:formula="of:=IF(OR([.L422]&lt;[.L$549];[.L422]&gt;[.L$550]);&quot;&quot;;[.L422])">
            <text:p/>
          </table:table-cell>
          <table:table-cell table:style-name="Default" table:formula="of:=IF(OR([.M422]&lt;[.M$549];[.M422]&gt;[.M$550]);&quot;&quot;;[.M422])">
            <text:p/>
          </table:table-cell>
          <table:table-cell table:style-name="Default" table:formula="of:=IF(OR([.N422]&lt;[.N$549];[.N422]&gt;[.N$550]);&quot;&quot;;[.N422])" office:value-type="float" office:value="0.0777659084872857" calcext:value-type="float">
            <text:p>0,0777659085</text:p>
          </table:table-cell>
          <table:table-cell table:style-name="Default" table:formula="of:=IF(OR([.O422]&lt;[.O$549];[.O422]&gt;[.O$550]);&quot;&quot;;[.O422])">
            <text:p/>
          </table:table-cell>
          <table:table-cell table:style-name="Default" table:formula="of:=IF(OR([.P422]&lt;[.P$549];[.P422]&gt;[.P$550]);&quot;&quot;;[.P422])" office:value-type="float" office:value="0.0248004001050747" calcext:value-type="float">
            <text:p>0,0248004001</text:p>
          </table:table-cell>
          <table:table-cell table:style-name="Default" table:formula="of:=IF(OR([.Q422]&lt;[.Q$549];[.Q422]&gt;[.Q$550]);&quot;&quot;;[.Q422])" office:value-type="float" office:value="0.0197623246164753" calcext:value-type="float">
            <text:p>0,0197623246</text:p>
          </table:table-cell>
          <table:table-cell table:style-name="Default" table:formula="of:=IF(OR([.R422]&lt;[.R$549];[.R422]&gt;[.R$550]);&quot;&quot;;[.R422])" office:value-type="float" office:value="0.0943468946768677" calcext:value-type="float">
            <text:p>0,0943468947</text:p>
          </table:table-cell>
          <table:table-cell table:style-name="Default" table:formula="of:=IF(OR([.S422]&lt;[.S$549];[.S422]&gt;[.S$550]);&quot;&quot;;[.S422])">
            <text:p/>
          </table:table-cell>
          <table:table-cell table:style-name="Default" table:formula="of:=IF(OR([.T422]&lt;[.T$549];[.T422]&gt;[.T$550]);&quot;&quot;;[.T422])">
            <text:p/>
          </table:table-cell>
          <table:table-cell table:style-name="Default" table:formula="of:=IF(OR([.U422]&lt;[.U$549];[.U422]&gt;[.U$550]);&quot;&quot;;[.U422])" office:value-type="float" office:value="0.258958520640297" calcext:value-type="float">
            <text:p>0,2589585206</text:p>
          </table:table-cell>
          <table:table-cell table:style-name="Default"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style-name="Default" table:formula="of:=IF(OR([.B423]&lt;[.B$549];[.B423]&gt;[.B$550]);&quot;&quot;;[.B423])">
            <text:p/>
          </table:table-cell>
          <table:table-cell table:style-name="Default" table:formula="of:=IF(OR([.C423]&lt;[.C$549];[.C423]&gt;[.C$550]);&quot;&quot;;[.C423])" office:value-type="float" office:value="0.0357247692931065" calcext:value-type="float">
            <text:p>0,0357247693</text:p>
          </table:table-cell>
          <table:table-cell table:style-name="Default" table:formula="of:=IF(OR([.D423]&lt;[.D$549];[.D423]&gt;[.D$550]);&quot;&quot;;[.D423])" office:value-type="float" office:value="0.0274660677171249" calcext:value-type="float">
            <text:p>0,0274660677</text:p>
          </table:table-cell>
          <table:table-cell table:style-name="Default" table:formula="of:=IF(OR([.E423]&lt;[.E$549];[.E423]&gt;[.E$550]);&quot;&quot;;[.E423])" office:value-type="float" office:value="1" calcext:value-type="float">
            <text:p>1</text:p>
          </table:table-cell>
          <table:table-cell table:style-name="Default" table:formula="of:=IF(OR([.F423]&lt;[.F$549];[.F423]&gt;[.F$550]);&quot;&quot;;[.F423])" office:value-type="float" office:value="0.0106236519837852" calcext:value-type="float">
            <text:p>0,010623652</text:p>
          </table:table-cell>
          <table:table-cell table:style-name="Default" table:formula="of:=IF(OR([.G423]&lt;[.G$549];[.G423]&gt;[.G$550]);&quot;&quot;;[.G423])" office:value-type="float" office:value="0.286789755927138" calcext:value-type="float">
            <text:p>0,2867897559</text:p>
          </table:table-cell>
          <table:table-cell table:style-name="Default" table:formula="of:=IF(OR([.H423]&lt;[.H$549];[.H423]&gt;[.H$550]);&quot;&quot;;[.H423])" office:value-type="float" office:value="0.021878742145376" calcext:value-type="float">
            <text:p>0,0218787421</text:p>
          </table:table-cell>
          <table:table-cell table:style-name="Default" table:formula="of:=IF(OR([.I423]&lt;[.I$549];[.I423]&gt;[.I$550]);&quot;&quot;;[.I423])" office:value-type="float" office:value="0.238267847497748" calcext:value-type="float">
            <text:p>0,2382678475</text:p>
          </table:table-cell>
          <table:table-cell table:style-name="Default" table:formula="of:=IF(OR([.J423]&lt;[.J$549];[.J423]&gt;[.J$550]);&quot;&quot;;[.J423])">
            <text:p/>
          </table:table-cell>
          <table:table-cell table:style-name="Default" table:formula="of:=IF(OR([.K423]&lt;[.K$549];[.K423]&gt;[.K$550]);&quot;&quot;;[.K423])" office:value-type="float" office:value="0.0590325022102067" calcext:value-type="float">
            <text:p>0,0590325022</text:p>
          </table:table-cell>
          <table:table-cell table:style-name="Default" table:formula="of:=IF(OR([.L423]&lt;[.L$549];[.L423]&gt;[.L$550]);&quot;&quot;;[.L423])" office:value-type="float" office:value="0.0286390600966341" calcext:value-type="float">
            <text:p>0,0286390601</text:p>
          </table:table-cell>
          <table:table-cell table:style-name="Default" table:formula="of:=IF(OR([.M423]&lt;[.M$549];[.M423]&gt;[.M$550]);&quot;&quot;;[.M423])">
            <text:p/>
          </table:table-cell>
          <table:table-cell table:style-name="Default" table:formula="of:=IF(OR([.N423]&lt;[.N$549];[.N423]&gt;[.N$550]);&quot;&quot;;[.N423])" office:value-type="float" office:value="0.0812548114650062" calcext:value-type="float">
            <text:p>0,0812548115</text:p>
          </table:table-cell>
          <table:table-cell table:style-name="Default" table:formula="of:=IF(OR([.O423]&lt;[.O$549];[.O423]&gt;[.O$550]);&quot;&quot;;[.O423])" office:value-type="float" office:value="0.260901245033716" calcext:value-type="float">
            <text:p>0,260901245</text:p>
          </table:table-cell>
          <table:table-cell table:style-name="Default" table:formula="of:=IF(OR([.P423]&lt;[.P$549];[.P423]&gt;[.P$550]);&quot;&quot;;[.P423])" office:value-type="float" office:value="0.0243283942441885" calcext:value-type="float">
            <text:p>0,0243283942</text:p>
          </table:table-cell>
          <table:table-cell table:style-name="Default" table:formula="of:=IF(OR([.Q423]&lt;[.Q$549];[.Q423]&gt;[.Q$550]);&quot;&quot;;[.Q423])">
            <text:p/>
          </table:table-cell>
          <table:table-cell table:style-name="Default" table:formula="of:=IF(OR([.R423]&lt;[.R$549];[.R423]&gt;[.R$550]);&quot;&quot;;[.R423])">
            <text:p/>
          </table:table-cell>
          <table:table-cell table:style-name="Default" table:formula="of:=IF(OR([.S423]&lt;[.S$549];[.S423]&gt;[.S$550]);&quot;&quot;;[.S423])" office:value-type="float" office:value="0.357152302100866" calcext:value-type="float">
            <text:p>0,3571523021</text:p>
          </table:table-cell>
          <table:table-cell table:style-name="Default" table:formula="of:=IF(OR([.T423]&lt;[.T$549];[.T423]&gt;[.T$550]);&quot;&quot;;[.T423])">
            <text:p/>
          </table:table-cell>
          <table:table-cell table:style-name="Default" table:formula="of:=IF(OR([.U423]&lt;[.U$549];[.U423]&gt;[.U$550]);&quot;&quot;;[.U423])" office:value-type="float" office:value="0.267775140498348" calcext:value-type="float">
            <text:p>0,2677751405</text:p>
          </table:table-cell>
          <table:table-cell table:style-name="Default" table:formula="of:=IF(OR([.V423]&lt;[.V$549];[.V423]&gt;[.V$550]);&quot;&quot;;[.V423])" office:value-type="float" office:value="0.272444087255054" calcext:value-type="float">
            <text:p>0,2724440873</text:p>
          </table:table-cell>
          <table:table-cell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style-name="Default" table:formula="of:=IF(OR([.B424]&lt;[.B$549];[.B424]&gt;[.B$550]);&quot;&quot;;[.B424])" office:value-type="float" office:value="0.0683445346436893" calcext:value-type="float">
            <text:p>0,0683445346</text:p>
          </table:table-cell>
          <table:table-cell table:style-name="Default" table:formula="of:=IF(OR([.C424]&lt;[.C$549];[.C424]&gt;[.C$550]);&quot;&quot;;[.C424])" office:value-type="float" office:value="0.0270849348531375" calcext:value-type="float">
            <text:p>0,0270849349</text:p>
          </table:table-cell>
          <table:table-cell table:style-name="Default" table:formula="of:=IF(OR([.D424]&lt;[.D$549];[.D424]&gt;[.D$550]);&quot;&quot;;[.D424])" office:value-type="float" office:value="0.0247117224445511" calcext:value-type="float">
            <text:p>0,0247117224</text:p>
          </table:table-cell>
          <table:table-cell table:style-name="Default" table:formula="of:=IF(OR([.E424]&lt;[.E$549];[.E424]&gt;[.E$550]);&quot;&quot;;[.E424])" office:value-type="float" office:value="1" calcext:value-type="float">
            <text:p>1</text:p>
          </table:table-cell>
          <table:table-cell table:style-name="Default" table:formula="of:=IF(OR([.F424]&lt;[.F$549];[.F424]&gt;[.F$550]);&quot;&quot;;[.F424])" office:value-type="float" office:value="0.0101467964874932" calcext:value-type="float">
            <text:p>0,0101467965</text:p>
          </table:table-cell>
          <table:table-cell table:style-name="Default" table:formula="of:=IF(OR([.G424]&lt;[.G$549];[.G424]&gt;[.G$550]);&quot;&quot;;[.G424])" office:value-type="float" office:value="0.274260623127037" calcext:value-type="float">
            <text:p>0,2742606231</text:p>
          </table:table-cell>
          <table:table-cell table:style-name="Default" table:formula="of:=IF(OR([.H424]&lt;[.H$549];[.H424]&gt;[.H$550]);&quot;&quot;;[.H424])" office:value-type="float" office:value="0.0201755878278549" calcext:value-type="float">
            <text:p>0,0201755878</text:p>
          </table:table-cell>
          <table:table-cell table:style-name="Default" table:formula="of:=IF(OR([.I424]&lt;[.I$549];[.I424]&gt;[.I$550]);&quot;&quot;;[.I424])" office:value-type="float" office:value="0.238969491818436" calcext:value-type="float">
            <text:p>0,2389694918</text:p>
          </table:table-cell>
          <table:table-cell table:style-name="Default" table:formula="of:=IF(OR([.J424]&lt;[.J$549];[.J424]&gt;[.J$550]);&quot;&quot;;[.J424])" office:value-type="float" office:value="0.0607284337612207" calcext:value-type="float">
            <text:p>0,0607284338</text:p>
          </table:table-cell>
          <table:table-cell table:style-name="Default" table:formula="of:=IF(OR([.K424]&lt;[.K$549];[.K424]&gt;[.K$550]);&quot;&quot;;[.K424])" office:value-type="float" office:value="0.0577189034388663" calcext:value-type="float">
            <text:p>0,0577189034</text:p>
          </table:table-cell>
          <table:table-cell table:style-name="Default" table:formula="of:=IF(OR([.L424]&lt;[.L$549];[.L424]&gt;[.L$550]);&quot;&quot;;[.L424])">
            <text:p/>
          </table:table-cell>
          <table:table-cell table:style-name="Default" table:formula="of:=IF(OR([.M424]&lt;[.M$549];[.M424]&gt;[.M$550]);&quot;&quot;;[.M424])" office:value-type="float" office:value="0.243001390880417" calcext:value-type="float">
            <text:p>0,2430013909</text:p>
          </table:table-cell>
          <table:table-cell table:style-name="Default" table:formula="of:=IF(OR([.N424]&lt;[.N$549];[.N424]&gt;[.N$550]);&quot;&quot;;[.N424])" office:value-type="float" office:value="0.0767381046761126" calcext:value-type="float">
            <text:p>0,0767381047</text:p>
          </table:table-cell>
          <table:table-cell table:style-name="Default" table:formula="of:=IF(OR([.O424]&lt;[.O$549];[.O424]&gt;[.O$550]);&quot;&quot;;[.O424])" office:value-type="float" office:value="0.263011125008076" calcext:value-type="float">
            <text:p>0,263011125</text:p>
          </table:table-cell>
          <table:table-cell table:style-name="Default" table:formula="of:=IF(OR([.P424]&lt;[.P$549];[.P424]&gt;[.P$550]);&quot;&quot;;[.P424])" office:value-type="float" office:value="0.0242271710422951" calcext:value-type="float">
            <text:p>0,024227171</text:p>
          </table:table-cell>
          <table:table-cell table:style-name="Default" table:formula="of:=IF(OR([.Q424]&lt;[.Q$549];[.Q424]&gt;[.Q$550]);&quot;&quot;;[.Q424])" office:value-type="float" office:value="0.0185589133214482" calcext:value-type="float">
            <text:p>0,0185589133</text:p>
          </table:table-cell>
          <table:table-cell table:style-name="Default" table:formula="of:=IF(OR([.R424]&lt;[.R$549];[.R424]&gt;[.R$550]);&quot;&quot;;[.R424])" office:value-type="float" office:value="0.0911006919124252" calcext:value-type="float">
            <text:p>0,0911006919</text:p>
          </table:table-cell>
          <table:table-cell table:style-name="Default" table:formula="of:=IF(OR([.S424]&lt;[.S$549];[.S424]&gt;[.S$550]);&quot;&quot;;[.S424])" office:value-type="float" office:value="0.345675137297213" calcext:value-type="float">
            <text:p>0,3456751373</text:p>
          </table:table-cell>
          <table:table-cell table:style-name="Default" table:formula="of:=IF(OR([.T424]&lt;[.T$549];[.T424]&gt;[.T$550]);&quot;&quot;;[.T424])" office:value-type="float" office:value="0.211993513188821" calcext:value-type="float">
            <text:p>0,2119935132</text:p>
          </table:table-cell>
          <table:table-cell table:style-name="Default" table:formula="of:=IF(OR([.U424]&lt;[.U$549];[.U424]&gt;[.U$550]);&quot;&quot;;[.U424])" office:value-type="float" office:value="0.253284619595423" calcext:value-type="float">
            <text:p>0,2532846196</text:p>
          </table:table-cell>
          <table:table-cell table:style-name="Default" table:formula="of:=IF(OR([.V424]&lt;[.V$549];[.V424]&gt;[.V$550]);&quot;&quot;;[.V424])" office:value-type="float" office:value="0.265258650162388" calcext:value-type="float">
            <text:p>0,2652586502</text:p>
          </table:table-cell>
          <table:table-cell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Default" table:formula="of:=IF(OR([.B425]&lt;[.B$549];[.B425]&gt;[.B$550]);&quot;&quot;;[.B425])" office:value-type="float" office:value="0.0610154710720889" calcext:value-type="float">
            <text:p>0,0610154711</text:p>
          </table:table-cell>
          <table:table-cell table:style-name="Default" table:formula="of:=IF(OR([.C425]&lt;[.C$549];[.C425]&gt;[.C$550]);&quot;&quot;;[.C425])" office:value-type="float" office:value="0.0225718041047476" calcext:value-type="float">
            <text:p>0,0225718041</text:p>
          </table:table-cell>
          <table:table-cell table:style-name="Default" table:formula="of:=IF(OR([.D425]&lt;[.D$549];[.D425]&gt;[.D$550]);&quot;&quot;;[.D425])" office:value-type="float" office:value="0.0221300727590911" calcext:value-type="float">
            <text:p>0,0221300728</text:p>
          </table:table-cell>
          <table:table-cell table:style-name="Default" table:formula="of:=IF(OR([.E425]&lt;[.E$549];[.E425]&gt;[.E$550]);&quot;&quot;;[.E425])" office:value-type="float" office:value="1" calcext:value-type="float">
            <text:p>1</text:p>
          </table:table-cell>
          <table:table-cell table:style-name="Default" table:formula="of:=IF(OR([.F425]&lt;[.F$549];[.F425]&gt;[.F$550]);&quot;&quot;;[.F425])" office:value-type="float" office:value="0.0128567395210443" calcext:value-type="float">
            <text:p>0,0128567395</text:p>
          </table:table-cell>
          <table:table-cell table:style-name="Default" table:formula="of:=IF(OR([.G425]&lt;[.G$549];[.G425]&gt;[.G$550]);&quot;&quot;;[.G425])" office:value-type="float" office:value="0.273501249069243" calcext:value-type="float">
            <text:p>0,2735012491</text:p>
          </table:table-cell>
          <table:table-cell table:style-name="Default" table:formula="of:=IF(OR([.H425]&lt;[.H$549];[.H425]&gt;[.H$550]);&quot;&quot;;[.H425])" office:value-type="float" office:value="0.0205983549761004" calcext:value-type="float">
            <text:p>0,020598355</text:p>
          </table:table-cell>
          <table:table-cell table:style-name="Default" table:formula="of:=IF(OR([.I425]&lt;[.I$549];[.I425]&gt;[.I$550]);&quot;&quot;;[.I425])" office:value-type="float" office:value="0.246491543745422" calcext:value-type="float">
            <text:p>0,2464915437</text:p>
          </table:table-cell>
          <table:table-cell table:style-name="Default" table:formula="of:=IF(OR([.J425]&lt;[.J$549];[.J425]&gt;[.J$550]);&quot;&quot;;[.J425])" office:value-type="float" office:value="0.0552546568187394" calcext:value-type="float">
            <text:p>0,0552546568</text:p>
          </table:table-cell>
          <table:table-cell table:style-name="Default" table:formula="of:=IF(OR([.K425]&lt;[.K$549];[.K425]&gt;[.K$550]);&quot;&quot;;[.K425])" office:value-type="float" office:value="0.0583171329930299" calcext:value-type="float">
            <text:p>0,058317133</text:p>
          </table:table-cell>
          <table:table-cell table:style-name="Default" table:formula="of:=IF(OR([.L425]&lt;[.L$549];[.L425]&gt;[.L$550]);&quot;&quot;;[.L425])" office:value-type="float" office:value="0.0274222731200181" calcext:value-type="float">
            <text:p>0,0274222731</text:p>
          </table:table-cell>
          <table:table-cell table:style-name="Default" table:formula="of:=IF(OR([.M425]&lt;[.M$549];[.M425]&gt;[.M$550]);&quot;&quot;;[.M425])" office:value-type="float" office:value="0.230811020786885" calcext:value-type="float">
            <text:p>0,2308110208</text:p>
          </table:table-cell>
          <table:table-cell table:style-name="Default" table:formula="of:=IF(OR([.N425]&lt;[.N$549];[.N425]&gt;[.N$550]);&quot;&quot;;[.N425])" office:value-type="float" office:value="0.0729748954605697" calcext:value-type="float">
            <text:p>0,0729748955</text:p>
          </table:table-cell>
          <table:table-cell table:style-name="Default" table:formula="of:=IF(OR([.O425]&lt;[.O$549];[.O425]&gt;[.O$550]);&quot;&quot;;[.O425])" office:value-type="float" office:value="0.257912798343894" calcext:value-type="float">
            <text:p>0,2579127983</text:p>
          </table:table-cell>
          <table:table-cell table:style-name="Default" table:formula="of:=IF(OR([.P425]&lt;[.P$549];[.P425]&gt;[.P$550]);&quot;&quot;;[.P425])" office:value-type="float" office:value="0.0242285952371489" calcext:value-type="float">
            <text:p>0,0242285952</text:p>
          </table:table-cell>
          <table:table-cell table:style-name="Default" table:formula="of:=IF(OR([.Q425]&lt;[.Q$549];[.Q425]&gt;[.Q$550]);&quot;&quot;;[.Q425])" office:value-type="float" office:value="0.0180222120713795" calcext:value-type="float">
            <text:p>0,0180222121</text:p>
          </table:table-cell>
          <table:table-cell table:style-name="Default" table:formula="of:=IF(OR([.R425]&lt;[.R$549];[.R425]&gt;[.R$550]);&quot;&quot;;[.R425])" office:value-type="float" office:value="0.0886082418011659" calcext:value-type="float">
            <text:p>0,0886082418</text:p>
          </table:table-cell>
          <table:table-cell table:style-name="Default" table:formula="of:=IF(OR([.S425]&lt;[.S$549];[.S425]&gt;[.S$550]);&quot;&quot;;[.S425])" office:value-type="float" office:value="0.345624841039566" calcext:value-type="float">
            <text:p>0,345624841</text:p>
          </table:table-cell>
          <table:table-cell table:style-name="Default" table:formula="of:=IF(OR([.T425]&lt;[.T$549];[.T425]&gt;[.T$550]);&quot;&quot;;[.T425])" office:value-type="float" office:value="0.203227746077605" calcext:value-type="float">
            <text:p>0,2032277461</text:p>
          </table:table-cell>
          <table:table-cell table:style-name="Default" table:formula="of:=IF(OR([.U425]&lt;[.U$549];[.U425]&gt;[.U$550]);&quot;&quot;;[.U425])" office:value-type="float" office:value="0.253296323004079" calcext:value-type="float">
            <text:p>0,253296323</text:p>
          </table:table-cell>
          <table:table-cell table:style-name="Default" table:formula="of:=IF(OR([.V425]&lt;[.V$549];[.V425]&gt;[.V$550]);&quot;&quot;;[.V425])" office:value-type="float" office:value="0.260710188720177" calcext:value-type="float">
            <text:p>0,2607101887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Default" table:formula="of:=IF(OR([.B426]&lt;[.B$549];[.B426]&gt;[.B$550]);&quot;&quot;;[.B426])" office:value-type="float" office:value="0.0632585474111144" calcext:value-type="float">
            <text:p>0,0632585474</text:p>
          </table:table-cell>
          <table:table-cell table:style-name="Default" table:formula="of:=IF(OR([.C426]&lt;[.C$549];[.C426]&gt;[.C$550]);&quot;&quot;;[.C426])" office:value-type="float" office:value="0.0226319171759045" calcext:value-type="float">
            <text:p>0,0226319172</text:p>
          </table:table-cell>
          <table:table-cell table:style-name="Default" table:formula="of:=IF(OR([.D426]&lt;[.D$549];[.D426]&gt;[.D$550]);&quot;&quot;;[.D426])" office:value-type="float" office:value="0.019920745625991" calcext:value-type="float">
            <text:p>0,0199207456</text:p>
          </table:table-cell>
          <table:table-cell table:style-name="Default" table:formula="of:=IF(OR([.E426]&lt;[.E$549];[.E426]&gt;[.E$550]);&quot;&quot;;[.E426])" office:value-type="float" office:value="1" calcext:value-type="float">
            <text:p>1</text:p>
          </table:table-cell>
          <table:table-cell table:style-name="Default" table:formula="of:=IF(OR([.F426]&lt;[.F$549];[.F426]&gt;[.F$550]);&quot;&quot;;[.F426])" office:value-type="float" office:value="0.013117152763158" calcext:value-type="float">
            <text:p>0,0131171528</text:p>
          </table:table-cell>
          <table:table-cell table:style-name="Default" table:formula="of:=IF(OR([.G426]&lt;[.G$549];[.G426]&gt;[.G$550]);&quot;&quot;;[.G426])" office:value-type="float" office:value="0.276484370253281" calcext:value-type="float">
            <text:p>0,2764843703</text:p>
          </table:table-cell>
          <table:table-cell table:style-name="Default" table:formula="of:=IF(OR([.H426]&lt;[.H$549];[.H426]&gt;[.H$550]);&quot;&quot;;[.H426])" office:value-type="float" office:value="0.0206426198944927" calcext:value-type="float">
            <text:p>0,0206426199</text:p>
          </table:table-cell>
          <table:table-cell table:style-name="Default" table:formula="of:=IF(OR([.I426]&lt;[.I$549];[.I426]&gt;[.I$550]);&quot;&quot;;[.I426])" office:value-type="float" office:value="0.251870287997295" calcext:value-type="float">
            <text:p>0,251870288</text:p>
          </table:table-cell>
          <table:table-cell table:style-name="Default" table:formula="of:=IF(OR([.J426]&lt;[.J$549];[.J426]&gt;[.J$550]);&quot;&quot;;[.J426])" office:value-type="float" office:value="0.0575005034319516" calcext:value-type="float">
            <text:p>0,0575005034</text:p>
          </table:table-cell>
          <table:table-cell table:style-name="Default" table:formula="of:=IF(OR([.K426]&lt;[.K$549];[.K426]&gt;[.K$550]);&quot;&quot;;[.K426])" office:value-type="float" office:value="0.0548188156264482" calcext:value-type="float">
            <text:p>0,0548188156</text:p>
          </table:table-cell>
          <table:table-cell table:style-name="Default" table:formula="of:=IF(OR([.L426]&lt;[.L$549];[.L426]&gt;[.L$550]);&quot;&quot;;[.L426])" office:value-type="float" office:value="0.0266507186533385" calcext:value-type="float">
            <text:p>0,0266507187</text:p>
          </table:table-cell>
          <table:table-cell table:style-name="Default" table:formula="of:=IF(OR([.M426]&lt;[.M$549];[.M426]&gt;[.M$550]);&quot;&quot;;[.M426])" office:value-type="float" office:value="0.23342533110424" calcext:value-type="float">
            <text:p>0,2334253311</text:p>
          </table:table-cell>
          <table:table-cell table:style-name="Default" table:formula="of:=IF(OR([.N426]&lt;[.N$549];[.N426]&gt;[.N$550]);&quot;&quot;;[.N426])" office:value-type="float" office:value="0.0786978434650315" calcext:value-type="float">
            <text:p>0,0786978435</text:p>
          </table:table-cell>
          <table:table-cell table:style-name="Default" table:formula="of:=IF(OR([.O426]&lt;[.O$549];[.O426]&gt;[.O$550]);&quot;&quot;;[.O426])" office:value-type="float" office:value="0.265748129324059" calcext:value-type="float">
            <text:p>0,2657481293</text:p>
          </table:table-cell>
          <table:table-cell table:style-name="Default" table:formula="of:=IF(OR([.P426]&lt;[.P$549];[.P426]&gt;[.P$550]);&quot;&quot;;[.P426])" office:value-type="float" office:value="0.0235810271587462" calcext:value-type="float">
            <text:p>0,0235810272</text:p>
          </table:table-cell>
          <table:table-cell table:style-name="Default" table:formula="of:=IF(OR([.Q426]&lt;[.Q$549];[.Q426]&gt;[.Q$550]);&quot;&quot;;[.Q426])" office:value-type="float" office:value="0.0187434449897191" calcext:value-type="float">
            <text:p>0,018743445</text:p>
          </table:table-cell>
          <table:table-cell table:style-name="Default" table:formula="of:=IF(OR([.R426]&lt;[.R$549];[.R426]&gt;[.R$550]);&quot;&quot;;[.R426])" office:value-type="float" office:value="0.0870553510151182" calcext:value-type="float">
            <text:p>0,087055351</text:p>
          </table:table-cell>
          <table:table-cell table:style-name="Default" table:formula="of:=IF(OR([.S426]&lt;[.S$549];[.S426]&gt;[.S$550]);&quot;&quot;;[.S426])" office:value-type="float" office:value="0.352471549479791" calcext:value-type="float">
            <text:p>0,3524715495</text:p>
          </table:table-cell>
          <table:table-cell table:style-name="Default" table:formula="of:=IF(OR([.T426]&lt;[.T$549];[.T426]&gt;[.T$550]);&quot;&quot;;[.T426])" office:value-type="float" office:value="0.194846647326232" calcext:value-type="float">
            <text:p>0,1948466473</text:p>
          </table:table-cell>
          <table:table-cell table:style-name="Default" table:formula="of:=IF(OR([.U426]&lt;[.U$549];[.U426]&gt;[.U$550]);&quot;&quot;;[.U426])" office:value-type="float" office:value="0.257198201547296" calcext:value-type="float">
            <text:p>0,2571982015</text:p>
          </table:table-cell>
          <table:table-cell table:style-name="Default" table:formula="of:=IF(OR([.V426]&lt;[.V$549];[.V426]&gt;[.V$550]);&quot;&quot;;[.V426])" office:value-type="float" office:value="0.256527197679912" calcext:value-type="float">
            <text:p>0,2565271977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Default" table:formula="of:=IF(OR([.B427]&lt;[.B$549];[.B427]&gt;[.B$550]);&quot;&quot;;[.B427])" office:value-type="float" office:value="0.0654674021310973" calcext:value-type="float">
            <text:p>0,0654674021</text:p>
          </table:table-cell>
          <table:table-cell table:style-name="Default" table:formula="of:=IF(OR([.C427]&lt;[.C$549];[.C427]&gt;[.C$550]);&quot;&quot;;[.C427])" office:value-type="float" office:value="0.0292023974480683" calcext:value-type="float">
            <text:p>0,0292023974</text:p>
          </table:table-cell>
          <table:table-cell table:style-name="Default" table:formula="of:=IF(OR([.D427]&lt;[.D$549];[.D427]&gt;[.D$550]);&quot;&quot;;[.D427])" office:value-type="float" office:value="0.0218079847109613" calcext:value-type="float">
            <text:p>0,0218079847</text:p>
          </table:table-cell>
          <table:table-cell table:style-name="Default" table:formula="of:=IF(OR([.E427]&lt;[.E$549];[.E427]&gt;[.E$550]);&quot;&quot;;[.E427])" office:value-type="float" office:value="1" calcext:value-type="float">
            <text:p>1</text:p>
          </table:table-cell>
          <table:table-cell table:style-name="Default" table:formula="of:=IF(OR([.F427]&lt;[.F$549];[.F427]&gt;[.F$550]);&quot;&quot;;[.F427])" office:value-type="float" office:value="0.0132778225908885" calcext:value-type="float">
            <text:p>0,0132778226</text:p>
          </table:table-cell>
          <table:table-cell table:style-name="Default" table:formula="of:=IF(OR([.G427]&lt;[.G$549];[.G427]&gt;[.G$550]);&quot;&quot;;[.G427])" office:value-type="float" office:value="0.286438703127562" calcext:value-type="float">
            <text:p>0,2864387031</text:p>
          </table:table-cell>
          <table:table-cell table:style-name="Default" table:formula="of:=IF(OR([.H427]&lt;[.H$549];[.H427]&gt;[.H$550]);&quot;&quot;;[.H427])" office:value-type="float" office:value="0.0223707922016955" calcext:value-type="float">
            <text:p>0,0223707922</text:p>
          </table:table-cell>
          <table:table-cell table:style-name="Default" table:formula="of:=IF(OR([.I427]&lt;[.I$549];[.I427]&gt;[.I$550]);&quot;&quot;;[.I427])" office:value-type="float" office:value="0.240482144307142" calcext:value-type="float">
            <text:p>0,2404821443</text:p>
          </table:table-cell>
          <table:table-cell table:style-name="Default" table:formula="of:=IF(OR([.J427]&lt;[.J$549];[.J427]&gt;[.J$550]);&quot;&quot;;[.J427])" office:value-type="float" office:value="0.0577664211501363" calcext:value-type="float">
            <text:p>0,0577664212</text:p>
          </table:table-cell>
          <table:table-cell table:style-name="Default" table:formula="of:=IF(OR([.K427]&lt;[.K$549];[.K427]&gt;[.K$550]);&quot;&quot;;[.K427])" office:value-type="float" office:value="0.0547638318573279" calcext:value-type="float">
            <text:p>0,0547638319</text:p>
          </table:table-cell>
          <table:table-cell table:style-name="Default" table:formula="of:=IF(OR([.L427]&lt;[.L$549];[.L427]&gt;[.L$550]);&quot;&quot;;[.L427])" office:value-type="float" office:value="0.0287323483152425" calcext:value-type="float">
            <text:p>0,0287323483</text:p>
          </table:table-cell>
          <table:table-cell table:style-name="Default" table:formula="of:=IF(OR([.M427]&lt;[.M$549];[.M427]&gt;[.M$550]);&quot;&quot;;[.M427])" office:value-type="float" office:value="0.232123591385755" calcext:value-type="float">
            <text:p>0,2321235914</text:p>
          </table:table-cell>
          <table:table-cell table:style-name="Default" table:formula="of:=IF(OR([.N427]&lt;[.N$549];[.N427]&gt;[.N$550]);&quot;&quot;;[.N427])" office:value-type="float" office:value="0.0769977108933611" calcext:value-type="float">
            <text:p>0,0769977109</text:p>
          </table:table-cell>
          <table:table-cell table:style-name="Default" table:formula="of:=IF(OR([.O427]&lt;[.O$549];[.O427]&gt;[.O$550]);&quot;&quot;;[.O427])" office:value-type="float" office:value="0.270709010212608" calcext:value-type="float">
            <text:p>0,2707090102</text:p>
          </table:table-cell>
          <table:table-cell table:style-name="Default" table:formula="of:=IF(OR([.P427]&lt;[.P$549];[.P427]&gt;[.P$550]);&quot;&quot;;[.P427])" office:value-type="float" office:value="0.0236735461270766" calcext:value-type="float">
            <text:p>0,0236735461</text:p>
          </table:table-cell>
          <table:table-cell table:style-name="Default" table:formula="of:=IF(OR([.Q427]&lt;[.Q$549];[.Q427]&gt;[.Q$550]);&quot;&quot;;[.Q427])" office:value-type="float" office:value="0.0166004406915907" calcext:value-type="float">
            <text:p>0,0166004407</text:p>
          </table:table-cell>
          <table:table-cell table:style-name="Default" table:formula="of:=IF(OR([.R427]&lt;[.R$549];[.R427]&gt;[.R$550]);&quot;&quot;;[.R427])" office:value-type="float" office:value="0.0901013361153357" calcext:value-type="float">
            <text:p>0,0901013361</text:p>
          </table:table-cell>
          <table:table-cell table:style-name="Default" table:formula="of:=IF(OR([.S427]&lt;[.S$549];[.S427]&gt;[.S$550]);&quot;&quot;;[.S427])" office:value-type="float" office:value="0.340184635698513" calcext:value-type="float">
            <text:p>0,3401846357</text:p>
          </table:table-cell>
          <table:table-cell table:style-name="Default" table:formula="of:=IF(OR([.T427]&lt;[.T$549];[.T427]&gt;[.T$550]);&quot;&quot;;[.T427])" office:value-type="float" office:value="0.210139881349961" calcext:value-type="float">
            <text:p>0,2101398813</text:p>
          </table:table-cell>
          <table:table-cell table:style-name="Default" table:formula="of:=IF(OR([.U427]&lt;[.U$549];[.U427]&gt;[.U$550]);&quot;&quot;;[.U427])" office:value-type="float" office:value="0.249942488570786" calcext:value-type="float">
            <text:p>0,2499424886</text:p>
          </table:table-cell>
          <table:table-cell table:style-name="Default" table:formula="of:=IF(OR([.V427]&lt;[.V$549];[.V427]&gt;[.V$550]);&quot;&quot;;[.V427])" office:value-type="float" office:value="0.258948406271296" calcext:value-type="float">
            <text:p>0,2589484063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Default" table:formula="of:=IF(OR([.B428]&lt;[.B$549];[.B428]&gt;[.B$550]);&quot;&quot;;[.B428])" office:value-type="float" office:value="0.0625358131522864" calcext:value-type="float">
            <text:p>0,0625358132</text:p>
          </table:table-cell>
          <table:table-cell table:style-name="Default" table:formula="of:=IF(OR([.C428]&lt;[.C$549];[.C428]&gt;[.C$550]);&quot;&quot;;[.C428])" office:value-type="float" office:value="0.0215088825602226" calcext:value-type="float">
            <text:p>0,0215088826</text:p>
          </table:table-cell>
          <table:table-cell table:style-name="Default" table:formula="of:=IF(OR([.D428]&lt;[.D$549];[.D428]&gt;[.D$550]);&quot;&quot;;[.D428])" office:value-type="float" office:value="0.0233555966530898" calcext:value-type="float">
            <text:p>0,0233555967</text:p>
          </table:table-cell>
          <table:table-cell table:style-name="Default" table:formula="of:=IF(OR([.E428]&lt;[.E$549];[.E428]&gt;[.E$550]);&quot;&quot;;[.E428])" office:value-type="float" office:value="1" calcext:value-type="float">
            <text:p>1</text:p>
          </table:table-cell>
          <table:table-cell table:style-name="Default" table:formula="of:=IF(OR([.F428]&lt;[.F$549];[.F428]&gt;[.F$550]);&quot;&quot;;[.F428])" office:value-type="float" office:value="0.0134619982917093" calcext:value-type="float">
            <text:p>0,0134619983</text:p>
          </table:table-cell>
          <table:table-cell table:style-name="Default" table:formula="of:=IF(OR([.G428]&lt;[.G$549];[.G428]&gt;[.G$550]);&quot;&quot;;[.G428])" office:value-type="float" office:value="0.276309606143639" calcext:value-type="float">
            <text:p>0,2763096061</text:p>
          </table:table-cell>
          <table:table-cell table:style-name="Default" table:formula="of:=IF(OR([.H428]&lt;[.H$549];[.H428]&gt;[.H$550]);&quot;&quot;;[.H428])" office:value-type="float" office:value="0.0213182466313533" calcext:value-type="float">
            <text:p>0,0213182466</text:p>
          </table:table-cell>
          <table:table-cell table:style-name="Default" table:formula="of:=IF(OR([.I428]&lt;[.I$549];[.I428]&gt;[.I$550]);&quot;&quot;;[.I428])" office:value-type="float" office:value="0.235105159115454" calcext:value-type="float">
            <text:p>0,2351051591</text:p>
          </table:table-cell>
          <table:table-cell table:style-name="Default" table:formula="of:=IF(OR([.J428]&lt;[.J$549];[.J428]&gt;[.J$550]);&quot;&quot;;[.J428])" office:value-type="float" office:value="0.0616555717617876" calcext:value-type="float">
            <text:p>0,0616555718</text:p>
          </table:table-cell>
          <table:table-cell table:style-name="Default" table:formula="of:=IF(OR([.K428]&lt;[.K$549];[.K428]&gt;[.K$550]);&quot;&quot;;[.K428])" office:value-type="float" office:value="0.054037751059616" calcext:value-type="float">
            <text:p>0,0540377511</text:p>
          </table:table-cell>
          <table:table-cell table:style-name="Default" table:formula="of:=IF(OR([.L428]&lt;[.L$549];[.L428]&gt;[.L$550]);&quot;&quot;;[.L428])" office:value-type="float" office:value="0.0250438354413346" calcext:value-type="float">
            <text:p>0,0250438354</text:p>
          </table:table-cell>
          <table:table-cell table:style-name="Default" table:formula="of:=IF(OR([.M428]&lt;[.M$549];[.M428]&gt;[.M$550]);&quot;&quot;;[.M428])" office:value-type="float" office:value="0.237586948544839" calcext:value-type="float">
            <text:p>0,2375869485</text:p>
          </table:table-cell>
          <table:table-cell table:style-name="Default" table:formula="of:=IF(OR([.N428]&lt;[.N$549];[.N428]&gt;[.N$550]);&quot;&quot;;[.N428])" office:value-type="float" office:value="0.0773828725379511" calcext:value-type="float">
            <text:p>0,0773828725</text:p>
          </table:table-cell>
          <table:table-cell table:style-name="Default" table:formula="of:=IF(OR([.O428]&lt;[.O$549];[.O428]&gt;[.O$550]);&quot;&quot;;[.O428])" office:value-type="float" office:value="0.266718899604332" calcext:value-type="float">
            <text:p>0,2667188996</text:p>
          </table:table-cell>
          <table:table-cell table:style-name="Default" table:formula="of:=IF(OR([.P428]&lt;[.P$549];[.P428]&gt;[.P$550]);&quot;&quot;;[.P428])" office:value-type="float" office:value="0.0251860772880038" calcext:value-type="float">
            <text:p>0,0251860773</text:p>
          </table:table-cell>
          <table:table-cell table:style-name="Default" table:formula="of:=IF(OR([.Q428]&lt;[.Q$549];[.Q428]&gt;[.Q$550]);&quot;&quot;;[.Q428])" office:value-type="float" office:value="0.0157160088236501" calcext:value-type="float">
            <text:p>0,0157160088</text:p>
          </table:table-cell>
          <table:table-cell table:style-name="Default" table:formula="of:=IF(OR([.R428]&lt;[.R$549];[.R428]&gt;[.R$550]);&quot;&quot;;[.R428])" office:value-type="float" office:value="0.0853950131225557" calcext:value-type="float">
            <text:p>0,0853950131</text:p>
          </table:table-cell>
          <table:table-cell table:style-name="Default" table:formula="of:=IF(OR([.S428]&lt;[.S$549];[.S428]&gt;[.S$550]);&quot;&quot;;[.S428])" office:value-type="float" office:value="0.341334559725138" calcext:value-type="float">
            <text:p>0,3413345597</text:p>
          </table:table-cell>
          <table:table-cell table:style-name="Default" table:formula="of:=IF(OR([.T428]&lt;[.T$549];[.T428]&gt;[.T$550]);&quot;&quot;;[.T428])" office:value-type="float" office:value="0.192158647644729" calcext:value-type="float">
            <text:p>0,1921586476</text:p>
          </table:table-cell>
          <table:table-cell table:style-name="Default" table:formula="of:=IF(OR([.U428]&lt;[.U$549];[.U428]&gt;[.U$550]);&quot;&quot;;[.U428])" office:value-type="float" office:value="0.260084908131901" calcext:value-type="float">
            <text:p>0,2600849081</text:p>
          </table:table-cell>
          <table:table-cell table:style-name="Default" table:formula="of:=IF(OR([.V428]&lt;[.V$549];[.V428]&gt;[.V$550]);&quot;&quot;;[.V428])" office:value-type="float" office:value="0.255382881930895" calcext:value-type="float">
            <text:p>0,2553828819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Default" table:formula="of:=IF(OR([.B429]&lt;[.B$549];[.B429]&gt;[.B$550]);&quot;&quot;;[.B429])" office:value-type="float" office:value="0.0615968091231803" calcext:value-type="float">
            <text:p>0,0615968091</text:p>
          </table:table-cell>
          <table:table-cell table:style-name="Default" table:formula="of:=IF(OR([.C429]&lt;[.C$549];[.C429]&gt;[.C$550]);&quot;&quot;;[.C429])" office:value-type="float" office:value="0.0259898734771095" calcext:value-type="float">
            <text:p>0,0259898735</text:p>
          </table:table-cell>
          <table:table-cell table:style-name="Default" table:formula="of:=IF(OR([.D429]&lt;[.D$549];[.D429]&gt;[.D$550]);&quot;&quot;;[.D429])">
            <text:p/>
          </table:table-cell>
          <table:table-cell table:style-name="Default" table:formula="of:=IF(OR([.E429]&lt;[.E$549];[.E429]&gt;[.E$550]);&quot;&quot;;[.E429])" office:value-type="float" office:value="1" calcext:value-type="float">
            <text:p>1</text:p>
          </table:table-cell>
          <table:table-cell table:style-name="Default" table:formula="of:=IF(OR([.F429]&lt;[.F$549];[.F429]&gt;[.F$550]);&quot;&quot;;[.F429])" office:value-type="float" office:value="0.0133770322797272" calcext:value-type="float">
            <text:p>0,0133770323</text:p>
          </table:table-cell>
          <table:table-cell table:style-name="Default" table:formula="of:=IF(OR([.G429]&lt;[.G$549];[.G429]&gt;[.G$550]);&quot;&quot;;[.G429])" office:value-type="float" office:value="0.279664817674895" calcext:value-type="float">
            <text:p>0,2796648177</text:p>
          </table:table-cell>
          <table:table-cell table:style-name="Default" table:formula="of:=IF(OR([.H429]&lt;[.H$549];[.H429]&gt;[.H$550]);&quot;&quot;;[.H429])" office:value-type="float" office:value="0.0221859600291977" calcext:value-type="float">
            <text:p>0,02218596</text:p>
          </table:table-cell>
          <table:table-cell table:style-name="Default" table:formula="of:=IF(OR([.I429]&lt;[.I$549];[.I429]&gt;[.I$550]);&quot;&quot;;[.I429])">
            <text:p/>
          </table:table-cell>
          <table:table-cell table:style-name="Default" table:formula="of:=IF(OR([.J429]&lt;[.J$549];[.J429]&gt;[.J$550]);&quot;&quot;;[.J429])" office:value-type="float" office:value="0.0561091333033444" calcext:value-type="float">
            <text:p>0,0561091333</text:p>
          </table:table-cell>
          <table:table-cell table:style-name="Default" table:formula="of:=IF(OR([.K429]&lt;[.K$549];[.K429]&gt;[.K$550]);&quot;&quot;;[.K429])" office:value-type="float" office:value="0.0535185300296771" calcext:value-type="float">
            <text:p>0,05351853</text:p>
          </table:table-cell>
          <table:table-cell table:style-name="Default" table:formula="of:=IF(OR([.L429]&lt;[.L$549];[.L429]&gt;[.L$550]);&quot;&quot;;[.L429])" office:value-type="float" office:value="0.0266190979275787" calcext:value-type="float">
            <text:p>0,0266190979</text:p>
          </table:table-cell>
          <table:table-cell table:style-name="Default" table:formula="of:=IF(OR([.M429]&lt;[.M$549];[.M429]&gt;[.M$550]);&quot;&quot;;[.M429])" office:value-type="float" office:value="0.226739711711274" calcext:value-type="float">
            <text:p>0,2267397117</text:p>
          </table:table-cell>
          <table:table-cell table:style-name="Default" table:formula="of:=IF(OR([.N429]&lt;[.N$549];[.N429]&gt;[.N$550]);&quot;&quot;;[.N429])" office:value-type="float" office:value="0.0769960420549895" calcext:value-type="float">
            <text:p>0,0769960421</text:p>
          </table:table-cell>
          <table:table-cell table:style-name="Default" table:formula="of:=IF(OR([.O429]&lt;[.O$549];[.O429]&gt;[.O$550]);&quot;&quot;;[.O429])" office:value-type="float" office:value="0.266746089574278" calcext:value-type="float">
            <text:p>0,2667460896</text:p>
          </table:table-cell>
          <table:table-cell table:style-name="Default" table:formula="of:=IF(OR([.P429]&lt;[.P$549];[.P429]&gt;[.P$550]);&quot;&quot;;[.P429])" office:value-type="float" office:value="0.0232533305085359" calcext:value-type="float">
            <text:p>0,0232533305</text:p>
          </table:table-cell>
          <table:table-cell table:style-name="Default" table:formula="of:=IF(OR([.Q429]&lt;[.Q$549];[.Q429]&gt;[.Q$550]);&quot;&quot;;[.Q429])" office:value-type="float" office:value="0.0193172294540225" calcext:value-type="float">
            <text:p>0,0193172295</text:p>
          </table:table-cell>
          <table:table-cell table:style-name="Default" table:formula="of:=IF(OR([.R429]&lt;[.R$549];[.R429]&gt;[.R$550]);&quot;&quot;;[.R429])" office:value-type="float" office:value="0.0840324114448271" calcext:value-type="float">
            <text:p>0,0840324114</text:p>
          </table:table-cell>
          <table:table-cell table:style-name="Default" table:formula="of:=IF(OR([.S429]&lt;[.S$549];[.S429]&gt;[.S$550]);&quot;&quot;;[.S429])" office:value-type="float" office:value="0.330589526074429" calcext:value-type="float">
            <text:p>0,3305895261</text:p>
          </table:table-cell>
          <table:table-cell table:style-name="Default" table:formula="of:=IF(OR([.T429]&lt;[.T$549];[.T429]&gt;[.T$550]);&quot;&quot;;[.T429])" office:value-type="float" office:value="0.190492292475572" calcext:value-type="float">
            <text:p>0,1904922925</text:p>
          </table:table-cell>
          <table:table-cell table:style-name="Default" table:formula="of:=IF(OR([.U429]&lt;[.U$549];[.U429]&gt;[.U$550]);&quot;&quot;;[.U429])" office:value-type="float" office:value="0.258843645131387" calcext:value-type="float">
            <text:p>0,2588436451</text:p>
          </table:table-cell>
          <table:table-cell table:style-name="Default" table:formula="of:=IF(OR([.V429]&lt;[.V$549];[.V429]&gt;[.V$550]);&quot;&quot;;[.V429])" office:value-type="float" office:value="0.257975935357583" calcext:value-type="float">
            <text:p>0,2579759354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Default" table:formula="of:=IF(OR([.B430]&lt;[.B$549];[.B430]&gt;[.B$550]);&quot;&quot;;[.B430])" office:value-type="float" office:value="0.0609133098457714" calcext:value-type="float">
            <text:p>0,0609133098</text:p>
          </table:table-cell>
          <table:table-cell table:style-name="Default" table:formula="of:=IF(OR([.C430]&lt;[.C$549];[.C430]&gt;[.C$550]);&quot;&quot;;[.C430])" office:value-type="float" office:value="0.0209594052243624" calcext:value-type="float">
            <text:p>0,0209594052</text:p>
          </table:table-cell>
          <table:table-cell table:style-name="Default" table:formula="of:=IF(OR([.D430]&lt;[.D$549];[.D430]&gt;[.D$550]);&quot;&quot;;[.D430])" office:value-type="float" office:value="0.0232656116917074" calcext:value-type="float">
            <text:p>0,0232656117</text:p>
          </table:table-cell>
          <table:table-cell table:style-name="Default" table:formula="of:=IF(OR([.E430]&lt;[.E$549];[.E430]&gt;[.E$550]);&quot;&quot;;[.E430])" office:value-type="float" office:value="1" calcext:value-type="float">
            <text:p>1</text:p>
          </table:table-cell>
          <table:table-cell table:style-name="Default" table:formula="of:=IF(OR([.F430]&lt;[.F$549];[.F430]&gt;[.F$550]);&quot;&quot;;[.F430])" office:value-type="float" office:value="0.0136128058200197" calcext:value-type="float">
            <text:p>0,0136128058</text:p>
          </table:table-cell>
          <table:table-cell table:style-name="Default" table:formula="of:=IF(OR([.G430]&lt;[.G$549];[.G430]&gt;[.G$550]);&quot;&quot;;[.G430])" office:value-type="float" office:value="0.273442085081487" calcext:value-type="float">
            <text:p>0,2734420851</text:p>
          </table:table-cell>
          <table:table-cell table:style-name="Default" table:formula="of:=IF(OR([.H430]&lt;[.H$549];[.H430]&gt;[.H$550]);&quot;&quot;;[.H430])" office:value-type="float" office:value="0.0215670878680185" calcext:value-type="float">
            <text:p>0,0215670879</text:p>
          </table:table-cell>
          <table:table-cell table:style-name="Default" table:formula="of:=IF(OR([.I430]&lt;[.I$549];[.I430]&gt;[.I$550]);&quot;&quot;;[.I430])" office:value-type="float" office:value="0.233898409995696" calcext:value-type="float">
            <text:p>0,23389841</text:p>
          </table:table-cell>
          <table:table-cell table:style-name="Default" table:formula="of:=IF(OR([.J430]&lt;[.J$549];[.J430]&gt;[.J$550]);&quot;&quot;;[.J430])" office:value-type="float" office:value="0.0579258146328764" calcext:value-type="float">
            <text:p>0,0579258146</text:p>
          </table:table-cell>
          <table:table-cell table:style-name="Default" table:formula="of:=IF(OR([.K430]&lt;[.K$549];[.K430]&gt;[.K$550]);&quot;&quot;;[.K430])" office:value-type="float" office:value="0.0548671717160564" calcext:value-type="float">
            <text:p>0,0548671717</text:p>
          </table:table-cell>
          <table:table-cell table:style-name="Default" table:formula="of:=IF(OR([.L430]&lt;[.L$549];[.L430]&gt;[.L$550]);&quot;&quot;;[.L430])" office:value-type="float" office:value="0.0269895012656374" calcext:value-type="float">
            <text:p>0,0269895013</text:p>
          </table:table-cell>
          <table:table-cell table:style-name="Default" table:formula="of:=IF(OR([.M430]&lt;[.M$549];[.M430]&gt;[.M$550]);&quot;&quot;;[.M430])" office:value-type="float" office:value="0.232144790973463" calcext:value-type="float">
            <text:p>0,232144791</text:p>
          </table:table-cell>
          <table:table-cell table:style-name="Default" table:formula="of:=IF(OR([.N430]&lt;[.N$549];[.N430]&gt;[.N$550]);&quot;&quot;;[.N430])" office:value-type="float" office:value="0.0755780287390056" calcext:value-type="float">
            <text:p>0,0755780287</text:p>
          </table:table-cell>
          <table:table-cell table:style-name="Default" table:formula="of:=IF(OR([.O430]&lt;[.O$549];[.O430]&gt;[.O$550]);&quot;&quot;;[.O430])" office:value-type="float" office:value="0.273447731063262" calcext:value-type="float">
            <text:p>0,2734477311</text:p>
          </table:table-cell>
          <table:table-cell table:style-name="Default" table:formula="of:=IF(OR([.P430]&lt;[.P$549];[.P430]&gt;[.P$550]);&quot;&quot;;[.P430])" office:value-type="float" office:value="0.0234410329704918" calcext:value-type="float">
            <text:p>0,023441033</text:p>
          </table:table-cell>
          <table:table-cell table:style-name="Default" table:formula="of:=IF(OR([.Q430]&lt;[.Q$549];[.Q430]&gt;[.Q$550]);&quot;&quot;;[.Q430])" office:value-type="float" office:value="0.016586498586692" calcext:value-type="float">
            <text:p>0,0165864986</text:p>
          </table:table-cell>
          <table:table-cell table:style-name="Default" table:formula="of:=IF(OR([.R430]&lt;[.R$549];[.R430]&gt;[.R$550]);&quot;&quot;;[.R430])" office:value-type="float" office:value="0.0849178159642447" calcext:value-type="float">
            <text:p>0,084917816</text:p>
          </table:table-cell>
          <table:table-cell table:style-name="Default" table:formula="of:=IF(OR([.S430]&lt;[.S$549];[.S430]&gt;[.S$550]);&quot;&quot;;[.S430])" office:value-type="float" office:value="0.345336444054008" calcext:value-type="float">
            <text:p>0,3453364441</text:p>
          </table:table-cell>
          <table:table-cell table:style-name="Default" table:formula="of:=IF(OR([.T430]&lt;[.T$549];[.T430]&gt;[.T$550]);&quot;&quot;;[.T430])" office:value-type="float" office:value="0.189739905245009" calcext:value-type="float">
            <text:p>0,1897399052</text:p>
          </table:table-cell>
          <table:table-cell table:style-name="Default" table:formula="of:=IF(OR([.U430]&lt;[.U$549];[.U430]&gt;[.U$550]);&quot;&quot;;[.U430])" office:value-type="float" office:value="0.262240228065996" calcext:value-type="float">
            <text:p>0,2622402281</text:p>
          </table:table-cell>
          <table:table-cell table:style-name="Default" table:formula="of:=IF(OR([.V430]&lt;[.V$549];[.V430]&gt;[.V$550]);&quot;&quot;;[.V430])" office:value-type="float" office:value="0.255486050487411" calcext:value-type="float">
            <text:p>0,2554860505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Default" table:formula="of:=IF(OR([.B431]&lt;[.B$549];[.B431]&gt;[.B$550]);&quot;&quot;;[.B431])" office:value-type="float" office:value="0.0594655548030578" calcext:value-type="float">
            <text:p>0,0594655548</text:p>
          </table:table-cell>
          <table:table-cell table:style-name="Default" table:formula="of:=IF(OR([.C431]&lt;[.C$549];[.C431]&gt;[.C$550]);&quot;&quot;;[.C431])" office:value-type="float" office:value="0.0212185686344202" calcext:value-type="float">
            <text:p>0,0212185686</text:p>
          </table:table-cell>
          <table:table-cell table:style-name="Default" table:formula="of:=IF(OR([.D431]&lt;[.D$549];[.D431]&gt;[.D$550]);&quot;&quot;;[.D431])" office:value-type="float" office:value="0.0229493612804505" calcext:value-type="float">
            <text:p>0,0229493613</text:p>
          </table:table-cell>
          <table:table-cell table:style-name="Default" table:formula="of:=IF(OR([.E431]&lt;[.E$549];[.E431]&gt;[.E$550]);&quot;&quot;;[.E431])" office:value-type="float" office:value="1" calcext:value-type="float">
            <text:p>1</text:p>
          </table:table-cell>
          <table:table-cell table:style-name="Default" table:formula="of:=IF(OR([.F431]&lt;[.F$549];[.F431]&gt;[.F$550]);&quot;&quot;;[.F431])" office:value-type="float" office:value="0.0105081875268106" calcext:value-type="float">
            <text:p>0,0105081875</text:p>
          </table:table-cell>
          <table:table-cell table:style-name="Default" table:formula="of:=IF(OR([.G431]&lt;[.G$549];[.G431]&gt;[.G$550]);&quot;&quot;;[.G431])" office:value-type="float" office:value="0.27245227983214" calcext:value-type="float">
            <text:p>0,2724522798</text:p>
          </table:table-cell>
          <table:table-cell table:style-name="Default" table:formula="of:=IF(OR([.H431]&lt;[.H$549];[.H431]&gt;[.H$550]);&quot;&quot;;[.H431])" office:value-type="float" office:value="0.0210435831607999" calcext:value-type="float">
            <text:p>0,0210435832</text:p>
          </table:table-cell>
          <table:table-cell table:style-name="Default" table:formula="of:=IF(OR([.I431]&lt;[.I$549];[.I431]&gt;[.I$550]);&quot;&quot;;[.I431])" office:value-type="float" office:value="0.2247347076177" calcext:value-type="float">
            <text:p>0,2247347076</text:p>
          </table:table-cell>
          <table:table-cell table:style-name="Default" table:formula="of:=IF(OR([.J431]&lt;[.J$549];[.J431]&gt;[.J$550]);&quot;&quot;;[.J431])" office:value-type="float" office:value="0.0559143838428657" calcext:value-type="float">
            <text:p>0,0559143838</text:p>
          </table:table-cell>
          <table:table-cell table:style-name="Default" table:formula="of:=IF(OR([.K431]&lt;[.K$549];[.K431]&gt;[.K$550]);&quot;&quot;;[.K431])" office:value-type="float" office:value="0.0511399766010278" calcext:value-type="float">
            <text:p>0,0511399766</text:p>
          </table:table-cell>
          <table:table-cell table:style-name="Default" table:formula="of:=IF(OR([.L431]&lt;[.L$549];[.L431]&gt;[.L$550]);&quot;&quot;;[.L431])" office:value-type="float" office:value="0.0233554309946796" calcext:value-type="float">
            <text:p>0,023355431</text:p>
          </table:table-cell>
          <table:table-cell table:style-name="Default" table:formula="of:=IF(OR([.M431]&lt;[.M$549];[.M431]&gt;[.M$550]);&quot;&quot;;[.M431])" office:value-type="float" office:value="0.226676137386086" calcext:value-type="float">
            <text:p>0,2266761374</text:p>
          </table:table-cell>
          <table:table-cell table:style-name="Default" table:formula="of:=IF(OR([.N431]&lt;[.N$549];[.N431]&gt;[.N$550]);&quot;&quot;;[.N431])" office:value-type="float" office:value="0.0778426408656659" calcext:value-type="float">
            <text:p>0,0778426409</text:p>
          </table:table-cell>
          <table:table-cell table:style-name="Default" table:formula="of:=IF(OR([.O431]&lt;[.O$549];[.O431]&gt;[.O$550]);&quot;&quot;;[.O431])" office:value-type="float" office:value="0.269693611680067" calcext:value-type="float">
            <text:p>0,2696936117</text:p>
          </table:table-cell>
          <table:table-cell table:style-name="Default" table:formula="of:=IF(OR([.P431]&lt;[.P$549];[.P431]&gt;[.P$550]);&quot;&quot;;[.P431])" office:value-type="float" office:value="0.0235146168887164" calcext:value-type="float">
            <text:p>0,0235146169</text:p>
          </table:table-cell>
          <table:table-cell table:style-name="Default" table:formula="of:=IF(OR([.Q431]&lt;[.Q$549];[.Q431]&gt;[.Q$550]);&quot;&quot;;[.Q431])" office:value-type="float" office:value="0.0161381214841575" calcext:value-type="float">
            <text:p>0,0161381215</text:p>
          </table:table-cell>
          <table:table-cell table:style-name="Default" table:formula="of:=IF(OR([.R431]&lt;[.R$549];[.R431]&gt;[.R$550]);&quot;&quot;;[.R431])" office:value-type="float" office:value="0.0860822652509751" calcext:value-type="float">
            <text:p>0,0860822653</text:p>
          </table:table-cell>
          <table:table-cell table:style-name="Default" table:formula="of:=IF(OR([.S431]&lt;[.S$549];[.S431]&gt;[.S$550]);&quot;&quot;;[.S431])" office:value-type="float" office:value="0.334485009830827" calcext:value-type="float">
            <text:p>0,3344850098</text:p>
          </table:table-cell>
          <table:table-cell table:style-name="Default" table:formula="of:=IF(OR([.T431]&lt;[.T$549];[.T431]&gt;[.T$550]);&quot;&quot;;[.T431])" office:value-type="float" office:value="0.182789481025669" calcext:value-type="float">
            <text:p>0,182789481</text:p>
          </table:table-cell>
          <table:table-cell table:style-name="Default" table:formula="of:=IF(OR([.U431]&lt;[.U$549];[.U431]&gt;[.U$550]);&quot;&quot;;[.U431])" office:value-type="float" office:value="0.250339537069035" calcext:value-type="float">
            <text:p>0,2503395371</text:p>
          </table:table-cell>
          <table:table-cell table:style-name="Default" table:formula="of:=IF(OR([.V431]&lt;[.V$549];[.V431]&gt;[.V$550]);&quot;&quot;;[.V431])" office:value-type="float" office:value="0.238041308472756" calcext:value-type="float">
            <text:p>0,2380413085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Default" table:formula="of:=IF(OR([.B432]&lt;[.B$549];[.B432]&gt;[.B$550]);&quot;&quot;;[.B432])" office:value-type="float" office:value="0.0650446499618101" calcext:value-type="float">
            <text:p>0,06504465</text:p>
          </table:table-cell>
          <table:table-cell table:style-name="Default" table:formula="of:=IF(OR([.C432]&lt;[.C$549];[.C432]&gt;[.C$550]);&quot;&quot;;[.C432])" office:value-type="float" office:value="0.0182741607169957" calcext:value-type="float">
            <text:p>0,0182741607</text:p>
          </table:table-cell>
          <table:table-cell table:style-name="Default" table:formula="of:=IF(OR([.D432]&lt;[.D$549];[.D432]&gt;[.D$550]);&quot;&quot;;[.D432])" office:value-type="float" office:value="0.02107743980706" calcext:value-type="float">
            <text:p>0,0210774398</text:p>
          </table:table-cell>
          <table:table-cell table:style-name="Default" table:formula="of:=IF(OR([.E432]&lt;[.E$549];[.E432]&gt;[.E$550]);&quot;&quot;;[.E432])" office:value-type="float" office:value="1" calcext:value-type="float">
            <text:p>1</text:p>
          </table:table-cell>
          <table:table-cell table:style-name="Default" table:formula="of:=IF(OR([.F432]&lt;[.F$549];[.F432]&gt;[.F$550]);&quot;&quot;;[.F432])" office:value-type="float" office:value="0.0142839926750413" calcext:value-type="float">
            <text:p>0,0142839927</text:p>
          </table:table-cell>
          <table:table-cell table:style-name="Default" table:formula="of:=IF(OR([.G432]&lt;[.G$549];[.G432]&gt;[.G$550]);&quot;&quot;;[.G432])" office:value-type="float" office:value="0.281190847117322" calcext:value-type="float">
            <text:p>0,2811908471</text:p>
          </table:table-cell>
          <table:table-cell table:style-name="Default" table:formula="of:=IF(OR([.H432]&lt;[.H$549];[.H432]&gt;[.H$550]);&quot;&quot;;[.H432])">
            <text:p/>
          </table:table-cell>
          <table:table-cell table:style-name="Default" table:formula="of:=IF(OR([.I432]&lt;[.I$549];[.I432]&gt;[.I$550]);&quot;&quot;;[.I432])" office:value-type="float" office:value="0.238702759981571" calcext:value-type="float">
            <text:p>0,23870276</text:p>
          </table:table-cell>
          <table:table-cell table:style-name="Default" table:formula="of:=IF(OR([.J432]&lt;[.J$549];[.J432]&gt;[.J$550]);&quot;&quot;;[.J432])" office:value-type="float" office:value="0.0576052690169489" calcext:value-type="float">
            <text:p>0,057605269</text:p>
          </table:table-cell>
          <table:table-cell table:style-name="Default" table:formula="of:=IF(OR([.K432]&lt;[.K$549];[.K432]&gt;[.K$550]);&quot;&quot;;[.K432])" office:value-type="float" office:value="0.0545887124871918" calcext:value-type="float">
            <text:p>0,0545887125</text:p>
          </table:table-cell>
          <table:table-cell table:style-name="Default" table:formula="of:=IF(OR([.L432]&lt;[.L$549];[.L432]&gt;[.L$550]);&quot;&quot;;[.L432])" office:value-type="float" office:value="0.0236335589280948" calcext:value-type="float">
            <text:p>0,0236335589</text:p>
          </table:table-cell>
          <table:table-cell table:style-name="Default" table:formula="of:=IF(OR([.M432]&lt;[.M$549];[.M432]&gt;[.M$550]);&quot;&quot;;[.M432])" office:value-type="float" office:value="0.245863088284591" calcext:value-type="float">
            <text:p>0,2458630883</text:p>
          </table:table-cell>
          <table:table-cell table:style-name="Default" table:formula="of:=IF(OR([.N432]&lt;[.N$549];[.N432]&gt;[.N$550]);&quot;&quot;;[.N432])" office:value-type="float" office:value="0.0777339980025798" calcext:value-type="float">
            <text:p>0,077733998</text:p>
          </table:table-cell>
          <table:table-cell table:style-name="Default" table:formula="of:=IF(OR([.O432]&lt;[.O$549];[.O432]&gt;[.O$550]);&quot;&quot;;[.O432])" office:value-type="float" office:value="0.27706599547157" calcext:value-type="float">
            <text:p>0,2770659955</text:p>
          </table:table-cell>
          <table:table-cell table:style-name="Default" table:formula="of:=IF(OR([.P432]&lt;[.P$549];[.P432]&gt;[.P$550]);&quot;&quot;;[.P432])" office:value-type="float" office:value="0.025038771419926" calcext:value-type="float">
            <text:p>0,0250387714</text:p>
          </table:table-cell>
          <table:table-cell table:style-name="Default" table:formula="of:=IF(OR([.Q432]&lt;[.Q$549];[.Q432]&gt;[.Q$550]);&quot;&quot;;[.Q432])" office:value-type="float" office:value="0.0168168821450416" calcext:value-type="float">
            <text:p>0,0168168821</text:p>
          </table:table-cell>
          <table:table-cell table:style-name="Default" table:formula="of:=IF(OR([.R432]&lt;[.R$549];[.R432]&gt;[.R$550]);&quot;&quot;;[.R432])" office:value-type="float" office:value="0.0867138577082402" calcext:value-type="float">
            <text:p>0,0867138577</text:p>
          </table:table-cell>
          <table:table-cell table:style-name="Default" table:formula="of:=IF(OR([.S432]&lt;[.S$549];[.S432]&gt;[.S$550]);&quot;&quot;;[.S432])" office:value-type="float" office:value="0.331417695158642" calcext:value-type="float">
            <text:p>0,3314176952</text:p>
          </table:table-cell>
          <table:table-cell table:style-name="Default" table:formula="of:=IF(OR([.T432]&lt;[.T$549];[.T432]&gt;[.T$550]);&quot;&quot;;[.T432])" office:value-type="float" office:value="0.186998404992574" calcext:value-type="float">
            <text:p>0,186998405</text:p>
          </table:table-cell>
          <table:table-cell table:style-name="Default" table:formula="of:=IF(OR([.U432]&lt;[.U$549];[.U432]&gt;[.U$550]);&quot;&quot;;[.U432])" office:value-type="float" office:value="0.252802630462799" calcext:value-type="float">
            <text:p>0,2528026305</text:p>
          </table:table-cell>
          <table:table-cell table:style-name="Default" table:formula="of:=IF(OR([.V432]&lt;[.V$549];[.V432]&gt;[.V$550]);&quot;&quot;;[.V432])" office:value-type="float" office:value="0.248322836785196" calcext:value-type="float">
            <text:p>0,2483228368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Default" table:formula="of:=IF(OR([.B433]&lt;[.B$549];[.B433]&gt;[.B$550]);&quot;&quot;;[.B433])" office:value-type="float" office:value="0.066489360545212" calcext:value-type="float">
            <text:p>0,0664893605</text:p>
          </table:table-cell>
          <table:table-cell table:style-name="Default" table:formula="of:=IF(OR([.C433]&lt;[.C$549];[.C433]&gt;[.C$550]);&quot;&quot;;[.C433])" office:value-type="float" office:value="0.0209388118430861" calcext:value-type="float">
            <text:p>0,0209388118</text:p>
          </table:table-cell>
          <table:table-cell table:style-name="Default" table:formula="of:=IF(OR([.D433]&lt;[.D$549];[.D433]&gt;[.D$550]);&quot;&quot;;[.D433])" office:value-type="float" office:value="0.0228935823487706" calcext:value-type="float">
            <text:p>0,0228935823</text:p>
          </table:table-cell>
          <table:table-cell table:style-name="Default" table:formula="of:=IF(OR([.E433]&lt;[.E$549];[.E433]&gt;[.E$550]);&quot;&quot;;[.E433])" office:value-type="float" office:value="1" calcext:value-type="float">
            <text:p>1</text:p>
          </table:table-cell>
          <table:table-cell table:style-name="Default" table:formula="of:=IF(OR([.F433]&lt;[.F$549];[.F433]&gt;[.F$550]);&quot;&quot;;[.F433])" office:value-type="float" office:value="0.0156379102953019" calcext:value-type="float">
            <text:p>0,0156379103</text:p>
          </table:table-cell>
          <table:table-cell table:style-name="Default" table:formula="of:=IF(OR([.G433]&lt;[.G$549];[.G433]&gt;[.G$550]);&quot;&quot;;[.G433])">
            <text:p/>
          </table:table-cell>
          <table:table-cell table:style-name="Default" table:formula="of:=IF(OR([.H433]&lt;[.H$549];[.H433]&gt;[.H$550]);&quot;&quot;;[.H433])" office:value-type="float" office:value="0.0234082602013249" calcext:value-type="float">
            <text:p>0,0234082602</text:p>
          </table:table-cell>
          <table:table-cell table:style-name="Default" table:formula="of:=IF(OR([.I433]&lt;[.I$549];[.I433]&gt;[.I$550]);&quot;&quot;;[.I433])" office:value-type="float" office:value="0.230243543133494" calcext:value-type="float">
            <text:p>0,2302435431</text:p>
          </table:table-cell>
          <table:table-cell table:style-name="Default" table:formula="of:=IF(OR([.J433]&lt;[.J$549];[.J433]&gt;[.J$550]);&quot;&quot;;[.J433])" office:value-type="float" office:value="0.0604067997119911" calcext:value-type="float">
            <text:p>0,0604067997</text:p>
          </table:table-cell>
          <table:table-cell table:style-name="Default" table:formula="of:=IF(OR([.K433]&lt;[.K$549];[.K433]&gt;[.K$550]);&quot;&quot;;[.K433])">
            <text:p/>
          </table:table-cell>
          <table:table-cell table:style-name="Default" table:formula="of:=IF(OR([.L433]&lt;[.L$549];[.L433]&gt;[.L$550]);&quot;&quot;;[.L433])" office:value-type="float" office:value="0.0245993151838642" calcext:value-type="float">
            <text:p>0,0245993152</text:p>
          </table:table-cell>
          <table:table-cell table:style-name="Default" table:formula="of:=IF(OR([.M433]&lt;[.M$549];[.M433]&gt;[.M$550]);&quot;&quot;;[.M433])" office:value-type="float" office:value="0.248771474575127" calcext:value-type="float">
            <text:p>0,2487714746</text:p>
          </table:table-cell>
          <table:table-cell table:style-name="Default" table:formula="of:=IF(OR([.N433]&lt;[.N$549];[.N433]&gt;[.N$550]);&quot;&quot;;[.N433])" office:value-type="float" office:value="0.0800876631933826" calcext:value-type="float">
            <text:p>0,0800876632</text:p>
          </table:table-cell>
          <table:table-cell table:style-name="Default" table:formula="of:=IF(OR([.O433]&lt;[.O$549];[.O433]&gt;[.O$550]);&quot;&quot;;[.O433])" office:value-type="float" office:value="0.292068528400275" calcext:value-type="float">
            <text:p>0,2920685284</text:p>
          </table:table-cell>
          <table:table-cell table:style-name="Default" table:formula="of:=IF(OR([.P433]&lt;[.P$549];[.P433]&gt;[.P$550]);&quot;&quot;;[.P433])" office:value-type="float" office:value="0.0258918944026143" calcext:value-type="float">
            <text:p>0,0258918944</text:p>
          </table:table-cell>
          <table:table-cell table:style-name="Default" table:formula="of:=IF(OR([.Q433]&lt;[.Q$549];[.Q433]&gt;[.Q$550]);&quot;&quot;;[.Q433])" office:value-type="float" office:value="0.0172622376579661" calcext:value-type="float">
            <text:p>0,0172622377</text:p>
          </table:table-cell>
          <table:table-cell table:style-name="Default" table:formula="of:=IF(OR([.R433]&lt;[.R$549];[.R433]&gt;[.R$550]);&quot;&quot;;[.R433])" office:value-type="float" office:value="0.09393444767843" calcext:value-type="float">
            <text:p>0,0939344477</text:p>
          </table:table-cell>
          <table:table-cell table:style-name="Default" table:formula="of:=IF(OR([.S433]&lt;[.S$549];[.S433]&gt;[.S$550]);&quot;&quot;;[.S433])">
            <text:p/>
          </table:table-cell>
          <table:table-cell table:style-name="Default" table:formula="of:=IF(OR([.T433]&lt;[.T$549];[.T433]&gt;[.T$550]);&quot;&quot;;[.T433])" office:value-type="float" office:value="0.200938720976357" calcext:value-type="float">
            <text:p>0,200938721</text:p>
          </table:table-cell>
          <table:table-cell table:style-name="Default" table:formula="of:=IF(OR([.U433]&lt;[.U$549];[.U433]&gt;[.U$550]);&quot;&quot;;[.U433])">
            <text:p/>
          </table:table-cell>
          <table:table-cell table:style-name="Default" table:formula="of:=IF(OR([.V433]&lt;[.V$549];[.V433]&gt;[.V$550]);&quot;&quot;;[.V433])" office:value-type="float" office:value="0.266285915739186" calcext:value-type="float">
            <text:p>0,2662859157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Default" table:formula="of:=IF(OR([.B434]&lt;[.B$549];[.B434]&gt;[.B$550]);&quot;&quot;;[.B434])" office:value-type="float" office:value="0.0633443474144257" calcext:value-type="float">
            <text:p>0,0633443474</text:p>
          </table:table-cell>
          <table:table-cell table:style-name="Default" table:formula="of:=IF(OR([.C434]&lt;[.C$549];[.C434]&gt;[.C$550]);&quot;&quot;;[.C434])" office:value-type="float" office:value="0.0199824338572259" calcext:value-type="float">
            <text:p>0,0199824339</text:p>
          </table:table-cell>
          <table:table-cell table:style-name="Default" table:formula="of:=IF(OR([.D434]&lt;[.D$549];[.D434]&gt;[.D$550]);&quot;&quot;;[.D434])" office:value-type="float" office:value="0.0194463036191988" calcext:value-type="float">
            <text:p>0,0194463036</text:p>
          </table:table-cell>
          <table:table-cell table:style-name="Default" table:formula="of:=IF(OR([.E434]&lt;[.E$549];[.E434]&gt;[.E$550]);&quot;&quot;;[.E434])" office:value-type="float" office:value="1" calcext:value-type="float">
            <text:p>1</text:p>
          </table:table-cell>
          <table:table-cell table:style-name="Default" table:formula="of:=IF(OR([.F434]&lt;[.F$549];[.F434]&gt;[.F$550]);&quot;&quot;;[.F434])" office:value-type="float" office:value="0.0151393830123192" calcext:value-type="float">
            <text:p>0,015139383</text:p>
          </table:table-cell>
          <table:table-cell table:style-name="Default" table:formula="of:=IF(OR([.G434]&lt;[.G$549];[.G434]&gt;[.G$550]);&quot;&quot;;[.G434])" office:value-type="float" office:value="0.276643364411266" calcext:value-type="float">
            <text:p>0,2766433644</text:p>
          </table:table-cell>
          <table:table-cell table:style-name="Default" table:formula="of:=IF(OR([.H434]&lt;[.H$549];[.H434]&gt;[.H$550]);&quot;&quot;;[.H434])" office:value-type="float" office:value="0.0221929755835325" calcext:value-type="float">
            <text:p>0,0221929756</text:p>
          </table:table-cell>
          <table:table-cell table:style-name="Default" table:formula="of:=IF(OR([.I434]&lt;[.I$549];[.I434]&gt;[.I$550]);&quot;&quot;;[.I434])" office:value-type="float" office:value="0.234215402425012" calcext:value-type="float">
            <text:p>0,2342154024</text:p>
          </table:table-cell>
          <table:table-cell table:style-name="Default" table:formula="of:=IF(OR([.J434]&lt;[.J$549];[.J434]&gt;[.J$550]);&quot;&quot;;[.J434])" office:value-type="float" office:value="0.0584047931266742" calcext:value-type="float">
            <text:p>0,0584047931</text:p>
          </table:table-cell>
          <table:table-cell table:style-name="Default" table:formula="of:=IF(OR([.K434]&lt;[.K$549];[.K434]&gt;[.K$550]);&quot;&quot;;[.K434])" office:value-type="float" office:value="0.0549038684434042" calcext:value-type="float">
            <text:p>0,0549038684</text:p>
          </table:table-cell>
          <table:table-cell table:style-name="Default" table:formula="of:=IF(OR([.L434]&lt;[.L$549];[.L434]&gt;[.L$550]);&quot;&quot;;[.L434])" office:value-type="float" office:value="0.0240346550892391" calcext:value-type="float">
            <text:p>0,0240346551</text:p>
          </table:table-cell>
          <table:table-cell table:style-name="Default" table:formula="of:=IF(OR([.M434]&lt;[.M$549];[.M434]&gt;[.M$550]);&quot;&quot;;[.M434])" office:value-type="float" office:value="0.244034965340709" calcext:value-type="float">
            <text:p>0,2440349653</text:p>
          </table:table-cell>
          <table:table-cell table:style-name="Default" table:formula="of:=IF(OR([.N434]&lt;[.N$549];[.N434]&gt;[.N$550]);&quot;&quot;;[.N434])" office:value-type="float" office:value="0.0761113800931853" calcext:value-type="float">
            <text:p>0,0761113801</text:p>
          </table:table-cell>
          <table:table-cell table:style-name="Default" table:formula="of:=IF(OR([.O434]&lt;[.O$549];[.O434]&gt;[.O$550]);&quot;&quot;;[.O434])" office:value-type="float" office:value="0.286622635273219" calcext:value-type="float">
            <text:p>0,2866226353</text:p>
          </table:table-cell>
          <table:table-cell table:style-name="Default" table:formula="of:=IF(OR([.P434]&lt;[.P$549];[.P434]&gt;[.P$550]);&quot;&quot;;[.P434])" office:value-type="float" office:value="0.0251210430876042" calcext:value-type="float">
            <text:p>0,0251210431</text:p>
          </table:table-cell>
          <table:table-cell table:style-name="Default" table:formula="of:=IF(OR([.Q434]&lt;[.Q$549];[.Q434]&gt;[.Q$550]);&quot;&quot;;[.Q434])" office:value-type="float" office:value="0.0155445912850085" calcext:value-type="float">
            <text:p>0,0155445913</text:p>
          </table:table-cell>
          <table:table-cell table:style-name="Default" table:formula="of:=IF(OR([.R434]&lt;[.R$549];[.R434]&gt;[.R$550]);&quot;&quot;;[.R434])" office:value-type="float" office:value="0.0882391193031863" calcext:value-type="float">
            <text:p>0,0882391193</text:p>
          </table:table-cell>
          <table:table-cell table:style-name="Default" table:formula="of:=IF(OR([.S434]&lt;[.S$549];[.S434]&gt;[.S$550]);&quot;&quot;;[.S434])" office:value-type="float" office:value="0.351075889310216" calcext:value-type="float">
            <text:p>0,3510758893</text:p>
          </table:table-cell>
          <table:table-cell table:style-name="Default" table:formula="of:=IF(OR([.T434]&lt;[.T$549];[.T434]&gt;[.T$550]);&quot;&quot;;[.T434])" office:value-type="float" office:value="0.194327024163465" calcext:value-type="float">
            <text:p>0,1943270242</text:p>
          </table:table-cell>
          <table:table-cell table:style-name="Default" table:formula="of:=IF(OR([.U434]&lt;[.U$549];[.U434]&gt;[.U$550]);&quot;&quot;;[.U434])" office:value-type="float" office:value="0.267192998436877" calcext:value-type="float">
            <text:p>0,2671929984</text:p>
          </table:table-cell>
          <table:table-cell table:style-name="Default" table:formula="of:=IF(OR([.V434]&lt;[.V$549];[.V434]&gt;[.V$550]);&quot;&quot;;[.V434])" office:value-type="float" office:value="0.259320736723511" calcext:value-type="float">
            <text:p>0,2593207367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Default" table:formula="of:=IF(OR([.B435]&lt;[.B$549];[.B435]&gt;[.B$550]);&quot;&quot;;[.B435])" office:value-type="float" office:value="0.0602566766962618" calcext:value-type="float">
            <text:p>0,0602566767</text:p>
          </table:table-cell>
          <table:table-cell table:style-name="Default" table:formula="of:=IF(OR([.C435]&lt;[.C$549];[.C435]&gt;[.C$550]);&quot;&quot;;[.C435])" office:value-type="float" office:value="0.0234320417414051" calcext:value-type="float">
            <text:p>0,0234320417</text:p>
          </table:table-cell>
          <table:table-cell table:style-name="Default" table:formula="of:=IF(OR([.D435]&lt;[.D$549];[.D435]&gt;[.D$550]);&quot;&quot;;[.D435])" office:value-type="float" office:value="0.0220940458224149" calcext:value-type="float">
            <text:p>0,0220940458</text:p>
          </table:table-cell>
          <table:table-cell table:style-name="Default" table:formula="of:=IF(OR([.E435]&lt;[.E$549];[.E435]&gt;[.E$550]);&quot;&quot;;[.E435])" office:value-type="float" office:value="1" calcext:value-type="float">
            <text:p>1</text:p>
          </table:table-cell>
          <table:table-cell table:style-name="Default" table:formula="of:=IF(OR([.F435]&lt;[.F$549];[.F435]&gt;[.F$550]);&quot;&quot;;[.F435])" office:value-type="float" office:value="0.0145246699559442" calcext:value-type="float">
            <text:p>0,01452467</text:p>
          </table:table-cell>
          <table:table-cell table:style-name="Default" table:formula="of:=IF(OR([.G435]&lt;[.G$549];[.G435]&gt;[.G$550]);&quot;&quot;;[.G435])" office:value-type="float" office:value="0.276066070572599" calcext:value-type="float">
            <text:p>0,2760660706</text:p>
          </table:table-cell>
          <table:table-cell table:style-name="Default" table:formula="of:=IF(OR([.H435]&lt;[.H$549];[.H435]&gt;[.H$550]);&quot;&quot;;[.H435])" office:value-type="float" office:value="0.0210193394324999" calcext:value-type="float">
            <text:p>0,0210193394</text:p>
          </table:table-cell>
          <table:table-cell table:style-name="Default" table:formula="of:=IF(OR([.I435]&lt;[.I$549];[.I435]&gt;[.I$550]);&quot;&quot;;[.I435])" office:value-type="float" office:value="0.219071338079999" calcext:value-type="float">
            <text:p>0,2190713381</text:p>
          </table:table-cell>
          <table:table-cell table:style-name="Default" table:formula="of:=IF(OR([.J435]&lt;[.J$549];[.J435]&gt;[.J$550]);&quot;&quot;;[.J435])" office:value-type="float" office:value="0.0548404223778579" calcext:value-type="float">
            <text:p>0,0548404224</text:p>
          </table:table-cell>
          <table:table-cell table:style-name="Default" table:formula="of:=IF(OR([.K435]&lt;[.K$549];[.K435]&gt;[.K$550]);&quot;&quot;;[.K435])" office:value-type="float" office:value="0.0546103907051973" calcext:value-type="float">
            <text:p>0,0546103907</text:p>
          </table:table-cell>
          <table:table-cell table:style-name="Default" table:formula="of:=IF(OR([.L435]&lt;[.L$549];[.L435]&gt;[.L$550]);&quot;&quot;;[.L435])" office:value-type="float" office:value="0.021574642185304" calcext:value-type="float">
            <text:p>0,0215746422</text:p>
          </table:table-cell>
          <table:table-cell table:style-name="Default" table:formula="of:=IF(OR([.M435]&lt;[.M$549];[.M435]&gt;[.M$550]);&quot;&quot;;[.M435])" office:value-type="float" office:value="0.225020521484069" calcext:value-type="float">
            <text:p>0,2250205215</text:p>
          </table:table-cell>
          <table:table-cell table:style-name="Default" table:formula="of:=IF(OR([.N435]&lt;[.N$549];[.N435]&gt;[.N$550]);&quot;&quot;;[.N435])" office:value-type="float" office:value="0.0772677951212155" calcext:value-type="float">
            <text:p>0,0772677951</text:p>
          </table:table-cell>
          <table:table-cell table:style-name="Default" table:formula="of:=IF(OR([.O435]&lt;[.O$549];[.O435]&gt;[.O$550]);&quot;&quot;;[.O435])" office:value-type="float" office:value="0.276970503781029" calcext:value-type="float">
            <text:p>0,2769705038</text:p>
          </table:table-cell>
          <table:table-cell table:style-name="Default" table:formula="of:=IF(OR([.P435]&lt;[.P$549];[.P435]&gt;[.P$550]);&quot;&quot;;[.P435])" office:value-type="float" office:value="0.0240760467849778" calcext:value-type="float">
            <text:p>0,0240760468</text:p>
          </table:table-cell>
          <table:table-cell table:style-name="Default" table:formula="of:=IF(OR([.Q435]&lt;[.Q$549];[.Q435]&gt;[.Q$550]);&quot;&quot;;[.Q435])" office:value-type="float" office:value="0.0152452385028515" calcext:value-type="float">
            <text:p>0,0152452385</text:p>
          </table:table-cell>
          <table:table-cell table:style-name="Default" table:formula="of:=IF(OR([.R435]&lt;[.R$549];[.R435]&gt;[.R$550]);&quot;&quot;;[.R435])" office:value-type="float" office:value="0.0861183468164484" calcext:value-type="float">
            <text:p>0,0861183468</text:p>
          </table:table-cell>
          <table:table-cell table:style-name="Default" table:formula="of:=IF(OR([.S435]&lt;[.S$549];[.S435]&gt;[.S$550]);&quot;&quot;;[.S435])" office:value-type="float" office:value="0.330362140418412" calcext:value-type="float">
            <text:p>0,3303621404</text:p>
          </table:table-cell>
          <table:table-cell table:style-name="Default" table:formula="of:=IF(OR([.T435]&lt;[.T$549];[.T435]&gt;[.T$550]);&quot;&quot;;[.T435])" office:value-type="float" office:value="0.182374639121443" calcext:value-type="float">
            <text:p>0,1823746391</text:p>
          </table:table-cell>
          <table:table-cell table:style-name="Default" table:formula="of:=IF(OR([.U435]&lt;[.U$549];[.U435]&gt;[.U$550]);&quot;&quot;;[.U435])" office:value-type="float" office:value="0.256547978892993" calcext:value-type="float">
            <text:p>0,2565479789</text:p>
          </table:table-cell>
          <table:table-cell table:style-name="Default" table:formula="of:=IF(OR([.V435]&lt;[.V$549];[.V435]&gt;[.V$550]);&quot;&quot;;[.V435])" office:value-type="float" office:value="0.249660983366362" calcext:value-type="float">
            <text:p>0,2496609834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 table:formula="of:=IF(OR([.B436]&lt;[.B$549];[.B436]&gt;[.B$550]);&quot;&quot;;[.B436])" office:value-type="float" office:value="0.0659699656250152" calcext:value-type="float">
            <text:p>0,0659699656</text:p>
          </table:table-cell>
          <table:table-cell table:style-name="Default" table:formula="of:=IF(OR([.C436]&lt;[.C$549];[.C436]&gt;[.C$550]);&quot;&quot;;[.C436])" office:value-type="float" office:value="0.0203758951359458" calcext:value-type="float">
            <text:p>0,0203758951</text:p>
          </table:table-cell>
          <table:table-cell table:style-name="Default" table:formula="of:=IF(OR([.D436]&lt;[.D$549];[.D436]&gt;[.D$550]);&quot;&quot;;[.D436])" office:value-type="float" office:value="0.0188498739195828" calcext:value-type="float">
            <text:p>0,0188498739</text:p>
          </table:table-cell>
          <table:table-cell table:style-name="Default" table:formula="of:=IF(OR([.E436]&lt;[.E$549];[.E436]&gt;[.E$550]);&quot;&quot;;[.E436])" office:value-type="float" office:value="1" calcext:value-type="float">
            <text:p>1</text:p>
          </table:table-cell>
          <table:table-cell table:style-name="Default" table:formula="of:=IF(OR([.F436]&lt;[.F$549];[.F436]&gt;[.F$550]);&quot;&quot;;[.F436])" office:value-type="float" office:value="0.0116241988178287" calcext:value-type="float">
            <text:p>0,0116241988</text:p>
          </table:table-cell>
          <table:table-cell table:style-name="Default" table:formula="of:=IF(OR([.G436]&lt;[.G$549];[.G436]&gt;[.G$550]);&quot;&quot;;[.G436])" office:value-type="float" office:value="0.284480273504622" calcext:value-type="float">
            <text:p>0,2844802735</text:p>
          </table:table-cell>
          <table:table-cell table:style-name="Default" table:formula="of:=IF(OR([.H436]&lt;[.H$549];[.H436]&gt;[.H$550]);&quot;&quot;;[.H436])" office:value-type="float" office:value="0.021331258589028" calcext:value-type="float">
            <text:p>0,0213312586</text:p>
          </table:table-cell>
          <table:table-cell table:style-name="Default" table:formula="of:=IF(OR([.I436]&lt;[.I$549];[.I436]&gt;[.I$550]);&quot;&quot;;[.I436])" office:value-type="float" office:value="0.232324048023385" calcext:value-type="float">
            <text:p>0,232324048</text:p>
          </table:table-cell>
          <table:table-cell table:style-name="Default" table:formula="of:=IF(OR([.J436]&lt;[.J$549];[.J436]&gt;[.J$550]);&quot;&quot;;[.J436])" office:value-type="float" office:value="0.0552666024755319" calcext:value-type="float">
            <text:p>0,0552666025</text:p>
          </table:table-cell>
          <table:table-cell table:style-name="Default" table:formula="of:=IF(OR([.K436]&lt;[.K$549];[.K436]&gt;[.K$550]);&quot;&quot;;[.K436])" office:value-type="float" office:value="0.0522385487243319" calcext:value-type="float">
            <text:p>0,0522385487</text:p>
          </table:table-cell>
          <table:table-cell table:style-name="Default" table:formula="of:=IF(OR([.L436]&lt;[.L$549];[.L436]&gt;[.L$550]);&quot;&quot;;[.L436])" office:value-type="float" office:value="0.0224882861335371" calcext:value-type="float">
            <text:p>0,0224882861</text:p>
          </table:table-cell>
          <table:table-cell table:style-name="Default" table:formula="of:=IF(OR([.M436]&lt;[.M$549];[.M436]&gt;[.M$550]);&quot;&quot;;[.M436])" office:value-type="float" office:value="0.224963013091181" calcext:value-type="float">
            <text:p>0,2249630131</text:p>
          </table:table-cell>
          <table:table-cell table:style-name="Default" table:formula="of:=IF(OR([.N436]&lt;[.N$549];[.N436]&gt;[.N$550]);&quot;&quot;;[.N436])" office:value-type="float" office:value="0.0752070859882134" calcext:value-type="float">
            <text:p>0,075207086</text:p>
          </table:table-cell>
          <table:table-cell table:style-name="Default" table:formula="of:=IF(OR([.O436]&lt;[.O$549];[.O436]&gt;[.O$550]);&quot;&quot;;[.O436])" office:value-type="float" office:value="0.272059980162384" calcext:value-type="float">
            <text:p>0,2720599802</text:p>
          </table:table-cell>
          <table:table-cell table:style-name="Default" table:formula="of:=IF(OR([.P436]&lt;[.P$549];[.P436]&gt;[.P$550]);&quot;&quot;;[.P436])" office:value-type="float" office:value="0.0244524475435749" calcext:value-type="float">
            <text:p>0,0244524475</text:p>
          </table:table-cell>
          <table:table-cell table:style-name="Default" table:formula="of:=IF(OR([.Q436]&lt;[.Q$549];[.Q436]&gt;[.Q$550]);&quot;&quot;;[.Q436])" office:value-type="float" office:value="0.0150193930868121" calcext:value-type="float">
            <text:p>0,0150193931</text:p>
          </table:table-cell>
          <table:table-cell table:style-name="Default" table:formula="of:=IF(OR([.R436]&lt;[.R$549];[.R436]&gt;[.R$550]);&quot;&quot;;[.R436])" office:value-type="float" office:value="0.0848588126252954" calcext:value-type="float">
            <text:p>0,0848588126</text:p>
          </table:table-cell>
          <table:table-cell table:style-name="Default" table:formula="of:=IF(OR([.S436]&lt;[.S$549];[.S436]&gt;[.S$550]);&quot;&quot;;[.S436])" office:value-type="float" office:value="0.331347529054386" calcext:value-type="float">
            <text:p>0,3313475291</text:p>
          </table:table-cell>
          <table:table-cell table:style-name="Default" table:formula="of:=IF(OR([.T436]&lt;[.T$549];[.T436]&gt;[.T$550]);&quot;&quot;;[.T436])" office:value-type="float" office:value="0.182803576082571" calcext:value-type="float">
            <text:p>0,1828035761</text:p>
          </table:table-cell>
          <table:table-cell table:style-name="Default" table:formula="of:=IF(OR([.U436]&lt;[.U$549];[.U436]&gt;[.U$550]);&quot;&quot;;[.U436])" office:value-type="float" office:value="0.25698258221626" calcext:value-type="float">
            <text:p>0,2569825822</text:p>
          </table:table-cell>
          <table:table-cell table:style-name="Default" table:formula="of:=IF(OR([.V436]&lt;[.V$549];[.V436]&gt;[.V$550]);&quot;&quot;;[.V436])" office:value-type="float" office:value="0.24069265305586" calcext:value-type="float">
            <text:p>0,2406926531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Default" table:formula="of:=IF(OR([.B437]&lt;[.B$549];[.B437]&gt;[.B$550]);&quot;&quot;;[.B437])" office:value-type="float" office:value="0.0633090230729942" calcext:value-type="float">
            <text:p>0,0633090231</text:p>
          </table:table-cell>
          <table:table-cell table:style-name="Default" table:formula="of:=IF(OR([.C437]&lt;[.C$549];[.C437]&gt;[.C$550]);&quot;&quot;;[.C437])" office:value-type="float" office:value="0.0188703178690149" calcext:value-type="float">
            <text:p>0,0188703179</text:p>
          </table:table-cell>
          <table:table-cell table:style-name="Default" table:formula="of:=IF(OR([.D437]&lt;[.D$549];[.D437]&gt;[.D$550]);&quot;&quot;;[.D437])" office:value-type="float" office:value="0.0210036935115468" calcext:value-type="float">
            <text:p>0,0210036935</text:p>
          </table:table-cell>
          <table:table-cell table:style-name="Default" table:formula="of:=IF(OR([.E437]&lt;[.E$549];[.E437]&gt;[.E$550]);&quot;&quot;;[.E437])" office:value-type="float" office:value="1" calcext:value-type="float">
            <text:p>1</text:p>
          </table:table-cell>
          <table:table-cell table:style-name="Default" table:formula="of:=IF(OR([.F437]&lt;[.F$549];[.F437]&gt;[.F$550]);&quot;&quot;;[.F437])" office:value-type="float" office:value="0.012363063804378" calcext:value-type="float">
            <text:p>0,0123630638</text:p>
          </table:table-cell>
          <table:table-cell table:style-name="Default" table:formula="of:=IF(OR([.G437]&lt;[.G$549];[.G437]&gt;[.G$550]);&quot;&quot;;[.G437])" office:value-type="float" office:value="0.286306316481301" calcext:value-type="float">
            <text:p>0,2863063165</text:p>
          </table:table-cell>
          <table:table-cell table:style-name="Default" table:formula="of:=IF(OR([.H437]&lt;[.H$549];[.H437]&gt;[.H$550]);&quot;&quot;;[.H437])" office:value-type="float" office:value="0.0199796552005612" calcext:value-type="float">
            <text:p>0,0199796552</text:p>
          </table:table-cell>
          <table:table-cell table:style-name="Default" table:formula="of:=IF(OR([.I437]&lt;[.I$549];[.I437]&gt;[.I$550]);&quot;&quot;;[.I437])" office:value-type="float" office:value="0.238929745774809" calcext:value-type="float">
            <text:p>0,2389297458</text:p>
          </table:table-cell>
          <table:table-cell table:style-name="Default" table:formula="of:=IF(OR([.J437]&lt;[.J$549];[.J437]&gt;[.J$550]);&quot;&quot;;[.J437])" office:value-type="float" office:value="0.0549525141939607" calcext:value-type="float">
            <text:p>0,0549525142</text:p>
          </table:table-cell>
          <table:table-cell table:style-name="Default" table:formula="of:=IF(OR([.K437]&lt;[.K$549];[.K437]&gt;[.K$550]);&quot;&quot;;[.K437])" office:value-type="float" office:value="0.0561493298045769" calcext:value-type="float">
            <text:p>0,0561493298</text:p>
          </table:table-cell>
          <table:table-cell table:style-name="Default" table:formula="of:=IF(OR([.L437]&lt;[.L$549];[.L437]&gt;[.L$550]);&quot;&quot;;[.L437])" office:value-type="float" office:value="0.0213940176606162" calcext:value-type="float">
            <text:p>0,0213940177</text:p>
          </table:table-cell>
          <table:table-cell table:style-name="Default" table:formula="of:=IF(OR([.M437]&lt;[.M$549];[.M437]&gt;[.M$550]);&quot;&quot;;[.M437])" office:value-type="float" office:value="0.235970893065348" calcext:value-type="float">
            <text:p>0,2359708931</text:p>
          </table:table-cell>
          <table:table-cell table:style-name="Default" table:formula="of:=IF(OR([.N437]&lt;[.N$549];[.N437]&gt;[.N$550]);&quot;&quot;;[.N437])" office:value-type="float" office:value="0.0785568211099276" calcext:value-type="float">
            <text:p>0,0785568211</text:p>
          </table:table-cell>
          <table:table-cell table:style-name="Default" table:formula="of:=IF(OR([.O437]&lt;[.O$549];[.O437]&gt;[.O$550]);&quot;&quot;;[.O437])" office:value-type="float" office:value="0.279165525911692" calcext:value-type="float">
            <text:p>0,2791655259</text:p>
          </table:table-cell>
          <table:table-cell table:style-name="Default" table:formula="of:=IF(OR([.P437]&lt;[.P$549];[.P437]&gt;[.P$550]);&quot;&quot;;[.P437])" office:value-type="float" office:value="0.0249416136376481" calcext:value-type="float">
            <text:p>0,0249416136</text:p>
          </table:table-cell>
          <table:table-cell table:style-name="Default" table:formula="of:=IF(OR([.Q437]&lt;[.Q$549];[.Q437]&gt;[.Q$550]);&quot;&quot;;[.Q437])" office:value-type="float" office:value="0.0151716898022593" calcext:value-type="float">
            <text:p>0,0151716898</text:p>
          </table:table-cell>
          <table:table-cell table:style-name="Default" table:formula="of:=IF(OR([.R437]&lt;[.R$549];[.R437]&gt;[.R$550]);&quot;&quot;;[.R437])" office:value-type="float" office:value="0.0868844785013069" calcext:value-type="float">
            <text:p>0,0868844785</text:p>
          </table:table-cell>
          <table:table-cell table:style-name="Default" table:formula="of:=IF(OR([.S437]&lt;[.S$549];[.S437]&gt;[.S$550]);&quot;&quot;;[.S437])" office:value-type="float" office:value="0.334690083620518" calcext:value-type="float">
            <text:p>0,3346900836</text:p>
          </table:table-cell>
          <table:table-cell table:style-name="Default" table:formula="of:=IF(OR([.T437]&lt;[.T$549];[.T437]&gt;[.T$550]);&quot;&quot;;[.T437])" office:value-type="float" office:value="0.19351464985214" calcext:value-type="float">
            <text:p>0,1935146499</text:p>
          </table:table-cell>
          <table:table-cell table:style-name="Default" table:formula="of:=IF(OR([.U437]&lt;[.U$549];[.U437]&gt;[.U$550]);&quot;&quot;;[.U437])" office:value-type="float" office:value="0.26108350743319" calcext:value-type="float">
            <text:p>0,2610835074</text:p>
          </table:table-cell>
          <table:table-cell table:style-name="Default" table:formula="of:=IF(OR([.V437]&lt;[.V$549];[.V437]&gt;[.V$550]);&quot;&quot;;[.V437])" office:value-type="float" office:value="0.251561474253221" calcext:value-type="float">
            <text:p>0,2515614743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Default" table:formula="of:=IF(OR([.B438]&lt;[.B$549];[.B438]&gt;[.B$550]);&quot;&quot;;[.B438])" office:value-type="float" office:value="0.0609102501596646" calcext:value-type="float">
            <text:p>0,0609102502</text:p>
          </table:table-cell>
          <table:table-cell table:style-name="Default" table:formula="of:=IF(OR([.C438]&lt;[.C$549];[.C438]&gt;[.C$550]);&quot;&quot;;[.C438])" office:value-type="float" office:value="0.0186271704951356" calcext:value-type="float">
            <text:p>0,0186271705</text:p>
          </table:table-cell>
          <table:table-cell table:style-name="Default" table:formula="of:=IF(OR([.D438]&lt;[.D$549];[.D438]&gt;[.D$550]);&quot;&quot;;[.D438])" office:value-type="float" office:value="0.024974524797125" calcext:value-type="float">
            <text:p>0,0249745248</text:p>
          </table:table-cell>
          <table:table-cell table:style-name="Default" table:formula="of:=IF(OR([.E438]&lt;[.E$549];[.E438]&gt;[.E$550]);&quot;&quot;;[.E438])" office:value-type="float" office:value="1" calcext:value-type="float">
            <text:p>1</text:p>
          </table:table-cell>
          <table:table-cell table:style-name="Default" table:formula="of:=IF(OR([.F438]&lt;[.F$549];[.F438]&gt;[.F$550]);&quot;&quot;;[.F438])" office:value-type="float" office:value="0.0124984792432705" calcext:value-type="float">
            <text:p>0,0124984792</text:p>
          </table:table-cell>
          <table:table-cell table:style-name="Default" table:formula="of:=IF(OR([.G438]&lt;[.G$549];[.G438]&gt;[.G$550]);&quot;&quot;;[.G438])" office:value-type="float" office:value="0.271261487512048" calcext:value-type="float">
            <text:p>0,2712614875</text:p>
          </table:table-cell>
          <table:table-cell table:style-name="Default" table:formula="of:=IF(OR([.H438]&lt;[.H$549];[.H438]&gt;[.H$550]);&quot;&quot;;[.H438])" office:value-type="float" office:value="0.0205998126227876" calcext:value-type="float">
            <text:p>0,0205998126</text:p>
          </table:table-cell>
          <table:table-cell table:style-name="Default" table:formula="of:=IF(OR([.I438]&lt;[.I$549];[.I438]&gt;[.I$550]);&quot;&quot;;[.I438])" office:value-type="float" office:value="0.228393716435406" calcext:value-type="float">
            <text:p>0,2283937164</text:p>
          </table:table-cell>
          <table:table-cell table:style-name="Default" table:formula="of:=IF(OR([.J438]&lt;[.J$549];[.J438]&gt;[.J$550]);&quot;&quot;;[.J438])" office:value-type="float" office:value="0.0567924429821496" calcext:value-type="float">
            <text:p>0,056792443</text:p>
          </table:table-cell>
          <table:table-cell table:style-name="Default" table:formula="of:=IF(OR([.K438]&lt;[.K$549];[.K438]&gt;[.K$550]);&quot;&quot;;[.K438])" office:value-type="float" office:value="0.053795630374064" calcext:value-type="float">
            <text:p>0,0537956304</text:p>
          </table:table-cell>
          <table:table-cell table:style-name="Default" table:formula="of:=IF(OR([.L438]&lt;[.L$549];[.L438]&gt;[.L$550]);&quot;&quot;;[.L438])" office:value-type="float" office:value="0.0228605242574794" calcext:value-type="float">
            <text:p>0,0228605243</text:p>
          </table:table-cell>
          <table:table-cell table:style-name="Default" table:formula="of:=IF(OR([.M438]&lt;[.M$549];[.M438]&gt;[.M$550]);&quot;&quot;;[.M438])" office:value-type="float" office:value="0.231167417319008" calcext:value-type="float">
            <text:p>0,2311674173</text:p>
          </table:table-cell>
          <table:table-cell table:style-name="Default" table:formula="of:=IF(OR([.N438]&lt;[.N$549];[.N438]&gt;[.N$550]);&quot;&quot;;[.N438])" office:value-type="float" office:value="0.0762237767894055" calcext:value-type="float">
            <text:p>0,0762237768</text:p>
          </table:table-cell>
          <table:table-cell table:style-name="Default" table:formula="of:=IF(OR([.O438]&lt;[.O$549];[.O438]&gt;[.O$550]);&quot;&quot;;[.O438])" office:value-type="float" office:value="0.272033962940497" calcext:value-type="float">
            <text:p>0,2720339629</text:p>
          </table:table-cell>
          <table:table-cell table:style-name="Default" table:formula="of:=IF(OR([.P438]&lt;[.P$549];[.P438]&gt;[.P$550]);&quot;&quot;;[.P438])" office:value-type="float" office:value="0.0227015614656683" calcext:value-type="float">
            <text:p>0,0227015615</text:p>
          </table:table-cell>
          <table:table-cell table:style-name="Default" table:formula="of:=IF(OR([.Q438]&lt;[.Q$549];[.Q438]&gt;[.Q$550]);&quot;&quot;;[.Q438])" office:value-type="float" office:value="0.0159623907642285" calcext:value-type="float">
            <text:p>0,0159623908</text:p>
          </table:table-cell>
          <table:table-cell table:style-name="Default" table:formula="of:=IF(OR([.R438]&lt;[.R$549];[.R438]&gt;[.R$550]);&quot;&quot;;[.R438])" office:value-type="float" office:value="0.0863348285478523" calcext:value-type="float">
            <text:p>0,0863348285</text:p>
          </table:table-cell>
          <table:table-cell table:style-name="Default" table:formula="of:=IF(OR([.S438]&lt;[.S$549];[.S438]&gt;[.S$550]);&quot;&quot;;[.S438])" office:value-type="float" office:value="0.341549459957101" calcext:value-type="float">
            <text:p>0,34154946</text:p>
          </table:table-cell>
          <table:table-cell table:style-name="Default" table:formula="of:=IF(OR([.T438]&lt;[.T$549];[.T438]&gt;[.T$550]);&quot;&quot;;[.T438])" office:value-type="float" office:value="0.187823221766131" calcext:value-type="float">
            <text:p>0,1878232218</text:p>
          </table:table-cell>
          <table:table-cell table:style-name="Default" table:formula="of:=IF(OR([.U438]&lt;[.U$549];[.U438]&gt;[.U$550]);&quot;&quot;;[.U438])" office:value-type="float" office:value="0.253658368548833" calcext:value-type="float">
            <text:p>0,2536583685</text:p>
          </table:table-cell>
          <table:table-cell table:style-name="Default" table:formula="of:=IF(OR([.V438]&lt;[.V$549];[.V438]&gt;[.V$550]);&quot;&quot;;[.V438])" office:value-type="float" office:value="0.250070500783228" calcext:value-type="float">
            <text:p>0,2500705008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Default" table:formula="of:=IF(OR([.B439]&lt;[.B$549];[.B439]&gt;[.B$550]);&quot;&quot;;[.B439])" office:value-type="float" office:value="0.0612783018640354" calcext:value-type="float">
            <text:p>0,0612783019</text:p>
          </table:table-cell>
          <table:table-cell table:style-name="Default" table:formula="of:=IF(OR([.C439]&lt;[.C$549];[.C439]&gt;[.C$550]);&quot;&quot;;[.C439])" office:value-type="float" office:value="0.0182811646566914" calcext:value-type="float">
            <text:p>0,0182811647</text:p>
          </table:table-cell>
          <table:table-cell table:style-name="Default" table:formula="of:=IF(OR([.D439]&lt;[.D$549];[.D439]&gt;[.D$550]);&quot;&quot;;[.D439])" office:value-type="float" office:value="0.0167596019997346" calcext:value-type="float">
            <text:p>0,016759602</text:p>
          </table:table-cell>
          <table:table-cell table:style-name="Default" table:formula="of:=IF(OR([.E439]&lt;[.E$549];[.E439]&gt;[.E$550]);&quot;&quot;;[.E439])" office:value-type="float" office:value="1" calcext:value-type="float">
            <text:p>1</text:p>
          </table:table-cell>
          <table:table-cell table:style-name="Default" table:formula="of:=IF(OR([.F439]&lt;[.F$549];[.F439]&gt;[.F$550]);&quot;&quot;;[.F439])" office:value-type="float" office:value="0.0121038694563926" calcext:value-type="float">
            <text:p>0,0121038695</text:p>
          </table:table-cell>
          <table:table-cell table:style-name="Default" table:formula="of:=IF(OR([.G439]&lt;[.G$549];[.G439]&gt;[.G$550]);&quot;&quot;;[.G439])" office:value-type="float" office:value="0.26918436194535" calcext:value-type="float">
            <text:p>0,2691843619</text:p>
          </table:table-cell>
          <table:table-cell table:style-name="Default" table:formula="of:=IF(OR([.H439]&lt;[.H$549];[.H439]&gt;[.H$550]);&quot;&quot;;[.H439])">
            <text:p/>
          </table:table-cell>
          <table:table-cell table:style-name="Default" table:formula="of:=IF(OR([.I439]&lt;[.I$549];[.I439]&gt;[.I$550]);&quot;&quot;;[.I439])" office:value-type="float" office:value="0.216177743455763" calcext:value-type="float">
            <text:p>0,2161777435</text:p>
          </table:table-cell>
          <table:table-cell table:style-name="Default" table:formula="of:=IF(OR([.J439]&lt;[.J$549];[.J439]&gt;[.J$550]);&quot;&quot;;[.J439])" office:value-type="float" office:value="0.0565481528244801" calcext:value-type="float">
            <text:p>0,0565481528</text:p>
          </table:table-cell>
          <table:table-cell table:style-name="Default" table:formula="of:=IF(OR([.K439]&lt;[.K$549];[.K439]&gt;[.K$550]);&quot;&quot;;[.K439])" office:value-type="float" office:value="0.0527714951493091" calcext:value-type="float">
            <text:p>0,0527714951</text:p>
          </table:table-cell>
          <table:table-cell table:style-name="Default" table:formula="of:=IF(OR([.L439]&lt;[.L$549];[.L439]&gt;[.L$550]);&quot;&quot;;[.L439])" office:value-type="float" office:value="0.0209642569898695" calcext:value-type="float">
            <text:p>0,020964257</text:p>
          </table:table-cell>
          <table:table-cell table:style-name="Default" table:formula="of:=IF(OR([.M439]&lt;[.M$549];[.M439]&gt;[.M$550]);&quot;&quot;;[.M439])" office:value-type="float" office:value="0.218311769684937" calcext:value-type="float">
            <text:p>0,2183117697</text:p>
          </table:table-cell>
          <table:table-cell table:style-name="Default" table:formula="of:=IF(OR([.N439]&lt;[.N$549];[.N439]&gt;[.N$550]);&quot;&quot;;[.N439])" office:value-type="float" office:value="0.0718820495139145" calcext:value-type="float">
            <text:p>0,0718820495</text:p>
          </table:table-cell>
          <table:table-cell table:style-name="Default" table:formula="of:=IF(OR([.O439]&lt;[.O$549];[.O439]&gt;[.O$550]);&quot;&quot;;[.O439])" office:value-type="float" office:value="0.266655934141202" calcext:value-type="float">
            <text:p>0,2666559341</text:p>
          </table:table-cell>
          <table:table-cell table:style-name="Default" table:formula="of:=IF(OR([.P439]&lt;[.P$549];[.P439]&gt;[.P$550]);&quot;&quot;;[.P439])" office:value-type="float" office:value="0.0233818855985543" calcext:value-type="float">
            <text:p>0,0233818856</text:p>
          </table:table-cell>
          <table:table-cell table:style-name="Default" table:formula="of:=IF(OR([.Q439]&lt;[.Q$549];[.Q439]&gt;[.Q$550]);&quot;&quot;;[.Q439])" office:value-type="float" office:value="0.0147935310506841" calcext:value-type="float">
            <text:p>0,0147935311</text:p>
          </table:table-cell>
          <table:table-cell table:style-name="Default" table:formula="of:=IF(OR([.R439]&lt;[.R$549];[.R439]&gt;[.R$550]);&quot;&quot;;[.R439])" office:value-type="float" office:value="0.0845050076973941" calcext:value-type="float">
            <text:p>0,0845050077</text:p>
          </table:table-cell>
          <table:table-cell table:style-name="Default" table:formula="of:=IF(OR([.S439]&lt;[.S$549];[.S439]&gt;[.S$550]);&quot;&quot;;[.S439])" office:value-type="float" office:value="0.327909258761111" calcext:value-type="float">
            <text:p>0,3279092588</text:p>
          </table:table-cell>
          <table:table-cell table:style-name="Default" table:formula="of:=IF(OR([.T439]&lt;[.T$549];[.T439]&gt;[.T$550]);&quot;&quot;;[.T439])" office:value-type="float" office:value="0.184037393405249" calcext:value-type="float">
            <text:p>0,1840373934</text:p>
          </table:table-cell>
          <table:table-cell table:style-name="Default" table:formula="of:=IF(OR([.U439]&lt;[.U$549];[.U439]&gt;[.U$550]);&quot;&quot;;[.U439])" office:value-type="float" office:value="0.253041286857595" calcext:value-type="float">
            <text:p>0,2530412869</text:p>
          </table:table-cell>
          <table:table-cell table:style-name="Default" table:formula="of:=IF(OR([.V439]&lt;[.V$549];[.V439]&gt;[.V$550]);&quot;&quot;;[.V439])" office:value-type="float" office:value="0.242349855380234" calcext:value-type="float">
            <text:p>0,2423498554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Default" table:formula="of:=IF(OR([.B440]&lt;[.B$549];[.B440]&gt;[.B$550]);&quot;&quot;;[.B440])" office:value-type="float" office:value="0.0638073757983358" calcext:value-type="float">
            <text:p>0,0638073758</text:p>
          </table:table-cell>
          <table:table-cell table:style-name="Default" table:formula="of:=IF(OR([.C440]&lt;[.C$549];[.C440]&gt;[.C$550]);&quot;&quot;;[.C440])" office:value-type="float" office:value="0.0189144124636478" calcext:value-type="float">
            <text:p>0,0189144125</text:p>
          </table:table-cell>
          <table:table-cell table:style-name="Default" table:formula="of:=IF(OR([.D440]&lt;[.D$549];[.D440]&gt;[.D$550]);&quot;&quot;;[.D440])" office:value-type="float" office:value="0.0145223307595922" calcext:value-type="float">
            <text:p>0,0145223308</text:p>
          </table:table-cell>
          <table:table-cell table:style-name="Default" table:formula="of:=IF(OR([.E440]&lt;[.E$549];[.E440]&gt;[.E$550]);&quot;&quot;;[.E440])" office:value-type="float" office:value="1" calcext:value-type="float">
            <text:p>1</text:p>
          </table:table-cell>
          <table:table-cell table:style-name="Default" table:formula="of:=IF(OR([.F440]&lt;[.F$549];[.F440]&gt;[.F$550]);&quot;&quot;;[.F440])" office:value-type="float" office:value="0.0094583433632537" calcext:value-type="float">
            <text:p>0,0094583434</text:p>
          </table:table-cell>
          <table:table-cell table:style-name="Default" table:formula="of:=IF(OR([.G440]&lt;[.G$549];[.G440]&gt;[.G$550]);&quot;&quot;;[.G440])" office:value-type="float" office:value="0.285763326763409" calcext:value-type="float">
            <text:p>0,2857633268</text:p>
          </table:table-cell>
          <table:table-cell table:style-name="Default" table:formula="of:=IF(OR([.H440]&lt;[.H$549];[.H440]&gt;[.H$550]);&quot;&quot;;[.H440])" office:value-type="float" office:value="0.0233210241804176" calcext:value-type="float">
            <text:p>0,0233210242</text:p>
          </table:table-cell>
          <table:table-cell table:style-name="Default" table:formula="of:=IF(OR([.I440]&lt;[.I$549];[.I440]&gt;[.I$550]);&quot;&quot;;[.I440])" office:value-type="float" office:value="0.237129719051212" calcext:value-type="float">
            <text:p>0,2371297191</text:p>
          </table:table-cell>
          <table:table-cell table:style-name="Default" table:formula="of:=IF(OR([.J440]&lt;[.J$549];[.J440]&gt;[.J$550]);&quot;&quot;;[.J440])">
            <text:p/>
          </table:table-cell>
          <table:table-cell table:style-name="Default" table:formula="of:=IF(OR([.K440]&lt;[.K$549];[.K440]&gt;[.K$550]);&quot;&quot;;[.K440])" office:value-type="float" office:value="0.0589869745890546" calcext:value-type="float">
            <text:p>0,0589869746</text:p>
          </table:table-cell>
          <table:table-cell table:style-name="Default" table:formula="of:=IF(OR([.L440]&lt;[.L$549];[.L440]&gt;[.L$550]);&quot;&quot;;[.L440])" office:value-type="float" office:value="0.0233296411096967" calcext:value-type="float">
            <text:p>0,0233296411</text:p>
          </table:table-cell>
          <table:table-cell table:style-name="Default" table:formula="of:=IF(OR([.M440]&lt;[.M$549];[.M440]&gt;[.M$550]);&quot;&quot;;[.M440])" office:value-type="float" office:value="0.235107457151245" calcext:value-type="float">
            <text:p>0,2351074572</text:p>
          </table:table-cell>
          <table:table-cell table:style-name="Default" table:formula="of:=IF(OR([.N440]&lt;[.N$549];[.N440]&gt;[.N$550]);&quot;&quot;;[.N440])" office:value-type="float" office:value="0.0762009965213381" calcext:value-type="float">
            <text:p>0,0762009965</text:p>
          </table:table-cell>
          <table:table-cell table:style-name="Default" table:formula="of:=IF(OR([.O440]&lt;[.O$549];[.O440]&gt;[.O$550]);&quot;&quot;;[.O440])" office:value-type="float" office:value="0.283796316816137" calcext:value-type="float">
            <text:p>0,2837963168</text:p>
          </table:table-cell>
          <table:table-cell table:style-name="Default" table:formula="of:=IF(OR([.P440]&lt;[.P$549];[.P440]&gt;[.P$550]);&quot;&quot;;[.P440])" office:value-type="float" office:value="0.0249854560890128" calcext:value-type="float">
            <text:p>0,0249854561</text:p>
          </table:table-cell>
          <table:table-cell table:style-name="Default" table:formula="of:=IF(OR([.Q440]&lt;[.Q$549];[.Q440]&gt;[.Q$550]);&quot;&quot;;[.Q440])" office:value-type="float" office:value="0.0167930306073833" calcext:value-type="float">
            <text:p>0,0167930306</text:p>
          </table:table-cell>
          <table:table-cell table:style-name="Default" table:formula="of:=IF(OR([.R440]&lt;[.R$549];[.R440]&gt;[.R$550]);&quot;&quot;;[.R440])" office:value-type="float" office:value="0.0928997968375718" calcext:value-type="float">
            <text:p>0,0928997968</text:p>
          </table:table-cell>
          <table:table-cell table:style-name="Default" table:formula="of:=IF(OR([.S440]&lt;[.S$549];[.S440]&gt;[.S$550]);&quot;&quot;;[.S440])" office:value-type="float" office:value="0.354059301454603" calcext:value-type="float">
            <text:p>0,3540593015</text:p>
          </table:table-cell>
          <table:table-cell table:style-name="Default" table:formula="of:=IF(OR([.T440]&lt;[.T$549];[.T440]&gt;[.T$550]);&quot;&quot;;[.T440])" office:value-type="float" office:value="0.194844589763664" calcext:value-type="float">
            <text:p>0,1948445898</text:p>
          </table:table-cell>
          <table:table-cell table:style-name="Default" table:formula="of:=IF(OR([.U440]&lt;[.U$549];[.U440]&gt;[.U$550]);&quot;&quot;;[.U440])" office:value-type="float" office:value="0.270186470854993" calcext:value-type="float">
            <text:p>0,2701864709</text:p>
          </table:table-cell>
          <table:table-cell table:style-name="Default" table:formula="of:=IF(OR([.V440]&lt;[.V$549];[.V440]&gt;[.V$550]);&quot;&quot;;[.V440])" office:value-type="float" office:value="0.25463900347664" calcext:value-type="float">
            <text:p>0,2546390035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Default" table:formula="of:=IF(OR([.B441]&lt;[.B$549];[.B441]&gt;[.B$550]);&quot;&quot;;[.B441])" office:value-type="float" office:value="0.065368469043156" calcext:value-type="float">
            <text:p>0,065368469</text:p>
          </table:table-cell>
          <table:table-cell table:style-name="Default" table:formula="of:=IF(OR([.C441]&lt;[.C$549];[.C441]&gt;[.C$550]);&quot;&quot;;[.C441])" office:value-type="float" office:value="0.0201408135117032" calcext:value-type="float">
            <text:p>0,0201408135</text:p>
          </table:table-cell>
          <table:table-cell table:style-name="Default" table:formula="of:=IF(OR([.D441]&lt;[.D$549];[.D441]&gt;[.D$550]);&quot;&quot;;[.D441])" office:value-type="float" office:value="0.0179041355150066" calcext:value-type="float">
            <text:p>0,0179041355</text:p>
          </table:table-cell>
          <table:table-cell table:style-name="Default" table:formula="of:=IF(OR([.E441]&lt;[.E$549];[.E441]&gt;[.E$550]);&quot;&quot;;[.E441])" office:value-type="float" office:value="1" calcext:value-type="float">
            <text:p>1</text:p>
          </table:table-cell>
          <table:table-cell table:style-name="Default" table:formula="of:=IF(OR([.F441]&lt;[.F$549];[.F441]&gt;[.F$550]);&quot;&quot;;[.F441])" office:value-type="float" office:value="0.00955174670994747" calcext:value-type="float">
            <text:p>0,0095517467</text:p>
          </table:table-cell>
          <table:table-cell table:style-name="Default" table:formula="of:=IF(OR([.G441]&lt;[.G$549];[.G441]&gt;[.G$550]);&quot;&quot;;[.G441])" office:value-type="float" office:value="0.275670041677681" calcext:value-type="float">
            <text:p>0,2756700417</text:p>
          </table:table-cell>
          <table:table-cell table:style-name="Default" table:formula="of:=IF(OR([.H441]&lt;[.H$549];[.H441]&gt;[.H$550]);&quot;&quot;;[.H441])" office:value-type="float" office:value="0.0207060533135046" calcext:value-type="float">
            <text:p>0,0207060533</text:p>
          </table:table-cell>
          <table:table-cell table:style-name="Default" table:formula="of:=IF(OR([.I441]&lt;[.I$549];[.I441]&gt;[.I$550]);&quot;&quot;;[.I441])" office:value-type="float" office:value="0.231244065200947" calcext:value-type="float">
            <text:p>0,2312440652</text:p>
          </table:table-cell>
          <table:table-cell table:style-name="Default" table:formula="of:=IF(OR([.J441]&lt;[.J$549];[.J441]&gt;[.J$550]);&quot;&quot;;[.J441])" office:value-type="float" office:value="0.057834238587329" calcext:value-type="float">
            <text:p>0,0578342386</text:p>
          </table:table-cell>
          <table:table-cell table:style-name="Default" table:formula="of:=IF(OR([.K441]&lt;[.K$549];[.K441]&gt;[.K$550]);&quot;&quot;;[.K441])" office:value-type="float" office:value="0.0537227833507834" calcext:value-type="float">
            <text:p>0,0537227834</text:p>
          </table:table-cell>
          <table:table-cell table:style-name="Default" table:formula="of:=IF(OR([.L441]&lt;[.L$549];[.L441]&gt;[.L$550]);&quot;&quot;;[.L441])" office:value-type="float" office:value="0.0217478794624063" calcext:value-type="float">
            <text:p>0,0217478795</text:p>
          </table:table-cell>
          <table:table-cell table:style-name="Default" table:formula="of:=IF(OR([.M441]&lt;[.M$549];[.M441]&gt;[.M$550]);&quot;&quot;;[.M441])" office:value-type="float" office:value="0.229631579107283" calcext:value-type="float">
            <text:p>0,2296315791</text:p>
          </table:table-cell>
          <table:table-cell table:style-name="Default" table:formula="of:=IF(OR([.N441]&lt;[.N$549];[.N441]&gt;[.N$550]);&quot;&quot;;[.N441])" office:value-type="float" office:value="0.0737420105676566" calcext:value-type="float">
            <text:p>0,0737420106</text:p>
          </table:table-cell>
          <table:table-cell table:style-name="Default" table:formula="of:=IF(OR([.O441]&lt;[.O$549];[.O441]&gt;[.O$550]);&quot;&quot;;[.O441])" office:value-type="float" office:value="0.281808450139345" calcext:value-type="float">
            <text:p>0,2818084501</text:p>
          </table:table-cell>
          <table:table-cell table:style-name="Default" table:formula="of:=IF(OR([.P441]&lt;[.P$549];[.P441]&gt;[.P$550]);&quot;&quot;;[.P441])" office:value-type="float" office:value="0.0250459527702389" calcext:value-type="float">
            <text:p>0,0250459528</text:p>
          </table:table-cell>
          <table:table-cell table:style-name="Default" table:formula="of:=IF(OR([.Q441]&lt;[.Q$549];[.Q441]&gt;[.Q$550]);&quot;&quot;;[.Q441])" office:value-type="float" office:value="0.0152114960382489" calcext:value-type="float">
            <text:p>0,015211496</text:p>
          </table:table-cell>
          <table:table-cell table:style-name="Default" table:formula="of:=IF(OR([.R441]&lt;[.R$549];[.R441]&gt;[.R$550]);&quot;&quot;;[.R441])" office:value-type="float" office:value="0.0874036032080449" calcext:value-type="float">
            <text:p>0,0874036032</text:p>
          </table:table-cell>
          <table:table-cell table:style-name="Default" table:formula="of:=IF(OR([.S441]&lt;[.S$549];[.S441]&gt;[.S$550]);&quot;&quot;;[.S441])" office:value-type="float" office:value="0.335841057101425" calcext:value-type="float">
            <text:p>0,3358410571</text:p>
          </table:table-cell>
          <table:table-cell table:style-name="Default" table:formula="of:=IF(OR([.T441]&lt;[.T$549];[.T441]&gt;[.T$550]);&quot;&quot;;[.T441])" office:value-type="float" office:value="0.191909109275077" calcext:value-type="float">
            <text:p>0,1919091093</text:p>
          </table:table-cell>
          <table:table-cell table:style-name="Default" table:formula="of:=IF(OR([.U441]&lt;[.U$549];[.U441]&gt;[.U$550]);&quot;&quot;;[.U441])" office:value-type="float" office:value="0.269177740366346" calcext:value-type="float">
            <text:p>0,2691777404</text:p>
          </table:table-cell>
          <table:table-cell table:style-name="Default" table:formula="of:=IF(OR([.V441]&lt;[.V$549];[.V441]&gt;[.V$550]);&quot;&quot;;[.V441])" office:value-type="float" office:value="0.254717159431046" calcext:value-type="float">
            <text:p>0,2547171594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Default" table:formula="of:=IF(OR([.B442]&lt;[.B$549];[.B442]&gt;[.B$550]);&quot;&quot;;[.B442])" office:value-type="float" office:value="0.0665497809614356" calcext:value-type="float">
            <text:p>0,066549781</text:p>
          </table:table-cell>
          <table:table-cell table:style-name="Default" table:formula="of:=IF(OR([.C442]&lt;[.C$549];[.C442]&gt;[.C$550]);&quot;&quot;;[.C442])" office:value-type="float" office:value="0.0183334233498014" calcext:value-type="float">
            <text:p>0,0183334233</text:p>
          </table:table-cell>
          <table:table-cell table:style-name="Default" table:formula="of:=IF(OR([.D442]&lt;[.D$549];[.D442]&gt;[.D$550]);&quot;&quot;;[.D442])" office:value-type="float" office:value="0.0227521101171906" calcext:value-type="float">
            <text:p>0,0227521101</text:p>
          </table:table-cell>
          <table:table-cell table:style-name="Default" table:formula="of:=IF(OR([.E442]&lt;[.E$549];[.E442]&gt;[.E$550]);&quot;&quot;;[.E442])" office:value-type="float" office:value="1" calcext:value-type="float">
            <text:p>1</text:p>
          </table:table-cell>
          <table:table-cell table:style-name="Default" table:formula="of:=IF(OR([.F442]&lt;[.F$549];[.F442]&gt;[.F$550]);&quot;&quot;;[.F442])" office:value-type="float" office:value="0.0100670482460223" calcext:value-type="float">
            <text:p>0,0100670482</text:p>
          </table:table-cell>
          <table:table-cell table:style-name="Default" table:formula="of:=IF(OR([.G442]&lt;[.G$549];[.G442]&gt;[.G$550]);&quot;&quot;;[.G442])" office:value-type="float" office:value="0.280140376836981" calcext:value-type="float">
            <text:p>0,2801403768</text:p>
          </table:table-cell>
          <table:table-cell table:style-name="Default" table:formula="of:=IF(OR([.H442]&lt;[.H$549];[.H442]&gt;[.H$550]);&quot;&quot;;[.H442])" office:value-type="float" office:value="0.0208236316840959" calcext:value-type="float">
            <text:p>0,0208236317</text:p>
          </table:table-cell>
          <table:table-cell table:style-name="Default" table:formula="of:=IF(OR([.I442]&lt;[.I$549];[.I442]&gt;[.I$550]);&quot;&quot;;[.I442])" office:value-type="float" office:value="0.224464644019247" calcext:value-type="float">
            <text:p>0,224464644</text:p>
          </table:table-cell>
          <table:table-cell table:style-name="Default" table:formula="of:=IF(OR([.J442]&lt;[.J$549];[.J442]&gt;[.J$550]);&quot;&quot;;[.J442])" office:value-type="float" office:value="0.0588912341420612" calcext:value-type="float">
            <text:p>0,0588912341</text:p>
          </table:table-cell>
          <table:table-cell table:style-name="Default" table:formula="of:=IF(OR([.K442]&lt;[.K$549];[.K442]&gt;[.K$550]);&quot;&quot;;[.K442])" office:value-type="float" office:value="0.0574757138735642" calcext:value-type="float">
            <text:p>0,0574757139</text:p>
          </table:table-cell>
          <table:table-cell table:style-name="Default" table:formula="of:=IF(OR([.L442]&lt;[.L$549];[.L442]&gt;[.L$550]);&quot;&quot;;[.L442])" office:value-type="float" office:value="0.0230757894331161" calcext:value-type="float">
            <text:p>0,0230757894</text:p>
          </table:table-cell>
          <table:table-cell table:style-name="Default" table:formula="of:=IF(OR([.M442]&lt;[.M$549];[.M442]&gt;[.M$550]);&quot;&quot;;[.M442])" office:value-type="float" office:value="0.230177003135559" calcext:value-type="float">
            <text:p>0,2301770031</text:p>
          </table:table-cell>
          <table:table-cell table:style-name="Default" table:formula="of:=IF(OR([.N442]&lt;[.N$549];[.N442]&gt;[.N$550]);&quot;&quot;;[.N442])">
            <text:p/>
          </table:table-cell>
          <table:table-cell table:style-name="Default" table:formula="of:=IF(OR([.O442]&lt;[.O$549];[.O442]&gt;[.O$550]);&quot;&quot;;[.O442])" office:value-type="float" office:value="0.29277497068132" calcext:value-type="float">
            <text:p>0,2927749707</text:p>
          </table:table-cell>
          <table:table-cell table:style-name="Default" table:formula="of:=IF(OR([.P442]&lt;[.P$549];[.P442]&gt;[.P$550]);&quot;&quot;;[.P442])" office:value-type="float" office:value="0.0242445198290899" calcext:value-type="float">
            <text:p>0,0242445198</text:p>
          </table:table-cell>
          <table:table-cell table:style-name="Default" table:formula="of:=IF(OR([.Q442]&lt;[.Q$549];[.Q442]&gt;[.Q$550]);&quot;&quot;;[.Q442])" office:value-type="float" office:value="0.0157066975780504" calcext:value-type="float">
            <text:p>0,0157066976</text:p>
          </table:table-cell>
          <table:table-cell table:style-name="Default" table:formula="of:=IF(OR([.R442]&lt;[.R$549];[.R442]&gt;[.R$550]);&quot;&quot;;[.R442])" office:value-type="float" office:value="0.09072628633759" calcext:value-type="float">
            <text:p>0,0907262863</text:p>
          </table:table-cell>
          <table:table-cell table:style-name="Default" table:formula="of:=IF(OR([.S442]&lt;[.S$549];[.S442]&gt;[.S$550]);&quot;&quot;;[.S442])" office:value-type="float" office:value="0.357924986517885" calcext:value-type="float">
            <text:p>0,3579249865</text:p>
          </table:table-cell>
          <table:table-cell table:style-name="Default" table:formula="of:=IF(OR([.T442]&lt;[.T$549];[.T442]&gt;[.T$550]);&quot;&quot;;[.T442])" office:value-type="float" office:value="0.198840931673158" calcext:value-type="float">
            <text:p>0,1988409317</text:p>
          </table:table-cell>
          <table:table-cell table:style-name="Default" table:formula="of:=IF(OR([.U442]&lt;[.U$549];[.U442]&gt;[.U$550]);&quot;&quot;;[.U442])">
            <text:p/>
          </table:table-cell>
          <table:table-cell table:style-name="Default" table:formula="of:=IF(OR([.V442]&lt;[.V$549];[.V442]&gt;[.V$550]);&quot;&quot;;[.V442])" office:value-type="float" office:value="0.263563875911892" calcext:value-type="float">
            <text:p>0,2635638759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Default" table:formula="of:=IF(OR([.B443]&lt;[.B$549];[.B443]&gt;[.B$550]);&quot;&quot;;[.B443])" office:value-type="float" office:value="0.06023134817343" calcext:value-type="float">
            <text:p>0,0602313482</text:p>
          </table:table-cell>
          <table:table-cell table:style-name="Default" table:formula="of:=IF(OR([.C443]&lt;[.C$549];[.C443]&gt;[.C$550]);&quot;&quot;;[.C443])" office:value-type="float" office:value="0.0205970237268747" calcext:value-type="float">
            <text:p>0,0205970237</text:p>
          </table:table-cell>
          <table:table-cell table:style-name="Default" table:formula="of:=IF(OR([.D443]&lt;[.D$549];[.D443]&gt;[.D$550]);&quot;&quot;;[.D443])" office:value-type="float" office:value="0.0175341659043433" calcext:value-type="float">
            <text:p>0,0175341659</text:p>
          </table:table-cell>
          <table:table-cell table:style-name="Default" table:formula="of:=IF(OR([.E443]&lt;[.E$549];[.E443]&gt;[.E$550]);&quot;&quot;;[.E443])" office:value-type="float" office:value="1" calcext:value-type="float">
            <text:p>1</text:p>
          </table:table-cell>
          <table:table-cell table:style-name="Default" table:formula="of:=IF(OR([.F443]&lt;[.F$549];[.F443]&gt;[.F$550]);&quot;&quot;;[.F443])" office:value-type="float" office:value="0.0128764713117925" calcext:value-type="float">
            <text:p>0,0128764713</text:p>
          </table:table-cell>
          <table:table-cell table:style-name="Default" table:formula="of:=IF(OR([.G443]&lt;[.G$549];[.G443]&gt;[.G$550]);&quot;&quot;;[.G443])" office:value-type="float" office:value="0.278805107108134" calcext:value-type="float">
            <text:p>0,2788051071</text:p>
          </table:table-cell>
          <table:table-cell table:style-name="Default" table:formula="of:=IF(OR([.H443]&lt;[.H$549];[.H443]&gt;[.H$550]);&quot;&quot;;[.H443])" office:value-type="float" office:value="0.0214091658228582" calcext:value-type="float">
            <text:p>0,0214091658</text:p>
          </table:table-cell>
          <table:table-cell table:style-name="Default" table:formula="of:=IF(OR([.I443]&lt;[.I$549];[.I443]&gt;[.I$550]);&quot;&quot;;[.I443])" office:value-type="float" office:value="0.215008765528469" calcext:value-type="float">
            <text:p>0,2150087655</text:p>
          </table:table-cell>
          <table:table-cell table:style-name="Default" table:formula="of:=IF(OR([.J443]&lt;[.J$549];[.J443]&gt;[.J$550]);&quot;&quot;;[.J443])" office:value-type="float" office:value="0.055227818745088" calcext:value-type="float">
            <text:p>0,0552278187</text:p>
          </table:table-cell>
          <table:table-cell table:style-name="Default" table:formula="of:=IF(OR([.K443]&lt;[.K$549];[.K443]&gt;[.K$550]);&quot;&quot;;[.K443])" office:value-type="float" office:value="0.0550065055109177" calcext:value-type="float">
            <text:p>0,0550065055</text:p>
          </table:table-cell>
          <table:table-cell table:style-name="Default" table:formula="of:=IF(OR([.L443]&lt;[.L$549];[.L443]&gt;[.L$550]);&quot;&quot;;[.L443])" office:value-type="float" office:value="0.0225844802533787" calcext:value-type="float">
            <text:p>0,0225844803</text:p>
          </table:table-cell>
          <table:table-cell table:style-name="Default" table:formula="of:=IF(OR([.M443]&lt;[.M$549];[.M443]&gt;[.M$550]);&quot;&quot;;[.M443])" office:value-type="float" office:value="0.231783654291428" calcext:value-type="float">
            <text:p>0,2317836543</text:p>
          </table:table-cell>
          <table:table-cell table:style-name="Default" table:formula="of:=IF(OR([.N443]&lt;[.N$549];[.N443]&gt;[.N$550]);&quot;&quot;;[.N443])" office:value-type="float" office:value="0.0761893687109571" calcext:value-type="float">
            <text:p>0,0761893687</text:p>
          </table:table-cell>
          <table:table-cell table:style-name="Default" table:formula="of:=IF(OR([.O443]&lt;[.O$549];[.O443]&gt;[.O$550]);&quot;&quot;;[.O443])" office:value-type="float" office:value="0.272910182028443" calcext:value-type="float">
            <text:p>0,272910182</text:p>
          </table:table-cell>
          <table:table-cell table:style-name="Default" table:formula="of:=IF(OR([.P443]&lt;[.P$549];[.P443]&gt;[.P$550]);&quot;&quot;;[.P443])" office:value-type="float" office:value="0.0251927521181961" calcext:value-type="float">
            <text:p>0,0251927521</text:p>
          </table:table-cell>
          <table:table-cell table:style-name="Default" table:formula="of:=IF(OR([.Q443]&lt;[.Q$549];[.Q443]&gt;[.Q$550]);&quot;&quot;;[.Q443])" office:value-type="float" office:value="0.0155156197199293" calcext:value-type="float">
            <text:p>0,0155156197</text:p>
          </table:table-cell>
          <table:table-cell table:style-name="Default" table:formula="of:=IF(OR([.R443]&lt;[.R$549];[.R443]&gt;[.R$550]);&quot;&quot;;[.R443])" office:value-type="float" office:value="0.0857199033432564" calcext:value-type="float">
            <text:p>0,0857199033</text:p>
          </table:table-cell>
          <table:table-cell table:style-name="Default" table:formula="of:=IF(OR([.S443]&lt;[.S$549];[.S443]&gt;[.S$550]);&quot;&quot;;[.S443])" office:value-type="float" office:value="0.338165455950142" calcext:value-type="float">
            <text:p>0,338165456</text:p>
          </table:table-cell>
          <table:table-cell table:style-name="Default" table:formula="of:=IF(OR([.T443]&lt;[.T$549];[.T443]&gt;[.T$550]);&quot;&quot;;[.T443])" office:value-type="float" office:value="0.183848892629008" calcext:value-type="float">
            <text:p>0,1838488926</text:p>
          </table:table-cell>
          <table:table-cell table:style-name="Default" table:formula="of:=IF(OR([.U443]&lt;[.U$549];[.U443]&gt;[.U$550]);&quot;&quot;;[.U443])" office:value-type="float" office:value="0.258886590092839" calcext:value-type="float">
            <text:p>0,2588865901</text:p>
          </table:table-cell>
          <table:table-cell table:style-name="Default" table:formula="of:=IF(OR([.V443]&lt;[.V$549];[.V443]&gt;[.V$550]);&quot;&quot;;[.V443])" office:value-type="float" office:value="0.246315135904679" calcext:value-type="float">
            <text:p>0,2463151359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Default" table:formula="of:=IF(OR([.B444]&lt;[.B$549];[.B444]&gt;[.B$550]);&quot;&quot;;[.B444])" office:value-type="float" office:value="0.0605796248023241" calcext:value-type="float">
            <text:p>0,0605796248</text:p>
          </table:table-cell>
          <table:table-cell table:style-name="Default" table:formula="of:=IF(OR([.C444]&lt;[.C$549];[.C444]&gt;[.C$550]);&quot;&quot;;[.C444])" office:value-type="float" office:value="0.0210230561504287" calcext:value-type="float">
            <text:p>0,0210230562</text:p>
          </table:table-cell>
          <table:table-cell table:style-name="Default" table:formula="of:=IF(OR([.D444]&lt;[.D$549];[.D444]&gt;[.D$550]);&quot;&quot;;[.D444])" office:value-type="float" office:value="0.0218974197739778" calcext:value-type="float">
            <text:p>0,0218974198</text:p>
          </table:table-cell>
          <table:table-cell table:style-name="Default" table:formula="of:=IF(OR([.E444]&lt;[.E$549];[.E444]&gt;[.E$550]);&quot;&quot;;[.E444])" office:value-type="float" office:value="1" calcext:value-type="float">
            <text:p>1</text:p>
          </table:table-cell>
          <table:table-cell table:style-name="Default" table:formula="of:=IF(OR([.F444]&lt;[.F$549];[.F444]&gt;[.F$550]);&quot;&quot;;[.F444])" office:value-type="float" office:value="0.0132587962391167" calcext:value-type="float">
            <text:p>0,0132587962</text:p>
          </table:table-cell>
          <table:table-cell table:style-name="Default" table:formula="of:=IF(OR([.G444]&lt;[.G$549];[.G444]&gt;[.G$550]);&quot;&quot;;[.G444])" office:value-type="float" office:value="0.280941627353725" calcext:value-type="float">
            <text:p>0,2809416274</text:p>
          </table:table-cell>
          <table:table-cell table:style-name="Default" table:formula="of:=IF(OR([.H444]&lt;[.H$549];[.H444]&gt;[.H$550]);&quot;&quot;;[.H444])" office:value-type="float" office:value="0.0207829388636367" calcext:value-type="float">
            <text:p>0,0207829389</text:p>
          </table:table-cell>
          <table:table-cell table:style-name="Default" table:formula="of:=IF(OR([.I444]&lt;[.I$549];[.I444]&gt;[.I$550]);&quot;&quot;;[.I444])" office:value-type="float" office:value="0.221725571682758" calcext:value-type="float">
            <text:p>0,2217255717</text:p>
          </table:table-cell>
          <table:table-cell table:style-name="Default" table:formula="of:=IF(OR([.J444]&lt;[.J$549];[.J444]&gt;[.J$550]);&quot;&quot;;[.J444])" office:value-type="float" office:value="0.0573426749117232" calcext:value-type="float">
            <text:p>0,0573426749</text:p>
          </table:table-cell>
          <table:table-cell table:style-name="Default" table:formula="of:=IF(OR([.K444]&lt;[.K$549];[.K444]&gt;[.K$550]);&quot;&quot;;[.K444])" office:value-type="float" office:value="0.0535631186437327" calcext:value-type="float">
            <text:p>0,0535631186</text:p>
          </table:table-cell>
          <table:table-cell table:style-name="Default" table:formula="of:=IF(OR([.L444]&lt;[.L$549];[.L444]&gt;[.L$550]);&quot;&quot;;[.L444])" office:value-type="float" office:value="0.0231255496788714" calcext:value-type="float">
            <text:p>0,0231255497</text:p>
          </table:table-cell>
          <table:table-cell table:style-name="Default" table:formula="of:=IF(OR([.M444]&lt;[.M$549];[.M444]&gt;[.M$550]);&quot;&quot;;[.M444])" office:value-type="float" office:value="0.242081084786475" calcext:value-type="float">
            <text:p>0,2420810848</text:p>
          </table:table-cell>
          <table:table-cell table:style-name="Default" table:formula="of:=IF(OR([.N444]&lt;[.N$549];[.N444]&gt;[.N$550]);&quot;&quot;;[.N444])" office:value-type="float" office:value="0.0754150015952046" calcext:value-type="float">
            <text:p>0,0754150016</text:p>
          </table:table-cell>
          <table:table-cell table:style-name="Default" table:formula="of:=IF(OR([.O444]&lt;[.O$549];[.O444]&gt;[.O$550]);&quot;&quot;;[.O444])" office:value-type="float" office:value="0.276303898904444" calcext:value-type="float">
            <text:p>0,2763038989</text:p>
          </table:table-cell>
          <table:table-cell table:style-name="Default" table:formula="of:=IF(OR([.P444]&lt;[.P$549];[.P444]&gt;[.P$550]);&quot;&quot;;[.P444])" office:value-type="float" office:value="0.0228295732033638" calcext:value-type="float">
            <text:p>0,0228295732</text:p>
          </table:table-cell>
          <table:table-cell table:style-name="Default" table:formula="of:=IF(OR([.Q444]&lt;[.Q$549];[.Q444]&gt;[.Q$550]);&quot;&quot;;[.Q444])" office:value-type="float" office:value="0.0145461188649557" calcext:value-type="float">
            <text:p>0,0145461189</text:p>
          </table:table-cell>
          <table:table-cell table:style-name="Default" table:formula="of:=IF(OR([.R444]&lt;[.R$549];[.R444]&gt;[.R$550]);&quot;&quot;;[.R444])" office:value-type="float" office:value="0.087430390312606" calcext:value-type="float">
            <text:p>0,0874303903</text:p>
          </table:table-cell>
          <table:table-cell table:style-name="Default" table:formula="of:=IF(OR([.S444]&lt;[.S$549];[.S444]&gt;[.S$550]);&quot;&quot;;[.S444])" office:value-type="float" office:value="0.329940136453959" calcext:value-type="float">
            <text:p>0,3299401365</text:p>
          </table:table-cell>
          <table:table-cell table:style-name="Default" table:formula="of:=IF(OR([.T444]&lt;[.T$549];[.T444]&gt;[.T$550]);&quot;&quot;;[.T444])" office:value-type="float" office:value="0.191956575427074" calcext:value-type="float">
            <text:p>0,1919565754</text:p>
          </table:table-cell>
          <table:table-cell table:style-name="Default" table:formula="of:=IF(OR([.U444]&lt;[.U$549];[.U444]&gt;[.U$550]);&quot;&quot;;[.U444])" office:value-type="float" office:value="0.260530962954238" calcext:value-type="float">
            <text:p>0,260530963</text:p>
          </table:table-cell>
          <table:table-cell table:style-name="Default" table:formula="of:=IF(OR([.V444]&lt;[.V$549];[.V444]&gt;[.V$550]);&quot;&quot;;[.V444])" office:value-type="float" office:value="0.248882597422415" calcext:value-type="float">
            <text:p>0,2488825974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Default" table:formula="of:=IF(OR([.B445]&lt;[.B$549];[.B445]&gt;[.B$550]);&quot;&quot;;[.B445])" office:value-type="float" office:value="0.0617972770543576" calcext:value-type="float">
            <text:p>0,0617972771</text:p>
          </table:table-cell>
          <table:table-cell table:style-name="Default" table:formula="of:=IF(OR([.C445]&lt;[.C$549];[.C445]&gt;[.C$550]);&quot;&quot;;[.C445])" office:value-type="float" office:value="0.0184311825527424" calcext:value-type="float">
            <text:p>0,0184311826</text:p>
          </table:table-cell>
          <table:table-cell table:style-name="Default" table:formula="of:=IF(OR([.D445]&lt;[.D$549];[.D445]&gt;[.D$550]);&quot;&quot;;[.D445])" office:value-type="float" office:value="0.0191840716105607" calcext:value-type="float">
            <text:p>0,0191840716</text:p>
          </table:table-cell>
          <table:table-cell table:style-name="Default" table:formula="of:=IF(OR([.E445]&lt;[.E$549];[.E445]&gt;[.E$550]);&quot;&quot;;[.E445])" office:value-type="float" office:value="1" calcext:value-type="float">
            <text:p>1</text:p>
          </table:table-cell>
          <table:table-cell table:style-name="Default" table:formula="of:=IF(OR([.F445]&lt;[.F$549];[.F445]&gt;[.F$550]);&quot;&quot;;[.F445])" office:value-type="float" office:value="0.013819880662957" calcext:value-type="float">
            <text:p>0,0138198807</text:p>
          </table:table-cell>
          <table:table-cell table:style-name="Default" table:formula="of:=IF(OR([.G445]&lt;[.G$549];[.G445]&gt;[.G$550]);&quot;&quot;;[.G445])" office:value-type="float" office:value="0.27526869374403" calcext:value-type="float">
            <text:p>0,2752686937</text:p>
          </table:table-cell>
          <table:table-cell table:style-name="Default" table:formula="of:=IF(OR([.H445]&lt;[.H$549];[.H445]&gt;[.H$550]);&quot;&quot;;[.H445])" office:value-type="float" office:value="0.0203464908552417" calcext:value-type="float">
            <text:p>0,0203464909</text:p>
          </table:table-cell>
          <table:table-cell table:style-name="Default" table:formula="of:=IF(OR([.I445]&lt;[.I$549];[.I445]&gt;[.I$550]);&quot;&quot;;[.I445])" office:value-type="float" office:value="0.227806829873573" calcext:value-type="float">
            <text:p>0,2278068299</text:p>
          </table:table-cell>
          <table:table-cell table:style-name="Default" table:formula="of:=IF(OR([.J445]&lt;[.J$549];[.J445]&gt;[.J$550]);&quot;&quot;;[.J445])" office:value-type="float" office:value="0.0571950446687104" calcext:value-type="float">
            <text:p>0,0571950447</text:p>
          </table:table-cell>
          <table:table-cell table:style-name="Default" table:formula="of:=IF(OR([.K445]&lt;[.K$549];[.K445]&gt;[.K$550]);&quot;&quot;;[.K445])" office:value-type="float" office:value="0.0557585901561339" calcext:value-type="float">
            <text:p>0,0557585902</text:p>
          </table:table-cell>
          <table:table-cell table:style-name="Default" table:formula="of:=IF(OR([.L445]&lt;[.L$549];[.L445]&gt;[.L$550]);&quot;&quot;;[.L445])" office:value-type="float" office:value="0.0220277017652113" calcext:value-type="float">
            <text:p>0,0220277018</text:p>
          </table:table-cell>
          <table:table-cell table:style-name="Default" table:formula="of:=IF(OR([.M445]&lt;[.M$549];[.M445]&gt;[.M$550]);&quot;&quot;;[.M445])" office:value-type="float" office:value="0.234319041059288" calcext:value-type="float">
            <text:p>0,2343190411</text:p>
          </table:table-cell>
          <table:table-cell table:style-name="Default" table:formula="of:=IF(OR([.N445]&lt;[.N$549];[.N445]&gt;[.N$550]);&quot;&quot;;[.N445])" office:value-type="float" office:value="0.0765072380520169" calcext:value-type="float">
            <text:p>0,0765072381</text:p>
          </table:table-cell>
          <table:table-cell table:style-name="Default" table:formula="of:=IF(OR([.O445]&lt;[.O$549];[.O445]&gt;[.O$550]);&quot;&quot;;[.O445])" office:value-type="float" office:value="0.286479482430781" calcext:value-type="float">
            <text:p>0,2864794824</text:p>
          </table:table-cell>
          <table:table-cell table:style-name="Default" table:formula="of:=IF(OR([.P445]&lt;[.P$549];[.P445]&gt;[.P$550]);&quot;&quot;;[.P445])" office:value-type="float" office:value="0.024485150029367" calcext:value-type="float">
            <text:p>0,02448515</text:p>
          </table:table-cell>
          <table:table-cell table:style-name="Default" table:formula="of:=IF(OR([.Q445]&lt;[.Q$549];[.Q445]&gt;[.Q$550]);&quot;&quot;;[.Q445])" office:value-type="float" office:value="0.0156743204376828" calcext:value-type="float">
            <text:p>0,0156743204</text:p>
          </table:table-cell>
          <table:table-cell table:style-name="Default" table:formula="of:=IF(OR([.R445]&lt;[.R$549];[.R445]&gt;[.R$550]);&quot;&quot;;[.R445])" office:value-type="float" office:value="0.0881354910721084" calcext:value-type="float">
            <text:p>0,0881354911</text:p>
          </table:table-cell>
          <table:table-cell table:style-name="Default" table:formula="of:=IF(OR([.S445]&lt;[.S$549];[.S445]&gt;[.S$550]);&quot;&quot;;[.S445])" office:value-type="float" office:value="0.343779180361529" calcext:value-type="float">
            <text:p>0,3437791804</text:p>
          </table:table-cell>
          <table:table-cell table:style-name="Default" table:formula="of:=IF(OR([.T445]&lt;[.T$549];[.T445]&gt;[.T$550]);&quot;&quot;;[.T445])" office:value-type="float" office:value="0.197924630310181" calcext:value-type="float">
            <text:p>0,1979246303</text:p>
          </table:table-cell>
          <table:table-cell table:style-name="Default" table:formula="of:=IF(OR([.U445]&lt;[.U$549];[.U445]&gt;[.U$550]);&quot;&quot;;[.U445])" office:value-type="float" office:value="0.257131742468398" calcext:value-type="float">
            <text:p>0,2571317425</text:p>
          </table:table-cell>
          <table:table-cell table:style-name="Default" table:formula="of:=IF(OR([.V445]&lt;[.V$549];[.V445]&gt;[.V$550]);&quot;&quot;;[.V445])" office:value-type="float" office:value="0.254516733275207" calcext:value-type="float">
            <text:p>0,2545167333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Default" table:formula="of:=IF(OR([.B446]&lt;[.B$549];[.B446]&gt;[.B$550]);&quot;&quot;;[.B446])" office:value-type="float" office:value="0.0631129628340694" calcext:value-type="float">
            <text:p>0,0631129628</text:p>
          </table:table-cell>
          <table:table-cell table:style-name="Default" table:formula="of:=IF(OR([.C446]&lt;[.C$549];[.C446]&gt;[.C$550]);&quot;&quot;;[.C446])" office:value-type="float" office:value="0.0213018532777054" calcext:value-type="float">
            <text:p>0,0213018533</text:p>
          </table:table-cell>
          <table:table-cell table:style-name="Default" table:formula="of:=IF(OR([.D446]&lt;[.D$549];[.D446]&gt;[.D$550]);&quot;&quot;;[.D446])" office:value-type="float" office:value="0.0190666558605878" calcext:value-type="float">
            <text:p>0,0190666559</text:p>
          </table:table-cell>
          <table:table-cell table:style-name="Default" table:formula="of:=IF(OR([.E446]&lt;[.E$549];[.E446]&gt;[.E$550]);&quot;&quot;;[.E446])" office:value-type="float" office:value="1" calcext:value-type="float">
            <text:p>1</text:p>
          </table:table-cell>
          <table:table-cell table:style-name="Default" table:formula="of:=IF(OR([.F446]&lt;[.F$549];[.F446]&gt;[.F$550]);&quot;&quot;;[.F446])">
            <text:p/>
          </table:table-cell>
          <table:table-cell table:style-name="Default" table:formula="of:=IF(OR([.G446]&lt;[.G$549];[.G446]&gt;[.G$550]);&quot;&quot;;[.G446])" office:value-type="float" office:value="0.282827755676483" calcext:value-type="float">
            <text:p>0,2828277557</text:p>
          </table:table-cell>
          <table:table-cell table:style-name="Default" table:formula="of:=IF(OR([.H446]&lt;[.H$549];[.H446]&gt;[.H$550]);&quot;&quot;;[.H446])" office:value-type="float" office:value="0.0211985326470696" calcext:value-type="float">
            <text:p>0,0211985326</text:p>
          </table:table-cell>
          <table:table-cell table:style-name="Default" table:formula="of:=IF(OR([.I446]&lt;[.I$549];[.I446]&gt;[.I$550]);&quot;&quot;;[.I446])" office:value-type="float" office:value="0.216475288343716" calcext:value-type="float">
            <text:p>0,2164752883</text:p>
          </table:table-cell>
          <table:table-cell table:style-name="Default" table:formula="of:=IF(OR([.J446]&lt;[.J$549];[.J446]&gt;[.J$550]);&quot;&quot;;[.J446])" office:value-type="float" office:value="0.0587289462689948" calcext:value-type="float">
            <text:p>0,0587289463</text:p>
          </table:table-cell>
          <table:table-cell table:style-name="Default" table:formula="of:=IF(OR([.K446]&lt;[.K$549];[.K446]&gt;[.K$550]);&quot;&quot;;[.K446])" office:value-type="float" office:value="0.0548071228798371" calcext:value-type="float">
            <text:p>0,0548071229</text:p>
          </table:table-cell>
          <table:table-cell table:style-name="Default" table:formula="of:=IF(OR([.L446]&lt;[.L$549];[.L446]&gt;[.L$550]);&quot;&quot;;[.L446])" office:value-type="float" office:value="0.0229237927581459" calcext:value-type="float">
            <text:p>0,0229237928</text:p>
          </table:table-cell>
          <table:table-cell table:style-name="Default" table:formula="of:=IF(OR([.M446]&lt;[.M$549];[.M446]&gt;[.M$550]);&quot;&quot;;[.M446])" office:value-type="float" office:value="0.226393527284673" calcext:value-type="float">
            <text:p>0,2263935273</text:p>
          </table:table-cell>
          <table:table-cell table:style-name="Default" table:formula="of:=IF(OR([.N446]&lt;[.N$549];[.N446]&gt;[.N$550]);&quot;&quot;;[.N446])" office:value-type="float" office:value="0.0751532603241613" calcext:value-type="float">
            <text:p>0,0751532603</text:p>
          </table:table-cell>
          <table:table-cell table:style-name="Default" table:formula="of:=IF(OR([.O446]&lt;[.O$549];[.O446]&gt;[.O$550]);&quot;&quot;;[.O446])" office:value-type="float" office:value="0.278523146015437" calcext:value-type="float">
            <text:p>0,278523146</text:p>
          </table:table-cell>
          <table:table-cell table:style-name="Default" table:formula="of:=IF(OR([.P446]&lt;[.P$549];[.P446]&gt;[.P$550]);&quot;&quot;;[.P446])" office:value-type="float" office:value="0.0238078507347958" calcext:value-type="float">
            <text:p>0,0238078507</text:p>
          </table:table-cell>
          <table:table-cell table:style-name="Default" table:formula="of:=IF(OR([.Q446]&lt;[.Q$549];[.Q446]&gt;[.Q$550]);&quot;&quot;;[.Q446])" office:value-type="float" office:value="0.015182661153937" calcext:value-type="float">
            <text:p>0,0151826612</text:p>
          </table:table-cell>
          <table:table-cell table:style-name="Default" table:formula="of:=IF(OR([.R446]&lt;[.R$549];[.R446]&gt;[.R$550]);&quot;&quot;;[.R446])" office:value-type="float" office:value="0.0890187223093072" calcext:value-type="float">
            <text:p>0,0890187223</text:p>
          </table:table-cell>
          <table:table-cell table:style-name="Default" table:formula="of:=IF(OR([.S446]&lt;[.S$549];[.S446]&gt;[.S$550]);&quot;&quot;;[.S446])" office:value-type="float" office:value="0.333538479408059" calcext:value-type="float">
            <text:p>0,3335384794</text:p>
          </table:table-cell>
          <table:table-cell table:style-name="Default" table:formula="of:=IF(OR([.T446]&lt;[.T$549];[.T446]&gt;[.T$550]);&quot;&quot;;[.T446])" office:value-type="float" office:value="0.192743747671467" calcext:value-type="float">
            <text:p>0,1927437477</text:p>
          </table:table-cell>
          <table:table-cell table:style-name="Default" table:formula="of:=IF(OR([.U446]&lt;[.U$549];[.U446]&gt;[.U$550]);&quot;&quot;;[.U446])" office:value-type="float" office:value="0.263748018090887" calcext:value-type="float">
            <text:p>0,2637480181</text:p>
          </table:table-cell>
          <table:table-cell table:style-name="Default" table:formula="of:=IF(OR([.V446]&lt;[.V$549];[.V446]&gt;[.V$550]);&quot;&quot;;[.V446])" office:value-type="float" office:value="0.243761142032927" calcext:value-type="float">
            <text:p>0,243761142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Default" table:formula="of:=IF(OR([.B447]&lt;[.B$549];[.B447]&gt;[.B$550]);&quot;&quot;;[.B447])" office:value-type="float" office:value="0.0605229791156096" calcext:value-type="float">
            <text:p>0,0605229791</text:p>
          </table:table-cell>
          <table:table-cell table:style-name="Default" table:formula="of:=IF(OR([.C447]&lt;[.C$549];[.C447]&gt;[.C$550]);&quot;&quot;;[.C447])" office:value-type="float" office:value="0.019657932638456" calcext:value-type="float">
            <text:p>0,0196579326</text:p>
          </table:table-cell>
          <table:table-cell table:style-name="Default" table:formula="of:=IF(OR([.D447]&lt;[.D$549];[.D447]&gt;[.D$550]);&quot;&quot;;[.D447])" office:value-type="float" office:value="0.0150958074065398" calcext:value-type="float">
            <text:p>0,0150958074</text:p>
          </table:table-cell>
          <table:table-cell table:style-name="Default" table:formula="of:=IF(OR([.E447]&lt;[.E$549];[.E447]&gt;[.E$550]);&quot;&quot;;[.E447])" office:value-type="float" office:value="1" calcext:value-type="float">
            <text:p>1</text:p>
          </table:table-cell>
          <table:table-cell table:style-name="Default" table:formula="of:=IF(OR([.F447]&lt;[.F$549];[.F447]&gt;[.F$550]);&quot;&quot;;[.F447])" office:value-type="float" office:value="0.0135158395254494" calcext:value-type="float">
            <text:p>0,0135158395</text:p>
          </table:table-cell>
          <table:table-cell table:style-name="Default" table:formula="of:=IF(OR([.G447]&lt;[.G$549];[.G447]&gt;[.G$550]);&quot;&quot;;[.G447])" office:value-type="float" office:value="0.278335039124418" calcext:value-type="float">
            <text:p>0,2783350391</text:p>
          </table:table-cell>
          <table:table-cell table:style-name="Default" table:formula="of:=IF(OR([.H447]&lt;[.H$549];[.H447]&gt;[.H$550]);&quot;&quot;;[.H447])" office:value-type="float" office:value="0.0226977273504064" calcext:value-type="float">
            <text:p>0,0226977274</text:p>
          </table:table-cell>
          <table:table-cell table:style-name="Default" table:formula="of:=IF(OR([.I447]&lt;[.I$549];[.I447]&gt;[.I$550]);&quot;&quot;;[.I447])" office:value-type="float" office:value="0.224792993564024" calcext:value-type="float">
            <text:p>0,2247929936</text:p>
          </table:table-cell>
          <table:table-cell table:style-name="Default" table:formula="of:=IF(OR([.J447]&lt;[.J$549];[.J447]&gt;[.J$550]);&quot;&quot;;[.J447])" office:value-type="float" office:value="0.0560046222100698" calcext:value-type="float">
            <text:p>0,0560046222</text:p>
          </table:table-cell>
          <table:table-cell table:style-name="Default" table:formula="of:=IF(OR([.K447]&lt;[.K$549];[.K447]&gt;[.K$550]);&quot;&quot;;[.K447])" office:value-type="float" office:value="0.0582089256584815" calcext:value-type="float">
            <text:p>0,0582089257</text:p>
          </table:table-cell>
          <table:table-cell table:style-name="Default" table:formula="of:=IF(OR([.L447]&lt;[.L$549];[.L447]&gt;[.L$550]);&quot;&quot;;[.L447])" office:value-type="float" office:value="0.0244300542355116" calcext:value-type="float">
            <text:p>0,0244300542</text:p>
          </table:table-cell>
          <table:table-cell table:style-name="Default" table:formula="of:=IF(OR([.M447]&lt;[.M$549];[.M447]&gt;[.M$550]);&quot;&quot;;[.M447])" office:value-type="float" office:value="0.240887156781466" calcext:value-type="float">
            <text:p>0,2408871568</text:p>
          </table:table-cell>
          <table:table-cell table:style-name="Default" table:formula="of:=IF(OR([.N447]&lt;[.N$549];[.N447]&gt;[.N$550]);&quot;&quot;;[.N447])" office:value-type="float" office:value="0.0809010996698969" calcext:value-type="float">
            <text:p>0,0809010997</text:p>
          </table:table-cell>
          <table:table-cell table:style-name="Default" table:formula="of:=IF(OR([.O447]&lt;[.O$549];[.O447]&gt;[.O$550]);&quot;&quot;;[.O447])" office:value-type="float" office:value="0.288419416099038" calcext:value-type="float">
            <text:p>0,2884194161</text:p>
          </table:table-cell>
          <table:table-cell table:style-name="Default" table:formula="of:=IF(OR([.P447]&lt;[.P$549];[.P447]&gt;[.P$550]);&quot;&quot;;[.P447])" office:value-type="float" office:value="0.0233889463020173" calcext:value-type="float">
            <text:p>0,0233889463</text:p>
          </table:table-cell>
          <table:table-cell table:style-name="Default" table:formula="of:=IF(OR([.Q447]&lt;[.Q$549];[.Q447]&gt;[.Q$550]);&quot;&quot;;[.Q447])" office:value-type="float" office:value="0.0148438747443818" calcext:value-type="float">
            <text:p>0,0148438747</text:p>
          </table:table-cell>
          <table:table-cell table:style-name="Default" table:formula="of:=IF(OR([.R447]&lt;[.R$549];[.R447]&gt;[.R$550]);&quot;&quot;;[.R447])" office:value-type="float" office:value="0.0920907342309934" calcext:value-type="float">
            <text:p>0,0920907342</text:p>
          </table:table-cell>
          <table:table-cell table:style-name="Default" table:formula="of:=IF(OR([.S447]&lt;[.S$549];[.S447]&gt;[.S$550]);&quot;&quot;;[.S447])" office:value-type="float" office:value="0.333590261138037" calcext:value-type="float">
            <text:p>0,3335902611</text:p>
          </table:table-cell>
          <table:table-cell table:style-name="Default" table:formula="of:=IF(OR([.T447]&lt;[.T$549];[.T447]&gt;[.T$550]);&quot;&quot;;[.T447])" office:value-type="float" office:value="0.194309041253809" calcext:value-type="float">
            <text:p>0,1943090413</text:p>
          </table:table-cell>
          <table:table-cell table:style-name="Default" table:formula="of:=IF(OR([.U447]&lt;[.U$549];[.U447]&gt;[.U$550]);&quot;&quot;;[.U447])" office:value-type="float" office:value="0.263585971899303" calcext:value-type="float">
            <text:p>0,2635859719</text:p>
          </table:table-cell>
          <table:table-cell table:style-name="Default" table:formula="of:=IF(OR([.V447]&lt;[.V$549];[.V447]&gt;[.V$550]);&quot;&quot;;[.V447])" office:value-type="float" office:value="0.261886764669932" calcext:value-type="float">
            <text:p>0,2618867647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Default" table:formula="of:=IF(OR([.B448]&lt;[.B$549];[.B448]&gt;[.B$550]);&quot;&quot;;[.B448])" office:value-type="float" office:value="0.062349454436117" calcext:value-type="float">
            <text:p>0,0623494544</text:p>
          </table:table-cell>
          <table:table-cell table:style-name="Default" table:formula="of:=IF(OR([.C448]&lt;[.C$549];[.C448]&gt;[.C$550]);&quot;&quot;;[.C448])" office:value-type="float" office:value="0.0194545908309991" calcext:value-type="float">
            <text:p>0,0194545908</text:p>
          </table:table-cell>
          <table:table-cell table:style-name="Default" table:formula="of:=IF(OR([.D448]&lt;[.D$549];[.D448]&gt;[.D$550]);&quot;&quot;;[.D448])" office:value-type="float" office:value="0.0203973322206287" calcext:value-type="float">
            <text:p>0,0203973322</text:p>
          </table:table-cell>
          <table:table-cell table:style-name="Default" table:formula="of:=IF(OR([.E448]&lt;[.E$549];[.E448]&gt;[.E$550]);&quot;&quot;;[.E448])" office:value-type="float" office:value="1" calcext:value-type="float">
            <text:p>1</text:p>
          </table:table-cell>
          <table:table-cell table:style-name="Default" table:formula="of:=IF(OR([.F448]&lt;[.F$549];[.F448]&gt;[.F$550]);&quot;&quot;;[.F448])" office:value-type="float" office:value="0.0107791478433708" calcext:value-type="float">
            <text:p>0,0107791478</text:p>
          </table:table-cell>
          <table:table-cell table:style-name="Default" table:formula="of:=IF(OR([.G448]&lt;[.G$549];[.G448]&gt;[.G$550]);&quot;&quot;;[.G448])" office:value-type="float" office:value="0.286660917718282" calcext:value-type="float">
            <text:p>0,2866609177</text:p>
          </table:table-cell>
          <table:table-cell table:style-name="Default" table:formula="of:=IF(OR([.H448]&lt;[.H$549];[.H448]&gt;[.H$550]);&quot;&quot;;[.H448])" office:value-type="float" office:value="0.021601580841052" calcext:value-type="float">
            <text:p>0,0216015808</text:p>
          </table:table-cell>
          <table:table-cell table:style-name="Default" table:formula="of:=IF(OR([.I448]&lt;[.I$549];[.I448]&gt;[.I$550]);&quot;&quot;;[.I448])" office:value-type="float" office:value="0.224135526803216" calcext:value-type="float">
            <text:p>0,2241355268</text:p>
          </table:table-cell>
          <table:table-cell table:style-name="Default" table:formula="of:=IF(OR([.J448]&lt;[.J$549];[.J448]&gt;[.J$550]);&quot;&quot;;[.J448])" office:value-type="float" office:value="0.0586830222355316" calcext:value-type="float">
            <text:p>0,0586830222</text:p>
          </table:table-cell>
          <table:table-cell table:style-name="Default" table:formula="of:=IF(OR([.K448]&lt;[.K$549];[.K448]&gt;[.K$550]);&quot;&quot;;[.K448])" office:value-type="float" office:value="0.0554284943447395" calcext:value-type="float">
            <text:p>0,0554284943</text:p>
          </table:table-cell>
          <table:table-cell table:style-name="Default" table:formula="of:=IF(OR([.L448]&lt;[.L$549];[.L448]&gt;[.L$550]);&quot;&quot;;[.L448])" office:value-type="float" office:value="0.0238662288241" calcext:value-type="float">
            <text:p>0,0238662288</text:p>
          </table:table-cell>
          <table:table-cell table:style-name="Default" table:formula="of:=IF(OR([.M448]&lt;[.M$549];[.M448]&gt;[.M$550]);&quot;&quot;;[.M448])" office:value-type="float" office:value="0.228977684040277" calcext:value-type="float">
            <text:p>0,228977684</text:p>
          </table:table-cell>
          <table:table-cell table:style-name="Default" table:formula="of:=IF(OR([.N448]&lt;[.N$549];[.N448]&gt;[.N$550]);&quot;&quot;;[.N448])" office:value-type="float" office:value="0.0730730472035907" calcext:value-type="float">
            <text:p>0,0730730472</text:p>
          </table:table-cell>
          <table:table-cell table:style-name="Default" table:formula="of:=IF(OR([.O448]&lt;[.O$549];[.O448]&gt;[.O$550]);&quot;&quot;;[.O448])" office:value-type="float" office:value="0.289248726752989" calcext:value-type="float">
            <text:p>0,2892487268</text:p>
          </table:table-cell>
          <table:table-cell table:style-name="Default" table:formula="of:=IF(OR([.P448]&lt;[.P$549];[.P448]&gt;[.P$550]);&quot;&quot;;[.P448])" office:value-type="float" office:value="0.0250674932605247" calcext:value-type="float">
            <text:p>0,0250674933</text:p>
          </table:table-cell>
          <table:table-cell table:style-name="Default" table:formula="of:=IF(OR([.Q448]&lt;[.Q$549];[.Q448]&gt;[.Q$550]);&quot;&quot;;[.Q448])" office:value-type="float" office:value="0.0168132692929379" calcext:value-type="float">
            <text:p>0,0168132693</text:p>
          </table:table-cell>
          <table:table-cell table:style-name="Default" table:formula="of:=IF(OR([.R448]&lt;[.R$549];[.R448]&gt;[.R$550]);&quot;&quot;;[.R448])" office:value-type="float" office:value="0.0933238357090239" calcext:value-type="float">
            <text:p>0,0933238357</text:p>
          </table:table-cell>
          <table:table-cell table:style-name="Default" table:formula="of:=IF(OR([.S448]&lt;[.S$549];[.S448]&gt;[.S$550]);&quot;&quot;;[.S448])" office:value-type="float" office:value="0.345995143950372" calcext:value-type="float">
            <text:p>0,345995144</text:p>
          </table:table-cell>
          <table:table-cell table:style-name="Default" table:formula="of:=IF(OR([.T448]&lt;[.T$549];[.T448]&gt;[.T$550]);&quot;&quot;;[.T448])" office:value-type="float" office:value="0.198967889542776" calcext:value-type="float">
            <text:p>0,1989678895</text:p>
          </table:table-cell>
          <table:table-cell table:style-name="Default" table:formula="of:=IF(OR([.U448]&lt;[.U$549];[.U448]&gt;[.U$550]);&quot;&quot;;[.U448])" office:value-type="float" office:value="0.26006508766055" calcext:value-type="float">
            <text:p>0,2600650877</text:p>
          </table:table-cell>
          <table:table-cell table:style-name="Default" table:formula="of:=IF(OR([.V448]&lt;[.V$549];[.V448]&gt;[.V$550]);&quot;&quot;;[.V448])" office:value-type="float" office:value="0.253278531739752" calcext:value-type="float">
            <text:p>0,2532785317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table:formula="of:=IF(OR([.B449]&lt;[.B$549];[.B449]&gt;[.B$550]);&quot;&quot;;[.B449])" office:value-type="float" office:value="0.0620192919565434" calcext:value-type="float">
            <text:p>0,062019292</text:p>
          </table:table-cell>
          <table:table-cell table:style-name="Default" table:formula="of:=IF(OR([.C449]&lt;[.C$549];[.C449]&gt;[.C$550]);&quot;&quot;;[.C449])" office:value-type="float" office:value="0.0180629967892747" calcext:value-type="float">
            <text:p>0,0180629968</text:p>
          </table:table-cell>
          <table:table-cell table:style-name="Default" table:formula="of:=IF(OR([.D449]&lt;[.D$549];[.D449]&gt;[.D$550]);&quot;&quot;;[.D449])" office:value-type="float" office:value="0.0161078583779664" calcext:value-type="float">
            <text:p>0,0161078584</text:p>
          </table:table-cell>
          <table:table-cell table:style-name="Default" table:formula="of:=IF(OR([.E449]&lt;[.E$549];[.E449]&gt;[.E$550]);&quot;&quot;;[.E449])" office:value-type="float" office:value="1" calcext:value-type="float">
            <text:p>1</text:p>
          </table:table-cell>
          <table:table-cell table:style-name="Default" table:formula="of:=IF(OR([.F449]&lt;[.F$549];[.F449]&gt;[.F$550]);&quot;&quot;;[.F449])" office:value-type="float" office:value="0.0106906903919151" calcext:value-type="float">
            <text:p>0,0106906904</text:p>
          </table:table-cell>
          <table:table-cell table:style-name="Default" table:formula="of:=IF(OR([.G449]&lt;[.G$549];[.G449]&gt;[.G$550]);&quot;&quot;;[.G449])" office:value-type="float" office:value="0.282476510187924" calcext:value-type="float">
            <text:p>0,2824765102</text:p>
          </table:table-cell>
          <table:table-cell table:style-name="Default" table:formula="of:=IF(OR([.H449]&lt;[.H$549];[.H449]&gt;[.H$550]);&quot;&quot;;[.H449])" office:value-type="float" office:value="0.0214392933448346" calcext:value-type="float">
            <text:p>0,0214392933</text:p>
          </table:table-cell>
          <table:table-cell table:style-name="Default" table:formula="of:=IF(OR([.I449]&lt;[.I$549];[.I449]&gt;[.I$550]);&quot;&quot;;[.I449])" office:value-type="float" office:value="0.218126323915938" calcext:value-type="float">
            <text:p>0,2181263239</text:p>
          </table:table-cell>
          <table:table-cell table:style-name="Default" table:formula="of:=IF(OR([.J449]&lt;[.J$549];[.J449]&gt;[.J$550]);&quot;&quot;;[.J449])" office:value-type="float" office:value="0.055635337888163" calcext:value-type="float">
            <text:p>0,0556353379</text:p>
          </table:table-cell>
          <table:table-cell table:style-name="Default" table:formula="of:=IF(OR([.K449]&lt;[.K$549];[.K449]&gt;[.K$550]);&quot;&quot;;[.K449])" office:value-type="float" office:value="0.0533511848179605" calcext:value-type="float">
            <text:p>0,0533511848</text:p>
          </table:table-cell>
          <table:table-cell table:style-name="Default" table:formula="of:=IF(OR([.L449]&lt;[.L$549];[.L449]&gt;[.L$550]);&quot;&quot;;[.L449])" office:value-type="float" office:value="0.0239638956876881" calcext:value-type="float">
            <text:p>0,0239638957</text:p>
          </table:table-cell>
          <table:table-cell table:style-name="Default" table:formula="of:=IF(OR([.M449]&lt;[.M$549];[.M449]&gt;[.M$550]);&quot;&quot;;[.M449])" office:value-type="float" office:value="0.234870832272514" calcext:value-type="float">
            <text:p>0,2348708323</text:p>
          </table:table-cell>
          <table:table-cell table:style-name="Default" table:formula="of:=IF(OR([.N449]&lt;[.N$549];[.N449]&gt;[.N$550]);&quot;&quot;;[.N449])" office:value-type="float" office:value="0.0737931974077026" calcext:value-type="float">
            <text:p>0,0737931974</text:p>
          </table:table-cell>
          <table:table-cell table:style-name="Default" table:formula="of:=IF(OR([.O449]&lt;[.O$549];[.O449]&gt;[.O$550]);&quot;&quot;;[.O449])" office:value-type="float" office:value="0.285721310148909" calcext:value-type="float">
            <text:p>0,2857213101</text:p>
          </table:table-cell>
          <table:table-cell table:style-name="Default" table:formula="of:=IF(OR([.P449]&lt;[.P$549];[.P449]&gt;[.P$550]);&quot;&quot;;[.P449])" office:value-type="float" office:value="0.0247869211698475" calcext:value-type="float">
            <text:p>0,0247869212</text:p>
          </table:table-cell>
          <table:table-cell table:style-name="Default" table:formula="of:=IF(OR([.Q449]&lt;[.Q$549];[.Q449]&gt;[.Q$550]);&quot;&quot;;[.Q449])" office:value-type="float" office:value="0.0171486454413009" calcext:value-type="float">
            <text:p>0,0171486454</text:p>
          </table:table-cell>
          <table:table-cell table:style-name="Default" table:formula="of:=IF(OR([.R449]&lt;[.R$549];[.R449]&gt;[.R$550]);&quot;&quot;;[.R449])">
            <text:p/>
          </table:table-cell>
          <table:table-cell table:style-name="Default" table:formula="of:=IF(OR([.S449]&lt;[.S$549];[.S449]&gt;[.S$550]);&quot;&quot;;[.S449])" office:value-type="float" office:value="0.343181368166138" calcext:value-type="float">
            <text:p>0,3431813682</text:p>
          </table:table-cell>
          <table:table-cell table:style-name="Default" table:formula="of:=IF(OR([.T449]&lt;[.T$549];[.T449]&gt;[.T$550]);&quot;&quot;;[.T449])" office:value-type="float" office:value="0.204693585904945" calcext:value-type="float">
            <text:p>0,2046935859</text:p>
          </table:table-cell>
          <table:table-cell table:style-name="Default" table:formula="of:=IF(OR([.U449]&lt;[.U$549];[.U449]&gt;[.U$550]);&quot;&quot;;[.U449])" office:value-type="float" office:value="0.264132807132251" calcext:value-type="float">
            <text:p>0,2641328071</text:p>
          </table:table-cell>
          <table:table-cell table:style-name="Default" table:formula="of:=IF(OR([.V449]&lt;[.V$549];[.V449]&gt;[.V$550]);&quot;&quot;;[.V449])" office:value-type="float" office:value="0.25635929665971" calcext:value-type="float">
            <text:p>0,2563592967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Default" table:formula="of:=IF(OR([.B450]&lt;[.B$549];[.B450]&gt;[.B$550]);&quot;&quot;;[.B450])" office:value-type="float" office:value="0.0598077102923564" calcext:value-type="float">
            <text:p>0,0598077103</text:p>
          </table:table-cell>
          <table:table-cell table:style-name="Default" table:formula="of:=IF(OR([.C450]&lt;[.C$549];[.C450]&gt;[.C$550]);&quot;&quot;;[.C450])" office:value-type="float" office:value="0.0202065505501444" calcext:value-type="float">
            <text:p>0,0202065506</text:p>
          </table:table-cell>
          <table:table-cell table:style-name="Default" table:formula="of:=IF(OR([.D450]&lt;[.D$549];[.D450]&gt;[.D$550]);&quot;&quot;;[.D450])" office:value-type="float" office:value="0.0160580479016087" calcext:value-type="float">
            <text:p>0,0160580479</text:p>
          </table:table-cell>
          <table:table-cell table:style-name="Default" table:formula="of:=IF(OR([.E450]&lt;[.E$549];[.E450]&gt;[.E$550]);&quot;&quot;;[.E450])" office:value-type="float" office:value="1" calcext:value-type="float">
            <text:p>1</text:p>
          </table:table-cell>
          <table:table-cell table:style-name="Default" table:formula="of:=IF(OR([.F450]&lt;[.F$549];[.F450]&gt;[.F$550]);&quot;&quot;;[.F450])" office:value-type="float" office:value="0.0106055695380572" calcext:value-type="float">
            <text:p>0,0106055695</text:p>
          </table:table-cell>
          <table:table-cell table:style-name="Default" table:formula="of:=IF(OR([.G450]&lt;[.G$549];[.G450]&gt;[.G$550]);&quot;&quot;;[.G450])" office:value-type="float" office:value="0.287162475416781" calcext:value-type="float">
            <text:p>0,2871624754</text:p>
          </table:table-cell>
          <table:table-cell table:style-name="Default" table:formula="of:=IF(OR([.H450]&lt;[.H$549];[.H450]&gt;[.H$550]);&quot;&quot;;[.H450])" office:value-type="float" office:value="0.0193245116925077" calcext:value-type="float">
            <text:p>0,0193245117</text:p>
          </table:table-cell>
          <table:table-cell table:style-name="Default" table:formula="of:=IF(OR([.I450]&lt;[.I$549];[.I450]&gt;[.I$550]);&quot;&quot;;[.I450])" office:value-type="float" office:value="0.216620697733947" calcext:value-type="float">
            <text:p>0,2166206977</text:p>
          </table:table-cell>
          <table:table-cell table:style-name="Default" table:formula="of:=IF(OR([.J450]&lt;[.J$549];[.J450]&gt;[.J$550]);&quot;&quot;;[.J450])" office:value-type="float" office:value="0.0547230090047538" calcext:value-type="float">
            <text:p>0,054723009</text:p>
          </table:table-cell>
          <table:table-cell table:style-name="Default" table:formula="of:=IF(OR([.K450]&lt;[.K$549];[.K450]&gt;[.K$550]);&quot;&quot;;[.K450])" office:value-type="float" office:value="0.0561149694619091" calcext:value-type="float">
            <text:p>0,0561149695</text:p>
          </table:table-cell>
          <table:table-cell table:style-name="Default" table:formula="of:=IF(OR([.L450]&lt;[.L$549];[.L450]&gt;[.L$550]);&quot;&quot;;[.L450])" office:value-type="float" office:value="0.0257730547488509" calcext:value-type="float">
            <text:p>0,0257730547</text:p>
          </table:table-cell>
          <table:table-cell table:style-name="Default" table:formula="of:=IF(OR([.M450]&lt;[.M$549];[.M450]&gt;[.M$550]);&quot;&quot;;[.M450])" office:value-type="float" office:value="0.229608813831344" calcext:value-type="float">
            <text:p>0,2296088138</text:p>
          </table:table-cell>
          <table:table-cell table:style-name="Default" table:formula="of:=IF(OR([.N450]&lt;[.N$549];[.N450]&gt;[.N$550]);&quot;&quot;;[.N450])" office:value-type="float" office:value="0.0741552995161138" calcext:value-type="float">
            <text:p>0,0741552995</text:p>
          </table:table-cell>
          <table:table-cell table:style-name="Default" table:formula="of:=IF(OR([.O450]&lt;[.O$549];[.O450]&gt;[.O$550]);&quot;&quot;;[.O450])" office:value-type="float" office:value="0.276057386486306" calcext:value-type="float">
            <text:p>0,2760573865</text:p>
          </table:table-cell>
          <table:table-cell table:style-name="Default" table:formula="of:=IF(OR([.P450]&lt;[.P$549];[.P450]&gt;[.P$550]);&quot;&quot;;[.P450])">
            <text:p/>
          </table:table-cell>
          <table:table-cell table:style-name="Default" table:formula="of:=IF(OR([.Q450]&lt;[.Q$549];[.Q450]&gt;[.Q$550]);&quot;&quot;;[.Q450])" office:value-type="float" office:value="0.0161736817386821" calcext:value-type="float">
            <text:p>0,0161736817</text:p>
          </table:table-cell>
          <table:table-cell table:style-name="Default" table:formula="of:=IF(OR([.R450]&lt;[.R$549];[.R450]&gt;[.R$550]);&quot;&quot;;[.R450])" office:value-type="float" office:value="0.0877411227336921" calcext:value-type="float">
            <text:p>0,0877411227</text:p>
          </table:table-cell>
          <table:table-cell table:style-name="Default" table:formula="of:=IF(OR([.S450]&lt;[.S$549];[.S450]&gt;[.S$550]);&quot;&quot;;[.S450])" office:value-type="float" office:value="0.332175443881103" calcext:value-type="float">
            <text:p>0,3321754439</text:p>
          </table:table-cell>
          <table:table-cell table:style-name="Default" table:formula="of:=IF(OR([.T450]&lt;[.T$549];[.T450]&gt;[.T$550]);&quot;&quot;;[.T450])" office:value-type="float" office:value="0.194147248691641" calcext:value-type="float">
            <text:p>0,1941472487</text:p>
          </table:table-cell>
          <table:table-cell table:style-name="Default" table:formula="of:=IF(OR([.U450]&lt;[.U$549];[.U450]&gt;[.U$550]);&quot;&quot;;[.U450])" office:value-type="float" office:value="0.255671963510367" calcext:value-type="float">
            <text:p>0,2556719635</text:p>
          </table:table-cell>
          <table:table-cell table:style-name="Default" table:formula="of:=IF(OR([.V450]&lt;[.V$549];[.V450]&gt;[.V$550]);&quot;&quot;;[.V450])" office:value-type="float" office:value="0.237496589755223" calcext:value-type="float">
            <text:p>0,2374965898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Default" table:formula="of:=IF(OR([.B451]&lt;[.B$549];[.B451]&gt;[.B$550]);&quot;&quot;;[.B451])" office:value-type="float" office:value="0.0620991096100853" calcext:value-type="float">
            <text:p>0,0620991096</text:p>
          </table:table-cell>
          <table:table-cell table:style-name="Default" table:formula="of:=IF(OR([.C451]&lt;[.C$549];[.C451]&gt;[.C$550]);&quot;&quot;;[.C451])" office:value-type="float" office:value="0.0195726528774562" calcext:value-type="float">
            <text:p>0,0195726529</text:p>
          </table:table-cell>
          <table:table-cell table:style-name="Default" table:formula="of:=IF(OR([.D451]&lt;[.D$549];[.D451]&gt;[.D$550]);&quot;&quot;;[.D451])" office:value-type="float" office:value="0.0275476388602004" calcext:value-type="float">
            <text:p>0,0275476389</text:p>
          </table:table-cell>
          <table:table-cell table:style-name="Default" table:formula="of:=IF(OR([.E451]&lt;[.E$549];[.E451]&gt;[.E$550]);&quot;&quot;;[.E451])" office:value-type="float" office:value="1" calcext:value-type="float">
            <text:p>1</text:p>
          </table:table-cell>
          <table:table-cell table:style-name="Default" table:formula="of:=IF(OR([.F451]&lt;[.F$549];[.F451]&gt;[.F$550]);&quot;&quot;;[.F451])" office:value-type="float" office:value="0.0144869553281033" calcext:value-type="float">
            <text:p>0,0144869553</text:p>
          </table:table-cell>
          <table:table-cell table:style-name="Default" table:formula="of:=IF(OR([.G451]&lt;[.G$549];[.G451]&gt;[.G$550]);&quot;&quot;;[.G451])" office:value-type="float" office:value="0.277127508442377" calcext:value-type="float">
            <text:p>0,2771275084</text:p>
          </table:table-cell>
          <table:table-cell table:style-name="Default" table:formula="of:=IF(OR([.H451]&lt;[.H$549];[.H451]&gt;[.H$550]);&quot;&quot;;[.H451])" office:value-type="float" office:value="0.0204899185083721" calcext:value-type="float">
            <text:p>0,0204899185</text:p>
          </table:table-cell>
          <table:table-cell table:style-name="Default" table:formula="of:=IF(OR([.I451]&lt;[.I$549];[.I451]&gt;[.I$550]);&quot;&quot;;[.I451])" office:value-type="float" office:value="0.214623848108056" calcext:value-type="float">
            <text:p>0,2146238481</text:p>
          </table:table-cell>
          <table:table-cell table:style-name="Default" table:formula="of:=IF(OR([.J451]&lt;[.J$549];[.J451]&gt;[.J$550]);&quot;&quot;;[.J451])" office:value-type="float" office:value="0.0599539377273392" calcext:value-type="float">
            <text:p>0,0599539377</text:p>
          </table:table-cell>
          <table:table-cell table:style-name="Default" table:formula="of:=IF(OR([.K451]&lt;[.K$549];[.K451]&gt;[.K$550]);&quot;&quot;;[.K451])" office:value-type="float" office:value="0.0538118148174385" calcext:value-type="float">
            <text:p>0,0538118148</text:p>
          </table:table-cell>
          <table:table-cell table:style-name="Default" table:formula="of:=IF(OR([.L451]&lt;[.L$549];[.L451]&gt;[.L$550]);&quot;&quot;;[.L451])" office:value-type="float" office:value="0.0246345638391797" calcext:value-type="float">
            <text:p>0,0246345638</text:p>
          </table:table-cell>
          <table:table-cell table:style-name="Default" table:formula="of:=IF(OR([.M451]&lt;[.M$549];[.M451]&gt;[.M$550]);&quot;&quot;;[.M451])" office:value-type="float" office:value="0.224486792083895" calcext:value-type="float">
            <text:p>0,2244867921</text:p>
          </table:table-cell>
          <table:table-cell table:style-name="Default" table:formula="of:=IF(OR([.N451]&lt;[.N$549];[.N451]&gt;[.N$550]);&quot;&quot;;[.N451])" office:value-type="float" office:value="0.0757058122504531" calcext:value-type="float">
            <text:p>0,0757058123</text:p>
          </table:table-cell>
          <table:table-cell table:style-name="Default" table:formula="of:=IF(OR([.O451]&lt;[.O$549];[.O451]&gt;[.O$550]);&quot;&quot;;[.O451])" office:value-type="float" office:value="0.28061161051195" calcext:value-type="float">
            <text:p>0,2806116105</text:p>
          </table:table-cell>
          <table:table-cell table:style-name="Default" table:formula="of:=IF(OR([.P451]&lt;[.P$549];[.P451]&gt;[.P$550]);&quot;&quot;;[.P451])">
            <text:p/>
          </table:table-cell>
          <table:table-cell table:style-name="Default" table:formula="of:=IF(OR([.Q451]&lt;[.Q$549];[.Q451]&gt;[.Q$550]);&quot;&quot;;[.Q451])" office:value-type="float" office:value="0.015088858767486" calcext:value-type="float">
            <text:p>0,0150888588</text:p>
          </table:table-cell>
          <table:table-cell table:style-name="Default" table:formula="of:=IF(OR([.R451]&lt;[.R$549];[.R451]&gt;[.R$550]);&quot;&quot;;[.R451])" office:value-type="float" office:value="0.0896078439199486" calcext:value-type="float">
            <text:p>0,0896078439</text:p>
          </table:table-cell>
          <table:table-cell table:style-name="Default" table:formula="of:=IF(OR([.S451]&lt;[.S$549];[.S451]&gt;[.S$550]);&quot;&quot;;[.S451])" office:value-type="float" office:value="0.335013145031338" calcext:value-type="float">
            <text:p>0,335013145</text:p>
          </table:table-cell>
          <table:table-cell table:style-name="Default" table:formula="of:=IF(OR([.T451]&lt;[.T$549];[.T451]&gt;[.T$550]);&quot;&quot;;[.T451])" office:value-type="float" office:value="0.19800295138379" calcext:value-type="float">
            <text:p>0,1980029514</text:p>
          </table:table-cell>
          <table:table-cell table:style-name="Default" table:formula="of:=IF(OR([.U451]&lt;[.U$549];[.U451]&gt;[.U$550]);&quot;&quot;;[.U451])" office:value-type="float" office:value="0.26168261048222" calcext:value-type="float">
            <text:p>0,2616826105</text:p>
          </table:table-cell>
          <table:table-cell table:style-name="Default" table:formula="of:=IF(OR([.V451]&lt;[.V$549];[.V451]&gt;[.V$550]);&quot;&quot;;[.V451])" office:value-type="float" office:value="0.246459194399365" calcext:value-type="float">
            <text:p>0,2464591944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Default" table:formula="of:=IF(OR([.B452]&lt;[.B$549];[.B452]&gt;[.B$550]);&quot;&quot;;[.B452])" office:value-type="float" office:value="0.0621868638720083" calcext:value-type="float">
            <text:p>0,0621868639</text:p>
          </table:table-cell>
          <table:table-cell table:style-name="Default" table:formula="of:=IF(OR([.C452]&lt;[.C$549];[.C452]&gt;[.C$550]);&quot;&quot;;[.C452])" office:value-type="float" office:value="0.019161596645264" calcext:value-type="float">
            <text:p>0,0191615966</text:p>
          </table:table-cell>
          <table:table-cell table:style-name="Default" table:formula="of:=IF(OR([.D452]&lt;[.D$549];[.D452]&gt;[.D$550]);&quot;&quot;;[.D452])" office:value-type="float" office:value="0.018671711400086" calcext:value-type="float">
            <text:p>0,0186717114</text:p>
          </table:table-cell>
          <table:table-cell table:style-name="Default" table:formula="of:=IF(OR([.E452]&lt;[.E$549];[.E452]&gt;[.E$550]);&quot;&quot;;[.E452])" office:value-type="float" office:value="1" calcext:value-type="float">
            <text:p>1</text:p>
          </table:table-cell>
          <table:table-cell table:style-name="Default" table:formula="of:=IF(OR([.F452]&lt;[.F$549];[.F452]&gt;[.F$550]);&quot;&quot;;[.F452])">
            <text:p/>
          </table:table-cell>
          <table:table-cell table:style-name="Default" table:formula="of:=IF(OR([.G452]&lt;[.G$549];[.G452]&gt;[.G$550]);&quot;&quot;;[.G452])" office:value-type="float" office:value="0.280131070687368" calcext:value-type="float">
            <text:p>0,2801310707</text:p>
          </table:table-cell>
          <table:table-cell table:style-name="Default" table:formula="of:=IF(OR([.H452]&lt;[.H$549];[.H452]&gt;[.H$550]);&quot;&quot;;[.H452])" office:value-type="float" office:value="0.0210230260974912" calcext:value-type="float">
            <text:p>0,0210230261</text:p>
          </table:table-cell>
          <table:table-cell table:style-name="Default" table:formula="of:=IF(OR([.I452]&lt;[.I$549];[.I452]&gt;[.I$550]);&quot;&quot;;[.I452])" office:value-type="float" office:value="0.224740081921372" calcext:value-type="float">
            <text:p>0,2247400819</text:p>
          </table:table-cell>
          <table:table-cell table:style-name="Default" table:formula="of:=IF(OR([.J452]&lt;[.J$549];[.J452]&gt;[.J$550]);&quot;&quot;;[.J452])" office:value-type="float" office:value="0.0552263245275605" calcext:value-type="float">
            <text:p>0,0552263245</text:p>
          </table:table-cell>
          <table:table-cell table:style-name="Default" table:formula="of:=IF(OR([.K452]&lt;[.K$549];[.K452]&gt;[.K$550]);&quot;&quot;;[.K452])" office:value-type="float" office:value="0.0542647672321527" calcext:value-type="float">
            <text:p>0,0542647672</text:p>
          </table:table-cell>
          <table:table-cell table:style-name="Default" table:formula="of:=IF(OR([.L452]&lt;[.L$549];[.L452]&gt;[.L$550]);&quot;&quot;;[.L452])" office:value-type="float" office:value="0.0221121049921987" calcext:value-type="float">
            <text:p>0,022112105</text:p>
          </table:table-cell>
          <table:table-cell table:style-name="Default" table:formula="of:=IF(OR([.M452]&lt;[.M$549];[.M452]&gt;[.M$550]);&quot;&quot;;[.M452])" office:value-type="float" office:value="0.238695204375143" calcext:value-type="float">
            <text:p>0,2386952044</text:p>
          </table:table-cell>
          <table:table-cell table:style-name="Default" table:formula="of:=IF(OR([.N452]&lt;[.N$549];[.N452]&gt;[.N$550]);&quot;&quot;;[.N452])" office:value-type="float" office:value="0.0784953620669141" calcext:value-type="float">
            <text:p>0,0784953621</text:p>
          </table:table-cell>
          <table:table-cell table:style-name="Default" table:formula="of:=IF(OR([.O452]&lt;[.O$549];[.O452]&gt;[.O$550]);&quot;&quot;;[.O452])" office:value-type="float" office:value="0.284548165130239" calcext:value-type="float">
            <text:p>0,2845481651</text:p>
          </table:table-cell>
          <table:table-cell table:style-name="Default" table:formula="of:=IF(OR([.P452]&lt;[.P$549];[.P452]&gt;[.P$550]);&quot;&quot;;[.P452])" office:value-type="float" office:value="0.0249655834931738" calcext:value-type="float">
            <text:p>0,0249655835</text:p>
          </table:table-cell>
          <table:table-cell table:style-name="Default" table:formula="of:=IF(OR([.Q452]&lt;[.Q$549];[.Q452]&gt;[.Q$550]);&quot;&quot;;[.Q452])" office:value-type="float" office:value="0.015957068312929" calcext:value-type="float">
            <text:p>0,0159570683</text:p>
          </table:table-cell>
          <table:table-cell table:style-name="Default" table:formula="of:=IF(OR([.R452]&lt;[.R$549];[.R452]&gt;[.R$550]);&quot;&quot;;[.R452])" office:value-type="float" office:value="0.092973594960178" calcext:value-type="float">
            <text:p>0,092973595</text:p>
          </table:table-cell>
          <table:table-cell table:style-name="Default" table:formula="of:=IF(OR([.S452]&lt;[.S$549];[.S452]&gt;[.S$550]);&quot;&quot;;[.S452])" office:value-type="float" office:value="0.350773783055999" calcext:value-type="float">
            <text:p>0,3507737831</text:p>
          </table:table-cell>
          <table:table-cell table:style-name="Default" table:formula="of:=IF(OR([.T452]&lt;[.T$549];[.T452]&gt;[.T$550]);&quot;&quot;;[.T452])" office:value-type="float" office:value="0.209492670431507" calcext:value-type="float">
            <text:p>0,2094926704</text:p>
          </table:table-cell>
          <table:table-cell table:style-name="Default" table:formula="of:=IF(OR([.U452]&lt;[.U$549];[.U452]&gt;[.U$550]);&quot;&quot;;[.U452])" office:value-type="float" office:value="0.266193532883295" calcext:value-type="float">
            <text:p>0,2661935329</text:p>
          </table:table-cell>
          <table:table-cell table:style-name="Default" table:formula="of:=IF(OR([.V452]&lt;[.V$549];[.V452]&gt;[.V$550]);&quot;&quot;;[.V452])" office:value-type="float" office:value="0.25986013552605" calcext:value-type="float">
            <text:p>0,2598601355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Default" table:formula="of:=IF(OR([.B453]&lt;[.B$549];[.B453]&gt;[.B$550]);&quot;&quot;;[.B453])" office:value-type="float" office:value="0.0569120203201732" calcext:value-type="float">
            <text:p>0,0569120203</text:p>
          </table:table-cell>
          <table:table-cell table:style-name="Default" table:formula="of:=IF(OR([.C453]&lt;[.C$549];[.C453]&gt;[.C$550]);&quot;&quot;;[.C453])" office:value-type="float" office:value="0.0190371577381031" calcext:value-type="float">
            <text:p>0,0190371577</text:p>
          </table:table-cell>
          <table:table-cell table:style-name="Default" table:formula="of:=IF(OR([.D453]&lt;[.D$549];[.D453]&gt;[.D$550]);&quot;&quot;;[.D453])" office:value-type="float" office:value="0.0253865397088356" calcext:value-type="float">
            <text:p>0,0253865397</text:p>
          </table:table-cell>
          <table:table-cell table:style-name="Default" table:formula="of:=IF(OR([.E453]&lt;[.E$549];[.E453]&gt;[.E$550]);&quot;&quot;;[.E453])" office:value-type="float" office:value="1" calcext:value-type="float">
            <text:p>1</text:p>
          </table:table-cell>
          <table:table-cell table:style-name="Default" table:formula="of:=IF(OR([.F453]&lt;[.F$549];[.F453]&gt;[.F$550]);&quot;&quot;;[.F453])" office:value-type="float" office:value="0.0109723201465308" calcext:value-type="float">
            <text:p>0,0109723201</text:p>
          </table:table-cell>
          <table:table-cell table:style-name="Default" table:formula="of:=IF(OR([.G453]&lt;[.G$549];[.G453]&gt;[.G$550]);&quot;&quot;;[.G453])" office:value-type="float" office:value="0.279698448265251" calcext:value-type="float">
            <text:p>0,2796984483</text:p>
          </table:table-cell>
          <table:table-cell table:style-name="Default" table:formula="of:=IF(OR([.H453]&lt;[.H$549];[.H453]&gt;[.H$550]);&quot;&quot;;[.H453])" office:value-type="float" office:value="0.0217187397990438" calcext:value-type="float">
            <text:p>0,0217187398</text:p>
          </table:table-cell>
          <table:table-cell table:style-name="Default" table:formula="of:=IF(OR([.I453]&lt;[.I$549];[.I453]&gt;[.I$550]);&quot;&quot;;[.I453])" office:value-type="float" office:value="0.220743431219846" calcext:value-type="float">
            <text:p>0,2207434312</text:p>
          </table:table-cell>
          <table:table-cell table:style-name="Default" table:formula="of:=IF(OR([.J453]&lt;[.J$549];[.J453]&gt;[.J$550]);&quot;&quot;;[.J453])" office:value-type="float" office:value="0.0581603470345928" calcext:value-type="float">
            <text:p>0,058160347</text:p>
          </table:table-cell>
          <table:table-cell table:style-name="Default" table:formula="of:=IF(OR([.K453]&lt;[.K$549];[.K453]&gt;[.K$550]);&quot;&quot;;[.K453])" office:value-type="float" office:value="0.0565421922798375" calcext:value-type="float">
            <text:p>0,0565421923</text:p>
          </table:table-cell>
          <table:table-cell table:style-name="Default" table:formula="of:=IF(OR([.L453]&lt;[.L$549];[.L453]&gt;[.L$550]);&quot;&quot;;[.L453])" office:value-type="float" office:value="0.0243548787463756" calcext:value-type="float">
            <text:p>0,0243548787</text:p>
          </table:table-cell>
          <table:table-cell table:style-name="Default" table:formula="of:=IF(OR([.M453]&lt;[.M$549];[.M453]&gt;[.M$550]);&quot;&quot;;[.M453])" office:value-type="float" office:value="0.235394773241201" calcext:value-type="float">
            <text:p>0,2353947732</text:p>
          </table:table-cell>
          <table:table-cell table:style-name="Default" table:formula="of:=IF(OR([.N453]&lt;[.N$549];[.N453]&gt;[.N$550]);&quot;&quot;;[.N453])" office:value-type="float" office:value="0.0744573288578734" calcext:value-type="float">
            <text:p>0,0744573289</text:p>
          </table:table-cell>
          <table:table-cell table:style-name="Default" table:formula="of:=IF(OR([.O453]&lt;[.O$549];[.O453]&gt;[.O$550]);&quot;&quot;;[.O453])" office:value-type="float" office:value="0.288027104318627" calcext:value-type="float">
            <text:p>0,2880271043</text:p>
          </table:table-cell>
          <table:table-cell table:style-name="Default" table:formula="of:=IF(OR([.P453]&lt;[.P$549];[.P453]&gt;[.P$550]);&quot;&quot;;[.P453])" office:value-type="float" office:value="0.0246984929777677" calcext:value-type="float">
            <text:p>0,024698493</text:p>
          </table:table-cell>
          <table:table-cell table:style-name="Default" table:formula="of:=IF(OR([.Q453]&lt;[.Q$549];[.Q453]&gt;[.Q$550]);&quot;&quot;;[.Q453])" office:value-type="float" office:value="0.0156935381879671" calcext:value-type="float">
            <text:p>0,0156935382</text:p>
          </table:table-cell>
          <table:table-cell table:style-name="Default" table:formula="of:=IF(OR([.R453]&lt;[.R$549];[.R453]&gt;[.R$550]);&quot;&quot;;[.R453])" office:value-type="float" office:value="0.0919098808408501" calcext:value-type="float">
            <text:p>0,0919098808</text:p>
          </table:table-cell>
          <table:table-cell table:style-name="Default" table:formula="of:=IF(OR([.S453]&lt;[.S$549];[.S453]&gt;[.S$550]);&quot;&quot;;[.S453])" office:value-type="float" office:value="0.355891221869178" calcext:value-type="float">
            <text:p>0,3558912219</text:p>
          </table:table-cell>
          <table:table-cell table:style-name="Default" table:formula="of:=IF(OR([.T453]&lt;[.T$549];[.T453]&gt;[.T$550]);&quot;&quot;;[.T453])" office:value-type="float" office:value="0.208993551636791" calcext:value-type="float">
            <text:p>0,2089935516</text:p>
          </table:table-cell>
          <table:table-cell table:style-name="Default" table:formula="of:=IF(OR([.U453]&lt;[.U$549];[.U453]&gt;[.U$550]);&quot;&quot;;[.U453])">
            <text:p/>
          </table:table-cell>
          <table:table-cell table:style-name="Default" table:formula="of:=IF(OR([.V453]&lt;[.V$549];[.V453]&gt;[.V$550]);&quot;&quot;;[.V453])" office:value-type="float" office:value="0.2670341392633" calcext:value-type="float">
            <text:p>0,2670341393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Default" table:formula="of:=IF(OR([.B454]&lt;[.B$549];[.B454]&gt;[.B$550]);&quot;&quot;;[.B454])" office:value-type="float" office:value="0.0624568578286189" calcext:value-type="float">
            <text:p>0,0624568578</text:p>
          </table:table-cell>
          <table:table-cell table:style-name="Default" table:formula="of:=IF(OR([.C454]&lt;[.C$549];[.C454]&gt;[.C$550]);&quot;&quot;;[.C454])" office:value-type="float" office:value="0.0201378136055559" calcext:value-type="float">
            <text:p>0,0201378136</text:p>
          </table:table-cell>
          <table:table-cell table:style-name="Default" table:formula="of:=IF(OR([.D454]&lt;[.D$549];[.D454]&gt;[.D$550]);&quot;&quot;;[.D454])" office:value-type="float" office:value="0.0197894317667658" calcext:value-type="float">
            <text:p>0,0197894318</text:p>
          </table:table-cell>
          <table:table-cell table:style-name="Default" table:formula="of:=IF(OR([.E454]&lt;[.E$549];[.E454]&gt;[.E$550]);&quot;&quot;;[.E454])" office:value-type="float" office:value="1" calcext:value-type="float">
            <text:p>1</text:p>
          </table:table-cell>
          <table:table-cell table:style-name="Default" table:formula="of:=IF(OR([.F454]&lt;[.F$549];[.F454]&gt;[.F$550]);&quot;&quot;;[.F454])" office:value-type="float" office:value="0.0135845722029828" calcext:value-type="float">
            <text:p>0,0135845722</text:p>
          </table:table-cell>
          <table:table-cell table:style-name="Default" table:formula="of:=IF(OR([.G454]&lt;[.G$549];[.G454]&gt;[.G$550]);&quot;&quot;;[.G454])" office:value-type="float" office:value="0.290360367585673" calcext:value-type="float">
            <text:p>0,2903603676</text:p>
          </table:table-cell>
          <table:table-cell table:style-name="Default" table:formula="of:=IF(OR([.H454]&lt;[.H$549];[.H454]&gt;[.H$550]);&quot;&quot;;[.H454])" office:value-type="float" office:value="0.0219731577784093" calcext:value-type="float">
            <text:p>0,0219731578</text:p>
          </table:table-cell>
          <table:table-cell table:style-name="Default" table:formula="of:=IF(OR([.I454]&lt;[.I$549];[.I454]&gt;[.I$550]);&quot;&quot;;[.I454])" office:value-type="float" office:value="0.215112892962675" calcext:value-type="float">
            <text:p>0,215112893</text:p>
          </table:table-cell>
          <table:table-cell table:style-name="Default" table:formula="of:=IF(OR([.J454]&lt;[.J$549];[.J454]&gt;[.J$550]);&quot;&quot;;[.J454])" office:value-type="float" office:value="0.0592204727963618" calcext:value-type="float">
            <text:p>0,0592204728</text:p>
          </table:table-cell>
          <table:table-cell table:style-name="Default" table:formula="of:=IF(OR([.K454]&lt;[.K$549];[.K454]&gt;[.K$550]);&quot;&quot;;[.K454])" office:value-type="float" office:value="0.0547223028753896" calcext:value-type="float">
            <text:p>0,0547223029</text:p>
          </table:table-cell>
          <table:table-cell table:style-name="Default" table:formula="of:=IF(OR([.L454]&lt;[.L$549];[.L454]&gt;[.L$550]);&quot;&quot;;[.L454])" office:value-type="float" office:value="0.0217317295341109" calcext:value-type="float">
            <text:p>0,0217317295</text:p>
          </table:table-cell>
          <table:table-cell table:style-name="Default" table:formula="of:=IF(OR([.M454]&lt;[.M$549];[.M454]&gt;[.M$550]);&quot;&quot;;[.M454])" office:value-type="float" office:value="0.232943249648644" calcext:value-type="float">
            <text:p>0,2329432496</text:p>
          </table:table-cell>
          <table:table-cell table:style-name="Default" table:formula="of:=IF(OR([.N454]&lt;[.N$549];[.N454]&gt;[.N$550]);&quot;&quot;;[.N454])" office:value-type="float" office:value="0.0757762517142316" calcext:value-type="float">
            <text:p>0,0757762517</text:p>
          </table:table-cell>
          <table:table-cell table:style-name="Default" table:formula="of:=IF(OR([.O454]&lt;[.O$549];[.O454]&gt;[.O$550]);&quot;&quot;;[.O454])" office:value-type="float" office:value="0.282309847010823" calcext:value-type="float">
            <text:p>0,282309847</text:p>
          </table:table-cell>
          <table:table-cell table:style-name="Default" table:formula="of:=IF(OR([.P454]&lt;[.P$549];[.P454]&gt;[.P$550]);&quot;&quot;;[.P454])" office:value-type="float" office:value="0.0245786076759439" calcext:value-type="float">
            <text:p>0,0245786077</text:p>
          </table:table-cell>
          <table:table-cell table:style-name="Default" table:formula="of:=IF(OR([.Q454]&lt;[.Q$549];[.Q454]&gt;[.Q$550]);&quot;&quot;;[.Q454])" office:value-type="float" office:value="0.0149408024092393" calcext:value-type="float">
            <text:p>0,0149408024</text:p>
          </table:table-cell>
          <table:table-cell table:style-name="Default" table:formula="of:=IF(OR([.R454]&lt;[.R$549];[.R454]&gt;[.R$550]);&quot;&quot;;[.R454])" office:value-type="float" office:value="0.0891885967546101" calcext:value-type="float">
            <text:p>0,0891885968</text:p>
          </table:table-cell>
          <table:table-cell table:style-name="Default" table:formula="of:=IF(OR([.S454]&lt;[.S$549];[.S454]&gt;[.S$550]);&quot;&quot;;[.S454])" office:value-type="float" office:value="0.342912050391479" calcext:value-type="float">
            <text:p>0,3429120504</text:p>
          </table:table-cell>
          <table:table-cell table:style-name="Default" table:formula="of:=IF(OR([.T454]&lt;[.T$549];[.T454]&gt;[.T$550]);&quot;&quot;;[.T454])" office:value-type="float" office:value="0.199375957936216" calcext:value-type="float">
            <text:p>0,1993759579</text:p>
          </table:table-cell>
          <table:table-cell table:style-name="Default" table:formula="of:=IF(OR([.U454]&lt;[.U$549];[.U454]&gt;[.U$550]);&quot;&quot;;[.U454])" office:value-type="float" office:value="0.257704088262728" calcext:value-type="float">
            <text:p>0,2577040883</text:p>
          </table:table-cell>
          <table:table-cell table:style-name="Default" table:formula="of:=IF(OR([.V454]&lt;[.V$549];[.V454]&gt;[.V$550]);&quot;&quot;;[.V454])" office:value-type="float" office:value="0.244964827977467" calcext:value-type="float">
            <text:p>0,244964828</text:p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55]&lt;[.B$549];[.B455]&gt;[.B$550]);&quot;&quot;;[.B455])">
            <text:p/>
          </table:table-cell>
          <table:table-cell table:style-name="Default" table:formula="of:=IF(OR([.C455]&lt;[.C$549];[.C455]&gt;[.C$550]);&quot;&quot;;[.C455])">
            <text:p/>
          </table:table-cell>
          <table:table-cell table:style-name="Default" table:formula="of:=IF(OR([.D455]&lt;[.D$549];[.D455]&gt;[.D$550]);&quot;&quot;;[.D455])">
            <text:p/>
          </table:table-cell>
          <table:table-cell table:style-name="Default" table:formula="of:=IF(OR([.E455]&lt;[.E$549];[.E455]&gt;[.E$550]);&quot;&quot;;[.E455])">
            <text:p/>
          </table:table-cell>
          <table:table-cell table:style-name="Default" table:formula="of:=IF(OR([.F455]&lt;[.F$549];[.F455]&gt;[.F$550]);&quot;&quot;;[.F455])">
            <text:p/>
          </table:table-cell>
          <table:table-cell table:style-name="Default" table:formula="of:=IF(OR([.G455]&lt;[.G$549];[.G455]&gt;[.G$550]);&quot;&quot;;[.G455])">
            <text:p/>
          </table:table-cell>
          <table:table-cell table:style-name="Default" table:formula="of:=IF(OR([.H455]&lt;[.H$549];[.H455]&gt;[.H$550]);&quot;&quot;;[.H455])">
            <text:p/>
          </table:table-cell>
          <table:table-cell table:style-name="Default" table:formula="of:=IF(OR([.I455]&lt;[.I$549];[.I455]&gt;[.I$550]);&quot;&quot;;[.I455])">
            <text:p/>
          </table:table-cell>
          <table:table-cell table:style-name="Default" table:formula="of:=IF(OR([.J455]&lt;[.J$549];[.J455]&gt;[.J$550]);&quot;&quot;;[.J455])">
            <text:p/>
          </table:table-cell>
          <table:table-cell table:style-name="Default" table:formula="of:=IF(OR([.K455]&lt;[.K$549];[.K455]&gt;[.K$550]);&quot;&quot;;[.K455])">
            <text:p/>
          </table:table-cell>
          <table:table-cell table:style-name="Default" table:formula="of:=IF(OR([.L455]&lt;[.L$549];[.L455]&gt;[.L$550]);&quot;&quot;;[.L455])">
            <text:p/>
          </table:table-cell>
          <table:table-cell table:style-name="Default" table:formula="of:=IF(OR([.M455]&lt;[.M$549];[.M455]&gt;[.M$550]);&quot;&quot;;[.M455])">
            <text:p/>
          </table:table-cell>
          <table:table-cell table:style-name="Default" table:formula="of:=IF(OR([.N455]&lt;[.N$549];[.N455]&gt;[.N$550]);&quot;&quot;;[.N455])">
            <text:p/>
          </table:table-cell>
          <table:table-cell table:style-name="Default" table:formula="of:=IF(OR([.O455]&lt;[.O$549];[.O455]&gt;[.O$550]);&quot;&quot;;[.O455])">
            <text:p/>
          </table:table-cell>
          <table:table-cell table:style-name="Default" table:formula="of:=IF(OR([.P455]&lt;[.P$549];[.P455]&gt;[.P$550]);&quot;&quot;;[.P455])">
            <text:p/>
          </table:table-cell>
          <table:table-cell table:style-name="Default" table:formula="of:=IF(OR([.Q455]&lt;[.Q$549];[.Q455]&gt;[.Q$550]);&quot;&quot;;[.Q455])">
            <text:p/>
          </table:table-cell>
          <table:table-cell table:style-name="Default" table:formula="of:=IF(OR([.R455]&lt;[.R$549];[.R455]&gt;[.R$550]);&quot;&quot;;[.R455])">
            <text:p/>
          </table:table-cell>
          <table:table-cell table:style-name="Default" table:formula="of:=IF(OR([.S455]&lt;[.S$549];[.S455]&gt;[.S$550]);&quot;&quot;;[.S455])">
            <text:p/>
          </table:table-cell>
          <table:table-cell table:style-name="Default" table:formula="of:=IF(OR([.T455]&lt;[.T$549];[.T455]&gt;[.T$550]);&quot;&quot;;[.T455])">
            <text:p/>
          </table:table-cell>
          <table:table-cell table:style-name="Default" table:formula="of:=IF(OR([.U455]&lt;[.U$549];[.U455]&gt;[.U$550]);&quot;&quot;;[.U455])">
            <text:p/>
          </table:table-cell>
          <table:table-cell table:style-name="Default" table:formula="of:=IF(OR([.V455]&lt;[.V$549];[.V455]&gt;[.V$550]);&quot;&quot;;[.V45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56]&lt;[.B$549];[.B456]&gt;[.B$550]);&quot;&quot;;[.B456])">
            <text:p/>
          </table:table-cell>
          <table:table-cell table:style-name="Default" table:formula="of:=IF(OR([.C456]&lt;[.C$549];[.C456]&gt;[.C$550]);&quot;&quot;;[.C456])">
            <text:p/>
          </table:table-cell>
          <table:table-cell table:style-name="Default" table:formula="of:=IF(OR([.D456]&lt;[.D$549];[.D456]&gt;[.D$550]);&quot;&quot;;[.D456])">
            <text:p/>
          </table:table-cell>
          <table:table-cell table:style-name="Default" table:formula="of:=IF(OR([.E456]&lt;[.E$549];[.E456]&gt;[.E$550]);&quot;&quot;;[.E456])">
            <text:p/>
          </table:table-cell>
          <table:table-cell table:style-name="Default" table:formula="of:=IF(OR([.F456]&lt;[.F$549];[.F456]&gt;[.F$550]);&quot;&quot;;[.F456])">
            <text:p/>
          </table:table-cell>
          <table:table-cell table:style-name="Default" table:formula="of:=IF(OR([.G456]&lt;[.G$549];[.G456]&gt;[.G$550]);&quot;&quot;;[.G456])">
            <text:p/>
          </table:table-cell>
          <table:table-cell table:style-name="Default" table:formula="of:=IF(OR([.H456]&lt;[.H$549];[.H456]&gt;[.H$550]);&quot;&quot;;[.H456])">
            <text:p/>
          </table:table-cell>
          <table:table-cell table:style-name="Default" table:formula="of:=IF(OR([.I456]&lt;[.I$549];[.I456]&gt;[.I$550]);&quot;&quot;;[.I456])">
            <text:p/>
          </table:table-cell>
          <table:table-cell table:style-name="Default" table:formula="of:=IF(OR([.J456]&lt;[.J$549];[.J456]&gt;[.J$550]);&quot;&quot;;[.J456])">
            <text:p/>
          </table:table-cell>
          <table:table-cell table:style-name="Default" table:formula="of:=IF(OR([.K456]&lt;[.K$549];[.K456]&gt;[.K$550]);&quot;&quot;;[.K456])">
            <text:p/>
          </table:table-cell>
          <table:table-cell table:style-name="Default" table:formula="of:=IF(OR([.L456]&lt;[.L$549];[.L456]&gt;[.L$550]);&quot;&quot;;[.L456])">
            <text:p/>
          </table:table-cell>
          <table:table-cell table:style-name="Default" table:formula="of:=IF(OR([.M456]&lt;[.M$549];[.M456]&gt;[.M$550]);&quot;&quot;;[.M456])">
            <text:p/>
          </table:table-cell>
          <table:table-cell table:style-name="Default" table:formula="of:=IF(OR([.N456]&lt;[.N$549];[.N456]&gt;[.N$550]);&quot;&quot;;[.N456])">
            <text:p/>
          </table:table-cell>
          <table:table-cell table:style-name="Default" table:formula="of:=IF(OR([.O456]&lt;[.O$549];[.O456]&gt;[.O$550]);&quot;&quot;;[.O456])">
            <text:p/>
          </table:table-cell>
          <table:table-cell table:style-name="Default" table:formula="of:=IF(OR([.P456]&lt;[.P$549];[.P456]&gt;[.P$550]);&quot;&quot;;[.P456])">
            <text:p/>
          </table:table-cell>
          <table:table-cell table:style-name="Default" table:formula="of:=IF(OR([.Q456]&lt;[.Q$549];[.Q456]&gt;[.Q$550]);&quot;&quot;;[.Q456])">
            <text:p/>
          </table:table-cell>
          <table:table-cell table:style-name="Default" table:formula="of:=IF(OR([.R456]&lt;[.R$549];[.R456]&gt;[.R$550]);&quot;&quot;;[.R456])">
            <text:p/>
          </table:table-cell>
          <table:table-cell table:style-name="Default" table:formula="of:=IF(OR([.S456]&lt;[.S$549];[.S456]&gt;[.S$550]);&quot;&quot;;[.S456])">
            <text:p/>
          </table:table-cell>
          <table:table-cell table:style-name="Default" table:formula="of:=IF(OR([.T456]&lt;[.T$549];[.T456]&gt;[.T$550]);&quot;&quot;;[.T456])">
            <text:p/>
          </table:table-cell>
          <table:table-cell table:style-name="Default" table:formula="of:=IF(OR([.U456]&lt;[.U$549];[.U456]&gt;[.U$550]);&quot;&quot;;[.U456])">
            <text:p/>
          </table:table-cell>
          <table:table-cell table:style-name="Default" table:formula="of:=IF(OR([.V456]&lt;[.V$549];[.V456]&gt;[.V$550]);&quot;&quot;;[.V45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57]&lt;[.B$549];[.B457]&gt;[.B$550]);&quot;&quot;;[.B457])">
            <text:p/>
          </table:table-cell>
          <table:table-cell table:style-name="Default" table:formula="of:=IF(OR([.C457]&lt;[.C$549];[.C457]&gt;[.C$550]);&quot;&quot;;[.C457])">
            <text:p/>
          </table:table-cell>
          <table:table-cell table:style-name="Default" table:formula="of:=IF(OR([.D457]&lt;[.D$549];[.D457]&gt;[.D$550]);&quot;&quot;;[.D457])">
            <text:p/>
          </table:table-cell>
          <table:table-cell table:style-name="Default" table:formula="of:=IF(OR([.E457]&lt;[.E$549];[.E457]&gt;[.E$550]);&quot;&quot;;[.E457])">
            <text:p/>
          </table:table-cell>
          <table:table-cell table:style-name="Default" table:formula="of:=IF(OR([.F457]&lt;[.F$549];[.F457]&gt;[.F$550]);&quot;&quot;;[.F457])">
            <text:p/>
          </table:table-cell>
          <table:table-cell table:style-name="Default" table:formula="of:=IF(OR([.G457]&lt;[.G$549];[.G457]&gt;[.G$550]);&quot;&quot;;[.G457])">
            <text:p/>
          </table:table-cell>
          <table:table-cell table:style-name="Default" table:formula="of:=IF(OR([.H457]&lt;[.H$549];[.H457]&gt;[.H$550]);&quot;&quot;;[.H457])">
            <text:p/>
          </table:table-cell>
          <table:table-cell table:style-name="Default" table:formula="of:=IF(OR([.I457]&lt;[.I$549];[.I457]&gt;[.I$550]);&quot;&quot;;[.I457])">
            <text:p/>
          </table:table-cell>
          <table:table-cell table:style-name="Default" table:formula="of:=IF(OR([.J457]&lt;[.J$549];[.J457]&gt;[.J$550]);&quot;&quot;;[.J457])">
            <text:p/>
          </table:table-cell>
          <table:table-cell table:style-name="Default" table:formula="of:=IF(OR([.K457]&lt;[.K$549];[.K457]&gt;[.K$550]);&quot;&quot;;[.K457])">
            <text:p/>
          </table:table-cell>
          <table:table-cell table:style-name="Default" table:formula="of:=IF(OR([.L457]&lt;[.L$549];[.L457]&gt;[.L$550]);&quot;&quot;;[.L457])">
            <text:p/>
          </table:table-cell>
          <table:table-cell table:style-name="Default" table:formula="of:=IF(OR([.M457]&lt;[.M$549];[.M457]&gt;[.M$550]);&quot;&quot;;[.M457])">
            <text:p/>
          </table:table-cell>
          <table:table-cell table:style-name="Default" table:formula="of:=IF(OR([.N457]&lt;[.N$549];[.N457]&gt;[.N$550]);&quot;&quot;;[.N457])">
            <text:p/>
          </table:table-cell>
          <table:table-cell table:style-name="Default" table:formula="of:=IF(OR([.O457]&lt;[.O$549];[.O457]&gt;[.O$550]);&quot;&quot;;[.O457])">
            <text:p/>
          </table:table-cell>
          <table:table-cell table:style-name="Default" table:formula="of:=IF(OR([.P457]&lt;[.P$549];[.P457]&gt;[.P$550]);&quot;&quot;;[.P457])">
            <text:p/>
          </table:table-cell>
          <table:table-cell table:style-name="Default" table:formula="of:=IF(OR([.Q457]&lt;[.Q$549];[.Q457]&gt;[.Q$550]);&quot;&quot;;[.Q457])">
            <text:p/>
          </table:table-cell>
          <table:table-cell table:style-name="Default" table:formula="of:=IF(OR([.R457]&lt;[.R$549];[.R457]&gt;[.R$550]);&quot;&quot;;[.R457])">
            <text:p/>
          </table:table-cell>
          <table:table-cell table:style-name="Default" table:formula="of:=IF(OR([.S457]&lt;[.S$549];[.S457]&gt;[.S$550]);&quot;&quot;;[.S457])">
            <text:p/>
          </table:table-cell>
          <table:table-cell table:style-name="Default" table:formula="of:=IF(OR([.T457]&lt;[.T$549];[.T457]&gt;[.T$550]);&quot;&quot;;[.T457])">
            <text:p/>
          </table:table-cell>
          <table:table-cell table:style-name="Default" table:formula="of:=IF(OR([.U457]&lt;[.U$549];[.U457]&gt;[.U$550]);&quot;&quot;;[.U457])">
            <text:p/>
          </table:table-cell>
          <table:table-cell table:style-name="Default" table:formula="of:=IF(OR([.V457]&lt;[.V$549];[.V457]&gt;[.V$550]);&quot;&quot;;[.V45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58]&lt;[.B$549];[.B458]&gt;[.B$550]);&quot;&quot;;[.B458])">
            <text:p/>
          </table:table-cell>
          <table:table-cell table:style-name="Default" table:formula="of:=IF(OR([.C458]&lt;[.C$549];[.C458]&gt;[.C$550]);&quot;&quot;;[.C458])">
            <text:p/>
          </table:table-cell>
          <table:table-cell table:style-name="Default" table:formula="of:=IF(OR([.D458]&lt;[.D$549];[.D458]&gt;[.D$550]);&quot;&quot;;[.D458])">
            <text:p/>
          </table:table-cell>
          <table:table-cell table:style-name="Default" table:formula="of:=IF(OR([.E458]&lt;[.E$549];[.E458]&gt;[.E$550]);&quot;&quot;;[.E458])">
            <text:p/>
          </table:table-cell>
          <table:table-cell table:style-name="Default" table:formula="of:=IF(OR([.F458]&lt;[.F$549];[.F458]&gt;[.F$550]);&quot;&quot;;[.F458])">
            <text:p/>
          </table:table-cell>
          <table:table-cell table:style-name="Default" table:formula="of:=IF(OR([.G458]&lt;[.G$549];[.G458]&gt;[.G$550]);&quot;&quot;;[.G458])">
            <text:p/>
          </table:table-cell>
          <table:table-cell table:style-name="Default" table:formula="of:=IF(OR([.H458]&lt;[.H$549];[.H458]&gt;[.H$550]);&quot;&quot;;[.H458])">
            <text:p/>
          </table:table-cell>
          <table:table-cell table:style-name="Default" table:formula="of:=IF(OR([.I458]&lt;[.I$549];[.I458]&gt;[.I$550]);&quot;&quot;;[.I458])">
            <text:p/>
          </table:table-cell>
          <table:table-cell table:style-name="Default" table:formula="of:=IF(OR([.J458]&lt;[.J$549];[.J458]&gt;[.J$550]);&quot;&quot;;[.J458])">
            <text:p/>
          </table:table-cell>
          <table:table-cell table:style-name="Default" table:formula="of:=IF(OR([.K458]&lt;[.K$549];[.K458]&gt;[.K$550]);&quot;&quot;;[.K458])">
            <text:p/>
          </table:table-cell>
          <table:table-cell table:style-name="Default" table:formula="of:=IF(OR([.L458]&lt;[.L$549];[.L458]&gt;[.L$550]);&quot;&quot;;[.L458])">
            <text:p/>
          </table:table-cell>
          <table:table-cell table:style-name="Default" table:formula="of:=IF(OR([.M458]&lt;[.M$549];[.M458]&gt;[.M$550]);&quot;&quot;;[.M458])">
            <text:p/>
          </table:table-cell>
          <table:table-cell table:style-name="Default" table:formula="of:=IF(OR([.N458]&lt;[.N$549];[.N458]&gt;[.N$550]);&quot;&quot;;[.N458])">
            <text:p/>
          </table:table-cell>
          <table:table-cell table:style-name="Default" table:formula="of:=IF(OR([.O458]&lt;[.O$549];[.O458]&gt;[.O$550]);&quot;&quot;;[.O458])">
            <text:p/>
          </table:table-cell>
          <table:table-cell table:style-name="Default" table:formula="of:=IF(OR([.P458]&lt;[.P$549];[.P458]&gt;[.P$550]);&quot;&quot;;[.P458])">
            <text:p/>
          </table:table-cell>
          <table:table-cell table:style-name="Default" table:formula="of:=IF(OR([.Q458]&lt;[.Q$549];[.Q458]&gt;[.Q$550]);&quot;&quot;;[.Q458])">
            <text:p/>
          </table:table-cell>
          <table:table-cell table:style-name="Default" table:formula="of:=IF(OR([.R458]&lt;[.R$549];[.R458]&gt;[.R$550]);&quot;&quot;;[.R458])">
            <text:p/>
          </table:table-cell>
          <table:table-cell table:style-name="Default" table:formula="of:=IF(OR([.S458]&lt;[.S$549];[.S458]&gt;[.S$550]);&quot;&quot;;[.S458])">
            <text:p/>
          </table:table-cell>
          <table:table-cell table:style-name="Default" table:formula="of:=IF(OR([.T458]&lt;[.T$549];[.T458]&gt;[.T$550]);&quot;&quot;;[.T458])">
            <text:p/>
          </table:table-cell>
          <table:table-cell table:style-name="Default" table:formula="of:=IF(OR([.U458]&lt;[.U$549];[.U458]&gt;[.U$550]);&quot;&quot;;[.U458])">
            <text:p/>
          </table:table-cell>
          <table:table-cell table:style-name="Default" table:formula="of:=IF(OR([.V458]&lt;[.V$549];[.V458]&gt;[.V$550]);&quot;&quot;;[.V45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59]&lt;[.B$549];[.B459]&gt;[.B$550]);&quot;&quot;;[.B459])">
            <text:p/>
          </table:table-cell>
          <table:table-cell table:style-name="Default" table:formula="of:=IF(OR([.C459]&lt;[.C$549];[.C459]&gt;[.C$550]);&quot;&quot;;[.C459])">
            <text:p/>
          </table:table-cell>
          <table:table-cell table:style-name="Default" table:formula="of:=IF(OR([.D459]&lt;[.D$549];[.D459]&gt;[.D$550]);&quot;&quot;;[.D459])">
            <text:p/>
          </table:table-cell>
          <table:table-cell table:style-name="Default" table:formula="of:=IF(OR([.E459]&lt;[.E$549];[.E459]&gt;[.E$550]);&quot;&quot;;[.E459])">
            <text:p/>
          </table:table-cell>
          <table:table-cell table:style-name="Default" table:formula="of:=IF(OR([.F459]&lt;[.F$549];[.F459]&gt;[.F$550]);&quot;&quot;;[.F459])">
            <text:p/>
          </table:table-cell>
          <table:table-cell table:style-name="Default" table:formula="of:=IF(OR([.G459]&lt;[.G$549];[.G459]&gt;[.G$550]);&quot;&quot;;[.G459])">
            <text:p/>
          </table:table-cell>
          <table:table-cell table:style-name="Default" table:formula="of:=IF(OR([.H459]&lt;[.H$549];[.H459]&gt;[.H$550]);&quot;&quot;;[.H459])">
            <text:p/>
          </table:table-cell>
          <table:table-cell table:style-name="Default" table:formula="of:=IF(OR([.I459]&lt;[.I$549];[.I459]&gt;[.I$550]);&quot;&quot;;[.I459])">
            <text:p/>
          </table:table-cell>
          <table:table-cell table:style-name="Default" table:formula="of:=IF(OR([.J459]&lt;[.J$549];[.J459]&gt;[.J$550]);&quot;&quot;;[.J459])">
            <text:p/>
          </table:table-cell>
          <table:table-cell table:style-name="Default" table:formula="of:=IF(OR([.K459]&lt;[.K$549];[.K459]&gt;[.K$550]);&quot;&quot;;[.K459])">
            <text:p/>
          </table:table-cell>
          <table:table-cell table:style-name="Default" table:formula="of:=IF(OR([.L459]&lt;[.L$549];[.L459]&gt;[.L$550]);&quot;&quot;;[.L459])">
            <text:p/>
          </table:table-cell>
          <table:table-cell table:style-name="Default" table:formula="of:=IF(OR([.M459]&lt;[.M$549];[.M459]&gt;[.M$550]);&quot;&quot;;[.M459])">
            <text:p/>
          </table:table-cell>
          <table:table-cell table:style-name="Default" table:formula="of:=IF(OR([.N459]&lt;[.N$549];[.N459]&gt;[.N$550]);&quot;&quot;;[.N459])">
            <text:p/>
          </table:table-cell>
          <table:table-cell table:style-name="Default" table:formula="of:=IF(OR([.O459]&lt;[.O$549];[.O459]&gt;[.O$550]);&quot;&quot;;[.O459])">
            <text:p/>
          </table:table-cell>
          <table:table-cell table:style-name="Default" table:formula="of:=IF(OR([.P459]&lt;[.P$549];[.P459]&gt;[.P$550]);&quot;&quot;;[.P459])">
            <text:p/>
          </table:table-cell>
          <table:table-cell table:style-name="Default" table:formula="of:=IF(OR([.Q459]&lt;[.Q$549];[.Q459]&gt;[.Q$550]);&quot;&quot;;[.Q459])">
            <text:p/>
          </table:table-cell>
          <table:table-cell table:style-name="Default" table:formula="of:=IF(OR([.R459]&lt;[.R$549];[.R459]&gt;[.R$550]);&quot;&quot;;[.R459])">
            <text:p/>
          </table:table-cell>
          <table:table-cell table:style-name="Default" table:formula="of:=IF(OR([.S459]&lt;[.S$549];[.S459]&gt;[.S$550]);&quot;&quot;;[.S459])">
            <text:p/>
          </table:table-cell>
          <table:table-cell table:style-name="Default" table:formula="of:=IF(OR([.T459]&lt;[.T$549];[.T459]&gt;[.T$550]);&quot;&quot;;[.T459])">
            <text:p/>
          </table:table-cell>
          <table:table-cell table:style-name="Default" table:formula="of:=IF(OR([.U459]&lt;[.U$549];[.U459]&gt;[.U$550]);&quot;&quot;;[.U459])">
            <text:p/>
          </table:table-cell>
          <table:table-cell table:style-name="Default" table:formula="of:=IF(OR([.V459]&lt;[.V$549];[.V459]&gt;[.V$550]);&quot;&quot;;[.V45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0]&lt;[.B$549];[.B460]&gt;[.B$550]);&quot;&quot;;[.B460])">
            <text:p/>
          </table:table-cell>
          <table:table-cell table:style-name="Default" table:formula="of:=IF(OR([.C460]&lt;[.C$549];[.C460]&gt;[.C$550]);&quot;&quot;;[.C460])">
            <text:p/>
          </table:table-cell>
          <table:table-cell table:style-name="Default" table:formula="of:=IF(OR([.D460]&lt;[.D$549];[.D460]&gt;[.D$550]);&quot;&quot;;[.D460])">
            <text:p/>
          </table:table-cell>
          <table:table-cell table:style-name="Default" table:formula="of:=IF(OR([.E460]&lt;[.E$549];[.E460]&gt;[.E$550]);&quot;&quot;;[.E460])">
            <text:p/>
          </table:table-cell>
          <table:table-cell table:style-name="Default" table:formula="of:=IF(OR([.F460]&lt;[.F$549];[.F460]&gt;[.F$550]);&quot;&quot;;[.F460])">
            <text:p/>
          </table:table-cell>
          <table:table-cell table:style-name="Default" table:formula="of:=IF(OR([.G460]&lt;[.G$549];[.G460]&gt;[.G$550]);&quot;&quot;;[.G460])">
            <text:p/>
          </table:table-cell>
          <table:table-cell table:style-name="Default" table:formula="of:=IF(OR([.H460]&lt;[.H$549];[.H460]&gt;[.H$550]);&quot;&quot;;[.H460])">
            <text:p/>
          </table:table-cell>
          <table:table-cell table:style-name="Default" table:formula="of:=IF(OR([.I460]&lt;[.I$549];[.I460]&gt;[.I$550]);&quot;&quot;;[.I460])">
            <text:p/>
          </table:table-cell>
          <table:table-cell table:style-name="Default" table:formula="of:=IF(OR([.J460]&lt;[.J$549];[.J460]&gt;[.J$550]);&quot;&quot;;[.J460])">
            <text:p/>
          </table:table-cell>
          <table:table-cell table:style-name="Default" table:formula="of:=IF(OR([.K460]&lt;[.K$549];[.K460]&gt;[.K$550]);&quot;&quot;;[.K460])">
            <text:p/>
          </table:table-cell>
          <table:table-cell table:style-name="Default" table:formula="of:=IF(OR([.L460]&lt;[.L$549];[.L460]&gt;[.L$550]);&quot;&quot;;[.L460])">
            <text:p/>
          </table:table-cell>
          <table:table-cell table:style-name="Default" table:formula="of:=IF(OR([.M460]&lt;[.M$549];[.M460]&gt;[.M$550]);&quot;&quot;;[.M460])">
            <text:p/>
          </table:table-cell>
          <table:table-cell table:style-name="Default" table:formula="of:=IF(OR([.N460]&lt;[.N$549];[.N460]&gt;[.N$550]);&quot;&quot;;[.N460])">
            <text:p/>
          </table:table-cell>
          <table:table-cell table:style-name="Default" table:formula="of:=IF(OR([.O460]&lt;[.O$549];[.O460]&gt;[.O$550]);&quot;&quot;;[.O460])">
            <text:p/>
          </table:table-cell>
          <table:table-cell table:style-name="Default" table:formula="of:=IF(OR([.P460]&lt;[.P$549];[.P460]&gt;[.P$550]);&quot;&quot;;[.P460])">
            <text:p/>
          </table:table-cell>
          <table:table-cell table:style-name="Default" table:formula="of:=IF(OR([.Q460]&lt;[.Q$549];[.Q460]&gt;[.Q$550]);&quot;&quot;;[.Q460])">
            <text:p/>
          </table:table-cell>
          <table:table-cell table:style-name="Default" table:formula="of:=IF(OR([.R460]&lt;[.R$549];[.R460]&gt;[.R$550]);&quot;&quot;;[.R460])">
            <text:p/>
          </table:table-cell>
          <table:table-cell table:style-name="Default" table:formula="of:=IF(OR([.S460]&lt;[.S$549];[.S460]&gt;[.S$550]);&quot;&quot;;[.S460])">
            <text:p/>
          </table:table-cell>
          <table:table-cell table:style-name="Default" table:formula="of:=IF(OR([.T460]&lt;[.T$549];[.T460]&gt;[.T$550]);&quot;&quot;;[.T460])">
            <text:p/>
          </table:table-cell>
          <table:table-cell table:style-name="Default" table:formula="of:=IF(OR([.U460]&lt;[.U$549];[.U460]&gt;[.U$550]);&quot;&quot;;[.U460])">
            <text:p/>
          </table:table-cell>
          <table:table-cell table:style-name="Default" table:formula="of:=IF(OR([.V460]&lt;[.V$549];[.V460]&gt;[.V$550]);&quot;&quot;;[.V46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1]&lt;[.B$549];[.B461]&gt;[.B$550]);&quot;&quot;;[.B461])">
            <text:p/>
          </table:table-cell>
          <table:table-cell table:style-name="Default" table:formula="of:=IF(OR([.C461]&lt;[.C$549];[.C461]&gt;[.C$550]);&quot;&quot;;[.C461])">
            <text:p/>
          </table:table-cell>
          <table:table-cell table:style-name="Default" table:formula="of:=IF(OR([.D461]&lt;[.D$549];[.D461]&gt;[.D$550]);&quot;&quot;;[.D461])">
            <text:p/>
          </table:table-cell>
          <table:table-cell table:style-name="Default" table:formula="of:=IF(OR([.E461]&lt;[.E$549];[.E461]&gt;[.E$550]);&quot;&quot;;[.E461])">
            <text:p/>
          </table:table-cell>
          <table:table-cell table:style-name="Default" table:formula="of:=IF(OR([.F461]&lt;[.F$549];[.F461]&gt;[.F$550]);&quot;&quot;;[.F461])">
            <text:p/>
          </table:table-cell>
          <table:table-cell table:style-name="Default" table:formula="of:=IF(OR([.G461]&lt;[.G$549];[.G461]&gt;[.G$550]);&quot;&quot;;[.G461])">
            <text:p/>
          </table:table-cell>
          <table:table-cell table:style-name="Default" table:formula="of:=IF(OR([.H461]&lt;[.H$549];[.H461]&gt;[.H$550]);&quot;&quot;;[.H461])">
            <text:p/>
          </table:table-cell>
          <table:table-cell table:style-name="Default" table:formula="of:=IF(OR([.I461]&lt;[.I$549];[.I461]&gt;[.I$550]);&quot;&quot;;[.I461])">
            <text:p/>
          </table:table-cell>
          <table:table-cell table:style-name="Default" table:formula="of:=IF(OR([.J461]&lt;[.J$549];[.J461]&gt;[.J$550]);&quot;&quot;;[.J461])">
            <text:p/>
          </table:table-cell>
          <table:table-cell table:style-name="Default" table:formula="of:=IF(OR([.K461]&lt;[.K$549];[.K461]&gt;[.K$550]);&quot;&quot;;[.K461])">
            <text:p/>
          </table:table-cell>
          <table:table-cell table:style-name="Default" table:formula="of:=IF(OR([.L461]&lt;[.L$549];[.L461]&gt;[.L$550]);&quot;&quot;;[.L461])">
            <text:p/>
          </table:table-cell>
          <table:table-cell table:style-name="Default" table:formula="of:=IF(OR([.M461]&lt;[.M$549];[.M461]&gt;[.M$550]);&quot;&quot;;[.M461])">
            <text:p/>
          </table:table-cell>
          <table:table-cell table:style-name="Default" table:formula="of:=IF(OR([.N461]&lt;[.N$549];[.N461]&gt;[.N$550]);&quot;&quot;;[.N461])">
            <text:p/>
          </table:table-cell>
          <table:table-cell table:style-name="Default" table:formula="of:=IF(OR([.O461]&lt;[.O$549];[.O461]&gt;[.O$550]);&quot;&quot;;[.O461])">
            <text:p/>
          </table:table-cell>
          <table:table-cell table:style-name="Default" table:formula="of:=IF(OR([.P461]&lt;[.P$549];[.P461]&gt;[.P$550]);&quot;&quot;;[.P461])">
            <text:p/>
          </table:table-cell>
          <table:table-cell table:style-name="Default" table:formula="of:=IF(OR([.Q461]&lt;[.Q$549];[.Q461]&gt;[.Q$550]);&quot;&quot;;[.Q461])">
            <text:p/>
          </table:table-cell>
          <table:table-cell table:style-name="Default" table:formula="of:=IF(OR([.R461]&lt;[.R$549];[.R461]&gt;[.R$550]);&quot;&quot;;[.R461])">
            <text:p/>
          </table:table-cell>
          <table:table-cell table:style-name="Default" table:formula="of:=IF(OR([.S461]&lt;[.S$549];[.S461]&gt;[.S$550]);&quot;&quot;;[.S461])">
            <text:p/>
          </table:table-cell>
          <table:table-cell table:style-name="Default" table:formula="of:=IF(OR([.T461]&lt;[.T$549];[.T461]&gt;[.T$550]);&quot;&quot;;[.T461])">
            <text:p/>
          </table:table-cell>
          <table:table-cell table:style-name="Default" table:formula="of:=IF(OR([.U461]&lt;[.U$549];[.U461]&gt;[.U$550]);&quot;&quot;;[.U461])">
            <text:p/>
          </table:table-cell>
          <table:table-cell table:style-name="Default" table:formula="of:=IF(OR([.V461]&lt;[.V$549];[.V461]&gt;[.V$550]);&quot;&quot;;[.V46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2]&lt;[.B$549];[.B462]&gt;[.B$550]);&quot;&quot;;[.B462])">
            <text:p/>
          </table:table-cell>
          <table:table-cell table:style-name="Default" table:formula="of:=IF(OR([.C462]&lt;[.C$549];[.C462]&gt;[.C$550]);&quot;&quot;;[.C462])">
            <text:p/>
          </table:table-cell>
          <table:table-cell table:style-name="Default" table:formula="of:=IF(OR([.D462]&lt;[.D$549];[.D462]&gt;[.D$550]);&quot;&quot;;[.D462])">
            <text:p/>
          </table:table-cell>
          <table:table-cell table:style-name="Default" table:formula="of:=IF(OR([.E462]&lt;[.E$549];[.E462]&gt;[.E$550]);&quot;&quot;;[.E462])">
            <text:p/>
          </table:table-cell>
          <table:table-cell table:style-name="Default" table:formula="of:=IF(OR([.F462]&lt;[.F$549];[.F462]&gt;[.F$550]);&quot;&quot;;[.F462])">
            <text:p/>
          </table:table-cell>
          <table:table-cell table:style-name="Default" table:formula="of:=IF(OR([.G462]&lt;[.G$549];[.G462]&gt;[.G$550]);&quot;&quot;;[.G462])">
            <text:p/>
          </table:table-cell>
          <table:table-cell table:style-name="Default" table:formula="of:=IF(OR([.H462]&lt;[.H$549];[.H462]&gt;[.H$550]);&quot;&quot;;[.H462])">
            <text:p/>
          </table:table-cell>
          <table:table-cell table:style-name="Default" table:formula="of:=IF(OR([.I462]&lt;[.I$549];[.I462]&gt;[.I$550]);&quot;&quot;;[.I462])">
            <text:p/>
          </table:table-cell>
          <table:table-cell table:style-name="Default" table:formula="of:=IF(OR([.J462]&lt;[.J$549];[.J462]&gt;[.J$550]);&quot;&quot;;[.J462])">
            <text:p/>
          </table:table-cell>
          <table:table-cell table:style-name="Default" table:formula="of:=IF(OR([.K462]&lt;[.K$549];[.K462]&gt;[.K$550]);&quot;&quot;;[.K462])">
            <text:p/>
          </table:table-cell>
          <table:table-cell table:style-name="Default" table:formula="of:=IF(OR([.L462]&lt;[.L$549];[.L462]&gt;[.L$550]);&quot;&quot;;[.L462])">
            <text:p/>
          </table:table-cell>
          <table:table-cell table:style-name="Default" table:formula="of:=IF(OR([.M462]&lt;[.M$549];[.M462]&gt;[.M$550]);&quot;&quot;;[.M462])">
            <text:p/>
          </table:table-cell>
          <table:table-cell table:style-name="Default" table:formula="of:=IF(OR([.N462]&lt;[.N$549];[.N462]&gt;[.N$550]);&quot;&quot;;[.N462])">
            <text:p/>
          </table:table-cell>
          <table:table-cell table:style-name="Default" table:formula="of:=IF(OR([.O462]&lt;[.O$549];[.O462]&gt;[.O$550]);&quot;&quot;;[.O462])">
            <text:p/>
          </table:table-cell>
          <table:table-cell table:style-name="Default" table:formula="of:=IF(OR([.P462]&lt;[.P$549];[.P462]&gt;[.P$550]);&quot;&quot;;[.P462])">
            <text:p/>
          </table:table-cell>
          <table:table-cell table:style-name="Default" table:formula="of:=IF(OR([.Q462]&lt;[.Q$549];[.Q462]&gt;[.Q$550]);&quot;&quot;;[.Q462])">
            <text:p/>
          </table:table-cell>
          <table:table-cell table:style-name="Default" table:formula="of:=IF(OR([.R462]&lt;[.R$549];[.R462]&gt;[.R$550]);&quot;&quot;;[.R462])">
            <text:p/>
          </table:table-cell>
          <table:table-cell table:style-name="Default" table:formula="of:=IF(OR([.S462]&lt;[.S$549];[.S462]&gt;[.S$550]);&quot;&quot;;[.S462])">
            <text:p/>
          </table:table-cell>
          <table:table-cell table:style-name="Default" table:formula="of:=IF(OR([.T462]&lt;[.T$549];[.T462]&gt;[.T$550]);&quot;&quot;;[.T462])">
            <text:p/>
          </table:table-cell>
          <table:table-cell table:style-name="Default" table:formula="of:=IF(OR([.U462]&lt;[.U$549];[.U462]&gt;[.U$550]);&quot;&quot;;[.U462])">
            <text:p/>
          </table:table-cell>
          <table:table-cell table:style-name="Default" table:formula="of:=IF(OR([.V462]&lt;[.V$549];[.V462]&gt;[.V$550]);&quot;&quot;;[.V46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3]&lt;[.B$549];[.B463]&gt;[.B$550]);&quot;&quot;;[.B463])">
            <text:p/>
          </table:table-cell>
          <table:table-cell table:style-name="Default" table:formula="of:=IF(OR([.C463]&lt;[.C$549];[.C463]&gt;[.C$550]);&quot;&quot;;[.C463])">
            <text:p/>
          </table:table-cell>
          <table:table-cell table:style-name="Default" table:formula="of:=IF(OR([.D463]&lt;[.D$549];[.D463]&gt;[.D$550]);&quot;&quot;;[.D463])">
            <text:p/>
          </table:table-cell>
          <table:table-cell table:style-name="Default" table:formula="of:=IF(OR([.E463]&lt;[.E$549];[.E463]&gt;[.E$550]);&quot;&quot;;[.E463])">
            <text:p/>
          </table:table-cell>
          <table:table-cell table:style-name="Default" table:formula="of:=IF(OR([.F463]&lt;[.F$549];[.F463]&gt;[.F$550]);&quot;&quot;;[.F463])">
            <text:p/>
          </table:table-cell>
          <table:table-cell table:style-name="Default" table:formula="of:=IF(OR([.G463]&lt;[.G$549];[.G463]&gt;[.G$550]);&quot;&quot;;[.G463])">
            <text:p/>
          </table:table-cell>
          <table:table-cell table:style-name="Default" table:formula="of:=IF(OR([.H463]&lt;[.H$549];[.H463]&gt;[.H$550]);&quot;&quot;;[.H463])">
            <text:p/>
          </table:table-cell>
          <table:table-cell table:style-name="Default" table:formula="of:=IF(OR([.I463]&lt;[.I$549];[.I463]&gt;[.I$550]);&quot;&quot;;[.I463])">
            <text:p/>
          </table:table-cell>
          <table:table-cell table:style-name="Default" table:formula="of:=IF(OR([.J463]&lt;[.J$549];[.J463]&gt;[.J$550]);&quot;&quot;;[.J463])">
            <text:p/>
          </table:table-cell>
          <table:table-cell table:style-name="Default" table:formula="of:=IF(OR([.K463]&lt;[.K$549];[.K463]&gt;[.K$550]);&quot;&quot;;[.K463])">
            <text:p/>
          </table:table-cell>
          <table:table-cell table:style-name="Default" table:formula="of:=IF(OR([.L463]&lt;[.L$549];[.L463]&gt;[.L$550]);&quot;&quot;;[.L463])">
            <text:p/>
          </table:table-cell>
          <table:table-cell table:style-name="Default" table:formula="of:=IF(OR([.M463]&lt;[.M$549];[.M463]&gt;[.M$550]);&quot;&quot;;[.M463])">
            <text:p/>
          </table:table-cell>
          <table:table-cell table:style-name="Default" table:formula="of:=IF(OR([.N463]&lt;[.N$549];[.N463]&gt;[.N$550]);&quot;&quot;;[.N463])">
            <text:p/>
          </table:table-cell>
          <table:table-cell table:style-name="Default" table:formula="of:=IF(OR([.O463]&lt;[.O$549];[.O463]&gt;[.O$550]);&quot;&quot;;[.O463])">
            <text:p/>
          </table:table-cell>
          <table:table-cell table:style-name="Default" table:formula="of:=IF(OR([.P463]&lt;[.P$549];[.P463]&gt;[.P$550]);&quot;&quot;;[.P463])">
            <text:p/>
          </table:table-cell>
          <table:table-cell table:style-name="Default" table:formula="of:=IF(OR([.Q463]&lt;[.Q$549];[.Q463]&gt;[.Q$550]);&quot;&quot;;[.Q463])">
            <text:p/>
          </table:table-cell>
          <table:table-cell table:style-name="Default" table:formula="of:=IF(OR([.R463]&lt;[.R$549];[.R463]&gt;[.R$550]);&quot;&quot;;[.R463])">
            <text:p/>
          </table:table-cell>
          <table:table-cell table:style-name="Default" table:formula="of:=IF(OR([.S463]&lt;[.S$549];[.S463]&gt;[.S$550]);&quot;&quot;;[.S463])">
            <text:p/>
          </table:table-cell>
          <table:table-cell table:style-name="Default" table:formula="of:=IF(OR([.T463]&lt;[.T$549];[.T463]&gt;[.T$550]);&quot;&quot;;[.T463])">
            <text:p/>
          </table:table-cell>
          <table:table-cell table:style-name="Default" table:formula="of:=IF(OR([.U463]&lt;[.U$549];[.U463]&gt;[.U$550]);&quot;&quot;;[.U463])">
            <text:p/>
          </table:table-cell>
          <table:table-cell table:style-name="Default" table:formula="of:=IF(OR([.V463]&lt;[.V$549];[.V463]&gt;[.V$550]);&quot;&quot;;[.V46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4]&lt;[.B$549];[.B464]&gt;[.B$550]);&quot;&quot;;[.B464])">
            <text:p/>
          </table:table-cell>
          <table:table-cell table:style-name="Default" table:formula="of:=IF(OR([.C464]&lt;[.C$549];[.C464]&gt;[.C$550]);&quot;&quot;;[.C464])">
            <text:p/>
          </table:table-cell>
          <table:table-cell table:style-name="Default" table:formula="of:=IF(OR([.D464]&lt;[.D$549];[.D464]&gt;[.D$550]);&quot;&quot;;[.D464])">
            <text:p/>
          </table:table-cell>
          <table:table-cell table:style-name="Default" table:formula="of:=IF(OR([.E464]&lt;[.E$549];[.E464]&gt;[.E$550]);&quot;&quot;;[.E464])">
            <text:p/>
          </table:table-cell>
          <table:table-cell table:style-name="Default" table:formula="of:=IF(OR([.F464]&lt;[.F$549];[.F464]&gt;[.F$550]);&quot;&quot;;[.F464])">
            <text:p/>
          </table:table-cell>
          <table:table-cell table:style-name="Default" table:formula="of:=IF(OR([.G464]&lt;[.G$549];[.G464]&gt;[.G$550]);&quot;&quot;;[.G464])">
            <text:p/>
          </table:table-cell>
          <table:table-cell table:style-name="Default" table:formula="of:=IF(OR([.H464]&lt;[.H$549];[.H464]&gt;[.H$550]);&quot;&quot;;[.H464])">
            <text:p/>
          </table:table-cell>
          <table:table-cell table:style-name="Default" table:formula="of:=IF(OR([.I464]&lt;[.I$549];[.I464]&gt;[.I$550]);&quot;&quot;;[.I464])">
            <text:p/>
          </table:table-cell>
          <table:table-cell table:style-name="Default" table:formula="of:=IF(OR([.J464]&lt;[.J$549];[.J464]&gt;[.J$550]);&quot;&quot;;[.J464])">
            <text:p/>
          </table:table-cell>
          <table:table-cell table:style-name="Default" table:formula="of:=IF(OR([.K464]&lt;[.K$549];[.K464]&gt;[.K$550]);&quot;&quot;;[.K464])">
            <text:p/>
          </table:table-cell>
          <table:table-cell table:style-name="Default" table:formula="of:=IF(OR([.L464]&lt;[.L$549];[.L464]&gt;[.L$550]);&quot;&quot;;[.L464])">
            <text:p/>
          </table:table-cell>
          <table:table-cell table:style-name="Default" table:formula="of:=IF(OR([.M464]&lt;[.M$549];[.M464]&gt;[.M$550]);&quot;&quot;;[.M464])">
            <text:p/>
          </table:table-cell>
          <table:table-cell table:style-name="Default" table:formula="of:=IF(OR([.N464]&lt;[.N$549];[.N464]&gt;[.N$550]);&quot;&quot;;[.N464])">
            <text:p/>
          </table:table-cell>
          <table:table-cell table:style-name="Default" table:formula="of:=IF(OR([.O464]&lt;[.O$549];[.O464]&gt;[.O$550]);&quot;&quot;;[.O464])">
            <text:p/>
          </table:table-cell>
          <table:table-cell table:style-name="Default" table:formula="of:=IF(OR([.P464]&lt;[.P$549];[.P464]&gt;[.P$550]);&quot;&quot;;[.P464])">
            <text:p/>
          </table:table-cell>
          <table:table-cell table:style-name="Default" table:formula="of:=IF(OR([.Q464]&lt;[.Q$549];[.Q464]&gt;[.Q$550]);&quot;&quot;;[.Q464])">
            <text:p/>
          </table:table-cell>
          <table:table-cell table:style-name="Default" table:formula="of:=IF(OR([.R464]&lt;[.R$549];[.R464]&gt;[.R$550]);&quot;&quot;;[.R464])">
            <text:p/>
          </table:table-cell>
          <table:table-cell table:style-name="Default" table:formula="of:=IF(OR([.S464]&lt;[.S$549];[.S464]&gt;[.S$550]);&quot;&quot;;[.S464])">
            <text:p/>
          </table:table-cell>
          <table:table-cell table:style-name="Default" table:formula="of:=IF(OR([.T464]&lt;[.T$549];[.T464]&gt;[.T$550]);&quot;&quot;;[.T464])">
            <text:p/>
          </table:table-cell>
          <table:table-cell table:style-name="Default" table:formula="of:=IF(OR([.U464]&lt;[.U$549];[.U464]&gt;[.U$550]);&quot;&quot;;[.U464])">
            <text:p/>
          </table:table-cell>
          <table:table-cell table:style-name="Default" table:formula="of:=IF(OR([.V464]&lt;[.V$549];[.V464]&gt;[.V$550]);&quot;&quot;;[.V46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5]&lt;[.B$549];[.B465]&gt;[.B$550]);&quot;&quot;;[.B465])">
            <text:p/>
          </table:table-cell>
          <table:table-cell table:style-name="Default" table:formula="of:=IF(OR([.C465]&lt;[.C$549];[.C465]&gt;[.C$550]);&quot;&quot;;[.C465])">
            <text:p/>
          </table:table-cell>
          <table:table-cell table:style-name="Default" table:formula="of:=IF(OR([.D465]&lt;[.D$549];[.D465]&gt;[.D$550]);&quot;&quot;;[.D465])">
            <text:p/>
          </table:table-cell>
          <table:table-cell table:style-name="Default" table:formula="of:=IF(OR([.E465]&lt;[.E$549];[.E465]&gt;[.E$550]);&quot;&quot;;[.E465])">
            <text:p/>
          </table:table-cell>
          <table:table-cell table:style-name="Default" table:formula="of:=IF(OR([.F465]&lt;[.F$549];[.F465]&gt;[.F$550]);&quot;&quot;;[.F465])">
            <text:p/>
          </table:table-cell>
          <table:table-cell table:style-name="Default" table:formula="of:=IF(OR([.G465]&lt;[.G$549];[.G465]&gt;[.G$550]);&quot;&quot;;[.G465])">
            <text:p/>
          </table:table-cell>
          <table:table-cell table:style-name="Default" table:formula="of:=IF(OR([.H465]&lt;[.H$549];[.H465]&gt;[.H$550]);&quot;&quot;;[.H465])">
            <text:p/>
          </table:table-cell>
          <table:table-cell table:style-name="Default" table:formula="of:=IF(OR([.I465]&lt;[.I$549];[.I465]&gt;[.I$550]);&quot;&quot;;[.I465])">
            <text:p/>
          </table:table-cell>
          <table:table-cell table:style-name="Default" table:formula="of:=IF(OR([.J465]&lt;[.J$549];[.J465]&gt;[.J$550]);&quot;&quot;;[.J465])">
            <text:p/>
          </table:table-cell>
          <table:table-cell table:style-name="Default" table:formula="of:=IF(OR([.K465]&lt;[.K$549];[.K465]&gt;[.K$550]);&quot;&quot;;[.K465])">
            <text:p/>
          </table:table-cell>
          <table:table-cell table:style-name="Default" table:formula="of:=IF(OR([.L465]&lt;[.L$549];[.L465]&gt;[.L$550]);&quot;&quot;;[.L465])">
            <text:p/>
          </table:table-cell>
          <table:table-cell table:style-name="Default" table:formula="of:=IF(OR([.M465]&lt;[.M$549];[.M465]&gt;[.M$550]);&quot;&quot;;[.M465])">
            <text:p/>
          </table:table-cell>
          <table:table-cell table:style-name="Default" table:formula="of:=IF(OR([.N465]&lt;[.N$549];[.N465]&gt;[.N$550]);&quot;&quot;;[.N465])">
            <text:p/>
          </table:table-cell>
          <table:table-cell table:style-name="Default" table:formula="of:=IF(OR([.O465]&lt;[.O$549];[.O465]&gt;[.O$550]);&quot;&quot;;[.O465])">
            <text:p/>
          </table:table-cell>
          <table:table-cell table:style-name="Default" table:formula="of:=IF(OR([.P465]&lt;[.P$549];[.P465]&gt;[.P$550]);&quot;&quot;;[.P465])">
            <text:p/>
          </table:table-cell>
          <table:table-cell table:style-name="Default" table:formula="of:=IF(OR([.Q465]&lt;[.Q$549];[.Q465]&gt;[.Q$550]);&quot;&quot;;[.Q465])">
            <text:p/>
          </table:table-cell>
          <table:table-cell table:style-name="Default" table:formula="of:=IF(OR([.R465]&lt;[.R$549];[.R465]&gt;[.R$550]);&quot;&quot;;[.R465])">
            <text:p/>
          </table:table-cell>
          <table:table-cell table:style-name="Default" table:formula="of:=IF(OR([.S465]&lt;[.S$549];[.S465]&gt;[.S$550]);&quot;&quot;;[.S465])">
            <text:p/>
          </table:table-cell>
          <table:table-cell table:style-name="Default" table:formula="of:=IF(OR([.T465]&lt;[.T$549];[.T465]&gt;[.T$550]);&quot;&quot;;[.T465])">
            <text:p/>
          </table:table-cell>
          <table:table-cell table:style-name="Default" table:formula="of:=IF(OR([.U465]&lt;[.U$549];[.U465]&gt;[.U$550]);&quot;&quot;;[.U465])">
            <text:p/>
          </table:table-cell>
          <table:table-cell table:style-name="Default" table:formula="of:=IF(OR([.V465]&lt;[.V$549];[.V465]&gt;[.V$550]);&quot;&quot;;[.V46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6]&lt;[.B$549];[.B466]&gt;[.B$550]);&quot;&quot;;[.B466])">
            <text:p/>
          </table:table-cell>
          <table:table-cell table:style-name="Default" table:formula="of:=IF(OR([.C466]&lt;[.C$549];[.C466]&gt;[.C$550]);&quot;&quot;;[.C466])">
            <text:p/>
          </table:table-cell>
          <table:table-cell table:style-name="Default" table:formula="of:=IF(OR([.D466]&lt;[.D$549];[.D466]&gt;[.D$550]);&quot;&quot;;[.D466])">
            <text:p/>
          </table:table-cell>
          <table:table-cell table:style-name="Default" table:formula="of:=IF(OR([.E466]&lt;[.E$549];[.E466]&gt;[.E$550]);&quot;&quot;;[.E466])">
            <text:p/>
          </table:table-cell>
          <table:table-cell table:style-name="Default" table:formula="of:=IF(OR([.F466]&lt;[.F$549];[.F466]&gt;[.F$550]);&quot;&quot;;[.F466])">
            <text:p/>
          </table:table-cell>
          <table:table-cell table:style-name="Default" table:formula="of:=IF(OR([.G466]&lt;[.G$549];[.G466]&gt;[.G$550]);&quot;&quot;;[.G466])">
            <text:p/>
          </table:table-cell>
          <table:table-cell table:style-name="Default" table:formula="of:=IF(OR([.H466]&lt;[.H$549];[.H466]&gt;[.H$550]);&quot;&quot;;[.H466])">
            <text:p/>
          </table:table-cell>
          <table:table-cell table:style-name="Default" table:formula="of:=IF(OR([.I466]&lt;[.I$549];[.I466]&gt;[.I$550]);&quot;&quot;;[.I466])">
            <text:p/>
          </table:table-cell>
          <table:table-cell table:style-name="Default" table:formula="of:=IF(OR([.J466]&lt;[.J$549];[.J466]&gt;[.J$550]);&quot;&quot;;[.J466])">
            <text:p/>
          </table:table-cell>
          <table:table-cell table:style-name="Default" table:formula="of:=IF(OR([.K466]&lt;[.K$549];[.K466]&gt;[.K$550]);&quot;&quot;;[.K466])">
            <text:p/>
          </table:table-cell>
          <table:table-cell table:style-name="Default" table:formula="of:=IF(OR([.L466]&lt;[.L$549];[.L466]&gt;[.L$550]);&quot;&quot;;[.L466])">
            <text:p/>
          </table:table-cell>
          <table:table-cell table:style-name="Default" table:formula="of:=IF(OR([.M466]&lt;[.M$549];[.M466]&gt;[.M$550]);&quot;&quot;;[.M466])">
            <text:p/>
          </table:table-cell>
          <table:table-cell table:style-name="Default" table:formula="of:=IF(OR([.N466]&lt;[.N$549];[.N466]&gt;[.N$550]);&quot;&quot;;[.N466])">
            <text:p/>
          </table:table-cell>
          <table:table-cell table:style-name="Default" table:formula="of:=IF(OR([.O466]&lt;[.O$549];[.O466]&gt;[.O$550]);&quot;&quot;;[.O466])">
            <text:p/>
          </table:table-cell>
          <table:table-cell table:style-name="Default" table:formula="of:=IF(OR([.P466]&lt;[.P$549];[.P466]&gt;[.P$550]);&quot;&quot;;[.P466])">
            <text:p/>
          </table:table-cell>
          <table:table-cell table:style-name="Default" table:formula="of:=IF(OR([.Q466]&lt;[.Q$549];[.Q466]&gt;[.Q$550]);&quot;&quot;;[.Q466])">
            <text:p/>
          </table:table-cell>
          <table:table-cell table:style-name="Default" table:formula="of:=IF(OR([.R466]&lt;[.R$549];[.R466]&gt;[.R$550]);&quot;&quot;;[.R466])">
            <text:p/>
          </table:table-cell>
          <table:table-cell table:style-name="Default" table:formula="of:=IF(OR([.S466]&lt;[.S$549];[.S466]&gt;[.S$550]);&quot;&quot;;[.S466])">
            <text:p/>
          </table:table-cell>
          <table:table-cell table:style-name="Default" table:formula="of:=IF(OR([.T466]&lt;[.T$549];[.T466]&gt;[.T$550]);&quot;&quot;;[.T466])">
            <text:p/>
          </table:table-cell>
          <table:table-cell table:style-name="Default" table:formula="of:=IF(OR([.U466]&lt;[.U$549];[.U466]&gt;[.U$550]);&quot;&quot;;[.U466])">
            <text:p/>
          </table:table-cell>
          <table:table-cell table:style-name="Default" table:formula="of:=IF(OR([.V466]&lt;[.V$549];[.V466]&gt;[.V$550]);&quot;&quot;;[.V46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7]&lt;[.B$549];[.B467]&gt;[.B$550]);&quot;&quot;;[.B467])">
            <text:p/>
          </table:table-cell>
          <table:table-cell table:style-name="Default" table:formula="of:=IF(OR([.C467]&lt;[.C$549];[.C467]&gt;[.C$550]);&quot;&quot;;[.C467])">
            <text:p/>
          </table:table-cell>
          <table:table-cell table:style-name="Default" table:formula="of:=IF(OR([.D467]&lt;[.D$549];[.D467]&gt;[.D$550]);&quot;&quot;;[.D467])">
            <text:p/>
          </table:table-cell>
          <table:table-cell table:style-name="Default" table:formula="of:=IF(OR([.E467]&lt;[.E$549];[.E467]&gt;[.E$550]);&quot;&quot;;[.E467])">
            <text:p/>
          </table:table-cell>
          <table:table-cell table:style-name="Default" table:formula="of:=IF(OR([.F467]&lt;[.F$549];[.F467]&gt;[.F$550]);&quot;&quot;;[.F467])">
            <text:p/>
          </table:table-cell>
          <table:table-cell table:style-name="Default" table:formula="of:=IF(OR([.G467]&lt;[.G$549];[.G467]&gt;[.G$550]);&quot;&quot;;[.G467])">
            <text:p/>
          </table:table-cell>
          <table:table-cell table:style-name="Default" table:formula="of:=IF(OR([.H467]&lt;[.H$549];[.H467]&gt;[.H$550]);&quot;&quot;;[.H467])">
            <text:p/>
          </table:table-cell>
          <table:table-cell table:style-name="Default" table:formula="of:=IF(OR([.I467]&lt;[.I$549];[.I467]&gt;[.I$550]);&quot;&quot;;[.I467])">
            <text:p/>
          </table:table-cell>
          <table:table-cell table:style-name="Default" table:formula="of:=IF(OR([.J467]&lt;[.J$549];[.J467]&gt;[.J$550]);&quot;&quot;;[.J467])">
            <text:p/>
          </table:table-cell>
          <table:table-cell table:style-name="Default" table:formula="of:=IF(OR([.K467]&lt;[.K$549];[.K467]&gt;[.K$550]);&quot;&quot;;[.K467])">
            <text:p/>
          </table:table-cell>
          <table:table-cell table:style-name="Default" table:formula="of:=IF(OR([.L467]&lt;[.L$549];[.L467]&gt;[.L$550]);&quot;&quot;;[.L467])">
            <text:p/>
          </table:table-cell>
          <table:table-cell table:style-name="Default" table:formula="of:=IF(OR([.M467]&lt;[.M$549];[.M467]&gt;[.M$550]);&quot;&quot;;[.M467])">
            <text:p/>
          </table:table-cell>
          <table:table-cell table:style-name="Default" table:formula="of:=IF(OR([.N467]&lt;[.N$549];[.N467]&gt;[.N$550]);&quot;&quot;;[.N467])">
            <text:p/>
          </table:table-cell>
          <table:table-cell table:style-name="Default" table:formula="of:=IF(OR([.O467]&lt;[.O$549];[.O467]&gt;[.O$550]);&quot;&quot;;[.O467])">
            <text:p/>
          </table:table-cell>
          <table:table-cell table:style-name="Default" table:formula="of:=IF(OR([.P467]&lt;[.P$549];[.P467]&gt;[.P$550]);&quot;&quot;;[.P467])">
            <text:p/>
          </table:table-cell>
          <table:table-cell table:style-name="Default" table:formula="of:=IF(OR([.Q467]&lt;[.Q$549];[.Q467]&gt;[.Q$550]);&quot;&quot;;[.Q467])">
            <text:p/>
          </table:table-cell>
          <table:table-cell table:style-name="Default" table:formula="of:=IF(OR([.R467]&lt;[.R$549];[.R467]&gt;[.R$550]);&quot;&quot;;[.R467])">
            <text:p/>
          </table:table-cell>
          <table:table-cell table:style-name="Default" table:formula="of:=IF(OR([.S467]&lt;[.S$549];[.S467]&gt;[.S$550]);&quot;&quot;;[.S467])">
            <text:p/>
          </table:table-cell>
          <table:table-cell table:style-name="Default" table:formula="of:=IF(OR([.T467]&lt;[.T$549];[.T467]&gt;[.T$550]);&quot;&quot;;[.T467])">
            <text:p/>
          </table:table-cell>
          <table:table-cell table:style-name="Default" table:formula="of:=IF(OR([.U467]&lt;[.U$549];[.U467]&gt;[.U$550]);&quot;&quot;;[.U467])">
            <text:p/>
          </table:table-cell>
          <table:table-cell table:style-name="Default" table:formula="of:=IF(OR([.V467]&lt;[.V$549];[.V467]&gt;[.V$550]);&quot;&quot;;[.V46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8]&lt;[.B$549];[.B468]&gt;[.B$550]);&quot;&quot;;[.B468])">
            <text:p/>
          </table:table-cell>
          <table:table-cell table:style-name="Default" table:formula="of:=IF(OR([.C468]&lt;[.C$549];[.C468]&gt;[.C$550]);&quot;&quot;;[.C468])">
            <text:p/>
          </table:table-cell>
          <table:table-cell table:style-name="Default" table:formula="of:=IF(OR([.D468]&lt;[.D$549];[.D468]&gt;[.D$550]);&quot;&quot;;[.D468])">
            <text:p/>
          </table:table-cell>
          <table:table-cell table:style-name="Default" table:formula="of:=IF(OR([.E468]&lt;[.E$549];[.E468]&gt;[.E$550]);&quot;&quot;;[.E468])">
            <text:p/>
          </table:table-cell>
          <table:table-cell table:style-name="Default" table:formula="of:=IF(OR([.F468]&lt;[.F$549];[.F468]&gt;[.F$550]);&quot;&quot;;[.F468])">
            <text:p/>
          </table:table-cell>
          <table:table-cell table:style-name="Default" table:formula="of:=IF(OR([.G468]&lt;[.G$549];[.G468]&gt;[.G$550]);&quot;&quot;;[.G468])">
            <text:p/>
          </table:table-cell>
          <table:table-cell table:style-name="Default" table:formula="of:=IF(OR([.H468]&lt;[.H$549];[.H468]&gt;[.H$550]);&quot;&quot;;[.H468])">
            <text:p/>
          </table:table-cell>
          <table:table-cell table:style-name="Default" table:formula="of:=IF(OR([.I468]&lt;[.I$549];[.I468]&gt;[.I$550]);&quot;&quot;;[.I468])">
            <text:p/>
          </table:table-cell>
          <table:table-cell table:style-name="Default" table:formula="of:=IF(OR([.J468]&lt;[.J$549];[.J468]&gt;[.J$550]);&quot;&quot;;[.J468])">
            <text:p/>
          </table:table-cell>
          <table:table-cell table:style-name="Default" table:formula="of:=IF(OR([.K468]&lt;[.K$549];[.K468]&gt;[.K$550]);&quot;&quot;;[.K468])">
            <text:p/>
          </table:table-cell>
          <table:table-cell table:style-name="Default" table:formula="of:=IF(OR([.L468]&lt;[.L$549];[.L468]&gt;[.L$550]);&quot;&quot;;[.L468])">
            <text:p/>
          </table:table-cell>
          <table:table-cell table:style-name="Default" table:formula="of:=IF(OR([.M468]&lt;[.M$549];[.M468]&gt;[.M$550]);&quot;&quot;;[.M468])">
            <text:p/>
          </table:table-cell>
          <table:table-cell table:style-name="Default" table:formula="of:=IF(OR([.N468]&lt;[.N$549];[.N468]&gt;[.N$550]);&quot;&quot;;[.N468])">
            <text:p/>
          </table:table-cell>
          <table:table-cell table:style-name="Default" table:formula="of:=IF(OR([.O468]&lt;[.O$549];[.O468]&gt;[.O$550]);&quot;&quot;;[.O468])">
            <text:p/>
          </table:table-cell>
          <table:table-cell table:style-name="Default" table:formula="of:=IF(OR([.P468]&lt;[.P$549];[.P468]&gt;[.P$550]);&quot;&quot;;[.P468])">
            <text:p/>
          </table:table-cell>
          <table:table-cell table:style-name="Default" table:formula="of:=IF(OR([.Q468]&lt;[.Q$549];[.Q468]&gt;[.Q$550]);&quot;&quot;;[.Q468])">
            <text:p/>
          </table:table-cell>
          <table:table-cell table:style-name="Default" table:formula="of:=IF(OR([.R468]&lt;[.R$549];[.R468]&gt;[.R$550]);&quot;&quot;;[.R468])">
            <text:p/>
          </table:table-cell>
          <table:table-cell table:style-name="Default" table:formula="of:=IF(OR([.S468]&lt;[.S$549];[.S468]&gt;[.S$550]);&quot;&quot;;[.S468])">
            <text:p/>
          </table:table-cell>
          <table:table-cell table:style-name="Default" table:formula="of:=IF(OR([.T468]&lt;[.T$549];[.T468]&gt;[.T$550]);&quot;&quot;;[.T468])">
            <text:p/>
          </table:table-cell>
          <table:table-cell table:style-name="Default" table:formula="of:=IF(OR([.U468]&lt;[.U$549];[.U468]&gt;[.U$550]);&quot;&quot;;[.U468])">
            <text:p/>
          </table:table-cell>
          <table:table-cell table:style-name="Default" table:formula="of:=IF(OR([.V468]&lt;[.V$549];[.V468]&gt;[.V$550]);&quot;&quot;;[.V46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9]&lt;[.B$549];[.B469]&gt;[.B$550]);&quot;&quot;;[.B469])">
            <text:p/>
          </table:table-cell>
          <table:table-cell table:style-name="Default" table:formula="of:=IF(OR([.C469]&lt;[.C$549];[.C469]&gt;[.C$550]);&quot;&quot;;[.C469])">
            <text:p/>
          </table:table-cell>
          <table:table-cell table:style-name="Default" table:formula="of:=IF(OR([.D469]&lt;[.D$549];[.D469]&gt;[.D$550]);&quot;&quot;;[.D469])">
            <text:p/>
          </table:table-cell>
          <table:table-cell table:style-name="Default" table:formula="of:=IF(OR([.E469]&lt;[.E$549];[.E469]&gt;[.E$550]);&quot;&quot;;[.E469])">
            <text:p/>
          </table:table-cell>
          <table:table-cell table:style-name="Default" table:formula="of:=IF(OR([.F469]&lt;[.F$549];[.F469]&gt;[.F$550]);&quot;&quot;;[.F469])">
            <text:p/>
          </table:table-cell>
          <table:table-cell table:style-name="Default" table:formula="of:=IF(OR([.G469]&lt;[.G$549];[.G469]&gt;[.G$550]);&quot;&quot;;[.G469])">
            <text:p/>
          </table:table-cell>
          <table:table-cell table:style-name="Default" table:formula="of:=IF(OR([.H469]&lt;[.H$549];[.H469]&gt;[.H$550]);&quot;&quot;;[.H469])">
            <text:p/>
          </table:table-cell>
          <table:table-cell table:style-name="Default" table:formula="of:=IF(OR([.I469]&lt;[.I$549];[.I469]&gt;[.I$550]);&quot;&quot;;[.I469])">
            <text:p/>
          </table:table-cell>
          <table:table-cell table:style-name="Default" table:formula="of:=IF(OR([.J469]&lt;[.J$549];[.J469]&gt;[.J$550]);&quot;&quot;;[.J469])">
            <text:p/>
          </table:table-cell>
          <table:table-cell table:style-name="Default" table:formula="of:=IF(OR([.K469]&lt;[.K$549];[.K469]&gt;[.K$550]);&quot;&quot;;[.K469])">
            <text:p/>
          </table:table-cell>
          <table:table-cell table:style-name="Default" table:formula="of:=IF(OR([.L469]&lt;[.L$549];[.L469]&gt;[.L$550]);&quot;&quot;;[.L469])">
            <text:p/>
          </table:table-cell>
          <table:table-cell table:style-name="Default" table:formula="of:=IF(OR([.M469]&lt;[.M$549];[.M469]&gt;[.M$550]);&quot;&quot;;[.M469])">
            <text:p/>
          </table:table-cell>
          <table:table-cell table:style-name="Default" table:formula="of:=IF(OR([.N469]&lt;[.N$549];[.N469]&gt;[.N$550]);&quot;&quot;;[.N469])">
            <text:p/>
          </table:table-cell>
          <table:table-cell table:style-name="Default" table:formula="of:=IF(OR([.O469]&lt;[.O$549];[.O469]&gt;[.O$550]);&quot;&quot;;[.O469])">
            <text:p/>
          </table:table-cell>
          <table:table-cell table:style-name="Default" table:formula="of:=IF(OR([.P469]&lt;[.P$549];[.P469]&gt;[.P$550]);&quot;&quot;;[.P469])">
            <text:p/>
          </table:table-cell>
          <table:table-cell table:style-name="Default" table:formula="of:=IF(OR([.Q469]&lt;[.Q$549];[.Q469]&gt;[.Q$550]);&quot;&quot;;[.Q469])">
            <text:p/>
          </table:table-cell>
          <table:table-cell table:style-name="Default" table:formula="of:=IF(OR([.R469]&lt;[.R$549];[.R469]&gt;[.R$550]);&quot;&quot;;[.R469])">
            <text:p/>
          </table:table-cell>
          <table:table-cell table:style-name="Default" table:formula="of:=IF(OR([.S469]&lt;[.S$549];[.S469]&gt;[.S$550]);&quot;&quot;;[.S469])">
            <text:p/>
          </table:table-cell>
          <table:table-cell table:style-name="Default" table:formula="of:=IF(OR([.T469]&lt;[.T$549];[.T469]&gt;[.T$550]);&quot;&quot;;[.T469])">
            <text:p/>
          </table:table-cell>
          <table:table-cell table:style-name="Default" table:formula="of:=IF(OR([.U469]&lt;[.U$549];[.U469]&gt;[.U$550]);&quot;&quot;;[.U469])">
            <text:p/>
          </table:table-cell>
          <table:table-cell table:style-name="Default" table:formula="of:=IF(OR([.V469]&lt;[.V$549];[.V469]&gt;[.V$550]);&quot;&quot;;[.V46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0]&lt;[.B$549];[.B470]&gt;[.B$550]);&quot;&quot;;[.B470])">
            <text:p/>
          </table:table-cell>
          <table:table-cell table:style-name="Default" table:formula="of:=IF(OR([.C470]&lt;[.C$549];[.C470]&gt;[.C$550]);&quot;&quot;;[.C470])">
            <text:p/>
          </table:table-cell>
          <table:table-cell table:style-name="Default" table:formula="of:=IF(OR([.D470]&lt;[.D$549];[.D470]&gt;[.D$550]);&quot;&quot;;[.D470])">
            <text:p/>
          </table:table-cell>
          <table:table-cell table:style-name="Default" table:formula="of:=IF(OR([.E470]&lt;[.E$549];[.E470]&gt;[.E$550]);&quot;&quot;;[.E470])">
            <text:p/>
          </table:table-cell>
          <table:table-cell table:style-name="Default" table:formula="of:=IF(OR([.F470]&lt;[.F$549];[.F470]&gt;[.F$550]);&quot;&quot;;[.F470])">
            <text:p/>
          </table:table-cell>
          <table:table-cell table:style-name="Default" table:formula="of:=IF(OR([.G470]&lt;[.G$549];[.G470]&gt;[.G$550]);&quot;&quot;;[.G470])">
            <text:p/>
          </table:table-cell>
          <table:table-cell table:style-name="Default" table:formula="of:=IF(OR([.H470]&lt;[.H$549];[.H470]&gt;[.H$550]);&quot;&quot;;[.H470])">
            <text:p/>
          </table:table-cell>
          <table:table-cell table:style-name="Default" table:formula="of:=IF(OR([.I470]&lt;[.I$549];[.I470]&gt;[.I$550]);&quot;&quot;;[.I470])">
            <text:p/>
          </table:table-cell>
          <table:table-cell table:style-name="Default" table:formula="of:=IF(OR([.J470]&lt;[.J$549];[.J470]&gt;[.J$550]);&quot;&quot;;[.J470])">
            <text:p/>
          </table:table-cell>
          <table:table-cell table:style-name="Default" table:formula="of:=IF(OR([.K470]&lt;[.K$549];[.K470]&gt;[.K$550]);&quot;&quot;;[.K470])">
            <text:p/>
          </table:table-cell>
          <table:table-cell table:style-name="Default" table:formula="of:=IF(OR([.L470]&lt;[.L$549];[.L470]&gt;[.L$550]);&quot;&quot;;[.L470])">
            <text:p/>
          </table:table-cell>
          <table:table-cell table:style-name="Default" table:formula="of:=IF(OR([.M470]&lt;[.M$549];[.M470]&gt;[.M$550]);&quot;&quot;;[.M470])">
            <text:p/>
          </table:table-cell>
          <table:table-cell table:style-name="Default" table:formula="of:=IF(OR([.N470]&lt;[.N$549];[.N470]&gt;[.N$550]);&quot;&quot;;[.N470])">
            <text:p/>
          </table:table-cell>
          <table:table-cell table:style-name="Default" table:formula="of:=IF(OR([.O470]&lt;[.O$549];[.O470]&gt;[.O$550]);&quot;&quot;;[.O470])">
            <text:p/>
          </table:table-cell>
          <table:table-cell table:style-name="Default" table:formula="of:=IF(OR([.P470]&lt;[.P$549];[.P470]&gt;[.P$550]);&quot;&quot;;[.P470])">
            <text:p/>
          </table:table-cell>
          <table:table-cell table:style-name="Default" table:formula="of:=IF(OR([.Q470]&lt;[.Q$549];[.Q470]&gt;[.Q$550]);&quot;&quot;;[.Q470])">
            <text:p/>
          </table:table-cell>
          <table:table-cell table:style-name="Default" table:formula="of:=IF(OR([.R470]&lt;[.R$549];[.R470]&gt;[.R$550]);&quot;&quot;;[.R470])">
            <text:p/>
          </table:table-cell>
          <table:table-cell table:style-name="Default" table:formula="of:=IF(OR([.S470]&lt;[.S$549];[.S470]&gt;[.S$550]);&quot;&quot;;[.S470])">
            <text:p/>
          </table:table-cell>
          <table:table-cell table:style-name="Default" table:formula="of:=IF(OR([.T470]&lt;[.T$549];[.T470]&gt;[.T$550]);&quot;&quot;;[.T470])">
            <text:p/>
          </table:table-cell>
          <table:table-cell table:style-name="Default" table:formula="of:=IF(OR([.U470]&lt;[.U$549];[.U470]&gt;[.U$550]);&quot;&quot;;[.U470])">
            <text:p/>
          </table:table-cell>
          <table:table-cell table:style-name="Default" table:formula="of:=IF(OR([.V470]&lt;[.V$549];[.V470]&gt;[.V$550]);&quot;&quot;;[.V47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1]&lt;[.B$549];[.B471]&gt;[.B$550]);&quot;&quot;;[.B471])">
            <text:p/>
          </table:table-cell>
          <table:table-cell table:style-name="Default" table:formula="of:=IF(OR([.C471]&lt;[.C$549];[.C471]&gt;[.C$550]);&quot;&quot;;[.C471])">
            <text:p/>
          </table:table-cell>
          <table:table-cell table:style-name="Default" table:formula="of:=IF(OR([.D471]&lt;[.D$549];[.D471]&gt;[.D$550]);&quot;&quot;;[.D471])">
            <text:p/>
          </table:table-cell>
          <table:table-cell table:style-name="Default" table:formula="of:=IF(OR([.E471]&lt;[.E$549];[.E471]&gt;[.E$550]);&quot;&quot;;[.E471])">
            <text:p/>
          </table:table-cell>
          <table:table-cell table:style-name="Default" table:formula="of:=IF(OR([.F471]&lt;[.F$549];[.F471]&gt;[.F$550]);&quot;&quot;;[.F471])">
            <text:p/>
          </table:table-cell>
          <table:table-cell table:style-name="Default" table:formula="of:=IF(OR([.G471]&lt;[.G$549];[.G471]&gt;[.G$550]);&quot;&quot;;[.G471])">
            <text:p/>
          </table:table-cell>
          <table:table-cell table:style-name="Default" table:formula="of:=IF(OR([.H471]&lt;[.H$549];[.H471]&gt;[.H$550]);&quot;&quot;;[.H471])">
            <text:p/>
          </table:table-cell>
          <table:table-cell table:style-name="Default" table:formula="of:=IF(OR([.I471]&lt;[.I$549];[.I471]&gt;[.I$550]);&quot;&quot;;[.I471])">
            <text:p/>
          </table:table-cell>
          <table:table-cell table:style-name="Default" table:formula="of:=IF(OR([.J471]&lt;[.J$549];[.J471]&gt;[.J$550]);&quot;&quot;;[.J471])">
            <text:p/>
          </table:table-cell>
          <table:table-cell table:style-name="Default" table:formula="of:=IF(OR([.K471]&lt;[.K$549];[.K471]&gt;[.K$550]);&quot;&quot;;[.K471])">
            <text:p/>
          </table:table-cell>
          <table:table-cell table:style-name="Default" table:formula="of:=IF(OR([.L471]&lt;[.L$549];[.L471]&gt;[.L$550]);&quot;&quot;;[.L471])">
            <text:p/>
          </table:table-cell>
          <table:table-cell table:style-name="Default" table:formula="of:=IF(OR([.M471]&lt;[.M$549];[.M471]&gt;[.M$550]);&quot;&quot;;[.M471])">
            <text:p/>
          </table:table-cell>
          <table:table-cell table:style-name="Default" table:formula="of:=IF(OR([.N471]&lt;[.N$549];[.N471]&gt;[.N$550]);&quot;&quot;;[.N471])">
            <text:p/>
          </table:table-cell>
          <table:table-cell table:style-name="Default" table:formula="of:=IF(OR([.O471]&lt;[.O$549];[.O471]&gt;[.O$550]);&quot;&quot;;[.O471])">
            <text:p/>
          </table:table-cell>
          <table:table-cell table:style-name="Default" table:formula="of:=IF(OR([.P471]&lt;[.P$549];[.P471]&gt;[.P$550]);&quot;&quot;;[.P471])">
            <text:p/>
          </table:table-cell>
          <table:table-cell table:style-name="Default" table:formula="of:=IF(OR([.Q471]&lt;[.Q$549];[.Q471]&gt;[.Q$550]);&quot;&quot;;[.Q471])">
            <text:p/>
          </table:table-cell>
          <table:table-cell table:style-name="Default" table:formula="of:=IF(OR([.R471]&lt;[.R$549];[.R471]&gt;[.R$550]);&quot;&quot;;[.R471])">
            <text:p/>
          </table:table-cell>
          <table:table-cell table:style-name="Default" table:formula="of:=IF(OR([.S471]&lt;[.S$549];[.S471]&gt;[.S$550]);&quot;&quot;;[.S471])">
            <text:p/>
          </table:table-cell>
          <table:table-cell table:style-name="Default" table:formula="of:=IF(OR([.T471]&lt;[.T$549];[.T471]&gt;[.T$550]);&quot;&quot;;[.T471])">
            <text:p/>
          </table:table-cell>
          <table:table-cell table:style-name="Default" table:formula="of:=IF(OR([.U471]&lt;[.U$549];[.U471]&gt;[.U$550]);&quot;&quot;;[.U471])">
            <text:p/>
          </table:table-cell>
          <table:table-cell table:style-name="Default" table:formula="of:=IF(OR([.V471]&lt;[.V$549];[.V471]&gt;[.V$550]);&quot;&quot;;[.V47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2]&lt;[.B$549];[.B472]&gt;[.B$550]);&quot;&quot;;[.B472])">
            <text:p/>
          </table:table-cell>
          <table:table-cell table:style-name="Default" table:formula="of:=IF(OR([.C472]&lt;[.C$549];[.C472]&gt;[.C$550]);&quot;&quot;;[.C472])">
            <text:p/>
          </table:table-cell>
          <table:table-cell table:style-name="Default" table:formula="of:=IF(OR([.D472]&lt;[.D$549];[.D472]&gt;[.D$550]);&quot;&quot;;[.D472])">
            <text:p/>
          </table:table-cell>
          <table:table-cell table:style-name="Default" table:formula="of:=IF(OR([.E472]&lt;[.E$549];[.E472]&gt;[.E$550]);&quot;&quot;;[.E472])">
            <text:p/>
          </table:table-cell>
          <table:table-cell table:style-name="Default" table:formula="of:=IF(OR([.F472]&lt;[.F$549];[.F472]&gt;[.F$550]);&quot;&quot;;[.F472])">
            <text:p/>
          </table:table-cell>
          <table:table-cell table:style-name="Default" table:formula="of:=IF(OR([.G472]&lt;[.G$549];[.G472]&gt;[.G$550]);&quot;&quot;;[.G472])">
            <text:p/>
          </table:table-cell>
          <table:table-cell table:style-name="Default" table:formula="of:=IF(OR([.H472]&lt;[.H$549];[.H472]&gt;[.H$550]);&quot;&quot;;[.H472])">
            <text:p/>
          </table:table-cell>
          <table:table-cell table:style-name="Default" table:formula="of:=IF(OR([.I472]&lt;[.I$549];[.I472]&gt;[.I$550]);&quot;&quot;;[.I472])">
            <text:p/>
          </table:table-cell>
          <table:table-cell table:style-name="Default" table:formula="of:=IF(OR([.J472]&lt;[.J$549];[.J472]&gt;[.J$550]);&quot;&quot;;[.J472])">
            <text:p/>
          </table:table-cell>
          <table:table-cell table:style-name="Default" table:formula="of:=IF(OR([.K472]&lt;[.K$549];[.K472]&gt;[.K$550]);&quot;&quot;;[.K472])">
            <text:p/>
          </table:table-cell>
          <table:table-cell table:style-name="Default" table:formula="of:=IF(OR([.L472]&lt;[.L$549];[.L472]&gt;[.L$550]);&quot;&quot;;[.L472])">
            <text:p/>
          </table:table-cell>
          <table:table-cell table:style-name="Default" table:formula="of:=IF(OR([.M472]&lt;[.M$549];[.M472]&gt;[.M$550]);&quot;&quot;;[.M472])">
            <text:p/>
          </table:table-cell>
          <table:table-cell table:style-name="Default" table:formula="of:=IF(OR([.N472]&lt;[.N$549];[.N472]&gt;[.N$550]);&quot;&quot;;[.N472])">
            <text:p/>
          </table:table-cell>
          <table:table-cell table:style-name="Default" table:formula="of:=IF(OR([.O472]&lt;[.O$549];[.O472]&gt;[.O$550]);&quot;&quot;;[.O472])">
            <text:p/>
          </table:table-cell>
          <table:table-cell table:style-name="Default" table:formula="of:=IF(OR([.P472]&lt;[.P$549];[.P472]&gt;[.P$550]);&quot;&quot;;[.P472])">
            <text:p/>
          </table:table-cell>
          <table:table-cell table:style-name="Default" table:formula="of:=IF(OR([.Q472]&lt;[.Q$549];[.Q472]&gt;[.Q$550]);&quot;&quot;;[.Q472])">
            <text:p/>
          </table:table-cell>
          <table:table-cell table:style-name="Default" table:formula="of:=IF(OR([.R472]&lt;[.R$549];[.R472]&gt;[.R$550]);&quot;&quot;;[.R472])">
            <text:p/>
          </table:table-cell>
          <table:table-cell table:style-name="Default" table:formula="of:=IF(OR([.S472]&lt;[.S$549];[.S472]&gt;[.S$550]);&quot;&quot;;[.S472])">
            <text:p/>
          </table:table-cell>
          <table:table-cell table:style-name="Default" table:formula="of:=IF(OR([.T472]&lt;[.T$549];[.T472]&gt;[.T$550]);&quot;&quot;;[.T472])">
            <text:p/>
          </table:table-cell>
          <table:table-cell table:style-name="Default" table:formula="of:=IF(OR([.U472]&lt;[.U$549];[.U472]&gt;[.U$550]);&quot;&quot;;[.U472])">
            <text:p/>
          </table:table-cell>
          <table:table-cell table:style-name="Default" table:formula="of:=IF(OR([.V472]&lt;[.V$549];[.V472]&gt;[.V$550]);&quot;&quot;;[.V47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3]&lt;[.B$549];[.B473]&gt;[.B$550]);&quot;&quot;;[.B473])">
            <text:p/>
          </table:table-cell>
          <table:table-cell table:style-name="Default" table:formula="of:=IF(OR([.C473]&lt;[.C$549];[.C473]&gt;[.C$550]);&quot;&quot;;[.C473])">
            <text:p/>
          </table:table-cell>
          <table:table-cell table:style-name="Default" table:formula="of:=IF(OR([.D473]&lt;[.D$549];[.D473]&gt;[.D$550]);&quot;&quot;;[.D473])">
            <text:p/>
          </table:table-cell>
          <table:table-cell table:style-name="Default" table:formula="of:=IF(OR([.E473]&lt;[.E$549];[.E473]&gt;[.E$550]);&quot;&quot;;[.E473])">
            <text:p/>
          </table:table-cell>
          <table:table-cell table:style-name="Default" table:formula="of:=IF(OR([.F473]&lt;[.F$549];[.F473]&gt;[.F$550]);&quot;&quot;;[.F473])">
            <text:p/>
          </table:table-cell>
          <table:table-cell table:style-name="Default" table:formula="of:=IF(OR([.G473]&lt;[.G$549];[.G473]&gt;[.G$550]);&quot;&quot;;[.G473])">
            <text:p/>
          </table:table-cell>
          <table:table-cell table:style-name="Default" table:formula="of:=IF(OR([.H473]&lt;[.H$549];[.H473]&gt;[.H$550]);&quot;&quot;;[.H473])">
            <text:p/>
          </table:table-cell>
          <table:table-cell table:style-name="Default" table:formula="of:=IF(OR([.I473]&lt;[.I$549];[.I473]&gt;[.I$550]);&quot;&quot;;[.I473])">
            <text:p/>
          </table:table-cell>
          <table:table-cell table:style-name="Default" table:formula="of:=IF(OR([.J473]&lt;[.J$549];[.J473]&gt;[.J$550]);&quot;&quot;;[.J473])">
            <text:p/>
          </table:table-cell>
          <table:table-cell table:style-name="Default" table:formula="of:=IF(OR([.K473]&lt;[.K$549];[.K473]&gt;[.K$550]);&quot;&quot;;[.K473])">
            <text:p/>
          </table:table-cell>
          <table:table-cell table:style-name="Default" table:formula="of:=IF(OR([.L473]&lt;[.L$549];[.L473]&gt;[.L$550]);&quot;&quot;;[.L473])">
            <text:p/>
          </table:table-cell>
          <table:table-cell table:style-name="Default" table:formula="of:=IF(OR([.M473]&lt;[.M$549];[.M473]&gt;[.M$550]);&quot;&quot;;[.M473])">
            <text:p/>
          </table:table-cell>
          <table:table-cell table:style-name="Default" table:formula="of:=IF(OR([.N473]&lt;[.N$549];[.N473]&gt;[.N$550]);&quot;&quot;;[.N473])">
            <text:p/>
          </table:table-cell>
          <table:table-cell table:style-name="Default" table:formula="of:=IF(OR([.O473]&lt;[.O$549];[.O473]&gt;[.O$550]);&quot;&quot;;[.O473])">
            <text:p/>
          </table:table-cell>
          <table:table-cell table:style-name="Default" table:formula="of:=IF(OR([.P473]&lt;[.P$549];[.P473]&gt;[.P$550]);&quot;&quot;;[.P473])">
            <text:p/>
          </table:table-cell>
          <table:table-cell table:style-name="Default" table:formula="of:=IF(OR([.Q473]&lt;[.Q$549];[.Q473]&gt;[.Q$550]);&quot;&quot;;[.Q473])">
            <text:p/>
          </table:table-cell>
          <table:table-cell table:style-name="Default" table:formula="of:=IF(OR([.R473]&lt;[.R$549];[.R473]&gt;[.R$550]);&quot;&quot;;[.R473])">
            <text:p/>
          </table:table-cell>
          <table:table-cell table:style-name="Default" table:formula="of:=IF(OR([.S473]&lt;[.S$549];[.S473]&gt;[.S$550]);&quot;&quot;;[.S473])">
            <text:p/>
          </table:table-cell>
          <table:table-cell table:style-name="Default" table:formula="of:=IF(OR([.T473]&lt;[.T$549];[.T473]&gt;[.T$550]);&quot;&quot;;[.T473])">
            <text:p/>
          </table:table-cell>
          <table:table-cell table:style-name="Default" table:formula="of:=IF(OR([.U473]&lt;[.U$549];[.U473]&gt;[.U$550]);&quot;&quot;;[.U473])">
            <text:p/>
          </table:table-cell>
          <table:table-cell table:style-name="Default" table:formula="of:=IF(OR([.V473]&lt;[.V$549];[.V473]&gt;[.V$550]);&quot;&quot;;[.V47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4]&lt;[.B$549];[.B474]&gt;[.B$550]);&quot;&quot;;[.B474])">
            <text:p/>
          </table:table-cell>
          <table:table-cell table:style-name="Default" table:formula="of:=IF(OR([.C474]&lt;[.C$549];[.C474]&gt;[.C$550]);&quot;&quot;;[.C474])">
            <text:p/>
          </table:table-cell>
          <table:table-cell table:style-name="Default" table:formula="of:=IF(OR([.D474]&lt;[.D$549];[.D474]&gt;[.D$550]);&quot;&quot;;[.D474])">
            <text:p/>
          </table:table-cell>
          <table:table-cell table:style-name="Default" table:formula="of:=IF(OR([.E474]&lt;[.E$549];[.E474]&gt;[.E$550]);&quot;&quot;;[.E474])">
            <text:p/>
          </table:table-cell>
          <table:table-cell table:style-name="Default" table:formula="of:=IF(OR([.F474]&lt;[.F$549];[.F474]&gt;[.F$550]);&quot;&quot;;[.F474])">
            <text:p/>
          </table:table-cell>
          <table:table-cell table:style-name="Default" table:formula="of:=IF(OR([.G474]&lt;[.G$549];[.G474]&gt;[.G$550]);&quot;&quot;;[.G474])">
            <text:p/>
          </table:table-cell>
          <table:table-cell table:style-name="Default" table:formula="of:=IF(OR([.H474]&lt;[.H$549];[.H474]&gt;[.H$550]);&quot;&quot;;[.H474])">
            <text:p/>
          </table:table-cell>
          <table:table-cell table:style-name="Default" table:formula="of:=IF(OR([.I474]&lt;[.I$549];[.I474]&gt;[.I$550]);&quot;&quot;;[.I474])">
            <text:p/>
          </table:table-cell>
          <table:table-cell table:style-name="Default" table:formula="of:=IF(OR([.J474]&lt;[.J$549];[.J474]&gt;[.J$550]);&quot;&quot;;[.J474])">
            <text:p/>
          </table:table-cell>
          <table:table-cell table:style-name="Default" table:formula="of:=IF(OR([.K474]&lt;[.K$549];[.K474]&gt;[.K$550]);&quot;&quot;;[.K474])">
            <text:p/>
          </table:table-cell>
          <table:table-cell table:style-name="Default" table:formula="of:=IF(OR([.L474]&lt;[.L$549];[.L474]&gt;[.L$550]);&quot;&quot;;[.L474])">
            <text:p/>
          </table:table-cell>
          <table:table-cell table:style-name="Default" table:formula="of:=IF(OR([.M474]&lt;[.M$549];[.M474]&gt;[.M$550]);&quot;&quot;;[.M474])">
            <text:p/>
          </table:table-cell>
          <table:table-cell table:style-name="Default" table:formula="of:=IF(OR([.N474]&lt;[.N$549];[.N474]&gt;[.N$550]);&quot;&quot;;[.N474])">
            <text:p/>
          </table:table-cell>
          <table:table-cell table:style-name="Default" table:formula="of:=IF(OR([.O474]&lt;[.O$549];[.O474]&gt;[.O$550]);&quot;&quot;;[.O474])">
            <text:p/>
          </table:table-cell>
          <table:table-cell table:style-name="Default" table:formula="of:=IF(OR([.P474]&lt;[.P$549];[.P474]&gt;[.P$550]);&quot;&quot;;[.P474])">
            <text:p/>
          </table:table-cell>
          <table:table-cell table:style-name="Default" table:formula="of:=IF(OR([.Q474]&lt;[.Q$549];[.Q474]&gt;[.Q$550]);&quot;&quot;;[.Q474])">
            <text:p/>
          </table:table-cell>
          <table:table-cell table:style-name="Default" table:formula="of:=IF(OR([.R474]&lt;[.R$549];[.R474]&gt;[.R$550]);&quot;&quot;;[.R474])">
            <text:p/>
          </table:table-cell>
          <table:table-cell table:style-name="Default" table:formula="of:=IF(OR([.S474]&lt;[.S$549];[.S474]&gt;[.S$550]);&quot;&quot;;[.S474])">
            <text:p/>
          </table:table-cell>
          <table:table-cell table:style-name="Default" table:formula="of:=IF(OR([.T474]&lt;[.T$549];[.T474]&gt;[.T$550]);&quot;&quot;;[.T474])">
            <text:p/>
          </table:table-cell>
          <table:table-cell table:style-name="Default" table:formula="of:=IF(OR([.U474]&lt;[.U$549];[.U474]&gt;[.U$550]);&quot;&quot;;[.U474])">
            <text:p/>
          </table:table-cell>
          <table:table-cell table:style-name="Default" table:formula="of:=IF(OR([.V474]&lt;[.V$549];[.V474]&gt;[.V$550]);&quot;&quot;;[.V47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5]&lt;[.B$549];[.B475]&gt;[.B$550]);&quot;&quot;;[.B475])">
            <text:p/>
          </table:table-cell>
          <table:table-cell table:style-name="Default" table:formula="of:=IF(OR([.C475]&lt;[.C$549];[.C475]&gt;[.C$550]);&quot;&quot;;[.C475])">
            <text:p/>
          </table:table-cell>
          <table:table-cell table:style-name="Default" table:formula="of:=IF(OR([.D475]&lt;[.D$549];[.D475]&gt;[.D$550]);&quot;&quot;;[.D475])">
            <text:p/>
          </table:table-cell>
          <table:table-cell table:style-name="Default" table:formula="of:=IF(OR([.E475]&lt;[.E$549];[.E475]&gt;[.E$550]);&quot;&quot;;[.E475])">
            <text:p/>
          </table:table-cell>
          <table:table-cell table:style-name="Default" table:formula="of:=IF(OR([.F475]&lt;[.F$549];[.F475]&gt;[.F$550]);&quot;&quot;;[.F475])">
            <text:p/>
          </table:table-cell>
          <table:table-cell table:style-name="Default" table:formula="of:=IF(OR([.G475]&lt;[.G$549];[.G475]&gt;[.G$550]);&quot;&quot;;[.G475])">
            <text:p/>
          </table:table-cell>
          <table:table-cell table:style-name="Default" table:formula="of:=IF(OR([.H475]&lt;[.H$549];[.H475]&gt;[.H$550]);&quot;&quot;;[.H475])">
            <text:p/>
          </table:table-cell>
          <table:table-cell table:style-name="Default" table:formula="of:=IF(OR([.I475]&lt;[.I$549];[.I475]&gt;[.I$550]);&quot;&quot;;[.I475])">
            <text:p/>
          </table:table-cell>
          <table:table-cell table:style-name="Default" table:formula="of:=IF(OR([.J475]&lt;[.J$549];[.J475]&gt;[.J$550]);&quot;&quot;;[.J475])">
            <text:p/>
          </table:table-cell>
          <table:table-cell table:style-name="Default" table:formula="of:=IF(OR([.K475]&lt;[.K$549];[.K475]&gt;[.K$550]);&quot;&quot;;[.K475])">
            <text:p/>
          </table:table-cell>
          <table:table-cell table:style-name="Default" table:formula="of:=IF(OR([.L475]&lt;[.L$549];[.L475]&gt;[.L$550]);&quot;&quot;;[.L475])">
            <text:p/>
          </table:table-cell>
          <table:table-cell table:style-name="Default" table:formula="of:=IF(OR([.M475]&lt;[.M$549];[.M475]&gt;[.M$550]);&quot;&quot;;[.M475])">
            <text:p/>
          </table:table-cell>
          <table:table-cell table:style-name="Default" table:formula="of:=IF(OR([.N475]&lt;[.N$549];[.N475]&gt;[.N$550]);&quot;&quot;;[.N475])">
            <text:p/>
          </table:table-cell>
          <table:table-cell table:style-name="Default" table:formula="of:=IF(OR([.O475]&lt;[.O$549];[.O475]&gt;[.O$550]);&quot;&quot;;[.O475])">
            <text:p/>
          </table:table-cell>
          <table:table-cell table:style-name="Default" table:formula="of:=IF(OR([.P475]&lt;[.P$549];[.P475]&gt;[.P$550]);&quot;&quot;;[.P475])">
            <text:p/>
          </table:table-cell>
          <table:table-cell table:style-name="Default" table:formula="of:=IF(OR([.Q475]&lt;[.Q$549];[.Q475]&gt;[.Q$550]);&quot;&quot;;[.Q475])">
            <text:p/>
          </table:table-cell>
          <table:table-cell table:style-name="Default" table:formula="of:=IF(OR([.R475]&lt;[.R$549];[.R475]&gt;[.R$550]);&quot;&quot;;[.R475])">
            <text:p/>
          </table:table-cell>
          <table:table-cell table:style-name="Default" table:formula="of:=IF(OR([.S475]&lt;[.S$549];[.S475]&gt;[.S$550]);&quot;&quot;;[.S475])">
            <text:p/>
          </table:table-cell>
          <table:table-cell table:style-name="Default" table:formula="of:=IF(OR([.T475]&lt;[.T$549];[.T475]&gt;[.T$550]);&quot;&quot;;[.T475])">
            <text:p/>
          </table:table-cell>
          <table:table-cell table:style-name="Default" table:formula="of:=IF(OR([.U475]&lt;[.U$549];[.U475]&gt;[.U$550]);&quot;&quot;;[.U475])">
            <text:p/>
          </table:table-cell>
          <table:table-cell table:style-name="Default" table:formula="of:=IF(OR([.V475]&lt;[.V$549];[.V475]&gt;[.V$550]);&quot;&quot;;[.V47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6]&lt;[.B$549];[.B476]&gt;[.B$550]);&quot;&quot;;[.B476])">
            <text:p/>
          </table:table-cell>
          <table:table-cell table:style-name="Default" table:formula="of:=IF(OR([.C476]&lt;[.C$549];[.C476]&gt;[.C$550]);&quot;&quot;;[.C476])">
            <text:p/>
          </table:table-cell>
          <table:table-cell table:style-name="Default" table:formula="of:=IF(OR([.D476]&lt;[.D$549];[.D476]&gt;[.D$550]);&quot;&quot;;[.D476])">
            <text:p/>
          </table:table-cell>
          <table:table-cell table:style-name="Default" table:formula="of:=IF(OR([.E476]&lt;[.E$549];[.E476]&gt;[.E$550]);&quot;&quot;;[.E476])">
            <text:p/>
          </table:table-cell>
          <table:table-cell table:style-name="Default" table:formula="of:=IF(OR([.F476]&lt;[.F$549];[.F476]&gt;[.F$550]);&quot;&quot;;[.F476])">
            <text:p/>
          </table:table-cell>
          <table:table-cell table:style-name="Default" table:formula="of:=IF(OR([.G476]&lt;[.G$549];[.G476]&gt;[.G$550]);&quot;&quot;;[.G476])">
            <text:p/>
          </table:table-cell>
          <table:table-cell table:style-name="Default" table:formula="of:=IF(OR([.H476]&lt;[.H$549];[.H476]&gt;[.H$550]);&quot;&quot;;[.H476])">
            <text:p/>
          </table:table-cell>
          <table:table-cell table:style-name="Default" table:formula="of:=IF(OR([.I476]&lt;[.I$549];[.I476]&gt;[.I$550]);&quot;&quot;;[.I476])">
            <text:p/>
          </table:table-cell>
          <table:table-cell table:style-name="Default" table:formula="of:=IF(OR([.J476]&lt;[.J$549];[.J476]&gt;[.J$550]);&quot;&quot;;[.J476])">
            <text:p/>
          </table:table-cell>
          <table:table-cell table:style-name="Default" table:formula="of:=IF(OR([.K476]&lt;[.K$549];[.K476]&gt;[.K$550]);&quot;&quot;;[.K476])">
            <text:p/>
          </table:table-cell>
          <table:table-cell table:style-name="Default" table:formula="of:=IF(OR([.L476]&lt;[.L$549];[.L476]&gt;[.L$550]);&quot;&quot;;[.L476])">
            <text:p/>
          </table:table-cell>
          <table:table-cell table:style-name="Default" table:formula="of:=IF(OR([.M476]&lt;[.M$549];[.M476]&gt;[.M$550]);&quot;&quot;;[.M476])">
            <text:p/>
          </table:table-cell>
          <table:table-cell table:style-name="Default" table:formula="of:=IF(OR([.N476]&lt;[.N$549];[.N476]&gt;[.N$550]);&quot;&quot;;[.N476])">
            <text:p/>
          </table:table-cell>
          <table:table-cell table:style-name="Default" table:formula="of:=IF(OR([.O476]&lt;[.O$549];[.O476]&gt;[.O$550]);&quot;&quot;;[.O476])">
            <text:p/>
          </table:table-cell>
          <table:table-cell table:style-name="Default" table:formula="of:=IF(OR([.P476]&lt;[.P$549];[.P476]&gt;[.P$550]);&quot;&quot;;[.P476])">
            <text:p/>
          </table:table-cell>
          <table:table-cell table:style-name="Default" table:formula="of:=IF(OR([.Q476]&lt;[.Q$549];[.Q476]&gt;[.Q$550]);&quot;&quot;;[.Q476])">
            <text:p/>
          </table:table-cell>
          <table:table-cell table:style-name="Default" table:formula="of:=IF(OR([.R476]&lt;[.R$549];[.R476]&gt;[.R$550]);&quot;&quot;;[.R476])">
            <text:p/>
          </table:table-cell>
          <table:table-cell table:style-name="Default" table:formula="of:=IF(OR([.S476]&lt;[.S$549];[.S476]&gt;[.S$550]);&quot;&quot;;[.S476])">
            <text:p/>
          </table:table-cell>
          <table:table-cell table:style-name="Default" table:formula="of:=IF(OR([.T476]&lt;[.T$549];[.T476]&gt;[.T$550]);&quot;&quot;;[.T476])">
            <text:p/>
          </table:table-cell>
          <table:table-cell table:style-name="Default" table:formula="of:=IF(OR([.U476]&lt;[.U$549];[.U476]&gt;[.U$550]);&quot;&quot;;[.U476])">
            <text:p/>
          </table:table-cell>
          <table:table-cell table:style-name="Default" table:formula="of:=IF(OR([.V476]&lt;[.V$549];[.V476]&gt;[.V$550]);&quot;&quot;;[.V47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7]&lt;[.B$549];[.B477]&gt;[.B$550]);&quot;&quot;;[.B477])">
            <text:p/>
          </table:table-cell>
          <table:table-cell table:style-name="Default" table:formula="of:=IF(OR([.C477]&lt;[.C$549];[.C477]&gt;[.C$550]);&quot;&quot;;[.C477])">
            <text:p/>
          </table:table-cell>
          <table:table-cell table:style-name="Default" table:formula="of:=IF(OR([.D477]&lt;[.D$549];[.D477]&gt;[.D$550]);&quot;&quot;;[.D477])">
            <text:p/>
          </table:table-cell>
          <table:table-cell table:style-name="Default" table:formula="of:=IF(OR([.E477]&lt;[.E$549];[.E477]&gt;[.E$550]);&quot;&quot;;[.E477])">
            <text:p/>
          </table:table-cell>
          <table:table-cell table:style-name="Default" table:formula="of:=IF(OR([.F477]&lt;[.F$549];[.F477]&gt;[.F$550]);&quot;&quot;;[.F477])">
            <text:p/>
          </table:table-cell>
          <table:table-cell table:style-name="Default" table:formula="of:=IF(OR([.G477]&lt;[.G$549];[.G477]&gt;[.G$550]);&quot;&quot;;[.G477])">
            <text:p/>
          </table:table-cell>
          <table:table-cell table:style-name="Default" table:formula="of:=IF(OR([.H477]&lt;[.H$549];[.H477]&gt;[.H$550]);&quot;&quot;;[.H477])">
            <text:p/>
          </table:table-cell>
          <table:table-cell table:style-name="Default" table:formula="of:=IF(OR([.I477]&lt;[.I$549];[.I477]&gt;[.I$550]);&quot;&quot;;[.I477])">
            <text:p/>
          </table:table-cell>
          <table:table-cell table:style-name="Default" table:formula="of:=IF(OR([.J477]&lt;[.J$549];[.J477]&gt;[.J$550]);&quot;&quot;;[.J477])">
            <text:p/>
          </table:table-cell>
          <table:table-cell table:style-name="Default" table:formula="of:=IF(OR([.K477]&lt;[.K$549];[.K477]&gt;[.K$550]);&quot;&quot;;[.K477])">
            <text:p/>
          </table:table-cell>
          <table:table-cell table:style-name="Default" table:formula="of:=IF(OR([.L477]&lt;[.L$549];[.L477]&gt;[.L$550]);&quot;&quot;;[.L477])">
            <text:p/>
          </table:table-cell>
          <table:table-cell table:style-name="Default" table:formula="of:=IF(OR([.M477]&lt;[.M$549];[.M477]&gt;[.M$550]);&quot;&quot;;[.M477])">
            <text:p/>
          </table:table-cell>
          <table:table-cell table:style-name="Default" table:formula="of:=IF(OR([.N477]&lt;[.N$549];[.N477]&gt;[.N$550]);&quot;&quot;;[.N477])">
            <text:p/>
          </table:table-cell>
          <table:table-cell table:style-name="Default" table:formula="of:=IF(OR([.O477]&lt;[.O$549];[.O477]&gt;[.O$550]);&quot;&quot;;[.O477])">
            <text:p/>
          </table:table-cell>
          <table:table-cell table:style-name="Default" table:formula="of:=IF(OR([.P477]&lt;[.P$549];[.P477]&gt;[.P$550]);&quot;&quot;;[.P477])">
            <text:p/>
          </table:table-cell>
          <table:table-cell table:style-name="Default" table:formula="of:=IF(OR([.Q477]&lt;[.Q$549];[.Q477]&gt;[.Q$550]);&quot;&quot;;[.Q477])">
            <text:p/>
          </table:table-cell>
          <table:table-cell table:style-name="Default" table:formula="of:=IF(OR([.R477]&lt;[.R$549];[.R477]&gt;[.R$550]);&quot;&quot;;[.R477])">
            <text:p/>
          </table:table-cell>
          <table:table-cell table:style-name="Default" table:formula="of:=IF(OR([.S477]&lt;[.S$549];[.S477]&gt;[.S$550]);&quot;&quot;;[.S477])">
            <text:p/>
          </table:table-cell>
          <table:table-cell table:style-name="Default" table:formula="of:=IF(OR([.T477]&lt;[.T$549];[.T477]&gt;[.T$550]);&quot;&quot;;[.T477])">
            <text:p/>
          </table:table-cell>
          <table:table-cell table:style-name="Default" table:formula="of:=IF(OR([.U477]&lt;[.U$549];[.U477]&gt;[.U$550]);&quot;&quot;;[.U477])">
            <text:p/>
          </table:table-cell>
          <table:table-cell table:style-name="Default" table:formula="of:=IF(OR([.V477]&lt;[.V$549];[.V477]&gt;[.V$550]);&quot;&quot;;[.V47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8]&lt;[.B$549];[.B478]&gt;[.B$550]);&quot;&quot;;[.B478])">
            <text:p/>
          </table:table-cell>
          <table:table-cell table:style-name="Default" table:formula="of:=IF(OR([.C478]&lt;[.C$549];[.C478]&gt;[.C$550]);&quot;&quot;;[.C478])">
            <text:p/>
          </table:table-cell>
          <table:table-cell table:style-name="Default" table:formula="of:=IF(OR([.D478]&lt;[.D$549];[.D478]&gt;[.D$550]);&quot;&quot;;[.D478])">
            <text:p/>
          </table:table-cell>
          <table:table-cell table:style-name="Default" table:formula="of:=IF(OR([.E478]&lt;[.E$549];[.E478]&gt;[.E$550]);&quot;&quot;;[.E478])">
            <text:p/>
          </table:table-cell>
          <table:table-cell table:style-name="Default" table:formula="of:=IF(OR([.F478]&lt;[.F$549];[.F478]&gt;[.F$550]);&quot;&quot;;[.F478])">
            <text:p/>
          </table:table-cell>
          <table:table-cell table:style-name="Default" table:formula="of:=IF(OR([.G478]&lt;[.G$549];[.G478]&gt;[.G$550]);&quot;&quot;;[.G478])">
            <text:p/>
          </table:table-cell>
          <table:table-cell table:style-name="Default" table:formula="of:=IF(OR([.H478]&lt;[.H$549];[.H478]&gt;[.H$550]);&quot;&quot;;[.H478])">
            <text:p/>
          </table:table-cell>
          <table:table-cell table:style-name="Default" table:formula="of:=IF(OR([.I478]&lt;[.I$549];[.I478]&gt;[.I$550]);&quot;&quot;;[.I478])">
            <text:p/>
          </table:table-cell>
          <table:table-cell table:style-name="Default" table:formula="of:=IF(OR([.J478]&lt;[.J$549];[.J478]&gt;[.J$550]);&quot;&quot;;[.J478])">
            <text:p/>
          </table:table-cell>
          <table:table-cell table:style-name="Default" table:formula="of:=IF(OR([.K478]&lt;[.K$549];[.K478]&gt;[.K$550]);&quot;&quot;;[.K478])">
            <text:p/>
          </table:table-cell>
          <table:table-cell table:style-name="Default" table:formula="of:=IF(OR([.L478]&lt;[.L$549];[.L478]&gt;[.L$550]);&quot;&quot;;[.L478])">
            <text:p/>
          </table:table-cell>
          <table:table-cell table:style-name="Default" table:formula="of:=IF(OR([.M478]&lt;[.M$549];[.M478]&gt;[.M$550]);&quot;&quot;;[.M478])">
            <text:p/>
          </table:table-cell>
          <table:table-cell table:style-name="Default" table:formula="of:=IF(OR([.N478]&lt;[.N$549];[.N478]&gt;[.N$550]);&quot;&quot;;[.N478])">
            <text:p/>
          </table:table-cell>
          <table:table-cell table:style-name="Default" table:formula="of:=IF(OR([.O478]&lt;[.O$549];[.O478]&gt;[.O$550]);&quot;&quot;;[.O478])">
            <text:p/>
          </table:table-cell>
          <table:table-cell table:style-name="Default" table:formula="of:=IF(OR([.P478]&lt;[.P$549];[.P478]&gt;[.P$550]);&quot;&quot;;[.P478])">
            <text:p/>
          </table:table-cell>
          <table:table-cell table:style-name="Default" table:formula="of:=IF(OR([.Q478]&lt;[.Q$549];[.Q478]&gt;[.Q$550]);&quot;&quot;;[.Q478])">
            <text:p/>
          </table:table-cell>
          <table:table-cell table:style-name="Default" table:formula="of:=IF(OR([.R478]&lt;[.R$549];[.R478]&gt;[.R$550]);&quot;&quot;;[.R478])">
            <text:p/>
          </table:table-cell>
          <table:table-cell table:style-name="Default" table:formula="of:=IF(OR([.S478]&lt;[.S$549];[.S478]&gt;[.S$550]);&quot;&quot;;[.S478])">
            <text:p/>
          </table:table-cell>
          <table:table-cell table:style-name="Default" table:formula="of:=IF(OR([.T478]&lt;[.T$549];[.T478]&gt;[.T$550]);&quot;&quot;;[.T478])">
            <text:p/>
          </table:table-cell>
          <table:table-cell table:style-name="Default" table:formula="of:=IF(OR([.U478]&lt;[.U$549];[.U478]&gt;[.U$550]);&quot;&quot;;[.U478])">
            <text:p/>
          </table:table-cell>
          <table:table-cell table:style-name="Default" table:formula="of:=IF(OR([.V478]&lt;[.V$549];[.V478]&gt;[.V$550]);&quot;&quot;;[.V47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9]&lt;[.B$549];[.B479]&gt;[.B$550]);&quot;&quot;;[.B479])">
            <text:p/>
          </table:table-cell>
          <table:table-cell table:style-name="Default" table:formula="of:=IF(OR([.C479]&lt;[.C$549];[.C479]&gt;[.C$550]);&quot;&quot;;[.C479])">
            <text:p/>
          </table:table-cell>
          <table:table-cell table:style-name="Default" table:formula="of:=IF(OR([.D479]&lt;[.D$549];[.D479]&gt;[.D$550]);&quot;&quot;;[.D479])">
            <text:p/>
          </table:table-cell>
          <table:table-cell table:style-name="Default" table:formula="of:=IF(OR([.E479]&lt;[.E$549];[.E479]&gt;[.E$550]);&quot;&quot;;[.E479])">
            <text:p/>
          </table:table-cell>
          <table:table-cell table:style-name="Default" table:formula="of:=IF(OR([.F479]&lt;[.F$549];[.F479]&gt;[.F$550]);&quot;&quot;;[.F479])">
            <text:p/>
          </table:table-cell>
          <table:table-cell table:style-name="Default" table:formula="of:=IF(OR([.G479]&lt;[.G$549];[.G479]&gt;[.G$550]);&quot;&quot;;[.G479])">
            <text:p/>
          </table:table-cell>
          <table:table-cell table:style-name="Default" table:formula="of:=IF(OR([.H479]&lt;[.H$549];[.H479]&gt;[.H$550]);&quot;&quot;;[.H479])">
            <text:p/>
          </table:table-cell>
          <table:table-cell table:style-name="Default" table:formula="of:=IF(OR([.I479]&lt;[.I$549];[.I479]&gt;[.I$550]);&quot;&quot;;[.I479])">
            <text:p/>
          </table:table-cell>
          <table:table-cell table:style-name="Default" table:formula="of:=IF(OR([.J479]&lt;[.J$549];[.J479]&gt;[.J$550]);&quot;&quot;;[.J479])">
            <text:p/>
          </table:table-cell>
          <table:table-cell table:style-name="Default" table:formula="of:=IF(OR([.K479]&lt;[.K$549];[.K479]&gt;[.K$550]);&quot;&quot;;[.K479])">
            <text:p/>
          </table:table-cell>
          <table:table-cell table:style-name="Default" table:formula="of:=IF(OR([.L479]&lt;[.L$549];[.L479]&gt;[.L$550]);&quot;&quot;;[.L479])">
            <text:p/>
          </table:table-cell>
          <table:table-cell table:style-name="Default" table:formula="of:=IF(OR([.M479]&lt;[.M$549];[.M479]&gt;[.M$550]);&quot;&quot;;[.M479])">
            <text:p/>
          </table:table-cell>
          <table:table-cell table:style-name="Default" table:formula="of:=IF(OR([.N479]&lt;[.N$549];[.N479]&gt;[.N$550]);&quot;&quot;;[.N479])">
            <text:p/>
          </table:table-cell>
          <table:table-cell table:style-name="Default" table:formula="of:=IF(OR([.O479]&lt;[.O$549];[.O479]&gt;[.O$550]);&quot;&quot;;[.O479])">
            <text:p/>
          </table:table-cell>
          <table:table-cell table:style-name="Default" table:formula="of:=IF(OR([.P479]&lt;[.P$549];[.P479]&gt;[.P$550]);&quot;&quot;;[.P479])">
            <text:p/>
          </table:table-cell>
          <table:table-cell table:style-name="Default" table:formula="of:=IF(OR([.Q479]&lt;[.Q$549];[.Q479]&gt;[.Q$550]);&quot;&quot;;[.Q479])">
            <text:p/>
          </table:table-cell>
          <table:table-cell table:style-name="Default" table:formula="of:=IF(OR([.R479]&lt;[.R$549];[.R479]&gt;[.R$550]);&quot;&quot;;[.R479])">
            <text:p/>
          </table:table-cell>
          <table:table-cell table:style-name="Default" table:formula="of:=IF(OR([.S479]&lt;[.S$549];[.S479]&gt;[.S$550]);&quot;&quot;;[.S479])">
            <text:p/>
          </table:table-cell>
          <table:table-cell table:style-name="Default" table:formula="of:=IF(OR([.T479]&lt;[.T$549];[.T479]&gt;[.T$550]);&quot;&quot;;[.T479])">
            <text:p/>
          </table:table-cell>
          <table:table-cell table:style-name="Default" table:formula="of:=IF(OR([.U479]&lt;[.U$549];[.U479]&gt;[.U$550]);&quot;&quot;;[.U479])">
            <text:p/>
          </table:table-cell>
          <table:table-cell table:style-name="Default" table:formula="of:=IF(OR([.V479]&lt;[.V$549];[.V479]&gt;[.V$550]);&quot;&quot;;[.V47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0]&lt;[.B$549];[.B480]&gt;[.B$550]);&quot;&quot;;[.B480])">
            <text:p/>
          </table:table-cell>
          <table:table-cell table:style-name="Default" table:formula="of:=IF(OR([.C480]&lt;[.C$549];[.C480]&gt;[.C$550]);&quot;&quot;;[.C480])">
            <text:p/>
          </table:table-cell>
          <table:table-cell table:style-name="Default" table:formula="of:=IF(OR([.D480]&lt;[.D$549];[.D480]&gt;[.D$550]);&quot;&quot;;[.D480])">
            <text:p/>
          </table:table-cell>
          <table:table-cell table:style-name="Default" table:formula="of:=IF(OR([.E480]&lt;[.E$549];[.E480]&gt;[.E$550]);&quot;&quot;;[.E480])">
            <text:p/>
          </table:table-cell>
          <table:table-cell table:style-name="Default" table:formula="of:=IF(OR([.F480]&lt;[.F$549];[.F480]&gt;[.F$550]);&quot;&quot;;[.F480])">
            <text:p/>
          </table:table-cell>
          <table:table-cell table:style-name="Default" table:formula="of:=IF(OR([.G480]&lt;[.G$549];[.G480]&gt;[.G$550]);&quot;&quot;;[.G480])">
            <text:p/>
          </table:table-cell>
          <table:table-cell table:style-name="Default" table:formula="of:=IF(OR([.H480]&lt;[.H$549];[.H480]&gt;[.H$550]);&quot;&quot;;[.H480])">
            <text:p/>
          </table:table-cell>
          <table:table-cell table:style-name="Default" table:formula="of:=IF(OR([.I480]&lt;[.I$549];[.I480]&gt;[.I$550]);&quot;&quot;;[.I480])">
            <text:p/>
          </table:table-cell>
          <table:table-cell table:style-name="Default" table:formula="of:=IF(OR([.J480]&lt;[.J$549];[.J480]&gt;[.J$550]);&quot;&quot;;[.J480])">
            <text:p/>
          </table:table-cell>
          <table:table-cell table:style-name="Default" table:formula="of:=IF(OR([.K480]&lt;[.K$549];[.K480]&gt;[.K$550]);&quot;&quot;;[.K480])">
            <text:p/>
          </table:table-cell>
          <table:table-cell table:style-name="Default" table:formula="of:=IF(OR([.L480]&lt;[.L$549];[.L480]&gt;[.L$550]);&quot;&quot;;[.L480])">
            <text:p/>
          </table:table-cell>
          <table:table-cell table:style-name="Default" table:formula="of:=IF(OR([.M480]&lt;[.M$549];[.M480]&gt;[.M$550]);&quot;&quot;;[.M480])">
            <text:p/>
          </table:table-cell>
          <table:table-cell table:style-name="Default" table:formula="of:=IF(OR([.N480]&lt;[.N$549];[.N480]&gt;[.N$550]);&quot;&quot;;[.N480])">
            <text:p/>
          </table:table-cell>
          <table:table-cell table:style-name="Default" table:formula="of:=IF(OR([.O480]&lt;[.O$549];[.O480]&gt;[.O$550]);&quot;&quot;;[.O480])">
            <text:p/>
          </table:table-cell>
          <table:table-cell table:style-name="Default" table:formula="of:=IF(OR([.P480]&lt;[.P$549];[.P480]&gt;[.P$550]);&quot;&quot;;[.P480])">
            <text:p/>
          </table:table-cell>
          <table:table-cell table:style-name="Default" table:formula="of:=IF(OR([.Q480]&lt;[.Q$549];[.Q480]&gt;[.Q$550]);&quot;&quot;;[.Q480])">
            <text:p/>
          </table:table-cell>
          <table:table-cell table:style-name="Default" table:formula="of:=IF(OR([.R480]&lt;[.R$549];[.R480]&gt;[.R$550]);&quot;&quot;;[.R480])">
            <text:p/>
          </table:table-cell>
          <table:table-cell table:style-name="Default" table:formula="of:=IF(OR([.S480]&lt;[.S$549];[.S480]&gt;[.S$550]);&quot;&quot;;[.S480])">
            <text:p/>
          </table:table-cell>
          <table:table-cell table:style-name="Default" table:formula="of:=IF(OR([.T480]&lt;[.T$549];[.T480]&gt;[.T$550]);&quot;&quot;;[.T480])">
            <text:p/>
          </table:table-cell>
          <table:table-cell table:style-name="Default" table:formula="of:=IF(OR([.U480]&lt;[.U$549];[.U480]&gt;[.U$550]);&quot;&quot;;[.U480])">
            <text:p/>
          </table:table-cell>
          <table:table-cell table:style-name="Default" table:formula="of:=IF(OR([.V480]&lt;[.V$549];[.V480]&gt;[.V$550]);&quot;&quot;;[.V48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1]&lt;[.B$549];[.B481]&gt;[.B$550]);&quot;&quot;;[.B481])">
            <text:p/>
          </table:table-cell>
          <table:table-cell table:style-name="Default" table:formula="of:=IF(OR([.C481]&lt;[.C$549];[.C481]&gt;[.C$550]);&quot;&quot;;[.C481])">
            <text:p/>
          </table:table-cell>
          <table:table-cell table:style-name="Default" table:formula="of:=IF(OR([.D481]&lt;[.D$549];[.D481]&gt;[.D$550]);&quot;&quot;;[.D481])">
            <text:p/>
          </table:table-cell>
          <table:table-cell table:style-name="Default" table:formula="of:=IF(OR([.E481]&lt;[.E$549];[.E481]&gt;[.E$550]);&quot;&quot;;[.E481])">
            <text:p/>
          </table:table-cell>
          <table:table-cell table:style-name="Default" table:formula="of:=IF(OR([.F481]&lt;[.F$549];[.F481]&gt;[.F$550]);&quot;&quot;;[.F481])">
            <text:p/>
          </table:table-cell>
          <table:table-cell table:style-name="Default" table:formula="of:=IF(OR([.G481]&lt;[.G$549];[.G481]&gt;[.G$550]);&quot;&quot;;[.G481])">
            <text:p/>
          </table:table-cell>
          <table:table-cell table:style-name="Default" table:formula="of:=IF(OR([.H481]&lt;[.H$549];[.H481]&gt;[.H$550]);&quot;&quot;;[.H481])">
            <text:p/>
          </table:table-cell>
          <table:table-cell table:style-name="Default" table:formula="of:=IF(OR([.I481]&lt;[.I$549];[.I481]&gt;[.I$550]);&quot;&quot;;[.I481])">
            <text:p/>
          </table:table-cell>
          <table:table-cell table:style-name="Default" table:formula="of:=IF(OR([.J481]&lt;[.J$549];[.J481]&gt;[.J$550]);&quot;&quot;;[.J481])">
            <text:p/>
          </table:table-cell>
          <table:table-cell table:style-name="Default" table:formula="of:=IF(OR([.K481]&lt;[.K$549];[.K481]&gt;[.K$550]);&quot;&quot;;[.K481])">
            <text:p/>
          </table:table-cell>
          <table:table-cell table:style-name="Default" table:formula="of:=IF(OR([.L481]&lt;[.L$549];[.L481]&gt;[.L$550]);&quot;&quot;;[.L481])">
            <text:p/>
          </table:table-cell>
          <table:table-cell table:style-name="Default" table:formula="of:=IF(OR([.M481]&lt;[.M$549];[.M481]&gt;[.M$550]);&quot;&quot;;[.M481])">
            <text:p/>
          </table:table-cell>
          <table:table-cell table:style-name="Default" table:formula="of:=IF(OR([.N481]&lt;[.N$549];[.N481]&gt;[.N$550]);&quot;&quot;;[.N481])">
            <text:p/>
          </table:table-cell>
          <table:table-cell table:style-name="Default" table:formula="of:=IF(OR([.O481]&lt;[.O$549];[.O481]&gt;[.O$550]);&quot;&quot;;[.O481])">
            <text:p/>
          </table:table-cell>
          <table:table-cell table:style-name="Default" table:formula="of:=IF(OR([.P481]&lt;[.P$549];[.P481]&gt;[.P$550]);&quot;&quot;;[.P481])">
            <text:p/>
          </table:table-cell>
          <table:table-cell table:style-name="Default" table:formula="of:=IF(OR([.Q481]&lt;[.Q$549];[.Q481]&gt;[.Q$550]);&quot;&quot;;[.Q481])">
            <text:p/>
          </table:table-cell>
          <table:table-cell table:style-name="Default" table:formula="of:=IF(OR([.R481]&lt;[.R$549];[.R481]&gt;[.R$550]);&quot;&quot;;[.R481])">
            <text:p/>
          </table:table-cell>
          <table:table-cell table:style-name="Default" table:formula="of:=IF(OR([.S481]&lt;[.S$549];[.S481]&gt;[.S$550]);&quot;&quot;;[.S481])">
            <text:p/>
          </table:table-cell>
          <table:table-cell table:style-name="Default" table:formula="of:=IF(OR([.T481]&lt;[.T$549];[.T481]&gt;[.T$550]);&quot;&quot;;[.T481])">
            <text:p/>
          </table:table-cell>
          <table:table-cell table:style-name="Default" table:formula="of:=IF(OR([.U481]&lt;[.U$549];[.U481]&gt;[.U$550]);&quot;&quot;;[.U481])">
            <text:p/>
          </table:table-cell>
          <table:table-cell table:style-name="Default" table:formula="of:=IF(OR([.V481]&lt;[.V$549];[.V481]&gt;[.V$550]);&quot;&quot;;[.V48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2]&lt;[.B$549];[.B482]&gt;[.B$550]);&quot;&quot;;[.B482])">
            <text:p/>
          </table:table-cell>
          <table:table-cell table:style-name="Default" table:formula="of:=IF(OR([.C482]&lt;[.C$549];[.C482]&gt;[.C$550]);&quot;&quot;;[.C482])">
            <text:p/>
          </table:table-cell>
          <table:table-cell table:style-name="Default" table:formula="of:=IF(OR([.D482]&lt;[.D$549];[.D482]&gt;[.D$550]);&quot;&quot;;[.D482])">
            <text:p/>
          </table:table-cell>
          <table:table-cell table:style-name="Default" table:formula="of:=IF(OR([.E482]&lt;[.E$549];[.E482]&gt;[.E$550]);&quot;&quot;;[.E482])">
            <text:p/>
          </table:table-cell>
          <table:table-cell table:style-name="Default" table:formula="of:=IF(OR([.F482]&lt;[.F$549];[.F482]&gt;[.F$550]);&quot;&quot;;[.F482])">
            <text:p/>
          </table:table-cell>
          <table:table-cell table:style-name="Default" table:formula="of:=IF(OR([.G482]&lt;[.G$549];[.G482]&gt;[.G$550]);&quot;&quot;;[.G482])">
            <text:p/>
          </table:table-cell>
          <table:table-cell table:style-name="Default" table:formula="of:=IF(OR([.H482]&lt;[.H$549];[.H482]&gt;[.H$550]);&quot;&quot;;[.H482])">
            <text:p/>
          </table:table-cell>
          <table:table-cell table:style-name="Default" table:formula="of:=IF(OR([.I482]&lt;[.I$549];[.I482]&gt;[.I$550]);&quot;&quot;;[.I482])">
            <text:p/>
          </table:table-cell>
          <table:table-cell table:style-name="Default" table:formula="of:=IF(OR([.J482]&lt;[.J$549];[.J482]&gt;[.J$550]);&quot;&quot;;[.J482])">
            <text:p/>
          </table:table-cell>
          <table:table-cell table:style-name="Default" table:formula="of:=IF(OR([.K482]&lt;[.K$549];[.K482]&gt;[.K$550]);&quot;&quot;;[.K482])">
            <text:p/>
          </table:table-cell>
          <table:table-cell table:style-name="Default" table:formula="of:=IF(OR([.L482]&lt;[.L$549];[.L482]&gt;[.L$550]);&quot;&quot;;[.L482])">
            <text:p/>
          </table:table-cell>
          <table:table-cell table:style-name="Default" table:formula="of:=IF(OR([.M482]&lt;[.M$549];[.M482]&gt;[.M$550]);&quot;&quot;;[.M482])">
            <text:p/>
          </table:table-cell>
          <table:table-cell table:style-name="Default" table:formula="of:=IF(OR([.N482]&lt;[.N$549];[.N482]&gt;[.N$550]);&quot;&quot;;[.N482])">
            <text:p/>
          </table:table-cell>
          <table:table-cell table:style-name="Default" table:formula="of:=IF(OR([.O482]&lt;[.O$549];[.O482]&gt;[.O$550]);&quot;&quot;;[.O482])">
            <text:p/>
          </table:table-cell>
          <table:table-cell table:style-name="Default" table:formula="of:=IF(OR([.P482]&lt;[.P$549];[.P482]&gt;[.P$550]);&quot;&quot;;[.P482])">
            <text:p/>
          </table:table-cell>
          <table:table-cell table:style-name="Default" table:formula="of:=IF(OR([.Q482]&lt;[.Q$549];[.Q482]&gt;[.Q$550]);&quot;&quot;;[.Q482])">
            <text:p/>
          </table:table-cell>
          <table:table-cell table:style-name="Default" table:formula="of:=IF(OR([.R482]&lt;[.R$549];[.R482]&gt;[.R$550]);&quot;&quot;;[.R482])">
            <text:p/>
          </table:table-cell>
          <table:table-cell table:style-name="Default" table:formula="of:=IF(OR([.S482]&lt;[.S$549];[.S482]&gt;[.S$550]);&quot;&quot;;[.S482])">
            <text:p/>
          </table:table-cell>
          <table:table-cell table:style-name="Default" table:formula="of:=IF(OR([.T482]&lt;[.T$549];[.T482]&gt;[.T$550]);&quot;&quot;;[.T482])">
            <text:p/>
          </table:table-cell>
          <table:table-cell table:style-name="Default" table:formula="of:=IF(OR([.U482]&lt;[.U$549];[.U482]&gt;[.U$550]);&quot;&quot;;[.U482])">
            <text:p/>
          </table:table-cell>
          <table:table-cell table:style-name="Default" table:formula="of:=IF(OR([.V482]&lt;[.V$549];[.V482]&gt;[.V$550]);&quot;&quot;;[.V48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3]&lt;[.B$549];[.B483]&gt;[.B$550]);&quot;&quot;;[.B483])">
            <text:p/>
          </table:table-cell>
          <table:table-cell table:style-name="Default" table:formula="of:=IF(OR([.C483]&lt;[.C$549];[.C483]&gt;[.C$550]);&quot;&quot;;[.C483])">
            <text:p/>
          </table:table-cell>
          <table:table-cell table:style-name="Default" table:formula="of:=IF(OR([.D483]&lt;[.D$549];[.D483]&gt;[.D$550]);&quot;&quot;;[.D483])">
            <text:p/>
          </table:table-cell>
          <table:table-cell table:style-name="Default" table:formula="of:=IF(OR([.E483]&lt;[.E$549];[.E483]&gt;[.E$550]);&quot;&quot;;[.E483])">
            <text:p/>
          </table:table-cell>
          <table:table-cell table:style-name="Default" table:formula="of:=IF(OR([.F483]&lt;[.F$549];[.F483]&gt;[.F$550]);&quot;&quot;;[.F483])">
            <text:p/>
          </table:table-cell>
          <table:table-cell table:style-name="Default" table:formula="of:=IF(OR([.G483]&lt;[.G$549];[.G483]&gt;[.G$550]);&quot;&quot;;[.G483])">
            <text:p/>
          </table:table-cell>
          <table:table-cell table:style-name="Default" table:formula="of:=IF(OR([.H483]&lt;[.H$549];[.H483]&gt;[.H$550]);&quot;&quot;;[.H483])">
            <text:p/>
          </table:table-cell>
          <table:table-cell table:style-name="Default" table:formula="of:=IF(OR([.I483]&lt;[.I$549];[.I483]&gt;[.I$550]);&quot;&quot;;[.I483])">
            <text:p/>
          </table:table-cell>
          <table:table-cell table:style-name="Default" table:formula="of:=IF(OR([.J483]&lt;[.J$549];[.J483]&gt;[.J$550]);&quot;&quot;;[.J483])">
            <text:p/>
          </table:table-cell>
          <table:table-cell table:style-name="Default" table:formula="of:=IF(OR([.K483]&lt;[.K$549];[.K483]&gt;[.K$550]);&quot;&quot;;[.K483])">
            <text:p/>
          </table:table-cell>
          <table:table-cell table:style-name="Default" table:formula="of:=IF(OR([.L483]&lt;[.L$549];[.L483]&gt;[.L$550]);&quot;&quot;;[.L483])">
            <text:p/>
          </table:table-cell>
          <table:table-cell table:style-name="Default" table:formula="of:=IF(OR([.M483]&lt;[.M$549];[.M483]&gt;[.M$550]);&quot;&quot;;[.M483])">
            <text:p/>
          </table:table-cell>
          <table:table-cell table:style-name="Default" table:formula="of:=IF(OR([.N483]&lt;[.N$549];[.N483]&gt;[.N$550]);&quot;&quot;;[.N483])">
            <text:p/>
          </table:table-cell>
          <table:table-cell table:style-name="Default" table:formula="of:=IF(OR([.O483]&lt;[.O$549];[.O483]&gt;[.O$550]);&quot;&quot;;[.O483])">
            <text:p/>
          </table:table-cell>
          <table:table-cell table:style-name="Default" table:formula="of:=IF(OR([.P483]&lt;[.P$549];[.P483]&gt;[.P$550]);&quot;&quot;;[.P483])">
            <text:p/>
          </table:table-cell>
          <table:table-cell table:style-name="Default" table:formula="of:=IF(OR([.Q483]&lt;[.Q$549];[.Q483]&gt;[.Q$550]);&quot;&quot;;[.Q483])">
            <text:p/>
          </table:table-cell>
          <table:table-cell table:style-name="Default" table:formula="of:=IF(OR([.R483]&lt;[.R$549];[.R483]&gt;[.R$550]);&quot;&quot;;[.R483])">
            <text:p/>
          </table:table-cell>
          <table:table-cell table:style-name="Default" table:formula="of:=IF(OR([.S483]&lt;[.S$549];[.S483]&gt;[.S$550]);&quot;&quot;;[.S483])">
            <text:p/>
          </table:table-cell>
          <table:table-cell table:style-name="Default" table:formula="of:=IF(OR([.T483]&lt;[.T$549];[.T483]&gt;[.T$550]);&quot;&quot;;[.T483])">
            <text:p/>
          </table:table-cell>
          <table:table-cell table:style-name="Default" table:formula="of:=IF(OR([.U483]&lt;[.U$549];[.U483]&gt;[.U$550]);&quot;&quot;;[.U483])">
            <text:p/>
          </table:table-cell>
          <table:table-cell table:style-name="Default" table:formula="of:=IF(OR([.V483]&lt;[.V$549];[.V483]&gt;[.V$550]);&quot;&quot;;[.V48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4]&lt;[.B$549];[.B484]&gt;[.B$550]);&quot;&quot;;[.B484])">
            <text:p/>
          </table:table-cell>
          <table:table-cell table:style-name="Default" table:formula="of:=IF(OR([.C484]&lt;[.C$549];[.C484]&gt;[.C$550]);&quot;&quot;;[.C484])">
            <text:p/>
          </table:table-cell>
          <table:table-cell table:style-name="Default" table:formula="of:=IF(OR([.D484]&lt;[.D$549];[.D484]&gt;[.D$550]);&quot;&quot;;[.D484])">
            <text:p/>
          </table:table-cell>
          <table:table-cell table:style-name="Default" table:formula="of:=IF(OR([.E484]&lt;[.E$549];[.E484]&gt;[.E$550]);&quot;&quot;;[.E484])">
            <text:p/>
          </table:table-cell>
          <table:table-cell table:style-name="Default" table:formula="of:=IF(OR([.F484]&lt;[.F$549];[.F484]&gt;[.F$550]);&quot;&quot;;[.F484])">
            <text:p/>
          </table:table-cell>
          <table:table-cell table:style-name="Default" table:formula="of:=IF(OR([.G484]&lt;[.G$549];[.G484]&gt;[.G$550]);&quot;&quot;;[.G484])">
            <text:p/>
          </table:table-cell>
          <table:table-cell table:style-name="Default" table:formula="of:=IF(OR([.H484]&lt;[.H$549];[.H484]&gt;[.H$550]);&quot;&quot;;[.H484])">
            <text:p/>
          </table:table-cell>
          <table:table-cell table:style-name="Default" table:formula="of:=IF(OR([.I484]&lt;[.I$549];[.I484]&gt;[.I$550]);&quot;&quot;;[.I484])">
            <text:p/>
          </table:table-cell>
          <table:table-cell table:style-name="Default" table:formula="of:=IF(OR([.J484]&lt;[.J$549];[.J484]&gt;[.J$550]);&quot;&quot;;[.J484])">
            <text:p/>
          </table:table-cell>
          <table:table-cell table:style-name="Default" table:formula="of:=IF(OR([.K484]&lt;[.K$549];[.K484]&gt;[.K$550]);&quot;&quot;;[.K484])">
            <text:p/>
          </table:table-cell>
          <table:table-cell table:style-name="Default" table:formula="of:=IF(OR([.L484]&lt;[.L$549];[.L484]&gt;[.L$550]);&quot;&quot;;[.L484])">
            <text:p/>
          </table:table-cell>
          <table:table-cell table:style-name="Default" table:formula="of:=IF(OR([.M484]&lt;[.M$549];[.M484]&gt;[.M$550]);&quot;&quot;;[.M484])">
            <text:p/>
          </table:table-cell>
          <table:table-cell table:style-name="Default" table:formula="of:=IF(OR([.N484]&lt;[.N$549];[.N484]&gt;[.N$550]);&quot;&quot;;[.N484])">
            <text:p/>
          </table:table-cell>
          <table:table-cell table:style-name="Default" table:formula="of:=IF(OR([.O484]&lt;[.O$549];[.O484]&gt;[.O$550]);&quot;&quot;;[.O484])">
            <text:p/>
          </table:table-cell>
          <table:table-cell table:style-name="Default" table:formula="of:=IF(OR([.P484]&lt;[.P$549];[.P484]&gt;[.P$550]);&quot;&quot;;[.P484])">
            <text:p/>
          </table:table-cell>
          <table:table-cell table:style-name="Default" table:formula="of:=IF(OR([.Q484]&lt;[.Q$549];[.Q484]&gt;[.Q$550]);&quot;&quot;;[.Q484])">
            <text:p/>
          </table:table-cell>
          <table:table-cell table:style-name="Default" table:formula="of:=IF(OR([.R484]&lt;[.R$549];[.R484]&gt;[.R$550]);&quot;&quot;;[.R484])">
            <text:p/>
          </table:table-cell>
          <table:table-cell table:style-name="Default" table:formula="of:=IF(OR([.S484]&lt;[.S$549];[.S484]&gt;[.S$550]);&quot;&quot;;[.S484])">
            <text:p/>
          </table:table-cell>
          <table:table-cell table:style-name="Default" table:formula="of:=IF(OR([.T484]&lt;[.T$549];[.T484]&gt;[.T$550]);&quot;&quot;;[.T484])">
            <text:p/>
          </table:table-cell>
          <table:table-cell table:style-name="Default" table:formula="of:=IF(OR([.U484]&lt;[.U$549];[.U484]&gt;[.U$550]);&quot;&quot;;[.U484])">
            <text:p/>
          </table:table-cell>
          <table:table-cell table:style-name="Default" table:formula="of:=IF(OR([.V484]&lt;[.V$549];[.V484]&gt;[.V$550]);&quot;&quot;;[.V48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5]&lt;[.B$549];[.B485]&gt;[.B$550]);&quot;&quot;;[.B485])">
            <text:p/>
          </table:table-cell>
          <table:table-cell table:style-name="Default" table:formula="of:=IF(OR([.C485]&lt;[.C$549];[.C485]&gt;[.C$550]);&quot;&quot;;[.C485])">
            <text:p/>
          </table:table-cell>
          <table:table-cell table:style-name="Default" table:formula="of:=IF(OR([.D485]&lt;[.D$549];[.D485]&gt;[.D$550]);&quot;&quot;;[.D485])">
            <text:p/>
          </table:table-cell>
          <table:table-cell table:style-name="Default" table:formula="of:=IF(OR([.E485]&lt;[.E$549];[.E485]&gt;[.E$550]);&quot;&quot;;[.E485])">
            <text:p/>
          </table:table-cell>
          <table:table-cell table:style-name="Default" table:formula="of:=IF(OR([.F485]&lt;[.F$549];[.F485]&gt;[.F$550]);&quot;&quot;;[.F485])">
            <text:p/>
          </table:table-cell>
          <table:table-cell table:style-name="Default" table:formula="of:=IF(OR([.G485]&lt;[.G$549];[.G485]&gt;[.G$550]);&quot;&quot;;[.G485])">
            <text:p/>
          </table:table-cell>
          <table:table-cell table:style-name="Default" table:formula="of:=IF(OR([.H485]&lt;[.H$549];[.H485]&gt;[.H$550]);&quot;&quot;;[.H485])">
            <text:p/>
          </table:table-cell>
          <table:table-cell table:style-name="Default" table:formula="of:=IF(OR([.I485]&lt;[.I$549];[.I485]&gt;[.I$550]);&quot;&quot;;[.I485])">
            <text:p/>
          </table:table-cell>
          <table:table-cell table:style-name="Default" table:formula="of:=IF(OR([.J485]&lt;[.J$549];[.J485]&gt;[.J$550]);&quot;&quot;;[.J485])">
            <text:p/>
          </table:table-cell>
          <table:table-cell table:style-name="Default" table:formula="of:=IF(OR([.K485]&lt;[.K$549];[.K485]&gt;[.K$550]);&quot;&quot;;[.K485])">
            <text:p/>
          </table:table-cell>
          <table:table-cell table:style-name="Default" table:formula="of:=IF(OR([.L485]&lt;[.L$549];[.L485]&gt;[.L$550]);&quot;&quot;;[.L485])">
            <text:p/>
          </table:table-cell>
          <table:table-cell table:style-name="Default" table:formula="of:=IF(OR([.M485]&lt;[.M$549];[.M485]&gt;[.M$550]);&quot;&quot;;[.M485])">
            <text:p/>
          </table:table-cell>
          <table:table-cell table:style-name="Default" table:formula="of:=IF(OR([.N485]&lt;[.N$549];[.N485]&gt;[.N$550]);&quot;&quot;;[.N485])">
            <text:p/>
          </table:table-cell>
          <table:table-cell table:style-name="Default" table:formula="of:=IF(OR([.O485]&lt;[.O$549];[.O485]&gt;[.O$550]);&quot;&quot;;[.O485])">
            <text:p/>
          </table:table-cell>
          <table:table-cell table:style-name="Default" table:formula="of:=IF(OR([.P485]&lt;[.P$549];[.P485]&gt;[.P$550]);&quot;&quot;;[.P485])">
            <text:p/>
          </table:table-cell>
          <table:table-cell table:style-name="Default" table:formula="of:=IF(OR([.Q485]&lt;[.Q$549];[.Q485]&gt;[.Q$550]);&quot;&quot;;[.Q485])">
            <text:p/>
          </table:table-cell>
          <table:table-cell table:style-name="Default" table:formula="of:=IF(OR([.R485]&lt;[.R$549];[.R485]&gt;[.R$550]);&quot;&quot;;[.R485])">
            <text:p/>
          </table:table-cell>
          <table:table-cell table:style-name="Default" table:formula="of:=IF(OR([.S485]&lt;[.S$549];[.S485]&gt;[.S$550]);&quot;&quot;;[.S485])">
            <text:p/>
          </table:table-cell>
          <table:table-cell table:style-name="Default" table:formula="of:=IF(OR([.T485]&lt;[.T$549];[.T485]&gt;[.T$550]);&quot;&quot;;[.T485])">
            <text:p/>
          </table:table-cell>
          <table:table-cell table:style-name="Default" table:formula="of:=IF(OR([.U485]&lt;[.U$549];[.U485]&gt;[.U$550]);&quot;&quot;;[.U485])">
            <text:p/>
          </table:table-cell>
          <table:table-cell table:style-name="Default" table:formula="of:=IF(OR([.V485]&lt;[.V$549];[.V485]&gt;[.V$550]);&quot;&quot;;[.V48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6]&lt;[.B$549];[.B486]&gt;[.B$550]);&quot;&quot;;[.B486])">
            <text:p/>
          </table:table-cell>
          <table:table-cell table:style-name="Default" table:formula="of:=IF(OR([.C486]&lt;[.C$549];[.C486]&gt;[.C$550]);&quot;&quot;;[.C486])">
            <text:p/>
          </table:table-cell>
          <table:table-cell table:style-name="Default" table:formula="of:=IF(OR([.D486]&lt;[.D$549];[.D486]&gt;[.D$550]);&quot;&quot;;[.D486])">
            <text:p/>
          </table:table-cell>
          <table:table-cell table:style-name="Default" table:formula="of:=IF(OR([.E486]&lt;[.E$549];[.E486]&gt;[.E$550]);&quot;&quot;;[.E486])">
            <text:p/>
          </table:table-cell>
          <table:table-cell table:style-name="Default" table:formula="of:=IF(OR([.F486]&lt;[.F$549];[.F486]&gt;[.F$550]);&quot;&quot;;[.F486])">
            <text:p/>
          </table:table-cell>
          <table:table-cell table:style-name="Default" table:formula="of:=IF(OR([.G486]&lt;[.G$549];[.G486]&gt;[.G$550]);&quot;&quot;;[.G486])">
            <text:p/>
          </table:table-cell>
          <table:table-cell table:style-name="Default" table:formula="of:=IF(OR([.H486]&lt;[.H$549];[.H486]&gt;[.H$550]);&quot;&quot;;[.H486])">
            <text:p/>
          </table:table-cell>
          <table:table-cell table:style-name="Default" table:formula="of:=IF(OR([.I486]&lt;[.I$549];[.I486]&gt;[.I$550]);&quot;&quot;;[.I486])">
            <text:p/>
          </table:table-cell>
          <table:table-cell table:style-name="Default" table:formula="of:=IF(OR([.J486]&lt;[.J$549];[.J486]&gt;[.J$550]);&quot;&quot;;[.J486])">
            <text:p/>
          </table:table-cell>
          <table:table-cell table:style-name="Default" table:formula="of:=IF(OR([.K486]&lt;[.K$549];[.K486]&gt;[.K$550]);&quot;&quot;;[.K486])">
            <text:p/>
          </table:table-cell>
          <table:table-cell table:style-name="Default" table:formula="of:=IF(OR([.L486]&lt;[.L$549];[.L486]&gt;[.L$550]);&quot;&quot;;[.L486])">
            <text:p/>
          </table:table-cell>
          <table:table-cell table:style-name="Default" table:formula="of:=IF(OR([.M486]&lt;[.M$549];[.M486]&gt;[.M$550]);&quot;&quot;;[.M486])">
            <text:p/>
          </table:table-cell>
          <table:table-cell table:style-name="Default" table:formula="of:=IF(OR([.N486]&lt;[.N$549];[.N486]&gt;[.N$550]);&quot;&quot;;[.N486])">
            <text:p/>
          </table:table-cell>
          <table:table-cell table:style-name="Default" table:formula="of:=IF(OR([.O486]&lt;[.O$549];[.O486]&gt;[.O$550]);&quot;&quot;;[.O486])">
            <text:p/>
          </table:table-cell>
          <table:table-cell table:style-name="Default" table:formula="of:=IF(OR([.P486]&lt;[.P$549];[.P486]&gt;[.P$550]);&quot;&quot;;[.P486])">
            <text:p/>
          </table:table-cell>
          <table:table-cell table:style-name="Default" table:formula="of:=IF(OR([.Q486]&lt;[.Q$549];[.Q486]&gt;[.Q$550]);&quot;&quot;;[.Q486])">
            <text:p/>
          </table:table-cell>
          <table:table-cell table:style-name="Default" table:formula="of:=IF(OR([.R486]&lt;[.R$549];[.R486]&gt;[.R$550]);&quot;&quot;;[.R486])">
            <text:p/>
          </table:table-cell>
          <table:table-cell table:style-name="Default" table:formula="of:=IF(OR([.S486]&lt;[.S$549];[.S486]&gt;[.S$550]);&quot;&quot;;[.S486])">
            <text:p/>
          </table:table-cell>
          <table:table-cell table:style-name="Default" table:formula="of:=IF(OR([.T486]&lt;[.T$549];[.T486]&gt;[.T$550]);&quot;&quot;;[.T486])">
            <text:p/>
          </table:table-cell>
          <table:table-cell table:style-name="Default" table:formula="of:=IF(OR([.U486]&lt;[.U$549];[.U486]&gt;[.U$550]);&quot;&quot;;[.U486])">
            <text:p/>
          </table:table-cell>
          <table:table-cell table:style-name="Default" table:formula="of:=IF(OR([.V486]&lt;[.V$549];[.V486]&gt;[.V$550]);&quot;&quot;;[.V48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7]&lt;[.B$549];[.B487]&gt;[.B$550]);&quot;&quot;;[.B487])">
            <text:p/>
          </table:table-cell>
          <table:table-cell table:style-name="Default" table:formula="of:=IF(OR([.C487]&lt;[.C$549];[.C487]&gt;[.C$550]);&quot;&quot;;[.C487])">
            <text:p/>
          </table:table-cell>
          <table:table-cell table:style-name="Default" table:formula="of:=IF(OR([.D487]&lt;[.D$549];[.D487]&gt;[.D$550]);&quot;&quot;;[.D487])">
            <text:p/>
          </table:table-cell>
          <table:table-cell table:style-name="Default" table:formula="of:=IF(OR([.E487]&lt;[.E$549];[.E487]&gt;[.E$550]);&quot;&quot;;[.E487])">
            <text:p/>
          </table:table-cell>
          <table:table-cell table:style-name="Default" table:formula="of:=IF(OR([.F487]&lt;[.F$549];[.F487]&gt;[.F$550]);&quot;&quot;;[.F487])">
            <text:p/>
          </table:table-cell>
          <table:table-cell table:style-name="Default" table:formula="of:=IF(OR([.G487]&lt;[.G$549];[.G487]&gt;[.G$550]);&quot;&quot;;[.G487])">
            <text:p/>
          </table:table-cell>
          <table:table-cell table:style-name="Default" table:formula="of:=IF(OR([.H487]&lt;[.H$549];[.H487]&gt;[.H$550]);&quot;&quot;;[.H487])">
            <text:p/>
          </table:table-cell>
          <table:table-cell table:style-name="Default" table:formula="of:=IF(OR([.I487]&lt;[.I$549];[.I487]&gt;[.I$550]);&quot;&quot;;[.I487])">
            <text:p/>
          </table:table-cell>
          <table:table-cell table:style-name="Default" table:formula="of:=IF(OR([.J487]&lt;[.J$549];[.J487]&gt;[.J$550]);&quot;&quot;;[.J487])">
            <text:p/>
          </table:table-cell>
          <table:table-cell table:style-name="Default" table:formula="of:=IF(OR([.K487]&lt;[.K$549];[.K487]&gt;[.K$550]);&quot;&quot;;[.K487])">
            <text:p/>
          </table:table-cell>
          <table:table-cell table:style-name="Default" table:formula="of:=IF(OR([.L487]&lt;[.L$549];[.L487]&gt;[.L$550]);&quot;&quot;;[.L487])">
            <text:p/>
          </table:table-cell>
          <table:table-cell table:style-name="Default" table:formula="of:=IF(OR([.M487]&lt;[.M$549];[.M487]&gt;[.M$550]);&quot;&quot;;[.M487])">
            <text:p/>
          </table:table-cell>
          <table:table-cell table:style-name="Default" table:formula="of:=IF(OR([.N487]&lt;[.N$549];[.N487]&gt;[.N$550]);&quot;&quot;;[.N487])">
            <text:p/>
          </table:table-cell>
          <table:table-cell table:style-name="Default" table:formula="of:=IF(OR([.O487]&lt;[.O$549];[.O487]&gt;[.O$550]);&quot;&quot;;[.O487])">
            <text:p/>
          </table:table-cell>
          <table:table-cell table:style-name="Default" table:formula="of:=IF(OR([.P487]&lt;[.P$549];[.P487]&gt;[.P$550]);&quot;&quot;;[.P487])">
            <text:p/>
          </table:table-cell>
          <table:table-cell table:style-name="Default" table:formula="of:=IF(OR([.Q487]&lt;[.Q$549];[.Q487]&gt;[.Q$550]);&quot;&quot;;[.Q487])">
            <text:p/>
          </table:table-cell>
          <table:table-cell table:style-name="Default" table:formula="of:=IF(OR([.R487]&lt;[.R$549];[.R487]&gt;[.R$550]);&quot;&quot;;[.R487])">
            <text:p/>
          </table:table-cell>
          <table:table-cell table:style-name="Default" table:formula="of:=IF(OR([.S487]&lt;[.S$549];[.S487]&gt;[.S$550]);&quot;&quot;;[.S487])">
            <text:p/>
          </table:table-cell>
          <table:table-cell table:style-name="Default" table:formula="of:=IF(OR([.T487]&lt;[.T$549];[.T487]&gt;[.T$550]);&quot;&quot;;[.T487])">
            <text:p/>
          </table:table-cell>
          <table:table-cell table:style-name="Default" table:formula="of:=IF(OR([.U487]&lt;[.U$549];[.U487]&gt;[.U$550]);&quot;&quot;;[.U487])">
            <text:p/>
          </table:table-cell>
          <table:table-cell table:style-name="Default" table:formula="of:=IF(OR([.V487]&lt;[.V$549];[.V487]&gt;[.V$550]);&quot;&quot;;[.V48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8]&lt;[.B$549];[.B488]&gt;[.B$550]);&quot;&quot;;[.B488])">
            <text:p/>
          </table:table-cell>
          <table:table-cell table:style-name="Default" table:formula="of:=IF(OR([.C488]&lt;[.C$549];[.C488]&gt;[.C$550]);&quot;&quot;;[.C488])">
            <text:p/>
          </table:table-cell>
          <table:table-cell table:style-name="Default" table:formula="of:=IF(OR([.D488]&lt;[.D$549];[.D488]&gt;[.D$550]);&quot;&quot;;[.D488])">
            <text:p/>
          </table:table-cell>
          <table:table-cell table:style-name="Default" table:formula="of:=IF(OR([.E488]&lt;[.E$549];[.E488]&gt;[.E$550]);&quot;&quot;;[.E488])">
            <text:p/>
          </table:table-cell>
          <table:table-cell table:style-name="Default" table:formula="of:=IF(OR([.F488]&lt;[.F$549];[.F488]&gt;[.F$550]);&quot;&quot;;[.F488])">
            <text:p/>
          </table:table-cell>
          <table:table-cell table:style-name="Default" table:formula="of:=IF(OR([.G488]&lt;[.G$549];[.G488]&gt;[.G$550]);&quot;&quot;;[.G488])">
            <text:p/>
          </table:table-cell>
          <table:table-cell table:style-name="Default" table:formula="of:=IF(OR([.H488]&lt;[.H$549];[.H488]&gt;[.H$550]);&quot;&quot;;[.H488])">
            <text:p/>
          </table:table-cell>
          <table:table-cell table:style-name="Default" table:formula="of:=IF(OR([.I488]&lt;[.I$549];[.I488]&gt;[.I$550]);&quot;&quot;;[.I488])">
            <text:p/>
          </table:table-cell>
          <table:table-cell table:style-name="Default" table:formula="of:=IF(OR([.J488]&lt;[.J$549];[.J488]&gt;[.J$550]);&quot;&quot;;[.J488])">
            <text:p/>
          </table:table-cell>
          <table:table-cell table:style-name="Default" table:formula="of:=IF(OR([.K488]&lt;[.K$549];[.K488]&gt;[.K$550]);&quot;&quot;;[.K488])">
            <text:p/>
          </table:table-cell>
          <table:table-cell table:style-name="Default" table:formula="of:=IF(OR([.L488]&lt;[.L$549];[.L488]&gt;[.L$550]);&quot;&quot;;[.L488])">
            <text:p/>
          </table:table-cell>
          <table:table-cell table:style-name="Default" table:formula="of:=IF(OR([.M488]&lt;[.M$549];[.M488]&gt;[.M$550]);&quot;&quot;;[.M488])">
            <text:p/>
          </table:table-cell>
          <table:table-cell table:style-name="Default" table:formula="of:=IF(OR([.N488]&lt;[.N$549];[.N488]&gt;[.N$550]);&quot;&quot;;[.N488])">
            <text:p/>
          </table:table-cell>
          <table:table-cell table:style-name="Default" table:formula="of:=IF(OR([.O488]&lt;[.O$549];[.O488]&gt;[.O$550]);&quot;&quot;;[.O488])">
            <text:p/>
          </table:table-cell>
          <table:table-cell table:style-name="Default" table:formula="of:=IF(OR([.P488]&lt;[.P$549];[.P488]&gt;[.P$550]);&quot;&quot;;[.P488])">
            <text:p/>
          </table:table-cell>
          <table:table-cell table:style-name="Default" table:formula="of:=IF(OR([.Q488]&lt;[.Q$549];[.Q488]&gt;[.Q$550]);&quot;&quot;;[.Q488])">
            <text:p/>
          </table:table-cell>
          <table:table-cell table:style-name="Default" table:formula="of:=IF(OR([.R488]&lt;[.R$549];[.R488]&gt;[.R$550]);&quot;&quot;;[.R488])">
            <text:p/>
          </table:table-cell>
          <table:table-cell table:style-name="Default" table:formula="of:=IF(OR([.S488]&lt;[.S$549];[.S488]&gt;[.S$550]);&quot;&quot;;[.S488])">
            <text:p/>
          </table:table-cell>
          <table:table-cell table:style-name="Default" table:formula="of:=IF(OR([.T488]&lt;[.T$549];[.T488]&gt;[.T$550]);&quot;&quot;;[.T488])">
            <text:p/>
          </table:table-cell>
          <table:table-cell table:style-name="Default" table:formula="of:=IF(OR([.U488]&lt;[.U$549];[.U488]&gt;[.U$550]);&quot;&quot;;[.U488])">
            <text:p/>
          </table:table-cell>
          <table:table-cell table:style-name="Default" table:formula="of:=IF(OR([.V488]&lt;[.V$549];[.V488]&gt;[.V$550]);&quot;&quot;;[.V48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9]&lt;[.B$549];[.B489]&gt;[.B$550]);&quot;&quot;;[.B489])">
            <text:p/>
          </table:table-cell>
          <table:table-cell table:style-name="Default" table:formula="of:=IF(OR([.C489]&lt;[.C$549];[.C489]&gt;[.C$550]);&quot;&quot;;[.C489])">
            <text:p/>
          </table:table-cell>
          <table:table-cell table:style-name="Default" table:formula="of:=IF(OR([.D489]&lt;[.D$549];[.D489]&gt;[.D$550]);&quot;&quot;;[.D489])">
            <text:p/>
          </table:table-cell>
          <table:table-cell table:style-name="Default" table:formula="of:=IF(OR([.E489]&lt;[.E$549];[.E489]&gt;[.E$550]);&quot;&quot;;[.E489])">
            <text:p/>
          </table:table-cell>
          <table:table-cell table:style-name="Default" table:formula="of:=IF(OR([.F489]&lt;[.F$549];[.F489]&gt;[.F$550]);&quot;&quot;;[.F489])">
            <text:p/>
          </table:table-cell>
          <table:table-cell table:style-name="Default" table:formula="of:=IF(OR([.G489]&lt;[.G$549];[.G489]&gt;[.G$550]);&quot;&quot;;[.G489])">
            <text:p/>
          </table:table-cell>
          <table:table-cell table:style-name="Default" table:formula="of:=IF(OR([.H489]&lt;[.H$549];[.H489]&gt;[.H$550]);&quot;&quot;;[.H489])">
            <text:p/>
          </table:table-cell>
          <table:table-cell table:style-name="Default" table:formula="of:=IF(OR([.I489]&lt;[.I$549];[.I489]&gt;[.I$550]);&quot;&quot;;[.I489])">
            <text:p/>
          </table:table-cell>
          <table:table-cell table:style-name="Default" table:formula="of:=IF(OR([.J489]&lt;[.J$549];[.J489]&gt;[.J$550]);&quot;&quot;;[.J489])">
            <text:p/>
          </table:table-cell>
          <table:table-cell table:style-name="Default" table:formula="of:=IF(OR([.K489]&lt;[.K$549];[.K489]&gt;[.K$550]);&quot;&quot;;[.K489])">
            <text:p/>
          </table:table-cell>
          <table:table-cell table:style-name="Default" table:formula="of:=IF(OR([.L489]&lt;[.L$549];[.L489]&gt;[.L$550]);&quot;&quot;;[.L489])">
            <text:p/>
          </table:table-cell>
          <table:table-cell table:style-name="Default" table:formula="of:=IF(OR([.M489]&lt;[.M$549];[.M489]&gt;[.M$550]);&quot;&quot;;[.M489])">
            <text:p/>
          </table:table-cell>
          <table:table-cell table:style-name="Default" table:formula="of:=IF(OR([.N489]&lt;[.N$549];[.N489]&gt;[.N$550]);&quot;&quot;;[.N489])">
            <text:p/>
          </table:table-cell>
          <table:table-cell table:style-name="Default" table:formula="of:=IF(OR([.O489]&lt;[.O$549];[.O489]&gt;[.O$550]);&quot;&quot;;[.O489])">
            <text:p/>
          </table:table-cell>
          <table:table-cell table:style-name="Default" table:formula="of:=IF(OR([.P489]&lt;[.P$549];[.P489]&gt;[.P$550]);&quot;&quot;;[.P489])">
            <text:p/>
          </table:table-cell>
          <table:table-cell table:style-name="Default" table:formula="of:=IF(OR([.Q489]&lt;[.Q$549];[.Q489]&gt;[.Q$550]);&quot;&quot;;[.Q489])">
            <text:p/>
          </table:table-cell>
          <table:table-cell table:style-name="Default" table:formula="of:=IF(OR([.R489]&lt;[.R$549];[.R489]&gt;[.R$550]);&quot;&quot;;[.R489])">
            <text:p/>
          </table:table-cell>
          <table:table-cell table:style-name="Default" table:formula="of:=IF(OR([.S489]&lt;[.S$549];[.S489]&gt;[.S$550]);&quot;&quot;;[.S489])">
            <text:p/>
          </table:table-cell>
          <table:table-cell table:style-name="Default" table:formula="of:=IF(OR([.T489]&lt;[.T$549];[.T489]&gt;[.T$550]);&quot;&quot;;[.T489])">
            <text:p/>
          </table:table-cell>
          <table:table-cell table:style-name="Default" table:formula="of:=IF(OR([.U489]&lt;[.U$549];[.U489]&gt;[.U$550]);&quot;&quot;;[.U489])">
            <text:p/>
          </table:table-cell>
          <table:table-cell table:style-name="Default" table:formula="of:=IF(OR([.V489]&lt;[.V$549];[.V489]&gt;[.V$550]);&quot;&quot;;[.V48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0]&lt;[.B$549];[.B490]&gt;[.B$550]);&quot;&quot;;[.B490])">
            <text:p/>
          </table:table-cell>
          <table:table-cell table:style-name="Default" table:formula="of:=IF(OR([.C490]&lt;[.C$549];[.C490]&gt;[.C$550]);&quot;&quot;;[.C490])">
            <text:p/>
          </table:table-cell>
          <table:table-cell table:style-name="Default" table:formula="of:=IF(OR([.D490]&lt;[.D$549];[.D490]&gt;[.D$550]);&quot;&quot;;[.D490])">
            <text:p/>
          </table:table-cell>
          <table:table-cell table:style-name="Default" table:formula="of:=IF(OR([.E490]&lt;[.E$549];[.E490]&gt;[.E$550]);&quot;&quot;;[.E490])">
            <text:p/>
          </table:table-cell>
          <table:table-cell table:style-name="Default" table:formula="of:=IF(OR([.F490]&lt;[.F$549];[.F490]&gt;[.F$550]);&quot;&quot;;[.F490])">
            <text:p/>
          </table:table-cell>
          <table:table-cell table:style-name="Default" table:formula="of:=IF(OR([.G490]&lt;[.G$549];[.G490]&gt;[.G$550]);&quot;&quot;;[.G490])">
            <text:p/>
          </table:table-cell>
          <table:table-cell table:style-name="Default" table:formula="of:=IF(OR([.H490]&lt;[.H$549];[.H490]&gt;[.H$550]);&quot;&quot;;[.H490])">
            <text:p/>
          </table:table-cell>
          <table:table-cell table:style-name="Default" table:formula="of:=IF(OR([.I490]&lt;[.I$549];[.I490]&gt;[.I$550]);&quot;&quot;;[.I490])">
            <text:p/>
          </table:table-cell>
          <table:table-cell table:style-name="Default" table:formula="of:=IF(OR([.J490]&lt;[.J$549];[.J490]&gt;[.J$550]);&quot;&quot;;[.J490])">
            <text:p/>
          </table:table-cell>
          <table:table-cell table:style-name="Default" table:formula="of:=IF(OR([.K490]&lt;[.K$549];[.K490]&gt;[.K$550]);&quot;&quot;;[.K490])">
            <text:p/>
          </table:table-cell>
          <table:table-cell table:style-name="Default" table:formula="of:=IF(OR([.L490]&lt;[.L$549];[.L490]&gt;[.L$550]);&quot;&quot;;[.L490])">
            <text:p/>
          </table:table-cell>
          <table:table-cell table:style-name="Default" table:formula="of:=IF(OR([.M490]&lt;[.M$549];[.M490]&gt;[.M$550]);&quot;&quot;;[.M490])">
            <text:p/>
          </table:table-cell>
          <table:table-cell table:style-name="Default" table:formula="of:=IF(OR([.N490]&lt;[.N$549];[.N490]&gt;[.N$550]);&quot;&quot;;[.N490])">
            <text:p/>
          </table:table-cell>
          <table:table-cell table:style-name="Default" table:formula="of:=IF(OR([.O490]&lt;[.O$549];[.O490]&gt;[.O$550]);&quot;&quot;;[.O490])">
            <text:p/>
          </table:table-cell>
          <table:table-cell table:style-name="Default" table:formula="of:=IF(OR([.P490]&lt;[.P$549];[.P490]&gt;[.P$550]);&quot;&quot;;[.P490])">
            <text:p/>
          </table:table-cell>
          <table:table-cell table:style-name="Default" table:formula="of:=IF(OR([.Q490]&lt;[.Q$549];[.Q490]&gt;[.Q$550]);&quot;&quot;;[.Q490])">
            <text:p/>
          </table:table-cell>
          <table:table-cell table:style-name="Default" table:formula="of:=IF(OR([.R490]&lt;[.R$549];[.R490]&gt;[.R$550]);&quot;&quot;;[.R490])">
            <text:p/>
          </table:table-cell>
          <table:table-cell table:style-name="Default" table:formula="of:=IF(OR([.S490]&lt;[.S$549];[.S490]&gt;[.S$550]);&quot;&quot;;[.S490])">
            <text:p/>
          </table:table-cell>
          <table:table-cell table:style-name="Default" table:formula="of:=IF(OR([.T490]&lt;[.T$549];[.T490]&gt;[.T$550]);&quot;&quot;;[.T490])">
            <text:p/>
          </table:table-cell>
          <table:table-cell table:style-name="Default" table:formula="of:=IF(OR([.U490]&lt;[.U$549];[.U490]&gt;[.U$550]);&quot;&quot;;[.U490])">
            <text:p/>
          </table:table-cell>
          <table:table-cell table:style-name="Default" table:formula="of:=IF(OR([.V490]&lt;[.V$549];[.V490]&gt;[.V$550]);&quot;&quot;;[.V49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1]&lt;[.B$549];[.B491]&gt;[.B$550]);&quot;&quot;;[.B491])">
            <text:p/>
          </table:table-cell>
          <table:table-cell table:style-name="Default" table:formula="of:=IF(OR([.C491]&lt;[.C$549];[.C491]&gt;[.C$550]);&quot;&quot;;[.C491])">
            <text:p/>
          </table:table-cell>
          <table:table-cell table:style-name="Default" table:formula="of:=IF(OR([.D491]&lt;[.D$549];[.D491]&gt;[.D$550]);&quot;&quot;;[.D491])">
            <text:p/>
          </table:table-cell>
          <table:table-cell table:style-name="Default" table:formula="of:=IF(OR([.E491]&lt;[.E$549];[.E491]&gt;[.E$550]);&quot;&quot;;[.E491])">
            <text:p/>
          </table:table-cell>
          <table:table-cell table:style-name="Default" table:formula="of:=IF(OR([.F491]&lt;[.F$549];[.F491]&gt;[.F$550]);&quot;&quot;;[.F491])">
            <text:p/>
          </table:table-cell>
          <table:table-cell table:style-name="Default" table:formula="of:=IF(OR([.G491]&lt;[.G$549];[.G491]&gt;[.G$550]);&quot;&quot;;[.G491])">
            <text:p/>
          </table:table-cell>
          <table:table-cell table:style-name="Default" table:formula="of:=IF(OR([.H491]&lt;[.H$549];[.H491]&gt;[.H$550]);&quot;&quot;;[.H491])">
            <text:p/>
          </table:table-cell>
          <table:table-cell table:style-name="Default" table:formula="of:=IF(OR([.I491]&lt;[.I$549];[.I491]&gt;[.I$550]);&quot;&quot;;[.I491])">
            <text:p/>
          </table:table-cell>
          <table:table-cell table:style-name="Default" table:formula="of:=IF(OR([.J491]&lt;[.J$549];[.J491]&gt;[.J$550]);&quot;&quot;;[.J491])">
            <text:p/>
          </table:table-cell>
          <table:table-cell table:style-name="Default" table:formula="of:=IF(OR([.K491]&lt;[.K$549];[.K491]&gt;[.K$550]);&quot;&quot;;[.K491])">
            <text:p/>
          </table:table-cell>
          <table:table-cell table:style-name="Default" table:formula="of:=IF(OR([.L491]&lt;[.L$549];[.L491]&gt;[.L$550]);&quot;&quot;;[.L491])">
            <text:p/>
          </table:table-cell>
          <table:table-cell table:style-name="Default" table:formula="of:=IF(OR([.M491]&lt;[.M$549];[.M491]&gt;[.M$550]);&quot;&quot;;[.M491])">
            <text:p/>
          </table:table-cell>
          <table:table-cell table:style-name="Default" table:formula="of:=IF(OR([.N491]&lt;[.N$549];[.N491]&gt;[.N$550]);&quot;&quot;;[.N491])">
            <text:p/>
          </table:table-cell>
          <table:table-cell table:style-name="Default" table:formula="of:=IF(OR([.O491]&lt;[.O$549];[.O491]&gt;[.O$550]);&quot;&quot;;[.O491])">
            <text:p/>
          </table:table-cell>
          <table:table-cell table:style-name="Default" table:formula="of:=IF(OR([.P491]&lt;[.P$549];[.P491]&gt;[.P$550]);&quot;&quot;;[.P491])">
            <text:p/>
          </table:table-cell>
          <table:table-cell table:style-name="Default" table:formula="of:=IF(OR([.Q491]&lt;[.Q$549];[.Q491]&gt;[.Q$550]);&quot;&quot;;[.Q491])">
            <text:p/>
          </table:table-cell>
          <table:table-cell table:style-name="Default" table:formula="of:=IF(OR([.R491]&lt;[.R$549];[.R491]&gt;[.R$550]);&quot;&quot;;[.R491])">
            <text:p/>
          </table:table-cell>
          <table:table-cell table:style-name="Default" table:formula="of:=IF(OR([.S491]&lt;[.S$549];[.S491]&gt;[.S$550]);&quot;&quot;;[.S491])">
            <text:p/>
          </table:table-cell>
          <table:table-cell table:style-name="Default" table:formula="of:=IF(OR([.T491]&lt;[.T$549];[.T491]&gt;[.T$550]);&quot;&quot;;[.T491])">
            <text:p/>
          </table:table-cell>
          <table:table-cell table:style-name="Default" table:formula="of:=IF(OR([.U491]&lt;[.U$549];[.U491]&gt;[.U$550]);&quot;&quot;;[.U491])">
            <text:p/>
          </table:table-cell>
          <table:table-cell table:style-name="Default" table:formula="of:=IF(OR([.V491]&lt;[.V$549];[.V491]&gt;[.V$550]);&quot;&quot;;[.V49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2]&lt;[.B$549];[.B492]&gt;[.B$550]);&quot;&quot;;[.B492])">
            <text:p/>
          </table:table-cell>
          <table:table-cell table:style-name="Default" table:formula="of:=IF(OR([.C492]&lt;[.C$549];[.C492]&gt;[.C$550]);&quot;&quot;;[.C492])">
            <text:p/>
          </table:table-cell>
          <table:table-cell table:style-name="Default" table:formula="of:=IF(OR([.D492]&lt;[.D$549];[.D492]&gt;[.D$550]);&quot;&quot;;[.D492])">
            <text:p/>
          </table:table-cell>
          <table:table-cell table:style-name="Default" table:formula="of:=IF(OR([.E492]&lt;[.E$549];[.E492]&gt;[.E$550]);&quot;&quot;;[.E492])">
            <text:p/>
          </table:table-cell>
          <table:table-cell table:style-name="Default" table:formula="of:=IF(OR([.F492]&lt;[.F$549];[.F492]&gt;[.F$550]);&quot;&quot;;[.F492])">
            <text:p/>
          </table:table-cell>
          <table:table-cell table:style-name="Default" table:formula="of:=IF(OR([.G492]&lt;[.G$549];[.G492]&gt;[.G$550]);&quot;&quot;;[.G492])">
            <text:p/>
          </table:table-cell>
          <table:table-cell table:style-name="Default" table:formula="of:=IF(OR([.H492]&lt;[.H$549];[.H492]&gt;[.H$550]);&quot;&quot;;[.H492])">
            <text:p/>
          </table:table-cell>
          <table:table-cell table:style-name="Default" table:formula="of:=IF(OR([.I492]&lt;[.I$549];[.I492]&gt;[.I$550]);&quot;&quot;;[.I492])">
            <text:p/>
          </table:table-cell>
          <table:table-cell table:style-name="Default" table:formula="of:=IF(OR([.J492]&lt;[.J$549];[.J492]&gt;[.J$550]);&quot;&quot;;[.J492])">
            <text:p/>
          </table:table-cell>
          <table:table-cell table:style-name="Default" table:formula="of:=IF(OR([.K492]&lt;[.K$549];[.K492]&gt;[.K$550]);&quot;&quot;;[.K492])">
            <text:p/>
          </table:table-cell>
          <table:table-cell table:style-name="Default" table:formula="of:=IF(OR([.L492]&lt;[.L$549];[.L492]&gt;[.L$550]);&quot;&quot;;[.L492])">
            <text:p/>
          </table:table-cell>
          <table:table-cell table:style-name="Default" table:formula="of:=IF(OR([.M492]&lt;[.M$549];[.M492]&gt;[.M$550]);&quot;&quot;;[.M492])">
            <text:p/>
          </table:table-cell>
          <table:table-cell table:style-name="Default" table:formula="of:=IF(OR([.N492]&lt;[.N$549];[.N492]&gt;[.N$550]);&quot;&quot;;[.N492])">
            <text:p/>
          </table:table-cell>
          <table:table-cell table:style-name="Default" table:formula="of:=IF(OR([.O492]&lt;[.O$549];[.O492]&gt;[.O$550]);&quot;&quot;;[.O492])">
            <text:p/>
          </table:table-cell>
          <table:table-cell table:style-name="Default" table:formula="of:=IF(OR([.P492]&lt;[.P$549];[.P492]&gt;[.P$550]);&quot;&quot;;[.P492])">
            <text:p/>
          </table:table-cell>
          <table:table-cell table:style-name="Default" table:formula="of:=IF(OR([.Q492]&lt;[.Q$549];[.Q492]&gt;[.Q$550]);&quot;&quot;;[.Q492])">
            <text:p/>
          </table:table-cell>
          <table:table-cell table:style-name="Default" table:formula="of:=IF(OR([.R492]&lt;[.R$549];[.R492]&gt;[.R$550]);&quot;&quot;;[.R492])">
            <text:p/>
          </table:table-cell>
          <table:table-cell table:style-name="Default" table:formula="of:=IF(OR([.S492]&lt;[.S$549];[.S492]&gt;[.S$550]);&quot;&quot;;[.S492])">
            <text:p/>
          </table:table-cell>
          <table:table-cell table:style-name="Default" table:formula="of:=IF(OR([.T492]&lt;[.T$549];[.T492]&gt;[.T$550]);&quot;&quot;;[.T492])">
            <text:p/>
          </table:table-cell>
          <table:table-cell table:style-name="Default" table:formula="of:=IF(OR([.U492]&lt;[.U$549];[.U492]&gt;[.U$550]);&quot;&quot;;[.U492])">
            <text:p/>
          </table:table-cell>
          <table:table-cell table:style-name="Default" table:formula="of:=IF(OR([.V492]&lt;[.V$549];[.V492]&gt;[.V$550]);&quot;&quot;;[.V49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3]&lt;[.B$549];[.B493]&gt;[.B$550]);&quot;&quot;;[.B493])">
            <text:p/>
          </table:table-cell>
          <table:table-cell table:style-name="Default" table:formula="of:=IF(OR([.C493]&lt;[.C$549];[.C493]&gt;[.C$550]);&quot;&quot;;[.C493])">
            <text:p/>
          </table:table-cell>
          <table:table-cell table:style-name="Default" table:formula="of:=IF(OR([.D493]&lt;[.D$549];[.D493]&gt;[.D$550]);&quot;&quot;;[.D493])">
            <text:p/>
          </table:table-cell>
          <table:table-cell table:style-name="Default" table:formula="of:=IF(OR([.E493]&lt;[.E$549];[.E493]&gt;[.E$550]);&quot;&quot;;[.E493])">
            <text:p/>
          </table:table-cell>
          <table:table-cell table:style-name="Default" table:formula="of:=IF(OR([.F493]&lt;[.F$549];[.F493]&gt;[.F$550]);&quot;&quot;;[.F493])">
            <text:p/>
          </table:table-cell>
          <table:table-cell table:style-name="Default" table:formula="of:=IF(OR([.G493]&lt;[.G$549];[.G493]&gt;[.G$550]);&quot;&quot;;[.G493])">
            <text:p/>
          </table:table-cell>
          <table:table-cell table:style-name="Default" table:formula="of:=IF(OR([.H493]&lt;[.H$549];[.H493]&gt;[.H$550]);&quot;&quot;;[.H493])">
            <text:p/>
          </table:table-cell>
          <table:table-cell table:style-name="Default" table:formula="of:=IF(OR([.I493]&lt;[.I$549];[.I493]&gt;[.I$550]);&quot;&quot;;[.I493])">
            <text:p/>
          </table:table-cell>
          <table:table-cell table:style-name="Default" table:formula="of:=IF(OR([.J493]&lt;[.J$549];[.J493]&gt;[.J$550]);&quot;&quot;;[.J493])">
            <text:p/>
          </table:table-cell>
          <table:table-cell table:style-name="Default" table:formula="of:=IF(OR([.K493]&lt;[.K$549];[.K493]&gt;[.K$550]);&quot;&quot;;[.K493])">
            <text:p/>
          </table:table-cell>
          <table:table-cell table:style-name="Default" table:formula="of:=IF(OR([.L493]&lt;[.L$549];[.L493]&gt;[.L$550]);&quot;&quot;;[.L493])">
            <text:p/>
          </table:table-cell>
          <table:table-cell table:style-name="Default" table:formula="of:=IF(OR([.M493]&lt;[.M$549];[.M493]&gt;[.M$550]);&quot;&quot;;[.M493])">
            <text:p/>
          </table:table-cell>
          <table:table-cell table:style-name="Default" table:formula="of:=IF(OR([.N493]&lt;[.N$549];[.N493]&gt;[.N$550]);&quot;&quot;;[.N493])">
            <text:p/>
          </table:table-cell>
          <table:table-cell table:style-name="Default" table:formula="of:=IF(OR([.O493]&lt;[.O$549];[.O493]&gt;[.O$550]);&quot;&quot;;[.O493])">
            <text:p/>
          </table:table-cell>
          <table:table-cell table:style-name="Default" table:formula="of:=IF(OR([.P493]&lt;[.P$549];[.P493]&gt;[.P$550]);&quot;&quot;;[.P493])">
            <text:p/>
          </table:table-cell>
          <table:table-cell table:style-name="Default" table:formula="of:=IF(OR([.Q493]&lt;[.Q$549];[.Q493]&gt;[.Q$550]);&quot;&quot;;[.Q493])">
            <text:p/>
          </table:table-cell>
          <table:table-cell table:style-name="Default" table:formula="of:=IF(OR([.R493]&lt;[.R$549];[.R493]&gt;[.R$550]);&quot;&quot;;[.R493])">
            <text:p/>
          </table:table-cell>
          <table:table-cell table:style-name="Default" table:formula="of:=IF(OR([.S493]&lt;[.S$549];[.S493]&gt;[.S$550]);&quot;&quot;;[.S493])">
            <text:p/>
          </table:table-cell>
          <table:table-cell table:style-name="Default" table:formula="of:=IF(OR([.T493]&lt;[.T$549];[.T493]&gt;[.T$550]);&quot;&quot;;[.T493])">
            <text:p/>
          </table:table-cell>
          <table:table-cell table:style-name="Default" table:formula="of:=IF(OR([.U493]&lt;[.U$549];[.U493]&gt;[.U$550]);&quot;&quot;;[.U493])">
            <text:p/>
          </table:table-cell>
          <table:table-cell table:style-name="Default" table:formula="of:=IF(OR([.V493]&lt;[.V$549];[.V493]&gt;[.V$550]);&quot;&quot;;[.V49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4]&lt;[.B$549];[.B494]&gt;[.B$550]);&quot;&quot;;[.B494])">
            <text:p/>
          </table:table-cell>
          <table:table-cell table:style-name="Default" table:formula="of:=IF(OR([.C494]&lt;[.C$549];[.C494]&gt;[.C$550]);&quot;&quot;;[.C494])">
            <text:p/>
          </table:table-cell>
          <table:table-cell table:style-name="Default" table:formula="of:=IF(OR([.D494]&lt;[.D$549];[.D494]&gt;[.D$550]);&quot;&quot;;[.D494])">
            <text:p/>
          </table:table-cell>
          <table:table-cell table:style-name="Default" table:formula="of:=IF(OR([.E494]&lt;[.E$549];[.E494]&gt;[.E$550]);&quot;&quot;;[.E494])">
            <text:p/>
          </table:table-cell>
          <table:table-cell table:style-name="Default" table:formula="of:=IF(OR([.F494]&lt;[.F$549];[.F494]&gt;[.F$550]);&quot;&quot;;[.F494])">
            <text:p/>
          </table:table-cell>
          <table:table-cell table:style-name="Default" table:formula="of:=IF(OR([.G494]&lt;[.G$549];[.G494]&gt;[.G$550]);&quot;&quot;;[.G494])">
            <text:p/>
          </table:table-cell>
          <table:table-cell table:style-name="Default" table:formula="of:=IF(OR([.H494]&lt;[.H$549];[.H494]&gt;[.H$550]);&quot;&quot;;[.H494])">
            <text:p/>
          </table:table-cell>
          <table:table-cell table:style-name="Default" table:formula="of:=IF(OR([.I494]&lt;[.I$549];[.I494]&gt;[.I$550]);&quot;&quot;;[.I494])">
            <text:p/>
          </table:table-cell>
          <table:table-cell table:style-name="Default" table:formula="of:=IF(OR([.J494]&lt;[.J$549];[.J494]&gt;[.J$550]);&quot;&quot;;[.J494])">
            <text:p/>
          </table:table-cell>
          <table:table-cell table:style-name="Default" table:formula="of:=IF(OR([.K494]&lt;[.K$549];[.K494]&gt;[.K$550]);&quot;&quot;;[.K494])">
            <text:p/>
          </table:table-cell>
          <table:table-cell table:style-name="Default" table:formula="of:=IF(OR([.L494]&lt;[.L$549];[.L494]&gt;[.L$550]);&quot;&quot;;[.L494])">
            <text:p/>
          </table:table-cell>
          <table:table-cell table:style-name="Default" table:formula="of:=IF(OR([.M494]&lt;[.M$549];[.M494]&gt;[.M$550]);&quot;&quot;;[.M494])">
            <text:p/>
          </table:table-cell>
          <table:table-cell table:style-name="Default" table:formula="of:=IF(OR([.N494]&lt;[.N$549];[.N494]&gt;[.N$550]);&quot;&quot;;[.N494])">
            <text:p/>
          </table:table-cell>
          <table:table-cell table:style-name="Default" table:formula="of:=IF(OR([.O494]&lt;[.O$549];[.O494]&gt;[.O$550]);&quot;&quot;;[.O494])">
            <text:p/>
          </table:table-cell>
          <table:table-cell table:style-name="Default" table:formula="of:=IF(OR([.P494]&lt;[.P$549];[.P494]&gt;[.P$550]);&quot;&quot;;[.P494])">
            <text:p/>
          </table:table-cell>
          <table:table-cell table:style-name="Default" table:formula="of:=IF(OR([.Q494]&lt;[.Q$549];[.Q494]&gt;[.Q$550]);&quot;&quot;;[.Q494])">
            <text:p/>
          </table:table-cell>
          <table:table-cell table:style-name="Default" table:formula="of:=IF(OR([.R494]&lt;[.R$549];[.R494]&gt;[.R$550]);&quot;&quot;;[.R494])">
            <text:p/>
          </table:table-cell>
          <table:table-cell table:style-name="Default" table:formula="of:=IF(OR([.S494]&lt;[.S$549];[.S494]&gt;[.S$550]);&quot;&quot;;[.S494])">
            <text:p/>
          </table:table-cell>
          <table:table-cell table:style-name="Default" table:formula="of:=IF(OR([.T494]&lt;[.T$549];[.T494]&gt;[.T$550]);&quot;&quot;;[.T494])">
            <text:p/>
          </table:table-cell>
          <table:table-cell table:style-name="Default" table:formula="of:=IF(OR([.U494]&lt;[.U$549];[.U494]&gt;[.U$550]);&quot;&quot;;[.U494])">
            <text:p/>
          </table:table-cell>
          <table:table-cell table:style-name="Default" table:formula="of:=IF(OR([.V494]&lt;[.V$549];[.V494]&gt;[.V$550]);&quot;&quot;;[.V49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5]&lt;[.B$549];[.B495]&gt;[.B$550]);&quot;&quot;;[.B495])">
            <text:p/>
          </table:table-cell>
          <table:table-cell table:style-name="Default" table:formula="of:=IF(OR([.C495]&lt;[.C$549];[.C495]&gt;[.C$550]);&quot;&quot;;[.C495])">
            <text:p/>
          </table:table-cell>
          <table:table-cell table:style-name="Default" table:formula="of:=IF(OR([.D495]&lt;[.D$549];[.D495]&gt;[.D$550]);&quot;&quot;;[.D495])">
            <text:p/>
          </table:table-cell>
          <table:table-cell table:style-name="Default" table:formula="of:=IF(OR([.E495]&lt;[.E$549];[.E495]&gt;[.E$550]);&quot;&quot;;[.E495])">
            <text:p/>
          </table:table-cell>
          <table:table-cell table:style-name="Default" table:formula="of:=IF(OR([.F495]&lt;[.F$549];[.F495]&gt;[.F$550]);&quot;&quot;;[.F495])">
            <text:p/>
          </table:table-cell>
          <table:table-cell table:style-name="Default" table:formula="of:=IF(OR([.G495]&lt;[.G$549];[.G495]&gt;[.G$550]);&quot;&quot;;[.G495])">
            <text:p/>
          </table:table-cell>
          <table:table-cell table:style-name="Default" table:formula="of:=IF(OR([.H495]&lt;[.H$549];[.H495]&gt;[.H$550]);&quot;&quot;;[.H495])">
            <text:p/>
          </table:table-cell>
          <table:table-cell table:style-name="Default" table:formula="of:=IF(OR([.I495]&lt;[.I$549];[.I495]&gt;[.I$550]);&quot;&quot;;[.I495])">
            <text:p/>
          </table:table-cell>
          <table:table-cell table:style-name="Default" table:formula="of:=IF(OR([.J495]&lt;[.J$549];[.J495]&gt;[.J$550]);&quot;&quot;;[.J495])">
            <text:p/>
          </table:table-cell>
          <table:table-cell table:style-name="Default" table:formula="of:=IF(OR([.K495]&lt;[.K$549];[.K495]&gt;[.K$550]);&quot;&quot;;[.K495])">
            <text:p/>
          </table:table-cell>
          <table:table-cell table:style-name="Default" table:formula="of:=IF(OR([.L495]&lt;[.L$549];[.L495]&gt;[.L$550]);&quot;&quot;;[.L495])">
            <text:p/>
          </table:table-cell>
          <table:table-cell table:style-name="Default" table:formula="of:=IF(OR([.M495]&lt;[.M$549];[.M495]&gt;[.M$550]);&quot;&quot;;[.M495])">
            <text:p/>
          </table:table-cell>
          <table:table-cell table:style-name="Default" table:formula="of:=IF(OR([.N495]&lt;[.N$549];[.N495]&gt;[.N$550]);&quot;&quot;;[.N495])">
            <text:p/>
          </table:table-cell>
          <table:table-cell table:style-name="Default" table:formula="of:=IF(OR([.O495]&lt;[.O$549];[.O495]&gt;[.O$550]);&quot;&quot;;[.O495])">
            <text:p/>
          </table:table-cell>
          <table:table-cell table:style-name="Default" table:formula="of:=IF(OR([.P495]&lt;[.P$549];[.P495]&gt;[.P$550]);&quot;&quot;;[.P495])">
            <text:p/>
          </table:table-cell>
          <table:table-cell table:style-name="Default" table:formula="of:=IF(OR([.Q495]&lt;[.Q$549];[.Q495]&gt;[.Q$550]);&quot;&quot;;[.Q495])">
            <text:p/>
          </table:table-cell>
          <table:table-cell table:style-name="Default" table:formula="of:=IF(OR([.R495]&lt;[.R$549];[.R495]&gt;[.R$550]);&quot;&quot;;[.R495])">
            <text:p/>
          </table:table-cell>
          <table:table-cell table:style-name="Default" table:formula="of:=IF(OR([.S495]&lt;[.S$549];[.S495]&gt;[.S$550]);&quot;&quot;;[.S495])">
            <text:p/>
          </table:table-cell>
          <table:table-cell table:style-name="Default" table:formula="of:=IF(OR([.T495]&lt;[.T$549];[.T495]&gt;[.T$550]);&quot;&quot;;[.T495])">
            <text:p/>
          </table:table-cell>
          <table:table-cell table:style-name="Default" table:formula="of:=IF(OR([.U495]&lt;[.U$549];[.U495]&gt;[.U$550]);&quot;&quot;;[.U495])">
            <text:p/>
          </table:table-cell>
          <table:table-cell table:style-name="Default" table:formula="of:=IF(OR([.V495]&lt;[.V$549];[.V495]&gt;[.V$550]);&quot;&quot;;[.V49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6]&lt;[.B$549];[.B496]&gt;[.B$550]);&quot;&quot;;[.B496])">
            <text:p/>
          </table:table-cell>
          <table:table-cell table:style-name="Default" table:formula="of:=IF(OR([.C496]&lt;[.C$549];[.C496]&gt;[.C$550]);&quot;&quot;;[.C496])">
            <text:p/>
          </table:table-cell>
          <table:table-cell table:style-name="Default" table:formula="of:=IF(OR([.D496]&lt;[.D$549];[.D496]&gt;[.D$550]);&quot;&quot;;[.D496])">
            <text:p/>
          </table:table-cell>
          <table:table-cell table:style-name="Default" table:formula="of:=IF(OR([.E496]&lt;[.E$549];[.E496]&gt;[.E$550]);&quot;&quot;;[.E496])">
            <text:p/>
          </table:table-cell>
          <table:table-cell table:style-name="Default" table:formula="of:=IF(OR([.F496]&lt;[.F$549];[.F496]&gt;[.F$550]);&quot;&quot;;[.F496])">
            <text:p/>
          </table:table-cell>
          <table:table-cell table:style-name="Default" table:formula="of:=IF(OR([.G496]&lt;[.G$549];[.G496]&gt;[.G$550]);&quot;&quot;;[.G496])">
            <text:p/>
          </table:table-cell>
          <table:table-cell table:style-name="Default" table:formula="of:=IF(OR([.H496]&lt;[.H$549];[.H496]&gt;[.H$550]);&quot;&quot;;[.H496])">
            <text:p/>
          </table:table-cell>
          <table:table-cell table:style-name="Default" table:formula="of:=IF(OR([.I496]&lt;[.I$549];[.I496]&gt;[.I$550]);&quot;&quot;;[.I496])">
            <text:p/>
          </table:table-cell>
          <table:table-cell table:style-name="Default" table:formula="of:=IF(OR([.J496]&lt;[.J$549];[.J496]&gt;[.J$550]);&quot;&quot;;[.J496])">
            <text:p/>
          </table:table-cell>
          <table:table-cell table:style-name="Default" table:formula="of:=IF(OR([.K496]&lt;[.K$549];[.K496]&gt;[.K$550]);&quot;&quot;;[.K496])">
            <text:p/>
          </table:table-cell>
          <table:table-cell table:style-name="Default" table:formula="of:=IF(OR([.L496]&lt;[.L$549];[.L496]&gt;[.L$550]);&quot;&quot;;[.L496])">
            <text:p/>
          </table:table-cell>
          <table:table-cell table:style-name="Default" table:formula="of:=IF(OR([.M496]&lt;[.M$549];[.M496]&gt;[.M$550]);&quot;&quot;;[.M496])">
            <text:p/>
          </table:table-cell>
          <table:table-cell table:style-name="Default" table:formula="of:=IF(OR([.N496]&lt;[.N$549];[.N496]&gt;[.N$550]);&quot;&quot;;[.N496])">
            <text:p/>
          </table:table-cell>
          <table:table-cell table:style-name="Default" table:formula="of:=IF(OR([.O496]&lt;[.O$549];[.O496]&gt;[.O$550]);&quot;&quot;;[.O496])">
            <text:p/>
          </table:table-cell>
          <table:table-cell table:style-name="Default" table:formula="of:=IF(OR([.P496]&lt;[.P$549];[.P496]&gt;[.P$550]);&quot;&quot;;[.P496])">
            <text:p/>
          </table:table-cell>
          <table:table-cell table:style-name="Default" table:formula="of:=IF(OR([.Q496]&lt;[.Q$549];[.Q496]&gt;[.Q$550]);&quot;&quot;;[.Q496])">
            <text:p/>
          </table:table-cell>
          <table:table-cell table:style-name="Default" table:formula="of:=IF(OR([.R496]&lt;[.R$549];[.R496]&gt;[.R$550]);&quot;&quot;;[.R496])">
            <text:p/>
          </table:table-cell>
          <table:table-cell table:style-name="Default" table:formula="of:=IF(OR([.S496]&lt;[.S$549];[.S496]&gt;[.S$550]);&quot;&quot;;[.S496])">
            <text:p/>
          </table:table-cell>
          <table:table-cell table:style-name="Default" table:formula="of:=IF(OR([.T496]&lt;[.T$549];[.T496]&gt;[.T$550]);&quot;&quot;;[.T496])">
            <text:p/>
          </table:table-cell>
          <table:table-cell table:style-name="Default" table:formula="of:=IF(OR([.U496]&lt;[.U$549];[.U496]&gt;[.U$550]);&quot;&quot;;[.U496])">
            <text:p/>
          </table:table-cell>
          <table:table-cell table:style-name="Default" table:formula="of:=IF(OR([.V496]&lt;[.V$549];[.V496]&gt;[.V$550]);&quot;&quot;;[.V49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7]&lt;[.B$549];[.B497]&gt;[.B$550]);&quot;&quot;;[.B497])">
            <text:p/>
          </table:table-cell>
          <table:table-cell table:style-name="Default" table:formula="of:=IF(OR([.C497]&lt;[.C$549];[.C497]&gt;[.C$550]);&quot;&quot;;[.C497])">
            <text:p/>
          </table:table-cell>
          <table:table-cell table:style-name="Default" table:formula="of:=IF(OR([.D497]&lt;[.D$549];[.D497]&gt;[.D$550]);&quot;&quot;;[.D497])">
            <text:p/>
          </table:table-cell>
          <table:table-cell table:style-name="Default" table:formula="of:=IF(OR([.E497]&lt;[.E$549];[.E497]&gt;[.E$550]);&quot;&quot;;[.E497])">
            <text:p/>
          </table:table-cell>
          <table:table-cell table:style-name="Default" table:formula="of:=IF(OR([.F497]&lt;[.F$549];[.F497]&gt;[.F$550]);&quot;&quot;;[.F497])">
            <text:p/>
          </table:table-cell>
          <table:table-cell table:style-name="Default" table:formula="of:=IF(OR([.G497]&lt;[.G$549];[.G497]&gt;[.G$550]);&quot;&quot;;[.G497])">
            <text:p/>
          </table:table-cell>
          <table:table-cell table:style-name="Default" table:formula="of:=IF(OR([.H497]&lt;[.H$549];[.H497]&gt;[.H$550]);&quot;&quot;;[.H497])">
            <text:p/>
          </table:table-cell>
          <table:table-cell table:style-name="Default" table:formula="of:=IF(OR([.I497]&lt;[.I$549];[.I497]&gt;[.I$550]);&quot;&quot;;[.I497])">
            <text:p/>
          </table:table-cell>
          <table:table-cell table:style-name="Default" table:formula="of:=IF(OR([.J497]&lt;[.J$549];[.J497]&gt;[.J$550]);&quot;&quot;;[.J497])">
            <text:p/>
          </table:table-cell>
          <table:table-cell table:style-name="Default" table:formula="of:=IF(OR([.K497]&lt;[.K$549];[.K497]&gt;[.K$550]);&quot;&quot;;[.K497])">
            <text:p/>
          </table:table-cell>
          <table:table-cell table:style-name="Default" table:formula="of:=IF(OR([.L497]&lt;[.L$549];[.L497]&gt;[.L$550]);&quot;&quot;;[.L497])">
            <text:p/>
          </table:table-cell>
          <table:table-cell table:style-name="Default" table:formula="of:=IF(OR([.M497]&lt;[.M$549];[.M497]&gt;[.M$550]);&quot;&quot;;[.M497])">
            <text:p/>
          </table:table-cell>
          <table:table-cell table:style-name="Default" table:formula="of:=IF(OR([.N497]&lt;[.N$549];[.N497]&gt;[.N$550]);&quot;&quot;;[.N497])">
            <text:p/>
          </table:table-cell>
          <table:table-cell table:style-name="Default" table:formula="of:=IF(OR([.O497]&lt;[.O$549];[.O497]&gt;[.O$550]);&quot;&quot;;[.O497])">
            <text:p/>
          </table:table-cell>
          <table:table-cell table:style-name="Default" table:formula="of:=IF(OR([.P497]&lt;[.P$549];[.P497]&gt;[.P$550]);&quot;&quot;;[.P497])">
            <text:p/>
          </table:table-cell>
          <table:table-cell table:style-name="Default" table:formula="of:=IF(OR([.Q497]&lt;[.Q$549];[.Q497]&gt;[.Q$550]);&quot;&quot;;[.Q497])">
            <text:p/>
          </table:table-cell>
          <table:table-cell table:style-name="Default" table:formula="of:=IF(OR([.R497]&lt;[.R$549];[.R497]&gt;[.R$550]);&quot;&quot;;[.R497])">
            <text:p/>
          </table:table-cell>
          <table:table-cell table:style-name="Default" table:formula="of:=IF(OR([.S497]&lt;[.S$549];[.S497]&gt;[.S$550]);&quot;&quot;;[.S497])">
            <text:p/>
          </table:table-cell>
          <table:table-cell table:style-name="Default" table:formula="of:=IF(OR([.T497]&lt;[.T$549];[.T497]&gt;[.T$550]);&quot;&quot;;[.T497])">
            <text:p/>
          </table:table-cell>
          <table:table-cell table:style-name="Default" table:formula="of:=IF(OR([.U497]&lt;[.U$549];[.U497]&gt;[.U$550]);&quot;&quot;;[.U497])">
            <text:p/>
          </table:table-cell>
          <table:table-cell table:style-name="Default" table:formula="of:=IF(OR([.V497]&lt;[.V$549];[.V497]&gt;[.V$550]);&quot;&quot;;[.V49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8]&lt;[.B$549];[.B498]&gt;[.B$550]);&quot;&quot;;[.B498])">
            <text:p/>
          </table:table-cell>
          <table:table-cell table:style-name="Default" table:formula="of:=IF(OR([.C498]&lt;[.C$549];[.C498]&gt;[.C$550]);&quot;&quot;;[.C498])">
            <text:p/>
          </table:table-cell>
          <table:table-cell table:style-name="Default" table:formula="of:=IF(OR([.D498]&lt;[.D$549];[.D498]&gt;[.D$550]);&quot;&quot;;[.D498])">
            <text:p/>
          </table:table-cell>
          <table:table-cell table:style-name="Default" table:formula="of:=IF(OR([.E498]&lt;[.E$549];[.E498]&gt;[.E$550]);&quot;&quot;;[.E498])">
            <text:p/>
          </table:table-cell>
          <table:table-cell table:style-name="Default" table:formula="of:=IF(OR([.F498]&lt;[.F$549];[.F498]&gt;[.F$550]);&quot;&quot;;[.F498])">
            <text:p/>
          </table:table-cell>
          <table:table-cell table:style-name="Default" table:formula="of:=IF(OR([.G498]&lt;[.G$549];[.G498]&gt;[.G$550]);&quot;&quot;;[.G498])">
            <text:p/>
          </table:table-cell>
          <table:table-cell table:style-name="Default" table:formula="of:=IF(OR([.H498]&lt;[.H$549];[.H498]&gt;[.H$550]);&quot;&quot;;[.H498])">
            <text:p/>
          </table:table-cell>
          <table:table-cell table:style-name="Default" table:formula="of:=IF(OR([.I498]&lt;[.I$549];[.I498]&gt;[.I$550]);&quot;&quot;;[.I498])">
            <text:p/>
          </table:table-cell>
          <table:table-cell table:style-name="Default" table:formula="of:=IF(OR([.J498]&lt;[.J$549];[.J498]&gt;[.J$550]);&quot;&quot;;[.J498])">
            <text:p/>
          </table:table-cell>
          <table:table-cell table:style-name="Default" table:formula="of:=IF(OR([.K498]&lt;[.K$549];[.K498]&gt;[.K$550]);&quot;&quot;;[.K498])">
            <text:p/>
          </table:table-cell>
          <table:table-cell table:style-name="Default" table:formula="of:=IF(OR([.L498]&lt;[.L$549];[.L498]&gt;[.L$550]);&quot;&quot;;[.L498])">
            <text:p/>
          </table:table-cell>
          <table:table-cell table:style-name="Default" table:formula="of:=IF(OR([.M498]&lt;[.M$549];[.M498]&gt;[.M$550]);&quot;&quot;;[.M498])">
            <text:p/>
          </table:table-cell>
          <table:table-cell table:style-name="Default" table:formula="of:=IF(OR([.N498]&lt;[.N$549];[.N498]&gt;[.N$550]);&quot;&quot;;[.N498])">
            <text:p/>
          </table:table-cell>
          <table:table-cell table:style-name="Default" table:formula="of:=IF(OR([.O498]&lt;[.O$549];[.O498]&gt;[.O$550]);&quot;&quot;;[.O498])">
            <text:p/>
          </table:table-cell>
          <table:table-cell table:style-name="Default" table:formula="of:=IF(OR([.P498]&lt;[.P$549];[.P498]&gt;[.P$550]);&quot;&quot;;[.P498])">
            <text:p/>
          </table:table-cell>
          <table:table-cell table:style-name="Default" table:formula="of:=IF(OR([.Q498]&lt;[.Q$549];[.Q498]&gt;[.Q$550]);&quot;&quot;;[.Q498])">
            <text:p/>
          </table:table-cell>
          <table:table-cell table:style-name="Default" table:formula="of:=IF(OR([.R498]&lt;[.R$549];[.R498]&gt;[.R$550]);&quot;&quot;;[.R498])">
            <text:p/>
          </table:table-cell>
          <table:table-cell table:style-name="Default" table:formula="of:=IF(OR([.S498]&lt;[.S$549];[.S498]&gt;[.S$550]);&quot;&quot;;[.S498])">
            <text:p/>
          </table:table-cell>
          <table:table-cell table:style-name="Default" table:formula="of:=IF(OR([.T498]&lt;[.T$549];[.T498]&gt;[.T$550]);&quot;&quot;;[.T498])">
            <text:p/>
          </table:table-cell>
          <table:table-cell table:style-name="Default" table:formula="of:=IF(OR([.U498]&lt;[.U$549];[.U498]&gt;[.U$550]);&quot;&quot;;[.U498])">
            <text:p/>
          </table:table-cell>
          <table:table-cell table:style-name="Default" table:formula="of:=IF(OR([.V498]&lt;[.V$549];[.V498]&gt;[.V$550]);&quot;&quot;;[.V49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9]&lt;[.B$549];[.B499]&gt;[.B$550]);&quot;&quot;;[.B499])">
            <text:p/>
          </table:table-cell>
          <table:table-cell table:style-name="Default" table:formula="of:=IF(OR([.C499]&lt;[.C$549];[.C499]&gt;[.C$550]);&quot;&quot;;[.C499])">
            <text:p/>
          </table:table-cell>
          <table:table-cell table:style-name="Default" table:formula="of:=IF(OR([.D499]&lt;[.D$549];[.D499]&gt;[.D$550]);&quot;&quot;;[.D499])">
            <text:p/>
          </table:table-cell>
          <table:table-cell table:style-name="Default" table:formula="of:=IF(OR([.E499]&lt;[.E$549];[.E499]&gt;[.E$550]);&quot;&quot;;[.E499])">
            <text:p/>
          </table:table-cell>
          <table:table-cell table:style-name="Default" table:formula="of:=IF(OR([.F499]&lt;[.F$549];[.F499]&gt;[.F$550]);&quot;&quot;;[.F499])">
            <text:p/>
          </table:table-cell>
          <table:table-cell table:style-name="Default" table:formula="of:=IF(OR([.G499]&lt;[.G$549];[.G499]&gt;[.G$550]);&quot;&quot;;[.G499])">
            <text:p/>
          </table:table-cell>
          <table:table-cell table:style-name="Default" table:formula="of:=IF(OR([.H499]&lt;[.H$549];[.H499]&gt;[.H$550]);&quot;&quot;;[.H499])">
            <text:p/>
          </table:table-cell>
          <table:table-cell table:style-name="Default" table:formula="of:=IF(OR([.I499]&lt;[.I$549];[.I499]&gt;[.I$550]);&quot;&quot;;[.I499])">
            <text:p/>
          </table:table-cell>
          <table:table-cell table:style-name="Default" table:formula="of:=IF(OR([.J499]&lt;[.J$549];[.J499]&gt;[.J$550]);&quot;&quot;;[.J499])">
            <text:p/>
          </table:table-cell>
          <table:table-cell table:style-name="Default" table:formula="of:=IF(OR([.K499]&lt;[.K$549];[.K499]&gt;[.K$550]);&quot;&quot;;[.K499])">
            <text:p/>
          </table:table-cell>
          <table:table-cell table:style-name="Default" table:formula="of:=IF(OR([.L499]&lt;[.L$549];[.L499]&gt;[.L$550]);&quot;&quot;;[.L499])">
            <text:p/>
          </table:table-cell>
          <table:table-cell table:style-name="Default" table:formula="of:=IF(OR([.M499]&lt;[.M$549];[.M499]&gt;[.M$550]);&quot;&quot;;[.M499])">
            <text:p/>
          </table:table-cell>
          <table:table-cell table:style-name="Default" table:formula="of:=IF(OR([.N499]&lt;[.N$549];[.N499]&gt;[.N$550]);&quot;&quot;;[.N499])">
            <text:p/>
          </table:table-cell>
          <table:table-cell table:style-name="Default" table:formula="of:=IF(OR([.O499]&lt;[.O$549];[.O499]&gt;[.O$550]);&quot;&quot;;[.O499])">
            <text:p/>
          </table:table-cell>
          <table:table-cell table:style-name="Default" table:formula="of:=IF(OR([.P499]&lt;[.P$549];[.P499]&gt;[.P$550]);&quot;&quot;;[.P499])">
            <text:p/>
          </table:table-cell>
          <table:table-cell table:style-name="Default" table:formula="of:=IF(OR([.Q499]&lt;[.Q$549];[.Q499]&gt;[.Q$550]);&quot;&quot;;[.Q499])">
            <text:p/>
          </table:table-cell>
          <table:table-cell table:style-name="Default" table:formula="of:=IF(OR([.R499]&lt;[.R$549];[.R499]&gt;[.R$550]);&quot;&quot;;[.R499])">
            <text:p/>
          </table:table-cell>
          <table:table-cell table:style-name="Default" table:formula="of:=IF(OR([.S499]&lt;[.S$549];[.S499]&gt;[.S$550]);&quot;&quot;;[.S499])">
            <text:p/>
          </table:table-cell>
          <table:table-cell table:style-name="Default" table:formula="of:=IF(OR([.T499]&lt;[.T$549];[.T499]&gt;[.T$550]);&quot;&quot;;[.T499])">
            <text:p/>
          </table:table-cell>
          <table:table-cell table:style-name="Default" table:formula="of:=IF(OR([.U499]&lt;[.U$549];[.U499]&gt;[.U$550]);&quot;&quot;;[.U499])">
            <text:p/>
          </table:table-cell>
          <table:table-cell table:style-name="Default" table:formula="of:=IF(OR([.V499]&lt;[.V$549];[.V499]&gt;[.V$550]);&quot;&quot;;[.V49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0]&lt;[.B$549];[.B500]&gt;[.B$550]);&quot;&quot;;[.B500])">
            <text:p/>
          </table:table-cell>
          <table:table-cell table:style-name="Default" table:formula="of:=IF(OR([.C500]&lt;[.C$549];[.C500]&gt;[.C$550]);&quot;&quot;;[.C500])">
            <text:p/>
          </table:table-cell>
          <table:table-cell table:style-name="Default" table:formula="of:=IF(OR([.D500]&lt;[.D$549];[.D500]&gt;[.D$550]);&quot;&quot;;[.D500])">
            <text:p/>
          </table:table-cell>
          <table:table-cell table:style-name="Default" table:formula="of:=IF(OR([.E500]&lt;[.E$549];[.E500]&gt;[.E$550]);&quot;&quot;;[.E500])">
            <text:p/>
          </table:table-cell>
          <table:table-cell table:style-name="Default" table:formula="of:=IF(OR([.F500]&lt;[.F$549];[.F500]&gt;[.F$550]);&quot;&quot;;[.F500])">
            <text:p/>
          </table:table-cell>
          <table:table-cell table:style-name="Default" table:formula="of:=IF(OR([.G500]&lt;[.G$549];[.G500]&gt;[.G$550]);&quot;&quot;;[.G500])">
            <text:p/>
          </table:table-cell>
          <table:table-cell table:style-name="Default" table:formula="of:=IF(OR([.H500]&lt;[.H$549];[.H500]&gt;[.H$550]);&quot;&quot;;[.H500])">
            <text:p/>
          </table:table-cell>
          <table:table-cell table:style-name="Default" table:formula="of:=IF(OR([.I500]&lt;[.I$549];[.I500]&gt;[.I$550]);&quot;&quot;;[.I500])">
            <text:p/>
          </table:table-cell>
          <table:table-cell table:style-name="Default" table:formula="of:=IF(OR([.J500]&lt;[.J$549];[.J500]&gt;[.J$550]);&quot;&quot;;[.J500])">
            <text:p/>
          </table:table-cell>
          <table:table-cell table:style-name="Default" table:formula="of:=IF(OR([.K500]&lt;[.K$549];[.K500]&gt;[.K$550]);&quot;&quot;;[.K500])">
            <text:p/>
          </table:table-cell>
          <table:table-cell table:style-name="Default" table:formula="of:=IF(OR([.L500]&lt;[.L$549];[.L500]&gt;[.L$550]);&quot;&quot;;[.L500])">
            <text:p/>
          </table:table-cell>
          <table:table-cell table:style-name="Default" table:formula="of:=IF(OR([.M500]&lt;[.M$549];[.M500]&gt;[.M$550]);&quot;&quot;;[.M500])">
            <text:p/>
          </table:table-cell>
          <table:table-cell table:style-name="Default" table:formula="of:=IF(OR([.N500]&lt;[.N$549];[.N500]&gt;[.N$550]);&quot;&quot;;[.N500])">
            <text:p/>
          </table:table-cell>
          <table:table-cell table:style-name="Default" table:formula="of:=IF(OR([.O500]&lt;[.O$549];[.O500]&gt;[.O$550]);&quot;&quot;;[.O500])">
            <text:p/>
          </table:table-cell>
          <table:table-cell table:style-name="Default" table:formula="of:=IF(OR([.P500]&lt;[.P$549];[.P500]&gt;[.P$550]);&quot;&quot;;[.P500])">
            <text:p/>
          </table:table-cell>
          <table:table-cell table:style-name="Default" table:formula="of:=IF(OR([.Q500]&lt;[.Q$549];[.Q500]&gt;[.Q$550]);&quot;&quot;;[.Q500])">
            <text:p/>
          </table:table-cell>
          <table:table-cell table:style-name="Default" table:formula="of:=IF(OR([.R500]&lt;[.R$549];[.R500]&gt;[.R$550]);&quot;&quot;;[.R500])">
            <text:p/>
          </table:table-cell>
          <table:table-cell table:style-name="Default" table:formula="of:=IF(OR([.S500]&lt;[.S$549];[.S500]&gt;[.S$550]);&quot;&quot;;[.S500])">
            <text:p/>
          </table:table-cell>
          <table:table-cell table:style-name="Default" table:formula="of:=IF(OR([.T500]&lt;[.T$549];[.T500]&gt;[.T$550]);&quot;&quot;;[.T500])">
            <text:p/>
          </table:table-cell>
          <table:table-cell table:style-name="Default" table:formula="of:=IF(OR([.U500]&lt;[.U$549];[.U500]&gt;[.U$550]);&quot;&quot;;[.U500])">
            <text:p/>
          </table:table-cell>
          <table:table-cell table:style-name="Default" table:formula="of:=IF(OR([.V500]&lt;[.V$549];[.V500]&gt;[.V$550]);&quot;&quot;;[.V50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1]&lt;[.B$549];[.B501]&gt;[.B$550]);&quot;&quot;;[.B501])">
            <text:p/>
          </table:table-cell>
          <table:table-cell table:style-name="Default" table:formula="of:=IF(OR([.C501]&lt;[.C$549];[.C501]&gt;[.C$550]);&quot;&quot;;[.C501])">
            <text:p/>
          </table:table-cell>
          <table:table-cell table:style-name="Default" table:formula="of:=IF(OR([.D501]&lt;[.D$549];[.D501]&gt;[.D$550]);&quot;&quot;;[.D501])">
            <text:p/>
          </table:table-cell>
          <table:table-cell table:style-name="Default" table:formula="of:=IF(OR([.E501]&lt;[.E$549];[.E501]&gt;[.E$550]);&quot;&quot;;[.E501])">
            <text:p/>
          </table:table-cell>
          <table:table-cell table:style-name="Default" table:formula="of:=IF(OR([.F501]&lt;[.F$549];[.F501]&gt;[.F$550]);&quot;&quot;;[.F501])">
            <text:p/>
          </table:table-cell>
          <table:table-cell table:style-name="Default" table:formula="of:=IF(OR([.G501]&lt;[.G$549];[.G501]&gt;[.G$550]);&quot;&quot;;[.G501])">
            <text:p/>
          </table:table-cell>
          <table:table-cell table:style-name="Default" table:formula="of:=IF(OR([.H501]&lt;[.H$549];[.H501]&gt;[.H$550]);&quot;&quot;;[.H501])">
            <text:p/>
          </table:table-cell>
          <table:table-cell table:style-name="Default" table:formula="of:=IF(OR([.I501]&lt;[.I$549];[.I501]&gt;[.I$550]);&quot;&quot;;[.I501])">
            <text:p/>
          </table:table-cell>
          <table:table-cell table:style-name="Default" table:formula="of:=IF(OR([.J501]&lt;[.J$549];[.J501]&gt;[.J$550]);&quot;&quot;;[.J501])">
            <text:p/>
          </table:table-cell>
          <table:table-cell table:style-name="Default" table:formula="of:=IF(OR([.K501]&lt;[.K$549];[.K501]&gt;[.K$550]);&quot;&quot;;[.K501])">
            <text:p/>
          </table:table-cell>
          <table:table-cell table:style-name="Default" table:formula="of:=IF(OR([.L501]&lt;[.L$549];[.L501]&gt;[.L$550]);&quot;&quot;;[.L501])">
            <text:p/>
          </table:table-cell>
          <table:table-cell table:style-name="Default" table:formula="of:=IF(OR([.M501]&lt;[.M$549];[.M501]&gt;[.M$550]);&quot;&quot;;[.M501])">
            <text:p/>
          </table:table-cell>
          <table:table-cell table:style-name="Default" table:formula="of:=IF(OR([.N501]&lt;[.N$549];[.N501]&gt;[.N$550]);&quot;&quot;;[.N501])">
            <text:p/>
          </table:table-cell>
          <table:table-cell table:style-name="Default" table:formula="of:=IF(OR([.O501]&lt;[.O$549];[.O501]&gt;[.O$550]);&quot;&quot;;[.O501])">
            <text:p/>
          </table:table-cell>
          <table:table-cell table:style-name="Default" table:formula="of:=IF(OR([.P501]&lt;[.P$549];[.P501]&gt;[.P$550]);&quot;&quot;;[.P501])">
            <text:p/>
          </table:table-cell>
          <table:table-cell table:style-name="Default" table:formula="of:=IF(OR([.Q501]&lt;[.Q$549];[.Q501]&gt;[.Q$550]);&quot;&quot;;[.Q501])">
            <text:p/>
          </table:table-cell>
          <table:table-cell table:style-name="Default" table:formula="of:=IF(OR([.R501]&lt;[.R$549];[.R501]&gt;[.R$550]);&quot;&quot;;[.R501])">
            <text:p/>
          </table:table-cell>
          <table:table-cell table:style-name="Default" table:formula="of:=IF(OR([.S501]&lt;[.S$549];[.S501]&gt;[.S$550]);&quot;&quot;;[.S501])">
            <text:p/>
          </table:table-cell>
          <table:table-cell table:style-name="Default" table:formula="of:=IF(OR([.T501]&lt;[.T$549];[.T501]&gt;[.T$550]);&quot;&quot;;[.T501])">
            <text:p/>
          </table:table-cell>
          <table:table-cell table:style-name="Default" table:formula="of:=IF(OR([.U501]&lt;[.U$549];[.U501]&gt;[.U$550]);&quot;&quot;;[.U501])">
            <text:p/>
          </table:table-cell>
          <table:table-cell table:style-name="Default" table:formula="of:=IF(OR([.V501]&lt;[.V$549];[.V501]&gt;[.V$550]);&quot;&quot;;[.V50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2]&lt;[.B$549];[.B502]&gt;[.B$550]);&quot;&quot;;[.B502])">
            <text:p/>
          </table:table-cell>
          <table:table-cell table:style-name="Default" table:formula="of:=IF(OR([.C502]&lt;[.C$549];[.C502]&gt;[.C$550]);&quot;&quot;;[.C502])">
            <text:p/>
          </table:table-cell>
          <table:table-cell table:style-name="Default" table:formula="of:=IF(OR([.D502]&lt;[.D$549];[.D502]&gt;[.D$550]);&quot;&quot;;[.D502])">
            <text:p/>
          </table:table-cell>
          <table:table-cell table:style-name="Default" table:formula="of:=IF(OR([.E502]&lt;[.E$549];[.E502]&gt;[.E$550]);&quot;&quot;;[.E502])">
            <text:p/>
          </table:table-cell>
          <table:table-cell table:style-name="Default" table:formula="of:=IF(OR([.F502]&lt;[.F$549];[.F502]&gt;[.F$550]);&quot;&quot;;[.F502])">
            <text:p/>
          </table:table-cell>
          <table:table-cell table:style-name="Default" table:formula="of:=IF(OR([.G502]&lt;[.G$549];[.G502]&gt;[.G$550]);&quot;&quot;;[.G502])">
            <text:p/>
          </table:table-cell>
          <table:table-cell table:style-name="Default" table:formula="of:=IF(OR([.H502]&lt;[.H$549];[.H502]&gt;[.H$550]);&quot;&quot;;[.H502])">
            <text:p/>
          </table:table-cell>
          <table:table-cell table:style-name="Default" table:formula="of:=IF(OR([.I502]&lt;[.I$549];[.I502]&gt;[.I$550]);&quot;&quot;;[.I502])">
            <text:p/>
          </table:table-cell>
          <table:table-cell table:style-name="Default" table:formula="of:=IF(OR([.J502]&lt;[.J$549];[.J502]&gt;[.J$550]);&quot;&quot;;[.J502])">
            <text:p/>
          </table:table-cell>
          <table:table-cell table:style-name="Default" table:formula="of:=IF(OR([.K502]&lt;[.K$549];[.K502]&gt;[.K$550]);&quot;&quot;;[.K502])">
            <text:p/>
          </table:table-cell>
          <table:table-cell table:style-name="Default" table:formula="of:=IF(OR([.L502]&lt;[.L$549];[.L502]&gt;[.L$550]);&quot;&quot;;[.L502])">
            <text:p/>
          </table:table-cell>
          <table:table-cell table:style-name="Default" table:formula="of:=IF(OR([.M502]&lt;[.M$549];[.M502]&gt;[.M$550]);&quot;&quot;;[.M502])">
            <text:p/>
          </table:table-cell>
          <table:table-cell table:style-name="Default" table:formula="of:=IF(OR([.N502]&lt;[.N$549];[.N502]&gt;[.N$550]);&quot;&quot;;[.N502])">
            <text:p/>
          </table:table-cell>
          <table:table-cell table:style-name="Default" table:formula="of:=IF(OR([.O502]&lt;[.O$549];[.O502]&gt;[.O$550]);&quot;&quot;;[.O502])">
            <text:p/>
          </table:table-cell>
          <table:table-cell table:style-name="Default" table:formula="of:=IF(OR([.P502]&lt;[.P$549];[.P502]&gt;[.P$550]);&quot;&quot;;[.P502])">
            <text:p/>
          </table:table-cell>
          <table:table-cell table:style-name="Default" table:formula="of:=IF(OR([.Q502]&lt;[.Q$549];[.Q502]&gt;[.Q$550]);&quot;&quot;;[.Q502])">
            <text:p/>
          </table:table-cell>
          <table:table-cell table:style-name="Default" table:formula="of:=IF(OR([.R502]&lt;[.R$549];[.R502]&gt;[.R$550]);&quot;&quot;;[.R502])">
            <text:p/>
          </table:table-cell>
          <table:table-cell table:style-name="Default" table:formula="of:=IF(OR([.S502]&lt;[.S$549];[.S502]&gt;[.S$550]);&quot;&quot;;[.S502])">
            <text:p/>
          </table:table-cell>
          <table:table-cell table:style-name="Default" table:formula="of:=IF(OR([.T502]&lt;[.T$549];[.T502]&gt;[.T$550]);&quot;&quot;;[.T502])">
            <text:p/>
          </table:table-cell>
          <table:table-cell table:style-name="Default" table:formula="of:=IF(OR([.U502]&lt;[.U$549];[.U502]&gt;[.U$550]);&quot;&quot;;[.U502])">
            <text:p/>
          </table:table-cell>
          <table:table-cell table:style-name="Default" table:formula="of:=IF(OR([.V502]&lt;[.V$549];[.V502]&gt;[.V$550]);&quot;&quot;;[.V50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3]&lt;[.B$549];[.B503]&gt;[.B$550]);&quot;&quot;;[.B503])">
            <text:p/>
          </table:table-cell>
          <table:table-cell table:style-name="Default" table:formula="of:=IF(OR([.C503]&lt;[.C$549];[.C503]&gt;[.C$550]);&quot;&quot;;[.C503])">
            <text:p/>
          </table:table-cell>
          <table:table-cell table:style-name="Default" table:formula="of:=IF(OR([.D503]&lt;[.D$549];[.D503]&gt;[.D$550]);&quot;&quot;;[.D503])">
            <text:p/>
          </table:table-cell>
          <table:table-cell table:style-name="Default" table:formula="of:=IF(OR([.E503]&lt;[.E$549];[.E503]&gt;[.E$550]);&quot;&quot;;[.E503])">
            <text:p/>
          </table:table-cell>
          <table:table-cell table:style-name="Default" table:formula="of:=IF(OR([.F503]&lt;[.F$549];[.F503]&gt;[.F$550]);&quot;&quot;;[.F503])">
            <text:p/>
          </table:table-cell>
          <table:table-cell table:style-name="Default" table:formula="of:=IF(OR([.G503]&lt;[.G$549];[.G503]&gt;[.G$550]);&quot;&quot;;[.G503])">
            <text:p/>
          </table:table-cell>
          <table:table-cell table:style-name="Default" table:formula="of:=IF(OR([.H503]&lt;[.H$549];[.H503]&gt;[.H$550]);&quot;&quot;;[.H503])">
            <text:p/>
          </table:table-cell>
          <table:table-cell table:style-name="Default" table:formula="of:=IF(OR([.I503]&lt;[.I$549];[.I503]&gt;[.I$550]);&quot;&quot;;[.I503])">
            <text:p/>
          </table:table-cell>
          <table:table-cell table:style-name="Default" table:formula="of:=IF(OR([.J503]&lt;[.J$549];[.J503]&gt;[.J$550]);&quot;&quot;;[.J503])">
            <text:p/>
          </table:table-cell>
          <table:table-cell table:style-name="Default" table:formula="of:=IF(OR([.K503]&lt;[.K$549];[.K503]&gt;[.K$550]);&quot;&quot;;[.K503])">
            <text:p/>
          </table:table-cell>
          <table:table-cell table:style-name="Default" table:formula="of:=IF(OR([.L503]&lt;[.L$549];[.L503]&gt;[.L$550]);&quot;&quot;;[.L503])">
            <text:p/>
          </table:table-cell>
          <table:table-cell table:style-name="Default" table:formula="of:=IF(OR([.M503]&lt;[.M$549];[.M503]&gt;[.M$550]);&quot;&quot;;[.M503])">
            <text:p/>
          </table:table-cell>
          <table:table-cell table:style-name="Default" table:formula="of:=IF(OR([.N503]&lt;[.N$549];[.N503]&gt;[.N$550]);&quot;&quot;;[.N503])">
            <text:p/>
          </table:table-cell>
          <table:table-cell table:style-name="Default" table:formula="of:=IF(OR([.O503]&lt;[.O$549];[.O503]&gt;[.O$550]);&quot;&quot;;[.O503])">
            <text:p/>
          </table:table-cell>
          <table:table-cell table:style-name="Default" table:formula="of:=IF(OR([.P503]&lt;[.P$549];[.P503]&gt;[.P$550]);&quot;&quot;;[.P503])">
            <text:p/>
          </table:table-cell>
          <table:table-cell table:style-name="Default" table:formula="of:=IF(OR([.Q503]&lt;[.Q$549];[.Q503]&gt;[.Q$550]);&quot;&quot;;[.Q503])">
            <text:p/>
          </table:table-cell>
          <table:table-cell table:style-name="Default" table:formula="of:=IF(OR([.R503]&lt;[.R$549];[.R503]&gt;[.R$550]);&quot;&quot;;[.R503])">
            <text:p/>
          </table:table-cell>
          <table:table-cell table:style-name="Default" table:formula="of:=IF(OR([.S503]&lt;[.S$549];[.S503]&gt;[.S$550]);&quot;&quot;;[.S503])">
            <text:p/>
          </table:table-cell>
          <table:table-cell table:style-name="Default" table:formula="of:=IF(OR([.T503]&lt;[.T$549];[.T503]&gt;[.T$550]);&quot;&quot;;[.T503])">
            <text:p/>
          </table:table-cell>
          <table:table-cell table:style-name="Default" table:formula="of:=IF(OR([.U503]&lt;[.U$549];[.U503]&gt;[.U$550]);&quot;&quot;;[.U503])">
            <text:p/>
          </table:table-cell>
          <table:table-cell table:style-name="Default" table:formula="of:=IF(OR([.V503]&lt;[.V$549];[.V503]&gt;[.V$550]);&quot;&quot;;[.V50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4]&lt;[.B$549];[.B504]&gt;[.B$550]);&quot;&quot;;[.B504])">
            <text:p/>
          </table:table-cell>
          <table:table-cell table:style-name="Default" table:formula="of:=IF(OR([.C504]&lt;[.C$549];[.C504]&gt;[.C$550]);&quot;&quot;;[.C504])">
            <text:p/>
          </table:table-cell>
          <table:table-cell table:style-name="Default" table:formula="of:=IF(OR([.D504]&lt;[.D$549];[.D504]&gt;[.D$550]);&quot;&quot;;[.D504])">
            <text:p/>
          </table:table-cell>
          <table:table-cell table:style-name="Default" table:formula="of:=IF(OR([.E504]&lt;[.E$549];[.E504]&gt;[.E$550]);&quot;&quot;;[.E504])">
            <text:p/>
          </table:table-cell>
          <table:table-cell table:style-name="Default" table:formula="of:=IF(OR([.F504]&lt;[.F$549];[.F504]&gt;[.F$550]);&quot;&quot;;[.F504])">
            <text:p/>
          </table:table-cell>
          <table:table-cell table:style-name="Default" table:formula="of:=IF(OR([.G504]&lt;[.G$549];[.G504]&gt;[.G$550]);&quot;&quot;;[.G504])">
            <text:p/>
          </table:table-cell>
          <table:table-cell table:style-name="Default" table:formula="of:=IF(OR([.H504]&lt;[.H$549];[.H504]&gt;[.H$550]);&quot;&quot;;[.H504])">
            <text:p/>
          </table:table-cell>
          <table:table-cell table:style-name="Default" table:formula="of:=IF(OR([.I504]&lt;[.I$549];[.I504]&gt;[.I$550]);&quot;&quot;;[.I504])">
            <text:p/>
          </table:table-cell>
          <table:table-cell table:style-name="Default" table:formula="of:=IF(OR([.J504]&lt;[.J$549];[.J504]&gt;[.J$550]);&quot;&quot;;[.J504])">
            <text:p/>
          </table:table-cell>
          <table:table-cell table:style-name="Default" table:formula="of:=IF(OR([.K504]&lt;[.K$549];[.K504]&gt;[.K$550]);&quot;&quot;;[.K504])">
            <text:p/>
          </table:table-cell>
          <table:table-cell table:style-name="Default" table:formula="of:=IF(OR([.L504]&lt;[.L$549];[.L504]&gt;[.L$550]);&quot;&quot;;[.L504])">
            <text:p/>
          </table:table-cell>
          <table:table-cell table:style-name="Default" table:formula="of:=IF(OR([.M504]&lt;[.M$549];[.M504]&gt;[.M$550]);&quot;&quot;;[.M504])">
            <text:p/>
          </table:table-cell>
          <table:table-cell table:style-name="Default" table:formula="of:=IF(OR([.N504]&lt;[.N$549];[.N504]&gt;[.N$550]);&quot;&quot;;[.N504])">
            <text:p/>
          </table:table-cell>
          <table:table-cell table:style-name="Default" table:formula="of:=IF(OR([.O504]&lt;[.O$549];[.O504]&gt;[.O$550]);&quot;&quot;;[.O504])">
            <text:p/>
          </table:table-cell>
          <table:table-cell table:style-name="Default" table:formula="of:=IF(OR([.P504]&lt;[.P$549];[.P504]&gt;[.P$550]);&quot;&quot;;[.P504])">
            <text:p/>
          </table:table-cell>
          <table:table-cell table:style-name="Default" table:formula="of:=IF(OR([.Q504]&lt;[.Q$549];[.Q504]&gt;[.Q$550]);&quot;&quot;;[.Q504])">
            <text:p/>
          </table:table-cell>
          <table:table-cell table:style-name="Default" table:formula="of:=IF(OR([.R504]&lt;[.R$549];[.R504]&gt;[.R$550]);&quot;&quot;;[.R504])">
            <text:p/>
          </table:table-cell>
          <table:table-cell table:style-name="Default" table:formula="of:=IF(OR([.S504]&lt;[.S$549];[.S504]&gt;[.S$550]);&quot;&quot;;[.S504])">
            <text:p/>
          </table:table-cell>
          <table:table-cell table:style-name="Default" table:formula="of:=IF(OR([.T504]&lt;[.T$549];[.T504]&gt;[.T$550]);&quot;&quot;;[.T504])">
            <text:p/>
          </table:table-cell>
          <table:table-cell table:style-name="Default" table:formula="of:=IF(OR([.U504]&lt;[.U$549];[.U504]&gt;[.U$550]);&quot;&quot;;[.U504])">
            <text:p/>
          </table:table-cell>
          <table:table-cell table:style-name="Default" table:formula="of:=IF(OR([.V504]&lt;[.V$549];[.V504]&gt;[.V$550]);&quot;&quot;;[.V50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5]&lt;[.B$549];[.B505]&gt;[.B$550]);&quot;&quot;;[.B505])">
            <text:p/>
          </table:table-cell>
          <table:table-cell table:style-name="Default" table:formula="of:=IF(OR([.C505]&lt;[.C$549];[.C505]&gt;[.C$550]);&quot;&quot;;[.C505])">
            <text:p/>
          </table:table-cell>
          <table:table-cell table:style-name="Default" table:formula="of:=IF(OR([.D505]&lt;[.D$549];[.D505]&gt;[.D$550]);&quot;&quot;;[.D505])">
            <text:p/>
          </table:table-cell>
          <table:table-cell table:style-name="Default" table:formula="of:=IF(OR([.E505]&lt;[.E$549];[.E505]&gt;[.E$550]);&quot;&quot;;[.E505])">
            <text:p/>
          </table:table-cell>
          <table:table-cell table:style-name="Default" table:formula="of:=IF(OR([.F505]&lt;[.F$549];[.F505]&gt;[.F$550]);&quot;&quot;;[.F505])">
            <text:p/>
          </table:table-cell>
          <table:table-cell table:style-name="Default" table:formula="of:=IF(OR([.G505]&lt;[.G$549];[.G505]&gt;[.G$550]);&quot;&quot;;[.G505])">
            <text:p/>
          </table:table-cell>
          <table:table-cell table:style-name="Default" table:formula="of:=IF(OR([.H505]&lt;[.H$549];[.H505]&gt;[.H$550]);&quot;&quot;;[.H505])">
            <text:p/>
          </table:table-cell>
          <table:table-cell table:style-name="Default" table:formula="of:=IF(OR([.I505]&lt;[.I$549];[.I505]&gt;[.I$550]);&quot;&quot;;[.I505])">
            <text:p/>
          </table:table-cell>
          <table:table-cell table:style-name="Default" table:formula="of:=IF(OR([.J505]&lt;[.J$549];[.J505]&gt;[.J$550]);&quot;&quot;;[.J505])">
            <text:p/>
          </table:table-cell>
          <table:table-cell table:style-name="Default" table:formula="of:=IF(OR([.K505]&lt;[.K$549];[.K505]&gt;[.K$550]);&quot;&quot;;[.K505])">
            <text:p/>
          </table:table-cell>
          <table:table-cell table:style-name="Default" table:formula="of:=IF(OR([.L505]&lt;[.L$549];[.L505]&gt;[.L$550]);&quot;&quot;;[.L505])">
            <text:p/>
          </table:table-cell>
          <table:table-cell table:style-name="Default" table:formula="of:=IF(OR([.M505]&lt;[.M$549];[.M505]&gt;[.M$550]);&quot;&quot;;[.M505])">
            <text:p/>
          </table:table-cell>
          <table:table-cell table:style-name="Default" table:formula="of:=IF(OR([.N505]&lt;[.N$549];[.N505]&gt;[.N$550]);&quot;&quot;;[.N505])">
            <text:p/>
          </table:table-cell>
          <table:table-cell table:style-name="Default" table:formula="of:=IF(OR([.O505]&lt;[.O$549];[.O505]&gt;[.O$550]);&quot;&quot;;[.O505])">
            <text:p/>
          </table:table-cell>
          <table:table-cell table:style-name="Default" table:formula="of:=IF(OR([.P505]&lt;[.P$549];[.P505]&gt;[.P$550]);&quot;&quot;;[.P505])">
            <text:p/>
          </table:table-cell>
          <table:table-cell table:style-name="Default" table:formula="of:=IF(OR([.Q505]&lt;[.Q$549];[.Q505]&gt;[.Q$550]);&quot;&quot;;[.Q505])">
            <text:p/>
          </table:table-cell>
          <table:table-cell table:style-name="Default" table:formula="of:=IF(OR([.R505]&lt;[.R$549];[.R505]&gt;[.R$550]);&quot;&quot;;[.R505])">
            <text:p/>
          </table:table-cell>
          <table:table-cell table:style-name="Default" table:formula="of:=IF(OR([.S505]&lt;[.S$549];[.S505]&gt;[.S$550]);&quot;&quot;;[.S505])">
            <text:p/>
          </table:table-cell>
          <table:table-cell table:style-name="Default" table:formula="of:=IF(OR([.T505]&lt;[.T$549];[.T505]&gt;[.T$550]);&quot;&quot;;[.T505])">
            <text:p/>
          </table:table-cell>
          <table:table-cell table:style-name="Default" table:formula="of:=IF(OR([.U505]&lt;[.U$549];[.U505]&gt;[.U$550]);&quot;&quot;;[.U505])">
            <text:p/>
          </table:table-cell>
          <table:table-cell table:style-name="Default" table:formula="of:=IF(OR([.V505]&lt;[.V$549];[.V505]&gt;[.V$550]);&quot;&quot;;[.V50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6]&lt;[.B$549];[.B506]&gt;[.B$550]);&quot;&quot;;[.B506])">
            <text:p/>
          </table:table-cell>
          <table:table-cell table:style-name="Default" table:formula="of:=IF(OR([.C506]&lt;[.C$549];[.C506]&gt;[.C$550]);&quot;&quot;;[.C506])">
            <text:p/>
          </table:table-cell>
          <table:table-cell table:style-name="Default" table:formula="of:=IF(OR([.D506]&lt;[.D$549];[.D506]&gt;[.D$550]);&quot;&quot;;[.D506])">
            <text:p/>
          </table:table-cell>
          <table:table-cell table:style-name="Default" table:formula="of:=IF(OR([.E506]&lt;[.E$549];[.E506]&gt;[.E$550]);&quot;&quot;;[.E506])">
            <text:p/>
          </table:table-cell>
          <table:table-cell table:style-name="Default" table:formula="of:=IF(OR([.F506]&lt;[.F$549];[.F506]&gt;[.F$550]);&quot;&quot;;[.F506])">
            <text:p/>
          </table:table-cell>
          <table:table-cell table:style-name="Default" table:formula="of:=IF(OR([.G506]&lt;[.G$549];[.G506]&gt;[.G$550]);&quot;&quot;;[.G506])">
            <text:p/>
          </table:table-cell>
          <table:table-cell table:style-name="Default" table:formula="of:=IF(OR([.H506]&lt;[.H$549];[.H506]&gt;[.H$550]);&quot;&quot;;[.H506])">
            <text:p/>
          </table:table-cell>
          <table:table-cell table:style-name="Default" table:formula="of:=IF(OR([.I506]&lt;[.I$549];[.I506]&gt;[.I$550]);&quot;&quot;;[.I506])">
            <text:p/>
          </table:table-cell>
          <table:table-cell table:style-name="Default" table:formula="of:=IF(OR([.J506]&lt;[.J$549];[.J506]&gt;[.J$550]);&quot;&quot;;[.J506])">
            <text:p/>
          </table:table-cell>
          <table:table-cell table:style-name="Default" table:formula="of:=IF(OR([.K506]&lt;[.K$549];[.K506]&gt;[.K$550]);&quot;&quot;;[.K506])">
            <text:p/>
          </table:table-cell>
          <table:table-cell table:style-name="Default" table:formula="of:=IF(OR([.L506]&lt;[.L$549];[.L506]&gt;[.L$550]);&quot;&quot;;[.L506])">
            <text:p/>
          </table:table-cell>
          <table:table-cell table:style-name="Default" table:formula="of:=IF(OR([.M506]&lt;[.M$549];[.M506]&gt;[.M$550]);&quot;&quot;;[.M506])">
            <text:p/>
          </table:table-cell>
          <table:table-cell table:style-name="Default" table:formula="of:=IF(OR([.N506]&lt;[.N$549];[.N506]&gt;[.N$550]);&quot;&quot;;[.N506])">
            <text:p/>
          </table:table-cell>
          <table:table-cell table:style-name="Default" table:formula="of:=IF(OR([.O506]&lt;[.O$549];[.O506]&gt;[.O$550]);&quot;&quot;;[.O506])">
            <text:p/>
          </table:table-cell>
          <table:table-cell table:style-name="Default" table:formula="of:=IF(OR([.P506]&lt;[.P$549];[.P506]&gt;[.P$550]);&quot;&quot;;[.P506])">
            <text:p/>
          </table:table-cell>
          <table:table-cell table:style-name="Default" table:formula="of:=IF(OR([.Q506]&lt;[.Q$549];[.Q506]&gt;[.Q$550]);&quot;&quot;;[.Q506])">
            <text:p/>
          </table:table-cell>
          <table:table-cell table:style-name="Default" table:formula="of:=IF(OR([.R506]&lt;[.R$549];[.R506]&gt;[.R$550]);&quot;&quot;;[.R506])">
            <text:p/>
          </table:table-cell>
          <table:table-cell table:style-name="Default" table:formula="of:=IF(OR([.S506]&lt;[.S$549];[.S506]&gt;[.S$550]);&quot;&quot;;[.S506])">
            <text:p/>
          </table:table-cell>
          <table:table-cell table:style-name="Default" table:formula="of:=IF(OR([.T506]&lt;[.T$549];[.T506]&gt;[.T$550]);&quot;&quot;;[.T506])">
            <text:p/>
          </table:table-cell>
          <table:table-cell table:style-name="Default" table:formula="of:=IF(OR([.U506]&lt;[.U$549];[.U506]&gt;[.U$550]);&quot;&quot;;[.U506])">
            <text:p/>
          </table:table-cell>
          <table:table-cell table:style-name="Default" table:formula="of:=IF(OR([.V506]&lt;[.V$549];[.V506]&gt;[.V$550]);&quot;&quot;;[.V50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7]&lt;[.B$549];[.B507]&gt;[.B$550]);&quot;&quot;;[.B507])">
            <text:p/>
          </table:table-cell>
          <table:table-cell table:style-name="Default" table:formula="of:=IF(OR([.C507]&lt;[.C$549];[.C507]&gt;[.C$550]);&quot;&quot;;[.C507])">
            <text:p/>
          </table:table-cell>
          <table:table-cell table:style-name="Default" table:formula="of:=IF(OR([.D507]&lt;[.D$549];[.D507]&gt;[.D$550]);&quot;&quot;;[.D507])">
            <text:p/>
          </table:table-cell>
          <table:table-cell table:style-name="Default" table:formula="of:=IF(OR([.E507]&lt;[.E$549];[.E507]&gt;[.E$550]);&quot;&quot;;[.E507])">
            <text:p/>
          </table:table-cell>
          <table:table-cell table:style-name="Default" table:formula="of:=IF(OR([.F507]&lt;[.F$549];[.F507]&gt;[.F$550]);&quot;&quot;;[.F507])">
            <text:p/>
          </table:table-cell>
          <table:table-cell table:style-name="Default" table:formula="of:=IF(OR([.G507]&lt;[.G$549];[.G507]&gt;[.G$550]);&quot;&quot;;[.G507])">
            <text:p/>
          </table:table-cell>
          <table:table-cell table:style-name="Default" table:formula="of:=IF(OR([.H507]&lt;[.H$549];[.H507]&gt;[.H$550]);&quot;&quot;;[.H507])">
            <text:p/>
          </table:table-cell>
          <table:table-cell table:style-name="Default" table:formula="of:=IF(OR([.I507]&lt;[.I$549];[.I507]&gt;[.I$550]);&quot;&quot;;[.I507])">
            <text:p/>
          </table:table-cell>
          <table:table-cell table:style-name="Default" table:formula="of:=IF(OR([.J507]&lt;[.J$549];[.J507]&gt;[.J$550]);&quot;&quot;;[.J507])">
            <text:p/>
          </table:table-cell>
          <table:table-cell table:style-name="Default" table:formula="of:=IF(OR([.K507]&lt;[.K$549];[.K507]&gt;[.K$550]);&quot;&quot;;[.K507])">
            <text:p/>
          </table:table-cell>
          <table:table-cell table:style-name="Default" table:formula="of:=IF(OR([.L507]&lt;[.L$549];[.L507]&gt;[.L$550]);&quot;&quot;;[.L507])">
            <text:p/>
          </table:table-cell>
          <table:table-cell table:style-name="Default" table:formula="of:=IF(OR([.M507]&lt;[.M$549];[.M507]&gt;[.M$550]);&quot;&quot;;[.M507])">
            <text:p/>
          </table:table-cell>
          <table:table-cell table:style-name="Default" table:formula="of:=IF(OR([.N507]&lt;[.N$549];[.N507]&gt;[.N$550]);&quot;&quot;;[.N507])">
            <text:p/>
          </table:table-cell>
          <table:table-cell table:style-name="Default" table:formula="of:=IF(OR([.O507]&lt;[.O$549];[.O507]&gt;[.O$550]);&quot;&quot;;[.O507])">
            <text:p/>
          </table:table-cell>
          <table:table-cell table:style-name="Default" table:formula="of:=IF(OR([.P507]&lt;[.P$549];[.P507]&gt;[.P$550]);&quot;&quot;;[.P507])">
            <text:p/>
          </table:table-cell>
          <table:table-cell table:style-name="Default" table:formula="of:=IF(OR([.Q507]&lt;[.Q$549];[.Q507]&gt;[.Q$550]);&quot;&quot;;[.Q507])">
            <text:p/>
          </table:table-cell>
          <table:table-cell table:style-name="Default" table:formula="of:=IF(OR([.R507]&lt;[.R$549];[.R507]&gt;[.R$550]);&quot;&quot;;[.R507])">
            <text:p/>
          </table:table-cell>
          <table:table-cell table:style-name="Default" table:formula="of:=IF(OR([.S507]&lt;[.S$549];[.S507]&gt;[.S$550]);&quot;&quot;;[.S507])">
            <text:p/>
          </table:table-cell>
          <table:table-cell table:style-name="Default" table:formula="of:=IF(OR([.T507]&lt;[.T$549];[.T507]&gt;[.T$550]);&quot;&quot;;[.T507])">
            <text:p/>
          </table:table-cell>
          <table:table-cell table:style-name="Default" table:formula="of:=IF(OR([.U507]&lt;[.U$549];[.U507]&gt;[.U$550]);&quot;&quot;;[.U507])">
            <text:p/>
          </table:table-cell>
          <table:table-cell table:style-name="Default" table:formula="of:=IF(OR([.V507]&lt;[.V$549];[.V507]&gt;[.V$550]);&quot;&quot;;[.V50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8]&lt;[.B$549];[.B508]&gt;[.B$550]);&quot;&quot;;[.B508])">
            <text:p/>
          </table:table-cell>
          <table:table-cell table:style-name="Default" table:formula="of:=IF(OR([.C508]&lt;[.C$549];[.C508]&gt;[.C$550]);&quot;&quot;;[.C508])">
            <text:p/>
          </table:table-cell>
          <table:table-cell table:style-name="Default" table:formula="of:=IF(OR([.D508]&lt;[.D$549];[.D508]&gt;[.D$550]);&quot;&quot;;[.D508])">
            <text:p/>
          </table:table-cell>
          <table:table-cell table:style-name="Default" table:formula="of:=IF(OR([.E508]&lt;[.E$549];[.E508]&gt;[.E$550]);&quot;&quot;;[.E508])">
            <text:p/>
          </table:table-cell>
          <table:table-cell table:style-name="Default" table:formula="of:=IF(OR([.F508]&lt;[.F$549];[.F508]&gt;[.F$550]);&quot;&quot;;[.F508])">
            <text:p/>
          </table:table-cell>
          <table:table-cell table:style-name="Default" table:formula="of:=IF(OR([.G508]&lt;[.G$549];[.G508]&gt;[.G$550]);&quot;&quot;;[.G508])">
            <text:p/>
          </table:table-cell>
          <table:table-cell table:style-name="Default" table:formula="of:=IF(OR([.H508]&lt;[.H$549];[.H508]&gt;[.H$550]);&quot;&quot;;[.H508])">
            <text:p/>
          </table:table-cell>
          <table:table-cell table:style-name="Default" table:formula="of:=IF(OR([.I508]&lt;[.I$549];[.I508]&gt;[.I$550]);&quot;&quot;;[.I508])">
            <text:p/>
          </table:table-cell>
          <table:table-cell table:style-name="Default" table:formula="of:=IF(OR([.J508]&lt;[.J$549];[.J508]&gt;[.J$550]);&quot;&quot;;[.J508])">
            <text:p/>
          </table:table-cell>
          <table:table-cell table:style-name="Default" table:formula="of:=IF(OR([.K508]&lt;[.K$549];[.K508]&gt;[.K$550]);&quot;&quot;;[.K508])">
            <text:p/>
          </table:table-cell>
          <table:table-cell table:style-name="Default" table:formula="of:=IF(OR([.L508]&lt;[.L$549];[.L508]&gt;[.L$550]);&quot;&quot;;[.L508])">
            <text:p/>
          </table:table-cell>
          <table:table-cell table:style-name="Default" table:formula="of:=IF(OR([.M508]&lt;[.M$549];[.M508]&gt;[.M$550]);&quot;&quot;;[.M508])">
            <text:p/>
          </table:table-cell>
          <table:table-cell table:style-name="Default" table:formula="of:=IF(OR([.N508]&lt;[.N$549];[.N508]&gt;[.N$550]);&quot;&quot;;[.N508])">
            <text:p/>
          </table:table-cell>
          <table:table-cell table:style-name="Default" table:formula="of:=IF(OR([.O508]&lt;[.O$549];[.O508]&gt;[.O$550]);&quot;&quot;;[.O508])">
            <text:p/>
          </table:table-cell>
          <table:table-cell table:style-name="Default" table:formula="of:=IF(OR([.P508]&lt;[.P$549];[.P508]&gt;[.P$550]);&quot;&quot;;[.P508])">
            <text:p/>
          </table:table-cell>
          <table:table-cell table:style-name="Default" table:formula="of:=IF(OR([.Q508]&lt;[.Q$549];[.Q508]&gt;[.Q$550]);&quot;&quot;;[.Q508])">
            <text:p/>
          </table:table-cell>
          <table:table-cell table:style-name="Default" table:formula="of:=IF(OR([.R508]&lt;[.R$549];[.R508]&gt;[.R$550]);&quot;&quot;;[.R508])">
            <text:p/>
          </table:table-cell>
          <table:table-cell table:style-name="Default" table:formula="of:=IF(OR([.S508]&lt;[.S$549];[.S508]&gt;[.S$550]);&quot;&quot;;[.S508])">
            <text:p/>
          </table:table-cell>
          <table:table-cell table:style-name="Default" table:formula="of:=IF(OR([.T508]&lt;[.T$549];[.T508]&gt;[.T$550]);&quot;&quot;;[.T508])">
            <text:p/>
          </table:table-cell>
          <table:table-cell table:style-name="Default" table:formula="of:=IF(OR([.U508]&lt;[.U$549];[.U508]&gt;[.U$550]);&quot;&quot;;[.U508])">
            <text:p/>
          </table:table-cell>
          <table:table-cell table:style-name="Default" table:formula="of:=IF(OR([.V508]&lt;[.V$549];[.V508]&gt;[.V$550]);&quot;&quot;;[.V50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9]&lt;[.B$549];[.B509]&gt;[.B$550]);&quot;&quot;;[.B509])">
            <text:p/>
          </table:table-cell>
          <table:table-cell table:style-name="Default" table:formula="of:=IF(OR([.C509]&lt;[.C$549];[.C509]&gt;[.C$550]);&quot;&quot;;[.C509])">
            <text:p/>
          </table:table-cell>
          <table:table-cell table:style-name="Default" table:formula="of:=IF(OR([.D509]&lt;[.D$549];[.D509]&gt;[.D$550]);&quot;&quot;;[.D509])">
            <text:p/>
          </table:table-cell>
          <table:table-cell table:style-name="Default" table:formula="of:=IF(OR([.E509]&lt;[.E$549];[.E509]&gt;[.E$550]);&quot;&quot;;[.E509])">
            <text:p/>
          </table:table-cell>
          <table:table-cell table:style-name="Default" table:formula="of:=IF(OR([.F509]&lt;[.F$549];[.F509]&gt;[.F$550]);&quot;&quot;;[.F509])">
            <text:p/>
          </table:table-cell>
          <table:table-cell table:style-name="Default" table:formula="of:=IF(OR([.G509]&lt;[.G$549];[.G509]&gt;[.G$550]);&quot;&quot;;[.G509])">
            <text:p/>
          </table:table-cell>
          <table:table-cell table:style-name="Default" table:formula="of:=IF(OR([.H509]&lt;[.H$549];[.H509]&gt;[.H$550]);&quot;&quot;;[.H509])">
            <text:p/>
          </table:table-cell>
          <table:table-cell table:style-name="Default" table:formula="of:=IF(OR([.I509]&lt;[.I$549];[.I509]&gt;[.I$550]);&quot;&quot;;[.I509])">
            <text:p/>
          </table:table-cell>
          <table:table-cell table:style-name="Default" table:formula="of:=IF(OR([.J509]&lt;[.J$549];[.J509]&gt;[.J$550]);&quot;&quot;;[.J509])">
            <text:p/>
          </table:table-cell>
          <table:table-cell table:style-name="Default" table:formula="of:=IF(OR([.K509]&lt;[.K$549];[.K509]&gt;[.K$550]);&quot;&quot;;[.K509])">
            <text:p/>
          </table:table-cell>
          <table:table-cell table:style-name="Default" table:formula="of:=IF(OR([.L509]&lt;[.L$549];[.L509]&gt;[.L$550]);&quot;&quot;;[.L509])">
            <text:p/>
          </table:table-cell>
          <table:table-cell table:style-name="Default" table:formula="of:=IF(OR([.M509]&lt;[.M$549];[.M509]&gt;[.M$550]);&quot;&quot;;[.M509])">
            <text:p/>
          </table:table-cell>
          <table:table-cell table:style-name="Default" table:formula="of:=IF(OR([.N509]&lt;[.N$549];[.N509]&gt;[.N$550]);&quot;&quot;;[.N509])">
            <text:p/>
          </table:table-cell>
          <table:table-cell table:style-name="Default" table:formula="of:=IF(OR([.O509]&lt;[.O$549];[.O509]&gt;[.O$550]);&quot;&quot;;[.O509])">
            <text:p/>
          </table:table-cell>
          <table:table-cell table:style-name="Default" table:formula="of:=IF(OR([.P509]&lt;[.P$549];[.P509]&gt;[.P$550]);&quot;&quot;;[.P509])">
            <text:p/>
          </table:table-cell>
          <table:table-cell table:style-name="Default" table:formula="of:=IF(OR([.Q509]&lt;[.Q$549];[.Q509]&gt;[.Q$550]);&quot;&quot;;[.Q509])">
            <text:p/>
          </table:table-cell>
          <table:table-cell table:style-name="Default" table:formula="of:=IF(OR([.R509]&lt;[.R$549];[.R509]&gt;[.R$550]);&quot;&quot;;[.R509])">
            <text:p/>
          </table:table-cell>
          <table:table-cell table:style-name="Default" table:formula="of:=IF(OR([.S509]&lt;[.S$549];[.S509]&gt;[.S$550]);&quot;&quot;;[.S509])">
            <text:p/>
          </table:table-cell>
          <table:table-cell table:style-name="Default" table:formula="of:=IF(OR([.T509]&lt;[.T$549];[.T509]&gt;[.T$550]);&quot;&quot;;[.T509])">
            <text:p/>
          </table:table-cell>
          <table:table-cell table:style-name="Default" table:formula="of:=IF(OR([.U509]&lt;[.U$549];[.U509]&gt;[.U$550]);&quot;&quot;;[.U509])">
            <text:p/>
          </table:table-cell>
          <table:table-cell table:style-name="Default" table:formula="of:=IF(OR([.V509]&lt;[.V$549];[.V509]&gt;[.V$550]);&quot;&quot;;[.V50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0]&lt;[.B$549];[.B510]&gt;[.B$550]);&quot;&quot;;[.B510])">
            <text:p/>
          </table:table-cell>
          <table:table-cell table:style-name="Default" table:formula="of:=IF(OR([.C510]&lt;[.C$549];[.C510]&gt;[.C$550]);&quot;&quot;;[.C510])">
            <text:p/>
          </table:table-cell>
          <table:table-cell table:style-name="Default" table:formula="of:=IF(OR([.D510]&lt;[.D$549];[.D510]&gt;[.D$550]);&quot;&quot;;[.D510])">
            <text:p/>
          </table:table-cell>
          <table:table-cell table:style-name="Default" table:formula="of:=IF(OR([.E510]&lt;[.E$549];[.E510]&gt;[.E$550]);&quot;&quot;;[.E510])">
            <text:p/>
          </table:table-cell>
          <table:table-cell table:style-name="Default" table:formula="of:=IF(OR([.F510]&lt;[.F$549];[.F510]&gt;[.F$550]);&quot;&quot;;[.F510])">
            <text:p/>
          </table:table-cell>
          <table:table-cell table:style-name="Default" table:formula="of:=IF(OR([.G510]&lt;[.G$549];[.G510]&gt;[.G$550]);&quot;&quot;;[.G510])">
            <text:p/>
          </table:table-cell>
          <table:table-cell table:style-name="Default" table:formula="of:=IF(OR([.H510]&lt;[.H$549];[.H510]&gt;[.H$550]);&quot;&quot;;[.H510])">
            <text:p/>
          </table:table-cell>
          <table:table-cell table:style-name="Default" table:formula="of:=IF(OR([.I510]&lt;[.I$549];[.I510]&gt;[.I$550]);&quot;&quot;;[.I510])">
            <text:p/>
          </table:table-cell>
          <table:table-cell table:style-name="Default" table:formula="of:=IF(OR([.J510]&lt;[.J$549];[.J510]&gt;[.J$550]);&quot;&quot;;[.J510])">
            <text:p/>
          </table:table-cell>
          <table:table-cell table:style-name="Default" table:formula="of:=IF(OR([.K510]&lt;[.K$549];[.K510]&gt;[.K$550]);&quot;&quot;;[.K510])">
            <text:p/>
          </table:table-cell>
          <table:table-cell table:style-name="Default" table:formula="of:=IF(OR([.L510]&lt;[.L$549];[.L510]&gt;[.L$550]);&quot;&quot;;[.L510])">
            <text:p/>
          </table:table-cell>
          <table:table-cell table:style-name="Default" table:formula="of:=IF(OR([.M510]&lt;[.M$549];[.M510]&gt;[.M$550]);&quot;&quot;;[.M510])">
            <text:p/>
          </table:table-cell>
          <table:table-cell table:style-name="Default" table:formula="of:=IF(OR([.N510]&lt;[.N$549];[.N510]&gt;[.N$550]);&quot;&quot;;[.N510])">
            <text:p/>
          </table:table-cell>
          <table:table-cell table:style-name="Default" table:formula="of:=IF(OR([.O510]&lt;[.O$549];[.O510]&gt;[.O$550]);&quot;&quot;;[.O510])">
            <text:p/>
          </table:table-cell>
          <table:table-cell table:style-name="Default" table:formula="of:=IF(OR([.P510]&lt;[.P$549];[.P510]&gt;[.P$550]);&quot;&quot;;[.P510])">
            <text:p/>
          </table:table-cell>
          <table:table-cell table:style-name="Default" table:formula="of:=IF(OR([.Q510]&lt;[.Q$549];[.Q510]&gt;[.Q$550]);&quot;&quot;;[.Q510])">
            <text:p/>
          </table:table-cell>
          <table:table-cell table:style-name="Default" table:formula="of:=IF(OR([.R510]&lt;[.R$549];[.R510]&gt;[.R$550]);&quot;&quot;;[.R510])">
            <text:p/>
          </table:table-cell>
          <table:table-cell table:style-name="Default" table:formula="of:=IF(OR([.S510]&lt;[.S$549];[.S510]&gt;[.S$550]);&quot;&quot;;[.S510])">
            <text:p/>
          </table:table-cell>
          <table:table-cell table:style-name="Default" table:formula="of:=IF(OR([.T510]&lt;[.T$549];[.T510]&gt;[.T$550]);&quot;&quot;;[.T510])">
            <text:p/>
          </table:table-cell>
          <table:table-cell table:style-name="Default" table:formula="of:=IF(OR([.U510]&lt;[.U$549];[.U510]&gt;[.U$550]);&quot;&quot;;[.U510])">
            <text:p/>
          </table:table-cell>
          <table:table-cell table:style-name="Default" table:formula="of:=IF(OR([.V510]&lt;[.V$549];[.V510]&gt;[.V$550]);&quot;&quot;;[.V51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1]&lt;[.B$549];[.B511]&gt;[.B$550]);&quot;&quot;;[.B511])">
            <text:p/>
          </table:table-cell>
          <table:table-cell table:style-name="Default" table:formula="of:=IF(OR([.C511]&lt;[.C$549];[.C511]&gt;[.C$550]);&quot;&quot;;[.C511])">
            <text:p/>
          </table:table-cell>
          <table:table-cell table:style-name="Default" table:formula="of:=IF(OR([.D511]&lt;[.D$549];[.D511]&gt;[.D$550]);&quot;&quot;;[.D511])">
            <text:p/>
          </table:table-cell>
          <table:table-cell table:style-name="Default" table:formula="of:=IF(OR([.E511]&lt;[.E$549];[.E511]&gt;[.E$550]);&quot;&quot;;[.E511])">
            <text:p/>
          </table:table-cell>
          <table:table-cell table:style-name="Default" table:formula="of:=IF(OR([.F511]&lt;[.F$549];[.F511]&gt;[.F$550]);&quot;&quot;;[.F511])">
            <text:p/>
          </table:table-cell>
          <table:table-cell table:style-name="Default" table:formula="of:=IF(OR([.G511]&lt;[.G$549];[.G511]&gt;[.G$550]);&quot;&quot;;[.G511])">
            <text:p/>
          </table:table-cell>
          <table:table-cell table:style-name="Default" table:formula="of:=IF(OR([.H511]&lt;[.H$549];[.H511]&gt;[.H$550]);&quot;&quot;;[.H511])">
            <text:p/>
          </table:table-cell>
          <table:table-cell table:style-name="Default" table:formula="of:=IF(OR([.I511]&lt;[.I$549];[.I511]&gt;[.I$550]);&quot;&quot;;[.I511])">
            <text:p/>
          </table:table-cell>
          <table:table-cell table:style-name="Default" table:formula="of:=IF(OR([.J511]&lt;[.J$549];[.J511]&gt;[.J$550]);&quot;&quot;;[.J511])">
            <text:p/>
          </table:table-cell>
          <table:table-cell table:style-name="Default" table:formula="of:=IF(OR([.K511]&lt;[.K$549];[.K511]&gt;[.K$550]);&quot;&quot;;[.K511])">
            <text:p/>
          </table:table-cell>
          <table:table-cell table:style-name="Default" table:formula="of:=IF(OR([.L511]&lt;[.L$549];[.L511]&gt;[.L$550]);&quot;&quot;;[.L511])">
            <text:p/>
          </table:table-cell>
          <table:table-cell table:style-name="Default" table:formula="of:=IF(OR([.M511]&lt;[.M$549];[.M511]&gt;[.M$550]);&quot;&quot;;[.M511])">
            <text:p/>
          </table:table-cell>
          <table:table-cell table:style-name="Default" table:formula="of:=IF(OR([.N511]&lt;[.N$549];[.N511]&gt;[.N$550]);&quot;&quot;;[.N511])">
            <text:p/>
          </table:table-cell>
          <table:table-cell table:style-name="Default" table:formula="of:=IF(OR([.O511]&lt;[.O$549];[.O511]&gt;[.O$550]);&quot;&quot;;[.O511])">
            <text:p/>
          </table:table-cell>
          <table:table-cell table:style-name="Default" table:formula="of:=IF(OR([.P511]&lt;[.P$549];[.P511]&gt;[.P$550]);&quot;&quot;;[.P511])">
            <text:p/>
          </table:table-cell>
          <table:table-cell table:style-name="Default" table:formula="of:=IF(OR([.Q511]&lt;[.Q$549];[.Q511]&gt;[.Q$550]);&quot;&quot;;[.Q511])">
            <text:p/>
          </table:table-cell>
          <table:table-cell table:style-name="Default" table:formula="of:=IF(OR([.R511]&lt;[.R$549];[.R511]&gt;[.R$550]);&quot;&quot;;[.R511])">
            <text:p/>
          </table:table-cell>
          <table:table-cell table:style-name="Default" table:formula="of:=IF(OR([.S511]&lt;[.S$549];[.S511]&gt;[.S$550]);&quot;&quot;;[.S511])">
            <text:p/>
          </table:table-cell>
          <table:table-cell table:style-name="Default" table:formula="of:=IF(OR([.T511]&lt;[.T$549];[.T511]&gt;[.T$550]);&quot;&quot;;[.T511])">
            <text:p/>
          </table:table-cell>
          <table:table-cell table:style-name="Default" table:formula="of:=IF(OR([.U511]&lt;[.U$549];[.U511]&gt;[.U$550]);&quot;&quot;;[.U511])">
            <text:p/>
          </table:table-cell>
          <table:table-cell table:style-name="Default" table:formula="of:=IF(OR([.V511]&lt;[.V$549];[.V511]&gt;[.V$550]);&quot;&quot;;[.V51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2]&lt;[.B$549];[.B512]&gt;[.B$550]);&quot;&quot;;[.B512])">
            <text:p/>
          </table:table-cell>
          <table:table-cell table:style-name="Default" table:formula="of:=IF(OR([.C512]&lt;[.C$549];[.C512]&gt;[.C$550]);&quot;&quot;;[.C512])">
            <text:p/>
          </table:table-cell>
          <table:table-cell table:style-name="Default" table:formula="of:=IF(OR([.D512]&lt;[.D$549];[.D512]&gt;[.D$550]);&quot;&quot;;[.D512])">
            <text:p/>
          </table:table-cell>
          <table:table-cell table:style-name="Default" table:formula="of:=IF(OR([.E512]&lt;[.E$549];[.E512]&gt;[.E$550]);&quot;&quot;;[.E512])">
            <text:p/>
          </table:table-cell>
          <table:table-cell table:style-name="Default" table:formula="of:=IF(OR([.F512]&lt;[.F$549];[.F512]&gt;[.F$550]);&quot;&quot;;[.F512])">
            <text:p/>
          </table:table-cell>
          <table:table-cell table:style-name="Default" table:formula="of:=IF(OR([.G512]&lt;[.G$549];[.G512]&gt;[.G$550]);&quot;&quot;;[.G512])">
            <text:p/>
          </table:table-cell>
          <table:table-cell table:style-name="Default" table:formula="of:=IF(OR([.H512]&lt;[.H$549];[.H512]&gt;[.H$550]);&quot;&quot;;[.H512])">
            <text:p/>
          </table:table-cell>
          <table:table-cell table:style-name="Default" table:formula="of:=IF(OR([.I512]&lt;[.I$549];[.I512]&gt;[.I$550]);&quot;&quot;;[.I512])">
            <text:p/>
          </table:table-cell>
          <table:table-cell table:style-name="Default" table:formula="of:=IF(OR([.J512]&lt;[.J$549];[.J512]&gt;[.J$550]);&quot;&quot;;[.J512])">
            <text:p/>
          </table:table-cell>
          <table:table-cell table:style-name="Default" table:formula="of:=IF(OR([.K512]&lt;[.K$549];[.K512]&gt;[.K$550]);&quot;&quot;;[.K512])">
            <text:p/>
          </table:table-cell>
          <table:table-cell table:style-name="Default" table:formula="of:=IF(OR([.L512]&lt;[.L$549];[.L512]&gt;[.L$550]);&quot;&quot;;[.L512])">
            <text:p/>
          </table:table-cell>
          <table:table-cell table:style-name="Default" table:formula="of:=IF(OR([.M512]&lt;[.M$549];[.M512]&gt;[.M$550]);&quot;&quot;;[.M512])">
            <text:p/>
          </table:table-cell>
          <table:table-cell table:style-name="Default" table:formula="of:=IF(OR([.N512]&lt;[.N$549];[.N512]&gt;[.N$550]);&quot;&quot;;[.N512])">
            <text:p/>
          </table:table-cell>
          <table:table-cell table:style-name="Default" table:formula="of:=IF(OR([.O512]&lt;[.O$549];[.O512]&gt;[.O$550]);&quot;&quot;;[.O512])">
            <text:p/>
          </table:table-cell>
          <table:table-cell table:style-name="Default" table:formula="of:=IF(OR([.P512]&lt;[.P$549];[.P512]&gt;[.P$550]);&quot;&quot;;[.P512])">
            <text:p/>
          </table:table-cell>
          <table:table-cell table:style-name="Default" table:formula="of:=IF(OR([.Q512]&lt;[.Q$549];[.Q512]&gt;[.Q$550]);&quot;&quot;;[.Q512])">
            <text:p/>
          </table:table-cell>
          <table:table-cell table:style-name="Default" table:formula="of:=IF(OR([.R512]&lt;[.R$549];[.R512]&gt;[.R$550]);&quot;&quot;;[.R512])">
            <text:p/>
          </table:table-cell>
          <table:table-cell table:style-name="Default" table:formula="of:=IF(OR([.S512]&lt;[.S$549];[.S512]&gt;[.S$550]);&quot;&quot;;[.S512])">
            <text:p/>
          </table:table-cell>
          <table:table-cell table:style-name="Default" table:formula="of:=IF(OR([.T512]&lt;[.T$549];[.T512]&gt;[.T$550]);&quot;&quot;;[.T512])">
            <text:p/>
          </table:table-cell>
          <table:table-cell table:style-name="Default" table:formula="of:=IF(OR([.U512]&lt;[.U$549];[.U512]&gt;[.U$550]);&quot;&quot;;[.U512])">
            <text:p/>
          </table:table-cell>
          <table:table-cell table:style-name="Default" table:formula="of:=IF(OR([.V512]&lt;[.V$549];[.V512]&gt;[.V$550]);&quot;&quot;;[.V51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3]&lt;[.B$549];[.B513]&gt;[.B$550]);&quot;&quot;;[.B513])">
            <text:p/>
          </table:table-cell>
          <table:table-cell table:style-name="Default" table:formula="of:=IF(OR([.C513]&lt;[.C$549];[.C513]&gt;[.C$550]);&quot;&quot;;[.C513])">
            <text:p/>
          </table:table-cell>
          <table:table-cell table:style-name="Default" table:formula="of:=IF(OR([.D513]&lt;[.D$549];[.D513]&gt;[.D$550]);&quot;&quot;;[.D513])">
            <text:p/>
          </table:table-cell>
          <table:table-cell table:style-name="Default" table:formula="of:=IF(OR([.E513]&lt;[.E$549];[.E513]&gt;[.E$550]);&quot;&quot;;[.E513])">
            <text:p/>
          </table:table-cell>
          <table:table-cell table:style-name="Default" table:formula="of:=IF(OR([.F513]&lt;[.F$549];[.F513]&gt;[.F$550]);&quot;&quot;;[.F513])">
            <text:p/>
          </table:table-cell>
          <table:table-cell table:style-name="Default" table:formula="of:=IF(OR([.G513]&lt;[.G$549];[.G513]&gt;[.G$550]);&quot;&quot;;[.G513])">
            <text:p/>
          </table:table-cell>
          <table:table-cell table:style-name="Default" table:formula="of:=IF(OR([.H513]&lt;[.H$549];[.H513]&gt;[.H$550]);&quot;&quot;;[.H513])">
            <text:p/>
          </table:table-cell>
          <table:table-cell table:style-name="Default" table:formula="of:=IF(OR([.I513]&lt;[.I$549];[.I513]&gt;[.I$550]);&quot;&quot;;[.I513])">
            <text:p/>
          </table:table-cell>
          <table:table-cell table:style-name="Default" table:formula="of:=IF(OR([.J513]&lt;[.J$549];[.J513]&gt;[.J$550]);&quot;&quot;;[.J513])">
            <text:p/>
          </table:table-cell>
          <table:table-cell table:style-name="Default" table:formula="of:=IF(OR([.K513]&lt;[.K$549];[.K513]&gt;[.K$550]);&quot;&quot;;[.K513])">
            <text:p/>
          </table:table-cell>
          <table:table-cell table:style-name="Default" table:formula="of:=IF(OR([.L513]&lt;[.L$549];[.L513]&gt;[.L$550]);&quot;&quot;;[.L513])">
            <text:p/>
          </table:table-cell>
          <table:table-cell table:style-name="Default" table:formula="of:=IF(OR([.M513]&lt;[.M$549];[.M513]&gt;[.M$550]);&quot;&quot;;[.M513])">
            <text:p/>
          </table:table-cell>
          <table:table-cell table:style-name="Default" table:formula="of:=IF(OR([.N513]&lt;[.N$549];[.N513]&gt;[.N$550]);&quot;&quot;;[.N513])">
            <text:p/>
          </table:table-cell>
          <table:table-cell table:style-name="Default" table:formula="of:=IF(OR([.O513]&lt;[.O$549];[.O513]&gt;[.O$550]);&quot;&quot;;[.O513])">
            <text:p/>
          </table:table-cell>
          <table:table-cell table:style-name="Default" table:formula="of:=IF(OR([.P513]&lt;[.P$549];[.P513]&gt;[.P$550]);&quot;&quot;;[.P513])">
            <text:p/>
          </table:table-cell>
          <table:table-cell table:style-name="Default" table:formula="of:=IF(OR([.Q513]&lt;[.Q$549];[.Q513]&gt;[.Q$550]);&quot;&quot;;[.Q513])">
            <text:p/>
          </table:table-cell>
          <table:table-cell table:style-name="Default" table:formula="of:=IF(OR([.R513]&lt;[.R$549];[.R513]&gt;[.R$550]);&quot;&quot;;[.R513])">
            <text:p/>
          </table:table-cell>
          <table:table-cell table:style-name="Default" table:formula="of:=IF(OR([.S513]&lt;[.S$549];[.S513]&gt;[.S$550]);&quot;&quot;;[.S513])">
            <text:p/>
          </table:table-cell>
          <table:table-cell table:style-name="Default" table:formula="of:=IF(OR([.T513]&lt;[.T$549];[.T513]&gt;[.T$550]);&quot;&quot;;[.T513])">
            <text:p/>
          </table:table-cell>
          <table:table-cell table:style-name="Default" table:formula="of:=IF(OR([.U513]&lt;[.U$549];[.U513]&gt;[.U$550]);&quot;&quot;;[.U513])">
            <text:p/>
          </table:table-cell>
          <table:table-cell table:style-name="Default" table:formula="of:=IF(OR([.V513]&lt;[.V$549];[.V513]&gt;[.V$550]);&quot;&quot;;[.V51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4]&lt;[.B$549];[.B514]&gt;[.B$550]);&quot;&quot;;[.B514])">
            <text:p/>
          </table:table-cell>
          <table:table-cell table:style-name="Default" table:formula="of:=IF(OR([.C514]&lt;[.C$549];[.C514]&gt;[.C$550]);&quot;&quot;;[.C514])">
            <text:p/>
          </table:table-cell>
          <table:table-cell table:style-name="Default" table:formula="of:=IF(OR([.D514]&lt;[.D$549];[.D514]&gt;[.D$550]);&quot;&quot;;[.D514])">
            <text:p/>
          </table:table-cell>
          <table:table-cell table:style-name="Default" table:formula="of:=IF(OR([.E514]&lt;[.E$549];[.E514]&gt;[.E$550]);&quot;&quot;;[.E514])">
            <text:p/>
          </table:table-cell>
          <table:table-cell table:style-name="Default" table:formula="of:=IF(OR([.F514]&lt;[.F$549];[.F514]&gt;[.F$550]);&quot;&quot;;[.F514])">
            <text:p/>
          </table:table-cell>
          <table:table-cell table:style-name="Default" table:formula="of:=IF(OR([.G514]&lt;[.G$549];[.G514]&gt;[.G$550]);&quot;&quot;;[.G514])">
            <text:p/>
          </table:table-cell>
          <table:table-cell table:style-name="Default" table:formula="of:=IF(OR([.H514]&lt;[.H$549];[.H514]&gt;[.H$550]);&quot;&quot;;[.H514])">
            <text:p/>
          </table:table-cell>
          <table:table-cell table:style-name="Default" table:formula="of:=IF(OR([.I514]&lt;[.I$549];[.I514]&gt;[.I$550]);&quot;&quot;;[.I514])">
            <text:p/>
          </table:table-cell>
          <table:table-cell table:style-name="Default" table:formula="of:=IF(OR([.J514]&lt;[.J$549];[.J514]&gt;[.J$550]);&quot;&quot;;[.J514])">
            <text:p/>
          </table:table-cell>
          <table:table-cell table:style-name="Default" table:formula="of:=IF(OR([.K514]&lt;[.K$549];[.K514]&gt;[.K$550]);&quot;&quot;;[.K514])">
            <text:p/>
          </table:table-cell>
          <table:table-cell table:style-name="Default" table:formula="of:=IF(OR([.L514]&lt;[.L$549];[.L514]&gt;[.L$550]);&quot;&quot;;[.L514])">
            <text:p/>
          </table:table-cell>
          <table:table-cell table:style-name="Default" table:formula="of:=IF(OR([.M514]&lt;[.M$549];[.M514]&gt;[.M$550]);&quot;&quot;;[.M514])">
            <text:p/>
          </table:table-cell>
          <table:table-cell table:style-name="Default" table:formula="of:=IF(OR([.N514]&lt;[.N$549];[.N514]&gt;[.N$550]);&quot;&quot;;[.N514])">
            <text:p/>
          </table:table-cell>
          <table:table-cell table:style-name="Default" table:formula="of:=IF(OR([.O514]&lt;[.O$549];[.O514]&gt;[.O$550]);&quot;&quot;;[.O514])">
            <text:p/>
          </table:table-cell>
          <table:table-cell table:style-name="Default" table:formula="of:=IF(OR([.P514]&lt;[.P$549];[.P514]&gt;[.P$550]);&quot;&quot;;[.P514])">
            <text:p/>
          </table:table-cell>
          <table:table-cell table:style-name="Default" table:formula="of:=IF(OR([.Q514]&lt;[.Q$549];[.Q514]&gt;[.Q$550]);&quot;&quot;;[.Q514])">
            <text:p/>
          </table:table-cell>
          <table:table-cell table:style-name="Default" table:formula="of:=IF(OR([.R514]&lt;[.R$549];[.R514]&gt;[.R$550]);&quot;&quot;;[.R514])">
            <text:p/>
          </table:table-cell>
          <table:table-cell table:style-name="Default" table:formula="of:=IF(OR([.S514]&lt;[.S$549];[.S514]&gt;[.S$550]);&quot;&quot;;[.S514])">
            <text:p/>
          </table:table-cell>
          <table:table-cell table:style-name="Default" table:formula="of:=IF(OR([.T514]&lt;[.T$549];[.T514]&gt;[.T$550]);&quot;&quot;;[.T514])">
            <text:p/>
          </table:table-cell>
          <table:table-cell table:style-name="Default" table:formula="of:=IF(OR([.U514]&lt;[.U$549];[.U514]&gt;[.U$550]);&quot;&quot;;[.U514])">
            <text:p/>
          </table:table-cell>
          <table:table-cell table:style-name="Default" table:formula="of:=IF(OR([.V514]&lt;[.V$549];[.V514]&gt;[.V$550]);&quot;&quot;;[.V51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5]&lt;[.B$549];[.B515]&gt;[.B$550]);&quot;&quot;;[.B515])">
            <text:p/>
          </table:table-cell>
          <table:table-cell table:style-name="Default" table:formula="of:=IF(OR([.C515]&lt;[.C$549];[.C515]&gt;[.C$550]);&quot;&quot;;[.C515])">
            <text:p/>
          </table:table-cell>
          <table:table-cell table:style-name="Default" table:formula="of:=IF(OR([.D515]&lt;[.D$549];[.D515]&gt;[.D$550]);&quot;&quot;;[.D515])">
            <text:p/>
          </table:table-cell>
          <table:table-cell table:style-name="Default" table:formula="of:=IF(OR([.E515]&lt;[.E$549];[.E515]&gt;[.E$550]);&quot;&quot;;[.E515])">
            <text:p/>
          </table:table-cell>
          <table:table-cell table:style-name="Default" table:formula="of:=IF(OR([.F515]&lt;[.F$549];[.F515]&gt;[.F$550]);&quot;&quot;;[.F515])">
            <text:p/>
          </table:table-cell>
          <table:table-cell table:style-name="Default" table:formula="of:=IF(OR([.G515]&lt;[.G$549];[.G515]&gt;[.G$550]);&quot;&quot;;[.G515])">
            <text:p/>
          </table:table-cell>
          <table:table-cell table:style-name="Default" table:formula="of:=IF(OR([.H515]&lt;[.H$549];[.H515]&gt;[.H$550]);&quot;&quot;;[.H515])">
            <text:p/>
          </table:table-cell>
          <table:table-cell table:style-name="Default" table:formula="of:=IF(OR([.I515]&lt;[.I$549];[.I515]&gt;[.I$550]);&quot;&quot;;[.I515])">
            <text:p/>
          </table:table-cell>
          <table:table-cell table:style-name="Default" table:formula="of:=IF(OR([.J515]&lt;[.J$549];[.J515]&gt;[.J$550]);&quot;&quot;;[.J515])">
            <text:p/>
          </table:table-cell>
          <table:table-cell table:style-name="Default" table:formula="of:=IF(OR([.K515]&lt;[.K$549];[.K515]&gt;[.K$550]);&quot;&quot;;[.K515])">
            <text:p/>
          </table:table-cell>
          <table:table-cell table:style-name="Default" table:formula="of:=IF(OR([.L515]&lt;[.L$549];[.L515]&gt;[.L$550]);&quot;&quot;;[.L515])">
            <text:p/>
          </table:table-cell>
          <table:table-cell table:style-name="Default" table:formula="of:=IF(OR([.M515]&lt;[.M$549];[.M515]&gt;[.M$550]);&quot;&quot;;[.M515])">
            <text:p/>
          </table:table-cell>
          <table:table-cell table:style-name="Default" table:formula="of:=IF(OR([.N515]&lt;[.N$549];[.N515]&gt;[.N$550]);&quot;&quot;;[.N515])">
            <text:p/>
          </table:table-cell>
          <table:table-cell table:style-name="Default" table:formula="of:=IF(OR([.O515]&lt;[.O$549];[.O515]&gt;[.O$550]);&quot;&quot;;[.O515])">
            <text:p/>
          </table:table-cell>
          <table:table-cell table:style-name="Default" table:formula="of:=IF(OR([.P515]&lt;[.P$549];[.P515]&gt;[.P$550]);&quot;&quot;;[.P515])">
            <text:p/>
          </table:table-cell>
          <table:table-cell table:style-name="Default" table:formula="of:=IF(OR([.Q515]&lt;[.Q$549];[.Q515]&gt;[.Q$550]);&quot;&quot;;[.Q515])">
            <text:p/>
          </table:table-cell>
          <table:table-cell table:style-name="Default" table:formula="of:=IF(OR([.R515]&lt;[.R$549];[.R515]&gt;[.R$550]);&quot;&quot;;[.R515])">
            <text:p/>
          </table:table-cell>
          <table:table-cell table:style-name="Default" table:formula="of:=IF(OR([.S515]&lt;[.S$549];[.S515]&gt;[.S$550]);&quot;&quot;;[.S515])">
            <text:p/>
          </table:table-cell>
          <table:table-cell table:style-name="Default" table:formula="of:=IF(OR([.T515]&lt;[.T$549];[.T515]&gt;[.T$550]);&quot;&quot;;[.T515])">
            <text:p/>
          </table:table-cell>
          <table:table-cell table:style-name="Default" table:formula="of:=IF(OR([.U515]&lt;[.U$549];[.U515]&gt;[.U$550]);&quot;&quot;;[.U515])">
            <text:p/>
          </table:table-cell>
          <table:table-cell table:style-name="Default" table:formula="of:=IF(OR([.V515]&lt;[.V$549];[.V515]&gt;[.V$550]);&quot;&quot;;[.V51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6]&lt;[.B$549];[.B516]&gt;[.B$550]);&quot;&quot;;[.B516])">
            <text:p/>
          </table:table-cell>
          <table:table-cell table:style-name="Default" table:formula="of:=IF(OR([.C516]&lt;[.C$549];[.C516]&gt;[.C$550]);&quot;&quot;;[.C516])">
            <text:p/>
          </table:table-cell>
          <table:table-cell table:style-name="Default" table:formula="of:=IF(OR([.D516]&lt;[.D$549];[.D516]&gt;[.D$550]);&quot;&quot;;[.D516])">
            <text:p/>
          </table:table-cell>
          <table:table-cell table:style-name="Default" table:formula="of:=IF(OR([.E516]&lt;[.E$549];[.E516]&gt;[.E$550]);&quot;&quot;;[.E516])">
            <text:p/>
          </table:table-cell>
          <table:table-cell table:style-name="Default" table:formula="of:=IF(OR([.F516]&lt;[.F$549];[.F516]&gt;[.F$550]);&quot;&quot;;[.F516])">
            <text:p/>
          </table:table-cell>
          <table:table-cell table:style-name="Default" table:formula="of:=IF(OR([.G516]&lt;[.G$549];[.G516]&gt;[.G$550]);&quot;&quot;;[.G516])">
            <text:p/>
          </table:table-cell>
          <table:table-cell table:style-name="Default" table:formula="of:=IF(OR([.H516]&lt;[.H$549];[.H516]&gt;[.H$550]);&quot;&quot;;[.H516])">
            <text:p/>
          </table:table-cell>
          <table:table-cell table:style-name="Default" table:formula="of:=IF(OR([.I516]&lt;[.I$549];[.I516]&gt;[.I$550]);&quot;&quot;;[.I516])">
            <text:p/>
          </table:table-cell>
          <table:table-cell table:style-name="Default" table:formula="of:=IF(OR([.J516]&lt;[.J$549];[.J516]&gt;[.J$550]);&quot;&quot;;[.J516])">
            <text:p/>
          </table:table-cell>
          <table:table-cell table:style-name="Default" table:formula="of:=IF(OR([.K516]&lt;[.K$549];[.K516]&gt;[.K$550]);&quot;&quot;;[.K516])">
            <text:p/>
          </table:table-cell>
          <table:table-cell table:style-name="Default" table:formula="of:=IF(OR([.L516]&lt;[.L$549];[.L516]&gt;[.L$550]);&quot;&quot;;[.L516])">
            <text:p/>
          </table:table-cell>
          <table:table-cell table:style-name="Default" table:formula="of:=IF(OR([.M516]&lt;[.M$549];[.M516]&gt;[.M$550]);&quot;&quot;;[.M516])">
            <text:p/>
          </table:table-cell>
          <table:table-cell table:style-name="Default" table:formula="of:=IF(OR([.N516]&lt;[.N$549];[.N516]&gt;[.N$550]);&quot;&quot;;[.N516])">
            <text:p/>
          </table:table-cell>
          <table:table-cell table:style-name="Default" table:formula="of:=IF(OR([.O516]&lt;[.O$549];[.O516]&gt;[.O$550]);&quot;&quot;;[.O516])">
            <text:p/>
          </table:table-cell>
          <table:table-cell table:style-name="Default" table:formula="of:=IF(OR([.P516]&lt;[.P$549];[.P516]&gt;[.P$550]);&quot;&quot;;[.P516])">
            <text:p/>
          </table:table-cell>
          <table:table-cell table:style-name="Default" table:formula="of:=IF(OR([.Q516]&lt;[.Q$549];[.Q516]&gt;[.Q$550]);&quot;&quot;;[.Q516])">
            <text:p/>
          </table:table-cell>
          <table:table-cell table:style-name="Default" table:formula="of:=IF(OR([.R516]&lt;[.R$549];[.R516]&gt;[.R$550]);&quot;&quot;;[.R516])">
            <text:p/>
          </table:table-cell>
          <table:table-cell table:style-name="Default" table:formula="of:=IF(OR([.S516]&lt;[.S$549];[.S516]&gt;[.S$550]);&quot;&quot;;[.S516])">
            <text:p/>
          </table:table-cell>
          <table:table-cell table:style-name="Default" table:formula="of:=IF(OR([.T516]&lt;[.T$549];[.T516]&gt;[.T$550]);&quot;&quot;;[.T516])">
            <text:p/>
          </table:table-cell>
          <table:table-cell table:style-name="Default" table:formula="of:=IF(OR([.U516]&lt;[.U$549];[.U516]&gt;[.U$550]);&quot;&quot;;[.U516])">
            <text:p/>
          </table:table-cell>
          <table:table-cell table:style-name="Default" table:formula="of:=IF(OR([.V516]&lt;[.V$549];[.V516]&gt;[.V$550]);&quot;&quot;;[.V51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7]&lt;[.B$549];[.B517]&gt;[.B$550]);&quot;&quot;;[.B517])">
            <text:p/>
          </table:table-cell>
          <table:table-cell table:style-name="Default" table:formula="of:=IF(OR([.C517]&lt;[.C$549];[.C517]&gt;[.C$550]);&quot;&quot;;[.C517])">
            <text:p/>
          </table:table-cell>
          <table:table-cell table:style-name="Default" table:formula="of:=IF(OR([.D517]&lt;[.D$549];[.D517]&gt;[.D$550]);&quot;&quot;;[.D517])">
            <text:p/>
          </table:table-cell>
          <table:table-cell table:style-name="Default" table:formula="of:=IF(OR([.E517]&lt;[.E$549];[.E517]&gt;[.E$550]);&quot;&quot;;[.E517])">
            <text:p/>
          </table:table-cell>
          <table:table-cell table:style-name="Default" table:formula="of:=IF(OR([.F517]&lt;[.F$549];[.F517]&gt;[.F$550]);&quot;&quot;;[.F517])">
            <text:p/>
          </table:table-cell>
          <table:table-cell table:style-name="Default" table:formula="of:=IF(OR([.G517]&lt;[.G$549];[.G517]&gt;[.G$550]);&quot;&quot;;[.G517])">
            <text:p/>
          </table:table-cell>
          <table:table-cell table:style-name="Default" table:formula="of:=IF(OR([.H517]&lt;[.H$549];[.H517]&gt;[.H$550]);&quot;&quot;;[.H517])">
            <text:p/>
          </table:table-cell>
          <table:table-cell table:style-name="Default" table:formula="of:=IF(OR([.I517]&lt;[.I$549];[.I517]&gt;[.I$550]);&quot;&quot;;[.I517])">
            <text:p/>
          </table:table-cell>
          <table:table-cell table:style-name="Default" table:formula="of:=IF(OR([.J517]&lt;[.J$549];[.J517]&gt;[.J$550]);&quot;&quot;;[.J517])">
            <text:p/>
          </table:table-cell>
          <table:table-cell table:style-name="Default" table:formula="of:=IF(OR([.K517]&lt;[.K$549];[.K517]&gt;[.K$550]);&quot;&quot;;[.K517])">
            <text:p/>
          </table:table-cell>
          <table:table-cell table:style-name="Default" table:formula="of:=IF(OR([.L517]&lt;[.L$549];[.L517]&gt;[.L$550]);&quot;&quot;;[.L517])">
            <text:p/>
          </table:table-cell>
          <table:table-cell table:style-name="Default" table:formula="of:=IF(OR([.M517]&lt;[.M$549];[.M517]&gt;[.M$550]);&quot;&quot;;[.M517])">
            <text:p/>
          </table:table-cell>
          <table:table-cell table:style-name="Default" table:formula="of:=IF(OR([.N517]&lt;[.N$549];[.N517]&gt;[.N$550]);&quot;&quot;;[.N517])">
            <text:p/>
          </table:table-cell>
          <table:table-cell table:style-name="Default" table:formula="of:=IF(OR([.O517]&lt;[.O$549];[.O517]&gt;[.O$550]);&quot;&quot;;[.O517])">
            <text:p/>
          </table:table-cell>
          <table:table-cell table:style-name="Default" table:formula="of:=IF(OR([.P517]&lt;[.P$549];[.P517]&gt;[.P$550]);&quot;&quot;;[.P517])">
            <text:p/>
          </table:table-cell>
          <table:table-cell table:style-name="Default" table:formula="of:=IF(OR([.Q517]&lt;[.Q$549];[.Q517]&gt;[.Q$550]);&quot;&quot;;[.Q517])">
            <text:p/>
          </table:table-cell>
          <table:table-cell table:style-name="Default" table:formula="of:=IF(OR([.R517]&lt;[.R$549];[.R517]&gt;[.R$550]);&quot;&quot;;[.R517])">
            <text:p/>
          </table:table-cell>
          <table:table-cell table:style-name="Default" table:formula="of:=IF(OR([.S517]&lt;[.S$549];[.S517]&gt;[.S$550]);&quot;&quot;;[.S517])">
            <text:p/>
          </table:table-cell>
          <table:table-cell table:style-name="Default" table:formula="of:=IF(OR([.T517]&lt;[.T$549];[.T517]&gt;[.T$550]);&quot;&quot;;[.T517])">
            <text:p/>
          </table:table-cell>
          <table:table-cell table:style-name="Default" table:formula="of:=IF(OR([.U517]&lt;[.U$549];[.U517]&gt;[.U$550]);&quot;&quot;;[.U517])">
            <text:p/>
          </table:table-cell>
          <table:table-cell table:style-name="Default" table:formula="of:=IF(OR([.V517]&lt;[.V$549];[.V517]&gt;[.V$550]);&quot;&quot;;[.V51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8]&lt;[.B$549];[.B518]&gt;[.B$550]);&quot;&quot;;[.B518])">
            <text:p/>
          </table:table-cell>
          <table:table-cell table:style-name="Default" table:formula="of:=IF(OR([.C518]&lt;[.C$549];[.C518]&gt;[.C$550]);&quot;&quot;;[.C518])">
            <text:p/>
          </table:table-cell>
          <table:table-cell table:style-name="Default" table:formula="of:=IF(OR([.D518]&lt;[.D$549];[.D518]&gt;[.D$550]);&quot;&quot;;[.D518])">
            <text:p/>
          </table:table-cell>
          <table:table-cell table:style-name="Default" table:formula="of:=IF(OR([.E518]&lt;[.E$549];[.E518]&gt;[.E$550]);&quot;&quot;;[.E518])">
            <text:p/>
          </table:table-cell>
          <table:table-cell table:style-name="Default" table:formula="of:=IF(OR([.F518]&lt;[.F$549];[.F518]&gt;[.F$550]);&quot;&quot;;[.F518])">
            <text:p/>
          </table:table-cell>
          <table:table-cell table:style-name="Default" table:formula="of:=IF(OR([.G518]&lt;[.G$549];[.G518]&gt;[.G$550]);&quot;&quot;;[.G518])">
            <text:p/>
          </table:table-cell>
          <table:table-cell table:style-name="Default" table:formula="of:=IF(OR([.H518]&lt;[.H$549];[.H518]&gt;[.H$550]);&quot;&quot;;[.H518])">
            <text:p/>
          </table:table-cell>
          <table:table-cell table:style-name="Default" table:formula="of:=IF(OR([.I518]&lt;[.I$549];[.I518]&gt;[.I$550]);&quot;&quot;;[.I518])">
            <text:p/>
          </table:table-cell>
          <table:table-cell table:style-name="Default" table:formula="of:=IF(OR([.J518]&lt;[.J$549];[.J518]&gt;[.J$550]);&quot;&quot;;[.J518])">
            <text:p/>
          </table:table-cell>
          <table:table-cell table:style-name="Default" table:formula="of:=IF(OR([.K518]&lt;[.K$549];[.K518]&gt;[.K$550]);&quot;&quot;;[.K518])">
            <text:p/>
          </table:table-cell>
          <table:table-cell table:style-name="Default" table:formula="of:=IF(OR([.L518]&lt;[.L$549];[.L518]&gt;[.L$550]);&quot;&quot;;[.L518])">
            <text:p/>
          </table:table-cell>
          <table:table-cell table:style-name="Default" table:formula="of:=IF(OR([.M518]&lt;[.M$549];[.M518]&gt;[.M$550]);&quot;&quot;;[.M518])">
            <text:p/>
          </table:table-cell>
          <table:table-cell table:style-name="Default" table:formula="of:=IF(OR([.N518]&lt;[.N$549];[.N518]&gt;[.N$550]);&quot;&quot;;[.N518])">
            <text:p/>
          </table:table-cell>
          <table:table-cell table:style-name="Default" table:formula="of:=IF(OR([.O518]&lt;[.O$549];[.O518]&gt;[.O$550]);&quot;&quot;;[.O518])">
            <text:p/>
          </table:table-cell>
          <table:table-cell table:style-name="Default" table:formula="of:=IF(OR([.P518]&lt;[.P$549];[.P518]&gt;[.P$550]);&quot;&quot;;[.P518])">
            <text:p/>
          </table:table-cell>
          <table:table-cell table:style-name="Default" table:formula="of:=IF(OR([.Q518]&lt;[.Q$549];[.Q518]&gt;[.Q$550]);&quot;&quot;;[.Q518])">
            <text:p/>
          </table:table-cell>
          <table:table-cell table:style-name="Default" table:formula="of:=IF(OR([.R518]&lt;[.R$549];[.R518]&gt;[.R$550]);&quot;&quot;;[.R518])">
            <text:p/>
          </table:table-cell>
          <table:table-cell table:style-name="Default" table:formula="of:=IF(OR([.S518]&lt;[.S$549];[.S518]&gt;[.S$550]);&quot;&quot;;[.S518])">
            <text:p/>
          </table:table-cell>
          <table:table-cell table:style-name="Default" table:formula="of:=IF(OR([.T518]&lt;[.T$549];[.T518]&gt;[.T$550]);&quot;&quot;;[.T518])">
            <text:p/>
          </table:table-cell>
          <table:table-cell table:style-name="Default" table:formula="of:=IF(OR([.U518]&lt;[.U$549];[.U518]&gt;[.U$550]);&quot;&quot;;[.U518])">
            <text:p/>
          </table:table-cell>
          <table:table-cell table:style-name="Default" table:formula="of:=IF(OR([.V518]&lt;[.V$549];[.V518]&gt;[.V$550]);&quot;&quot;;[.V51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9]&lt;[.B$549];[.B519]&gt;[.B$550]);&quot;&quot;;[.B519])">
            <text:p/>
          </table:table-cell>
          <table:table-cell table:style-name="Default" table:formula="of:=IF(OR([.C519]&lt;[.C$549];[.C519]&gt;[.C$550]);&quot;&quot;;[.C519])">
            <text:p/>
          </table:table-cell>
          <table:table-cell table:style-name="Default" table:formula="of:=IF(OR([.D519]&lt;[.D$549];[.D519]&gt;[.D$550]);&quot;&quot;;[.D519])">
            <text:p/>
          </table:table-cell>
          <table:table-cell table:style-name="Default" table:formula="of:=IF(OR([.E519]&lt;[.E$549];[.E519]&gt;[.E$550]);&quot;&quot;;[.E519])">
            <text:p/>
          </table:table-cell>
          <table:table-cell table:style-name="Default" table:formula="of:=IF(OR([.F519]&lt;[.F$549];[.F519]&gt;[.F$550]);&quot;&quot;;[.F519])">
            <text:p/>
          </table:table-cell>
          <table:table-cell table:style-name="Default" table:formula="of:=IF(OR([.G519]&lt;[.G$549];[.G519]&gt;[.G$550]);&quot;&quot;;[.G519])">
            <text:p/>
          </table:table-cell>
          <table:table-cell table:style-name="Default" table:formula="of:=IF(OR([.H519]&lt;[.H$549];[.H519]&gt;[.H$550]);&quot;&quot;;[.H519])">
            <text:p/>
          </table:table-cell>
          <table:table-cell table:style-name="Default" table:formula="of:=IF(OR([.I519]&lt;[.I$549];[.I519]&gt;[.I$550]);&quot;&quot;;[.I519])">
            <text:p/>
          </table:table-cell>
          <table:table-cell table:style-name="Default" table:formula="of:=IF(OR([.J519]&lt;[.J$549];[.J519]&gt;[.J$550]);&quot;&quot;;[.J519])">
            <text:p/>
          </table:table-cell>
          <table:table-cell table:style-name="Default" table:formula="of:=IF(OR([.K519]&lt;[.K$549];[.K519]&gt;[.K$550]);&quot;&quot;;[.K519])">
            <text:p/>
          </table:table-cell>
          <table:table-cell table:style-name="Default" table:formula="of:=IF(OR([.L519]&lt;[.L$549];[.L519]&gt;[.L$550]);&quot;&quot;;[.L519])">
            <text:p/>
          </table:table-cell>
          <table:table-cell table:style-name="Default" table:formula="of:=IF(OR([.M519]&lt;[.M$549];[.M519]&gt;[.M$550]);&quot;&quot;;[.M519])">
            <text:p/>
          </table:table-cell>
          <table:table-cell table:style-name="Default" table:formula="of:=IF(OR([.N519]&lt;[.N$549];[.N519]&gt;[.N$550]);&quot;&quot;;[.N519])">
            <text:p/>
          </table:table-cell>
          <table:table-cell table:style-name="Default" table:formula="of:=IF(OR([.O519]&lt;[.O$549];[.O519]&gt;[.O$550]);&quot;&quot;;[.O519])">
            <text:p/>
          </table:table-cell>
          <table:table-cell table:style-name="Default" table:formula="of:=IF(OR([.P519]&lt;[.P$549];[.P519]&gt;[.P$550]);&quot;&quot;;[.P519])">
            <text:p/>
          </table:table-cell>
          <table:table-cell table:style-name="Default" table:formula="of:=IF(OR([.Q519]&lt;[.Q$549];[.Q519]&gt;[.Q$550]);&quot;&quot;;[.Q519])">
            <text:p/>
          </table:table-cell>
          <table:table-cell table:style-name="Default" table:formula="of:=IF(OR([.R519]&lt;[.R$549];[.R519]&gt;[.R$550]);&quot;&quot;;[.R519])">
            <text:p/>
          </table:table-cell>
          <table:table-cell table:style-name="Default" table:formula="of:=IF(OR([.S519]&lt;[.S$549];[.S519]&gt;[.S$550]);&quot;&quot;;[.S519])">
            <text:p/>
          </table:table-cell>
          <table:table-cell table:style-name="Default" table:formula="of:=IF(OR([.T519]&lt;[.T$549];[.T519]&gt;[.T$550]);&quot;&quot;;[.T519])">
            <text:p/>
          </table:table-cell>
          <table:table-cell table:style-name="Default" table:formula="of:=IF(OR([.U519]&lt;[.U$549];[.U519]&gt;[.U$550]);&quot;&quot;;[.U519])">
            <text:p/>
          </table:table-cell>
          <table:table-cell table:style-name="Default" table:formula="of:=IF(OR([.V519]&lt;[.V$549];[.V519]&gt;[.V$550]);&quot;&quot;;[.V51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0]&lt;[.B$549];[.B520]&gt;[.B$550]);&quot;&quot;;[.B520])">
            <text:p/>
          </table:table-cell>
          <table:table-cell table:style-name="Default" table:formula="of:=IF(OR([.C520]&lt;[.C$549];[.C520]&gt;[.C$550]);&quot;&quot;;[.C520])">
            <text:p/>
          </table:table-cell>
          <table:table-cell table:style-name="Default" table:formula="of:=IF(OR([.D520]&lt;[.D$549];[.D520]&gt;[.D$550]);&quot;&quot;;[.D520])">
            <text:p/>
          </table:table-cell>
          <table:table-cell table:style-name="Default" table:formula="of:=IF(OR([.E520]&lt;[.E$549];[.E520]&gt;[.E$550]);&quot;&quot;;[.E520])">
            <text:p/>
          </table:table-cell>
          <table:table-cell table:style-name="Default" table:formula="of:=IF(OR([.F520]&lt;[.F$549];[.F520]&gt;[.F$550]);&quot;&quot;;[.F520])">
            <text:p/>
          </table:table-cell>
          <table:table-cell table:style-name="Default" table:formula="of:=IF(OR([.G520]&lt;[.G$549];[.G520]&gt;[.G$550]);&quot;&quot;;[.G520])">
            <text:p/>
          </table:table-cell>
          <table:table-cell table:style-name="Default" table:formula="of:=IF(OR([.H520]&lt;[.H$549];[.H520]&gt;[.H$550]);&quot;&quot;;[.H520])">
            <text:p/>
          </table:table-cell>
          <table:table-cell table:style-name="Default" table:formula="of:=IF(OR([.I520]&lt;[.I$549];[.I520]&gt;[.I$550]);&quot;&quot;;[.I520])">
            <text:p/>
          </table:table-cell>
          <table:table-cell table:style-name="Default" table:formula="of:=IF(OR([.J520]&lt;[.J$549];[.J520]&gt;[.J$550]);&quot;&quot;;[.J520])">
            <text:p/>
          </table:table-cell>
          <table:table-cell table:style-name="Default" table:formula="of:=IF(OR([.K520]&lt;[.K$549];[.K520]&gt;[.K$550]);&quot;&quot;;[.K520])">
            <text:p/>
          </table:table-cell>
          <table:table-cell table:style-name="Default" table:formula="of:=IF(OR([.L520]&lt;[.L$549];[.L520]&gt;[.L$550]);&quot;&quot;;[.L520])">
            <text:p/>
          </table:table-cell>
          <table:table-cell table:style-name="Default" table:formula="of:=IF(OR([.M520]&lt;[.M$549];[.M520]&gt;[.M$550]);&quot;&quot;;[.M520])">
            <text:p/>
          </table:table-cell>
          <table:table-cell table:style-name="Default" table:formula="of:=IF(OR([.N520]&lt;[.N$549];[.N520]&gt;[.N$550]);&quot;&quot;;[.N520])">
            <text:p/>
          </table:table-cell>
          <table:table-cell table:style-name="Default" table:formula="of:=IF(OR([.O520]&lt;[.O$549];[.O520]&gt;[.O$550]);&quot;&quot;;[.O520])">
            <text:p/>
          </table:table-cell>
          <table:table-cell table:style-name="Default" table:formula="of:=IF(OR([.P520]&lt;[.P$549];[.P520]&gt;[.P$550]);&quot;&quot;;[.P520])">
            <text:p/>
          </table:table-cell>
          <table:table-cell table:style-name="Default" table:formula="of:=IF(OR([.Q520]&lt;[.Q$549];[.Q520]&gt;[.Q$550]);&quot;&quot;;[.Q520])">
            <text:p/>
          </table:table-cell>
          <table:table-cell table:style-name="Default" table:formula="of:=IF(OR([.R520]&lt;[.R$549];[.R520]&gt;[.R$550]);&quot;&quot;;[.R520])">
            <text:p/>
          </table:table-cell>
          <table:table-cell table:style-name="Default" table:formula="of:=IF(OR([.S520]&lt;[.S$549];[.S520]&gt;[.S$550]);&quot;&quot;;[.S520])">
            <text:p/>
          </table:table-cell>
          <table:table-cell table:style-name="Default" table:formula="of:=IF(OR([.T520]&lt;[.T$549];[.T520]&gt;[.T$550]);&quot;&quot;;[.T520])">
            <text:p/>
          </table:table-cell>
          <table:table-cell table:style-name="Default" table:formula="of:=IF(OR([.U520]&lt;[.U$549];[.U520]&gt;[.U$550]);&quot;&quot;;[.U520])">
            <text:p/>
          </table:table-cell>
          <table:table-cell table:style-name="Default" table:formula="of:=IF(OR([.V520]&lt;[.V$549];[.V520]&gt;[.V$550]);&quot;&quot;;[.V52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1]&lt;[.B$549];[.B521]&gt;[.B$550]);&quot;&quot;;[.B521])">
            <text:p/>
          </table:table-cell>
          <table:table-cell table:style-name="Default" table:formula="of:=IF(OR([.C521]&lt;[.C$549];[.C521]&gt;[.C$550]);&quot;&quot;;[.C521])">
            <text:p/>
          </table:table-cell>
          <table:table-cell table:style-name="Default" table:formula="of:=IF(OR([.D521]&lt;[.D$549];[.D521]&gt;[.D$550]);&quot;&quot;;[.D521])">
            <text:p/>
          </table:table-cell>
          <table:table-cell table:style-name="Default" table:formula="of:=IF(OR([.E521]&lt;[.E$549];[.E521]&gt;[.E$550]);&quot;&quot;;[.E521])">
            <text:p/>
          </table:table-cell>
          <table:table-cell table:style-name="Default" table:formula="of:=IF(OR([.F521]&lt;[.F$549];[.F521]&gt;[.F$550]);&quot;&quot;;[.F521])">
            <text:p/>
          </table:table-cell>
          <table:table-cell table:style-name="Default" table:formula="of:=IF(OR([.G521]&lt;[.G$549];[.G521]&gt;[.G$550]);&quot;&quot;;[.G521])">
            <text:p/>
          </table:table-cell>
          <table:table-cell table:style-name="Default" table:formula="of:=IF(OR([.H521]&lt;[.H$549];[.H521]&gt;[.H$550]);&quot;&quot;;[.H521])">
            <text:p/>
          </table:table-cell>
          <table:table-cell table:style-name="Default" table:formula="of:=IF(OR([.I521]&lt;[.I$549];[.I521]&gt;[.I$550]);&quot;&quot;;[.I521])">
            <text:p/>
          </table:table-cell>
          <table:table-cell table:style-name="Default" table:formula="of:=IF(OR([.J521]&lt;[.J$549];[.J521]&gt;[.J$550]);&quot;&quot;;[.J521])">
            <text:p/>
          </table:table-cell>
          <table:table-cell table:style-name="Default" table:formula="of:=IF(OR([.K521]&lt;[.K$549];[.K521]&gt;[.K$550]);&quot;&quot;;[.K521])">
            <text:p/>
          </table:table-cell>
          <table:table-cell table:style-name="Default" table:formula="of:=IF(OR([.L521]&lt;[.L$549];[.L521]&gt;[.L$550]);&quot;&quot;;[.L521])">
            <text:p/>
          </table:table-cell>
          <table:table-cell table:style-name="Default" table:formula="of:=IF(OR([.M521]&lt;[.M$549];[.M521]&gt;[.M$550]);&quot;&quot;;[.M521])">
            <text:p/>
          </table:table-cell>
          <table:table-cell table:style-name="Default" table:formula="of:=IF(OR([.N521]&lt;[.N$549];[.N521]&gt;[.N$550]);&quot;&quot;;[.N521])">
            <text:p/>
          </table:table-cell>
          <table:table-cell table:style-name="Default" table:formula="of:=IF(OR([.O521]&lt;[.O$549];[.O521]&gt;[.O$550]);&quot;&quot;;[.O521])">
            <text:p/>
          </table:table-cell>
          <table:table-cell table:style-name="Default" table:formula="of:=IF(OR([.P521]&lt;[.P$549];[.P521]&gt;[.P$550]);&quot;&quot;;[.P521])">
            <text:p/>
          </table:table-cell>
          <table:table-cell table:style-name="Default" table:formula="of:=IF(OR([.Q521]&lt;[.Q$549];[.Q521]&gt;[.Q$550]);&quot;&quot;;[.Q521])">
            <text:p/>
          </table:table-cell>
          <table:table-cell table:style-name="Default" table:formula="of:=IF(OR([.R521]&lt;[.R$549];[.R521]&gt;[.R$550]);&quot;&quot;;[.R521])">
            <text:p/>
          </table:table-cell>
          <table:table-cell table:style-name="Default" table:formula="of:=IF(OR([.S521]&lt;[.S$549];[.S521]&gt;[.S$550]);&quot;&quot;;[.S521])">
            <text:p/>
          </table:table-cell>
          <table:table-cell table:style-name="Default" table:formula="of:=IF(OR([.T521]&lt;[.T$549];[.T521]&gt;[.T$550]);&quot;&quot;;[.T521])">
            <text:p/>
          </table:table-cell>
          <table:table-cell table:style-name="Default" table:formula="of:=IF(OR([.U521]&lt;[.U$549];[.U521]&gt;[.U$550]);&quot;&quot;;[.U521])">
            <text:p/>
          </table:table-cell>
          <table:table-cell table:style-name="Default" table:formula="of:=IF(OR([.V521]&lt;[.V$549];[.V521]&gt;[.V$550]);&quot;&quot;;[.V52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2]&lt;[.B$549];[.B522]&gt;[.B$550]);&quot;&quot;;[.B522])">
            <text:p/>
          </table:table-cell>
          <table:table-cell table:style-name="Default" table:formula="of:=IF(OR([.C522]&lt;[.C$549];[.C522]&gt;[.C$550]);&quot;&quot;;[.C522])">
            <text:p/>
          </table:table-cell>
          <table:table-cell table:style-name="Default" table:formula="of:=IF(OR([.D522]&lt;[.D$549];[.D522]&gt;[.D$550]);&quot;&quot;;[.D522])">
            <text:p/>
          </table:table-cell>
          <table:table-cell table:style-name="Default" table:formula="of:=IF(OR([.E522]&lt;[.E$549];[.E522]&gt;[.E$550]);&quot;&quot;;[.E522])">
            <text:p/>
          </table:table-cell>
          <table:table-cell table:style-name="Default" table:formula="of:=IF(OR([.F522]&lt;[.F$549];[.F522]&gt;[.F$550]);&quot;&quot;;[.F522])">
            <text:p/>
          </table:table-cell>
          <table:table-cell table:style-name="Default" table:formula="of:=IF(OR([.G522]&lt;[.G$549];[.G522]&gt;[.G$550]);&quot;&quot;;[.G522])">
            <text:p/>
          </table:table-cell>
          <table:table-cell table:style-name="Default" table:formula="of:=IF(OR([.H522]&lt;[.H$549];[.H522]&gt;[.H$550]);&quot;&quot;;[.H522])">
            <text:p/>
          </table:table-cell>
          <table:table-cell table:style-name="Default" table:formula="of:=IF(OR([.I522]&lt;[.I$549];[.I522]&gt;[.I$550]);&quot;&quot;;[.I522])">
            <text:p/>
          </table:table-cell>
          <table:table-cell table:style-name="Default" table:formula="of:=IF(OR([.J522]&lt;[.J$549];[.J522]&gt;[.J$550]);&quot;&quot;;[.J522])">
            <text:p/>
          </table:table-cell>
          <table:table-cell table:style-name="Default" table:formula="of:=IF(OR([.K522]&lt;[.K$549];[.K522]&gt;[.K$550]);&quot;&quot;;[.K522])">
            <text:p/>
          </table:table-cell>
          <table:table-cell table:style-name="Default" table:formula="of:=IF(OR([.L522]&lt;[.L$549];[.L522]&gt;[.L$550]);&quot;&quot;;[.L522])">
            <text:p/>
          </table:table-cell>
          <table:table-cell table:style-name="Default" table:formula="of:=IF(OR([.M522]&lt;[.M$549];[.M522]&gt;[.M$550]);&quot;&quot;;[.M522])">
            <text:p/>
          </table:table-cell>
          <table:table-cell table:style-name="Default" table:formula="of:=IF(OR([.N522]&lt;[.N$549];[.N522]&gt;[.N$550]);&quot;&quot;;[.N522])">
            <text:p/>
          </table:table-cell>
          <table:table-cell table:style-name="Default" table:formula="of:=IF(OR([.O522]&lt;[.O$549];[.O522]&gt;[.O$550]);&quot;&quot;;[.O522])">
            <text:p/>
          </table:table-cell>
          <table:table-cell table:style-name="Default" table:formula="of:=IF(OR([.P522]&lt;[.P$549];[.P522]&gt;[.P$550]);&quot;&quot;;[.P522])">
            <text:p/>
          </table:table-cell>
          <table:table-cell table:style-name="Default" table:formula="of:=IF(OR([.Q522]&lt;[.Q$549];[.Q522]&gt;[.Q$550]);&quot;&quot;;[.Q522])">
            <text:p/>
          </table:table-cell>
          <table:table-cell table:style-name="Default" table:formula="of:=IF(OR([.R522]&lt;[.R$549];[.R522]&gt;[.R$550]);&quot;&quot;;[.R522])">
            <text:p/>
          </table:table-cell>
          <table:table-cell table:style-name="Default" table:formula="of:=IF(OR([.S522]&lt;[.S$549];[.S522]&gt;[.S$550]);&quot;&quot;;[.S522])">
            <text:p/>
          </table:table-cell>
          <table:table-cell table:style-name="Default" table:formula="of:=IF(OR([.T522]&lt;[.T$549];[.T522]&gt;[.T$550]);&quot;&quot;;[.T522])">
            <text:p/>
          </table:table-cell>
          <table:table-cell table:style-name="Default" table:formula="of:=IF(OR([.U522]&lt;[.U$549];[.U522]&gt;[.U$550]);&quot;&quot;;[.U522])">
            <text:p/>
          </table:table-cell>
          <table:table-cell table:style-name="Default" table:formula="of:=IF(OR([.V522]&lt;[.V$549];[.V522]&gt;[.V$550]);&quot;&quot;;[.V52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3]&lt;[.B$549];[.B523]&gt;[.B$550]);&quot;&quot;;[.B523])">
            <text:p/>
          </table:table-cell>
          <table:table-cell table:style-name="Default" table:formula="of:=IF(OR([.C523]&lt;[.C$549];[.C523]&gt;[.C$550]);&quot;&quot;;[.C523])">
            <text:p/>
          </table:table-cell>
          <table:table-cell table:style-name="Default" table:formula="of:=IF(OR([.D523]&lt;[.D$549];[.D523]&gt;[.D$550]);&quot;&quot;;[.D523])">
            <text:p/>
          </table:table-cell>
          <table:table-cell table:style-name="Default" table:formula="of:=IF(OR([.E523]&lt;[.E$549];[.E523]&gt;[.E$550]);&quot;&quot;;[.E523])">
            <text:p/>
          </table:table-cell>
          <table:table-cell table:style-name="Default" table:formula="of:=IF(OR([.F523]&lt;[.F$549];[.F523]&gt;[.F$550]);&quot;&quot;;[.F523])">
            <text:p/>
          </table:table-cell>
          <table:table-cell table:style-name="Default" table:formula="of:=IF(OR([.G523]&lt;[.G$549];[.G523]&gt;[.G$550]);&quot;&quot;;[.G523])">
            <text:p/>
          </table:table-cell>
          <table:table-cell table:style-name="Default" table:formula="of:=IF(OR([.H523]&lt;[.H$549];[.H523]&gt;[.H$550]);&quot;&quot;;[.H523])">
            <text:p/>
          </table:table-cell>
          <table:table-cell table:style-name="Default" table:formula="of:=IF(OR([.I523]&lt;[.I$549];[.I523]&gt;[.I$550]);&quot;&quot;;[.I523])">
            <text:p/>
          </table:table-cell>
          <table:table-cell table:style-name="Default" table:formula="of:=IF(OR([.J523]&lt;[.J$549];[.J523]&gt;[.J$550]);&quot;&quot;;[.J523])">
            <text:p/>
          </table:table-cell>
          <table:table-cell table:style-name="Default" table:formula="of:=IF(OR([.K523]&lt;[.K$549];[.K523]&gt;[.K$550]);&quot;&quot;;[.K523])">
            <text:p/>
          </table:table-cell>
          <table:table-cell table:style-name="Default" table:formula="of:=IF(OR([.L523]&lt;[.L$549];[.L523]&gt;[.L$550]);&quot;&quot;;[.L523])">
            <text:p/>
          </table:table-cell>
          <table:table-cell table:style-name="Default" table:formula="of:=IF(OR([.M523]&lt;[.M$549];[.M523]&gt;[.M$550]);&quot;&quot;;[.M523])">
            <text:p/>
          </table:table-cell>
          <table:table-cell table:style-name="Default" table:formula="of:=IF(OR([.N523]&lt;[.N$549];[.N523]&gt;[.N$550]);&quot;&quot;;[.N523])">
            <text:p/>
          </table:table-cell>
          <table:table-cell table:style-name="Default" table:formula="of:=IF(OR([.O523]&lt;[.O$549];[.O523]&gt;[.O$550]);&quot;&quot;;[.O523])">
            <text:p/>
          </table:table-cell>
          <table:table-cell table:style-name="Default" table:formula="of:=IF(OR([.P523]&lt;[.P$549];[.P523]&gt;[.P$550]);&quot;&quot;;[.P523])">
            <text:p/>
          </table:table-cell>
          <table:table-cell table:style-name="Default" table:formula="of:=IF(OR([.Q523]&lt;[.Q$549];[.Q523]&gt;[.Q$550]);&quot;&quot;;[.Q523])">
            <text:p/>
          </table:table-cell>
          <table:table-cell table:style-name="Default" table:formula="of:=IF(OR([.R523]&lt;[.R$549];[.R523]&gt;[.R$550]);&quot;&quot;;[.R523])">
            <text:p/>
          </table:table-cell>
          <table:table-cell table:style-name="Default" table:formula="of:=IF(OR([.S523]&lt;[.S$549];[.S523]&gt;[.S$550]);&quot;&quot;;[.S523])">
            <text:p/>
          </table:table-cell>
          <table:table-cell table:style-name="Default" table:formula="of:=IF(OR([.T523]&lt;[.T$549];[.T523]&gt;[.T$550]);&quot;&quot;;[.T523])">
            <text:p/>
          </table:table-cell>
          <table:table-cell table:style-name="Default" table:formula="of:=IF(OR([.U523]&lt;[.U$549];[.U523]&gt;[.U$550]);&quot;&quot;;[.U523])">
            <text:p/>
          </table:table-cell>
          <table:table-cell table:style-name="Default" table:formula="of:=IF(OR([.V523]&lt;[.V$549];[.V523]&gt;[.V$550]);&quot;&quot;;[.V52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4]&lt;[.B$549];[.B524]&gt;[.B$550]);&quot;&quot;;[.B524])">
            <text:p/>
          </table:table-cell>
          <table:table-cell table:style-name="Default" table:formula="of:=IF(OR([.C524]&lt;[.C$549];[.C524]&gt;[.C$550]);&quot;&quot;;[.C524])">
            <text:p/>
          </table:table-cell>
          <table:table-cell table:style-name="Default" table:formula="of:=IF(OR([.D524]&lt;[.D$549];[.D524]&gt;[.D$550]);&quot;&quot;;[.D524])">
            <text:p/>
          </table:table-cell>
          <table:table-cell table:style-name="Default" table:formula="of:=IF(OR([.E524]&lt;[.E$549];[.E524]&gt;[.E$550]);&quot;&quot;;[.E524])">
            <text:p/>
          </table:table-cell>
          <table:table-cell table:style-name="Default" table:formula="of:=IF(OR([.F524]&lt;[.F$549];[.F524]&gt;[.F$550]);&quot;&quot;;[.F524])">
            <text:p/>
          </table:table-cell>
          <table:table-cell table:style-name="Default" table:formula="of:=IF(OR([.G524]&lt;[.G$549];[.G524]&gt;[.G$550]);&quot;&quot;;[.G524])">
            <text:p/>
          </table:table-cell>
          <table:table-cell table:style-name="Default" table:formula="of:=IF(OR([.H524]&lt;[.H$549];[.H524]&gt;[.H$550]);&quot;&quot;;[.H524])">
            <text:p/>
          </table:table-cell>
          <table:table-cell table:style-name="Default" table:formula="of:=IF(OR([.I524]&lt;[.I$549];[.I524]&gt;[.I$550]);&quot;&quot;;[.I524])">
            <text:p/>
          </table:table-cell>
          <table:table-cell table:style-name="Default" table:formula="of:=IF(OR([.J524]&lt;[.J$549];[.J524]&gt;[.J$550]);&quot;&quot;;[.J524])">
            <text:p/>
          </table:table-cell>
          <table:table-cell table:style-name="Default" table:formula="of:=IF(OR([.K524]&lt;[.K$549];[.K524]&gt;[.K$550]);&quot;&quot;;[.K524])">
            <text:p/>
          </table:table-cell>
          <table:table-cell table:style-name="Default" table:formula="of:=IF(OR([.L524]&lt;[.L$549];[.L524]&gt;[.L$550]);&quot;&quot;;[.L524])">
            <text:p/>
          </table:table-cell>
          <table:table-cell table:style-name="Default" table:formula="of:=IF(OR([.M524]&lt;[.M$549];[.M524]&gt;[.M$550]);&quot;&quot;;[.M524])">
            <text:p/>
          </table:table-cell>
          <table:table-cell table:style-name="Default" table:formula="of:=IF(OR([.N524]&lt;[.N$549];[.N524]&gt;[.N$550]);&quot;&quot;;[.N524])">
            <text:p/>
          </table:table-cell>
          <table:table-cell table:style-name="Default" table:formula="of:=IF(OR([.O524]&lt;[.O$549];[.O524]&gt;[.O$550]);&quot;&quot;;[.O524])">
            <text:p/>
          </table:table-cell>
          <table:table-cell table:style-name="Default" table:formula="of:=IF(OR([.P524]&lt;[.P$549];[.P524]&gt;[.P$550]);&quot;&quot;;[.P524])">
            <text:p/>
          </table:table-cell>
          <table:table-cell table:style-name="Default" table:formula="of:=IF(OR([.Q524]&lt;[.Q$549];[.Q524]&gt;[.Q$550]);&quot;&quot;;[.Q524])">
            <text:p/>
          </table:table-cell>
          <table:table-cell table:style-name="Default" table:formula="of:=IF(OR([.R524]&lt;[.R$549];[.R524]&gt;[.R$550]);&quot;&quot;;[.R524])">
            <text:p/>
          </table:table-cell>
          <table:table-cell table:style-name="Default" table:formula="of:=IF(OR([.S524]&lt;[.S$549];[.S524]&gt;[.S$550]);&quot;&quot;;[.S524])">
            <text:p/>
          </table:table-cell>
          <table:table-cell table:style-name="Default" table:formula="of:=IF(OR([.T524]&lt;[.T$549];[.T524]&gt;[.T$550]);&quot;&quot;;[.T524])">
            <text:p/>
          </table:table-cell>
          <table:table-cell table:style-name="Default" table:formula="of:=IF(OR([.U524]&lt;[.U$549];[.U524]&gt;[.U$550]);&quot;&quot;;[.U524])">
            <text:p/>
          </table:table-cell>
          <table:table-cell table:style-name="Default" table:formula="of:=IF(OR([.V524]&lt;[.V$549];[.V524]&gt;[.V$550]);&quot;&quot;;[.V52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5]&lt;[.B$549];[.B525]&gt;[.B$550]);&quot;&quot;;[.B525])">
            <text:p/>
          </table:table-cell>
          <table:table-cell table:style-name="Default" table:formula="of:=IF(OR([.C525]&lt;[.C$549];[.C525]&gt;[.C$550]);&quot;&quot;;[.C525])">
            <text:p/>
          </table:table-cell>
          <table:table-cell table:style-name="Default" table:formula="of:=IF(OR([.D525]&lt;[.D$549];[.D525]&gt;[.D$550]);&quot;&quot;;[.D525])">
            <text:p/>
          </table:table-cell>
          <table:table-cell table:style-name="Default" table:formula="of:=IF(OR([.E525]&lt;[.E$549];[.E525]&gt;[.E$550]);&quot;&quot;;[.E525])">
            <text:p/>
          </table:table-cell>
          <table:table-cell table:style-name="Default" table:formula="of:=IF(OR([.F525]&lt;[.F$549];[.F525]&gt;[.F$550]);&quot;&quot;;[.F525])">
            <text:p/>
          </table:table-cell>
          <table:table-cell table:style-name="Default" table:formula="of:=IF(OR([.G525]&lt;[.G$549];[.G525]&gt;[.G$550]);&quot;&quot;;[.G525])">
            <text:p/>
          </table:table-cell>
          <table:table-cell table:style-name="Default" table:formula="of:=IF(OR([.H525]&lt;[.H$549];[.H525]&gt;[.H$550]);&quot;&quot;;[.H525])">
            <text:p/>
          </table:table-cell>
          <table:table-cell table:style-name="Default" table:formula="of:=IF(OR([.I525]&lt;[.I$549];[.I525]&gt;[.I$550]);&quot;&quot;;[.I525])">
            <text:p/>
          </table:table-cell>
          <table:table-cell table:style-name="Default" table:formula="of:=IF(OR([.J525]&lt;[.J$549];[.J525]&gt;[.J$550]);&quot;&quot;;[.J525])">
            <text:p/>
          </table:table-cell>
          <table:table-cell table:style-name="Default" table:formula="of:=IF(OR([.K525]&lt;[.K$549];[.K525]&gt;[.K$550]);&quot;&quot;;[.K525])">
            <text:p/>
          </table:table-cell>
          <table:table-cell table:style-name="Default" table:formula="of:=IF(OR([.L525]&lt;[.L$549];[.L525]&gt;[.L$550]);&quot;&quot;;[.L525])">
            <text:p/>
          </table:table-cell>
          <table:table-cell table:style-name="Default" table:formula="of:=IF(OR([.M525]&lt;[.M$549];[.M525]&gt;[.M$550]);&quot;&quot;;[.M525])">
            <text:p/>
          </table:table-cell>
          <table:table-cell table:style-name="Default" table:formula="of:=IF(OR([.N525]&lt;[.N$549];[.N525]&gt;[.N$550]);&quot;&quot;;[.N525])">
            <text:p/>
          </table:table-cell>
          <table:table-cell table:style-name="Default" table:formula="of:=IF(OR([.O525]&lt;[.O$549];[.O525]&gt;[.O$550]);&quot;&quot;;[.O525])">
            <text:p/>
          </table:table-cell>
          <table:table-cell table:style-name="Default" table:formula="of:=IF(OR([.P525]&lt;[.P$549];[.P525]&gt;[.P$550]);&quot;&quot;;[.P525])">
            <text:p/>
          </table:table-cell>
          <table:table-cell table:style-name="Default" table:formula="of:=IF(OR([.Q525]&lt;[.Q$549];[.Q525]&gt;[.Q$550]);&quot;&quot;;[.Q525])">
            <text:p/>
          </table:table-cell>
          <table:table-cell table:style-name="Default" table:formula="of:=IF(OR([.R525]&lt;[.R$549];[.R525]&gt;[.R$550]);&quot;&quot;;[.R525])">
            <text:p/>
          </table:table-cell>
          <table:table-cell table:style-name="Default" table:formula="of:=IF(OR([.S525]&lt;[.S$549];[.S525]&gt;[.S$550]);&quot;&quot;;[.S525])">
            <text:p/>
          </table:table-cell>
          <table:table-cell table:style-name="Default" table:formula="of:=IF(OR([.T525]&lt;[.T$549];[.T525]&gt;[.T$550]);&quot;&quot;;[.T525])">
            <text:p/>
          </table:table-cell>
          <table:table-cell table:style-name="Default" table:formula="of:=IF(OR([.U525]&lt;[.U$549];[.U525]&gt;[.U$550]);&quot;&quot;;[.U525])">
            <text:p/>
          </table:table-cell>
          <table:table-cell table:style-name="Default" table:formula="of:=IF(OR([.V525]&lt;[.V$549];[.V525]&gt;[.V$550]);&quot;&quot;;[.V52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6]&lt;[.B$549];[.B526]&gt;[.B$550]);&quot;&quot;;[.B526])">
            <text:p/>
          </table:table-cell>
          <table:table-cell table:style-name="Default" table:formula="of:=IF(OR([.C526]&lt;[.C$549];[.C526]&gt;[.C$550]);&quot;&quot;;[.C526])">
            <text:p/>
          </table:table-cell>
          <table:table-cell table:style-name="Default" table:formula="of:=IF(OR([.D526]&lt;[.D$549];[.D526]&gt;[.D$550]);&quot;&quot;;[.D526])">
            <text:p/>
          </table:table-cell>
          <table:table-cell table:style-name="Default" table:formula="of:=IF(OR([.E526]&lt;[.E$549];[.E526]&gt;[.E$550]);&quot;&quot;;[.E526])">
            <text:p/>
          </table:table-cell>
          <table:table-cell table:style-name="Default" table:formula="of:=IF(OR([.F526]&lt;[.F$549];[.F526]&gt;[.F$550]);&quot;&quot;;[.F526])">
            <text:p/>
          </table:table-cell>
          <table:table-cell table:style-name="Default" table:formula="of:=IF(OR([.G526]&lt;[.G$549];[.G526]&gt;[.G$550]);&quot;&quot;;[.G526])">
            <text:p/>
          </table:table-cell>
          <table:table-cell table:style-name="Default" table:formula="of:=IF(OR([.H526]&lt;[.H$549];[.H526]&gt;[.H$550]);&quot;&quot;;[.H526])">
            <text:p/>
          </table:table-cell>
          <table:table-cell table:style-name="Default" table:formula="of:=IF(OR([.I526]&lt;[.I$549];[.I526]&gt;[.I$550]);&quot;&quot;;[.I526])">
            <text:p/>
          </table:table-cell>
          <table:table-cell table:style-name="Default" table:formula="of:=IF(OR([.J526]&lt;[.J$549];[.J526]&gt;[.J$550]);&quot;&quot;;[.J526])">
            <text:p/>
          </table:table-cell>
          <table:table-cell table:style-name="Default" table:formula="of:=IF(OR([.K526]&lt;[.K$549];[.K526]&gt;[.K$550]);&quot;&quot;;[.K526])">
            <text:p/>
          </table:table-cell>
          <table:table-cell table:style-name="Default" table:formula="of:=IF(OR([.L526]&lt;[.L$549];[.L526]&gt;[.L$550]);&quot;&quot;;[.L526])">
            <text:p/>
          </table:table-cell>
          <table:table-cell table:style-name="Default" table:formula="of:=IF(OR([.M526]&lt;[.M$549];[.M526]&gt;[.M$550]);&quot;&quot;;[.M526])">
            <text:p/>
          </table:table-cell>
          <table:table-cell table:style-name="Default" table:formula="of:=IF(OR([.N526]&lt;[.N$549];[.N526]&gt;[.N$550]);&quot;&quot;;[.N526])">
            <text:p/>
          </table:table-cell>
          <table:table-cell table:style-name="Default" table:formula="of:=IF(OR([.O526]&lt;[.O$549];[.O526]&gt;[.O$550]);&quot;&quot;;[.O526])">
            <text:p/>
          </table:table-cell>
          <table:table-cell table:style-name="Default" table:formula="of:=IF(OR([.P526]&lt;[.P$549];[.P526]&gt;[.P$550]);&quot;&quot;;[.P526])">
            <text:p/>
          </table:table-cell>
          <table:table-cell table:style-name="Default" table:formula="of:=IF(OR([.Q526]&lt;[.Q$549];[.Q526]&gt;[.Q$550]);&quot;&quot;;[.Q526])">
            <text:p/>
          </table:table-cell>
          <table:table-cell table:style-name="Default" table:formula="of:=IF(OR([.R526]&lt;[.R$549];[.R526]&gt;[.R$550]);&quot;&quot;;[.R526])">
            <text:p/>
          </table:table-cell>
          <table:table-cell table:style-name="Default" table:formula="of:=IF(OR([.S526]&lt;[.S$549];[.S526]&gt;[.S$550]);&quot;&quot;;[.S526])">
            <text:p/>
          </table:table-cell>
          <table:table-cell table:style-name="Default" table:formula="of:=IF(OR([.T526]&lt;[.T$549];[.T526]&gt;[.T$550]);&quot;&quot;;[.T526])">
            <text:p/>
          </table:table-cell>
          <table:table-cell table:style-name="Default" table:formula="of:=IF(OR([.U526]&lt;[.U$549];[.U526]&gt;[.U$550]);&quot;&quot;;[.U526])">
            <text:p/>
          </table:table-cell>
          <table:table-cell table:style-name="Default" table:formula="of:=IF(OR([.V526]&lt;[.V$549];[.V526]&gt;[.V$550]);&quot;&quot;;[.V52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7]&lt;[.B$549];[.B527]&gt;[.B$550]);&quot;&quot;;[.B527])">
            <text:p/>
          </table:table-cell>
          <table:table-cell table:style-name="Default" table:formula="of:=IF(OR([.C527]&lt;[.C$549];[.C527]&gt;[.C$550]);&quot;&quot;;[.C527])">
            <text:p/>
          </table:table-cell>
          <table:table-cell table:style-name="Default" table:formula="of:=IF(OR([.D527]&lt;[.D$549];[.D527]&gt;[.D$550]);&quot;&quot;;[.D527])">
            <text:p/>
          </table:table-cell>
          <table:table-cell table:style-name="Default" table:formula="of:=IF(OR([.E527]&lt;[.E$549];[.E527]&gt;[.E$550]);&quot;&quot;;[.E527])">
            <text:p/>
          </table:table-cell>
          <table:table-cell table:style-name="Default" table:formula="of:=IF(OR([.F527]&lt;[.F$549];[.F527]&gt;[.F$550]);&quot;&quot;;[.F527])">
            <text:p/>
          </table:table-cell>
          <table:table-cell table:style-name="Default" table:formula="of:=IF(OR([.G527]&lt;[.G$549];[.G527]&gt;[.G$550]);&quot;&quot;;[.G527])">
            <text:p/>
          </table:table-cell>
          <table:table-cell table:style-name="Default" table:formula="of:=IF(OR([.H527]&lt;[.H$549];[.H527]&gt;[.H$550]);&quot;&quot;;[.H527])">
            <text:p/>
          </table:table-cell>
          <table:table-cell table:style-name="Default" table:formula="of:=IF(OR([.I527]&lt;[.I$549];[.I527]&gt;[.I$550]);&quot;&quot;;[.I527])">
            <text:p/>
          </table:table-cell>
          <table:table-cell table:style-name="Default" table:formula="of:=IF(OR([.J527]&lt;[.J$549];[.J527]&gt;[.J$550]);&quot;&quot;;[.J527])">
            <text:p/>
          </table:table-cell>
          <table:table-cell table:style-name="Default" table:formula="of:=IF(OR([.K527]&lt;[.K$549];[.K527]&gt;[.K$550]);&quot;&quot;;[.K527])">
            <text:p/>
          </table:table-cell>
          <table:table-cell table:style-name="Default" table:formula="of:=IF(OR([.L527]&lt;[.L$549];[.L527]&gt;[.L$550]);&quot;&quot;;[.L527])">
            <text:p/>
          </table:table-cell>
          <table:table-cell table:style-name="Default" table:formula="of:=IF(OR([.M527]&lt;[.M$549];[.M527]&gt;[.M$550]);&quot;&quot;;[.M527])">
            <text:p/>
          </table:table-cell>
          <table:table-cell table:style-name="Default" table:formula="of:=IF(OR([.N527]&lt;[.N$549];[.N527]&gt;[.N$550]);&quot;&quot;;[.N527])">
            <text:p/>
          </table:table-cell>
          <table:table-cell table:style-name="Default" table:formula="of:=IF(OR([.O527]&lt;[.O$549];[.O527]&gt;[.O$550]);&quot;&quot;;[.O527])">
            <text:p/>
          </table:table-cell>
          <table:table-cell table:style-name="Default" table:formula="of:=IF(OR([.P527]&lt;[.P$549];[.P527]&gt;[.P$550]);&quot;&quot;;[.P527])">
            <text:p/>
          </table:table-cell>
          <table:table-cell table:style-name="Default" table:formula="of:=IF(OR([.Q527]&lt;[.Q$549];[.Q527]&gt;[.Q$550]);&quot;&quot;;[.Q527])">
            <text:p/>
          </table:table-cell>
          <table:table-cell table:style-name="Default" table:formula="of:=IF(OR([.R527]&lt;[.R$549];[.R527]&gt;[.R$550]);&quot;&quot;;[.R527])">
            <text:p/>
          </table:table-cell>
          <table:table-cell table:style-name="Default" table:formula="of:=IF(OR([.S527]&lt;[.S$549];[.S527]&gt;[.S$550]);&quot;&quot;;[.S527])">
            <text:p/>
          </table:table-cell>
          <table:table-cell table:style-name="Default" table:formula="of:=IF(OR([.T527]&lt;[.T$549];[.T527]&gt;[.T$550]);&quot;&quot;;[.T527])">
            <text:p/>
          </table:table-cell>
          <table:table-cell table:style-name="Default" table:formula="of:=IF(OR([.U527]&lt;[.U$549];[.U527]&gt;[.U$550]);&quot;&quot;;[.U527])">
            <text:p/>
          </table:table-cell>
          <table:table-cell table:style-name="Default" table:formula="of:=IF(OR([.V527]&lt;[.V$549];[.V527]&gt;[.V$550]);&quot;&quot;;[.V52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8]&lt;[.B$549];[.B528]&gt;[.B$550]);&quot;&quot;;[.B528])">
            <text:p/>
          </table:table-cell>
          <table:table-cell table:style-name="Default" table:formula="of:=IF(OR([.C528]&lt;[.C$549];[.C528]&gt;[.C$550]);&quot;&quot;;[.C528])">
            <text:p/>
          </table:table-cell>
          <table:table-cell table:style-name="Default" table:formula="of:=IF(OR([.D528]&lt;[.D$549];[.D528]&gt;[.D$550]);&quot;&quot;;[.D528])">
            <text:p/>
          </table:table-cell>
          <table:table-cell table:style-name="Default" table:formula="of:=IF(OR([.E528]&lt;[.E$549];[.E528]&gt;[.E$550]);&quot;&quot;;[.E528])">
            <text:p/>
          </table:table-cell>
          <table:table-cell table:style-name="Default" table:formula="of:=IF(OR([.F528]&lt;[.F$549];[.F528]&gt;[.F$550]);&quot;&quot;;[.F528])">
            <text:p/>
          </table:table-cell>
          <table:table-cell table:style-name="Default" table:formula="of:=IF(OR([.G528]&lt;[.G$549];[.G528]&gt;[.G$550]);&quot;&quot;;[.G528])">
            <text:p/>
          </table:table-cell>
          <table:table-cell table:style-name="Default" table:formula="of:=IF(OR([.H528]&lt;[.H$549];[.H528]&gt;[.H$550]);&quot;&quot;;[.H528])">
            <text:p/>
          </table:table-cell>
          <table:table-cell table:style-name="Default" table:formula="of:=IF(OR([.I528]&lt;[.I$549];[.I528]&gt;[.I$550]);&quot;&quot;;[.I528])">
            <text:p/>
          </table:table-cell>
          <table:table-cell table:style-name="Default" table:formula="of:=IF(OR([.J528]&lt;[.J$549];[.J528]&gt;[.J$550]);&quot;&quot;;[.J528])">
            <text:p/>
          </table:table-cell>
          <table:table-cell table:style-name="Default" table:formula="of:=IF(OR([.K528]&lt;[.K$549];[.K528]&gt;[.K$550]);&quot;&quot;;[.K528])">
            <text:p/>
          </table:table-cell>
          <table:table-cell table:style-name="Default" table:formula="of:=IF(OR([.L528]&lt;[.L$549];[.L528]&gt;[.L$550]);&quot;&quot;;[.L528])">
            <text:p/>
          </table:table-cell>
          <table:table-cell table:style-name="Default" table:formula="of:=IF(OR([.M528]&lt;[.M$549];[.M528]&gt;[.M$550]);&quot;&quot;;[.M528])">
            <text:p/>
          </table:table-cell>
          <table:table-cell table:style-name="Default" table:formula="of:=IF(OR([.N528]&lt;[.N$549];[.N528]&gt;[.N$550]);&quot;&quot;;[.N528])">
            <text:p/>
          </table:table-cell>
          <table:table-cell table:style-name="Default" table:formula="of:=IF(OR([.O528]&lt;[.O$549];[.O528]&gt;[.O$550]);&quot;&quot;;[.O528])">
            <text:p/>
          </table:table-cell>
          <table:table-cell table:style-name="Default" table:formula="of:=IF(OR([.P528]&lt;[.P$549];[.P528]&gt;[.P$550]);&quot;&quot;;[.P528])">
            <text:p/>
          </table:table-cell>
          <table:table-cell table:style-name="Default" table:formula="of:=IF(OR([.Q528]&lt;[.Q$549];[.Q528]&gt;[.Q$550]);&quot;&quot;;[.Q528])">
            <text:p/>
          </table:table-cell>
          <table:table-cell table:style-name="Default" table:formula="of:=IF(OR([.R528]&lt;[.R$549];[.R528]&gt;[.R$550]);&quot;&quot;;[.R528])">
            <text:p/>
          </table:table-cell>
          <table:table-cell table:style-name="Default" table:formula="of:=IF(OR([.S528]&lt;[.S$549];[.S528]&gt;[.S$550]);&quot;&quot;;[.S528])">
            <text:p/>
          </table:table-cell>
          <table:table-cell table:style-name="Default" table:formula="of:=IF(OR([.T528]&lt;[.T$549];[.T528]&gt;[.T$550]);&quot;&quot;;[.T528])">
            <text:p/>
          </table:table-cell>
          <table:table-cell table:style-name="Default" table:formula="of:=IF(OR([.U528]&lt;[.U$549];[.U528]&gt;[.U$550]);&quot;&quot;;[.U528])">
            <text:p/>
          </table:table-cell>
          <table:table-cell table:style-name="Default" table:formula="of:=IF(OR([.V528]&lt;[.V$549];[.V528]&gt;[.V$550]);&quot;&quot;;[.V52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9]&lt;[.B$549];[.B529]&gt;[.B$550]);&quot;&quot;;[.B529])">
            <text:p/>
          </table:table-cell>
          <table:table-cell table:style-name="Default" table:formula="of:=IF(OR([.C529]&lt;[.C$549];[.C529]&gt;[.C$550]);&quot;&quot;;[.C529])">
            <text:p/>
          </table:table-cell>
          <table:table-cell table:style-name="Default" table:formula="of:=IF(OR([.D529]&lt;[.D$549];[.D529]&gt;[.D$550]);&quot;&quot;;[.D529])">
            <text:p/>
          </table:table-cell>
          <table:table-cell table:style-name="Default" table:formula="of:=IF(OR([.E529]&lt;[.E$549];[.E529]&gt;[.E$550]);&quot;&quot;;[.E529])">
            <text:p/>
          </table:table-cell>
          <table:table-cell table:style-name="Default" table:formula="of:=IF(OR([.F529]&lt;[.F$549];[.F529]&gt;[.F$550]);&quot;&quot;;[.F529])">
            <text:p/>
          </table:table-cell>
          <table:table-cell table:style-name="Default" table:formula="of:=IF(OR([.G529]&lt;[.G$549];[.G529]&gt;[.G$550]);&quot;&quot;;[.G529])">
            <text:p/>
          </table:table-cell>
          <table:table-cell table:style-name="Default" table:formula="of:=IF(OR([.H529]&lt;[.H$549];[.H529]&gt;[.H$550]);&quot;&quot;;[.H529])">
            <text:p/>
          </table:table-cell>
          <table:table-cell table:style-name="Default" table:formula="of:=IF(OR([.I529]&lt;[.I$549];[.I529]&gt;[.I$550]);&quot;&quot;;[.I529])">
            <text:p/>
          </table:table-cell>
          <table:table-cell table:style-name="Default" table:formula="of:=IF(OR([.J529]&lt;[.J$549];[.J529]&gt;[.J$550]);&quot;&quot;;[.J529])">
            <text:p/>
          </table:table-cell>
          <table:table-cell table:style-name="Default" table:formula="of:=IF(OR([.K529]&lt;[.K$549];[.K529]&gt;[.K$550]);&quot;&quot;;[.K529])">
            <text:p/>
          </table:table-cell>
          <table:table-cell table:style-name="Default" table:formula="of:=IF(OR([.L529]&lt;[.L$549];[.L529]&gt;[.L$550]);&quot;&quot;;[.L529])">
            <text:p/>
          </table:table-cell>
          <table:table-cell table:style-name="Default" table:formula="of:=IF(OR([.M529]&lt;[.M$549];[.M529]&gt;[.M$550]);&quot;&quot;;[.M529])">
            <text:p/>
          </table:table-cell>
          <table:table-cell table:style-name="Default" table:formula="of:=IF(OR([.N529]&lt;[.N$549];[.N529]&gt;[.N$550]);&quot;&quot;;[.N529])">
            <text:p/>
          </table:table-cell>
          <table:table-cell table:style-name="Default" table:formula="of:=IF(OR([.O529]&lt;[.O$549];[.O529]&gt;[.O$550]);&quot;&quot;;[.O529])">
            <text:p/>
          </table:table-cell>
          <table:table-cell table:style-name="Default" table:formula="of:=IF(OR([.P529]&lt;[.P$549];[.P529]&gt;[.P$550]);&quot;&quot;;[.P529])">
            <text:p/>
          </table:table-cell>
          <table:table-cell table:style-name="Default" table:formula="of:=IF(OR([.Q529]&lt;[.Q$549];[.Q529]&gt;[.Q$550]);&quot;&quot;;[.Q529])">
            <text:p/>
          </table:table-cell>
          <table:table-cell table:style-name="Default" table:formula="of:=IF(OR([.R529]&lt;[.R$549];[.R529]&gt;[.R$550]);&quot;&quot;;[.R529])">
            <text:p/>
          </table:table-cell>
          <table:table-cell table:style-name="Default" table:formula="of:=IF(OR([.S529]&lt;[.S$549];[.S529]&gt;[.S$550]);&quot;&quot;;[.S529])">
            <text:p/>
          </table:table-cell>
          <table:table-cell table:style-name="Default" table:formula="of:=IF(OR([.T529]&lt;[.T$549];[.T529]&gt;[.T$550]);&quot;&quot;;[.T529])">
            <text:p/>
          </table:table-cell>
          <table:table-cell table:style-name="Default" table:formula="of:=IF(OR([.U529]&lt;[.U$549];[.U529]&gt;[.U$550]);&quot;&quot;;[.U529])">
            <text:p/>
          </table:table-cell>
          <table:table-cell table:style-name="Default" table:formula="of:=IF(OR([.V529]&lt;[.V$549];[.V529]&gt;[.V$550]);&quot;&quot;;[.V52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30]&lt;[.B$549];[.B530]&gt;[.B$550]);&quot;&quot;;[.B530])">
            <text:p/>
          </table:table-cell>
          <table:table-cell table:style-name="Default" table:formula="of:=IF(OR([.C530]&lt;[.C$549];[.C530]&gt;[.C$550]);&quot;&quot;;[.C530])">
            <text:p/>
          </table:table-cell>
          <table:table-cell table:style-name="Default" table:formula="of:=IF(OR([.D530]&lt;[.D$549];[.D530]&gt;[.D$550]);&quot;&quot;;[.D530])">
            <text:p/>
          </table:table-cell>
          <table:table-cell table:style-name="Default" table:formula="of:=IF(OR([.E530]&lt;[.E$549];[.E530]&gt;[.E$550]);&quot;&quot;;[.E530])">
            <text:p/>
          </table:table-cell>
          <table:table-cell table:style-name="Default" table:formula="of:=IF(OR([.F530]&lt;[.F$549];[.F530]&gt;[.F$550]);&quot;&quot;;[.F530])">
            <text:p/>
          </table:table-cell>
          <table:table-cell table:style-name="Default" table:formula="of:=IF(OR([.G530]&lt;[.G$549];[.G530]&gt;[.G$550]);&quot;&quot;;[.G530])">
            <text:p/>
          </table:table-cell>
          <table:table-cell table:style-name="Default" table:formula="of:=IF(OR([.H530]&lt;[.H$549];[.H530]&gt;[.H$550]);&quot;&quot;;[.H530])">
            <text:p/>
          </table:table-cell>
          <table:table-cell table:style-name="Default" table:formula="of:=IF(OR([.I530]&lt;[.I$549];[.I530]&gt;[.I$550]);&quot;&quot;;[.I530])">
            <text:p/>
          </table:table-cell>
          <table:table-cell table:style-name="Default" table:formula="of:=IF(OR([.J530]&lt;[.J$549];[.J530]&gt;[.J$550]);&quot;&quot;;[.J530])">
            <text:p/>
          </table:table-cell>
          <table:table-cell table:style-name="Default" table:formula="of:=IF(OR([.K530]&lt;[.K$549];[.K530]&gt;[.K$550]);&quot;&quot;;[.K530])">
            <text:p/>
          </table:table-cell>
          <table:table-cell table:style-name="Default" table:formula="of:=IF(OR([.L530]&lt;[.L$549];[.L530]&gt;[.L$550]);&quot;&quot;;[.L530])">
            <text:p/>
          </table:table-cell>
          <table:table-cell table:style-name="Default" table:formula="of:=IF(OR([.M530]&lt;[.M$549];[.M530]&gt;[.M$550]);&quot;&quot;;[.M530])">
            <text:p/>
          </table:table-cell>
          <table:table-cell table:style-name="Default" table:formula="of:=IF(OR([.N530]&lt;[.N$549];[.N530]&gt;[.N$550]);&quot;&quot;;[.N530])">
            <text:p/>
          </table:table-cell>
          <table:table-cell table:style-name="Default" table:formula="of:=IF(OR([.O530]&lt;[.O$549];[.O530]&gt;[.O$550]);&quot;&quot;;[.O530])">
            <text:p/>
          </table:table-cell>
          <table:table-cell table:style-name="Default" table:formula="of:=IF(OR([.P530]&lt;[.P$549];[.P530]&gt;[.P$550]);&quot;&quot;;[.P530])">
            <text:p/>
          </table:table-cell>
          <table:table-cell table:style-name="Default" table:formula="of:=IF(OR([.Q530]&lt;[.Q$549];[.Q530]&gt;[.Q$550]);&quot;&quot;;[.Q530])">
            <text:p/>
          </table:table-cell>
          <table:table-cell table:style-name="Default" table:formula="of:=IF(OR([.R530]&lt;[.R$549];[.R530]&gt;[.R$550]);&quot;&quot;;[.R530])">
            <text:p/>
          </table:table-cell>
          <table:table-cell table:style-name="Default" table:formula="of:=IF(OR([.S530]&lt;[.S$549];[.S530]&gt;[.S$550]);&quot;&quot;;[.S530])">
            <text:p/>
          </table:table-cell>
          <table:table-cell table:style-name="Default" table:formula="of:=IF(OR([.T530]&lt;[.T$549];[.T530]&gt;[.T$550]);&quot;&quot;;[.T530])">
            <text:p/>
          </table:table-cell>
          <table:table-cell table:style-name="Default" table:formula="of:=IF(OR([.U530]&lt;[.U$549];[.U530]&gt;[.U$550]);&quot;&quot;;[.U530])">
            <text:p/>
          </table:table-cell>
          <table:table-cell table:style-name="Default" table:formula="of:=IF(OR([.V530]&lt;[.V$549];[.V530]&gt;[.V$550]);&quot;&quot;;[.V530])">
            <text:p/>
          </table:table-cell>
          <table:table-cell table:number-columns-repeated="1002"/>
        </table:table-row>
        <table:table-row table:style-name="ro2" table:number-rows-repeated="11">
          <table:table-cell/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Default" office:value-type="string" calcext:value-type="string">
            <text:p>Traité par elementR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0.0630214391280508" calcext:value-type="float">
            <text:p>0,063021439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5786925809857" calcext:value-type="float">
            <text:p>0,0115786926</text:p>
          </table:table-cell>
          <table:table-cell table:style-name="Default" office:value-type="float" office:value="0.292501615746265" calcext:value-type="float">
            <text:p>0,2925016157</text:p>
          </table:table-cell>
          <table:table-cell table:style-name="Default" office:value-type="float" office:value="0.0218651846250295" calcext:value-type="float">
            <text:p>0,021865184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608000330572148" calcext:value-type="float">
            <text:p>0,0608000331</text:p>
          </table:table-cell>
          <table:table-cell table:style-name="Default" office:value-type="float" office:value="0.0578660510553353" calcext:value-type="float">
            <text:p>0,057866051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777659084872857" calcext:value-type="float">
            <text:p>0,077765908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248004001050747" calcext:value-type="float">
            <text:p>0,0248004001</text:p>
          </table:table-cell>
          <table:table-cell table:style-name="Default" office:value-type="float" office:value="0.0197623246164753" calcext:value-type="float">
            <text:p>0,0197623246</text:p>
          </table:table-cell>
          <table:table-cell table:style-name="Default" office:value-type="float" office:value="0.0943468946768677" calcext:value-type="float">
            <text:p>0,094346894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258958520640297" calcext:value-type="float">
            <text:p>0,2589585206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357247692931065" calcext:value-type="float">
            <text:p>0,0357247693</text:p>
          </table:table-cell>
          <table:table-cell table:style-name="Default" office:value-type="float" office:value="0.0274660677171249" calcext:value-type="float">
            <text:p>0,02746606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6236519837852" calcext:value-type="float">
            <text:p>0,010623652</text:p>
          </table:table-cell>
          <table:table-cell table:style-name="Default" office:value-type="float" office:value="0.286789755927138" calcext:value-type="float">
            <text:p>0,2867897559</text:p>
          </table:table-cell>
          <table:table-cell table:style-name="Default" office:value-type="float" office:value="0.021878742145376" calcext:value-type="float">
            <text:p>0,0218787421</text:p>
          </table:table-cell>
          <table:table-cell table:style-name="Default" office:value-type="float" office:value="0.238267847497748" calcext:value-type="float">
            <text:p>0,23826784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590325022102067" calcext:value-type="float">
            <text:p>0,0590325022</text:p>
          </table:table-cell>
          <table:table-cell table:style-name="Default" office:value-type="float" office:value="0.0286390600966341" calcext:value-type="float">
            <text:p>0,028639060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812548114650062" calcext:value-type="float">
            <text:p>0,0812548115</text:p>
          </table:table-cell>
          <table:table-cell table:style-name="Default" office:value-type="float" office:value="0.260901245033716" calcext:value-type="float">
            <text:p>0,260901245</text:p>
          </table:table-cell>
          <table:table-cell table:style-name="Default" office:value-type="float" office:value="0.0243283942441885" calcext:value-type="float">
            <text:p>0,024328394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357152302100866" calcext:value-type="float">
            <text:p>0,35715230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67775140498348" calcext:value-type="float">
            <text:p>0,2677751405</text:p>
          </table:table-cell>
          <table:table-cell table:style-name="Default" office:value-type="float" office:value="0.272444087255054" calcext:value-type="float">
            <text:p>0,2724440873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style-name="Default" office:value-type="float" office:value="0.0683445346436893" calcext:value-type="float">
            <text:p>0,0683445346</text:p>
          </table:table-cell>
          <table:table-cell table:style-name="Default" office:value-type="float" office:value="0.0270849348531375" calcext:value-type="float">
            <text:p>0,0270849349</text:p>
          </table:table-cell>
          <table:table-cell table:style-name="Default" office:value-type="float" office:value="0.024711722444551" calcext:value-type="float">
            <text:p>0,0247117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1467964874932" calcext:value-type="float">
            <text:p>0,0101467965</text:p>
          </table:table-cell>
          <table:table-cell table:style-name="Default" office:value-type="float" office:value="0.274260623127037" calcext:value-type="float">
            <text:p>0,2742606231</text:p>
          </table:table-cell>
          <table:table-cell table:style-name="Default" office:value-type="float" office:value="0.0201755878278549" calcext:value-type="float">
            <text:p>0,0201755878</text:p>
          </table:table-cell>
          <table:table-cell table:style-name="Default" office:value-type="float" office:value="0.238969491818436" calcext:value-type="float">
            <text:p>0,2389694918</text:p>
          </table:table-cell>
          <table:table-cell table:style-name="Default" office:value-type="float" office:value="0.0607284337612207" calcext:value-type="float">
            <text:p>0,0607284338</text:p>
          </table:table-cell>
          <table:table-cell table:style-name="Default" office:value-type="float" office:value="0.0577189034388663" calcext:value-type="float">
            <text:p>0,057718903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43001390880417" calcext:value-type="float">
            <text:p>0,2430013909</text:p>
          </table:table-cell>
          <table:table-cell table:style-name="Default" office:value-type="float" office:value="0.0767381046761126" calcext:value-type="float">
            <text:p>0,0767381047</text:p>
          </table:table-cell>
          <table:table-cell table:style-name="Default" office:value-type="float" office:value="0.263011125008076" calcext:value-type="float">
            <text:p>0,263011125</text:p>
          </table:table-cell>
          <table:table-cell table:style-name="Default" office:value-type="float" office:value="0.0242271710422951" calcext:value-type="float">
            <text:p>0,024227171</text:p>
          </table:table-cell>
          <table:table-cell table:style-name="Default" office:value-type="float" office:value="0.0185589133214482" calcext:value-type="float">
            <text:p>0,0185589133</text:p>
          </table:table-cell>
          <table:table-cell table:style-name="Default" office:value-type="float" office:value="0.0911006919124252" calcext:value-type="float">
            <text:p>0,0911006919</text:p>
          </table:table-cell>
          <table:table-cell table:style-name="Default" office:value-type="float" office:value="0.345675137297213" calcext:value-type="float">
            <text:p>0,3456751373</text:p>
          </table:table-cell>
          <table:table-cell table:style-name="Default" office:value-type="float" office:value="0.211993513188821" calcext:value-type="float">
            <text:p>0,2119935132</text:p>
          </table:table-cell>
          <table:table-cell table:style-name="Default" office:value-type="float" office:value="0.253284619595423" calcext:value-type="float">
            <text:p>0,2532846196</text:p>
          </table:table-cell>
          <table:table-cell table:style-name="Default" office:value-type="float" office:value="0.265258650162388" calcext:value-type="float">
            <text:p>0,2652586502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float" office:value="0.0610154710720889" calcext:value-type="float">
            <text:p>0,0610154711</text:p>
          </table:table-cell>
          <table:table-cell table:style-name="Default" office:value-type="float" office:value="0.0225718041047476" calcext:value-type="float">
            <text:p>0,0225718041</text:p>
          </table:table-cell>
          <table:table-cell table:style-name="Default" office:value-type="float" office:value="0.0221300727590911" calcext:value-type="float">
            <text:p>0,02213007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28567395210443" calcext:value-type="float">
            <text:p>0,0128567395</text:p>
          </table:table-cell>
          <table:table-cell table:style-name="Default" office:value-type="float" office:value="0.273501249069243" calcext:value-type="float">
            <text:p>0,2735012491</text:p>
          </table:table-cell>
          <table:table-cell table:style-name="Default" office:value-type="float" office:value="0.0205983549761004" calcext:value-type="float">
            <text:p>0,020598355</text:p>
          </table:table-cell>
          <table:table-cell table:style-name="Default" office:value-type="float" office:value="0.246491543745422" calcext:value-type="float">
            <text:p>0,2464915437</text:p>
          </table:table-cell>
          <table:table-cell table:style-name="Default" office:value-type="float" office:value="0.0552546568187394" calcext:value-type="float">
            <text:p>0,0552546568</text:p>
          </table:table-cell>
          <table:table-cell table:style-name="Default" office:value-type="float" office:value="0.0583171329930299" calcext:value-type="float">
            <text:p>0,058317133</text:p>
          </table:table-cell>
          <table:table-cell table:style-name="Default" office:value-type="float" office:value="0.0274222731200181" calcext:value-type="float">
            <text:p>0,0274222731</text:p>
          </table:table-cell>
          <table:table-cell table:style-name="Default" office:value-type="float" office:value="0.230811020786885" calcext:value-type="float">
            <text:p>0,2308110208</text:p>
          </table:table-cell>
          <table:table-cell table:style-name="Default" office:value-type="float" office:value="0.0729748954605697" calcext:value-type="float">
            <text:p>0,0729748955</text:p>
          </table:table-cell>
          <table:table-cell table:style-name="Default" office:value-type="float" office:value="0.257912798343894" calcext:value-type="float">
            <text:p>0,2579127983</text:p>
          </table:table-cell>
          <table:table-cell table:style-name="Default" office:value-type="float" office:value="0.0242285952371489" calcext:value-type="float">
            <text:p>0,0242285952</text:p>
          </table:table-cell>
          <table:table-cell table:style-name="Default" office:value-type="float" office:value="0.0180222120713795" calcext:value-type="float">
            <text:p>0,0180222121</text:p>
          </table:table-cell>
          <table:table-cell table:style-name="Default" office:value-type="float" office:value="0.0886082418011659" calcext:value-type="float">
            <text:p>0,0886082418</text:p>
          </table:table-cell>
          <table:table-cell table:style-name="Default" office:value-type="float" office:value="0.345624841039566" calcext:value-type="float">
            <text:p>0,345624841</text:p>
          </table:table-cell>
          <table:table-cell table:style-name="Default" office:value-type="float" office:value="0.203227746077605" calcext:value-type="float">
            <text:p>0,2032277461</text:p>
          </table:table-cell>
          <table:table-cell table:style-name="Default" office:value-type="float" office:value="0.253296323004079" calcext:value-type="float">
            <text:p>0,253296323</text:p>
          </table:table-cell>
          <table:table-cell table:style-name="Default" office:value-type="float" office:value="0.260710188720177" calcext:value-type="float">
            <text:p>0,2607101887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float" office:value="0.0632585474111144" calcext:value-type="float">
            <text:p>0,0632585474</text:p>
          </table:table-cell>
          <table:table-cell table:style-name="Default" office:value-type="float" office:value="0.0226319171759045" calcext:value-type="float">
            <text:p>0,0226319172</text:p>
          </table:table-cell>
          <table:table-cell table:style-name="Default" office:value-type="float" office:value="0.019920745625991" calcext:value-type="float">
            <text:p>0,0199207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117152763158" calcext:value-type="float">
            <text:p>0,0131171528</text:p>
          </table:table-cell>
          <table:table-cell table:style-name="Default" office:value-type="float" office:value="0.276484370253281" calcext:value-type="float">
            <text:p>0,2764843703</text:p>
          </table:table-cell>
          <table:table-cell table:style-name="Default" office:value-type="float" office:value="0.0206426198944928" calcext:value-type="float">
            <text:p>0,0206426199</text:p>
          </table:table-cell>
          <table:table-cell table:style-name="Default" office:value-type="float" office:value="0.251870287997295" calcext:value-type="float">
            <text:p>0,251870288</text:p>
          </table:table-cell>
          <table:table-cell table:style-name="Default" office:value-type="float" office:value="0.0575005034319516" calcext:value-type="float">
            <text:p>0,0575005034</text:p>
          </table:table-cell>
          <table:table-cell table:style-name="Default" office:value-type="float" office:value="0.0548188156264482" calcext:value-type="float">
            <text:p>0,0548188156</text:p>
          </table:table-cell>
          <table:table-cell table:style-name="Default" office:value-type="float" office:value="0.0266507186533385" calcext:value-type="float">
            <text:p>0,0266507187</text:p>
          </table:table-cell>
          <table:table-cell table:style-name="Default" office:value-type="float" office:value="0.23342533110424" calcext:value-type="float">
            <text:p>0,2334253311</text:p>
          </table:table-cell>
          <table:table-cell table:style-name="Default" office:value-type="float" office:value="0.0786978434650315" calcext:value-type="float">
            <text:p>0,0786978435</text:p>
          </table:table-cell>
          <table:table-cell table:style-name="Default" office:value-type="float" office:value="0.265748129324059" calcext:value-type="float">
            <text:p>0,2657481293</text:p>
          </table:table-cell>
          <table:table-cell table:style-name="Default" office:value-type="float" office:value="0.0235810271587462" calcext:value-type="float">
            <text:p>0,0235810272</text:p>
          </table:table-cell>
          <table:table-cell table:style-name="Default" office:value-type="float" office:value="0.0187434449897191" calcext:value-type="float">
            <text:p>0,018743445</text:p>
          </table:table-cell>
          <table:table-cell table:style-name="Default" office:value-type="float" office:value="0.0870553510151181" calcext:value-type="float">
            <text:p>0,087055351</text:p>
          </table:table-cell>
          <table:table-cell table:style-name="Default" office:value-type="float" office:value="0.352471549479791" calcext:value-type="float">
            <text:p>0,3524715495</text:p>
          </table:table-cell>
          <table:table-cell table:style-name="Default" office:value-type="float" office:value="0.194846647326232" calcext:value-type="float">
            <text:p>0,1948466473</text:p>
          </table:table-cell>
          <table:table-cell table:style-name="Default" office:value-type="float" office:value="0.257198201547296" calcext:value-type="float">
            <text:p>0,2571982015</text:p>
          </table:table-cell>
          <table:table-cell table:style-name="Default" office:value-type="float" office:value="0.256527197679912" calcext:value-type="float">
            <text:p>0,2565271977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float" office:value="0.0654674021310973" calcext:value-type="float">
            <text:p>0,0654674021</text:p>
          </table:table-cell>
          <table:table-cell table:style-name="Default" office:value-type="float" office:value="0.0292023974480683" calcext:value-type="float">
            <text:p>0,0292023974</text:p>
          </table:table-cell>
          <table:table-cell table:style-name="Default" office:value-type="float" office:value="0.0218079847109613" calcext:value-type="float">
            <text:p>0,02180798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2778225908885" calcext:value-type="float">
            <text:p>0,0132778226</text:p>
          </table:table-cell>
          <table:table-cell table:style-name="Default" office:value-type="float" office:value="0.286438703127562" calcext:value-type="float">
            <text:p>0,2864387031</text:p>
          </table:table-cell>
          <table:table-cell table:style-name="Default" office:value-type="float" office:value="0.0223707922016955" calcext:value-type="float">
            <text:p>0,0223707922</text:p>
          </table:table-cell>
          <table:table-cell table:style-name="Default" office:value-type="float" office:value="0.240482144307142" calcext:value-type="float">
            <text:p>0,2404821443</text:p>
          </table:table-cell>
          <table:table-cell table:style-name="Default" office:value-type="float" office:value="0.0577664211501363" calcext:value-type="float">
            <text:p>0,0577664212</text:p>
          </table:table-cell>
          <table:table-cell table:style-name="Default" office:value-type="float" office:value="0.0547638318573279" calcext:value-type="float">
            <text:p>0,0547638319</text:p>
          </table:table-cell>
          <table:table-cell table:style-name="Default" office:value-type="float" office:value="0.0287323483152425" calcext:value-type="float">
            <text:p>0,0287323483</text:p>
          </table:table-cell>
          <table:table-cell table:style-name="Default" office:value-type="float" office:value="0.232123591385755" calcext:value-type="float">
            <text:p>0,2321235914</text:p>
          </table:table-cell>
          <table:table-cell table:style-name="Default" office:value-type="float" office:value="0.0769977108933611" calcext:value-type="float">
            <text:p>0,0769977109</text:p>
          </table:table-cell>
          <table:table-cell table:style-name="Default" office:value-type="float" office:value="0.270709010212608" calcext:value-type="float">
            <text:p>0,2707090102</text:p>
          </table:table-cell>
          <table:table-cell table:style-name="Default" office:value-type="float" office:value="0.0236735461270766" calcext:value-type="float">
            <text:p>0,0236735461</text:p>
          </table:table-cell>
          <table:table-cell table:style-name="Default" office:value-type="float" office:value="0.0166004406915907" calcext:value-type="float">
            <text:p>0,0166004407</text:p>
          </table:table-cell>
          <table:table-cell table:style-name="Default" office:value-type="float" office:value="0.0901013361153357" calcext:value-type="float">
            <text:p>0,0901013361</text:p>
          </table:table-cell>
          <table:table-cell table:style-name="Default" office:value-type="float" office:value="0.340184635698513" calcext:value-type="float">
            <text:p>0,3401846357</text:p>
          </table:table-cell>
          <table:table-cell table:style-name="Default" office:value-type="float" office:value="0.210139881349961" calcext:value-type="float">
            <text:p>0,2101398813</text:p>
          </table:table-cell>
          <table:table-cell table:style-name="Default" office:value-type="float" office:value="0.249942488570786" calcext:value-type="float">
            <text:p>0,2499424886</text:p>
          </table:table-cell>
          <table:table-cell table:style-name="Default" office:value-type="float" office:value="0.258948406271297" calcext:value-type="float">
            <text:p>0,2589484063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style-name="Default" office:value-type="float" office:value="0.0625358131522864" calcext:value-type="float">
            <text:p>0,0625358132</text:p>
          </table:table-cell>
          <table:table-cell table:style-name="Default" office:value-type="float" office:value="0.0215088825602226" calcext:value-type="float">
            <text:p>0,0215088826</text:p>
          </table:table-cell>
          <table:table-cell table:style-name="Default" office:value-type="float" office:value="0.0233555966530898" calcext:value-type="float">
            <text:p>0,02335559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4619982917093" calcext:value-type="float">
            <text:p>0,0134619983</text:p>
          </table:table-cell>
          <table:table-cell table:style-name="Default" office:value-type="float" office:value="0.276309606143639" calcext:value-type="float">
            <text:p>0,2763096061</text:p>
          </table:table-cell>
          <table:table-cell table:style-name="Default" office:value-type="float" office:value="0.0213182466313533" calcext:value-type="float">
            <text:p>0,0213182466</text:p>
          </table:table-cell>
          <table:table-cell table:style-name="Default" office:value-type="float" office:value="0.235105159115454" calcext:value-type="float">
            <text:p>0,2351051591</text:p>
          </table:table-cell>
          <table:table-cell table:style-name="Default" office:value-type="float" office:value="0.0616555717617876" calcext:value-type="float">
            <text:p>0,0616555718</text:p>
          </table:table-cell>
          <table:table-cell table:style-name="Default" office:value-type="float" office:value="0.054037751059616" calcext:value-type="float">
            <text:p>0,0540377511</text:p>
          </table:table-cell>
          <table:table-cell table:style-name="Default" office:value-type="float" office:value="0.0250438354413346" calcext:value-type="float">
            <text:p>0,0250438354</text:p>
          </table:table-cell>
          <table:table-cell table:style-name="Default" office:value-type="float" office:value="0.237586948544839" calcext:value-type="float">
            <text:p>0,2375869485</text:p>
          </table:table-cell>
          <table:table-cell table:style-name="Default" office:value-type="float" office:value="0.0773828725379511" calcext:value-type="float">
            <text:p>0,0773828725</text:p>
          </table:table-cell>
          <table:table-cell table:style-name="Default" office:value-type="float" office:value="0.266718899604332" calcext:value-type="float">
            <text:p>0,2667188996</text:p>
          </table:table-cell>
          <table:table-cell table:style-name="Default" office:value-type="float" office:value="0.0251860772880038" calcext:value-type="float">
            <text:p>0,0251860773</text:p>
          </table:table-cell>
          <table:table-cell table:style-name="Default" office:value-type="float" office:value="0.0157160088236501" calcext:value-type="float">
            <text:p>0,0157160088</text:p>
          </table:table-cell>
          <table:table-cell table:style-name="Default" office:value-type="float" office:value="0.0853950131225557" calcext:value-type="float">
            <text:p>0,0853950131</text:p>
          </table:table-cell>
          <table:table-cell table:style-name="Default" office:value-type="float" office:value="0.341334559725138" calcext:value-type="float">
            <text:p>0,3413345597</text:p>
          </table:table-cell>
          <table:table-cell table:style-name="Default" office:value-type="float" office:value="0.192158647644729" calcext:value-type="float">
            <text:p>0,1921586476</text:p>
          </table:table-cell>
          <table:table-cell table:style-name="Default" office:value-type="float" office:value="0.260084908131901" calcext:value-type="float">
            <text:p>0,2600849081</text:p>
          </table:table-cell>
          <table:table-cell table:style-name="Default" office:value-type="float" office:value="0.255382881930895" calcext:value-type="float">
            <text:p>0,2553828819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float" office:value="0.0615968091231803" calcext:value-type="float">
            <text:p>0,0615968091</text:p>
          </table:table-cell>
          <table:table-cell table:style-name="Default" office:value-type="float" office:value="0.0259898734771095" calcext:value-type="float">
            <text:p>0,02598987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3770322797272" calcext:value-type="float">
            <text:p>0,0133770323</text:p>
          </table:table-cell>
          <table:table-cell table:style-name="Default" office:value-type="float" office:value="0.279664817674895" calcext:value-type="float">
            <text:p>0,2796648177</text:p>
          </table:table-cell>
          <table:table-cell table:style-name="Default" office:value-type="float" office:value="0.0221859600291977" calcext:value-type="float">
            <text:p>0,0221859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561091333033444" calcext:value-type="float">
            <text:p>0,0561091333</text:p>
          </table:table-cell>
          <table:table-cell table:style-name="Default" office:value-type="float" office:value="0.0535185300296771" calcext:value-type="float">
            <text:p>0,05351853</text:p>
          </table:table-cell>
          <table:table-cell table:style-name="Default" office:value-type="float" office:value="0.0266190979275787" calcext:value-type="float">
            <text:p>0,0266190979</text:p>
          </table:table-cell>
          <table:table-cell table:style-name="Default" office:value-type="float" office:value="0.226739711711274" calcext:value-type="float">
            <text:p>0,2267397117</text:p>
          </table:table-cell>
          <table:table-cell table:style-name="Default" office:value-type="float" office:value="0.0769960420549895" calcext:value-type="float">
            <text:p>0,0769960421</text:p>
          </table:table-cell>
          <table:table-cell table:style-name="Default" office:value-type="float" office:value="0.266746089574278" calcext:value-type="float">
            <text:p>0,2667460896</text:p>
          </table:table-cell>
          <table:table-cell table:style-name="Default" office:value-type="float" office:value="0.0232533305085359" calcext:value-type="float">
            <text:p>0,0232533305</text:p>
          </table:table-cell>
          <table:table-cell table:style-name="Default" office:value-type="float" office:value="0.0193172294540225" calcext:value-type="float">
            <text:p>0,0193172295</text:p>
          </table:table-cell>
          <table:table-cell table:style-name="Default" office:value-type="float" office:value="0.0840324114448271" calcext:value-type="float">
            <text:p>0,0840324114</text:p>
          </table:table-cell>
          <table:table-cell table:style-name="Default" office:value-type="float" office:value="0.330589526074429" calcext:value-type="float">
            <text:p>0,3305895261</text:p>
          </table:table-cell>
          <table:table-cell table:style-name="Default" office:value-type="float" office:value="0.190492292475572" calcext:value-type="float">
            <text:p>0,1904922925</text:p>
          </table:table-cell>
          <table:table-cell table:style-name="Default" office:value-type="float" office:value="0.258843645131387" calcext:value-type="float">
            <text:p>0,2588436451</text:p>
          </table:table-cell>
          <table:table-cell table:style-name="Default" office:value-type="float" office:value="0.257975935357584" calcext:value-type="float">
            <text:p>0,2579759354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float" office:value="0.0609133098457714" calcext:value-type="float">
            <text:p>0,0609133098</text:p>
          </table:table-cell>
          <table:table-cell table:style-name="Default" office:value-type="float" office:value="0.0209594052243624" calcext:value-type="float">
            <text:p>0,0209594052</text:p>
          </table:table-cell>
          <table:table-cell table:style-name="Default" office:value-type="float" office:value="0.0232656116917074" calcext:value-type="float">
            <text:p>0,02326561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6128058200197" calcext:value-type="float">
            <text:p>0,0136128058</text:p>
          </table:table-cell>
          <table:table-cell table:style-name="Default" office:value-type="float" office:value="0.273442085081487" calcext:value-type="float">
            <text:p>0,2734420851</text:p>
          </table:table-cell>
          <table:table-cell table:style-name="Default" office:value-type="float" office:value="0.0215670878680185" calcext:value-type="float">
            <text:p>0,0215670879</text:p>
          </table:table-cell>
          <table:table-cell table:style-name="Default" office:value-type="float" office:value="0.233898409995696" calcext:value-type="float">
            <text:p>0,23389841</text:p>
          </table:table-cell>
          <table:table-cell table:style-name="Default" office:value-type="float" office:value="0.0579258146328764" calcext:value-type="float">
            <text:p>0,0579258146</text:p>
          </table:table-cell>
          <table:table-cell table:style-name="Default" office:value-type="float" office:value="0.0548671717160564" calcext:value-type="float">
            <text:p>0,0548671717</text:p>
          </table:table-cell>
          <table:table-cell table:style-name="Default" office:value-type="float" office:value="0.0269895012656374" calcext:value-type="float">
            <text:p>0,0269895013</text:p>
          </table:table-cell>
          <table:table-cell table:style-name="Default" office:value-type="float" office:value="0.232144790973463" calcext:value-type="float">
            <text:p>0,232144791</text:p>
          </table:table-cell>
          <table:table-cell table:style-name="Default" office:value-type="float" office:value="0.0755780287390056" calcext:value-type="float">
            <text:p>0,0755780287</text:p>
          </table:table-cell>
          <table:table-cell table:style-name="Default" office:value-type="float" office:value="0.273447731063263" calcext:value-type="float">
            <text:p>0,2734477311</text:p>
          </table:table-cell>
          <table:table-cell table:style-name="Default" office:value-type="float" office:value="0.0234410329704918" calcext:value-type="float">
            <text:p>0,023441033</text:p>
          </table:table-cell>
          <table:table-cell table:style-name="Default" office:value-type="float" office:value="0.016586498586692" calcext:value-type="float">
            <text:p>0,0165864986</text:p>
          </table:table-cell>
          <table:table-cell table:style-name="Default" office:value-type="float" office:value="0.0849178159642447" calcext:value-type="float">
            <text:p>0,084917816</text:p>
          </table:table-cell>
          <table:table-cell table:style-name="Default" office:value-type="float" office:value="0.345336444054008" calcext:value-type="float">
            <text:p>0,3453364441</text:p>
          </table:table-cell>
          <table:table-cell table:style-name="Default" office:value-type="float" office:value="0.189739905245009" calcext:value-type="float">
            <text:p>0,1897399052</text:p>
          </table:table-cell>
          <table:table-cell table:style-name="Default" office:value-type="float" office:value="0.262240228065996" calcext:value-type="float">
            <text:p>0,2622402281</text:p>
          </table:table-cell>
          <table:table-cell table:style-name="Default" office:value-type="float" office:value="0.255486050487411" calcext:value-type="float">
            <text:p>0,2554860505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float" office:value="0.0594655548030578" calcext:value-type="float">
            <text:p>0,0594655548</text:p>
          </table:table-cell>
          <table:table-cell table:style-name="Default" office:value-type="float" office:value="0.0212185686344202" calcext:value-type="float">
            <text:p>0,0212185686</text:p>
          </table:table-cell>
          <table:table-cell table:style-name="Default" office:value-type="float" office:value="0.0229493612804504" calcext:value-type="float">
            <text:p>0,02294936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5081875268106" calcext:value-type="float">
            <text:p>0,0105081875</text:p>
          </table:table-cell>
          <table:table-cell table:style-name="Default" office:value-type="float" office:value="0.27245227983214" calcext:value-type="float">
            <text:p>0,2724522798</text:p>
          </table:table-cell>
          <table:table-cell table:style-name="Default" office:value-type="float" office:value="0.0210435831607999" calcext:value-type="float">
            <text:p>0,0210435832</text:p>
          </table:table-cell>
          <table:table-cell table:style-name="Default" office:value-type="float" office:value="0.2247347076177" calcext:value-type="float">
            <text:p>0,2247347076</text:p>
          </table:table-cell>
          <table:table-cell table:style-name="Default" office:value-type="float" office:value="0.0559143838428657" calcext:value-type="float">
            <text:p>0,0559143838</text:p>
          </table:table-cell>
          <table:table-cell table:style-name="Default" office:value-type="float" office:value="0.0511399766010278" calcext:value-type="float">
            <text:p>0,0511399766</text:p>
          </table:table-cell>
          <table:table-cell table:style-name="Default" office:value-type="float" office:value="0.0233554309946796" calcext:value-type="float">
            <text:p>0,023355431</text:p>
          </table:table-cell>
          <table:table-cell table:style-name="Default" office:value-type="float" office:value="0.226676137386086" calcext:value-type="float">
            <text:p>0,2266761374</text:p>
          </table:table-cell>
          <table:table-cell table:style-name="Default" office:value-type="float" office:value="0.0778426408656659" calcext:value-type="float">
            <text:p>0,0778426409</text:p>
          </table:table-cell>
          <table:table-cell table:style-name="Default" office:value-type="float" office:value="0.269693611680067" calcext:value-type="float">
            <text:p>0,2696936117</text:p>
          </table:table-cell>
          <table:table-cell table:style-name="Default" office:value-type="float" office:value="0.0235146168887164" calcext:value-type="float">
            <text:p>0,0235146169</text:p>
          </table:table-cell>
          <table:table-cell table:style-name="Default" office:value-type="float" office:value="0.0161381214841575" calcext:value-type="float">
            <text:p>0,0161381215</text:p>
          </table:table-cell>
          <table:table-cell table:style-name="Default" office:value-type="float" office:value="0.0860822652509751" calcext:value-type="float">
            <text:p>0,0860822653</text:p>
          </table:table-cell>
          <table:table-cell table:style-name="Default" office:value-type="float" office:value="0.334485009830827" calcext:value-type="float">
            <text:p>0,3344850098</text:p>
          </table:table-cell>
          <table:table-cell table:style-name="Default" office:value-type="float" office:value="0.182789481025669" calcext:value-type="float">
            <text:p>0,182789481</text:p>
          </table:table-cell>
          <table:table-cell table:style-name="Default" office:value-type="float" office:value="0.250339537069035" calcext:value-type="float">
            <text:p>0,2503395371</text:p>
          </table:table-cell>
          <table:table-cell table:style-name="Default" office:value-type="float" office:value="0.238041308472756" calcext:value-type="float">
            <text:p>0,2380413085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.0650446499618101" calcext:value-type="float">
            <text:p>0,06504465</text:p>
          </table:table-cell>
          <table:table-cell table:style-name="Default" office:value-type="float" office:value="0.0182741607169957" calcext:value-type="float">
            <text:p>0,0182741607</text:p>
          </table:table-cell>
          <table:table-cell table:style-name="Default" office:value-type="float" office:value="0.02107743980706" calcext:value-type="float">
            <text:p>0,02107743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42839926750413" calcext:value-type="float">
            <text:p>0,0142839927</text:p>
          </table:table-cell>
          <table:table-cell table:style-name="Default" office:value-type="float" office:value="0.281190847117322" calcext:value-type="float">
            <text:p>0,281190847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38702759981571" calcext:value-type="float">
            <text:p>0,23870276</text:p>
          </table:table-cell>
          <table:table-cell table:style-name="Default" office:value-type="float" office:value="0.0576052690169489" calcext:value-type="float">
            <text:p>0,057605269</text:p>
          </table:table-cell>
          <table:table-cell table:style-name="Default" office:value-type="float" office:value="0.0545887124871918" calcext:value-type="float">
            <text:p>0,0545887125</text:p>
          </table:table-cell>
          <table:table-cell table:style-name="Default" office:value-type="float" office:value="0.0236335589280948" calcext:value-type="float">
            <text:p>0,0236335589</text:p>
          </table:table-cell>
          <table:table-cell table:style-name="Default" office:value-type="float" office:value="0.245863088284591" calcext:value-type="float">
            <text:p>0,2458630883</text:p>
          </table:table-cell>
          <table:table-cell table:style-name="Default" office:value-type="float" office:value="0.0777339980025798" calcext:value-type="float">
            <text:p>0,077733998</text:p>
          </table:table-cell>
          <table:table-cell table:style-name="Default" office:value-type="float" office:value="0.27706599547157" calcext:value-type="float">
            <text:p>0,2770659955</text:p>
          </table:table-cell>
          <table:table-cell table:style-name="Default" office:value-type="float" office:value="0.025038771419926" calcext:value-type="float">
            <text:p>0,0250387714</text:p>
          </table:table-cell>
          <table:table-cell table:style-name="Default" office:value-type="float" office:value="0.0168168821450416" calcext:value-type="float">
            <text:p>0,0168168821</text:p>
          </table:table-cell>
          <table:table-cell table:style-name="Default" office:value-type="float" office:value="0.0867138577082402" calcext:value-type="float">
            <text:p>0,0867138577</text:p>
          </table:table-cell>
          <table:table-cell table:style-name="Default" office:value-type="float" office:value="0.331417695158642" calcext:value-type="float">
            <text:p>0,3314176952</text:p>
          </table:table-cell>
          <table:table-cell table:style-name="Default" office:value-type="float" office:value="0.186998404992574" calcext:value-type="float">
            <text:p>0,186998405</text:p>
          </table:table-cell>
          <table:table-cell table:style-name="Default" office:value-type="float" office:value="0.252802630462799" calcext:value-type="float">
            <text:p>0,2528026305</text:p>
          </table:table-cell>
          <table:table-cell table:style-name="Default" office:value-type="float" office:value="0.248322836785196" calcext:value-type="float">
            <text:p>0,2483228368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float" office:value="0.066489360545212" calcext:value-type="float">
            <text:p>0,0664893605</text:p>
          </table:table-cell>
          <table:table-cell table:style-name="Default" office:value-type="float" office:value="0.0209388118430861" calcext:value-type="float">
            <text:p>0,0209388118</text:p>
          </table:table-cell>
          <table:table-cell table:style-name="Default" office:value-type="float" office:value="0.0228935823487706" calcext:value-type="float">
            <text:p>0,02289358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56379102953019" calcext:value-type="float">
            <text:p>0,01563791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234082602013249" calcext:value-type="float">
            <text:p>0,0234082602</text:p>
          </table:table-cell>
          <table:table-cell table:style-name="Default" office:value-type="float" office:value="0.230243543133494" calcext:value-type="float">
            <text:p>0,2302435431</text:p>
          </table:table-cell>
          <table:table-cell table:style-name="Default" office:value-type="float" office:value="0.0604067997119911" calcext:value-type="float">
            <text:p>0,06040679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245993151838642" calcext:value-type="float">
            <text:p>0,0245993152</text:p>
          </table:table-cell>
          <table:table-cell table:style-name="Default" office:value-type="float" office:value="0.248771474575127" calcext:value-type="float">
            <text:p>0,2487714746</text:p>
          </table:table-cell>
          <table:table-cell table:style-name="Default" office:value-type="float" office:value="0.0800876631933826" calcext:value-type="float">
            <text:p>0,0800876632</text:p>
          </table:table-cell>
          <table:table-cell table:style-name="Default" office:value-type="float" office:value="0.292068528400275" calcext:value-type="float">
            <text:p>0,2920685284</text:p>
          </table:table-cell>
          <table:table-cell table:style-name="Default" office:value-type="float" office:value="0.0258918944026143" calcext:value-type="float">
            <text:p>0,0258918944</text:p>
          </table:table-cell>
          <table:table-cell table:style-name="Default" office:value-type="float" office:value="0.0172622376579661" calcext:value-type="float">
            <text:p>0,0172622377</text:p>
          </table:table-cell>
          <table:table-cell table:style-name="Default" office:value-type="float" office:value="0.09393444767843" calcext:value-type="float">
            <text:p>0,093934447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00938720976357" calcext:value-type="float">
            <text:p>0,2009387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66285915739186" calcext:value-type="float">
            <text:p>0,2662859157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style-name="Default" office:value-type="float" office:value="0.0633443474144257" calcext:value-type="float">
            <text:p>0,0633443474</text:p>
          </table:table-cell>
          <table:table-cell table:style-name="Default" office:value-type="float" office:value="0.0199824338572259" calcext:value-type="float">
            <text:p>0,0199824339</text:p>
          </table:table-cell>
          <table:table-cell table:style-name="Default" office:value-type="float" office:value="0.0194463036191988" calcext:value-type="float">
            <text:p>0,0194463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51393830123192" calcext:value-type="float">
            <text:p>0,015139383</text:p>
          </table:table-cell>
          <table:table-cell table:style-name="Default" office:value-type="float" office:value="0.276643364411266" calcext:value-type="float">
            <text:p>0,2766433644</text:p>
          </table:table-cell>
          <table:table-cell table:style-name="Default" office:value-type="float" office:value="0.0221929755835325" calcext:value-type="float">
            <text:p>0,0221929756</text:p>
          </table:table-cell>
          <table:table-cell table:style-name="Default" office:value-type="float" office:value="0.234215402425012" calcext:value-type="float">
            <text:p>0,2342154024</text:p>
          </table:table-cell>
          <table:table-cell table:style-name="Default" office:value-type="float" office:value="0.0584047931266741" calcext:value-type="float">
            <text:p>0,0584047931</text:p>
          </table:table-cell>
          <table:table-cell table:style-name="Default" office:value-type="float" office:value="0.0549038684434042" calcext:value-type="float">
            <text:p>0,0549038684</text:p>
          </table:table-cell>
          <table:table-cell table:style-name="Default" office:value-type="float" office:value="0.0240346550892391" calcext:value-type="float">
            <text:p>0,0240346551</text:p>
          </table:table-cell>
          <table:table-cell table:style-name="Default" office:value-type="float" office:value="0.244034965340709" calcext:value-type="float">
            <text:p>0,2440349653</text:p>
          </table:table-cell>
          <table:table-cell table:style-name="Default" office:value-type="float" office:value="0.0761113800931853" calcext:value-type="float">
            <text:p>0,0761113801</text:p>
          </table:table-cell>
          <table:table-cell table:style-name="Default" office:value-type="float" office:value="0.286622635273219" calcext:value-type="float">
            <text:p>0,2866226353</text:p>
          </table:table-cell>
          <table:table-cell table:style-name="Default" office:value-type="float" office:value="0.0251210430876042" calcext:value-type="float">
            <text:p>0,0251210431</text:p>
          </table:table-cell>
          <table:table-cell table:style-name="Default" office:value-type="float" office:value="0.0155445912850085" calcext:value-type="float">
            <text:p>0,0155445913</text:p>
          </table:table-cell>
          <table:table-cell table:style-name="Default" office:value-type="float" office:value="0.0882391193031863" calcext:value-type="float">
            <text:p>0,0882391193</text:p>
          </table:table-cell>
          <table:table-cell table:style-name="Default" office:value-type="float" office:value="0.351075889310216" calcext:value-type="float">
            <text:p>0,3510758893</text:p>
          </table:table-cell>
          <table:table-cell table:style-name="Default" office:value-type="float" office:value="0.194327024163465" calcext:value-type="float">
            <text:p>0,1943270242</text:p>
          </table:table-cell>
          <table:table-cell table:style-name="Default" office:value-type="float" office:value="0.267192998436877" calcext:value-type="float">
            <text:p>0,2671929984</text:p>
          </table:table-cell>
          <table:table-cell table:style-name="Default" office:value-type="float" office:value="0.259320736723511" calcext:value-type="float">
            <text:p>0,2593207367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float" office:value="0.0602566766962618" calcext:value-type="float">
            <text:p>0,0602566767</text:p>
          </table:table-cell>
          <table:table-cell table:style-name="Default" office:value-type="float" office:value="0.0234320417414051" calcext:value-type="float">
            <text:p>0,0234320417</text:p>
          </table:table-cell>
          <table:table-cell table:style-name="Default" office:value-type="float" office:value="0.0220940458224148" calcext:value-type="float">
            <text:p>0,022094045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45246699559442" calcext:value-type="float">
            <text:p>0,01452467</text:p>
          </table:table-cell>
          <table:table-cell table:style-name="Default" office:value-type="float" office:value="0.276066070572599" calcext:value-type="float">
            <text:p>0,2760660706</text:p>
          </table:table-cell>
          <table:table-cell table:style-name="Default" office:value-type="float" office:value="0.0210193394324999" calcext:value-type="float">
            <text:p>0,0210193394</text:p>
          </table:table-cell>
          <table:table-cell table:style-name="Default" office:value-type="float" office:value="0.219071338079999" calcext:value-type="float">
            <text:p>0,2190713381</text:p>
          </table:table-cell>
          <table:table-cell table:style-name="Default" office:value-type="float" office:value="0.0548404223778579" calcext:value-type="float">
            <text:p>0,0548404224</text:p>
          </table:table-cell>
          <table:table-cell table:style-name="Default" office:value-type="float" office:value="0.0546103907051973" calcext:value-type="float">
            <text:p>0,0546103907</text:p>
          </table:table-cell>
          <table:table-cell table:style-name="Default" office:value-type="float" office:value="0.021574642185304" calcext:value-type="float">
            <text:p>0,0215746422</text:p>
          </table:table-cell>
          <table:table-cell table:style-name="Default" office:value-type="float" office:value="0.225020521484069" calcext:value-type="float">
            <text:p>0,2250205215</text:p>
          </table:table-cell>
          <table:table-cell table:style-name="Default" office:value-type="float" office:value="0.0772677951212155" calcext:value-type="float">
            <text:p>0,0772677951</text:p>
          </table:table-cell>
          <table:table-cell table:style-name="Default" office:value-type="float" office:value="0.276970503781029" calcext:value-type="float">
            <text:p>0,2769705038</text:p>
          </table:table-cell>
          <table:table-cell table:style-name="Default" office:value-type="float" office:value="0.0240760467849778" calcext:value-type="float">
            <text:p>0,0240760468</text:p>
          </table:table-cell>
          <table:table-cell table:style-name="Default" office:value-type="float" office:value="0.0152452385028515" calcext:value-type="float">
            <text:p>0,0152452385</text:p>
          </table:table-cell>
          <table:table-cell table:style-name="Default" office:value-type="float" office:value="0.0861183468164484" calcext:value-type="float">
            <text:p>0,0861183468</text:p>
          </table:table-cell>
          <table:table-cell table:style-name="Default" office:value-type="float" office:value="0.330362140418412" calcext:value-type="float">
            <text:p>0,3303621404</text:p>
          </table:table-cell>
          <table:table-cell table:style-name="Default" office:value-type="float" office:value="0.182374639121443" calcext:value-type="float">
            <text:p>0,1823746391</text:p>
          </table:table-cell>
          <table:table-cell table:style-name="Default" office:value-type="float" office:value="0.256547978892993" calcext:value-type="float">
            <text:p>0,2565479789</text:p>
          </table:table-cell>
          <table:table-cell table:style-name="Default" office:value-type="float" office:value="0.249660983366362" calcext:value-type="float">
            <text:p>0,2496609834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0.0659699656250152" calcext:value-type="float">
            <text:p>0,0659699656</text:p>
          </table:table-cell>
          <table:table-cell table:style-name="Default" office:value-type="float" office:value="0.0203758951359458" calcext:value-type="float">
            <text:p>0,0203758951</text:p>
          </table:table-cell>
          <table:table-cell table:style-name="Default" office:value-type="float" office:value="0.0188498739195827" calcext:value-type="float">
            <text:p>0,01884987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6241988178287" calcext:value-type="float">
            <text:p>0,0116241988</text:p>
          </table:table-cell>
          <table:table-cell table:style-name="Default" office:value-type="float" office:value="0.284480273504622" calcext:value-type="float">
            <text:p>0,2844802735</text:p>
          </table:table-cell>
          <table:table-cell table:style-name="Default" office:value-type="float" office:value="0.021331258589028" calcext:value-type="float">
            <text:p>0,0213312586</text:p>
          </table:table-cell>
          <table:table-cell table:style-name="Default" office:value-type="float" office:value="0.232324048023385" calcext:value-type="float">
            <text:p>0,232324048</text:p>
          </table:table-cell>
          <table:table-cell table:style-name="Default" office:value-type="float" office:value="0.0552666024755319" calcext:value-type="float">
            <text:p>0,0552666025</text:p>
          </table:table-cell>
          <table:table-cell table:style-name="Default" office:value-type="float" office:value="0.0522385487243319" calcext:value-type="float">
            <text:p>0,0522385487</text:p>
          </table:table-cell>
          <table:table-cell table:style-name="Default" office:value-type="float" office:value="0.0224882861335371" calcext:value-type="float">
            <text:p>0,0224882861</text:p>
          </table:table-cell>
          <table:table-cell table:style-name="Default" office:value-type="float" office:value="0.224963013091181" calcext:value-type="float">
            <text:p>0,2249630131</text:p>
          </table:table-cell>
          <table:table-cell table:style-name="Default" office:value-type="float" office:value="0.0752070859882134" calcext:value-type="float">
            <text:p>0,075207086</text:p>
          </table:table-cell>
          <table:table-cell table:style-name="Default" office:value-type="float" office:value="0.272059980162384" calcext:value-type="float">
            <text:p>0,2720599802</text:p>
          </table:table-cell>
          <table:table-cell table:style-name="Default" office:value-type="float" office:value="0.0244524475435749" calcext:value-type="float">
            <text:p>0,0244524475</text:p>
          </table:table-cell>
          <table:table-cell table:style-name="Default" office:value-type="float" office:value="0.0150193930868121" calcext:value-type="float">
            <text:p>0,0150193931</text:p>
          </table:table-cell>
          <table:table-cell table:style-name="Default" office:value-type="float" office:value="0.0848588126252954" calcext:value-type="float">
            <text:p>0,0848588126</text:p>
          </table:table-cell>
          <table:table-cell table:style-name="Default" office:value-type="float" office:value="0.331347529054386" calcext:value-type="float">
            <text:p>0,3313475291</text:p>
          </table:table-cell>
          <table:table-cell table:style-name="Default" office:value-type="float" office:value="0.182803576082571" calcext:value-type="float">
            <text:p>0,1828035761</text:p>
          </table:table-cell>
          <table:table-cell table:style-name="Default" office:value-type="float" office:value="0.25698258221626" calcext:value-type="float">
            <text:p>0,2569825822</text:p>
          </table:table-cell>
          <table:table-cell table:style-name="Default" office:value-type="float" office:value="0.24069265305586" calcext:value-type="float">
            <text:p>0,2406926531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float" office:value="0.0633090230729942" calcext:value-type="float">
            <text:p>0,0633090231</text:p>
          </table:table-cell>
          <table:table-cell table:style-name="Default" office:value-type="float" office:value="0.0188703178690149" calcext:value-type="float">
            <text:p>0,0188703179</text:p>
          </table:table-cell>
          <table:table-cell table:style-name="Default" office:value-type="float" office:value="0.0210036935115468" calcext:value-type="float">
            <text:p>0,02100369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2363063804378" calcext:value-type="float">
            <text:p>0,0123630638</text:p>
          </table:table-cell>
          <table:table-cell table:style-name="Default" office:value-type="float" office:value="0.286306316481301" calcext:value-type="float">
            <text:p>0,2863063165</text:p>
          </table:table-cell>
          <table:table-cell table:style-name="Default" office:value-type="float" office:value="0.0199796552005612" calcext:value-type="float">
            <text:p>0,0199796552</text:p>
          </table:table-cell>
          <table:table-cell table:style-name="Default" office:value-type="float" office:value="0.238929745774809" calcext:value-type="float">
            <text:p>0,2389297458</text:p>
          </table:table-cell>
          <table:table-cell table:style-name="Default" office:value-type="float" office:value="0.0549525141939607" calcext:value-type="float">
            <text:p>0,0549525142</text:p>
          </table:table-cell>
          <table:table-cell table:style-name="Default" office:value-type="float" office:value="0.0561493298045769" calcext:value-type="float">
            <text:p>0,0561493298</text:p>
          </table:table-cell>
          <table:table-cell table:style-name="Default" office:value-type="float" office:value="0.0213940176606162" calcext:value-type="float">
            <text:p>0,0213940177</text:p>
          </table:table-cell>
          <table:table-cell table:style-name="Default" office:value-type="float" office:value="0.235970893065348" calcext:value-type="float">
            <text:p>0,2359708931</text:p>
          </table:table-cell>
          <table:table-cell table:style-name="Default" office:value-type="float" office:value="0.0785568211099276" calcext:value-type="float">
            <text:p>0,0785568211</text:p>
          </table:table-cell>
          <table:table-cell table:style-name="Default" office:value-type="float" office:value="0.279165525911692" calcext:value-type="float">
            <text:p>0,2791655259</text:p>
          </table:table-cell>
          <table:table-cell table:style-name="Default" office:value-type="float" office:value="0.0249416136376481" calcext:value-type="float">
            <text:p>0,0249416136</text:p>
          </table:table-cell>
          <table:table-cell table:style-name="Default" office:value-type="float" office:value="0.0151716898022593" calcext:value-type="float">
            <text:p>0,0151716898</text:p>
          </table:table-cell>
          <table:table-cell table:style-name="Default" office:value-type="float" office:value="0.0868844785013069" calcext:value-type="float">
            <text:p>0,0868844785</text:p>
          </table:table-cell>
          <table:table-cell table:style-name="Default" office:value-type="float" office:value="0.334690083620518" calcext:value-type="float">
            <text:p>0,3346900836</text:p>
          </table:table-cell>
          <table:table-cell table:style-name="Default" office:value-type="float" office:value="0.19351464985214" calcext:value-type="float">
            <text:p>0,1935146499</text:p>
          </table:table-cell>
          <table:table-cell table:style-name="Default" office:value-type="float" office:value="0.26108350743319" calcext:value-type="float">
            <text:p>0,2610835074</text:p>
          </table:table-cell>
          <table:table-cell table:style-name="Default" office:value-type="float" office:value="0.251561474253221" calcext:value-type="float">
            <text:p>0,2515614743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float" office:value="0.0609102501596646" calcext:value-type="float">
            <text:p>0,0609102502</text:p>
          </table:table-cell>
          <table:table-cell table:style-name="Default" office:value-type="float" office:value="0.0186271704951356" calcext:value-type="float">
            <text:p>0,0186271705</text:p>
          </table:table-cell>
          <table:table-cell table:style-name="Default" office:value-type="float" office:value="0.024974524797125" calcext:value-type="float">
            <text:p>0,02497452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24984792432705" calcext:value-type="float">
            <text:p>0,0124984792</text:p>
          </table:table-cell>
          <table:table-cell table:style-name="Default" office:value-type="float" office:value="0.271261487512048" calcext:value-type="float">
            <text:p>0,2712614875</text:p>
          </table:table-cell>
          <table:table-cell table:style-name="Default" office:value-type="float" office:value="0.0205998126227876" calcext:value-type="float">
            <text:p>0,0205998126</text:p>
          </table:table-cell>
          <table:table-cell table:style-name="Default" office:value-type="float" office:value="0.228393716435406" calcext:value-type="float">
            <text:p>0,2283937164</text:p>
          </table:table-cell>
          <table:table-cell table:style-name="Default" office:value-type="float" office:value="0.0567924429821496" calcext:value-type="float">
            <text:p>0,056792443</text:p>
          </table:table-cell>
          <table:table-cell table:style-name="Default" office:value-type="float" office:value="0.053795630374064" calcext:value-type="float">
            <text:p>0,0537956304</text:p>
          </table:table-cell>
          <table:table-cell table:style-name="Default" office:value-type="float" office:value="0.0228605242574794" calcext:value-type="float">
            <text:p>0,0228605243</text:p>
          </table:table-cell>
          <table:table-cell table:style-name="Default" office:value-type="float" office:value="0.231167417319008" calcext:value-type="float">
            <text:p>0,2311674173</text:p>
          </table:table-cell>
          <table:table-cell table:style-name="Default" office:value-type="float" office:value="0.0762237767894055" calcext:value-type="float">
            <text:p>0,0762237768</text:p>
          </table:table-cell>
          <table:table-cell table:style-name="Default" office:value-type="float" office:value="0.272033962940497" calcext:value-type="float">
            <text:p>0,2720339629</text:p>
          </table:table-cell>
          <table:table-cell table:style-name="Default" office:value-type="float" office:value="0.0227015614656683" calcext:value-type="float">
            <text:p>0,0227015615</text:p>
          </table:table-cell>
          <table:table-cell table:style-name="Default" office:value-type="float" office:value="0.0159623907642285" calcext:value-type="float">
            <text:p>0,0159623908</text:p>
          </table:table-cell>
          <table:table-cell table:style-name="Default" office:value-type="float" office:value="0.0863348285478523" calcext:value-type="float">
            <text:p>0,0863348285</text:p>
          </table:table-cell>
          <table:table-cell table:style-name="Default" office:value-type="float" office:value="0.341549459957101" calcext:value-type="float">
            <text:p>0,34154946</text:p>
          </table:table-cell>
          <table:table-cell table:style-name="Default" office:value-type="float" office:value="0.187823221766131" calcext:value-type="float">
            <text:p>0,1878232218</text:p>
          </table:table-cell>
          <table:table-cell table:style-name="Default" office:value-type="float" office:value="0.253658368548833" calcext:value-type="float">
            <text:p>0,2536583685</text:p>
          </table:table-cell>
          <table:table-cell table:style-name="Default" office:value-type="float" office:value="0.250070500783228" calcext:value-type="float">
            <text:p>0,2500705008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float" office:value="0.0612783018640354" calcext:value-type="float">
            <text:p>0,0612783019</text:p>
          </table:table-cell>
          <table:table-cell table:style-name="Default" office:value-type="float" office:value="0.0182811646566913" calcext:value-type="float">
            <text:p>0,0182811647</text:p>
          </table:table-cell>
          <table:table-cell table:style-name="Default" office:value-type="float" office:value="0.0167596019997346" calcext:value-type="float">
            <text:p>0,0167596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21038694563926" calcext:value-type="float">
            <text:p>0,0121038695</text:p>
          </table:table-cell>
          <table:table-cell table:style-name="Default" office:value-type="float" office:value="0.26918436194535" calcext:value-type="float">
            <text:p>0,26918436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16177743455763" calcext:value-type="float">
            <text:p>0,2161777435</text:p>
          </table:table-cell>
          <table:table-cell table:style-name="Default" office:value-type="float" office:value="0.0565481528244801" calcext:value-type="float">
            <text:p>0,0565481528</text:p>
          </table:table-cell>
          <table:table-cell table:style-name="Default" office:value-type="float" office:value="0.0527714951493091" calcext:value-type="float">
            <text:p>0,0527714951</text:p>
          </table:table-cell>
          <table:table-cell table:style-name="Default" office:value-type="float" office:value="0.0209642569898695" calcext:value-type="float">
            <text:p>0,020964257</text:p>
          </table:table-cell>
          <table:table-cell table:style-name="Default" office:value-type="float" office:value="0.218311769684937" calcext:value-type="float">
            <text:p>0,2183117697</text:p>
          </table:table-cell>
          <table:table-cell table:style-name="Default" office:value-type="float" office:value="0.0718820495139145" calcext:value-type="float">
            <text:p>0,0718820495</text:p>
          </table:table-cell>
          <table:table-cell table:style-name="Default" office:value-type="float" office:value="0.266655934141202" calcext:value-type="float">
            <text:p>0,2666559341</text:p>
          </table:table-cell>
          <table:table-cell table:style-name="Default" office:value-type="float" office:value="0.0233818855985543" calcext:value-type="float">
            <text:p>0,0233818856</text:p>
          </table:table-cell>
          <table:table-cell table:style-name="Default" office:value-type="float" office:value="0.0147935310506841" calcext:value-type="float">
            <text:p>0,0147935311</text:p>
          </table:table-cell>
          <table:table-cell table:style-name="Default" office:value-type="float" office:value="0.0845050076973941" calcext:value-type="float">
            <text:p>0,0845050077</text:p>
          </table:table-cell>
          <table:table-cell table:style-name="Default" office:value-type="float" office:value="0.327909258761111" calcext:value-type="float">
            <text:p>0,3279092588</text:p>
          </table:table-cell>
          <table:table-cell table:style-name="Default" office:value-type="float" office:value="0.184037393405249" calcext:value-type="float">
            <text:p>0,1840373934</text:p>
          </table:table-cell>
          <table:table-cell table:style-name="Default" office:value-type="float" office:value="0.253041286857595" calcext:value-type="float">
            <text:p>0,2530412869</text:p>
          </table:table-cell>
          <table:table-cell table:style-name="Default" office:value-type="float" office:value="0.242349855380234" calcext:value-type="float">
            <text:p>0,2423498554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float" office:value="0.0638073757983358" calcext:value-type="float">
            <text:p>0,0638073758</text:p>
          </table:table-cell>
          <table:table-cell table:style-name="Default" office:value-type="float" office:value="0.0189144124636478" calcext:value-type="float">
            <text:p>0,0189144125</text:p>
          </table:table-cell>
          <table:table-cell table:style-name="Default" office:value-type="float" office:value="0.0145223307595922" calcext:value-type="float">
            <text:p>0,01452233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94583433632537" calcext:value-type="float">
            <text:p>0,0094583434</text:p>
          </table:table-cell>
          <table:table-cell table:style-name="Default" office:value-type="float" office:value="0.285763326763409" calcext:value-type="float">
            <text:p>0,2857633268</text:p>
          </table:table-cell>
          <table:table-cell table:style-name="Default" office:value-type="float" office:value="0.0233210241804176" calcext:value-type="float">
            <text:p>0,0233210242</text:p>
          </table:table-cell>
          <table:table-cell table:style-name="Default" office:value-type="float" office:value="0.237129719051212" calcext:value-type="float">
            <text:p>0,237129719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589869745890546" calcext:value-type="float">
            <text:p>0,0589869746</text:p>
          </table:table-cell>
          <table:table-cell table:style-name="Default" office:value-type="float" office:value="0.0233296411096967" calcext:value-type="float">
            <text:p>0,0233296411</text:p>
          </table:table-cell>
          <table:table-cell table:style-name="Default" office:value-type="float" office:value="0.235107457151245" calcext:value-type="float">
            <text:p>0,2351074572</text:p>
          </table:table-cell>
          <table:table-cell table:style-name="Default" office:value-type="float" office:value="0.0762009965213381" calcext:value-type="float">
            <text:p>0,0762009965</text:p>
          </table:table-cell>
          <table:table-cell table:style-name="Default" office:value-type="float" office:value="0.283796316816137" calcext:value-type="float">
            <text:p>0,2837963168</text:p>
          </table:table-cell>
          <table:table-cell table:style-name="Default" office:value-type="float" office:value="0.0249854560890128" calcext:value-type="float">
            <text:p>0,0249854561</text:p>
          </table:table-cell>
          <table:table-cell table:style-name="Default" office:value-type="float" office:value="0.0167930306073833" calcext:value-type="float">
            <text:p>0,0167930306</text:p>
          </table:table-cell>
          <table:table-cell table:style-name="Default" office:value-type="float" office:value="0.0928997968375718" calcext:value-type="float">
            <text:p>0,0928997968</text:p>
          </table:table-cell>
          <table:table-cell table:style-name="Default" office:value-type="float" office:value="0.354059301454603" calcext:value-type="float">
            <text:p>0,3540593015</text:p>
          </table:table-cell>
          <table:table-cell table:style-name="Default" office:value-type="float" office:value="0.194844589763664" calcext:value-type="float">
            <text:p>0,1948445898</text:p>
          </table:table-cell>
          <table:table-cell table:style-name="Default" office:value-type="float" office:value="0.270186470854993" calcext:value-type="float">
            <text:p>0,2701864709</text:p>
          </table:table-cell>
          <table:table-cell table:style-name="Default" office:value-type="float" office:value="0.25463900347664" calcext:value-type="float">
            <text:p>0,2546390035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float" office:value="0.065368469043156" calcext:value-type="float">
            <text:p>0,065368469</text:p>
          </table:table-cell>
          <table:table-cell table:style-name="Default" office:value-type="float" office:value="0.0201408135117032" calcext:value-type="float">
            <text:p>0,0201408135</text:p>
          </table:table-cell>
          <table:table-cell table:style-name="Default" office:value-type="float" office:value="0.0179041355150065" calcext:value-type="float">
            <text:p>0,01790413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955174670994747" calcext:value-type="float">
            <text:p>0,0095517467</text:p>
          </table:table-cell>
          <table:table-cell table:style-name="Default" office:value-type="float" office:value="0.275670041677681" calcext:value-type="float">
            <text:p>0,2756700417</text:p>
          </table:table-cell>
          <table:table-cell table:style-name="Default" office:value-type="float" office:value="0.0207060533135046" calcext:value-type="float">
            <text:p>0,0207060533</text:p>
          </table:table-cell>
          <table:table-cell table:style-name="Default" office:value-type="float" office:value="0.231244065200947" calcext:value-type="float">
            <text:p>0,2312440652</text:p>
          </table:table-cell>
          <table:table-cell table:style-name="Default" office:value-type="float" office:value="0.057834238587329" calcext:value-type="float">
            <text:p>0,0578342386</text:p>
          </table:table-cell>
          <table:table-cell table:style-name="Default" office:value-type="float" office:value="0.0537227833507834" calcext:value-type="float">
            <text:p>0,0537227834</text:p>
          </table:table-cell>
          <table:table-cell table:style-name="Default" office:value-type="float" office:value="0.0217478794624063" calcext:value-type="float">
            <text:p>0,0217478795</text:p>
          </table:table-cell>
          <table:table-cell table:style-name="Default" office:value-type="float" office:value="0.229631579107283" calcext:value-type="float">
            <text:p>0,2296315791</text:p>
          </table:table-cell>
          <table:table-cell table:style-name="Default" office:value-type="float" office:value="0.0737420105676566" calcext:value-type="float">
            <text:p>0,0737420106</text:p>
          </table:table-cell>
          <table:table-cell table:style-name="Default" office:value-type="float" office:value="0.281808450139345" calcext:value-type="float">
            <text:p>0,2818084501</text:p>
          </table:table-cell>
          <table:table-cell table:style-name="Default" office:value-type="float" office:value="0.0250459527702389" calcext:value-type="float">
            <text:p>0,0250459528</text:p>
          </table:table-cell>
          <table:table-cell table:style-name="Default" office:value-type="float" office:value="0.0152114960382489" calcext:value-type="float">
            <text:p>0,015211496</text:p>
          </table:table-cell>
          <table:table-cell table:style-name="Default" office:value-type="float" office:value="0.0874036032080449" calcext:value-type="float">
            <text:p>0,0874036032</text:p>
          </table:table-cell>
          <table:table-cell table:style-name="Default" office:value-type="float" office:value="0.335841057101425" calcext:value-type="float">
            <text:p>0,3358410571</text:p>
          </table:table-cell>
          <table:table-cell table:style-name="Default" office:value-type="float" office:value="0.191909109275077" calcext:value-type="float">
            <text:p>0,1919091093</text:p>
          </table:table-cell>
          <table:table-cell table:style-name="Default" office:value-type="float" office:value="0.269177740366346" calcext:value-type="float">
            <text:p>0,2691777404</text:p>
          </table:table-cell>
          <table:table-cell table:style-name="Default" office:value-type="float" office:value="0.254717159431046" calcext:value-type="float">
            <text:p>0,2547171594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float" office:value="0.0665497809614356" calcext:value-type="float">
            <text:p>0,066549781</text:p>
          </table:table-cell>
          <table:table-cell table:style-name="Default" office:value-type="float" office:value="0.0183334233498014" calcext:value-type="float">
            <text:p>0,0183334233</text:p>
          </table:table-cell>
          <table:table-cell table:style-name="Default" office:value-type="float" office:value="0.0227521101171906" calcext:value-type="float">
            <text:p>0,02275211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0670482460223" calcext:value-type="float">
            <text:p>0,0100670482</text:p>
          </table:table-cell>
          <table:table-cell table:style-name="Default" office:value-type="float" office:value="0.280140376836981" calcext:value-type="float">
            <text:p>0,2801403768</text:p>
          </table:table-cell>
          <table:table-cell table:style-name="Default" office:value-type="float" office:value="0.0208236316840959" calcext:value-type="float">
            <text:p>0,0208236317</text:p>
          </table:table-cell>
          <table:table-cell table:style-name="Default" office:value-type="float" office:value="0.224464644019247" calcext:value-type="float">
            <text:p>0,224464644</text:p>
          </table:table-cell>
          <table:table-cell table:style-name="Default" office:value-type="float" office:value="0.0588912341420612" calcext:value-type="float">
            <text:p>0,0588912341</text:p>
          </table:table-cell>
          <table:table-cell table:style-name="Default" office:value-type="float" office:value="0.0574757138735642" calcext:value-type="float">
            <text:p>0,0574757139</text:p>
          </table:table-cell>
          <table:table-cell table:style-name="Default" office:value-type="float" office:value="0.0230757894331161" calcext:value-type="float">
            <text:p>0,0230757894</text:p>
          </table:table-cell>
          <table:table-cell table:style-name="Default" office:value-type="float" office:value="0.230177003135559" calcext:value-type="float">
            <text:p>0,23017700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9277497068132" calcext:value-type="float">
            <text:p>0,2927749707</text:p>
          </table:table-cell>
          <table:table-cell table:style-name="Default" office:value-type="float" office:value="0.0242445198290899" calcext:value-type="float">
            <text:p>0,0242445198</text:p>
          </table:table-cell>
          <table:table-cell table:style-name="Default" office:value-type="float" office:value="0.0157066975780504" calcext:value-type="float">
            <text:p>0,0157066976</text:p>
          </table:table-cell>
          <table:table-cell table:style-name="Default" office:value-type="float" office:value="0.09072628633759" calcext:value-type="float">
            <text:p>0,0907262863</text:p>
          </table:table-cell>
          <table:table-cell table:style-name="Default" office:value-type="float" office:value="0.357924986517885" calcext:value-type="float">
            <text:p>0,3579249865</text:p>
          </table:table-cell>
          <table:table-cell table:style-name="Default" office:value-type="float" office:value="0.198840931673158" calcext:value-type="float">
            <text:p>0,19884093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63563875911892" calcext:value-type="float">
            <text:p>0,2635638759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float" office:value="0.0602313481734299" calcext:value-type="float">
            <text:p>0,0602313482</text:p>
          </table:table-cell>
          <table:table-cell table:style-name="Default" office:value-type="float" office:value="0.0205970237268747" calcext:value-type="float">
            <text:p>0,0205970237</text:p>
          </table:table-cell>
          <table:table-cell table:style-name="Default" office:value-type="float" office:value="0.0175341659043432" calcext:value-type="float">
            <text:p>0,01753416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28764713117925" calcext:value-type="float">
            <text:p>0,0128764713</text:p>
          </table:table-cell>
          <table:table-cell table:style-name="Default" office:value-type="float" office:value="0.278805107108134" calcext:value-type="float">
            <text:p>0,2788051071</text:p>
          </table:table-cell>
          <table:table-cell table:style-name="Default" office:value-type="float" office:value="0.0214091658228582" calcext:value-type="float">
            <text:p>0,0214091658</text:p>
          </table:table-cell>
          <table:table-cell table:style-name="Default" office:value-type="float" office:value="0.215008765528469" calcext:value-type="float">
            <text:p>0,2150087655</text:p>
          </table:table-cell>
          <table:table-cell table:style-name="Default" office:value-type="float" office:value="0.055227818745088" calcext:value-type="float">
            <text:p>0,0552278187</text:p>
          </table:table-cell>
          <table:table-cell table:style-name="Default" office:value-type="float" office:value="0.0550065055109177" calcext:value-type="float">
            <text:p>0,0550065055</text:p>
          </table:table-cell>
          <table:table-cell table:style-name="Default" office:value-type="float" office:value="0.0225844802533787" calcext:value-type="float">
            <text:p>0,0225844803</text:p>
          </table:table-cell>
          <table:table-cell table:style-name="Default" office:value-type="float" office:value="0.231783654291428" calcext:value-type="float">
            <text:p>0,2317836543</text:p>
          </table:table-cell>
          <table:table-cell table:style-name="Default" office:value-type="float" office:value="0.0761893687109571" calcext:value-type="float">
            <text:p>0,0761893687</text:p>
          </table:table-cell>
          <table:table-cell table:style-name="Default" office:value-type="float" office:value="0.272910182028443" calcext:value-type="float">
            <text:p>0,272910182</text:p>
          </table:table-cell>
          <table:table-cell table:style-name="Default" office:value-type="float" office:value="0.0251927521181961" calcext:value-type="float">
            <text:p>0,0251927521</text:p>
          </table:table-cell>
          <table:table-cell table:style-name="Default" office:value-type="float" office:value="0.0155156197199293" calcext:value-type="float">
            <text:p>0,0155156197</text:p>
          </table:table-cell>
          <table:table-cell table:style-name="Default" office:value-type="float" office:value="0.0857199033432565" calcext:value-type="float">
            <text:p>0,0857199033</text:p>
          </table:table-cell>
          <table:table-cell table:style-name="Default" office:value-type="float" office:value="0.338165455950142" calcext:value-type="float">
            <text:p>0,338165456</text:p>
          </table:table-cell>
          <table:table-cell table:style-name="Default" office:value-type="float" office:value="0.183848892629008" calcext:value-type="float">
            <text:p>0,1838488926</text:p>
          </table:table-cell>
          <table:table-cell table:style-name="Default" office:value-type="float" office:value="0.258886590092839" calcext:value-type="float">
            <text:p>0,2588865901</text:p>
          </table:table-cell>
          <table:table-cell table:style-name="Default" office:value-type="float" office:value="0.246315135904679" calcext:value-type="float">
            <text:p>0,2463151359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style-name="Default" office:value-type="float" office:value="0.0605796248023241" calcext:value-type="float">
            <text:p>0,0605796248</text:p>
          </table:table-cell>
          <table:table-cell table:style-name="Default" office:value-type="float" office:value="0.0210230561504287" calcext:value-type="float">
            <text:p>0,0210230562</text:p>
          </table:table-cell>
          <table:table-cell table:style-name="Default" office:value-type="float" office:value="0.0218974197739778" calcext:value-type="float">
            <text:p>0,02189741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2587962391167" calcext:value-type="float">
            <text:p>0,0132587962</text:p>
          </table:table-cell>
          <table:table-cell table:style-name="Default" office:value-type="float" office:value="0.280941627353725" calcext:value-type="float">
            <text:p>0,2809416274</text:p>
          </table:table-cell>
          <table:table-cell table:style-name="Default" office:value-type="float" office:value="0.0207829388636367" calcext:value-type="float">
            <text:p>0,0207829389</text:p>
          </table:table-cell>
          <table:table-cell table:style-name="Default" office:value-type="float" office:value="0.221725571682758" calcext:value-type="float">
            <text:p>0,2217255717</text:p>
          </table:table-cell>
          <table:table-cell table:style-name="Default" office:value-type="float" office:value="0.0573426749117232" calcext:value-type="float">
            <text:p>0,0573426749</text:p>
          </table:table-cell>
          <table:table-cell table:style-name="Default" office:value-type="float" office:value="0.0535631186437327" calcext:value-type="float">
            <text:p>0,0535631186</text:p>
          </table:table-cell>
          <table:table-cell table:style-name="Default" office:value-type="float" office:value="0.0231255496788714" calcext:value-type="float">
            <text:p>0,0231255497</text:p>
          </table:table-cell>
          <table:table-cell table:style-name="Default" office:value-type="float" office:value="0.242081084786475" calcext:value-type="float">
            <text:p>0,2420810848</text:p>
          </table:table-cell>
          <table:table-cell table:style-name="Default" office:value-type="float" office:value="0.0754150015952046" calcext:value-type="float">
            <text:p>0,0754150016</text:p>
          </table:table-cell>
          <table:table-cell table:style-name="Default" office:value-type="float" office:value="0.276303898904444" calcext:value-type="float">
            <text:p>0,2763038989</text:p>
          </table:table-cell>
          <table:table-cell table:style-name="Default" office:value-type="float" office:value="0.0228295732033638" calcext:value-type="float">
            <text:p>0,0228295732</text:p>
          </table:table-cell>
          <table:table-cell table:style-name="Default" office:value-type="float" office:value="0.0145461188649557" calcext:value-type="float">
            <text:p>0,0145461189</text:p>
          </table:table-cell>
          <table:table-cell table:style-name="Default" office:value-type="float" office:value="0.087430390312606" calcext:value-type="float">
            <text:p>0,0874303903</text:p>
          </table:table-cell>
          <table:table-cell table:style-name="Default" office:value-type="float" office:value="0.329940136453959" calcext:value-type="float">
            <text:p>0,3299401365</text:p>
          </table:table-cell>
          <table:table-cell table:style-name="Default" office:value-type="float" office:value="0.191956575427074" calcext:value-type="float">
            <text:p>0,1919565754</text:p>
          </table:table-cell>
          <table:table-cell table:style-name="Default" office:value-type="float" office:value="0.260530962954238" calcext:value-type="float">
            <text:p>0,260530963</text:p>
          </table:table-cell>
          <table:table-cell table:style-name="Default" office:value-type="float" office:value="0.248882597422415" calcext:value-type="float">
            <text:p>0,2488825974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float" office:value="0.0617972770543576" calcext:value-type="float">
            <text:p>0,0617972771</text:p>
          </table:table-cell>
          <table:table-cell table:style-name="Default" office:value-type="float" office:value="0.0184311825527424" calcext:value-type="float">
            <text:p>0,0184311826</text:p>
          </table:table-cell>
          <table:table-cell table:style-name="Default" office:value-type="float" office:value="0.0191840716105607" calcext:value-type="float">
            <text:p>0,01918407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819880662957" calcext:value-type="float">
            <text:p>0,0138198807</text:p>
          </table:table-cell>
          <table:table-cell table:style-name="Default" office:value-type="float" office:value="0.27526869374403" calcext:value-type="float">
            <text:p>0,2752686937</text:p>
          </table:table-cell>
          <table:table-cell table:style-name="Default" office:value-type="float" office:value="0.0203464908552417" calcext:value-type="float">
            <text:p>0,0203464909</text:p>
          </table:table-cell>
          <table:table-cell table:style-name="Default" office:value-type="float" office:value="0.227806829873574" calcext:value-type="float">
            <text:p>0,2278068299</text:p>
          </table:table-cell>
          <table:table-cell table:style-name="Default" office:value-type="float" office:value="0.0571950446687104" calcext:value-type="float">
            <text:p>0,0571950447</text:p>
          </table:table-cell>
          <table:table-cell table:style-name="Default" office:value-type="float" office:value="0.0557585901561339" calcext:value-type="float">
            <text:p>0,0557585902</text:p>
          </table:table-cell>
          <table:table-cell table:style-name="Default" office:value-type="float" office:value="0.0220277017652113" calcext:value-type="float">
            <text:p>0,0220277018</text:p>
          </table:table-cell>
          <table:table-cell table:style-name="Default" office:value-type="float" office:value="0.234319041059288" calcext:value-type="float">
            <text:p>0,2343190411</text:p>
          </table:table-cell>
          <table:table-cell table:style-name="Default" office:value-type="float" office:value="0.0765072380520169" calcext:value-type="float">
            <text:p>0,0765072381</text:p>
          </table:table-cell>
          <table:table-cell table:style-name="Default" office:value-type="float" office:value="0.286479482430781" calcext:value-type="float">
            <text:p>0,2864794824</text:p>
          </table:table-cell>
          <table:table-cell table:style-name="Default" office:value-type="float" office:value="0.024485150029367" calcext:value-type="float">
            <text:p>0,02448515</text:p>
          </table:table-cell>
          <table:table-cell table:style-name="Default" office:value-type="float" office:value="0.0156743204376828" calcext:value-type="float">
            <text:p>0,0156743204</text:p>
          </table:table-cell>
          <table:table-cell table:style-name="Default" office:value-type="float" office:value="0.0881354910721084" calcext:value-type="float">
            <text:p>0,0881354911</text:p>
          </table:table-cell>
          <table:table-cell table:style-name="Default" office:value-type="float" office:value="0.343779180361529" calcext:value-type="float">
            <text:p>0,3437791804</text:p>
          </table:table-cell>
          <table:table-cell table:style-name="Default" office:value-type="float" office:value="0.197924630310181" calcext:value-type="float">
            <text:p>0,1979246303</text:p>
          </table:table-cell>
          <table:table-cell table:style-name="Default" office:value-type="float" office:value="0.257131742468398" calcext:value-type="float">
            <text:p>0,2571317425</text:p>
          </table:table-cell>
          <table:table-cell table:style-name="Default" office:value-type="float" office:value="0.254516733275207" calcext:value-type="float">
            <text:p>0,2545167333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float" office:value="0.0631129628340693" calcext:value-type="float">
            <text:p>0,0631129628</text:p>
          </table:table-cell>
          <table:table-cell table:style-name="Default" office:value-type="float" office:value="0.0213018532777054" calcext:value-type="float">
            <text:p>0,0213018533</text:p>
          </table:table-cell>
          <table:table-cell table:style-name="Default" office:value-type="float" office:value="0.0190666558605878" calcext:value-type="float">
            <text:p>0,01906665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82827755676483" calcext:value-type="float">
            <text:p>0,2828277557</text:p>
          </table:table-cell>
          <table:table-cell table:style-name="Default" office:value-type="float" office:value="0.0211985326470696" calcext:value-type="float">
            <text:p>0,0211985326</text:p>
          </table:table-cell>
          <table:table-cell table:style-name="Default" office:value-type="float" office:value="0.216475288343716" calcext:value-type="float">
            <text:p>0,2164752883</text:p>
          </table:table-cell>
          <table:table-cell table:style-name="Default" office:value-type="float" office:value="0.0587289462689948" calcext:value-type="float">
            <text:p>0,0587289463</text:p>
          </table:table-cell>
          <table:table-cell table:style-name="Default" office:value-type="float" office:value="0.0548071228798371" calcext:value-type="float">
            <text:p>0,0548071229</text:p>
          </table:table-cell>
          <table:table-cell table:style-name="Default" office:value-type="float" office:value="0.0229237927581459" calcext:value-type="float">
            <text:p>0,0229237928</text:p>
          </table:table-cell>
          <table:table-cell table:style-name="Default" office:value-type="float" office:value="0.226393527284673" calcext:value-type="float">
            <text:p>0,2263935273</text:p>
          </table:table-cell>
          <table:table-cell table:style-name="Default" office:value-type="float" office:value="0.0751532603241613" calcext:value-type="float">
            <text:p>0,0751532603</text:p>
          </table:table-cell>
          <table:table-cell table:style-name="Default" office:value-type="float" office:value="0.278523146015437" calcext:value-type="float">
            <text:p>0,278523146</text:p>
          </table:table-cell>
          <table:table-cell table:style-name="Default" office:value-type="float" office:value="0.0238078507347958" calcext:value-type="float">
            <text:p>0,0238078507</text:p>
          </table:table-cell>
          <table:table-cell table:style-name="Default" office:value-type="float" office:value="0.015182661153937" calcext:value-type="float">
            <text:p>0,0151826612</text:p>
          </table:table-cell>
          <table:table-cell table:style-name="Default" office:value-type="float" office:value="0.0890187223093072" calcext:value-type="float">
            <text:p>0,0890187223</text:p>
          </table:table-cell>
          <table:table-cell table:style-name="Default" office:value-type="float" office:value="0.333538479408059" calcext:value-type="float">
            <text:p>0,3335384794</text:p>
          </table:table-cell>
          <table:table-cell table:style-name="Default" office:value-type="float" office:value="0.192743747671467" calcext:value-type="float">
            <text:p>0,1927437477</text:p>
          </table:table-cell>
          <table:table-cell table:style-name="Default" office:value-type="float" office:value="0.263748018090887" calcext:value-type="float">
            <text:p>0,2637480181</text:p>
          </table:table-cell>
          <table:table-cell table:style-name="Default" office:value-type="float" office:value="0.243761142032927" calcext:value-type="float">
            <text:p>0,243761142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float" office:value="0.0605229791156096" calcext:value-type="float">
            <text:p>0,0605229791</text:p>
          </table:table-cell>
          <table:table-cell table:style-name="Default" office:value-type="float" office:value="0.019657932638456" calcext:value-type="float">
            <text:p>0,0196579326</text:p>
          </table:table-cell>
          <table:table-cell table:style-name="Default" office:value-type="float" office:value="0.0150958074065397" calcext:value-type="float">
            <text:p>0,01509580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5158395254494" calcext:value-type="float">
            <text:p>0,0135158395</text:p>
          </table:table-cell>
          <table:table-cell table:style-name="Default" office:value-type="float" office:value="0.278335039124418" calcext:value-type="float">
            <text:p>0,2783350391</text:p>
          </table:table-cell>
          <table:table-cell table:style-name="Default" office:value-type="float" office:value="0.0226977273504064" calcext:value-type="float">
            <text:p>0,0226977274</text:p>
          </table:table-cell>
          <table:table-cell table:style-name="Default" office:value-type="float" office:value="0.224792993564024" calcext:value-type="float">
            <text:p>0,2247929936</text:p>
          </table:table-cell>
          <table:table-cell table:style-name="Default" office:value-type="float" office:value="0.0560046222100698" calcext:value-type="float">
            <text:p>0,0560046222</text:p>
          </table:table-cell>
          <table:table-cell table:style-name="Default" office:value-type="float" office:value="0.0582089256584815" calcext:value-type="float">
            <text:p>0,0582089257</text:p>
          </table:table-cell>
          <table:table-cell table:style-name="Default" office:value-type="float" office:value="0.0244300542355116" calcext:value-type="float">
            <text:p>0,0244300542</text:p>
          </table:table-cell>
          <table:table-cell table:style-name="Default" office:value-type="float" office:value="0.240887156781466" calcext:value-type="float">
            <text:p>0,2408871568</text:p>
          </table:table-cell>
          <table:table-cell table:style-name="Default" office:value-type="float" office:value="0.0809010996698969" calcext:value-type="float">
            <text:p>0,0809010997</text:p>
          </table:table-cell>
          <table:table-cell table:style-name="Default" office:value-type="float" office:value="0.288419416099038" calcext:value-type="float">
            <text:p>0,2884194161</text:p>
          </table:table-cell>
          <table:table-cell table:style-name="Default" office:value-type="float" office:value="0.0233889463020173" calcext:value-type="float">
            <text:p>0,0233889463</text:p>
          </table:table-cell>
          <table:table-cell table:style-name="Default" office:value-type="float" office:value="0.0148438747443818" calcext:value-type="float">
            <text:p>0,0148438747</text:p>
          </table:table-cell>
          <table:table-cell table:style-name="Default" office:value-type="float" office:value="0.0920907342309934" calcext:value-type="float">
            <text:p>0,0920907342</text:p>
          </table:table-cell>
          <table:table-cell table:style-name="Default" office:value-type="float" office:value="0.333590261138037" calcext:value-type="float">
            <text:p>0,3335902611</text:p>
          </table:table-cell>
          <table:table-cell table:style-name="Default" office:value-type="float" office:value="0.194309041253809" calcext:value-type="float">
            <text:p>0,1943090413</text:p>
          </table:table-cell>
          <table:table-cell table:style-name="Default" office:value-type="float" office:value="0.263585971899303" calcext:value-type="float">
            <text:p>0,2635859719</text:p>
          </table:table-cell>
          <table:table-cell table:style-name="Default" office:value-type="float" office:value="0.261886764669932" calcext:value-type="float">
            <text:p>0,2618867647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float" office:value="0.062349454436117" calcext:value-type="float">
            <text:p>0,0623494544</text:p>
          </table:table-cell>
          <table:table-cell table:style-name="Default" office:value-type="float" office:value="0.0194545908309991" calcext:value-type="float">
            <text:p>0,0194545908</text:p>
          </table:table-cell>
          <table:table-cell table:style-name="Default" office:value-type="float" office:value="0.0203973322206287" calcext:value-type="float">
            <text:p>0,02039733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7791478433708" calcext:value-type="float">
            <text:p>0,0107791478</text:p>
          </table:table-cell>
          <table:table-cell table:style-name="Default" office:value-type="float" office:value="0.286660917718283" calcext:value-type="float">
            <text:p>0,2866609177</text:p>
          </table:table-cell>
          <table:table-cell table:style-name="Default" office:value-type="float" office:value="0.021601580841052" calcext:value-type="float">
            <text:p>0,0216015808</text:p>
          </table:table-cell>
          <table:table-cell table:style-name="Default" office:value-type="float" office:value="0.224135526803216" calcext:value-type="float">
            <text:p>0,2241355268</text:p>
          </table:table-cell>
          <table:table-cell table:style-name="Default" office:value-type="float" office:value="0.0586830222355316" calcext:value-type="float">
            <text:p>0,0586830222</text:p>
          </table:table-cell>
          <table:table-cell table:style-name="Default" office:value-type="float" office:value="0.0554284943447395" calcext:value-type="float">
            <text:p>0,0554284943</text:p>
          </table:table-cell>
          <table:table-cell table:style-name="Default" office:value-type="float" office:value="0.0238662288241" calcext:value-type="float">
            <text:p>0,0238662288</text:p>
          </table:table-cell>
          <table:table-cell table:style-name="Default" office:value-type="float" office:value="0.228977684040277" calcext:value-type="float">
            <text:p>0,228977684</text:p>
          </table:table-cell>
          <table:table-cell table:style-name="Default" office:value-type="float" office:value="0.0730730472035907" calcext:value-type="float">
            <text:p>0,0730730472</text:p>
          </table:table-cell>
          <table:table-cell table:style-name="Default" office:value-type="float" office:value="0.289248726752989" calcext:value-type="float">
            <text:p>0,2892487268</text:p>
          </table:table-cell>
          <table:table-cell table:style-name="Default" office:value-type="float" office:value="0.0250674932605247" calcext:value-type="float">
            <text:p>0,0250674933</text:p>
          </table:table-cell>
          <table:table-cell table:style-name="Default" office:value-type="float" office:value="0.0168132692929379" calcext:value-type="float">
            <text:p>0,0168132693</text:p>
          </table:table-cell>
          <table:table-cell table:style-name="Default" office:value-type="float" office:value="0.0933238357090239" calcext:value-type="float">
            <text:p>0,0933238357</text:p>
          </table:table-cell>
          <table:table-cell table:style-name="Default" office:value-type="float" office:value="0.345995143950372" calcext:value-type="float">
            <text:p>0,345995144</text:p>
          </table:table-cell>
          <table:table-cell table:style-name="Default" office:value-type="float" office:value="0.198967889542776" calcext:value-type="float">
            <text:p>0,1989678895</text:p>
          </table:table-cell>
          <table:table-cell table:style-name="Default" office:value-type="float" office:value="0.26006508766055" calcext:value-type="float">
            <text:p>0,2600650877</text:p>
          </table:table-cell>
          <table:table-cell table:style-name="Default" office:value-type="float" office:value="0.253278531739752" calcext:value-type="float">
            <text:p>0,2532785317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0.0620192919565434" calcext:value-type="float">
            <text:p>0,062019292</text:p>
          </table:table-cell>
          <table:table-cell table:style-name="Default" office:value-type="float" office:value="0.0180629967892747" calcext:value-type="float">
            <text:p>0,0180629968</text:p>
          </table:table-cell>
          <table:table-cell table:style-name="Default" office:value-type="float" office:value="0.0161078583779664" calcext:value-type="float">
            <text:p>0,01610785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6906903919151" calcext:value-type="float">
            <text:p>0,0106906904</text:p>
          </table:table-cell>
          <table:table-cell table:style-name="Default" office:value-type="float" office:value="0.282476510187924" calcext:value-type="float">
            <text:p>0,2824765102</text:p>
          </table:table-cell>
          <table:table-cell table:style-name="Default" office:value-type="float" office:value="0.0214392933448346" calcext:value-type="float">
            <text:p>0,0214392933</text:p>
          </table:table-cell>
          <table:table-cell table:style-name="Default" office:value-type="float" office:value="0.218126323915938" calcext:value-type="float">
            <text:p>0,2181263239</text:p>
          </table:table-cell>
          <table:table-cell table:style-name="Default" office:value-type="float" office:value="0.055635337888163" calcext:value-type="float">
            <text:p>0,0556353379</text:p>
          </table:table-cell>
          <table:table-cell table:style-name="Default" office:value-type="float" office:value="0.0533511848179605" calcext:value-type="float">
            <text:p>0,0533511848</text:p>
          </table:table-cell>
          <table:table-cell table:style-name="Default" office:value-type="float" office:value="0.0239638956876881" calcext:value-type="float">
            <text:p>0,0239638957</text:p>
          </table:table-cell>
          <table:table-cell table:style-name="Default" office:value-type="float" office:value="0.234870832272514" calcext:value-type="float">
            <text:p>0,2348708323</text:p>
          </table:table-cell>
          <table:table-cell table:style-name="Default" office:value-type="float" office:value="0.0737931974077026" calcext:value-type="float">
            <text:p>0,0737931974</text:p>
          </table:table-cell>
          <table:table-cell table:style-name="Default" office:value-type="float" office:value="0.285721310148909" calcext:value-type="float">
            <text:p>0,2857213101</text:p>
          </table:table-cell>
          <table:table-cell table:style-name="Default" office:value-type="float" office:value="0.0247869211698475" calcext:value-type="float">
            <text:p>0,0247869212</text:p>
          </table:table-cell>
          <table:table-cell table:style-name="Default" office:value-type="float" office:value="0.0171486454413009" calcext:value-type="float">
            <text:p>0,017148645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343181368166138" calcext:value-type="float">
            <text:p>0,3431813682</text:p>
          </table:table-cell>
          <table:table-cell table:style-name="Default" office:value-type="float" office:value="0.204693585904945" calcext:value-type="float">
            <text:p>0,2046935859</text:p>
          </table:table-cell>
          <table:table-cell table:style-name="Default" office:value-type="float" office:value="0.264132807132251" calcext:value-type="float">
            <text:p>0,2641328071</text:p>
          </table:table-cell>
          <table:table-cell table:style-name="Default" office:value-type="float" office:value="0.25635929665971" calcext:value-type="float">
            <text:p>0,2563592967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float" office:value="0.0598077102923564" calcext:value-type="float">
            <text:p>0,0598077103</text:p>
          </table:table-cell>
          <table:table-cell table:style-name="Default" office:value-type="float" office:value="0.0202065505501444" calcext:value-type="float">
            <text:p>0,0202065506</text:p>
          </table:table-cell>
          <table:table-cell table:style-name="Default" office:value-type="float" office:value="0.0160580479016087" calcext:value-type="float">
            <text:p>0,01605804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6055695380572" calcext:value-type="float">
            <text:p>0,0106055695</text:p>
          </table:table-cell>
          <table:table-cell table:style-name="Default" office:value-type="float" office:value="0.287162475416781" calcext:value-type="float">
            <text:p>0,2871624754</text:p>
          </table:table-cell>
          <table:table-cell table:style-name="Default" office:value-type="float" office:value="0.0193245116925077" calcext:value-type="float">
            <text:p>0,0193245117</text:p>
          </table:table-cell>
          <table:table-cell table:style-name="Default" office:value-type="float" office:value="0.216620697733947" calcext:value-type="float">
            <text:p>0,2166206977</text:p>
          </table:table-cell>
          <table:table-cell table:style-name="Default" office:value-type="float" office:value="0.0547230090047538" calcext:value-type="float">
            <text:p>0,054723009</text:p>
          </table:table-cell>
          <table:table-cell table:style-name="Default" office:value-type="float" office:value="0.0561149694619091" calcext:value-type="float">
            <text:p>0,0561149695</text:p>
          </table:table-cell>
          <table:table-cell table:style-name="Default" office:value-type="float" office:value="0.0257730547488509" calcext:value-type="float">
            <text:p>0,0257730547</text:p>
          </table:table-cell>
          <table:table-cell table:style-name="Default" office:value-type="float" office:value="0.229608813831344" calcext:value-type="float">
            <text:p>0,2296088138</text:p>
          </table:table-cell>
          <table:table-cell table:style-name="Default" office:value-type="float" office:value="0.0741552995161138" calcext:value-type="float">
            <text:p>0,0741552995</text:p>
          </table:table-cell>
          <table:table-cell table:style-name="Default" office:value-type="float" office:value="0.276057386486306" calcext:value-type="float">
            <text:p>0,276057386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161736817386821" calcext:value-type="float">
            <text:p>0,0161736817</text:p>
          </table:table-cell>
          <table:table-cell table:style-name="Default" office:value-type="float" office:value="0.0877411227336921" calcext:value-type="float">
            <text:p>0,0877411227</text:p>
          </table:table-cell>
          <table:table-cell table:style-name="Default" office:value-type="float" office:value="0.332175443881103" calcext:value-type="float">
            <text:p>0,3321754439</text:p>
          </table:table-cell>
          <table:table-cell table:style-name="Default" office:value-type="float" office:value="0.194147248691641" calcext:value-type="float">
            <text:p>0,1941472487</text:p>
          </table:table-cell>
          <table:table-cell table:style-name="Default" office:value-type="float" office:value="0.255671963510367" calcext:value-type="float">
            <text:p>0,2556719635</text:p>
          </table:table-cell>
          <table:table-cell table:style-name="Default" office:value-type="float" office:value="0.237496589755223" calcext:value-type="float">
            <text:p>0,2374965898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style-name="Default" office:value-type="float" office:value="0.0620991096100853" calcext:value-type="float">
            <text:p>0,0620991096</text:p>
          </table:table-cell>
          <table:table-cell table:style-name="Default" office:value-type="float" office:value="0.0195726528774562" calcext:value-type="float">
            <text:p>0,0195726529</text:p>
          </table:table-cell>
          <table:table-cell table:style-name="Default" office:value-type="float" office:value="0.0275476388602003" calcext:value-type="float">
            <text:p>0,02754763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44869553281033" calcext:value-type="float">
            <text:p>0,0144869553</text:p>
          </table:table-cell>
          <table:table-cell table:style-name="Default" office:value-type="float" office:value="0.277127508442377" calcext:value-type="float">
            <text:p>0,2771275084</text:p>
          </table:table-cell>
          <table:table-cell table:style-name="Default" office:value-type="float" office:value="0.0204899185083721" calcext:value-type="float">
            <text:p>0,0204899185</text:p>
          </table:table-cell>
          <table:table-cell table:style-name="Default" office:value-type="float" office:value="0.214623848108056" calcext:value-type="float">
            <text:p>0,2146238481</text:p>
          </table:table-cell>
          <table:table-cell table:style-name="Default" office:value-type="float" office:value="0.0599539377273392" calcext:value-type="float">
            <text:p>0,0599539377</text:p>
          </table:table-cell>
          <table:table-cell table:style-name="Default" office:value-type="float" office:value="0.0538118148174385" calcext:value-type="float">
            <text:p>0,0538118148</text:p>
          </table:table-cell>
          <table:table-cell table:style-name="Default" office:value-type="float" office:value="0.0246345638391797" calcext:value-type="float">
            <text:p>0,0246345638</text:p>
          </table:table-cell>
          <table:table-cell table:style-name="Default" office:value-type="float" office:value="0.224486792083895" calcext:value-type="float">
            <text:p>0,2244867921</text:p>
          </table:table-cell>
          <table:table-cell table:style-name="Default" office:value-type="float" office:value="0.0757058122504531" calcext:value-type="float">
            <text:p>0,0757058123</text:p>
          </table:table-cell>
          <table:table-cell table:style-name="Default" office:value-type="float" office:value="0.28061161051195" calcext:value-type="float">
            <text:p>0,28061161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15088858767486" calcext:value-type="float">
            <text:p>0,0150888588</text:p>
          </table:table-cell>
          <table:table-cell table:style-name="Default" office:value-type="float" office:value="0.0896078439199486" calcext:value-type="float">
            <text:p>0,0896078439</text:p>
          </table:table-cell>
          <table:table-cell table:style-name="Default" office:value-type="float" office:value="0.335013145031338" calcext:value-type="float">
            <text:p>0,335013145</text:p>
          </table:table-cell>
          <table:table-cell table:style-name="Default" office:value-type="float" office:value="0.19800295138379" calcext:value-type="float">
            <text:p>0,1980029514</text:p>
          </table:table-cell>
          <table:table-cell table:style-name="Default" office:value-type="float" office:value="0.26168261048222" calcext:value-type="float">
            <text:p>0,2616826105</text:p>
          </table:table-cell>
          <table:table-cell table:style-name="Default" office:value-type="float" office:value="0.246459194399365" calcext:value-type="float">
            <text:p>0,2464591944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float" office:value="0.0621868638720083" calcext:value-type="float">
            <text:p>0,0621868639</text:p>
          </table:table-cell>
          <table:table-cell table:style-name="Default" office:value-type="float" office:value="0.019161596645264" calcext:value-type="float">
            <text:p>0,0191615966</text:p>
          </table:table-cell>
          <table:table-cell table:style-name="Default" office:value-type="float" office:value="0.018671711400086" calcext:value-type="float">
            <text:p>0,01867171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80131070687368" calcext:value-type="float">
            <text:p>0,2801310707</text:p>
          </table:table-cell>
          <table:table-cell table:style-name="Default" office:value-type="float" office:value="0.0210230260974912" calcext:value-type="float">
            <text:p>0,0210230261</text:p>
          </table:table-cell>
          <table:table-cell table:style-name="Default" office:value-type="float" office:value="0.224740081921372" calcext:value-type="float">
            <text:p>0,2247400819</text:p>
          </table:table-cell>
          <table:table-cell table:style-name="Default" office:value-type="float" office:value="0.0552263245275605" calcext:value-type="float">
            <text:p>0,0552263245</text:p>
          </table:table-cell>
          <table:table-cell table:style-name="Default" office:value-type="float" office:value="0.0542647672321527" calcext:value-type="float">
            <text:p>0,0542647672</text:p>
          </table:table-cell>
          <table:table-cell table:style-name="Default" office:value-type="float" office:value="0.0221121049921987" calcext:value-type="float">
            <text:p>0,022112105</text:p>
          </table:table-cell>
          <table:table-cell table:style-name="Default" office:value-type="float" office:value="0.238695204375143" calcext:value-type="float">
            <text:p>0,2386952044</text:p>
          </table:table-cell>
          <table:table-cell table:style-name="Default" office:value-type="float" office:value="0.0784953620669141" calcext:value-type="float">
            <text:p>0,0784953621</text:p>
          </table:table-cell>
          <table:table-cell table:style-name="Default" office:value-type="float" office:value="0.284548165130239" calcext:value-type="float">
            <text:p>0,2845481651</text:p>
          </table:table-cell>
          <table:table-cell table:style-name="Default" office:value-type="float" office:value="0.0249655834931739" calcext:value-type="float">
            <text:p>0,0249655835</text:p>
          </table:table-cell>
          <table:table-cell table:style-name="Default" office:value-type="float" office:value="0.015957068312929" calcext:value-type="float">
            <text:p>0,0159570683</text:p>
          </table:table-cell>
          <table:table-cell table:style-name="Default" office:value-type="float" office:value="0.092973594960178" calcext:value-type="float">
            <text:p>0,092973595</text:p>
          </table:table-cell>
          <table:table-cell table:style-name="Default" office:value-type="float" office:value="0.350773783055999" calcext:value-type="float">
            <text:p>0,3507737831</text:p>
          </table:table-cell>
          <table:table-cell table:style-name="Default" office:value-type="float" office:value="0.209492670431507" calcext:value-type="float">
            <text:p>0,2094926704</text:p>
          </table:table-cell>
          <table:table-cell table:style-name="Default" office:value-type="float" office:value="0.266193532883295" calcext:value-type="float">
            <text:p>0,2661935329</text:p>
          </table:table-cell>
          <table:table-cell table:style-name="Default" office:value-type="float" office:value="0.25986013552605" calcext:value-type="float">
            <text:p>0,2598601355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style-name="Default" office:value-type="float" office:value="0.0569120203201732" calcext:value-type="float">
            <text:p>0,0569120203</text:p>
          </table:table-cell>
          <table:table-cell table:style-name="Default" office:value-type="float" office:value="0.0190371577381031" calcext:value-type="float">
            <text:p>0,0190371577</text:p>
          </table:table-cell>
          <table:table-cell table:style-name="Default" office:value-type="float" office:value="0.0253865397088356" calcext:value-type="float">
            <text:p>0,025386539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9723201465308" calcext:value-type="float">
            <text:p>0,0109723201</text:p>
          </table:table-cell>
          <table:table-cell table:style-name="Default" office:value-type="float" office:value="0.279698448265251" calcext:value-type="float">
            <text:p>0,2796984483</text:p>
          </table:table-cell>
          <table:table-cell table:style-name="Default" office:value-type="float" office:value="0.0217187397990438" calcext:value-type="float">
            <text:p>0,0217187398</text:p>
          </table:table-cell>
          <table:table-cell table:style-name="Default" office:value-type="float" office:value="0.220743431219846" calcext:value-type="float">
            <text:p>0,2207434312</text:p>
          </table:table-cell>
          <table:table-cell table:style-name="Default" office:value-type="float" office:value="0.0581603470345928" calcext:value-type="float">
            <text:p>0,058160347</text:p>
          </table:table-cell>
          <table:table-cell table:style-name="Default" office:value-type="float" office:value="0.0565421922798375" calcext:value-type="float">
            <text:p>0,0565421923</text:p>
          </table:table-cell>
          <table:table-cell table:style-name="Default" office:value-type="float" office:value="0.0243548787463756" calcext:value-type="float">
            <text:p>0,0243548787</text:p>
          </table:table-cell>
          <table:table-cell table:style-name="Default" office:value-type="float" office:value="0.235394773241201" calcext:value-type="float">
            <text:p>0,2353947732</text:p>
          </table:table-cell>
          <table:table-cell table:style-name="Default" office:value-type="float" office:value="0.0744573288578734" calcext:value-type="float">
            <text:p>0,0744573289</text:p>
          </table:table-cell>
          <table:table-cell table:style-name="Default" office:value-type="float" office:value="0.288027104318627" calcext:value-type="float">
            <text:p>0,2880271043</text:p>
          </table:table-cell>
          <table:table-cell table:style-name="Default" office:value-type="float" office:value="0.0246984929777677" calcext:value-type="float">
            <text:p>0,024698493</text:p>
          </table:table-cell>
          <table:table-cell table:style-name="Default" office:value-type="float" office:value="0.0156935381879671" calcext:value-type="float">
            <text:p>0,0156935382</text:p>
          </table:table-cell>
          <table:table-cell table:style-name="Default" office:value-type="float" office:value="0.0919098808408501" calcext:value-type="float">
            <text:p>0,0919098808</text:p>
          </table:table-cell>
          <table:table-cell table:style-name="Default" office:value-type="float" office:value="0.355891221869178" calcext:value-type="float">
            <text:p>0,3558912219</text:p>
          </table:table-cell>
          <table:table-cell table:style-name="Default" office:value-type="float" office:value="0.208993551636791" calcext:value-type="float">
            <text:p>0,20899355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670341392633" calcext:value-type="float">
            <text:p>0,2670341393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float" office:value="0.0624568578286189" calcext:value-type="float">
            <text:p>0,0624568578</text:p>
          </table:table-cell>
          <table:table-cell table:style-name="Default" office:value-type="float" office:value="0.0201378136055559" calcext:value-type="float">
            <text:p>0,0201378136</text:p>
          </table:table-cell>
          <table:table-cell table:style-name="Default" office:value-type="float" office:value="0.0197894317667658" calcext:value-type="float">
            <text:p>0,01978943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5845722029828" calcext:value-type="float">
            <text:p>0,0135845722</text:p>
          </table:table-cell>
          <table:table-cell table:style-name="Default" office:value-type="float" office:value="0.290360367585673" calcext:value-type="float">
            <text:p>0,2903603676</text:p>
          </table:table-cell>
          <table:table-cell table:style-name="Default" office:value-type="float" office:value="0.0219731577784093" calcext:value-type="float">
            <text:p>0,0219731578</text:p>
          </table:table-cell>
          <table:table-cell table:style-name="Default" office:value-type="float" office:value="0.215112892962675" calcext:value-type="float">
            <text:p>0,215112893</text:p>
          </table:table-cell>
          <table:table-cell table:style-name="Default" office:value-type="float" office:value="0.0592204727963618" calcext:value-type="float">
            <text:p>0,0592204728</text:p>
          </table:table-cell>
          <table:table-cell table:style-name="Default" office:value-type="float" office:value="0.0547223028753896" calcext:value-type="float">
            <text:p>0,0547223029</text:p>
          </table:table-cell>
          <table:table-cell table:style-name="Default" office:value-type="float" office:value="0.0217317295341109" calcext:value-type="float">
            <text:p>0,0217317295</text:p>
          </table:table-cell>
          <table:table-cell table:style-name="Default" office:value-type="float" office:value="0.232943249648644" calcext:value-type="float">
            <text:p>0,2329432496</text:p>
          </table:table-cell>
          <table:table-cell table:style-name="Default" office:value-type="float" office:value="0.0757762517142316" calcext:value-type="float">
            <text:p>0,0757762517</text:p>
          </table:table-cell>
          <table:table-cell table:style-name="Default" office:value-type="float" office:value="0.282309847010824" calcext:value-type="float">
            <text:p>0,282309847</text:p>
          </table:table-cell>
          <table:table-cell table:style-name="Default" office:value-type="float" office:value="0.0245786076759439" calcext:value-type="float">
            <text:p>0,0245786077</text:p>
          </table:table-cell>
          <table:table-cell table:style-name="Default" office:value-type="float" office:value="0.0149408024092393" calcext:value-type="float">
            <text:p>0,0149408024</text:p>
          </table:table-cell>
          <table:table-cell table:style-name="Default" office:value-type="float" office:value="0.0891885967546101" calcext:value-type="float">
            <text:p>0,0891885968</text:p>
          </table:table-cell>
          <table:table-cell table:style-name="Default" office:value-type="float" office:value="0.342912050391479" calcext:value-type="float">
            <text:p>0,3429120504</text:p>
          </table:table-cell>
          <table:table-cell table:style-name="Default" office:value-type="float" office:value="0.199375957936216" calcext:value-type="float">
            <text:p>0,1993759579</text:p>
          </table:table-cell>
          <table:table-cell table:style-name="Default" office:value-type="float" office:value="0.257704088262728" calcext:value-type="float">
            <text:p>0,2577040883</text:p>
          </table:table-cell>
          <table:table-cell table:style-name="Default" office:value-type="float" office:value="0.244964827977467" calcext:value-type="float">
            <text:p>0,244964828</text:p>
          </table:table-cell>
          <table:table-cell table:number-columns-repeated="1002"/>
        </table:table-row>
        <table:table-row table:style-name="ro2" table:number-rows-repeated="77">
          <table:table-cell/>
          <table:table-cell table:style-name="Default" table:number-columns-repeated="21"/>
          <table:table-cell table:number-columns-repeated="1002"/>
        </table:table-row>
        <table:table-row table:style-name="ro2" table:number-rows-repeated="47">
          <table:table-cell table:style-name="Default" table:number-columns-repeated="22"/>
          <table:table-cell table:number-columns-repeated="1002"/>
        </table:table-row>
        <table:table-row table:style-name="ro2">
          <table:table-cell table:style-name="Default" office:value-type="string" calcext:value-type="string">
            <text:p>Comparaison 2 types de traitements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office:value-type="float" office:value="28.3" calcext:value-type="float">
            <text:p>28,3</text:p>
          </table:table-cell>
          <table:table-cell table:style-name="Default" table:formula="of:=[.B554]-[.B676]" office:value-type="float" office:value="0" calcext:value-type="float">
            <text:p>0</text:p>
          </table:table-cell>
          <table:table-cell table:style-name="Default" table:formula="of:=[.C554]-[.C676]" office:value-type="string" office:string-value="" calcext:value-type="error">
            <text:p>#VALEUR !</text:p>
          </table:table-cell>
          <table:table-cell table:style-name="Default" table:formula="of:=[.D554]-[.D676]" office:value-type="string" office:string-value="" calcext:value-type="error">
            <text:p>#VALEUR !</text:p>
          </table:table-cell>
          <table:table-cell table:style-name="Default" table:formula="of:=[.E554]-[.E676]" office:value-type="float" office:value="0" calcext:value-type="float">
            <text:p>0</text:p>
          </table:table-cell>
          <table:table-cell table:style-name="Default" table:formula="of:=[.F554]-[.F676]" office:value-type="float" office:value="0" calcext:value-type="float">
            <text:p>0</text:p>
          </table:table-cell>
          <table:table-cell table:style-name="Default" table:formula="of:=[.G554]-[.G676]" office:value-type="float" office:value="0" calcext:value-type="float">
            <text:p>0</text:p>
          </table:table-cell>
          <table:table-cell table:style-name="Default" table:formula="of:=[.H554]-[.H676]" office:value-type="float" office:value="0" calcext:value-type="float">
            <text:p>0</text:p>
          </table:table-cell>
          <table:table-cell table:style-name="Default" table:formula="of:=[.I554]-[.I676]" office:value-type="string" office:string-value="" calcext:value-type="error">
            <text:p>#VALEUR !</text:p>
          </table:table-cell>
          <table:table-cell table:style-name="Default" table:formula="of:=[.J554]-[.J676]" office:value-type="float" office:value="0" calcext:value-type="float">
            <text:p>0</text:p>
          </table:table-cell>
          <table:table-cell table:style-name="Default" table:formula="of:=[.K554]-[.K676]" office:value-type="float" office:value="0" calcext:value-type="float">
            <text:p>0</text:p>
          </table:table-cell>
          <table:table-cell table:style-name="Default" table:formula="of:=[.L554]-[.L676]" office:value-type="string" office:string-value="" calcext:value-type="error">
            <text:p>#VALEUR !</text:p>
          </table:table-cell>
          <table:table-cell table:style-name="Default" table:formula="of:=[.M554]-[.M676]" office:value-type="string" office:string-value="" calcext:value-type="error">
            <text:p>#VALEUR !</text:p>
          </table:table-cell>
          <table:table-cell table:style-name="Default" table:formula="of:=[.N554]-[.N676]" office:value-type="float" office:value="0" calcext:value-type="float">
            <text:p>0</text:p>
          </table:table-cell>
          <table:table-cell table:style-name="Default" table:formula="of:=[.O554]-[.O676]" office:value-type="string" office:string-value="" calcext:value-type="error">
            <text:p>#VALEUR !</text:p>
          </table:table-cell>
          <table:table-cell table:style-name="Default" table:formula="of:=[.P554]-[.P676]" office:value-type="float" office:value="0" calcext:value-type="float">
            <text:p>0</text:p>
          </table:table-cell>
          <table:table-cell table:style-name="Default" table:formula="of:=[.Q554]-[.Q676]" office:value-type="float" office:value="0" calcext:value-type="float">
            <text:p>0</text:p>
          </table:table-cell>
          <table:table-cell table:style-name="Default" table:formula="of:=[.R554]-[.R676]" office:value-type="float" office:value="0" calcext:value-type="float">
            <text:p>0</text:p>
          </table:table-cell>
          <table:table-cell table:style-name="Default" table:formula="of:=[.S554]-[.S676]" office:value-type="string" office:string-value="" calcext:value-type="error">
            <text:p>#VALEUR !</text:p>
          </table:table-cell>
          <table:table-cell table:style-name="Default" table:formula="of:=[.T554]-[.T676]" office:value-type="string" office:string-value="" calcext:value-type="error">
            <text:p>#VALEUR !</text:p>
          </table:table-cell>
          <table:table-cell table:style-name="Default" table:formula="of:=[.U554]-[.U676]" office:value-type="float" office:value="0" calcext:value-type="float">
            <text:p>0</text:p>
          </table:table-cell>
          <table:table-cell table:style-name="Default"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style-name="Default" table:formula="of:=[.B555]-[.B677]" office:value-type="string" office:string-value="" calcext:value-type="error">
            <text:p>#VALEUR !</text:p>
          </table:table-cell>
          <table:table-cell table:style-name="Default" table:formula="of:=[.C555]-[.C677]" office:value-type="float" office:value="0" calcext:value-type="float">
            <text:p>0</text:p>
          </table:table-cell>
          <table:table-cell table:style-name="Default" table:formula="of:=[.D555]-[.D677]" office:value-type="float" office:value="0" calcext:value-type="float">
            <text:p>0</text:p>
          </table:table-cell>
          <table:table-cell table:style-name="Default" table:formula="of:=[.E555]-[.E677]" office:value-type="float" office:value="0" calcext:value-type="float">
            <text:p>0</text:p>
          </table:table-cell>
          <table:table-cell table:style-name="Default" table:formula="of:=[.F555]-[.F677]" office:value-type="float" office:value="0" calcext:value-type="float">
            <text:p>0</text:p>
          </table:table-cell>
          <table:table-cell table:style-name="Default" table:formula="of:=[.G555]-[.G677]" office:value-type="float" office:value="0" calcext:value-type="float">
            <text:p>0</text:p>
          </table:table-cell>
          <table:table-cell table:style-name="Default" table:formula="of:=[.H555]-[.H677]" office:value-type="float" office:value="0" calcext:value-type="float">
            <text:p>0</text:p>
          </table:table-cell>
          <table:table-cell table:style-name="Default" table:formula="of:=[.I555]-[.I677]" office:value-type="float" office:value="0" calcext:value-type="float">
            <text:p>0</text:p>
          </table:table-cell>
          <table:table-cell table:style-name="Default" table:formula="of:=[.J555]-[.J677]" office:value-type="string" office:string-value="" calcext:value-type="error">
            <text:p>#VALEUR !</text:p>
          </table:table-cell>
          <table:table-cell table:style-name="Default" table:formula="of:=[.K555]-[.K677]" office:value-type="float" office:value="0" calcext:value-type="float">
            <text:p>0</text:p>
          </table:table-cell>
          <table:table-cell table:style-name="Default" table:formula="of:=[.L555]-[.L677]" office:value-type="float" office:value="0" calcext:value-type="float">
            <text:p>0</text:p>
          </table:table-cell>
          <table:table-cell table:style-name="Default" table:formula="of:=[.M555]-[.M677]" office:value-type="string" office:string-value="" calcext:value-type="error">
            <text:p>#VALEUR !</text:p>
          </table:table-cell>
          <table:table-cell table:style-name="Default" table:formula="of:=[.N555]-[.N677]" office:value-type="float" office:value="0" calcext:value-type="float">
            <text:p>0</text:p>
          </table:table-cell>
          <table:table-cell table:style-name="Default" table:formula="of:=[.O555]-[.O677]" office:value-type="float" office:value="0" calcext:value-type="float">
            <text:p>0</text:p>
          </table:table-cell>
          <table:table-cell table:style-name="Default" table:formula="of:=[.P555]-[.P677]" office:value-type="float" office:value="0" calcext:value-type="float">
            <text:p>0</text:p>
          </table:table-cell>
          <table:table-cell table:style-name="Default" table:formula="of:=[.Q555]-[.Q677]" office:value-type="string" office:string-value="" calcext:value-type="error">
            <text:p>#VALEUR !</text:p>
          </table:table-cell>
          <table:table-cell table:style-name="Default" table:formula="of:=[.R555]-[.R677]" office:value-type="string" office:string-value="" calcext:value-type="error">
            <text:p>#VALEUR !</text:p>
          </table:table-cell>
          <table:table-cell table:style-name="Default" table:formula="of:=[.S555]-[.S677]" office:value-type="float" office:value="0" calcext:value-type="float">
            <text:p>0</text:p>
          </table:table-cell>
          <table:table-cell table:style-name="Default" table:formula="of:=[.T555]-[.T677]" office:value-type="string" office:string-value="" calcext:value-type="error">
            <text:p>#VALEUR !</text:p>
          </table:table-cell>
          <table:table-cell table:style-name="Default" table:formula="of:=[.U555]-[.U677]" office:value-type="float" office:value="0" calcext:value-type="float">
            <text:p>0</text:p>
          </table:table-cell>
          <table:table-cell table:style-name="Default" table:formula="of:=[.V555]-[.V67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style-name="Default" table:formula="of:=[.B556]-[.B678]" office:value-type="float" office:value="0" calcext:value-type="float">
            <text:p>0</text:p>
          </table:table-cell>
          <table:table-cell table:style-name="Default" table:formula="of:=[.C556]-[.C678]" office:value-type="float" office:value="0" calcext:value-type="float">
            <text:p>0</text:p>
          </table:table-cell>
          <table:table-cell table:style-name="Default" table:formula="of:=[.D556]-[.D678]" office:value-type="float" office:value="0" calcext:value-type="float">
            <text:p>0</text:p>
          </table:table-cell>
          <table:table-cell table:style-name="Default" table:formula="of:=[.E556]-[.E678]" office:value-type="float" office:value="0" calcext:value-type="float">
            <text:p>0</text:p>
          </table:table-cell>
          <table:table-cell table:style-name="Default" table:formula="of:=[.F556]-[.F678]" office:value-type="float" office:value="0" calcext:value-type="float">
            <text:p>0</text:p>
          </table:table-cell>
          <table:table-cell table:style-name="Default" table:formula="of:=[.G556]-[.G678]" office:value-type="float" office:value="0" calcext:value-type="float">
            <text:p>0</text:p>
          </table:table-cell>
          <table:table-cell table:style-name="Default" table:formula="of:=[.H556]-[.H678]" office:value-type="float" office:value="0" calcext:value-type="float">
            <text:p>0</text:p>
          </table:table-cell>
          <table:table-cell table:style-name="Default" table:formula="of:=[.I556]-[.I678]" office:value-type="float" office:value="0" calcext:value-type="float">
            <text:p>0</text:p>
          </table:table-cell>
          <table:table-cell table:style-name="Default" table:formula="of:=[.J556]-[.J678]" office:value-type="float" office:value="0" calcext:value-type="float">
            <text:p>0</text:p>
          </table:table-cell>
          <table:table-cell table:style-name="Default" table:formula="of:=[.K556]-[.K678]" office:value-type="float" office:value="0" calcext:value-type="float">
            <text:p>0</text:p>
          </table:table-cell>
          <table:table-cell table:style-name="Default" table:formula="of:=[.L556]-[.L678]" office:value-type="string" office:string-value="" calcext:value-type="error">
            <text:p>#VALEUR !</text:p>
          </table:table-cell>
          <table:table-cell table:style-name="Default" table:formula="of:=[.M556]-[.M678]" office:value-type="float" office:value="0" calcext:value-type="float">
            <text:p>0</text:p>
          </table:table-cell>
          <table:table-cell table:style-name="Default" table:formula="of:=[.N556]-[.N678]" office:value-type="float" office:value="0" calcext:value-type="float">
            <text:p>0</text:p>
          </table:table-cell>
          <table:table-cell table:style-name="Default" table:formula="of:=[.O556]-[.O678]" office:value-type="float" office:value="0" calcext:value-type="float">
            <text:p>0</text:p>
          </table:table-cell>
          <table:table-cell table:style-name="Default" table:formula="of:=[.P556]-[.P678]" office:value-type="float" office:value="0" calcext:value-type="float">
            <text:p>0</text:p>
          </table:table-cell>
          <table:table-cell table:style-name="Default" table:formula="of:=[.Q556]-[.Q678]" office:value-type="float" office:value="0" calcext:value-type="float">
            <text:p>0</text:p>
          </table:table-cell>
          <table:table-cell table:style-name="Default" table:formula="of:=[.R556]-[.R678]" office:value-type="float" office:value="0" calcext:value-type="float">
            <text:p>0</text:p>
          </table:table-cell>
          <table:table-cell table:style-name="Default" table:formula="of:=[.S556]-[.S678]" office:value-type="float" office:value="0" calcext:value-type="float">
            <text:p>0</text:p>
          </table:table-cell>
          <table:table-cell table:style-name="Default" table:formula="of:=[.T556]-[.T678]" office:value-type="float" office:value="0" calcext:value-type="float">
            <text:p>0</text:p>
          </table:table-cell>
          <table:table-cell table:style-name="Default" table:formula="of:=[.U556]-[.U678]" office:value-type="float" office:value="0" calcext:value-type="float">
            <text:p>0</text:p>
          </table:table-cell>
          <table:table-cell table:style-name="Default" table:formula="of:=[.V556]-[.V67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Default" table:formula="of:=[.B557]-[.B679]" office:value-type="float" office:value="0" calcext:value-type="float">
            <text:p>0</text:p>
          </table:table-cell>
          <table:table-cell table:style-name="Default" table:formula="of:=[.C557]-[.C679]" office:value-type="float" office:value="0" calcext:value-type="float">
            <text:p>0</text:p>
          </table:table-cell>
          <table:table-cell table:style-name="Default" table:formula="of:=[.D557]-[.D679]" office:value-type="float" office:value="0" calcext:value-type="float">
            <text:p>0</text:p>
          </table:table-cell>
          <table:table-cell table:style-name="Default" table:formula="of:=[.E557]-[.E679]" office:value-type="float" office:value="0" calcext:value-type="float">
            <text:p>0</text:p>
          </table:table-cell>
          <table:table-cell table:style-name="Default" table:formula="of:=[.F557]-[.F679]" office:value-type="float" office:value="0" calcext:value-type="float">
            <text:p>0</text:p>
          </table:table-cell>
          <table:table-cell table:style-name="Default" table:formula="of:=[.G557]-[.G679]" office:value-type="float" office:value="0" calcext:value-type="float">
            <text:p>0</text:p>
          </table:table-cell>
          <table:table-cell table:style-name="Default" table:formula="of:=[.H557]-[.H679]" office:value-type="float" office:value="0" calcext:value-type="float">
            <text:p>0</text:p>
          </table:table-cell>
          <table:table-cell table:style-name="Default" table:formula="of:=[.I557]-[.I679]" office:value-type="float" office:value="0" calcext:value-type="float">
            <text:p>0</text:p>
          </table:table-cell>
          <table:table-cell table:style-name="Default" table:formula="of:=[.J557]-[.J679]" office:value-type="float" office:value="0" calcext:value-type="float">
            <text:p>0</text:p>
          </table:table-cell>
          <table:table-cell table:style-name="Default" table:formula="of:=[.K557]-[.K679]" office:value-type="float" office:value="0" calcext:value-type="float">
            <text:p>0</text:p>
          </table:table-cell>
          <table:table-cell table:style-name="Default" table:formula="of:=[.L557]-[.L679]" office:value-type="float" office:value="0" calcext:value-type="float">
            <text:p>0</text:p>
          </table:table-cell>
          <table:table-cell table:style-name="Default" table:formula="of:=[.M557]-[.M679]" office:value-type="float" office:value="0" calcext:value-type="float">
            <text:p>0</text:p>
          </table:table-cell>
          <table:table-cell table:style-name="Default" table:formula="of:=[.N557]-[.N679]" office:value-type="float" office:value="0" calcext:value-type="float">
            <text:p>0</text:p>
          </table:table-cell>
          <table:table-cell table:style-name="Default" table:formula="of:=[.O557]-[.O679]" office:value-type="float" office:value="0" calcext:value-type="float">
            <text:p>0</text:p>
          </table:table-cell>
          <table:table-cell table:style-name="Default" table:formula="of:=[.P557]-[.P679]" office:value-type="float" office:value="0" calcext:value-type="float">
            <text:p>0</text:p>
          </table:table-cell>
          <table:table-cell table:style-name="Default" table:formula="of:=[.Q557]-[.Q679]" office:value-type="float" office:value="0" calcext:value-type="float">
            <text:p>0</text:p>
          </table:table-cell>
          <table:table-cell table:style-name="Default" table:formula="of:=[.R557]-[.R679]" office:value-type="float" office:value="0" calcext:value-type="float">
            <text:p>0</text:p>
          </table:table-cell>
          <table:table-cell table:style-name="Default" table:formula="of:=[.S557]-[.S679]" office:value-type="float" office:value="0" calcext:value-type="float">
            <text:p>0</text:p>
          </table:table-cell>
          <table:table-cell table:style-name="Default" table:formula="of:=[.T557]-[.T679]" office:value-type="float" office:value="0" calcext:value-type="float">
            <text:p>0</text:p>
          </table:table-cell>
          <table:table-cell table:style-name="Default" table:formula="of:=[.U557]-[.U679]" office:value-type="float" office:value="0" calcext:value-type="float">
            <text:p>0</text:p>
          </table:table-cell>
          <table:table-cell table:style-name="Default" table:formula="of:=[.V557]-[.V67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Default" table:formula="of:=[.B558]-[.B680]" office:value-type="float" office:value="0" calcext:value-type="float">
            <text:p>0</text:p>
          </table:table-cell>
          <table:table-cell table:style-name="Default" table:formula="of:=[.C558]-[.C680]" office:value-type="float" office:value="0" calcext:value-type="float">
            <text:p>0</text:p>
          </table:table-cell>
          <table:table-cell table:style-name="Default" table:formula="of:=[.D558]-[.D680]" office:value-type="float" office:value="0" calcext:value-type="float">
            <text:p>0</text:p>
          </table:table-cell>
          <table:table-cell table:style-name="Default" table:formula="of:=[.E558]-[.E680]" office:value-type="float" office:value="0" calcext:value-type="float">
            <text:p>0</text:p>
          </table:table-cell>
          <table:table-cell table:style-name="Default" table:formula="of:=[.F558]-[.F680]" office:value-type="float" office:value="0" calcext:value-type="float">
            <text:p>0</text:p>
          </table:table-cell>
          <table:table-cell table:style-name="Default" table:formula="of:=[.G558]-[.G680]" office:value-type="float" office:value="0" calcext:value-type="float">
            <text:p>0</text:p>
          </table:table-cell>
          <table:table-cell table:style-name="Default" table:formula="of:=[.H558]-[.H680]" office:value-type="float" office:value="0" calcext:value-type="float">
            <text:p>0</text:p>
          </table:table-cell>
          <table:table-cell table:style-name="Default" table:formula="of:=[.I558]-[.I680]" office:value-type="float" office:value="0" calcext:value-type="float">
            <text:p>0</text:p>
          </table:table-cell>
          <table:table-cell table:style-name="Default" table:formula="of:=[.J558]-[.J680]" office:value-type="float" office:value="0" calcext:value-type="float">
            <text:p>0</text:p>
          </table:table-cell>
          <table:table-cell table:style-name="Default" table:formula="of:=[.K558]-[.K680]" office:value-type="float" office:value="0" calcext:value-type="float">
            <text:p>0</text:p>
          </table:table-cell>
          <table:table-cell table:style-name="Default" table:formula="of:=[.L558]-[.L680]" office:value-type="float" office:value="0" calcext:value-type="float">
            <text:p>0</text:p>
          </table:table-cell>
          <table:table-cell table:style-name="Default" table:formula="of:=[.M558]-[.M680]" office:value-type="float" office:value="0" calcext:value-type="float">
            <text:p>0</text:p>
          </table:table-cell>
          <table:table-cell table:style-name="Default" table:formula="of:=[.N558]-[.N680]" office:value-type="float" office:value="0" calcext:value-type="float">
            <text:p>0</text:p>
          </table:table-cell>
          <table:table-cell table:style-name="Default" table:formula="of:=[.O558]-[.O680]" office:value-type="float" office:value="0" calcext:value-type="float">
            <text:p>0</text:p>
          </table:table-cell>
          <table:table-cell table:style-name="Default" table:formula="of:=[.P558]-[.P680]" office:value-type="float" office:value="0" calcext:value-type="float">
            <text:p>0</text:p>
          </table:table-cell>
          <table:table-cell table:style-name="Default" table:formula="of:=[.Q558]-[.Q680]" office:value-type="float" office:value="0" calcext:value-type="float">
            <text:p>0</text:p>
          </table:table-cell>
          <table:table-cell table:style-name="Default" table:formula="of:=[.R558]-[.R680]" office:value-type="float" office:value="0" calcext:value-type="float">
            <text:p>0</text:p>
          </table:table-cell>
          <table:table-cell table:style-name="Default" table:formula="of:=[.S558]-[.S680]" office:value-type="float" office:value="0" calcext:value-type="float">
            <text:p>0</text:p>
          </table:table-cell>
          <table:table-cell table:style-name="Default" table:formula="of:=[.T558]-[.T680]" office:value-type="float" office:value="0" calcext:value-type="float">
            <text:p>0</text:p>
          </table:table-cell>
          <table:table-cell table:style-name="Default" table:formula="of:=[.U558]-[.U680]" office:value-type="float" office:value="0" calcext:value-type="float">
            <text:p>0</text:p>
          </table:table-cell>
          <table:table-cell table:style-name="Default" table:formula="of:=[.V558]-[.V68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Default" table:formula="of:=[.B559]-[.B681]" office:value-type="float" office:value="0" calcext:value-type="float">
            <text:p>0</text:p>
          </table:table-cell>
          <table:table-cell table:style-name="Default" table:formula="of:=[.C559]-[.C681]" office:value-type="float" office:value="0" calcext:value-type="float">
            <text:p>0</text:p>
          </table:table-cell>
          <table:table-cell table:style-name="Default" table:formula="of:=[.D559]-[.D681]" office:value-type="float" office:value="0" calcext:value-type="float">
            <text:p>0</text:p>
          </table:table-cell>
          <table:table-cell table:style-name="Default" table:formula="of:=[.E559]-[.E681]" office:value-type="float" office:value="0" calcext:value-type="float">
            <text:p>0</text:p>
          </table:table-cell>
          <table:table-cell table:style-name="Default" table:formula="of:=[.F559]-[.F681]" office:value-type="float" office:value="0" calcext:value-type="float">
            <text:p>0</text:p>
          </table:table-cell>
          <table:table-cell table:style-name="Default" table:formula="of:=[.G559]-[.G681]" office:value-type="float" office:value="0" calcext:value-type="float">
            <text:p>0</text:p>
          </table:table-cell>
          <table:table-cell table:style-name="Default" table:formula="of:=[.H559]-[.H681]" office:value-type="float" office:value="0" calcext:value-type="float">
            <text:p>0</text:p>
          </table:table-cell>
          <table:table-cell table:style-name="Default" table:formula="of:=[.I559]-[.I681]" office:value-type="float" office:value="0" calcext:value-type="float">
            <text:p>0</text:p>
          </table:table-cell>
          <table:table-cell table:style-name="Default" table:formula="of:=[.J559]-[.J681]" office:value-type="float" office:value="0" calcext:value-type="float">
            <text:p>0</text:p>
          </table:table-cell>
          <table:table-cell table:style-name="Default" table:formula="of:=[.K559]-[.K681]" office:value-type="float" office:value="0" calcext:value-type="float">
            <text:p>0</text:p>
          </table:table-cell>
          <table:table-cell table:style-name="Default" table:formula="of:=[.L559]-[.L681]" office:value-type="float" office:value="0" calcext:value-type="float">
            <text:p>0</text:p>
          </table:table-cell>
          <table:table-cell table:style-name="Default" table:formula="of:=[.M559]-[.M681]" office:value-type="float" office:value="0" calcext:value-type="float">
            <text:p>0</text:p>
          </table:table-cell>
          <table:table-cell table:style-name="Default" table:formula="of:=[.N559]-[.N681]" office:value-type="float" office:value="0" calcext:value-type="float">
            <text:p>0</text:p>
          </table:table-cell>
          <table:table-cell table:style-name="Default" table:formula="of:=[.O559]-[.O681]" office:value-type="float" office:value="0" calcext:value-type="float">
            <text:p>0</text:p>
          </table:table-cell>
          <table:table-cell table:style-name="Default" table:formula="of:=[.P559]-[.P681]" office:value-type="float" office:value="0" calcext:value-type="float">
            <text:p>0</text:p>
          </table:table-cell>
          <table:table-cell table:style-name="Default" table:formula="of:=[.Q559]-[.Q681]" office:value-type="float" office:value="0" calcext:value-type="float">
            <text:p>0</text:p>
          </table:table-cell>
          <table:table-cell table:style-name="Default" table:formula="of:=[.R559]-[.R681]" office:value-type="float" office:value="0" calcext:value-type="float">
            <text:p>0</text:p>
          </table:table-cell>
          <table:table-cell table:style-name="Default" table:formula="of:=[.S559]-[.S681]" office:value-type="float" office:value="0" calcext:value-type="float">
            <text:p>0</text:p>
          </table:table-cell>
          <table:table-cell table:style-name="Default" table:formula="of:=[.T559]-[.T681]" office:value-type="float" office:value="0" calcext:value-type="float">
            <text:p>0</text:p>
          </table:table-cell>
          <table:table-cell table:style-name="Default" table:formula="of:=[.U559]-[.U681]" office:value-type="float" office:value="0" calcext:value-type="float">
            <text:p>0</text:p>
          </table:table-cell>
          <table:table-cell table:style-name="Default" table:formula="of:=[.V559]-[.V68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Default" table:formula="of:=[.B560]-[.B682]" office:value-type="float" office:value="0" calcext:value-type="float">
            <text:p>0</text:p>
          </table:table-cell>
          <table:table-cell table:style-name="Default" table:formula="of:=[.C560]-[.C682]" office:value-type="float" office:value="0" calcext:value-type="float">
            <text:p>0</text:p>
          </table:table-cell>
          <table:table-cell table:style-name="Default" table:formula="of:=[.D560]-[.D682]" office:value-type="float" office:value="0" calcext:value-type="float">
            <text:p>0</text:p>
          </table:table-cell>
          <table:table-cell table:style-name="Default" table:formula="of:=[.E560]-[.E682]" office:value-type="float" office:value="0" calcext:value-type="float">
            <text:p>0</text:p>
          </table:table-cell>
          <table:table-cell table:style-name="Default" table:formula="of:=[.F560]-[.F682]" office:value-type="float" office:value="0" calcext:value-type="float">
            <text:p>0</text:p>
          </table:table-cell>
          <table:table-cell table:style-name="Default" table:formula="of:=[.G560]-[.G682]" office:value-type="float" office:value="0" calcext:value-type="float">
            <text:p>0</text:p>
          </table:table-cell>
          <table:table-cell table:style-name="Default" table:formula="of:=[.H560]-[.H682]" office:value-type="float" office:value="0" calcext:value-type="float">
            <text:p>0</text:p>
          </table:table-cell>
          <table:table-cell table:style-name="Default" table:formula="of:=[.I560]-[.I682]" office:value-type="float" office:value="0" calcext:value-type="float">
            <text:p>0</text:p>
          </table:table-cell>
          <table:table-cell table:style-name="Default" table:formula="of:=[.J560]-[.J682]" office:value-type="float" office:value="0" calcext:value-type="float">
            <text:p>0</text:p>
          </table:table-cell>
          <table:table-cell table:style-name="Default" table:formula="of:=[.K560]-[.K682]" office:value-type="float" office:value="0" calcext:value-type="float">
            <text:p>0</text:p>
          </table:table-cell>
          <table:table-cell table:style-name="Default" table:formula="of:=[.L560]-[.L682]" office:value-type="float" office:value="0" calcext:value-type="float">
            <text:p>0</text:p>
          </table:table-cell>
          <table:table-cell table:style-name="Default" table:formula="of:=[.M560]-[.M682]" office:value-type="float" office:value="0" calcext:value-type="float">
            <text:p>0</text:p>
          </table:table-cell>
          <table:table-cell table:style-name="Default" table:formula="of:=[.N560]-[.N682]" office:value-type="float" office:value="0" calcext:value-type="float">
            <text:p>0</text:p>
          </table:table-cell>
          <table:table-cell table:style-name="Default" table:formula="of:=[.O560]-[.O682]" office:value-type="float" office:value="0" calcext:value-type="float">
            <text:p>0</text:p>
          </table:table-cell>
          <table:table-cell table:style-name="Default" table:formula="of:=[.P560]-[.P682]" office:value-type="float" office:value="0" calcext:value-type="float">
            <text:p>0</text:p>
          </table:table-cell>
          <table:table-cell table:style-name="Default" table:formula="of:=[.Q560]-[.Q682]" office:value-type="float" office:value="0" calcext:value-type="float">
            <text:p>0</text:p>
          </table:table-cell>
          <table:table-cell table:style-name="Default" table:formula="of:=[.R560]-[.R682]" office:value-type="float" office:value="0" calcext:value-type="float">
            <text:p>0</text:p>
          </table:table-cell>
          <table:table-cell table:style-name="Default" table:formula="of:=[.S560]-[.S682]" office:value-type="float" office:value="0" calcext:value-type="float">
            <text:p>0</text:p>
          </table:table-cell>
          <table:table-cell table:style-name="Default" table:formula="of:=[.T560]-[.T682]" office:value-type="float" office:value="0" calcext:value-type="float">
            <text:p>0</text:p>
          </table:table-cell>
          <table:table-cell table:style-name="Default" table:formula="of:=[.U560]-[.U682]" office:value-type="float" office:value="0" calcext:value-type="float">
            <text:p>0</text:p>
          </table:table-cell>
          <table:table-cell table:style-name="Default" table:formula="of:=[.V560]-[.V68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Default" table:formula="of:=[.B561]-[.B683]" office:value-type="float" office:value="0" calcext:value-type="float">
            <text:p>0</text:p>
          </table:table-cell>
          <table:table-cell table:style-name="Default" table:formula="of:=[.C561]-[.C683]" office:value-type="float" office:value="0" calcext:value-type="float">
            <text:p>0</text:p>
          </table:table-cell>
          <table:table-cell table:style-name="Default" table:formula="of:=[.D561]-[.D683]" office:value-type="string" office:string-value="" calcext:value-type="error">
            <text:p>#VALEUR !</text:p>
          </table:table-cell>
          <table:table-cell table:style-name="Default" table:formula="of:=[.E561]-[.E683]" office:value-type="float" office:value="0" calcext:value-type="float">
            <text:p>0</text:p>
          </table:table-cell>
          <table:table-cell table:style-name="Default" table:formula="of:=[.F561]-[.F683]" office:value-type="float" office:value="0" calcext:value-type="float">
            <text:p>0</text:p>
          </table:table-cell>
          <table:table-cell table:style-name="Default" table:formula="of:=[.G561]-[.G683]" office:value-type="float" office:value="0" calcext:value-type="float">
            <text:p>0</text:p>
          </table:table-cell>
          <table:table-cell table:style-name="Default" table:formula="of:=[.H561]-[.H683]" office:value-type="float" office:value="0" calcext:value-type="float">
            <text:p>0</text:p>
          </table:table-cell>
          <table:table-cell table:style-name="Default" table:formula="of:=[.I561]-[.I683]" office:value-type="string" office:string-value="" calcext:value-type="error">
            <text:p>#VALEUR !</text:p>
          </table:table-cell>
          <table:table-cell table:style-name="Default" table:formula="of:=[.J561]-[.J683]" office:value-type="float" office:value="0" calcext:value-type="float">
            <text:p>0</text:p>
          </table:table-cell>
          <table:table-cell table:style-name="Default" table:formula="of:=[.K561]-[.K683]" office:value-type="float" office:value="0" calcext:value-type="float">
            <text:p>0</text:p>
          </table:table-cell>
          <table:table-cell table:style-name="Default" table:formula="of:=[.L561]-[.L683]" office:value-type="float" office:value="0" calcext:value-type="float">
            <text:p>0</text:p>
          </table:table-cell>
          <table:table-cell table:style-name="Default" table:formula="of:=[.M561]-[.M683]" office:value-type="float" office:value="0" calcext:value-type="float">
            <text:p>0</text:p>
          </table:table-cell>
          <table:table-cell table:style-name="Default" table:formula="of:=[.N561]-[.N683]" office:value-type="float" office:value="0" calcext:value-type="float">
            <text:p>0</text:p>
          </table:table-cell>
          <table:table-cell table:style-name="Default" table:formula="of:=[.O561]-[.O683]" office:value-type="float" office:value="0" calcext:value-type="float">
            <text:p>0</text:p>
          </table:table-cell>
          <table:table-cell table:style-name="Default" table:formula="of:=[.P561]-[.P683]" office:value-type="float" office:value="0" calcext:value-type="float">
            <text:p>0</text:p>
          </table:table-cell>
          <table:table-cell table:style-name="Default" table:formula="of:=[.Q561]-[.Q683]" office:value-type="float" office:value="0" calcext:value-type="float">
            <text:p>0</text:p>
          </table:table-cell>
          <table:table-cell table:style-name="Default" table:formula="of:=[.R561]-[.R683]" office:value-type="float" office:value="0" calcext:value-type="float">
            <text:p>0</text:p>
          </table:table-cell>
          <table:table-cell table:style-name="Default" table:formula="of:=[.S561]-[.S683]" office:value-type="float" office:value="0" calcext:value-type="float">
            <text:p>0</text:p>
          </table:table-cell>
          <table:table-cell table:style-name="Default" table:formula="of:=[.T561]-[.T683]" office:value-type="float" office:value="0" calcext:value-type="float">
            <text:p>0</text:p>
          </table:table-cell>
          <table:table-cell table:style-name="Default" table:formula="of:=[.U561]-[.U683]" office:value-type="float" office:value="0" calcext:value-type="float">
            <text:p>0</text:p>
          </table:table-cell>
          <table:table-cell table:style-name="Default" table:formula="of:=[.V561]-[.V68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Default" table:formula="of:=[.B562]-[.B684]" office:value-type="float" office:value="0" calcext:value-type="float">
            <text:p>0</text:p>
          </table:table-cell>
          <table:table-cell table:style-name="Default" table:formula="of:=[.C562]-[.C684]" office:value-type="float" office:value="0" calcext:value-type="float">
            <text:p>0</text:p>
          </table:table-cell>
          <table:table-cell table:style-name="Default" table:formula="of:=[.D562]-[.D684]" office:value-type="float" office:value="0" calcext:value-type="float">
            <text:p>0</text:p>
          </table:table-cell>
          <table:table-cell table:style-name="Default" table:formula="of:=[.E562]-[.E684]" office:value-type="float" office:value="0" calcext:value-type="float">
            <text:p>0</text:p>
          </table:table-cell>
          <table:table-cell table:style-name="Default" table:formula="of:=[.F562]-[.F684]" office:value-type="float" office:value="0" calcext:value-type="float">
            <text:p>0</text:p>
          </table:table-cell>
          <table:table-cell table:style-name="Default" table:formula="of:=[.G562]-[.G684]" office:value-type="float" office:value="0" calcext:value-type="float">
            <text:p>0</text:p>
          </table:table-cell>
          <table:table-cell table:style-name="Default" table:formula="of:=[.H562]-[.H684]" office:value-type="float" office:value="0" calcext:value-type="float">
            <text:p>0</text:p>
          </table:table-cell>
          <table:table-cell table:style-name="Default" table:formula="of:=[.I562]-[.I684]" office:value-type="float" office:value="0" calcext:value-type="float">
            <text:p>0</text:p>
          </table:table-cell>
          <table:table-cell table:style-name="Default" table:formula="of:=[.J562]-[.J684]" office:value-type="float" office:value="0" calcext:value-type="float">
            <text:p>0</text:p>
          </table:table-cell>
          <table:table-cell table:style-name="Default" table:formula="of:=[.K562]-[.K684]" office:value-type="float" office:value="0" calcext:value-type="float">
            <text:p>0</text:p>
          </table:table-cell>
          <table:table-cell table:style-name="Default" table:formula="of:=[.L562]-[.L684]" office:value-type="float" office:value="0" calcext:value-type="float">
            <text:p>0</text:p>
          </table:table-cell>
          <table:table-cell table:style-name="Default" table:formula="of:=[.M562]-[.M684]" office:value-type="float" office:value="0" calcext:value-type="float">
            <text:p>0</text:p>
          </table:table-cell>
          <table:table-cell table:style-name="Default" table:formula="of:=[.N562]-[.N684]" office:value-type="float" office:value="0" calcext:value-type="float">
            <text:p>0</text:p>
          </table:table-cell>
          <table:table-cell table:style-name="Default" table:formula="of:=[.O562]-[.O684]" office:value-type="float" office:value="0" calcext:value-type="float">
            <text:p>0</text:p>
          </table:table-cell>
          <table:table-cell table:style-name="Default" table:formula="of:=[.P562]-[.P684]" office:value-type="float" office:value="0" calcext:value-type="float">
            <text:p>0</text:p>
          </table:table-cell>
          <table:table-cell table:style-name="Default" table:formula="of:=[.Q562]-[.Q684]" office:value-type="float" office:value="0" calcext:value-type="float">
            <text:p>0</text:p>
          </table:table-cell>
          <table:table-cell table:style-name="Default" table:formula="of:=[.R562]-[.R684]" office:value-type="float" office:value="0" calcext:value-type="float">
            <text:p>0</text:p>
          </table:table-cell>
          <table:table-cell table:style-name="Default" table:formula="of:=[.S562]-[.S684]" office:value-type="float" office:value="0" calcext:value-type="float">
            <text:p>0</text:p>
          </table:table-cell>
          <table:table-cell table:style-name="Default" table:formula="of:=[.T562]-[.T684]" office:value-type="float" office:value="0" calcext:value-type="float">
            <text:p>0</text:p>
          </table:table-cell>
          <table:table-cell table:style-name="Default" table:formula="of:=[.U562]-[.U684]" office:value-type="float" office:value="0" calcext:value-type="float">
            <text:p>0</text:p>
          </table:table-cell>
          <table:table-cell table:style-name="Default" table:formula="of:=[.V562]-[.V68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Default" table:formula="of:=[.B563]-[.B685]" office:value-type="float" office:value="0" calcext:value-type="float">
            <text:p>0</text:p>
          </table:table-cell>
          <table:table-cell table:style-name="Default" table:formula="of:=[.C563]-[.C685]" office:value-type="float" office:value="0" calcext:value-type="float">
            <text:p>0</text:p>
          </table:table-cell>
          <table:table-cell table:style-name="Default" table:formula="of:=[.D563]-[.D685]" office:value-type="float" office:value="0" calcext:value-type="float">
            <text:p>0</text:p>
          </table:table-cell>
          <table:table-cell table:style-name="Default" table:formula="of:=[.E563]-[.E685]" office:value-type="float" office:value="0" calcext:value-type="float">
            <text:p>0</text:p>
          </table:table-cell>
          <table:table-cell table:style-name="Default" table:formula="of:=[.F563]-[.F685]" office:value-type="float" office:value="-4.68375338513738E-017" calcext:value-type="float">
            <text:p>-4,68375338513738E-017</text:p>
          </table:table-cell>
          <table:table-cell table:style-name="Default" table:formula="of:=[.G563]-[.G685]" office:value-type="float" office:value="0" calcext:value-type="float">
            <text:p>0</text:p>
          </table:table-cell>
          <table:table-cell table:style-name="Default" table:formula="of:=[.H563]-[.H685]" office:value-type="float" office:value="0" calcext:value-type="float">
            <text:p>0</text:p>
          </table:table-cell>
          <table:table-cell table:style-name="Default" table:formula="of:=[.I563]-[.I685]" office:value-type="float" office:value="0" calcext:value-type="float">
            <text:p>0</text:p>
          </table:table-cell>
          <table:table-cell table:style-name="Default" table:formula="of:=[.J563]-[.J685]" office:value-type="float" office:value="0" calcext:value-type="float">
            <text:p>0</text:p>
          </table:table-cell>
          <table:table-cell table:style-name="Default" table:formula="of:=[.K563]-[.K685]" office:value-type="float" office:value="0" calcext:value-type="float">
            <text:p>0</text:p>
          </table:table-cell>
          <table:table-cell table:style-name="Default" table:formula="of:=[.L563]-[.L685]" office:value-type="float" office:value="0" calcext:value-type="float">
            <text:p>0</text:p>
          </table:table-cell>
          <table:table-cell table:style-name="Default" table:formula="of:=[.M563]-[.M685]" office:value-type="float" office:value="0" calcext:value-type="float">
            <text:p>0</text:p>
          </table:table-cell>
          <table:table-cell table:style-name="Default" table:formula="of:=[.N563]-[.N685]" office:value-type="float" office:value="0" calcext:value-type="float">
            <text:p>0</text:p>
          </table:table-cell>
          <table:table-cell table:style-name="Default" table:formula="of:=[.O563]-[.O685]" office:value-type="float" office:value="0" calcext:value-type="float">
            <text:p>0</text:p>
          </table:table-cell>
          <table:table-cell table:style-name="Default" table:formula="of:=[.P563]-[.P685]" office:value-type="float" office:value="0" calcext:value-type="float">
            <text:p>0</text:p>
          </table:table-cell>
          <table:table-cell table:style-name="Default" table:formula="of:=[.Q563]-[.Q685]" office:value-type="float" office:value="0" calcext:value-type="float">
            <text:p>0</text:p>
          </table:table-cell>
          <table:table-cell table:style-name="Default" table:formula="of:=[.R563]-[.R685]" office:value-type="float" office:value="0" calcext:value-type="float">
            <text:p>0</text:p>
          </table:table-cell>
          <table:table-cell table:style-name="Default" table:formula="of:=[.S563]-[.S685]" office:value-type="float" office:value="0" calcext:value-type="float">
            <text:p>0</text:p>
          </table:table-cell>
          <table:table-cell table:style-name="Default" table:formula="of:=[.T563]-[.T685]" office:value-type="float" office:value="0" calcext:value-type="float">
            <text:p>0</text:p>
          </table:table-cell>
          <table:table-cell table:style-name="Default" table:formula="of:=[.U563]-[.U685]" office:value-type="float" office:value="0" calcext:value-type="float">
            <text:p>0</text:p>
          </table:table-cell>
          <table:table-cell table:style-name="Default" table:formula="of:=[.V563]-[.V68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Default" table:formula="of:=[.B564]-[.B686]" office:value-type="float" office:value="0" calcext:value-type="float">
            <text:p>0</text:p>
          </table:table-cell>
          <table:table-cell table:style-name="Default" table:formula="of:=[.C564]-[.C686]" office:value-type="float" office:value="0" calcext:value-type="float">
            <text:p>0</text:p>
          </table:table-cell>
          <table:table-cell table:style-name="Default" table:formula="of:=[.D564]-[.D686]" office:value-type="float" office:value="0" calcext:value-type="float">
            <text:p>0</text:p>
          </table:table-cell>
          <table:table-cell table:style-name="Default" table:formula="of:=[.E564]-[.E686]" office:value-type="float" office:value="0" calcext:value-type="float">
            <text:p>0</text:p>
          </table:table-cell>
          <table:table-cell table:style-name="Default" table:formula="of:=[.F564]-[.F686]" office:value-type="float" office:value="0" calcext:value-type="float">
            <text:p>0</text:p>
          </table:table-cell>
          <table:table-cell table:style-name="Default" table:formula="of:=[.G564]-[.G686]" office:value-type="float" office:value="0" calcext:value-type="float">
            <text:p>0</text:p>
          </table:table-cell>
          <table:table-cell table:style-name="Default" table:formula="of:=[.H564]-[.H686]" office:value-type="string" office:string-value="" calcext:value-type="error">
            <text:p>#VALEUR !</text:p>
          </table:table-cell>
          <table:table-cell table:style-name="Default" table:formula="of:=[.I564]-[.I686]" office:value-type="float" office:value="0" calcext:value-type="float">
            <text:p>0</text:p>
          </table:table-cell>
          <table:table-cell table:style-name="Default" table:formula="of:=[.J564]-[.J686]" office:value-type="float" office:value="0" calcext:value-type="float">
            <text:p>0</text:p>
          </table:table-cell>
          <table:table-cell table:style-name="Default" table:formula="of:=[.K564]-[.K686]" office:value-type="float" office:value="0" calcext:value-type="float">
            <text:p>0</text:p>
          </table:table-cell>
          <table:table-cell table:style-name="Default" table:formula="of:=[.L564]-[.L686]" office:value-type="float" office:value="0" calcext:value-type="float">
            <text:p>0</text:p>
          </table:table-cell>
          <table:table-cell table:style-name="Default" table:formula="of:=[.M564]-[.M686]" office:value-type="float" office:value="0" calcext:value-type="float">
            <text:p>0</text:p>
          </table:table-cell>
          <table:table-cell table:style-name="Default" table:formula="of:=[.N564]-[.N686]" office:value-type="float" office:value="0" calcext:value-type="float">
            <text:p>0</text:p>
          </table:table-cell>
          <table:table-cell table:style-name="Default" table:formula="of:=[.O564]-[.O686]" office:value-type="float" office:value="0" calcext:value-type="float">
            <text:p>0</text:p>
          </table:table-cell>
          <table:table-cell table:style-name="Default" table:formula="of:=[.P564]-[.P686]" office:value-type="float" office:value="0" calcext:value-type="float">
            <text:p>0</text:p>
          </table:table-cell>
          <table:table-cell table:style-name="Default" table:formula="of:=[.Q564]-[.Q686]" office:value-type="float" office:value="0" calcext:value-type="float">
            <text:p>0</text:p>
          </table:table-cell>
          <table:table-cell table:style-name="Default" table:formula="of:=[.R564]-[.R686]" office:value-type="float" office:value="0" calcext:value-type="float">
            <text:p>0</text:p>
          </table:table-cell>
          <table:table-cell table:style-name="Default" table:formula="of:=[.S564]-[.S686]" office:value-type="float" office:value="0" calcext:value-type="float">
            <text:p>0</text:p>
          </table:table-cell>
          <table:table-cell table:style-name="Default" table:formula="of:=[.T564]-[.T686]" office:value-type="float" office:value="0" calcext:value-type="float">
            <text:p>0</text:p>
          </table:table-cell>
          <table:table-cell table:style-name="Default" table:formula="of:=[.U564]-[.U686]" office:value-type="float" office:value="0" calcext:value-type="float">
            <text:p>0</text:p>
          </table:table-cell>
          <table:table-cell table:style-name="Default" table:formula="of:=[.V564]-[.V68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Default" table:formula="of:=[.B565]-[.B687]" office:value-type="float" office:value="0" calcext:value-type="float">
            <text:p>0</text:p>
          </table:table-cell>
          <table:table-cell table:style-name="Default" table:formula="of:=[.C565]-[.C687]" office:value-type="float" office:value="0" calcext:value-type="float">
            <text:p>0</text:p>
          </table:table-cell>
          <table:table-cell table:style-name="Default" table:formula="of:=[.D565]-[.D687]" office:value-type="float" office:value="0" calcext:value-type="float">
            <text:p>0</text:p>
          </table:table-cell>
          <table:table-cell table:style-name="Default" table:formula="of:=[.E565]-[.E687]" office:value-type="float" office:value="0" calcext:value-type="float">
            <text:p>0</text:p>
          </table:table-cell>
          <table:table-cell table:style-name="Default" table:formula="of:=[.F565]-[.F687]" office:value-type="float" office:value="0" calcext:value-type="float">
            <text:p>0</text:p>
          </table:table-cell>
          <table:table-cell table:style-name="Default" table:formula="of:=[.G565]-[.G687]" office:value-type="string" office:string-value="" calcext:value-type="error">
            <text:p>#VALEUR !</text:p>
          </table:table-cell>
          <table:table-cell table:style-name="Default" table:formula="of:=[.H565]-[.H687]" office:value-type="float" office:value="0" calcext:value-type="float">
            <text:p>0</text:p>
          </table:table-cell>
          <table:table-cell table:style-name="Default" table:formula="of:=[.I565]-[.I687]" office:value-type="float" office:value="0" calcext:value-type="float">
            <text:p>0</text:p>
          </table:table-cell>
          <table:table-cell table:style-name="Default" table:formula="of:=[.J565]-[.J687]" office:value-type="float" office:value="0" calcext:value-type="float">
            <text:p>0</text:p>
          </table:table-cell>
          <table:table-cell table:style-name="Default" table:formula="of:=[.K565]-[.K687]" office:value-type="string" office:string-value="" calcext:value-type="error">
            <text:p>#VALEUR !</text:p>
          </table:table-cell>
          <table:table-cell table:style-name="Default" table:formula="of:=[.L565]-[.L687]" office:value-type="float" office:value="0" calcext:value-type="float">
            <text:p>0</text:p>
          </table:table-cell>
          <table:table-cell table:style-name="Default" table:formula="of:=[.M565]-[.M687]" office:value-type="float" office:value="0" calcext:value-type="float">
            <text:p>0</text:p>
          </table:table-cell>
          <table:table-cell table:style-name="Default" table:formula="of:=[.N565]-[.N687]" office:value-type="float" office:value="0" calcext:value-type="float">
            <text:p>0</text:p>
          </table:table-cell>
          <table:table-cell table:style-name="Default" table:formula="of:=[.O565]-[.O687]" office:value-type="float" office:value="0" calcext:value-type="float">
            <text:p>0</text:p>
          </table:table-cell>
          <table:table-cell table:style-name="Default" table:formula="of:=[.P565]-[.P687]" office:value-type="float" office:value="0" calcext:value-type="float">
            <text:p>0</text:p>
          </table:table-cell>
          <table:table-cell table:style-name="Default" table:formula="of:=[.Q565]-[.Q687]" office:value-type="float" office:value="0" calcext:value-type="float">
            <text:p>0</text:p>
          </table:table-cell>
          <table:table-cell table:style-name="Default" table:formula="of:=[.R565]-[.R687]" office:value-type="float" office:value="0" calcext:value-type="float">
            <text:p>0</text:p>
          </table:table-cell>
          <table:table-cell table:style-name="Default" table:formula="of:=[.S565]-[.S687]" office:value-type="string" office:string-value="" calcext:value-type="error">
            <text:p>#VALEUR !</text:p>
          </table:table-cell>
          <table:table-cell table:style-name="Default" table:formula="of:=[.T565]-[.T687]" office:value-type="float" office:value="0" calcext:value-type="float">
            <text:p>0</text:p>
          </table:table-cell>
          <table:table-cell table:style-name="Default" table:formula="of:=[.U565]-[.U687]" office:value-type="string" office:string-value="" calcext:value-type="error">
            <text:p>#VALEUR !</text:p>
          </table:table-cell>
          <table:table-cell table:style-name="Default" table:formula="of:=[.V565]-[.V68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Default" table:formula="of:=[.B566]-[.B688]" office:value-type="float" office:value="0" calcext:value-type="float">
            <text:p>0</text:p>
          </table:table-cell>
          <table:table-cell table:style-name="Default" table:formula="of:=[.C566]-[.C688]" office:value-type="float" office:value="0" calcext:value-type="float">
            <text:p>0</text:p>
          </table:table-cell>
          <table:table-cell table:style-name="Default" table:formula="of:=[.D566]-[.D688]" office:value-type="float" office:value="0" calcext:value-type="float">
            <text:p>0</text:p>
          </table:table-cell>
          <table:table-cell table:style-name="Default" table:formula="of:=[.E566]-[.E688]" office:value-type="float" office:value="0" calcext:value-type="float">
            <text:p>0</text:p>
          </table:table-cell>
          <table:table-cell table:style-name="Default" table:formula="of:=[.F566]-[.F688]" office:value-type="float" office:value="0" calcext:value-type="float">
            <text:p>0</text:p>
          </table:table-cell>
          <table:table-cell table:style-name="Default" table:formula="of:=[.G566]-[.G688]" office:value-type="float" office:value="0" calcext:value-type="float">
            <text:p>0</text:p>
          </table:table-cell>
          <table:table-cell table:style-name="Default" table:formula="of:=[.H566]-[.H688]" office:value-type="float" office:value="0" calcext:value-type="float">
            <text:p>0</text:p>
          </table:table-cell>
          <table:table-cell table:style-name="Default" table:formula="of:=[.I566]-[.I688]" office:value-type="float" office:value="0" calcext:value-type="float">
            <text:p>0</text:p>
          </table:table-cell>
          <table:table-cell table:style-name="Default" table:formula="of:=[.J566]-[.J688]" office:value-type="float" office:value="0" calcext:value-type="float">
            <text:p>0</text:p>
          </table:table-cell>
          <table:table-cell table:style-name="Default" table:formula="of:=[.K566]-[.K688]" office:value-type="float" office:value="0" calcext:value-type="float">
            <text:p>0</text:p>
          </table:table-cell>
          <table:table-cell table:style-name="Default" table:formula="of:=[.L566]-[.L688]" office:value-type="float" office:value="0" calcext:value-type="float">
            <text:p>0</text:p>
          </table:table-cell>
          <table:table-cell table:style-name="Default" table:formula="of:=[.M566]-[.M688]" office:value-type="float" office:value="0" calcext:value-type="float">
            <text:p>0</text:p>
          </table:table-cell>
          <table:table-cell table:style-name="Default" table:formula="of:=[.N566]-[.N688]" office:value-type="float" office:value="0" calcext:value-type="float">
            <text:p>0</text:p>
          </table:table-cell>
          <table:table-cell table:style-name="Default" table:formula="of:=[.O566]-[.O688]" office:value-type="float" office:value="0" calcext:value-type="float">
            <text:p>0</text:p>
          </table:table-cell>
          <table:table-cell table:style-name="Default" table:formula="of:=[.P566]-[.P688]" office:value-type="float" office:value="0" calcext:value-type="float">
            <text:p>0</text:p>
          </table:table-cell>
          <table:table-cell table:style-name="Default" table:formula="of:=[.Q566]-[.Q688]" office:value-type="float" office:value="0" calcext:value-type="float">
            <text:p>0</text:p>
          </table:table-cell>
          <table:table-cell table:style-name="Default" table:formula="of:=[.R566]-[.R688]" office:value-type="float" office:value="0" calcext:value-type="float">
            <text:p>0</text:p>
          </table:table-cell>
          <table:table-cell table:style-name="Default" table:formula="of:=[.S566]-[.S688]" office:value-type="float" office:value="0" calcext:value-type="float">
            <text:p>0</text:p>
          </table:table-cell>
          <table:table-cell table:style-name="Default" table:formula="of:=[.T566]-[.T688]" office:value-type="float" office:value="0" calcext:value-type="float">
            <text:p>0</text:p>
          </table:table-cell>
          <table:table-cell table:style-name="Default" table:formula="of:=[.U566]-[.U688]" office:value-type="float" office:value="0" calcext:value-type="float">
            <text:p>0</text:p>
          </table:table-cell>
          <table:table-cell table:style-name="Default" table:formula="of:=[.V566]-[.V68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Default" table:formula="of:=[.B567]-[.B689]" office:value-type="float" office:value="0" calcext:value-type="float">
            <text:p>0</text:p>
          </table:table-cell>
          <table:table-cell table:style-name="Default" table:formula="of:=[.C567]-[.C689]" office:value-type="float" office:value="0" calcext:value-type="float">
            <text:p>0</text:p>
          </table:table-cell>
          <table:table-cell table:style-name="Default" table:formula="of:=[.D567]-[.D689]" office:value-type="float" office:value="0" calcext:value-type="float">
            <text:p>0</text:p>
          </table:table-cell>
          <table:table-cell table:style-name="Default" table:formula="of:=[.E567]-[.E689]" office:value-type="float" office:value="0" calcext:value-type="float">
            <text:p>0</text:p>
          </table:table-cell>
          <table:table-cell table:style-name="Default" table:formula="of:=[.F567]-[.F689]" office:value-type="float" office:value="0" calcext:value-type="float">
            <text:p>0</text:p>
          </table:table-cell>
          <table:table-cell table:style-name="Default" table:formula="of:=[.G567]-[.G689]" office:value-type="float" office:value="0" calcext:value-type="float">
            <text:p>0</text:p>
          </table:table-cell>
          <table:table-cell table:style-name="Default" table:formula="of:=[.H567]-[.H689]" office:value-type="float" office:value="0" calcext:value-type="float">
            <text:p>0</text:p>
          </table:table-cell>
          <table:table-cell table:style-name="Default" table:formula="of:=[.I567]-[.I689]" office:value-type="float" office:value="0" calcext:value-type="float">
            <text:p>0</text:p>
          </table:table-cell>
          <table:table-cell table:style-name="Default" table:formula="of:=[.J567]-[.J689]" office:value-type="float" office:value="0" calcext:value-type="float">
            <text:p>0</text:p>
          </table:table-cell>
          <table:table-cell table:style-name="Default" table:formula="of:=[.K567]-[.K689]" office:value-type="float" office:value="0" calcext:value-type="float">
            <text:p>0</text:p>
          </table:table-cell>
          <table:table-cell table:style-name="Default" table:formula="of:=[.L567]-[.L689]" office:value-type="float" office:value="0" calcext:value-type="float">
            <text:p>0</text:p>
          </table:table-cell>
          <table:table-cell table:style-name="Default" table:formula="of:=[.M567]-[.M689]" office:value-type="float" office:value="0" calcext:value-type="float">
            <text:p>0</text:p>
          </table:table-cell>
          <table:table-cell table:style-name="Default" table:formula="of:=[.N567]-[.N689]" office:value-type="float" office:value="0" calcext:value-type="float">
            <text:p>0</text:p>
          </table:table-cell>
          <table:table-cell table:style-name="Default" table:formula="of:=[.O567]-[.O689]" office:value-type="float" office:value="0" calcext:value-type="float">
            <text:p>0</text:p>
          </table:table-cell>
          <table:table-cell table:style-name="Default" table:formula="of:=[.P567]-[.P689]" office:value-type="float" office:value="0" calcext:value-type="float">
            <text:p>0</text:p>
          </table:table-cell>
          <table:table-cell table:style-name="Default" table:formula="of:=[.Q567]-[.Q689]" office:value-type="float" office:value="0" calcext:value-type="float">
            <text:p>0</text:p>
          </table:table-cell>
          <table:table-cell table:style-name="Default" table:formula="of:=[.R567]-[.R689]" office:value-type="float" office:value="0" calcext:value-type="float">
            <text:p>0</text:p>
          </table:table-cell>
          <table:table-cell table:style-name="Default" table:formula="of:=[.S567]-[.S689]" office:value-type="float" office:value="0" calcext:value-type="float">
            <text:p>0</text:p>
          </table:table-cell>
          <table:table-cell table:style-name="Default" table:formula="of:=[.T567]-[.T689]" office:value-type="float" office:value="0" calcext:value-type="float">
            <text:p>0</text:p>
          </table:table-cell>
          <table:table-cell table:style-name="Default" table:formula="of:=[.U567]-[.U689]" office:value-type="float" office:value="0" calcext:value-type="float">
            <text:p>0</text:p>
          </table:table-cell>
          <table:table-cell table:style-name="Default" table:formula="of:=[.V567]-[.V68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 table:formula="of:=[.B568]-[.B690]" office:value-type="float" office:value="0" calcext:value-type="float">
            <text:p>0</text:p>
          </table:table-cell>
          <table:table-cell table:style-name="Default" table:formula="of:=[.C568]-[.C690]" office:value-type="float" office:value="0" calcext:value-type="float">
            <text:p>0</text:p>
          </table:table-cell>
          <table:table-cell table:style-name="Default" table:formula="of:=[.D568]-[.D690]" office:value-type="float" office:value="0" calcext:value-type="float">
            <text:p>0</text:p>
          </table:table-cell>
          <table:table-cell table:style-name="Default" table:formula="of:=[.E568]-[.E690]" office:value-type="float" office:value="0" calcext:value-type="float">
            <text:p>0</text:p>
          </table:table-cell>
          <table:table-cell table:style-name="Default" table:formula="of:=[.F568]-[.F690]" office:value-type="float" office:value="0" calcext:value-type="float">
            <text:p>0</text:p>
          </table:table-cell>
          <table:table-cell table:style-name="Default" table:formula="of:=[.G568]-[.G690]" office:value-type="float" office:value="0" calcext:value-type="float">
            <text:p>0</text:p>
          </table:table-cell>
          <table:table-cell table:style-name="Default" table:formula="of:=[.H568]-[.H690]" office:value-type="float" office:value="0" calcext:value-type="float">
            <text:p>0</text:p>
          </table:table-cell>
          <table:table-cell table:style-name="Default" table:formula="of:=[.I568]-[.I690]" office:value-type="float" office:value="0" calcext:value-type="float">
            <text:p>0</text:p>
          </table:table-cell>
          <table:table-cell table:style-name="Default" table:formula="of:=[.J568]-[.J690]" office:value-type="float" office:value="0" calcext:value-type="float">
            <text:p>0</text:p>
          </table:table-cell>
          <table:table-cell table:style-name="Default" table:formula="of:=[.K568]-[.K690]" office:value-type="float" office:value="0" calcext:value-type="float">
            <text:p>0</text:p>
          </table:table-cell>
          <table:table-cell table:style-name="Default" table:formula="of:=[.L568]-[.L690]" office:value-type="float" office:value="0" calcext:value-type="float">
            <text:p>0</text:p>
          </table:table-cell>
          <table:table-cell table:style-name="Default" table:formula="of:=[.M568]-[.M690]" office:value-type="float" office:value="0" calcext:value-type="float">
            <text:p>0</text:p>
          </table:table-cell>
          <table:table-cell table:style-name="Default" table:formula="of:=[.N568]-[.N690]" office:value-type="float" office:value="0" calcext:value-type="float">
            <text:p>0</text:p>
          </table:table-cell>
          <table:table-cell table:style-name="Default" table:formula="of:=[.O568]-[.O690]" office:value-type="float" office:value="0" calcext:value-type="float">
            <text:p>0</text:p>
          </table:table-cell>
          <table:table-cell table:style-name="Default" table:formula="of:=[.P568]-[.P690]" office:value-type="float" office:value="0" calcext:value-type="float">
            <text:p>0</text:p>
          </table:table-cell>
          <table:table-cell table:style-name="Default" table:formula="of:=[.Q568]-[.Q690]" office:value-type="float" office:value="0" calcext:value-type="float">
            <text:p>0</text:p>
          </table:table-cell>
          <table:table-cell table:style-name="Default" table:formula="of:=[.R568]-[.R690]" office:value-type="float" office:value="0" calcext:value-type="float">
            <text:p>0</text:p>
          </table:table-cell>
          <table:table-cell table:style-name="Default" table:formula="of:=[.S568]-[.S690]" office:value-type="float" office:value="0" calcext:value-type="float">
            <text:p>0</text:p>
          </table:table-cell>
          <table:table-cell table:style-name="Default" table:formula="of:=[.T568]-[.T690]" office:value-type="float" office:value="0" calcext:value-type="float">
            <text:p>0</text:p>
          </table:table-cell>
          <table:table-cell table:style-name="Default" table:formula="of:=[.U568]-[.U690]" office:value-type="float" office:value="0" calcext:value-type="float">
            <text:p>0</text:p>
          </table:table-cell>
          <table:table-cell table:style-name="Default" table:formula="of:=[.V568]-[.V69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Default" table:formula="of:=[.B569]-[.B691]" office:value-type="float" office:value="0" calcext:value-type="float">
            <text:p>0</text:p>
          </table:table-cell>
          <table:table-cell table:style-name="Default" table:formula="of:=[.C569]-[.C691]" office:value-type="float" office:value="0" calcext:value-type="float">
            <text:p>0</text:p>
          </table:table-cell>
          <table:table-cell table:style-name="Default" table:formula="of:=[.D569]-[.D691]" office:value-type="float" office:value="0" calcext:value-type="float">
            <text:p>0</text:p>
          </table:table-cell>
          <table:table-cell table:style-name="Default" table:formula="of:=[.E569]-[.E691]" office:value-type="float" office:value="0" calcext:value-type="float">
            <text:p>0</text:p>
          </table:table-cell>
          <table:table-cell table:style-name="Default" table:formula="of:=[.F569]-[.F691]" office:value-type="float" office:value="0" calcext:value-type="float">
            <text:p>0</text:p>
          </table:table-cell>
          <table:table-cell table:style-name="Default" table:formula="of:=[.G569]-[.G691]" office:value-type="float" office:value="0" calcext:value-type="float">
            <text:p>0</text:p>
          </table:table-cell>
          <table:table-cell table:style-name="Default" table:formula="of:=[.H569]-[.H691]" office:value-type="float" office:value="0" calcext:value-type="float">
            <text:p>0</text:p>
          </table:table-cell>
          <table:table-cell table:style-name="Default" table:formula="of:=[.I569]-[.I691]" office:value-type="float" office:value="0" calcext:value-type="float">
            <text:p>0</text:p>
          </table:table-cell>
          <table:table-cell table:style-name="Default" table:formula="of:=[.J569]-[.J691]" office:value-type="float" office:value="0" calcext:value-type="float">
            <text:p>0</text:p>
          </table:table-cell>
          <table:table-cell table:style-name="Default" table:formula="of:=[.K569]-[.K691]" office:value-type="float" office:value="0" calcext:value-type="float">
            <text:p>0</text:p>
          </table:table-cell>
          <table:table-cell table:style-name="Default" table:formula="of:=[.L569]-[.L691]" office:value-type="float" office:value="0" calcext:value-type="float">
            <text:p>0</text:p>
          </table:table-cell>
          <table:table-cell table:style-name="Default" table:formula="of:=[.M569]-[.M691]" office:value-type="float" office:value="0" calcext:value-type="float">
            <text:p>0</text:p>
          </table:table-cell>
          <table:table-cell table:style-name="Default" table:formula="of:=[.N569]-[.N691]" office:value-type="float" office:value="0" calcext:value-type="float">
            <text:p>0</text:p>
          </table:table-cell>
          <table:table-cell table:style-name="Default" table:formula="of:=[.O569]-[.O691]" office:value-type="float" office:value="0" calcext:value-type="float">
            <text:p>0</text:p>
          </table:table-cell>
          <table:table-cell table:style-name="Default" table:formula="of:=[.P569]-[.P691]" office:value-type="float" office:value="0" calcext:value-type="float">
            <text:p>0</text:p>
          </table:table-cell>
          <table:table-cell table:style-name="Default" table:formula="of:=[.Q569]-[.Q691]" office:value-type="float" office:value="0" calcext:value-type="float">
            <text:p>0</text:p>
          </table:table-cell>
          <table:table-cell table:style-name="Default" table:formula="of:=[.R569]-[.R691]" office:value-type="float" office:value="0" calcext:value-type="float">
            <text:p>0</text:p>
          </table:table-cell>
          <table:table-cell table:style-name="Default" table:formula="of:=[.S569]-[.S691]" office:value-type="float" office:value="0" calcext:value-type="float">
            <text:p>0</text:p>
          </table:table-cell>
          <table:table-cell table:style-name="Default" table:formula="of:=[.T569]-[.T691]" office:value-type="float" office:value="0" calcext:value-type="float">
            <text:p>0</text:p>
          </table:table-cell>
          <table:table-cell table:style-name="Default" table:formula="of:=[.U569]-[.U691]" office:value-type="float" office:value="0" calcext:value-type="float">
            <text:p>0</text:p>
          </table:table-cell>
          <table:table-cell table:style-name="Default" table:formula="of:=[.V569]-[.V69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Default" table:formula="of:=[.B570]-[.B692]" office:value-type="float" office:value="0" calcext:value-type="float">
            <text:p>0</text:p>
          </table:table-cell>
          <table:table-cell table:style-name="Default" table:formula="of:=[.C570]-[.C692]" office:value-type="float" office:value="0" calcext:value-type="float">
            <text:p>0</text:p>
          </table:table-cell>
          <table:table-cell table:style-name="Default" table:formula="of:=[.D570]-[.D692]" office:value-type="float" office:value="0" calcext:value-type="float">
            <text:p>0</text:p>
          </table:table-cell>
          <table:table-cell table:style-name="Default" table:formula="of:=[.E570]-[.E692]" office:value-type="float" office:value="0" calcext:value-type="float">
            <text:p>0</text:p>
          </table:table-cell>
          <table:table-cell table:style-name="Default" table:formula="of:=[.F570]-[.F692]" office:value-type="float" office:value="0" calcext:value-type="float">
            <text:p>0</text:p>
          </table:table-cell>
          <table:table-cell table:style-name="Default" table:formula="of:=[.G570]-[.G692]" office:value-type="float" office:value="0" calcext:value-type="float">
            <text:p>0</text:p>
          </table:table-cell>
          <table:table-cell table:style-name="Default" table:formula="of:=[.H570]-[.H692]" office:value-type="float" office:value="0" calcext:value-type="float">
            <text:p>0</text:p>
          </table:table-cell>
          <table:table-cell table:style-name="Default" table:formula="of:=[.I570]-[.I692]" office:value-type="float" office:value="0" calcext:value-type="float">
            <text:p>0</text:p>
          </table:table-cell>
          <table:table-cell table:style-name="Default" table:formula="of:=[.J570]-[.J692]" office:value-type="float" office:value="0" calcext:value-type="float">
            <text:p>0</text:p>
          </table:table-cell>
          <table:table-cell table:style-name="Default" table:formula="of:=[.K570]-[.K692]" office:value-type="float" office:value="0" calcext:value-type="float">
            <text:p>0</text:p>
          </table:table-cell>
          <table:table-cell table:style-name="Default" table:formula="of:=[.L570]-[.L692]" office:value-type="float" office:value="0" calcext:value-type="float">
            <text:p>0</text:p>
          </table:table-cell>
          <table:table-cell table:style-name="Default" table:formula="of:=[.M570]-[.M692]" office:value-type="float" office:value="0" calcext:value-type="float">
            <text:p>0</text:p>
          </table:table-cell>
          <table:table-cell table:style-name="Default" table:formula="of:=[.N570]-[.N692]" office:value-type="float" office:value="0" calcext:value-type="float">
            <text:p>0</text:p>
          </table:table-cell>
          <table:table-cell table:style-name="Default" table:formula="of:=[.O570]-[.O692]" office:value-type="float" office:value="0" calcext:value-type="float">
            <text:p>0</text:p>
          </table:table-cell>
          <table:table-cell table:style-name="Default" table:formula="of:=[.P570]-[.P692]" office:value-type="float" office:value="0" calcext:value-type="float">
            <text:p>0</text:p>
          </table:table-cell>
          <table:table-cell table:style-name="Default" table:formula="of:=[.Q570]-[.Q692]" office:value-type="float" office:value="0" calcext:value-type="float">
            <text:p>0</text:p>
          </table:table-cell>
          <table:table-cell table:style-name="Default" table:formula="of:=[.R570]-[.R692]" office:value-type="float" office:value="0" calcext:value-type="float">
            <text:p>0</text:p>
          </table:table-cell>
          <table:table-cell table:style-name="Default" table:formula="of:=[.S570]-[.S692]" office:value-type="float" office:value="0" calcext:value-type="float">
            <text:p>0</text:p>
          </table:table-cell>
          <table:table-cell table:style-name="Default" table:formula="of:=[.T570]-[.T692]" office:value-type="float" office:value="0" calcext:value-type="float">
            <text:p>0</text:p>
          </table:table-cell>
          <table:table-cell table:style-name="Default" table:formula="of:=[.U570]-[.U692]" office:value-type="float" office:value="0" calcext:value-type="float">
            <text:p>0</text:p>
          </table:table-cell>
          <table:table-cell table:style-name="Default" table:formula="of:=[.V570]-[.V69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Default" table:formula="of:=[.B571]-[.B693]" office:value-type="float" office:value="0" calcext:value-type="float">
            <text:p>0</text:p>
          </table:table-cell>
          <table:table-cell table:style-name="Default" table:formula="of:=[.C571]-[.C693]" office:value-type="float" office:value="0" calcext:value-type="float">
            <text:p>0</text:p>
          </table:table-cell>
          <table:table-cell table:style-name="Default" table:formula="of:=[.D571]-[.D693]" office:value-type="float" office:value="0" calcext:value-type="float">
            <text:p>0</text:p>
          </table:table-cell>
          <table:table-cell table:style-name="Default" table:formula="of:=[.E571]-[.E693]" office:value-type="float" office:value="0" calcext:value-type="float">
            <text:p>0</text:p>
          </table:table-cell>
          <table:table-cell table:style-name="Default" table:formula="of:=[.F571]-[.F693]" office:value-type="float" office:value="0" calcext:value-type="float">
            <text:p>0</text:p>
          </table:table-cell>
          <table:table-cell table:style-name="Default" table:formula="of:=[.G571]-[.G693]" office:value-type="float" office:value="0" calcext:value-type="float">
            <text:p>0</text:p>
          </table:table-cell>
          <table:table-cell table:style-name="Default" table:formula="of:=[.H571]-[.H693]" office:value-type="string" office:string-value="" calcext:value-type="error">
            <text:p>#VALEUR !</text:p>
          </table:table-cell>
          <table:table-cell table:style-name="Default" table:formula="of:=[.I571]-[.I693]" office:value-type="float" office:value="0" calcext:value-type="float">
            <text:p>0</text:p>
          </table:table-cell>
          <table:table-cell table:style-name="Default" table:formula="of:=[.J571]-[.J693]" office:value-type="float" office:value="0" calcext:value-type="float">
            <text:p>0</text:p>
          </table:table-cell>
          <table:table-cell table:style-name="Default" table:formula="of:=[.K571]-[.K693]" office:value-type="float" office:value="0" calcext:value-type="float">
            <text:p>0</text:p>
          </table:table-cell>
          <table:table-cell table:style-name="Default" table:formula="of:=[.L571]-[.L693]" office:value-type="float" office:value="0" calcext:value-type="float">
            <text:p>0</text:p>
          </table:table-cell>
          <table:table-cell table:style-name="Default" table:formula="of:=[.M571]-[.M693]" office:value-type="float" office:value="0" calcext:value-type="float">
            <text:p>0</text:p>
          </table:table-cell>
          <table:table-cell table:style-name="Default" table:formula="of:=[.N571]-[.N693]" office:value-type="float" office:value="0" calcext:value-type="float">
            <text:p>0</text:p>
          </table:table-cell>
          <table:table-cell table:style-name="Default" table:formula="of:=[.O571]-[.O693]" office:value-type="float" office:value="0" calcext:value-type="float">
            <text:p>0</text:p>
          </table:table-cell>
          <table:table-cell table:style-name="Default" table:formula="of:=[.P571]-[.P693]" office:value-type="float" office:value="0" calcext:value-type="float">
            <text:p>0</text:p>
          </table:table-cell>
          <table:table-cell table:style-name="Default" table:formula="of:=[.Q571]-[.Q693]" office:value-type="float" office:value="0" calcext:value-type="float">
            <text:p>0</text:p>
          </table:table-cell>
          <table:table-cell table:style-name="Default" table:formula="of:=[.R571]-[.R693]" office:value-type="float" office:value="0" calcext:value-type="float">
            <text:p>0</text:p>
          </table:table-cell>
          <table:table-cell table:style-name="Default" table:formula="of:=[.S571]-[.S693]" office:value-type="float" office:value="0" calcext:value-type="float">
            <text:p>0</text:p>
          </table:table-cell>
          <table:table-cell table:style-name="Default" table:formula="of:=[.T571]-[.T693]" office:value-type="float" office:value="0" calcext:value-type="float">
            <text:p>0</text:p>
          </table:table-cell>
          <table:table-cell table:style-name="Default" table:formula="of:=[.U571]-[.U693]" office:value-type="float" office:value="0" calcext:value-type="float">
            <text:p>0</text:p>
          </table:table-cell>
          <table:table-cell table:style-name="Default" table:formula="of:=[.V571]-[.V69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Default" table:formula="of:=[.B572]-[.B694]" office:value-type="float" office:value="0" calcext:value-type="float">
            <text:p>0</text:p>
          </table:table-cell>
          <table:table-cell table:style-name="Default" table:formula="of:=[.C572]-[.C694]" office:value-type="float" office:value="0" calcext:value-type="float">
            <text:p>0</text:p>
          </table:table-cell>
          <table:table-cell table:style-name="Default" table:formula="of:=[.D572]-[.D694]" office:value-type="float" office:value="0" calcext:value-type="float">
            <text:p>0</text:p>
          </table:table-cell>
          <table:table-cell table:style-name="Default" table:formula="of:=[.E572]-[.E694]" office:value-type="float" office:value="0" calcext:value-type="float">
            <text:p>0</text:p>
          </table:table-cell>
          <table:table-cell table:style-name="Default" table:formula="of:=[.F572]-[.F694]" office:value-type="float" office:value="0" calcext:value-type="float">
            <text:p>0</text:p>
          </table:table-cell>
          <table:table-cell table:style-name="Default" table:formula="of:=[.G572]-[.G694]" office:value-type="float" office:value="0" calcext:value-type="float">
            <text:p>0</text:p>
          </table:table-cell>
          <table:table-cell table:style-name="Default" table:formula="of:=[.H572]-[.H694]" office:value-type="float" office:value="0" calcext:value-type="float">
            <text:p>0</text:p>
          </table:table-cell>
          <table:table-cell table:style-name="Default" table:formula="of:=[.I572]-[.I694]" office:value-type="float" office:value="0" calcext:value-type="float">
            <text:p>0</text:p>
          </table:table-cell>
          <table:table-cell table:style-name="Default" table:formula="of:=[.J572]-[.J694]" office:value-type="string" office:string-value="" calcext:value-type="error">
            <text:p>#VALEUR !</text:p>
          </table:table-cell>
          <table:table-cell table:style-name="Default" table:formula="of:=[.K572]-[.K694]" office:value-type="float" office:value="0" calcext:value-type="float">
            <text:p>0</text:p>
          </table:table-cell>
          <table:table-cell table:style-name="Default" table:formula="of:=[.L572]-[.L694]" office:value-type="float" office:value="0" calcext:value-type="float">
            <text:p>0</text:p>
          </table:table-cell>
          <table:table-cell table:style-name="Default" table:formula="of:=[.M572]-[.M694]" office:value-type="float" office:value="0" calcext:value-type="float">
            <text:p>0</text:p>
          </table:table-cell>
          <table:table-cell table:style-name="Default" table:formula="of:=[.N572]-[.N694]" office:value-type="float" office:value="0" calcext:value-type="float">
            <text:p>0</text:p>
          </table:table-cell>
          <table:table-cell table:style-name="Default" table:formula="of:=[.O572]-[.O694]" office:value-type="float" office:value="0" calcext:value-type="float">
            <text:p>0</text:p>
          </table:table-cell>
          <table:table-cell table:style-name="Default" table:formula="of:=[.P572]-[.P694]" office:value-type="float" office:value="0" calcext:value-type="float">
            <text:p>0</text:p>
          </table:table-cell>
          <table:table-cell table:style-name="Default" table:formula="of:=[.Q572]-[.Q694]" office:value-type="float" office:value="0" calcext:value-type="float">
            <text:p>0</text:p>
          </table:table-cell>
          <table:table-cell table:style-name="Default" table:formula="of:=[.R572]-[.R694]" office:value-type="float" office:value="0" calcext:value-type="float">
            <text:p>0</text:p>
          </table:table-cell>
          <table:table-cell table:style-name="Default" table:formula="of:=[.S572]-[.S694]" office:value-type="float" office:value="0" calcext:value-type="float">
            <text:p>0</text:p>
          </table:table-cell>
          <table:table-cell table:style-name="Default" table:formula="of:=[.T572]-[.T694]" office:value-type="float" office:value="0" calcext:value-type="float">
            <text:p>0</text:p>
          </table:table-cell>
          <table:table-cell table:style-name="Default" table:formula="of:=[.U572]-[.U694]" office:value-type="float" office:value="0" calcext:value-type="float">
            <text:p>0</text:p>
          </table:table-cell>
          <table:table-cell table:style-name="Default" table:formula="of:=[.V572]-[.V69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Default" table:formula="of:=[.B573]-[.B695]" office:value-type="float" office:value="0" calcext:value-type="float">
            <text:p>0</text:p>
          </table:table-cell>
          <table:table-cell table:style-name="Default" table:formula="of:=[.C573]-[.C695]" office:value-type="float" office:value="0" calcext:value-type="float">
            <text:p>0</text:p>
          </table:table-cell>
          <table:table-cell table:style-name="Default" table:formula="of:=[.D573]-[.D695]" office:value-type="float" office:value="0" calcext:value-type="float">
            <text:p>0</text:p>
          </table:table-cell>
          <table:table-cell table:style-name="Default" table:formula="of:=[.E573]-[.E695]" office:value-type="float" office:value="0" calcext:value-type="float">
            <text:p>0</text:p>
          </table:table-cell>
          <table:table-cell table:style-name="Default" table:formula="of:=[.F573]-[.F695]" office:value-type="float" office:value="0" calcext:value-type="float">
            <text:p>0</text:p>
          </table:table-cell>
          <table:table-cell table:style-name="Default" table:formula="of:=[.G573]-[.G695]" office:value-type="float" office:value="0" calcext:value-type="float">
            <text:p>0</text:p>
          </table:table-cell>
          <table:table-cell table:style-name="Default" table:formula="of:=[.H573]-[.H695]" office:value-type="float" office:value="0" calcext:value-type="float">
            <text:p>0</text:p>
          </table:table-cell>
          <table:table-cell table:style-name="Default" table:formula="of:=[.I573]-[.I695]" office:value-type="float" office:value="0" calcext:value-type="float">
            <text:p>0</text:p>
          </table:table-cell>
          <table:table-cell table:style-name="Default" table:formula="of:=[.J573]-[.J695]" office:value-type="float" office:value="0" calcext:value-type="float">
            <text:p>0</text:p>
          </table:table-cell>
          <table:table-cell table:style-name="Default" table:formula="of:=[.K573]-[.K695]" office:value-type="float" office:value="0" calcext:value-type="float">
            <text:p>0</text:p>
          </table:table-cell>
          <table:table-cell table:style-name="Default" table:formula="of:=[.L573]-[.L695]" office:value-type="float" office:value="0" calcext:value-type="float">
            <text:p>0</text:p>
          </table:table-cell>
          <table:table-cell table:style-name="Default" table:formula="of:=[.M573]-[.M695]" office:value-type="float" office:value="0" calcext:value-type="float">
            <text:p>0</text:p>
          </table:table-cell>
          <table:table-cell table:style-name="Default" table:formula="of:=[.N573]-[.N695]" office:value-type="float" office:value="0" calcext:value-type="float">
            <text:p>0</text:p>
          </table:table-cell>
          <table:table-cell table:style-name="Default" table:formula="of:=[.O573]-[.O695]" office:value-type="float" office:value="0" calcext:value-type="float">
            <text:p>0</text:p>
          </table:table-cell>
          <table:table-cell table:style-name="Default" table:formula="of:=[.P573]-[.P695]" office:value-type="float" office:value="0" calcext:value-type="float">
            <text:p>0</text:p>
          </table:table-cell>
          <table:table-cell table:style-name="Default" table:formula="of:=[.Q573]-[.Q695]" office:value-type="float" office:value="0" calcext:value-type="float">
            <text:p>0</text:p>
          </table:table-cell>
          <table:table-cell table:style-name="Default" table:formula="of:=[.R573]-[.R695]" office:value-type="float" office:value="0" calcext:value-type="float">
            <text:p>0</text:p>
          </table:table-cell>
          <table:table-cell table:style-name="Default" table:formula="of:=[.S573]-[.S695]" office:value-type="float" office:value="0" calcext:value-type="float">
            <text:p>0</text:p>
          </table:table-cell>
          <table:table-cell table:style-name="Default" table:formula="of:=[.T573]-[.T695]" office:value-type="float" office:value="0" calcext:value-type="float">
            <text:p>0</text:p>
          </table:table-cell>
          <table:table-cell table:style-name="Default" table:formula="of:=[.U573]-[.U695]" office:value-type="float" office:value="0" calcext:value-type="float">
            <text:p>0</text:p>
          </table:table-cell>
          <table:table-cell table:style-name="Default" table:formula="of:=[.V573]-[.V69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Default" table:formula="of:=[.B574]-[.B696]" office:value-type="float" office:value="0" calcext:value-type="float">
            <text:p>0</text:p>
          </table:table-cell>
          <table:table-cell table:style-name="Default" table:formula="of:=[.C574]-[.C696]" office:value-type="float" office:value="0" calcext:value-type="float">
            <text:p>0</text:p>
          </table:table-cell>
          <table:table-cell table:style-name="Default" table:formula="of:=[.D574]-[.D696]" office:value-type="float" office:value="0" calcext:value-type="float">
            <text:p>0</text:p>
          </table:table-cell>
          <table:table-cell table:style-name="Default" table:formula="of:=[.E574]-[.E696]" office:value-type="float" office:value="0" calcext:value-type="float">
            <text:p>0</text:p>
          </table:table-cell>
          <table:table-cell table:style-name="Default" table:formula="of:=[.F574]-[.F696]" office:value-type="float" office:value="0" calcext:value-type="float">
            <text:p>0</text:p>
          </table:table-cell>
          <table:table-cell table:style-name="Default" table:formula="of:=[.G574]-[.G696]" office:value-type="float" office:value="0" calcext:value-type="float">
            <text:p>0</text:p>
          </table:table-cell>
          <table:table-cell table:style-name="Default" table:formula="of:=[.H574]-[.H696]" office:value-type="float" office:value="0" calcext:value-type="float">
            <text:p>0</text:p>
          </table:table-cell>
          <table:table-cell table:style-name="Default" table:formula="of:=[.I574]-[.I696]" office:value-type="float" office:value="0" calcext:value-type="float">
            <text:p>0</text:p>
          </table:table-cell>
          <table:table-cell table:style-name="Default" table:formula="of:=[.J574]-[.J696]" office:value-type="float" office:value="0" calcext:value-type="float">
            <text:p>0</text:p>
          </table:table-cell>
          <table:table-cell table:style-name="Default" table:formula="of:=[.K574]-[.K696]" office:value-type="float" office:value="0" calcext:value-type="float">
            <text:p>0</text:p>
          </table:table-cell>
          <table:table-cell table:style-name="Default" table:formula="of:=[.L574]-[.L696]" office:value-type="float" office:value="0" calcext:value-type="float">
            <text:p>0</text:p>
          </table:table-cell>
          <table:table-cell table:style-name="Default" table:formula="of:=[.M574]-[.M696]" office:value-type="float" office:value="0" calcext:value-type="float">
            <text:p>0</text:p>
          </table:table-cell>
          <table:table-cell table:style-name="Default" table:formula="of:=[.N574]-[.N696]" office:value-type="string" office:string-value="" calcext:value-type="error">
            <text:p>#VALEUR !</text:p>
          </table:table-cell>
          <table:table-cell table:style-name="Default" table:formula="of:=[.O574]-[.O696]" office:value-type="float" office:value="0" calcext:value-type="float">
            <text:p>0</text:p>
          </table:table-cell>
          <table:table-cell table:style-name="Default" table:formula="of:=[.P574]-[.P696]" office:value-type="float" office:value="0" calcext:value-type="float">
            <text:p>0</text:p>
          </table:table-cell>
          <table:table-cell table:style-name="Default" table:formula="of:=[.Q574]-[.Q696]" office:value-type="float" office:value="0" calcext:value-type="float">
            <text:p>0</text:p>
          </table:table-cell>
          <table:table-cell table:style-name="Default" table:formula="of:=[.R574]-[.R696]" office:value-type="float" office:value="0" calcext:value-type="float">
            <text:p>0</text:p>
          </table:table-cell>
          <table:table-cell table:style-name="Default" table:formula="of:=[.S574]-[.S696]" office:value-type="float" office:value="0" calcext:value-type="float">
            <text:p>0</text:p>
          </table:table-cell>
          <table:table-cell table:style-name="Default" table:formula="of:=[.T574]-[.T696]" office:value-type="float" office:value="0" calcext:value-type="float">
            <text:p>0</text:p>
          </table:table-cell>
          <table:table-cell table:style-name="Default" table:formula="of:=[.U574]-[.U696]" office:value-type="string" office:string-value="" calcext:value-type="error">
            <text:p>#VALEUR !</text:p>
          </table:table-cell>
          <table:table-cell table:style-name="Default" table:formula="of:=[.V574]-[.V69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Default" table:formula="of:=[.B575]-[.B697]" office:value-type="float" office:value="0" calcext:value-type="float">
            <text:p>0</text:p>
          </table:table-cell>
          <table:table-cell table:style-name="Default" table:formula="of:=[.C575]-[.C697]" office:value-type="float" office:value="0" calcext:value-type="float">
            <text:p>0</text:p>
          </table:table-cell>
          <table:table-cell table:style-name="Default" table:formula="of:=[.D575]-[.D697]" office:value-type="float" office:value="0" calcext:value-type="float">
            <text:p>0</text:p>
          </table:table-cell>
          <table:table-cell table:style-name="Default" table:formula="of:=[.E575]-[.E697]" office:value-type="float" office:value="0" calcext:value-type="float">
            <text:p>0</text:p>
          </table:table-cell>
          <table:table-cell table:style-name="Default" table:formula="of:=[.F575]-[.F697]" office:value-type="float" office:value="0" calcext:value-type="float">
            <text:p>0</text:p>
          </table:table-cell>
          <table:table-cell table:style-name="Default" table:formula="of:=[.G575]-[.G697]" office:value-type="float" office:value="0" calcext:value-type="float">
            <text:p>0</text:p>
          </table:table-cell>
          <table:table-cell table:style-name="Default" table:formula="of:=[.H575]-[.H697]" office:value-type="float" office:value="0" calcext:value-type="float">
            <text:p>0</text:p>
          </table:table-cell>
          <table:table-cell table:style-name="Default" table:formula="of:=[.I575]-[.I697]" office:value-type="float" office:value="0" calcext:value-type="float">
            <text:p>0</text:p>
          </table:table-cell>
          <table:table-cell table:style-name="Default" table:formula="of:=[.J575]-[.J697]" office:value-type="float" office:value="0" calcext:value-type="float">
            <text:p>0</text:p>
          </table:table-cell>
          <table:table-cell table:style-name="Default" table:formula="of:=[.K575]-[.K697]" office:value-type="float" office:value="0" calcext:value-type="float">
            <text:p>0</text:p>
          </table:table-cell>
          <table:table-cell table:style-name="Default" table:formula="of:=[.L575]-[.L697]" office:value-type="float" office:value="0" calcext:value-type="float">
            <text:p>0</text:p>
          </table:table-cell>
          <table:table-cell table:style-name="Default" table:formula="of:=[.M575]-[.M697]" office:value-type="float" office:value="0" calcext:value-type="float">
            <text:p>0</text:p>
          </table:table-cell>
          <table:table-cell table:style-name="Default" table:formula="of:=[.N575]-[.N697]" office:value-type="float" office:value="0" calcext:value-type="float">
            <text:p>0</text:p>
          </table:table-cell>
          <table:table-cell table:style-name="Default" table:formula="of:=[.O575]-[.O697]" office:value-type="float" office:value="0" calcext:value-type="float">
            <text:p>0</text:p>
          </table:table-cell>
          <table:table-cell table:style-name="Default" table:formula="of:=[.P575]-[.P697]" office:value-type="float" office:value="0" calcext:value-type="float">
            <text:p>0</text:p>
          </table:table-cell>
          <table:table-cell table:style-name="Default" table:formula="of:=[.Q575]-[.Q697]" office:value-type="float" office:value="0" calcext:value-type="float">
            <text:p>0</text:p>
          </table:table-cell>
          <table:table-cell table:style-name="Default" table:formula="of:=[.R575]-[.R697]" office:value-type="float" office:value="0" calcext:value-type="float">
            <text:p>0</text:p>
          </table:table-cell>
          <table:table-cell table:style-name="Default" table:formula="of:=[.S575]-[.S697]" office:value-type="float" office:value="0" calcext:value-type="float">
            <text:p>0</text:p>
          </table:table-cell>
          <table:table-cell table:style-name="Default" table:formula="of:=[.T575]-[.T697]" office:value-type="float" office:value="0" calcext:value-type="float">
            <text:p>0</text:p>
          </table:table-cell>
          <table:table-cell table:style-name="Default" table:formula="of:=[.U575]-[.U697]" office:value-type="float" office:value="0" calcext:value-type="float">
            <text:p>0</text:p>
          </table:table-cell>
          <table:table-cell table:style-name="Default" table:formula="of:=[.V575]-[.V69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Default" table:formula="of:=[.B576]-[.B698]" office:value-type="float" office:value="0" calcext:value-type="float">
            <text:p>0</text:p>
          </table:table-cell>
          <table:table-cell table:style-name="Default" table:formula="of:=[.C576]-[.C698]" office:value-type="float" office:value="0" calcext:value-type="float">
            <text:p>0</text:p>
          </table:table-cell>
          <table:table-cell table:style-name="Default" table:formula="of:=[.D576]-[.D698]" office:value-type="float" office:value="0" calcext:value-type="float">
            <text:p>0</text:p>
          </table:table-cell>
          <table:table-cell table:style-name="Default" table:formula="of:=[.E576]-[.E698]" office:value-type="float" office:value="0" calcext:value-type="float">
            <text:p>0</text:p>
          </table:table-cell>
          <table:table-cell table:style-name="Default" table:formula="of:=[.F576]-[.F698]" office:value-type="float" office:value="0" calcext:value-type="float">
            <text:p>0</text:p>
          </table:table-cell>
          <table:table-cell table:style-name="Default" table:formula="of:=[.G576]-[.G698]" office:value-type="float" office:value="0" calcext:value-type="float">
            <text:p>0</text:p>
          </table:table-cell>
          <table:table-cell table:style-name="Default" table:formula="of:=[.H576]-[.H698]" office:value-type="float" office:value="0" calcext:value-type="float">
            <text:p>0</text:p>
          </table:table-cell>
          <table:table-cell table:style-name="Default" table:formula="of:=[.I576]-[.I698]" office:value-type="float" office:value="0" calcext:value-type="float">
            <text:p>0</text:p>
          </table:table-cell>
          <table:table-cell table:style-name="Default" table:formula="of:=[.J576]-[.J698]" office:value-type="float" office:value="0" calcext:value-type="float">
            <text:p>0</text:p>
          </table:table-cell>
          <table:table-cell table:style-name="Default" table:formula="of:=[.K576]-[.K698]" office:value-type="float" office:value="0" calcext:value-type="float">
            <text:p>0</text:p>
          </table:table-cell>
          <table:table-cell table:style-name="Default" table:formula="of:=[.L576]-[.L698]" office:value-type="float" office:value="0" calcext:value-type="float">
            <text:p>0</text:p>
          </table:table-cell>
          <table:table-cell table:style-name="Default" table:formula="of:=[.M576]-[.M698]" office:value-type="float" office:value="0" calcext:value-type="float">
            <text:p>0</text:p>
          </table:table-cell>
          <table:table-cell table:style-name="Default" table:formula="of:=[.N576]-[.N698]" office:value-type="float" office:value="0" calcext:value-type="float">
            <text:p>0</text:p>
          </table:table-cell>
          <table:table-cell table:style-name="Default" table:formula="of:=[.O576]-[.O698]" office:value-type="float" office:value="0" calcext:value-type="float">
            <text:p>0</text:p>
          </table:table-cell>
          <table:table-cell table:style-name="Default" table:formula="of:=[.P576]-[.P698]" office:value-type="float" office:value="0" calcext:value-type="float">
            <text:p>0</text:p>
          </table:table-cell>
          <table:table-cell table:style-name="Default" table:formula="of:=[.Q576]-[.Q698]" office:value-type="float" office:value="0" calcext:value-type="float">
            <text:p>0</text:p>
          </table:table-cell>
          <table:table-cell table:style-name="Default" table:formula="of:=[.R576]-[.R698]" office:value-type="float" office:value="0" calcext:value-type="float">
            <text:p>0</text:p>
          </table:table-cell>
          <table:table-cell table:style-name="Default" table:formula="of:=[.S576]-[.S698]" office:value-type="float" office:value="0" calcext:value-type="float">
            <text:p>0</text:p>
          </table:table-cell>
          <table:table-cell table:style-name="Default" table:formula="of:=[.T576]-[.T698]" office:value-type="float" office:value="0" calcext:value-type="float">
            <text:p>0</text:p>
          </table:table-cell>
          <table:table-cell table:style-name="Default" table:formula="of:=[.U576]-[.U698]" office:value-type="float" office:value="0" calcext:value-type="float">
            <text:p>0</text:p>
          </table:table-cell>
          <table:table-cell table:style-name="Default" table:formula="of:=[.V576]-[.V69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Default" table:formula="of:=[.B577]-[.B699]" office:value-type="float" office:value="0" calcext:value-type="float">
            <text:p>0</text:p>
          </table:table-cell>
          <table:table-cell table:style-name="Default" table:formula="of:=[.C577]-[.C699]" office:value-type="float" office:value="0" calcext:value-type="float">
            <text:p>0</text:p>
          </table:table-cell>
          <table:table-cell table:style-name="Default" table:formula="of:=[.D577]-[.D699]" office:value-type="float" office:value="0" calcext:value-type="float">
            <text:p>0</text:p>
          </table:table-cell>
          <table:table-cell table:style-name="Default" table:formula="of:=[.E577]-[.E699]" office:value-type="float" office:value="0" calcext:value-type="float">
            <text:p>0</text:p>
          </table:table-cell>
          <table:table-cell table:style-name="Default" table:formula="of:=[.F577]-[.F699]" office:value-type="float" office:value="0" calcext:value-type="float">
            <text:p>0</text:p>
          </table:table-cell>
          <table:table-cell table:style-name="Default" table:formula="of:=[.G577]-[.G699]" office:value-type="float" office:value="0" calcext:value-type="float">
            <text:p>0</text:p>
          </table:table-cell>
          <table:table-cell table:style-name="Default" table:formula="of:=[.H577]-[.H699]" office:value-type="float" office:value="0" calcext:value-type="float">
            <text:p>0</text:p>
          </table:table-cell>
          <table:table-cell table:style-name="Default" table:formula="of:=[.I577]-[.I699]" office:value-type="float" office:value="0" calcext:value-type="float">
            <text:p>0</text:p>
          </table:table-cell>
          <table:table-cell table:style-name="Default" table:formula="of:=[.J577]-[.J699]" office:value-type="float" office:value="0" calcext:value-type="float">
            <text:p>0</text:p>
          </table:table-cell>
          <table:table-cell table:style-name="Default" table:formula="of:=[.K577]-[.K699]" office:value-type="float" office:value="0" calcext:value-type="float">
            <text:p>0</text:p>
          </table:table-cell>
          <table:table-cell table:style-name="Default" table:formula="of:=[.L577]-[.L699]" office:value-type="float" office:value="0" calcext:value-type="float">
            <text:p>0</text:p>
          </table:table-cell>
          <table:table-cell table:style-name="Default" table:formula="of:=[.M577]-[.M699]" office:value-type="float" office:value="0" calcext:value-type="float">
            <text:p>0</text:p>
          </table:table-cell>
          <table:table-cell table:style-name="Default" table:formula="of:=[.N577]-[.N699]" office:value-type="float" office:value="0" calcext:value-type="float">
            <text:p>0</text:p>
          </table:table-cell>
          <table:table-cell table:style-name="Default" table:formula="of:=[.O577]-[.O699]" office:value-type="float" office:value="0" calcext:value-type="float">
            <text:p>0</text:p>
          </table:table-cell>
          <table:table-cell table:style-name="Default" table:formula="of:=[.P577]-[.P699]" office:value-type="float" office:value="0" calcext:value-type="float">
            <text:p>0</text:p>
          </table:table-cell>
          <table:table-cell table:style-name="Default" table:formula="of:=[.Q577]-[.Q699]" office:value-type="float" office:value="0" calcext:value-type="float">
            <text:p>0</text:p>
          </table:table-cell>
          <table:table-cell table:style-name="Default" table:formula="of:=[.R577]-[.R699]" office:value-type="float" office:value="0" calcext:value-type="float">
            <text:p>0</text:p>
          </table:table-cell>
          <table:table-cell table:style-name="Default" table:formula="of:=[.S577]-[.S699]" office:value-type="float" office:value="0" calcext:value-type="float">
            <text:p>0</text:p>
          </table:table-cell>
          <table:table-cell table:style-name="Default" table:formula="of:=[.T577]-[.T699]" office:value-type="float" office:value="0" calcext:value-type="float">
            <text:p>0</text:p>
          </table:table-cell>
          <table:table-cell table:style-name="Default" table:formula="of:=[.U577]-[.U699]" office:value-type="float" office:value="0" calcext:value-type="float">
            <text:p>0</text:p>
          </table:table-cell>
          <table:table-cell table:style-name="Default" table:formula="of:=[.V577]-[.V69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Default" table:formula="of:=[.B578]-[.B700]" office:value-type="float" office:value="0" calcext:value-type="float">
            <text:p>0</text:p>
          </table:table-cell>
          <table:table-cell table:style-name="Default" table:formula="of:=[.C578]-[.C700]" office:value-type="float" office:value="0" calcext:value-type="float">
            <text:p>0</text:p>
          </table:table-cell>
          <table:table-cell table:style-name="Default" table:formula="of:=[.D578]-[.D700]" office:value-type="float" office:value="0" calcext:value-type="float">
            <text:p>0</text:p>
          </table:table-cell>
          <table:table-cell table:style-name="Default" table:formula="of:=[.E578]-[.E700]" office:value-type="float" office:value="0" calcext:value-type="float">
            <text:p>0</text:p>
          </table:table-cell>
          <table:table-cell table:style-name="Default" table:formula="of:=[.F578]-[.F700]" office:value-type="string" office:string-value="" calcext:value-type="error">
            <text:p>#VALEUR !</text:p>
          </table:table-cell>
          <table:table-cell table:style-name="Default" table:formula="of:=[.G578]-[.G700]" office:value-type="float" office:value="0" calcext:value-type="float">
            <text:p>0</text:p>
          </table:table-cell>
          <table:table-cell table:style-name="Default" table:formula="of:=[.H578]-[.H700]" office:value-type="float" office:value="0" calcext:value-type="float">
            <text:p>0</text:p>
          </table:table-cell>
          <table:table-cell table:style-name="Default" table:formula="of:=[.I578]-[.I700]" office:value-type="float" office:value="0" calcext:value-type="float">
            <text:p>0</text:p>
          </table:table-cell>
          <table:table-cell table:style-name="Default" table:formula="of:=[.J578]-[.J700]" office:value-type="float" office:value="0" calcext:value-type="float">
            <text:p>0</text:p>
          </table:table-cell>
          <table:table-cell table:style-name="Default" table:formula="of:=[.K578]-[.K700]" office:value-type="float" office:value="0" calcext:value-type="float">
            <text:p>0</text:p>
          </table:table-cell>
          <table:table-cell table:style-name="Default" table:formula="of:=[.L578]-[.L700]" office:value-type="float" office:value="0" calcext:value-type="float">
            <text:p>0</text:p>
          </table:table-cell>
          <table:table-cell table:style-name="Default" table:formula="of:=[.M578]-[.M700]" office:value-type="float" office:value="0" calcext:value-type="float">
            <text:p>0</text:p>
          </table:table-cell>
          <table:table-cell table:style-name="Default" table:formula="of:=[.N578]-[.N700]" office:value-type="float" office:value="0" calcext:value-type="float">
            <text:p>0</text:p>
          </table:table-cell>
          <table:table-cell table:style-name="Default" table:formula="of:=[.O578]-[.O700]" office:value-type="float" office:value="0" calcext:value-type="float">
            <text:p>0</text:p>
          </table:table-cell>
          <table:table-cell table:style-name="Default" table:formula="of:=[.P578]-[.P700]" office:value-type="float" office:value="0" calcext:value-type="float">
            <text:p>0</text:p>
          </table:table-cell>
          <table:table-cell table:style-name="Default" table:formula="of:=[.Q578]-[.Q700]" office:value-type="float" office:value="0" calcext:value-type="float">
            <text:p>0</text:p>
          </table:table-cell>
          <table:table-cell table:style-name="Default" table:formula="of:=[.R578]-[.R700]" office:value-type="float" office:value="0" calcext:value-type="float">
            <text:p>0</text:p>
          </table:table-cell>
          <table:table-cell table:style-name="Default" table:formula="of:=[.S578]-[.S700]" office:value-type="float" office:value="0" calcext:value-type="float">
            <text:p>0</text:p>
          </table:table-cell>
          <table:table-cell table:style-name="Default" table:formula="of:=[.T578]-[.T700]" office:value-type="float" office:value="0" calcext:value-type="float">
            <text:p>0</text:p>
          </table:table-cell>
          <table:table-cell table:style-name="Default" table:formula="of:=[.U578]-[.U700]" office:value-type="float" office:value="0" calcext:value-type="float">
            <text:p>0</text:p>
          </table:table-cell>
          <table:table-cell table:style-name="Default" table:formula="of:=[.V578]-[.V70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Default" table:formula="of:=[.B579]-[.B701]" office:value-type="float" office:value="0" calcext:value-type="float">
            <text:p>0</text:p>
          </table:table-cell>
          <table:table-cell table:style-name="Default" table:formula="of:=[.C579]-[.C701]" office:value-type="float" office:value="0" calcext:value-type="float">
            <text:p>0</text:p>
          </table:table-cell>
          <table:table-cell table:style-name="Default" table:formula="of:=[.D579]-[.D701]" office:value-type="float" office:value="5.72458747072346E-017" calcext:value-type="float">
            <text:p>5,72458747072346E-017</text:p>
          </table:table-cell>
          <table:table-cell table:style-name="Default" table:formula="of:=[.E579]-[.E701]" office:value-type="float" office:value="0" calcext:value-type="float">
            <text:p>0</text:p>
          </table:table-cell>
          <table:table-cell table:style-name="Default" table:formula="of:=[.F579]-[.F701]" office:value-type="float" office:value="0" calcext:value-type="float">
            <text:p>0</text:p>
          </table:table-cell>
          <table:table-cell table:style-name="Default" table:formula="of:=[.G579]-[.G701]" office:value-type="float" office:value="0" calcext:value-type="float">
            <text:p>0</text:p>
          </table:table-cell>
          <table:table-cell table:style-name="Default" table:formula="of:=[.H579]-[.H701]" office:value-type="float" office:value="0" calcext:value-type="float">
            <text:p>0</text:p>
          </table:table-cell>
          <table:table-cell table:style-name="Default" table:formula="of:=[.I579]-[.I701]" office:value-type="float" office:value="0" calcext:value-type="float">
            <text:p>0</text:p>
          </table:table-cell>
          <table:table-cell table:style-name="Default" table:formula="of:=[.J579]-[.J701]" office:value-type="float" office:value="0" calcext:value-type="float">
            <text:p>0</text:p>
          </table:table-cell>
          <table:table-cell table:style-name="Default" table:formula="of:=[.K579]-[.K701]" office:value-type="float" office:value="0" calcext:value-type="float">
            <text:p>0</text:p>
          </table:table-cell>
          <table:table-cell table:style-name="Default" table:formula="of:=[.L579]-[.L701]" office:value-type="float" office:value="0" calcext:value-type="float">
            <text:p>0</text:p>
          </table:table-cell>
          <table:table-cell table:style-name="Default" table:formula="of:=[.M579]-[.M701]" office:value-type="float" office:value="0" calcext:value-type="float">
            <text:p>0</text:p>
          </table:table-cell>
          <table:table-cell table:style-name="Default" table:formula="of:=[.N579]-[.N701]" office:value-type="float" office:value="0" calcext:value-type="float">
            <text:p>0</text:p>
          </table:table-cell>
          <table:table-cell table:style-name="Default" table:formula="of:=[.O579]-[.O701]" office:value-type="float" office:value="0" calcext:value-type="float">
            <text:p>0</text:p>
          </table:table-cell>
          <table:table-cell table:style-name="Default" table:formula="of:=[.P579]-[.P701]" office:value-type="float" office:value="0" calcext:value-type="float">
            <text:p>0</text:p>
          </table:table-cell>
          <table:table-cell table:style-name="Default" table:formula="of:=[.Q579]-[.Q701]" office:value-type="float" office:value="0" calcext:value-type="float">
            <text:p>0</text:p>
          </table:table-cell>
          <table:table-cell table:style-name="Default" table:formula="of:=[.R579]-[.R701]" office:value-type="float" office:value="0" calcext:value-type="float">
            <text:p>0</text:p>
          </table:table-cell>
          <table:table-cell table:style-name="Default" table:formula="of:=[.S579]-[.S701]" office:value-type="float" office:value="0" calcext:value-type="float">
            <text:p>0</text:p>
          </table:table-cell>
          <table:table-cell table:style-name="Default" table:formula="of:=[.T579]-[.T701]" office:value-type="float" office:value="0" calcext:value-type="float">
            <text:p>0</text:p>
          </table:table-cell>
          <table:table-cell table:style-name="Default" table:formula="of:=[.U579]-[.U701]" office:value-type="float" office:value="0" calcext:value-type="float">
            <text:p>0</text:p>
          </table:table-cell>
          <table:table-cell table:style-name="Default" table:formula="of:=[.V579]-[.V70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Default" table:formula="of:=[.B580]-[.B702]" office:value-type="float" office:value="0" calcext:value-type="float">
            <text:p>0</text:p>
          </table:table-cell>
          <table:table-cell table:style-name="Default" table:formula="of:=[.C580]-[.C702]" office:value-type="float" office:value="0" calcext:value-type="float">
            <text:p>0</text:p>
          </table:table-cell>
          <table:table-cell table:style-name="Default" table:formula="of:=[.D580]-[.D702]" office:value-type="float" office:value="0" calcext:value-type="float">
            <text:p>0</text:p>
          </table:table-cell>
          <table:table-cell table:style-name="Default" table:formula="of:=[.E580]-[.E702]" office:value-type="float" office:value="0" calcext:value-type="float">
            <text:p>0</text:p>
          </table:table-cell>
          <table:table-cell table:style-name="Default" table:formula="of:=[.F580]-[.F702]" office:value-type="float" office:value="0" calcext:value-type="float">
            <text:p>0</text:p>
          </table:table-cell>
          <table:table-cell table:style-name="Default" table:formula="of:=[.G580]-[.G702]" office:value-type="float" office:value="0" calcext:value-type="float">
            <text:p>0</text:p>
          </table:table-cell>
          <table:table-cell table:style-name="Default" table:formula="of:=[.H580]-[.H702]" office:value-type="float" office:value="0" calcext:value-type="float">
            <text:p>0</text:p>
          </table:table-cell>
          <table:table-cell table:style-name="Default" table:formula="of:=[.I580]-[.I702]" office:value-type="float" office:value="0" calcext:value-type="float">
            <text:p>0</text:p>
          </table:table-cell>
          <table:table-cell table:style-name="Default" table:formula="of:=[.J580]-[.J702]" office:value-type="float" office:value="0" calcext:value-type="float">
            <text:p>0</text:p>
          </table:table-cell>
          <table:table-cell table:style-name="Default" table:formula="of:=[.K580]-[.K702]" office:value-type="float" office:value="0" calcext:value-type="float">
            <text:p>0</text:p>
          </table:table-cell>
          <table:table-cell table:style-name="Default" table:formula="of:=[.L580]-[.L702]" office:value-type="float" office:value="0" calcext:value-type="float">
            <text:p>0</text:p>
          </table:table-cell>
          <table:table-cell table:style-name="Default" table:formula="of:=[.M580]-[.M702]" office:value-type="float" office:value="0" calcext:value-type="float">
            <text:p>0</text:p>
          </table:table-cell>
          <table:table-cell table:style-name="Default" table:formula="of:=[.N580]-[.N702]" office:value-type="float" office:value="0" calcext:value-type="float">
            <text:p>0</text:p>
          </table:table-cell>
          <table:table-cell table:style-name="Default" table:formula="of:=[.O580]-[.O702]" office:value-type="float" office:value="0" calcext:value-type="float">
            <text:p>0</text:p>
          </table:table-cell>
          <table:table-cell table:style-name="Default" table:formula="of:=[.P580]-[.P702]" office:value-type="float" office:value="0" calcext:value-type="float">
            <text:p>0</text:p>
          </table:table-cell>
          <table:table-cell table:style-name="Default" table:formula="of:=[.Q580]-[.Q702]" office:value-type="float" office:value="0" calcext:value-type="float">
            <text:p>0</text:p>
          </table:table-cell>
          <table:table-cell table:style-name="Default" table:formula="of:=[.R580]-[.R702]" office:value-type="float" office:value="0" calcext:value-type="float">
            <text:p>0</text:p>
          </table:table-cell>
          <table:table-cell table:style-name="Default" table:formula="of:=[.S580]-[.S702]" office:value-type="float" office:value="0" calcext:value-type="float">
            <text:p>0</text:p>
          </table:table-cell>
          <table:table-cell table:style-name="Default" table:formula="of:=[.T580]-[.T702]" office:value-type="float" office:value="0" calcext:value-type="float">
            <text:p>0</text:p>
          </table:table-cell>
          <table:table-cell table:style-name="Default" table:formula="of:=[.U580]-[.U702]" office:value-type="float" office:value="0" calcext:value-type="float">
            <text:p>0</text:p>
          </table:table-cell>
          <table:table-cell table:style-name="Default" table:formula="of:=[.V580]-[.V70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table:formula="of:=[.B581]-[.B703]" office:value-type="float" office:value="0" calcext:value-type="float">
            <text:p>0</text:p>
          </table:table-cell>
          <table:table-cell table:style-name="Default" table:formula="of:=[.C581]-[.C703]" office:value-type="float" office:value="0" calcext:value-type="float">
            <text:p>0</text:p>
          </table:table-cell>
          <table:table-cell table:style-name="Default" table:formula="of:=[.D581]-[.D703]" office:value-type="float" office:value="0" calcext:value-type="float">
            <text:p>0</text:p>
          </table:table-cell>
          <table:table-cell table:style-name="Default" table:formula="of:=[.E581]-[.E703]" office:value-type="float" office:value="0" calcext:value-type="float">
            <text:p>0</text:p>
          </table:table-cell>
          <table:table-cell table:style-name="Default" table:formula="of:=[.F581]-[.F703]" office:value-type="float" office:value="-3.81639164714898E-017" calcext:value-type="float">
            <text:p>-3,81639164714898E-017</text:p>
          </table:table-cell>
          <table:table-cell table:style-name="Default" table:formula="of:=[.G581]-[.G703]" office:value-type="float" office:value="0" calcext:value-type="float">
            <text:p>0</text:p>
          </table:table-cell>
          <table:table-cell table:style-name="Default" table:formula="of:=[.H581]-[.H703]" office:value-type="float" office:value="0" calcext:value-type="float">
            <text:p>0</text:p>
          </table:table-cell>
          <table:table-cell table:style-name="Default" table:formula="of:=[.I581]-[.I703]" office:value-type="float" office:value="0" calcext:value-type="float">
            <text:p>0</text:p>
          </table:table-cell>
          <table:table-cell table:style-name="Default" table:formula="of:=[.J581]-[.J703]" office:value-type="float" office:value="0" calcext:value-type="float">
            <text:p>0</text:p>
          </table:table-cell>
          <table:table-cell table:style-name="Default" table:formula="of:=[.K581]-[.K703]" office:value-type="float" office:value="0" calcext:value-type="float">
            <text:p>0</text:p>
          </table:table-cell>
          <table:table-cell table:style-name="Default" table:formula="of:=[.L581]-[.L703]" office:value-type="float" office:value="0" calcext:value-type="float">
            <text:p>0</text:p>
          </table:table-cell>
          <table:table-cell table:style-name="Default" table:formula="of:=[.M581]-[.M703]" office:value-type="float" office:value="0" calcext:value-type="float">
            <text:p>0</text:p>
          </table:table-cell>
          <table:table-cell table:style-name="Default" table:formula="of:=[.N581]-[.N703]" office:value-type="float" office:value="0" calcext:value-type="float">
            <text:p>0</text:p>
          </table:table-cell>
          <table:table-cell table:style-name="Default" table:formula="of:=[.O581]-[.O703]" office:value-type="float" office:value="0" calcext:value-type="float">
            <text:p>0</text:p>
          </table:table-cell>
          <table:table-cell table:style-name="Default" table:formula="of:=[.P581]-[.P703]" office:value-type="float" office:value="0" calcext:value-type="float">
            <text:p>0</text:p>
          </table:table-cell>
          <table:table-cell table:style-name="Default" table:formula="of:=[.Q581]-[.Q703]" office:value-type="float" office:value="0" calcext:value-type="float">
            <text:p>0</text:p>
          </table:table-cell>
          <table:table-cell table:style-name="Default" table:formula="of:=[.R581]-[.R703]" office:value-type="string" office:string-value="" calcext:value-type="error">
            <text:p>#VALEUR !</text:p>
          </table:table-cell>
          <table:table-cell table:style-name="Default" table:formula="of:=[.S581]-[.S703]" office:value-type="float" office:value="0" calcext:value-type="float">
            <text:p>0</text:p>
          </table:table-cell>
          <table:table-cell table:style-name="Default" table:formula="of:=[.T581]-[.T703]" office:value-type="float" office:value="0" calcext:value-type="float">
            <text:p>0</text:p>
          </table:table-cell>
          <table:table-cell table:style-name="Default" table:formula="of:=[.U581]-[.U703]" office:value-type="float" office:value="0" calcext:value-type="float">
            <text:p>0</text:p>
          </table:table-cell>
          <table:table-cell table:style-name="Default" table:formula="of:=[.V581]-[.V70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Default" table:formula="of:=[.B582]-[.B704]" office:value-type="float" office:value="0" calcext:value-type="float">
            <text:p>0</text:p>
          </table:table-cell>
          <table:table-cell table:style-name="Default" table:formula="of:=[.C582]-[.C704]" office:value-type="float" office:value="0" calcext:value-type="float">
            <text:p>0</text:p>
          </table:table-cell>
          <table:table-cell table:style-name="Default" table:formula="of:=[.D582]-[.D704]" office:value-type="float" office:value="0" calcext:value-type="float">
            <text:p>0</text:p>
          </table:table-cell>
          <table:table-cell table:style-name="Default" table:formula="of:=[.E582]-[.E704]" office:value-type="float" office:value="0" calcext:value-type="float">
            <text:p>0</text:p>
          </table:table-cell>
          <table:table-cell table:style-name="Default" table:formula="of:=[.F582]-[.F704]" office:value-type="float" office:value="0" calcext:value-type="float">
            <text:p>0</text:p>
          </table:table-cell>
          <table:table-cell table:style-name="Default" table:formula="of:=[.G582]-[.G704]" office:value-type="float" office:value="0" calcext:value-type="float">
            <text:p>0</text:p>
          </table:table-cell>
          <table:table-cell table:style-name="Default" table:formula="of:=[.H582]-[.H704]" office:value-type="float" office:value="0" calcext:value-type="float">
            <text:p>0</text:p>
          </table:table-cell>
          <table:table-cell table:style-name="Default" table:formula="of:=[.I582]-[.I704]" office:value-type="float" office:value="0" calcext:value-type="float">
            <text:p>0</text:p>
          </table:table-cell>
          <table:table-cell table:style-name="Default" table:formula="of:=[.J582]-[.J704]" office:value-type="float" office:value="0" calcext:value-type="float">
            <text:p>0</text:p>
          </table:table-cell>
          <table:table-cell table:style-name="Default" table:formula="of:=[.K582]-[.K704]" office:value-type="float" office:value="0" calcext:value-type="float">
            <text:p>0</text:p>
          </table:table-cell>
          <table:table-cell table:style-name="Default" table:formula="of:=[.L582]-[.L704]" office:value-type="float" office:value="0" calcext:value-type="float">
            <text:p>0</text:p>
          </table:table-cell>
          <table:table-cell table:style-name="Default" table:formula="of:=[.M582]-[.M704]" office:value-type="float" office:value="0" calcext:value-type="float">
            <text:p>0</text:p>
          </table:table-cell>
          <table:table-cell table:style-name="Default" table:formula="of:=[.N582]-[.N704]" office:value-type="float" office:value="0" calcext:value-type="float">
            <text:p>0</text:p>
          </table:table-cell>
          <table:table-cell table:style-name="Default" table:formula="of:=[.O582]-[.O704]" office:value-type="float" office:value="0" calcext:value-type="float">
            <text:p>0</text:p>
          </table:table-cell>
          <table:table-cell table:style-name="Default" table:formula="of:=[.P582]-[.P704]" office:value-type="string" office:string-value="" calcext:value-type="error">
            <text:p>#VALEUR !</text:p>
          </table:table-cell>
          <table:table-cell table:style-name="Default" table:formula="of:=[.Q582]-[.Q704]" office:value-type="float" office:value="0" calcext:value-type="float">
            <text:p>0</text:p>
          </table:table-cell>
          <table:table-cell table:style-name="Default" table:formula="of:=[.R582]-[.R704]" office:value-type="float" office:value="0" calcext:value-type="float">
            <text:p>0</text:p>
          </table:table-cell>
          <table:table-cell table:style-name="Default" table:formula="of:=[.S582]-[.S704]" office:value-type="float" office:value="0" calcext:value-type="float">
            <text:p>0</text:p>
          </table:table-cell>
          <table:table-cell table:style-name="Default" table:formula="of:=[.T582]-[.T704]" office:value-type="float" office:value="0" calcext:value-type="float">
            <text:p>0</text:p>
          </table:table-cell>
          <table:table-cell table:style-name="Default" table:formula="of:=[.U582]-[.U704]" office:value-type="float" office:value="0" calcext:value-type="float">
            <text:p>0</text:p>
          </table:table-cell>
          <table:table-cell table:style-name="Default" table:formula="of:=[.V582]-[.V70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Default" table:formula="of:=[.B583]-[.B705]" office:value-type="float" office:value="0" calcext:value-type="float">
            <text:p>0</text:p>
          </table:table-cell>
          <table:table-cell table:style-name="Default" table:formula="of:=[.C583]-[.C705]" office:value-type="float" office:value="0" calcext:value-type="float">
            <text:p>0</text:p>
          </table:table-cell>
          <table:table-cell table:style-name="Default" table:formula="of:=[.D583]-[.D705]" office:value-type="float" office:value="0" calcext:value-type="float">
            <text:p>0</text:p>
          </table:table-cell>
          <table:table-cell table:style-name="Default" table:formula="of:=[.E583]-[.E705]" office:value-type="float" office:value="0" calcext:value-type="float">
            <text:p>0</text:p>
          </table:table-cell>
          <table:table-cell table:style-name="Default" table:formula="of:=[.F583]-[.F705]" office:value-type="float" office:value="0" calcext:value-type="float">
            <text:p>0</text:p>
          </table:table-cell>
          <table:table-cell table:style-name="Default" table:formula="of:=[.G583]-[.G705]" office:value-type="float" office:value="0" calcext:value-type="float">
            <text:p>0</text:p>
          </table:table-cell>
          <table:table-cell table:style-name="Default" table:formula="of:=[.H583]-[.H705]" office:value-type="float" office:value="0" calcext:value-type="float">
            <text:p>0</text:p>
          </table:table-cell>
          <table:table-cell table:style-name="Default" table:formula="of:=[.I583]-[.I705]" office:value-type="float" office:value="0" calcext:value-type="float">
            <text:p>0</text:p>
          </table:table-cell>
          <table:table-cell table:style-name="Default" table:formula="of:=[.J583]-[.J705]" office:value-type="float" office:value="0" calcext:value-type="float">
            <text:p>0</text:p>
          </table:table-cell>
          <table:table-cell table:style-name="Default" table:formula="of:=[.K583]-[.K705]" office:value-type="float" office:value="0" calcext:value-type="float">
            <text:p>0</text:p>
          </table:table-cell>
          <table:table-cell table:style-name="Default" table:formula="of:=[.L583]-[.L705]" office:value-type="float" office:value="0" calcext:value-type="float">
            <text:p>0</text:p>
          </table:table-cell>
          <table:table-cell table:style-name="Default" table:formula="of:=[.M583]-[.M705]" office:value-type="float" office:value="0" calcext:value-type="float">
            <text:p>0</text:p>
          </table:table-cell>
          <table:table-cell table:style-name="Default" table:formula="of:=[.N583]-[.N705]" office:value-type="float" office:value="0" calcext:value-type="float">
            <text:p>0</text:p>
          </table:table-cell>
          <table:table-cell table:style-name="Default" table:formula="of:=[.O583]-[.O705]" office:value-type="float" office:value="0" calcext:value-type="float">
            <text:p>0</text:p>
          </table:table-cell>
          <table:table-cell table:style-name="Default" table:formula="of:=[.P583]-[.P705]" office:value-type="string" office:string-value="" calcext:value-type="error">
            <text:p>#VALEUR !</text:p>
          </table:table-cell>
          <table:table-cell table:style-name="Default" table:formula="of:=[.Q583]-[.Q705]" office:value-type="float" office:value="0" calcext:value-type="float">
            <text:p>0</text:p>
          </table:table-cell>
          <table:table-cell table:style-name="Default" table:formula="of:=[.R583]-[.R705]" office:value-type="float" office:value="0" calcext:value-type="float">
            <text:p>0</text:p>
          </table:table-cell>
          <table:table-cell table:style-name="Default" table:formula="of:=[.S583]-[.S705]" office:value-type="float" office:value="0" calcext:value-type="float">
            <text:p>0</text:p>
          </table:table-cell>
          <table:table-cell table:style-name="Default" table:formula="of:=[.T583]-[.T705]" office:value-type="float" office:value="0" calcext:value-type="float">
            <text:p>0</text:p>
          </table:table-cell>
          <table:table-cell table:style-name="Default" table:formula="of:=[.U583]-[.U705]" office:value-type="float" office:value="0" calcext:value-type="float">
            <text:p>0</text:p>
          </table:table-cell>
          <table:table-cell table:style-name="Default" table:formula="of:=[.V583]-[.V70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Default" table:formula="of:=[.B584]-[.B706]" office:value-type="float" office:value="0" calcext:value-type="float">
            <text:p>0</text:p>
          </table:table-cell>
          <table:table-cell table:style-name="Default" table:formula="of:=[.C584]-[.C706]" office:value-type="float" office:value="0" calcext:value-type="float">
            <text:p>0</text:p>
          </table:table-cell>
          <table:table-cell table:style-name="Default" table:formula="of:=[.D584]-[.D706]" office:value-type="float" office:value="0" calcext:value-type="float">
            <text:p>0</text:p>
          </table:table-cell>
          <table:table-cell table:style-name="Default" table:formula="of:=[.E584]-[.E706]" office:value-type="float" office:value="0" calcext:value-type="float">
            <text:p>0</text:p>
          </table:table-cell>
          <table:table-cell table:style-name="Default" table:formula="of:=[.F584]-[.F706]" office:value-type="string" office:string-value="" calcext:value-type="error">
            <text:p>#VALEUR !</text:p>
          </table:table-cell>
          <table:table-cell table:style-name="Default" table:formula="of:=[.G584]-[.G706]" office:value-type="float" office:value="0" calcext:value-type="float">
            <text:p>0</text:p>
          </table:table-cell>
          <table:table-cell table:style-name="Default" table:formula="of:=[.H584]-[.H706]" office:value-type="float" office:value="0" calcext:value-type="float">
            <text:p>0</text:p>
          </table:table-cell>
          <table:table-cell table:style-name="Default" table:formula="of:=[.I584]-[.I706]" office:value-type="float" office:value="0" calcext:value-type="float">
            <text:p>0</text:p>
          </table:table-cell>
          <table:table-cell table:style-name="Default" table:formula="of:=[.J584]-[.J706]" office:value-type="float" office:value="0" calcext:value-type="float">
            <text:p>0</text:p>
          </table:table-cell>
          <table:table-cell table:style-name="Default" table:formula="of:=[.K584]-[.K706]" office:value-type="float" office:value="0" calcext:value-type="float">
            <text:p>0</text:p>
          </table:table-cell>
          <table:table-cell table:style-name="Default" table:formula="of:=[.L584]-[.L706]" office:value-type="float" office:value="0" calcext:value-type="float">
            <text:p>0</text:p>
          </table:table-cell>
          <table:table-cell table:style-name="Default" table:formula="of:=[.M584]-[.M706]" office:value-type="float" office:value="0" calcext:value-type="float">
            <text:p>0</text:p>
          </table:table-cell>
          <table:table-cell table:style-name="Default" table:formula="of:=[.N584]-[.N706]" office:value-type="float" office:value="0" calcext:value-type="float">
            <text:p>0</text:p>
          </table:table-cell>
          <table:table-cell table:style-name="Default" table:formula="of:=[.O584]-[.O706]" office:value-type="float" office:value="0" calcext:value-type="float">
            <text:p>0</text:p>
          </table:table-cell>
          <table:table-cell table:style-name="Default" table:formula="of:=[.P584]-[.P706]" office:value-type="float" office:value="0" calcext:value-type="float">
            <text:p>0</text:p>
          </table:table-cell>
          <table:table-cell table:style-name="Default" table:formula="of:=[.Q584]-[.Q706]" office:value-type="float" office:value="0" calcext:value-type="float">
            <text:p>0</text:p>
          </table:table-cell>
          <table:table-cell table:style-name="Default" table:formula="of:=[.R584]-[.R706]" office:value-type="float" office:value="0" calcext:value-type="float">
            <text:p>0</text:p>
          </table:table-cell>
          <table:table-cell table:style-name="Default" table:formula="of:=[.S584]-[.S706]" office:value-type="float" office:value="0" calcext:value-type="float">
            <text:p>0</text:p>
          </table:table-cell>
          <table:table-cell table:style-name="Default" table:formula="of:=[.T584]-[.T706]" office:value-type="float" office:value="0" calcext:value-type="float">
            <text:p>0</text:p>
          </table:table-cell>
          <table:table-cell table:style-name="Default" table:formula="of:=[.U584]-[.U706]" office:value-type="float" office:value="0" calcext:value-type="float">
            <text:p>0</text:p>
          </table:table-cell>
          <table:table-cell table:style-name="Default" table:formula="of:=[.V584]-[.V70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Default" table:formula="of:=[.B585]-[.B707]" office:value-type="float" office:value="0" calcext:value-type="float">
            <text:p>0</text:p>
          </table:table-cell>
          <table:table-cell table:style-name="Default" table:formula="of:=[.C585]-[.C707]" office:value-type="float" office:value="0" calcext:value-type="float">
            <text:p>0</text:p>
          </table:table-cell>
          <table:table-cell table:style-name="Default" table:formula="of:=[.D585]-[.D707]" office:value-type="float" office:value="0" calcext:value-type="float">
            <text:p>0</text:p>
          </table:table-cell>
          <table:table-cell table:style-name="Default" table:formula="of:=[.E585]-[.E707]" office:value-type="float" office:value="0" calcext:value-type="float">
            <text:p>0</text:p>
          </table:table-cell>
          <table:table-cell table:style-name="Default" table:formula="of:=[.F585]-[.F707]" office:value-type="float" office:value="0" calcext:value-type="float">
            <text:p>0</text:p>
          </table:table-cell>
          <table:table-cell table:style-name="Default" table:formula="of:=[.G585]-[.G707]" office:value-type="float" office:value="0" calcext:value-type="float">
            <text:p>0</text:p>
          </table:table-cell>
          <table:table-cell table:style-name="Default" table:formula="of:=[.H585]-[.H707]" office:value-type="float" office:value="0" calcext:value-type="float">
            <text:p>0</text:p>
          </table:table-cell>
          <table:table-cell table:style-name="Default" table:formula="of:=[.I585]-[.I707]" office:value-type="float" office:value="0" calcext:value-type="float">
            <text:p>0</text:p>
          </table:table-cell>
          <table:table-cell table:style-name="Default" table:formula="of:=[.J585]-[.J707]" office:value-type="float" office:value="0" calcext:value-type="float">
            <text:p>0</text:p>
          </table:table-cell>
          <table:table-cell table:style-name="Default" table:formula="of:=[.K585]-[.K707]" office:value-type="float" office:value="0" calcext:value-type="float">
            <text:p>0</text:p>
          </table:table-cell>
          <table:table-cell table:style-name="Default" table:formula="of:=[.L585]-[.L707]" office:value-type="float" office:value="0" calcext:value-type="float">
            <text:p>0</text:p>
          </table:table-cell>
          <table:table-cell table:style-name="Default" table:formula="of:=[.M585]-[.M707]" office:value-type="float" office:value="0" calcext:value-type="float">
            <text:p>0</text:p>
          </table:table-cell>
          <table:table-cell table:style-name="Default" table:formula="of:=[.N585]-[.N707]" office:value-type="float" office:value="0" calcext:value-type="float">
            <text:p>0</text:p>
          </table:table-cell>
          <table:table-cell table:style-name="Default" table:formula="of:=[.O585]-[.O707]" office:value-type="float" office:value="0" calcext:value-type="float">
            <text:p>0</text:p>
          </table:table-cell>
          <table:table-cell table:style-name="Default" table:formula="of:=[.P585]-[.P707]" office:value-type="float" office:value="0" calcext:value-type="float">
            <text:p>0</text:p>
          </table:table-cell>
          <table:table-cell table:style-name="Default" table:formula="of:=[.Q585]-[.Q707]" office:value-type="float" office:value="0" calcext:value-type="float">
            <text:p>0</text:p>
          </table:table-cell>
          <table:table-cell table:style-name="Default" table:formula="of:=[.R585]-[.R707]" office:value-type="float" office:value="0" calcext:value-type="float">
            <text:p>0</text:p>
          </table:table-cell>
          <table:table-cell table:style-name="Default" table:formula="of:=[.S585]-[.S707]" office:value-type="float" office:value="0" calcext:value-type="float">
            <text:p>0</text:p>
          </table:table-cell>
          <table:table-cell table:style-name="Default" table:formula="of:=[.T585]-[.T707]" office:value-type="float" office:value="0" calcext:value-type="float">
            <text:p>0</text:p>
          </table:table-cell>
          <table:table-cell table:style-name="Default" table:formula="of:=[.U585]-[.U707]" office:value-type="string" office:string-value="" calcext:value-type="error">
            <text:p>#VALEUR !</text:p>
          </table:table-cell>
          <table:table-cell table:style-name="Default" table:formula="of:=[.V585]-[.V70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Default" table:formula="of:=[.B586]-[.B708]" office:value-type="float" office:value="0" calcext:value-type="float">
            <text:p>0</text:p>
          </table:table-cell>
          <table:table-cell table:style-name="Default" table:formula="of:=[.C586]-[.C708]" office:value-type="float" office:value="0" calcext:value-type="float">
            <text:p>0</text:p>
          </table:table-cell>
          <table:table-cell table:style-name="Default" table:formula="of:=[.D586]-[.D708]" office:value-type="float" office:value="0" calcext:value-type="float">
            <text:p>0</text:p>
          </table:table-cell>
          <table:table-cell table:style-name="Default" table:formula="of:=[.E586]-[.E708]" office:value-type="float" office:value="0" calcext:value-type="float">
            <text:p>0</text:p>
          </table:table-cell>
          <table:table-cell table:style-name="Default" table:formula="of:=[.F586]-[.F708]" office:value-type="float" office:value="0" calcext:value-type="float">
            <text:p>0</text:p>
          </table:table-cell>
          <table:table-cell table:style-name="Default" table:formula="of:=[.G586]-[.G708]" office:value-type="float" office:value="0" calcext:value-type="float">
            <text:p>0</text:p>
          </table:table-cell>
          <table:table-cell table:style-name="Default" table:formula="of:=[.H586]-[.H708]" office:value-type="float" office:value="0" calcext:value-type="float">
            <text:p>0</text:p>
          </table:table-cell>
          <table:table-cell table:style-name="Default" table:formula="of:=[.I586]-[.I708]" office:value-type="float" office:value="0" calcext:value-type="float">
            <text:p>0</text:p>
          </table:table-cell>
          <table:table-cell table:style-name="Default" table:formula="of:=[.J586]-[.J708]" office:value-type="float" office:value="0" calcext:value-type="float">
            <text:p>0</text:p>
          </table:table-cell>
          <table:table-cell table:style-name="Default" table:formula="of:=[.K586]-[.K708]" office:value-type="float" office:value="0" calcext:value-type="float">
            <text:p>0</text:p>
          </table:table-cell>
          <table:table-cell table:style-name="Default" table:formula="of:=[.L586]-[.L708]" office:value-type="float" office:value="0" calcext:value-type="float">
            <text:p>0</text:p>
          </table:table-cell>
          <table:table-cell table:style-name="Default" table:formula="of:=[.M586]-[.M708]" office:value-type="float" office:value="0" calcext:value-type="float">
            <text:p>0</text:p>
          </table:table-cell>
          <table:table-cell table:style-name="Default" table:formula="of:=[.N586]-[.N708]" office:value-type="float" office:value="0" calcext:value-type="float">
            <text:p>0</text:p>
          </table:table-cell>
          <table:table-cell table:style-name="Default" table:formula="of:=[.O586]-[.O708]" office:value-type="float" office:value="0" calcext:value-type="float">
            <text:p>0</text:p>
          </table:table-cell>
          <table:table-cell table:style-name="Default" table:formula="of:=[.P586]-[.P708]" office:value-type="float" office:value="0" calcext:value-type="float">
            <text:p>0</text:p>
          </table:table-cell>
          <table:table-cell table:style-name="Default" table:formula="of:=[.Q586]-[.Q708]" office:value-type="float" office:value="0" calcext:value-type="float">
            <text:p>0</text:p>
          </table:table-cell>
          <table:table-cell table:style-name="Default" table:formula="of:=[.R586]-[.R708]" office:value-type="float" office:value="0" calcext:value-type="float">
            <text:p>0</text:p>
          </table:table-cell>
          <table:table-cell table:style-name="Default" table:formula="of:=[.S586]-[.S708]" office:value-type="float" office:value="0" calcext:value-type="float">
            <text:p>0</text:p>
          </table:table-cell>
          <table:table-cell table:style-name="Default" table:formula="of:=[.T586]-[.T708]" office:value-type="float" office:value="0" calcext:value-type="float">
            <text:p>0</text:p>
          </table:table-cell>
          <table:table-cell table:style-name="Default" table:formula="of:=[.U586]-[.U708]" office:value-type="float" office:value="0" calcext:value-type="float">
            <text:p>0</text:p>
          </table:table-cell>
          <table:table-cell table:style-name="Default" table:formula="of:=[.V586]-[.V70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/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4" office:value-type="string" calcext:value-type="string">
            <text:p>Conclusions: traitements identiques</text:p>
          </table:table-cell>
          <table:table-cell table:style-name="ce4" table:number-columns-repeated="3"/>
          <table:table-cell table:style-name="Default" table:number-columns-repeated="18"/>
          <table:table-cell table:number-columns-repeated="1002"/>
        </table:table-row>
        <table:table-row table:style-name="ro2" table:number-rows-repeated="74">
          <table:table-cell/>
          <table:table-cell table:style-name="Default" table:number-columns-repeated="21"/>
          <table:table-cell table:number-columns-repeated="1002"/>
        </table:table-row>
        <table:table-row table:style-name="ro2">
          <table:table-cell/>
          <table:table-cell table:style-name="Default" table:number-columns-repeated="21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26:48.377216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27:35.791852799</dc:date>
    <meta:generator>LibreOffice/4.2.8.2$Linux_X86_64 LibreOffice_project/420m0$Build-2</meta:generator>
    <meta:editing-duration>PT57M28S</meta:editing-duration>
    <meta:editing-cycles>14</meta:editing-cycles>
    <meta:document-statistic meta:table-count="1" meta:cell-count="10382" meta:object-count="0"/>
  </office:meta>
</office:document-meta>
</file>